
<file path=META-INF/manifest.xml><?xml version="1.0" encoding="utf-8"?>
<manifest:manifest xmlns:manifest="urn:oasis:names:tc:opendocument:xmlns:manifest:1.0">
  <manifest:file-entry manifest:full-path="/" manifest:media-type="application/vnd.oasis.opendocument.spreadsheet"/>
  <manifest:file-entry manifest:full-path="styles.xml" manifest:media-type="text/xml"/>
  <manifest:file-entry manifest:full-path="content.xml" manifest:media-type="text/xml"/>
  <manifest:file-entry manifest:full-path="meta.xml" manifest:media-type="text/xml"/>
</manifest:manifest>
</file>

<file path=content.xml><?xml version="1.0" encoding="utf-8"?>
<office:document-content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Helvetica" svg:font-family="Helvetica"/>
    <style:font-face style:name="Consolas" svg:font-family="Consolas"/>
    <style:font-face style:name="Inherit" svg:font-family="Inherit"/>
  </office:font-face-decls>
  <office:automatic-styles>
    <style:style style:name="ce1" style:family="table-cell" style:parent-style-name="Default" style:data-style-name="N30"/>
    <style:style style:name="ce2" style:family="table-cell" style:parent-style-name="Default" style:data-style-name="N30">
      <style:text-properties fo:color="#24292E" style:font-name="Consolas" style:font-name-asian="Consolas" style:font-name-complex="Consolas"/>
    </style:style>
    <style:style style:name="ce3" style:family="table-cell" style:parent-style-name="Default" style:data-style-name="N30">
      <style:text-properties fo:color="#24292E" style:font-name="Helvetica" style:font-name-asian="Helvetica" style:font-name-complex="Helvetica"/>
    </style:style>
    <style:style style:name="ce4" style:family="table-cell" style:parent-style-name="Default" style:data-style-name="N30">
      <style:text-properties fo:color="#24292E" style:font-name="Helvetica" style:font-name-asian="Helvetica" style:font-name-complex="Helvetica"/>
    </style:style>
    <style:style style:name="ce5" style:family="table-cell" style:parent-style-name="Default" style:data-style-name="N0"/>
    <style:style style:name="ce6" style:family="table-cell" style:parent-style-name="Default" style:data-style-name="N0">
      <style:text-properties fo:color="#24292E" style:font-name="Helvetica" style:font-name-asian="Helvetica" style:font-name-complex="Helvetica"/>
    </style:style>
    <style:style style:name="ce7" style:family="table-cell" style:parent-style-name="Default" style:data-style-name="N0">
      <style:text-properties fo:color="#FBDE2D" style:font-name="Inherit" style:font-name-asian="Inherit" style:font-name-complex="Inherit" fo:font-size="18pt" style:font-size-asian="18pt" style:font-size-complex="18pt"/>
    </style:style>
    <style:style style:name="co1" style:family="table-column">
      <style:table-column-properties fo:break-before="auto" style:column-width="1.71979166666667cm"/>
    </style:style>
    <style:style style:name="co2" style:family="table-column">
      <style:table-column-properties fo:break-before="auto" style:column-width="10.2922916666667cm"/>
    </style:style>
    <style:style style:name="co3" style:family="table-column">
      <style:table-column-properties fo:break-before="auto" style:column-width="3.81cm"/>
    </style:style>
    <style:style style:name="co4" style:family="table-column">
      <style:table-column-properties fo:break-before="auto" style:column-width="2.09020833333333cm" style:use-optimal-column-width="true"/>
    </style:style>
    <style:style style:name="ro1" style:family="table-row">
      <style:table-row-properties style:row-height="16pt" style:use-optimal-row-height="true" fo:break-before="auto"/>
    </style:style>
    <style:style style:name="ro2" style:family="table-row">
      <style:table-row-properties style:row-height="23pt" style:use-optimal-row-height="true" fo:break-before="auto"/>
    </style:style>
    <style:style style:name="ta1" style:family="table" style:master-page-name="mp1">
      <style:table-properties table:display="true" style:writing-mode="lr-tb"/>
    </style:style>
    <style:style style:name="ta2" style:family="table" style:master-page-name="mp2">
      <style:table-properties table:display="true" style:writing-mode="lr-tb"/>
    </style:style>
  </office:automatic-styles>
  <office:body>
    <office:spreadsheet>
      <table:calculation-settings table:case-sensitive="false" table:search-criteria-must-apply-to-whole-cell="true" table:use-wildcards="true" table:use-regular-expressions="false" table:automatic-find-labels="false"/>
      <table:table table:name="Formulas" table:style-name="ta1">
        <table:table-column table:style-name="co1" table:default-cell-style-name="ce1"/>
        <table:table-column table:style-name="co2" table:default-cell-style-name="ce1"/>
        <table:table-column table:style-name="co1" table:number-columns-repeated="2" table:default-cell-style-name="ce5"/>
        <table:table-column table:style-name="co3" table:default-cell-style-name="ce5"/>
        <table:table-column table:style-name="co2" table:default-cell-style-name="ce1"/>
        <table:table-column table:style-name="co1" table:number-columns-repeated="8" table:default-cell-style-name="ce5"/>
        <table:table-column table:style-name="co1" table:number-columns-repeated="16370" table:default-cell-style-name="ce1"/>
        <table:table-row table:style-name="ro1">
          <table:table-cell office:value-type="string" table:style-name="ce3">
            <text:p>Original sic code</text:p>
          </table:table-cell>
          <table:table-cell office:value-type="string" table:style-name="ce3">
            <text:p>Description</text:p>
          </table:table-cell>
          <table:table-cell office:value-type="string" table:style-name="ce5">
            <text:p>Remove .</text:p>
          </table:table-cell>
          <table:table-cell office:value-type="string" table:style-name="ce5">
            <text:p>Remove /</text:p>
          </table:table-cell>
          <table:table-cell office:value-type="string" table:style-name="ce5">
            <text:p>Add trailing zeros to make 5 digit</text:p>
          </table:table-cell>
          <table:table-cell office:value-type="string" table:style-name="ce3">
            <text:p>name</text:p>
          </table:table-cell>
          <table:table-cell table:number-columns-repeated="16378"/>
        </table:table-row>
        <table:table-row table:style-name="ro1">
          <table:table-cell office:value-type="string" table:style-name="ce2">
            <text:p>01</text:p>
          </table:table-cell>
          <table:table-cell office:value-type="string" table:style-name="ce4">
            <text:p>Crop and animal production, hunting and related service activities</text:p>
          </table:table-cell>
          <table:table-cell office:value-type="string" office:string-value="01" table:formula="of:=SUBSTITUTE([.A2];&quot;.&quot;;&quot;&quot;)" table:style-name="ce6">
            <text:p>01</text:p>
          </table:table-cell>
          <table:table-cell office:value-type="string" office:string-value="01" table:formula="of:=SUBSTITUTE([.C2];&quot;/&quot;;&quot;&quot;)" table:style-name="ce5">
            <text:p>01</text:p>
          </table:table-cell>
          <table:table-cell office:value-type="string" office:string-value="01000" table:formula="of:=[.D2]&amp;REPT(&quot;0&quot;;5-LEN([.D2]))" table:style-name="ce5">
            <text:p>01000</text:p>
          </table:table-cell>
          <table:table-cell office:value-type="string" table:style-name="ce4">
            <text:p>Crop and animal production, hunting and related service activities</text:p>
          </table:table-cell>
          <table:table-cell table:number-columns-repeated="16378"/>
        </table:table-row>
        <table:table-row table:style-name="ro1">
          <table:table-cell office:value-type="string" table:style-name="ce2">
            <text:p>01.1</text:p>
          </table:table-cell>
          <table:table-cell office:value-type="string" table:style-name="ce4">
            <text:p>Growing of non-perennial crops</text:p>
          </table:table-cell>
          <table:table-cell office:value-type="string" office:string-value="011" table:formula="of:=SUBSTITUTE([.A3];&quot;.&quot;;&quot;&quot;)" table:style-name="ce6">
            <text:p>011</text:p>
          </table:table-cell>
          <table:table-cell office:value-type="string" office:string-value="011" table:formula="of:=SUBSTITUTE([.C3];&quot;/&quot;;&quot;&quot;)" table:style-name="ce5">
            <text:p>011</text:p>
          </table:table-cell>
          <table:table-cell office:value-type="string" office:string-value="01100" table:formula="of:=[.D3]&amp;REPT(&quot;0&quot;;5-LEN([.D3]))" table:style-name="ce5">
            <text:p>01100</text:p>
          </table:table-cell>
          <table:table-cell office:value-type="string" table:style-name="ce4">
            <text:p>Growing of non-perennial crops</text:p>
          </table:table-cell>
          <table:table-cell table:number-columns-repeated="16378"/>
        </table:table-row>
        <table:table-row table:style-name="ro1">
          <table:table-cell office:value-type="string" table:style-name="ce2">
            <text:p>01.11</text:p>
          </table:table-cell>
          <table:table-cell office:value-type="string" table:style-name="ce4">
            <text:p>Growing of cereals (except rice), leguminous crops and oil seeds</text:p>
          </table:table-cell>
          <table:table-cell office:value-type="string" office:string-value="0111" table:formula="of:=SUBSTITUTE([.A4];&quot;.&quot;;&quot;&quot;)" table:style-name="ce6">
            <text:p>0111</text:p>
          </table:table-cell>
          <table:table-cell office:value-type="string" office:string-value="0111" table:formula="of:=SUBSTITUTE([.C4];&quot;/&quot;;&quot;&quot;)" table:style-name="ce5">
            <text:p>0111</text:p>
          </table:table-cell>
          <table:table-cell office:value-type="string" office:string-value="01110" table:formula="of:=[.D4]&amp;REPT(&quot;0&quot;;5-LEN([.D4]))" table:style-name="ce5">
            <text:p>01110</text:p>
          </table:table-cell>
          <table:table-cell office:value-type="string" table:style-name="ce4">
            <text:p>Growing of cereals (except rice), leguminous crops and oil seeds</text:p>
          </table:table-cell>
          <table:table-cell table:number-columns-repeated="16378"/>
        </table:table-row>
        <table:table-row table:style-name="ro1">
          <table:table-cell office:value-type="string" table:style-name="ce2">
            <text:p>01.12</text:p>
          </table:table-cell>
          <table:table-cell office:value-type="string" table:style-name="ce4">
            <text:p>Growing of rice</text:p>
          </table:table-cell>
          <table:table-cell office:value-type="string" office:string-value="0112" table:formula="of:=SUBSTITUTE([.A5];&quot;.&quot;;&quot;&quot;)" table:style-name="ce6">
            <text:p>0112</text:p>
          </table:table-cell>
          <table:table-cell office:value-type="string" office:string-value="0112" table:formula="of:=SUBSTITUTE([.C5];&quot;/&quot;;&quot;&quot;)" table:style-name="ce5">
            <text:p>0112</text:p>
          </table:table-cell>
          <table:table-cell office:value-type="string" office:string-value="01120" table:formula="of:=[.D5]&amp;REPT(&quot;0&quot;;5-LEN([.D5]))" table:style-name="ce5">
            <text:p>01120</text:p>
          </table:table-cell>
          <table:table-cell office:value-type="string" table:style-name="ce4">
            <text:p>Growing of rice</text:p>
          </table:table-cell>
          <table:table-cell table:number-columns-repeated="16378"/>
        </table:table-row>
        <table:table-row table:style-name="ro1">
          <table:table-cell office:value-type="string" table:style-name="ce2">
            <text:p>01.13</text:p>
          </table:table-cell>
          <table:table-cell office:value-type="string" table:style-name="ce4">
            <text:p>Growing of vegetables and melons, roots and tubers</text:p>
          </table:table-cell>
          <table:table-cell office:value-type="string" office:string-value="0113" table:formula="of:=SUBSTITUTE([.A6];&quot;.&quot;;&quot;&quot;)" table:style-name="ce6">
            <text:p>0113</text:p>
          </table:table-cell>
          <table:table-cell office:value-type="string" office:string-value="0113" table:formula="of:=SUBSTITUTE([.C6];&quot;/&quot;;&quot;&quot;)" table:style-name="ce5">
            <text:p>0113</text:p>
          </table:table-cell>
          <table:table-cell office:value-type="string" office:string-value="01130" table:formula="of:=[.D6]&amp;REPT(&quot;0&quot;;5-LEN([.D6]))" table:style-name="ce5">
            <text:p>01130</text:p>
          </table:table-cell>
          <table:table-cell office:value-type="string" table:style-name="ce4">
            <text:p>Growing of vegetables and melons, roots and tubers</text:p>
          </table:table-cell>
          <table:table-cell table:number-columns-repeated="16378"/>
        </table:table-row>
        <table:table-row table:style-name="ro1">
          <table:table-cell office:value-type="string" table:style-name="ce2">
            <text:p>01.14</text:p>
          </table:table-cell>
          <table:table-cell office:value-type="string" table:style-name="ce4">
            <text:p>Growing of sugar cane</text:p>
          </table:table-cell>
          <table:table-cell office:value-type="string" office:string-value="0114" table:formula="of:=SUBSTITUTE([.A7];&quot;.&quot;;&quot;&quot;)" table:style-name="ce6">
            <text:p>0114</text:p>
          </table:table-cell>
          <table:table-cell office:value-type="string" office:string-value="0114" table:formula="of:=SUBSTITUTE([.C7];&quot;/&quot;;&quot;&quot;)" table:style-name="ce5">
            <text:p>0114</text:p>
          </table:table-cell>
          <table:table-cell office:value-type="string" office:string-value="01140" table:formula="of:=[.D7]&amp;REPT(&quot;0&quot;;5-LEN([.D7]))" table:style-name="ce5">
            <text:p>01140</text:p>
          </table:table-cell>
          <table:table-cell office:value-type="string" table:style-name="ce4">
            <text:p>Growing of sugar cane</text:p>
          </table:table-cell>
          <table:table-cell table:number-columns-repeated="16378"/>
        </table:table-row>
        <table:table-row table:style-name="ro1">
          <table:table-cell office:value-type="string" table:style-name="ce2">
            <text:p>01.15</text:p>
          </table:table-cell>
          <table:table-cell office:value-type="string" table:style-name="ce4">
            <text:p>Growing of tobacco</text:p>
          </table:table-cell>
          <table:table-cell office:value-type="string" office:string-value="0115" table:formula="of:=SUBSTITUTE([.A8];&quot;.&quot;;&quot;&quot;)" table:style-name="ce6">
            <text:p>0115</text:p>
          </table:table-cell>
          <table:table-cell office:value-type="string" office:string-value="0115" table:formula="of:=SUBSTITUTE([.C8];&quot;/&quot;;&quot;&quot;)" table:style-name="ce5">
            <text:p>0115</text:p>
          </table:table-cell>
          <table:table-cell office:value-type="string" office:string-value="01150" table:formula="of:=[.D8]&amp;REPT(&quot;0&quot;;5-LEN([.D8]))" table:style-name="ce5">
            <text:p>01150</text:p>
          </table:table-cell>
          <table:table-cell office:value-type="string" table:style-name="ce4">
            <text:p>Growing of tobacco</text:p>
          </table:table-cell>
          <table:table-cell table:number-columns-repeated="16378"/>
        </table:table-row>
        <table:table-row table:style-name="ro1">
          <table:table-cell office:value-type="string" table:style-name="ce2">
            <text:p>01.16</text:p>
          </table:table-cell>
          <table:table-cell office:value-type="string" table:style-name="ce4">
            <text:p>Growing of fibre crops</text:p>
          </table:table-cell>
          <table:table-cell office:value-type="string" office:string-value="0116" table:formula="of:=SUBSTITUTE([.A9];&quot;.&quot;;&quot;&quot;)" table:style-name="ce6">
            <text:p>0116</text:p>
          </table:table-cell>
          <table:table-cell office:value-type="string" office:string-value="0116" table:formula="of:=SUBSTITUTE([.C9];&quot;/&quot;;&quot;&quot;)" table:style-name="ce5">
            <text:p>0116</text:p>
          </table:table-cell>
          <table:table-cell office:value-type="string" office:string-value="01160" table:formula="of:=[.D9]&amp;REPT(&quot;0&quot;;5-LEN([.D9]))" table:style-name="ce5">
            <text:p>01160</text:p>
          </table:table-cell>
          <table:table-cell office:value-type="string" table:style-name="ce4">
            <text:p>Growing of fibre crops</text:p>
          </table:table-cell>
          <table:table-cell table:number-columns-repeated="16378"/>
        </table:table-row>
        <table:table-row table:style-name="ro1">
          <table:table-cell office:value-type="string" table:style-name="ce2">
            <text:p>01.19</text:p>
          </table:table-cell>
          <table:table-cell office:value-type="string" table:style-name="ce4">
            <text:p>Growing of other non-perennial crops</text:p>
          </table:table-cell>
          <table:table-cell office:value-type="string" office:string-value="0119" table:formula="of:=SUBSTITUTE([.A10];&quot;.&quot;;&quot;&quot;)" table:style-name="ce6">
            <text:p>0119</text:p>
          </table:table-cell>
          <table:table-cell office:value-type="string" office:string-value="0119" table:formula="of:=SUBSTITUTE([.C10];&quot;/&quot;;&quot;&quot;)" table:style-name="ce5">
            <text:p>0119</text:p>
          </table:table-cell>
          <table:table-cell office:value-type="string" office:string-value="01190" table:formula="of:=[.D10]&amp;REPT(&quot;0&quot;;5-LEN([.D10]))" table:style-name="ce5">
            <text:p>01190</text:p>
          </table:table-cell>
          <table:table-cell office:value-type="string" table:style-name="ce4">
            <text:p>Growing of other non-perennial crops</text:p>
          </table:table-cell>
          <table:table-cell table:number-columns-repeated="16378"/>
        </table:table-row>
        <table:table-row table:style-name="ro1">
          <table:table-cell office:value-type="string" table:style-name="ce2">
            <text:p>01.2</text:p>
          </table:table-cell>
          <table:table-cell office:value-type="string" table:style-name="ce4">
            <text:p>Growing of perennial crops</text:p>
          </table:table-cell>
          <table:table-cell office:value-type="string" office:string-value="012" table:formula="of:=SUBSTITUTE([.A11];&quot;.&quot;;&quot;&quot;)" table:style-name="ce6">
            <text:p>012</text:p>
          </table:table-cell>
          <table:table-cell office:value-type="string" office:string-value="012" table:formula="of:=SUBSTITUTE([.C11];&quot;/&quot;;&quot;&quot;)" table:style-name="ce5">
            <text:p>012</text:p>
          </table:table-cell>
          <table:table-cell office:value-type="string" office:string-value="01200" table:formula="of:=[.D11]&amp;REPT(&quot;0&quot;;5-LEN([.D11]))" table:style-name="ce5">
            <text:p>01200</text:p>
          </table:table-cell>
          <table:table-cell office:value-type="string" table:style-name="ce4">
            <text:p>Growing of perennial crops</text:p>
          </table:table-cell>
          <table:table-cell table:number-columns-repeated="16378"/>
        </table:table-row>
        <table:table-row table:style-name="ro1">
          <table:table-cell office:value-type="string" table:style-name="ce2">
            <text:p>01.21</text:p>
          </table:table-cell>
          <table:table-cell office:value-type="string" table:style-name="ce4">
            <text:p>Growing of grapes</text:p>
          </table:table-cell>
          <table:table-cell office:value-type="string" office:string-value="0121" table:formula="of:=SUBSTITUTE([.A12];&quot;.&quot;;&quot;&quot;)" table:style-name="ce6">
            <text:p>0121</text:p>
          </table:table-cell>
          <table:table-cell office:value-type="string" office:string-value="0121" table:formula="of:=SUBSTITUTE([.C12];&quot;/&quot;;&quot;&quot;)" table:style-name="ce5">
            <text:p>0121</text:p>
          </table:table-cell>
          <table:table-cell office:value-type="string" office:string-value="01210" table:formula="of:=[.D12]&amp;REPT(&quot;0&quot;;5-LEN([.D12]))" table:style-name="ce5">
            <text:p>01210</text:p>
          </table:table-cell>
          <table:table-cell office:value-type="string" table:style-name="ce4">
            <text:p>Growing of grapes</text:p>
          </table:table-cell>
          <table:table-cell table:number-columns-repeated="16378"/>
        </table:table-row>
        <table:table-row table:style-name="ro1">
          <table:table-cell office:value-type="string" table:style-name="ce2">
            <text:p>01.22</text:p>
          </table:table-cell>
          <table:table-cell office:value-type="string" table:style-name="ce4">
            <text:p>Growing of tropical and subtropical fruits</text:p>
          </table:table-cell>
          <table:table-cell office:value-type="string" office:string-value="0122" table:formula="of:=SUBSTITUTE([.A13];&quot;.&quot;;&quot;&quot;)" table:style-name="ce6">
            <text:p>0122</text:p>
          </table:table-cell>
          <table:table-cell office:value-type="string" office:string-value="0122" table:formula="of:=SUBSTITUTE([.C13];&quot;/&quot;;&quot;&quot;)" table:style-name="ce5">
            <text:p>0122</text:p>
          </table:table-cell>
          <table:table-cell office:value-type="string" office:string-value="01220" table:formula="of:=[.D13]&amp;REPT(&quot;0&quot;;5-LEN([.D13]))" table:style-name="ce5">
            <text:p>01220</text:p>
          </table:table-cell>
          <table:table-cell office:value-type="string" table:style-name="ce4">
            <text:p>Growing of tropical and subtropical fruits</text:p>
          </table:table-cell>
          <table:table-cell table:number-columns-repeated="16378"/>
        </table:table-row>
        <table:table-row table:style-name="ro1">
          <table:table-cell office:value-type="string" table:style-name="ce2">
            <text:p>01.23</text:p>
          </table:table-cell>
          <table:table-cell office:value-type="string" table:style-name="ce4">
            <text:p>Growing of citrus fruits</text:p>
          </table:table-cell>
          <table:table-cell office:value-type="string" office:string-value="0123" table:formula="of:=SUBSTITUTE([.A14];&quot;.&quot;;&quot;&quot;)" table:style-name="ce6">
            <text:p>0123</text:p>
          </table:table-cell>
          <table:table-cell office:value-type="string" office:string-value="0123" table:formula="of:=SUBSTITUTE([.C14];&quot;/&quot;;&quot;&quot;)" table:style-name="ce5">
            <text:p>0123</text:p>
          </table:table-cell>
          <table:table-cell office:value-type="string" office:string-value="01230" table:formula="of:=[.D14]&amp;REPT(&quot;0&quot;;5-LEN([.D14]))" table:style-name="ce5">
            <text:p>01230</text:p>
          </table:table-cell>
          <table:table-cell office:value-type="string" table:style-name="ce4">
            <text:p>Growing of citrus fruits</text:p>
          </table:table-cell>
          <table:table-cell table:number-columns-repeated="16378"/>
        </table:table-row>
        <table:table-row table:style-name="ro1">
          <table:table-cell office:value-type="string" table:style-name="ce2">
            <text:p>01.24</text:p>
          </table:table-cell>
          <table:table-cell office:value-type="string" table:style-name="ce4">
            <text:p>Growing of pome fruits and stone fruits</text:p>
          </table:table-cell>
          <table:table-cell office:value-type="string" office:string-value="0124" table:formula="of:=SUBSTITUTE([.A15];&quot;.&quot;;&quot;&quot;)" table:style-name="ce6">
            <text:p>0124</text:p>
          </table:table-cell>
          <table:table-cell office:value-type="string" office:string-value="0124" table:formula="of:=SUBSTITUTE([.C15];&quot;/&quot;;&quot;&quot;)" table:style-name="ce5">
            <text:p>0124</text:p>
          </table:table-cell>
          <table:table-cell office:value-type="string" office:string-value="01240" table:formula="of:=[.D15]&amp;REPT(&quot;0&quot;;5-LEN([.D15]))" table:style-name="ce5">
            <text:p>01240</text:p>
          </table:table-cell>
          <table:table-cell office:value-type="string" table:style-name="ce4">
            <text:p>Growing of pome fruits and stone fruits</text:p>
          </table:table-cell>
          <table:table-cell table:number-columns-repeated="16378"/>
        </table:table-row>
        <table:table-row table:style-name="ro1">
          <table:table-cell office:value-type="string" table:style-name="ce2">
            <text:p>01.25</text:p>
          </table:table-cell>
          <table:table-cell office:value-type="string" table:style-name="ce4">
            <text:p>Growing of other tree and bush fruits and nuts</text:p>
          </table:table-cell>
          <table:table-cell office:value-type="string" office:string-value="0125" table:formula="of:=SUBSTITUTE([.A16];&quot;.&quot;;&quot;&quot;)" table:style-name="ce6">
            <text:p>0125</text:p>
          </table:table-cell>
          <table:table-cell office:value-type="string" office:string-value="0125" table:formula="of:=SUBSTITUTE([.C16];&quot;/&quot;;&quot;&quot;)" table:style-name="ce5">
            <text:p>0125</text:p>
          </table:table-cell>
          <table:table-cell office:value-type="string" office:string-value="01250" table:formula="of:=[.D16]&amp;REPT(&quot;0&quot;;5-LEN([.D16]))" table:style-name="ce5">
            <text:p>01250</text:p>
          </table:table-cell>
          <table:table-cell office:value-type="string" table:style-name="ce4">
            <text:p>Growing of other tree and bush fruits and nuts</text:p>
          </table:table-cell>
          <table:table-cell table:number-columns-repeated="16378"/>
        </table:table-row>
        <table:table-row table:style-name="ro1">
          <table:table-cell office:value-type="string" table:style-name="ce2">
            <text:p>01.26</text:p>
          </table:table-cell>
          <table:table-cell office:value-type="string" table:style-name="ce4">
            <text:p>Growing of oleaginous fruits</text:p>
          </table:table-cell>
          <table:table-cell office:value-type="string" office:string-value="0126" table:formula="of:=SUBSTITUTE([.A17];&quot;.&quot;;&quot;&quot;)" table:style-name="ce6">
            <text:p>0126</text:p>
          </table:table-cell>
          <table:table-cell office:value-type="string" office:string-value="0126" table:formula="of:=SUBSTITUTE([.C17];&quot;/&quot;;&quot;&quot;)" table:style-name="ce5">
            <text:p>0126</text:p>
          </table:table-cell>
          <table:table-cell office:value-type="string" office:string-value="01260" table:formula="of:=[.D17]&amp;REPT(&quot;0&quot;;5-LEN([.D17]))" table:style-name="ce5">
            <text:p>01260</text:p>
          </table:table-cell>
          <table:table-cell office:value-type="string" table:style-name="ce4">
            <text:p>Growing of oleaginous fruits</text:p>
          </table:table-cell>
          <table:table-cell table:number-columns-repeated="16378"/>
        </table:table-row>
        <table:table-row table:style-name="ro1">
          <table:table-cell office:value-type="string" table:style-name="ce2">
            <text:p>01.27</text:p>
          </table:table-cell>
          <table:table-cell office:value-type="string" table:style-name="ce4">
            <text:p>Growing of beverage crops</text:p>
          </table:table-cell>
          <table:table-cell office:value-type="string" office:string-value="0127" table:formula="of:=SUBSTITUTE([.A18];&quot;.&quot;;&quot;&quot;)" table:style-name="ce6">
            <text:p>0127</text:p>
          </table:table-cell>
          <table:table-cell office:value-type="string" office:string-value="0127" table:formula="of:=SUBSTITUTE([.C18];&quot;/&quot;;&quot;&quot;)" table:style-name="ce5">
            <text:p>0127</text:p>
          </table:table-cell>
          <table:table-cell office:value-type="string" office:string-value="01270" table:formula="of:=[.D18]&amp;REPT(&quot;0&quot;;5-LEN([.D18]))" table:style-name="ce5">
            <text:p>01270</text:p>
          </table:table-cell>
          <table:table-cell office:value-type="string" table:style-name="ce4">
            <text:p>Growing of beverage crops</text:p>
          </table:table-cell>
          <table:table-cell table:number-columns-repeated="16378"/>
        </table:table-row>
        <table:table-row table:style-name="ro1">
          <table:table-cell office:value-type="string" table:style-name="ce2">
            <text:p>01.28</text:p>
          </table:table-cell>
          <table:table-cell office:value-type="string" table:style-name="ce4">
            <text:p>Growing of spices, aromatic, drug and pharmaceutical crops</text:p>
          </table:table-cell>
          <table:table-cell office:value-type="string" office:string-value="0128" table:formula="of:=SUBSTITUTE([.A19];&quot;.&quot;;&quot;&quot;)" table:style-name="ce6">
            <text:p>0128</text:p>
          </table:table-cell>
          <table:table-cell office:value-type="string" office:string-value="0128" table:formula="of:=SUBSTITUTE([.C19];&quot;/&quot;;&quot;&quot;)" table:style-name="ce5">
            <text:p>0128</text:p>
          </table:table-cell>
          <table:table-cell office:value-type="string" office:string-value="01280" table:formula="of:=[.D19]&amp;REPT(&quot;0&quot;;5-LEN([.D19]))" table:style-name="ce5">
            <text:p>01280</text:p>
          </table:table-cell>
          <table:table-cell office:value-type="string" table:style-name="ce4">
            <text:p>Growing of spices, aromatic, drug and pharmaceutical crops</text:p>
          </table:table-cell>
          <table:table-cell table:number-columns-repeated="16378"/>
        </table:table-row>
        <table:table-row table:style-name="ro1">
          <table:table-cell office:value-type="string" table:style-name="ce2">
            <text:p>01.29</text:p>
          </table:table-cell>
          <table:table-cell office:value-type="string" table:style-name="ce4">
            <text:p>Growing of other perennial crops</text:p>
          </table:table-cell>
          <table:table-cell office:value-type="string" office:string-value="0129" table:formula="of:=SUBSTITUTE([.A20];&quot;.&quot;;&quot;&quot;)" table:style-name="ce6">
            <text:p>0129</text:p>
          </table:table-cell>
          <table:table-cell office:value-type="string" office:string-value="0129" table:formula="of:=SUBSTITUTE([.C20];&quot;/&quot;;&quot;&quot;)" table:style-name="ce5">
            <text:p>0129</text:p>
          </table:table-cell>
          <table:table-cell office:value-type="string" office:string-value="01290" table:formula="of:=[.D20]&amp;REPT(&quot;0&quot;;5-LEN([.D20]))" table:style-name="ce5">
            <text:p>01290</text:p>
          </table:table-cell>
          <table:table-cell office:value-type="string" table:style-name="ce4">
            <text:p>Growing of other perennial crops</text:p>
          </table:table-cell>
          <table:table-cell table:number-columns-repeated="16378"/>
        </table:table-row>
        <table:table-row table:style-name="ro1">
          <table:table-cell office:value-type="string" table:style-name="ce2">
            <text:p>01.3</text:p>
          </table:table-cell>
          <table:table-cell office:value-type="string" table:style-name="ce4">
            <text:p>Plant propagation</text:p>
          </table:table-cell>
          <table:table-cell office:value-type="string" office:string-value="013" table:formula="of:=SUBSTITUTE([.A21];&quot;.&quot;;&quot;&quot;)" table:style-name="ce6">
            <text:p>013</text:p>
          </table:table-cell>
          <table:table-cell office:value-type="string" office:string-value="013" table:formula="of:=SUBSTITUTE([.C21];&quot;/&quot;;&quot;&quot;)" table:style-name="ce5">
            <text:p>013</text:p>
          </table:table-cell>
          <table:table-cell office:value-type="string" office:string-value="01300" table:formula="of:=[.D21]&amp;REPT(&quot;0&quot;;5-LEN([.D21]))" table:style-name="ce5">
            <text:p>01300</text:p>
          </table:table-cell>
          <table:table-cell office:value-type="string" table:style-name="ce4">
            <text:p>Plant propagation</text:p>
          </table:table-cell>
          <table:table-cell table:number-columns-repeated="16378"/>
        </table:table-row>
        <table:table-row table:style-name="ro1">
          <table:table-cell office:value-type="string" table:style-name="ce2">
            <text:p>01.30</text:p>
          </table:table-cell>
          <table:table-cell office:value-type="string" table:style-name="ce4">
            <text:p>Plant propagation</text:p>
          </table:table-cell>
          <table:table-cell office:value-type="string" office:string-value="0130" table:formula="of:=SUBSTITUTE([.A22];&quot;.&quot;;&quot;&quot;)" table:style-name="ce6">
            <text:p>0130</text:p>
          </table:table-cell>
          <table:table-cell office:value-type="string" office:string-value="0130" table:formula="of:=SUBSTITUTE([.C22];&quot;/&quot;;&quot;&quot;)" table:style-name="ce5">
            <text:p>0130</text:p>
          </table:table-cell>
          <table:table-cell office:value-type="string" office:string-value="01300" table:formula="of:=[.D22]&amp;REPT(&quot;0&quot;;5-LEN([.D22]))" table:style-name="ce5">
            <text:p>01300</text:p>
          </table:table-cell>
          <table:table-cell office:value-type="string" table:style-name="ce4">
            <text:p>Plant propagation</text:p>
          </table:table-cell>
          <table:table-cell table:number-columns-repeated="16378"/>
        </table:table-row>
        <table:table-row table:style-name="ro1">
          <table:table-cell office:value-type="string" table:style-name="ce2">
            <text:p>01.4</text:p>
          </table:table-cell>
          <table:table-cell office:value-type="string" table:style-name="ce4">
            <text:p>Animal production</text:p>
          </table:table-cell>
          <table:table-cell office:value-type="string" office:string-value="014" table:formula="of:=SUBSTITUTE([.A23];&quot;.&quot;;&quot;&quot;)" table:style-name="ce6">
            <text:p>014</text:p>
          </table:table-cell>
          <table:table-cell office:value-type="string" office:string-value="014" table:formula="of:=SUBSTITUTE([.C23];&quot;/&quot;;&quot;&quot;)" table:style-name="ce5">
            <text:p>014</text:p>
          </table:table-cell>
          <table:table-cell office:value-type="string" office:string-value="01400" table:formula="of:=[.D23]&amp;REPT(&quot;0&quot;;5-LEN([.D23]))" table:style-name="ce5">
            <text:p>01400</text:p>
          </table:table-cell>
          <table:table-cell office:value-type="string" table:style-name="ce4">
            <text:p>Animal production</text:p>
          </table:table-cell>
          <table:table-cell table:number-columns-repeated="16378"/>
        </table:table-row>
        <table:table-row table:style-name="ro1">
          <table:table-cell office:value-type="string" table:style-name="ce2">
            <text:p>01.41</text:p>
          </table:table-cell>
          <table:table-cell office:value-type="string" table:style-name="ce4">
            <text:p>Raising of dairy cattle</text:p>
          </table:table-cell>
          <table:table-cell office:value-type="string" office:string-value="0141" table:formula="of:=SUBSTITUTE([.A24];&quot;.&quot;;&quot;&quot;)" table:style-name="ce6">
            <text:p>0141</text:p>
          </table:table-cell>
          <table:table-cell office:value-type="string" office:string-value="0141" table:formula="of:=SUBSTITUTE([.C24];&quot;/&quot;;&quot;&quot;)" table:style-name="ce5">
            <text:p>0141</text:p>
          </table:table-cell>
          <table:table-cell office:value-type="string" office:string-value="01410" table:formula="of:=[.D24]&amp;REPT(&quot;0&quot;;5-LEN([.D24]))" table:style-name="ce5">
            <text:p>01410</text:p>
          </table:table-cell>
          <table:table-cell office:value-type="string" table:style-name="ce4">
            <text:p>Raising of dairy cattle</text:p>
          </table:table-cell>
          <table:table-cell table:number-columns-repeated="16378"/>
        </table:table-row>
        <table:table-row table:style-name="ro1">
          <table:table-cell office:value-type="string" table:style-name="ce2">
            <text:p>01.42</text:p>
          </table:table-cell>
          <table:table-cell office:value-type="string" table:style-name="ce4">
            <text:p>Raising of other cattle and buffaloes</text:p>
          </table:table-cell>
          <table:table-cell office:value-type="string" office:string-value="0142" table:formula="of:=SUBSTITUTE([.A25];&quot;.&quot;;&quot;&quot;)" table:style-name="ce6">
            <text:p>0142</text:p>
          </table:table-cell>
          <table:table-cell office:value-type="string" office:string-value="0142" table:formula="of:=SUBSTITUTE([.C25];&quot;/&quot;;&quot;&quot;)" table:style-name="ce5">
            <text:p>0142</text:p>
          </table:table-cell>
          <table:table-cell office:value-type="string" office:string-value="01420" table:formula="of:=[.D25]&amp;REPT(&quot;0&quot;;5-LEN([.D25]))" table:style-name="ce5">
            <text:p>01420</text:p>
          </table:table-cell>
          <table:table-cell office:value-type="string" table:style-name="ce4">
            <text:p>Raising of other cattle and buffaloes</text:p>
          </table:table-cell>
          <table:table-cell table:number-columns-repeated="16378"/>
        </table:table-row>
        <table:table-row table:style-name="ro1">
          <table:table-cell office:value-type="string" table:style-name="ce2">
            <text:p>01.43</text:p>
          </table:table-cell>
          <table:table-cell office:value-type="string" table:style-name="ce4">
            <text:p>Raising of horses and other equines</text:p>
          </table:table-cell>
          <table:table-cell office:value-type="string" office:string-value="0143" table:formula="of:=SUBSTITUTE([.A26];&quot;.&quot;;&quot;&quot;)" table:style-name="ce6">
            <text:p>0143</text:p>
          </table:table-cell>
          <table:table-cell office:value-type="string" office:string-value="0143" table:formula="of:=SUBSTITUTE([.C26];&quot;/&quot;;&quot;&quot;)" table:style-name="ce5">
            <text:p>0143</text:p>
          </table:table-cell>
          <table:table-cell office:value-type="string" office:string-value="01430" table:formula="of:=[.D26]&amp;REPT(&quot;0&quot;;5-LEN([.D26]))" table:style-name="ce5">
            <text:p>01430</text:p>
          </table:table-cell>
          <table:table-cell office:value-type="string" table:style-name="ce4">
            <text:p>Raising of horses and other equines</text:p>
          </table:table-cell>
          <table:table-cell table:number-columns-repeated="16378"/>
        </table:table-row>
        <table:table-row table:style-name="ro1">
          <table:table-cell office:value-type="string" table:style-name="ce2">
            <text:p>01.44</text:p>
          </table:table-cell>
          <table:table-cell office:value-type="string" table:style-name="ce4">
            <text:p>Raising of camels and camelids</text:p>
          </table:table-cell>
          <table:table-cell office:value-type="string" office:string-value="0144" table:formula="of:=SUBSTITUTE([.A27];&quot;.&quot;;&quot;&quot;)" table:style-name="ce6">
            <text:p>0144</text:p>
          </table:table-cell>
          <table:table-cell office:value-type="string" office:string-value="0144" table:formula="of:=SUBSTITUTE([.C27];&quot;/&quot;;&quot;&quot;)" table:style-name="ce5">
            <text:p>0144</text:p>
          </table:table-cell>
          <table:table-cell office:value-type="string" office:string-value="01440" table:formula="of:=[.D27]&amp;REPT(&quot;0&quot;;5-LEN([.D27]))" table:style-name="ce5">
            <text:p>01440</text:p>
          </table:table-cell>
          <table:table-cell office:value-type="string" table:style-name="ce4">
            <text:p>Raising of camels and camelids</text:p>
          </table:table-cell>
          <table:table-cell table:number-columns-repeated="16378"/>
        </table:table-row>
        <table:table-row table:style-name="ro1">
          <table:table-cell office:value-type="string" table:style-name="ce2">
            <text:p>01.45</text:p>
          </table:table-cell>
          <table:table-cell office:value-type="string" table:style-name="ce4">
            <text:p>Raising of sheep and goats</text:p>
          </table:table-cell>
          <table:table-cell office:value-type="string" office:string-value="0145" table:formula="of:=SUBSTITUTE([.A28];&quot;.&quot;;&quot;&quot;)" table:style-name="ce6">
            <text:p>0145</text:p>
          </table:table-cell>
          <table:table-cell office:value-type="string" office:string-value="0145" table:formula="of:=SUBSTITUTE([.C28];&quot;/&quot;;&quot;&quot;)" table:style-name="ce5">
            <text:p>0145</text:p>
          </table:table-cell>
          <table:table-cell office:value-type="string" office:string-value="01450" table:formula="of:=[.D28]&amp;REPT(&quot;0&quot;;5-LEN([.D28]))" table:style-name="ce5">
            <text:p>01450</text:p>
          </table:table-cell>
          <table:table-cell office:value-type="string" table:style-name="ce4">
            <text:p>Raising of sheep and goats</text:p>
          </table:table-cell>
          <table:table-cell table:number-columns-repeated="16378"/>
        </table:table-row>
        <table:table-row table:style-name="ro1">
          <table:table-cell office:value-type="string" table:style-name="ce2">
            <text:p>01.46</text:p>
          </table:table-cell>
          <table:table-cell office:value-type="string" table:style-name="ce4">
            <text:p>Raising of swine/pigs</text:p>
          </table:table-cell>
          <table:table-cell office:value-type="string" office:string-value="0146" table:formula="of:=SUBSTITUTE([.A29];&quot;.&quot;;&quot;&quot;)" table:style-name="ce6">
            <text:p>0146</text:p>
          </table:table-cell>
          <table:table-cell office:value-type="string" office:string-value="0146" table:formula="of:=SUBSTITUTE([.C29];&quot;/&quot;;&quot;&quot;)" table:style-name="ce5">
            <text:p>0146</text:p>
          </table:table-cell>
          <table:table-cell office:value-type="string" office:string-value="01460" table:formula="of:=[.D29]&amp;REPT(&quot;0&quot;;5-LEN([.D29]))" table:style-name="ce5">
            <text:p>01460</text:p>
          </table:table-cell>
          <table:table-cell office:value-type="string" table:style-name="ce4">
            <text:p>Raising of swine/pigs</text:p>
          </table:table-cell>
          <table:table-cell table:number-columns-repeated="16378"/>
        </table:table-row>
        <table:table-row table:style-name="ro1">
          <table:table-cell office:value-type="string" table:style-name="ce2">
            <text:p>01.47</text:p>
          </table:table-cell>
          <table:table-cell office:value-type="string" table:style-name="ce4">
            <text:p>Raising of poultry</text:p>
          </table:table-cell>
          <table:table-cell office:value-type="string" office:string-value="0147" table:formula="of:=SUBSTITUTE([.A30];&quot;.&quot;;&quot;&quot;)" table:style-name="ce6">
            <text:p>0147</text:p>
          </table:table-cell>
          <table:table-cell office:value-type="string" office:string-value="0147" table:formula="of:=SUBSTITUTE([.C30];&quot;/&quot;;&quot;&quot;)" table:style-name="ce5">
            <text:p>0147</text:p>
          </table:table-cell>
          <table:table-cell office:value-type="string" office:string-value="01470" table:formula="of:=[.D30]&amp;REPT(&quot;0&quot;;5-LEN([.D30]))" table:style-name="ce5">
            <text:p>01470</text:p>
          </table:table-cell>
          <table:table-cell office:value-type="string" table:style-name="ce4">
            <text:p>Raising of poultry</text:p>
          </table:table-cell>
          <table:table-cell table:number-columns-repeated="16378"/>
        </table:table-row>
        <table:table-row table:style-name="ro1">
          <table:table-cell office:value-type="string" table:style-name="ce2">
            <text:p>01.49</text:p>
          </table:table-cell>
          <table:table-cell office:value-type="string" table:style-name="ce4">
            <text:p>Raising of other animals</text:p>
          </table:table-cell>
          <table:table-cell office:value-type="string" office:string-value="0149" table:formula="of:=SUBSTITUTE([.A31];&quot;.&quot;;&quot;&quot;)" table:style-name="ce6">
            <text:p>0149</text:p>
          </table:table-cell>
          <table:table-cell office:value-type="string" office:string-value="0149" table:formula="of:=SUBSTITUTE([.C31];&quot;/&quot;;&quot;&quot;)" table:style-name="ce5">
            <text:p>0149</text:p>
          </table:table-cell>
          <table:table-cell office:value-type="string" office:string-value="01490" table:formula="of:=[.D31]&amp;REPT(&quot;0&quot;;5-LEN([.D31]))" table:style-name="ce5">
            <text:p>01490</text:p>
          </table:table-cell>
          <table:table-cell office:value-type="string" table:style-name="ce4">
            <text:p>Raising of other animals</text:p>
          </table:table-cell>
          <table:table-cell table:number-columns-repeated="16378"/>
        </table:table-row>
        <table:table-row table:style-name="ro1">
          <table:table-cell office:value-type="string" table:style-name="ce2">
            <text:p>01.5</text:p>
          </table:table-cell>
          <table:table-cell office:value-type="string" table:style-name="ce4">
            <text:p>Mixed farming</text:p>
          </table:table-cell>
          <table:table-cell office:value-type="string" office:string-value="015" table:formula="of:=SUBSTITUTE([.A32];&quot;.&quot;;&quot;&quot;)" table:style-name="ce6">
            <text:p>015</text:p>
          </table:table-cell>
          <table:table-cell office:value-type="string" office:string-value="015" table:formula="of:=SUBSTITUTE([.C32];&quot;/&quot;;&quot;&quot;)" table:style-name="ce5">
            <text:p>015</text:p>
          </table:table-cell>
          <table:table-cell office:value-type="string" office:string-value="01500" table:formula="of:=[.D32]&amp;REPT(&quot;0&quot;;5-LEN([.D32]))" table:style-name="ce5">
            <text:p>01500</text:p>
          </table:table-cell>
          <table:table-cell office:value-type="string" table:style-name="ce4">
            <text:p>Mixed farming</text:p>
          </table:table-cell>
          <table:table-cell table:number-columns-repeated="16378"/>
        </table:table-row>
        <table:table-row table:style-name="ro1">
          <table:table-cell office:value-type="string" table:style-name="ce2">
            <text:p>01.50</text:p>
          </table:table-cell>
          <table:table-cell office:value-type="string" table:style-name="ce4">
            <text:p>Mixed farming</text:p>
          </table:table-cell>
          <table:table-cell office:value-type="string" office:string-value="0150" table:formula="of:=SUBSTITUTE([.A33];&quot;.&quot;;&quot;&quot;)" table:style-name="ce6">
            <text:p>0150</text:p>
          </table:table-cell>
          <table:table-cell office:value-type="string" office:string-value="0150" table:formula="of:=SUBSTITUTE([.C33];&quot;/&quot;;&quot;&quot;)" table:style-name="ce5">
            <text:p>0150</text:p>
          </table:table-cell>
          <table:table-cell office:value-type="string" office:string-value="01500" table:formula="of:=[.D33]&amp;REPT(&quot;0&quot;;5-LEN([.D33]))" table:style-name="ce5">
            <text:p>01500</text:p>
          </table:table-cell>
          <table:table-cell office:value-type="string" table:style-name="ce4">
            <text:p>Mixed farming</text:p>
          </table:table-cell>
          <table:table-cell table:number-columns-repeated="16378"/>
        </table:table-row>
        <table:table-row table:style-name="ro1">
          <table:table-cell office:value-type="string" table:style-name="ce2">
            <text:p>01.6</text:p>
          </table:table-cell>
          <table:table-cell office:value-type="string" table:style-name="ce4">
            <text:p>Support activities to agriculture and post-harvest crop activities</text:p>
          </table:table-cell>
          <table:table-cell office:value-type="string" office:string-value="016" table:formula="of:=SUBSTITUTE([.A34];&quot;.&quot;;&quot;&quot;)" table:style-name="ce6">
            <text:p>016</text:p>
          </table:table-cell>
          <table:table-cell office:value-type="string" office:string-value="016" table:formula="of:=SUBSTITUTE([.C34];&quot;/&quot;;&quot;&quot;)" table:style-name="ce5">
            <text:p>016</text:p>
          </table:table-cell>
          <table:table-cell office:value-type="string" office:string-value="01600" table:formula="of:=[.D34]&amp;REPT(&quot;0&quot;;5-LEN([.D34]))" table:style-name="ce5">
            <text:p>01600</text:p>
          </table:table-cell>
          <table:table-cell office:value-type="string" table:style-name="ce4">
            <text:p>Support activities to agriculture and post-harvest crop activities</text:p>
          </table:table-cell>
          <table:table-cell table:number-columns-repeated="16378"/>
        </table:table-row>
        <table:table-row table:style-name="ro1">
          <table:table-cell office:value-type="string" table:style-name="ce2">
            <text:p>01.61</text:p>
          </table:table-cell>
          <table:table-cell office:value-type="string" table:style-name="ce4">
            <text:p>Support activities for crop production</text:p>
          </table:table-cell>
          <table:table-cell office:value-type="string" office:string-value="0161" table:formula="of:=SUBSTITUTE([.A35];&quot;.&quot;;&quot;&quot;)" table:style-name="ce6">
            <text:p>0161</text:p>
          </table:table-cell>
          <table:table-cell office:value-type="string" office:string-value="0161" table:formula="of:=SUBSTITUTE([.C35];&quot;/&quot;;&quot;&quot;)" table:style-name="ce5">
            <text:p>0161</text:p>
          </table:table-cell>
          <table:table-cell office:value-type="string" office:string-value="01610" table:formula="of:=[.D35]&amp;REPT(&quot;0&quot;;5-LEN([.D35]))" table:style-name="ce5">
            <text:p>01610</text:p>
          </table:table-cell>
          <table:table-cell office:value-type="string" table:style-name="ce4">
            <text:p>Support activities for crop production</text:p>
          </table:table-cell>
          <table:table-cell table:number-columns-repeated="16378"/>
        </table:table-row>
        <table:table-row table:style-name="ro1">
          <table:table-cell office:value-type="string" table:style-name="ce2">
            <text:p>01.62</text:p>
          </table:table-cell>
          <table:table-cell office:value-type="string" table:style-name="ce4">
            <text:p>Support activities for animal production</text:p>
          </table:table-cell>
          <table:table-cell office:value-type="string" office:string-value="0162" table:formula="of:=SUBSTITUTE([.A36];&quot;.&quot;;&quot;&quot;)" table:style-name="ce6">
            <text:p>0162</text:p>
          </table:table-cell>
          <table:table-cell office:value-type="string" office:string-value="0162" table:formula="of:=SUBSTITUTE([.C36];&quot;/&quot;;&quot;&quot;)" table:style-name="ce5">
            <text:p>0162</text:p>
          </table:table-cell>
          <table:table-cell office:value-type="string" office:string-value="01620" table:formula="of:=[.D36]&amp;REPT(&quot;0&quot;;5-LEN([.D36]))" table:style-name="ce5">
            <text:p>01620</text:p>
          </table:table-cell>
          <table:table-cell office:value-type="string" table:style-name="ce4">
            <text:p>Support activities for animal production</text:p>
          </table:table-cell>
          <table:table-cell table:number-columns-repeated="16378"/>
        </table:table-row>
        <table:table-row table:style-name="ro1">
          <table:table-cell office:value-type="string" table:style-name="ce2">
            <text:p>01.62/1</text:p>
          </table:table-cell>
          <table:table-cell office:value-type="string" table:style-name="ce4">
            <text:p>Farm animal boarding and care</text:p>
          </table:table-cell>
          <table:table-cell office:value-type="string" office:string-value="0162/1" table:formula="of:=SUBSTITUTE([.A37];&quot;.&quot;;&quot;&quot;)" table:style-name="ce6">
            <text:p>0162/1</text:p>
          </table:table-cell>
          <table:table-cell office:value-type="string" office:string-value="01621" table:formula="of:=SUBSTITUTE([.C37];&quot;/&quot;;&quot;&quot;)" table:style-name="ce5">
            <text:p>01621</text:p>
          </table:table-cell>
          <table:table-cell office:value-type="string" office:string-value="01621" table:formula="of:=[.D37]&amp;REPT(&quot;0&quot;;5-LEN([.D37]))" table:style-name="ce5">
            <text:p>01621</text:p>
          </table:table-cell>
          <table:table-cell office:value-type="string" table:style-name="ce4">
            <text:p>Farm animal boarding and care</text:p>
          </table:table-cell>
          <table:table-cell table:number-columns-repeated="16378"/>
        </table:table-row>
        <table:table-row table:style-name="ro1">
          <table:table-cell office:value-type="string" table:style-name="ce2">
            <text:p>01.62/9</text:p>
          </table:table-cell>
          <table:table-cell office:value-type="string" table:style-name="ce4">
            <text:p>Support activities for animal production (other than farm animal boarding and care) not elsewhere classified</text:p>
          </table:table-cell>
          <table:table-cell office:value-type="string" office:string-value="0162/9" table:formula="of:=SUBSTITUTE([.A38];&quot;.&quot;;&quot;&quot;)" table:style-name="ce6">
            <text:p>0162/9</text:p>
          </table:table-cell>
          <table:table-cell office:value-type="string" office:string-value="01629" table:formula="of:=SUBSTITUTE([.C38];&quot;/&quot;;&quot;&quot;)" table:style-name="ce5">
            <text:p>01629</text:p>
          </table:table-cell>
          <table:table-cell office:value-type="string" office:string-value="01629" table:formula="of:=[.D38]&amp;REPT(&quot;0&quot;;5-LEN([.D38]))" table:style-name="ce5">
            <text:p>01629</text:p>
          </table:table-cell>
          <table:table-cell office:value-type="string" table:style-name="ce4">
            <text:p>Support activities for animal production (other than farm animal boarding and care) not elsewhere classified</text:p>
          </table:table-cell>
          <table:table-cell table:number-columns-repeated="16378"/>
        </table:table-row>
        <table:table-row table:style-name="ro1">
          <table:table-cell office:value-type="string" table:style-name="ce2">
            <text:p>01.63</text:p>
          </table:table-cell>
          <table:table-cell office:value-type="string" table:style-name="ce4">
            <text:p>Post-harvest crop activities</text:p>
          </table:table-cell>
          <table:table-cell office:value-type="string" office:string-value="0163" table:formula="of:=SUBSTITUTE([.A39];&quot;.&quot;;&quot;&quot;)" table:style-name="ce6">
            <text:p>0163</text:p>
          </table:table-cell>
          <table:table-cell office:value-type="string" office:string-value="0163" table:formula="of:=SUBSTITUTE([.C39];&quot;/&quot;;&quot;&quot;)" table:style-name="ce5">
            <text:p>0163</text:p>
          </table:table-cell>
          <table:table-cell office:value-type="string" office:string-value="01630" table:formula="of:=[.D39]&amp;REPT(&quot;0&quot;;5-LEN([.D39]))" table:style-name="ce5">
            <text:p>01630</text:p>
          </table:table-cell>
          <table:table-cell office:value-type="string" table:style-name="ce4">
            <text:p>Post-harvest crop activities</text:p>
          </table:table-cell>
          <table:table-cell table:number-columns-repeated="16378"/>
        </table:table-row>
        <table:table-row table:style-name="ro1">
          <table:table-cell office:value-type="string" table:style-name="ce2">
            <text:p>01.64</text:p>
          </table:table-cell>
          <table:table-cell office:value-type="string" table:style-name="ce4">
            <text:p>Seed processing for propagation</text:p>
          </table:table-cell>
          <table:table-cell office:value-type="string" office:string-value="0164" table:formula="of:=SUBSTITUTE([.A40];&quot;.&quot;;&quot;&quot;)" table:style-name="ce6">
            <text:p>0164</text:p>
          </table:table-cell>
          <table:table-cell office:value-type="string" office:string-value="0164" table:formula="of:=SUBSTITUTE([.C40];&quot;/&quot;;&quot;&quot;)" table:style-name="ce5">
            <text:p>0164</text:p>
          </table:table-cell>
          <table:table-cell office:value-type="string" office:string-value="01640" table:formula="of:=[.D40]&amp;REPT(&quot;0&quot;;5-LEN([.D40]))" table:style-name="ce5">
            <text:p>01640</text:p>
          </table:table-cell>
          <table:table-cell office:value-type="string" table:style-name="ce4">
            <text:p>Seed processing for propagation</text:p>
          </table:table-cell>
          <table:table-cell table:number-columns-repeated="16378"/>
        </table:table-row>
        <table:table-row table:style-name="ro1">
          <table:table-cell office:value-type="string" table:style-name="ce2">
            <text:p>01.7</text:p>
          </table:table-cell>
          <table:table-cell office:value-type="string" table:style-name="ce4">
            <text:p>Hunting, trapping and related service activities</text:p>
          </table:table-cell>
          <table:table-cell office:value-type="string" office:string-value="017" table:formula="of:=SUBSTITUTE([.A41];&quot;.&quot;;&quot;&quot;)" table:style-name="ce6">
            <text:p>017</text:p>
          </table:table-cell>
          <table:table-cell office:value-type="string" office:string-value="017" table:formula="of:=SUBSTITUTE([.C41];&quot;/&quot;;&quot;&quot;)" table:style-name="ce5">
            <text:p>017</text:p>
          </table:table-cell>
          <table:table-cell office:value-type="string" office:string-value="01700" table:formula="of:=[.D41]&amp;REPT(&quot;0&quot;;5-LEN([.D41]))" table:style-name="ce5">
            <text:p>01700</text:p>
          </table:table-cell>
          <table:table-cell office:value-type="string" table:style-name="ce4">
            <text:p>Hunting, trapping and related service activities</text:p>
          </table:table-cell>
          <table:table-cell table:number-columns-repeated="16378"/>
        </table:table-row>
        <table:table-row table:style-name="ro1">
          <table:table-cell office:value-type="string" table:style-name="ce2">
            <text:p>01.70</text:p>
          </table:table-cell>
          <table:table-cell office:value-type="string" table:style-name="ce4">
            <text:p>Hunting, trapping and related service activities</text:p>
          </table:table-cell>
          <table:table-cell office:value-type="string" office:string-value="0170" table:formula="of:=SUBSTITUTE([.A42];&quot;.&quot;;&quot;&quot;)" table:style-name="ce6">
            <text:p>0170</text:p>
          </table:table-cell>
          <table:table-cell office:value-type="string" office:string-value="0170" table:formula="of:=SUBSTITUTE([.C42];&quot;/&quot;;&quot;&quot;)" table:style-name="ce5">
            <text:p>0170</text:p>
          </table:table-cell>
          <table:table-cell office:value-type="string" office:string-value="01700" table:formula="of:=[.D42]&amp;REPT(&quot;0&quot;;5-LEN([.D42]))" table:style-name="ce5">
            <text:p>01700</text:p>
          </table:table-cell>
          <table:table-cell office:value-type="string" table:style-name="ce4">
            <text:p>Hunting, trapping and related service activities</text:p>
          </table:table-cell>
          <table:table-cell table:number-columns-repeated="16378"/>
        </table:table-row>
        <table:table-row table:style-name="ro1">
          <table:table-cell office:value-type="string" table:style-name="ce2">
            <text:p>02</text:p>
          </table:table-cell>
          <table:table-cell office:value-type="string" table:style-name="ce4">
            <text:p>Forestry and logging</text:p>
          </table:table-cell>
          <table:table-cell office:value-type="string" office:string-value="02" table:formula="of:=SUBSTITUTE([.A43];&quot;.&quot;;&quot;&quot;)" table:style-name="ce6">
            <text:p>02</text:p>
          </table:table-cell>
          <table:table-cell office:value-type="string" office:string-value="02" table:formula="of:=SUBSTITUTE([.C43];&quot;/&quot;;&quot;&quot;)" table:style-name="ce5">
            <text:p>02</text:p>
          </table:table-cell>
          <table:table-cell office:value-type="string" office:string-value="02000" table:formula="of:=[.D43]&amp;REPT(&quot;0&quot;;5-LEN([.D43]))" table:style-name="ce5">
            <text:p>02000</text:p>
          </table:table-cell>
          <table:table-cell office:value-type="string" table:style-name="ce4">
            <text:p>Forestry and logging</text:p>
          </table:table-cell>
          <table:table-cell table:number-columns-repeated="16378"/>
        </table:table-row>
        <table:table-row table:style-name="ro1">
          <table:table-cell office:value-type="string" table:style-name="ce2">
            <text:p>02.1</text:p>
          </table:table-cell>
          <table:table-cell office:value-type="string" table:style-name="ce4">
            <text:p>Silviculture and other forestry activities</text:p>
          </table:table-cell>
          <table:table-cell office:value-type="string" office:string-value="021" table:formula="of:=SUBSTITUTE([.A44];&quot;.&quot;;&quot;&quot;)" table:style-name="ce6">
            <text:p>021</text:p>
          </table:table-cell>
          <table:table-cell office:value-type="string" office:string-value="021" table:formula="of:=SUBSTITUTE([.C44];&quot;/&quot;;&quot;&quot;)" table:style-name="ce5">
            <text:p>021</text:p>
          </table:table-cell>
          <table:table-cell office:value-type="string" office:string-value="02100" table:formula="of:=[.D44]&amp;REPT(&quot;0&quot;;5-LEN([.D44]))" table:style-name="ce5">
            <text:p>02100</text:p>
          </table:table-cell>
          <table:table-cell office:value-type="string" table:style-name="ce4">
            <text:p>Silviculture and other forestry activities</text:p>
          </table:table-cell>
          <table:table-cell table:number-columns-repeated="16378"/>
        </table:table-row>
        <table:table-row table:style-name="ro1">
          <table:table-cell office:value-type="string" table:style-name="ce2">
            <text:p>02.10</text:p>
          </table:table-cell>
          <table:table-cell office:value-type="string" table:style-name="ce4">
            <text:p>Silviculture and other forestry activities</text:p>
          </table:table-cell>
          <table:table-cell office:value-type="string" office:string-value="0210" table:formula="of:=SUBSTITUTE([.A45];&quot;.&quot;;&quot;&quot;)" table:style-name="ce6">
            <text:p>0210</text:p>
          </table:table-cell>
          <table:table-cell office:value-type="string" office:string-value="0210" table:formula="of:=SUBSTITUTE([.C45];&quot;/&quot;;&quot;&quot;)" table:style-name="ce5">
            <text:p>0210</text:p>
          </table:table-cell>
          <table:table-cell office:value-type="string" office:string-value="02100" table:formula="of:=[.D45]&amp;REPT(&quot;0&quot;;5-LEN([.D45]))" table:style-name="ce5">
            <text:p>02100</text:p>
          </table:table-cell>
          <table:table-cell office:value-type="string" table:style-name="ce4">
            <text:p>Silviculture and other forestry activities</text:p>
          </table:table-cell>
          <table:table-cell table:number-columns-repeated="16378"/>
        </table:table-row>
        <table:table-row table:style-name="ro1">
          <table:table-cell office:value-type="string" table:style-name="ce2">
            <text:p>02.2</text:p>
          </table:table-cell>
          <table:table-cell office:value-type="string" table:style-name="ce4">
            <text:p>Logging</text:p>
          </table:table-cell>
          <table:table-cell office:value-type="string" office:string-value="022" table:formula="of:=SUBSTITUTE([.A46];&quot;.&quot;;&quot;&quot;)" table:style-name="ce6">
            <text:p>022</text:p>
          </table:table-cell>
          <table:table-cell office:value-type="string" office:string-value="022" table:formula="of:=SUBSTITUTE([.C46];&quot;/&quot;;&quot;&quot;)" table:style-name="ce5">
            <text:p>022</text:p>
          </table:table-cell>
          <table:table-cell office:value-type="string" office:string-value="02200" table:formula="of:=[.D46]&amp;REPT(&quot;0&quot;;5-LEN([.D46]))" table:style-name="ce5">
            <text:p>02200</text:p>
          </table:table-cell>
          <table:table-cell office:value-type="string" table:style-name="ce4">
            <text:p>Logging</text:p>
          </table:table-cell>
          <table:table-cell table:number-columns-repeated="16378"/>
        </table:table-row>
        <table:table-row table:style-name="ro1">
          <table:table-cell office:value-type="string" table:style-name="ce2">
            <text:p>02.20</text:p>
          </table:table-cell>
          <table:table-cell office:value-type="string" table:style-name="ce4">
            <text:p>Logging</text:p>
          </table:table-cell>
          <table:table-cell office:value-type="string" office:string-value="0220" table:formula="of:=SUBSTITUTE([.A47];&quot;.&quot;;&quot;&quot;)" table:style-name="ce6">
            <text:p>0220</text:p>
          </table:table-cell>
          <table:table-cell office:value-type="string" office:string-value="0220" table:formula="of:=SUBSTITUTE([.C47];&quot;/&quot;;&quot;&quot;)" table:style-name="ce5">
            <text:p>0220</text:p>
          </table:table-cell>
          <table:table-cell office:value-type="string" office:string-value="02200" table:formula="of:=[.D47]&amp;REPT(&quot;0&quot;;5-LEN([.D47]))" table:style-name="ce5">
            <text:p>02200</text:p>
          </table:table-cell>
          <table:table-cell office:value-type="string" table:style-name="ce4">
            <text:p>Logging</text:p>
          </table:table-cell>
          <table:table-cell table:number-columns-repeated="16378"/>
        </table:table-row>
        <table:table-row table:style-name="ro1">
          <table:table-cell office:value-type="string" table:style-name="ce2">
            <text:p>02.3</text:p>
          </table:table-cell>
          <table:table-cell office:value-type="string" table:style-name="ce4">
            <text:p>Gathering of wild growing non-wood products</text:p>
          </table:table-cell>
          <table:table-cell office:value-type="string" office:string-value="023" table:formula="of:=SUBSTITUTE([.A48];&quot;.&quot;;&quot;&quot;)" table:style-name="ce6">
            <text:p>023</text:p>
          </table:table-cell>
          <table:table-cell office:value-type="string" office:string-value="023" table:formula="of:=SUBSTITUTE([.C48];&quot;/&quot;;&quot;&quot;)" table:style-name="ce5">
            <text:p>023</text:p>
          </table:table-cell>
          <table:table-cell office:value-type="string" office:string-value="02300" table:formula="of:=[.D48]&amp;REPT(&quot;0&quot;;5-LEN([.D48]))" table:style-name="ce5">
            <text:p>02300</text:p>
          </table:table-cell>
          <table:table-cell office:value-type="string" table:style-name="ce4">
            <text:p>Gathering of wild growing non-wood products</text:p>
          </table:table-cell>
          <table:table-cell table:number-columns-repeated="16378"/>
        </table:table-row>
        <table:table-row table:style-name="ro1">
          <table:table-cell office:value-type="string" table:style-name="ce2">
            <text:p>02.30</text:p>
          </table:table-cell>
          <table:table-cell office:value-type="string" table:style-name="ce4">
            <text:p>Gathering of wild growing non-wood products</text:p>
          </table:table-cell>
          <table:table-cell office:value-type="string" office:string-value="0230" table:formula="of:=SUBSTITUTE([.A49];&quot;.&quot;;&quot;&quot;)" table:style-name="ce6">
            <text:p>0230</text:p>
          </table:table-cell>
          <table:table-cell office:value-type="string" office:string-value="0230" table:formula="of:=SUBSTITUTE([.C49];&quot;/&quot;;&quot;&quot;)" table:style-name="ce5">
            <text:p>0230</text:p>
          </table:table-cell>
          <table:table-cell office:value-type="string" office:string-value="02300" table:formula="of:=[.D49]&amp;REPT(&quot;0&quot;;5-LEN([.D49]))" table:style-name="ce5">
            <text:p>02300</text:p>
          </table:table-cell>
          <table:table-cell office:value-type="string" table:style-name="ce4">
            <text:p>Gathering of wild growing non-wood products</text:p>
          </table:table-cell>
          <table:table-cell table:number-columns-repeated="16378"/>
        </table:table-row>
        <table:table-row table:style-name="ro1">
          <table:table-cell office:value-type="string" table:style-name="ce2">
            <text:p>02.4</text:p>
          </table:table-cell>
          <table:table-cell office:value-type="string" table:style-name="ce4">
            <text:p>Support services to forestry</text:p>
          </table:table-cell>
          <table:table-cell office:value-type="string" office:string-value="024" table:formula="of:=SUBSTITUTE([.A50];&quot;.&quot;;&quot;&quot;)" table:style-name="ce6">
            <text:p>024</text:p>
          </table:table-cell>
          <table:table-cell office:value-type="string" office:string-value="024" table:formula="of:=SUBSTITUTE([.C50];&quot;/&quot;;&quot;&quot;)" table:style-name="ce5">
            <text:p>024</text:p>
          </table:table-cell>
          <table:table-cell office:value-type="string" office:string-value="02400" table:formula="of:=[.D50]&amp;REPT(&quot;0&quot;;5-LEN([.D50]))" table:style-name="ce5">
            <text:p>02400</text:p>
          </table:table-cell>
          <table:table-cell office:value-type="string" table:style-name="ce4">
            <text:p>Support services to forestry</text:p>
          </table:table-cell>
          <table:table-cell table:number-columns-repeated="16378"/>
        </table:table-row>
        <table:table-row table:style-name="ro1">
          <table:table-cell office:value-type="string" table:style-name="ce2">
            <text:p>02.40</text:p>
          </table:table-cell>
          <table:table-cell office:value-type="string" table:style-name="ce4">
            <text:p>Support services to forestry</text:p>
          </table:table-cell>
          <table:table-cell office:value-type="string" office:string-value="0240" table:formula="of:=SUBSTITUTE([.A51];&quot;.&quot;;&quot;&quot;)" table:style-name="ce6">
            <text:p>0240</text:p>
          </table:table-cell>
          <table:table-cell office:value-type="string" office:string-value="0240" table:formula="of:=SUBSTITUTE([.C51];&quot;/&quot;;&quot;&quot;)" table:style-name="ce5">
            <text:p>0240</text:p>
          </table:table-cell>
          <table:table-cell office:value-type="string" office:string-value="02400" table:formula="of:=[.D51]&amp;REPT(&quot;0&quot;;5-LEN([.D51]))" table:style-name="ce5">
            <text:p>02400</text:p>
          </table:table-cell>
          <table:table-cell office:value-type="string" table:style-name="ce4">
            <text:p>Support services to forestry</text:p>
          </table:table-cell>
          <table:table-cell table:number-columns-repeated="16378"/>
        </table:table-row>
        <table:table-row table:style-name="ro1">
          <table:table-cell office:value-type="string" table:style-name="ce2">
            <text:p>03</text:p>
          </table:table-cell>
          <table:table-cell office:value-type="string" table:style-name="ce4">
            <text:p>Fishing and aquaculture</text:p>
          </table:table-cell>
          <table:table-cell office:value-type="string" office:string-value="03" table:formula="of:=SUBSTITUTE([.A52];&quot;.&quot;;&quot;&quot;)" table:style-name="ce6">
            <text:p>03</text:p>
          </table:table-cell>
          <table:table-cell office:value-type="string" office:string-value="03" table:formula="of:=SUBSTITUTE([.C52];&quot;/&quot;;&quot;&quot;)" table:style-name="ce5">
            <text:p>03</text:p>
          </table:table-cell>
          <table:table-cell office:value-type="string" office:string-value="03000" table:formula="of:=[.D52]&amp;REPT(&quot;0&quot;;5-LEN([.D52]))" table:style-name="ce5">
            <text:p>03000</text:p>
          </table:table-cell>
          <table:table-cell office:value-type="string" table:style-name="ce4">
            <text:p>Fishing and aquaculture</text:p>
          </table:table-cell>
          <table:table-cell table:number-columns-repeated="16378"/>
        </table:table-row>
        <table:table-row table:style-name="ro1">
          <table:table-cell office:value-type="string" table:style-name="ce2">
            <text:p>03.1</text:p>
          </table:table-cell>
          <table:table-cell office:value-type="string" table:style-name="ce4">
            <text:p>Fishing</text:p>
          </table:table-cell>
          <table:table-cell office:value-type="string" office:string-value="031" table:formula="of:=SUBSTITUTE([.A53];&quot;.&quot;;&quot;&quot;)" table:style-name="ce6">
            <text:p>031</text:p>
          </table:table-cell>
          <table:table-cell office:value-type="string" office:string-value="031" table:formula="of:=SUBSTITUTE([.C53];&quot;/&quot;;&quot;&quot;)" table:style-name="ce5">
            <text:p>031</text:p>
          </table:table-cell>
          <table:table-cell office:value-type="string" office:string-value="03100" table:formula="of:=[.D53]&amp;REPT(&quot;0&quot;;5-LEN([.D53]))" table:style-name="ce5">
            <text:p>03100</text:p>
          </table:table-cell>
          <table:table-cell office:value-type="string" table:style-name="ce4">
            <text:p>Fishing</text:p>
          </table:table-cell>
          <table:table-cell table:number-columns-repeated="16378"/>
        </table:table-row>
        <table:table-row table:style-name="ro1">
          <table:table-cell office:value-type="string" table:style-name="ce2">
            <text:p>03.11</text:p>
          </table:table-cell>
          <table:table-cell office:value-type="string" table:style-name="ce4">
            <text:p>Marine fishing</text:p>
          </table:table-cell>
          <table:table-cell office:value-type="string" office:string-value="0311" table:formula="of:=SUBSTITUTE([.A54];&quot;.&quot;;&quot;&quot;)" table:style-name="ce6">
            <text:p>0311</text:p>
          </table:table-cell>
          <table:table-cell office:value-type="string" office:string-value="0311" table:formula="of:=SUBSTITUTE([.C54];&quot;/&quot;;&quot;&quot;)" table:style-name="ce5">
            <text:p>0311</text:p>
          </table:table-cell>
          <table:table-cell office:value-type="string" office:string-value="03110" table:formula="of:=[.D54]&amp;REPT(&quot;0&quot;;5-LEN([.D54]))" table:style-name="ce5">
            <text:p>03110</text:p>
          </table:table-cell>
          <table:table-cell office:value-type="string" table:style-name="ce4">
            <text:p>Marine fishing</text:p>
          </table:table-cell>
          <table:table-cell table:number-columns-repeated="16378"/>
        </table:table-row>
        <table:table-row table:style-name="ro1">
          <table:table-cell office:value-type="string" table:style-name="ce2">
            <text:p>03.12</text:p>
          </table:table-cell>
          <table:table-cell office:value-type="string" table:style-name="ce4">
            <text:p>Freshwater fishing</text:p>
          </table:table-cell>
          <table:table-cell office:value-type="string" office:string-value="0312" table:formula="of:=SUBSTITUTE([.A55];&quot;.&quot;;&quot;&quot;)" table:style-name="ce6">
            <text:p>0312</text:p>
          </table:table-cell>
          <table:table-cell office:value-type="string" office:string-value="0312" table:formula="of:=SUBSTITUTE([.C55];&quot;/&quot;;&quot;&quot;)" table:style-name="ce5">
            <text:p>0312</text:p>
          </table:table-cell>
          <table:table-cell office:value-type="string" office:string-value="03120" table:formula="of:=[.D55]&amp;REPT(&quot;0&quot;;5-LEN([.D55]))" table:style-name="ce5">
            <text:p>03120</text:p>
          </table:table-cell>
          <table:table-cell office:value-type="string" table:style-name="ce4">
            <text:p>Freshwater fishing</text:p>
          </table:table-cell>
          <table:table-cell table:number-columns-repeated="16378"/>
        </table:table-row>
        <table:table-row table:style-name="ro1">
          <table:table-cell office:value-type="string" table:style-name="ce2">
            <text:p>03.2</text:p>
          </table:table-cell>
          <table:table-cell office:value-type="string" table:style-name="ce4">
            <text:p>Aquaculture</text:p>
          </table:table-cell>
          <table:table-cell office:value-type="string" office:string-value="032" table:formula="of:=SUBSTITUTE([.A56];&quot;.&quot;;&quot;&quot;)" table:style-name="ce6">
            <text:p>032</text:p>
          </table:table-cell>
          <table:table-cell office:value-type="string" office:string-value="032" table:formula="of:=SUBSTITUTE([.C56];&quot;/&quot;;&quot;&quot;)" table:style-name="ce5">
            <text:p>032</text:p>
          </table:table-cell>
          <table:table-cell office:value-type="string" office:string-value="03200" table:formula="of:=[.D56]&amp;REPT(&quot;0&quot;;5-LEN([.D56]))" table:style-name="ce5">
            <text:p>03200</text:p>
          </table:table-cell>
          <table:table-cell office:value-type="string" table:style-name="ce4">
            <text:p>Aquaculture</text:p>
          </table:table-cell>
          <table:table-cell table:number-columns-repeated="16378"/>
        </table:table-row>
        <table:table-row table:style-name="ro1">
          <table:table-cell office:value-type="string" table:style-name="ce2">
            <text:p>03.21</text:p>
          </table:table-cell>
          <table:table-cell office:value-type="string" table:style-name="ce4">
            <text:p>Marine aquaculture</text:p>
          </table:table-cell>
          <table:table-cell office:value-type="string" office:string-value="0321" table:formula="of:=SUBSTITUTE([.A57];&quot;.&quot;;&quot;&quot;)" table:style-name="ce6">
            <text:p>0321</text:p>
          </table:table-cell>
          <table:table-cell office:value-type="string" office:string-value="0321" table:formula="of:=SUBSTITUTE([.C57];&quot;/&quot;;&quot;&quot;)" table:style-name="ce5">
            <text:p>0321</text:p>
          </table:table-cell>
          <table:table-cell office:value-type="string" office:string-value="03210" table:formula="of:=[.D57]&amp;REPT(&quot;0&quot;;5-LEN([.D57]))" table:style-name="ce5">
            <text:p>03210</text:p>
          </table:table-cell>
          <table:table-cell office:value-type="string" table:style-name="ce4">
            <text:p>Marine aquaculture</text:p>
          </table:table-cell>
          <table:table-cell table:number-columns-repeated="16378"/>
        </table:table-row>
        <table:table-row table:style-name="ro1">
          <table:table-cell office:value-type="string" table:style-name="ce2">
            <text:p>03.22</text:p>
          </table:table-cell>
          <table:table-cell office:value-type="string" table:style-name="ce4">
            <text:p>Freshwater aquaculture</text:p>
          </table:table-cell>
          <table:table-cell office:value-type="string" office:string-value="0322" table:formula="of:=SUBSTITUTE([.A58];&quot;.&quot;;&quot;&quot;)" table:style-name="ce6">
            <text:p>0322</text:p>
          </table:table-cell>
          <table:table-cell office:value-type="string" office:string-value="0322" table:formula="of:=SUBSTITUTE([.C58];&quot;/&quot;;&quot;&quot;)" table:style-name="ce5">
            <text:p>0322</text:p>
          </table:table-cell>
          <table:table-cell office:value-type="string" office:string-value="03220" table:formula="of:=[.D58]&amp;REPT(&quot;0&quot;;5-LEN([.D58]))" table:style-name="ce5">
            <text:p>03220</text:p>
          </table:table-cell>
          <table:table-cell office:value-type="string" table:style-name="ce4">
            <text:p>Freshwater aquaculture</text:p>
          </table:table-cell>
          <table:table-cell table:number-columns-repeated="16378"/>
        </table:table-row>
        <table:table-row table:style-name="ro1">
          <table:table-cell office:value-type="string" table:style-name="ce2">
            <text:p>05</text:p>
          </table:table-cell>
          <table:table-cell office:value-type="string" table:style-name="ce4">
            <text:p>Mining of coal and lignite</text:p>
          </table:table-cell>
          <table:table-cell office:value-type="string" office:string-value="05" table:formula="of:=SUBSTITUTE([.A59];&quot;.&quot;;&quot;&quot;)" table:style-name="ce6">
            <text:p>05</text:p>
          </table:table-cell>
          <table:table-cell office:value-type="string" office:string-value="05" table:formula="of:=SUBSTITUTE([.C59];&quot;/&quot;;&quot;&quot;)" table:style-name="ce5">
            <text:p>05</text:p>
          </table:table-cell>
          <table:table-cell office:value-type="string" office:string-value="05000" table:formula="of:=[.D59]&amp;REPT(&quot;0&quot;;5-LEN([.D59]))" table:style-name="ce5">
            <text:p>05000</text:p>
          </table:table-cell>
          <table:table-cell office:value-type="string" table:style-name="ce4">
            <text:p>Mining of coal and lignite</text:p>
          </table:table-cell>
          <table:table-cell table:number-columns-repeated="16378"/>
        </table:table-row>
        <table:table-row table:style-name="ro1">
          <table:table-cell office:value-type="string" table:style-name="ce2">
            <text:p>05.1</text:p>
          </table:table-cell>
          <table:table-cell office:value-type="string" table:style-name="ce4">
            <text:p>Mining of hard coal</text:p>
          </table:table-cell>
          <table:table-cell office:value-type="string" office:string-value="051" table:formula="of:=SUBSTITUTE([.A60];&quot;.&quot;;&quot;&quot;)" table:style-name="ce6">
            <text:p>051</text:p>
          </table:table-cell>
          <table:table-cell office:value-type="string" office:string-value="051" table:formula="of:=SUBSTITUTE([.C60];&quot;/&quot;;&quot;&quot;)" table:style-name="ce5">
            <text:p>051</text:p>
          </table:table-cell>
          <table:table-cell office:value-type="string" office:string-value="05100" table:formula="of:=[.D60]&amp;REPT(&quot;0&quot;;5-LEN([.D60]))" table:style-name="ce5">
            <text:p>05100</text:p>
          </table:table-cell>
          <table:table-cell office:value-type="string" table:style-name="ce4">
            <text:p>Mining of hard coal</text:p>
          </table:table-cell>
          <table:table-cell table:number-columns-repeated="16378"/>
        </table:table-row>
        <table:table-row table:style-name="ro1">
          <table:table-cell office:value-type="string" table:style-name="ce2">
            <text:p>05.10</text:p>
          </table:table-cell>
          <table:table-cell office:value-type="string" table:style-name="ce4">
            <text:p>Mining of hard coal</text:p>
          </table:table-cell>
          <table:table-cell office:value-type="string" office:string-value="0510" table:formula="of:=SUBSTITUTE([.A61];&quot;.&quot;;&quot;&quot;)" table:style-name="ce6">
            <text:p>0510</text:p>
          </table:table-cell>
          <table:table-cell office:value-type="string" office:string-value="0510" table:formula="of:=SUBSTITUTE([.C61];&quot;/&quot;;&quot;&quot;)" table:style-name="ce5">
            <text:p>0510</text:p>
          </table:table-cell>
          <table:table-cell office:value-type="string" office:string-value="05100" table:formula="of:=[.D61]&amp;REPT(&quot;0&quot;;5-LEN([.D61]))" table:style-name="ce5">
            <text:p>05100</text:p>
          </table:table-cell>
          <table:table-cell office:value-type="string" table:style-name="ce4">
            <text:p>Mining of hard coal</text:p>
          </table:table-cell>
          <table:table-cell table:number-columns-repeated="16378"/>
        </table:table-row>
        <table:table-row table:style-name="ro1">
          <table:table-cell office:value-type="string" table:style-name="ce2">
            <text:p>05.10/1</text:p>
          </table:table-cell>
          <table:table-cell office:value-type="string" table:style-name="ce4">
            <text:p>Mining of hard coal from deep coal mines (underground mining)</text:p>
          </table:table-cell>
          <table:table-cell office:value-type="string" office:string-value="0510/1" table:formula="of:=SUBSTITUTE([.A62];&quot;.&quot;;&quot;&quot;)" table:style-name="ce6">
            <text:p>0510/1</text:p>
          </table:table-cell>
          <table:table-cell office:value-type="string" office:string-value="05101" table:formula="of:=SUBSTITUTE([.C62];&quot;/&quot;;&quot;&quot;)" table:style-name="ce5">
            <text:p>05101</text:p>
          </table:table-cell>
          <table:table-cell office:value-type="string" office:string-value="05101" table:formula="of:=[.D62]&amp;REPT(&quot;0&quot;;5-LEN([.D62]))" table:style-name="ce5">
            <text:p>05101</text:p>
          </table:table-cell>
          <table:table-cell office:value-type="string" table:style-name="ce4">
            <text:p>Mining of hard coal from deep coal mines (underground mining)</text:p>
          </table:table-cell>
          <table:table-cell table:number-columns-repeated="16378"/>
        </table:table-row>
        <table:table-row table:style-name="ro1">
          <table:table-cell office:value-type="string" table:style-name="ce2">
            <text:p>05.10/2</text:p>
          </table:table-cell>
          <table:table-cell office:value-type="string" table:style-name="ce4">
            <text:p>Mining of hard coal from open cast coal working (surface mining)</text:p>
          </table:table-cell>
          <table:table-cell office:value-type="string" office:string-value="0510/2" table:formula="of:=SUBSTITUTE([.A63];&quot;.&quot;;&quot;&quot;)" table:style-name="ce6">
            <text:p>0510/2</text:p>
          </table:table-cell>
          <table:table-cell office:value-type="string" office:string-value="05102" table:formula="of:=SUBSTITUTE([.C63];&quot;/&quot;;&quot;&quot;)" table:style-name="ce5">
            <text:p>05102</text:p>
          </table:table-cell>
          <table:table-cell office:value-type="string" office:string-value="05102" table:formula="of:=[.D63]&amp;REPT(&quot;0&quot;;5-LEN([.D63]))" table:style-name="ce5">
            <text:p>05102</text:p>
          </table:table-cell>
          <table:table-cell office:value-type="string" table:style-name="ce4">
            <text:p>Mining of hard coal from open cast coal working (surface mining)</text:p>
          </table:table-cell>
          <table:table-cell table:number-columns-repeated="16378"/>
        </table:table-row>
        <table:table-row table:style-name="ro1">
          <table:table-cell office:value-type="string" table:style-name="ce2">
            <text:p>05.2</text:p>
          </table:table-cell>
          <table:table-cell office:value-type="string" table:style-name="ce4">
            <text:p>Mining of lignite</text:p>
          </table:table-cell>
          <table:table-cell office:value-type="string" office:string-value="052" table:formula="of:=SUBSTITUTE([.A64];&quot;.&quot;;&quot;&quot;)" table:style-name="ce6">
            <text:p>052</text:p>
          </table:table-cell>
          <table:table-cell office:value-type="string" office:string-value="052" table:formula="of:=SUBSTITUTE([.C64];&quot;/&quot;;&quot;&quot;)" table:style-name="ce5">
            <text:p>052</text:p>
          </table:table-cell>
          <table:table-cell office:value-type="string" office:string-value="05200" table:formula="of:=[.D64]&amp;REPT(&quot;0&quot;;5-LEN([.D64]))" table:style-name="ce5">
            <text:p>05200</text:p>
          </table:table-cell>
          <table:table-cell office:value-type="string" table:style-name="ce4">
            <text:p>Mining of lignite</text:p>
          </table:table-cell>
          <table:table-cell table:number-columns-repeated="16378"/>
        </table:table-row>
        <table:table-row table:style-name="ro1">
          <table:table-cell office:value-type="string" table:style-name="ce2">
            <text:p>05.20</text:p>
          </table:table-cell>
          <table:table-cell office:value-type="string" table:style-name="ce4">
            <text:p>Mining of lignite</text:p>
          </table:table-cell>
          <table:table-cell office:value-type="string" office:string-value="0520" table:formula="of:=SUBSTITUTE([.A65];&quot;.&quot;;&quot;&quot;)" table:style-name="ce6">
            <text:p>0520</text:p>
          </table:table-cell>
          <table:table-cell office:value-type="string" office:string-value="0520" table:formula="of:=SUBSTITUTE([.C65];&quot;/&quot;;&quot;&quot;)" table:style-name="ce5">
            <text:p>0520</text:p>
          </table:table-cell>
          <table:table-cell office:value-type="string" office:string-value="05200" table:formula="of:=[.D65]&amp;REPT(&quot;0&quot;;5-LEN([.D65]))" table:style-name="ce5">
            <text:p>05200</text:p>
          </table:table-cell>
          <table:table-cell office:value-type="string" table:style-name="ce4">
            <text:p>Mining of lignite</text:p>
          </table:table-cell>
          <table:table-cell table:number-columns-repeated="16378"/>
        </table:table-row>
        <table:table-row table:style-name="ro1">
          <table:table-cell office:value-type="string" table:style-name="ce2">
            <text:p>06</text:p>
          </table:table-cell>
          <table:table-cell office:value-type="string" table:style-name="ce4">
            <text:p>Extraction of crude petroleum and natural gas</text:p>
          </table:table-cell>
          <table:table-cell office:value-type="string" office:string-value="06" table:formula="of:=SUBSTITUTE([.A66];&quot;.&quot;;&quot;&quot;)" table:style-name="ce6">
            <text:p>06</text:p>
          </table:table-cell>
          <table:table-cell office:value-type="string" office:string-value="06" table:formula="of:=SUBSTITUTE([.C66];&quot;/&quot;;&quot;&quot;)" table:style-name="ce5">
            <text:p>06</text:p>
          </table:table-cell>
          <table:table-cell office:value-type="string" office:string-value="06000" table:formula="of:=[.D66]&amp;REPT(&quot;0&quot;;5-LEN([.D66]))" table:style-name="ce5">
            <text:p>06000</text:p>
          </table:table-cell>
          <table:table-cell office:value-type="string" table:style-name="ce4">
            <text:p>Extraction of crude petroleum and natural gas</text:p>
          </table:table-cell>
          <table:table-cell table:number-columns-repeated="16378"/>
        </table:table-row>
        <table:table-row table:style-name="ro1">
          <table:table-cell office:value-type="string" table:style-name="ce2">
            <text:p>06.1</text:p>
          </table:table-cell>
          <table:table-cell office:value-type="string" table:style-name="ce4">
            <text:p>Extraction of crude petroleum</text:p>
          </table:table-cell>
          <table:table-cell office:value-type="string" office:string-value="061" table:formula="of:=SUBSTITUTE([.A67];&quot;.&quot;;&quot;&quot;)" table:style-name="ce6">
            <text:p>061</text:p>
          </table:table-cell>
          <table:table-cell office:value-type="string" office:string-value="061" table:formula="of:=SUBSTITUTE([.C67];&quot;/&quot;;&quot;&quot;)" table:style-name="ce5">
            <text:p>061</text:p>
          </table:table-cell>
          <table:table-cell office:value-type="string" office:string-value="06100" table:formula="of:=[.D67]&amp;REPT(&quot;0&quot;;5-LEN([.D67]))" table:style-name="ce5">
            <text:p>06100</text:p>
          </table:table-cell>
          <table:table-cell office:value-type="string" table:style-name="ce4">
            <text:p>Extraction of crude petroleum</text:p>
          </table:table-cell>
          <table:table-cell table:number-columns-repeated="16378"/>
        </table:table-row>
        <table:table-row table:style-name="ro1">
          <table:table-cell office:value-type="string" table:style-name="ce2">
            <text:p>06.10</text:p>
          </table:table-cell>
          <table:table-cell office:value-type="string" table:style-name="ce4">
            <text:p>Extraction of crude petroleum</text:p>
          </table:table-cell>
          <table:table-cell office:value-type="string" office:string-value="0610" table:formula="of:=SUBSTITUTE([.A68];&quot;.&quot;;&quot;&quot;)" table:style-name="ce6">
            <text:p>0610</text:p>
          </table:table-cell>
          <table:table-cell office:value-type="string" office:string-value="0610" table:formula="of:=SUBSTITUTE([.C68];&quot;/&quot;;&quot;&quot;)" table:style-name="ce5">
            <text:p>0610</text:p>
          </table:table-cell>
          <table:table-cell office:value-type="string" office:string-value="06100" table:formula="of:=[.D68]&amp;REPT(&quot;0&quot;;5-LEN([.D68]))" table:style-name="ce5">
            <text:p>06100</text:p>
          </table:table-cell>
          <table:table-cell office:value-type="string" table:style-name="ce4">
            <text:p>Extraction of crude petroleum</text:p>
          </table:table-cell>
          <table:table-cell table:number-columns-repeated="16378"/>
        </table:table-row>
        <table:table-row table:style-name="ro1">
          <table:table-cell office:value-type="string" table:style-name="ce2">
            <text:p>06.2</text:p>
          </table:table-cell>
          <table:table-cell office:value-type="string" table:style-name="ce4">
            <text:p>Extraction of natural gas</text:p>
          </table:table-cell>
          <table:table-cell office:value-type="string" office:string-value="062" table:formula="of:=SUBSTITUTE([.A69];&quot;.&quot;;&quot;&quot;)" table:style-name="ce6">
            <text:p>062</text:p>
          </table:table-cell>
          <table:table-cell office:value-type="string" office:string-value="062" table:formula="of:=SUBSTITUTE([.C69];&quot;/&quot;;&quot;&quot;)" table:style-name="ce5">
            <text:p>062</text:p>
          </table:table-cell>
          <table:table-cell office:value-type="string" office:string-value="06200" table:formula="of:=[.D69]&amp;REPT(&quot;0&quot;;5-LEN([.D69]))" table:style-name="ce5">
            <text:p>06200</text:p>
          </table:table-cell>
          <table:table-cell office:value-type="string" table:style-name="ce4">
            <text:p>Extraction of natural gas</text:p>
          </table:table-cell>
          <table:table-cell table:number-columns-repeated="16378"/>
        </table:table-row>
        <table:table-row table:style-name="ro1">
          <table:table-cell office:value-type="string" table:style-name="ce2">
            <text:p>06.20</text:p>
          </table:table-cell>
          <table:table-cell office:value-type="string" table:style-name="ce4">
            <text:p>Extraction of natural gas</text:p>
          </table:table-cell>
          <table:table-cell office:value-type="string" office:string-value="0620" table:formula="of:=SUBSTITUTE([.A70];&quot;.&quot;;&quot;&quot;)" table:style-name="ce6">
            <text:p>0620</text:p>
          </table:table-cell>
          <table:table-cell office:value-type="string" office:string-value="0620" table:formula="of:=SUBSTITUTE([.C70];&quot;/&quot;;&quot;&quot;)" table:style-name="ce5">
            <text:p>0620</text:p>
          </table:table-cell>
          <table:table-cell office:value-type="string" office:string-value="06200" table:formula="of:=[.D70]&amp;REPT(&quot;0&quot;;5-LEN([.D70]))" table:style-name="ce5">
            <text:p>06200</text:p>
          </table:table-cell>
          <table:table-cell office:value-type="string" table:style-name="ce4">
            <text:p>Extraction of natural gas</text:p>
          </table:table-cell>
          <table:table-cell table:number-columns-repeated="16378"/>
        </table:table-row>
        <table:table-row table:style-name="ro1">
          <table:table-cell office:value-type="string" table:style-name="ce2">
            <text:p>07</text:p>
          </table:table-cell>
          <table:table-cell office:value-type="string" table:style-name="ce4">
            <text:p>Mining of metal ores</text:p>
          </table:table-cell>
          <table:table-cell office:value-type="string" office:string-value="07" table:formula="of:=SUBSTITUTE([.A71];&quot;.&quot;;&quot;&quot;)" table:style-name="ce6">
            <text:p>07</text:p>
          </table:table-cell>
          <table:table-cell office:value-type="string" office:string-value="07" table:formula="of:=SUBSTITUTE([.C71];&quot;/&quot;;&quot;&quot;)" table:style-name="ce5">
            <text:p>07</text:p>
          </table:table-cell>
          <table:table-cell office:value-type="string" office:string-value="07000" table:formula="of:=[.D71]&amp;REPT(&quot;0&quot;;5-LEN([.D71]))" table:style-name="ce5">
            <text:p>07000</text:p>
          </table:table-cell>
          <table:table-cell office:value-type="string" table:style-name="ce4">
            <text:p>Mining of metal ores</text:p>
          </table:table-cell>
          <table:table-cell table:number-columns-repeated="16378"/>
        </table:table-row>
        <table:table-row table:style-name="ro1">
          <table:table-cell office:value-type="string" table:style-name="ce2">
            <text:p>07.1</text:p>
          </table:table-cell>
          <table:table-cell office:value-type="string" table:style-name="ce4">
            <text:p>Mining of iron ores</text:p>
          </table:table-cell>
          <table:table-cell office:value-type="string" office:string-value="071" table:formula="of:=SUBSTITUTE([.A72];&quot;.&quot;;&quot;&quot;)" table:style-name="ce6">
            <text:p>071</text:p>
          </table:table-cell>
          <table:table-cell office:value-type="string" office:string-value="071" table:formula="of:=SUBSTITUTE([.C72];&quot;/&quot;;&quot;&quot;)" table:style-name="ce5">
            <text:p>071</text:p>
          </table:table-cell>
          <table:table-cell office:value-type="string" office:string-value="07100" table:formula="of:=[.D72]&amp;REPT(&quot;0&quot;;5-LEN([.D72]))" table:style-name="ce5">
            <text:p>07100</text:p>
          </table:table-cell>
          <table:table-cell office:value-type="string" table:style-name="ce4">
            <text:p>Mining of iron ores</text:p>
          </table:table-cell>
          <table:table-cell table:number-columns-repeated="16378"/>
        </table:table-row>
        <table:table-row table:style-name="ro1">
          <table:table-cell office:value-type="string" table:style-name="ce2">
            <text:p>07.10</text:p>
          </table:table-cell>
          <table:table-cell office:value-type="string" table:style-name="ce4">
            <text:p>Mining of iron ores</text:p>
          </table:table-cell>
          <table:table-cell office:value-type="string" office:string-value="0710" table:formula="of:=SUBSTITUTE([.A73];&quot;.&quot;;&quot;&quot;)" table:style-name="ce6">
            <text:p>0710</text:p>
          </table:table-cell>
          <table:table-cell office:value-type="string" office:string-value="0710" table:formula="of:=SUBSTITUTE([.C73];&quot;/&quot;;&quot;&quot;)" table:style-name="ce5">
            <text:p>0710</text:p>
          </table:table-cell>
          <table:table-cell office:value-type="string" office:string-value="07100" table:formula="of:=[.D73]&amp;REPT(&quot;0&quot;;5-LEN([.D73]))" table:style-name="ce5">
            <text:p>07100</text:p>
          </table:table-cell>
          <table:table-cell office:value-type="string" table:style-name="ce4">
            <text:p>Mining of iron ores</text:p>
          </table:table-cell>
          <table:table-cell table:number-columns-repeated="16378"/>
        </table:table-row>
        <table:table-row table:style-name="ro1">
          <table:table-cell office:value-type="string" table:style-name="ce2">
            <text:p>07.2</text:p>
          </table:table-cell>
          <table:table-cell office:value-type="string" table:style-name="ce4">
            <text:p>Mining of non-ferrous metal ores</text:p>
          </table:table-cell>
          <table:table-cell office:value-type="string" office:string-value="072" table:formula="of:=SUBSTITUTE([.A74];&quot;.&quot;;&quot;&quot;)" table:style-name="ce6">
            <text:p>072</text:p>
          </table:table-cell>
          <table:table-cell office:value-type="string" office:string-value="072" table:formula="of:=SUBSTITUTE([.C74];&quot;/&quot;;&quot;&quot;)" table:style-name="ce5">
            <text:p>072</text:p>
          </table:table-cell>
          <table:table-cell office:value-type="string" office:string-value="07200" table:formula="of:=[.D74]&amp;REPT(&quot;0&quot;;5-LEN([.D74]))" table:style-name="ce5">
            <text:p>07200</text:p>
          </table:table-cell>
          <table:table-cell office:value-type="string" table:style-name="ce4">
            <text:p>Mining of non-ferrous metal ores</text:p>
          </table:table-cell>
          <table:table-cell table:number-columns-repeated="16378"/>
        </table:table-row>
        <table:table-row table:style-name="ro1">
          <table:table-cell office:value-type="string" table:style-name="ce2">
            <text:p>07.21</text:p>
          </table:table-cell>
          <table:table-cell office:value-type="string" table:style-name="ce4">
            <text:p>Mining of uranium and thorium ores</text:p>
          </table:table-cell>
          <table:table-cell office:value-type="string" office:string-value="0721" table:formula="of:=SUBSTITUTE([.A75];&quot;.&quot;;&quot;&quot;)" table:style-name="ce6">
            <text:p>0721</text:p>
          </table:table-cell>
          <table:table-cell office:value-type="string" office:string-value="0721" table:formula="of:=SUBSTITUTE([.C75];&quot;/&quot;;&quot;&quot;)" table:style-name="ce5">
            <text:p>0721</text:p>
          </table:table-cell>
          <table:table-cell office:value-type="string" office:string-value="07210" table:formula="of:=[.D75]&amp;REPT(&quot;0&quot;;5-LEN([.D75]))" table:style-name="ce5">
            <text:p>07210</text:p>
          </table:table-cell>
          <table:table-cell office:value-type="string" table:style-name="ce4">
            <text:p>Mining of uranium and thorium ores</text:p>
          </table:table-cell>
          <table:table-cell table:number-columns-repeated="16378"/>
        </table:table-row>
        <table:table-row table:style-name="ro1">
          <table:table-cell office:value-type="string" table:style-name="ce2">
            <text:p>07.29</text:p>
          </table:table-cell>
          <table:table-cell office:value-type="string" table:style-name="ce4">
            <text:p>Mining of other non-ferrous metal ores</text:p>
          </table:table-cell>
          <table:table-cell office:value-type="string" office:string-value="0729" table:formula="of:=SUBSTITUTE([.A76];&quot;.&quot;;&quot;&quot;)" table:style-name="ce6">
            <text:p>0729</text:p>
          </table:table-cell>
          <table:table-cell office:value-type="string" office:string-value="0729" table:formula="of:=SUBSTITUTE([.C76];&quot;/&quot;;&quot;&quot;)" table:style-name="ce5">
            <text:p>0729</text:p>
          </table:table-cell>
          <table:table-cell office:value-type="string" office:string-value="07290" table:formula="of:=[.D76]&amp;REPT(&quot;0&quot;;5-LEN([.D76]))" table:style-name="ce5">
            <text:p>07290</text:p>
          </table:table-cell>
          <table:table-cell office:value-type="string" table:style-name="ce4">
            <text:p>Mining of other non-ferrous metal ores</text:p>
          </table:table-cell>
          <table:table-cell table:number-columns-repeated="16378"/>
        </table:table-row>
        <table:table-row table:style-name="ro1">
          <table:table-cell office:value-type="string" table:style-name="ce2">
            <text:p>08</text:p>
          </table:table-cell>
          <table:table-cell office:value-type="string" table:style-name="ce4">
            <text:p>Other mining and quarrying</text:p>
          </table:table-cell>
          <table:table-cell office:value-type="string" office:string-value="08" table:formula="of:=SUBSTITUTE([.A77];&quot;.&quot;;&quot;&quot;)" table:style-name="ce6">
            <text:p>08</text:p>
          </table:table-cell>
          <table:table-cell office:value-type="string" office:string-value="08" table:formula="of:=SUBSTITUTE([.C77];&quot;/&quot;;&quot;&quot;)" table:style-name="ce5">
            <text:p>08</text:p>
          </table:table-cell>
          <table:table-cell office:value-type="string" office:string-value="08000" table:formula="of:=[.D77]&amp;REPT(&quot;0&quot;;5-LEN([.D77]))" table:style-name="ce5">
            <text:p>08000</text:p>
          </table:table-cell>
          <table:table-cell office:value-type="string" table:style-name="ce4">
            <text:p>Other mining and quarrying</text:p>
          </table:table-cell>
          <table:table-cell table:number-columns-repeated="16378"/>
        </table:table-row>
        <table:table-row table:style-name="ro1">
          <table:table-cell office:value-type="string" table:style-name="ce2">
            <text:p>08.1</text:p>
          </table:table-cell>
          <table:table-cell office:value-type="string" table:style-name="ce4">
            <text:p>Quarrying of stone, sand and clay</text:p>
          </table:table-cell>
          <table:table-cell office:value-type="string" office:string-value="081" table:formula="of:=SUBSTITUTE([.A78];&quot;.&quot;;&quot;&quot;)" table:style-name="ce6">
            <text:p>081</text:p>
          </table:table-cell>
          <table:table-cell office:value-type="string" office:string-value="081" table:formula="of:=SUBSTITUTE([.C78];&quot;/&quot;;&quot;&quot;)" table:style-name="ce5">
            <text:p>081</text:p>
          </table:table-cell>
          <table:table-cell office:value-type="string" office:string-value="08100" table:formula="of:=[.D78]&amp;REPT(&quot;0&quot;;5-LEN([.D78]))" table:style-name="ce5">
            <text:p>08100</text:p>
          </table:table-cell>
          <table:table-cell office:value-type="string" table:style-name="ce4">
            <text:p>Quarrying of stone, sand and clay</text:p>
          </table:table-cell>
          <table:table-cell table:number-columns-repeated="16378"/>
        </table:table-row>
        <table:table-row table:style-name="ro1">
          <table:table-cell office:value-type="string" table:style-name="ce2">
            <text:p>08.11</text:p>
          </table:table-cell>
          <table:table-cell office:value-type="string" table:style-name="ce4">
            <text:p>Quarrying of ornamental and building stone, limestone, gypsum, chalk and slate</text:p>
          </table:table-cell>
          <table:table-cell office:value-type="string" office:string-value="0811" table:formula="of:=SUBSTITUTE([.A79];&quot;.&quot;;&quot;&quot;)" table:style-name="ce6">
            <text:p>0811</text:p>
          </table:table-cell>
          <table:table-cell office:value-type="string" office:string-value="0811" table:formula="of:=SUBSTITUTE([.C79];&quot;/&quot;;&quot;&quot;)" table:style-name="ce5">
            <text:p>0811</text:p>
          </table:table-cell>
          <table:table-cell office:value-type="string" office:string-value="08110" table:formula="of:=[.D79]&amp;REPT(&quot;0&quot;;5-LEN([.D79]))" table:style-name="ce5">
            <text:p>08110</text:p>
          </table:table-cell>
          <table:table-cell office:value-type="string" table:style-name="ce4">
            <text:p>Quarrying of ornamental and building stone, limestone, gypsum, chalk and slate</text:p>
          </table:table-cell>
          <table:table-cell table:number-columns-repeated="16378"/>
        </table:table-row>
        <table:table-row table:style-name="ro1">
          <table:table-cell office:value-type="string" table:style-name="ce2">
            <text:p>08.12</text:p>
          </table:table-cell>
          <table:table-cell office:value-type="string" table:style-name="ce4">
            <text:p>Operation of gravel and sand pits; mining of clays and kaolin</text:p>
          </table:table-cell>
          <table:table-cell office:value-type="string" office:string-value="0812" table:formula="of:=SUBSTITUTE([.A80];&quot;.&quot;;&quot;&quot;)" table:style-name="ce6">
            <text:p>0812</text:p>
          </table:table-cell>
          <table:table-cell office:value-type="string" office:string-value="0812" table:formula="of:=SUBSTITUTE([.C80];&quot;/&quot;;&quot;&quot;)" table:style-name="ce5">
            <text:p>0812</text:p>
          </table:table-cell>
          <table:table-cell office:value-type="string" office:string-value="08120" table:formula="of:=[.D80]&amp;REPT(&quot;0&quot;;5-LEN([.D80]))" table:style-name="ce5">
            <text:p>08120</text:p>
          </table:table-cell>
          <table:table-cell office:value-type="string" table:style-name="ce4">
            <text:p>Operation of gravel and sand pits; mining of clays and kaolin</text:p>
          </table:table-cell>
          <table:table-cell table:number-columns-repeated="16378"/>
        </table:table-row>
        <table:table-row table:style-name="ro1">
          <table:table-cell office:value-type="string" table:style-name="ce2">
            <text:p>08.9</text:p>
          </table:table-cell>
          <table:table-cell office:value-type="string" table:style-name="ce4">
            <text:p>Mining and quarrying not elsewhere classified</text:p>
          </table:table-cell>
          <table:table-cell office:value-type="string" office:string-value="089" table:formula="of:=SUBSTITUTE([.A81];&quot;.&quot;;&quot;&quot;)" table:style-name="ce6">
            <text:p>089</text:p>
          </table:table-cell>
          <table:table-cell office:value-type="string" office:string-value="089" table:formula="of:=SUBSTITUTE([.C81];&quot;/&quot;;&quot;&quot;)" table:style-name="ce5">
            <text:p>089</text:p>
          </table:table-cell>
          <table:table-cell office:value-type="string" office:string-value="08900" table:formula="of:=[.D81]&amp;REPT(&quot;0&quot;;5-LEN([.D81]))" table:style-name="ce5">
            <text:p>08900</text:p>
          </table:table-cell>
          <table:table-cell office:value-type="string" table:style-name="ce4">
            <text:p>Mining and quarrying not elsewhere classified</text:p>
          </table:table-cell>
          <table:table-cell table:number-columns-repeated="16378"/>
        </table:table-row>
        <table:table-row table:style-name="ro1">
          <table:table-cell office:value-type="string" table:style-name="ce2">
            <text:p>08.91</text:p>
          </table:table-cell>
          <table:table-cell office:value-type="string" table:style-name="ce4">
            <text:p>Mining of chemical and fertiliser minerals</text:p>
          </table:table-cell>
          <table:table-cell office:value-type="string" office:string-value="0891" table:formula="of:=SUBSTITUTE([.A82];&quot;.&quot;;&quot;&quot;)" table:style-name="ce6">
            <text:p>0891</text:p>
          </table:table-cell>
          <table:table-cell office:value-type="string" office:string-value="0891" table:formula="of:=SUBSTITUTE([.C82];&quot;/&quot;;&quot;&quot;)" table:style-name="ce5">
            <text:p>0891</text:p>
          </table:table-cell>
          <table:table-cell office:value-type="string" office:string-value="08910" table:formula="of:=[.D82]&amp;REPT(&quot;0&quot;;5-LEN([.D82]))" table:style-name="ce5">
            <text:p>08910</text:p>
          </table:table-cell>
          <table:table-cell office:value-type="string" table:style-name="ce4">
            <text:p>Mining of chemical and fertiliser minerals</text:p>
          </table:table-cell>
          <table:table-cell table:number-columns-repeated="16378"/>
        </table:table-row>
        <table:table-row table:style-name="ro1">
          <table:table-cell office:value-type="string" table:style-name="ce2">
            <text:p>08.92</text:p>
          </table:table-cell>
          <table:table-cell office:value-type="string" table:style-name="ce4">
            <text:p>Extraction of peat</text:p>
          </table:table-cell>
          <table:table-cell office:value-type="string" office:string-value="0892" table:formula="of:=SUBSTITUTE([.A83];&quot;.&quot;;&quot;&quot;)" table:style-name="ce6">
            <text:p>0892</text:p>
          </table:table-cell>
          <table:table-cell office:value-type="string" office:string-value="0892" table:formula="of:=SUBSTITUTE([.C83];&quot;/&quot;;&quot;&quot;)" table:style-name="ce5">
            <text:p>0892</text:p>
          </table:table-cell>
          <table:table-cell office:value-type="string" office:string-value="08920" table:formula="of:=[.D83]&amp;REPT(&quot;0&quot;;5-LEN([.D83]))" table:style-name="ce5">
            <text:p>08920</text:p>
          </table:table-cell>
          <table:table-cell office:value-type="string" table:style-name="ce4">
            <text:p>Extraction of peat</text:p>
          </table:table-cell>
          <table:table-cell table:number-columns-repeated="16378"/>
        </table:table-row>
        <table:table-row table:style-name="ro1">
          <table:table-cell office:value-type="string" table:style-name="ce2">
            <text:p>08.93</text:p>
          </table:table-cell>
          <table:table-cell office:value-type="string" table:style-name="ce4">
            <text:p>Extraction of salt</text:p>
          </table:table-cell>
          <table:table-cell office:value-type="string" office:string-value="0893" table:formula="of:=SUBSTITUTE([.A84];&quot;.&quot;;&quot;&quot;)" table:style-name="ce6">
            <text:p>0893</text:p>
          </table:table-cell>
          <table:table-cell office:value-type="string" office:string-value="0893" table:formula="of:=SUBSTITUTE([.C84];&quot;/&quot;;&quot;&quot;)" table:style-name="ce5">
            <text:p>0893</text:p>
          </table:table-cell>
          <table:table-cell office:value-type="string" office:string-value="08930" table:formula="of:=[.D84]&amp;REPT(&quot;0&quot;;5-LEN([.D84]))" table:style-name="ce5">
            <text:p>08930</text:p>
          </table:table-cell>
          <table:table-cell office:value-type="string" table:style-name="ce4">
            <text:p>Extraction of salt</text:p>
          </table:table-cell>
          <table:table-cell table:number-columns-repeated="16378"/>
        </table:table-row>
        <table:table-row table:style-name="ro1">
          <table:table-cell office:value-type="string" table:style-name="ce2">
            <text:p>08.99</text:p>
          </table:table-cell>
          <table:table-cell office:value-type="string" table:style-name="ce4">
            <text:p>Other mining and quarrying not elsewhere classified</text:p>
          </table:table-cell>
          <table:table-cell office:value-type="string" office:string-value="0899" table:formula="of:=SUBSTITUTE([.A85];&quot;.&quot;;&quot;&quot;)" table:style-name="ce6">
            <text:p>0899</text:p>
          </table:table-cell>
          <table:table-cell office:value-type="string" office:string-value="0899" table:formula="of:=SUBSTITUTE([.C85];&quot;/&quot;;&quot;&quot;)" table:style-name="ce5">
            <text:p>0899</text:p>
          </table:table-cell>
          <table:table-cell office:value-type="string" office:string-value="08990" table:formula="of:=[.D85]&amp;REPT(&quot;0&quot;;5-LEN([.D85]))" table:style-name="ce5">
            <text:p>08990</text:p>
          </table:table-cell>
          <table:table-cell office:value-type="string" table:style-name="ce4">
            <text:p>Other mining and quarrying not elsewhere classified</text:p>
          </table:table-cell>
          <table:table-cell table:number-columns-repeated="16378"/>
        </table:table-row>
        <table:table-row table:style-name="ro1">
          <table:table-cell office:value-type="string" table:style-name="ce2">
            <text:p>09</text:p>
          </table:table-cell>
          <table:table-cell office:value-type="string" table:style-name="ce4">
            <text:p>Mining support service activities</text:p>
          </table:table-cell>
          <table:table-cell office:value-type="string" office:string-value="09" table:formula="of:=SUBSTITUTE([.A86];&quot;.&quot;;&quot;&quot;)" table:style-name="ce6">
            <text:p>09</text:p>
          </table:table-cell>
          <table:table-cell office:value-type="string" office:string-value="09" table:formula="of:=SUBSTITUTE([.C86];&quot;/&quot;;&quot;&quot;)" table:style-name="ce5">
            <text:p>09</text:p>
          </table:table-cell>
          <table:table-cell office:value-type="string" office:string-value="09000" table:formula="of:=[.D86]&amp;REPT(&quot;0&quot;;5-LEN([.D86]))" table:style-name="ce5">
            <text:p>09000</text:p>
          </table:table-cell>
          <table:table-cell office:value-type="string" table:style-name="ce4">
            <text:p>Mining support service activities</text:p>
          </table:table-cell>
          <table:table-cell table:number-columns-repeated="16378"/>
        </table:table-row>
        <table:table-row table:style-name="ro1">
          <table:table-cell office:value-type="string" table:style-name="ce2">
            <text:p>09.1</text:p>
          </table:table-cell>
          <table:table-cell office:value-type="string" table:style-name="ce4">
            <text:p>Support activities for petroleum and natural gas extraction</text:p>
          </table:table-cell>
          <table:table-cell office:value-type="string" office:string-value="091" table:formula="of:=SUBSTITUTE([.A87];&quot;.&quot;;&quot;&quot;)" table:style-name="ce6">
            <text:p>091</text:p>
          </table:table-cell>
          <table:table-cell office:value-type="string" office:string-value="091" table:formula="of:=SUBSTITUTE([.C87];&quot;/&quot;;&quot;&quot;)" table:style-name="ce5">
            <text:p>091</text:p>
          </table:table-cell>
          <table:table-cell office:value-type="string" office:string-value="09100" table:formula="of:=[.D87]&amp;REPT(&quot;0&quot;;5-LEN([.D87]))" table:style-name="ce5">
            <text:p>09100</text:p>
          </table:table-cell>
          <table:table-cell office:value-type="string" table:style-name="ce4">
            <text:p>Support activities for petroleum and natural gas extraction</text:p>
          </table:table-cell>
          <table:table-cell table:number-columns-repeated="16378"/>
        </table:table-row>
        <table:table-row table:style-name="ro1">
          <table:table-cell office:value-type="string" table:style-name="ce2">
            <text:p>09.10</text:p>
          </table:table-cell>
          <table:table-cell office:value-type="string" table:style-name="ce4">
            <text:p>Support activities for petroleum and natural gas extraction</text:p>
          </table:table-cell>
          <table:table-cell office:value-type="string" office:string-value="0910" table:formula="of:=SUBSTITUTE([.A88];&quot;.&quot;;&quot;&quot;)" table:style-name="ce6">
            <text:p>0910</text:p>
          </table:table-cell>
          <table:table-cell office:value-type="string" office:string-value="0910" table:formula="of:=SUBSTITUTE([.C88];&quot;/&quot;;&quot;&quot;)" table:style-name="ce5">
            <text:p>0910</text:p>
          </table:table-cell>
          <table:table-cell office:value-type="string" office:string-value="09100" table:formula="of:=[.D88]&amp;REPT(&quot;0&quot;;5-LEN([.D88]))" table:style-name="ce5">
            <text:p>09100</text:p>
          </table:table-cell>
          <table:table-cell office:value-type="string" table:style-name="ce4">
            <text:p>Support activities for petroleum and natural gas extraction</text:p>
          </table:table-cell>
          <table:table-cell table:number-columns-repeated="16378"/>
        </table:table-row>
        <table:table-row table:style-name="ro1">
          <table:table-cell office:value-type="string" table:style-name="ce2">
            <text:p>09.9</text:p>
          </table:table-cell>
          <table:table-cell office:value-type="string" table:style-name="ce4">
            <text:p>Support activities for other mining and quarrying</text:p>
          </table:table-cell>
          <table:table-cell office:value-type="string" office:string-value="099" table:formula="of:=SUBSTITUTE([.A89];&quot;.&quot;;&quot;&quot;)" table:style-name="ce6">
            <text:p>099</text:p>
          </table:table-cell>
          <table:table-cell office:value-type="string" office:string-value="099" table:formula="of:=SUBSTITUTE([.C89];&quot;/&quot;;&quot;&quot;)" table:style-name="ce5">
            <text:p>099</text:p>
          </table:table-cell>
          <table:table-cell office:value-type="string" office:string-value="09900" table:formula="of:=[.D89]&amp;REPT(&quot;0&quot;;5-LEN([.D89]))" table:style-name="ce5">
            <text:p>09900</text:p>
          </table:table-cell>
          <table:table-cell office:value-type="string" table:style-name="ce4">
            <text:p>Support activities for other mining and quarrying</text:p>
          </table:table-cell>
          <table:table-cell table:number-columns-repeated="16378"/>
        </table:table-row>
        <table:table-row table:style-name="ro1">
          <table:table-cell office:value-type="string" table:style-name="ce2">
            <text:p>09.90</text:p>
          </table:table-cell>
          <table:table-cell office:value-type="string" table:style-name="ce4">
            <text:p>Support activities for other mining and quarrying</text:p>
          </table:table-cell>
          <table:table-cell office:value-type="string" office:string-value="0990" table:formula="of:=SUBSTITUTE([.A90];&quot;.&quot;;&quot;&quot;)" table:style-name="ce6">
            <text:p>0990</text:p>
          </table:table-cell>
          <table:table-cell office:value-type="string" office:string-value="0990" table:formula="of:=SUBSTITUTE([.C90];&quot;/&quot;;&quot;&quot;)" table:style-name="ce5">
            <text:p>0990</text:p>
          </table:table-cell>
          <table:table-cell office:value-type="string" office:string-value="09900" table:formula="of:=[.D90]&amp;REPT(&quot;0&quot;;5-LEN([.D90]))" table:style-name="ce5">
            <text:p>09900</text:p>
          </table:table-cell>
          <table:table-cell office:value-type="string" table:style-name="ce4">
            <text:p>Support activities for other mining and quarrying</text:p>
          </table:table-cell>
          <table:table-cell table:number-columns-repeated="16378"/>
        </table:table-row>
        <table:table-row table:style-name="ro1">
          <table:table-cell office:value-type="string" table:style-name="ce2">
            <text:p>10</text:p>
          </table:table-cell>
          <table:table-cell office:value-type="string" table:style-name="ce4">
            <text:p>Manufacture of food products</text:p>
          </table:table-cell>
          <table:table-cell office:value-type="string" office:string-value="10" table:formula="of:=SUBSTITUTE([.A91];&quot;.&quot;;&quot;&quot;)" table:style-name="ce6">
            <text:p>10</text:p>
          </table:table-cell>
          <table:table-cell office:value-type="string" office:string-value="10" table:formula="of:=SUBSTITUTE([.C91];&quot;/&quot;;&quot;&quot;)" table:style-name="ce5">
            <text:p>10</text:p>
          </table:table-cell>
          <table:table-cell office:value-type="string" office:string-value="10000" table:formula="of:=[.D91]&amp;REPT(&quot;0&quot;;5-LEN([.D91]))" table:style-name="ce5">
            <text:p>10000</text:p>
          </table:table-cell>
          <table:table-cell office:value-type="string" table:style-name="ce4">
            <text:p>Manufacture of food products</text:p>
          </table:table-cell>
          <table:table-cell table:number-columns-repeated="16378"/>
        </table:table-row>
        <table:table-row table:style-name="ro1">
          <table:table-cell office:value-type="string" table:style-name="ce2">
            <text:p>10.1</text:p>
          </table:table-cell>
          <table:table-cell office:value-type="string" table:style-name="ce4">
            <text:p>Processing and preserving of meat and production of meat products</text:p>
          </table:table-cell>
          <table:table-cell office:value-type="string" office:string-value="101" table:formula="of:=SUBSTITUTE([.A92];&quot;.&quot;;&quot;&quot;)" table:style-name="ce6">
            <text:p>101</text:p>
          </table:table-cell>
          <table:table-cell office:value-type="string" office:string-value="101" table:formula="of:=SUBSTITUTE([.C92];&quot;/&quot;;&quot;&quot;)" table:style-name="ce5">
            <text:p>101</text:p>
          </table:table-cell>
          <table:table-cell office:value-type="string" office:string-value="10100" table:formula="of:=[.D92]&amp;REPT(&quot;0&quot;;5-LEN([.D92]))" table:style-name="ce5">
            <text:p>10100</text:p>
          </table:table-cell>
          <table:table-cell office:value-type="string" table:style-name="ce4">
            <text:p>Processing and preserving of meat and production of meat products</text:p>
          </table:table-cell>
          <table:table-cell table:number-columns-repeated="16378"/>
        </table:table-row>
        <table:table-row table:style-name="ro1">
          <table:table-cell office:value-type="string" table:style-name="ce2">
            <text:p>10.11</text:p>
          </table:table-cell>
          <table:table-cell office:value-type="string" table:style-name="ce4">
            <text:p>Processing and preserving of meat</text:p>
          </table:table-cell>
          <table:table-cell office:value-type="string" office:string-value="1011" table:formula="of:=SUBSTITUTE([.A93];&quot;.&quot;;&quot;&quot;)" table:style-name="ce6">
            <text:p>1011</text:p>
          </table:table-cell>
          <table:table-cell office:value-type="string" office:string-value="1011" table:formula="of:=SUBSTITUTE([.C93];&quot;/&quot;;&quot;&quot;)" table:style-name="ce5">
            <text:p>1011</text:p>
          </table:table-cell>
          <table:table-cell office:value-type="string" office:string-value="10110" table:formula="of:=[.D93]&amp;REPT(&quot;0&quot;;5-LEN([.D93]))" table:style-name="ce5">
            <text:p>10110</text:p>
          </table:table-cell>
          <table:table-cell office:value-type="string" table:style-name="ce4">
            <text:p>Processing and preserving of meat</text:p>
          </table:table-cell>
          <table:table-cell table:number-columns-repeated="16378"/>
        </table:table-row>
        <table:table-row table:style-name="ro1">
          <table:table-cell office:value-type="string" table:style-name="ce2">
            <text:p>10.12</text:p>
          </table:table-cell>
          <table:table-cell office:value-type="string" table:style-name="ce4">
            <text:p>Processing and preserving of poultry meat</text:p>
          </table:table-cell>
          <table:table-cell office:value-type="string" office:string-value="1012" table:formula="of:=SUBSTITUTE([.A94];&quot;.&quot;;&quot;&quot;)" table:style-name="ce6">
            <text:p>1012</text:p>
          </table:table-cell>
          <table:table-cell office:value-type="string" office:string-value="1012" table:formula="of:=SUBSTITUTE([.C94];&quot;/&quot;;&quot;&quot;)" table:style-name="ce5">
            <text:p>1012</text:p>
          </table:table-cell>
          <table:table-cell office:value-type="string" office:string-value="10120" table:formula="of:=[.D94]&amp;REPT(&quot;0&quot;;5-LEN([.D94]))" table:style-name="ce5">
            <text:p>10120</text:p>
          </table:table-cell>
          <table:table-cell office:value-type="string" table:style-name="ce4">
            <text:p>Processing and preserving of poultry meat</text:p>
          </table:table-cell>
          <table:table-cell table:number-columns-repeated="16378"/>
        </table:table-row>
        <table:table-row table:style-name="ro1">
          <table:table-cell office:value-type="string" table:style-name="ce2">
            <text:p>10.13</text:p>
          </table:table-cell>
          <table:table-cell office:value-type="string" table:style-name="ce4">
            <text:p>Production of meat and poultry meat products</text:p>
          </table:table-cell>
          <table:table-cell office:value-type="string" office:string-value="1013" table:formula="of:=SUBSTITUTE([.A95];&quot;.&quot;;&quot;&quot;)" table:style-name="ce6">
            <text:p>1013</text:p>
          </table:table-cell>
          <table:table-cell office:value-type="string" office:string-value="1013" table:formula="of:=SUBSTITUTE([.C95];&quot;/&quot;;&quot;&quot;)" table:style-name="ce5">
            <text:p>1013</text:p>
          </table:table-cell>
          <table:table-cell office:value-type="string" office:string-value="10130" table:formula="of:=[.D95]&amp;REPT(&quot;0&quot;;5-LEN([.D95]))" table:style-name="ce5">
            <text:p>10130</text:p>
          </table:table-cell>
          <table:table-cell office:value-type="string" table:style-name="ce4">
            <text:p>Production of meat and poultry meat products</text:p>
          </table:table-cell>
          <table:table-cell table:number-columns-repeated="16378"/>
        </table:table-row>
        <table:table-row table:style-name="ro1">
          <table:table-cell office:value-type="string" table:style-name="ce2">
            <text:p>10.2</text:p>
          </table:table-cell>
          <table:table-cell office:value-type="string" table:style-name="ce4">
            <text:p>Processing and preserving of fish, crustaceans and molluscs</text:p>
          </table:table-cell>
          <table:table-cell office:value-type="string" office:string-value="102" table:formula="of:=SUBSTITUTE([.A96];&quot;.&quot;;&quot;&quot;)" table:style-name="ce6">
            <text:p>102</text:p>
          </table:table-cell>
          <table:table-cell office:value-type="string" office:string-value="102" table:formula="of:=SUBSTITUTE([.C96];&quot;/&quot;;&quot;&quot;)" table:style-name="ce5">
            <text:p>102</text:p>
          </table:table-cell>
          <table:table-cell office:value-type="string" office:string-value="10200" table:formula="of:=[.D96]&amp;REPT(&quot;0&quot;;5-LEN([.D96]))" table:style-name="ce5">
            <text:p>10200</text:p>
          </table:table-cell>
          <table:table-cell office:value-type="string" table:style-name="ce4">
            <text:p>Processing and preserving of fish, crustaceans and molluscs</text:p>
          </table:table-cell>
          <table:table-cell table:number-columns-repeated="16378"/>
        </table:table-row>
        <table:table-row table:style-name="ro1">
          <table:table-cell office:value-type="string" table:style-name="ce2">
            <text:p>10.20</text:p>
          </table:table-cell>
          <table:table-cell office:value-type="string" table:style-name="ce4">
            <text:p>Processing and preserving of fish, crustaceans and molluscs</text:p>
          </table:table-cell>
          <table:table-cell office:value-type="string" office:string-value="1020" table:formula="of:=SUBSTITUTE([.A97];&quot;.&quot;;&quot;&quot;)" table:style-name="ce6">
            <text:p>1020</text:p>
          </table:table-cell>
          <table:table-cell office:value-type="string" office:string-value="1020" table:formula="of:=SUBSTITUTE([.C97];&quot;/&quot;;&quot;&quot;)" table:style-name="ce5">
            <text:p>1020</text:p>
          </table:table-cell>
          <table:table-cell office:value-type="string" office:string-value="10200" table:formula="of:=[.D97]&amp;REPT(&quot;0&quot;;5-LEN([.D97]))" table:style-name="ce5">
            <text:p>10200</text:p>
          </table:table-cell>
          <table:table-cell office:value-type="string" table:style-name="ce4">
            <text:p>Processing and preserving of fish, crustaceans and molluscs</text:p>
          </table:table-cell>
          <table:table-cell table:number-columns-repeated="16378"/>
        </table:table-row>
        <table:table-row table:style-name="ro1">
          <table:table-cell office:value-type="string" table:style-name="ce2">
            <text:p>10.3</text:p>
          </table:table-cell>
          <table:table-cell office:value-type="string" table:style-name="ce4">
            <text:p>Processing and preserving of fruit and vegetables</text:p>
          </table:table-cell>
          <table:table-cell office:value-type="string" office:string-value="103" table:formula="of:=SUBSTITUTE([.A98];&quot;.&quot;;&quot;&quot;)" table:style-name="ce6">
            <text:p>103</text:p>
          </table:table-cell>
          <table:table-cell office:value-type="string" office:string-value="103" table:formula="of:=SUBSTITUTE([.C98];&quot;/&quot;;&quot;&quot;)" table:style-name="ce5">
            <text:p>103</text:p>
          </table:table-cell>
          <table:table-cell office:value-type="string" office:string-value="10300" table:formula="of:=[.D98]&amp;REPT(&quot;0&quot;;5-LEN([.D98]))" table:style-name="ce5">
            <text:p>10300</text:p>
          </table:table-cell>
          <table:table-cell office:value-type="string" table:style-name="ce4">
            <text:p>Processing and preserving of fruit and vegetables</text:p>
          </table:table-cell>
          <table:table-cell table:number-columns-repeated="16378"/>
        </table:table-row>
        <table:table-row table:style-name="ro1">
          <table:table-cell office:value-type="string" table:style-name="ce2">
            <text:p>10.31</text:p>
          </table:table-cell>
          <table:table-cell office:value-type="string" table:style-name="ce4">
            <text:p>Processing and preserving of potatoes</text:p>
          </table:table-cell>
          <table:table-cell office:value-type="string" office:string-value="1031" table:formula="of:=SUBSTITUTE([.A99];&quot;.&quot;;&quot;&quot;)" table:style-name="ce6">
            <text:p>1031</text:p>
          </table:table-cell>
          <table:table-cell office:value-type="string" office:string-value="1031" table:formula="of:=SUBSTITUTE([.C99];&quot;/&quot;;&quot;&quot;)" table:style-name="ce5">
            <text:p>1031</text:p>
          </table:table-cell>
          <table:table-cell office:value-type="string" office:string-value="10310" table:formula="of:=[.D99]&amp;REPT(&quot;0&quot;;5-LEN([.D99]))" table:style-name="ce5">
            <text:p>10310</text:p>
          </table:table-cell>
          <table:table-cell office:value-type="string" table:style-name="ce4">
            <text:p>Processing and preserving of potatoes</text:p>
          </table:table-cell>
          <table:table-cell table:number-columns-repeated="16378"/>
        </table:table-row>
        <table:table-row table:style-name="ro1">
          <table:table-cell office:value-type="string" table:style-name="ce2">
            <text:p>10.32</text:p>
          </table:table-cell>
          <table:table-cell office:value-type="string" table:style-name="ce4">
            <text:p>Manufacture of fruit and vegetable juice</text:p>
          </table:table-cell>
          <table:table-cell office:value-type="string" office:string-value="1032" table:formula="of:=SUBSTITUTE([.A100];&quot;.&quot;;&quot;&quot;)" table:style-name="ce6">
            <text:p>1032</text:p>
          </table:table-cell>
          <table:table-cell office:value-type="string" office:string-value="1032" table:formula="of:=SUBSTITUTE([.C100];&quot;/&quot;;&quot;&quot;)" table:style-name="ce5">
            <text:p>1032</text:p>
          </table:table-cell>
          <table:table-cell office:value-type="string" office:string-value="10320" table:formula="of:=[.D100]&amp;REPT(&quot;0&quot;;5-LEN([.D100]))" table:style-name="ce5">
            <text:p>10320</text:p>
          </table:table-cell>
          <table:table-cell office:value-type="string" table:style-name="ce4">
            <text:p>Manufacture of fruit and vegetable juice</text:p>
          </table:table-cell>
          <table:table-cell table:number-columns-repeated="16378"/>
        </table:table-row>
        <table:table-row table:style-name="ro1">
          <table:table-cell office:value-type="string" table:style-name="ce2">
            <text:p>10.39</text:p>
          </table:table-cell>
          <table:table-cell office:value-type="string" table:style-name="ce4">
            <text:p>Other processing and preserving of fruit and vegetables</text:p>
          </table:table-cell>
          <table:table-cell office:value-type="string" office:string-value="1039" table:formula="of:=SUBSTITUTE([.A101];&quot;.&quot;;&quot;&quot;)" table:style-name="ce6">
            <text:p>1039</text:p>
          </table:table-cell>
          <table:table-cell office:value-type="string" office:string-value="1039" table:formula="of:=SUBSTITUTE([.C101];&quot;/&quot;;&quot;&quot;)" table:style-name="ce5">
            <text:p>1039</text:p>
          </table:table-cell>
          <table:table-cell office:value-type="string" office:string-value="10390" table:formula="of:=[.D101]&amp;REPT(&quot;0&quot;;5-LEN([.D101]))" table:style-name="ce5">
            <text:p>10390</text:p>
          </table:table-cell>
          <table:table-cell office:value-type="string" table:style-name="ce4">
            <text:p>Other processing and preserving of fruit and vegetables</text:p>
          </table:table-cell>
          <table:table-cell table:number-columns-repeated="16378"/>
        </table:table-row>
        <table:table-row table:style-name="ro1">
          <table:table-cell office:value-type="string" table:style-name="ce2">
            <text:p>10.4</text:p>
          </table:table-cell>
          <table:table-cell office:value-type="string" table:style-name="ce4">
            <text:p>Manufacture of vegetable and animal oils and fats</text:p>
          </table:table-cell>
          <table:table-cell office:value-type="string" office:string-value="104" table:formula="of:=SUBSTITUTE([.A102];&quot;.&quot;;&quot;&quot;)" table:style-name="ce6">
            <text:p>104</text:p>
          </table:table-cell>
          <table:table-cell office:value-type="string" office:string-value="104" table:formula="of:=SUBSTITUTE([.C102];&quot;/&quot;;&quot;&quot;)" table:style-name="ce5">
            <text:p>104</text:p>
          </table:table-cell>
          <table:table-cell office:value-type="string" office:string-value="10400" table:formula="of:=[.D102]&amp;REPT(&quot;0&quot;;5-LEN([.D102]))" table:style-name="ce5">
            <text:p>10400</text:p>
          </table:table-cell>
          <table:table-cell office:value-type="string" table:style-name="ce4">
            <text:p>Manufacture of vegetable and animal oils and fats</text:p>
          </table:table-cell>
          <table:table-cell table:number-columns-repeated="16378"/>
        </table:table-row>
        <table:table-row table:style-name="ro1">
          <table:table-cell office:value-type="string" table:style-name="ce2">
            <text:p>10.41</text:p>
          </table:table-cell>
          <table:table-cell office:value-type="string" table:style-name="ce4">
            <text:p>Manufacture of oils and fats</text:p>
          </table:table-cell>
          <table:table-cell office:value-type="string" office:string-value="1041" table:formula="of:=SUBSTITUTE([.A103];&quot;.&quot;;&quot;&quot;)" table:style-name="ce6">
            <text:p>1041</text:p>
          </table:table-cell>
          <table:table-cell office:value-type="string" office:string-value="1041" table:formula="of:=SUBSTITUTE([.C103];&quot;/&quot;;&quot;&quot;)" table:style-name="ce5">
            <text:p>1041</text:p>
          </table:table-cell>
          <table:table-cell office:value-type="string" office:string-value="10410" table:formula="of:=[.D103]&amp;REPT(&quot;0&quot;;5-LEN([.D103]))" table:style-name="ce5">
            <text:p>10410</text:p>
          </table:table-cell>
          <table:table-cell office:value-type="string" table:style-name="ce4">
            <text:p>Manufacture of oils and fats</text:p>
          </table:table-cell>
          <table:table-cell table:number-columns-repeated="16378"/>
        </table:table-row>
        <table:table-row table:style-name="ro1">
          <table:table-cell office:value-type="string" table:style-name="ce2">
            <text:p>10.42</text:p>
          </table:table-cell>
          <table:table-cell office:value-type="string" table:style-name="ce4">
            <text:p>Manufacture of margarine and similar edible fats</text:p>
          </table:table-cell>
          <table:table-cell office:value-type="string" office:string-value="1042" table:formula="of:=SUBSTITUTE([.A104];&quot;.&quot;;&quot;&quot;)" table:style-name="ce6">
            <text:p>1042</text:p>
          </table:table-cell>
          <table:table-cell office:value-type="string" office:string-value="1042" table:formula="of:=SUBSTITUTE([.C104];&quot;/&quot;;&quot;&quot;)" table:style-name="ce5">
            <text:p>1042</text:p>
          </table:table-cell>
          <table:table-cell office:value-type="string" office:string-value="10420" table:formula="of:=[.D104]&amp;REPT(&quot;0&quot;;5-LEN([.D104]))" table:style-name="ce5">
            <text:p>10420</text:p>
          </table:table-cell>
          <table:table-cell office:value-type="string" table:style-name="ce4">
            <text:p>Manufacture of margarine and similar edible fats</text:p>
          </table:table-cell>
          <table:table-cell table:number-columns-repeated="16378"/>
        </table:table-row>
        <table:table-row table:style-name="ro1">
          <table:table-cell office:value-type="string" table:style-name="ce2">
            <text:p>10.5</text:p>
          </table:table-cell>
          <table:table-cell office:value-type="string" table:style-name="ce4">
            <text:p>Manufacture of dairy products</text:p>
          </table:table-cell>
          <table:table-cell office:value-type="string" office:string-value="105" table:formula="of:=SUBSTITUTE([.A105];&quot;.&quot;;&quot;&quot;)" table:style-name="ce6">
            <text:p>105</text:p>
          </table:table-cell>
          <table:table-cell office:value-type="string" office:string-value="105" table:formula="of:=SUBSTITUTE([.C105];&quot;/&quot;;&quot;&quot;)" table:style-name="ce5">
            <text:p>105</text:p>
          </table:table-cell>
          <table:table-cell office:value-type="string" office:string-value="10500" table:formula="of:=[.D105]&amp;REPT(&quot;0&quot;;5-LEN([.D105]))" table:style-name="ce5">
            <text:p>10500</text:p>
          </table:table-cell>
          <table:table-cell office:value-type="string" table:style-name="ce4">
            <text:p>Manufacture of dairy products</text:p>
          </table:table-cell>
          <table:table-cell table:number-columns-repeated="16378"/>
        </table:table-row>
        <table:table-row table:style-name="ro1">
          <table:table-cell office:value-type="string" table:style-name="ce2">
            <text:p>10.51</text:p>
          </table:table-cell>
          <table:table-cell office:value-type="string" table:style-name="ce4">
            <text:p>Operation of dairies and cheese making</text:p>
          </table:table-cell>
          <table:table-cell office:value-type="string" office:string-value="1051" table:formula="of:=SUBSTITUTE([.A106];&quot;.&quot;;&quot;&quot;)" table:style-name="ce6">
            <text:p>1051</text:p>
          </table:table-cell>
          <table:table-cell office:value-type="string" office:string-value="1051" table:formula="of:=SUBSTITUTE([.C106];&quot;/&quot;;&quot;&quot;)" table:style-name="ce5">
            <text:p>1051</text:p>
          </table:table-cell>
          <table:table-cell office:value-type="string" office:string-value="10510" table:formula="of:=[.D106]&amp;REPT(&quot;0&quot;;5-LEN([.D106]))" table:style-name="ce5">
            <text:p>10510</text:p>
          </table:table-cell>
          <table:table-cell office:value-type="string" table:style-name="ce4">
            <text:p>Operation of dairies and cheese making</text:p>
          </table:table-cell>
          <table:table-cell table:number-columns-repeated="16378"/>
        </table:table-row>
        <table:table-row table:style-name="ro1">
          <table:table-cell office:value-type="string" table:style-name="ce2">
            <text:p>10.51/1</text:p>
          </table:table-cell>
          <table:table-cell office:value-type="string" table:style-name="ce4">
            <text:p>Liquid milk and cream production</text:p>
          </table:table-cell>
          <table:table-cell office:value-type="string" office:string-value="1051/1" table:formula="of:=SUBSTITUTE([.A107];&quot;.&quot;;&quot;&quot;)" table:style-name="ce6">
            <text:p>1051/1</text:p>
          </table:table-cell>
          <table:table-cell office:value-type="string" office:string-value="10511" table:formula="of:=SUBSTITUTE([.C107];&quot;/&quot;;&quot;&quot;)" table:style-name="ce5">
            <text:p>10511</text:p>
          </table:table-cell>
          <table:table-cell office:value-type="string" office:string-value="10511" table:formula="of:=[.D107]&amp;REPT(&quot;0&quot;;5-LEN([.D107]))" table:style-name="ce5">
            <text:p>10511</text:p>
          </table:table-cell>
          <table:table-cell office:value-type="string" table:style-name="ce4">
            <text:p>Liquid milk and cream production</text:p>
          </table:table-cell>
          <table:table-cell table:number-columns-repeated="16378"/>
        </table:table-row>
        <table:table-row table:style-name="ro1">
          <table:table-cell office:value-type="string" table:style-name="ce2">
            <text:p>10.51/2</text:p>
          </table:table-cell>
          <table:table-cell office:value-type="string" table:style-name="ce4">
            <text:p>Butter and cheese production</text:p>
          </table:table-cell>
          <table:table-cell office:value-type="string" office:string-value="1051/2" table:formula="of:=SUBSTITUTE([.A108];&quot;.&quot;;&quot;&quot;)" table:style-name="ce6">
            <text:p>1051/2</text:p>
          </table:table-cell>
          <table:table-cell office:value-type="string" office:string-value="10512" table:formula="of:=SUBSTITUTE([.C108];&quot;/&quot;;&quot;&quot;)" table:style-name="ce5">
            <text:p>10512</text:p>
          </table:table-cell>
          <table:table-cell office:value-type="string" office:string-value="10512" table:formula="of:=[.D108]&amp;REPT(&quot;0&quot;;5-LEN([.D108]))" table:style-name="ce5">
            <text:p>10512</text:p>
          </table:table-cell>
          <table:table-cell office:value-type="string" table:style-name="ce4">
            <text:p>Butter and cheese production</text:p>
          </table:table-cell>
          <table:table-cell table:number-columns-repeated="16378"/>
        </table:table-row>
        <table:table-row table:style-name="ro1">
          <table:table-cell office:value-type="string" table:style-name="ce2">
            <text:p>10.51/9</text:p>
          </table:table-cell>
          <table:table-cell office:value-type="string" table:style-name="ce4">
            <text:p>Manufacture of milk products (other than liquid milk and cream, butter, cheese) not elsewhere classified</text:p>
          </table:table-cell>
          <table:table-cell office:value-type="string" office:string-value="1051/9" table:formula="of:=SUBSTITUTE([.A109];&quot;.&quot;;&quot;&quot;)" table:style-name="ce6">
            <text:p>1051/9</text:p>
          </table:table-cell>
          <table:table-cell office:value-type="string" office:string-value="10519" table:formula="of:=SUBSTITUTE([.C109];&quot;/&quot;;&quot;&quot;)" table:style-name="ce5">
            <text:p>10519</text:p>
          </table:table-cell>
          <table:table-cell office:value-type="string" office:string-value="10519" table:formula="of:=[.D109]&amp;REPT(&quot;0&quot;;5-LEN([.D109]))" table:style-name="ce5">
            <text:p>10519</text:p>
          </table:table-cell>
          <table:table-cell office:value-type="string" table:style-name="ce4">
            <text:p>Manufacture of milk products (other than liquid milk and cream, butter, cheese) not elsewhere classified</text:p>
          </table:table-cell>
          <table:table-cell table:number-columns-repeated="16378"/>
        </table:table-row>
        <table:table-row table:style-name="ro1">
          <table:table-cell office:value-type="string" table:style-name="ce2">
            <text:p>10.52</text:p>
          </table:table-cell>
          <table:table-cell office:value-type="string" table:style-name="ce4">
            <text:p>Manufacture of ice cream</text:p>
          </table:table-cell>
          <table:table-cell office:value-type="string" office:string-value="1052" table:formula="of:=SUBSTITUTE([.A110];&quot;.&quot;;&quot;&quot;)" table:style-name="ce6">
            <text:p>1052</text:p>
          </table:table-cell>
          <table:table-cell office:value-type="string" office:string-value="1052" table:formula="of:=SUBSTITUTE([.C110];&quot;/&quot;;&quot;&quot;)" table:style-name="ce5">
            <text:p>1052</text:p>
          </table:table-cell>
          <table:table-cell office:value-type="string" office:string-value="10520" table:formula="of:=[.D110]&amp;REPT(&quot;0&quot;;5-LEN([.D110]))" table:style-name="ce5">
            <text:p>10520</text:p>
          </table:table-cell>
          <table:table-cell office:value-type="string" table:style-name="ce4">
            <text:p>Manufacture of ice cream</text:p>
          </table:table-cell>
          <table:table-cell table:number-columns-repeated="16378"/>
        </table:table-row>
        <table:table-row table:style-name="ro1">
          <table:table-cell office:value-type="string" table:style-name="ce2">
            <text:p>10.6</text:p>
          </table:table-cell>
          <table:table-cell office:value-type="string" table:style-name="ce4">
            <text:p>Manufacture of grain mill products, starches and starch products</text:p>
          </table:table-cell>
          <table:table-cell office:value-type="string" office:string-value="106" table:formula="of:=SUBSTITUTE([.A111];&quot;.&quot;;&quot;&quot;)" table:style-name="ce6">
            <text:p>106</text:p>
          </table:table-cell>
          <table:table-cell office:value-type="string" office:string-value="106" table:formula="of:=SUBSTITUTE([.C111];&quot;/&quot;;&quot;&quot;)" table:style-name="ce5">
            <text:p>106</text:p>
          </table:table-cell>
          <table:table-cell office:value-type="string" office:string-value="10600" table:formula="of:=[.D111]&amp;REPT(&quot;0&quot;;5-LEN([.D111]))" table:style-name="ce5">
            <text:p>10600</text:p>
          </table:table-cell>
          <table:table-cell office:value-type="string" table:style-name="ce4">
            <text:p>Manufacture of grain mill products, starches and starch products</text:p>
          </table:table-cell>
          <table:table-cell table:number-columns-repeated="16378"/>
        </table:table-row>
        <table:table-row table:style-name="ro1">
          <table:table-cell office:value-type="string" table:style-name="ce2">
            <text:p>10.61</text:p>
          </table:table-cell>
          <table:table-cell office:value-type="string" table:style-name="ce4">
            <text:p>Manufacture of grain mill products</text:p>
          </table:table-cell>
          <table:table-cell office:value-type="string" office:string-value="1061" table:formula="of:=SUBSTITUTE([.A112];&quot;.&quot;;&quot;&quot;)" table:style-name="ce6">
            <text:p>1061</text:p>
          </table:table-cell>
          <table:table-cell office:value-type="string" office:string-value="1061" table:formula="of:=SUBSTITUTE([.C112];&quot;/&quot;;&quot;&quot;)" table:style-name="ce5">
            <text:p>1061</text:p>
          </table:table-cell>
          <table:table-cell office:value-type="string" office:string-value="10610" table:formula="of:=[.D112]&amp;REPT(&quot;0&quot;;5-LEN([.D112]))" table:style-name="ce5">
            <text:p>10610</text:p>
          </table:table-cell>
          <table:table-cell office:value-type="string" table:style-name="ce4">
            <text:p>Manufacture of grain mill products</text:p>
          </table:table-cell>
          <table:table-cell table:number-columns-repeated="16378"/>
        </table:table-row>
        <table:table-row table:style-name="ro1">
          <table:table-cell office:value-type="string" table:style-name="ce2">
            <text:p>10.61/1</text:p>
          </table:table-cell>
          <table:table-cell office:value-type="string" table:style-name="ce4">
            <text:p>Grain milling</text:p>
          </table:table-cell>
          <table:table-cell office:value-type="string" office:string-value="1061/1" table:formula="of:=SUBSTITUTE([.A113];&quot;.&quot;;&quot;&quot;)" table:style-name="ce6">
            <text:p>1061/1</text:p>
          </table:table-cell>
          <table:table-cell office:value-type="string" office:string-value="10611" table:formula="of:=SUBSTITUTE([.C113];&quot;/&quot;;&quot;&quot;)" table:style-name="ce5">
            <text:p>10611</text:p>
          </table:table-cell>
          <table:table-cell office:value-type="string" office:string-value="10611" table:formula="of:=[.D113]&amp;REPT(&quot;0&quot;;5-LEN([.D113]))" table:style-name="ce5">
            <text:p>10611</text:p>
          </table:table-cell>
          <table:table-cell office:value-type="string" table:style-name="ce4">
            <text:p>Grain milling</text:p>
          </table:table-cell>
          <table:table-cell table:number-columns-repeated="16378"/>
        </table:table-row>
        <table:table-row table:style-name="ro1">
          <table:table-cell office:value-type="string" table:style-name="ce2">
            <text:p>10.61/2</text:p>
          </table:table-cell>
          <table:table-cell office:value-type="string" table:style-name="ce4">
            <text:p>Manufacture of breakfast cereals and cereals-based foods</text:p>
          </table:table-cell>
          <table:table-cell office:value-type="string" office:string-value="1061/2" table:formula="of:=SUBSTITUTE([.A114];&quot;.&quot;;&quot;&quot;)" table:style-name="ce6">
            <text:p>1061/2</text:p>
          </table:table-cell>
          <table:table-cell office:value-type="string" office:string-value="10612" table:formula="of:=SUBSTITUTE([.C114];&quot;/&quot;;&quot;&quot;)" table:style-name="ce5">
            <text:p>10612</text:p>
          </table:table-cell>
          <table:table-cell office:value-type="string" office:string-value="10612" table:formula="of:=[.D114]&amp;REPT(&quot;0&quot;;5-LEN([.D114]))" table:style-name="ce5">
            <text:p>10612</text:p>
          </table:table-cell>
          <table:table-cell office:value-type="string" table:style-name="ce4">
            <text:p>Manufacture of breakfast cereals and cereals-based foods</text:p>
          </table:table-cell>
          <table:table-cell table:number-columns-repeated="16378"/>
        </table:table-row>
        <table:table-row table:style-name="ro1">
          <table:table-cell office:value-type="string" table:style-name="ce2">
            <text:p>10.62</text:p>
          </table:table-cell>
          <table:table-cell office:value-type="string" table:style-name="ce4">
            <text:p>Manufacture of starches and starch products</text:p>
          </table:table-cell>
          <table:table-cell office:value-type="string" office:string-value="1062" table:formula="of:=SUBSTITUTE([.A115];&quot;.&quot;;&quot;&quot;)" table:style-name="ce6">
            <text:p>1062</text:p>
          </table:table-cell>
          <table:table-cell office:value-type="string" office:string-value="1062" table:formula="of:=SUBSTITUTE([.C115];&quot;/&quot;;&quot;&quot;)" table:style-name="ce5">
            <text:p>1062</text:p>
          </table:table-cell>
          <table:table-cell office:value-type="string" office:string-value="10620" table:formula="of:=[.D115]&amp;REPT(&quot;0&quot;;5-LEN([.D115]))" table:style-name="ce5">
            <text:p>10620</text:p>
          </table:table-cell>
          <table:table-cell office:value-type="string" table:style-name="ce4">
            <text:p>Manufacture of starches and starch products</text:p>
          </table:table-cell>
          <table:table-cell table:number-columns-repeated="16378"/>
        </table:table-row>
        <table:table-row table:style-name="ro1">
          <table:table-cell office:value-type="string" table:style-name="ce2">
            <text:p>10.7</text:p>
          </table:table-cell>
          <table:table-cell office:value-type="string" table:style-name="ce4">
            <text:p>Manufacture of bakery and farinaceous products</text:p>
          </table:table-cell>
          <table:table-cell office:value-type="string" office:string-value="107" table:formula="of:=SUBSTITUTE([.A116];&quot;.&quot;;&quot;&quot;)" table:style-name="ce6">
            <text:p>107</text:p>
          </table:table-cell>
          <table:table-cell office:value-type="string" office:string-value="107" table:formula="of:=SUBSTITUTE([.C116];&quot;/&quot;;&quot;&quot;)" table:style-name="ce5">
            <text:p>107</text:p>
          </table:table-cell>
          <table:table-cell office:value-type="string" office:string-value="10700" table:formula="of:=[.D116]&amp;REPT(&quot;0&quot;;5-LEN([.D116]))" table:style-name="ce5">
            <text:p>10700</text:p>
          </table:table-cell>
          <table:table-cell office:value-type="string" table:style-name="ce4">
            <text:p>Manufacture of bakery and farinaceous products</text:p>
          </table:table-cell>
          <table:table-cell table:number-columns-repeated="16378"/>
        </table:table-row>
        <table:table-row table:style-name="ro1">
          <table:table-cell office:value-type="string" table:style-name="ce2">
            <text:p>10.71</text:p>
          </table:table-cell>
          <table:table-cell office:value-type="string" table:style-name="ce4">
            <text:p>Manufacture of bread; manufacture of fresh pastry goods and cakes</text:p>
          </table:table-cell>
          <table:table-cell office:value-type="string" office:string-value="1071" table:formula="of:=SUBSTITUTE([.A117];&quot;.&quot;;&quot;&quot;)" table:style-name="ce6">
            <text:p>1071</text:p>
          </table:table-cell>
          <table:table-cell office:value-type="string" office:string-value="1071" table:formula="of:=SUBSTITUTE([.C117];&quot;/&quot;;&quot;&quot;)" table:style-name="ce5">
            <text:p>1071</text:p>
          </table:table-cell>
          <table:table-cell office:value-type="string" office:string-value="10710" table:formula="of:=[.D117]&amp;REPT(&quot;0&quot;;5-LEN([.D117]))" table:style-name="ce5">
            <text:p>10710</text:p>
          </table:table-cell>
          <table:table-cell office:value-type="string" table:style-name="ce4">
            <text:p>Manufacture of bread; manufacture of fresh pastry goods and cakes</text:p>
          </table:table-cell>
          <table:table-cell table:number-columns-repeated="16378"/>
        </table:table-row>
        <table:table-row table:style-name="ro1">
          <table:table-cell office:value-type="string" table:style-name="ce2">
            <text:p>10.72</text:p>
          </table:table-cell>
          <table:table-cell office:value-type="string" table:style-name="ce4">
            <text:p>Manufacture of rusks and biscuits; manufacture of preserved pastry goods and cakes</text:p>
          </table:table-cell>
          <table:table-cell office:value-type="string" office:string-value="1072" table:formula="of:=SUBSTITUTE([.A118];&quot;.&quot;;&quot;&quot;)" table:style-name="ce6">
            <text:p>1072</text:p>
          </table:table-cell>
          <table:table-cell office:value-type="string" office:string-value="1072" table:formula="of:=SUBSTITUTE([.C118];&quot;/&quot;;&quot;&quot;)" table:style-name="ce5">
            <text:p>1072</text:p>
          </table:table-cell>
          <table:table-cell office:value-type="string" office:string-value="10720" table:formula="of:=[.D118]&amp;REPT(&quot;0&quot;;5-LEN([.D118]))" table:style-name="ce5">
            <text:p>10720</text:p>
          </table:table-cell>
          <table:table-cell office:value-type="string" table:style-name="ce4">
            <text:p>Manufacture of rusks and biscuits; manufacture of preserved pastry goods and cakes</text:p>
          </table:table-cell>
          <table:table-cell table:number-columns-repeated="16378"/>
        </table:table-row>
        <table:table-row table:style-name="ro1">
          <table:table-cell office:value-type="string" table:style-name="ce2">
            <text:p>10.73</text:p>
          </table:table-cell>
          <table:table-cell office:value-type="string" table:style-name="ce4">
            <text:p>Manufacture of macaroni, noodles, couscous and similar farinaceous products</text:p>
          </table:table-cell>
          <table:table-cell office:value-type="string" office:string-value="1073" table:formula="of:=SUBSTITUTE([.A119];&quot;.&quot;;&quot;&quot;)" table:style-name="ce6">
            <text:p>1073</text:p>
          </table:table-cell>
          <table:table-cell office:value-type="string" office:string-value="1073" table:formula="of:=SUBSTITUTE([.C119];&quot;/&quot;;&quot;&quot;)" table:style-name="ce5">
            <text:p>1073</text:p>
          </table:table-cell>
          <table:table-cell office:value-type="string" office:string-value="10730" table:formula="of:=[.D119]&amp;REPT(&quot;0&quot;;5-LEN([.D119]))" table:style-name="ce5">
            <text:p>10730</text:p>
          </table:table-cell>
          <table:table-cell office:value-type="string" table:style-name="ce4">
            <text:p>Manufacture of macaroni, noodles, couscous and similar farinaceous products</text:p>
          </table:table-cell>
          <table:table-cell table:number-columns-repeated="16378"/>
        </table:table-row>
        <table:table-row table:style-name="ro1">
          <table:table-cell office:value-type="string" table:style-name="ce2">
            <text:p>10.8</text:p>
          </table:table-cell>
          <table:table-cell office:value-type="string" table:style-name="ce4">
            <text:p>Manufacture of other food products</text:p>
          </table:table-cell>
          <table:table-cell office:value-type="string" office:string-value="108" table:formula="of:=SUBSTITUTE([.A120];&quot;.&quot;;&quot;&quot;)" table:style-name="ce6">
            <text:p>108</text:p>
          </table:table-cell>
          <table:table-cell office:value-type="string" office:string-value="108" table:formula="of:=SUBSTITUTE([.C120];&quot;/&quot;;&quot;&quot;)" table:style-name="ce5">
            <text:p>108</text:p>
          </table:table-cell>
          <table:table-cell office:value-type="string" office:string-value="10800" table:formula="of:=[.D120]&amp;REPT(&quot;0&quot;;5-LEN([.D120]))" table:style-name="ce5">
            <text:p>10800</text:p>
          </table:table-cell>
          <table:table-cell office:value-type="string" table:style-name="ce4">
            <text:p>Manufacture of other food products</text:p>
          </table:table-cell>
          <table:table-cell table:number-columns-repeated="16378"/>
        </table:table-row>
        <table:table-row table:style-name="ro1">
          <table:table-cell office:value-type="string" table:style-name="ce2">
            <text:p>10.81</text:p>
          </table:table-cell>
          <table:table-cell office:value-type="string" table:style-name="ce4">
            <text:p>Manufacture of sugar</text:p>
          </table:table-cell>
          <table:table-cell office:value-type="string" office:string-value="1081" table:formula="of:=SUBSTITUTE([.A121];&quot;.&quot;;&quot;&quot;)" table:style-name="ce6">
            <text:p>1081</text:p>
          </table:table-cell>
          <table:table-cell office:value-type="string" office:string-value="1081" table:formula="of:=SUBSTITUTE([.C121];&quot;/&quot;;&quot;&quot;)" table:style-name="ce5">
            <text:p>1081</text:p>
          </table:table-cell>
          <table:table-cell office:value-type="string" office:string-value="10810" table:formula="of:=[.D121]&amp;REPT(&quot;0&quot;;5-LEN([.D121]))" table:style-name="ce5">
            <text:p>10810</text:p>
          </table:table-cell>
          <table:table-cell office:value-type="string" table:style-name="ce4">
            <text:p>Manufacture of sugar</text:p>
          </table:table-cell>
          <table:table-cell table:number-columns-repeated="16378"/>
        </table:table-row>
        <table:table-row table:style-name="ro1">
          <table:table-cell office:value-type="string" table:style-name="ce2">
            <text:p>10.82</text:p>
          </table:table-cell>
          <table:table-cell office:value-type="string" table:style-name="ce4">
            <text:p>Manufacture of cocoa, chocolate and sugar confectionery</text:p>
          </table:table-cell>
          <table:table-cell office:value-type="string" office:string-value="1082" table:formula="of:=SUBSTITUTE([.A122];&quot;.&quot;;&quot;&quot;)" table:style-name="ce6">
            <text:p>1082</text:p>
          </table:table-cell>
          <table:table-cell office:value-type="string" office:string-value="1082" table:formula="of:=SUBSTITUTE([.C122];&quot;/&quot;;&quot;&quot;)" table:style-name="ce5">
            <text:p>1082</text:p>
          </table:table-cell>
          <table:table-cell office:value-type="string" office:string-value="10820" table:formula="of:=[.D122]&amp;REPT(&quot;0&quot;;5-LEN([.D122]))" table:style-name="ce5">
            <text:p>10820</text:p>
          </table:table-cell>
          <table:table-cell office:value-type="string" table:style-name="ce4">
            <text:p>Manufacture of cocoa, chocolate and sugar confectionery</text:p>
          </table:table-cell>
          <table:table-cell table:number-columns-repeated="16378"/>
        </table:table-row>
        <table:table-row table:style-name="ro1">
          <table:table-cell office:value-type="string" table:style-name="ce2">
            <text:p>10.82/1</text:p>
          </table:table-cell>
          <table:table-cell office:value-type="string" table:style-name="ce4">
            <text:p>Manufacture of cocoa, and chocolate confectionery</text:p>
          </table:table-cell>
          <table:table-cell office:value-type="string" office:string-value="1082/1" table:formula="of:=SUBSTITUTE([.A123];&quot;.&quot;;&quot;&quot;)" table:style-name="ce6">
            <text:p>1082/1</text:p>
          </table:table-cell>
          <table:table-cell office:value-type="string" office:string-value="10821" table:formula="of:=SUBSTITUTE([.C123];&quot;/&quot;;&quot;&quot;)" table:style-name="ce5">
            <text:p>10821</text:p>
          </table:table-cell>
          <table:table-cell office:value-type="string" office:string-value="10821" table:formula="of:=[.D123]&amp;REPT(&quot;0&quot;;5-LEN([.D123]))" table:style-name="ce5">
            <text:p>10821</text:p>
          </table:table-cell>
          <table:table-cell office:value-type="string" table:style-name="ce4">
            <text:p>Manufacture of cocoa, and chocolate confectionery</text:p>
          </table:table-cell>
          <table:table-cell table:number-columns-repeated="16378"/>
        </table:table-row>
        <table:table-row table:style-name="ro1">
          <table:table-cell office:value-type="string" table:style-name="ce2">
            <text:p>10.82/2</text:p>
          </table:table-cell>
          <table:table-cell office:value-type="string" table:style-name="ce4">
            <text:p>Manufacture of sugar confectionery</text:p>
          </table:table-cell>
          <table:table-cell office:value-type="string" office:string-value="1082/2" table:formula="of:=SUBSTITUTE([.A124];&quot;.&quot;;&quot;&quot;)" table:style-name="ce6">
            <text:p>1082/2</text:p>
          </table:table-cell>
          <table:table-cell office:value-type="string" office:string-value="10822" table:formula="of:=SUBSTITUTE([.C124];&quot;/&quot;;&quot;&quot;)" table:style-name="ce5">
            <text:p>10822</text:p>
          </table:table-cell>
          <table:table-cell office:value-type="string" office:string-value="10822" table:formula="of:=[.D124]&amp;REPT(&quot;0&quot;;5-LEN([.D124]))" table:style-name="ce5">
            <text:p>10822</text:p>
          </table:table-cell>
          <table:table-cell office:value-type="string" table:style-name="ce4">
            <text:p>Manufacture of sugar confectionery</text:p>
          </table:table-cell>
          <table:table-cell table:number-columns-repeated="16378"/>
        </table:table-row>
        <table:table-row table:style-name="ro1">
          <table:table-cell office:value-type="string" table:style-name="ce2">
            <text:p>10.83</text:p>
          </table:table-cell>
          <table:table-cell office:value-type="string" table:style-name="ce4">
            <text:p>Processing of tea and coffee</text:p>
          </table:table-cell>
          <table:table-cell office:value-type="string" office:string-value="1083" table:formula="of:=SUBSTITUTE([.A125];&quot;.&quot;;&quot;&quot;)" table:style-name="ce6">
            <text:p>1083</text:p>
          </table:table-cell>
          <table:table-cell office:value-type="string" office:string-value="1083" table:formula="of:=SUBSTITUTE([.C125];&quot;/&quot;;&quot;&quot;)" table:style-name="ce5">
            <text:p>1083</text:p>
          </table:table-cell>
          <table:table-cell office:value-type="string" office:string-value="10830" table:formula="of:=[.D125]&amp;REPT(&quot;0&quot;;5-LEN([.D125]))" table:style-name="ce5">
            <text:p>10830</text:p>
          </table:table-cell>
          <table:table-cell office:value-type="string" table:style-name="ce4">
            <text:p>Processing of tea and coffee</text:p>
          </table:table-cell>
          <table:table-cell table:number-columns-repeated="16378"/>
        </table:table-row>
        <table:table-row table:style-name="ro1">
          <table:table-cell office:value-type="string" table:style-name="ce2">
            <text:p>10.83/1</text:p>
          </table:table-cell>
          <table:table-cell office:value-type="string" table:style-name="ce4">
            <text:p>Tea processing</text:p>
          </table:table-cell>
          <table:table-cell office:value-type="string" office:string-value="1083/1" table:formula="of:=SUBSTITUTE([.A126];&quot;.&quot;;&quot;&quot;)" table:style-name="ce6">
            <text:p>1083/1</text:p>
          </table:table-cell>
          <table:table-cell office:value-type="string" office:string-value="10831" table:formula="of:=SUBSTITUTE([.C126];&quot;/&quot;;&quot;&quot;)" table:style-name="ce5">
            <text:p>10831</text:p>
          </table:table-cell>
          <table:table-cell office:value-type="string" office:string-value="10831" table:formula="of:=[.D126]&amp;REPT(&quot;0&quot;;5-LEN([.D126]))" table:style-name="ce5">
            <text:p>10831</text:p>
          </table:table-cell>
          <table:table-cell office:value-type="string" table:style-name="ce4">
            <text:p>Tea processing</text:p>
          </table:table-cell>
          <table:table-cell table:number-columns-repeated="16378"/>
        </table:table-row>
        <table:table-row table:style-name="ro1">
          <table:table-cell office:value-type="string" table:style-name="ce2">
            <text:p>10.83/2</text:p>
          </table:table-cell>
          <table:table-cell office:value-type="string" table:style-name="ce4">
            <text:p>Production of coffee and coffee substitutes</text:p>
          </table:table-cell>
          <table:table-cell office:value-type="string" office:string-value="1083/2" table:formula="of:=SUBSTITUTE([.A127];&quot;.&quot;;&quot;&quot;)" table:style-name="ce6">
            <text:p>1083/2</text:p>
          </table:table-cell>
          <table:table-cell office:value-type="string" office:string-value="10832" table:formula="of:=SUBSTITUTE([.C127];&quot;/&quot;;&quot;&quot;)" table:style-name="ce5">
            <text:p>10832</text:p>
          </table:table-cell>
          <table:table-cell office:value-type="string" office:string-value="10832" table:formula="of:=[.D127]&amp;REPT(&quot;0&quot;;5-LEN([.D127]))" table:style-name="ce5">
            <text:p>10832</text:p>
          </table:table-cell>
          <table:table-cell office:value-type="string" table:style-name="ce4">
            <text:p>Production of coffee and coffee substitutes</text:p>
          </table:table-cell>
          <table:table-cell table:number-columns-repeated="16378"/>
        </table:table-row>
        <table:table-row table:style-name="ro1">
          <table:table-cell office:value-type="string" table:style-name="ce2">
            <text:p>10.84</text:p>
          </table:table-cell>
          <table:table-cell office:value-type="string" table:style-name="ce4">
            <text:p>Manufacture of condiments and seasonings</text:p>
          </table:table-cell>
          <table:table-cell office:value-type="string" office:string-value="1084" table:formula="of:=SUBSTITUTE([.A128];&quot;.&quot;;&quot;&quot;)" table:style-name="ce6">
            <text:p>1084</text:p>
          </table:table-cell>
          <table:table-cell office:value-type="string" office:string-value="1084" table:formula="of:=SUBSTITUTE([.C128];&quot;/&quot;;&quot;&quot;)" table:style-name="ce5">
            <text:p>1084</text:p>
          </table:table-cell>
          <table:table-cell office:value-type="string" office:string-value="10840" table:formula="of:=[.D128]&amp;REPT(&quot;0&quot;;5-LEN([.D128]))" table:style-name="ce5">
            <text:p>10840</text:p>
          </table:table-cell>
          <table:table-cell office:value-type="string" table:style-name="ce4">
            <text:p>Manufacture of condiments and seasonings</text:p>
          </table:table-cell>
          <table:table-cell table:number-columns-repeated="16378"/>
        </table:table-row>
        <table:table-row table:style-name="ro1">
          <table:table-cell office:value-type="string" table:style-name="ce2">
            <text:p>10.85</text:p>
          </table:table-cell>
          <table:table-cell office:value-type="string" table:style-name="ce4">
            <text:p>Manufacture of prepared meals and dishes</text:p>
          </table:table-cell>
          <table:table-cell office:value-type="string" office:string-value="1085" table:formula="of:=SUBSTITUTE([.A129];&quot;.&quot;;&quot;&quot;)" table:style-name="ce6">
            <text:p>1085</text:p>
          </table:table-cell>
          <table:table-cell office:value-type="string" office:string-value="1085" table:formula="of:=SUBSTITUTE([.C129];&quot;/&quot;;&quot;&quot;)" table:style-name="ce5">
            <text:p>1085</text:p>
          </table:table-cell>
          <table:table-cell office:value-type="string" office:string-value="10850" table:formula="of:=[.D129]&amp;REPT(&quot;0&quot;;5-LEN([.D129]))" table:style-name="ce5">
            <text:p>10850</text:p>
          </table:table-cell>
          <table:table-cell office:value-type="string" table:style-name="ce4">
            <text:p>Manufacture of prepared meals and dishes</text:p>
          </table:table-cell>
          <table:table-cell table:number-columns-repeated="16378"/>
        </table:table-row>
        <table:table-row table:style-name="ro1">
          <table:table-cell office:value-type="string" table:style-name="ce2">
            <text:p>10.86</text:p>
          </table:table-cell>
          <table:table-cell office:value-type="string" table:style-name="ce4">
            <text:p>Manufacture of homogenised food preparations and dietetic food</text:p>
          </table:table-cell>
          <table:table-cell office:value-type="string" office:string-value="1086" table:formula="of:=SUBSTITUTE([.A130];&quot;.&quot;;&quot;&quot;)" table:style-name="ce6">
            <text:p>1086</text:p>
          </table:table-cell>
          <table:table-cell office:value-type="string" office:string-value="1086" table:formula="of:=SUBSTITUTE([.C130];&quot;/&quot;;&quot;&quot;)" table:style-name="ce5">
            <text:p>1086</text:p>
          </table:table-cell>
          <table:table-cell office:value-type="string" office:string-value="10860" table:formula="of:=[.D130]&amp;REPT(&quot;0&quot;;5-LEN([.D130]))" table:style-name="ce5">
            <text:p>10860</text:p>
          </table:table-cell>
          <table:table-cell office:value-type="string" table:style-name="ce4">
            <text:p>Manufacture of homogenised food preparations and dietetic food</text:p>
          </table:table-cell>
          <table:table-cell table:number-columns-repeated="16378"/>
        </table:table-row>
        <table:table-row table:style-name="ro1">
          <table:table-cell office:value-type="string" table:style-name="ce2">
            <text:p>10.89</text:p>
          </table:table-cell>
          <table:table-cell office:value-type="string" table:style-name="ce4">
            <text:p>Manufacture of other food products not elsewhere classified</text:p>
          </table:table-cell>
          <table:table-cell office:value-type="string" office:string-value="1089" table:formula="of:=SUBSTITUTE([.A131];&quot;.&quot;;&quot;&quot;)" table:style-name="ce6">
            <text:p>1089</text:p>
          </table:table-cell>
          <table:table-cell office:value-type="string" office:string-value="1089" table:formula="of:=SUBSTITUTE([.C131];&quot;/&quot;;&quot;&quot;)" table:style-name="ce5">
            <text:p>1089</text:p>
          </table:table-cell>
          <table:table-cell office:value-type="string" office:string-value="10890" table:formula="of:=[.D131]&amp;REPT(&quot;0&quot;;5-LEN([.D131]))" table:style-name="ce5">
            <text:p>10890</text:p>
          </table:table-cell>
          <table:table-cell office:value-type="string" table:style-name="ce4">
            <text:p>Manufacture of other food products not elsewhere classified</text:p>
          </table:table-cell>
          <table:table-cell table:number-columns-repeated="16378"/>
        </table:table-row>
        <table:table-row table:style-name="ro1">
          <table:table-cell office:value-type="string" table:style-name="ce2">
            <text:p>10.9</text:p>
          </table:table-cell>
          <table:table-cell office:value-type="string" table:style-name="ce4">
            <text:p>Manufacture of prepared animal feeds</text:p>
          </table:table-cell>
          <table:table-cell office:value-type="string" office:string-value="109" table:formula="of:=SUBSTITUTE([.A132];&quot;.&quot;;&quot;&quot;)" table:style-name="ce6">
            <text:p>109</text:p>
          </table:table-cell>
          <table:table-cell office:value-type="string" office:string-value="109" table:formula="of:=SUBSTITUTE([.C132];&quot;/&quot;;&quot;&quot;)" table:style-name="ce5">
            <text:p>109</text:p>
          </table:table-cell>
          <table:table-cell office:value-type="string" office:string-value="10900" table:formula="of:=[.D132]&amp;REPT(&quot;0&quot;;5-LEN([.D132]))" table:style-name="ce5">
            <text:p>10900</text:p>
          </table:table-cell>
          <table:table-cell office:value-type="string" table:style-name="ce4">
            <text:p>Manufacture of prepared animal feeds</text:p>
          </table:table-cell>
          <table:table-cell table:number-columns-repeated="16378"/>
        </table:table-row>
        <table:table-row table:style-name="ro1">
          <table:table-cell office:value-type="string" table:style-name="ce2">
            <text:p>10.91</text:p>
          </table:table-cell>
          <table:table-cell office:value-type="string" table:style-name="ce4">
            <text:p>Manufacture of prepared feeds for farm animals</text:p>
          </table:table-cell>
          <table:table-cell office:value-type="string" office:string-value="1091" table:formula="of:=SUBSTITUTE([.A133];&quot;.&quot;;&quot;&quot;)" table:style-name="ce6">
            <text:p>1091</text:p>
          </table:table-cell>
          <table:table-cell office:value-type="string" office:string-value="1091" table:formula="of:=SUBSTITUTE([.C133];&quot;/&quot;;&quot;&quot;)" table:style-name="ce5">
            <text:p>1091</text:p>
          </table:table-cell>
          <table:table-cell office:value-type="string" office:string-value="10910" table:formula="of:=[.D133]&amp;REPT(&quot;0&quot;;5-LEN([.D133]))" table:style-name="ce5">
            <text:p>10910</text:p>
          </table:table-cell>
          <table:table-cell office:value-type="string" table:style-name="ce4">
            <text:p>Manufacture of prepared feeds for farm animals</text:p>
          </table:table-cell>
          <table:table-cell table:number-columns-repeated="16378"/>
        </table:table-row>
        <table:table-row table:style-name="ro1">
          <table:table-cell office:value-type="string" table:style-name="ce2">
            <text:p>10.92</text:p>
          </table:table-cell>
          <table:table-cell office:value-type="string" table:style-name="ce4">
            <text:p>Manufacture of prepared pet foods</text:p>
          </table:table-cell>
          <table:table-cell office:value-type="string" office:string-value="1092" table:formula="of:=SUBSTITUTE([.A134];&quot;.&quot;;&quot;&quot;)" table:style-name="ce6">
            <text:p>1092</text:p>
          </table:table-cell>
          <table:table-cell office:value-type="string" office:string-value="1092" table:formula="of:=SUBSTITUTE([.C134];&quot;/&quot;;&quot;&quot;)" table:style-name="ce5">
            <text:p>1092</text:p>
          </table:table-cell>
          <table:table-cell office:value-type="string" office:string-value="10920" table:formula="of:=[.D134]&amp;REPT(&quot;0&quot;;5-LEN([.D134]))" table:style-name="ce5">
            <text:p>10920</text:p>
          </table:table-cell>
          <table:table-cell office:value-type="string" table:style-name="ce4">
            <text:p>Manufacture of prepared pet foods</text:p>
          </table:table-cell>
          <table:table-cell table:number-columns-repeated="16378"/>
        </table:table-row>
        <table:table-row table:style-name="ro1">
          <table:table-cell office:value-type="string" table:style-name="ce2">
            <text:p>11</text:p>
          </table:table-cell>
          <table:table-cell office:value-type="string" table:style-name="ce4">
            <text:p>Manufacture of beverages</text:p>
          </table:table-cell>
          <table:table-cell office:value-type="string" office:string-value="11" table:formula="of:=SUBSTITUTE([.A135];&quot;.&quot;;&quot;&quot;)" table:style-name="ce6">
            <text:p>11</text:p>
          </table:table-cell>
          <table:table-cell office:value-type="string" office:string-value="11" table:formula="of:=SUBSTITUTE([.C135];&quot;/&quot;;&quot;&quot;)" table:style-name="ce5">
            <text:p>11</text:p>
          </table:table-cell>
          <table:table-cell office:value-type="string" office:string-value="11000" table:formula="of:=[.D135]&amp;REPT(&quot;0&quot;;5-LEN([.D135]))" table:style-name="ce5">
            <text:p>11000</text:p>
          </table:table-cell>
          <table:table-cell office:value-type="string" table:style-name="ce4">
            <text:p>Manufacture of beverages</text:p>
          </table:table-cell>
          <table:table-cell table:number-columns-repeated="16378"/>
        </table:table-row>
        <table:table-row table:style-name="ro1">
          <table:table-cell office:value-type="string" table:style-name="ce2">
            <text:p>11.0</text:p>
          </table:table-cell>
          <table:table-cell office:value-type="string" table:style-name="ce4">
            <text:p>Manufacture of beverages</text:p>
          </table:table-cell>
          <table:table-cell office:value-type="string" office:string-value="110" table:formula="of:=SUBSTITUTE([.A136];&quot;.&quot;;&quot;&quot;)" table:style-name="ce6">
            <text:p>110</text:p>
          </table:table-cell>
          <table:table-cell office:value-type="string" office:string-value="110" table:formula="of:=SUBSTITUTE([.C136];&quot;/&quot;;&quot;&quot;)" table:style-name="ce5">
            <text:p>110</text:p>
          </table:table-cell>
          <table:table-cell office:value-type="string" office:string-value="11000" table:formula="of:=[.D136]&amp;REPT(&quot;0&quot;;5-LEN([.D136]))" table:style-name="ce5">
            <text:p>11000</text:p>
          </table:table-cell>
          <table:table-cell office:value-type="string" table:style-name="ce4">
            <text:p>Manufacture of beverages</text:p>
          </table:table-cell>
          <table:table-cell table:number-columns-repeated="16378"/>
        </table:table-row>
        <table:table-row table:style-name="ro1">
          <table:table-cell office:value-type="string" table:style-name="ce2">
            <text:p>11.01</text:p>
          </table:table-cell>
          <table:table-cell office:value-type="string" table:style-name="ce4">
            <text:p>Distilling, rectifying and blending of spirits</text:p>
          </table:table-cell>
          <table:table-cell office:value-type="string" office:string-value="1101" table:formula="of:=SUBSTITUTE([.A137];&quot;.&quot;;&quot;&quot;)" table:style-name="ce6">
            <text:p>1101</text:p>
          </table:table-cell>
          <table:table-cell office:value-type="string" office:string-value="1101" table:formula="of:=SUBSTITUTE([.C137];&quot;/&quot;;&quot;&quot;)" table:style-name="ce5">
            <text:p>1101</text:p>
          </table:table-cell>
          <table:table-cell office:value-type="string" office:string-value="11010" table:formula="of:=[.D137]&amp;REPT(&quot;0&quot;;5-LEN([.D137]))" table:style-name="ce5">
            <text:p>11010</text:p>
          </table:table-cell>
          <table:table-cell office:value-type="string" table:style-name="ce4">
            <text:p>Distilling, rectifying and blending of spirits</text:p>
          </table:table-cell>
          <table:table-cell table:number-columns-repeated="16378"/>
        </table:table-row>
        <table:table-row table:style-name="ro1">
          <table:table-cell office:value-type="string" table:style-name="ce2">
            <text:p>11.02</text:p>
          </table:table-cell>
          <table:table-cell office:value-type="string" table:style-name="ce4">
            <text:p>Manufacture of wine from grape</text:p>
          </table:table-cell>
          <table:table-cell office:value-type="string" office:string-value="1102" table:formula="of:=SUBSTITUTE([.A138];&quot;.&quot;;&quot;&quot;)" table:style-name="ce6">
            <text:p>1102</text:p>
          </table:table-cell>
          <table:table-cell office:value-type="string" office:string-value="1102" table:formula="of:=SUBSTITUTE([.C138];&quot;/&quot;;&quot;&quot;)" table:style-name="ce5">
            <text:p>1102</text:p>
          </table:table-cell>
          <table:table-cell office:value-type="string" office:string-value="11020" table:formula="of:=[.D138]&amp;REPT(&quot;0&quot;;5-LEN([.D138]))" table:style-name="ce5">
            <text:p>11020</text:p>
          </table:table-cell>
          <table:table-cell office:value-type="string" table:style-name="ce4">
            <text:p>Manufacture of wine from grape</text:p>
          </table:table-cell>
          <table:table-cell table:number-columns-repeated="16378"/>
        </table:table-row>
        <table:table-row table:style-name="ro1">
          <table:table-cell office:value-type="string" table:style-name="ce2">
            <text:p>11.03</text:p>
          </table:table-cell>
          <table:table-cell office:value-type="string" table:style-name="ce4">
            <text:p>Manufacture of cider and other fruit wines</text:p>
          </table:table-cell>
          <table:table-cell office:value-type="string" office:string-value="1103" table:formula="of:=SUBSTITUTE([.A139];&quot;.&quot;;&quot;&quot;)" table:style-name="ce6">
            <text:p>1103</text:p>
          </table:table-cell>
          <table:table-cell office:value-type="string" office:string-value="1103" table:formula="of:=SUBSTITUTE([.C139];&quot;/&quot;;&quot;&quot;)" table:style-name="ce5">
            <text:p>1103</text:p>
          </table:table-cell>
          <table:table-cell office:value-type="string" office:string-value="11030" table:formula="of:=[.D139]&amp;REPT(&quot;0&quot;;5-LEN([.D139]))" table:style-name="ce5">
            <text:p>11030</text:p>
          </table:table-cell>
          <table:table-cell office:value-type="string" table:style-name="ce4">
            <text:p>Manufacture of cider and other fruit wines</text:p>
          </table:table-cell>
          <table:table-cell table:number-columns-repeated="16378"/>
        </table:table-row>
        <table:table-row table:style-name="ro1">
          <table:table-cell office:value-type="string" table:style-name="ce2">
            <text:p>11.04</text:p>
          </table:table-cell>
          <table:table-cell office:value-type="string" table:style-name="ce4">
            <text:p>Manufacture of other non-distilled fermented beverages</text:p>
          </table:table-cell>
          <table:table-cell office:value-type="string" office:string-value="1104" table:formula="of:=SUBSTITUTE([.A140];&quot;.&quot;;&quot;&quot;)" table:style-name="ce6">
            <text:p>1104</text:p>
          </table:table-cell>
          <table:table-cell office:value-type="string" office:string-value="1104" table:formula="of:=SUBSTITUTE([.C140];&quot;/&quot;;&quot;&quot;)" table:style-name="ce5">
            <text:p>1104</text:p>
          </table:table-cell>
          <table:table-cell office:value-type="string" office:string-value="11040" table:formula="of:=[.D140]&amp;REPT(&quot;0&quot;;5-LEN([.D140]))" table:style-name="ce5">
            <text:p>11040</text:p>
          </table:table-cell>
          <table:table-cell office:value-type="string" table:style-name="ce4">
            <text:p>Manufacture of other non-distilled fermented beverages</text:p>
          </table:table-cell>
          <table:table-cell table:number-columns-repeated="16378"/>
        </table:table-row>
        <table:table-row table:style-name="ro1">
          <table:table-cell office:value-type="string" table:style-name="ce2">
            <text:p>11.05</text:p>
          </table:table-cell>
          <table:table-cell office:value-type="string" table:style-name="ce4">
            <text:p>Manufacture of beer</text:p>
          </table:table-cell>
          <table:table-cell office:value-type="string" office:string-value="1105" table:formula="of:=SUBSTITUTE([.A141];&quot;.&quot;;&quot;&quot;)" table:style-name="ce6">
            <text:p>1105</text:p>
          </table:table-cell>
          <table:table-cell office:value-type="string" office:string-value="1105" table:formula="of:=SUBSTITUTE([.C141];&quot;/&quot;;&quot;&quot;)" table:style-name="ce5">
            <text:p>1105</text:p>
          </table:table-cell>
          <table:table-cell office:value-type="string" office:string-value="11050" table:formula="of:=[.D141]&amp;REPT(&quot;0&quot;;5-LEN([.D141]))" table:style-name="ce5">
            <text:p>11050</text:p>
          </table:table-cell>
          <table:table-cell office:value-type="string" table:style-name="ce4">
            <text:p>Manufacture of beer</text:p>
          </table:table-cell>
          <table:table-cell table:number-columns-repeated="16378"/>
        </table:table-row>
        <table:table-row table:style-name="ro1">
          <table:table-cell office:value-type="string" table:style-name="ce2">
            <text:p>11.06</text:p>
          </table:table-cell>
          <table:table-cell office:value-type="string" table:style-name="ce4">
            <text:p>Manufacture of malt</text:p>
          </table:table-cell>
          <table:table-cell office:value-type="string" office:string-value="1106" table:formula="of:=SUBSTITUTE([.A142];&quot;.&quot;;&quot;&quot;)" table:style-name="ce6">
            <text:p>1106</text:p>
          </table:table-cell>
          <table:table-cell office:value-type="string" office:string-value="1106" table:formula="of:=SUBSTITUTE([.C142];&quot;/&quot;;&quot;&quot;)" table:style-name="ce5">
            <text:p>1106</text:p>
          </table:table-cell>
          <table:table-cell office:value-type="string" office:string-value="11060" table:formula="of:=[.D142]&amp;REPT(&quot;0&quot;;5-LEN([.D142]))" table:style-name="ce5">
            <text:p>11060</text:p>
          </table:table-cell>
          <table:table-cell office:value-type="string" table:style-name="ce4">
            <text:p>Manufacture of malt</text:p>
          </table:table-cell>
          <table:table-cell table:number-columns-repeated="16378"/>
        </table:table-row>
        <table:table-row table:style-name="ro1">
          <table:table-cell office:value-type="string" table:style-name="ce2">
            <text:p>11.07</text:p>
          </table:table-cell>
          <table:table-cell office:value-type="string" table:style-name="ce4">
            <text:p>Manufacture of soft drinks; production of mineral waters and other bottled waters</text:p>
          </table:table-cell>
          <table:table-cell office:value-type="string" office:string-value="1107" table:formula="of:=SUBSTITUTE([.A143];&quot;.&quot;;&quot;&quot;)" table:style-name="ce6">
            <text:p>1107</text:p>
          </table:table-cell>
          <table:table-cell office:value-type="string" office:string-value="1107" table:formula="of:=SUBSTITUTE([.C143];&quot;/&quot;;&quot;&quot;)" table:style-name="ce5">
            <text:p>1107</text:p>
          </table:table-cell>
          <table:table-cell office:value-type="string" office:string-value="11070" table:formula="of:=[.D143]&amp;REPT(&quot;0&quot;;5-LEN([.D143]))" table:style-name="ce5">
            <text:p>11070</text:p>
          </table:table-cell>
          <table:table-cell office:value-type="string" table:style-name="ce4">
            <text:p>Manufacture of soft drinks; production of mineral waters and other bottled waters</text:p>
          </table:table-cell>
          <table:table-cell table:number-columns-repeated="16378"/>
        </table:table-row>
        <table:table-row table:style-name="ro1">
          <table:table-cell office:value-type="string" table:style-name="ce2">
            <text:p>12</text:p>
          </table:table-cell>
          <table:table-cell office:value-type="string" table:style-name="ce4">
            <text:p>Manufacture of tobacco products</text:p>
          </table:table-cell>
          <table:table-cell office:value-type="string" office:string-value="12" table:formula="of:=SUBSTITUTE([.A144];&quot;.&quot;;&quot;&quot;)" table:style-name="ce6">
            <text:p>12</text:p>
          </table:table-cell>
          <table:table-cell office:value-type="string" office:string-value="12" table:formula="of:=SUBSTITUTE([.C144];&quot;/&quot;;&quot;&quot;)" table:style-name="ce5">
            <text:p>12</text:p>
          </table:table-cell>
          <table:table-cell office:value-type="string" office:string-value="12000" table:formula="of:=[.D144]&amp;REPT(&quot;0&quot;;5-LEN([.D144]))" table:style-name="ce5">
            <text:p>12000</text:p>
          </table:table-cell>
          <table:table-cell office:value-type="string" table:style-name="ce4">
            <text:p>Manufacture of tobacco products</text:p>
          </table:table-cell>
          <table:table-cell table:number-columns-repeated="16378"/>
        </table:table-row>
        <table:table-row table:style-name="ro1">
          <table:table-cell office:value-type="string" table:style-name="ce2">
            <text:p>12.0</text:p>
          </table:table-cell>
          <table:table-cell office:value-type="string" table:style-name="ce4">
            <text:p>Manufacture of tobacco products</text:p>
          </table:table-cell>
          <table:table-cell office:value-type="string" office:string-value="120" table:formula="of:=SUBSTITUTE([.A145];&quot;.&quot;;&quot;&quot;)" table:style-name="ce6">
            <text:p>120</text:p>
          </table:table-cell>
          <table:table-cell office:value-type="string" office:string-value="120" table:formula="of:=SUBSTITUTE([.C145];&quot;/&quot;;&quot;&quot;)" table:style-name="ce5">
            <text:p>120</text:p>
          </table:table-cell>
          <table:table-cell office:value-type="string" office:string-value="12000" table:formula="of:=[.D145]&amp;REPT(&quot;0&quot;;5-LEN([.D145]))" table:style-name="ce5">
            <text:p>12000</text:p>
          </table:table-cell>
          <table:table-cell office:value-type="string" table:style-name="ce4">
            <text:p>Manufacture of tobacco products</text:p>
          </table:table-cell>
          <table:table-cell table:number-columns-repeated="16378"/>
        </table:table-row>
        <table:table-row table:style-name="ro1">
          <table:table-cell office:value-type="string" table:style-name="ce2">
            <text:p>12.00</text:p>
          </table:table-cell>
          <table:table-cell office:value-type="string" table:style-name="ce4">
            <text:p>Manufacture of tobacco products</text:p>
          </table:table-cell>
          <table:table-cell office:value-type="string" office:string-value="1200" table:formula="of:=SUBSTITUTE([.A146];&quot;.&quot;;&quot;&quot;)" table:style-name="ce6">
            <text:p>1200</text:p>
          </table:table-cell>
          <table:table-cell office:value-type="string" office:string-value="1200" table:formula="of:=SUBSTITUTE([.C146];&quot;/&quot;;&quot;&quot;)" table:style-name="ce5">
            <text:p>1200</text:p>
          </table:table-cell>
          <table:table-cell office:value-type="string" office:string-value="12000" table:formula="of:=[.D146]&amp;REPT(&quot;0&quot;;5-LEN([.D146]))" table:style-name="ce5">
            <text:p>12000</text:p>
          </table:table-cell>
          <table:table-cell office:value-type="string" table:style-name="ce4">
            <text:p>Manufacture of tobacco products</text:p>
          </table:table-cell>
          <table:table-cell table:number-columns-repeated="16378"/>
        </table:table-row>
        <table:table-row table:style-name="ro1">
          <table:table-cell office:value-type="string" table:style-name="ce2">
            <text:p>13</text:p>
          </table:table-cell>
          <table:table-cell office:value-type="string" table:style-name="ce4">
            <text:p>Manufacture of textiles</text:p>
          </table:table-cell>
          <table:table-cell office:value-type="string" office:string-value="13" table:formula="of:=SUBSTITUTE([.A147];&quot;.&quot;;&quot;&quot;)" table:style-name="ce6">
            <text:p>13</text:p>
          </table:table-cell>
          <table:table-cell office:value-type="string" office:string-value="13" table:formula="of:=SUBSTITUTE([.C147];&quot;/&quot;;&quot;&quot;)" table:style-name="ce5">
            <text:p>13</text:p>
          </table:table-cell>
          <table:table-cell office:value-type="string" office:string-value="13000" table:formula="of:=[.D147]&amp;REPT(&quot;0&quot;;5-LEN([.D147]))" table:style-name="ce5">
            <text:p>13000</text:p>
          </table:table-cell>
          <table:table-cell office:value-type="string" table:style-name="ce4">
            <text:p>Manufacture of textiles</text:p>
          </table:table-cell>
          <table:table-cell table:number-columns-repeated="16378"/>
        </table:table-row>
        <table:table-row table:style-name="ro1">
          <table:table-cell office:value-type="string" table:style-name="ce2">
            <text:p>13.1</text:p>
          </table:table-cell>
          <table:table-cell office:value-type="string" table:style-name="ce4">
            <text:p>Preparation and spinning of textile fibres</text:p>
          </table:table-cell>
          <table:table-cell office:value-type="string" office:string-value="131" table:formula="of:=SUBSTITUTE([.A148];&quot;.&quot;;&quot;&quot;)" table:style-name="ce6">
            <text:p>131</text:p>
          </table:table-cell>
          <table:table-cell office:value-type="string" office:string-value="131" table:formula="of:=SUBSTITUTE([.C148];&quot;/&quot;;&quot;&quot;)" table:style-name="ce5">
            <text:p>131</text:p>
          </table:table-cell>
          <table:table-cell office:value-type="string" office:string-value="13100" table:formula="of:=[.D148]&amp;REPT(&quot;0&quot;;5-LEN([.D148]))" table:style-name="ce5">
            <text:p>13100</text:p>
          </table:table-cell>
          <table:table-cell office:value-type="string" table:style-name="ce4">
            <text:p>Preparation and spinning of textile fibres</text:p>
          </table:table-cell>
          <table:table-cell table:number-columns-repeated="16378"/>
        </table:table-row>
        <table:table-row table:style-name="ro1">
          <table:table-cell office:value-type="string" table:style-name="ce2">
            <text:p>13.10</text:p>
          </table:table-cell>
          <table:table-cell office:value-type="string" table:style-name="ce4">
            <text:p>Preparation and spinning of textile fibres</text:p>
          </table:table-cell>
          <table:table-cell office:value-type="string" office:string-value="1310" table:formula="of:=SUBSTITUTE([.A149];&quot;.&quot;;&quot;&quot;)" table:style-name="ce6">
            <text:p>1310</text:p>
          </table:table-cell>
          <table:table-cell office:value-type="string" office:string-value="1310" table:formula="of:=SUBSTITUTE([.C149];&quot;/&quot;;&quot;&quot;)" table:style-name="ce5">
            <text:p>1310</text:p>
          </table:table-cell>
          <table:table-cell office:value-type="string" office:string-value="13100" table:formula="of:=[.D149]&amp;REPT(&quot;0&quot;;5-LEN([.D149]))" table:style-name="ce5">
            <text:p>13100</text:p>
          </table:table-cell>
          <table:table-cell office:value-type="string" table:style-name="ce4">
            <text:p>Preparation and spinning of textile fibres</text:p>
          </table:table-cell>
          <table:table-cell table:number-columns-repeated="16378"/>
        </table:table-row>
        <table:table-row table:style-name="ro1">
          <table:table-cell office:value-type="string" table:style-name="ce2">
            <text:p>13.2</text:p>
          </table:table-cell>
          <table:table-cell office:value-type="string" table:style-name="ce4">
            <text:p>Weaving of textiles</text:p>
          </table:table-cell>
          <table:table-cell office:value-type="string" office:string-value="132" table:formula="of:=SUBSTITUTE([.A150];&quot;.&quot;;&quot;&quot;)" table:style-name="ce6">
            <text:p>132</text:p>
          </table:table-cell>
          <table:table-cell office:value-type="string" office:string-value="132" table:formula="of:=SUBSTITUTE([.C150];&quot;/&quot;;&quot;&quot;)" table:style-name="ce5">
            <text:p>132</text:p>
          </table:table-cell>
          <table:table-cell office:value-type="string" office:string-value="13200" table:formula="of:=[.D150]&amp;REPT(&quot;0&quot;;5-LEN([.D150]))" table:style-name="ce5">
            <text:p>13200</text:p>
          </table:table-cell>
          <table:table-cell office:value-type="string" table:style-name="ce4">
            <text:p>Weaving of textiles</text:p>
          </table:table-cell>
          <table:table-cell table:number-columns-repeated="16378"/>
        </table:table-row>
        <table:table-row table:style-name="ro1">
          <table:table-cell office:value-type="string" table:style-name="ce2">
            <text:p>13.20</text:p>
          </table:table-cell>
          <table:table-cell office:value-type="string" table:style-name="ce4">
            <text:p>Weaving of textiles</text:p>
          </table:table-cell>
          <table:table-cell office:value-type="string" office:string-value="1320" table:formula="of:=SUBSTITUTE([.A151];&quot;.&quot;;&quot;&quot;)" table:style-name="ce6">
            <text:p>1320</text:p>
          </table:table-cell>
          <table:table-cell office:value-type="string" office:string-value="1320" table:formula="of:=SUBSTITUTE([.C151];&quot;/&quot;;&quot;&quot;)" table:style-name="ce5">
            <text:p>1320</text:p>
          </table:table-cell>
          <table:table-cell office:value-type="string" office:string-value="13200" table:formula="of:=[.D151]&amp;REPT(&quot;0&quot;;5-LEN([.D151]))" table:style-name="ce5">
            <text:p>13200</text:p>
          </table:table-cell>
          <table:table-cell office:value-type="string" table:style-name="ce4">
            <text:p>Weaving of textiles</text:p>
          </table:table-cell>
          <table:table-cell table:number-columns-repeated="16378"/>
        </table:table-row>
        <table:table-row table:style-name="ro1">
          <table:table-cell office:value-type="string" table:style-name="ce2">
            <text:p>13.3</text:p>
          </table:table-cell>
          <table:table-cell office:value-type="string" table:style-name="ce4">
            <text:p>Finishing of textiles</text:p>
          </table:table-cell>
          <table:table-cell office:value-type="string" office:string-value="133" table:formula="of:=SUBSTITUTE([.A152];&quot;.&quot;;&quot;&quot;)" table:style-name="ce6">
            <text:p>133</text:p>
          </table:table-cell>
          <table:table-cell office:value-type="string" office:string-value="133" table:formula="of:=SUBSTITUTE([.C152];&quot;/&quot;;&quot;&quot;)" table:style-name="ce5">
            <text:p>133</text:p>
          </table:table-cell>
          <table:table-cell office:value-type="string" office:string-value="13300" table:formula="of:=[.D152]&amp;REPT(&quot;0&quot;;5-LEN([.D152]))" table:style-name="ce5">
            <text:p>13300</text:p>
          </table:table-cell>
          <table:table-cell office:value-type="string" table:style-name="ce4">
            <text:p>Finishing of textiles</text:p>
          </table:table-cell>
          <table:table-cell table:number-columns-repeated="16378"/>
        </table:table-row>
        <table:table-row table:style-name="ro1">
          <table:table-cell office:value-type="string" table:style-name="ce2">
            <text:p>13.30</text:p>
          </table:table-cell>
          <table:table-cell office:value-type="string" table:style-name="ce4">
            <text:p>Finishing of textiles</text:p>
          </table:table-cell>
          <table:table-cell office:value-type="string" office:string-value="1330" table:formula="of:=SUBSTITUTE([.A153];&quot;.&quot;;&quot;&quot;)" table:style-name="ce6">
            <text:p>1330</text:p>
          </table:table-cell>
          <table:table-cell office:value-type="string" office:string-value="1330" table:formula="of:=SUBSTITUTE([.C153];&quot;/&quot;;&quot;&quot;)" table:style-name="ce5">
            <text:p>1330</text:p>
          </table:table-cell>
          <table:table-cell office:value-type="string" office:string-value="13300" table:formula="of:=[.D153]&amp;REPT(&quot;0&quot;;5-LEN([.D153]))" table:style-name="ce5">
            <text:p>13300</text:p>
          </table:table-cell>
          <table:table-cell office:value-type="string" table:style-name="ce4">
            <text:p>Finishing of textiles</text:p>
          </table:table-cell>
          <table:table-cell table:number-columns-repeated="16378"/>
        </table:table-row>
        <table:table-row table:style-name="ro1">
          <table:table-cell office:value-type="string" table:style-name="ce2">
            <text:p>13.9</text:p>
          </table:table-cell>
          <table:table-cell office:value-type="string" table:style-name="ce4">
            <text:p>Manufacture of other textiles</text:p>
          </table:table-cell>
          <table:table-cell office:value-type="string" office:string-value="139" table:formula="of:=SUBSTITUTE([.A154];&quot;.&quot;;&quot;&quot;)" table:style-name="ce6">
            <text:p>139</text:p>
          </table:table-cell>
          <table:table-cell office:value-type="string" office:string-value="139" table:formula="of:=SUBSTITUTE([.C154];&quot;/&quot;;&quot;&quot;)" table:style-name="ce5">
            <text:p>139</text:p>
          </table:table-cell>
          <table:table-cell office:value-type="string" office:string-value="13900" table:formula="of:=[.D154]&amp;REPT(&quot;0&quot;;5-LEN([.D154]))" table:style-name="ce5">
            <text:p>13900</text:p>
          </table:table-cell>
          <table:table-cell office:value-type="string" table:style-name="ce4">
            <text:p>Manufacture of other textiles</text:p>
          </table:table-cell>
          <table:table-cell table:number-columns-repeated="16378"/>
        </table:table-row>
        <table:table-row table:style-name="ro1">
          <table:table-cell office:value-type="string" table:style-name="ce2">
            <text:p>13.91</text:p>
          </table:table-cell>
          <table:table-cell office:value-type="string" table:style-name="ce4">
            <text:p>Manufacture of knitted and crocheted fabrics</text:p>
          </table:table-cell>
          <table:table-cell office:value-type="string" office:string-value="1391" table:formula="of:=SUBSTITUTE([.A155];&quot;.&quot;;&quot;&quot;)" table:style-name="ce6">
            <text:p>1391</text:p>
          </table:table-cell>
          <table:table-cell office:value-type="string" office:string-value="1391" table:formula="of:=SUBSTITUTE([.C155];&quot;/&quot;;&quot;&quot;)" table:style-name="ce5">
            <text:p>1391</text:p>
          </table:table-cell>
          <table:table-cell office:value-type="string" office:string-value="13910" table:formula="of:=[.D155]&amp;REPT(&quot;0&quot;;5-LEN([.D155]))" table:style-name="ce5">
            <text:p>13910</text:p>
          </table:table-cell>
          <table:table-cell office:value-type="string" table:style-name="ce4">
            <text:p>Manufacture of knitted and crocheted fabrics</text:p>
          </table:table-cell>
          <table:table-cell table:number-columns-repeated="16378"/>
        </table:table-row>
        <table:table-row table:style-name="ro1">
          <table:table-cell office:value-type="string" table:style-name="ce2">
            <text:p>13.92</text:p>
          </table:table-cell>
          <table:table-cell office:value-type="string" table:style-name="ce4">
            <text:p>Manufacture of made-up textile articles, except apparel</text:p>
          </table:table-cell>
          <table:table-cell office:value-type="string" office:string-value="1392" table:formula="of:=SUBSTITUTE([.A156];&quot;.&quot;;&quot;&quot;)" table:style-name="ce6">
            <text:p>1392</text:p>
          </table:table-cell>
          <table:table-cell office:value-type="string" office:string-value="1392" table:formula="of:=SUBSTITUTE([.C156];&quot;/&quot;;&quot;&quot;)" table:style-name="ce5">
            <text:p>1392</text:p>
          </table:table-cell>
          <table:table-cell office:value-type="string" office:string-value="13920" table:formula="of:=[.D156]&amp;REPT(&quot;0&quot;;5-LEN([.D156]))" table:style-name="ce5">
            <text:p>13920</text:p>
          </table:table-cell>
          <table:table-cell office:value-type="string" table:style-name="ce4">
            <text:p>Manufacture of made-up textile articles, except apparel</text:p>
          </table:table-cell>
          <table:table-cell table:number-columns-repeated="16378"/>
        </table:table-row>
        <table:table-row table:style-name="ro1">
          <table:table-cell office:value-type="string" table:style-name="ce2">
            <text:p>13.92/1</text:p>
          </table:table-cell>
          <table:table-cell office:value-type="string" table:style-name="ce4">
            <text:p>Manufacture of soft furnishings</text:p>
          </table:table-cell>
          <table:table-cell office:value-type="string" office:string-value="1392/1" table:formula="of:=SUBSTITUTE([.A157];&quot;.&quot;;&quot;&quot;)" table:style-name="ce6">
            <text:p>1392/1</text:p>
          </table:table-cell>
          <table:table-cell office:value-type="string" office:string-value="13921" table:formula="of:=SUBSTITUTE([.C157];&quot;/&quot;;&quot;&quot;)" table:style-name="ce5">
            <text:p>13921</text:p>
          </table:table-cell>
          <table:table-cell office:value-type="string" office:string-value="13921" table:formula="of:=[.D157]&amp;REPT(&quot;0&quot;;5-LEN([.D157]))" table:style-name="ce5">
            <text:p>13921</text:p>
          </table:table-cell>
          <table:table-cell office:value-type="string" table:style-name="ce4">
            <text:p>Manufacture of soft furnishings</text:p>
          </table:table-cell>
          <table:table-cell table:number-columns-repeated="16378"/>
        </table:table-row>
        <table:table-row table:style-name="ro1">
          <table:table-cell office:value-type="string" table:style-name="ce2">
            <text:p>13.92/2</text:p>
          </table:table-cell>
          <table:table-cell office:value-type="string" table:style-name="ce4">
            <text:p>Manufacture of canvas goods, sacks etc.</text:p>
          </table:table-cell>
          <table:table-cell office:value-type="string" office:string-value="1392/2" table:formula="of:=SUBSTITUTE([.A158];&quot;.&quot;;&quot;&quot;)" table:style-name="ce6">
            <text:p>1392/2</text:p>
          </table:table-cell>
          <table:table-cell office:value-type="string" office:string-value="13922" table:formula="of:=SUBSTITUTE([.C158];&quot;/&quot;;&quot;&quot;)" table:style-name="ce5">
            <text:p>13922</text:p>
          </table:table-cell>
          <table:table-cell office:value-type="string" office:string-value="13922" table:formula="of:=[.D158]&amp;REPT(&quot;0&quot;;5-LEN([.D158]))" table:style-name="ce5">
            <text:p>13922</text:p>
          </table:table-cell>
          <table:table-cell office:value-type="string" table:style-name="ce4">
            <text:p>Manufacture of canvas goods, sacks etc.</text:p>
          </table:table-cell>
          <table:table-cell table:number-columns-repeated="16378"/>
        </table:table-row>
        <table:table-row table:style-name="ro1">
          <table:table-cell office:value-type="string" table:style-name="ce2">
            <text:p>13.92/3</text:p>
          </table:table-cell>
          <table:table-cell office:value-type="string" table:style-name="ce4">
            <text:p>Manufacture of household textiles (other than soft furnishings of 13.92/1)</text:p>
          </table:table-cell>
          <table:table-cell office:value-type="string" office:string-value="1392/3" table:formula="of:=SUBSTITUTE([.A159];&quot;.&quot;;&quot;&quot;)" table:style-name="ce6">
            <text:p>1392/3</text:p>
          </table:table-cell>
          <table:table-cell office:value-type="string" office:string-value="13923" table:formula="of:=SUBSTITUTE([.C159];&quot;/&quot;;&quot;&quot;)" table:style-name="ce5">
            <text:p>13923</text:p>
          </table:table-cell>
          <table:table-cell office:value-type="string" office:string-value="13923" table:formula="of:=[.D159]&amp;REPT(&quot;0&quot;;5-LEN([.D159]))" table:style-name="ce5">
            <text:p>13923</text:p>
          </table:table-cell>
          <table:table-cell office:value-type="string" table:style-name="ce4">
            <text:p>Manufacture of household textiles (other than soft furnishings of 13.92/1)</text:p>
          </table:table-cell>
          <table:table-cell table:number-columns-repeated="16378"/>
        </table:table-row>
        <table:table-row table:style-name="ro1">
          <table:table-cell office:value-type="string" table:style-name="ce2">
            <text:p>13.93</text:p>
          </table:table-cell>
          <table:table-cell office:value-type="string" table:style-name="ce4">
            <text:p>Manufacture of carpets and rugs</text:p>
          </table:table-cell>
          <table:table-cell office:value-type="string" office:string-value="1393" table:formula="of:=SUBSTITUTE([.A160];&quot;.&quot;;&quot;&quot;)" table:style-name="ce6">
            <text:p>1393</text:p>
          </table:table-cell>
          <table:table-cell office:value-type="string" office:string-value="1393" table:formula="of:=SUBSTITUTE([.C160];&quot;/&quot;;&quot;&quot;)" table:style-name="ce5">
            <text:p>1393</text:p>
          </table:table-cell>
          <table:table-cell office:value-type="string" office:string-value="13930" table:formula="of:=[.D160]&amp;REPT(&quot;0&quot;;5-LEN([.D160]))" table:style-name="ce5">
            <text:p>13930</text:p>
          </table:table-cell>
          <table:table-cell office:value-type="string" table:style-name="ce4">
            <text:p>Manufacture of carpets and rugs</text:p>
          </table:table-cell>
          <table:table-cell table:number-columns-repeated="16378"/>
        </table:table-row>
        <table:table-row table:style-name="ro1">
          <table:table-cell office:value-type="string" table:style-name="ce2">
            <text:p>13.93/1</text:p>
          </table:table-cell>
          <table:table-cell office:value-type="string" table:style-name="ce4">
            <text:p>Manufacture of woven or tufted carpets and rugs</text:p>
          </table:table-cell>
          <table:table-cell office:value-type="string" office:string-value="1393/1" table:formula="of:=SUBSTITUTE([.A161];&quot;.&quot;;&quot;&quot;)" table:style-name="ce6">
            <text:p>1393/1</text:p>
          </table:table-cell>
          <table:table-cell office:value-type="string" office:string-value="13931" table:formula="of:=SUBSTITUTE([.C161];&quot;/&quot;;&quot;&quot;)" table:style-name="ce5">
            <text:p>13931</text:p>
          </table:table-cell>
          <table:table-cell office:value-type="string" office:string-value="13931" table:formula="of:=[.D161]&amp;REPT(&quot;0&quot;;5-LEN([.D161]))" table:style-name="ce5">
            <text:p>13931</text:p>
          </table:table-cell>
          <table:table-cell office:value-type="string" table:style-name="ce4">
            <text:p>Manufacture of woven or tufted carpets and rugs</text:p>
          </table:table-cell>
          <table:table-cell table:number-columns-repeated="16378"/>
        </table:table-row>
        <table:table-row table:style-name="ro1">
          <table:table-cell office:value-type="string" table:style-name="ce2">
            <text:p>13.93/9</text:p>
          </table:table-cell>
          <table:table-cell office:value-type="string" table:style-name="ce4">
            <text:p>Manufacture of carpets and rugs (other than woven or tufted) not elsewhere classified</text:p>
          </table:table-cell>
          <table:table-cell office:value-type="string" office:string-value="1393/9" table:formula="of:=SUBSTITUTE([.A162];&quot;.&quot;;&quot;&quot;)" table:style-name="ce6">
            <text:p>1393/9</text:p>
          </table:table-cell>
          <table:table-cell office:value-type="string" office:string-value="13939" table:formula="of:=SUBSTITUTE([.C162];&quot;/&quot;;&quot;&quot;)" table:style-name="ce5">
            <text:p>13939</text:p>
          </table:table-cell>
          <table:table-cell office:value-type="string" office:string-value="13939" table:formula="of:=[.D162]&amp;REPT(&quot;0&quot;;5-LEN([.D162]))" table:style-name="ce5">
            <text:p>13939</text:p>
          </table:table-cell>
          <table:table-cell office:value-type="string" table:style-name="ce4">
            <text:p>Manufacture of carpets and rugs (other than woven or tufted) not elsewhere classified</text:p>
          </table:table-cell>
          <table:table-cell table:number-columns-repeated="16378"/>
        </table:table-row>
        <table:table-row table:style-name="ro1">
          <table:table-cell office:value-type="string" table:style-name="ce2">
            <text:p>13.94</text:p>
          </table:table-cell>
          <table:table-cell office:value-type="string" table:style-name="ce4">
            <text:p>Manufacture of cordage, rope, twine and netting</text:p>
          </table:table-cell>
          <table:table-cell office:value-type="string" office:string-value="1394" table:formula="of:=SUBSTITUTE([.A163];&quot;.&quot;;&quot;&quot;)" table:style-name="ce6">
            <text:p>1394</text:p>
          </table:table-cell>
          <table:table-cell office:value-type="string" office:string-value="1394" table:formula="of:=SUBSTITUTE([.C163];&quot;/&quot;;&quot;&quot;)" table:style-name="ce5">
            <text:p>1394</text:p>
          </table:table-cell>
          <table:table-cell office:value-type="string" office:string-value="13940" table:formula="of:=[.D163]&amp;REPT(&quot;0&quot;;5-LEN([.D163]))" table:style-name="ce5">
            <text:p>13940</text:p>
          </table:table-cell>
          <table:table-cell office:value-type="string" table:style-name="ce4">
            <text:p>Manufacture of cordage, rope, twine and netting</text:p>
          </table:table-cell>
          <table:table-cell table:number-columns-repeated="16378"/>
        </table:table-row>
        <table:table-row table:style-name="ro1">
          <table:table-cell office:value-type="string" table:style-name="ce2">
            <text:p>13.95</text:p>
          </table:table-cell>
          <table:table-cell office:value-type="string" table:style-name="ce4">
            <text:p>Manufacture of non-wovens and articles made from non-wovens, except apparel</text:p>
          </table:table-cell>
          <table:table-cell office:value-type="string" office:string-value="1395" table:formula="of:=SUBSTITUTE([.A164];&quot;.&quot;;&quot;&quot;)" table:style-name="ce6">
            <text:p>1395</text:p>
          </table:table-cell>
          <table:table-cell office:value-type="string" office:string-value="1395" table:formula="of:=SUBSTITUTE([.C164];&quot;/&quot;;&quot;&quot;)" table:style-name="ce5">
            <text:p>1395</text:p>
          </table:table-cell>
          <table:table-cell office:value-type="string" office:string-value="13950" table:formula="of:=[.D164]&amp;REPT(&quot;0&quot;;5-LEN([.D164]))" table:style-name="ce5">
            <text:p>13950</text:p>
          </table:table-cell>
          <table:table-cell office:value-type="string" table:style-name="ce4">
            <text:p>Manufacture of non-wovens and articles made from non-wovens, except apparel</text:p>
          </table:table-cell>
          <table:table-cell table:number-columns-repeated="16378"/>
        </table:table-row>
        <table:table-row table:style-name="ro1">
          <table:table-cell office:value-type="string" table:style-name="ce2">
            <text:p>13.96</text:p>
          </table:table-cell>
          <table:table-cell office:value-type="string" table:style-name="ce4">
            <text:p>Manufacture of other technical and industrial textiles</text:p>
          </table:table-cell>
          <table:table-cell office:value-type="string" office:string-value="1396" table:formula="of:=SUBSTITUTE([.A165];&quot;.&quot;;&quot;&quot;)" table:style-name="ce6">
            <text:p>1396</text:p>
          </table:table-cell>
          <table:table-cell office:value-type="string" office:string-value="1396" table:formula="of:=SUBSTITUTE([.C165];&quot;/&quot;;&quot;&quot;)" table:style-name="ce5">
            <text:p>1396</text:p>
          </table:table-cell>
          <table:table-cell office:value-type="string" office:string-value="13960" table:formula="of:=[.D165]&amp;REPT(&quot;0&quot;;5-LEN([.D165]))" table:style-name="ce5">
            <text:p>13960</text:p>
          </table:table-cell>
          <table:table-cell office:value-type="string" table:style-name="ce4">
            <text:p>Manufacture of other technical and industrial textiles</text:p>
          </table:table-cell>
          <table:table-cell table:number-columns-repeated="16378"/>
        </table:table-row>
        <table:table-row table:style-name="ro1">
          <table:table-cell office:value-type="string" table:style-name="ce2">
            <text:p>13.99</text:p>
          </table:table-cell>
          <table:table-cell office:value-type="string" table:style-name="ce4">
            <text:p>Manufacture of other textiles not elsewhere classified</text:p>
          </table:table-cell>
          <table:table-cell office:value-type="string" office:string-value="1399" table:formula="of:=SUBSTITUTE([.A166];&quot;.&quot;;&quot;&quot;)" table:style-name="ce6">
            <text:p>1399</text:p>
          </table:table-cell>
          <table:table-cell office:value-type="string" office:string-value="1399" table:formula="of:=SUBSTITUTE([.C166];&quot;/&quot;;&quot;&quot;)" table:style-name="ce5">
            <text:p>1399</text:p>
          </table:table-cell>
          <table:table-cell office:value-type="string" office:string-value="13990" table:formula="of:=[.D166]&amp;REPT(&quot;0&quot;;5-LEN([.D166]))" table:style-name="ce5">
            <text:p>13990</text:p>
          </table:table-cell>
          <table:table-cell office:value-type="string" table:style-name="ce4">
            <text:p>Manufacture of other textiles not elsewhere classified</text:p>
          </table:table-cell>
          <table:table-cell table:number-columns-repeated="16378"/>
        </table:table-row>
        <table:table-row table:style-name="ro1">
          <table:table-cell office:value-type="string" table:style-name="ce2">
            <text:p>14</text:p>
          </table:table-cell>
          <table:table-cell office:value-type="string" table:style-name="ce4">
            <text:p>Manufacture of wearing apparel</text:p>
          </table:table-cell>
          <table:table-cell office:value-type="string" office:string-value="14" table:formula="of:=SUBSTITUTE([.A167];&quot;.&quot;;&quot;&quot;)" table:style-name="ce6">
            <text:p>14</text:p>
          </table:table-cell>
          <table:table-cell office:value-type="string" office:string-value="14" table:formula="of:=SUBSTITUTE([.C167];&quot;/&quot;;&quot;&quot;)" table:style-name="ce5">
            <text:p>14</text:p>
          </table:table-cell>
          <table:table-cell office:value-type="string" office:string-value="14000" table:formula="of:=[.D167]&amp;REPT(&quot;0&quot;;5-LEN([.D167]))" table:style-name="ce5">
            <text:p>14000</text:p>
          </table:table-cell>
          <table:table-cell office:value-type="string" table:style-name="ce4">
            <text:p>Manufacture of wearing apparel</text:p>
          </table:table-cell>
          <table:table-cell table:number-columns-repeated="16378"/>
        </table:table-row>
        <table:table-row table:style-name="ro1">
          <table:table-cell office:value-type="string" table:style-name="ce2">
            <text:p>14.1</text:p>
          </table:table-cell>
          <table:table-cell office:value-type="string" table:style-name="ce4">
            <text:p>Manufacture of wearing apparel, except fur apparel</text:p>
          </table:table-cell>
          <table:table-cell office:value-type="string" office:string-value="141" table:formula="of:=SUBSTITUTE([.A168];&quot;.&quot;;&quot;&quot;)" table:style-name="ce6">
            <text:p>141</text:p>
          </table:table-cell>
          <table:table-cell office:value-type="string" office:string-value="141" table:formula="of:=SUBSTITUTE([.C168];&quot;/&quot;;&quot;&quot;)" table:style-name="ce5">
            <text:p>141</text:p>
          </table:table-cell>
          <table:table-cell office:value-type="string" office:string-value="14100" table:formula="of:=[.D168]&amp;REPT(&quot;0&quot;;5-LEN([.D168]))" table:style-name="ce5">
            <text:p>14100</text:p>
          </table:table-cell>
          <table:table-cell office:value-type="string" table:style-name="ce4">
            <text:p>Manufacture of wearing apparel, except fur apparel</text:p>
          </table:table-cell>
          <table:table-cell table:number-columns-repeated="16378"/>
        </table:table-row>
        <table:table-row table:style-name="ro1">
          <table:table-cell office:value-type="string" table:style-name="ce2">
            <text:p>14.11</text:p>
          </table:table-cell>
          <table:table-cell office:value-type="string" table:style-name="ce4">
            <text:p>Manufacture of leather clothes</text:p>
          </table:table-cell>
          <table:table-cell office:value-type="string" office:string-value="1411" table:formula="of:=SUBSTITUTE([.A169];&quot;.&quot;;&quot;&quot;)" table:style-name="ce6">
            <text:p>1411</text:p>
          </table:table-cell>
          <table:table-cell office:value-type="string" office:string-value="1411" table:formula="of:=SUBSTITUTE([.C169];&quot;/&quot;;&quot;&quot;)" table:style-name="ce5">
            <text:p>1411</text:p>
          </table:table-cell>
          <table:table-cell office:value-type="string" office:string-value="14110" table:formula="of:=[.D169]&amp;REPT(&quot;0&quot;;5-LEN([.D169]))" table:style-name="ce5">
            <text:p>14110</text:p>
          </table:table-cell>
          <table:table-cell office:value-type="string" table:style-name="ce4">
            <text:p>Manufacture of leather clothes</text:p>
          </table:table-cell>
          <table:table-cell table:number-columns-repeated="16378"/>
        </table:table-row>
        <table:table-row table:style-name="ro1">
          <table:table-cell office:value-type="string" table:style-name="ce2">
            <text:p>14.12</text:p>
          </table:table-cell>
          <table:table-cell office:value-type="string" table:style-name="ce4">
            <text:p>Manufacture of workwear</text:p>
          </table:table-cell>
          <table:table-cell office:value-type="string" office:string-value="1412" table:formula="of:=SUBSTITUTE([.A170];&quot;.&quot;;&quot;&quot;)" table:style-name="ce6">
            <text:p>1412</text:p>
          </table:table-cell>
          <table:table-cell office:value-type="string" office:string-value="1412" table:formula="of:=SUBSTITUTE([.C170];&quot;/&quot;;&quot;&quot;)" table:style-name="ce5">
            <text:p>1412</text:p>
          </table:table-cell>
          <table:table-cell office:value-type="string" office:string-value="14120" table:formula="of:=[.D170]&amp;REPT(&quot;0&quot;;5-LEN([.D170]))" table:style-name="ce5">
            <text:p>14120</text:p>
          </table:table-cell>
          <table:table-cell office:value-type="string" table:style-name="ce4">
            <text:p>Manufacture of workwear</text:p>
          </table:table-cell>
          <table:table-cell table:number-columns-repeated="16378"/>
        </table:table-row>
        <table:table-row table:style-name="ro1">
          <table:table-cell office:value-type="string" table:style-name="ce2">
            <text:p>14.13</text:p>
          </table:table-cell>
          <table:table-cell office:value-type="string" table:style-name="ce4">
            <text:p>Manufacture of other outerwear</text:p>
          </table:table-cell>
          <table:table-cell office:value-type="string" office:string-value="1413" table:formula="of:=SUBSTITUTE([.A171];&quot;.&quot;;&quot;&quot;)" table:style-name="ce6">
            <text:p>1413</text:p>
          </table:table-cell>
          <table:table-cell office:value-type="string" office:string-value="1413" table:formula="of:=SUBSTITUTE([.C171];&quot;/&quot;;&quot;&quot;)" table:style-name="ce5">
            <text:p>1413</text:p>
          </table:table-cell>
          <table:table-cell office:value-type="string" office:string-value="14130" table:formula="of:=[.D171]&amp;REPT(&quot;0&quot;;5-LEN([.D171]))" table:style-name="ce5">
            <text:p>14130</text:p>
          </table:table-cell>
          <table:table-cell office:value-type="string" table:style-name="ce4">
            <text:p>Manufacture of other outerwear</text:p>
          </table:table-cell>
          <table:table-cell table:number-columns-repeated="16378"/>
        </table:table-row>
        <table:table-row table:style-name="ro1">
          <table:table-cell office:value-type="string" table:style-name="ce2">
            <text:p>14.13/1</text:p>
          </table:table-cell>
          <table:table-cell office:value-type="string" table:style-name="ce4">
            <text:p>Manufacture of men's outerwear, other than leather clothes and workwear</text:p>
          </table:table-cell>
          <table:table-cell office:value-type="string" office:string-value="1413/1" table:formula="of:=SUBSTITUTE([.A172];&quot;.&quot;;&quot;&quot;)" table:style-name="ce6">
            <text:p>1413/1</text:p>
          </table:table-cell>
          <table:table-cell office:value-type="string" office:string-value="14131" table:formula="of:=SUBSTITUTE([.C172];&quot;/&quot;;&quot;&quot;)" table:style-name="ce5">
            <text:p>14131</text:p>
          </table:table-cell>
          <table:table-cell office:value-type="string" office:string-value="14131" table:formula="of:=[.D172]&amp;REPT(&quot;0&quot;;5-LEN([.D172]))" table:style-name="ce5">
            <text:p>14131</text:p>
          </table:table-cell>
          <table:table-cell office:value-type="string" table:style-name="ce4">
            <text:p>Manufacture of men's outerwear, other than leather clothes and workwear</text:p>
          </table:table-cell>
          <table:table-cell table:number-columns-repeated="16378"/>
        </table:table-row>
        <table:table-row table:style-name="ro1">
          <table:table-cell office:value-type="string" table:style-name="ce2">
            <text:p>14.13/2</text:p>
          </table:table-cell>
          <table:table-cell office:value-type="string" table:style-name="ce4">
            <text:p>Manufacture of women's outerwear, other than leather clothes and workwear</text:p>
          </table:table-cell>
          <table:table-cell office:value-type="string" office:string-value="1413/2" table:formula="of:=SUBSTITUTE([.A173];&quot;.&quot;;&quot;&quot;)" table:style-name="ce6">
            <text:p>1413/2</text:p>
          </table:table-cell>
          <table:table-cell office:value-type="string" office:string-value="14132" table:formula="of:=SUBSTITUTE([.C173];&quot;/&quot;;&quot;&quot;)" table:style-name="ce5">
            <text:p>14132</text:p>
          </table:table-cell>
          <table:table-cell office:value-type="string" office:string-value="14132" table:formula="of:=[.D173]&amp;REPT(&quot;0&quot;;5-LEN([.D173]))" table:style-name="ce5">
            <text:p>14132</text:p>
          </table:table-cell>
          <table:table-cell office:value-type="string" table:style-name="ce4">
            <text:p>Manufacture of women's outerwear, other than leather clothes and workwear</text:p>
          </table:table-cell>
          <table:table-cell table:number-columns-repeated="16378"/>
        </table:table-row>
        <table:table-row table:style-name="ro1">
          <table:table-cell office:value-type="string" table:style-name="ce2">
            <text:p>14.14</text:p>
          </table:table-cell>
          <table:table-cell office:value-type="string" table:style-name="ce4">
            <text:p>Manufacture of underwear</text:p>
          </table:table-cell>
          <table:table-cell office:value-type="string" office:string-value="1414" table:formula="of:=SUBSTITUTE([.A174];&quot;.&quot;;&quot;&quot;)" table:style-name="ce6">
            <text:p>1414</text:p>
          </table:table-cell>
          <table:table-cell office:value-type="string" office:string-value="1414" table:formula="of:=SUBSTITUTE([.C174];&quot;/&quot;;&quot;&quot;)" table:style-name="ce5">
            <text:p>1414</text:p>
          </table:table-cell>
          <table:table-cell office:value-type="string" office:string-value="14140" table:formula="of:=[.D174]&amp;REPT(&quot;0&quot;;5-LEN([.D174]))" table:style-name="ce5">
            <text:p>14140</text:p>
          </table:table-cell>
          <table:table-cell office:value-type="string" table:style-name="ce4">
            <text:p>Manufacture of underwear</text:p>
          </table:table-cell>
          <table:table-cell table:number-columns-repeated="16378"/>
        </table:table-row>
        <table:table-row table:style-name="ro1">
          <table:table-cell office:value-type="string" table:style-name="ce2">
            <text:p>14.14/1</text:p>
          </table:table-cell>
          <table:table-cell office:value-type="string" table:style-name="ce4">
            <text:p>Manufacture of men's underwear</text:p>
          </table:table-cell>
          <table:table-cell office:value-type="string" office:string-value="1414/1" table:formula="of:=SUBSTITUTE([.A175];&quot;.&quot;;&quot;&quot;)" table:style-name="ce6">
            <text:p>1414/1</text:p>
          </table:table-cell>
          <table:table-cell office:value-type="string" office:string-value="14141" table:formula="of:=SUBSTITUTE([.C175];&quot;/&quot;;&quot;&quot;)" table:style-name="ce5">
            <text:p>14141</text:p>
          </table:table-cell>
          <table:table-cell office:value-type="string" office:string-value="14141" table:formula="of:=[.D175]&amp;REPT(&quot;0&quot;;5-LEN([.D175]))" table:style-name="ce5">
            <text:p>14141</text:p>
          </table:table-cell>
          <table:table-cell office:value-type="string" table:style-name="ce4">
            <text:p>Manufacture of men's underwear</text:p>
          </table:table-cell>
          <table:table-cell table:number-columns-repeated="16378"/>
        </table:table-row>
        <table:table-row table:style-name="ro1">
          <table:table-cell office:value-type="string" table:style-name="ce2">
            <text:p>14.14/2</text:p>
          </table:table-cell>
          <table:table-cell office:value-type="string" table:style-name="ce4">
            <text:p>Manufacture of women's underwear</text:p>
          </table:table-cell>
          <table:table-cell office:value-type="string" office:string-value="1414/2" table:formula="of:=SUBSTITUTE([.A176];&quot;.&quot;;&quot;&quot;)" table:style-name="ce6">
            <text:p>1414/2</text:p>
          </table:table-cell>
          <table:table-cell office:value-type="string" office:string-value="14142" table:formula="of:=SUBSTITUTE([.C176];&quot;/&quot;;&quot;&quot;)" table:style-name="ce5">
            <text:p>14142</text:p>
          </table:table-cell>
          <table:table-cell office:value-type="string" office:string-value="14142" table:formula="of:=[.D176]&amp;REPT(&quot;0&quot;;5-LEN([.D176]))" table:style-name="ce5">
            <text:p>14142</text:p>
          </table:table-cell>
          <table:table-cell office:value-type="string" table:style-name="ce4">
            <text:p>Manufacture of women's underwear</text:p>
          </table:table-cell>
          <table:table-cell table:number-columns-repeated="16378"/>
        </table:table-row>
        <table:table-row table:style-name="ro1">
          <table:table-cell office:value-type="string" table:style-name="ce2">
            <text:p>14.19</text:p>
          </table:table-cell>
          <table:table-cell office:value-type="string" table:style-name="ce4">
            <text:p>Manufacture of other wearing apparel and accessories</text:p>
          </table:table-cell>
          <table:table-cell office:value-type="string" office:string-value="1419" table:formula="of:=SUBSTITUTE([.A177];&quot;.&quot;;&quot;&quot;)" table:style-name="ce6">
            <text:p>1419</text:p>
          </table:table-cell>
          <table:table-cell office:value-type="string" office:string-value="1419" table:formula="of:=SUBSTITUTE([.C177];&quot;/&quot;;&quot;&quot;)" table:style-name="ce5">
            <text:p>1419</text:p>
          </table:table-cell>
          <table:table-cell office:value-type="string" office:string-value="14190" table:formula="of:=[.D177]&amp;REPT(&quot;0&quot;;5-LEN([.D177]))" table:style-name="ce5">
            <text:p>14190</text:p>
          </table:table-cell>
          <table:table-cell office:value-type="string" table:style-name="ce4">
            <text:p>Manufacture of other wearing apparel and accessories</text:p>
          </table:table-cell>
          <table:table-cell table:number-columns-repeated="16378"/>
        </table:table-row>
        <table:table-row table:style-name="ro1">
          <table:table-cell office:value-type="string" table:style-name="ce2">
            <text:p>14.2</text:p>
          </table:table-cell>
          <table:table-cell office:value-type="string" table:style-name="ce4">
            <text:p>Manufacture of articles of fur</text:p>
          </table:table-cell>
          <table:table-cell office:value-type="string" office:string-value="142" table:formula="of:=SUBSTITUTE([.A178];&quot;.&quot;;&quot;&quot;)" table:style-name="ce6">
            <text:p>142</text:p>
          </table:table-cell>
          <table:table-cell office:value-type="string" office:string-value="142" table:formula="of:=SUBSTITUTE([.C178];&quot;/&quot;;&quot;&quot;)" table:style-name="ce5">
            <text:p>142</text:p>
          </table:table-cell>
          <table:table-cell office:value-type="string" office:string-value="14200" table:formula="of:=[.D178]&amp;REPT(&quot;0&quot;;5-LEN([.D178]))" table:style-name="ce5">
            <text:p>14200</text:p>
          </table:table-cell>
          <table:table-cell office:value-type="string" table:style-name="ce4">
            <text:p>Manufacture of articles of fur</text:p>
          </table:table-cell>
          <table:table-cell table:number-columns-repeated="16378"/>
        </table:table-row>
        <table:table-row table:style-name="ro1">
          <table:table-cell office:value-type="string" table:style-name="ce2">
            <text:p>14.20</text:p>
          </table:table-cell>
          <table:table-cell office:value-type="string" table:style-name="ce4">
            <text:p>Manufacture of articles of fur</text:p>
          </table:table-cell>
          <table:table-cell office:value-type="string" office:string-value="1420" table:formula="of:=SUBSTITUTE([.A179];&quot;.&quot;;&quot;&quot;)" table:style-name="ce6">
            <text:p>1420</text:p>
          </table:table-cell>
          <table:table-cell office:value-type="string" office:string-value="1420" table:formula="of:=SUBSTITUTE([.C179];&quot;/&quot;;&quot;&quot;)" table:style-name="ce5">
            <text:p>1420</text:p>
          </table:table-cell>
          <table:table-cell office:value-type="string" office:string-value="14200" table:formula="of:=[.D179]&amp;REPT(&quot;0&quot;;5-LEN([.D179]))" table:style-name="ce5">
            <text:p>14200</text:p>
          </table:table-cell>
          <table:table-cell office:value-type="string" table:style-name="ce4">
            <text:p>Manufacture of articles of fur</text:p>
          </table:table-cell>
          <table:table-cell table:number-columns-repeated="16378"/>
        </table:table-row>
        <table:table-row table:style-name="ro1">
          <table:table-cell office:value-type="string" table:style-name="ce2">
            <text:p>14.3</text:p>
          </table:table-cell>
          <table:table-cell office:value-type="string" table:style-name="ce4">
            <text:p>Manufacture of knitted and crocheted apparel</text:p>
          </table:table-cell>
          <table:table-cell office:value-type="string" office:string-value="143" table:formula="of:=SUBSTITUTE([.A180];&quot;.&quot;;&quot;&quot;)" table:style-name="ce6">
            <text:p>143</text:p>
          </table:table-cell>
          <table:table-cell office:value-type="string" office:string-value="143" table:formula="of:=SUBSTITUTE([.C180];&quot;/&quot;;&quot;&quot;)" table:style-name="ce5">
            <text:p>143</text:p>
          </table:table-cell>
          <table:table-cell office:value-type="string" office:string-value="14300" table:formula="of:=[.D180]&amp;REPT(&quot;0&quot;;5-LEN([.D180]))" table:style-name="ce5">
            <text:p>14300</text:p>
          </table:table-cell>
          <table:table-cell office:value-type="string" table:style-name="ce4">
            <text:p>Manufacture of knitted and crocheted apparel</text:p>
          </table:table-cell>
          <table:table-cell table:number-columns-repeated="16378"/>
        </table:table-row>
        <table:table-row table:style-name="ro1">
          <table:table-cell office:value-type="string" table:style-name="ce2">
            <text:p>14.31</text:p>
          </table:table-cell>
          <table:table-cell office:value-type="string" table:style-name="ce4">
            <text:p>Manufacture of knitted and crocheted hosiery</text:p>
          </table:table-cell>
          <table:table-cell office:value-type="string" office:string-value="1431" table:formula="of:=SUBSTITUTE([.A181];&quot;.&quot;;&quot;&quot;)" table:style-name="ce6">
            <text:p>1431</text:p>
          </table:table-cell>
          <table:table-cell office:value-type="string" office:string-value="1431" table:formula="of:=SUBSTITUTE([.C181];&quot;/&quot;;&quot;&quot;)" table:style-name="ce5">
            <text:p>1431</text:p>
          </table:table-cell>
          <table:table-cell office:value-type="string" office:string-value="14310" table:formula="of:=[.D181]&amp;REPT(&quot;0&quot;;5-LEN([.D181]))" table:style-name="ce5">
            <text:p>14310</text:p>
          </table:table-cell>
          <table:table-cell office:value-type="string" table:style-name="ce4">
            <text:p>Manufacture of knitted and crocheted hosiery</text:p>
          </table:table-cell>
          <table:table-cell table:number-columns-repeated="16378"/>
        </table:table-row>
        <table:table-row table:style-name="ro1">
          <table:table-cell office:value-type="string" table:style-name="ce2">
            <text:p>14.39</text:p>
          </table:table-cell>
          <table:table-cell office:value-type="string" table:style-name="ce4">
            <text:p>Manufacture of other knitted and crocheted apparel</text:p>
          </table:table-cell>
          <table:table-cell office:value-type="string" office:string-value="1439" table:formula="of:=SUBSTITUTE([.A182];&quot;.&quot;;&quot;&quot;)" table:style-name="ce6">
            <text:p>1439</text:p>
          </table:table-cell>
          <table:table-cell office:value-type="string" office:string-value="1439" table:formula="of:=SUBSTITUTE([.C182];&quot;/&quot;;&quot;&quot;)" table:style-name="ce5">
            <text:p>1439</text:p>
          </table:table-cell>
          <table:table-cell office:value-type="string" office:string-value="14390" table:formula="of:=[.D182]&amp;REPT(&quot;0&quot;;5-LEN([.D182]))" table:style-name="ce5">
            <text:p>14390</text:p>
          </table:table-cell>
          <table:table-cell office:value-type="string" table:style-name="ce4">
            <text:p>Manufacture of other knitted and crocheted apparel</text:p>
          </table:table-cell>
          <table:table-cell table:number-columns-repeated="16378"/>
        </table:table-row>
        <table:table-row table:style-name="ro1">
          <table:table-cell office:value-type="string" table:style-name="ce2">
            <text:p>15</text:p>
          </table:table-cell>
          <table:table-cell office:value-type="string" table:style-name="ce4">
            <text:p>Manufacture of leather and related products</text:p>
          </table:table-cell>
          <table:table-cell office:value-type="string" office:string-value="15" table:formula="of:=SUBSTITUTE([.A183];&quot;.&quot;;&quot;&quot;)" table:style-name="ce6">
            <text:p>15</text:p>
          </table:table-cell>
          <table:table-cell office:value-type="string" office:string-value="15" table:formula="of:=SUBSTITUTE([.C183];&quot;/&quot;;&quot;&quot;)" table:style-name="ce5">
            <text:p>15</text:p>
          </table:table-cell>
          <table:table-cell office:value-type="string" office:string-value="15000" table:formula="of:=[.D183]&amp;REPT(&quot;0&quot;;5-LEN([.D183]))" table:style-name="ce5">
            <text:p>15000</text:p>
          </table:table-cell>
          <table:table-cell office:value-type="string" table:style-name="ce4">
            <text:p>Manufacture of leather and related products</text:p>
          </table:table-cell>
          <table:table-cell table:number-columns-repeated="16378"/>
        </table:table-row>
        <table:table-row table:style-name="ro1">
          <table:table-cell office:value-type="string" table:style-name="ce2">
            <text:p>15.1</text:p>
          </table:table-cell>
          <table:table-cell office:value-type="string" table:style-name="ce4">
            <text:p>Tanning and dressing of leather; manufacture of luggage, handbags, saddlery and harness; dressing and dyeing of fur</text:p>
          </table:table-cell>
          <table:table-cell office:value-type="string" office:string-value="151" table:formula="of:=SUBSTITUTE([.A184];&quot;.&quot;;&quot;&quot;)" table:style-name="ce6">
            <text:p>151</text:p>
          </table:table-cell>
          <table:table-cell office:value-type="string" office:string-value="151" table:formula="of:=SUBSTITUTE([.C184];&quot;/&quot;;&quot;&quot;)" table:style-name="ce5">
            <text:p>151</text:p>
          </table:table-cell>
          <table:table-cell office:value-type="string" office:string-value="15100" table:formula="of:=[.D184]&amp;REPT(&quot;0&quot;;5-LEN([.D184]))" table:style-name="ce5">
            <text:p>15100</text:p>
          </table:table-cell>
          <table:table-cell office:value-type="string" table:style-name="ce4">
            <text:p>Tanning and dressing of leather; manufacture of luggage, handbags, saddlery and harness; dressing and dyeing of fur</text:p>
          </table:table-cell>
          <table:table-cell table:number-columns-repeated="16378"/>
        </table:table-row>
        <table:table-row table:style-name="ro1">
          <table:table-cell office:value-type="string" table:style-name="ce2">
            <text:p>15.11</text:p>
          </table:table-cell>
          <table:table-cell office:value-type="string" table:style-name="ce4">
            <text:p>Tanning and dressing of leather; dressing and dyeing of fur</text:p>
          </table:table-cell>
          <table:table-cell office:value-type="string" office:string-value="1511" table:formula="of:=SUBSTITUTE([.A185];&quot;.&quot;;&quot;&quot;)" table:style-name="ce6">
            <text:p>1511</text:p>
          </table:table-cell>
          <table:table-cell office:value-type="string" office:string-value="1511" table:formula="of:=SUBSTITUTE([.C185];&quot;/&quot;;&quot;&quot;)" table:style-name="ce5">
            <text:p>1511</text:p>
          </table:table-cell>
          <table:table-cell office:value-type="string" office:string-value="15110" table:formula="of:=[.D185]&amp;REPT(&quot;0&quot;;5-LEN([.D185]))" table:style-name="ce5">
            <text:p>15110</text:p>
          </table:table-cell>
          <table:table-cell office:value-type="string" table:style-name="ce4">
            <text:p>Tanning and dressing of leather; dressing and dyeing of fur</text:p>
          </table:table-cell>
          <table:table-cell table:number-columns-repeated="16378"/>
        </table:table-row>
        <table:table-row table:style-name="ro1">
          <table:table-cell office:value-type="string" table:style-name="ce2">
            <text:p>15.12</text:p>
          </table:table-cell>
          <table:table-cell office:value-type="string" table:style-name="ce4">
            <text:p>Manufacture of luggage, handbags and the like, saddlery and harness</text:p>
          </table:table-cell>
          <table:table-cell office:value-type="string" office:string-value="1512" table:formula="of:=SUBSTITUTE([.A186];&quot;.&quot;;&quot;&quot;)" table:style-name="ce6">
            <text:p>1512</text:p>
          </table:table-cell>
          <table:table-cell office:value-type="string" office:string-value="1512" table:formula="of:=SUBSTITUTE([.C186];&quot;/&quot;;&quot;&quot;)" table:style-name="ce5">
            <text:p>1512</text:p>
          </table:table-cell>
          <table:table-cell office:value-type="string" office:string-value="15120" table:formula="of:=[.D186]&amp;REPT(&quot;0&quot;;5-LEN([.D186]))" table:style-name="ce5">
            <text:p>15120</text:p>
          </table:table-cell>
          <table:table-cell office:value-type="string" table:style-name="ce4">
            <text:p>Manufacture of luggage, handbags and the like, saddlery and harness</text:p>
          </table:table-cell>
          <table:table-cell table:number-columns-repeated="16378"/>
        </table:table-row>
        <table:table-row table:style-name="ro1">
          <table:table-cell office:value-type="string" table:style-name="ce2">
            <text:p>15.2</text:p>
          </table:table-cell>
          <table:table-cell office:value-type="string" table:style-name="ce4">
            <text:p>Manufacture of footwear</text:p>
          </table:table-cell>
          <table:table-cell office:value-type="string" office:string-value="152" table:formula="of:=SUBSTITUTE([.A187];&quot;.&quot;;&quot;&quot;)" table:style-name="ce6">
            <text:p>152</text:p>
          </table:table-cell>
          <table:table-cell office:value-type="string" office:string-value="152" table:formula="of:=SUBSTITUTE([.C187];&quot;/&quot;;&quot;&quot;)" table:style-name="ce5">
            <text:p>152</text:p>
          </table:table-cell>
          <table:table-cell office:value-type="string" office:string-value="15200" table:formula="of:=[.D187]&amp;REPT(&quot;0&quot;;5-LEN([.D187]))" table:style-name="ce5">
            <text:p>15200</text:p>
          </table:table-cell>
          <table:table-cell office:value-type="string" table:style-name="ce4">
            <text:p>Manufacture of footwear</text:p>
          </table:table-cell>
          <table:table-cell table:number-columns-repeated="16378"/>
        </table:table-row>
        <table:table-row table:style-name="ro1">
          <table:table-cell office:value-type="string" table:style-name="ce2">
            <text:p>15.20</text:p>
          </table:table-cell>
          <table:table-cell office:value-type="string" table:style-name="ce4">
            <text:p>Manufacture of footwear</text:p>
          </table:table-cell>
          <table:table-cell office:value-type="string" office:string-value="1520" table:formula="of:=SUBSTITUTE([.A188];&quot;.&quot;;&quot;&quot;)" table:style-name="ce6">
            <text:p>1520</text:p>
          </table:table-cell>
          <table:table-cell office:value-type="string" office:string-value="1520" table:formula="of:=SUBSTITUTE([.C188];&quot;/&quot;;&quot;&quot;)" table:style-name="ce5">
            <text:p>1520</text:p>
          </table:table-cell>
          <table:table-cell office:value-type="string" office:string-value="15200" table:formula="of:=[.D188]&amp;REPT(&quot;0&quot;;5-LEN([.D188]))" table:style-name="ce5">
            <text:p>15200</text:p>
          </table:table-cell>
          <table:table-cell office:value-type="string" table:style-name="ce4">
            <text:p>Manufacture of footwear</text:p>
          </table:table-cell>
          <table:table-cell table:number-columns-repeated="16378"/>
        </table:table-row>
        <table:table-row table:style-name="ro1">
          <table:table-cell office:value-type="string" table:style-name="ce2">
            <text:p>16</text:p>
          </table:table-cell>
          <table:table-cell office:value-type="string" table:style-name="ce4">
            <text:p>Manufacture of wood and of products of wood and cork, except furniture; manufacture of articles of straw and plaiting materials</text:p>
          </table:table-cell>
          <table:table-cell office:value-type="string" office:string-value="16" table:formula="of:=SUBSTITUTE([.A189];&quot;.&quot;;&quot;&quot;)" table:style-name="ce6">
            <text:p>16</text:p>
          </table:table-cell>
          <table:table-cell office:value-type="string" office:string-value="16" table:formula="of:=SUBSTITUTE([.C189];&quot;/&quot;;&quot;&quot;)" table:style-name="ce5">
            <text:p>16</text:p>
          </table:table-cell>
          <table:table-cell office:value-type="string" office:string-value="16000" table:formula="of:=[.D189]&amp;REPT(&quot;0&quot;;5-LEN([.D189]))" table:style-name="ce5">
            <text:p>16000</text:p>
          </table:table-cell>
          <table:table-cell office:value-type="string" table:style-name="ce4">
            <text:p>Manufacture of wood and of products of wood and cork, except furniture; manufacture of articles of straw and plaiting materials</text:p>
          </table:table-cell>
          <table:table-cell table:number-columns-repeated="16378"/>
        </table:table-row>
        <table:table-row table:style-name="ro1">
          <table:table-cell office:value-type="string" table:style-name="ce2">
            <text:p>16.1</text:p>
          </table:table-cell>
          <table:table-cell office:value-type="string" table:style-name="ce4">
            <text:p>Sawmilling and planing of wood</text:p>
          </table:table-cell>
          <table:table-cell office:value-type="string" office:string-value="161" table:formula="of:=SUBSTITUTE([.A190];&quot;.&quot;;&quot;&quot;)" table:style-name="ce6">
            <text:p>161</text:p>
          </table:table-cell>
          <table:table-cell office:value-type="string" office:string-value="161" table:formula="of:=SUBSTITUTE([.C190];&quot;/&quot;;&quot;&quot;)" table:style-name="ce5">
            <text:p>161</text:p>
          </table:table-cell>
          <table:table-cell office:value-type="string" office:string-value="16100" table:formula="of:=[.D190]&amp;REPT(&quot;0&quot;;5-LEN([.D190]))" table:style-name="ce5">
            <text:p>16100</text:p>
          </table:table-cell>
          <table:table-cell office:value-type="string" table:style-name="ce4">
            <text:p>Sawmilling and planing of wood</text:p>
          </table:table-cell>
          <table:table-cell table:number-columns-repeated="16378"/>
        </table:table-row>
        <table:table-row table:style-name="ro1">
          <table:table-cell office:value-type="string" table:style-name="ce2">
            <text:p>16.10</text:p>
          </table:table-cell>
          <table:table-cell office:value-type="string" table:style-name="ce4">
            <text:p>Sawmilling and planing of wood</text:p>
          </table:table-cell>
          <table:table-cell office:value-type="string" office:string-value="1610" table:formula="of:=SUBSTITUTE([.A191];&quot;.&quot;;&quot;&quot;)" table:style-name="ce6">
            <text:p>1610</text:p>
          </table:table-cell>
          <table:table-cell office:value-type="string" office:string-value="1610" table:formula="of:=SUBSTITUTE([.C191];&quot;/&quot;;&quot;&quot;)" table:style-name="ce5">
            <text:p>1610</text:p>
          </table:table-cell>
          <table:table-cell office:value-type="string" office:string-value="16100" table:formula="of:=[.D191]&amp;REPT(&quot;0&quot;;5-LEN([.D191]))" table:style-name="ce5">
            <text:p>16100</text:p>
          </table:table-cell>
          <table:table-cell office:value-type="string" table:style-name="ce4">
            <text:p>Sawmilling and planing of wood</text:p>
          </table:table-cell>
          <table:table-cell table:number-columns-repeated="16378"/>
        </table:table-row>
        <table:table-row table:style-name="ro1">
          <table:table-cell office:value-type="string" table:style-name="ce2">
            <text:p>16.2</text:p>
          </table:table-cell>
          <table:table-cell office:value-type="string" table:style-name="ce4">
            <text:p>Manufacture of products of wood, cork, straw and plaiting materials</text:p>
          </table:table-cell>
          <table:table-cell office:value-type="string" office:string-value="162" table:formula="of:=SUBSTITUTE([.A192];&quot;.&quot;;&quot;&quot;)" table:style-name="ce6">
            <text:p>162</text:p>
          </table:table-cell>
          <table:table-cell office:value-type="string" office:string-value="162" table:formula="of:=SUBSTITUTE([.C192];&quot;/&quot;;&quot;&quot;)" table:style-name="ce5">
            <text:p>162</text:p>
          </table:table-cell>
          <table:table-cell office:value-type="string" office:string-value="16200" table:formula="of:=[.D192]&amp;REPT(&quot;0&quot;;5-LEN([.D192]))" table:style-name="ce5">
            <text:p>16200</text:p>
          </table:table-cell>
          <table:table-cell office:value-type="string" table:style-name="ce4">
            <text:p>Manufacture of products of wood, cork, straw and plaiting materials</text:p>
          </table:table-cell>
          <table:table-cell table:number-columns-repeated="16378"/>
        </table:table-row>
        <table:table-row table:style-name="ro1">
          <table:table-cell office:value-type="string" table:style-name="ce2">
            <text:p>16.21</text:p>
          </table:table-cell>
          <table:table-cell office:value-type="string" table:style-name="ce4">
            <text:p>Manufacture of veneer sheets and wood-based panels</text:p>
          </table:table-cell>
          <table:table-cell office:value-type="string" office:string-value="1621" table:formula="of:=SUBSTITUTE([.A193];&quot;.&quot;;&quot;&quot;)" table:style-name="ce6">
            <text:p>1621</text:p>
          </table:table-cell>
          <table:table-cell office:value-type="string" office:string-value="1621" table:formula="of:=SUBSTITUTE([.C193];&quot;/&quot;;&quot;&quot;)" table:style-name="ce5">
            <text:p>1621</text:p>
          </table:table-cell>
          <table:table-cell office:value-type="string" office:string-value="16210" table:formula="of:=[.D193]&amp;REPT(&quot;0&quot;;5-LEN([.D193]))" table:style-name="ce5">
            <text:p>16210</text:p>
          </table:table-cell>
          <table:table-cell office:value-type="string" table:style-name="ce4">
            <text:p>Manufacture of veneer sheets and wood-based panels</text:p>
          </table:table-cell>
          <table:table-cell table:number-columns-repeated="16378"/>
        </table:table-row>
        <table:table-row table:style-name="ro1">
          <table:table-cell office:value-type="string" table:style-name="ce2">
            <text:p>16.22</text:p>
          </table:table-cell>
          <table:table-cell office:value-type="string" table:style-name="ce4">
            <text:p>Manufacture of assembled parquet floors</text:p>
          </table:table-cell>
          <table:table-cell office:value-type="string" office:string-value="1622" table:formula="of:=SUBSTITUTE([.A194];&quot;.&quot;;&quot;&quot;)" table:style-name="ce6">
            <text:p>1622</text:p>
          </table:table-cell>
          <table:table-cell office:value-type="string" office:string-value="1622" table:formula="of:=SUBSTITUTE([.C194];&quot;/&quot;;&quot;&quot;)" table:style-name="ce5">
            <text:p>1622</text:p>
          </table:table-cell>
          <table:table-cell office:value-type="string" office:string-value="16220" table:formula="of:=[.D194]&amp;REPT(&quot;0&quot;;5-LEN([.D194]))" table:style-name="ce5">
            <text:p>16220</text:p>
          </table:table-cell>
          <table:table-cell office:value-type="string" table:style-name="ce4">
            <text:p>Manufacture of assembled parquet floors</text:p>
          </table:table-cell>
          <table:table-cell table:number-columns-repeated="16378"/>
        </table:table-row>
        <table:table-row table:style-name="ro1">
          <table:table-cell office:value-type="string" table:style-name="ce2">
            <text:p>16.23</text:p>
          </table:table-cell>
          <table:table-cell office:value-type="string" table:style-name="ce4">
            <text:p>Manufacture of other builders' carpentry and joinery</text:p>
          </table:table-cell>
          <table:table-cell office:value-type="string" office:string-value="1623" table:formula="of:=SUBSTITUTE([.A195];&quot;.&quot;;&quot;&quot;)" table:style-name="ce6">
            <text:p>1623</text:p>
          </table:table-cell>
          <table:table-cell office:value-type="string" office:string-value="1623" table:formula="of:=SUBSTITUTE([.C195];&quot;/&quot;;&quot;&quot;)" table:style-name="ce5">
            <text:p>1623</text:p>
          </table:table-cell>
          <table:table-cell office:value-type="string" office:string-value="16230" table:formula="of:=[.D195]&amp;REPT(&quot;0&quot;;5-LEN([.D195]))" table:style-name="ce5">
            <text:p>16230</text:p>
          </table:table-cell>
          <table:table-cell office:value-type="string" table:style-name="ce4">
            <text:p>Manufacture of other builders' carpentry and joinery</text:p>
          </table:table-cell>
          <table:table-cell table:number-columns-repeated="16378"/>
        </table:table-row>
        <table:table-row table:style-name="ro1">
          <table:table-cell office:value-type="string" table:style-name="ce2">
            <text:p>16.24</text:p>
          </table:table-cell>
          <table:table-cell office:value-type="string" table:style-name="ce4">
            <text:p>Manufacture of wooden containers</text:p>
          </table:table-cell>
          <table:table-cell office:value-type="string" office:string-value="1624" table:formula="of:=SUBSTITUTE([.A196];&quot;.&quot;;&quot;&quot;)" table:style-name="ce6">
            <text:p>1624</text:p>
          </table:table-cell>
          <table:table-cell office:value-type="string" office:string-value="1624" table:formula="of:=SUBSTITUTE([.C196];&quot;/&quot;;&quot;&quot;)" table:style-name="ce5">
            <text:p>1624</text:p>
          </table:table-cell>
          <table:table-cell office:value-type="string" office:string-value="16240" table:formula="of:=[.D196]&amp;REPT(&quot;0&quot;;5-LEN([.D196]))" table:style-name="ce5">
            <text:p>16240</text:p>
          </table:table-cell>
          <table:table-cell office:value-type="string" table:style-name="ce4">
            <text:p>Manufacture of wooden containers</text:p>
          </table:table-cell>
          <table:table-cell table:number-columns-repeated="16378"/>
        </table:table-row>
        <table:table-row table:style-name="ro1">
          <table:table-cell office:value-type="string" table:style-name="ce2">
            <text:p>16.29</text:p>
          </table:table-cell>
          <table:table-cell office:value-type="string" table:style-name="ce4">
            <text:p>Manufacture of other products of wood; manufacture of articles of cork, straw and plaiting materials</text:p>
          </table:table-cell>
          <table:table-cell office:value-type="string" office:string-value="1629" table:formula="of:=SUBSTITUTE([.A197];&quot;.&quot;;&quot;&quot;)" table:style-name="ce6">
            <text:p>1629</text:p>
          </table:table-cell>
          <table:table-cell office:value-type="string" office:string-value="1629" table:formula="of:=SUBSTITUTE([.C197];&quot;/&quot;;&quot;&quot;)" table:style-name="ce5">
            <text:p>1629</text:p>
          </table:table-cell>
          <table:table-cell office:value-type="string" office:string-value="16290" table:formula="of:=[.D197]&amp;REPT(&quot;0&quot;;5-LEN([.D197]))" table:style-name="ce5">
            <text:p>16290</text:p>
          </table:table-cell>
          <table:table-cell office:value-type="string" table:style-name="ce4">
            <text:p>Manufacture of other products of wood; manufacture of articles of cork, straw and plaiting materials</text:p>
          </table:table-cell>
          <table:table-cell table:number-columns-repeated="16378"/>
        </table:table-row>
        <table:table-row table:style-name="ro1">
          <table:table-cell office:value-type="string" table:style-name="ce2">
            <text:p>17</text:p>
          </table:table-cell>
          <table:table-cell office:value-type="string" table:style-name="ce4">
            <text:p>Manufacture of paper and paper products</text:p>
          </table:table-cell>
          <table:table-cell office:value-type="string" office:string-value="17" table:formula="of:=SUBSTITUTE([.A198];&quot;.&quot;;&quot;&quot;)" table:style-name="ce6">
            <text:p>17</text:p>
          </table:table-cell>
          <table:table-cell office:value-type="string" office:string-value="17" table:formula="of:=SUBSTITUTE([.C198];&quot;/&quot;;&quot;&quot;)" table:style-name="ce5">
            <text:p>17</text:p>
          </table:table-cell>
          <table:table-cell office:value-type="string" office:string-value="17000" table:formula="of:=[.D198]&amp;REPT(&quot;0&quot;;5-LEN([.D198]))" table:style-name="ce5">
            <text:p>17000</text:p>
          </table:table-cell>
          <table:table-cell office:value-type="string" table:style-name="ce4">
            <text:p>Manufacture of paper and paper products</text:p>
          </table:table-cell>
          <table:table-cell table:number-columns-repeated="16378"/>
        </table:table-row>
        <table:table-row table:style-name="ro1">
          <table:table-cell office:value-type="string" table:style-name="ce2">
            <text:p>17.1</text:p>
          </table:table-cell>
          <table:table-cell office:value-type="string" table:style-name="ce4">
            <text:p>Manufacture of pulp, paper and paperboard</text:p>
          </table:table-cell>
          <table:table-cell office:value-type="string" office:string-value="171" table:formula="of:=SUBSTITUTE([.A199];&quot;.&quot;;&quot;&quot;)" table:style-name="ce6">
            <text:p>171</text:p>
          </table:table-cell>
          <table:table-cell office:value-type="string" office:string-value="171" table:formula="of:=SUBSTITUTE([.C199];&quot;/&quot;;&quot;&quot;)" table:style-name="ce5">
            <text:p>171</text:p>
          </table:table-cell>
          <table:table-cell office:value-type="string" office:string-value="17100" table:formula="of:=[.D199]&amp;REPT(&quot;0&quot;;5-LEN([.D199]))" table:style-name="ce5">
            <text:p>17100</text:p>
          </table:table-cell>
          <table:table-cell office:value-type="string" table:style-name="ce4">
            <text:p>Manufacture of pulp, paper and paperboard</text:p>
          </table:table-cell>
          <table:table-cell table:number-columns-repeated="16378"/>
        </table:table-row>
        <table:table-row table:style-name="ro1">
          <table:table-cell office:value-type="string" table:style-name="ce2">
            <text:p>17.11</text:p>
          </table:table-cell>
          <table:table-cell office:value-type="string" table:style-name="ce4">
            <text:p>Manufacture of pulp</text:p>
          </table:table-cell>
          <table:table-cell office:value-type="string" office:string-value="1711" table:formula="of:=SUBSTITUTE([.A200];&quot;.&quot;;&quot;&quot;)" table:style-name="ce6">
            <text:p>1711</text:p>
          </table:table-cell>
          <table:table-cell office:value-type="string" office:string-value="1711" table:formula="of:=SUBSTITUTE([.C200];&quot;/&quot;;&quot;&quot;)" table:style-name="ce5">
            <text:p>1711</text:p>
          </table:table-cell>
          <table:table-cell office:value-type="string" office:string-value="17110" table:formula="of:=[.D200]&amp;REPT(&quot;0&quot;;5-LEN([.D200]))" table:style-name="ce5">
            <text:p>17110</text:p>
          </table:table-cell>
          <table:table-cell office:value-type="string" table:style-name="ce4">
            <text:p>Manufacture of pulp</text:p>
          </table:table-cell>
          <table:table-cell table:number-columns-repeated="16378"/>
        </table:table-row>
        <table:table-row table:style-name="ro1">
          <table:table-cell office:value-type="string" table:style-name="ce2">
            <text:p>17.12</text:p>
          </table:table-cell>
          <table:table-cell office:value-type="string" table:style-name="ce4">
            <text:p>Manufacture of paper and paperboard</text:p>
          </table:table-cell>
          <table:table-cell office:value-type="string" office:string-value="1712" table:formula="of:=SUBSTITUTE([.A201];&quot;.&quot;;&quot;&quot;)" table:style-name="ce6">
            <text:p>1712</text:p>
          </table:table-cell>
          <table:table-cell office:value-type="string" office:string-value="1712" table:formula="of:=SUBSTITUTE([.C201];&quot;/&quot;;&quot;&quot;)" table:style-name="ce5">
            <text:p>1712</text:p>
          </table:table-cell>
          <table:table-cell office:value-type="string" office:string-value="17120" table:formula="of:=[.D201]&amp;REPT(&quot;0&quot;;5-LEN([.D201]))" table:style-name="ce5">
            <text:p>17120</text:p>
          </table:table-cell>
          <table:table-cell office:value-type="string" table:style-name="ce4">
            <text:p>Manufacture of paper and paperboard</text:p>
          </table:table-cell>
          <table:table-cell table:number-columns-repeated="16378"/>
        </table:table-row>
        <table:table-row table:style-name="ro1">
          <table:table-cell office:value-type="string" table:style-name="ce2">
            <text:p>17.2</text:p>
          </table:table-cell>
          <table:table-cell office:value-type="string" table:style-name="ce4">
            <text:p>Manufacture of articles of paper and paperboard</text:p>
          </table:table-cell>
          <table:table-cell office:value-type="string" office:string-value="172" table:formula="of:=SUBSTITUTE([.A202];&quot;.&quot;;&quot;&quot;)" table:style-name="ce6">
            <text:p>172</text:p>
          </table:table-cell>
          <table:table-cell office:value-type="string" office:string-value="172" table:formula="of:=SUBSTITUTE([.C202];&quot;/&quot;;&quot;&quot;)" table:style-name="ce5">
            <text:p>172</text:p>
          </table:table-cell>
          <table:table-cell office:value-type="string" office:string-value="17200" table:formula="of:=[.D202]&amp;REPT(&quot;0&quot;;5-LEN([.D202]))" table:style-name="ce5">
            <text:p>17200</text:p>
          </table:table-cell>
          <table:table-cell office:value-type="string" table:style-name="ce4">
            <text:p>Manufacture of articles of paper and paperboard</text:p>
          </table:table-cell>
          <table:table-cell table:number-columns-repeated="16378"/>
        </table:table-row>
        <table:table-row table:style-name="ro1">
          <table:table-cell office:value-type="string" table:style-name="ce2">
            <text:p>17.21</text:p>
          </table:table-cell>
          <table:table-cell office:value-type="string" table:style-name="ce4">
            <text:p>Manufacture of corrugated paper and paperboard and of containers of paper and paperboard</text:p>
          </table:table-cell>
          <table:table-cell office:value-type="string" office:string-value="1721" table:formula="of:=SUBSTITUTE([.A203];&quot;.&quot;;&quot;&quot;)" table:style-name="ce6">
            <text:p>1721</text:p>
          </table:table-cell>
          <table:table-cell office:value-type="string" office:string-value="1721" table:formula="of:=SUBSTITUTE([.C203];&quot;/&quot;;&quot;&quot;)" table:style-name="ce5">
            <text:p>1721</text:p>
          </table:table-cell>
          <table:table-cell office:value-type="string" office:string-value="17210" table:formula="of:=[.D203]&amp;REPT(&quot;0&quot;;5-LEN([.D203]))" table:style-name="ce5">
            <text:p>17210</text:p>
          </table:table-cell>
          <table:table-cell office:value-type="string" table:style-name="ce4">
            <text:p>Manufacture of corrugated paper and paperboard and of containers of paper and paperboard</text:p>
          </table:table-cell>
          <table:table-cell table:number-columns-repeated="16378"/>
        </table:table-row>
        <table:table-row table:style-name="ro1">
          <table:table-cell office:value-type="string" table:style-name="ce2">
            <text:p>17.21/1</text:p>
          </table:table-cell>
          <table:table-cell office:value-type="string" table:style-name="ce4">
            <text:p>Manufacture of corrugated paper and paperboard; manufacture of sacks and bags of paper</text:p>
          </table:table-cell>
          <table:table-cell office:value-type="string" office:string-value="1721/1" table:formula="of:=SUBSTITUTE([.A204];&quot;.&quot;;&quot;&quot;)" table:style-name="ce6">
            <text:p>1721/1</text:p>
          </table:table-cell>
          <table:table-cell office:value-type="string" office:string-value="17211" table:formula="of:=SUBSTITUTE([.C204];&quot;/&quot;;&quot;&quot;)" table:style-name="ce5">
            <text:p>17211</text:p>
          </table:table-cell>
          <table:table-cell office:value-type="string" office:string-value="17211" table:formula="of:=[.D204]&amp;REPT(&quot;0&quot;;5-LEN([.D204]))" table:style-name="ce5">
            <text:p>17211</text:p>
          </table:table-cell>
          <table:table-cell office:value-type="string" table:style-name="ce4">
            <text:p>Manufacture of corrugated paper and paperboard; manufacture of sacks and bags of paper</text:p>
          </table:table-cell>
          <table:table-cell table:number-columns-repeated="16378"/>
        </table:table-row>
        <table:table-row table:style-name="ro1">
          <table:table-cell office:value-type="string" table:style-name="ce2">
            <text:p>17.21/9</text:p>
          </table:table-cell>
          <table:table-cell office:value-type="string" table:style-name="ce4">
            <text:p>Manufacture of paper and paperboard containers other than sacks and bags</text:p>
          </table:table-cell>
          <table:table-cell office:value-type="string" office:string-value="1721/9" table:formula="of:=SUBSTITUTE([.A205];&quot;.&quot;;&quot;&quot;)" table:style-name="ce6">
            <text:p>1721/9</text:p>
          </table:table-cell>
          <table:table-cell office:value-type="string" office:string-value="17219" table:formula="of:=SUBSTITUTE([.C205];&quot;/&quot;;&quot;&quot;)" table:style-name="ce5">
            <text:p>17219</text:p>
          </table:table-cell>
          <table:table-cell office:value-type="string" office:string-value="17219" table:formula="of:=[.D205]&amp;REPT(&quot;0&quot;;5-LEN([.D205]))" table:style-name="ce5">
            <text:p>17219</text:p>
          </table:table-cell>
          <table:table-cell office:value-type="string" table:style-name="ce4">
            <text:p>Manufacture of paper and paperboard containers other than sacks and bags</text:p>
          </table:table-cell>
          <table:table-cell table:number-columns-repeated="16378"/>
        </table:table-row>
        <table:table-row table:style-name="ro1">
          <table:table-cell office:value-type="string" table:style-name="ce2">
            <text:p>17.22</text:p>
          </table:table-cell>
          <table:table-cell office:value-type="string" table:style-name="ce4">
            <text:p>Manufacture of household and sanitary goods and of toilet requisites</text:p>
          </table:table-cell>
          <table:table-cell office:value-type="string" office:string-value="1722" table:formula="of:=SUBSTITUTE([.A206];&quot;.&quot;;&quot;&quot;)" table:style-name="ce6">
            <text:p>1722</text:p>
          </table:table-cell>
          <table:table-cell office:value-type="string" office:string-value="1722" table:formula="of:=SUBSTITUTE([.C206];&quot;/&quot;;&quot;&quot;)" table:style-name="ce5">
            <text:p>1722</text:p>
          </table:table-cell>
          <table:table-cell office:value-type="string" office:string-value="17220" table:formula="of:=[.D206]&amp;REPT(&quot;0&quot;;5-LEN([.D206]))" table:style-name="ce5">
            <text:p>17220</text:p>
          </table:table-cell>
          <table:table-cell office:value-type="string" table:style-name="ce4">
            <text:p>Manufacture of household and sanitary goods and of toilet requisites</text:p>
          </table:table-cell>
          <table:table-cell table:number-columns-repeated="16378"/>
        </table:table-row>
        <table:table-row table:style-name="ro1">
          <table:table-cell office:value-type="string" table:style-name="ce2">
            <text:p>17.23</text:p>
          </table:table-cell>
          <table:table-cell office:value-type="string" table:style-name="ce4">
            <text:p>Manufacture of paper stationery</text:p>
          </table:table-cell>
          <table:table-cell office:value-type="string" office:string-value="1723" table:formula="of:=SUBSTITUTE([.A207];&quot;.&quot;;&quot;&quot;)" table:style-name="ce6">
            <text:p>1723</text:p>
          </table:table-cell>
          <table:table-cell office:value-type="string" office:string-value="1723" table:formula="of:=SUBSTITUTE([.C207];&quot;/&quot;;&quot;&quot;)" table:style-name="ce5">
            <text:p>1723</text:p>
          </table:table-cell>
          <table:table-cell office:value-type="string" office:string-value="17230" table:formula="of:=[.D207]&amp;REPT(&quot;0&quot;;5-LEN([.D207]))" table:style-name="ce5">
            <text:p>17230</text:p>
          </table:table-cell>
          <table:table-cell office:value-type="string" table:style-name="ce4">
            <text:p>Manufacture of paper stationery</text:p>
          </table:table-cell>
          <table:table-cell table:number-columns-repeated="16378"/>
        </table:table-row>
        <table:table-row table:style-name="ro1">
          <table:table-cell office:value-type="string" table:style-name="ce2">
            <text:p>17.24</text:p>
          </table:table-cell>
          <table:table-cell office:value-type="string" table:style-name="ce4">
            <text:p>Manufacture of wallpaper</text:p>
          </table:table-cell>
          <table:table-cell office:value-type="string" office:string-value="1724" table:formula="of:=SUBSTITUTE([.A208];&quot;.&quot;;&quot;&quot;)" table:style-name="ce6">
            <text:p>1724</text:p>
          </table:table-cell>
          <table:table-cell office:value-type="string" office:string-value="1724" table:formula="of:=SUBSTITUTE([.C208];&quot;/&quot;;&quot;&quot;)" table:style-name="ce5">
            <text:p>1724</text:p>
          </table:table-cell>
          <table:table-cell office:value-type="string" office:string-value="17240" table:formula="of:=[.D208]&amp;REPT(&quot;0&quot;;5-LEN([.D208]))" table:style-name="ce5">
            <text:p>17240</text:p>
          </table:table-cell>
          <table:table-cell office:value-type="string" table:style-name="ce4">
            <text:p>Manufacture of wallpaper</text:p>
          </table:table-cell>
          <table:table-cell table:number-columns-repeated="16378"/>
        </table:table-row>
        <table:table-row table:style-name="ro1">
          <table:table-cell office:value-type="string" table:style-name="ce2">
            <text:p>17.29</text:p>
          </table:table-cell>
          <table:table-cell office:value-type="string" table:style-name="ce4">
            <text:p>Manufacture of other articles of paper and paperboard</text:p>
          </table:table-cell>
          <table:table-cell office:value-type="string" office:string-value="1729" table:formula="of:=SUBSTITUTE([.A209];&quot;.&quot;;&quot;&quot;)" table:style-name="ce6">
            <text:p>1729</text:p>
          </table:table-cell>
          <table:table-cell office:value-type="string" office:string-value="1729" table:formula="of:=SUBSTITUTE([.C209];&quot;/&quot;;&quot;&quot;)" table:style-name="ce5">
            <text:p>1729</text:p>
          </table:table-cell>
          <table:table-cell office:value-type="string" office:string-value="17290" table:formula="of:=[.D209]&amp;REPT(&quot;0&quot;;5-LEN([.D209]))" table:style-name="ce5">
            <text:p>17290</text:p>
          </table:table-cell>
          <table:table-cell office:value-type="string" table:style-name="ce4">
            <text:p>Manufacture of other articles of paper and paperboard</text:p>
          </table:table-cell>
          <table:table-cell table:number-columns-repeated="16378"/>
        </table:table-row>
        <table:table-row table:style-name="ro1">
          <table:table-cell office:value-type="string" table:style-name="ce2">
            <text:p>18</text:p>
          </table:table-cell>
          <table:table-cell office:value-type="string" table:style-name="ce4">
            <text:p>Printing and reproduction of recorded media</text:p>
          </table:table-cell>
          <table:table-cell office:value-type="string" office:string-value="18" table:formula="of:=SUBSTITUTE([.A210];&quot;.&quot;;&quot;&quot;)" table:style-name="ce6">
            <text:p>18</text:p>
          </table:table-cell>
          <table:table-cell office:value-type="string" office:string-value="18" table:formula="of:=SUBSTITUTE([.C210];&quot;/&quot;;&quot;&quot;)" table:style-name="ce5">
            <text:p>18</text:p>
          </table:table-cell>
          <table:table-cell office:value-type="string" office:string-value="18000" table:formula="of:=[.D210]&amp;REPT(&quot;0&quot;;5-LEN([.D210]))" table:style-name="ce5">
            <text:p>18000</text:p>
          </table:table-cell>
          <table:table-cell office:value-type="string" table:style-name="ce4">
            <text:p>Printing and reproduction of recorded media</text:p>
          </table:table-cell>
          <table:table-cell table:number-columns-repeated="16378"/>
        </table:table-row>
        <table:table-row table:style-name="ro1">
          <table:table-cell office:value-type="string" table:style-name="ce2">
            <text:p>18.1</text:p>
          </table:table-cell>
          <table:table-cell office:value-type="string" table:style-name="ce4">
            <text:p>Printing and service activities related to printing</text:p>
          </table:table-cell>
          <table:table-cell office:value-type="string" office:string-value="181" table:formula="of:=SUBSTITUTE([.A211];&quot;.&quot;;&quot;&quot;)" table:style-name="ce6">
            <text:p>181</text:p>
          </table:table-cell>
          <table:table-cell office:value-type="string" office:string-value="181" table:formula="of:=SUBSTITUTE([.C211];&quot;/&quot;;&quot;&quot;)" table:style-name="ce5">
            <text:p>181</text:p>
          </table:table-cell>
          <table:table-cell office:value-type="string" office:string-value="18100" table:formula="of:=[.D211]&amp;REPT(&quot;0&quot;;5-LEN([.D211]))" table:style-name="ce5">
            <text:p>18100</text:p>
          </table:table-cell>
          <table:table-cell office:value-type="string" table:style-name="ce4">
            <text:p>Printing and service activities related to printing</text:p>
          </table:table-cell>
          <table:table-cell table:number-columns-repeated="16378"/>
        </table:table-row>
        <table:table-row table:style-name="ro1">
          <table:table-cell office:value-type="string" table:style-name="ce2">
            <text:p>18.11</text:p>
          </table:table-cell>
          <table:table-cell office:value-type="string" table:style-name="ce4">
            <text:p>Printing of newspapers</text:p>
          </table:table-cell>
          <table:table-cell office:value-type="string" office:string-value="1811" table:formula="of:=SUBSTITUTE([.A212];&quot;.&quot;;&quot;&quot;)" table:style-name="ce6">
            <text:p>1811</text:p>
          </table:table-cell>
          <table:table-cell office:value-type="string" office:string-value="1811" table:formula="of:=SUBSTITUTE([.C212];&quot;/&quot;;&quot;&quot;)" table:style-name="ce5">
            <text:p>1811</text:p>
          </table:table-cell>
          <table:table-cell office:value-type="string" office:string-value="18110" table:formula="of:=[.D212]&amp;REPT(&quot;0&quot;;5-LEN([.D212]))" table:style-name="ce5">
            <text:p>18110</text:p>
          </table:table-cell>
          <table:table-cell office:value-type="string" table:style-name="ce4">
            <text:p>Printing of newspapers</text:p>
          </table:table-cell>
          <table:table-cell table:number-columns-repeated="16378"/>
        </table:table-row>
        <table:table-row table:style-name="ro1">
          <table:table-cell office:value-type="string" table:style-name="ce2">
            <text:p>18.12</text:p>
          </table:table-cell>
          <table:table-cell office:value-type="string" table:style-name="ce4">
            <text:p>Other printing</text:p>
          </table:table-cell>
          <table:table-cell office:value-type="string" office:string-value="1812" table:formula="of:=SUBSTITUTE([.A213];&quot;.&quot;;&quot;&quot;)" table:style-name="ce6">
            <text:p>1812</text:p>
          </table:table-cell>
          <table:table-cell office:value-type="string" office:string-value="1812" table:formula="of:=SUBSTITUTE([.C213];&quot;/&quot;;&quot;&quot;)" table:style-name="ce5">
            <text:p>1812</text:p>
          </table:table-cell>
          <table:table-cell office:value-type="string" office:string-value="18120" table:formula="of:=[.D213]&amp;REPT(&quot;0&quot;;5-LEN([.D213]))" table:style-name="ce5">
            <text:p>18120</text:p>
          </table:table-cell>
          <table:table-cell office:value-type="string" table:style-name="ce4">
            <text:p>Other printing</text:p>
          </table:table-cell>
          <table:table-cell table:number-columns-repeated="16378"/>
        </table:table-row>
        <table:table-row table:style-name="ro1">
          <table:table-cell office:value-type="string" table:style-name="ce2">
            <text:p>18.12/1</text:p>
          </table:table-cell>
          <table:table-cell office:value-type="string" table:style-name="ce4">
            <text:p>Manufacture of printed labels</text:p>
          </table:table-cell>
          <table:table-cell office:value-type="string" office:string-value="1812/1" table:formula="of:=SUBSTITUTE([.A214];&quot;.&quot;;&quot;&quot;)" table:style-name="ce6">
            <text:p>1812/1</text:p>
          </table:table-cell>
          <table:table-cell office:value-type="string" office:string-value="18121" table:formula="of:=SUBSTITUTE([.C214];&quot;/&quot;;&quot;&quot;)" table:style-name="ce5">
            <text:p>18121</text:p>
          </table:table-cell>
          <table:table-cell office:value-type="string" office:string-value="18121" table:formula="of:=[.D214]&amp;REPT(&quot;0&quot;;5-LEN([.D214]))" table:style-name="ce5">
            <text:p>18121</text:p>
          </table:table-cell>
          <table:table-cell office:value-type="string" table:style-name="ce4">
            <text:p>Manufacture of printed labels</text:p>
          </table:table-cell>
          <table:table-cell table:number-columns-repeated="16378"/>
        </table:table-row>
        <table:table-row table:style-name="ro1">
          <table:table-cell office:value-type="string" table:style-name="ce2">
            <text:p>18.12/9</text:p>
          </table:table-cell>
          <table:table-cell office:value-type="string" table:style-name="ce4">
            <text:p>Printing (other than printing of newspapers and printing on labels and tags) not elsewhere classified</text:p>
          </table:table-cell>
          <table:table-cell office:value-type="string" office:string-value="1812/9" table:formula="of:=SUBSTITUTE([.A215];&quot;.&quot;;&quot;&quot;)" table:style-name="ce6">
            <text:p>1812/9</text:p>
          </table:table-cell>
          <table:table-cell office:value-type="string" office:string-value="18129" table:formula="of:=SUBSTITUTE([.C215];&quot;/&quot;;&quot;&quot;)" table:style-name="ce5">
            <text:p>18129</text:p>
          </table:table-cell>
          <table:table-cell office:value-type="string" office:string-value="18129" table:formula="of:=[.D215]&amp;REPT(&quot;0&quot;;5-LEN([.D215]))" table:style-name="ce5">
            <text:p>18129</text:p>
          </table:table-cell>
          <table:table-cell office:value-type="string" table:style-name="ce4">
            <text:p>Printing (other than printing of newspapers and printing on labels and tags) not elsewhere classified</text:p>
          </table:table-cell>
          <table:table-cell table:number-columns-repeated="16378"/>
        </table:table-row>
        <table:table-row table:style-name="ro1">
          <table:table-cell office:value-type="string" table:style-name="ce2">
            <text:p>18.13</text:p>
          </table:table-cell>
          <table:table-cell office:value-type="string" table:style-name="ce4">
            <text:p>Pre-press and pre-media services</text:p>
          </table:table-cell>
          <table:table-cell office:value-type="string" office:string-value="1813" table:formula="of:=SUBSTITUTE([.A216];&quot;.&quot;;&quot;&quot;)" table:style-name="ce6">
            <text:p>1813</text:p>
          </table:table-cell>
          <table:table-cell office:value-type="string" office:string-value="1813" table:formula="of:=SUBSTITUTE([.C216];&quot;/&quot;;&quot;&quot;)" table:style-name="ce5">
            <text:p>1813</text:p>
          </table:table-cell>
          <table:table-cell office:value-type="string" office:string-value="18130" table:formula="of:=[.D216]&amp;REPT(&quot;0&quot;;5-LEN([.D216]))" table:style-name="ce5">
            <text:p>18130</text:p>
          </table:table-cell>
          <table:table-cell office:value-type="string" table:style-name="ce4">
            <text:p>Pre-press and pre-media services</text:p>
          </table:table-cell>
          <table:table-cell table:number-columns-repeated="16378"/>
        </table:table-row>
        <table:table-row table:style-name="ro1">
          <table:table-cell office:value-type="string" table:style-name="ce2">
            <text:p>18.14</text:p>
          </table:table-cell>
          <table:table-cell office:value-type="string" table:style-name="ce4">
            <text:p>Binding and related services</text:p>
          </table:table-cell>
          <table:table-cell office:value-type="string" office:string-value="1814" table:formula="of:=SUBSTITUTE([.A217];&quot;.&quot;;&quot;&quot;)" table:style-name="ce6">
            <text:p>1814</text:p>
          </table:table-cell>
          <table:table-cell office:value-type="string" office:string-value="1814" table:formula="of:=SUBSTITUTE([.C217];&quot;/&quot;;&quot;&quot;)" table:style-name="ce5">
            <text:p>1814</text:p>
          </table:table-cell>
          <table:table-cell office:value-type="string" office:string-value="18140" table:formula="of:=[.D217]&amp;REPT(&quot;0&quot;;5-LEN([.D217]))" table:style-name="ce5">
            <text:p>18140</text:p>
          </table:table-cell>
          <table:table-cell office:value-type="string" table:style-name="ce4">
            <text:p>Binding and related services</text:p>
          </table:table-cell>
          <table:table-cell table:number-columns-repeated="16378"/>
        </table:table-row>
        <table:table-row table:style-name="ro1">
          <table:table-cell office:value-type="string" table:style-name="ce2">
            <text:p>18.2</text:p>
          </table:table-cell>
          <table:table-cell office:value-type="string" table:style-name="ce4">
            <text:p>Reproduction of recorded media</text:p>
          </table:table-cell>
          <table:table-cell office:value-type="string" office:string-value="182" table:formula="of:=SUBSTITUTE([.A218];&quot;.&quot;;&quot;&quot;)" table:style-name="ce6">
            <text:p>182</text:p>
          </table:table-cell>
          <table:table-cell office:value-type="string" office:string-value="182" table:formula="of:=SUBSTITUTE([.C218];&quot;/&quot;;&quot;&quot;)" table:style-name="ce5">
            <text:p>182</text:p>
          </table:table-cell>
          <table:table-cell office:value-type="string" office:string-value="18200" table:formula="of:=[.D218]&amp;REPT(&quot;0&quot;;5-LEN([.D218]))" table:style-name="ce5">
            <text:p>18200</text:p>
          </table:table-cell>
          <table:table-cell office:value-type="string" table:style-name="ce4">
            <text:p>Reproduction of recorded media</text:p>
          </table:table-cell>
          <table:table-cell table:number-columns-repeated="16378"/>
        </table:table-row>
        <table:table-row table:style-name="ro1">
          <table:table-cell office:value-type="string" table:style-name="ce2">
            <text:p>18.20</text:p>
          </table:table-cell>
          <table:table-cell office:value-type="string" table:style-name="ce4">
            <text:p>Reproduction of recorded media</text:p>
          </table:table-cell>
          <table:table-cell office:value-type="string" office:string-value="1820" table:formula="of:=SUBSTITUTE([.A219];&quot;.&quot;;&quot;&quot;)" table:style-name="ce6">
            <text:p>1820</text:p>
          </table:table-cell>
          <table:table-cell office:value-type="string" office:string-value="1820" table:formula="of:=SUBSTITUTE([.C219];&quot;/&quot;;&quot;&quot;)" table:style-name="ce5">
            <text:p>1820</text:p>
          </table:table-cell>
          <table:table-cell office:value-type="string" office:string-value="18200" table:formula="of:=[.D219]&amp;REPT(&quot;0&quot;;5-LEN([.D219]))" table:style-name="ce5">
            <text:p>18200</text:p>
          </table:table-cell>
          <table:table-cell office:value-type="string" table:style-name="ce4">
            <text:p>Reproduction of recorded media</text:p>
          </table:table-cell>
          <table:table-cell table:number-columns-repeated="16378"/>
        </table:table-row>
        <table:table-row table:style-name="ro1">
          <table:table-cell office:value-type="string" table:style-name="ce2">
            <text:p>18.20/1</text:p>
          </table:table-cell>
          <table:table-cell office:value-type="string" table:style-name="ce4">
            <text:p>Reproduction of sound recording</text:p>
          </table:table-cell>
          <table:table-cell office:value-type="string" office:string-value="1820/1" table:formula="of:=SUBSTITUTE([.A220];&quot;.&quot;;&quot;&quot;)" table:style-name="ce6">
            <text:p>1820/1</text:p>
          </table:table-cell>
          <table:table-cell office:value-type="string" office:string-value="18201" table:formula="of:=SUBSTITUTE([.C220];&quot;/&quot;;&quot;&quot;)" table:style-name="ce5">
            <text:p>18201</text:p>
          </table:table-cell>
          <table:table-cell office:value-type="string" office:string-value="18201" table:formula="of:=[.D220]&amp;REPT(&quot;0&quot;;5-LEN([.D220]))" table:style-name="ce5">
            <text:p>18201</text:p>
          </table:table-cell>
          <table:table-cell office:value-type="string" table:style-name="ce4">
            <text:p>Reproduction of sound recording</text:p>
          </table:table-cell>
          <table:table-cell table:number-columns-repeated="16378"/>
        </table:table-row>
        <table:table-row table:style-name="ro1">
          <table:table-cell office:value-type="string" table:style-name="ce2">
            <text:p>18.20/2</text:p>
          </table:table-cell>
          <table:table-cell office:value-type="string" table:style-name="ce4">
            <text:p>Reproduction of video recording</text:p>
          </table:table-cell>
          <table:table-cell office:value-type="string" office:string-value="1820/2" table:formula="of:=SUBSTITUTE([.A221];&quot;.&quot;;&quot;&quot;)" table:style-name="ce6">
            <text:p>1820/2</text:p>
          </table:table-cell>
          <table:table-cell office:value-type="string" office:string-value="18202" table:formula="of:=SUBSTITUTE([.C221];&quot;/&quot;;&quot;&quot;)" table:style-name="ce5">
            <text:p>18202</text:p>
          </table:table-cell>
          <table:table-cell office:value-type="string" office:string-value="18202" table:formula="of:=[.D221]&amp;REPT(&quot;0&quot;;5-LEN([.D221]))" table:style-name="ce5">
            <text:p>18202</text:p>
          </table:table-cell>
          <table:table-cell office:value-type="string" table:style-name="ce4">
            <text:p>Reproduction of video recording</text:p>
          </table:table-cell>
          <table:table-cell table:number-columns-repeated="16378"/>
        </table:table-row>
        <table:table-row table:style-name="ro1">
          <table:table-cell office:value-type="string" table:style-name="ce2">
            <text:p>18.20/3</text:p>
          </table:table-cell>
          <table:table-cell office:value-type="string" table:style-name="ce4">
            <text:p>Reproduction of computer media</text:p>
          </table:table-cell>
          <table:table-cell office:value-type="string" office:string-value="1820/3" table:formula="of:=SUBSTITUTE([.A222];&quot;.&quot;;&quot;&quot;)" table:style-name="ce6">
            <text:p>1820/3</text:p>
          </table:table-cell>
          <table:table-cell office:value-type="string" office:string-value="18203" table:formula="of:=SUBSTITUTE([.C222];&quot;/&quot;;&quot;&quot;)" table:style-name="ce5">
            <text:p>18203</text:p>
          </table:table-cell>
          <table:table-cell office:value-type="string" office:string-value="18203" table:formula="of:=[.D222]&amp;REPT(&quot;0&quot;;5-LEN([.D222]))" table:style-name="ce5">
            <text:p>18203</text:p>
          </table:table-cell>
          <table:table-cell office:value-type="string" table:style-name="ce4">
            <text:p>Reproduction of computer media</text:p>
          </table:table-cell>
          <table:table-cell table:number-columns-repeated="16378"/>
        </table:table-row>
        <table:table-row table:style-name="ro1">
          <table:table-cell office:value-type="string" table:style-name="ce2">
            <text:p>19</text:p>
          </table:table-cell>
          <table:table-cell office:value-type="string" table:style-name="ce4">
            <text:p>Manufacture of coke and refined petroleum products</text:p>
          </table:table-cell>
          <table:table-cell office:value-type="string" office:string-value="19" table:formula="of:=SUBSTITUTE([.A223];&quot;.&quot;;&quot;&quot;)" table:style-name="ce6">
            <text:p>19</text:p>
          </table:table-cell>
          <table:table-cell office:value-type="string" office:string-value="19" table:formula="of:=SUBSTITUTE([.C223];&quot;/&quot;;&quot;&quot;)" table:style-name="ce5">
            <text:p>19</text:p>
          </table:table-cell>
          <table:table-cell office:value-type="string" office:string-value="19000" table:formula="of:=[.D223]&amp;REPT(&quot;0&quot;;5-LEN([.D223]))" table:style-name="ce5">
            <text:p>19000</text:p>
          </table:table-cell>
          <table:table-cell office:value-type="string" table:style-name="ce4">
            <text:p>Manufacture of coke and refined petroleum products</text:p>
          </table:table-cell>
          <table:table-cell table:number-columns-repeated="16378"/>
        </table:table-row>
        <table:table-row table:style-name="ro1">
          <table:table-cell office:value-type="string" table:style-name="ce2">
            <text:p>19.1</text:p>
          </table:table-cell>
          <table:table-cell office:value-type="string" table:style-name="ce4">
            <text:p>Manufacture of coke oven products</text:p>
          </table:table-cell>
          <table:table-cell office:value-type="string" office:string-value="191" table:formula="of:=SUBSTITUTE([.A224];&quot;.&quot;;&quot;&quot;)" table:style-name="ce6">
            <text:p>191</text:p>
          </table:table-cell>
          <table:table-cell office:value-type="string" office:string-value="191" table:formula="of:=SUBSTITUTE([.C224];&quot;/&quot;;&quot;&quot;)" table:style-name="ce5">
            <text:p>191</text:p>
          </table:table-cell>
          <table:table-cell office:value-type="string" office:string-value="19100" table:formula="of:=[.D224]&amp;REPT(&quot;0&quot;;5-LEN([.D224]))" table:style-name="ce5">
            <text:p>19100</text:p>
          </table:table-cell>
          <table:table-cell office:value-type="string" table:style-name="ce4">
            <text:p>Manufacture of coke oven products</text:p>
          </table:table-cell>
          <table:table-cell table:number-columns-repeated="16378"/>
        </table:table-row>
        <table:table-row table:style-name="ro1">
          <table:table-cell office:value-type="string" table:style-name="ce2">
            <text:p>19.10</text:p>
          </table:table-cell>
          <table:table-cell office:value-type="string" table:style-name="ce4">
            <text:p>Manufacture of coke oven products</text:p>
          </table:table-cell>
          <table:table-cell office:value-type="string" office:string-value="1910" table:formula="of:=SUBSTITUTE([.A225];&quot;.&quot;;&quot;&quot;)" table:style-name="ce6">
            <text:p>1910</text:p>
          </table:table-cell>
          <table:table-cell office:value-type="string" office:string-value="1910" table:formula="of:=SUBSTITUTE([.C225];&quot;/&quot;;&quot;&quot;)" table:style-name="ce5">
            <text:p>1910</text:p>
          </table:table-cell>
          <table:table-cell office:value-type="string" office:string-value="19100" table:formula="of:=[.D225]&amp;REPT(&quot;0&quot;;5-LEN([.D225]))" table:style-name="ce5">
            <text:p>19100</text:p>
          </table:table-cell>
          <table:table-cell office:value-type="string" table:style-name="ce4">
            <text:p>Manufacture of coke oven products</text:p>
          </table:table-cell>
          <table:table-cell table:number-columns-repeated="16378"/>
        </table:table-row>
        <table:table-row table:style-name="ro1">
          <table:table-cell office:value-type="string" table:style-name="ce2">
            <text:p>19.2</text:p>
          </table:table-cell>
          <table:table-cell office:value-type="string" table:style-name="ce4">
            <text:p>Manufacture of refined petroleum products</text:p>
          </table:table-cell>
          <table:table-cell office:value-type="string" office:string-value="192" table:formula="of:=SUBSTITUTE([.A226];&quot;.&quot;;&quot;&quot;)" table:style-name="ce6">
            <text:p>192</text:p>
          </table:table-cell>
          <table:table-cell office:value-type="string" office:string-value="192" table:formula="of:=SUBSTITUTE([.C226];&quot;/&quot;;&quot;&quot;)" table:style-name="ce5">
            <text:p>192</text:p>
          </table:table-cell>
          <table:table-cell office:value-type="string" office:string-value="19200" table:formula="of:=[.D226]&amp;REPT(&quot;0&quot;;5-LEN([.D226]))" table:style-name="ce5">
            <text:p>19200</text:p>
          </table:table-cell>
          <table:table-cell office:value-type="string" table:style-name="ce4">
            <text:p>Manufacture of refined petroleum products</text:p>
          </table:table-cell>
          <table:table-cell table:number-columns-repeated="16378"/>
        </table:table-row>
        <table:table-row table:style-name="ro1">
          <table:table-cell office:value-type="string" table:style-name="ce2">
            <text:p>19.20</text:p>
          </table:table-cell>
          <table:table-cell office:value-type="string" table:style-name="ce4">
            <text:p>Manufacture of refined petroleum products</text:p>
          </table:table-cell>
          <table:table-cell office:value-type="string" office:string-value="1920" table:formula="of:=SUBSTITUTE([.A227];&quot;.&quot;;&quot;&quot;)" table:style-name="ce6">
            <text:p>1920</text:p>
          </table:table-cell>
          <table:table-cell office:value-type="string" office:string-value="1920" table:formula="of:=SUBSTITUTE([.C227];&quot;/&quot;;&quot;&quot;)" table:style-name="ce5">
            <text:p>1920</text:p>
          </table:table-cell>
          <table:table-cell office:value-type="string" office:string-value="19200" table:formula="of:=[.D227]&amp;REPT(&quot;0&quot;;5-LEN([.D227]))" table:style-name="ce5">
            <text:p>19200</text:p>
          </table:table-cell>
          <table:table-cell office:value-type="string" table:style-name="ce4">
            <text:p>Manufacture of refined petroleum products</text:p>
          </table:table-cell>
          <table:table-cell table:number-columns-repeated="16378"/>
        </table:table-row>
        <table:table-row table:style-name="ro1">
          <table:table-cell office:value-type="string" table:style-name="ce2">
            <text:p>19.20/1</text:p>
          </table:table-cell>
          <table:table-cell office:value-type="string" table:style-name="ce4">
            <text:p>Mineral oil refining</text:p>
          </table:table-cell>
          <table:table-cell office:value-type="string" office:string-value="1920/1" table:formula="of:=SUBSTITUTE([.A228];&quot;.&quot;;&quot;&quot;)" table:style-name="ce6">
            <text:p>1920/1</text:p>
          </table:table-cell>
          <table:table-cell office:value-type="string" office:string-value="19201" table:formula="of:=SUBSTITUTE([.C228];&quot;/&quot;;&quot;&quot;)" table:style-name="ce5">
            <text:p>19201</text:p>
          </table:table-cell>
          <table:table-cell office:value-type="string" office:string-value="19201" table:formula="of:=[.D228]&amp;REPT(&quot;0&quot;;5-LEN([.D228]))" table:style-name="ce5">
            <text:p>19201</text:p>
          </table:table-cell>
          <table:table-cell office:value-type="string" table:style-name="ce4">
            <text:p>Mineral oil refining</text:p>
          </table:table-cell>
          <table:table-cell table:number-columns-repeated="16378"/>
        </table:table-row>
        <table:table-row table:style-name="ro1">
          <table:table-cell office:value-type="string" table:style-name="ce2">
            <text:p>19.20/9</text:p>
          </table:table-cell>
          <table:table-cell office:value-type="string" table:style-name="ce4">
            <text:p>Other treatment of petroleum products (excluding mineral oil refining/petrochemicals manufacture)</text:p>
          </table:table-cell>
          <table:table-cell office:value-type="string" office:string-value="1920/9" table:formula="of:=SUBSTITUTE([.A229];&quot;.&quot;;&quot;&quot;)" table:style-name="ce6">
            <text:p>1920/9</text:p>
          </table:table-cell>
          <table:table-cell office:value-type="string" office:string-value="19209" table:formula="of:=SUBSTITUTE([.C229];&quot;/&quot;;&quot;&quot;)" table:style-name="ce5">
            <text:p>19209</text:p>
          </table:table-cell>
          <table:table-cell office:value-type="string" office:string-value="19209" table:formula="of:=[.D229]&amp;REPT(&quot;0&quot;;5-LEN([.D229]))" table:style-name="ce5">
            <text:p>19209</text:p>
          </table:table-cell>
          <table:table-cell office:value-type="string" table:style-name="ce4">
            <text:p>Other treatment of petroleum products (excluding mineral oil refining/petrochemicals manufacture)</text:p>
          </table:table-cell>
          <table:table-cell table:number-columns-repeated="16378"/>
        </table:table-row>
        <table:table-row table:style-name="ro1">
          <table:table-cell office:value-type="string" table:style-name="ce2">
            <text:p>20</text:p>
          </table:table-cell>
          <table:table-cell office:value-type="string" table:style-name="ce4">
            <text:p>Manufacture of chemicals and chemical products</text:p>
          </table:table-cell>
          <table:table-cell office:value-type="string" office:string-value="20" table:formula="of:=SUBSTITUTE([.A230];&quot;.&quot;;&quot;&quot;)" table:style-name="ce6">
            <text:p>20</text:p>
          </table:table-cell>
          <table:table-cell office:value-type="string" office:string-value="20" table:formula="of:=SUBSTITUTE([.C230];&quot;/&quot;;&quot;&quot;)" table:style-name="ce5">
            <text:p>20</text:p>
          </table:table-cell>
          <table:table-cell office:value-type="string" office:string-value="20000" table:formula="of:=[.D230]&amp;REPT(&quot;0&quot;;5-LEN([.D230]))" table:style-name="ce5">
            <text:p>20000</text:p>
          </table:table-cell>
          <table:table-cell office:value-type="string" table:style-name="ce4">
            <text:p>Manufacture of chemicals and chemical products</text:p>
          </table:table-cell>
          <table:table-cell table:number-columns-repeated="16378"/>
        </table:table-row>
        <table:table-row table:style-name="ro1">
          <table:table-cell office:value-type="string" table:style-name="ce2">
            <text:p>20.1</text:p>
          </table:table-cell>
          <table:table-cell office:value-type="string" table:style-name="ce4">
            <text:p>Manufacture of basic chemicals, fertilisers and nitrogen compounds, plastics and synthetic rubber in primary forms</text:p>
          </table:table-cell>
          <table:table-cell office:value-type="string" office:string-value="201" table:formula="of:=SUBSTITUTE([.A231];&quot;.&quot;;&quot;&quot;)" table:style-name="ce6">
            <text:p>201</text:p>
          </table:table-cell>
          <table:table-cell office:value-type="string" office:string-value="201" table:formula="of:=SUBSTITUTE([.C231];&quot;/&quot;;&quot;&quot;)" table:style-name="ce5">
            <text:p>201</text:p>
          </table:table-cell>
          <table:table-cell office:value-type="string" office:string-value="20100" table:formula="of:=[.D231]&amp;REPT(&quot;0&quot;;5-LEN([.D231]))" table:style-name="ce5">
            <text:p>20100</text:p>
          </table:table-cell>
          <table:table-cell office:value-type="string" table:style-name="ce4">
            <text:p>Manufacture of basic chemicals, fertilisers and nitrogen compounds, plastics and synthetic rubber in primary forms</text:p>
          </table:table-cell>
          <table:table-cell table:number-columns-repeated="16378"/>
        </table:table-row>
        <table:table-row table:style-name="ro1">
          <table:table-cell office:value-type="string" table:style-name="ce2">
            <text:p>20.11</text:p>
          </table:table-cell>
          <table:table-cell office:value-type="string" table:style-name="ce4">
            <text:p>Manufacture of industrial gases</text:p>
          </table:table-cell>
          <table:table-cell office:value-type="string" office:string-value="2011" table:formula="of:=SUBSTITUTE([.A232];&quot;.&quot;;&quot;&quot;)" table:style-name="ce6">
            <text:p>2011</text:p>
          </table:table-cell>
          <table:table-cell office:value-type="string" office:string-value="2011" table:formula="of:=SUBSTITUTE([.C232];&quot;/&quot;;&quot;&quot;)" table:style-name="ce5">
            <text:p>2011</text:p>
          </table:table-cell>
          <table:table-cell office:value-type="string" office:string-value="20110" table:formula="of:=[.D232]&amp;REPT(&quot;0&quot;;5-LEN([.D232]))" table:style-name="ce5">
            <text:p>20110</text:p>
          </table:table-cell>
          <table:table-cell office:value-type="string" table:style-name="ce4">
            <text:p>Manufacture of industrial gases</text:p>
          </table:table-cell>
          <table:table-cell table:number-columns-repeated="16378"/>
        </table:table-row>
        <table:table-row table:style-name="ro1">
          <table:table-cell office:value-type="string" table:style-name="ce2">
            <text:p>20.12</text:p>
          </table:table-cell>
          <table:table-cell office:value-type="string" table:style-name="ce4">
            <text:p>Manufacture of dyes and pigments</text:p>
          </table:table-cell>
          <table:table-cell office:value-type="string" office:string-value="2012" table:formula="of:=SUBSTITUTE([.A233];&quot;.&quot;;&quot;&quot;)" table:style-name="ce6">
            <text:p>2012</text:p>
          </table:table-cell>
          <table:table-cell office:value-type="string" office:string-value="2012" table:formula="of:=SUBSTITUTE([.C233];&quot;/&quot;;&quot;&quot;)" table:style-name="ce5">
            <text:p>2012</text:p>
          </table:table-cell>
          <table:table-cell office:value-type="string" office:string-value="20120" table:formula="of:=[.D233]&amp;REPT(&quot;0&quot;;5-LEN([.D233]))" table:style-name="ce5">
            <text:p>20120</text:p>
          </table:table-cell>
          <table:table-cell office:value-type="string" table:style-name="ce4">
            <text:p>Manufacture of dyes and pigments</text:p>
          </table:table-cell>
          <table:table-cell table:number-columns-repeated="16378"/>
        </table:table-row>
        <table:table-row table:style-name="ro1">
          <table:table-cell office:value-type="string" table:style-name="ce2">
            <text:p>20.13</text:p>
          </table:table-cell>
          <table:table-cell office:value-type="string" table:style-name="ce4">
            <text:p>Manufacture of other inorganic basic chemicals</text:p>
          </table:table-cell>
          <table:table-cell office:value-type="string" office:string-value="2013" table:formula="of:=SUBSTITUTE([.A234];&quot;.&quot;;&quot;&quot;)" table:style-name="ce6">
            <text:p>2013</text:p>
          </table:table-cell>
          <table:table-cell office:value-type="string" office:string-value="2013" table:formula="of:=SUBSTITUTE([.C234];&quot;/&quot;;&quot;&quot;)" table:style-name="ce5">
            <text:p>2013</text:p>
          </table:table-cell>
          <table:table-cell office:value-type="string" office:string-value="20130" table:formula="of:=[.D234]&amp;REPT(&quot;0&quot;;5-LEN([.D234]))" table:style-name="ce5">
            <text:p>20130</text:p>
          </table:table-cell>
          <table:table-cell office:value-type="string" table:style-name="ce4">
            <text:p>Manufacture of other inorganic basic chemicals</text:p>
          </table:table-cell>
          <table:table-cell table:number-columns-repeated="16378"/>
        </table:table-row>
        <table:table-row table:style-name="ro1">
          <table:table-cell office:value-type="string" table:style-name="ce2">
            <text:p>20.14</text:p>
          </table:table-cell>
          <table:table-cell office:value-type="string" table:style-name="ce4">
            <text:p>Manufacture of other organic basic chemicals</text:p>
          </table:table-cell>
          <table:table-cell office:value-type="string" office:string-value="2014" table:formula="of:=SUBSTITUTE([.A235];&quot;.&quot;;&quot;&quot;)" table:style-name="ce6">
            <text:p>2014</text:p>
          </table:table-cell>
          <table:table-cell office:value-type="string" office:string-value="2014" table:formula="of:=SUBSTITUTE([.C235];&quot;/&quot;;&quot;&quot;)" table:style-name="ce5">
            <text:p>2014</text:p>
          </table:table-cell>
          <table:table-cell office:value-type="string" office:string-value="20140" table:formula="of:=[.D235]&amp;REPT(&quot;0&quot;;5-LEN([.D235]))" table:style-name="ce5">
            <text:p>20140</text:p>
          </table:table-cell>
          <table:table-cell office:value-type="string" table:style-name="ce4">
            <text:p>Manufacture of other organic basic chemicals</text:p>
          </table:table-cell>
          <table:table-cell table:number-columns-repeated="16378"/>
        </table:table-row>
        <table:table-row table:style-name="ro1">
          <table:table-cell office:value-type="string" table:style-name="ce2">
            <text:p>20.15</text:p>
          </table:table-cell>
          <table:table-cell office:value-type="string" table:style-name="ce4">
            <text:p>Manufacture of fertilisers and nitrogen compounds</text:p>
          </table:table-cell>
          <table:table-cell office:value-type="string" office:string-value="2015" table:formula="of:=SUBSTITUTE([.A236];&quot;.&quot;;&quot;&quot;)" table:style-name="ce6">
            <text:p>2015</text:p>
          </table:table-cell>
          <table:table-cell office:value-type="string" office:string-value="2015" table:formula="of:=SUBSTITUTE([.C236];&quot;/&quot;;&quot;&quot;)" table:style-name="ce5">
            <text:p>2015</text:p>
          </table:table-cell>
          <table:table-cell office:value-type="string" office:string-value="20150" table:formula="of:=[.D236]&amp;REPT(&quot;0&quot;;5-LEN([.D236]))" table:style-name="ce5">
            <text:p>20150</text:p>
          </table:table-cell>
          <table:table-cell office:value-type="string" table:style-name="ce4">
            <text:p>Manufacture of fertilisers and nitrogen compounds</text:p>
          </table:table-cell>
          <table:table-cell table:number-columns-repeated="16378"/>
        </table:table-row>
        <table:table-row table:style-name="ro1">
          <table:table-cell office:value-type="string" table:style-name="ce2">
            <text:p>20.16</text:p>
          </table:table-cell>
          <table:table-cell office:value-type="string" table:style-name="ce4">
            <text:p>Manufacture of plastics in primary forms</text:p>
          </table:table-cell>
          <table:table-cell office:value-type="string" office:string-value="2016" table:formula="of:=SUBSTITUTE([.A237];&quot;.&quot;;&quot;&quot;)" table:style-name="ce6">
            <text:p>2016</text:p>
          </table:table-cell>
          <table:table-cell office:value-type="string" office:string-value="2016" table:formula="of:=SUBSTITUTE([.C237];&quot;/&quot;;&quot;&quot;)" table:style-name="ce5">
            <text:p>2016</text:p>
          </table:table-cell>
          <table:table-cell office:value-type="string" office:string-value="20160" table:formula="of:=[.D237]&amp;REPT(&quot;0&quot;;5-LEN([.D237]))" table:style-name="ce5">
            <text:p>20160</text:p>
          </table:table-cell>
          <table:table-cell office:value-type="string" table:style-name="ce4">
            <text:p>Manufacture of plastics in primary forms</text:p>
          </table:table-cell>
          <table:table-cell table:number-columns-repeated="16378"/>
        </table:table-row>
        <table:table-row table:style-name="ro1">
          <table:table-cell office:value-type="string" table:style-name="ce2">
            <text:p>20.17</text:p>
          </table:table-cell>
          <table:table-cell office:value-type="string" table:style-name="ce4">
            <text:p>Manufacture of synthetic rubber in primary forms</text:p>
          </table:table-cell>
          <table:table-cell office:value-type="string" office:string-value="2017" table:formula="of:=SUBSTITUTE([.A238];&quot;.&quot;;&quot;&quot;)" table:style-name="ce6">
            <text:p>2017</text:p>
          </table:table-cell>
          <table:table-cell office:value-type="string" office:string-value="2017" table:formula="of:=SUBSTITUTE([.C238];&quot;/&quot;;&quot;&quot;)" table:style-name="ce5">
            <text:p>2017</text:p>
          </table:table-cell>
          <table:table-cell office:value-type="string" office:string-value="20170" table:formula="of:=[.D238]&amp;REPT(&quot;0&quot;;5-LEN([.D238]))" table:style-name="ce5">
            <text:p>20170</text:p>
          </table:table-cell>
          <table:table-cell office:value-type="string" table:style-name="ce4">
            <text:p>Manufacture of synthetic rubber in primary forms</text:p>
          </table:table-cell>
          <table:table-cell table:number-columns-repeated="16378"/>
        </table:table-row>
        <table:table-row table:style-name="ro1">
          <table:table-cell office:value-type="string" table:style-name="ce2">
            <text:p>20.2</text:p>
          </table:table-cell>
          <table:table-cell office:value-type="string" table:style-name="ce4">
            <text:p>Manufacture of pesticides and other agrochemical products</text:p>
          </table:table-cell>
          <table:table-cell office:value-type="string" office:string-value="202" table:formula="of:=SUBSTITUTE([.A239];&quot;.&quot;;&quot;&quot;)" table:style-name="ce6">
            <text:p>202</text:p>
          </table:table-cell>
          <table:table-cell office:value-type="string" office:string-value="202" table:formula="of:=SUBSTITUTE([.C239];&quot;/&quot;;&quot;&quot;)" table:style-name="ce5">
            <text:p>202</text:p>
          </table:table-cell>
          <table:table-cell office:value-type="string" office:string-value="20200" table:formula="of:=[.D239]&amp;REPT(&quot;0&quot;;5-LEN([.D239]))" table:style-name="ce5">
            <text:p>20200</text:p>
          </table:table-cell>
          <table:table-cell office:value-type="string" table:style-name="ce4">
            <text:p>Manufacture of pesticides and other agrochemical products</text:p>
          </table:table-cell>
          <table:table-cell table:number-columns-repeated="16378"/>
        </table:table-row>
        <table:table-row table:style-name="ro1">
          <table:table-cell office:value-type="string" table:style-name="ce2">
            <text:p>20.20</text:p>
          </table:table-cell>
          <table:table-cell office:value-type="string" table:style-name="ce4">
            <text:p>Manufacture of pesticides and other agrochemical products</text:p>
          </table:table-cell>
          <table:table-cell office:value-type="string" office:string-value="2020" table:formula="of:=SUBSTITUTE([.A240];&quot;.&quot;;&quot;&quot;)" table:style-name="ce6">
            <text:p>2020</text:p>
          </table:table-cell>
          <table:table-cell office:value-type="string" office:string-value="2020" table:formula="of:=SUBSTITUTE([.C240];&quot;/&quot;;&quot;&quot;)" table:style-name="ce5">
            <text:p>2020</text:p>
          </table:table-cell>
          <table:table-cell office:value-type="string" office:string-value="20200" table:formula="of:=[.D240]&amp;REPT(&quot;0&quot;;5-LEN([.D240]))" table:style-name="ce5">
            <text:p>20200</text:p>
          </table:table-cell>
          <table:table-cell office:value-type="string" table:style-name="ce4">
            <text:p>Manufacture of pesticides and other agrochemical products</text:p>
          </table:table-cell>
          <table:table-cell table:number-columns-repeated="16378"/>
        </table:table-row>
        <table:table-row table:style-name="ro1">
          <table:table-cell office:value-type="string" table:style-name="ce2">
            <text:p>20.3</text:p>
          </table:table-cell>
          <table:table-cell office:value-type="string" table:style-name="ce4">
            <text:p>Manufacture of paints, varnishes and similar coatings, printing ink and mastics</text:p>
          </table:table-cell>
          <table:table-cell office:value-type="string" office:string-value="203" table:formula="of:=SUBSTITUTE([.A241];&quot;.&quot;;&quot;&quot;)" table:style-name="ce6">
            <text:p>203</text:p>
          </table:table-cell>
          <table:table-cell office:value-type="string" office:string-value="203" table:formula="of:=SUBSTITUTE([.C241];&quot;/&quot;;&quot;&quot;)" table:style-name="ce5">
            <text:p>203</text:p>
          </table:table-cell>
          <table:table-cell office:value-type="string" office:string-value="20300" table:formula="of:=[.D241]&amp;REPT(&quot;0&quot;;5-LEN([.D241]))" table:style-name="ce5">
            <text:p>20300</text:p>
          </table:table-cell>
          <table:table-cell office:value-type="string" table:style-name="ce4">
            <text:p>Manufacture of paints, varnishes and similar coatings, printing ink and mastics</text:p>
          </table:table-cell>
          <table:table-cell table:number-columns-repeated="16378"/>
        </table:table-row>
        <table:table-row table:style-name="ro1">
          <table:table-cell office:value-type="string" table:style-name="ce2">
            <text:p>20.30</text:p>
          </table:table-cell>
          <table:table-cell office:value-type="string" table:style-name="ce4">
            <text:p>Manufacture of paints, varnishes and similar coatings, printing ink and mastics</text:p>
          </table:table-cell>
          <table:table-cell office:value-type="string" office:string-value="2030" table:formula="of:=SUBSTITUTE([.A242];&quot;.&quot;;&quot;&quot;)" table:style-name="ce6">
            <text:p>2030</text:p>
          </table:table-cell>
          <table:table-cell office:value-type="string" office:string-value="2030" table:formula="of:=SUBSTITUTE([.C242];&quot;/&quot;;&quot;&quot;)" table:style-name="ce5">
            <text:p>2030</text:p>
          </table:table-cell>
          <table:table-cell office:value-type="string" office:string-value="20300" table:formula="of:=[.D242]&amp;REPT(&quot;0&quot;;5-LEN([.D242]))" table:style-name="ce5">
            <text:p>20300</text:p>
          </table:table-cell>
          <table:table-cell office:value-type="string" table:style-name="ce4">
            <text:p>Manufacture of paints, varnishes and similar coatings, printing ink and mastics</text:p>
          </table:table-cell>
          <table:table-cell table:number-columns-repeated="16378"/>
        </table:table-row>
        <table:table-row table:style-name="ro1">
          <table:table-cell office:value-type="string" table:style-name="ce2">
            <text:p>20.30/1</text:p>
          </table:table-cell>
          <table:table-cell office:value-type="string" table:style-name="ce4">
            <text:p>Manufacture of paints, varnishes and similar coatings, mastics and sealants</text:p>
          </table:table-cell>
          <table:table-cell office:value-type="string" office:string-value="2030/1" table:formula="of:=SUBSTITUTE([.A243];&quot;.&quot;;&quot;&quot;)" table:style-name="ce6">
            <text:p>2030/1</text:p>
          </table:table-cell>
          <table:table-cell office:value-type="string" office:string-value="20301" table:formula="of:=SUBSTITUTE([.C243];&quot;/&quot;;&quot;&quot;)" table:style-name="ce5">
            <text:p>20301</text:p>
          </table:table-cell>
          <table:table-cell office:value-type="string" office:string-value="20301" table:formula="of:=[.D243]&amp;REPT(&quot;0&quot;;5-LEN([.D243]))" table:style-name="ce5">
            <text:p>20301</text:p>
          </table:table-cell>
          <table:table-cell office:value-type="string" table:style-name="ce4">
            <text:p>Manufacture of paints, varnishes and similar coatings, mastics and sealants</text:p>
          </table:table-cell>
          <table:table-cell table:number-columns-repeated="16378"/>
        </table:table-row>
        <table:table-row table:style-name="ro1">
          <table:table-cell office:value-type="string" table:style-name="ce2">
            <text:p>20.30/2</text:p>
          </table:table-cell>
          <table:table-cell office:value-type="string" table:style-name="ce4">
            <text:p>Manufacture of printing ink</text:p>
          </table:table-cell>
          <table:table-cell office:value-type="string" office:string-value="2030/2" table:formula="of:=SUBSTITUTE([.A244];&quot;.&quot;;&quot;&quot;)" table:style-name="ce6">
            <text:p>2030/2</text:p>
          </table:table-cell>
          <table:table-cell office:value-type="string" office:string-value="20302" table:formula="of:=SUBSTITUTE([.C244];&quot;/&quot;;&quot;&quot;)" table:style-name="ce5">
            <text:p>20302</text:p>
          </table:table-cell>
          <table:table-cell office:value-type="string" office:string-value="20302" table:formula="of:=[.D244]&amp;REPT(&quot;0&quot;;5-LEN([.D244]))" table:style-name="ce5">
            <text:p>20302</text:p>
          </table:table-cell>
          <table:table-cell office:value-type="string" table:style-name="ce4">
            <text:p>Manufacture of printing ink</text:p>
          </table:table-cell>
          <table:table-cell table:number-columns-repeated="16378"/>
        </table:table-row>
        <table:table-row table:style-name="ro1">
          <table:table-cell office:value-type="string" table:style-name="ce2">
            <text:p>20.4</text:p>
          </table:table-cell>
          <table:table-cell office:value-type="string" table:style-name="ce4">
            <text:p>Manufacture of soap and detergents, cleaning and polishing preparations, perfumes and toilet preparations</text:p>
          </table:table-cell>
          <table:table-cell office:value-type="string" office:string-value="204" table:formula="of:=SUBSTITUTE([.A245];&quot;.&quot;;&quot;&quot;)" table:style-name="ce6">
            <text:p>204</text:p>
          </table:table-cell>
          <table:table-cell office:value-type="string" office:string-value="204" table:formula="of:=SUBSTITUTE([.C245];&quot;/&quot;;&quot;&quot;)" table:style-name="ce5">
            <text:p>204</text:p>
          </table:table-cell>
          <table:table-cell office:value-type="string" office:string-value="20400" table:formula="of:=[.D245]&amp;REPT(&quot;0&quot;;5-LEN([.D245]))" table:style-name="ce5">
            <text:p>20400</text:p>
          </table:table-cell>
          <table:table-cell office:value-type="string" table:style-name="ce4">
            <text:p>Manufacture of soap and detergents, cleaning and polishing preparations, perfumes and toilet preparations</text:p>
          </table:table-cell>
          <table:table-cell table:number-columns-repeated="16378"/>
        </table:table-row>
        <table:table-row table:style-name="ro1">
          <table:table-cell office:value-type="string" table:style-name="ce2">
            <text:p>20.41</text:p>
          </table:table-cell>
          <table:table-cell office:value-type="string" table:style-name="ce4">
            <text:p>Manufacture of soap and detergents, cleaning and polishing preparations</text:p>
          </table:table-cell>
          <table:table-cell office:value-type="string" office:string-value="2041" table:formula="of:=SUBSTITUTE([.A246];&quot;.&quot;;&quot;&quot;)" table:style-name="ce6">
            <text:p>2041</text:p>
          </table:table-cell>
          <table:table-cell office:value-type="string" office:string-value="2041" table:formula="of:=SUBSTITUTE([.C246];&quot;/&quot;;&quot;&quot;)" table:style-name="ce5">
            <text:p>2041</text:p>
          </table:table-cell>
          <table:table-cell office:value-type="string" office:string-value="20410" table:formula="of:=[.D246]&amp;REPT(&quot;0&quot;;5-LEN([.D246]))" table:style-name="ce5">
            <text:p>20410</text:p>
          </table:table-cell>
          <table:table-cell office:value-type="string" table:style-name="ce4">
            <text:p>Manufacture of soap and detergents, cleaning and polishing preparations</text:p>
          </table:table-cell>
          <table:table-cell table:number-columns-repeated="16378"/>
        </table:table-row>
        <table:table-row table:style-name="ro1">
          <table:table-cell office:value-type="string" table:style-name="ce2">
            <text:p>20.41/1</text:p>
          </table:table-cell>
          <table:table-cell office:value-type="string" table:style-name="ce4">
            <text:p>Manufacture of soap and detergents</text:p>
          </table:table-cell>
          <table:table-cell office:value-type="string" office:string-value="2041/1" table:formula="of:=SUBSTITUTE([.A247];&quot;.&quot;;&quot;&quot;)" table:style-name="ce6">
            <text:p>2041/1</text:p>
          </table:table-cell>
          <table:table-cell office:value-type="string" office:string-value="20411" table:formula="of:=SUBSTITUTE([.C247];&quot;/&quot;;&quot;&quot;)" table:style-name="ce5">
            <text:p>20411</text:p>
          </table:table-cell>
          <table:table-cell office:value-type="string" office:string-value="20411" table:formula="of:=[.D247]&amp;REPT(&quot;0&quot;;5-LEN([.D247]))" table:style-name="ce5">
            <text:p>20411</text:p>
          </table:table-cell>
          <table:table-cell office:value-type="string" table:style-name="ce4">
            <text:p>Manufacture of soap and detergents</text:p>
          </table:table-cell>
          <table:table-cell table:number-columns-repeated="16378"/>
        </table:table-row>
        <table:table-row table:style-name="ro1">
          <table:table-cell office:value-type="string" table:style-name="ce2">
            <text:p>20.41/2</text:p>
          </table:table-cell>
          <table:table-cell office:value-type="string" table:style-name="ce4">
            <text:p>Manufacture of cleaning and polishing preparations</text:p>
          </table:table-cell>
          <table:table-cell office:value-type="string" office:string-value="2041/2" table:formula="of:=SUBSTITUTE([.A248];&quot;.&quot;;&quot;&quot;)" table:style-name="ce6">
            <text:p>2041/2</text:p>
          </table:table-cell>
          <table:table-cell office:value-type="string" office:string-value="20412" table:formula="of:=SUBSTITUTE([.C248];&quot;/&quot;;&quot;&quot;)" table:style-name="ce5">
            <text:p>20412</text:p>
          </table:table-cell>
          <table:table-cell office:value-type="string" office:string-value="20412" table:formula="of:=[.D248]&amp;REPT(&quot;0&quot;;5-LEN([.D248]))" table:style-name="ce5">
            <text:p>20412</text:p>
          </table:table-cell>
          <table:table-cell office:value-type="string" table:style-name="ce4">
            <text:p>Manufacture of cleaning and polishing preparations</text:p>
          </table:table-cell>
          <table:table-cell table:number-columns-repeated="16378"/>
        </table:table-row>
        <table:table-row table:style-name="ro1">
          <table:table-cell office:value-type="string" table:style-name="ce2">
            <text:p>20.42</text:p>
          </table:table-cell>
          <table:table-cell office:value-type="string" table:style-name="ce4">
            <text:p>Manufacture of perfumes and toilet preparations</text:p>
          </table:table-cell>
          <table:table-cell office:value-type="string" office:string-value="2042" table:formula="of:=SUBSTITUTE([.A249];&quot;.&quot;;&quot;&quot;)" table:style-name="ce6">
            <text:p>2042</text:p>
          </table:table-cell>
          <table:table-cell office:value-type="string" office:string-value="2042" table:formula="of:=SUBSTITUTE([.C249];&quot;/&quot;;&quot;&quot;)" table:style-name="ce5">
            <text:p>2042</text:p>
          </table:table-cell>
          <table:table-cell office:value-type="string" office:string-value="20420" table:formula="of:=[.D249]&amp;REPT(&quot;0&quot;;5-LEN([.D249]))" table:style-name="ce5">
            <text:p>20420</text:p>
          </table:table-cell>
          <table:table-cell office:value-type="string" table:style-name="ce4">
            <text:p>Manufacture of perfumes and toilet preparations</text:p>
          </table:table-cell>
          <table:table-cell table:number-columns-repeated="16378"/>
        </table:table-row>
        <table:table-row table:style-name="ro1">
          <table:table-cell office:value-type="string" table:style-name="ce2">
            <text:p>20.5</text:p>
          </table:table-cell>
          <table:table-cell office:value-type="string" table:style-name="ce4">
            <text:p>Manufacture of other chemical products</text:p>
          </table:table-cell>
          <table:table-cell office:value-type="string" office:string-value="205" table:formula="of:=SUBSTITUTE([.A250];&quot;.&quot;;&quot;&quot;)" table:style-name="ce6">
            <text:p>205</text:p>
          </table:table-cell>
          <table:table-cell office:value-type="string" office:string-value="205" table:formula="of:=SUBSTITUTE([.C250];&quot;/&quot;;&quot;&quot;)" table:style-name="ce5">
            <text:p>205</text:p>
          </table:table-cell>
          <table:table-cell office:value-type="string" office:string-value="20500" table:formula="of:=[.D250]&amp;REPT(&quot;0&quot;;5-LEN([.D250]))" table:style-name="ce5">
            <text:p>20500</text:p>
          </table:table-cell>
          <table:table-cell office:value-type="string" table:style-name="ce4">
            <text:p>Manufacture of other chemical products</text:p>
          </table:table-cell>
          <table:table-cell table:number-columns-repeated="16378"/>
        </table:table-row>
        <table:table-row table:style-name="ro1">
          <table:table-cell office:value-type="string" table:style-name="ce2">
            <text:p>20.51</text:p>
          </table:table-cell>
          <table:table-cell office:value-type="string" table:style-name="ce4">
            <text:p>Manufacture of explosives</text:p>
          </table:table-cell>
          <table:table-cell office:value-type="string" office:string-value="2051" table:formula="of:=SUBSTITUTE([.A251];&quot;.&quot;;&quot;&quot;)" table:style-name="ce6">
            <text:p>2051</text:p>
          </table:table-cell>
          <table:table-cell office:value-type="string" office:string-value="2051" table:formula="of:=SUBSTITUTE([.C251];&quot;/&quot;;&quot;&quot;)" table:style-name="ce5">
            <text:p>2051</text:p>
          </table:table-cell>
          <table:table-cell office:value-type="string" office:string-value="20510" table:formula="of:=[.D251]&amp;REPT(&quot;0&quot;;5-LEN([.D251]))" table:style-name="ce5">
            <text:p>20510</text:p>
          </table:table-cell>
          <table:table-cell office:value-type="string" table:style-name="ce4">
            <text:p>Manufacture of explosives</text:p>
          </table:table-cell>
          <table:table-cell table:number-columns-repeated="16378"/>
        </table:table-row>
        <table:table-row table:style-name="ro1">
          <table:table-cell office:value-type="string" table:style-name="ce2">
            <text:p>20.52</text:p>
          </table:table-cell>
          <table:table-cell office:value-type="string" table:style-name="ce4">
            <text:p>Manufacture of glues</text:p>
          </table:table-cell>
          <table:table-cell office:value-type="string" office:string-value="2052" table:formula="of:=SUBSTITUTE([.A252];&quot;.&quot;;&quot;&quot;)" table:style-name="ce6">
            <text:p>2052</text:p>
          </table:table-cell>
          <table:table-cell office:value-type="string" office:string-value="2052" table:formula="of:=SUBSTITUTE([.C252];&quot;/&quot;;&quot;&quot;)" table:style-name="ce5">
            <text:p>2052</text:p>
          </table:table-cell>
          <table:table-cell office:value-type="string" office:string-value="20520" table:formula="of:=[.D252]&amp;REPT(&quot;0&quot;;5-LEN([.D252]))" table:style-name="ce5">
            <text:p>20520</text:p>
          </table:table-cell>
          <table:table-cell office:value-type="string" table:style-name="ce4">
            <text:p>Manufacture of glues</text:p>
          </table:table-cell>
          <table:table-cell table:number-columns-repeated="16378"/>
        </table:table-row>
        <table:table-row table:style-name="ro1">
          <table:table-cell office:value-type="string" table:style-name="ce2">
            <text:p>20.53</text:p>
          </table:table-cell>
          <table:table-cell office:value-type="string" table:style-name="ce4">
            <text:p>Manufacture of essential oils</text:p>
          </table:table-cell>
          <table:table-cell office:value-type="string" office:string-value="2053" table:formula="of:=SUBSTITUTE([.A253];&quot;.&quot;;&quot;&quot;)" table:style-name="ce6">
            <text:p>2053</text:p>
          </table:table-cell>
          <table:table-cell office:value-type="string" office:string-value="2053" table:formula="of:=SUBSTITUTE([.C253];&quot;/&quot;;&quot;&quot;)" table:style-name="ce5">
            <text:p>2053</text:p>
          </table:table-cell>
          <table:table-cell office:value-type="string" office:string-value="20530" table:formula="of:=[.D253]&amp;REPT(&quot;0&quot;;5-LEN([.D253]))" table:style-name="ce5">
            <text:p>20530</text:p>
          </table:table-cell>
          <table:table-cell office:value-type="string" table:style-name="ce4">
            <text:p>Manufacture of essential oils</text:p>
          </table:table-cell>
          <table:table-cell table:number-columns-repeated="16378"/>
        </table:table-row>
        <table:table-row table:style-name="ro1">
          <table:table-cell office:value-type="string" table:style-name="ce2">
            <text:p>20.59</text:p>
          </table:table-cell>
          <table:table-cell office:value-type="string" table:style-name="ce4">
            <text:p>Manufacture of other chemical products not elsewhere classified</text:p>
          </table:table-cell>
          <table:table-cell office:value-type="string" office:string-value="2059" table:formula="of:=SUBSTITUTE([.A254];&quot;.&quot;;&quot;&quot;)" table:style-name="ce6">
            <text:p>2059</text:p>
          </table:table-cell>
          <table:table-cell office:value-type="string" office:string-value="2059" table:formula="of:=SUBSTITUTE([.C254];&quot;/&quot;;&quot;&quot;)" table:style-name="ce5">
            <text:p>2059</text:p>
          </table:table-cell>
          <table:table-cell office:value-type="string" office:string-value="20590" table:formula="of:=[.D254]&amp;REPT(&quot;0&quot;;5-LEN([.D254]))" table:style-name="ce5">
            <text:p>20590</text:p>
          </table:table-cell>
          <table:table-cell office:value-type="string" table:style-name="ce4">
            <text:p>Manufacture of other chemical products not elsewhere classified</text:p>
          </table:table-cell>
          <table:table-cell table:number-columns-repeated="16378"/>
        </table:table-row>
        <table:table-row table:style-name="ro1">
          <table:table-cell office:value-type="string" table:style-name="ce2">
            <text:p>20.6</text:p>
          </table:table-cell>
          <table:table-cell office:value-type="string" table:style-name="ce4">
            <text:p>Manufacture of man-made fibres</text:p>
          </table:table-cell>
          <table:table-cell office:value-type="string" office:string-value="206" table:formula="of:=SUBSTITUTE([.A255];&quot;.&quot;;&quot;&quot;)" table:style-name="ce6">
            <text:p>206</text:p>
          </table:table-cell>
          <table:table-cell office:value-type="string" office:string-value="206" table:formula="of:=SUBSTITUTE([.C255];&quot;/&quot;;&quot;&quot;)" table:style-name="ce5">
            <text:p>206</text:p>
          </table:table-cell>
          <table:table-cell office:value-type="string" office:string-value="20600" table:formula="of:=[.D255]&amp;REPT(&quot;0&quot;;5-LEN([.D255]))" table:style-name="ce5">
            <text:p>20600</text:p>
          </table:table-cell>
          <table:table-cell office:value-type="string" table:style-name="ce4">
            <text:p>Manufacture of man-made fibres</text:p>
          </table:table-cell>
          <table:table-cell table:number-columns-repeated="16378"/>
        </table:table-row>
        <table:table-row table:style-name="ro1">
          <table:table-cell office:value-type="string" table:style-name="ce2">
            <text:p>20.60</text:p>
          </table:table-cell>
          <table:table-cell office:value-type="string" table:style-name="ce4">
            <text:p>Manufacture of man-made fibres</text:p>
          </table:table-cell>
          <table:table-cell office:value-type="string" office:string-value="2060" table:formula="of:=SUBSTITUTE([.A256];&quot;.&quot;;&quot;&quot;)" table:style-name="ce6">
            <text:p>2060</text:p>
          </table:table-cell>
          <table:table-cell office:value-type="string" office:string-value="2060" table:formula="of:=SUBSTITUTE([.C256];&quot;/&quot;;&quot;&quot;)" table:style-name="ce5">
            <text:p>2060</text:p>
          </table:table-cell>
          <table:table-cell office:value-type="string" office:string-value="20600" table:formula="of:=[.D256]&amp;REPT(&quot;0&quot;;5-LEN([.D256]))" table:style-name="ce5">
            <text:p>20600</text:p>
          </table:table-cell>
          <table:table-cell office:value-type="string" table:style-name="ce4">
            <text:p>Manufacture of man-made fibres</text:p>
          </table:table-cell>
          <table:table-cell table:number-columns-repeated="16378"/>
        </table:table-row>
        <table:table-row table:style-name="ro1">
          <table:table-cell office:value-type="string" table:style-name="ce2">
            <text:p>21</text:p>
          </table:table-cell>
          <table:table-cell office:value-type="string" table:style-name="ce4">
            <text:p>Manufacture of basic pharmaceutical products and pharmaceutical preparations</text:p>
          </table:table-cell>
          <table:table-cell office:value-type="string" office:string-value="21" table:formula="of:=SUBSTITUTE([.A257];&quot;.&quot;;&quot;&quot;)" table:style-name="ce6">
            <text:p>21</text:p>
          </table:table-cell>
          <table:table-cell office:value-type="string" office:string-value="21" table:formula="of:=SUBSTITUTE([.C257];&quot;/&quot;;&quot;&quot;)" table:style-name="ce5">
            <text:p>21</text:p>
          </table:table-cell>
          <table:table-cell office:value-type="string" office:string-value="21000" table:formula="of:=[.D257]&amp;REPT(&quot;0&quot;;5-LEN([.D257]))" table:style-name="ce5">
            <text:p>21000</text:p>
          </table:table-cell>
          <table:table-cell office:value-type="string" table:style-name="ce4">
            <text:p>Manufacture of basic pharmaceutical products and pharmaceutical preparations</text:p>
          </table:table-cell>
          <table:table-cell table:number-columns-repeated="16378"/>
        </table:table-row>
        <table:table-row table:style-name="ro1">
          <table:table-cell office:value-type="string" table:style-name="ce2">
            <text:p>21.1</text:p>
          </table:table-cell>
          <table:table-cell office:value-type="string" table:style-name="ce4">
            <text:p>Manufacture of basic pharmaceutical products</text:p>
          </table:table-cell>
          <table:table-cell office:value-type="string" office:string-value="211" table:formula="of:=SUBSTITUTE([.A258];&quot;.&quot;;&quot;&quot;)" table:style-name="ce6">
            <text:p>211</text:p>
          </table:table-cell>
          <table:table-cell office:value-type="string" office:string-value="211" table:formula="of:=SUBSTITUTE([.C258];&quot;/&quot;;&quot;&quot;)" table:style-name="ce5">
            <text:p>211</text:p>
          </table:table-cell>
          <table:table-cell office:value-type="string" office:string-value="21100" table:formula="of:=[.D258]&amp;REPT(&quot;0&quot;;5-LEN([.D258]))" table:style-name="ce5">
            <text:p>21100</text:p>
          </table:table-cell>
          <table:table-cell office:value-type="string" table:style-name="ce4">
            <text:p>Manufacture of basic pharmaceutical products</text:p>
          </table:table-cell>
          <table:table-cell table:number-columns-repeated="16378"/>
        </table:table-row>
        <table:table-row table:style-name="ro1">
          <table:table-cell office:value-type="string" table:style-name="ce2">
            <text:p>21.10</text:p>
          </table:table-cell>
          <table:table-cell office:value-type="string" table:style-name="ce4">
            <text:p>Manufacture of basic pharmaceutical products</text:p>
          </table:table-cell>
          <table:table-cell office:value-type="string" office:string-value="2110" table:formula="of:=SUBSTITUTE([.A259];&quot;.&quot;;&quot;&quot;)" table:style-name="ce6">
            <text:p>2110</text:p>
          </table:table-cell>
          <table:table-cell office:value-type="string" office:string-value="2110" table:formula="of:=SUBSTITUTE([.C259];&quot;/&quot;;&quot;&quot;)" table:style-name="ce5">
            <text:p>2110</text:p>
          </table:table-cell>
          <table:table-cell office:value-type="string" office:string-value="21100" table:formula="of:=[.D259]&amp;REPT(&quot;0&quot;;5-LEN([.D259]))" table:style-name="ce5">
            <text:p>21100</text:p>
          </table:table-cell>
          <table:table-cell office:value-type="string" table:style-name="ce4">
            <text:p>Manufacture of basic pharmaceutical products</text:p>
          </table:table-cell>
          <table:table-cell table:number-columns-repeated="16378"/>
        </table:table-row>
        <table:table-row table:style-name="ro1">
          <table:table-cell office:value-type="string" table:style-name="ce2">
            <text:p>21.2</text:p>
          </table:table-cell>
          <table:table-cell office:value-type="string" table:style-name="ce4">
            <text:p>Manufacture of pharmaceutical preparations</text:p>
          </table:table-cell>
          <table:table-cell office:value-type="string" office:string-value="212" table:formula="of:=SUBSTITUTE([.A260];&quot;.&quot;;&quot;&quot;)" table:style-name="ce6">
            <text:p>212</text:p>
          </table:table-cell>
          <table:table-cell office:value-type="string" office:string-value="212" table:formula="of:=SUBSTITUTE([.C260];&quot;/&quot;;&quot;&quot;)" table:style-name="ce5">
            <text:p>212</text:p>
          </table:table-cell>
          <table:table-cell office:value-type="string" office:string-value="21200" table:formula="of:=[.D260]&amp;REPT(&quot;0&quot;;5-LEN([.D260]))" table:style-name="ce5">
            <text:p>21200</text:p>
          </table:table-cell>
          <table:table-cell office:value-type="string" table:style-name="ce4">
            <text:p>Manufacture of pharmaceutical preparations</text:p>
          </table:table-cell>
          <table:table-cell table:number-columns-repeated="16378"/>
        </table:table-row>
        <table:table-row table:style-name="ro1">
          <table:table-cell office:value-type="string" table:style-name="ce2">
            <text:p>21.20</text:p>
          </table:table-cell>
          <table:table-cell office:value-type="string" table:style-name="ce4">
            <text:p>Manufacture of pharmaceutical preparations</text:p>
          </table:table-cell>
          <table:table-cell office:value-type="string" office:string-value="2120" table:formula="of:=SUBSTITUTE([.A261];&quot;.&quot;;&quot;&quot;)" table:style-name="ce6">
            <text:p>2120</text:p>
          </table:table-cell>
          <table:table-cell office:value-type="string" office:string-value="2120" table:formula="of:=SUBSTITUTE([.C261];&quot;/&quot;;&quot;&quot;)" table:style-name="ce5">
            <text:p>2120</text:p>
          </table:table-cell>
          <table:table-cell office:value-type="string" office:string-value="21200" table:formula="of:=[.D261]&amp;REPT(&quot;0&quot;;5-LEN([.D261]))" table:style-name="ce5">
            <text:p>21200</text:p>
          </table:table-cell>
          <table:table-cell office:value-type="string" table:style-name="ce4">
            <text:p>Manufacture of pharmaceutical preparations</text:p>
          </table:table-cell>
          <table:table-cell table:number-columns-repeated="16378"/>
        </table:table-row>
        <table:table-row table:style-name="ro1">
          <table:table-cell office:value-type="string" table:style-name="ce2">
            <text:p>22</text:p>
          </table:table-cell>
          <table:table-cell office:value-type="string" table:style-name="ce4">
            <text:p>Manufacture of rubber and plastic products</text:p>
          </table:table-cell>
          <table:table-cell office:value-type="string" office:string-value="22" table:formula="of:=SUBSTITUTE([.A262];&quot;.&quot;;&quot;&quot;)" table:style-name="ce6">
            <text:p>22</text:p>
          </table:table-cell>
          <table:table-cell office:value-type="string" office:string-value="22" table:formula="of:=SUBSTITUTE([.C262];&quot;/&quot;;&quot;&quot;)" table:style-name="ce5">
            <text:p>22</text:p>
          </table:table-cell>
          <table:table-cell office:value-type="string" office:string-value="22000" table:formula="of:=[.D262]&amp;REPT(&quot;0&quot;;5-LEN([.D262]))" table:style-name="ce5">
            <text:p>22000</text:p>
          </table:table-cell>
          <table:table-cell office:value-type="string" table:style-name="ce4">
            <text:p>Manufacture of rubber and plastic products</text:p>
          </table:table-cell>
          <table:table-cell table:number-columns-repeated="16378"/>
        </table:table-row>
        <table:table-row table:style-name="ro1">
          <table:table-cell office:value-type="string" table:style-name="ce2">
            <text:p>22.1</text:p>
          </table:table-cell>
          <table:table-cell office:value-type="string" table:style-name="ce4">
            <text:p>Manufacture of rubber products</text:p>
          </table:table-cell>
          <table:table-cell office:value-type="string" office:string-value="221" table:formula="of:=SUBSTITUTE([.A263];&quot;.&quot;;&quot;&quot;)" table:style-name="ce6">
            <text:p>221</text:p>
          </table:table-cell>
          <table:table-cell office:value-type="string" office:string-value="221" table:formula="of:=SUBSTITUTE([.C263];&quot;/&quot;;&quot;&quot;)" table:style-name="ce5">
            <text:p>221</text:p>
          </table:table-cell>
          <table:table-cell office:value-type="string" office:string-value="22100" table:formula="of:=[.D263]&amp;REPT(&quot;0&quot;;5-LEN([.D263]))" table:style-name="ce5">
            <text:p>22100</text:p>
          </table:table-cell>
          <table:table-cell office:value-type="string" table:style-name="ce4">
            <text:p>Manufacture of rubber products</text:p>
          </table:table-cell>
          <table:table-cell table:number-columns-repeated="16378"/>
        </table:table-row>
        <table:table-row table:style-name="ro1">
          <table:table-cell office:value-type="string" table:style-name="ce2">
            <text:p>22.11</text:p>
          </table:table-cell>
          <table:table-cell office:value-type="string" table:style-name="ce4">
            <text:p>Manufacture of rubber tyres and tubes; retreading and rebuilding of rubber tyres</text:p>
          </table:table-cell>
          <table:table-cell office:value-type="string" office:string-value="2211" table:formula="of:=SUBSTITUTE([.A264];&quot;.&quot;;&quot;&quot;)" table:style-name="ce6">
            <text:p>2211</text:p>
          </table:table-cell>
          <table:table-cell office:value-type="string" office:string-value="2211" table:formula="of:=SUBSTITUTE([.C264];&quot;/&quot;;&quot;&quot;)" table:style-name="ce5">
            <text:p>2211</text:p>
          </table:table-cell>
          <table:table-cell office:value-type="string" office:string-value="22110" table:formula="of:=[.D264]&amp;REPT(&quot;0&quot;;5-LEN([.D264]))" table:style-name="ce5">
            <text:p>22110</text:p>
          </table:table-cell>
          <table:table-cell office:value-type="string" table:style-name="ce4">
            <text:p>Manufacture of rubber tyres and tubes; retreading and rebuilding of rubber tyres</text:p>
          </table:table-cell>
          <table:table-cell table:number-columns-repeated="16378"/>
        </table:table-row>
        <table:table-row table:style-name="ro1">
          <table:table-cell office:value-type="string" table:style-name="ce2">
            <text:p>22.19</text:p>
          </table:table-cell>
          <table:table-cell office:value-type="string" table:style-name="ce4">
            <text:p>Manufacture of other rubber products</text:p>
          </table:table-cell>
          <table:table-cell office:value-type="string" office:string-value="2219" table:formula="of:=SUBSTITUTE([.A265];&quot;.&quot;;&quot;&quot;)" table:style-name="ce6">
            <text:p>2219</text:p>
          </table:table-cell>
          <table:table-cell office:value-type="string" office:string-value="2219" table:formula="of:=SUBSTITUTE([.C265];&quot;/&quot;;&quot;&quot;)" table:style-name="ce5">
            <text:p>2219</text:p>
          </table:table-cell>
          <table:table-cell office:value-type="string" office:string-value="22190" table:formula="of:=[.D265]&amp;REPT(&quot;0&quot;;5-LEN([.D265]))" table:style-name="ce5">
            <text:p>22190</text:p>
          </table:table-cell>
          <table:table-cell office:value-type="string" table:style-name="ce4">
            <text:p>Manufacture of other rubber products</text:p>
          </table:table-cell>
          <table:table-cell table:number-columns-repeated="16378"/>
        </table:table-row>
        <table:table-row table:style-name="ro1">
          <table:table-cell office:value-type="string" table:style-name="ce2">
            <text:p>22.2</text:p>
          </table:table-cell>
          <table:table-cell office:value-type="string" table:style-name="ce4">
            <text:p>Manufacture of plastics products</text:p>
          </table:table-cell>
          <table:table-cell office:value-type="string" office:string-value="222" table:formula="of:=SUBSTITUTE([.A266];&quot;.&quot;;&quot;&quot;)" table:style-name="ce6">
            <text:p>222</text:p>
          </table:table-cell>
          <table:table-cell office:value-type="string" office:string-value="222" table:formula="of:=SUBSTITUTE([.C266];&quot;/&quot;;&quot;&quot;)" table:style-name="ce5">
            <text:p>222</text:p>
          </table:table-cell>
          <table:table-cell office:value-type="string" office:string-value="22200" table:formula="of:=[.D266]&amp;REPT(&quot;0&quot;;5-LEN([.D266]))" table:style-name="ce5">
            <text:p>22200</text:p>
          </table:table-cell>
          <table:table-cell office:value-type="string" table:style-name="ce4">
            <text:p>Manufacture of plastics products</text:p>
          </table:table-cell>
          <table:table-cell table:number-columns-repeated="16378"/>
        </table:table-row>
        <table:table-row table:style-name="ro1">
          <table:table-cell office:value-type="string" table:style-name="ce2">
            <text:p>22.21</text:p>
          </table:table-cell>
          <table:table-cell office:value-type="string" table:style-name="ce4">
            <text:p>Manufacture of plastic plates, sheets, tubes and profiles</text:p>
          </table:table-cell>
          <table:table-cell office:value-type="string" office:string-value="2221" table:formula="of:=SUBSTITUTE([.A267];&quot;.&quot;;&quot;&quot;)" table:style-name="ce6">
            <text:p>2221</text:p>
          </table:table-cell>
          <table:table-cell office:value-type="string" office:string-value="2221" table:formula="of:=SUBSTITUTE([.C267];&quot;/&quot;;&quot;&quot;)" table:style-name="ce5">
            <text:p>2221</text:p>
          </table:table-cell>
          <table:table-cell office:value-type="string" office:string-value="22210" table:formula="of:=[.D267]&amp;REPT(&quot;0&quot;;5-LEN([.D267]))" table:style-name="ce5">
            <text:p>22210</text:p>
          </table:table-cell>
          <table:table-cell office:value-type="string" table:style-name="ce4">
            <text:p>Manufacture of plastic plates, sheets, tubes and profiles</text:p>
          </table:table-cell>
          <table:table-cell table:number-columns-repeated="16378"/>
        </table:table-row>
        <table:table-row table:style-name="ro1">
          <table:table-cell office:value-type="string" table:style-name="ce2">
            <text:p>22.22</text:p>
          </table:table-cell>
          <table:table-cell office:value-type="string" table:style-name="ce4">
            <text:p>Manufacture of plastic packing goods</text:p>
          </table:table-cell>
          <table:table-cell office:value-type="string" office:string-value="2222" table:formula="of:=SUBSTITUTE([.A268];&quot;.&quot;;&quot;&quot;)" table:style-name="ce6">
            <text:p>2222</text:p>
          </table:table-cell>
          <table:table-cell office:value-type="string" office:string-value="2222" table:formula="of:=SUBSTITUTE([.C268];&quot;/&quot;;&quot;&quot;)" table:style-name="ce5">
            <text:p>2222</text:p>
          </table:table-cell>
          <table:table-cell office:value-type="string" office:string-value="22220" table:formula="of:=[.D268]&amp;REPT(&quot;0&quot;;5-LEN([.D268]))" table:style-name="ce5">
            <text:p>22220</text:p>
          </table:table-cell>
          <table:table-cell office:value-type="string" table:style-name="ce4">
            <text:p>Manufacture of plastic packing goods</text:p>
          </table:table-cell>
          <table:table-cell table:number-columns-repeated="16378"/>
        </table:table-row>
        <table:table-row table:style-name="ro1">
          <table:table-cell office:value-type="string" table:style-name="ce2">
            <text:p>22.23</text:p>
          </table:table-cell>
          <table:table-cell office:value-type="string" table:style-name="ce4">
            <text:p>Manufacture of builders’ ware of plastic</text:p>
          </table:table-cell>
          <table:table-cell office:value-type="string" office:string-value="2223" table:formula="of:=SUBSTITUTE([.A269];&quot;.&quot;;&quot;&quot;)" table:style-name="ce6">
            <text:p>2223</text:p>
          </table:table-cell>
          <table:table-cell office:value-type="string" office:string-value="2223" table:formula="of:=SUBSTITUTE([.C269];&quot;/&quot;;&quot;&quot;)" table:style-name="ce5">
            <text:p>2223</text:p>
          </table:table-cell>
          <table:table-cell office:value-type="string" office:string-value="22230" table:formula="of:=[.D269]&amp;REPT(&quot;0&quot;;5-LEN([.D269]))" table:style-name="ce5">
            <text:p>22230</text:p>
          </table:table-cell>
          <table:table-cell office:value-type="string" table:style-name="ce4">
            <text:p>Manufacture of builders’ ware of plastic</text:p>
          </table:table-cell>
          <table:table-cell table:number-columns-repeated="16378"/>
        </table:table-row>
        <table:table-row table:style-name="ro1">
          <table:table-cell office:value-type="string" table:style-name="ce2">
            <text:p>22.29</text:p>
          </table:table-cell>
          <table:table-cell office:value-type="string" table:style-name="ce4">
            <text:p>Manufacture of other plastic products</text:p>
          </table:table-cell>
          <table:table-cell office:value-type="string" office:string-value="2229" table:formula="of:=SUBSTITUTE([.A270];&quot;.&quot;;&quot;&quot;)" table:style-name="ce6">
            <text:p>2229</text:p>
          </table:table-cell>
          <table:table-cell office:value-type="string" office:string-value="2229" table:formula="of:=SUBSTITUTE([.C270];&quot;/&quot;;&quot;&quot;)" table:style-name="ce5">
            <text:p>2229</text:p>
          </table:table-cell>
          <table:table-cell office:value-type="string" office:string-value="22290" table:formula="of:=[.D270]&amp;REPT(&quot;0&quot;;5-LEN([.D270]))" table:style-name="ce5">
            <text:p>22290</text:p>
          </table:table-cell>
          <table:table-cell office:value-type="string" table:style-name="ce4">
            <text:p>Manufacture of other plastic products</text:p>
          </table:table-cell>
          <table:table-cell table:number-columns-repeated="16378"/>
        </table:table-row>
        <table:table-row table:style-name="ro1">
          <table:table-cell office:value-type="string" table:style-name="ce2">
            <text:p>23</text:p>
          </table:table-cell>
          <table:table-cell office:value-type="string" table:style-name="ce4">
            <text:p>Manufacture of other non-metallic mineral products</text:p>
          </table:table-cell>
          <table:table-cell office:value-type="string" office:string-value="23" table:formula="of:=SUBSTITUTE([.A271];&quot;.&quot;;&quot;&quot;)" table:style-name="ce6">
            <text:p>23</text:p>
          </table:table-cell>
          <table:table-cell office:value-type="string" office:string-value="23" table:formula="of:=SUBSTITUTE([.C271];&quot;/&quot;;&quot;&quot;)" table:style-name="ce5">
            <text:p>23</text:p>
          </table:table-cell>
          <table:table-cell office:value-type="string" office:string-value="23000" table:formula="of:=[.D271]&amp;REPT(&quot;0&quot;;5-LEN([.D271]))" table:style-name="ce5">
            <text:p>23000</text:p>
          </table:table-cell>
          <table:table-cell office:value-type="string" table:style-name="ce4">
            <text:p>Manufacture of other non-metallic mineral products</text:p>
          </table:table-cell>
          <table:table-cell table:number-columns-repeated="16378"/>
        </table:table-row>
        <table:table-row table:style-name="ro1">
          <table:table-cell office:value-type="string" table:style-name="ce2">
            <text:p>23.1</text:p>
          </table:table-cell>
          <table:table-cell office:value-type="string" table:style-name="ce4">
            <text:p>Manufacture of glass and glass products</text:p>
          </table:table-cell>
          <table:table-cell office:value-type="string" office:string-value="231" table:formula="of:=SUBSTITUTE([.A272];&quot;.&quot;;&quot;&quot;)" table:style-name="ce6">
            <text:p>231</text:p>
          </table:table-cell>
          <table:table-cell office:value-type="string" office:string-value="231" table:formula="of:=SUBSTITUTE([.C272];&quot;/&quot;;&quot;&quot;)" table:style-name="ce5">
            <text:p>231</text:p>
          </table:table-cell>
          <table:table-cell office:value-type="string" office:string-value="23100" table:formula="of:=[.D272]&amp;REPT(&quot;0&quot;;5-LEN([.D272]))" table:style-name="ce5">
            <text:p>23100</text:p>
          </table:table-cell>
          <table:table-cell office:value-type="string" table:style-name="ce4">
            <text:p>Manufacture of glass and glass products</text:p>
          </table:table-cell>
          <table:table-cell table:number-columns-repeated="16378"/>
        </table:table-row>
        <table:table-row table:style-name="ro1">
          <table:table-cell office:value-type="string" table:style-name="ce2">
            <text:p>23.11</text:p>
          </table:table-cell>
          <table:table-cell office:value-type="string" table:style-name="ce4">
            <text:p>Manufacture of flat glass</text:p>
          </table:table-cell>
          <table:table-cell office:value-type="string" office:string-value="2311" table:formula="of:=SUBSTITUTE([.A273];&quot;.&quot;;&quot;&quot;)" table:style-name="ce6">
            <text:p>2311</text:p>
          </table:table-cell>
          <table:table-cell office:value-type="string" office:string-value="2311" table:formula="of:=SUBSTITUTE([.C273];&quot;/&quot;;&quot;&quot;)" table:style-name="ce5">
            <text:p>2311</text:p>
          </table:table-cell>
          <table:table-cell office:value-type="string" office:string-value="23110" table:formula="of:=[.D273]&amp;REPT(&quot;0&quot;;5-LEN([.D273]))" table:style-name="ce5">
            <text:p>23110</text:p>
          </table:table-cell>
          <table:table-cell office:value-type="string" table:style-name="ce4">
            <text:p>Manufacture of flat glass</text:p>
          </table:table-cell>
          <table:table-cell table:number-columns-repeated="16378"/>
        </table:table-row>
        <table:table-row table:style-name="ro1">
          <table:table-cell office:value-type="string" table:style-name="ce2">
            <text:p>23.12</text:p>
          </table:table-cell>
          <table:table-cell office:value-type="string" table:style-name="ce4">
            <text:p>Shaping and processing of flat glass</text:p>
          </table:table-cell>
          <table:table-cell office:value-type="string" office:string-value="2312" table:formula="of:=SUBSTITUTE([.A274];&quot;.&quot;;&quot;&quot;)" table:style-name="ce6">
            <text:p>2312</text:p>
          </table:table-cell>
          <table:table-cell office:value-type="string" office:string-value="2312" table:formula="of:=SUBSTITUTE([.C274];&quot;/&quot;;&quot;&quot;)" table:style-name="ce5">
            <text:p>2312</text:p>
          </table:table-cell>
          <table:table-cell office:value-type="string" office:string-value="23120" table:formula="of:=[.D274]&amp;REPT(&quot;0&quot;;5-LEN([.D274]))" table:style-name="ce5">
            <text:p>23120</text:p>
          </table:table-cell>
          <table:table-cell office:value-type="string" table:style-name="ce4">
            <text:p>Shaping and processing of flat glass</text:p>
          </table:table-cell>
          <table:table-cell table:number-columns-repeated="16378"/>
        </table:table-row>
        <table:table-row table:style-name="ro1">
          <table:table-cell office:value-type="string" table:style-name="ce2">
            <text:p>23.13</text:p>
          </table:table-cell>
          <table:table-cell office:value-type="string" table:style-name="ce4">
            <text:p>Manufacture of hollow glass</text:p>
          </table:table-cell>
          <table:table-cell office:value-type="string" office:string-value="2313" table:formula="of:=SUBSTITUTE([.A275];&quot;.&quot;;&quot;&quot;)" table:style-name="ce6">
            <text:p>2313</text:p>
          </table:table-cell>
          <table:table-cell office:value-type="string" office:string-value="2313" table:formula="of:=SUBSTITUTE([.C275];&quot;/&quot;;&quot;&quot;)" table:style-name="ce5">
            <text:p>2313</text:p>
          </table:table-cell>
          <table:table-cell office:value-type="string" office:string-value="23130" table:formula="of:=[.D275]&amp;REPT(&quot;0&quot;;5-LEN([.D275]))" table:style-name="ce5">
            <text:p>23130</text:p>
          </table:table-cell>
          <table:table-cell office:value-type="string" table:style-name="ce4">
            <text:p>Manufacture of hollow glass</text:p>
          </table:table-cell>
          <table:table-cell table:number-columns-repeated="16378"/>
        </table:table-row>
        <table:table-row table:style-name="ro1">
          <table:table-cell office:value-type="string" table:style-name="ce2">
            <text:p>23.14</text:p>
          </table:table-cell>
          <table:table-cell office:value-type="string" table:style-name="ce4">
            <text:p>Manufacture of glass fibres</text:p>
          </table:table-cell>
          <table:table-cell office:value-type="string" office:string-value="2314" table:formula="of:=SUBSTITUTE([.A276];&quot;.&quot;;&quot;&quot;)" table:style-name="ce6">
            <text:p>2314</text:p>
          </table:table-cell>
          <table:table-cell office:value-type="string" office:string-value="2314" table:formula="of:=SUBSTITUTE([.C276];&quot;/&quot;;&quot;&quot;)" table:style-name="ce5">
            <text:p>2314</text:p>
          </table:table-cell>
          <table:table-cell office:value-type="string" office:string-value="23140" table:formula="of:=[.D276]&amp;REPT(&quot;0&quot;;5-LEN([.D276]))" table:style-name="ce5">
            <text:p>23140</text:p>
          </table:table-cell>
          <table:table-cell office:value-type="string" table:style-name="ce4">
            <text:p>Manufacture of glass fibres</text:p>
          </table:table-cell>
          <table:table-cell table:number-columns-repeated="16378"/>
        </table:table-row>
        <table:table-row table:style-name="ro1">
          <table:table-cell office:value-type="string" table:style-name="ce2">
            <text:p>23.19</text:p>
          </table:table-cell>
          <table:table-cell office:value-type="string" table:style-name="ce4">
            <text:p>Manufacture and processing of other glass, including technical glassware</text:p>
          </table:table-cell>
          <table:table-cell office:value-type="string" office:string-value="2319" table:formula="of:=SUBSTITUTE([.A277];&quot;.&quot;;&quot;&quot;)" table:style-name="ce6">
            <text:p>2319</text:p>
          </table:table-cell>
          <table:table-cell office:value-type="string" office:string-value="2319" table:formula="of:=SUBSTITUTE([.C277];&quot;/&quot;;&quot;&quot;)" table:style-name="ce5">
            <text:p>2319</text:p>
          </table:table-cell>
          <table:table-cell office:value-type="string" office:string-value="23190" table:formula="of:=[.D277]&amp;REPT(&quot;0&quot;;5-LEN([.D277]))" table:style-name="ce5">
            <text:p>23190</text:p>
          </table:table-cell>
          <table:table-cell office:value-type="string" table:style-name="ce4">
            <text:p>Manufacture and processing of other glass, including technical glassware</text:p>
          </table:table-cell>
          <table:table-cell table:number-columns-repeated="16378"/>
        </table:table-row>
        <table:table-row table:style-name="ro1">
          <table:table-cell office:value-type="string" table:style-name="ce2">
            <text:p>23.2</text:p>
          </table:table-cell>
          <table:table-cell office:value-type="string" table:style-name="ce4">
            <text:p>Manufacture of refractory products</text:p>
          </table:table-cell>
          <table:table-cell office:value-type="string" office:string-value="232" table:formula="of:=SUBSTITUTE([.A278];&quot;.&quot;;&quot;&quot;)" table:style-name="ce6">
            <text:p>232</text:p>
          </table:table-cell>
          <table:table-cell office:value-type="string" office:string-value="232" table:formula="of:=SUBSTITUTE([.C278];&quot;/&quot;;&quot;&quot;)" table:style-name="ce5">
            <text:p>232</text:p>
          </table:table-cell>
          <table:table-cell office:value-type="string" office:string-value="23200" table:formula="of:=[.D278]&amp;REPT(&quot;0&quot;;5-LEN([.D278]))" table:style-name="ce5">
            <text:p>23200</text:p>
          </table:table-cell>
          <table:table-cell office:value-type="string" table:style-name="ce4">
            <text:p>Manufacture of refractory products</text:p>
          </table:table-cell>
          <table:table-cell table:number-columns-repeated="16378"/>
        </table:table-row>
        <table:table-row table:style-name="ro1">
          <table:table-cell office:value-type="string" table:style-name="ce2">
            <text:p>23.20</text:p>
          </table:table-cell>
          <table:table-cell office:value-type="string" table:style-name="ce4">
            <text:p>Manufacture of refractory products</text:p>
          </table:table-cell>
          <table:table-cell office:value-type="string" office:string-value="2320" table:formula="of:=SUBSTITUTE([.A279];&quot;.&quot;;&quot;&quot;)" table:style-name="ce6">
            <text:p>2320</text:p>
          </table:table-cell>
          <table:table-cell office:value-type="string" office:string-value="2320" table:formula="of:=SUBSTITUTE([.C279];&quot;/&quot;;&quot;&quot;)" table:style-name="ce5">
            <text:p>2320</text:p>
          </table:table-cell>
          <table:table-cell office:value-type="string" office:string-value="23200" table:formula="of:=[.D279]&amp;REPT(&quot;0&quot;;5-LEN([.D279]))" table:style-name="ce5">
            <text:p>23200</text:p>
          </table:table-cell>
          <table:table-cell office:value-type="string" table:style-name="ce4">
            <text:p>Manufacture of refractory products</text:p>
          </table:table-cell>
          <table:table-cell table:number-columns-repeated="16378"/>
        </table:table-row>
        <table:table-row table:style-name="ro1">
          <table:table-cell office:value-type="string" table:style-name="ce2">
            <text:p>23.3</text:p>
          </table:table-cell>
          <table:table-cell office:value-type="string" table:style-name="ce4">
            <text:p>Manufacture of clay building materials</text:p>
          </table:table-cell>
          <table:table-cell office:value-type="string" office:string-value="233" table:formula="of:=SUBSTITUTE([.A280];&quot;.&quot;;&quot;&quot;)" table:style-name="ce6">
            <text:p>233</text:p>
          </table:table-cell>
          <table:table-cell office:value-type="string" office:string-value="233" table:formula="of:=SUBSTITUTE([.C280];&quot;/&quot;;&quot;&quot;)" table:style-name="ce5">
            <text:p>233</text:p>
          </table:table-cell>
          <table:table-cell office:value-type="string" office:string-value="23300" table:formula="of:=[.D280]&amp;REPT(&quot;0&quot;;5-LEN([.D280]))" table:style-name="ce5">
            <text:p>23300</text:p>
          </table:table-cell>
          <table:table-cell office:value-type="string" table:style-name="ce4">
            <text:p>Manufacture of clay building materials</text:p>
          </table:table-cell>
          <table:table-cell table:number-columns-repeated="16378"/>
        </table:table-row>
        <table:table-row table:style-name="ro1">
          <table:table-cell office:value-type="string" table:style-name="ce2">
            <text:p>23.31</text:p>
          </table:table-cell>
          <table:table-cell office:value-type="string" table:style-name="ce4">
            <text:p>Manufacture of ceramic tiles and flags</text:p>
          </table:table-cell>
          <table:table-cell office:value-type="string" office:string-value="2331" table:formula="of:=SUBSTITUTE([.A281];&quot;.&quot;;&quot;&quot;)" table:style-name="ce6">
            <text:p>2331</text:p>
          </table:table-cell>
          <table:table-cell office:value-type="string" office:string-value="2331" table:formula="of:=SUBSTITUTE([.C281];&quot;/&quot;;&quot;&quot;)" table:style-name="ce5">
            <text:p>2331</text:p>
          </table:table-cell>
          <table:table-cell office:value-type="string" office:string-value="23310" table:formula="of:=[.D281]&amp;REPT(&quot;0&quot;;5-LEN([.D281]))" table:style-name="ce5">
            <text:p>23310</text:p>
          </table:table-cell>
          <table:table-cell office:value-type="string" table:style-name="ce4">
            <text:p>Manufacture of ceramic tiles and flags</text:p>
          </table:table-cell>
          <table:table-cell table:number-columns-repeated="16378"/>
        </table:table-row>
        <table:table-row table:style-name="ro1">
          <table:table-cell office:value-type="string" table:style-name="ce2">
            <text:p>23.32</text:p>
          </table:table-cell>
          <table:table-cell office:value-type="string" table:style-name="ce4">
            <text:p>Manufacture of bricks, tiles and construction products, in baked clay</text:p>
          </table:table-cell>
          <table:table-cell office:value-type="string" office:string-value="2332" table:formula="of:=SUBSTITUTE([.A282];&quot;.&quot;;&quot;&quot;)" table:style-name="ce6">
            <text:p>2332</text:p>
          </table:table-cell>
          <table:table-cell office:value-type="string" office:string-value="2332" table:formula="of:=SUBSTITUTE([.C282];&quot;/&quot;;&quot;&quot;)" table:style-name="ce5">
            <text:p>2332</text:p>
          </table:table-cell>
          <table:table-cell office:value-type="string" office:string-value="23320" table:formula="of:=[.D282]&amp;REPT(&quot;0&quot;;5-LEN([.D282]))" table:style-name="ce5">
            <text:p>23320</text:p>
          </table:table-cell>
          <table:table-cell office:value-type="string" table:style-name="ce4">
            <text:p>Manufacture of bricks, tiles and construction products, in baked clay</text:p>
          </table:table-cell>
          <table:table-cell table:number-columns-repeated="16378"/>
        </table:table-row>
        <table:table-row table:style-name="ro1">
          <table:table-cell office:value-type="string" table:style-name="ce2">
            <text:p>23.4</text:p>
          </table:table-cell>
          <table:table-cell office:value-type="string" table:style-name="ce4">
            <text:p>Manufacture of other porcelain and ceramic products</text:p>
          </table:table-cell>
          <table:table-cell office:value-type="string" office:string-value="234" table:formula="of:=SUBSTITUTE([.A283];&quot;.&quot;;&quot;&quot;)" table:style-name="ce6">
            <text:p>234</text:p>
          </table:table-cell>
          <table:table-cell office:value-type="string" office:string-value="234" table:formula="of:=SUBSTITUTE([.C283];&quot;/&quot;;&quot;&quot;)" table:style-name="ce5">
            <text:p>234</text:p>
          </table:table-cell>
          <table:table-cell office:value-type="string" office:string-value="23400" table:formula="of:=[.D283]&amp;REPT(&quot;0&quot;;5-LEN([.D283]))" table:style-name="ce5">
            <text:p>23400</text:p>
          </table:table-cell>
          <table:table-cell office:value-type="string" table:style-name="ce4">
            <text:p>Manufacture of other porcelain and ceramic products</text:p>
          </table:table-cell>
          <table:table-cell table:number-columns-repeated="16378"/>
        </table:table-row>
        <table:table-row table:style-name="ro1">
          <table:table-cell office:value-type="string" table:style-name="ce2">
            <text:p>23.41</text:p>
          </table:table-cell>
          <table:table-cell office:value-type="string" table:style-name="ce4">
            <text:p>Manufacture of ceramic household and ornamental articles</text:p>
          </table:table-cell>
          <table:table-cell office:value-type="string" office:string-value="2341" table:formula="of:=SUBSTITUTE([.A284];&quot;.&quot;;&quot;&quot;)" table:style-name="ce6">
            <text:p>2341</text:p>
          </table:table-cell>
          <table:table-cell office:value-type="string" office:string-value="2341" table:formula="of:=SUBSTITUTE([.C284];&quot;/&quot;;&quot;&quot;)" table:style-name="ce5">
            <text:p>2341</text:p>
          </table:table-cell>
          <table:table-cell office:value-type="string" office:string-value="23410" table:formula="of:=[.D284]&amp;REPT(&quot;0&quot;;5-LEN([.D284]))" table:style-name="ce5">
            <text:p>23410</text:p>
          </table:table-cell>
          <table:table-cell office:value-type="string" table:style-name="ce4">
            <text:p>Manufacture of ceramic household and ornamental articles</text:p>
          </table:table-cell>
          <table:table-cell table:number-columns-repeated="16378"/>
        </table:table-row>
        <table:table-row table:style-name="ro1">
          <table:table-cell office:value-type="string" table:style-name="ce2">
            <text:p>23.42</text:p>
          </table:table-cell>
          <table:table-cell office:value-type="string" table:style-name="ce4">
            <text:p>Manufacture of ceramic sanitary fixtures</text:p>
          </table:table-cell>
          <table:table-cell office:value-type="string" office:string-value="2342" table:formula="of:=SUBSTITUTE([.A285];&quot;.&quot;;&quot;&quot;)" table:style-name="ce6">
            <text:p>2342</text:p>
          </table:table-cell>
          <table:table-cell office:value-type="string" office:string-value="2342" table:formula="of:=SUBSTITUTE([.C285];&quot;/&quot;;&quot;&quot;)" table:style-name="ce5">
            <text:p>2342</text:p>
          </table:table-cell>
          <table:table-cell office:value-type="string" office:string-value="23420" table:formula="of:=[.D285]&amp;REPT(&quot;0&quot;;5-LEN([.D285]))" table:style-name="ce5">
            <text:p>23420</text:p>
          </table:table-cell>
          <table:table-cell office:value-type="string" table:style-name="ce4">
            <text:p>Manufacture of ceramic sanitary fixtures</text:p>
          </table:table-cell>
          <table:table-cell table:number-columns-repeated="16378"/>
        </table:table-row>
        <table:table-row table:style-name="ro1">
          <table:table-cell office:value-type="string" table:style-name="ce2">
            <text:p>23.43</text:p>
          </table:table-cell>
          <table:table-cell office:value-type="string" table:style-name="ce4">
            <text:p>Manufacture of ceramic insulators and insulating fittings</text:p>
          </table:table-cell>
          <table:table-cell office:value-type="string" office:string-value="2343" table:formula="of:=SUBSTITUTE([.A286];&quot;.&quot;;&quot;&quot;)" table:style-name="ce6">
            <text:p>2343</text:p>
          </table:table-cell>
          <table:table-cell office:value-type="string" office:string-value="2343" table:formula="of:=SUBSTITUTE([.C286];&quot;/&quot;;&quot;&quot;)" table:style-name="ce5">
            <text:p>2343</text:p>
          </table:table-cell>
          <table:table-cell office:value-type="string" office:string-value="23430" table:formula="of:=[.D286]&amp;REPT(&quot;0&quot;;5-LEN([.D286]))" table:style-name="ce5">
            <text:p>23430</text:p>
          </table:table-cell>
          <table:table-cell office:value-type="string" table:style-name="ce4">
            <text:p>Manufacture of ceramic insulators and insulating fittings</text:p>
          </table:table-cell>
          <table:table-cell table:number-columns-repeated="16378"/>
        </table:table-row>
        <table:table-row table:style-name="ro1">
          <table:table-cell office:value-type="string" table:style-name="ce2">
            <text:p>23.44</text:p>
          </table:table-cell>
          <table:table-cell office:value-type="string" table:style-name="ce4">
            <text:p>Manufacture of other technical ceramic products</text:p>
          </table:table-cell>
          <table:table-cell office:value-type="string" office:string-value="2344" table:formula="of:=SUBSTITUTE([.A287];&quot;.&quot;;&quot;&quot;)" table:style-name="ce6">
            <text:p>2344</text:p>
          </table:table-cell>
          <table:table-cell office:value-type="string" office:string-value="2344" table:formula="of:=SUBSTITUTE([.C287];&quot;/&quot;;&quot;&quot;)" table:style-name="ce5">
            <text:p>2344</text:p>
          </table:table-cell>
          <table:table-cell office:value-type="string" office:string-value="23440" table:formula="of:=[.D287]&amp;REPT(&quot;0&quot;;5-LEN([.D287]))" table:style-name="ce5">
            <text:p>23440</text:p>
          </table:table-cell>
          <table:table-cell office:value-type="string" table:style-name="ce4">
            <text:p>Manufacture of other technical ceramic products</text:p>
          </table:table-cell>
          <table:table-cell table:number-columns-repeated="16378"/>
        </table:table-row>
        <table:table-row table:style-name="ro1">
          <table:table-cell office:value-type="string" table:style-name="ce2">
            <text:p>23.49</text:p>
          </table:table-cell>
          <table:table-cell office:value-type="string" table:style-name="ce4">
            <text:p>Manufacture of other ceramic products</text:p>
          </table:table-cell>
          <table:table-cell office:value-type="string" office:string-value="2349" table:formula="of:=SUBSTITUTE([.A288];&quot;.&quot;;&quot;&quot;)" table:style-name="ce6">
            <text:p>2349</text:p>
          </table:table-cell>
          <table:table-cell office:value-type="string" office:string-value="2349" table:formula="of:=SUBSTITUTE([.C288];&quot;/&quot;;&quot;&quot;)" table:style-name="ce5">
            <text:p>2349</text:p>
          </table:table-cell>
          <table:table-cell office:value-type="string" office:string-value="23490" table:formula="of:=[.D288]&amp;REPT(&quot;0&quot;;5-LEN([.D288]))" table:style-name="ce5">
            <text:p>23490</text:p>
          </table:table-cell>
          <table:table-cell office:value-type="string" table:style-name="ce4">
            <text:p>Manufacture of other ceramic products</text:p>
          </table:table-cell>
          <table:table-cell table:number-columns-repeated="16378"/>
        </table:table-row>
        <table:table-row table:style-name="ro1">
          <table:table-cell office:value-type="string" table:style-name="ce2">
            <text:p>23.5</text:p>
          </table:table-cell>
          <table:table-cell office:value-type="string" table:style-name="ce4">
            <text:p>Manufacture of cement, lime and plaster</text:p>
          </table:table-cell>
          <table:table-cell office:value-type="string" office:string-value="235" table:formula="of:=SUBSTITUTE([.A289];&quot;.&quot;;&quot;&quot;)" table:style-name="ce6">
            <text:p>235</text:p>
          </table:table-cell>
          <table:table-cell office:value-type="string" office:string-value="235" table:formula="of:=SUBSTITUTE([.C289];&quot;/&quot;;&quot;&quot;)" table:style-name="ce5">
            <text:p>235</text:p>
          </table:table-cell>
          <table:table-cell office:value-type="string" office:string-value="23500" table:formula="of:=[.D289]&amp;REPT(&quot;0&quot;;5-LEN([.D289]))" table:style-name="ce5">
            <text:p>23500</text:p>
          </table:table-cell>
          <table:table-cell office:value-type="string" table:style-name="ce4">
            <text:p>Manufacture of cement, lime and plaster</text:p>
          </table:table-cell>
          <table:table-cell table:number-columns-repeated="16378"/>
        </table:table-row>
        <table:table-row table:style-name="ro1">
          <table:table-cell office:value-type="string" table:style-name="ce2">
            <text:p>23.51</text:p>
          </table:table-cell>
          <table:table-cell office:value-type="string" table:style-name="ce4">
            <text:p>Manufacture of cement</text:p>
          </table:table-cell>
          <table:table-cell office:value-type="string" office:string-value="2351" table:formula="of:=SUBSTITUTE([.A290];&quot;.&quot;;&quot;&quot;)" table:style-name="ce6">
            <text:p>2351</text:p>
          </table:table-cell>
          <table:table-cell office:value-type="string" office:string-value="2351" table:formula="of:=SUBSTITUTE([.C290];&quot;/&quot;;&quot;&quot;)" table:style-name="ce5">
            <text:p>2351</text:p>
          </table:table-cell>
          <table:table-cell office:value-type="string" office:string-value="23510" table:formula="of:=[.D290]&amp;REPT(&quot;0&quot;;5-LEN([.D290]))" table:style-name="ce5">
            <text:p>23510</text:p>
          </table:table-cell>
          <table:table-cell office:value-type="string" table:style-name="ce4">
            <text:p>Manufacture of cement</text:p>
          </table:table-cell>
          <table:table-cell table:number-columns-repeated="16378"/>
        </table:table-row>
        <table:table-row table:style-name="ro1">
          <table:table-cell office:value-type="string" table:style-name="ce2">
            <text:p>23.52</text:p>
          </table:table-cell>
          <table:table-cell office:value-type="string" table:style-name="ce4">
            <text:p>Manufacture of lime and plaster</text:p>
          </table:table-cell>
          <table:table-cell office:value-type="string" office:string-value="2352" table:formula="of:=SUBSTITUTE([.A291];&quot;.&quot;;&quot;&quot;)" table:style-name="ce6">
            <text:p>2352</text:p>
          </table:table-cell>
          <table:table-cell office:value-type="string" office:string-value="2352" table:formula="of:=SUBSTITUTE([.C291];&quot;/&quot;;&quot;&quot;)" table:style-name="ce5">
            <text:p>2352</text:p>
          </table:table-cell>
          <table:table-cell office:value-type="string" office:string-value="23520" table:formula="of:=[.D291]&amp;REPT(&quot;0&quot;;5-LEN([.D291]))" table:style-name="ce5">
            <text:p>23520</text:p>
          </table:table-cell>
          <table:table-cell office:value-type="string" table:style-name="ce4">
            <text:p>Manufacture of lime and plaster</text:p>
          </table:table-cell>
          <table:table-cell table:number-columns-repeated="16378"/>
        </table:table-row>
        <table:table-row table:style-name="ro1">
          <table:table-cell office:value-type="string" table:style-name="ce2">
            <text:p>23.6</text:p>
          </table:table-cell>
          <table:table-cell office:value-type="string" table:style-name="ce4">
            <text:p>Manufacture of articles of concrete, cement and plaster</text:p>
          </table:table-cell>
          <table:table-cell office:value-type="string" office:string-value="236" table:formula="of:=SUBSTITUTE([.A292];&quot;.&quot;;&quot;&quot;)" table:style-name="ce6">
            <text:p>236</text:p>
          </table:table-cell>
          <table:table-cell office:value-type="string" office:string-value="236" table:formula="of:=SUBSTITUTE([.C292];&quot;/&quot;;&quot;&quot;)" table:style-name="ce5">
            <text:p>236</text:p>
          </table:table-cell>
          <table:table-cell office:value-type="string" office:string-value="23600" table:formula="of:=[.D292]&amp;REPT(&quot;0&quot;;5-LEN([.D292]))" table:style-name="ce5">
            <text:p>23600</text:p>
          </table:table-cell>
          <table:table-cell office:value-type="string" table:style-name="ce4">
            <text:p>Manufacture of articles of concrete, cement and plaster</text:p>
          </table:table-cell>
          <table:table-cell table:number-columns-repeated="16378"/>
        </table:table-row>
        <table:table-row table:style-name="ro1">
          <table:table-cell office:value-type="string" table:style-name="ce2">
            <text:p>23.61</text:p>
          </table:table-cell>
          <table:table-cell office:value-type="string" table:style-name="ce4">
            <text:p>Manufacture of concrete products for construction purposes</text:p>
          </table:table-cell>
          <table:table-cell office:value-type="string" office:string-value="2361" table:formula="of:=SUBSTITUTE([.A293];&quot;.&quot;;&quot;&quot;)" table:style-name="ce6">
            <text:p>2361</text:p>
          </table:table-cell>
          <table:table-cell office:value-type="string" office:string-value="2361" table:formula="of:=SUBSTITUTE([.C293];&quot;/&quot;;&quot;&quot;)" table:style-name="ce5">
            <text:p>2361</text:p>
          </table:table-cell>
          <table:table-cell office:value-type="string" office:string-value="23610" table:formula="of:=[.D293]&amp;REPT(&quot;0&quot;;5-LEN([.D293]))" table:style-name="ce5">
            <text:p>23610</text:p>
          </table:table-cell>
          <table:table-cell office:value-type="string" table:style-name="ce4">
            <text:p>Manufacture of concrete products for construction purposes</text:p>
          </table:table-cell>
          <table:table-cell table:number-columns-repeated="16378"/>
        </table:table-row>
        <table:table-row table:style-name="ro1">
          <table:table-cell office:value-type="string" table:style-name="ce2">
            <text:p>23.62</text:p>
          </table:table-cell>
          <table:table-cell office:value-type="string" table:style-name="ce4">
            <text:p>Manufacture of plaster products for construction purposes</text:p>
          </table:table-cell>
          <table:table-cell office:value-type="string" office:string-value="2362" table:formula="of:=SUBSTITUTE([.A294];&quot;.&quot;;&quot;&quot;)" table:style-name="ce6">
            <text:p>2362</text:p>
          </table:table-cell>
          <table:table-cell office:value-type="string" office:string-value="2362" table:formula="of:=SUBSTITUTE([.C294];&quot;/&quot;;&quot;&quot;)" table:style-name="ce5">
            <text:p>2362</text:p>
          </table:table-cell>
          <table:table-cell office:value-type="string" office:string-value="23620" table:formula="of:=[.D294]&amp;REPT(&quot;0&quot;;5-LEN([.D294]))" table:style-name="ce5">
            <text:p>23620</text:p>
          </table:table-cell>
          <table:table-cell office:value-type="string" table:style-name="ce4">
            <text:p>Manufacture of plaster products for construction purposes</text:p>
          </table:table-cell>
          <table:table-cell table:number-columns-repeated="16378"/>
        </table:table-row>
        <table:table-row table:style-name="ro1">
          <table:table-cell office:value-type="string" table:style-name="ce2">
            <text:p>23.63</text:p>
          </table:table-cell>
          <table:table-cell office:value-type="string" table:style-name="ce4">
            <text:p>Manufacture of ready-mixed concrete</text:p>
          </table:table-cell>
          <table:table-cell office:value-type="string" office:string-value="2363" table:formula="of:=SUBSTITUTE([.A295];&quot;.&quot;;&quot;&quot;)" table:style-name="ce6">
            <text:p>2363</text:p>
          </table:table-cell>
          <table:table-cell office:value-type="string" office:string-value="2363" table:formula="of:=SUBSTITUTE([.C295];&quot;/&quot;;&quot;&quot;)" table:style-name="ce5">
            <text:p>2363</text:p>
          </table:table-cell>
          <table:table-cell office:value-type="string" office:string-value="23630" table:formula="of:=[.D295]&amp;REPT(&quot;0&quot;;5-LEN([.D295]))" table:style-name="ce5">
            <text:p>23630</text:p>
          </table:table-cell>
          <table:table-cell office:value-type="string" table:style-name="ce4">
            <text:p>Manufacture of ready-mixed concrete</text:p>
          </table:table-cell>
          <table:table-cell table:number-columns-repeated="16378"/>
        </table:table-row>
        <table:table-row table:style-name="ro1">
          <table:table-cell office:value-type="string" table:style-name="ce2">
            <text:p>23.64</text:p>
          </table:table-cell>
          <table:table-cell office:value-type="string" table:style-name="ce4">
            <text:p>Manufacture of mortars</text:p>
          </table:table-cell>
          <table:table-cell office:value-type="string" office:string-value="2364" table:formula="of:=SUBSTITUTE([.A296];&quot;.&quot;;&quot;&quot;)" table:style-name="ce6">
            <text:p>2364</text:p>
          </table:table-cell>
          <table:table-cell office:value-type="string" office:string-value="2364" table:formula="of:=SUBSTITUTE([.C296];&quot;/&quot;;&quot;&quot;)" table:style-name="ce5">
            <text:p>2364</text:p>
          </table:table-cell>
          <table:table-cell office:value-type="string" office:string-value="23640" table:formula="of:=[.D296]&amp;REPT(&quot;0&quot;;5-LEN([.D296]))" table:style-name="ce5">
            <text:p>23640</text:p>
          </table:table-cell>
          <table:table-cell office:value-type="string" table:style-name="ce4">
            <text:p>Manufacture of mortars</text:p>
          </table:table-cell>
          <table:table-cell table:number-columns-repeated="16378"/>
        </table:table-row>
        <table:table-row table:style-name="ro1">
          <table:table-cell office:value-type="string" table:style-name="ce2">
            <text:p>23.65</text:p>
          </table:table-cell>
          <table:table-cell office:value-type="string" table:style-name="ce4">
            <text:p>Manufacture of fibre cement</text:p>
          </table:table-cell>
          <table:table-cell office:value-type="string" office:string-value="2365" table:formula="of:=SUBSTITUTE([.A297];&quot;.&quot;;&quot;&quot;)" table:style-name="ce6">
            <text:p>2365</text:p>
          </table:table-cell>
          <table:table-cell office:value-type="string" office:string-value="2365" table:formula="of:=SUBSTITUTE([.C297];&quot;/&quot;;&quot;&quot;)" table:style-name="ce5">
            <text:p>2365</text:p>
          </table:table-cell>
          <table:table-cell office:value-type="string" office:string-value="23650" table:formula="of:=[.D297]&amp;REPT(&quot;0&quot;;5-LEN([.D297]))" table:style-name="ce5">
            <text:p>23650</text:p>
          </table:table-cell>
          <table:table-cell office:value-type="string" table:style-name="ce4">
            <text:p>Manufacture of fibre cement</text:p>
          </table:table-cell>
          <table:table-cell table:number-columns-repeated="16378"/>
        </table:table-row>
        <table:table-row table:style-name="ro1">
          <table:table-cell office:value-type="string" table:style-name="ce2">
            <text:p>23.69</text:p>
          </table:table-cell>
          <table:table-cell office:value-type="string" table:style-name="ce4">
            <text:p>Manufacture of other articles of concrete, plaster and cement</text:p>
          </table:table-cell>
          <table:table-cell office:value-type="string" office:string-value="2369" table:formula="of:=SUBSTITUTE([.A298];&quot;.&quot;;&quot;&quot;)" table:style-name="ce6">
            <text:p>2369</text:p>
          </table:table-cell>
          <table:table-cell office:value-type="string" office:string-value="2369" table:formula="of:=SUBSTITUTE([.C298];&quot;/&quot;;&quot;&quot;)" table:style-name="ce5">
            <text:p>2369</text:p>
          </table:table-cell>
          <table:table-cell office:value-type="string" office:string-value="23690" table:formula="of:=[.D298]&amp;REPT(&quot;0&quot;;5-LEN([.D298]))" table:style-name="ce5">
            <text:p>23690</text:p>
          </table:table-cell>
          <table:table-cell office:value-type="string" table:style-name="ce4">
            <text:p>Manufacture of other articles of concrete, plaster and cement</text:p>
          </table:table-cell>
          <table:table-cell table:number-columns-repeated="16378"/>
        </table:table-row>
        <table:table-row table:style-name="ro1">
          <table:table-cell office:value-type="string" table:style-name="ce2">
            <text:p>23.7</text:p>
          </table:table-cell>
          <table:table-cell office:value-type="string" table:style-name="ce4">
            <text:p>Cutting, shaping and finishing of stone</text:p>
          </table:table-cell>
          <table:table-cell office:value-type="string" office:string-value="237" table:formula="of:=SUBSTITUTE([.A299];&quot;.&quot;;&quot;&quot;)" table:style-name="ce6">
            <text:p>237</text:p>
          </table:table-cell>
          <table:table-cell office:value-type="string" office:string-value="237" table:formula="of:=SUBSTITUTE([.C299];&quot;/&quot;;&quot;&quot;)" table:style-name="ce5">
            <text:p>237</text:p>
          </table:table-cell>
          <table:table-cell office:value-type="string" office:string-value="23700" table:formula="of:=[.D299]&amp;REPT(&quot;0&quot;;5-LEN([.D299]))" table:style-name="ce5">
            <text:p>23700</text:p>
          </table:table-cell>
          <table:table-cell office:value-type="string" table:style-name="ce4">
            <text:p>Cutting, shaping and finishing of stone</text:p>
          </table:table-cell>
          <table:table-cell table:number-columns-repeated="16378"/>
        </table:table-row>
        <table:table-row table:style-name="ro1">
          <table:table-cell office:value-type="string" table:style-name="ce2">
            <text:p>23.70</text:p>
          </table:table-cell>
          <table:table-cell office:value-type="string" table:style-name="ce4">
            <text:p>Cutting, shaping and finishing of stone</text:p>
          </table:table-cell>
          <table:table-cell office:value-type="string" office:string-value="2370" table:formula="of:=SUBSTITUTE([.A300];&quot;.&quot;;&quot;&quot;)" table:style-name="ce6">
            <text:p>2370</text:p>
          </table:table-cell>
          <table:table-cell office:value-type="string" office:string-value="2370" table:formula="of:=SUBSTITUTE([.C300];&quot;/&quot;;&quot;&quot;)" table:style-name="ce5">
            <text:p>2370</text:p>
          </table:table-cell>
          <table:table-cell office:value-type="string" office:string-value="23700" table:formula="of:=[.D300]&amp;REPT(&quot;0&quot;;5-LEN([.D300]))" table:style-name="ce5">
            <text:p>23700</text:p>
          </table:table-cell>
          <table:table-cell office:value-type="string" table:style-name="ce4">
            <text:p>Cutting, shaping and finishing of stone</text:p>
          </table:table-cell>
          <table:table-cell table:number-columns-repeated="16378"/>
        </table:table-row>
        <table:table-row table:style-name="ro1">
          <table:table-cell office:value-type="string" table:style-name="ce2">
            <text:p>23.9</text:p>
          </table:table-cell>
          <table:table-cell office:value-type="string" table:style-name="ce4">
            <text:p>Manufacture of abrasive products and non-metallic mineral products not elsewhere classified</text:p>
          </table:table-cell>
          <table:table-cell office:value-type="string" office:string-value="239" table:formula="of:=SUBSTITUTE([.A301];&quot;.&quot;;&quot;&quot;)" table:style-name="ce6">
            <text:p>239</text:p>
          </table:table-cell>
          <table:table-cell office:value-type="string" office:string-value="239" table:formula="of:=SUBSTITUTE([.C301];&quot;/&quot;;&quot;&quot;)" table:style-name="ce5">
            <text:p>239</text:p>
          </table:table-cell>
          <table:table-cell office:value-type="string" office:string-value="23900" table:formula="of:=[.D301]&amp;REPT(&quot;0&quot;;5-LEN([.D301]))" table:style-name="ce5">
            <text:p>23900</text:p>
          </table:table-cell>
          <table:table-cell office:value-type="string" table:style-name="ce4">
            <text:p>Manufacture of abrasive products and non-metallic mineral products not elsewhere classified</text:p>
          </table:table-cell>
          <table:table-cell table:number-columns-repeated="16378"/>
        </table:table-row>
        <table:table-row table:style-name="ro1">
          <table:table-cell office:value-type="string" table:style-name="ce2">
            <text:p>23.91</text:p>
          </table:table-cell>
          <table:table-cell office:value-type="string" table:style-name="ce4">
            <text:p>Production of abrasive products</text:p>
          </table:table-cell>
          <table:table-cell office:value-type="string" office:string-value="2391" table:formula="of:=SUBSTITUTE([.A302];&quot;.&quot;;&quot;&quot;)" table:style-name="ce6">
            <text:p>2391</text:p>
          </table:table-cell>
          <table:table-cell office:value-type="string" office:string-value="2391" table:formula="of:=SUBSTITUTE([.C302];&quot;/&quot;;&quot;&quot;)" table:style-name="ce5">
            <text:p>2391</text:p>
          </table:table-cell>
          <table:table-cell office:value-type="string" office:string-value="23910" table:formula="of:=[.D302]&amp;REPT(&quot;0&quot;;5-LEN([.D302]))" table:style-name="ce5">
            <text:p>23910</text:p>
          </table:table-cell>
          <table:table-cell office:value-type="string" table:style-name="ce4">
            <text:p>Production of abrasive products</text:p>
          </table:table-cell>
          <table:table-cell table:number-columns-repeated="16378"/>
        </table:table-row>
        <table:table-row table:style-name="ro1">
          <table:table-cell office:value-type="string" table:style-name="ce2">
            <text:p>23.99</text:p>
          </table:table-cell>
          <table:table-cell office:value-type="string" table:style-name="ce4">
            <text:p>Manufacture of other non-metallic mineral products not elsewhere classified</text:p>
          </table:table-cell>
          <table:table-cell office:value-type="string" office:string-value="2399" table:formula="of:=SUBSTITUTE([.A303];&quot;.&quot;;&quot;&quot;)" table:style-name="ce6">
            <text:p>2399</text:p>
          </table:table-cell>
          <table:table-cell office:value-type="string" office:string-value="2399" table:formula="of:=SUBSTITUTE([.C303];&quot;/&quot;;&quot;&quot;)" table:style-name="ce5">
            <text:p>2399</text:p>
          </table:table-cell>
          <table:table-cell office:value-type="string" office:string-value="23990" table:formula="of:=[.D303]&amp;REPT(&quot;0&quot;;5-LEN([.D303]))" table:style-name="ce5">
            <text:p>23990</text:p>
          </table:table-cell>
          <table:table-cell office:value-type="string" table:style-name="ce4">
            <text:p>Manufacture of other non-metallic mineral products not elsewhere classified</text:p>
          </table:table-cell>
          <table:table-cell table:number-columns-repeated="16378"/>
        </table:table-row>
        <table:table-row table:style-name="ro1">
          <table:table-cell office:value-type="string" table:style-name="ce2">
            <text:p>24</text:p>
          </table:table-cell>
          <table:table-cell office:value-type="string" table:style-name="ce4">
            <text:p>Manufacture of basic metals</text:p>
          </table:table-cell>
          <table:table-cell office:value-type="string" office:string-value="24" table:formula="of:=SUBSTITUTE([.A304];&quot;.&quot;;&quot;&quot;)" table:style-name="ce6">
            <text:p>24</text:p>
          </table:table-cell>
          <table:table-cell office:value-type="string" office:string-value="24" table:formula="of:=SUBSTITUTE([.C304];&quot;/&quot;;&quot;&quot;)" table:style-name="ce5">
            <text:p>24</text:p>
          </table:table-cell>
          <table:table-cell office:value-type="string" office:string-value="24000" table:formula="of:=[.D304]&amp;REPT(&quot;0&quot;;5-LEN([.D304]))" table:style-name="ce5">
            <text:p>24000</text:p>
          </table:table-cell>
          <table:table-cell office:value-type="string" table:style-name="ce4">
            <text:p>Manufacture of basic metals</text:p>
          </table:table-cell>
          <table:table-cell table:number-columns-repeated="16378"/>
        </table:table-row>
        <table:table-row table:style-name="ro1">
          <table:table-cell office:value-type="string" table:style-name="ce2">
            <text:p>24.1</text:p>
          </table:table-cell>
          <table:table-cell office:value-type="string" table:style-name="ce4">
            <text:p>Manufacture of basic iron and steel and of ferro-alloys</text:p>
          </table:table-cell>
          <table:table-cell office:value-type="string" office:string-value="241" table:formula="of:=SUBSTITUTE([.A305];&quot;.&quot;;&quot;&quot;)" table:style-name="ce6">
            <text:p>241</text:p>
          </table:table-cell>
          <table:table-cell office:value-type="string" office:string-value="241" table:formula="of:=SUBSTITUTE([.C305];&quot;/&quot;;&quot;&quot;)" table:style-name="ce5">
            <text:p>241</text:p>
          </table:table-cell>
          <table:table-cell office:value-type="string" office:string-value="24100" table:formula="of:=[.D305]&amp;REPT(&quot;0&quot;;5-LEN([.D305]))" table:style-name="ce5">
            <text:p>24100</text:p>
          </table:table-cell>
          <table:table-cell office:value-type="string" table:style-name="ce4">
            <text:p>Manufacture of basic iron and steel and of ferro-alloys</text:p>
          </table:table-cell>
          <table:table-cell table:number-columns-repeated="16378"/>
        </table:table-row>
        <table:table-row table:style-name="ro1">
          <table:table-cell office:value-type="string" table:style-name="ce2">
            <text:p>24.10</text:p>
          </table:table-cell>
          <table:table-cell office:value-type="string" table:style-name="ce4">
            <text:p>Manufacture of basic iron and steel and of ferro-alloys</text:p>
          </table:table-cell>
          <table:table-cell office:value-type="string" office:string-value="2410" table:formula="of:=SUBSTITUTE([.A306];&quot;.&quot;;&quot;&quot;)" table:style-name="ce6">
            <text:p>2410</text:p>
          </table:table-cell>
          <table:table-cell office:value-type="string" office:string-value="2410" table:formula="of:=SUBSTITUTE([.C306];&quot;/&quot;;&quot;&quot;)" table:style-name="ce5">
            <text:p>2410</text:p>
          </table:table-cell>
          <table:table-cell office:value-type="string" office:string-value="24100" table:formula="of:=[.D306]&amp;REPT(&quot;0&quot;;5-LEN([.D306]))" table:style-name="ce5">
            <text:p>24100</text:p>
          </table:table-cell>
          <table:table-cell office:value-type="string" table:style-name="ce4">
            <text:p>Manufacture of basic iron and steel and of ferro-alloys</text:p>
          </table:table-cell>
          <table:table-cell table:number-columns-repeated="16378"/>
        </table:table-row>
        <table:table-row table:style-name="ro1">
          <table:table-cell office:value-type="string" table:style-name="ce2">
            <text:p>24.2</text:p>
          </table:table-cell>
          <table:table-cell office:value-type="string" table:style-name="ce4">
            <text:p>Manufacture of tubes, pipes, hollow profiles and related fittings, of steel</text:p>
          </table:table-cell>
          <table:table-cell office:value-type="string" office:string-value="242" table:formula="of:=SUBSTITUTE([.A307];&quot;.&quot;;&quot;&quot;)" table:style-name="ce6">
            <text:p>242</text:p>
          </table:table-cell>
          <table:table-cell office:value-type="string" office:string-value="242" table:formula="of:=SUBSTITUTE([.C307];&quot;/&quot;;&quot;&quot;)" table:style-name="ce5">
            <text:p>242</text:p>
          </table:table-cell>
          <table:table-cell office:value-type="string" office:string-value="24200" table:formula="of:=[.D307]&amp;REPT(&quot;0&quot;;5-LEN([.D307]))" table:style-name="ce5">
            <text:p>24200</text:p>
          </table:table-cell>
          <table:table-cell office:value-type="string" table:style-name="ce4">
            <text:p>Manufacture of tubes, pipes, hollow profiles and related fittings, of steel</text:p>
          </table:table-cell>
          <table:table-cell table:number-columns-repeated="16378"/>
        </table:table-row>
        <table:table-row table:style-name="ro1">
          <table:table-cell office:value-type="string" table:style-name="ce2">
            <text:p>24.20</text:p>
          </table:table-cell>
          <table:table-cell office:value-type="string" table:style-name="ce4">
            <text:p>Manufacture of tubes, pipes, hollow profiles and related fittings, of steel</text:p>
          </table:table-cell>
          <table:table-cell office:value-type="string" office:string-value="2420" table:formula="of:=SUBSTITUTE([.A308];&quot;.&quot;;&quot;&quot;)" table:style-name="ce6">
            <text:p>2420</text:p>
          </table:table-cell>
          <table:table-cell office:value-type="string" office:string-value="2420" table:formula="of:=SUBSTITUTE([.C308];&quot;/&quot;;&quot;&quot;)" table:style-name="ce5">
            <text:p>2420</text:p>
          </table:table-cell>
          <table:table-cell office:value-type="string" office:string-value="24200" table:formula="of:=[.D308]&amp;REPT(&quot;0&quot;;5-LEN([.D308]))" table:style-name="ce5">
            <text:p>24200</text:p>
          </table:table-cell>
          <table:table-cell office:value-type="string" table:style-name="ce4">
            <text:p>Manufacture of tubes, pipes, hollow profiles and related fittings, of steel</text:p>
          </table:table-cell>
          <table:table-cell table:number-columns-repeated="16378"/>
        </table:table-row>
        <table:table-row table:style-name="ro1">
          <table:table-cell office:value-type="string" table:style-name="ce2">
            <text:p>24.3</text:p>
          </table:table-cell>
          <table:table-cell office:value-type="string" table:style-name="ce4">
            <text:p>Manufacture of other products of first processing of steel</text:p>
          </table:table-cell>
          <table:table-cell office:value-type="string" office:string-value="243" table:formula="of:=SUBSTITUTE([.A309];&quot;.&quot;;&quot;&quot;)" table:style-name="ce6">
            <text:p>243</text:p>
          </table:table-cell>
          <table:table-cell office:value-type="string" office:string-value="243" table:formula="of:=SUBSTITUTE([.C309];&quot;/&quot;;&quot;&quot;)" table:style-name="ce5">
            <text:p>243</text:p>
          </table:table-cell>
          <table:table-cell office:value-type="string" office:string-value="24300" table:formula="of:=[.D309]&amp;REPT(&quot;0&quot;;5-LEN([.D309]))" table:style-name="ce5">
            <text:p>24300</text:p>
          </table:table-cell>
          <table:table-cell office:value-type="string" table:style-name="ce4">
            <text:p>Manufacture of other products of first processing of steel</text:p>
          </table:table-cell>
          <table:table-cell table:number-columns-repeated="16378"/>
        </table:table-row>
        <table:table-row table:style-name="ro1">
          <table:table-cell office:value-type="string" table:style-name="ce2">
            <text:p>24.31</text:p>
          </table:table-cell>
          <table:table-cell office:value-type="string" table:style-name="ce4">
            <text:p>Cold drawing of bars</text:p>
          </table:table-cell>
          <table:table-cell office:value-type="string" office:string-value="2431" table:formula="of:=SUBSTITUTE([.A310];&quot;.&quot;;&quot;&quot;)" table:style-name="ce6">
            <text:p>2431</text:p>
          </table:table-cell>
          <table:table-cell office:value-type="string" office:string-value="2431" table:formula="of:=SUBSTITUTE([.C310];&quot;/&quot;;&quot;&quot;)" table:style-name="ce5">
            <text:p>2431</text:p>
          </table:table-cell>
          <table:table-cell office:value-type="string" office:string-value="24310" table:formula="of:=[.D310]&amp;REPT(&quot;0&quot;;5-LEN([.D310]))" table:style-name="ce5">
            <text:p>24310</text:p>
          </table:table-cell>
          <table:table-cell office:value-type="string" table:style-name="ce4">
            <text:p>Cold drawing of bars</text:p>
          </table:table-cell>
          <table:table-cell table:number-columns-repeated="16378"/>
        </table:table-row>
        <table:table-row table:style-name="ro1">
          <table:table-cell office:value-type="string" table:style-name="ce2">
            <text:p>24.32</text:p>
          </table:table-cell>
          <table:table-cell office:value-type="string" table:style-name="ce4">
            <text:p>Cold rolling of narrow strip</text:p>
          </table:table-cell>
          <table:table-cell office:value-type="string" office:string-value="2432" table:formula="of:=SUBSTITUTE([.A311];&quot;.&quot;;&quot;&quot;)" table:style-name="ce6">
            <text:p>2432</text:p>
          </table:table-cell>
          <table:table-cell office:value-type="string" office:string-value="2432" table:formula="of:=SUBSTITUTE([.C311];&quot;/&quot;;&quot;&quot;)" table:style-name="ce5">
            <text:p>2432</text:p>
          </table:table-cell>
          <table:table-cell office:value-type="string" office:string-value="24320" table:formula="of:=[.D311]&amp;REPT(&quot;0&quot;;5-LEN([.D311]))" table:style-name="ce5">
            <text:p>24320</text:p>
          </table:table-cell>
          <table:table-cell office:value-type="string" table:style-name="ce4">
            <text:p>Cold rolling of narrow strip</text:p>
          </table:table-cell>
          <table:table-cell table:number-columns-repeated="16378"/>
        </table:table-row>
        <table:table-row table:style-name="ro1">
          <table:table-cell office:value-type="string" table:style-name="ce2">
            <text:p>24.33</text:p>
          </table:table-cell>
          <table:table-cell office:value-type="string" table:style-name="ce4">
            <text:p>Cold forming or folding</text:p>
          </table:table-cell>
          <table:table-cell office:value-type="string" office:string-value="2433" table:formula="of:=SUBSTITUTE([.A312];&quot;.&quot;;&quot;&quot;)" table:style-name="ce6">
            <text:p>2433</text:p>
          </table:table-cell>
          <table:table-cell office:value-type="string" office:string-value="2433" table:formula="of:=SUBSTITUTE([.C312];&quot;/&quot;;&quot;&quot;)" table:style-name="ce5">
            <text:p>2433</text:p>
          </table:table-cell>
          <table:table-cell office:value-type="string" office:string-value="24330" table:formula="of:=[.D312]&amp;REPT(&quot;0&quot;;5-LEN([.D312]))" table:style-name="ce5">
            <text:p>24330</text:p>
          </table:table-cell>
          <table:table-cell office:value-type="string" table:style-name="ce4">
            <text:p>Cold forming or folding</text:p>
          </table:table-cell>
          <table:table-cell table:number-columns-repeated="16378"/>
        </table:table-row>
        <table:table-row table:style-name="ro1">
          <table:table-cell office:value-type="string" table:style-name="ce2">
            <text:p>24.34</text:p>
          </table:table-cell>
          <table:table-cell office:value-type="string" table:style-name="ce4">
            <text:p>Cold drawing of wire</text:p>
          </table:table-cell>
          <table:table-cell office:value-type="string" office:string-value="2434" table:formula="of:=SUBSTITUTE([.A313];&quot;.&quot;;&quot;&quot;)" table:style-name="ce6">
            <text:p>2434</text:p>
          </table:table-cell>
          <table:table-cell office:value-type="string" office:string-value="2434" table:formula="of:=SUBSTITUTE([.C313];&quot;/&quot;;&quot;&quot;)" table:style-name="ce5">
            <text:p>2434</text:p>
          </table:table-cell>
          <table:table-cell office:value-type="string" office:string-value="24340" table:formula="of:=[.D313]&amp;REPT(&quot;0&quot;;5-LEN([.D313]))" table:style-name="ce5">
            <text:p>24340</text:p>
          </table:table-cell>
          <table:table-cell office:value-type="string" table:style-name="ce4">
            <text:p>Cold drawing of wire</text:p>
          </table:table-cell>
          <table:table-cell table:number-columns-repeated="16378"/>
        </table:table-row>
        <table:table-row table:style-name="ro1">
          <table:table-cell office:value-type="string" table:style-name="ce2">
            <text:p>24.4</text:p>
          </table:table-cell>
          <table:table-cell office:value-type="string" table:style-name="ce4">
            <text:p>Manufacture of basic precious and other non-ferrous metals</text:p>
          </table:table-cell>
          <table:table-cell office:value-type="string" office:string-value="244" table:formula="of:=SUBSTITUTE([.A314];&quot;.&quot;;&quot;&quot;)" table:style-name="ce6">
            <text:p>244</text:p>
          </table:table-cell>
          <table:table-cell office:value-type="string" office:string-value="244" table:formula="of:=SUBSTITUTE([.C314];&quot;/&quot;;&quot;&quot;)" table:style-name="ce5">
            <text:p>244</text:p>
          </table:table-cell>
          <table:table-cell office:value-type="string" office:string-value="24400" table:formula="of:=[.D314]&amp;REPT(&quot;0&quot;;5-LEN([.D314]))" table:style-name="ce5">
            <text:p>24400</text:p>
          </table:table-cell>
          <table:table-cell office:value-type="string" table:style-name="ce4">
            <text:p>Manufacture of basic precious and other non-ferrous metals</text:p>
          </table:table-cell>
          <table:table-cell table:number-columns-repeated="16378"/>
        </table:table-row>
        <table:table-row table:style-name="ro1">
          <table:table-cell office:value-type="string" table:style-name="ce2">
            <text:p>24.41</text:p>
          </table:table-cell>
          <table:table-cell office:value-type="string" table:style-name="ce4">
            <text:p>Precious metals production</text:p>
          </table:table-cell>
          <table:table-cell office:value-type="string" office:string-value="2441" table:formula="of:=SUBSTITUTE([.A315];&quot;.&quot;;&quot;&quot;)" table:style-name="ce6">
            <text:p>2441</text:p>
          </table:table-cell>
          <table:table-cell office:value-type="string" office:string-value="2441" table:formula="of:=SUBSTITUTE([.C315];&quot;/&quot;;&quot;&quot;)" table:style-name="ce5">
            <text:p>2441</text:p>
          </table:table-cell>
          <table:table-cell office:value-type="string" office:string-value="24410" table:formula="of:=[.D315]&amp;REPT(&quot;0&quot;;5-LEN([.D315]))" table:style-name="ce5">
            <text:p>24410</text:p>
          </table:table-cell>
          <table:table-cell office:value-type="string" table:style-name="ce4">
            <text:p>Precious metals production</text:p>
          </table:table-cell>
          <table:table-cell table:number-columns-repeated="16378"/>
        </table:table-row>
        <table:table-row table:style-name="ro1">
          <table:table-cell office:value-type="string" table:style-name="ce2">
            <text:p>24.42</text:p>
          </table:table-cell>
          <table:table-cell office:value-type="string" table:style-name="ce4">
            <text:p>Aluminium production</text:p>
          </table:table-cell>
          <table:table-cell office:value-type="string" office:string-value="2442" table:formula="of:=SUBSTITUTE([.A316];&quot;.&quot;;&quot;&quot;)" table:style-name="ce6">
            <text:p>2442</text:p>
          </table:table-cell>
          <table:table-cell office:value-type="string" office:string-value="2442" table:formula="of:=SUBSTITUTE([.C316];&quot;/&quot;;&quot;&quot;)" table:style-name="ce5">
            <text:p>2442</text:p>
          </table:table-cell>
          <table:table-cell office:value-type="string" office:string-value="24420" table:formula="of:=[.D316]&amp;REPT(&quot;0&quot;;5-LEN([.D316]))" table:style-name="ce5">
            <text:p>24420</text:p>
          </table:table-cell>
          <table:table-cell office:value-type="string" table:style-name="ce4">
            <text:p>Aluminium production</text:p>
          </table:table-cell>
          <table:table-cell table:number-columns-repeated="16378"/>
        </table:table-row>
        <table:table-row table:style-name="ro1">
          <table:table-cell office:value-type="string" table:style-name="ce2">
            <text:p>24.43</text:p>
          </table:table-cell>
          <table:table-cell office:value-type="string" table:style-name="ce4">
            <text:p>Lead, zinc and tin production</text:p>
          </table:table-cell>
          <table:table-cell office:value-type="string" office:string-value="2443" table:formula="of:=SUBSTITUTE([.A317];&quot;.&quot;;&quot;&quot;)" table:style-name="ce6">
            <text:p>2443</text:p>
          </table:table-cell>
          <table:table-cell office:value-type="string" office:string-value="2443" table:formula="of:=SUBSTITUTE([.C317];&quot;/&quot;;&quot;&quot;)" table:style-name="ce5">
            <text:p>2443</text:p>
          </table:table-cell>
          <table:table-cell office:value-type="string" office:string-value="24430" table:formula="of:=[.D317]&amp;REPT(&quot;0&quot;;5-LEN([.D317]))" table:style-name="ce5">
            <text:p>24430</text:p>
          </table:table-cell>
          <table:table-cell office:value-type="string" table:style-name="ce4">
            <text:p>Lead, zinc and tin production</text:p>
          </table:table-cell>
          <table:table-cell table:number-columns-repeated="16378"/>
        </table:table-row>
        <table:table-row table:style-name="ro1">
          <table:table-cell office:value-type="string" table:style-name="ce2">
            <text:p>24.44</text:p>
          </table:table-cell>
          <table:table-cell office:value-type="string" table:style-name="ce4">
            <text:p>Copper production</text:p>
          </table:table-cell>
          <table:table-cell office:value-type="string" office:string-value="2444" table:formula="of:=SUBSTITUTE([.A318];&quot;.&quot;;&quot;&quot;)" table:style-name="ce6">
            <text:p>2444</text:p>
          </table:table-cell>
          <table:table-cell office:value-type="string" office:string-value="2444" table:formula="of:=SUBSTITUTE([.C318];&quot;/&quot;;&quot;&quot;)" table:style-name="ce5">
            <text:p>2444</text:p>
          </table:table-cell>
          <table:table-cell office:value-type="string" office:string-value="24440" table:formula="of:=[.D318]&amp;REPT(&quot;0&quot;;5-LEN([.D318]))" table:style-name="ce5">
            <text:p>24440</text:p>
          </table:table-cell>
          <table:table-cell office:value-type="string" table:style-name="ce4">
            <text:p>Copper production</text:p>
          </table:table-cell>
          <table:table-cell table:number-columns-repeated="16378"/>
        </table:table-row>
        <table:table-row table:style-name="ro1">
          <table:table-cell office:value-type="string" table:style-name="ce2">
            <text:p>24.45</text:p>
          </table:table-cell>
          <table:table-cell office:value-type="string" table:style-name="ce4">
            <text:p>Other non-ferrous metal production</text:p>
          </table:table-cell>
          <table:table-cell office:value-type="string" office:string-value="2445" table:formula="of:=SUBSTITUTE([.A319];&quot;.&quot;;&quot;&quot;)" table:style-name="ce6">
            <text:p>2445</text:p>
          </table:table-cell>
          <table:table-cell office:value-type="string" office:string-value="2445" table:formula="of:=SUBSTITUTE([.C319];&quot;/&quot;;&quot;&quot;)" table:style-name="ce5">
            <text:p>2445</text:p>
          </table:table-cell>
          <table:table-cell office:value-type="string" office:string-value="24450" table:formula="of:=[.D319]&amp;REPT(&quot;0&quot;;5-LEN([.D319]))" table:style-name="ce5">
            <text:p>24450</text:p>
          </table:table-cell>
          <table:table-cell office:value-type="string" table:style-name="ce4">
            <text:p>Other non-ferrous metal production</text:p>
          </table:table-cell>
          <table:table-cell table:number-columns-repeated="16378"/>
        </table:table-row>
        <table:table-row table:style-name="ro1">
          <table:table-cell office:value-type="string" table:style-name="ce2">
            <text:p>24.46</text:p>
          </table:table-cell>
          <table:table-cell office:value-type="string" table:style-name="ce4">
            <text:p>Processing of nuclear fuel</text:p>
          </table:table-cell>
          <table:table-cell office:value-type="string" office:string-value="2446" table:formula="of:=SUBSTITUTE([.A320];&quot;.&quot;;&quot;&quot;)" table:style-name="ce6">
            <text:p>2446</text:p>
          </table:table-cell>
          <table:table-cell office:value-type="string" office:string-value="2446" table:formula="of:=SUBSTITUTE([.C320];&quot;/&quot;;&quot;&quot;)" table:style-name="ce5">
            <text:p>2446</text:p>
          </table:table-cell>
          <table:table-cell office:value-type="string" office:string-value="24460" table:formula="of:=[.D320]&amp;REPT(&quot;0&quot;;5-LEN([.D320]))" table:style-name="ce5">
            <text:p>24460</text:p>
          </table:table-cell>
          <table:table-cell office:value-type="string" table:style-name="ce4">
            <text:p>Processing of nuclear fuel</text:p>
          </table:table-cell>
          <table:table-cell table:number-columns-repeated="16378"/>
        </table:table-row>
        <table:table-row table:style-name="ro1">
          <table:table-cell office:value-type="string" table:style-name="ce2">
            <text:p>24.5</text:p>
          </table:table-cell>
          <table:table-cell office:value-type="string" table:style-name="ce4">
            <text:p>Casting of metals</text:p>
          </table:table-cell>
          <table:table-cell office:value-type="string" office:string-value="245" table:formula="of:=SUBSTITUTE([.A321];&quot;.&quot;;&quot;&quot;)" table:style-name="ce6">
            <text:p>245</text:p>
          </table:table-cell>
          <table:table-cell office:value-type="string" office:string-value="245" table:formula="of:=SUBSTITUTE([.C321];&quot;/&quot;;&quot;&quot;)" table:style-name="ce5">
            <text:p>245</text:p>
          </table:table-cell>
          <table:table-cell office:value-type="string" office:string-value="24500" table:formula="of:=[.D321]&amp;REPT(&quot;0&quot;;5-LEN([.D321]))" table:style-name="ce5">
            <text:p>24500</text:p>
          </table:table-cell>
          <table:table-cell office:value-type="string" table:style-name="ce4">
            <text:p>Casting of metals</text:p>
          </table:table-cell>
          <table:table-cell table:number-columns-repeated="16378"/>
        </table:table-row>
        <table:table-row table:style-name="ro1">
          <table:table-cell office:value-type="string" table:style-name="ce2">
            <text:p>24.51</text:p>
          </table:table-cell>
          <table:table-cell office:value-type="string" table:style-name="ce4">
            <text:p>Casting of iron</text:p>
          </table:table-cell>
          <table:table-cell office:value-type="string" office:string-value="2451" table:formula="of:=SUBSTITUTE([.A322];&quot;.&quot;;&quot;&quot;)" table:style-name="ce6">
            <text:p>2451</text:p>
          </table:table-cell>
          <table:table-cell office:value-type="string" office:string-value="2451" table:formula="of:=SUBSTITUTE([.C322];&quot;/&quot;;&quot;&quot;)" table:style-name="ce5">
            <text:p>2451</text:p>
          </table:table-cell>
          <table:table-cell office:value-type="string" office:string-value="24510" table:formula="of:=[.D322]&amp;REPT(&quot;0&quot;;5-LEN([.D322]))" table:style-name="ce5">
            <text:p>24510</text:p>
          </table:table-cell>
          <table:table-cell office:value-type="string" table:style-name="ce4">
            <text:p>Casting of iron</text:p>
          </table:table-cell>
          <table:table-cell table:number-columns-repeated="16378"/>
        </table:table-row>
        <table:table-row table:style-name="ro1">
          <table:table-cell office:value-type="string" table:style-name="ce2">
            <text:p>24.52</text:p>
          </table:table-cell>
          <table:table-cell office:value-type="string" table:style-name="ce4">
            <text:p>Casting of steel</text:p>
          </table:table-cell>
          <table:table-cell office:value-type="string" office:string-value="2452" table:formula="of:=SUBSTITUTE([.A323];&quot;.&quot;;&quot;&quot;)" table:style-name="ce6">
            <text:p>2452</text:p>
          </table:table-cell>
          <table:table-cell office:value-type="string" office:string-value="2452" table:formula="of:=SUBSTITUTE([.C323];&quot;/&quot;;&quot;&quot;)" table:style-name="ce5">
            <text:p>2452</text:p>
          </table:table-cell>
          <table:table-cell office:value-type="string" office:string-value="24520" table:formula="of:=[.D323]&amp;REPT(&quot;0&quot;;5-LEN([.D323]))" table:style-name="ce5">
            <text:p>24520</text:p>
          </table:table-cell>
          <table:table-cell office:value-type="string" table:style-name="ce4">
            <text:p>Casting of steel</text:p>
          </table:table-cell>
          <table:table-cell table:number-columns-repeated="16378"/>
        </table:table-row>
        <table:table-row table:style-name="ro1">
          <table:table-cell office:value-type="string" table:style-name="ce2">
            <text:p>24.53</text:p>
          </table:table-cell>
          <table:table-cell office:value-type="string" table:style-name="ce4">
            <text:p>Casting of light metals</text:p>
          </table:table-cell>
          <table:table-cell office:value-type="string" office:string-value="2453" table:formula="of:=SUBSTITUTE([.A324];&quot;.&quot;;&quot;&quot;)" table:style-name="ce6">
            <text:p>2453</text:p>
          </table:table-cell>
          <table:table-cell office:value-type="string" office:string-value="2453" table:formula="of:=SUBSTITUTE([.C324];&quot;/&quot;;&quot;&quot;)" table:style-name="ce5">
            <text:p>2453</text:p>
          </table:table-cell>
          <table:table-cell office:value-type="string" office:string-value="24530" table:formula="of:=[.D324]&amp;REPT(&quot;0&quot;;5-LEN([.D324]))" table:style-name="ce5">
            <text:p>24530</text:p>
          </table:table-cell>
          <table:table-cell office:value-type="string" table:style-name="ce4">
            <text:p>Casting of light metals</text:p>
          </table:table-cell>
          <table:table-cell table:number-columns-repeated="16378"/>
        </table:table-row>
        <table:table-row table:style-name="ro1">
          <table:table-cell office:value-type="string" table:style-name="ce2">
            <text:p>24.54</text:p>
          </table:table-cell>
          <table:table-cell office:value-type="string" table:style-name="ce4">
            <text:p>Casting of other non-ferrous metals</text:p>
          </table:table-cell>
          <table:table-cell office:value-type="string" office:string-value="2454" table:formula="of:=SUBSTITUTE([.A325];&quot;.&quot;;&quot;&quot;)" table:style-name="ce6">
            <text:p>2454</text:p>
          </table:table-cell>
          <table:table-cell office:value-type="string" office:string-value="2454" table:formula="of:=SUBSTITUTE([.C325];&quot;/&quot;;&quot;&quot;)" table:style-name="ce5">
            <text:p>2454</text:p>
          </table:table-cell>
          <table:table-cell office:value-type="string" office:string-value="24540" table:formula="of:=[.D325]&amp;REPT(&quot;0&quot;;5-LEN([.D325]))" table:style-name="ce5">
            <text:p>24540</text:p>
          </table:table-cell>
          <table:table-cell office:value-type="string" table:style-name="ce4">
            <text:p>Casting of other non-ferrous metals</text:p>
          </table:table-cell>
          <table:table-cell table:number-columns-repeated="16378"/>
        </table:table-row>
        <table:table-row table:style-name="ro1">
          <table:table-cell office:value-type="string" table:style-name="ce2">
            <text:p>25</text:p>
          </table:table-cell>
          <table:table-cell office:value-type="string" table:style-name="ce4">
            <text:p>Manufacture of fabricated metal products, except machinery and equipment</text:p>
          </table:table-cell>
          <table:table-cell office:value-type="string" office:string-value="25" table:formula="of:=SUBSTITUTE([.A326];&quot;.&quot;;&quot;&quot;)" table:style-name="ce6">
            <text:p>25</text:p>
          </table:table-cell>
          <table:table-cell office:value-type="string" office:string-value="25" table:formula="of:=SUBSTITUTE([.C326];&quot;/&quot;;&quot;&quot;)" table:style-name="ce5">
            <text:p>25</text:p>
          </table:table-cell>
          <table:table-cell office:value-type="string" office:string-value="25000" table:formula="of:=[.D326]&amp;REPT(&quot;0&quot;;5-LEN([.D326]))" table:style-name="ce5">
            <text:p>25000</text:p>
          </table:table-cell>
          <table:table-cell office:value-type="string" table:style-name="ce4">
            <text:p>Manufacture of fabricated metal products, except machinery and equipment</text:p>
          </table:table-cell>
          <table:table-cell table:number-columns-repeated="16378"/>
        </table:table-row>
        <table:table-row table:style-name="ro1">
          <table:table-cell office:value-type="string" table:style-name="ce2">
            <text:p>25.1</text:p>
          </table:table-cell>
          <table:table-cell office:value-type="string" table:style-name="ce4">
            <text:p>Manufacture of structural metal products</text:p>
          </table:table-cell>
          <table:table-cell office:value-type="string" office:string-value="251" table:formula="of:=SUBSTITUTE([.A327];&quot;.&quot;;&quot;&quot;)" table:style-name="ce6">
            <text:p>251</text:p>
          </table:table-cell>
          <table:table-cell office:value-type="string" office:string-value="251" table:formula="of:=SUBSTITUTE([.C327];&quot;/&quot;;&quot;&quot;)" table:style-name="ce5">
            <text:p>251</text:p>
          </table:table-cell>
          <table:table-cell office:value-type="string" office:string-value="25100" table:formula="of:=[.D327]&amp;REPT(&quot;0&quot;;5-LEN([.D327]))" table:style-name="ce5">
            <text:p>25100</text:p>
          </table:table-cell>
          <table:table-cell office:value-type="string" table:style-name="ce4">
            <text:p>Manufacture of structural metal products</text:p>
          </table:table-cell>
          <table:table-cell table:number-columns-repeated="16378"/>
        </table:table-row>
        <table:table-row table:style-name="ro1">
          <table:table-cell office:value-type="string" table:style-name="ce2">
            <text:p>25.11</text:p>
          </table:table-cell>
          <table:table-cell office:value-type="string" table:style-name="ce4">
            <text:p>Manufacture of metal structures and parts of structures</text:p>
          </table:table-cell>
          <table:table-cell office:value-type="string" office:string-value="2511" table:formula="of:=SUBSTITUTE([.A328];&quot;.&quot;;&quot;&quot;)" table:style-name="ce6">
            <text:p>2511</text:p>
          </table:table-cell>
          <table:table-cell office:value-type="string" office:string-value="2511" table:formula="of:=SUBSTITUTE([.C328];&quot;/&quot;;&quot;&quot;)" table:style-name="ce5">
            <text:p>2511</text:p>
          </table:table-cell>
          <table:table-cell office:value-type="string" office:string-value="25110" table:formula="of:=[.D328]&amp;REPT(&quot;0&quot;;5-LEN([.D328]))" table:style-name="ce5">
            <text:p>25110</text:p>
          </table:table-cell>
          <table:table-cell office:value-type="string" table:style-name="ce4">
            <text:p>Manufacture of metal structures and parts of structures</text:p>
          </table:table-cell>
          <table:table-cell table:number-columns-repeated="16378"/>
        </table:table-row>
        <table:table-row table:style-name="ro1">
          <table:table-cell office:value-type="string" table:style-name="ce2">
            <text:p>25.12</text:p>
          </table:table-cell>
          <table:table-cell office:value-type="string" table:style-name="ce4">
            <text:p>Manufacture of doors and windows of metal</text:p>
          </table:table-cell>
          <table:table-cell office:value-type="string" office:string-value="2512" table:formula="of:=SUBSTITUTE([.A329];&quot;.&quot;;&quot;&quot;)" table:style-name="ce6">
            <text:p>2512</text:p>
          </table:table-cell>
          <table:table-cell office:value-type="string" office:string-value="2512" table:formula="of:=SUBSTITUTE([.C329];&quot;/&quot;;&quot;&quot;)" table:style-name="ce5">
            <text:p>2512</text:p>
          </table:table-cell>
          <table:table-cell office:value-type="string" office:string-value="25120" table:formula="of:=[.D329]&amp;REPT(&quot;0&quot;;5-LEN([.D329]))" table:style-name="ce5">
            <text:p>25120</text:p>
          </table:table-cell>
          <table:table-cell office:value-type="string" table:style-name="ce4">
            <text:p>Manufacture of doors and windows of metal</text:p>
          </table:table-cell>
          <table:table-cell table:number-columns-repeated="16378"/>
        </table:table-row>
        <table:table-row table:style-name="ro1">
          <table:table-cell office:value-type="string" table:style-name="ce2">
            <text:p>25.2</text:p>
          </table:table-cell>
          <table:table-cell office:value-type="string" table:style-name="ce4">
            <text:p>Manufacture of tanks, reservoirs and containers of metal</text:p>
          </table:table-cell>
          <table:table-cell office:value-type="string" office:string-value="252" table:formula="of:=SUBSTITUTE([.A330];&quot;.&quot;;&quot;&quot;)" table:style-name="ce6">
            <text:p>252</text:p>
          </table:table-cell>
          <table:table-cell office:value-type="string" office:string-value="252" table:formula="of:=SUBSTITUTE([.C330];&quot;/&quot;;&quot;&quot;)" table:style-name="ce5">
            <text:p>252</text:p>
          </table:table-cell>
          <table:table-cell office:value-type="string" office:string-value="25200" table:formula="of:=[.D330]&amp;REPT(&quot;0&quot;;5-LEN([.D330]))" table:style-name="ce5">
            <text:p>25200</text:p>
          </table:table-cell>
          <table:table-cell office:value-type="string" table:style-name="ce4">
            <text:p>Manufacture of tanks, reservoirs and containers of metal</text:p>
          </table:table-cell>
          <table:table-cell table:number-columns-repeated="16378"/>
        </table:table-row>
        <table:table-row table:style-name="ro1">
          <table:table-cell office:value-type="string" table:style-name="ce2">
            <text:p>25.21</text:p>
          </table:table-cell>
          <table:table-cell office:value-type="string" table:style-name="ce4">
            <text:p>Manufacture of central heating radiators and boilers</text:p>
          </table:table-cell>
          <table:table-cell office:value-type="string" office:string-value="2521" table:formula="of:=SUBSTITUTE([.A331];&quot;.&quot;;&quot;&quot;)" table:style-name="ce6">
            <text:p>2521</text:p>
          </table:table-cell>
          <table:table-cell office:value-type="string" office:string-value="2521" table:formula="of:=SUBSTITUTE([.C331];&quot;/&quot;;&quot;&quot;)" table:style-name="ce5">
            <text:p>2521</text:p>
          </table:table-cell>
          <table:table-cell office:value-type="string" office:string-value="25210" table:formula="of:=[.D331]&amp;REPT(&quot;0&quot;;5-LEN([.D331]))" table:style-name="ce5">
            <text:p>25210</text:p>
          </table:table-cell>
          <table:table-cell office:value-type="string" table:style-name="ce4">
            <text:p>Manufacture of central heating radiators and boilers</text:p>
          </table:table-cell>
          <table:table-cell table:number-columns-repeated="16378"/>
        </table:table-row>
        <table:table-row table:style-name="ro1">
          <table:table-cell office:value-type="string" table:style-name="ce2">
            <text:p>25.29</text:p>
          </table:table-cell>
          <table:table-cell office:value-type="string" table:style-name="ce4">
            <text:p>Manufacture of other tanks, reservoirs and containers of metal</text:p>
          </table:table-cell>
          <table:table-cell office:value-type="string" office:string-value="2529" table:formula="of:=SUBSTITUTE([.A332];&quot;.&quot;;&quot;&quot;)" table:style-name="ce6">
            <text:p>2529</text:p>
          </table:table-cell>
          <table:table-cell office:value-type="string" office:string-value="2529" table:formula="of:=SUBSTITUTE([.C332];&quot;/&quot;;&quot;&quot;)" table:style-name="ce5">
            <text:p>2529</text:p>
          </table:table-cell>
          <table:table-cell office:value-type="string" office:string-value="25290" table:formula="of:=[.D332]&amp;REPT(&quot;0&quot;;5-LEN([.D332]))" table:style-name="ce5">
            <text:p>25290</text:p>
          </table:table-cell>
          <table:table-cell office:value-type="string" table:style-name="ce4">
            <text:p>Manufacture of other tanks, reservoirs and containers of metal</text:p>
          </table:table-cell>
          <table:table-cell table:number-columns-repeated="16378"/>
        </table:table-row>
        <table:table-row table:style-name="ro1">
          <table:table-cell office:value-type="string" table:style-name="ce2">
            <text:p>25.3</text:p>
          </table:table-cell>
          <table:table-cell office:value-type="string" table:style-name="ce4">
            <text:p>Manufacture of steam generators, except central heating hot water boilers</text:p>
          </table:table-cell>
          <table:table-cell office:value-type="string" office:string-value="253" table:formula="of:=SUBSTITUTE([.A333];&quot;.&quot;;&quot;&quot;)" table:style-name="ce6">
            <text:p>253</text:p>
          </table:table-cell>
          <table:table-cell office:value-type="string" office:string-value="253" table:formula="of:=SUBSTITUTE([.C333];&quot;/&quot;;&quot;&quot;)" table:style-name="ce5">
            <text:p>253</text:p>
          </table:table-cell>
          <table:table-cell office:value-type="string" office:string-value="25300" table:formula="of:=[.D333]&amp;REPT(&quot;0&quot;;5-LEN([.D333]))" table:style-name="ce5">
            <text:p>25300</text:p>
          </table:table-cell>
          <table:table-cell office:value-type="string" table:style-name="ce4">
            <text:p>Manufacture of steam generators, except central heating hot water boilers</text:p>
          </table:table-cell>
          <table:table-cell table:number-columns-repeated="16378"/>
        </table:table-row>
        <table:table-row table:style-name="ro1">
          <table:table-cell office:value-type="string" table:style-name="ce2">
            <text:p>25.30</text:p>
          </table:table-cell>
          <table:table-cell office:value-type="string" table:style-name="ce4">
            <text:p>Manufacture of steam generators, except central heating hot water boilers</text:p>
          </table:table-cell>
          <table:table-cell office:value-type="string" office:string-value="2530" table:formula="of:=SUBSTITUTE([.A334];&quot;.&quot;;&quot;&quot;)" table:style-name="ce6">
            <text:p>2530</text:p>
          </table:table-cell>
          <table:table-cell office:value-type="string" office:string-value="2530" table:formula="of:=SUBSTITUTE([.C334];&quot;/&quot;;&quot;&quot;)" table:style-name="ce5">
            <text:p>2530</text:p>
          </table:table-cell>
          <table:table-cell office:value-type="string" office:string-value="25300" table:formula="of:=[.D334]&amp;REPT(&quot;0&quot;;5-LEN([.D334]))" table:style-name="ce5">
            <text:p>25300</text:p>
          </table:table-cell>
          <table:table-cell office:value-type="string" table:style-name="ce4">
            <text:p>Manufacture of steam generators, except central heating hot water boilers</text:p>
          </table:table-cell>
          <table:table-cell table:number-columns-repeated="16378"/>
        </table:table-row>
        <table:table-row table:style-name="ro1">
          <table:table-cell office:value-type="string" table:style-name="ce2">
            <text:p>25.4</text:p>
          </table:table-cell>
          <table:table-cell office:value-type="string" table:style-name="ce4">
            <text:p>Manufacture of weapons and ammunition</text:p>
          </table:table-cell>
          <table:table-cell office:value-type="string" office:string-value="254" table:formula="of:=SUBSTITUTE([.A335];&quot;.&quot;;&quot;&quot;)" table:style-name="ce6">
            <text:p>254</text:p>
          </table:table-cell>
          <table:table-cell office:value-type="string" office:string-value="254" table:formula="of:=SUBSTITUTE([.C335];&quot;/&quot;;&quot;&quot;)" table:style-name="ce5">
            <text:p>254</text:p>
          </table:table-cell>
          <table:table-cell office:value-type="string" office:string-value="25400" table:formula="of:=[.D335]&amp;REPT(&quot;0&quot;;5-LEN([.D335]))" table:style-name="ce5">
            <text:p>25400</text:p>
          </table:table-cell>
          <table:table-cell office:value-type="string" table:style-name="ce4">
            <text:p>Manufacture of weapons and ammunition</text:p>
          </table:table-cell>
          <table:table-cell table:number-columns-repeated="16378"/>
        </table:table-row>
        <table:table-row table:style-name="ro1">
          <table:table-cell office:value-type="string" table:style-name="ce2">
            <text:p>25.40</text:p>
          </table:table-cell>
          <table:table-cell office:value-type="string" table:style-name="ce4">
            <text:p>Manufacture of weapons and ammunition</text:p>
          </table:table-cell>
          <table:table-cell office:value-type="string" office:string-value="2540" table:formula="of:=SUBSTITUTE([.A336];&quot;.&quot;;&quot;&quot;)" table:style-name="ce6">
            <text:p>2540</text:p>
          </table:table-cell>
          <table:table-cell office:value-type="string" office:string-value="2540" table:formula="of:=SUBSTITUTE([.C336];&quot;/&quot;;&quot;&quot;)" table:style-name="ce5">
            <text:p>2540</text:p>
          </table:table-cell>
          <table:table-cell office:value-type="string" office:string-value="25400" table:formula="of:=[.D336]&amp;REPT(&quot;0&quot;;5-LEN([.D336]))" table:style-name="ce5">
            <text:p>25400</text:p>
          </table:table-cell>
          <table:table-cell office:value-type="string" table:style-name="ce4">
            <text:p>Manufacture of weapons and ammunition</text:p>
          </table:table-cell>
          <table:table-cell table:number-columns-repeated="16378"/>
        </table:table-row>
        <table:table-row table:style-name="ro1">
          <table:table-cell office:value-type="string" table:style-name="ce2">
            <text:p>25.5</text:p>
          </table:table-cell>
          <table:table-cell office:value-type="string" table:style-name="ce4">
            <text:p>Forging, pressing, stamping and roll-forming of metal; powder metallurgy</text:p>
          </table:table-cell>
          <table:table-cell office:value-type="string" office:string-value="255" table:formula="of:=SUBSTITUTE([.A337];&quot;.&quot;;&quot;&quot;)" table:style-name="ce6">
            <text:p>255</text:p>
          </table:table-cell>
          <table:table-cell office:value-type="string" office:string-value="255" table:formula="of:=SUBSTITUTE([.C337];&quot;/&quot;;&quot;&quot;)" table:style-name="ce5">
            <text:p>255</text:p>
          </table:table-cell>
          <table:table-cell office:value-type="string" office:string-value="25500" table:formula="of:=[.D337]&amp;REPT(&quot;0&quot;;5-LEN([.D337]))" table:style-name="ce5">
            <text:p>25500</text:p>
          </table:table-cell>
          <table:table-cell office:value-type="string" table:style-name="ce4">
            <text:p>Forging, pressing, stamping and roll-forming of metal; powder metallurgy</text:p>
          </table:table-cell>
          <table:table-cell table:number-columns-repeated="16378"/>
        </table:table-row>
        <table:table-row table:style-name="ro1">
          <table:table-cell office:value-type="string" table:style-name="ce2">
            <text:p>25.50</text:p>
          </table:table-cell>
          <table:table-cell office:value-type="string" table:style-name="ce4">
            <text:p>Forging, pressing, stamping and roll-forming of metal; powder metallurgy</text:p>
          </table:table-cell>
          <table:table-cell office:value-type="string" office:string-value="2550" table:formula="of:=SUBSTITUTE([.A338];&quot;.&quot;;&quot;&quot;)" table:style-name="ce6">
            <text:p>2550</text:p>
          </table:table-cell>
          <table:table-cell office:value-type="string" office:string-value="2550" table:formula="of:=SUBSTITUTE([.C338];&quot;/&quot;;&quot;&quot;)" table:style-name="ce5">
            <text:p>2550</text:p>
          </table:table-cell>
          <table:table-cell office:value-type="string" office:string-value="25500" table:formula="of:=[.D338]&amp;REPT(&quot;0&quot;;5-LEN([.D338]))" table:style-name="ce5">
            <text:p>25500</text:p>
          </table:table-cell>
          <table:table-cell office:value-type="string" table:style-name="ce4">
            <text:p>Forging, pressing, stamping and roll-forming of metal; powder metallurgy</text:p>
          </table:table-cell>
          <table:table-cell table:number-columns-repeated="16378"/>
        </table:table-row>
        <table:table-row table:style-name="ro1">
          <table:table-cell office:value-type="string" table:style-name="ce2">
            <text:p>25.6</text:p>
          </table:table-cell>
          <table:table-cell office:value-type="string" table:style-name="ce4">
            <text:p>Treatment and coating of metals; machining</text:p>
          </table:table-cell>
          <table:table-cell office:value-type="string" office:string-value="256" table:formula="of:=SUBSTITUTE([.A339];&quot;.&quot;;&quot;&quot;)" table:style-name="ce6">
            <text:p>256</text:p>
          </table:table-cell>
          <table:table-cell office:value-type="string" office:string-value="256" table:formula="of:=SUBSTITUTE([.C339];&quot;/&quot;;&quot;&quot;)" table:style-name="ce5">
            <text:p>256</text:p>
          </table:table-cell>
          <table:table-cell office:value-type="string" office:string-value="25600" table:formula="of:=[.D339]&amp;REPT(&quot;0&quot;;5-LEN([.D339]))" table:style-name="ce5">
            <text:p>25600</text:p>
          </table:table-cell>
          <table:table-cell office:value-type="string" table:style-name="ce4">
            <text:p>Treatment and coating of metals; machining</text:p>
          </table:table-cell>
          <table:table-cell table:number-columns-repeated="16378"/>
        </table:table-row>
        <table:table-row table:style-name="ro1">
          <table:table-cell office:value-type="string" table:style-name="ce2">
            <text:p>25.61</text:p>
          </table:table-cell>
          <table:table-cell office:value-type="string" table:style-name="ce4">
            <text:p>Treatment and coating of metals</text:p>
          </table:table-cell>
          <table:table-cell office:value-type="string" office:string-value="2561" table:formula="of:=SUBSTITUTE([.A340];&quot;.&quot;;&quot;&quot;)" table:style-name="ce6">
            <text:p>2561</text:p>
          </table:table-cell>
          <table:table-cell office:value-type="string" office:string-value="2561" table:formula="of:=SUBSTITUTE([.C340];&quot;/&quot;;&quot;&quot;)" table:style-name="ce5">
            <text:p>2561</text:p>
          </table:table-cell>
          <table:table-cell office:value-type="string" office:string-value="25610" table:formula="of:=[.D340]&amp;REPT(&quot;0&quot;;5-LEN([.D340]))" table:style-name="ce5">
            <text:p>25610</text:p>
          </table:table-cell>
          <table:table-cell office:value-type="string" table:style-name="ce4">
            <text:p>Treatment and coating of metals</text:p>
          </table:table-cell>
          <table:table-cell table:number-columns-repeated="16378"/>
        </table:table-row>
        <table:table-row table:style-name="ro1">
          <table:table-cell office:value-type="string" table:style-name="ce2">
            <text:p>25.62</text:p>
          </table:table-cell>
          <table:table-cell office:value-type="string" table:style-name="ce4">
            <text:p>Machining</text:p>
          </table:table-cell>
          <table:table-cell office:value-type="string" office:string-value="2562" table:formula="of:=SUBSTITUTE([.A341];&quot;.&quot;;&quot;&quot;)" table:style-name="ce6">
            <text:p>2562</text:p>
          </table:table-cell>
          <table:table-cell office:value-type="string" office:string-value="2562" table:formula="of:=SUBSTITUTE([.C341];&quot;/&quot;;&quot;&quot;)" table:style-name="ce5">
            <text:p>2562</text:p>
          </table:table-cell>
          <table:table-cell office:value-type="string" office:string-value="25620" table:formula="of:=[.D341]&amp;REPT(&quot;0&quot;;5-LEN([.D341]))" table:style-name="ce5">
            <text:p>25620</text:p>
          </table:table-cell>
          <table:table-cell office:value-type="string" table:style-name="ce4">
            <text:p>Machining</text:p>
          </table:table-cell>
          <table:table-cell table:number-columns-repeated="16378"/>
        </table:table-row>
        <table:table-row table:style-name="ro1">
          <table:table-cell office:value-type="string" table:style-name="ce2">
            <text:p>25.7</text:p>
          </table:table-cell>
          <table:table-cell office:value-type="string" table:style-name="ce4">
            <text:p>Manufacture of cutlery, tools and general hardware</text:p>
          </table:table-cell>
          <table:table-cell office:value-type="string" office:string-value="257" table:formula="of:=SUBSTITUTE([.A342];&quot;.&quot;;&quot;&quot;)" table:style-name="ce6">
            <text:p>257</text:p>
          </table:table-cell>
          <table:table-cell office:value-type="string" office:string-value="257" table:formula="of:=SUBSTITUTE([.C342];&quot;/&quot;;&quot;&quot;)" table:style-name="ce5">
            <text:p>257</text:p>
          </table:table-cell>
          <table:table-cell office:value-type="string" office:string-value="25700" table:formula="of:=[.D342]&amp;REPT(&quot;0&quot;;5-LEN([.D342]))" table:style-name="ce5">
            <text:p>25700</text:p>
          </table:table-cell>
          <table:table-cell office:value-type="string" table:style-name="ce4">
            <text:p>Manufacture of cutlery, tools and general hardware</text:p>
          </table:table-cell>
          <table:table-cell table:number-columns-repeated="16378"/>
        </table:table-row>
        <table:table-row table:style-name="ro1">
          <table:table-cell office:value-type="string" table:style-name="ce2">
            <text:p>25.71</text:p>
          </table:table-cell>
          <table:table-cell office:value-type="string" table:style-name="ce4">
            <text:p>Manufacture of cutlery</text:p>
          </table:table-cell>
          <table:table-cell office:value-type="string" office:string-value="2571" table:formula="of:=SUBSTITUTE([.A343];&quot;.&quot;;&quot;&quot;)" table:style-name="ce6">
            <text:p>2571</text:p>
          </table:table-cell>
          <table:table-cell office:value-type="string" office:string-value="2571" table:formula="of:=SUBSTITUTE([.C343];&quot;/&quot;;&quot;&quot;)" table:style-name="ce5">
            <text:p>2571</text:p>
          </table:table-cell>
          <table:table-cell office:value-type="string" office:string-value="25710" table:formula="of:=[.D343]&amp;REPT(&quot;0&quot;;5-LEN([.D343]))" table:style-name="ce5">
            <text:p>25710</text:p>
          </table:table-cell>
          <table:table-cell office:value-type="string" table:style-name="ce4">
            <text:p>Manufacture of cutlery</text:p>
          </table:table-cell>
          <table:table-cell table:number-columns-repeated="16378"/>
        </table:table-row>
        <table:table-row table:style-name="ro1">
          <table:table-cell office:value-type="string" table:style-name="ce2">
            <text:p>25.72</text:p>
          </table:table-cell>
          <table:table-cell office:value-type="string" table:style-name="ce4">
            <text:p>Manufacture of locks and hinges</text:p>
          </table:table-cell>
          <table:table-cell office:value-type="string" office:string-value="2572" table:formula="of:=SUBSTITUTE([.A344];&quot;.&quot;;&quot;&quot;)" table:style-name="ce6">
            <text:p>2572</text:p>
          </table:table-cell>
          <table:table-cell office:value-type="string" office:string-value="2572" table:formula="of:=SUBSTITUTE([.C344];&quot;/&quot;;&quot;&quot;)" table:style-name="ce5">
            <text:p>2572</text:p>
          </table:table-cell>
          <table:table-cell office:value-type="string" office:string-value="25720" table:formula="of:=[.D344]&amp;REPT(&quot;0&quot;;5-LEN([.D344]))" table:style-name="ce5">
            <text:p>25720</text:p>
          </table:table-cell>
          <table:table-cell office:value-type="string" table:style-name="ce4">
            <text:p>Manufacture of locks and hinges</text:p>
          </table:table-cell>
          <table:table-cell table:number-columns-repeated="16378"/>
        </table:table-row>
        <table:table-row table:style-name="ro1">
          <table:table-cell office:value-type="string" table:style-name="ce2">
            <text:p>25.73</text:p>
          </table:table-cell>
          <table:table-cell office:value-type="string" table:style-name="ce4">
            <text:p>Manufacture of tools</text:p>
          </table:table-cell>
          <table:table-cell office:value-type="string" office:string-value="2573" table:formula="of:=SUBSTITUTE([.A345];&quot;.&quot;;&quot;&quot;)" table:style-name="ce6">
            <text:p>2573</text:p>
          </table:table-cell>
          <table:table-cell office:value-type="string" office:string-value="2573" table:formula="of:=SUBSTITUTE([.C345];&quot;/&quot;;&quot;&quot;)" table:style-name="ce5">
            <text:p>2573</text:p>
          </table:table-cell>
          <table:table-cell office:value-type="string" office:string-value="25730" table:formula="of:=[.D345]&amp;REPT(&quot;0&quot;;5-LEN([.D345]))" table:style-name="ce5">
            <text:p>25730</text:p>
          </table:table-cell>
          <table:table-cell office:value-type="string" table:style-name="ce4">
            <text:p>Manufacture of tools</text:p>
          </table:table-cell>
          <table:table-cell table:number-columns-repeated="16378"/>
        </table:table-row>
        <table:table-row table:style-name="ro1">
          <table:table-cell office:value-type="string" table:style-name="ce2">
            <text:p>25.9</text:p>
          </table:table-cell>
          <table:table-cell office:value-type="string" table:style-name="ce4">
            <text:p>Manufacture of other fabricated metal products</text:p>
          </table:table-cell>
          <table:table-cell office:value-type="string" office:string-value="259" table:formula="of:=SUBSTITUTE([.A346];&quot;.&quot;;&quot;&quot;)" table:style-name="ce6">
            <text:p>259</text:p>
          </table:table-cell>
          <table:table-cell office:value-type="string" office:string-value="259" table:formula="of:=SUBSTITUTE([.C346];&quot;/&quot;;&quot;&quot;)" table:style-name="ce5">
            <text:p>259</text:p>
          </table:table-cell>
          <table:table-cell office:value-type="string" office:string-value="25900" table:formula="of:=[.D346]&amp;REPT(&quot;0&quot;;5-LEN([.D346]))" table:style-name="ce5">
            <text:p>25900</text:p>
          </table:table-cell>
          <table:table-cell office:value-type="string" table:style-name="ce4">
            <text:p>Manufacture of other fabricated metal products</text:p>
          </table:table-cell>
          <table:table-cell table:number-columns-repeated="16378"/>
        </table:table-row>
        <table:table-row table:style-name="ro1">
          <table:table-cell office:value-type="string" table:style-name="ce2">
            <text:p>25.91</text:p>
          </table:table-cell>
          <table:table-cell office:value-type="string" table:style-name="ce4">
            <text:p>Manufacture of steel drums and similar containers</text:p>
          </table:table-cell>
          <table:table-cell office:value-type="string" office:string-value="2591" table:formula="of:=SUBSTITUTE([.A347];&quot;.&quot;;&quot;&quot;)" table:style-name="ce6">
            <text:p>2591</text:p>
          </table:table-cell>
          <table:table-cell office:value-type="string" office:string-value="2591" table:formula="of:=SUBSTITUTE([.C347];&quot;/&quot;;&quot;&quot;)" table:style-name="ce5">
            <text:p>2591</text:p>
          </table:table-cell>
          <table:table-cell office:value-type="string" office:string-value="25910" table:formula="of:=[.D347]&amp;REPT(&quot;0&quot;;5-LEN([.D347]))" table:style-name="ce5">
            <text:p>25910</text:p>
          </table:table-cell>
          <table:table-cell office:value-type="string" table:style-name="ce4">
            <text:p>Manufacture of steel drums and similar containers</text:p>
          </table:table-cell>
          <table:table-cell table:number-columns-repeated="16378"/>
        </table:table-row>
        <table:table-row table:style-name="ro1">
          <table:table-cell office:value-type="string" table:style-name="ce2">
            <text:p>25.92</text:p>
          </table:table-cell>
          <table:table-cell office:value-type="string" table:style-name="ce4">
            <text:p>Manufacture of light metal packaging</text:p>
          </table:table-cell>
          <table:table-cell office:value-type="string" office:string-value="2592" table:formula="of:=SUBSTITUTE([.A348];&quot;.&quot;;&quot;&quot;)" table:style-name="ce6">
            <text:p>2592</text:p>
          </table:table-cell>
          <table:table-cell office:value-type="string" office:string-value="2592" table:formula="of:=SUBSTITUTE([.C348];&quot;/&quot;;&quot;&quot;)" table:style-name="ce5">
            <text:p>2592</text:p>
          </table:table-cell>
          <table:table-cell office:value-type="string" office:string-value="25920" table:formula="of:=[.D348]&amp;REPT(&quot;0&quot;;5-LEN([.D348]))" table:style-name="ce5">
            <text:p>25920</text:p>
          </table:table-cell>
          <table:table-cell office:value-type="string" table:style-name="ce4">
            <text:p>Manufacture of light metal packaging</text:p>
          </table:table-cell>
          <table:table-cell table:number-columns-repeated="16378"/>
        </table:table-row>
        <table:table-row table:style-name="ro1">
          <table:table-cell office:value-type="string" table:style-name="ce2">
            <text:p>25.93</text:p>
          </table:table-cell>
          <table:table-cell office:value-type="string" table:style-name="ce4">
            <text:p>Manufacture of wire products, chain and springs</text:p>
          </table:table-cell>
          <table:table-cell office:value-type="string" office:string-value="2593" table:formula="of:=SUBSTITUTE([.A349];&quot;.&quot;;&quot;&quot;)" table:style-name="ce6">
            <text:p>2593</text:p>
          </table:table-cell>
          <table:table-cell office:value-type="string" office:string-value="2593" table:formula="of:=SUBSTITUTE([.C349];&quot;/&quot;;&quot;&quot;)" table:style-name="ce5">
            <text:p>2593</text:p>
          </table:table-cell>
          <table:table-cell office:value-type="string" office:string-value="25930" table:formula="of:=[.D349]&amp;REPT(&quot;0&quot;;5-LEN([.D349]))" table:style-name="ce5">
            <text:p>25930</text:p>
          </table:table-cell>
          <table:table-cell office:value-type="string" table:style-name="ce4">
            <text:p>Manufacture of wire products, chain and springs</text:p>
          </table:table-cell>
          <table:table-cell table:number-columns-repeated="16378"/>
        </table:table-row>
        <table:table-row table:style-name="ro1">
          <table:table-cell office:value-type="string" table:style-name="ce2">
            <text:p>25.94</text:p>
          </table:table-cell>
          <table:table-cell office:value-type="string" table:style-name="ce4">
            <text:p>Manufacture of fasteners and screw machine products</text:p>
          </table:table-cell>
          <table:table-cell office:value-type="string" office:string-value="2594" table:formula="of:=SUBSTITUTE([.A350];&quot;.&quot;;&quot;&quot;)" table:style-name="ce6">
            <text:p>2594</text:p>
          </table:table-cell>
          <table:table-cell office:value-type="string" office:string-value="2594" table:formula="of:=SUBSTITUTE([.C350];&quot;/&quot;;&quot;&quot;)" table:style-name="ce5">
            <text:p>2594</text:p>
          </table:table-cell>
          <table:table-cell office:value-type="string" office:string-value="25940" table:formula="of:=[.D350]&amp;REPT(&quot;0&quot;;5-LEN([.D350]))" table:style-name="ce5">
            <text:p>25940</text:p>
          </table:table-cell>
          <table:table-cell office:value-type="string" table:style-name="ce4">
            <text:p>Manufacture of fasteners and screw machine products</text:p>
          </table:table-cell>
          <table:table-cell table:number-columns-repeated="16378"/>
        </table:table-row>
        <table:table-row table:style-name="ro1">
          <table:table-cell office:value-type="string" table:style-name="ce2">
            <text:p>25.99</text:p>
          </table:table-cell>
          <table:table-cell office:value-type="string" table:style-name="ce4">
            <text:p>Manufacture of other fabricated metal products not elsewhere classified</text:p>
          </table:table-cell>
          <table:table-cell office:value-type="string" office:string-value="2599" table:formula="of:=SUBSTITUTE([.A351];&quot;.&quot;;&quot;&quot;)" table:style-name="ce6">
            <text:p>2599</text:p>
          </table:table-cell>
          <table:table-cell office:value-type="string" office:string-value="2599" table:formula="of:=SUBSTITUTE([.C351];&quot;/&quot;;&quot;&quot;)" table:style-name="ce5">
            <text:p>2599</text:p>
          </table:table-cell>
          <table:table-cell office:value-type="string" office:string-value="25990" table:formula="of:=[.D351]&amp;REPT(&quot;0&quot;;5-LEN([.D351]))" table:style-name="ce5">
            <text:p>25990</text:p>
          </table:table-cell>
          <table:table-cell office:value-type="string" table:style-name="ce4">
            <text:p>Manufacture of other fabricated metal products not elsewhere classified</text:p>
          </table:table-cell>
          <table:table-cell table:number-columns-repeated="16378"/>
        </table:table-row>
        <table:table-row table:style-name="ro1">
          <table:table-cell office:value-type="string" table:style-name="ce2">
            <text:p>26</text:p>
          </table:table-cell>
          <table:table-cell office:value-type="string" table:style-name="ce4">
            <text:p>Manufacture of computer, electronic and optical products</text:p>
          </table:table-cell>
          <table:table-cell office:value-type="string" office:string-value="26" table:formula="of:=SUBSTITUTE([.A352];&quot;.&quot;;&quot;&quot;)" table:style-name="ce6">
            <text:p>26</text:p>
          </table:table-cell>
          <table:table-cell office:value-type="string" office:string-value="26" table:formula="of:=SUBSTITUTE([.C352];&quot;/&quot;;&quot;&quot;)" table:style-name="ce5">
            <text:p>26</text:p>
          </table:table-cell>
          <table:table-cell office:value-type="string" office:string-value="26000" table:formula="of:=[.D352]&amp;REPT(&quot;0&quot;;5-LEN([.D352]))" table:style-name="ce5">
            <text:p>26000</text:p>
          </table:table-cell>
          <table:table-cell office:value-type="string" table:style-name="ce4">
            <text:p>Manufacture of computer, electronic and optical products</text:p>
          </table:table-cell>
          <table:table-cell table:number-columns-repeated="16378"/>
        </table:table-row>
        <table:table-row table:style-name="ro1">
          <table:table-cell office:value-type="string" table:style-name="ce2">
            <text:p>26.1</text:p>
          </table:table-cell>
          <table:table-cell office:value-type="string" table:style-name="ce4">
            <text:p>Manufacture of electronic components and boards</text:p>
          </table:table-cell>
          <table:table-cell office:value-type="string" office:string-value="261" table:formula="of:=SUBSTITUTE([.A353];&quot;.&quot;;&quot;&quot;)" table:style-name="ce6">
            <text:p>261</text:p>
          </table:table-cell>
          <table:table-cell office:value-type="string" office:string-value="261" table:formula="of:=SUBSTITUTE([.C353];&quot;/&quot;;&quot;&quot;)" table:style-name="ce5">
            <text:p>261</text:p>
          </table:table-cell>
          <table:table-cell office:value-type="string" office:string-value="26100" table:formula="of:=[.D353]&amp;REPT(&quot;0&quot;;5-LEN([.D353]))" table:style-name="ce5">
            <text:p>26100</text:p>
          </table:table-cell>
          <table:table-cell office:value-type="string" table:style-name="ce4">
            <text:p>Manufacture of electronic components and boards</text:p>
          </table:table-cell>
          <table:table-cell table:number-columns-repeated="16378"/>
        </table:table-row>
        <table:table-row table:style-name="ro1">
          <table:table-cell office:value-type="string" table:style-name="ce2">
            <text:p>26.11</text:p>
          </table:table-cell>
          <table:table-cell office:value-type="string" table:style-name="ce4">
            <text:p>Manufacture of electronic components</text:p>
          </table:table-cell>
          <table:table-cell office:value-type="string" office:string-value="2611" table:formula="of:=SUBSTITUTE([.A354];&quot;.&quot;;&quot;&quot;)" table:style-name="ce6">
            <text:p>2611</text:p>
          </table:table-cell>
          <table:table-cell office:value-type="string" office:string-value="2611" table:formula="of:=SUBSTITUTE([.C354];&quot;/&quot;;&quot;&quot;)" table:style-name="ce5">
            <text:p>2611</text:p>
          </table:table-cell>
          <table:table-cell office:value-type="string" office:string-value="26110" table:formula="of:=[.D354]&amp;REPT(&quot;0&quot;;5-LEN([.D354]))" table:style-name="ce5">
            <text:p>26110</text:p>
          </table:table-cell>
          <table:table-cell office:value-type="string" table:style-name="ce4">
            <text:p>Manufacture of electronic components</text:p>
          </table:table-cell>
          <table:table-cell table:number-columns-repeated="16378"/>
        </table:table-row>
        <table:table-row table:style-name="ro1">
          <table:table-cell office:value-type="string" table:style-name="ce2">
            <text:p>26.12</text:p>
          </table:table-cell>
          <table:table-cell office:value-type="string" table:style-name="ce4">
            <text:p>Manufacture of loaded electronic boards</text:p>
          </table:table-cell>
          <table:table-cell office:value-type="string" office:string-value="2612" table:formula="of:=SUBSTITUTE([.A355];&quot;.&quot;;&quot;&quot;)" table:style-name="ce6">
            <text:p>2612</text:p>
          </table:table-cell>
          <table:table-cell office:value-type="string" office:string-value="2612" table:formula="of:=SUBSTITUTE([.C355];&quot;/&quot;;&quot;&quot;)" table:style-name="ce5">
            <text:p>2612</text:p>
          </table:table-cell>
          <table:table-cell office:value-type="string" office:string-value="26120" table:formula="of:=[.D355]&amp;REPT(&quot;0&quot;;5-LEN([.D355]))" table:style-name="ce5">
            <text:p>26120</text:p>
          </table:table-cell>
          <table:table-cell office:value-type="string" table:style-name="ce4">
            <text:p>Manufacture of loaded electronic boards</text:p>
          </table:table-cell>
          <table:table-cell table:number-columns-repeated="16378"/>
        </table:table-row>
        <table:table-row table:style-name="ro1">
          <table:table-cell office:value-type="string" table:style-name="ce2">
            <text:p>26.2</text:p>
          </table:table-cell>
          <table:table-cell office:value-type="string" table:style-name="ce4">
            <text:p>Manufacture of computers and peripheral equipment</text:p>
          </table:table-cell>
          <table:table-cell office:value-type="string" office:string-value="262" table:formula="of:=SUBSTITUTE([.A356];&quot;.&quot;;&quot;&quot;)" table:style-name="ce6">
            <text:p>262</text:p>
          </table:table-cell>
          <table:table-cell office:value-type="string" office:string-value="262" table:formula="of:=SUBSTITUTE([.C356];&quot;/&quot;;&quot;&quot;)" table:style-name="ce5">
            <text:p>262</text:p>
          </table:table-cell>
          <table:table-cell office:value-type="string" office:string-value="26200" table:formula="of:=[.D356]&amp;REPT(&quot;0&quot;;5-LEN([.D356]))" table:style-name="ce5">
            <text:p>26200</text:p>
          </table:table-cell>
          <table:table-cell office:value-type="string" table:style-name="ce4">
            <text:p>Manufacture of computers and peripheral equipment</text:p>
          </table:table-cell>
          <table:table-cell table:number-columns-repeated="16378"/>
        </table:table-row>
        <table:table-row table:style-name="ro1">
          <table:table-cell office:value-type="string" table:style-name="ce2">
            <text:p>26.20</text:p>
          </table:table-cell>
          <table:table-cell office:value-type="string" table:style-name="ce4">
            <text:p>Manufacture of computers and peripheral equipment</text:p>
          </table:table-cell>
          <table:table-cell office:value-type="string" office:string-value="2620" table:formula="of:=SUBSTITUTE([.A357];&quot;.&quot;;&quot;&quot;)" table:style-name="ce6">
            <text:p>2620</text:p>
          </table:table-cell>
          <table:table-cell office:value-type="string" office:string-value="2620" table:formula="of:=SUBSTITUTE([.C357];&quot;/&quot;;&quot;&quot;)" table:style-name="ce5">
            <text:p>2620</text:p>
          </table:table-cell>
          <table:table-cell office:value-type="string" office:string-value="26200" table:formula="of:=[.D357]&amp;REPT(&quot;0&quot;;5-LEN([.D357]))" table:style-name="ce5">
            <text:p>26200</text:p>
          </table:table-cell>
          <table:table-cell office:value-type="string" table:style-name="ce4">
            <text:p>Manufacture of computers and peripheral equipment</text:p>
          </table:table-cell>
          <table:table-cell table:number-columns-repeated="16378"/>
        </table:table-row>
        <table:table-row table:style-name="ro1">
          <table:table-cell office:value-type="string" table:style-name="ce2">
            <text:p>26.3</text:p>
          </table:table-cell>
          <table:table-cell office:value-type="string" table:style-name="ce4">
            <text:p>Manufacture of communication equipment</text:p>
          </table:table-cell>
          <table:table-cell office:value-type="string" office:string-value="263" table:formula="of:=SUBSTITUTE([.A358];&quot;.&quot;;&quot;&quot;)" table:style-name="ce6">
            <text:p>263</text:p>
          </table:table-cell>
          <table:table-cell office:value-type="string" office:string-value="263" table:formula="of:=SUBSTITUTE([.C358];&quot;/&quot;;&quot;&quot;)" table:style-name="ce5">
            <text:p>263</text:p>
          </table:table-cell>
          <table:table-cell office:value-type="string" office:string-value="26300" table:formula="of:=[.D358]&amp;REPT(&quot;0&quot;;5-LEN([.D358]))" table:style-name="ce5">
            <text:p>26300</text:p>
          </table:table-cell>
          <table:table-cell office:value-type="string" table:style-name="ce4">
            <text:p>Manufacture of communication equipment</text:p>
          </table:table-cell>
          <table:table-cell table:number-columns-repeated="16378"/>
        </table:table-row>
        <table:table-row table:style-name="ro1">
          <table:table-cell office:value-type="string" table:style-name="ce2">
            <text:p>26.30</text:p>
          </table:table-cell>
          <table:table-cell office:value-type="string" table:style-name="ce4">
            <text:p>Manufacture of communication equipment</text:p>
          </table:table-cell>
          <table:table-cell office:value-type="string" office:string-value="2630" table:formula="of:=SUBSTITUTE([.A359];&quot;.&quot;;&quot;&quot;)" table:style-name="ce6">
            <text:p>2630</text:p>
          </table:table-cell>
          <table:table-cell office:value-type="string" office:string-value="2630" table:formula="of:=SUBSTITUTE([.C359];&quot;/&quot;;&quot;&quot;)" table:style-name="ce5">
            <text:p>2630</text:p>
          </table:table-cell>
          <table:table-cell office:value-type="string" office:string-value="26300" table:formula="of:=[.D359]&amp;REPT(&quot;0&quot;;5-LEN([.D359]))" table:style-name="ce5">
            <text:p>26300</text:p>
          </table:table-cell>
          <table:table-cell office:value-type="string" table:style-name="ce4">
            <text:p>Manufacture of communication equipment</text:p>
          </table:table-cell>
          <table:table-cell table:number-columns-repeated="16378"/>
        </table:table-row>
        <table:table-row table:style-name="ro1">
          <table:table-cell office:value-type="string" table:style-name="ce2">
            <text:p>26.30/1</text:p>
          </table:table-cell>
          <table:table-cell office:value-type="string" table:style-name="ce4">
            <text:p>Manufacture of telegraph and telephone apparatus and equipment</text:p>
          </table:table-cell>
          <table:table-cell office:value-type="string" office:string-value="2630/1" table:formula="of:=SUBSTITUTE([.A360];&quot;.&quot;;&quot;&quot;)" table:style-name="ce6">
            <text:p>2630/1</text:p>
          </table:table-cell>
          <table:table-cell office:value-type="string" office:string-value="26301" table:formula="of:=SUBSTITUTE([.C360];&quot;/&quot;;&quot;&quot;)" table:style-name="ce5">
            <text:p>26301</text:p>
          </table:table-cell>
          <table:table-cell office:value-type="string" office:string-value="26301" table:formula="of:=[.D360]&amp;REPT(&quot;0&quot;;5-LEN([.D360]))" table:style-name="ce5">
            <text:p>26301</text:p>
          </table:table-cell>
          <table:table-cell office:value-type="string" table:style-name="ce4">
            <text:p>Manufacture of telegraph and telephone apparatus and equipment</text:p>
          </table:table-cell>
          <table:table-cell table:number-columns-repeated="16378"/>
        </table:table-row>
        <table:table-row table:style-name="ro1">
          <table:table-cell office:value-type="string" table:style-name="ce2">
            <text:p>26.30/9</text:p>
          </table:table-cell>
          <table:table-cell office:value-type="string" table:style-name="ce4">
            <text:p>Manufacture of communication equipment (other than telegraph and telephone apparatus and equipment)</text:p>
          </table:table-cell>
          <table:table-cell office:value-type="string" office:string-value="2630/9" table:formula="of:=SUBSTITUTE([.A361];&quot;.&quot;;&quot;&quot;)" table:style-name="ce6">
            <text:p>2630/9</text:p>
          </table:table-cell>
          <table:table-cell office:value-type="string" office:string-value="26309" table:formula="of:=SUBSTITUTE([.C361];&quot;/&quot;;&quot;&quot;)" table:style-name="ce5">
            <text:p>26309</text:p>
          </table:table-cell>
          <table:table-cell office:value-type="string" office:string-value="26309" table:formula="of:=[.D361]&amp;REPT(&quot;0&quot;;5-LEN([.D361]))" table:style-name="ce5">
            <text:p>26309</text:p>
          </table:table-cell>
          <table:table-cell office:value-type="string" table:style-name="ce4">
            <text:p>Manufacture of communication equipment (other than telegraph and telephone apparatus and equipment)</text:p>
          </table:table-cell>
          <table:table-cell table:number-columns-repeated="16378"/>
        </table:table-row>
        <table:table-row table:style-name="ro1">
          <table:table-cell office:value-type="string" table:style-name="ce2">
            <text:p>26.4</text:p>
          </table:table-cell>
          <table:table-cell office:value-type="string" table:style-name="ce4">
            <text:p>Manufacture of consumer electronics</text:p>
          </table:table-cell>
          <table:table-cell office:value-type="string" office:string-value="264" table:formula="of:=SUBSTITUTE([.A362];&quot;.&quot;;&quot;&quot;)" table:style-name="ce6">
            <text:p>264</text:p>
          </table:table-cell>
          <table:table-cell office:value-type="string" office:string-value="264" table:formula="of:=SUBSTITUTE([.C362];&quot;/&quot;;&quot;&quot;)" table:style-name="ce5">
            <text:p>264</text:p>
          </table:table-cell>
          <table:table-cell office:value-type="string" office:string-value="26400" table:formula="of:=[.D362]&amp;REPT(&quot;0&quot;;5-LEN([.D362]))" table:style-name="ce5">
            <text:p>26400</text:p>
          </table:table-cell>
          <table:table-cell office:value-type="string" table:style-name="ce4">
            <text:p>Manufacture of consumer electronics</text:p>
          </table:table-cell>
          <table:table-cell table:number-columns-repeated="16378"/>
        </table:table-row>
        <table:table-row table:style-name="ro1">
          <table:table-cell office:value-type="string" table:style-name="ce2">
            <text:p>26.40</text:p>
          </table:table-cell>
          <table:table-cell office:value-type="string" table:style-name="ce4">
            <text:p>Manufacture of consumer electronics</text:p>
          </table:table-cell>
          <table:table-cell office:value-type="string" office:string-value="2640" table:formula="of:=SUBSTITUTE([.A363];&quot;.&quot;;&quot;&quot;)" table:style-name="ce6">
            <text:p>2640</text:p>
          </table:table-cell>
          <table:table-cell office:value-type="string" office:string-value="2640" table:formula="of:=SUBSTITUTE([.C363];&quot;/&quot;;&quot;&quot;)" table:style-name="ce5">
            <text:p>2640</text:p>
          </table:table-cell>
          <table:table-cell office:value-type="string" office:string-value="26400" table:formula="of:=[.D363]&amp;REPT(&quot;0&quot;;5-LEN([.D363]))" table:style-name="ce5">
            <text:p>26400</text:p>
          </table:table-cell>
          <table:table-cell office:value-type="string" table:style-name="ce4">
            <text:p>Manufacture of consumer electronics</text:p>
          </table:table-cell>
          <table:table-cell table:number-columns-repeated="16378"/>
        </table:table-row>
        <table:table-row table:style-name="ro1">
          <table:table-cell office:value-type="string" table:style-name="ce2">
            <text:p>26.5</text:p>
          </table:table-cell>
          <table:table-cell office:value-type="string" table:style-name="ce4">
            <text:p>Manufacture of instruments and appliances for measuring, testing and navigation; watches and clocks</text:p>
          </table:table-cell>
          <table:table-cell office:value-type="string" office:string-value="265" table:formula="of:=SUBSTITUTE([.A364];&quot;.&quot;;&quot;&quot;)" table:style-name="ce6">
            <text:p>265</text:p>
          </table:table-cell>
          <table:table-cell office:value-type="string" office:string-value="265" table:formula="of:=SUBSTITUTE([.C364];&quot;/&quot;;&quot;&quot;)" table:style-name="ce5">
            <text:p>265</text:p>
          </table:table-cell>
          <table:table-cell office:value-type="string" office:string-value="26500" table:formula="of:=[.D364]&amp;REPT(&quot;0&quot;;5-LEN([.D364]))" table:style-name="ce5">
            <text:p>26500</text:p>
          </table:table-cell>
          <table:table-cell office:value-type="string" table:style-name="ce4">
            <text:p>Manufacture of instruments and appliances for measuring, testing and navigation; watches and clocks</text:p>
          </table:table-cell>
          <table:table-cell table:number-columns-repeated="16378"/>
        </table:table-row>
        <table:table-row table:style-name="ro1">
          <table:table-cell office:value-type="string" table:style-name="ce2">
            <text:p>26.51</text:p>
          </table:table-cell>
          <table:table-cell office:value-type="string" table:style-name="ce4">
            <text:p>Manufacture of instruments and appliances for measuring, testing and navigation</text:p>
          </table:table-cell>
          <table:table-cell office:value-type="string" office:string-value="2651" table:formula="of:=SUBSTITUTE([.A365];&quot;.&quot;;&quot;&quot;)" table:style-name="ce6">
            <text:p>2651</text:p>
          </table:table-cell>
          <table:table-cell office:value-type="string" office:string-value="2651" table:formula="of:=SUBSTITUTE([.C365];&quot;/&quot;;&quot;&quot;)" table:style-name="ce5">
            <text:p>2651</text:p>
          </table:table-cell>
          <table:table-cell office:value-type="string" office:string-value="26510" table:formula="of:=[.D365]&amp;REPT(&quot;0&quot;;5-LEN([.D365]))" table:style-name="ce5">
            <text:p>26510</text:p>
          </table:table-cell>
          <table:table-cell office:value-type="string" table:style-name="ce4">
            <text:p>Manufacture of instruments and appliances for measuring, testing and navigation</text:p>
          </table:table-cell>
          <table:table-cell table:number-columns-repeated="16378"/>
        </table:table-row>
        <table:table-row table:style-name="ro1">
          <table:table-cell office:value-type="string" table:style-name="ce2">
            <text:p>26.51/1</text:p>
          </table:table-cell>
          <table:table-cell office:value-type="string" table:style-name="ce4">
            <text:p>Manufacture of electronic instruments and appliances for measuring, testing, and navigation, except industrial process control equipment</text:p>
          </table:table-cell>
          <table:table-cell office:value-type="string" office:string-value="2651/1" table:formula="of:=SUBSTITUTE([.A366];&quot;.&quot;;&quot;&quot;)" table:style-name="ce6">
            <text:p>2651/1</text:p>
          </table:table-cell>
          <table:table-cell office:value-type="string" office:string-value="26511" table:formula="of:=SUBSTITUTE([.C366];&quot;/&quot;;&quot;&quot;)" table:style-name="ce5">
            <text:p>26511</text:p>
          </table:table-cell>
          <table:table-cell office:value-type="string" office:string-value="26511" table:formula="of:=[.D366]&amp;REPT(&quot;0&quot;;5-LEN([.D366]))" table:style-name="ce5">
            <text:p>26511</text:p>
          </table:table-cell>
          <table:table-cell office:value-type="string" table:style-name="ce4">
            <text:p>Manufacture of electronic instruments and appliances for measuring, testing, and navigation, except industrial process control equipment</text:p>
          </table:table-cell>
          <table:table-cell table:number-columns-repeated="16378"/>
        </table:table-row>
        <table:table-row table:style-name="ro1">
          <table:table-cell office:value-type="string" table:style-name="ce2">
            <text:p>26.51/2</text:p>
          </table:table-cell>
          <table:table-cell office:value-type="string" table:style-name="ce4">
            <text:p>Manufacture of electronic industrial process control equipment</text:p>
          </table:table-cell>
          <table:table-cell office:value-type="string" office:string-value="2651/2" table:formula="of:=SUBSTITUTE([.A367];&quot;.&quot;;&quot;&quot;)" table:style-name="ce6">
            <text:p>2651/2</text:p>
          </table:table-cell>
          <table:table-cell office:value-type="string" office:string-value="26512" table:formula="of:=SUBSTITUTE([.C367];&quot;/&quot;;&quot;&quot;)" table:style-name="ce5">
            <text:p>26512</text:p>
          </table:table-cell>
          <table:table-cell office:value-type="string" office:string-value="26512" table:formula="of:=[.D367]&amp;REPT(&quot;0&quot;;5-LEN([.D367]))" table:style-name="ce5">
            <text:p>26512</text:p>
          </table:table-cell>
          <table:table-cell office:value-type="string" table:style-name="ce4">
            <text:p>Manufacture of electronic industrial process control equipment</text:p>
          </table:table-cell>
          <table:table-cell table:number-columns-repeated="16378"/>
        </table:table-row>
        <table:table-row table:style-name="ro1">
          <table:table-cell office:value-type="string" table:style-name="ce2">
            <text:p>26.51/3</text:p>
          </table:table-cell>
          <table:table-cell office:value-type="string" table:style-name="ce4">
            <text:p>Manufacture of non-electronic instruments and appliances for measuring, testing and navigation, except industrial process control equipment</text:p>
          </table:table-cell>
          <table:table-cell office:value-type="string" office:string-value="2651/3" table:formula="of:=SUBSTITUTE([.A368];&quot;.&quot;;&quot;&quot;)" table:style-name="ce6">
            <text:p>2651/3</text:p>
          </table:table-cell>
          <table:table-cell office:value-type="string" office:string-value="26513" table:formula="of:=SUBSTITUTE([.C368];&quot;/&quot;;&quot;&quot;)" table:style-name="ce5">
            <text:p>26513</text:p>
          </table:table-cell>
          <table:table-cell office:value-type="string" office:string-value="26513" table:formula="of:=[.D368]&amp;REPT(&quot;0&quot;;5-LEN([.D368]))" table:style-name="ce5">
            <text:p>26513</text:p>
          </table:table-cell>
          <table:table-cell office:value-type="string" table:style-name="ce4">
            <text:p>Manufacture of non-electronic instruments and appliances for measuring, testing and navigation, except industrial process control equipment</text:p>
          </table:table-cell>
          <table:table-cell table:number-columns-repeated="16378"/>
        </table:table-row>
        <table:table-row table:style-name="ro1">
          <table:table-cell office:value-type="string" table:style-name="ce2">
            <text:p>26.51/4</text:p>
          </table:table-cell>
          <table:table-cell office:value-type="string" table:style-name="ce4">
            <text:p>Manufacture of non-electronic industrial process control equipment</text:p>
          </table:table-cell>
          <table:table-cell office:value-type="string" office:string-value="2651/4" table:formula="of:=SUBSTITUTE([.A369];&quot;.&quot;;&quot;&quot;)" table:style-name="ce6">
            <text:p>2651/4</text:p>
          </table:table-cell>
          <table:table-cell office:value-type="string" office:string-value="26514" table:formula="of:=SUBSTITUTE([.C369];&quot;/&quot;;&quot;&quot;)" table:style-name="ce5">
            <text:p>26514</text:p>
          </table:table-cell>
          <table:table-cell office:value-type="string" office:string-value="26514" table:formula="of:=[.D369]&amp;REPT(&quot;0&quot;;5-LEN([.D369]))" table:style-name="ce5">
            <text:p>26514</text:p>
          </table:table-cell>
          <table:table-cell office:value-type="string" table:style-name="ce4">
            <text:p>Manufacture of non-electronic industrial process control equipment</text:p>
          </table:table-cell>
          <table:table-cell table:number-columns-repeated="16378"/>
        </table:table-row>
        <table:table-row table:style-name="ro1">
          <table:table-cell office:value-type="string" table:style-name="ce2">
            <text:p>26.52</text:p>
          </table:table-cell>
          <table:table-cell office:value-type="string" table:style-name="ce4">
            <text:p>Manufacture of watches and clocks</text:p>
          </table:table-cell>
          <table:table-cell office:value-type="string" office:string-value="2652" table:formula="of:=SUBSTITUTE([.A370];&quot;.&quot;;&quot;&quot;)" table:style-name="ce6">
            <text:p>2652</text:p>
          </table:table-cell>
          <table:table-cell office:value-type="string" office:string-value="2652" table:formula="of:=SUBSTITUTE([.C370];&quot;/&quot;;&quot;&quot;)" table:style-name="ce5">
            <text:p>2652</text:p>
          </table:table-cell>
          <table:table-cell office:value-type="string" office:string-value="26520" table:formula="of:=[.D370]&amp;REPT(&quot;0&quot;;5-LEN([.D370]))" table:style-name="ce5">
            <text:p>26520</text:p>
          </table:table-cell>
          <table:table-cell office:value-type="string" table:style-name="ce4">
            <text:p>Manufacture of watches and clocks</text:p>
          </table:table-cell>
          <table:table-cell table:number-columns-repeated="16378"/>
        </table:table-row>
        <table:table-row table:style-name="ro1">
          <table:table-cell office:value-type="string" table:style-name="ce2">
            <text:p>26.6</text:p>
          </table:table-cell>
          <table:table-cell office:value-type="string" table:style-name="ce4">
            <text:p>Manufacture of irradiation, electromedical and electrotherapeutic equipment</text:p>
          </table:table-cell>
          <table:table-cell office:value-type="string" office:string-value="266" table:formula="of:=SUBSTITUTE([.A371];&quot;.&quot;;&quot;&quot;)" table:style-name="ce6">
            <text:p>266</text:p>
          </table:table-cell>
          <table:table-cell office:value-type="string" office:string-value="266" table:formula="of:=SUBSTITUTE([.C371];&quot;/&quot;;&quot;&quot;)" table:style-name="ce5">
            <text:p>266</text:p>
          </table:table-cell>
          <table:table-cell office:value-type="string" office:string-value="26600" table:formula="of:=[.D371]&amp;REPT(&quot;0&quot;;5-LEN([.D371]))" table:style-name="ce5">
            <text:p>26600</text:p>
          </table:table-cell>
          <table:table-cell office:value-type="string" table:style-name="ce4">
            <text:p>Manufacture of irradiation, electromedical and electrotherapeutic equipment</text:p>
          </table:table-cell>
          <table:table-cell table:number-columns-repeated="16378"/>
        </table:table-row>
        <table:table-row table:style-name="ro1">
          <table:table-cell office:value-type="string" table:style-name="ce2">
            <text:p>26.60</text:p>
          </table:table-cell>
          <table:table-cell office:value-type="string" table:style-name="ce4">
            <text:p>Manufacture of irradiation, electromedical and electrotherapeutic equipment</text:p>
          </table:table-cell>
          <table:table-cell office:value-type="string" office:string-value="2660" table:formula="of:=SUBSTITUTE([.A372];&quot;.&quot;;&quot;&quot;)" table:style-name="ce6">
            <text:p>2660</text:p>
          </table:table-cell>
          <table:table-cell office:value-type="string" office:string-value="2660" table:formula="of:=SUBSTITUTE([.C372];&quot;/&quot;;&quot;&quot;)" table:style-name="ce5">
            <text:p>2660</text:p>
          </table:table-cell>
          <table:table-cell office:value-type="string" office:string-value="26600" table:formula="of:=[.D372]&amp;REPT(&quot;0&quot;;5-LEN([.D372]))" table:style-name="ce5">
            <text:p>26600</text:p>
          </table:table-cell>
          <table:table-cell office:value-type="string" table:style-name="ce4">
            <text:p>Manufacture of irradiation, electromedical and electrotherapeutic equipment</text:p>
          </table:table-cell>
          <table:table-cell table:number-columns-repeated="16378"/>
        </table:table-row>
        <table:table-row table:style-name="ro1">
          <table:table-cell office:value-type="string" table:style-name="ce2">
            <text:p>26.7</text:p>
          </table:table-cell>
          <table:table-cell office:value-type="string" table:style-name="ce4">
            <text:p>Manufacture of optical instruments and photographic equipment</text:p>
          </table:table-cell>
          <table:table-cell office:value-type="string" office:string-value="267" table:formula="of:=SUBSTITUTE([.A373];&quot;.&quot;;&quot;&quot;)" table:style-name="ce6">
            <text:p>267</text:p>
          </table:table-cell>
          <table:table-cell office:value-type="string" office:string-value="267" table:formula="of:=SUBSTITUTE([.C373];&quot;/&quot;;&quot;&quot;)" table:style-name="ce5">
            <text:p>267</text:p>
          </table:table-cell>
          <table:table-cell office:value-type="string" office:string-value="26700" table:formula="of:=[.D373]&amp;REPT(&quot;0&quot;;5-LEN([.D373]))" table:style-name="ce5">
            <text:p>26700</text:p>
          </table:table-cell>
          <table:table-cell office:value-type="string" table:style-name="ce4">
            <text:p>Manufacture of optical instruments and photographic equipment</text:p>
          </table:table-cell>
          <table:table-cell table:number-columns-repeated="16378"/>
        </table:table-row>
        <table:table-row table:style-name="ro1">
          <table:table-cell office:value-type="string" table:style-name="ce2">
            <text:p>26.70</text:p>
          </table:table-cell>
          <table:table-cell office:value-type="string" table:style-name="ce4">
            <text:p>Manufacture of optical instruments and photographic equipment</text:p>
          </table:table-cell>
          <table:table-cell office:value-type="string" office:string-value="2670" table:formula="of:=SUBSTITUTE([.A374];&quot;.&quot;;&quot;&quot;)" table:style-name="ce6">
            <text:p>2670</text:p>
          </table:table-cell>
          <table:table-cell office:value-type="string" office:string-value="2670" table:formula="of:=SUBSTITUTE([.C374];&quot;/&quot;;&quot;&quot;)" table:style-name="ce5">
            <text:p>2670</text:p>
          </table:table-cell>
          <table:table-cell office:value-type="string" office:string-value="26700" table:formula="of:=[.D374]&amp;REPT(&quot;0&quot;;5-LEN([.D374]))" table:style-name="ce5">
            <text:p>26700</text:p>
          </table:table-cell>
          <table:table-cell office:value-type="string" table:style-name="ce4">
            <text:p>Manufacture of optical instruments and photographic equipment</text:p>
          </table:table-cell>
          <table:table-cell table:number-columns-repeated="16378"/>
        </table:table-row>
        <table:table-row table:style-name="ro1">
          <table:table-cell office:value-type="string" table:style-name="ce2">
            <text:p>26.70/1</text:p>
          </table:table-cell>
          <table:table-cell office:value-type="string" table:style-name="ce4">
            <text:p>Manufacture of optical precision instruments</text:p>
          </table:table-cell>
          <table:table-cell office:value-type="string" office:string-value="2670/1" table:formula="of:=SUBSTITUTE([.A375];&quot;.&quot;;&quot;&quot;)" table:style-name="ce6">
            <text:p>2670/1</text:p>
          </table:table-cell>
          <table:table-cell office:value-type="string" office:string-value="26701" table:formula="of:=SUBSTITUTE([.C375];&quot;/&quot;;&quot;&quot;)" table:style-name="ce5">
            <text:p>26701</text:p>
          </table:table-cell>
          <table:table-cell office:value-type="string" office:string-value="26701" table:formula="of:=[.D375]&amp;REPT(&quot;0&quot;;5-LEN([.D375]))" table:style-name="ce5">
            <text:p>26701</text:p>
          </table:table-cell>
          <table:table-cell office:value-type="string" table:style-name="ce4">
            <text:p>Manufacture of optical precision instruments</text:p>
          </table:table-cell>
          <table:table-cell table:number-columns-repeated="16378"/>
        </table:table-row>
        <table:table-row table:style-name="ro1">
          <table:table-cell office:value-type="string" table:style-name="ce2">
            <text:p>26.70/2</text:p>
          </table:table-cell>
          <table:table-cell office:value-type="string" table:style-name="ce4">
            <text:p>Manufacture of photographic and cinematographic equipment</text:p>
          </table:table-cell>
          <table:table-cell office:value-type="string" office:string-value="2670/2" table:formula="of:=SUBSTITUTE([.A376];&quot;.&quot;;&quot;&quot;)" table:style-name="ce6">
            <text:p>2670/2</text:p>
          </table:table-cell>
          <table:table-cell office:value-type="string" office:string-value="26702" table:formula="of:=SUBSTITUTE([.C376];&quot;/&quot;;&quot;&quot;)" table:style-name="ce5">
            <text:p>26702</text:p>
          </table:table-cell>
          <table:table-cell office:value-type="string" office:string-value="26702" table:formula="of:=[.D376]&amp;REPT(&quot;0&quot;;5-LEN([.D376]))" table:style-name="ce5">
            <text:p>26702</text:p>
          </table:table-cell>
          <table:table-cell office:value-type="string" table:style-name="ce4">
            <text:p>Manufacture of photographic and cinematographic equipment</text:p>
          </table:table-cell>
          <table:table-cell table:number-columns-repeated="16378"/>
        </table:table-row>
        <table:table-row table:style-name="ro1">
          <table:table-cell office:value-type="string" table:style-name="ce2">
            <text:p>26.8</text:p>
          </table:table-cell>
          <table:table-cell office:value-type="string" table:style-name="ce4">
            <text:p>Manufacture of magnetic and optical media</text:p>
          </table:table-cell>
          <table:table-cell office:value-type="string" office:string-value="268" table:formula="of:=SUBSTITUTE([.A377];&quot;.&quot;;&quot;&quot;)" table:style-name="ce6">
            <text:p>268</text:p>
          </table:table-cell>
          <table:table-cell office:value-type="string" office:string-value="268" table:formula="of:=SUBSTITUTE([.C377];&quot;/&quot;;&quot;&quot;)" table:style-name="ce5">
            <text:p>268</text:p>
          </table:table-cell>
          <table:table-cell office:value-type="string" office:string-value="26800" table:formula="of:=[.D377]&amp;REPT(&quot;0&quot;;5-LEN([.D377]))" table:style-name="ce5">
            <text:p>26800</text:p>
          </table:table-cell>
          <table:table-cell office:value-type="string" table:style-name="ce4">
            <text:p>Manufacture of magnetic and optical media</text:p>
          </table:table-cell>
          <table:table-cell table:number-columns-repeated="16378"/>
        </table:table-row>
        <table:table-row table:style-name="ro1">
          <table:table-cell office:value-type="string" table:style-name="ce2">
            <text:p>26.80</text:p>
          </table:table-cell>
          <table:table-cell office:value-type="string" table:style-name="ce4">
            <text:p>Manufacture of magnetic and optical media</text:p>
          </table:table-cell>
          <table:table-cell office:value-type="string" office:string-value="2680" table:formula="of:=SUBSTITUTE([.A378];&quot;.&quot;;&quot;&quot;)" table:style-name="ce6">
            <text:p>2680</text:p>
          </table:table-cell>
          <table:table-cell office:value-type="string" office:string-value="2680" table:formula="of:=SUBSTITUTE([.C378];&quot;/&quot;;&quot;&quot;)" table:style-name="ce5">
            <text:p>2680</text:p>
          </table:table-cell>
          <table:table-cell office:value-type="string" office:string-value="26800" table:formula="of:=[.D378]&amp;REPT(&quot;0&quot;;5-LEN([.D378]))" table:style-name="ce5">
            <text:p>26800</text:p>
          </table:table-cell>
          <table:table-cell office:value-type="string" table:style-name="ce4">
            <text:p>Manufacture of magnetic and optical media</text:p>
          </table:table-cell>
          <table:table-cell table:number-columns-repeated="16378"/>
        </table:table-row>
        <table:table-row table:style-name="ro1">
          <table:table-cell office:value-type="string" table:style-name="ce2">
            <text:p>27</text:p>
          </table:table-cell>
          <table:table-cell office:value-type="string" table:style-name="ce4">
            <text:p>Manufacture of electrical equipment</text:p>
          </table:table-cell>
          <table:table-cell office:value-type="string" office:string-value="27" table:formula="of:=SUBSTITUTE([.A379];&quot;.&quot;;&quot;&quot;)" table:style-name="ce6">
            <text:p>27</text:p>
          </table:table-cell>
          <table:table-cell office:value-type="string" office:string-value="27" table:formula="of:=SUBSTITUTE([.C379];&quot;/&quot;;&quot;&quot;)" table:style-name="ce5">
            <text:p>27</text:p>
          </table:table-cell>
          <table:table-cell office:value-type="string" office:string-value="27000" table:formula="of:=[.D379]&amp;REPT(&quot;0&quot;;5-LEN([.D379]))" table:style-name="ce5">
            <text:p>27000</text:p>
          </table:table-cell>
          <table:table-cell office:value-type="string" table:style-name="ce4">
            <text:p>Manufacture of electrical equipment</text:p>
          </table:table-cell>
          <table:table-cell table:number-columns-repeated="16378"/>
        </table:table-row>
        <table:table-row table:style-name="ro1">
          <table:table-cell office:value-type="string" table:style-name="ce2">
            <text:p>27.1</text:p>
          </table:table-cell>
          <table:table-cell office:value-type="string" table:style-name="ce4">
            <text:p>Manufacture of electric motors, generators, transformers and electricity distribution and control apparatus</text:p>
          </table:table-cell>
          <table:table-cell office:value-type="string" office:string-value="271" table:formula="of:=SUBSTITUTE([.A380];&quot;.&quot;;&quot;&quot;)" table:style-name="ce6">
            <text:p>271</text:p>
          </table:table-cell>
          <table:table-cell office:value-type="string" office:string-value="271" table:formula="of:=SUBSTITUTE([.C380];&quot;/&quot;;&quot;&quot;)" table:style-name="ce5">
            <text:p>271</text:p>
          </table:table-cell>
          <table:table-cell office:value-type="string" office:string-value="27100" table:formula="of:=[.D380]&amp;REPT(&quot;0&quot;;5-LEN([.D380]))" table:style-name="ce5">
            <text:p>27100</text:p>
          </table:table-cell>
          <table:table-cell office:value-type="string" table:style-name="ce4">
            <text:p>Manufacture of electric motors, generators, transformers and electricity distribution and control apparatus</text:p>
          </table:table-cell>
          <table:table-cell table:number-columns-repeated="16378"/>
        </table:table-row>
        <table:table-row table:style-name="ro1">
          <table:table-cell office:value-type="string" table:style-name="ce2">
            <text:p>27.11</text:p>
          </table:table-cell>
          <table:table-cell office:value-type="string" table:style-name="ce4">
            <text:p>Manufacture of electric motors, generators and transformers</text:p>
          </table:table-cell>
          <table:table-cell office:value-type="string" office:string-value="2711" table:formula="of:=SUBSTITUTE([.A381];&quot;.&quot;;&quot;&quot;)" table:style-name="ce6">
            <text:p>2711</text:p>
          </table:table-cell>
          <table:table-cell office:value-type="string" office:string-value="2711" table:formula="of:=SUBSTITUTE([.C381];&quot;/&quot;;&quot;&quot;)" table:style-name="ce5">
            <text:p>2711</text:p>
          </table:table-cell>
          <table:table-cell office:value-type="string" office:string-value="27110" table:formula="of:=[.D381]&amp;REPT(&quot;0&quot;;5-LEN([.D381]))" table:style-name="ce5">
            <text:p>27110</text:p>
          </table:table-cell>
          <table:table-cell office:value-type="string" table:style-name="ce4">
            <text:p>Manufacture of electric motors, generators and transformers</text:p>
          </table:table-cell>
          <table:table-cell table:number-columns-repeated="16378"/>
        </table:table-row>
        <table:table-row table:style-name="ro1">
          <table:table-cell office:value-type="string" table:style-name="ce2">
            <text:p>27.12</text:p>
          </table:table-cell>
          <table:table-cell office:value-type="string" table:style-name="ce4">
            <text:p>Manufacture of electricity distribution and control apparatus</text:p>
          </table:table-cell>
          <table:table-cell office:value-type="string" office:string-value="2712" table:formula="of:=SUBSTITUTE([.A382];&quot;.&quot;;&quot;&quot;)" table:style-name="ce6">
            <text:p>2712</text:p>
          </table:table-cell>
          <table:table-cell office:value-type="string" office:string-value="2712" table:formula="of:=SUBSTITUTE([.C382];&quot;/&quot;;&quot;&quot;)" table:style-name="ce5">
            <text:p>2712</text:p>
          </table:table-cell>
          <table:table-cell office:value-type="string" office:string-value="27120" table:formula="of:=[.D382]&amp;REPT(&quot;0&quot;;5-LEN([.D382]))" table:style-name="ce5">
            <text:p>27120</text:p>
          </table:table-cell>
          <table:table-cell office:value-type="string" table:style-name="ce4">
            <text:p>Manufacture of electricity distribution and control apparatus</text:p>
          </table:table-cell>
          <table:table-cell table:number-columns-repeated="16378"/>
        </table:table-row>
        <table:table-row table:style-name="ro1">
          <table:table-cell office:value-type="string" table:style-name="ce2">
            <text:p>27.2</text:p>
          </table:table-cell>
          <table:table-cell office:value-type="string" table:style-name="ce4">
            <text:p>Manufacture of batteries and accumulators</text:p>
          </table:table-cell>
          <table:table-cell office:value-type="string" office:string-value="272" table:formula="of:=SUBSTITUTE([.A383];&quot;.&quot;;&quot;&quot;)" table:style-name="ce6">
            <text:p>272</text:p>
          </table:table-cell>
          <table:table-cell office:value-type="string" office:string-value="272" table:formula="of:=SUBSTITUTE([.C383];&quot;/&quot;;&quot;&quot;)" table:style-name="ce5">
            <text:p>272</text:p>
          </table:table-cell>
          <table:table-cell office:value-type="string" office:string-value="27200" table:formula="of:=[.D383]&amp;REPT(&quot;0&quot;;5-LEN([.D383]))" table:style-name="ce5">
            <text:p>27200</text:p>
          </table:table-cell>
          <table:table-cell office:value-type="string" table:style-name="ce4">
            <text:p>Manufacture of batteries and accumulators</text:p>
          </table:table-cell>
          <table:table-cell table:number-columns-repeated="16378"/>
        </table:table-row>
        <table:table-row table:style-name="ro1">
          <table:table-cell office:value-type="string" table:style-name="ce2">
            <text:p>27.20</text:p>
          </table:table-cell>
          <table:table-cell office:value-type="string" table:style-name="ce4">
            <text:p>Manufacture of batteries and accumulators</text:p>
          </table:table-cell>
          <table:table-cell office:value-type="string" office:string-value="2720" table:formula="of:=SUBSTITUTE([.A384];&quot;.&quot;;&quot;&quot;)" table:style-name="ce6">
            <text:p>2720</text:p>
          </table:table-cell>
          <table:table-cell office:value-type="string" office:string-value="2720" table:formula="of:=SUBSTITUTE([.C384];&quot;/&quot;;&quot;&quot;)" table:style-name="ce5">
            <text:p>2720</text:p>
          </table:table-cell>
          <table:table-cell office:value-type="string" office:string-value="27200" table:formula="of:=[.D384]&amp;REPT(&quot;0&quot;;5-LEN([.D384]))" table:style-name="ce5">
            <text:p>27200</text:p>
          </table:table-cell>
          <table:table-cell office:value-type="string" table:style-name="ce4">
            <text:p>Manufacture of batteries and accumulators</text:p>
          </table:table-cell>
          <table:table-cell table:number-columns-repeated="16378"/>
        </table:table-row>
        <table:table-row table:style-name="ro1">
          <table:table-cell office:value-type="string" table:style-name="ce2">
            <text:p>27.3</text:p>
          </table:table-cell>
          <table:table-cell office:value-type="string" table:style-name="ce4">
            <text:p>Manufacture of wiring and wiring devices</text:p>
          </table:table-cell>
          <table:table-cell office:value-type="string" office:string-value="273" table:formula="of:=SUBSTITUTE([.A385];&quot;.&quot;;&quot;&quot;)" table:style-name="ce6">
            <text:p>273</text:p>
          </table:table-cell>
          <table:table-cell office:value-type="string" office:string-value="273" table:formula="of:=SUBSTITUTE([.C385];&quot;/&quot;;&quot;&quot;)" table:style-name="ce5">
            <text:p>273</text:p>
          </table:table-cell>
          <table:table-cell office:value-type="string" office:string-value="27300" table:formula="of:=[.D385]&amp;REPT(&quot;0&quot;;5-LEN([.D385]))" table:style-name="ce5">
            <text:p>27300</text:p>
          </table:table-cell>
          <table:table-cell office:value-type="string" table:style-name="ce4">
            <text:p>Manufacture of wiring and wiring devices</text:p>
          </table:table-cell>
          <table:table-cell table:number-columns-repeated="16378"/>
        </table:table-row>
        <table:table-row table:style-name="ro1">
          <table:table-cell office:value-type="string" table:style-name="ce2">
            <text:p>27.31</text:p>
          </table:table-cell>
          <table:table-cell office:value-type="string" table:style-name="ce4">
            <text:p>Manufacture of fibre optic cables</text:p>
          </table:table-cell>
          <table:table-cell office:value-type="string" office:string-value="2731" table:formula="of:=SUBSTITUTE([.A386];&quot;.&quot;;&quot;&quot;)" table:style-name="ce6">
            <text:p>2731</text:p>
          </table:table-cell>
          <table:table-cell office:value-type="string" office:string-value="2731" table:formula="of:=SUBSTITUTE([.C386];&quot;/&quot;;&quot;&quot;)" table:style-name="ce5">
            <text:p>2731</text:p>
          </table:table-cell>
          <table:table-cell office:value-type="string" office:string-value="27310" table:formula="of:=[.D386]&amp;REPT(&quot;0&quot;;5-LEN([.D386]))" table:style-name="ce5">
            <text:p>27310</text:p>
          </table:table-cell>
          <table:table-cell office:value-type="string" table:style-name="ce4">
            <text:p>Manufacture of fibre optic cables</text:p>
          </table:table-cell>
          <table:table-cell table:number-columns-repeated="16378"/>
        </table:table-row>
        <table:table-row table:style-name="ro1">
          <table:table-cell office:value-type="string" table:style-name="ce2">
            <text:p>27.32</text:p>
          </table:table-cell>
          <table:table-cell office:value-type="string" table:style-name="ce4">
            <text:p>Manufacture of other electronic and electric wires and cables</text:p>
          </table:table-cell>
          <table:table-cell office:value-type="string" office:string-value="2732" table:formula="of:=SUBSTITUTE([.A387];&quot;.&quot;;&quot;&quot;)" table:style-name="ce6">
            <text:p>2732</text:p>
          </table:table-cell>
          <table:table-cell office:value-type="string" office:string-value="2732" table:formula="of:=SUBSTITUTE([.C387];&quot;/&quot;;&quot;&quot;)" table:style-name="ce5">
            <text:p>2732</text:p>
          </table:table-cell>
          <table:table-cell office:value-type="string" office:string-value="27320" table:formula="of:=[.D387]&amp;REPT(&quot;0&quot;;5-LEN([.D387]))" table:style-name="ce5">
            <text:p>27320</text:p>
          </table:table-cell>
          <table:table-cell office:value-type="string" table:style-name="ce4">
            <text:p>Manufacture of other electronic and electric wires and cables</text:p>
          </table:table-cell>
          <table:table-cell table:number-columns-repeated="16378"/>
        </table:table-row>
        <table:table-row table:style-name="ro1">
          <table:table-cell office:value-type="string" table:style-name="ce2">
            <text:p>27.33</text:p>
          </table:table-cell>
          <table:table-cell office:value-type="string" table:style-name="ce4">
            <text:p>Manufacture of wiring devices</text:p>
          </table:table-cell>
          <table:table-cell office:value-type="string" office:string-value="2733" table:formula="of:=SUBSTITUTE([.A388];&quot;.&quot;;&quot;&quot;)" table:style-name="ce6">
            <text:p>2733</text:p>
          </table:table-cell>
          <table:table-cell office:value-type="string" office:string-value="2733" table:formula="of:=SUBSTITUTE([.C388];&quot;/&quot;;&quot;&quot;)" table:style-name="ce5">
            <text:p>2733</text:p>
          </table:table-cell>
          <table:table-cell office:value-type="string" office:string-value="27330" table:formula="of:=[.D388]&amp;REPT(&quot;0&quot;;5-LEN([.D388]))" table:style-name="ce5">
            <text:p>27330</text:p>
          </table:table-cell>
          <table:table-cell office:value-type="string" table:style-name="ce4">
            <text:p>Manufacture of wiring devices</text:p>
          </table:table-cell>
          <table:table-cell table:number-columns-repeated="16378"/>
        </table:table-row>
        <table:table-row table:style-name="ro1">
          <table:table-cell office:value-type="string" table:style-name="ce2">
            <text:p>27.4</text:p>
          </table:table-cell>
          <table:table-cell office:value-type="string" table:style-name="ce4">
            <text:p>Manufacture of electric lighting equipment</text:p>
          </table:table-cell>
          <table:table-cell office:value-type="string" office:string-value="274" table:formula="of:=SUBSTITUTE([.A389];&quot;.&quot;;&quot;&quot;)" table:style-name="ce6">
            <text:p>274</text:p>
          </table:table-cell>
          <table:table-cell office:value-type="string" office:string-value="274" table:formula="of:=SUBSTITUTE([.C389];&quot;/&quot;;&quot;&quot;)" table:style-name="ce5">
            <text:p>274</text:p>
          </table:table-cell>
          <table:table-cell office:value-type="string" office:string-value="27400" table:formula="of:=[.D389]&amp;REPT(&quot;0&quot;;5-LEN([.D389]))" table:style-name="ce5">
            <text:p>27400</text:p>
          </table:table-cell>
          <table:table-cell office:value-type="string" table:style-name="ce4">
            <text:p>Manufacture of electric lighting equipment</text:p>
          </table:table-cell>
          <table:table-cell table:number-columns-repeated="16378"/>
        </table:table-row>
        <table:table-row table:style-name="ro1">
          <table:table-cell office:value-type="string" table:style-name="ce2">
            <text:p>27.40</text:p>
          </table:table-cell>
          <table:table-cell office:value-type="string" table:style-name="ce4">
            <text:p>Manufacture of electric lighting equipment</text:p>
          </table:table-cell>
          <table:table-cell office:value-type="string" office:string-value="2740" table:formula="of:=SUBSTITUTE([.A390];&quot;.&quot;;&quot;&quot;)" table:style-name="ce6">
            <text:p>2740</text:p>
          </table:table-cell>
          <table:table-cell office:value-type="string" office:string-value="2740" table:formula="of:=SUBSTITUTE([.C390];&quot;/&quot;;&quot;&quot;)" table:style-name="ce5">
            <text:p>2740</text:p>
          </table:table-cell>
          <table:table-cell office:value-type="string" office:string-value="27400" table:formula="of:=[.D390]&amp;REPT(&quot;0&quot;;5-LEN([.D390]))" table:style-name="ce5">
            <text:p>27400</text:p>
          </table:table-cell>
          <table:table-cell office:value-type="string" table:style-name="ce4">
            <text:p>Manufacture of electric lighting equipment</text:p>
          </table:table-cell>
          <table:table-cell table:number-columns-repeated="16378"/>
        </table:table-row>
        <table:table-row table:style-name="ro1">
          <table:table-cell office:value-type="string" table:style-name="ce2">
            <text:p>27.5</text:p>
          </table:table-cell>
          <table:table-cell office:value-type="string" table:style-name="ce4">
            <text:p>Manufacture of domestic appliances</text:p>
          </table:table-cell>
          <table:table-cell office:value-type="string" office:string-value="275" table:formula="of:=SUBSTITUTE([.A391];&quot;.&quot;;&quot;&quot;)" table:style-name="ce6">
            <text:p>275</text:p>
          </table:table-cell>
          <table:table-cell office:value-type="string" office:string-value="275" table:formula="of:=SUBSTITUTE([.C391];&quot;/&quot;;&quot;&quot;)" table:style-name="ce5">
            <text:p>275</text:p>
          </table:table-cell>
          <table:table-cell office:value-type="string" office:string-value="27500" table:formula="of:=[.D391]&amp;REPT(&quot;0&quot;;5-LEN([.D391]))" table:style-name="ce5">
            <text:p>27500</text:p>
          </table:table-cell>
          <table:table-cell office:value-type="string" table:style-name="ce4">
            <text:p>Manufacture of domestic appliances</text:p>
          </table:table-cell>
          <table:table-cell table:number-columns-repeated="16378"/>
        </table:table-row>
        <table:table-row table:style-name="ro1">
          <table:table-cell office:value-type="string" table:style-name="ce2">
            <text:p>27.51</text:p>
          </table:table-cell>
          <table:table-cell office:value-type="string" table:style-name="ce4">
            <text:p>Manufacture of electric domestic appliances</text:p>
          </table:table-cell>
          <table:table-cell office:value-type="string" office:string-value="2751" table:formula="of:=SUBSTITUTE([.A392];&quot;.&quot;;&quot;&quot;)" table:style-name="ce6">
            <text:p>2751</text:p>
          </table:table-cell>
          <table:table-cell office:value-type="string" office:string-value="2751" table:formula="of:=SUBSTITUTE([.C392];&quot;/&quot;;&quot;&quot;)" table:style-name="ce5">
            <text:p>2751</text:p>
          </table:table-cell>
          <table:table-cell office:value-type="string" office:string-value="27510" table:formula="of:=[.D392]&amp;REPT(&quot;0&quot;;5-LEN([.D392]))" table:style-name="ce5">
            <text:p>27510</text:p>
          </table:table-cell>
          <table:table-cell office:value-type="string" table:style-name="ce4">
            <text:p>Manufacture of electric domestic appliances</text:p>
          </table:table-cell>
          <table:table-cell table:number-columns-repeated="16378"/>
        </table:table-row>
        <table:table-row table:style-name="ro1">
          <table:table-cell office:value-type="string" table:style-name="ce2">
            <text:p>27.52</text:p>
          </table:table-cell>
          <table:table-cell office:value-type="string" table:style-name="ce4">
            <text:p>Manufacture of non-electric domestic appliances</text:p>
          </table:table-cell>
          <table:table-cell office:value-type="string" office:string-value="2752" table:formula="of:=SUBSTITUTE([.A393];&quot;.&quot;;&quot;&quot;)" table:style-name="ce6">
            <text:p>2752</text:p>
          </table:table-cell>
          <table:table-cell office:value-type="string" office:string-value="2752" table:formula="of:=SUBSTITUTE([.C393];&quot;/&quot;;&quot;&quot;)" table:style-name="ce5">
            <text:p>2752</text:p>
          </table:table-cell>
          <table:table-cell office:value-type="string" office:string-value="27520" table:formula="of:=[.D393]&amp;REPT(&quot;0&quot;;5-LEN([.D393]))" table:style-name="ce5">
            <text:p>27520</text:p>
          </table:table-cell>
          <table:table-cell office:value-type="string" table:style-name="ce4">
            <text:p>Manufacture of non-electric domestic appliances</text:p>
          </table:table-cell>
          <table:table-cell table:number-columns-repeated="16378"/>
        </table:table-row>
        <table:table-row table:style-name="ro1">
          <table:table-cell office:value-type="string" table:style-name="ce2">
            <text:p>27.9</text:p>
          </table:table-cell>
          <table:table-cell office:value-type="string" table:style-name="ce4">
            <text:p>Manufacture of other electrical equipment</text:p>
          </table:table-cell>
          <table:table-cell office:value-type="string" office:string-value="279" table:formula="of:=SUBSTITUTE([.A394];&quot;.&quot;;&quot;&quot;)" table:style-name="ce6">
            <text:p>279</text:p>
          </table:table-cell>
          <table:table-cell office:value-type="string" office:string-value="279" table:formula="of:=SUBSTITUTE([.C394];&quot;/&quot;;&quot;&quot;)" table:style-name="ce5">
            <text:p>279</text:p>
          </table:table-cell>
          <table:table-cell office:value-type="string" office:string-value="27900" table:formula="of:=[.D394]&amp;REPT(&quot;0&quot;;5-LEN([.D394]))" table:style-name="ce5">
            <text:p>27900</text:p>
          </table:table-cell>
          <table:table-cell office:value-type="string" table:style-name="ce4">
            <text:p>Manufacture of other electrical equipment</text:p>
          </table:table-cell>
          <table:table-cell table:number-columns-repeated="16378"/>
        </table:table-row>
        <table:table-row table:style-name="ro1">
          <table:table-cell office:value-type="string" table:style-name="ce2">
            <text:p>27.90</text:p>
          </table:table-cell>
          <table:table-cell office:value-type="string" table:style-name="ce4">
            <text:p>Manufacture of other electrical equipment</text:p>
          </table:table-cell>
          <table:table-cell office:value-type="string" office:string-value="2790" table:formula="of:=SUBSTITUTE([.A395];&quot;.&quot;;&quot;&quot;)" table:style-name="ce6">
            <text:p>2790</text:p>
          </table:table-cell>
          <table:table-cell office:value-type="string" office:string-value="2790" table:formula="of:=SUBSTITUTE([.C395];&quot;/&quot;;&quot;&quot;)" table:style-name="ce5">
            <text:p>2790</text:p>
          </table:table-cell>
          <table:table-cell office:value-type="string" office:string-value="27900" table:formula="of:=[.D395]&amp;REPT(&quot;0&quot;;5-LEN([.D395]))" table:style-name="ce5">
            <text:p>27900</text:p>
          </table:table-cell>
          <table:table-cell office:value-type="string" table:style-name="ce4">
            <text:p>Manufacture of other electrical equipment</text:p>
          </table:table-cell>
          <table:table-cell table:number-columns-repeated="16378"/>
        </table:table-row>
        <table:table-row table:style-name="ro1">
          <table:table-cell office:value-type="string" table:style-name="ce2">
            <text:p>28</text:p>
          </table:table-cell>
          <table:table-cell office:value-type="string" table:style-name="ce4">
            <text:p>Manufacture of machinery and equipment not elsewhere classified</text:p>
          </table:table-cell>
          <table:table-cell office:value-type="string" office:string-value="28" table:formula="of:=SUBSTITUTE([.A396];&quot;.&quot;;&quot;&quot;)" table:style-name="ce6">
            <text:p>28</text:p>
          </table:table-cell>
          <table:table-cell office:value-type="string" office:string-value="28" table:formula="of:=SUBSTITUTE([.C396];&quot;/&quot;;&quot;&quot;)" table:style-name="ce5">
            <text:p>28</text:p>
          </table:table-cell>
          <table:table-cell office:value-type="string" office:string-value="28000" table:formula="of:=[.D396]&amp;REPT(&quot;0&quot;;5-LEN([.D396]))" table:style-name="ce5">
            <text:p>28000</text:p>
          </table:table-cell>
          <table:table-cell office:value-type="string" table:style-name="ce4">
            <text:p>Manufacture of machinery and equipment not elsewhere classified</text:p>
          </table:table-cell>
          <table:table-cell table:number-columns-repeated="16378"/>
        </table:table-row>
        <table:table-row table:style-name="ro1">
          <table:table-cell office:value-type="string" table:style-name="ce2">
            <text:p>28.1</text:p>
          </table:table-cell>
          <table:table-cell office:value-type="string" table:style-name="ce4">
            <text:p>Manufacture of general-purpose machinery</text:p>
          </table:table-cell>
          <table:table-cell office:value-type="string" office:string-value="281" table:formula="of:=SUBSTITUTE([.A397];&quot;.&quot;;&quot;&quot;)" table:style-name="ce6">
            <text:p>281</text:p>
          </table:table-cell>
          <table:table-cell office:value-type="string" office:string-value="281" table:formula="of:=SUBSTITUTE([.C397];&quot;/&quot;;&quot;&quot;)" table:style-name="ce5">
            <text:p>281</text:p>
          </table:table-cell>
          <table:table-cell office:value-type="string" office:string-value="28100" table:formula="of:=[.D397]&amp;REPT(&quot;0&quot;;5-LEN([.D397]))" table:style-name="ce5">
            <text:p>28100</text:p>
          </table:table-cell>
          <table:table-cell office:value-type="string" table:style-name="ce4">
            <text:p>Manufacture of general-purpose machinery</text:p>
          </table:table-cell>
          <table:table-cell table:number-columns-repeated="16378"/>
        </table:table-row>
        <table:table-row table:style-name="ro1">
          <table:table-cell office:value-type="string" table:style-name="ce2">
            <text:p>28.11</text:p>
          </table:table-cell>
          <table:table-cell office:value-type="string" table:style-name="ce4">
            <text:p>Manufacture of engines and turbines, except aircraft, vehicle and cycle engines</text:p>
          </table:table-cell>
          <table:table-cell office:value-type="string" office:string-value="2811" table:formula="of:=SUBSTITUTE([.A398];&quot;.&quot;;&quot;&quot;)" table:style-name="ce6">
            <text:p>2811</text:p>
          </table:table-cell>
          <table:table-cell office:value-type="string" office:string-value="2811" table:formula="of:=SUBSTITUTE([.C398];&quot;/&quot;;&quot;&quot;)" table:style-name="ce5">
            <text:p>2811</text:p>
          </table:table-cell>
          <table:table-cell office:value-type="string" office:string-value="28110" table:formula="of:=[.D398]&amp;REPT(&quot;0&quot;;5-LEN([.D398]))" table:style-name="ce5">
            <text:p>28110</text:p>
          </table:table-cell>
          <table:table-cell office:value-type="string" table:style-name="ce4">
            <text:p>Manufacture of engines and turbines, except aircraft, vehicle and cycle engines</text:p>
          </table:table-cell>
          <table:table-cell table:number-columns-repeated="16378"/>
        </table:table-row>
        <table:table-row table:style-name="ro1">
          <table:table-cell office:value-type="string" table:style-name="ce2">
            <text:p>28.12</text:p>
          </table:table-cell>
          <table:table-cell office:value-type="string" table:style-name="ce4">
            <text:p>Manufacture of fluid power equipment</text:p>
          </table:table-cell>
          <table:table-cell office:value-type="string" office:string-value="2812" table:formula="of:=SUBSTITUTE([.A399];&quot;.&quot;;&quot;&quot;)" table:style-name="ce6">
            <text:p>2812</text:p>
          </table:table-cell>
          <table:table-cell office:value-type="string" office:string-value="2812" table:formula="of:=SUBSTITUTE([.C399];&quot;/&quot;;&quot;&quot;)" table:style-name="ce5">
            <text:p>2812</text:p>
          </table:table-cell>
          <table:table-cell office:value-type="string" office:string-value="28120" table:formula="of:=[.D399]&amp;REPT(&quot;0&quot;;5-LEN([.D399]))" table:style-name="ce5">
            <text:p>28120</text:p>
          </table:table-cell>
          <table:table-cell office:value-type="string" table:style-name="ce4">
            <text:p>Manufacture of fluid power equipment</text:p>
          </table:table-cell>
          <table:table-cell table:number-columns-repeated="16378"/>
        </table:table-row>
        <table:table-row table:style-name="ro1">
          <table:table-cell office:value-type="string" table:style-name="ce2">
            <text:p>28.13</text:p>
          </table:table-cell>
          <table:table-cell office:value-type="string" table:style-name="ce4">
            <text:p>Manufacture of other pumps and compressors</text:p>
          </table:table-cell>
          <table:table-cell office:value-type="string" office:string-value="2813" table:formula="of:=SUBSTITUTE([.A400];&quot;.&quot;;&quot;&quot;)" table:style-name="ce6">
            <text:p>2813</text:p>
          </table:table-cell>
          <table:table-cell office:value-type="string" office:string-value="2813" table:formula="of:=SUBSTITUTE([.C400];&quot;/&quot;;&quot;&quot;)" table:style-name="ce5">
            <text:p>2813</text:p>
          </table:table-cell>
          <table:table-cell office:value-type="string" office:string-value="28130" table:formula="of:=[.D400]&amp;REPT(&quot;0&quot;;5-LEN([.D400]))" table:style-name="ce5">
            <text:p>28130</text:p>
          </table:table-cell>
          <table:table-cell office:value-type="string" table:style-name="ce4">
            <text:p>Manufacture of other pumps and compressors</text:p>
          </table:table-cell>
          <table:table-cell table:number-columns-repeated="16378"/>
        </table:table-row>
        <table:table-row table:style-name="ro1">
          <table:table-cell office:value-type="string" table:style-name="ce2">
            <text:p>28.13/1</text:p>
          </table:table-cell>
          <table:table-cell office:value-type="string" table:style-name="ce4">
            <text:p>Manufacture of pumps</text:p>
          </table:table-cell>
          <table:table-cell office:value-type="string" office:string-value="2813/1" table:formula="of:=SUBSTITUTE([.A401];&quot;.&quot;;&quot;&quot;)" table:style-name="ce6">
            <text:p>2813/1</text:p>
          </table:table-cell>
          <table:table-cell office:value-type="string" office:string-value="28131" table:formula="of:=SUBSTITUTE([.C401];&quot;/&quot;;&quot;&quot;)" table:style-name="ce5">
            <text:p>28131</text:p>
          </table:table-cell>
          <table:table-cell office:value-type="string" office:string-value="28131" table:formula="of:=[.D401]&amp;REPT(&quot;0&quot;;5-LEN([.D401]))" table:style-name="ce5">
            <text:p>28131</text:p>
          </table:table-cell>
          <table:table-cell office:value-type="string" table:style-name="ce4">
            <text:p>Manufacture of pumps</text:p>
          </table:table-cell>
          <table:table-cell table:number-columns-repeated="16378"/>
        </table:table-row>
        <table:table-row table:style-name="ro1">
          <table:table-cell office:value-type="string" table:style-name="ce2">
            <text:p>28.13/2</text:p>
          </table:table-cell>
          <table:table-cell office:value-type="string" table:style-name="ce4">
            <text:p>Manufacture of compressors</text:p>
          </table:table-cell>
          <table:table-cell office:value-type="string" office:string-value="2813/2" table:formula="of:=SUBSTITUTE([.A402];&quot;.&quot;;&quot;&quot;)" table:style-name="ce6">
            <text:p>2813/2</text:p>
          </table:table-cell>
          <table:table-cell office:value-type="string" office:string-value="28132" table:formula="of:=SUBSTITUTE([.C402];&quot;/&quot;;&quot;&quot;)" table:style-name="ce5">
            <text:p>28132</text:p>
          </table:table-cell>
          <table:table-cell office:value-type="string" office:string-value="28132" table:formula="of:=[.D402]&amp;REPT(&quot;0&quot;;5-LEN([.D402]))" table:style-name="ce5">
            <text:p>28132</text:p>
          </table:table-cell>
          <table:table-cell office:value-type="string" table:style-name="ce4">
            <text:p>Manufacture of compressors</text:p>
          </table:table-cell>
          <table:table-cell table:number-columns-repeated="16378"/>
        </table:table-row>
        <table:table-row table:style-name="ro1">
          <table:table-cell office:value-type="string" table:style-name="ce2">
            <text:p>28.14</text:p>
          </table:table-cell>
          <table:table-cell office:value-type="string" table:style-name="ce4">
            <text:p>Manufacture of other taps and valves</text:p>
          </table:table-cell>
          <table:table-cell office:value-type="string" office:string-value="2814" table:formula="of:=SUBSTITUTE([.A403];&quot;.&quot;;&quot;&quot;)" table:style-name="ce6">
            <text:p>2814</text:p>
          </table:table-cell>
          <table:table-cell office:value-type="string" office:string-value="2814" table:formula="of:=SUBSTITUTE([.C403];&quot;/&quot;;&quot;&quot;)" table:style-name="ce5">
            <text:p>2814</text:p>
          </table:table-cell>
          <table:table-cell office:value-type="string" office:string-value="28140" table:formula="of:=[.D403]&amp;REPT(&quot;0&quot;;5-LEN([.D403]))" table:style-name="ce5">
            <text:p>28140</text:p>
          </table:table-cell>
          <table:table-cell office:value-type="string" table:style-name="ce4">
            <text:p>Manufacture of other taps and valves</text:p>
          </table:table-cell>
          <table:table-cell table:number-columns-repeated="16378"/>
        </table:table-row>
        <table:table-row table:style-name="ro1">
          <table:table-cell office:value-type="string" table:style-name="ce2">
            <text:p>28.15</text:p>
          </table:table-cell>
          <table:table-cell office:value-type="string" table:style-name="ce4">
            <text:p>Manufacture of bearings, gears, gearing and driving elements</text:p>
          </table:table-cell>
          <table:table-cell office:value-type="string" office:string-value="2815" table:formula="of:=SUBSTITUTE([.A404];&quot;.&quot;;&quot;&quot;)" table:style-name="ce6">
            <text:p>2815</text:p>
          </table:table-cell>
          <table:table-cell office:value-type="string" office:string-value="2815" table:formula="of:=SUBSTITUTE([.C404];&quot;/&quot;;&quot;&quot;)" table:style-name="ce5">
            <text:p>2815</text:p>
          </table:table-cell>
          <table:table-cell office:value-type="string" office:string-value="28150" table:formula="of:=[.D404]&amp;REPT(&quot;0&quot;;5-LEN([.D404]))" table:style-name="ce5">
            <text:p>28150</text:p>
          </table:table-cell>
          <table:table-cell office:value-type="string" table:style-name="ce4">
            <text:p>Manufacture of bearings, gears, gearing and driving elements</text:p>
          </table:table-cell>
          <table:table-cell table:number-columns-repeated="16378"/>
        </table:table-row>
        <table:table-row table:style-name="ro1">
          <table:table-cell office:value-type="string" table:style-name="ce2">
            <text:p>28.2</text:p>
          </table:table-cell>
          <table:table-cell office:value-type="string" table:style-name="ce4">
            <text:p>Manufacture of other general-purpose machinery</text:p>
          </table:table-cell>
          <table:table-cell office:value-type="string" office:string-value="282" table:formula="of:=SUBSTITUTE([.A405];&quot;.&quot;;&quot;&quot;)" table:style-name="ce6">
            <text:p>282</text:p>
          </table:table-cell>
          <table:table-cell office:value-type="string" office:string-value="282" table:formula="of:=SUBSTITUTE([.C405];&quot;/&quot;;&quot;&quot;)" table:style-name="ce5">
            <text:p>282</text:p>
          </table:table-cell>
          <table:table-cell office:value-type="string" office:string-value="28200" table:formula="of:=[.D405]&amp;REPT(&quot;0&quot;;5-LEN([.D405]))" table:style-name="ce5">
            <text:p>28200</text:p>
          </table:table-cell>
          <table:table-cell office:value-type="string" table:style-name="ce4">
            <text:p>Manufacture of other general-purpose machinery</text:p>
          </table:table-cell>
          <table:table-cell table:number-columns-repeated="16378"/>
        </table:table-row>
        <table:table-row table:style-name="ro1">
          <table:table-cell office:value-type="string" table:style-name="ce2">
            <text:p>28.21</text:p>
          </table:table-cell>
          <table:table-cell office:value-type="string" table:style-name="ce4">
            <text:p>Manufacture of ovens, furnaces and furnace burners</text:p>
          </table:table-cell>
          <table:table-cell office:value-type="string" office:string-value="2821" table:formula="of:=SUBSTITUTE([.A406];&quot;.&quot;;&quot;&quot;)" table:style-name="ce6">
            <text:p>2821</text:p>
          </table:table-cell>
          <table:table-cell office:value-type="string" office:string-value="2821" table:formula="of:=SUBSTITUTE([.C406];&quot;/&quot;;&quot;&quot;)" table:style-name="ce5">
            <text:p>2821</text:p>
          </table:table-cell>
          <table:table-cell office:value-type="string" office:string-value="28210" table:formula="of:=[.D406]&amp;REPT(&quot;0&quot;;5-LEN([.D406]))" table:style-name="ce5">
            <text:p>28210</text:p>
          </table:table-cell>
          <table:table-cell office:value-type="string" table:style-name="ce4">
            <text:p>Manufacture of ovens, furnaces and furnace burners</text:p>
          </table:table-cell>
          <table:table-cell table:number-columns-repeated="16378"/>
        </table:table-row>
        <table:table-row table:style-name="ro1">
          <table:table-cell office:value-type="string" table:style-name="ce2">
            <text:p>28.22</text:p>
          </table:table-cell>
          <table:table-cell office:value-type="string" table:style-name="ce4">
            <text:p>Manufacture of lifting and handling equipment</text:p>
          </table:table-cell>
          <table:table-cell office:value-type="string" office:string-value="2822" table:formula="of:=SUBSTITUTE([.A407];&quot;.&quot;;&quot;&quot;)" table:style-name="ce6">
            <text:p>2822</text:p>
          </table:table-cell>
          <table:table-cell office:value-type="string" office:string-value="2822" table:formula="of:=SUBSTITUTE([.C407];&quot;/&quot;;&quot;&quot;)" table:style-name="ce5">
            <text:p>2822</text:p>
          </table:table-cell>
          <table:table-cell office:value-type="string" office:string-value="28220" table:formula="of:=[.D407]&amp;REPT(&quot;0&quot;;5-LEN([.D407]))" table:style-name="ce5">
            <text:p>28220</text:p>
          </table:table-cell>
          <table:table-cell office:value-type="string" table:style-name="ce4">
            <text:p>Manufacture of lifting and handling equipment</text:p>
          </table:table-cell>
          <table:table-cell table:number-columns-repeated="16378"/>
        </table:table-row>
        <table:table-row table:style-name="ro1">
          <table:table-cell office:value-type="string" table:style-name="ce2">
            <text:p>28.23</text:p>
          </table:table-cell>
          <table:table-cell office:value-type="string" table:style-name="ce4">
            <text:p>Manufacture of office machinery and equipment (except computers and peripheral equipment)</text:p>
          </table:table-cell>
          <table:table-cell office:value-type="string" office:string-value="2823" table:formula="of:=SUBSTITUTE([.A408];&quot;.&quot;;&quot;&quot;)" table:style-name="ce6">
            <text:p>2823</text:p>
          </table:table-cell>
          <table:table-cell office:value-type="string" office:string-value="2823" table:formula="of:=SUBSTITUTE([.C408];&quot;/&quot;;&quot;&quot;)" table:style-name="ce5">
            <text:p>2823</text:p>
          </table:table-cell>
          <table:table-cell office:value-type="string" office:string-value="28230" table:formula="of:=[.D408]&amp;REPT(&quot;0&quot;;5-LEN([.D408]))" table:style-name="ce5">
            <text:p>28230</text:p>
          </table:table-cell>
          <table:table-cell office:value-type="string" table:style-name="ce4">
            <text:p>Manufacture of office machinery and equipment (except computers and peripheral equipment)</text:p>
          </table:table-cell>
          <table:table-cell table:number-columns-repeated="16378"/>
        </table:table-row>
        <table:table-row table:style-name="ro1">
          <table:table-cell office:value-type="string" table:style-name="ce2">
            <text:p>28.24</text:p>
          </table:table-cell>
          <table:table-cell office:value-type="string" table:style-name="ce4">
            <text:p>Manufacture of power-driven hand tools</text:p>
          </table:table-cell>
          <table:table-cell office:value-type="string" office:string-value="2824" table:formula="of:=SUBSTITUTE([.A409];&quot;.&quot;;&quot;&quot;)" table:style-name="ce6">
            <text:p>2824</text:p>
          </table:table-cell>
          <table:table-cell office:value-type="string" office:string-value="2824" table:formula="of:=SUBSTITUTE([.C409];&quot;/&quot;;&quot;&quot;)" table:style-name="ce5">
            <text:p>2824</text:p>
          </table:table-cell>
          <table:table-cell office:value-type="string" office:string-value="28240" table:formula="of:=[.D409]&amp;REPT(&quot;0&quot;;5-LEN([.D409]))" table:style-name="ce5">
            <text:p>28240</text:p>
          </table:table-cell>
          <table:table-cell office:value-type="string" table:style-name="ce4">
            <text:p>Manufacture of power-driven hand tools</text:p>
          </table:table-cell>
          <table:table-cell table:number-columns-repeated="16378"/>
        </table:table-row>
        <table:table-row table:style-name="ro1">
          <table:table-cell office:value-type="string" table:style-name="ce2">
            <text:p>28.25</text:p>
          </table:table-cell>
          <table:table-cell office:value-type="string" table:style-name="ce4">
            <text:p>Manufacture of non-domestic cooling and ventilation equipment</text:p>
          </table:table-cell>
          <table:table-cell office:value-type="string" office:string-value="2825" table:formula="of:=SUBSTITUTE([.A410];&quot;.&quot;;&quot;&quot;)" table:style-name="ce6">
            <text:p>2825</text:p>
          </table:table-cell>
          <table:table-cell office:value-type="string" office:string-value="2825" table:formula="of:=SUBSTITUTE([.C410];&quot;/&quot;;&quot;&quot;)" table:style-name="ce5">
            <text:p>2825</text:p>
          </table:table-cell>
          <table:table-cell office:value-type="string" office:string-value="28250" table:formula="of:=[.D410]&amp;REPT(&quot;0&quot;;5-LEN([.D410]))" table:style-name="ce5">
            <text:p>28250</text:p>
          </table:table-cell>
          <table:table-cell office:value-type="string" table:style-name="ce4">
            <text:p>Manufacture of non-domestic cooling and ventilation equipment</text:p>
          </table:table-cell>
          <table:table-cell table:number-columns-repeated="16378"/>
        </table:table-row>
        <table:table-row table:style-name="ro1">
          <table:table-cell office:value-type="string" table:style-name="ce2">
            <text:p>28.29</text:p>
          </table:table-cell>
          <table:table-cell office:value-type="string" table:style-name="ce4">
            <text:p>Manufacture of other general-purpose machinery not elsewhere classified</text:p>
          </table:table-cell>
          <table:table-cell office:value-type="string" office:string-value="2829" table:formula="of:=SUBSTITUTE([.A411];&quot;.&quot;;&quot;&quot;)" table:style-name="ce6">
            <text:p>2829</text:p>
          </table:table-cell>
          <table:table-cell office:value-type="string" office:string-value="2829" table:formula="of:=SUBSTITUTE([.C411];&quot;/&quot;;&quot;&quot;)" table:style-name="ce5">
            <text:p>2829</text:p>
          </table:table-cell>
          <table:table-cell office:value-type="string" office:string-value="28290" table:formula="of:=[.D411]&amp;REPT(&quot;0&quot;;5-LEN([.D411]))" table:style-name="ce5">
            <text:p>28290</text:p>
          </table:table-cell>
          <table:table-cell office:value-type="string" table:style-name="ce4">
            <text:p>Manufacture of other general-purpose machinery not elsewhere classified</text:p>
          </table:table-cell>
          <table:table-cell table:number-columns-repeated="16378"/>
        </table:table-row>
        <table:table-row table:style-name="ro1">
          <table:table-cell office:value-type="string" table:style-name="ce2">
            <text:p>28.3</text:p>
          </table:table-cell>
          <table:table-cell office:value-type="string" table:style-name="ce4">
            <text:p>Manufacture of agricultural and forestry machinery</text:p>
          </table:table-cell>
          <table:table-cell office:value-type="string" office:string-value="283" table:formula="of:=SUBSTITUTE([.A412];&quot;.&quot;;&quot;&quot;)" table:style-name="ce6">
            <text:p>283</text:p>
          </table:table-cell>
          <table:table-cell office:value-type="string" office:string-value="283" table:formula="of:=SUBSTITUTE([.C412];&quot;/&quot;;&quot;&quot;)" table:style-name="ce5">
            <text:p>283</text:p>
          </table:table-cell>
          <table:table-cell office:value-type="string" office:string-value="28300" table:formula="of:=[.D412]&amp;REPT(&quot;0&quot;;5-LEN([.D412]))" table:style-name="ce5">
            <text:p>28300</text:p>
          </table:table-cell>
          <table:table-cell office:value-type="string" table:style-name="ce4">
            <text:p>Manufacture of agricultural and forestry machinery</text:p>
          </table:table-cell>
          <table:table-cell table:number-columns-repeated="16378"/>
        </table:table-row>
        <table:table-row table:style-name="ro1">
          <table:table-cell office:value-type="string" table:style-name="ce2">
            <text:p>28.30</text:p>
          </table:table-cell>
          <table:table-cell office:value-type="string" table:style-name="ce4">
            <text:p>Manufacture of agricultural and forestry machinery</text:p>
          </table:table-cell>
          <table:table-cell office:value-type="string" office:string-value="2830" table:formula="of:=SUBSTITUTE([.A413];&quot;.&quot;;&quot;&quot;)" table:style-name="ce6">
            <text:p>2830</text:p>
          </table:table-cell>
          <table:table-cell office:value-type="string" office:string-value="2830" table:formula="of:=SUBSTITUTE([.C413];&quot;/&quot;;&quot;&quot;)" table:style-name="ce5">
            <text:p>2830</text:p>
          </table:table-cell>
          <table:table-cell office:value-type="string" office:string-value="28300" table:formula="of:=[.D413]&amp;REPT(&quot;0&quot;;5-LEN([.D413]))" table:style-name="ce5">
            <text:p>28300</text:p>
          </table:table-cell>
          <table:table-cell office:value-type="string" table:style-name="ce4">
            <text:p>Manufacture of agricultural and forestry machinery</text:p>
          </table:table-cell>
          <table:table-cell table:number-columns-repeated="16378"/>
        </table:table-row>
        <table:table-row table:style-name="ro1">
          <table:table-cell office:value-type="string" table:style-name="ce2">
            <text:p>28.30/1</text:p>
          </table:table-cell>
          <table:table-cell office:value-type="string" table:style-name="ce4">
            <text:p>Manufacture of agricultural tractors</text:p>
          </table:table-cell>
          <table:table-cell office:value-type="string" office:string-value="2830/1" table:formula="of:=SUBSTITUTE([.A414];&quot;.&quot;;&quot;&quot;)" table:style-name="ce6">
            <text:p>2830/1</text:p>
          </table:table-cell>
          <table:table-cell office:value-type="string" office:string-value="28301" table:formula="of:=SUBSTITUTE([.C414];&quot;/&quot;;&quot;&quot;)" table:style-name="ce5">
            <text:p>28301</text:p>
          </table:table-cell>
          <table:table-cell office:value-type="string" office:string-value="28301" table:formula="of:=[.D414]&amp;REPT(&quot;0&quot;;5-LEN([.D414]))" table:style-name="ce5">
            <text:p>28301</text:p>
          </table:table-cell>
          <table:table-cell office:value-type="string" table:style-name="ce4">
            <text:p>Manufacture of agricultural tractors</text:p>
          </table:table-cell>
          <table:table-cell table:number-columns-repeated="16378"/>
        </table:table-row>
        <table:table-row table:style-name="ro1">
          <table:table-cell office:value-type="string" table:style-name="ce2">
            <text:p>28.30/2</text:p>
          </table:table-cell>
          <table:table-cell office:value-type="string" table:style-name="ce4">
            <text:p>Manufacture of agricultural and forestry machinery (other than agricultural tractors)</text:p>
          </table:table-cell>
          <table:table-cell office:value-type="string" office:string-value="2830/2" table:formula="of:=SUBSTITUTE([.A415];&quot;.&quot;;&quot;&quot;)" table:style-name="ce6">
            <text:p>2830/2</text:p>
          </table:table-cell>
          <table:table-cell office:value-type="string" office:string-value="28302" table:formula="of:=SUBSTITUTE([.C415];&quot;/&quot;;&quot;&quot;)" table:style-name="ce5">
            <text:p>28302</text:p>
          </table:table-cell>
          <table:table-cell office:value-type="string" office:string-value="28302" table:formula="of:=[.D415]&amp;REPT(&quot;0&quot;;5-LEN([.D415]))" table:style-name="ce5">
            <text:p>28302</text:p>
          </table:table-cell>
          <table:table-cell office:value-type="string" table:style-name="ce4">
            <text:p>Manufacture of agricultural and forestry machinery (other than agricultural tractors)</text:p>
          </table:table-cell>
          <table:table-cell table:number-columns-repeated="16378"/>
        </table:table-row>
        <table:table-row table:style-name="ro1">
          <table:table-cell office:value-type="string" table:style-name="ce2">
            <text:p>28.4</text:p>
          </table:table-cell>
          <table:table-cell office:value-type="string" table:style-name="ce4">
            <text:p>Manufacture of metal forming machinery and machine tools</text:p>
          </table:table-cell>
          <table:table-cell office:value-type="string" office:string-value="284" table:formula="of:=SUBSTITUTE([.A416];&quot;.&quot;;&quot;&quot;)" table:style-name="ce6">
            <text:p>284</text:p>
          </table:table-cell>
          <table:table-cell office:value-type="string" office:string-value="284" table:formula="of:=SUBSTITUTE([.C416];&quot;/&quot;;&quot;&quot;)" table:style-name="ce5">
            <text:p>284</text:p>
          </table:table-cell>
          <table:table-cell office:value-type="string" office:string-value="28400" table:formula="of:=[.D416]&amp;REPT(&quot;0&quot;;5-LEN([.D416]))" table:style-name="ce5">
            <text:p>28400</text:p>
          </table:table-cell>
          <table:table-cell office:value-type="string" table:style-name="ce4">
            <text:p>Manufacture of metal forming machinery and machine tools</text:p>
          </table:table-cell>
          <table:table-cell table:number-columns-repeated="16378"/>
        </table:table-row>
        <table:table-row table:style-name="ro1">
          <table:table-cell office:value-type="string" table:style-name="ce2">
            <text:p>28.41</text:p>
          </table:table-cell>
          <table:table-cell office:value-type="string" table:style-name="ce4">
            <text:p>Manufacture of metal forming machinery</text:p>
          </table:table-cell>
          <table:table-cell office:value-type="string" office:string-value="2841" table:formula="of:=SUBSTITUTE([.A417];&quot;.&quot;;&quot;&quot;)" table:style-name="ce6">
            <text:p>2841</text:p>
          </table:table-cell>
          <table:table-cell office:value-type="string" office:string-value="2841" table:formula="of:=SUBSTITUTE([.C417];&quot;/&quot;;&quot;&quot;)" table:style-name="ce5">
            <text:p>2841</text:p>
          </table:table-cell>
          <table:table-cell office:value-type="string" office:string-value="28410" table:formula="of:=[.D417]&amp;REPT(&quot;0&quot;;5-LEN([.D417]))" table:style-name="ce5">
            <text:p>28410</text:p>
          </table:table-cell>
          <table:table-cell office:value-type="string" table:style-name="ce4">
            <text:p>Manufacture of metal forming machinery</text:p>
          </table:table-cell>
          <table:table-cell table:number-columns-repeated="16378"/>
        </table:table-row>
        <table:table-row table:style-name="ro1">
          <table:table-cell office:value-type="string" table:style-name="ce2">
            <text:p>28.49</text:p>
          </table:table-cell>
          <table:table-cell office:value-type="string" table:style-name="ce4">
            <text:p>Manufacture of other machine tools</text:p>
          </table:table-cell>
          <table:table-cell office:value-type="string" office:string-value="2849" table:formula="of:=SUBSTITUTE([.A418];&quot;.&quot;;&quot;&quot;)" table:style-name="ce6">
            <text:p>2849</text:p>
          </table:table-cell>
          <table:table-cell office:value-type="string" office:string-value="2849" table:formula="of:=SUBSTITUTE([.C418];&quot;/&quot;;&quot;&quot;)" table:style-name="ce5">
            <text:p>2849</text:p>
          </table:table-cell>
          <table:table-cell office:value-type="string" office:string-value="28490" table:formula="of:=[.D418]&amp;REPT(&quot;0&quot;;5-LEN([.D418]))" table:style-name="ce5">
            <text:p>28490</text:p>
          </table:table-cell>
          <table:table-cell office:value-type="string" table:style-name="ce4">
            <text:p>Manufacture of other machine tools</text:p>
          </table:table-cell>
          <table:table-cell table:number-columns-repeated="16378"/>
        </table:table-row>
        <table:table-row table:style-name="ro1">
          <table:table-cell office:value-type="string" table:style-name="ce2">
            <text:p>28.9</text:p>
          </table:table-cell>
          <table:table-cell office:value-type="string" table:style-name="ce4">
            <text:p>Manufacture of other special-purpose machinery</text:p>
          </table:table-cell>
          <table:table-cell office:value-type="string" office:string-value="289" table:formula="of:=SUBSTITUTE([.A419];&quot;.&quot;;&quot;&quot;)" table:style-name="ce6">
            <text:p>289</text:p>
          </table:table-cell>
          <table:table-cell office:value-type="string" office:string-value="289" table:formula="of:=SUBSTITUTE([.C419];&quot;/&quot;;&quot;&quot;)" table:style-name="ce5">
            <text:p>289</text:p>
          </table:table-cell>
          <table:table-cell office:value-type="string" office:string-value="28900" table:formula="of:=[.D419]&amp;REPT(&quot;0&quot;;5-LEN([.D419]))" table:style-name="ce5">
            <text:p>28900</text:p>
          </table:table-cell>
          <table:table-cell office:value-type="string" table:style-name="ce4">
            <text:p>Manufacture of other special-purpose machinery</text:p>
          </table:table-cell>
          <table:table-cell table:number-columns-repeated="16378"/>
        </table:table-row>
        <table:table-row table:style-name="ro1">
          <table:table-cell office:value-type="string" table:style-name="ce2">
            <text:p>28.91</text:p>
          </table:table-cell>
          <table:table-cell office:value-type="string" table:style-name="ce4">
            <text:p>Manufacture of machinery for metallurgy</text:p>
          </table:table-cell>
          <table:table-cell office:value-type="string" office:string-value="2891" table:formula="of:=SUBSTITUTE([.A420];&quot;.&quot;;&quot;&quot;)" table:style-name="ce6">
            <text:p>2891</text:p>
          </table:table-cell>
          <table:table-cell office:value-type="string" office:string-value="2891" table:formula="of:=SUBSTITUTE([.C420];&quot;/&quot;;&quot;&quot;)" table:style-name="ce5">
            <text:p>2891</text:p>
          </table:table-cell>
          <table:table-cell office:value-type="string" office:string-value="28910" table:formula="of:=[.D420]&amp;REPT(&quot;0&quot;;5-LEN([.D420]))" table:style-name="ce5">
            <text:p>28910</text:p>
          </table:table-cell>
          <table:table-cell office:value-type="string" table:style-name="ce4">
            <text:p>Manufacture of machinery for metallurgy</text:p>
          </table:table-cell>
          <table:table-cell table:number-columns-repeated="16378"/>
        </table:table-row>
        <table:table-row table:style-name="ro1">
          <table:table-cell office:value-type="string" table:style-name="ce2">
            <text:p>28.92</text:p>
          </table:table-cell>
          <table:table-cell office:value-type="string" table:style-name="ce4">
            <text:p>Manufacture of machinery for mining, quarrying and construction</text:p>
          </table:table-cell>
          <table:table-cell office:value-type="string" office:string-value="2892" table:formula="of:=SUBSTITUTE([.A421];&quot;.&quot;;&quot;&quot;)" table:style-name="ce6">
            <text:p>2892</text:p>
          </table:table-cell>
          <table:table-cell office:value-type="string" office:string-value="2892" table:formula="of:=SUBSTITUTE([.C421];&quot;/&quot;;&quot;&quot;)" table:style-name="ce5">
            <text:p>2892</text:p>
          </table:table-cell>
          <table:table-cell office:value-type="string" office:string-value="28920" table:formula="of:=[.D421]&amp;REPT(&quot;0&quot;;5-LEN([.D421]))" table:style-name="ce5">
            <text:p>28920</text:p>
          </table:table-cell>
          <table:table-cell office:value-type="string" table:style-name="ce4">
            <text:p>Manufacture of machinery for mining, quarrying and construction</text:p>
          </table:table-cell>
          <table:table-cell table:number-columns-repeated="16378"/>
        </table:table-row>
        <table:table-row table:style-name="ro1">
          <table:table-cell office:value-type="string" table:style-name="ce2">
            <text:p>28.92/1</text:p>
          </table:table-cell>
          <table:table-cell office:value-type="string" table:style-name="ce4">
            <text:p>Manufacture of machinery for mining</text:p>
          </table:table-cell>
          <table:table-cell office:value-type="string" office:string-value="2892/1" table:formula="of:=SUBSTITUTE([.A422];&quot;.&quot;;&quot;&quot;)" table:style-name="ce6">
            <text:p>2892/1</text:p>
          </table:table-cell>
          <table:table-cell office:value-type="string" office:string-value="28921" table:formula="of:=SUBSTITUTE([.C422];&quot;/&quot;;&quot;&quot;)" table:style-name="ce5">
            <text:p>28921</text:p>
          </table:table-cell>
          <table:table-cell office:value-type="string" office:string-value="28921" table:formula="of:=[.D422]&amp;REPT(&quot;0&quot;;5-LEN([.D422]))" table:style-name="ce5">
            <text:p>28921</text:p>
          </table:table-cell>
          <table:table-cell office:value-type="string" table:style-name="ce4">
            <text:p>Manufacture of machinery for mining</text:p>
          </table:table-cell>
          <table:table-cell table:number-columns-repeated="16378"/>
        </table:table-row>
        <table:table-row table:style-name="ro1">
          <table:table-cell office:value-type="string" table:style-name="ce2">
            <text:p>28.92/2</text:p>
          </table:table-cell>
          <table:table-cell office:value-type="string" table:style-name="ce4">
            <text:p>Manufacture of earthmoving equipment</text:p>
          </table:table-cell>
          <table:table-cell office:value-type="string" office:string-value="2892/2" table:formula="of:=SUBSTITUTE([.A423];&quot;.&quot;;&quot;&quot;)" table:style-name="ce6">
            <text:p>2892/2</text:p>
          </table:table-cell>
          <table:table-cell office:value-type="string" office:string-value="28922" table:formula="of:=SUBSTITUTE([.C423];&quot;/&quot;;&quot;&quot;)" table:style-name="ce5">
            <text:p>28922</text:p>
          </table:table-cell>
          <table:table-cell office:value-type="string" office:string-value="28922" table:formula="of:=[.D423]&amp;REPT(&quot;0&quot;;5-LEN([.D423]))" table:style-name="ce5">
            <text:p>28922</text:p>
          </table:table-cell>
          <table:table-cell office:value-type="string" table:style-name="ce4">
            <text:p>Manufacture of earthmoving equipment</text:p>
          </table:table-cell>
          <table:table-cell table:number-columns-repeated="16378"/>
        </table:table-row>
        <table:table-row table:style-name="ro1">
          <table:table-cell office:value-type="string" table:style-name="ce2">
            <text:p>28.92/3</text:p>
          </table:table-cell>
          <table:table-cell office:value-type="string" table:style-name="ce4">
            <text:p>Manufacture of equipment for concrete crushing and screening roadworks</text:p>
          </table:table-cell>
          <table:table-cell office:value-type="string" office:string-value="2892/3" table:formula="of:=SUBSTITUTE([.A424];&quot;.&quot;;&quot;&quot;)" table:style-name="ce6">
            <text:p>2892/3</text:p>
          </table:table-cell>
          <table:table-cell office:value-type="string" office:string-value="28923" table:formula="of:=SUBSTITUTE([.C424];&quot;/&quot;;&quot;&quot;)" table:style-name="ce5">
            <text:p>28923</text:p>
          </table:table-cell>
          <table:table-cell office:value-type="string" office:string-value="28923" table:formula="of:=[.D424]&amp;REPT(&quot;0&quot;;5-LEN([.D424]))" table:style-name="ce5">
            <text:p>28923</text:p>
          </table:table-cell>
          <table:table-cell office:value-type="string" table:style-name="ce4">
            <text:p>Manufacture of equipment for concrete crushing and screening roadworks</text:p>
          </table:table-cell>
          <table:table-cell table:number-columns-repeated="16378"/>
        </table:table-row>
        <table:table-row table:style-name="ro1">
          <table:table-cell office:value-type="string" table:style-name="ce2">
            <text:p>28.93</text:p>
          </table:table-cell>
          <table:table-cell office:value-type="string" table:style-name="ce4">
            <text:p>Manufacture of machinery for food, beverage and tobacco processing</text:p>
          </table:table-cell>
          <table:table-cell office:value-type="string" office:string-value="2893" table:formula="of:=SUBSTITUTE([.A425];&quot;.&quot;;&quot;&quot;)" table:style-name="ce6">
            <text:p>2893</text:p>
          </table:table-cell>
          <table:table-cell office:value-type="string" office:string-value="2893" table:formula="of:=SUBSTITUTE([.C425];&quot;/&quot;;&quot;&quot;)" table:style-name="ce5">
            <text:p>2893</text:p>
          </table:table-cell>
          <table:table-cell office:value-type="string" office:string-value="28930" table:formula="of:=[.D425]&amp;REPT(&quot;0&quot;;5-LEN([.D425]))" table:style-name="ce5">
            <text:p>28930</text:p>
          </table:table-cell>
          <table:table-cell office:value-type="string" table:style-name="ce4">
            <text:p>Manufacture of machinery for food, beverage and tobacco processing</text:p>
          </table:table-cell>
          <table:table-cell table:number-columns-repeated="16378"/>
        </table:table-row>
        <table:table-row table:style-name="ro1">
          <table:table-cell office:value-type="string" table:style-name="ce2">
            <text:p>28.94</text:p>
          </table:table-cell>
          <table:table-cell office:value-type="string" table:style-name="ce4">
            <text:p>Manufacture of machinery for textile, apparel and leather production</text:p>
          </table:table-cell>
          <table:table-cell office:value-type="string" office:string-value="2894" table:formula="of:=SUBSTITUTE([.A426];&quot;.&quot;;&quot;&quot;)" table:style-name="ce6">
            <text:p>2894</text:p>
          </table:table-cell>
          <table:table-cell office:value-type="string" office:string-value="2894" table:formula="of:=SUBSTITUTE([.C426];&quot;/&quot;;&quot;&quot;)" table:style-name="ce5">
            <text:p>2894</text:p>
          </table:table-cell>
          <table:table-cell office:value-type="string" office:string-value="28940" table:formula="of:=[.D426]&amp;REPT(&quot;0&quot;;5-LEN([.D426]))" table:style-name="ce5">
            <text:p>28940</text:p>
          </table:table-cell>
          <table:table-cell office:value-type="string" table:style-name="ce4">
            <text:p>Manufacture of machinery for textile, apparel and leather production</text:p>
          </table:table-cell>
          <table:table-cell table:number-columns-repeated="16378"/>
        </table:table-row>
        <table:table-row table:style-name="ro1">
          <table:table-cell office:value-type="string" table:style-name="ce2">
            <text:p>28.95</text:p>
          </table:table-cell>
          <table:table-cell office:value-type="string" table:style-name="ce4">
            <text:p>Manufacture of machinery for paper and paperboard production</text:p>
          </table:table-cell>
          <table:table-cell office:value-type="string" office:string-value="2895" table:formula="of:=SUBSTITUTE([.A427];&quot;.&quot;;&quot;&quot;)" table:style-name="ce6">
            <text:p>2895</text:p>
          </table:table-cell>
          <table:table-cell office:value-type="string" office:string-value="2895" table:formula="of:=SUBSTITUTE([.C427];&quot;/&quot;;&quot;&quot;)" table:style-name="ce5">
            <text:p>2895</text:p>
          </table:table-cell>
          <table:table-cell office:value-type="string" office:string-value="28950" table:formula="of:=[.D427]&amp;REPT(&quot;0&quot;;5-LEN([.D427]))" table:style-name="ce5">
            <text:p>28950</text:p>
          </table:table-cell>
          <table:table-cell office:value-type="string" table:style-name="ce4">
            <text:p>Manufacture of machinery for paper and paperboard production</text:p>
          </table:table-cell>
          <table:table-cell table:number-columns-repeated="16378"/>
        </table:table-row>
        <table:table-row table:style-name="ro1">
          <table:table-cell office:value-type="string" table:style-name="ce2">
            <text:p>28.96</text:p>
          </table:table-cell>
          <table:table-cell office:value-type="string" table:style-name="ce4">
            <text:p>Manufacture of plastics and rubber machinery</text:p>
          </table:table-cell>
          <table:table-cell office:value-type="string" office:string-value="2896" table:formula="of:=SUBSTITUTE([.A428];&quot;.&quot;;&quot;&quot;)" table:style-name="ce6">
            <text:p>2896</text:p>
          </table:table-cell>
          <table:table-cell office:value-type="string" office:string-value="2896" table:formula="of:=SUBSTITUTE([.C428];&quot;/&quot;;&quot;&quot;)" table:style-name="ce5">
            <text:p>2896</text:p>
          </table:table-cell>
          <table:table-cell office:value-type="string" office:string-value="28960" table:formula="of:=[.D428]&amp;REPT(&quot;0&quot;;5-LEN([.D428]))" table:style-name="ce5">
            <text:p>28960</text:p>
          </table:table-cell>
          <table:table-cell office:value-type="string" table:style-name="ce4">
            <text:p>Manufacture of plastics and rubber machinery</text:p>
          </table:table-cell>
          <table:table-cell table:number-columns-repeated="16378"/>
        </table:table-row>
        <table:table-row table:style-name="ro1">
          <table:table-cell office:value-type="string" table:style-name="ce2">
            <text:p>28.99</text:p>
          </table:table-cell>
          <table:table-cell office:value-type="string" table:style-name="ce4">
            <text:p>Manufacture of other special-purpose machinery not elsewhere classified</text:p>
          </table:table-cell>
          <table:table-cell office:value-type="string" office:string-value="2899" table:formula="of:=SUBSTITUTE([.A429];&quot;.&quot;;&quot;&quot;)" table:style-name="ce6">
            <text:p>2899</text:p>
          </table:table-cell>
          <table:table-cell office:value-type="string" office:string-value="2899" table:formula="of:=SUBSTITUTE([.C429];&quot;/&quot;;&quot;&quot;)" table:style-name="ce5">
            <text:p>2899</text:p>
          </table:table-cell>
          <table:table-cell office:value-type="string" office:string-value="28990" table:formula="of:=[.D429]&amp;REPT(&quot;0&quot;;5-LEN([.D429]))" table:style-name="ce5">
            <text:p>28990</text:p>
          </table:table-cell>
          <table:table-cell office:value-type="string" table:style-name="ce4">
            <text:p>Manufacture of other special-purpose machinery not elsewhere classified</text:p>
          </table:table-cell>
          <table:table-cell table:number-columns-repeated="16378"/>
        </table:table-row>
        <table:table-row table:style-name="ro1">
          <table:table-cell office:value-type="string" table:style-name="ce2">
            <text:p>29</text:p>
          </table:table-cell>
          <table:table-cell office:value-type="string" table:style-name="ce4">
            <text:p>Manufacture of motor vehicles, trailers and semi-trailers</text:p>
          </table:table-cell>
          <table:table-cell office:value-type="string" office:string-value="29" table:formula="of:=SUBSTITUTE([.A430];&quot;.&quot;;&quot;&quot;)" table:style-name="ce6">
            <text:p>29</text:p>
          </table:table-cell>
          <table:table-cell office:value-type="string" office:string-value="29" table:formula="of:=SUBSTITUTE([.C430];&quot;/&quot;;&quot;&quot;)" table:style-name="ce5">
            <text:p>29</text:p>
          </table:table-cell>
          <table:table-cell office:value-type="string" office:string-value="29000" table:formula="of:=[.D430]&amp;REPT(&quot;0&quot;;5-LEN([.D430]))" table:style-name="ce5">
            <text:p>29000</text:p>
          </table:table-cell>
          <table:table-cell office:value-type="string" table:style-name="ce4">
            <text:p>Manufacture of motor vehicles, trailers and semi-trailers</text:p>
          </table:table-cell>
          <table:table-cell table:number-columns-repeated="16378"/>
        </table:table-row>
        <table:table-row table:style-name="ro1">
          <table:table-cell office:value-type="string" table:style-name="ce2">
            <text:p>29.1</text:p>
          </table:table-cell>
          <table:table-cell office:value-type="string" table:style-name="ce4">
            <text:p>Manufacture of motor vehicles</text:p>
          </table:table-cell>
          <table:table-cell office:value-type="string" office:string-value="291" table:formula="of:=SUBSTITUTE([.A431];&quot;.&quot;;&quot;&quot;)" table:style-name="ce6">
            <text:p>291</text:p>
          </table:table-cell>
          <table:table-cell office:value-type="string" office:string-value="291" table:formula="of:=SUBSTITUTE([.C431];&quot;/&quot;;&quot;&quot;)" table:style-name="ce5">
            <text:p>291</text:p>
          </table:table-cell>
          <table:table-cell office:value-type="string" office:string-value="29100" table:formula="of:=[.D431]&amp;REPT(&quot;0&quot;;5-LEN([.D431]))" table:style-name="ce5">
            <text:p>29100</text:p>
          </table:table-cell>
          <table:table-cell office:value-type="string" table:style-name="ce4">
            <text:p>Manufacture of motor vehicles</text:p>
          </table:table-cell>
          <table:table-cell table:number-columns-repeated="16378"/>
        </table:table-row>
        <table:table-row table:style-name="ro1">
          <table:table-cell office:value-type="string" table:style-name="ce2">
            <text:p>29.10</text:p>
          </table:table-cell>
          <table:table-cell office:value-type="string" table:style-name="ce4">
            <text:p>Manufacture of motor vehicles</text:p>
          </table:table-cell>
          <table:table-cell office:value-type="string" office:string-value="2910" table:formula="of:=SUBSTITUTE([.A432];&quot;.&quot;;&quot;&quot;)" table:style-name="ce6">
            <text:p>2910</text:p>
          </table:table-cell>
          <table:table-cell office:value-type="string" office:string-value="2910" table:formula="of:=SUBSTITUTE([.C432];&quot;/&quot;;&quot;&quot;)" table:style-name="ce5">
            <text:p>2910</text:p>
          </table:table-cell>
          <table:table-cell office:value-type="string" office:string-value="29100" table:formula="of:=[.D432]&amp;REPT(&quot;0&quot;;5-LEN([.D432]))" table:style-name="ce5">
            <text:p>29100</text:p>
          </table:table-cell>
          <table:table-cell office:value-type="string" table:style-name="ce4">
            <text:p>Manufacture of motor vehicles</text:p>
          </table:table-cell>
          <table:table-cell table:number-columns-repeated="16378"/>
        </table:table-row>
        <table:table-row table:style-name="ro1">
          <table:table-cell office:value-type="string" table:style-name="ce2">
            <text:p>29.2</text:p>
          </table:table-cell>
          <table:table-cell office:value-type="string" table:style-name="ce4">
            <text:p>Manufacture of bodies (coachwork) for motor vehicles; manufacture of trailers and semi-trailers</text:p>
          </table:table-cell>
          <table:table-cell office:value-type="string" office:string-value="292" table:formula="of:=SUBSTITUTE([.A433];&quot;.&quot;;&quot;&quot;)" table:style-name="ce6">
            <text:p>292</text:p>
          </table:table-cell>
          <table:table-cell office:value-type="string" office:string-value="292" table:formula="of:=SUBSTITUTE([.C433];&quot;/&quot;;&quot;&quot;)" table:style-name="ce5">
            <text:p>292</text:p>
          </table:table-cell>
          <table:table-cell office:value-type="string" office:string-value="29200" table:formula="of:=[.D433]&amp;REPT(&quot;0&quot;;5-LEN([.D433]))" table:style-name="ce5">
            <text:p>29200</text:p>
          </table:table-cell>
          <table:table-cell office:value-type="string" table:style-name="ce4">
            <text:p>Manufacture of bodies (coachwork) for motor vehicles; manufacture of trailers and semi-trailers</text:p>
          </table:table-cell>
          <table:table-cell table:number-columns-repeated="16378"/>
        </table:table-row>
        <table:table-row table:style-name="ro1">
          <table:table-cell office:value-type="string" table:style-name="ce2">
            <text:p>29.20</text:p>
          </table:table-cell>
          <table:table-cell office:value-type="string" table:style-name="ce4">
            <text:p>Manufacture of bodies (coachwork) for motor vehicles; manufacture of trailers and semi-trailers</text:p>
          </table:table-cell>
          <table:table-cell office:value-type="string" office:string-value="2920" table:formula="of:=SUBSTITUTE([.A434];&quot;.&quot;;&quot;&quot;)" table:style-name="ce6">
            <text:p>2920</text:p>
          </table:table-cell>
          <table:table-cell office:value-type="string" office:string-value="2920" table:formula="of:=SUBSTITUTE([.C434];&quot;/&quot;;&quot;&quot;)" table:style-name="ce5">
            <text:p>2920</text:p>
          </table:table-cell>
          <table:table-cell office:value-type="string" office:string-value="29200" table:formula="of:=[.D434]&amp;REPT(&quot;0&quot;;5-LEN([.D434]))" table:style-name="ce5">
            <text:p>29200</text:p>
          </table:table-cell>
          <table:table-cell office:value-type="string" table:style-name="ce4">
            <text:p>Manufacture of bodies (coachwork) for motor vehicles; manufacture of trailers and semi-trailers</text:p>
          </table:table-cell>
          <table:table-cell table:number-columns-repeated="16378"/>
        </table:table-row>
        <table:table-row table:style-name="ro1">
          <table:table-cell office:value-type="string" table:style-name="ce2">
            <text:p>29.20/1</text:p>
          </table:table-cell>
          <table:table-cell office:value-type="string" table:style-name="ce4">
            <text:p>Manufacture of bodies (coachwork) for motor vehicles (except caravans)</text:p>
          </table:table-cell>
          <table:table-cell office:value-type="string" office:string-value="2920/1" table:formula="of:=SUBSTITUTE([.A435];&quot;.&quot;;&quot;&quot;)" table:style-name="ce6">
            <text:p>2920/1</text:p>
          </table:table-cell>
          <table:table-cell office:value-type="string" office:string-value="29201" table:formula="of:=SUBSTITUTE([.C435];&quot;/&quot;;&quot;&quot;)" table:style-name="ce5">
            <text:p>29201</text:p>
          </table:table-cell>
          <table:table-cell office:value-type="string" office:string-value="29201" table:formula="of:=[.D435]&amp;REPT(&quot;0&quot;;5-LEN([.D435]))" table:style-name="ce5">
            <text:p>29201</text:p>
          </table:table-cell>
          <table:table-cell office:value-type="string" table:style-name="ce4">
            <text:p>Manufacture of bodies (coachwork) for motor vehicles (except caravans)</text:p>
          </table:table-cell>
          <table:table-cell table:number-columns-repeated="16378"/>
        </table:table-row>
        <table:table-row table:style-name="ro1">
          <table:table-cell office:value-type="string" table:style-name="ce2">
            <text:p>29.20/2</text:p>
          </table:table-cell>
          <table:table-cell office:value-type="string" table:style-name="ce4">
            <text:p>Manufacture of trailers and semi-trailers</text:p>
          </table:table-cell>
          <table:table-cell office:value-type="string" office:string-value="2920/2" table:formula="of:=SUBSTITUTE([.A436];&quot;.&quot;;&quot;&quot;)" table:style-name="ce6">
            <text:p>2920/2</text:p>
          </table:table-cell>
          <table:table-cell office:value-type="string" office:string-value="29202" table:formula="of:=SUBSTITUTE([.C436];&quot;/&quot;;&quot;&quot;)" table:style-name="ce5">
            <text:p>29202</text:p>
          </table:table-cell>
          <table:table-cell office:value-type="string" office:string-value="29202" table:formula="of:=[.D436]&amp;REPT(&quot;0&quot;;5-LEN([.D436]))" table:style-name="ce5">
            <text:p>29202</text:p>
          </table:table-cell>
          <table:table-cell office:value-type="string" table:style-name="ce4">
            <text:p>Manufacture of trailers and semi-trailers</text:p>
          </table:table-cell>
          <table:table-cell table:number-columns-repeated="16378"/>
        </table:table-row>
        <table:table-row table:style-name="ro1">
          <table:table-cell office:value-type="string" table:style-name="ce2">
            <text:p>29.20/3</text:p>
          </table:table-cell>
          <table:table-cell office:value-type="string" table:style-name="ce4">
            <text:p>Manufacture of caravans</text:p>
          </table:table-cell>
          <table:table-cell office:value-type="string" office:string-value="2920/3" table:formula="of:=SUBSTITUTE([.A437];&quot;.&quot;;&quot;&quot;)" table:style-name="ce6">
            <text:p>2920/3</text:p>
          </table:table-cell>
          <table:table-cell office:value-type="string" office:string-value="29203" table:formula="of:=SUBSTITUTE([.C437];&quot;/&quot;;&quot;&quot;)" table:style-name="ce5">
            <text:p>29203</text:p>
          </table:table-cell>
          <table:table-cell office:value-type="string" office:string-value="29203" table:formula="of:=[.D437]&amp;REPT(&quot;0&quot;;5-LEN([.D437]))" table:style-name="ce5">
            <text:p>29203</text:p>
          </table:table-cell>
          <table:table-cell office:value-type="string" table:style-name="ce4">
            <text:p>Manufacture of caravans</text:p>
          </table:table-cell>
          <table:table-cell table:number-columns-repeated="16378"/>
        </table:table-row>
        <table:table-row table:style-name="ro1">
          <table:table-cell office:value-type="string" table:style-name="ce2">
            <text:p>29.3</text:p>
          </table:table-cell>
          <table:table-cell office:value-type="string" table:style-name="ce4">
            <text:p>Manufacture of parts and accessories for motor vehicles</text:p>
          </table:table-cell>
          <table:table-cell office:value-type="string" office:string-value="293" table:formula="of:=SUBSTITUTE([.A438];&quot;.&quot;;&quot;&quot;)" table:style-name="ce6">
            <text:p>293</text:p>
          </table:table-cell>
          <table:table-cell office:value-type="string" office:string-value="293" table:formula="of:=SUBSTITUTE([.C438];&quot;/&quot;;&quot;&quot;)" table:style-name="ce5">
            <text:p>293</text:p>
          </table:table-cell>
          <table:table-cell office:value-type="string" office:string-value="29300" table:formula="of:=[.D438]&amp;REPT(&quot;0&quot;;5-LEN([.D438]))" table:style-name="ce5">
            <text:p>29300</text:p>
          </table:table-cell>
          <table:table-cell office:value-type="string" table:style-name="ce4">
            <text:p>Manufacture of parts and accessories for motor vehicles</text:p>
          </table:table-cell>
          <table:table-cell table:number-columns-repeated="16378"/>
        </table:table-row>
        <table:table-row table:style-name="ro1">
          <table:table-cell office:value-type="string" table:style-name="ce2">
            <text:p>29.31</text:p>
          </table:table-cell>
          <table:table-cell office:value-type="string" table:style-name="ce4">
            <text:p>Manufacture of electrical and electronic equipment for motor vehicles</text:p>
          </table:table-cell>
          <table:table-cell office:value-type="string" office:string-value="2931" table:formula="of:=SUBSTITUTE([.A439];&quot;.&quot;;&quot;&quot;)" table:style-name="ce6">
            <text:p>2931</text:p>
          </table:table-cell>
          <table:table-cell office:value-type="string" office:string-value="2931" table:formula="of:=SUBSTITUTE([.C439];&quot;/&quot;;&quot;&quot;)" table:style-name="ce5">
            <text:p>2931</text:p>
          </table:table-cell>
          <table:table-cell office:value-type="string" office:string-value="29310" table:formula="of:=[.D439]&amp;REPT(&quot;0&quot;;5-LEN([.D439]))" table:style-name="ce5">
            <text:p>29310</text:p>
          </table:table-cell>
          <table:table-cell office:value-type="string" table:style-name="ce4">
            <text:p>Manufacture of electrical and electronic equipment for motor vehicles</text:p>
          </table:table-cell>
          <table:table-cell table:number-columns-repeated="16378"/>
        </table:table-row>
        <table:table-row table:style-name="ro1">
          <table:table-cell office:value-type="string" table:style-name="ce2">
            <text:p>29.32</text:p>
          </table:table-cell>
          <table:table-cell office:value-type="string" table:style-name="ce4">
            <text:p>Manufacture of other parts and accessories for motor vehicles</text:p>
          </table:table-cell>
          <table:table-cell office:value-type="string" office:string-value="2932" table:formula="of:=SUBSTITUTE([.A440];&quot;.&quot;;&quot;&quot;)" table:style-name="ce6">
            <text:p>2932</text:p>
          </table:table-cell>
          <table:table-cell office:value-type="string" office:string-value="2932" table:formula="of:=SUBSTITUTE([.C440];&quot;/&quot;;&quot;&quot;)" table:style-name="ce5">
            <text:p>2932</text:p>
          </table:table-cell>
          <table:table-cell office:value-type="string" office:string-value="29320" table:formula="of:=[.D440]&amp;REPT(&quot;0&quot;;5-LEN([.D440]))" table:style-name="ce5">
            <text:p>29320</text:p>
          </table:table-cell>
          <table:table-cell office:value-type="string" table:style-name="ce4">
            <text:p>Manufacture of other parts and accessories for motor vehicles</text:p>
          </table:table-cell>
          <table:table-cell table:number-columns-repeated="16378"/>
        </table:table-row>
        <table:table-row table:style-name="ro1">
          <table:table-cell office:value-type="string" table:style-name="ce2">
            <text:p>30</text:p>
          </table:table-cell>
          <table:table-cell office:value-type="string" table:style-name="ce4">
            <text:p>Manufacture of other transport equipment</text:p>
          </table:table-cell>
          <table:table-cell office:value-type="string" office:string-value="30" table:formula="of:=SUBSTITUTE([.A441];&quot;.&quot;;&quot;&quot;)" table:style-name="ce6">
            <text:p>30</text:p>
          </table:table-cell>
          <table:table-cell office:value-type="string" office:string-value="30" table:formula="of:=SUBSTITUTE([.C441];&quot;/&quot;;&quot;&quot;)" table:style-name="ce5">
            <text:p>30</text:p>
          </table:table-cell>
          <table:table-cell office:value-type="string" office:string-value="30000" table:formula="of:=[.D441]&amp;REPT(&quot;0&quot;;5-LEN([.D441]))" table:style-name="ce5">
            <text:p>30000</text:p>
          </table:table-cell>
          <table:table-cell office:value-type="string" table:style-name="ce4">
            <text:p>Manufacture of other transport equipment</text:p>
          </table:table-cell>
          <table:table-cell table:number-columns-repeated="16378"/>
        </table:table-row>
        <table:table-row table:style-name="ro1">
          <table:table-cell office:value-type="string" table:style-name="ce2">
            <text:p>30.1</text:p>
          </table:table-cell>
          <table:table-cell office:value-type="string" table:style-name="ce4">
            <text:p>Building of ships and boats</text:p>
          </table:table-cell>
          <table:table-cell office:value-type="string" office:string-value="301" table:formula="of:=SUBSTITUTE([.A442];&quot;.&quot;;&quot;&quot;)" table:style-name="ce6">
            <text:p>301</text:p>
          </table:table-cell>
          <table:table-cell office:value-type="string" office:string-value="301" table:formula="of:=SUBSTITUTE([.C442];&quot;/&quot;;&quot;&quot;)" table:style-name="ce5">
            <text:p>301</text:p>
          </table:table-cell>
          <table:table-cell office:value-type="string" office:string-value="30100" table:formula="of:=[.D442]&amp;REPT(&quot;0&quot;;5-LEN([.D442]))" table:style-name="ce5">
            <text:p>30100</text:p>
          </table:table-cell>
          <table:table-cell office:value-type="string" table:style-name="ce4">
            <text:p>Building of ships and boats</text:p>
          </table:table-cell>
          <table:table-cell table:number-columns-repeated="16378"/>
        </table:table-row>
        <table:table-row table:style-name="ro1">
          <table:table-cell office:value-type="string" table:style-name="ce2">
            <text:p>30.11</text:p>
          </table:table-cell>
          <table:table-cell office:value-type="string" table:style-name="ce4">
            <text:p>Building of ships and floating structures</text:p>
          </table:table-cell>
          <table:table-cell office:value-type="string" office:string-value="3011" table:formula="of:=SUBSTITUTE([.A443];&quot;.&quot;;&quot;&quot;)" table:style-name="ce6">
            <text:p>3011</text:p>
          </table:table-cell>
          <table:table-cell office:value-type="string" office:string-value="3011" table:formula="of:=SUBSTITUTE([.C443];&quot;/&quot;;&quot;&quot;)" table:style-name="ce5">
            <text:p>3011</text:p>
          </table:table-cell>
          <table:table-cell office:value-type="string" office:string-value="30110" table:formula="of:=[.D443]&amp;REPT(&quot;0&quot;;5-LEN([.D443]))" table:style-name="ce5">
            <text:p>30110</text:p>
          </table:table-cell>
          <table:table-cell office:value-type="string" table:style-name="ce4">
            <text:p>Building of ships and floating structures</text:p>
          </table:table-cell>
          <table:table-cell table:number-columns-repeated="16378"/>
        </table:table-row>
        <table:table-row table:style-name="ro1">
          <table:table-cell office:value-type="string" table:style-name="ce2">
            <text:p>30.12</text:p>
          </table:table-cell>
          <table:table-cell office:value-type="string" table:style-name="ce4">
            <text:p>Building of pleasure and sporting boats</text:p>
          </table:table-cell>
          <table:table-cell office:value-type="string" office:string-value="3012" table:formula="of:=SUBSTITUTE([.A444];&quot;.&quot;;&quot;&quot;)" table:style-name="ce6">
            <text:p>3012</text:p>
          </table:table-cell>
          <table:table-cell office:value-type="string" office:string-value="3012" table:formula="of:=SUBSTITUTE([.C444];&quot;/&quot;;&quot;&quot;)" table:style-name="ce5">
            <text:p>3012</text:p>
          </table:table-cell>
          <table:table-cell office:value-type="string" office:string-value="30120" table:formula="of:=[.D444]&amp;REPT(&quot;0&quot;;5-LEN([.D444]))" table:style-name="ce5">
            <text:p>30120</text:p>
          </table:table-cell>
          <table:table-cell office:value-type="string" table:style-name="ce4">
            <text:p>Building of pleasure and sporting boats</text:p>
          </table:table-cell>
          <table:table-cell table:number-columns-repeated="16378"/>
        </table:table-row>
        <table:table-row table:style-name="ro1">
          <table:table-cell office:value-type="string" table:style-name="ce2">
            <text:p>30.2</text:p>
          </table:table-cell>
          <table:table-cell office:value-type="string" table:style-name="ce4">
            <text:p>Manufacture of railway locomotives and rolling stock</text:p>
          </table:table-cell>
          <table:table-cell office:value-type="string" office:string-value="302" table:formula="of:=SUBSTITUTE([.A445];&quot;.&quot;;&quot;&quot;)" table:style-name="ce6">
            <text:p>302</text:p>
          </table:table-cell>
          <table:table-cell office:value-type="string" office:string-value="302" table:formula="of:=SUBSTITUTE([.C445];&quot;/&quot;;&quot;&quot;)" table:style-name="ce5">
            <text:p>302</text:p>
          </table:table-cell>
          <table:table-cell office:value-type="string" office:string-value="30200" table:formula="of:=[.D445]&amp;REPT(&quot;0&quot;;5-LEN([.D445]))" table:style-name="ce5">
            <text:p>30200</text:p>
          </table:table-cell>
          <table:table-cell office:value-type="string" table:style-name="ce4">
            <text:p>Manufacture of railway locomotives and rolling stock</text:p>
          </table:table-cell>
          <table:table-cell table:number-columns-repeated="16378"/>
        </table:table-row>
        <table:table-row table:style-name="ro1">
          <table:table-cell office:value-type="string" table:style-name="ce2">
            <text:p>30.20</text:p>
          </table:table-cell>
          <table:table-cell office:value-type="string" table:style-name="ce4">
            <text:p>Manufacture of railway locomotives and rolling stock</text:p>
          </table:table-cell>
          <table:table-cell office:value-type="string" office:string-value="3020" table:formula="of:=SUBSTITUTE([.A446];&quot;.&quot;;&quot;&quot;)" table:style-name="ce6">
            <text:p>3020</text:p>
          </table:table-cell>
          <table:table-cell office:value-type="string" office:string-value="3020" table:formula="of:=SUBSTITUTE([.C446];&quot;/&quot;;&quot;&quot;)" table:style-name="ce5">
            <text:p>3020</text:p>
          </table:table-cell>
          <table:table-cell office:value-type="string" office:string-value="30200" table:formula="of:=[.D446]&amp;REPT(&quot;0&quot;;5-LEN([.D446]))" table:style-name="ce5">
            <text:p>30200</text:p>
          </table:table-cell>
          <table:table-cell office:value-type="string" table:style-name="ce4">
            <text:p>Manufacture of railway locomotives and rolling stock</text:p>
          </table:table-cell>
          <table:table-cell table:number-columns-repeated="16378"/>
        </table:table-row>
        <table:table-row table:style-name="ro1">
          <table:table-cell office:value-type="string" table:style-name="ce2">
            <text:p>30.3</text:p>
          </table:table-cell>
          <table:table-cell office:value-type="string" table:style-name="ce4">
            <text:p>Manufacture of air and spacecraft and related machinery</text:p>
          </table:table-cell>
          <table:table-cell office:value-type="string" office:string-value="303" table:formula="of:=SUBSTITUTE([.A447];&quot;.&quot;;&quot;&quot;)" table:style-name="ce6">
            <text:p>303</text:p>
          </table:table-cell>
          <table:table-cell office:value-type="string" office:string-value="303" table:formula="of:=SUBSTITUTE([.C447];&quot;/&quot;;&quot;&quot;)" table:style-name="ce5">
            <text:p>303</text:p>
          </table:table-cell>
          <table:table-cell office:value-type="string" office:string-value="30300" table:formula="of:=[.D447]&amp;REPT(&quot;0&quot;;5-LEN([.D447]))" table:style-name="ce5">
            <text:p>30300</text:p>
          </table:table-cell>
          <table:table-cell office:value-type="string" table:style-name="ce4">
            <text:p>Manufacture of air and spacecraft and related machinery</text:p>
          </table:table-cell>
          <table:table-cell table:number-columns-repeated="16378"/>
        </table:table-row>
        <table:table-row table:style-name="ro1">
          <table:table-cell office:value-type="string" table:style-name="ce2">
            <text:p>30.30</text:p>
          </table:table-cell>
          <table:table-cell office:value-type="string" table:style-name="ce4">
            <text:p>Manufacture of air and spacecraft and related machinery</text:p>
          </table:table-cell>
          <table:table-cell office:value-type="string" office:string-value="3030" table:formula="of:=SUBSTITUTE([.A448];&quot;.&quot;;&quot;&quot;)" table:style-name="ce6">
            <text:p>3030</text:p>
          </table:table-cell>
          <table:table-cell office:value-type="string" office:string-value="3030" table:formula="of:=SUBSTITUTE([.C448];&quot;/&quot;;&quot;&quot;)" table:style-name="ce5">
            <text:p>3030</text:p>
          </table:table-cell>
          <table:table-cell office:value-type="string" office:string-value="30300" table:formula="of:=[.D448]&amp;REPT(&quot;0&quot;;5-LEN([.D448]))" table:style-name="ce5">
            <text:p>30300</text:p>
          </table:table-cell>
          <table:table-cell office:value-type="string" table:style-name="ce4">
            <text:p>Manufacture of air and spacecraft and related machinery</text:p>
          </table:table-cell>
          <table:table-cell table:number-columns-repeated="16378"/>
        </table:table-row>
        <table:table-row table:style-name="ro1">
          <table:table-cell office:value-type="string" table:style-name="ce2">
            <text:p>30.4</text:p>
          </table:table-cell>
          <table:table-cell office:value-type="string" table:style-name="ce4">
            <text:p>Manufacture of military fighting vehicles</text:p>
          </table:table-cell>
          <table:table-cell office:value-type="string" office:string-value="304" table:formula="of:=SUBSTITUTE([.A449];&quot;.&quot;;&quot;&quot;)" table:style-name="ce6">
            <text:p>304</text:p>
          </table:table-cell>
          <table:table-cell office:value-type="string" office:string-value="304" table:formula="of:=SUBSTITUTE([.C449];&quot;/&quot;;&quot;&quot;)" table:style-name="ce5">
            <text:p>304</text:p>
          </table:table-cell>
          <table:table-cell office:value-type="string" office:string-value="30400" table:formula="of:=[.D449]&amp;REPT(&quot;0&quot;;5-LEN([.D449]))" table:style-name="ce5">
            <text:p>30400</text:p>
          </table:table-cell>
          <table:table-cell office:value-type="string" table:style-name="ce4">
            <text:p>Manufacture of military fighting vehicles</text:p>
          </table:table-cell>
          <table:table-cell table:number-columns-repeated="16378"/>
        </table:table-row>
        <table:table-row table:style-name="ro1">
          <table:table-cell office:value-type="string" table:style-name="ce2">
            <text:p>30.40</text:p>
          </table:table-cell>
          <table:table-cell office:value-type="string" table:style-name="ce4">
            <text:p>Manufacture of military fighting vehicles</text:p>
          </table:table-cell>
          <table:table-cell office:value-type="string" office:string-value="3040" table:formula="of:=SUBSTITUTE([.A450];&quot;.&quot;;&quot;&quot;)" table:style-name="ce6">
            <text:p>3040</text:p>
          </table:table-cell>
          <table:table-cell office:value-type="string" office:string-value="3040" table:formula="of:=SUBSTITUTE([.C450];&quot;/&quot;;&quot;&quot;)" table:style-name="ce5">
            <text:p>3040</text:p>
          </table:table-cell>
          <table:table-cell office:value-type="string" office:string-value="30400" table:formula="of:=[.D450]&amp;REPT(&quot;0&quot;;5-LEN([.D450]))" table:style-name="ce5">
            <text:p>30400</text:p>
          </table:table-cell>
          <table:table-cell office:value-type="string" table:style-name="ce4">
            <text:p>Manufacture of military fighting vehicles</text:p>
          </table:table-cell>
          <table:table-cell table:number-columns-repeated="16378"/>
        </table:table-row>
        <table:table-row table:style-name="ro1">
          <table:table-cell office:value-type="string" table:style-name="ce2">
            <text:p>30.9</text:p>
          </table:table-cell>
          <table:table-cell office:value-type="string" table:style-name="ce4">
            <text:p>Manufacture of transport equipment not elsewhere classified</text:p>
          </table:table-cell>
          <table:table-cell office:value-type="string" office:string-value="309" table:formula="of:=SUBSTITUTE([.A451];&quot;.&quot;;&quot;&quot;)" table:style-name="ce6">
            <text:p>309</text:p>
          </table:table-cell>
          <table:table-cell office:value-type="string" office:string-value="309" table:formula="of:=SUBSTITUTE([.C451];&quot;/&quot;;&quot;&quot;)" table:style-name="ce5">
            <text:p>309</text:p>
          </table:table-cell>
          <table:table-cell office:value-type="string" office:string-value="30900" table:formula="of:=[.D451]&amp;REPT(&quot;0&quot;;5-LEN([.D451]))" table:style-name="ce5">
            <text:p>30900</text:p>
          </table:table-cell>
          <table:table-cell office:value-type="string" table:style-name="ce4">
            <text:p>Manufacture of transport equipment not elsewhere classified</text:p>
          </table:table-cell>
          <table:table-cell table:number-columns-repeated="16378"/>
        </table:table-row>
        <table:table-row table:style-name="ro1">
          <table:table-cell office:value-type="string" table:style-name="ce2">
            <text:p>30.91</text:p>
          </table:table-cell>
          <table:table-cell office:value-type="string" table:style-name="ce4">
            <text:p>Manufacture of motorcycles</text:p>
          </table:table-cell>
          <table:table-cell office:value-type="string" office:string-value="3091" table:formula="of:=SUBSTITUTE([.A452];&quot;.&quot;;&quot;&quot;)" table:style-name="ce6">
            <text:p>3091</text:p>
          </table:table-cell>
          <table:table-cell office:value-type="string" office:string-value="3091" table:formula="of:=SUBSTITUTE([.C452];&quot;/&quot;;&quot;&quot;)" table:style-name="ce5">
            <text:p>3091</text:p>
          </table:table-cell>
          <table:table-cell office:value-type="string" office:string-value="30910" table:formula="of:=[.D452]&amp;REPT(&quot;0&quot;;5-LEN([.D452]))" table:style-name="ce5">
            <text:p>30910</text:p>
          </table:table-cell>
          <table:table-cell office:value-type="string" table:style-name="ce4">
            <text:p>Manufacture of motorcycles</text:p>
          </table:table-cell>
          <table:table-cell table:number-columns-repeated="16378"/>
        </table:table-row>
        <table:table-row table:style-name="ro1">
          <table:table-cell office:value-type="string" table:style-name="ce2">
            <text:p>30.92</text:p>
          </table:table-cell>
          <table:table-cell office:value-type="string" table:style-name="ce4">
            <text:p>Manufacture of bicycles and invalid carriages</text:p>
          </table:table-cell>
          <table:table-cell office:value-type="string" office:string-value="3092" table:formula="of:=SUBSTITUTE([.A453];&quot;.&quot;;&quot;&quot;)" table:style-name="ce6">
            <text:p>3092</text:p>
          </table:table-cell>
          <table:table-cell office:value-type="string" office:string-value="3092" table:formula="of:=SUBSTITUTE([.C453];&quot;/&quot;;&quot;&quot;)" table:style-name="ce5">
            <text:p>3092</text:p>
          </table:table-cell>
          <table:table-cell office:value-type="string" office:string-value="30920" table:formula="of:=[.D453]&amp;REPT(&quot;0&quot;;5-LEN([.D453]))" table:style-name="ce5">
            <text:p>30920</text:p>
          </table:table-cell>
          <table:table-cell office:value-type="string" table:style-name="ce4">
            <text:p>Manufacture of bicycles and invalid carriages</text:p>
          </table:table-cell>
          <table:table-cell table:number-columns-repeated="16378"/>
        </table:table-row>
        <table:table-row table:style-name="ro1">
          <table:table-cell office:value-type="string" table:style-name="ce2">
            <text:p>30.99</text:p>
          </table:table-cell>
          <table:table-cell office:value-type="string" table:style-name="ce4">
            <text:p>Manufacture of other transport equipment not elsewhere classified</text:p>
          </table:table-cell>
          <table:table-cell office:value-type="string" office:string-value="3099" table:formula="of:=SUBSTITUTE([.A454];&quot;.&quot;;&quot;&quot;)" table:style-name="ce6">
            <text:p>3099</text:p>
          </table:table-cell>
          <table:table-cell office:value-type="string" office:string-value="3099" table:formula="of:=SUBSTITUTE([.C454];&quot;/&quot;;&quot;&quot;)" table:style-name="ce5">
            <text:p>3099</text:p>
          </table:table-cell>
          <table:table-cell office:value-type="string" office:string-value="30990" table:formula="of:=[.D454]&amp;REPT(&quot;0&quot;;5-LEN([.D454]))" table:style-name="ce5">
            <text:p>30990</text:p>
          </table:table-cell>
          <table:table-cell office:value-type="string" table:style-name="ce4">
            <text:p>Manufacture of other transport equipment not elsewhere classified</text:p>
          </table:table-cell>
          <table:table-cell table:number-columns-repeated="16378"/>
        </table:table-row>
        <table:table-row table:style-name="ro1">
          <table:table-cell office:value-type="string" table:style-name="ce2">
            <text:p>31</text:p>
          </table:table-cell>
          <table:table-cell office:value-type="string" table:style-name="ce4">
            <text:p>Manufacture of furniture</text:p>
          </table:table-cell>
          <table:table-cell office:value-type="string" office:string-value="31" table:formula="of:=SUBSTITUTE([.A455];&quot;.&quot;;&quot;&quot;)" table:style-name="ce6">
            <text:p>31</text:p>
          </table:table-cell>
          <table:table-cell office:value-type="string" office:string-value="31" table:formula="of:=SUBSTITUTE([.C455];&quot;/&quot;;&quot;&quot;)" table:style-name="ce5">
            <text:p>31</text:p>
          </table:table-cell>
          <table:table-cell office:value-type="string" office:string-value="31000" table:formula="of:=[.D455]&amp;REPT(&quot;0&quot;;5-LEN([.D455]))" table:style-name="ce5">
            <text:p>31000</text:p>
          </table:table-cell>
          <table:table-cell office:value-type="string" table:style-name="ce4">
            <text:p>Manufacture of furniture</text:p>
          </table:table-cell>
          <table:table-cell table:number-columns-repeated="16378"/>
        </table:table-row>
        <table:table-row table:style-name="ro1">
          <table:table-cell office:value-type="string" table:style-name="ce2">
            <text:p>31.0</text:p>
          </table:table-cell>
          <table:table-cell office:value-type="string" table:style-name="ce4">
            <text:p>Manufacture of furniture</text:p>
          </table:table-cell>
          <table:table-cell office:value-type="string" office:string-value="310" table:formula="of:=SUBSTITUTE([.A456];&quot;.&quot;;&quot;&quot;)" table:style-name="ce6">
            <text:p>310</text:p>
          </table:table-cell>
          <table:table-cell office:value-type="string" office:string-value="310" table:formula="of:=SUBSTITUTE([.C456];&quot;/&quot;;&quot;&quot;)" table:style-name="ce5">
            <text:p>310</text:p>
          </table:table-cell>
          <table:table-cell office:value-type="string" office:string-value="31000" table:formula="of:=[.D456]&amp;REPT(&quot;0&quot;;5-LEN([.D456]))" table:style-name="ce5">
            <text:p>31000</text:p>
          </table:table-cell>
          <table:table-cell office:value-type="string" table:style-name="ce4">
            <text:p>Manufacture of furniture</text:p>
          </table:table-cell>
          <table:table-cell table:number-columns-repeated="16378"/>
        </table:table-row>
        <table:table-row table:style-name="ro1">
          <table:table-cell office:value-type="string" table:style-name="ce2">
            <text:p>31.01</text:p>
          </table:table-cell>
          <table:table-cell office:value-type="string" table:style-name="ce4">
            <text:p>Manufacture of office and shop furniture</text:p>
          </table:table-cell>
          <table:table-cell office:value-type="string" office:string-value="3101" table:formula="of:=SUBSTITUTE([.A457];&quot;.&quot;;&quot;&quot;)" table:style-name="ce6">
            <text:p>3101</text:p>
          </table:table-cell>
          <table:table-cell office:value-type="string" office:string-value="3101" table:formula="of:=SUBSTITUTE([.C457];&quot;/&quot;;&quot;&quot;)" table:style-name="ce5">
            <text:p>3101</text:p>
          </table:table-cell>
          <table:table-cell office:value-type="string" office:string-value="31010" table:formula="of:=[.D457]&amp;REPT(&quot;0&quot;;5-LEN([.D457]))" table:style-name="ce5">
            <text:p>31010</text:p>
          </table:table-cell>
          <table:table-cell office:value-type="string" table:style-name="ce4">
            <text:p>Manufacture of office and shop furniture</text:p>
          </table:table-cell>
          <table:table-cell table:number-columns-repeated="16378"/>
        </table:table-row>
        <table:table-row table:style-name="ro1">
          <table:table-cell office:value-type="string" table:style-name="ce2">
            <text:p>31.02</text:p>
          </table:table-cell>
          <table:table-cell office:value-type="string" table:style-name="ce4">
            <text:p>Manufacture of kitchen furniture</text:p>
          </table:table-cell>
          <table:table-cell office:value-type="string" office:string-value="3102" table:formula="of:=SUBSTITUTE([.A458];&quot;.&quot;;&quot;&quot;)" table:style-name="ce6">
            <text:p>3102</text:p>
          </table:table-cell>
          <table:table-cell office:value-type="string" office:string-value="3102" table:formula="of:=SUBSTITUTE([.C458];&quot;/&quot;;&quot;&quot;)" table:style-name="ce5">
            <text:p>3102</text:p>
          </table:table-cell>
          <table:table-cell office:value-type="string" office:string-value="31020" table:formula="of:=[.D458]&amp;REPT(&quot;0&quot;;5-LEN([.D458]))" table:style-name="ce5">
            <text:p>31020</text:p>
          </table:table-cell>
          <table:table-cell office:value-type="string" table:style-name="ce4">
            <text:p>Manufacture of kitchen furniture</text:p>
          </table:table-cell>
          <table:table-cell table:number-columns-repeated="16378"/>
        </table:table-row>
        <table:table-row table:style-name="ro1">
          <table:table-cell office:value-type="string" table:style-name="ce2">
            <text:p>31.03</text:p>
          </table:table-cell>
          <table:table-cell office:value-type="string" table:style-name="ce4">
            <text:p>Manufacture of mattresses</text:p>
          </table:table-cell>
          <table:table-cell office:value-type="string" office:string-value="3103" table:formula="of:=SUBSTITUTE([.A459];&quot;.&quot;;&quot;&quot;)" table:style-name="ce6">
            <text:p>3103</text:p>
          </table:table-cell>
          <table:table-cell office:value-type="string" office:string-value="3103" table:formula="of:=SUBSTITUTE([.C459];&quot;/&quot;;&quot;&quot;)" table:style-name="ce5">
            <text:p>3103</text:p>
          </table:table-cell>
          <table:table-cell office:value-type="string" office:string-value="31030" table:formula="of:=[.D459]&amp;REPT(&quot;0&quot;;5-LEN([.D459]))" table:style-name="ce5">
            <text:p>31030</text:p>
          </table:table-cell>
          <table:table-cell office:value-type="string" table:style-name="ce4">
            <text:p>Manufacture of mattresses</text:p>
          </table:table-cell>
          <table:table-cell table:number-columns-repeated="16378"/>
        </table:table-row>
        <table:table-row table:style-name="ro1">
          <table:table-cell office:value-type="string" table:style-name="ce2">
            <text:p>31.09</text:p>
          </table:table-cell>
          <table:table-cell office:value-type="string" table:style-name="ce4">
            <text:p>Manufacture of other furniture</text:p>
          </table:table-cell>
          <table:table-cell office:value-type="string" office:string-value="3109" table:formula="of:=SUBSTITUTE([.A460];&quot;.&quot;;&quot;&quot;)" table:style-name="ce6">
            <text:p>3109</text:p>
          </table:table-cell>
          <table:table-cell office:value-type="string" office:string-value="3109" table:formula="of:=SUBSTITUTE([.C460];&quot;/&quot;;&quot;&quot;)" table:style-name="ce5">
            <text:p>3109</text:p>
          </table:table-cell>
          <table:table-cell office:value-type="string" office:string-value="31090" table:formula="of:=[.D460]&amp;REPT(&quot;0&quot;;5-LEN([.D460]))" table:style-name="ce5">
            <text:p>31090</text:p>
          </table:table-cell>
          <table:table-cell office:value-type="string" table:style-name="ce4">
            <text:p>Manufacture of other furniture</text:p>
          </table:table-cell>
          <table:table-cell table:number-columns-repeated="16378"/>
        </table:table-row>
        <table:table-row table:style-name="ro1">
          <table:table-cell office:value-type="string" table:style-name="ce2">
            <text:p>32</text:p>
          </table:table-cell>
          <table:table-cell office:value-type="string" table:style-name="ce4">
            <text:p>Other manufacturing</text:p>
          </table:table-cell>
          <table:table-cell office:value-type="string" office:string-value="32" table:formula="of:=SUBSTITUTE([.A461];&quot;.&quot;;&quot;&quot;)" table:style-name="ce6">
            <text:p>32</text:p>
          </table:table-cell>
          <table:table-cell office:value-type="string" office:string-value="32" table:formula="of:=SUBSTITUTE([.C461];&quot;/&quot;;&quot;&quot;)" table:style-name="ce5">
            <text:p>32</text:p>
          </table:table-cell>
          <table:table-cell office:value-type="string" office:string-value="32000" table:formula="of:=[.D461]&amp;REPT(&quot;0&quot;;5-LEN([.D461]))" table:style-name="ce5">
            <text:p>32000</text:p>
          </table:table-cell>
          <table:table-cell office:value-type="string" table:style-name="ce4">
            <text:p>Other manufacturing</text:p>
          </table:table-cell>
          <table:table-cell table:number-columns-repeated="16378"/>
        </table:table-row>
        <table:table-row table:style-name="ro1">
          <table:table-cell office:value-type="string" table:style-name="ce2">
            <text:p>32.1</text:p>
          </table:table-cell>
          <table:table-cell office:value-type="string" table:style-name="ce4">
            <text:p>Manufacture of jewellery, bijouterie and related articles</text:p>
          </table:table-cell>
          <table:table-cell office:value-type="string" office:string-value="321" table:formula="of:=SUBSTITUTE([.A462];&quot;.&quot;;&quot;&quot;)" table:style-name="ce6">
            <text:p>321</text:p>
          </table:table-cell>
          <table:table-cell office:value-type="string" office:string-value="321" table:formula="of:=SUBSTITUTE([.C462];&quot;/&quot;;&quot;&quot;)" table:style-name="ce5">
            <text:p>321</text:p>
          </table:table-cell>
          <table:table-cell office:value-type="string" office:string-value="32100" table:formula="of:=[.D462]&amp;REPT(&quot;0&quot;;5-LEN([.D462]))" table:style-name="ce5">
            <text:p>32100</text:p>
          </table:table-cell>
          <table:table-cell office:value-type="string" table:style-name="ce4">
            <text:p>Manufacture of jewellery, bijouterie and related articles</text:p>
          </table:table-cell>
          <table:table-cell table:number-columns-repeated="16378"/>
        </table:table-row>
        <table:table-row table:style-name="ro1">
          <table:table-cell office:value-type="string" table:style-name="ce2">
            <text:p>32.11</text:p>
          </table:table-cell>
          <table:table-cell office:value-type="string" table:style-name="ce4">
            <text:p>Striking of coins</text:p>
          </table:table-cell>
          <table:table-cell office:value-type="string" office:string-value="3211" table:formula="of:=SUBSTITUTE([.A463];&quot;.&quot;;&quot;&quot;)" table:style-name="ce6">
            <text:p>3211</text:p>
          </table:table-cell>
          <table:table-cell office:value-type="string" office:string-value="3211" table:formula="of:=SUBSTITUTE([.C463];&quot;/&quot;;&quot;&quot;)" table:style-name="ce5">
            <text:p>3211</text:p>
          </table:table-cell>
          <table:table-cell office:value-type="string" office:string-value="32110" table:formula="of:=[.D463]&amp;REPT(&quot;0&quot;;5-LEN([.D463]))" table:style-name="ce5">
            <text:p>32110</text:p>
          </table:table-cell>
          <table:table-cell office:value-type="string" table:style-name="ce4">
            <text:p>Striking of coins</text:p>
          </table:table-cell>
          <table:table-cell table:number-columns-repeated="16378"/>
        </table:table-row>
        <table:table-row table:style-name="ro1">
          <table:table-cell office:value-type="string" table:style-name="ce2">
            <text:p>32.12</text:p>
          </table:table-cell>
          <table:table-cell office:value-type="string" table:style-name="ce4">
            <text:p>Manufacture of jewellery and related articles</text:p>
          </table:table-cell>
          <table:table-cell office:value-type="string" office:string-value="3212" table:formula="of:=SUBSTITUTE([.A464];&quot;.&quot;;&quot;&quot;)" table:style-name="ce6">
            <text:p>3212</text:p>
          </table:table-cell>
          <table:table-cell office:value-type="string" office:string-value="3212" table:formula="of:=SUBSTITUTE([.C464];&quot;/&quot;;&quot;&quot;)" table:style-name="ce5">
            <text:p>3212</text:p>
          </table:table-cell>
          <table:table-cell office:value-type="string" office:string-value="32120" table:formula="of:=[.D464]&amp;REPT(&quot;0&quot;;5-LEN([.D464]))" table:style-name="ce5">
            <text:p>32120</text:p>
          </table:table-cell>
          <table:table-cell office:value-type="string" table:style-name="ce4">
            <text:p>Manufacture of jewellery and related articles</text:p>
          </table:table-cell>
          <table:table-cell table:number-columns-repeated="16378"/>
        </table:table-row>
        <table:table-row table:style-name="ro1">
          <table:table-cell office:value-type="string" table:style-name="ce2">
            <text:p>32.13</text:p>
          </table:table-cell>
          <table:table-cell office:value-type="string" table:style-name="ce4">
            <text:p>Manufacture of imitation jewellery and related articles</text:p>
          </table:table-cell>
          <table:table-cell office:value-type="string" office:string-value="3213" table:formula="of:=SUBSTITUTE([.A465];&quot;.&quot;;&quot;&quot;)" table:style-name="ce6">
            <text:p>3213</text:p>
          </table:table-cell>
          <table:table-cell office:value-type="string" office:string-value="3213" table:formula="of:=SUBSTITUTE([.C465];&quot;/&quot;;&quot;&quot;)" table:style-name="ce5">
            <text:p>3213</text:p>
          </table:table-cell>
          <table:table-cell office:value-type="string" office:string-value="32130" table:formula="of:=[.D465]&amp;REPT(&quot;0&quot;;5-LEN([.D465]))" table:style-name="ce5">
            <text:p>32130</text:p>
          </table:table-cell>
          <table:table-cell office:value-type="string" table:style-name="ce4">
            <text:p>Manufacture of imitation jewellery and related articles</text:p>
          </table:table-cell>
          <table:table-cell table:number-columns-repeated="16378"/>
        </table:table-row>
        <table:table-row table:style-name="ro1">
          <table:table-cell office:value-type="string" table:style-name="ce2">
            <text:p>32.2</text:p>
          </table:table-cell>
          <table:table-cell office:value-type="string" table:style-name="ce4">
            <text:p>Manufacture of musical instruments</text:p>
          </table:table-cell>
          <table:table-cell office:value-type="string" office:string-value="322" table:formula="of:=SUBSTITUTE([.A466];&quot;.&quot;;&quot;&quot;)" table:style-name="ce6">
            <text:p>322</text:p>
          </table:table-cell>
          <table:table-cell office:value-type="string" office:string-value="322" table:formula="of:=SUBSTITUTE([.C466];&quot;/&quot;;&quot;&quot;)" table:style-name="ce5">
            <text:p>322</text:p>
          </table:table-cell>
          <table:table-cell office:value-type="string" office:string-value="32200" table:formula="of:=[.D466]&amp;REPT(&quot;0&quot;;5-LEN([.D466]))" table:style-name="ce5">
            <text:p>32200</text:p>
          </table:table-cell>
          <table:table-cell office:value-type="string" table:style-name="ce4">
            <text:p>Manufacture of musical instruments</text:p>
          </table:table-cell>
          <table:table-cell table:number-columns-repeated="16378"/>
        </table:table-row>
        <table:table-row table:style-name="ro1">
          <table:table-cell office:value-type="string" table:style-name="ce2">
            <text:p>32.20</text:p>
          </table:table-cell>
          <table:table-cell office:value-type="string" table:style-name="ce4">
            <text:p>Manufacture of musical instruments</text:p>
          </table:table-cell>
          <table:table-cell office:value-type="string" office:string-value="3220" table:formula="of:=SUBSTITUTE([.A467];&quot;.&quot;;&quot;&quot;)" table:style-name="ce6">
            <text:p>3220</text:p>
          </table:table-cell>
          <table:table-cell office:value-type="string" office:string-value="3220" table:formula="of:=SUBSTITUTE([.C467];&quot;/&quot;;&quot;&quot;)" table:style-name="ce5">
            <text:p>3220</text:p>
          </table:table-cell>
          <table:table-cell office:value-type="string" office:string-value="32200" table:formula="of:=[.D467]&amp;REPT(&quot;0&quot;;5-LEN([.D467]))" table:style-name="ce5">
            <text:p>32200</text:p>
          </table:table-cell>
          <table:table-cell office:value-type="string" table:style-name="ce4">
            <text:p>Manufacture of musical instruments</text:p>
          </table:table-cell>
          <table:table-cell table:number-columns-repeated="16378"/>
        </table:table-row>
        <table:table-row table:style-name="ro1">
          <table:table-cell office:value-type="string" table:style-name="ce2">
            <text:p>32.3</text:p>
          </table:table-cell>
          <table:table-cell office:value-type="string" table:style-name="ce4">
            <text:p>Manufacture of sports goods</text:p>
          </table:table-cell>
          <table:table-cell office:value-type="string" office:string-value="323" table:formula="of:=SUBSTITUTE([.A468];&quot;.&quot;;&quot;&quot;)" table:style-name="ce6">
            <text:p>323</text:p>
          </table:table-cell>
          <table:table-cell office:value-type="string" office:string-value="323" table:formula="of:=SUBSTITUTE([.C468];&quot;/&quot;;&quot;&quot;)" table:style-name="ce5">
            <text:p>323</text:p>
          </table:table-cell>
          <table:table-cell office:value-type="string" office:string-value="32300" table:formula="of:=[.D468]&amp;REPT(&quot;0&quot;;5-LEN([.D468]))" table:style-name="ce5">
            <text:p>32300</text:p>
          </table:table-cell>
          <table:table-cell office:value-type="string" table:style-name="ce4">
            <text:p>Manufacture of sports goods</text:p>
          </table:table-cell>
          <table:table-cell table:number-columns-repeated="16378"/>
        </table:table-row>
        <table:table-row table:style-name="ro1">
          <table:table-cell office:value-type="string" table:style-name="ce2">
            <text:p>32.30</text:p>
          </table:table-cell>
          <table:table-cell office:value-type="string" table:style-name="ce4">
            <text:p>Manufacture of sports goods</text:p>
          </table:table-cell>
          <table:table-cell office:value-type="string" office:string-value="3230" table:formula="of:=SUBSTITUTE([.A469];&quot;.&quot;;&quot;&quot;)" table:style-name="ce6">
            <text:p>3230</text:p>
          </table:table-cell>
          <table:table-cell office:value-type="string" office:string-value="3230" table:formula="of:=SUBSTITUTE([.C469];&quot;/&quot;;&quot;&quot;)" table:style-name="ce5">
            <text:p>3230</text:p>
          </table:table-cell>
          <table:table-cell office:value-type="string" office:string-value="32300" table:formula="of:=[.D469]&amp;REPT(&quot;0&quot;;5-LEN([.D469]))" table:style-name="ce5">
            <text:p>32300</text:p>
          </table:table-cell>
          <table:table-cell office:value-type="string" table:style-name="ce4">
            <text:p>Manufacture of sports goods</text:p>
          </table:table-cell>
          <table:table-cell table:number-columns-repeated="16378"/>
        </table:table-row>
        <table:table-row table:style-name="ro1">
          <table:table-cell office:value-type="string" table:style-name="ce2">
            <text:p>32.4</text:p>
          </table:table-cell>
          <table:table-cell office:value-type="string" table:style-name="ce4">
            <text:p>Manufacture of games and toys</text:p>
          </table:table-cell>
          <table:table-cell office:value-type="string" office:string-value="324" table:formula="of:=SUBSTITUTE([.A470];&quot;.&quot;;&quot;&quot;)" table:style-name="ce6">
            <text:p>324</text:p>
          </table:table-cell>
          <table:table-cell office:value-type="string" office:string-value="324" table:formula="of:=SUBSTITUTE([.C470];&quot;/&quot;;&quot;&quot;)" table:style-name="ce5">
            <text:p>324</text:p>
          </table:table-cell>
          <table:table-cell office:value-type="string" office:string-value="32400" table:formula="of:=[.D470]&amp;REPT(&quot;0&quot;;5-LEN([.D470]))" table:style-name="ce5">
            <text:p>32400</text:p>
          </table:table-cell>
          <table:table-cell office:value-type="string" table:style-name="ce4">
            <text:p>Manufacture of games and toys</text:p>
          </table:table-cell>
          <table:table-cell table:number-columns-repeated="16378"/>
        </table:table-row>
        <table:table-row table:style-name="ro1">
          <table:table-cell office:value-type="string" table:style-name="ce2">
            <text:p>32.40</text:p>
          </table:table-cell>
          <table:table-cell office:value-type="string" table:style-name="ce4">
            <text:p>Manufacture of games and toys</text:p>
          </table:table-cell>
          <table:table-cell office:value-type="string" office:string-value="3240" table:formula="of:=SUBSTITUTE([.A471];&quot;.&quot;;&quot;&quot;)" table:style-name="ce6">
            <text:p>3240</text:p>
          </table:table-cell>
          <table:table-cell office:value-type="string" office:string-value="3240" table:formula="of:=SUBSTITUTE([.C471];&quot;/&quot;;&quot;&quot;)" table:style-name="ce5">
            <text:p>3240</text:p>
          </table:table-cell>
          <table:table-cell office:value-type="string" office:string-value="32400" table:formula="of:=[.D471]&amp;REPT(&quot;0&quot;;5-LEN([.D471]))" table:style-name="ce5">
            <text:p>32400</text:p>
          </table:table-cell>
          <table:table-cell office:value-type="string" table:style-name="ce4">
            <text:p>Manufacture of games and toys</text:p>
          </table:table-cell>
          <table:table-cell table:number-columns-repeated="16378"/>
        </table:table-row>
        <table:table-row table:style-name="ro1">
          <table:table-cell office:value-type="string" table:style-name="ce2">
            <text:p>32.40/1</text:p>
          </table:table-cell>
          <table:table-cell office:value-type="string" table:style-name="ce4">
            <text:p>Manufacture of professional and arcade games and toys</text:p>
          </table:table-cell>
          <table:table-cell office:value-type="string" office:string-value="3240/1" table:formula="of:=SUBSTITUTE([.A472];&quot;.&quot;;&quot;&quot;)" table:style-name="ce6">
            <text:p>3240/1</text:p>
          </table:table-cell>
          <table:table-cell office:value-type="string" office:string-value="32401" table:formula="of:=SUBSTITUTE([.C472];&quot;/&quot;;&quot;&quot;)" table:style-name="ce5">
            <text:p>32401</text:p>
          </table:table-cell>
          <table:table-cell office:value-type="string" office:string-value="32401" table:formula="of:=[.D472]&amp;REPT(&quot;0&quot;;5-LEN([.D472]))" table:style-name="ce5">
            <text:p>32401</text:p>
          </table:table-cell>
          <table:table-cell office:value-type="string" table:style-name="ce4">
            <text:p>Manufacture of professional and arcade games and toys</text:p>
          </table:table-cell>
          <table:table-cell table:number-columns-repeated="16378"/>
        </table:table-row>
        <table:table-row table:style-name="ro1">
          <table:table-cell office:value-type="string" table:style-name="ce2">
            <text:p>32.40/9</text:p>
          </table:table-cell>
          <table:table-cell office:value-type="string" table:style-name="ce4">
            <text:p>Manufacture of games and toys (other than professional and arcade games and toys) not elsewhere classified</text:p>
          </table:table-cell>
          <table:table-cell office:value-type="string" office:string-value="3240/9" table:formula="of:=SUBSTITUTE([.A473];&quot;.&quot;;&quot;&quot;)" table:style-name="ce6">
            <text:p>3240/9</text:p>
          </table:table-cell>
          <table:table-cell office:value-type="string" office:string-value="32409" table:formula="of:=SUBSTITUTE([.C473];&quot;/&quot;;&quot;&quot;)" table:style-name="ce5">
            <text:p>32409</text:p>
          </table:table-cell>
          <table:table-cell office:value-type="string" office:string-value="32409" table:formula="of:=[.D473]&amp;REPT(&quot;0&quot;;5-LEN([.D473]))" table:style-name="ce5">
            <text:p>32409</text:p>
          </table:table-cell>
          <table:table-cell office:value-type="string" table:style-name="ce4">
            <text:p>Manufacture of games and toys (other than professional and arcade games and toys) not elsewhere classified</text:p>
          </table:table-cell>
          <table:table-cell table:number-columns-repeated="16378"/>
        </table:table-row>
        <table:table-row table:style-name="ro1">
          <table:table-cell office:value-type="string" table:style-name="ce2">
            <text:p>32.5</text:p>
          </table:table-cell>
          <table:table-cell office:value-type="string" table:style-name="ce4">
            <text:p>Manufacture of medical and dental instruments and supplies</text:p>
          </table:table-cell>
          <table:table-cell office:value-type="string" office:string-value="325" table:formula="of:=SUBSTITUTE([.A474];&quot;.&quot;;&quot;&quot;)" table:style-name="ce6">
            <text:p>325</text:p>
          </table:table-cell>
          <table:table-cell office:value-type="string" office:string-value="325" table:formula="of:=SUBSTITUTE([.C474];&quot;/&quot;;&quot;&quot;)" table:style-name="ce5">
            <text:p>325</text:p>
          </table:table-cell>
          <table:table-cell office:value-type="string" office:string-value="32500" table:formula="of:=[.D474]&amp;REPT(&quot;0&quot;;5-LEN([.D474]))" table:style-name="ce5">
            <text:p>32500</text:p>
          </table:table-cell>
          <table:table-cell office:value-type="string" table:style-name="ce4">
            <text:p>Manufacture of medical and dental instruments and supplies</text:p>
          </table:table-cell>
          <table:table-cell table:number-columns-repeated="16378"/>
        </table:table-row>
        <table:table-row table:style-name="ro1">
          <table:table-cell office:value-type="string" table:style-name="ce2">
            <text:p>32.50</text:p>
          </table:table-cell>
          <table:table-cell office:value-type="string" table:style-name="ce4">
            <text:p>Manufacture of medical and dental instruments and supplies</text:p>
          </table:table-cell>
          <table:table-cell office:value-type="string" office:string-value="3250" table:formula="of:=SUBSTITUTE([.A475];&quot;.&quot;;&quot;&quot;)" table:style-name="ce6">
            <text:p>3250</text:p>
          </table:table-cell>
          <table:table-cell office:value-type="string" office:string-value="3250" table:formula="of:=SUBSTITUTE([.C475];&quot;/&quot;;&quot;&quot;)" table:style-name="ce5">
            <text:p>3250</text:p>
          </table:table-cell>
          <table:table-cell office:value-type="string" office:string-value="32500" table:formula="of:=[.D475]&amp;REPT(&quot;0&quot;;5-LEN([.D475]))" table:style-name="ce5">
            <text:p>32500</text:p>
          </table:table-cell>
          <table:table-cell office:value-type="string" table:style-name="ce4">
            <text:p>Manufacture of medical and dental instruments and supplies</text:p>
          </table:table-cell>
          <table:table-cell table:number-columns-repeated="16378"/>
        </table:table-row>
        <table:table-row table:style-name="ro1">
          <table:table-cell office:value-type="string" table:style-name="ce2">
            <text:p>32.9</text:p>
          </table:table-cell>
          <table:table-cell office:value-type="string" table:style-name="ce4">
            <text:p>Other manufacturing not elsewhere classified</text:p>
          </table:table-cell>
          <table:table-cell office:value-type="string" office:string-value="329" table:formula="of:=SUBSTITUTE([.A476];&quot;.&quot;;&quot;&quot;)" table:style-name="ce6">
            <text:p>329</text:p>
          </table:table-cell>
          <table:table-cell office:value-type="string" office:string-value="329" table:formula="of:=SUBSTITUTE([.C476];&quot;/&quot;;&quot;&quot;)" table:style-name="ce5">
            <text:p>329</text:p>
          </table:table-cell>
          <table:table-cell office:value-type="string" office:string-value="32900" table:formula="of:=[.D476]&amp;REPT(&quot;0&quot;;5-LEN([.D476]))" table:style-name="ce5">
            <text:p>32900</text:p>
          </table:table-cell>
          <table:table-cell office:value-type="string" table:style-name="ce4">
            <text:p>Other manufacturing not elsewhere classified</text:p>
          </table:table-cell>
          <table:table-cell table:number-columns-repeated="16378"/>
        </table:table-row>
        <table:table-row table:style-name="ro1">
          <table:table-cell office:value-type="string" table:style-name="ce2">
            <text:p>32.91</text:p>
          </table:table-cell>
          <table:table-cell office:value-type="string" table:style-name="ce4">
            <text:p>Manufacture of brooms and brushes</text:p>
          </table:table-cell>
          <table:table-cell office:value-type="string" office:string-value="3291" table:formula="of:=SUBSTITUTE([.A477];&quot;.&quot;;&quot;&quot;)" table:style-name="ce6">
            <text:p>3291</text:p>
          </table:table-cell>
          <table:table-cell office:value-type="string" office:string-value="3291" table:formula="of:=SUBSTITUTE([.C477];&quot;/&quot;;&quot;&quot;)" table:style-name="ce5">
            <text:p>3291</text:p>
          </table:table-cell>
          <table:table-cell office:value-type="string" office:string-value="32910" table:formula="of:=[.D477]&amp;REPT(&quot;0&quot;;5-LEN([.D477]))" table:style-name="ce5">
            <text:p>32910</text:p>
          </table:table-cell>
          <table:table-cell office:value-type="string" table:style-name="ce4">
            <text:p>Manufacture of brooms and brushes</text:p>
          </table:table-cell>
          <table:table-cell table:number-columns-repeated="16378"/>
        </table:table-row>
        <table:table-row table:style-name="ro1">
          <table:table-cell office:value-type="string" table:style-name="ce2">
            <text:p>32.99</text:p>
          </table:table-cell>
          <table:table-cell office:value-type="string" table:style-name="ce4">
            <text:p>Other manufacturing not elsewhere classified</text:p>
          </table:table-cell>
          <table:table-cell office:value-type="string" office:string-value="3299" table:formula="of:=SUBSTITUTE([.A478];&quot;.&quot;;&quot;&quot;)" table:style-name="ce6">
            <text:p>3299</text:p>
          </table:table-cell>
          <table:table-cell office:value-type="string" office:string-value="3299" table:formula="of:=SUBSTITUTE([.C478];&quot;/&quot;;&quot;&quot;)" table:style-name="ce5">
            <text:p>3299</text:p>
          </table:table-cell>
          <table:table-cell office:value-type="string" office:string-value="32990" table:formula="of:=[.D478]&amp;REPT(&quot;0&quot;;5-LEN([.D478]))" table:style-name="ce5">
            <text:p>32990</text:p>
          </table:table-cell>
          <table:table-cell office:value-type="string" table:style-name="ce4">
            <text:p>Other manufacturing not elsewhere classified</text:p>
          </table:table-cell>
          <table:table-cell table:number-columns-repeated="16378"/>
        </table:table-row>
        <table:table-row table:style-name="ro1">
          <table:table-cell office:value-type="string" table:style-name="ce2">
            <text:p>33</text:p>
          </table:table-cell>
          <table:table-cell office:value-type="string" table:style-name="ce4">
            <text:p>Repair and installation of machinery and equipment</text:p>
          </table:table-cell>
          <table:table-cell office:value-type="string" office:string-value="33" table:formula="of:=SUBSTITUTE([.A479];&quot;.&quot;;&quot;&quot;)" table:style-name="ce6">
            <text:p>33</text:p>
          </table:table-cell>
          <table:table-cell office:value-type="string" office:string-value="33" table:formula="of:=SUBSTITUTE([.C479];&quot;/&quot;;&quot;&quot;)" table:style-name="ce5">
            <text:p>33</text:p>
          </table:table-cell>
          <table:table-cell office:value-type="string" office:string-value="33000" table:formula="of:=[.D479]&amp;REPT(&quot;0&quot;;5-LEN([.D479]))" table:style-name="ce5">
            <text:p>33000</text:p>
          </table:table-cell>
          <table:table-cell office:value-type="string" table:style-name="ce4">
            <text:p>Repair and installation of machinery and equipment</text:p>
          </table:table-cell>
          <table:table-cell table:number-columns-repeated="16378"/>
        </table:table-row>
        <table:table-row table:style-name="ro1">
          <table:table-cell office:value-type="string" table:style-name="ce2">
            <text:p>33.1</text:p>
          </table:table-cell>
          <table:table-cell office:value-type="string" table:style-name="ce4">
            <text:p>Repair of fabricated metal products, machinery and equipment</text:p>
          </table:table-cell>
          <table:table-cell office:value-type="string" office:string-value="331" table:formula="of:=SUBSTITUTE([.A480];&quot;.&quot;;&quot;&quot;)" table:style-name="ce6">
            <text:p>331</text:p>
          </table:table-cell>
          <table:table-cell office:value-type="string" office:string-value="331" table:formula="of:=SUBSTITUTE([.C480];&quot;/&quot;;&quot;&quot;)" table:style-name="ce5">
            <text:p>331</text:p>
          </table:table-cell>
          <table:table-cell office:value-type="string" office:string-value="33100" table:formula="of:=[.D480]&amp;REPT(&quot;0&quot;;5-LEN([.D480]))" table:style-name="ce5">
            <text:p>33100</text:p>
          </table:table-cell>
          <table:table-cell office:value-type="string" table:style-name="ce4">
            <text:p>Repair of fabricated metal products, machinery and equipment</text:p>
          </table:table-cell>
          <table:table-cell table:number-columns-repeated="16378"/>
        </table:table-row>
        <table:table-row table:style-name="ro1">
          <table:table-cell office:value-type="string" table:style-name="ce2">
            <text:p>33.11</text:p>
          </table:table-cell>
          <table:table-cell office:value-type="string" table:style-name="ce4">
            <text:p>Repair of fabricated metal products</text:p>
          </table:table-cell>
          <table:table-cell office:value-type="string" office:string-value="3311" table:formula="of:=SUBSTITUTE([.A481];&quot;.&quot;;&quot;&quot;)" table:style-name="ce6">
            <text:p>3311</text:p>
          </table:table-cell>
          <table:table-cell office:value-type="string" office:string-value="3311" table:formula="of:=SUBSTITUTE([.C481];&quot;/&quot;;&quot;&quot;)" table:style-name="ce5">
            <text:p>3311</text:p>
          </table:table-cell>
          <table:table-cell office:value-type="string" office:string-value="33110" table:formula="of:=[.D481]&amp;REPT(&quot;0&quot;;5-LEN([.D481]))" table:style-name="ce5">
            <text:p>33110</text:p>
          </table:table-cell>
          <table:table-cell office:value-type="string" table:style-name="ce4">
            <text:p>Repair of fabricated metal products</text:p>
          </table:table-cell>
          <table:table-cell table:number-columns-repeated="16378"/>
        </table:table-row>
        <table:table-row table:style-name="ro1">
          <table:table-cell office:value-type="string" table:style-name="ce2">
            <text:p>33.12</text:p>
          </table:table-cell>
          <table:table-cell office:value-type="string" table:style-name="ce4">
            <text:p>Repair of machinery</text:p>
          </table:table-cell>
          <table:table-cell office:value-type="string" office:string-value="3312" table:formula="of:=SUBSTITUTE([.A482];&quot;.&quot;;&quot;&quot;)" table:style-name="ce6">
            <text:p>3312</text:p>
          </table:table-cell>
          <table:table-cell office:value-type="string" office:string-value="3312" table:formula="of:=SUBSTITUTE([.C482];&quot;/&quot;;&quot;&quot;)" table:style-name="ce5">
            <text:p>3312</text:p>
          </table:table-cell>
          <table:table-cell office:value-type="string" office:string-value="33120" table:formula="of:=[.D482]&amp;REPT(&quot;0&quot;;5-LEN([.D482]))" table:style-name="ce5">
            <text:p>33120</text:p>
          </table:table-cell>
          <table:table-cell office:value-type="string" table:style-name="ce4">
            <text:p>Repair of machinery</text:p>
          </table:table-cell>
          <table:table-cell table:number-columns-repeated="16378"/>
        </table:table-row>
        <table:table-row table:style-name="ro1">
          <table:table-cell office:value-type="string" table:style-name="ce2">
            <text:p>33.13</text:p>
          </table:table-cell>
          <table:table-cell office:value-type="string" table:style-name="ce4">
            <text:p>Repair of electronic and optical equipment</text:p>
          </table:table-cell>
          <table:table-cell office:value-type="string" office:string-value="3313" table:formula="of:=SUBSTITUTE([.A483];&quot;.&quot;;&quot;&quot;)" table:style-name="ce6">
            <text:p>3313</text:p>
          </table:table-cell>
          <table:table-cell office:value-type="string" office:string-value="3313" table:formula="of:=SUBSTITUTE([.C483];&quot;/&quot;;&quot;&quot;)" table:style-name="ce5">
            <text:p>3313</text:p>
          </table:table-cell>
          <table:table-cell office:value-type="string" office:string-value="33130" table:formula="of:=[.D483]&amp;REPT(&quot;0&quot;;5-LEN([.D483]))" table:style-name="ce5">
            <text:p>33130</text:p>
          </table:table-cell>
          <table:table-cell office:value-type="string" table:style-name="ce4">
            <text:p>Repair of electronic and optical equipment</text:p>
          </table:table-cell>
          <table:table-cell table:number-columns-repeated="16378"/>
        </table:table-row>
        <table:table-row table:style-name="ro1">
          <table:table-cell office:value-type="string" table:style-name="ce2">
            <text:p>33.14</text:p>
          </table:table-cell>
          <table:table-cell office:value-type="string" table:style-name="ce4">
            <text:p>Repair of electrical equipment</text:p>
          </table:table-cell>
          <table:table-cell office:value-type="string" office:string-value="3314" table:formula="of:=SUBSTITUTE([.A484];&quot;.&quot;;&quot;&quot;)" table:style-name="ce6">
            <text:p>3314</text:p>
          </table:table-cell>
          <table:table-cell office:value-type="string" office:string-value="3314" table:formula="of:=SUBSTITUTE([.C484];&quot;/&quot;;&quot;&quot;)" table:style-name="ce5">
            <text:p>3314</text:p>
          </table:table-cell>
          <table:table-cell office:value-type="string" office:string-value="33140" table:formula="of:=[.D484]&amp;REPT(&quot;0&quot;;5-LEN([.D484]))" table:style-name="ce5">
            <text:p>33140</text:p>
          </table:table-cell>
          <table:table-cell office:value-type="string" table:style-name="ce4">
            <text:p>Repair of electrical equipment</text:p>
          </table:table-cell>
          <table:table-cell table:number-columns-repeated="16378"/>
        </table:table-row>
        <table:table-row table:style-name="ro1">
          <table:table-cell office:value-type="string" table:style-name="ce2">
            <text:p>33.15</text:p>
          </table:table-cell>
          <table:table-cell office:value-type="string" table:style-name="ce4">
            <text:p>Repair and maintenance of ships and boats</text:p>
          </table:table-cell>
          <table:table-cell office:value-type="string" office:string-value="3315" table:formula="of:=SUBSTITUTE([.A485];&quot;.&quot;;&quot;&quot;)" table:style-name="ce6">
            <text:p>3315</text:p>
          </table:table-cell>
          <table:table-cell office:value-type="string" office:string-value="3315" table:formula="of:=SUBSTITUTE([.C485];&quot;/&quot;;&quot;&quot;)" table:style-name="ce5">
            <text:p>3315</text:p>
          </table:table-cell>
          <table:table-cell office:value-type="string" office:string-value="33150" table:formula="of:=[.D485]&amp;REPT(&quot;0&quot;;5-LEN([.D485]))" table:style-name="ce5">
            <text:p>33150</text:p>
          </table:table-cell>
          <table:table-cell office:value-type="string" table:style-name="ce4">
            <text:p>Repair and maintenance of ships and boats</text:p>
          </table:table-cell>
          <table:table-cell table:number-columns-repeated="16378"/>
        </table:table-row>
        <table:table-row table:style-name="ro1">
          <table:table-cell office:value-type="string" table:style-name="ce2">
            <text:p>33.16</text:p>
          </table:table-cell>
          <table:table-cell office:value-type="string" table:style-name="ce4">
            <text:p>Repair and maintenance of aircraft and spacecraft</text:p>
          </table:table-cell>
          <table:table-cell office:value-type="string" office:string-value="3316" table:formula="of:=SUBSTITUTE([.A486];&quot;.&quot;;&quot;&quot;)" table:style-name="ce6">
            <text:p>3316</text:p>
          </table:table-cell>
          <table:table-cell office:value-type="string" office:string-value="3316" table:formula="of:=SUBSTITUTE([.C486];&quot;/&quot;;&quot;&quot;)" table:style-name="ce5">
            <text:p>3316</text:p>
          </table:table-cell>
          <table:table-cell office:value-type="string" office:string-value="33160" table:formula="of:=[.D486]&amp;REPT(&quot;0&quot;;5-LEN([.D486]))" table:style-name="ce5">
            <text:p>33160</text:p>
          </table:table-cell>
          <table:table-cell office:value-type="string" table:style-name="ce4">
            <text:p>Repair and maintenance of aircraft and spacecraft</text:p>
          </table:table-cell>
          <table:table-cell table:number-columns-repeated="16378"/>
        </table:table-row>
        <table:table-row table:style-name="ro1">
          <table:table-cell office:value-type="string" table:style-name="ce2">
            <text:p>33.17</text:p>
          </table:table-cell>
          <table:table-cell office:value-type="string" table:style-name="ce4">
            <text:p>Repair and maintenance of other transport equipment</text:p>
          </table:table-cell>
          <table:table-cell office:value-type="string" office:string-value="3317" table:formula="of:=SUBSTITUTE([.A487];&quot;.&quot;;&quot;&quot;)" table:style-name="ce6">
            <text:p>3317</text:p>
          </table:table-cell>
          <table:table-cell office:value-type="string" office:string-value="3317" table:formula="of:=SUBSTITUTE([.C487];&quot;/&quot;;&quot;&quot;)" table:style-name="ce5">
            <text:p>3317</text:p>
          </table:table-cell>
          <table:table-cell office:value-type="string" office:string-value="33170" table:formula="of:=[.D487]&amp;REPT(&quot;0&quot;;5-LEN([.D487]))" table:style-name="ce5">
            <text:p>33170</text:p>
          </table:table-cell>
          <table:table-cell office:value-type="string" table:style-name="ce4">
            <text:p>Repair and maintenance of other transport equipment</text:p>
          </table:table-cell>
          <table:table-cell table:number-columns-repeated="16378"/>
        </table:table-row>
        <table:table-row table:style-name="ro1">
          <table:table-cell office:value-type="string" table:style-name="ce2">
            <text:p>33.19</text:p>
          </table:table-cell>
          <table:table-cell office:value-type="string" table:style-name="ce4">
            <text:p>Repair of other equipment</text:p>
          </table:table-cell>
          <table:table-cell office:value-type="string" office:string-value="3319" table:formula="of:=SUBSTITUTE([.A488];&quot;.&quot;;&quot;&quot;)" table:style-name="ce6">
            <text:p>3319</text:p>
          </table:table-cell>
          <table:table-cell office:value-type="string" office:string-value="3319" table:formula="of:=SUBSTITUTE([.C488];&quot;/&quot;;&quot;&quot;)" table:style-name="ce5">
            <text:p>3319</text:p>
          </table:table-cell>
          <table:table-cell office:value-type="string" office:string-value="33190" table:formula="of:=[.D488]&amp;REPT(&quot;0&quot;;5-LEN([.D488]))" table:style-name="ce5">
            <text:p>33190</text:p>
          </table:table-cell>
          <table:table-cell office:value-type="string" table:style-name="ce4">
            <text:p>Repair of other equipment</text:p>
          </table:table-cell>
          <table:table-cell table:number-columns-repeated="16378"/>
        </table:table-row>
        <table:table-row table:style-name="ro1">
          <table:table-cell office:value-type="string" table:style-name="ce2">
            <text:p>33.2</text:p>
          </table:table-cell>
          <table:table-cell office:value-type="string" table:style-name="ce4">
            <text:p>Installation of industrial machinery and equipment</text:p>
          </table:table-cell>
          <table:table-cell office:value-type="string" office:string-value="332" table:formula="of:=SUBSTITUTE([.A489];&quot;.&quot;;&quot;&quot;)" table:style-name="ce6">
            <text:p>332</text:p>
          </table:table-cell>
          <table:table-cell office:value-type="string" office:string-value="332" table:formula="of:=SUBSTITUTE([.C489];&quot;/&quot;;&quot;&quot;)" table:style-name="ce5">
            <text:p>332</text:p>
          </table:table-cell>
          <table:table-cell office:value-type="string" office:string-value="33200" table:formula="of:=[.D489]&amp;REPT(&quot;0&quot;;5-LEN([.D489]))" table:style-name="ce5">
            <text:p>33200</text:p>
          </table:table-cell>
          <table:table-cell office:value-type="string" table:style-name="ce4">
            <text:p>Installation of industrial machinery and equipment</text:p>
          </table:table-cell>
          <table:table-cell table:number-columns-repeated="16378"/>
        </table:table-row>
        <table:table-row table:style-name="ro1">
          <table:table-cell office:value-type="string" table:style-name="ce2">
            <text:p>33.20</text:p>
          </table:table-cell>
          <table:table-cell office:value-type="string" table:style-name="ce4">
            <text:p>Installation of industrial machinery and equipment</text:p>
          </table:table-cell>
          <table:table-cell office:value-type="string" office:string-value="3320" table:formula="of:=SUBSTITUTE([.A490];&quot;.&quot;;&quot;&quot;)" table:style-name="ce6">
            <text:p>3320</text:p>
          </table:table-cell>
          <table:table-cell office:value-type="string" office:string-value="3320" table:formula="of:=SUBSTITUTE([.C490];&quot;/&quot;;&quot;&quot;)" table:style-name="ce5">
            <text:p>3320</text:p>
          </table:table-cell>
          <table:table-cell office:value-type="string" office:string-value="33200" table:formula="of:=[.D490]&amp;REPT(&quot;0&quot;;5-LEN([.D490]))" table:style-name="ce5">
            <text:p>33200</text:p>
          </table:table-cell>
          <table:table-cell office:value-type="string" table:style-name="ce4">
            <text:p>Installation of industrial machinery and equipment</text:p>
          </table:table-cell>
          <table:table-cell table:number-columns-repeated="16378"/>
        </table:table-row>
        <table:table-row table:style-name="ro1">
          <table:table-cell office:value-type="string" table:style-name="ce2">
            <text:p>35</text:p>
          </table:table-cell>
          <table:table-cell office:value-type="string" table:style-name="ce4">
            <text:p>Electricity, gas, steam and air conditioning supply</text:p>
          </table:table-cell>
          <table:table-cell office:value-type="string" office:string-value="35" table:formula="of:=SUBSTITUTE([.A491];&quot;.&quot;;&quot;&quot;)" table:style-name="ce6">
            <text:p>35</text:p>
          </table:table-cell>
          <table:table-cell office:value-type="string" office:string-value="35" table:formula="of:=SUBSTITUTE([.C491];&quot;/&quot;;&quot;&quot;)" table:style-name="ce5">
            <text:p>35</text:p>
          </table:table-cell>
          <table:table-cell office:value-type="string" office:string-value="35000" table:formula="of:=[.D491]&amp;REPT(&quot;0&quot;;5-LEN([.D491]))" table:style-name="ce5">
            <text:p>35000</text:p>
          </table:table-cell>
          <table:table-cell office:value-type="string" table:style-name="ce4">
            <text:p>Electricity, gas, steam and air conditioning supply</text:p>
          </table:table-cell>
          <table:table-cell table:number-columns-repeated="16378"/>
        </table:table-row>
        <table:table-row table:style-name="ro1">
          <table:table-cell office:value-type="string" table:style-name="ce2">
            <text:p>35.1</text:p>
          </table:table-cell>
          <table:table-cell office:value-type="string" table:style-name="ce4">
            <text:p>Electric power generation, transmission and distribution</text:p>
          </table:table-cell>
          <table:table-cell office:value-type="string" office:string-value="351" table:formula="of:=SUBSTITUTE([.A492];&quot;.&quot;;&quot;&quot;)" table:style-name="ce6">
            <text:p>351</text:p>
          </table:table-cell>
          <table:table-cell office:value-type="string" office:string-value="351" table:formula="of:=SUBSTITUTE([.C492];&quot;/&quot;;&quot;&quot;)" table:style-name="ce5">
            <text:p>351</text:p>
          </table:table-cell>
          <table:table-cell office:value-type="string" office:string-value="35100" table:formula="of:=[.D492]&amp;REPT(&quot;0&quot;;5-LEN([.D492]))" table:style-name="ce5">
            <text:p>35100</text:p>
          </table:table-cell>
          <table:table-cell office:value-type="string" table:style-name="ce4">
            <text:p>Electric power generation, transmission and distribution</text:p>
          </table:table-cell>
          <table:table-cell table:number-columns-repeated="16378"/>
        </table:table-row>
        <table:table-row table:style-name="ro1">
          <table:table-cell office:value-type="string" table:style-name="ce2">
            <text:p>35.11</text:p>
          </table:table-cell>
          <table:table-cell office:value-type="string" table:style-name="ce4">
            <text:p>Production of electricity</text:p>
          </table:table-cell>
          <table:table-cell office:value-type="string" office:string-value="3511" table:formula="of:=SUBSTITUTE([.A493];&quot;.&quot;;&quot;&quot;)" table:style-name="ce6">
            <text:p>3511</text:p>
          </table:table-cell>
          <table:table-cell office:value-type="string" office:string-value="3511" table:formula="of:=SUBSTITUTE([.C493];&quot;/&quot;;&quot;&quot;)" table:style-name="ce5">
            <text:p>3511</text:p>
          </table:table-cell>
          <table:table-cell office:value-type="string" office:string-value="35110" table:formula="of:=[.D493]&amp;REPT(&quot;0&quot;;5-LEN([.D493]))" table:style-name="ce5">
            <text:p>35110</text:p>
          </table:table-cell>
          <table:table-cell office:value-type="string" table:style-name="ce4">
            <text:p>Production of electricity</text:p>
          </table:table-cell>
          <table:table-cell table:number-columns-repeated="16378"/>
        </table:table-row>
        <table:table-row table:style-name="ro1">
          <table:table-cell office:value-type="string" table:style-name="ce2">
            <text:p>35.12</text:p>
          </table:table-cell>
          <table:table-cell office:value-type="string" table:style-name="ce4">
            <text:p>Transmission of electricity</text:p>
          </table:table-cell>
          <table:table-cell office:value-type="string" office:string-value="3512" table:formula="of:=SUBSTITUTE([.A494];&quot;.&quot;;&quot;&quot;)" table:style-name="ce6">
            <text:p>3512</text:p>
          </table:table-cell>
          <table:table-cell office:value-type="string" office:string-value="3512" table:formula="of:=SUBSTITUTE([.C494];&quot;/&quot;;&quot;&quot;)" table:style-name="ce5">
            <text:p>3512</text:p>
          </table:table-cell>
          <table:table-cell office:value-type="string" office:string-value="35120" table:formula="of:=[.D494]&amp;REPT(&quot;0&quot;;5-LEN([.D494]))" table:style-name="ce5">
            <text:p>35120</text:p>
          </table:table-cell>
          <table:table-cell office:value-type="string" table:style-name="ce4">
            <text:p>Transmission of electricity</text:p>
          </table:table-cell>
          <table:table-cell table:number-columns-repeated="16378"/>
        </table:table-row>
        <table:table-row table:style-name="ro1">
          <table:table-cell office:value-type="string" table:style-name="ce2">
            <text:p>35.13</text:p>
          </table:table-cell>
          <table:table-cell office:value-type="string" table:style-name="ce4">
            <text:p>Distribution of electricity</text:p>
          </table:table-cell>
          <table:table-cell office:value-type="string" office:string-value="3513" table:formula="of:=SUBSTITUTE([.A495];&quot;.&quot;;&quot;&quot;)" table:style-name="ce6">
            <text:p>3513</text:p>
          </table:table-cell>
          <table:table-cell office:value-type="string" office:string-value="3513" table:formula="of:=SUBSTITUTE([.C495];&quot;/&quot;;&quot;&quot;)" table:style-name="ce5">
            <text:p>3513</text:p>
          </table:table-cell>
          <table:table-cell office:value-type="string" office:string-value="35130" table:formula="of:=[.D495]&amp;REPT(&quot;0&quot;;5-LEN([.D495]))" table:style-name="ce5">
            <text:p>35130</text:p>
          </table:table-cell>
          <table:table-cell office:value-type="string" table:style-name="ce4">
            <text:p>Distribution of electricity</text:p>
          </table:table-cell>
          <table:table-cell table:number-columns-repeated="16378"/>
        </table:table-row>
        <table:table-row table:style-name="ro1">
          <table:table-cell office:value-type="string" table:style-name="ce2">
            <text:p>35.14</text:p>
          </table:table-cell>
          <table:table-cell office:value-type="string" table:style-name="ce4">
            <text:p>Trade of electricity</text:p>
          </table:table-cell>
          <table:table-cell office:value-type="string" office:string-value="3514" table:formula="of:=SUBSTITUTE([.A496];&quot;.&quot;;&quot;&quot;)" table:style-name="ce6">
            <text:p>3514</text:p>
          </table:table-cell>
          <table:table-cell office:value-type="string" office:string-value="3514" table:formula="of:=SUBSTITUTE([.C496];&quot;/&quot;;&quot;&quot;)" table:style-name="ce5">
            <text:p>3514</text:p>
          </table:table-cell>
          <table:table-cell office:value-type="string" office:string-value="35140" table:formula="of:=[.D496]&amp;REPT(&quot;0&quot;;5-LEN([.D496]))" table:style-name="ce5">
            <text:p>35140</text:p>
          </table:table-cell>
          <table:table-cell office:value-type="string" table:style-name="ce4">
            <text:p>Trade of electricity</text:p>
          </table:table-cell>
          <table:table-cell table:number-columns-repeated="16378"/>
        </table:table-row>
        <table:table-row table:style-name="ro1">
          <table:table-cell office:value-type="string" table:style-name="ce2">
            <text:p>35.2</text:p>
          </table:table-cell>
          <table:table-cell office:value-type="string" table:style-name="ce4">
            <text:p>Manufacture of gas; distribution of gaseous fuels through mains</text:p>
          </table:table-cell>
          <table:table-cell office:value-type="string" office:string-value="352" table:formula="of:=SUBSTITUTE([.A497];&quot;.&quot;;&quot;&quot;)" table:style-name="ce6">
            <text:p>352</text:p>
          </table:table-cell>
          <table:table-cell office:value-type="string" office:string-value="352" table:formula="of:=SUBSTITUTE([.C497];&quot;/&quot;;&quot;&quot;)" table:style-name="ce5">
            <text:p>352</text:p>
          </table:table-cell>
          <table:table-cell office:value-type="string" office:string-value="35200" table:formula="of:=[.D497]&amp;REPT(&quot;0&quot;;5-LEN([.D497]))" table:style-name="ce5">
            <text:p>35200</text:p>
          </table:table-cell>
          <table:table-cell office:value-type="string" table:style-name="ce4">
            <text:p>Manufacture of gas; distribution of gaseous fuels through mains</text:p>
          </table:table-cell>
          <table:table-cell table:number-columns-repeated="16378"/>
        </table:table-row>
        <table:table-row table:style-name="ro1">
          <table:table-cell office:value-type="string" table:style-name="ce2">
            <text:p>35.21</text:p>
          </table:table-cell>
          <table:table-cell office:value-type="string" table:style-name="ce4">
            <text:p>Manufacture of gas</text:p>
          </table:table-cell>
          <table:table-cell office:value-type="string" office:string-value="3521" table:formula="of:=SUBSTITUTE([.A498];&quot;.&quot;;&quot;&quot;)" table:style-name="ce6">
            <text:p>3521</text:p>
          </table:table-cell>
          <table:table-cell office:value-type="string" office:string-value="3521" table:formula="of:=SUBSTITUTE([.C498];&quot;/&quot;;&quot;&quot;)" table:style-name="ce5">
            <text:p>3521</text:p>
          </table:table-cell>
          <table:table-cell office:value-type="string" office:string-value="35210" table:formula="of:=[.D498]&amp;REPT(&quot;0&quot;;5-LEN([.D498]))" table:style-name="ce5">
            <text:p>35210</text:p>
          </table:table-cell>
          <table:table-cell office:value-type="string" table:style-name="ce4">
            <text:p>Manufacture of gas</text:p>
          </table:table-cell>
          <table:table-cell table:number-columns-repeated="16378"/>
        </table:table-row>
        <table:table-row table:style-name="ro1">
          <table:table-cell office:value-type="string" table:style-name="ce2">
            <text:p>35.22</text:p>
          </table:table-cell>
          <table:table-cell office:value-type="string" table:style-name="ce4">
            <text:p>Distribution of gaseous fuels through mains</text:p>
          </table:table-cell>
          <table:table-cell office:value-type="string" office:string-value="3522" table:formula="of:=SUBSTITUTE([.A499];&quot;.&quot;;&quot;&quot;)" table:style-name="ce6">
            <text:p>3522</text:p>
          </table:table-cell>
          <table:table-cell office:value-type="string" office:string-value="3522" table:formula="of:=SUBSTITUTE([.C499];&quot;/&quot;;&quot;&quot;)" table:style-name="ce5">
            <text:p>3522</text:p>
          </table:table-cell>
          <table:table-cell office:value-type="string" office:string-value="35220" table:formula="of:=[.D499]&amp;REPT(&quot;0&quot;;5-LEN([.D499]))" table:style-name="ce5">
            <text:p>35220</text:p>
          </table:table-cell>
          <table:table-cell office:value-type="string" table:style-name="ce4">
            <text:p>Distribution of gaseous fuels through mains</text:p>
          </table:table-cell>
          <table:table-cell table:number-columns-repeated="16378"/>
        </table:table-row>
        <table:table-row table:style-name="ro1">
          <table:table-cell office:value-type="string" table:style-name="ce2">
            <text:p>35.23</text:p>
          </table:table-cell>
          <table:table-cell office:value-type="string" table:style-name="ce4">
            <text:p>Trade of gas through mains</text:p>
          </table:table-cell>
          <table:table-cell office:value-type="string" office:string-value="3523" table:formula="of:=SUBSTITUTE([.A500];&quot;.&quot;;&quot;&quot;)" table:style-name="ce6">
            <text:p>3523</text:p>
          </table:table-cell>
          <table:table-cell office:value-type="string" office:string-value="3523" table:formula="of:=SUBSTITUTE([.C500];&quot;/&quot;;&quot;&quot;)" table:style-name="ce5">
            <text:p>3523</text:p>
          </table:table-cell>
          <table:table-cell office:value-type="string" office:string-value="35230" table:formula="of:=[.D500]&amp;REPT(&quot;0&quot;;5-LEN([.D500]))" table:style-name="ce5">
            <text:p>35230</text:p>
          </table:table-cell>
          <table:table-cell office:value-type="string" table:style-name="ce4">
            <text:p>Trade of gas through mains</text:p>
          </table:table-cell>
          <table:table-cell table:number-columns-repeated="16378"/>
        </table:table-row>
        <table:table-row table:style-name="ro1">
          <table:table-cell office:value-type="string" table:style-name="ce2">
            <text:p>35.3</text:p>
          </table:table-cell>
          <table:table-cell office:value-type="string" table:style-name="ce4">
            <text:p>Steam and air conditioning supply</text:p>
          </table:table-cell>
          <table:table-cell office:value-type="string" office:string-value="353" table:formula="of:=SUBSTITUTE([.A501];&quot;.&quot;;&quot;&quot;)" table:style-name="ce6">
            <text:p>353</text:p>
          </table:table-cell>
          <table:table-cell office:value-type="string" office:string-value="353" table:formula="of:=SUBSTITUTE([.C501];&quot;/&quot;;&quot;&quot;)" table:style-name="ce5">
            <text:p>353</text:p>
          </table:table-cell>
          <table:table-cell office:value-type="string" office:string-value="35300" table:formula="of:=[.D501]&amp;REPT(&quot;0&quot;;5-LEN([.D501]))" table:style-name="ce5">
            <text:p>35300</text:p>
          </table:table-cell>
          <table:table-cell office:value-type="string" table:style-name="ce4">
            <text:p>Steam and air conditioning supply</text:p>
          </table:table-cell>
          <table:table-cell table:number-columns-repeated="16378"/>
        </table:table-row>
        <table:table-row table:style-name="ro1">
          <table:table-cell office:value-type="string" table:style-name="ce2">
            <text:p>35.30</text:p>
          </table:table-cell>
          <table:table-cell office:value-type="string" table:style-name="ce4">
            <text:p>Steam and air conditioning supply</text:p>
          </table:table-cell>
          <table:table-cell office:value-type="string" office:string-value="3530" table:formula="of:=SUBSTITUTE([.A502];&quot;.&quot;;&quot;&quot;)" table:style-name="ce6">
            <text:p>3530</text:p>
          </table:table-cell>
          <table:table-cell office:value-type="string" office:string-value="3530" table:formula="of:=SUBSTITUTE([.C502];&quot;/&quot;;&quot;&quot;)" table:style-name="ce5">
            <text:p>3530</text:p>
          </table:table-cell>
          <table:table-cell office:value-type="string" office:string-value="35300" table:formula="of:=[.D502]&amp;REPT(&quot;0&quot;;5-LEN([.D502]))" table:style-name="ce5">
            <text:p>35300</text:p>
          </table:table-cell>
          <table:table-cell office:value-type="string" table:style-name="ce4">
            <text:p>Steam and air conditioning supply</text:p>
          </table:table-cell>
          <table:table-cell table:number-columns-repeated="16378"/>
        </table:table-row>
        <table:table-row table:style-name="ro1">
          <table:table-cell office:value-type="string" table:style-name="ce2">
            <text:p>36</text:p>
          </table:table-cell>
          <table:table-cell office:value-type="string" table:style-name="ce4">
            <text:p>Water collection, treatment and supply</text:p>
          </table:table-cell>
          <table:table-cell office:value-type="string" office:string-value="36" table:formula="of:=SUBSTITUTE([.A503];&quot;.&quot;;&quot;&quot;)" table:style-name="ce6">
            <text:p>36</text:p>
          </table:table-cell>
          <table:table-cell office:value-type="string" office:string-value="36" table:formula="of:=SUBSTITUTE([.C503];&quot;/&quot;;&quot;&quot;)" table:style-name="ce5">
            <text:p>36</text:p>
          </table:table-cell>
          <table:table-cell office:value-type="string" office:string-value="36000" table:formula="of:=[.D503]&amp;REPT(&quot;0&quot;;5-LEN([.D503]))" table:style-name="ce5">
            <text:p>36000</text:p>
          </table:table-cell>
          <table:table-cell office:value-type="string" table:style-name="ce4">
            <text:p>Water collection, treatment and supply</text:p>
          </table:table-cell>
          <table:table-cell table:number-columns-repeated="16378"/>
        </table:table-row>
        <table:table-row table:style-name="ro1">
          <table:table-cell office:value-type="string" table:style-name="ce2">
            <text:p>36.0</text:p>
          </table:table-cell>
          <table:table-cell office:value-type="string" table:style-name="ce4">
            <text:p>Water collection, treatment and supply</text:p>
          </table:table-cell>
          <table:table-cell office:value-type="string" office:string-value="360" table:formula="of:=SUBSTITUTE([.A504];&quot;.&quot;;&quot;&quot;)" table:style-name="ce6">
            <text:p>360</text:p>
          </table:table-cell>
          <table:table-cell office:value-type="string" office:string-value="360" table:formula="of:=SUBSTITUTE([.C504];&quot;/&quot;;&quot;&quot;)" table:style-name="ce5">
            <text:p>360</text:p>
          </table:table-cell>
          <table:table-cell office:value-type="string" office:string-value="36000" table:formula="of:=[.D504]&amp;REPT(&quot;0&quot;;5-LEN([.D504]))" table:style-name="ce5">
            <text:p>36000</text:p>
          </table:table-cell>
          <table:table-cell office:value-type="string" table:style-name="ce4">
            <text:p>Water collection, treatment and supply</text:p>
          </table:table-cell>
          <table:table-cell table:number-columns-repeated="16378"/>
        </table:table-row>
        <table:table-row table:style-name="ro1">
          <table:table-cell office:value-type="string" table:style-name="ce2">
            <text:p>36.00</text:p>
          </table:table-cell>
          <table:table-cell office:value-type="string" table:style-name="ce4">
            <text:p>Water collection, treatment and supply</text:p>
          </table:table-cell>
          <table:table-cell office:value-type="string" office:string-value="3600" table:formula="of:=SUBSTITUTE([.A505];&quot;.&quot;;&quot;&quot;)" table:style-name="ce6">
            <text:p>3600</text:p>
          </table:table-cell>
          <table:table-cell office:value-type="string" office:string-value="3600" table:formula="of:=SUBSTITUTE([.C505];&quot;/&quot;;&quot;&quot;)" table:style-name="ce5">
            <text:p>3600</text:p>
          </table:table-cell>
          <table:table-cell office:value-type="string" office:string-value="36000" table:formula="of:=[.D505]&amp;REPT(&quot;0&quot;;5-LEN([.D505]))" table:style-name="ce5">
            <text:p>36000</text:p>
          </table:table-cell>
          <table:table-cell office:value-type="string" table:style-name="ce4">
            <text:p>Water collection, treatment and supply</text:p>
          </table:table-cell>
          <table:table-cell table:number-columns-repeated="16378"/>
        </table:table-row>
        <table:table-row table:style-name="ro1">
          <table:table-cell office:value-type="string" table:style-name="ce2">
            <text:p>37</text:p>
          </table:table-cell>
          <table:table-cell office:value-type="string" table:style-name="ce4">
            <text:p>Sewerage</text:p>
          </table:table-cell>
          <table:table-cell office:value-type="string" office:string-value="37" table:formula="of:=SUBSTITUTE([.A506];&quot;.&quot;;&quot;&quot;)" table:style-name="ce6">
            <text:p>37</text:p>
          </table:table-cell>
          <table:table-cell office:value-type="string" office:string-value="37" table:formula="of:=SUBSTITUTE([.C506];&quot;/&quot;;&quot;&quot;)" table:style-name="ce5">
            <text:p>37</text:p>
          </table:table-cell>
          <table:table-cell office:value-type="string" office:string-value="37000" table:formula="of:=[.D506]&amp;REPT(&quot;0&quot;;5-LEN([.D506]))" table:style-name="ce5">
            <text:p>37000</text:p>
          </table:table-cell>
          <table:table-cell office:value-type="string" table:style-name="ce4">
            <text:p>Sewerage</text:p>
          </table:table-cell>
          <table:table-cell table:number-columns-repeated="16378"/>
        </table:table-row>
        <table:table-row table:style-name="ro1">
          <table:table-cell office:value-type="string" table:style-name="ce2">
            <text:p>37.0</text:p>
          </table:table-cell>
          <table:table-cell office:value-type="string" table:style-name="ce4">
            <text:p>Sewerage</text:p>
          </table:table-cell>
          <table:table-cell office:value-type="string" office:string-value="370" table:formula="of:=SUBSTITUTE([.A507];&quot;.&quot;;&quot;&quot;)" table:style-name="ce6">
            <text:p>370</text:p>
          </table:table-cell>
          <table:table-cell office:value-type="string" office:string-value="370" table:formula="of:=SUBSTITUTE([.C507];&quot;/&quot;;&quot;&quot;)" table:style-name="ce5">
            <text:p>370</text:p>
          </table:table-cell>
          <table:table-cell office:value-type="string" office:string-value="37000" table:formula="of:=[.D507]&amp;REPT(&quot;0&quot;;5-LEN([.D507]))" table:style-name="ce5">
            <text:p>37000</text:p>
          </table:table-cell>
          <table:table-cell office:value-type="string" table:style-name="ce4">
            <text:p>Sewerage</text:p>
          </table:table-cell>
          <table:table-cell table:number-columns-repeated="16378"/>
        </table:table-row>
        <table:table-row table:style-name="ro1">
          <table:table-cell office:value-type="string" table:style-name="ce2">
            <text:p>37.00</text:p>
          </table:table-cell>
          <table:table-cell office:value-type="string" table:style-name="ce4">
            <text:p>Sewerage</text:p>
          </table:table-cell>
          <table:table-cell office:value-type="string" office:string-value="3700" table:formula="of:=SUBSTITUTE([.A508];&quot;.&quot;;&quot;&quot;)" table:style-name="ce6">
            <text:p>3700</text:p>
          </table:table-cell>
          <table:table-cell office:value-type="string" office:string-value="3700" table:formula="of:=SUBSTITUTE([.C508];&quot;/&quot;;&quot;&quot;)" table:style-name="ce5">
            <text:p>3700</text:p>
          </table:table-cell>
          <table:table-cell office:value-type="string" office:string-value="37000" table:formula="of:=[.D508]&amp;REPT(&quot;0&quot;;5-LEN([.D508]))" table:style-name="ce5">
            <text:p>37000</text:p>
          </table:table-cell>
          <table:table-cell office:value-type="string" table:style-name="ce4">
            <text:p>Sewerage</text:p>
          </table:table-cell>
          <table:table-cell table:number-columns-repeated="16378"/>
        </table:table-row>
        <table:table-row table:style-name="ro1">
          <table:table-cell office:value-type="string" table:style-name="ce2">
            <text:p>38</text:p>
          </table:table-cell>
          <table:table-cell office:value-type="string" table:style-name="ce4">
            <text:p>Waste collection, treatment and disposal activities; materials recovery</text:p>
          </table:table-cell>
          <table:table-cell office:value-type="string" office:string-value="38" table:formula="of:=SUBSTITUTE([.A509];&quot;.&quot;;&quot;&quot;)" table:style-name="ce6">
            <text:p>38</text:p>
          </table:table-cell>
          <table:table-cell office:value-type="string" office:string-value="38" table:formula="of:=SUBSTITUTE([.C509];&quot;/&quot;;&quot;&quot;)" table:style-name="ce5">
            <text:p>38</text:p>
          </table:table-cell>
          <table:table-cell office:value-type="string" office:string-value="38000" table:formula="of:=[.D509]&amp;REPT(&quot;0&quot;;5-LEN([.D509]))" table:style-name="ce5">
            <text:p>38000</text:p>
          </table:table-cell>
          <table:table-cell office:value-type="string" table:style-name="ce4">
            <text:p>Waste collection, treatment and disposal activities; materials recovery</text:p>
          </table:table-cell>
          <table:table-cell table:number-columns-repeated="16378"/>
        </table:table-row>
        <table:table-row table:style-name="ro1">
          <table:table-cell office:value-type="string" table:style-name="ce2">
            <text:p>38.1</text:p>
          </table:table-cell>
          <table:table-cell office:value-type="string" table:style-name="ce4">
            <text:p>Waste collection</text:p>
          </table:table-cell>
          <table:table-cell office:value-type="string" office:string-value="381" table:formula="of:=SUBSTITUTE([.A510];&quot;.&quot;;&quot;&quot;)" table:style-name="ce6">
            <text:p>381</text:p>
          </table:table-cell>
          <table:table-cell office:value-type="string" office:string-value="381" table:formula="of:=SUBSTITUTE([.C510];&quot;/&quot;;&quot;&quot;)" table:style-name="ce5">
            <text:p>381</text:p>
          </table:table-cell>
          <table:table-cell office:value-type="string" office:string-value="38100" table:formula="of:=[.D510]&amp;REPT(&quot;0&quot;;5-LEN([.D510]))" table:style-name="ce5">
            <text:p>38100</text:p>
          </table:table-cell>
          <table:table-cell office:value-type="string" table:style-name="ce4">
            <text:p>Waste collection</text:p>
          </table:table-cell>
          <table:table-cell table:number-columns-repeated="16378"/>
        </table:table-row>
        <table:table-row table:style-name="ro1">
          <table:table-cell office:value-type="string" table:style-name="ce2">
            <text:p>38.11</text:p>
          </table:table-cell>
          <table:table-cell office:value-type="string" table:style-name="ce4">
            <text:p>Collection of non-hazardous waste</text:p>
          </table:table-cell>
          <table:table-cell office:value-type="string" office:string-value="3811" table:formula="of:=SUBSTITUTE([.A511];&quot;.&quot;;&quot;&quot;)" table:style-name="ce6">
            <text:p>3811</text:p>
          </table:table-cell>
          <table:table-cell office:value-type="string" office:string-value="3811" table:formula="of:=SUBSTITUTE([.C511];&quot;/&quot;;&quot;&quot;)" table:style-name="ce5">
            <text:p>3811</text:p>
          </table:table-cell>
          <table:table-cell office:value-type="string" office:string-value="38110" table:formula="of:=[.D511]&amp;REPT(&quot;0&quot;;5-LEN([.D511]))" table:style-name="ce5">
            <text:p>38110</text:p>
          </table:table-cell>
          <table:table-cell office:value-type="string" table:style-name="ce4">
            <text:p>Collection of non-hazardous waste</text:p>
          </table:table-cell>
          <table:table-cell table:number-columns-repeated="16378"/>
        </table:table-row>
        <table:table-row table:style-name="ro1">
          <table:table-cell office:value-type="string" table:style-name="ce2">
            <text:p>38.12</text:p>
          </table:table-cell>
          <table:table-cell office:value-type="string" table:style-name="ce4">
            <text:p>Collection of hazardous waste</text:p>
          </table:table-cell>
          <table:table-cell office:value-type="string" office:string-value="3812" table:formula="of:=SUBSTITUTE([.A512];&quot;.&quot;;&quot;&quot;)" table:style-name="ce6">
            <text:p>3812</text:p>
          </table:table-cell>
          <table:table-cell office:value-type="string" office:string-value="3812" table:formula="of:=SUBSTITUTE([.C512];&quot;/&quot;;&quot;&quot;)" table:style-name="ce5">
            <text:p>3812</text:p>
          </table:table-cell>
          <table:table-cell office:value-type="string" office:string-value="38120" table:formula="of:=[.D512]&amp;REPT(&quot;0&quot;;5-LEN([.D512]))" table:style-name="ce5">
            <text:p>38120</text:p>
          </table:table-cell>
          <table:table-cell office:value-type="string" table:style-name="ce4">
            <text:p>Collection of hazardous waste</text:p>
          </table:table-cell>
          <table:table-cell table:number-columns-repeated="16378"/>
        </table:table-row>
        <table:table-row table:style-name="ro1">
          <table:table-cell office:value-type="string" table:style-name="ce2">
            <text:p>38.2</text:p>
          </table:table-cell>
          <table:table-cell office:value-type="string" table:style-name="ce4">
            <text:p>Waste treatment and disposal</text:p>
          </table:table-cell>
          <table:table-cell office:value-type="string" office:string-value="382" table:formula="of:=SUBSTITUTE([.A513];&quot;.&quot;;&quot;&quot;)" table:style-name="ce6">
            <text:p>382</text:p>
          </table:table-cell>
          <table:table-cell office:value-type="string" office:string-value="382" table:formula="of:=SUBSTITUTE([.C513];&quot;/&quot;;&quot;&quot;)" table:style-name="ce5">
            <text:p>382</text:p>
          </table:table-cell>
          <table:table-cell office:value-type="string" office:string-value="38200" table:formula="of:=[.D513]&amp;REPT(&quot;0&quot;;5-LEN([.D513]))" table:style-name="ce5">
            <text:p>38200</text:p>
          </table:table-cell>
          <table:table-cell office:value-type="string" table:style-name="ce4">
            <text:p>Waste treatment and disposal</text:p>
          </table:table-cell>
          <table:table-cell table:number-columns-repeated="16378"/>
        </table:table-row>
        <table:table-row table:style-name="ro1">
          <table:table-cell office:value-type="string" table:style-name="ce2">
            <text:p>38.21</text:p>
          </table:table-cell>
          <table:table-cell office:value-type="string" table:style-name="ce4">
            <text:p>Treatment and disposal of non-hazardous waste</text:p>
          </table:table-cell>
          <table:table-cell office:value-type="string" office:string-value="3821" table:formula="of:=SUBSTITUTE([.A514];&quot;.&quot;;&quot;&quot;)" table:style-name="ce6">
            <text:p>3821</text:p>
          </table:table-cell>
          <table:table-cell office:value-type="string" office:string-value="3821" table:formula="of:=SUBSTITUTE([.C514];&quot;/&quot;;&quot;&quot;)" table:style-name="ce5">
            <text:p>3821</text:p>
          </table:table-cell>
          <table:table-cell office:value-type="string" office:string-value="38210" table:formula="of:=[.D514]&amp;REPT(&quot;0&quot;;5-LEN([.D514]))" table:style-name="ce5">
            <text:p>38210</text:p>
          </table:table-cell>
          <table:table-cell office:value-type="string" table:style-name="ce4">
            <text:p>Treatment and disposal of non-hazardous waste</text:p>
          </table:table-cell>
          <table:table-cell table:number-columns-repeated="16378"/>
        </table:table-row>
        <table:table-row table:style-name="ro1">
          <table:table-cell office:value-type="string" table:style-name="ce2">
            <text:p>38.22</text:p>
          </table:table-cell>
          <table:table-cell office:value-type="string" table:style-name="ce4">
            <text:p>Treatment and disposal of hazardous waste</text:p>
          </table:table-cell>
          <table:table-cell office:value-type="string" office:string-value="3822" table:formula="of:=SUBSTITUTE([.A515];&quot;.&quot;;&quot;&quot;)" table:style-name="ce6">
            <text:p>3822</text:p>
          </table:table-cell>
          <table:table-cell office:value-type="string" office:string-value="3822" table:formula="of:=SUBSTITUTE([.C515];&quot;/&quot;;&quot;&quot;)" table:style-name="ce5">
            <text:p>3822</text:p>
          </table:table-cell>
          <table:table-cell office:value-type="string" office:string-value="38220" table:formula="of:=[.D515]&amp;REPT(&quot;0&quot;;5-LEN([.D515]))" table:style-name="ce5">
            <text:p>38220</text:p>
          </table:table-cell>
          <table:table-cell office:value-type="string" table:style-name="ce4">
            <text:p>Treatment and disposal of hazardous waste</text:p>
          </table:table-cell>
          <table:table-cell table:number-columns-repeated="16378"/>
        </table:table-row>
        <table:table-row table:style-name="ro1">
          <table:table-cell office:value-type="string" table:style-name="ce2">
            <text:p>38.3</text:p>
          </table:table-cell>
          <table:table-cell office:value-type="string" table:style-name="ce4">
            <text:p>Materials recovery</text:p>
          </table:table-cell>
          <table:table-cell office:value-type="string" office:string-value="383" table:formula="of:=SUBSTITUTE([.A516];&quot;.&quot;;&quot;&quot;)" table:style-name="ce6">
            <text:p>383</text:p>
          </table:table-cell>
          <table:table-cell office:value-type="string" office:string-value="383" table:formula="of:=SUBSTITUTE([.C516];&quot;/&quot;;&quot;&quot;)" table:style-name="ce5">
            <text:p>383</text:p>
          </table:table-cell>
          <table:table-cell office:value-type="string" office:string-value="38300" table:formula="of:=[.D516]&amp;REPT(&quot;0&quot;;5-LEN([.D516]))" table:style-name="ce5">
            <text:p>38300</text:p>
          </table:table-cell>
          <table:table-cell office:value-type="string" table:style-name="ce4">
            <text:p>Materials recovery</text:p>
          </table:table-cell>
          <table:table-cell table:number-columns-repeated="16378"/>
        </table:table-row>
        <table:table-row table:style-name="ro1">
          <table:table-cell office:value-type="string" table:style-name="ce2">
            <text:p>38.31</text:p>
          </table:table-cell>
          <table:table-cell office:value-type="string" table:style-name="ce4">
            <text:p>Dismantling of wrecks</text:p>
          </table:table-cell>
          <table:table-cell office:value-type="string" office:string-value="3831" table:formula="of:=SUBSTITUTE([.A517];&quot;.&quot;;&quot;&quot;)" table:style-name="ce6">
            <text:p>3831</text:p>
          </table:table-cell>
          <table:table-cell office:value-type="string" office:string-value="3831" table:formula="of:=SUBSTITUTE([.C517];&quot;/&quot;;&quot;&quot;)" table:style-name="ce5">
            <text:p>3831</text:p>
          </table:table-cell>
          <table:table-cell office:value-type="string" office:string-value="38310" table:formula="of:=[.D517]&amp;REPT(&quot;0&quot;;5-LEN([.D517]))" table:style-name="ce5">
            <text:p>38310</text:p>
          </table:table-cell>
          <table:table-cell office:value-type="string" table:style-name="ce4">
            <text:p>Dismantling of wrecks</text:p>
          </table:table-cell>
          <table:table-cell table:number-columns-repeated="16378"/>
        </table:table-row>
        <table:table-row table:style-name="ro1">
          <table:table-cell office:value-type="string" table:style-name="ce2">
            <text:p>38.32</text:p>
          </table:table-cell>
          <table:table-cell office:value-type="string" table:style-name="ce4">
            <text:p>Recovery of sorted materials</text:p>
          </table:table-cell>
          <table:table-cell office:value-type="string" office:string-value="3832" table:formula="of:=SUBSTITUTE([.A518];&quot;.&quot;;&quot;&quot;)" table:style-name="ce6">
            <text:p>3832</text:p>
          </table:table-cell>
          <table:table-cell office:value-type="string" office:string-value="3832" table:formula="of:=SUBSTITUTE([.C518];&quot;/&quot;;&quot;&quot;)" table:style-name="ce5">
            <text:p>3832</text:p>
          </table:table-cell>
          <table:table-cell office:value-type="string" office:string-value="38320" table:formula="of:=[.D518]&amp;REPT(&quot;0&quot;;5-LEN([.D518]))" table:style-name="ce5">
            <text:p>38320</text:p>
          </table:table-cell>
          <table:table-cell office:value-type="string" table:style-name="ce4">
            <text:p>Recovery of sorted materials</text:p>
          </table:table-cell>
          <table:table-cell table:number-columns-repeated="16378"/>
        </table:table-row>
        <table:table-row table:style-name="ro1">
          <table:table-cell office:value-type="string" table:style-name="ce2">
            <text:p>39</text:p>
          </table:table-cell>
          <table:table-cell office:value-type="string" table:style-name="ce4">
            <text:p>Remediation activities and other waste management services.</text:p>
          </table:table-cell>
          <table:table-cell office:value-type="string" office:string-value="39" table:formula="of:=SUBSTITUTE([.A519];&quot;.&quot;;&quot;&quot;)" table:style-name="ce6">
            <text:p>39</text:p>
          </table:table-cell>
          <table:table-cell office:value-type="string" office:string-value="39" table:formula="of:=SUBSTITUTE([.C519];&quot;/&quot;;&quot;&quot;)" table:style-name="ce5">
            <text:p>39</text:p>
          </table:table-cell>
          <table:table-cell office:value-type="string" office:string-value="39000" table:formula="of:=[.D519]&amp;REPT(&quot;0&quot;;5-LEN([.D519]))" table:style-name="ce5">
            <text:p>39000</text:p>
          </table:table-cell>
          <table:table-cell office:value-type="string" table:style-name="ce4">
            <text:p>Remediation activities and other waste management services.</text:p>
          </table:table-cell>
          <table:table-cell table:number-columns-repeated="16378"/>
        </table:table-row>
        <table:table-row table:style-name="ro1">
          <table:table-cell office:value-type="string" table:style-name="ce2">
            <text:p>39.0</text:p>
          </table:table-cell>
          <table:table-cell office:value-type="string" table:style-name="ce4">
            <text:p>Remediation activities and other waste management services</text:p>
          </table:table-cell>
          <table:table-cell office:value-type="string" office:string-value="390" table:formula="of:=SUBSTITUTE([.A520];&quot;.&quot;;&quot;&quot;)" table:style-name="ce6">
            <text:p>390</text:p>
          </table:table-cell>
          <table:table-cell office:value-type="string" office:string-value="390" table:formula="of:=SUBSTITUTE([.C520];&quot;/&quot;;&quot;&quot;)" table:style-name="ce5">
            <text:p>390</text:p>
          </table:table-cell>
          <table:table-cell office:value-type="string" office:string-value="39000" table:formula="of:=[.D520]&amp;REPT(&quot;0&quot;;5-LEN([.D520]))" table:style-name="ce5">
            <text:p>39000</text:p>
          </table:table-cell>
          <table:table-cell office:value-type="string" table:style-name="ce4">
            <text:p>Remediation activities and other waste management services</text:p>
          </table:table-cell>
          <table:table-cell table:number-columns-repeated="16378"/>
        </table:table-row>
        <table:table-row table:style-name="ro1">
          <table:table-cell office:value-type="string" table:style-name="ce2">
            <text:p>39.00</text:p>
          </table:table-cell>
          <table:table-cell office:value-type="string" table:style-name="ce4">
            <text:p>Remediation activities and other waste management services</text:p>
          </table:table-cell>
          <table:table-cell office:value-type="string" office:string-value="3900" table:formula="of:=SUBSTITUTE([.A521];&quot;.&quot;;&quot;&quot;)" table:style-name="ce6">
            <text:p>3900</text:p>
          </table:table-cell>
          <table:table-cell office:value-type="string" office:string-value="3900" table:formula="of:=SUBSTITUTE([.C521];&quot;/&quot;;&quot;&quot;)" table:style-name="ce5">
            <text:p>3900</text:p>
          </table:table-cell>
          <table:table-cell office:value-type="string" office:string-value="39000" table:formula="of:=[.D521]&amp;REPT(&quot;0&quot;;5-LEN([.D521]))" table:style-name="ce5">
            <text:p>39000</text:p>
          </table:table-cell>
          <table:table-cell office:value-type="string" table:style-name="ce4">
            <text:p>Remediation activities and other waste management services</text:p>
          </table:table-cell>
          <table:table-cell table:number-columns-repeated="16378"/>
        </table:table-row>
        <table:table-row table:style-name="ro1">
          <table:table-cell office:value-type="string" table:style-name="ce2">
            <text:p>41</text:p>
          </table:table-cell>
          <table:table-cell office:value-type="string" table:style-name="ce4">
            <text:p>Construction of buildings</text:p>
          </table:table-cell>
          <table:table-cell office:value-type="string" office:string-value="41" table:formula="of:=SUBSTITUTE([.A522];&quot;.&quot;;&quot;&quot;)" table:style-name="ce6">
            <text:p>41</text:p>
          </table:table-cell>
          <table:table-cell office:value-type="string" office:string-value="41" table:formula="of:=SUBSTITUTE([.C522];&quot;/&quot;;&quot;&quot;)" table:style-name="ce5">
            <text:p>41</text:p>
          </table:table-cell>
          <table:table-cell office:value-type="string" office:string-value="41000" table:formula="of:=[.D522]&amp;REPT(&quot;0&quot;;5-LEN([.D522]))" table:style-name="ce5">
            <text:p>41000</text:p>
          </table:table-cell>
          <table:table-cell office:value-type="string" table:style-name="ce4">
            <text:p>Construction of buildings</text:p>
          </table:table-cell>
          <table:table-cell table:number-columns-repeated="16378"/>
        </table:table-row>
        <table:table-row table:style-name="ro1">
          <table:table-cell office:value-type="string" table:style-name="ce2">
            <text:p>41.1</text:p>
          </table:table-cell>
          <table:table-cell office:value-type="string" table:style-name="ce4">
            <text:p>Development of building projects</text:p>
          </table:table-cell>
          <table:table-cell office:value-type="string" office:string-value="411" table:formula="of:=SUBSTITUTE([.A523];&quot;.&quot;;&quot;&quot;)" table:style-name="ce6">
            <text:p>411</text:p>
          </table:table-cell>
          <table:table-cell office:value-type="string" office:string-value="411" table:formula="of:=SUBSTITUTE([.C523];&quot;/&quot;;&quot;&quot;)" table:style-name="ce5">
            <text:p>411</text:p>
          </table:table-cell>
          <table:table-cell office:value-type="string" office:string-value="41100" table:formula="of:=[.D523]&amp;REPT(&quot;0&quot;;5-LEN([.D523]))" table:style-name="ce5">
            <text:p>41100</text:p>
          </table:table-cell>
          <table:table-cell office:value-type="string" table:style-name="ce4">
            <text:p>Development of building projects</text:p>
          </table:table-cell>
          <table:table-cell table:number-columns-repeated="16378"/>
        </table:table-row>
        <table:table-row table:style-name="ro1">
          <table:table-cell office:value-type="string" table:style-name="ce2">
            <text:p>41.10</text:p>
          </table:table-cell>
          <table:table-cell office:value-type="string" table:style-name="ce4">
            <text:p>Development of building projects</text:p>
          </table:table-cell>
          <table:table-cell office:value-type="string" office:string-value="4110" table:formula="of:=SUBSTITUTE([.A524];&quot;.&quot;;&quot;&quot;)" table:style-name="ce6">
            <text:p>4110</text:p>
          </table:table-cell>
          <table:table-cell office:value-type="string" office:string-value="4110" table:formula="of:=SUBSTITUTE([.C524];&quot;/&quot;;&quot;&quot;)" table:style-name="ce5">
            <text:p>4110</text:p>
          </table:table-cell>
          <table:table-cell office:value-type="string" office:string-value="41100" table:formula="of:=[.D524]&amp;REPT(&quot;0&quot;;5-LEN([.D524]))" table:style-name="ce5">
            <text:p>41100</text:p>
          </table:table-cell>
          <table:table-cell office:value-type="string" table:style-name="ce4">
            <text:p>Development of building projects</text:p>
          </table:table-cell>
          <table:table-cell table:number-columns-repeated="16378"/>
        </table:table-row>
        <table:table-row table:style-name="ro1">
          <table:table-cell office:value-type="string" table:style-name="ce2">
            <text:p>41.2</text:p>
          </table:table-cell>
          <table:table-cell office:value-type="string" table:style-name="ce4">
            <text:p>Construction of residential and non-residential buildings</text:p>
          </table:table-cell>
          <table:table-cell office:value-type="string" office:string-value="412" table:formula="of:=SUBSTITUTE([.A525];&quot;.&quot;;&quot;&quot;)" table:style-name="ce6">
            <text:p>412</text:p>
          </table:table-cell>
          <table:table-cell office:value-type="string" office:string-value="412" table:formula="of:=SUBSTITUTE([.C525];&quot;/&quot;;&quot;&quot;)" table:style-name="ce5">
            <text:p>412</text:p>
          </table:table-cell>
          <table:table-cell office:value-type="string" office:string-value="41200" table:formula="of:=[.D525]&amp;REPT(&quot;0&quot;;5-LEN([.D525]))" table:style-name="ce5">
            <text:p>41200</text:p>
          </table:table-cell>
          <table:table-cell office:value-type="string" table:style-name="ce4">
            <text:p>Construction of residential and non-residential buildings</text:p>
          </table:table-cell>
          <table:table-cell table:number-columns-repeated="16378"/>
        </table:table-row>
        <table:table-row table:style-name="ro1">
          <table:table-cell office:value-type="string" table:style-name="ce2">
            <text:p>41.20</text:p>
          </table:table-cell>
          <table:table-cell office:value-type="string" table:style-name="ce4">
            <text:p>Construction of residential and non-residential buildings</text:p>
          </table:table-cell>
          <table:table-cell office:value-type="string" office:string-value="4120" table:formula="of:=SUBSTITUTE([.A526];&quot;.&quot;;&quot;&quot;)" table:style-name="ce6">
            <text:p>4120</text:p>
          </table:table-cell>
          <table:table-cell office:value-type="string" office:string-value="4120" table:formula="of:=SUBSTITUTE([.C526];&quot;/&quot;;&quot;&quot;)" table:style-name="ce5">
            <text:p>4120</text:p>
          </table:table-cell>
          <table:table-cell office:value-type="string" office:string-value="41200" table:formula="of:=[.D526]&amp;REPT(&quot;0&quot;;5-LEN([.D526]))" table:style-name="ce5">
            <text:p>41200</text:p>
          </table:table-cell>
          <table:table-cell office:value-type="string" table:style-name="ce4">
            <text:p>Construction of residential and non-residential buildings</text:p>
          </table:table-cell>
          <table:table-cell table:number-columns-repeated="16378"/>
        </table:table-row>
        <table:table-row table:style-name="ro1">
          <table:table-cell office:value-type="string" table:style-name="ce2">
            <text:p>41.20/1</text:p>
          </table:table-cell>
          <table:table-cell office:value-type="string" table:style-name="ce4">
            <text:p>Construction of commercial buildings</text:p>
          </table:table-cell>
          <table:table-cell office:value-type="string" office:string-value="4120/1" table:formula="of:=SUBSTITUTE([.A527];&quot;.&quot;;&quot;&quot;)" table:style-name="ce6">
            <text:p>4120/1</text:p>
          </table:table-cell>
          <table:table-cell office:value-type="string" office:string-value="41201" table:formula="of:=SUBSTITUTE([.C527];&quot;/&quot;;&quot;&quot;)" table:style-name="ce5">
            <text:p>41201</text:p>
          </table:table-cell>
          <table:table-cell office:value-type="string" office:string-value="41201" table:formula="of:=[.D527]&amp;REPT(&quot;0&quot;;5-LEN([.D527]))" table:style-name="ce5">
            <text:p>41201</text:p>
          </table:table-cell>
          <table:table-cell office:value-type="string" table:style-name="ce4">
            <text:p>Construction of commercial buildings</text:p>
          </table:table-cell>
          <table:table-cell table:number-columns-repeated="16378"/>
        </table:table-row>
        <table:table-row table:style-name="ro1">
          <table:table-cell office:value-type="string" table:style-name="ce2">
            <text:p>41.20/2</text:p>
          </table:table-cell>
          <table:table-cell office:value-type="string" table:style-name="ce4">
            <text:p>Construction of domestic buildings</text:p>
          </table:table-cell>
          <table:table-cell office:value-type="string" office:string-value="4120/2" table:formula="of:=SUBSTITUTE([.A528];&quot;.&quot;;&quot;&quot;)" table:style-name="ce6">
            <text:p>4120/2</text:p>
          </table:table-cell>
          <table:table-cell office:value-type="string" office:string-value="41202" table:formula="of:=SUBSTITUTE([.C528];&quot;/&quot;;&quot;&quot;)" table:style-name="ce5">
            <text:p>41202</text:p>
          </table:table-cell>
          <table:table-cell office:value-type="string" office:string-value="41202" table:formula="of:=[.D528]&amp;REPT(&quot;0&quot;;5-LEN([.D528]))" table:style-name="ce5">
            <text:p>41202</text:p>
          </table:table-cell>
          <table:table-cell office:value-type="string" table:style-name="ce4">
            <text:p>Construction of domestic buildings</text:p>
          </table:table-cell>
          <table:table-cell table:number-columns-repeated="16378"/>
        </table:table-row>
        <table:table-row table:style-name="ro1">
          <table:table-cell office:value-type="string" table:style-name="ce2">
            <text:p>42</text:p>
          </table:table-cell>
          <table:table-cell office:value-type="string" table:style-name="ce4">
            <text:p>Civil engineering</text:p>
          </table:table-cell>
          <table:table-cell office:value-type="string" office:string-value="42" table:formula="of:=SUBSTITUTE([.A529];&quot;.&quot;;&quot;&quot;)" table:style-name="ce6">
            <text:p>42</text:p>
          </table:table-cell>
          <table:table-cell office:value-type="string" office:string-value="42" table:formula="of:=SUBSTITUTE([.C529];&quot;/&quot;;&quot;&quot;)" table:style-name="ce5">
            <text:p>42</text:p>
          </table:table-cell>
          <table:table-cell office:value-type="string" office:string-value="42000" table:formula="of:=[.D529]&amp;REPT(&quot;0&quot;;5-LEN([.D529]))" table:style-name="ce5">
            <text:p>42000</text:p>
          </table:table-cell>
          <table:table-cell office:value-type="string" table:style-name="ce4">
            <text:p>Civil engineering</text:p>
          </table:table-cell>
          <table:table-cell table:number-columns-repeated="16378"/>
        </table:table-row>
        <table:table-row table:style-name="ro1">
          <table:table-cell office:value-type="string" table:style-name="ce2">
            <text:p>42.1</text:p>
          </table:table-cell>
          <table:table-cell office:value-type="string" table:style-name="ce4">
            <text:p>Construction of roads and railways</text:p>
          </table:table-cell>
          <table:table-cell office:value-type="string" office:string-value="421" table:formula="of:=SUBSTITUTE([.A530];&quot;.&quot;;&quot;&quot;)" table:style-name="ce6">
            <text:p>421</text:p>
          </table:table-cell>
          <table:table-cell office:value-type="string" office:string-value="421" table:formula="of:=SUBSTITUTE([.C530];&quot;/&quot;;&quot;&quot;)" table:style-name="ce5">
            <text:p>421</text:p>
          </table:table-cell>
          <table:table-cell office:value-type="string" office:string-value="42100" table:formula="of:=[.D530]&amp;REPT(&quot;0&quot;;5-LEN([.D530]))" table:style-name="ce5">
            <text:p>42100</text:p>
          </table:table-cell>
          <table:table-cell office:value-type="string" table:style-name="ce4">
            <text:p>Construction of roads and railways</text:p>
          </table:table-cell>
          <table:table-cell table:number-columns-repeated="16378"/>
        </table:table-row>
        <table:table-row table:style-name="ro1">
          <table:table-cell office:value-type="string" table:style-name="ce2">
            <text:p>42.11</text:p>
          </table:table-cell>
          <table:table-cell office:value-type="string" table:style-name="ce4">
            <text:p>Construction of roads and motorways</text:p>
          </table:table-cell>
          <table:table-cell office:value-type="string" office:string-value="4211" table:formula="of:=SUBSTITUTE([.A531];&quot;.&quot;;&quot;&quot;)" table:style-name="ce6">
            <text:p>4211</text:p>
          </table:table-cell>
          <table:table-cell office:value-type="string" office:string-value="4211" table:formula="of:=SUBSTITUTE([.C531];&quot;/&quot;;&quot;&quot;)" table:style-name="ce5">
            <text:p>4211</text:p>
          </table:table-cell>
          <table:table-cell office:value-type="string" office:string-value="42110" table:formula="of:=[.D531]&amp;REPT(&quot;0&quot;;5-LEN([.D531]))" table:style-name="ce5">
            <text:p>42110</text:p>
          </table:table-cell>
          <table:table-cell office:value-type="string" table:style-name="ce4">
            <text:p>Construction of roads and motorways</text:p>
          </table:table-cell>
          <table:table-cell table:number-columns-repeated="16378"/>
        </table:table-row>
        <table:table-row table:style-name="ro1">
          <table:table-cell office:value-type="string" table:style-name="ce2">
            <text:p>42.12</text:p>
          </table:table-cell>
          <table:table-cell office:value-type="string" table:style-name="ce4">
            <text:p>Construction of railways and underground railways</text:p>
          </table:table-cell>
          <table:table-cell office:value-type="string" office:string-value="4212" table:formula="of:=SUBSTITUTE([.A532];&quot;.&quot;;&quot;&quot;)" table:style-name="ce6">
            <text:p>4212</text:p>
          </table:table-cell>
          <table:table-cell office:value-type="string" office:string-value="4212" table:formula="of:=SUBSTITUTE([.C532];&quot;/&quot;;&quot;&quot;)" table:style-name="ce5">
            <text:p>4212</text:p>
          </table:table-cell>
          <table:table-cell office:value-type="string" office:string-value="42120" table:formula="of:=[.D532]&amp;REPT(&quot;0&quot;;5-LEN([.D532]))" table:style-name="ce5">
            <text:p>42120</text:p>
          </table:table-cell>
          <table:table-cell office:value-type="string" table:style-name="ce4">
            <text:p>Construction of railways and underground railways</text:p>
          </table:table-cell>
          <table:table-cell table:number-columns-repeated="16378"/>
        </table:table-row>
        <table:table-row table:style-name="ro1">
          <table:table-cell office:value-type="string" table:style-name="ce2">
            <text:p>42.13</text:p>
          </table:table-cell>
          <table:table-cell office:value-type="string" table:style-name="ce4">
            <text:p>Construction of bridges and tunnels</text:p>
          </table:table-cell>
          <table:table-cell office:value-type="string" office:string-value="4213" table:formula="of:=SUBSTITUTE([.A533];&quot;.&quot;;&quot;&quot;)" table:style-name="ce6">
            <text:p>4213</text:p>
          </table:table-cell>
          <table:table-cell office:value-type="string" office:string-value="4213" table:formula="of:=SUBSTITUTE([.C533];&quot;/&quot;;&quot;&quot;)" table:style-name="ce5">
            <text:p>4213</text:p>
          </table:table-cell>
          <table:table-cell office:value-type="string" office:string-value="42130" table:formula="of:=[.D533]&amp;REPT(&quot;0&quot;;5-LEN([.D533]))" table:style-name="ce5">
            <text:p>42130</text:p>
          </table:table-cell>
          <table:table-cell office:value-type="string" table:style-name="ce4">
            <text:p>Construction of bridges and tunnels</text:p>
          </table:table-cell>
          <table:table-cell table:number-columns-repeated="16378"/>
        </table:table-row>
        <table:table-row table:style-name="ro1">
          <table:table-cell office:value-type="string" table:style-name="ce2">
            <text:p>42.2</text:p>
          </table:table-cell>
          <table:table-cell office:value-type="string" table:style-name="ce4">
            <text:p>Construction of utility projects</text:p>
          </table:table-cell>
          <table:table-cell office:value-type="string" office:string-value="422" table:formula="of:=SUBSTITUTE([.A534];&quot;.&quot;;&quot;&quot;)" table:style-name="ce6">
            <text:p>422</text:p>
          </table:table-cell>
          <table:table-cell office:value-type="string" office:string-value="422" table:formula="of:=SUBSTITUTE([.C534];&quot;/&quot;;&quot;&quot;)" table:style-name="ce5">
            <text:p>422</text:p>
          </table:table-cell>
          <table:table-cell office:value-type="string" office:string-value="42200" table:formula="of:=[.D534]&amp;REPT(&quot;0&quot;;5-LEN([.D534]))" table:style-name="ce5">
            <text:p>42200</text:p>
          </table:table-cell>
          <table:table-cell office:value-type="string" table:style-name="ce4">
            <text:p>Construction of utility projects</text:p>
          </table:table-cell>
          <table:table-cell table:number-columns-repeated="16378"/>
        </table:table-row>
        <table:table-row table:style-name="ro1">
          <table:table-cell office:value-type="string" table:style-name="ce2">
            <text:p>42.21</text:p>
          </table:table-cell>
          <table:table-cell office:value-type="string" table:style-name="ce4">
            <text:p>Construction of utility projects for fluids</text:p>
          </table:table-cell>
          <table:table-cell office:value-type="string" office:string-value="4221" table:formula="of:=SUBSTITUTE([.A535];&quot;.&quot;;&quot;&quot;)" table:style-name="ce6">
            <text:p>4221</text:p>
          </table:table-cell>
          <table:table-cell office:value-type="string" office:string-value="4221" table:formula="of:=SUBSTITUTE([.C535];&quot;/&quot;;&quot;&quot;)" table:style-name="ce5">
            <text:p>4221</text:p>
          </table:table-cell>
          <table:table-cell office:value-type="string" office:string-value="42210" table:formula="of:=[.D535]&amp;REPT(&quot;0&quot;;5-LEN([.D535]))" table:style-name="ce5">
            <text:p>42210</text:p>
          </table:table-cell>
          <table:table-cell office:value-type="string" table:style-name="ce4">
            <text:p>Construction of utility projects for fluids</text:p>
          </table:table-cell>
          <table:table-cell table:number-columns-repeated="16378"/>
        </table:table-row>
        <table:table-row table:style-name="ro1">
          <table:table-cell office:value-type="string" table:style-name="ce2">
            <text:p>42.22</text:p>
          </table:table-cell>
          <table:table-cell office:value-type="string" table:style-name="ce4">
            <text:p>Construction of utility projects for electricity and telecommunications</text:p>
          </table:table-cell>
          <table:table-cell office:value-type="string" office:string-value="4222" table:formula="of:=SUBSTITUTE([.A536];&quot;.&quot;;&quot;&quot;)" table:style-name="ce6">
            <text:p>4222</text:p>
          </table:table-cell>
          <table:table-cell office:value-type="string" office:string-value="4222" table:formula="of:=SUBSTITUTE([.C536];&quot;/&quot;;&quot;&quot;)" table:style-name="ce5">
            <text:p>4222</text:p>
          </table:table-cell>
          <table:table-cell office:value-type="string" office:string-value="42220" table:formula="of:=[.D536]&amp;REPT(&quot;0&quot;;5-LEN([.D536]))" table:style-name="ce5">
            <text:p>42220</text:p>
          </table:table-cell>
          <table:table-cell office:value-type="string" table:style-name="ce4">
            <text:p>Construction of utility projects for electricity and telecommunications</text:p>
          </table:table-cell>
          <table:table-cell table:number-columns-repeated="16378"/>
        </table:table-row>
        <table:table-row table:style-name="ro1">
          <table:table-cell office:value-type="string" table:style-name="ce2">
            <text:p>42.9</text:p>
          </table:table-cell>
          <table:table-cell office:value-type="string" table:style-name="ce4">
            <text:p>Construction of other civil engineering projects</text:p>
          </table:table-cell>
          <table:table-cell office:value-type="string" office:string-value="429" table:formula="of:=SUBSTITUTE([.A537];&quot;.&quot;;&quot;&quot;)" table:style-name="ce6">
            <text:p>429</text:p>
          </table:table-cell>
          <table:table-cell office:value-type="string" office:string-value="429" table:formula="of:=SUBSTITUTE([.C537];&quot;/&quot;;&quot;&quot;)" table:style-name="ce5">
            <text:p>429</text:p>
          </table:table-cell>
          <table:table-cell office:value-type="string" office:string-value="42900" table:formula="of:=[.D537]&amp;REPT(&quot;0&quot;;5-LEN([.D537]))" table:style-name="ce5">
            <text:p>42900</text:p>
          </table:table-cell>
          <table:table-cell office:value-type="string" table:style-name="ce4">
            <text:p>Construction of other civil engineering projects</text:p>
          </table:table-cell>
          <table:table-cell table:number-columns-repeated="16378"/>
        </table:table-row>
        <table:table-row table:style-name="ro1">
          <table:table-cell office:value-type="string" table:style-name="ce2">
            <text:p>42.91</text:p>
          </table:table-cell>
          <table:table-cell office:value-type="string" table:style-name="ce4">
            <text:p>Construction of water projects</text:p>
          </table:table-cell>
          <table:table-cell office:value-type="string" office:string-value="4291" table:formula="of:=SUBSTITUTE([.A538];&quot;.&quot;;&quot;&quot;)" table:style-name="ce6">
            <text:p>4291</text:p>
          </table:table-cell>
          <table:table-cell office:value-type="string" office:string-value="4291" table:formula="of:=SUBSTITUTE([.C538];&quot;/&quot;;&quot;&quot;)" table:style-name="ce5">
            <text:p>4291</text:p>
          </table:table-cell>
          <table:table-cell office:value-type="string" office:string-value="42910" table:formula="of:=[.D538]&amp;REPT(&quot;0&quot;;5-LEN([.D538]))" table:style-name="ce5">
            <text:p>42910</text:p>
          </table:table-cell>
          <table:table-cell office:value-type="string" table:style-name="ce4">
            <text:p>Construction of water projects</text:p>
          </table:table-cell>
          <table:table-cell table:number-columns-repeated="16378"/>
        </table:table-row>
        <table:table-row table:style-name="ro1">
          <table:table-cell office:value-type="string" table:style-name="ce2">
            <text:p>42.99</text:p>
          </table:table-cell>
          <table:table-cell office:value-type="string" table:style-name="ce4">
            <text:p>Construction of other civil engineering projects not elsewhere classified</text:p>
          </table:table-cell>
          <table:table-cell office:value-type="string" office:string-value="4299" table:formula="of:=SUBSTITUTE([.A539];&quot;.&quot;;&quot;&quot;)" table:style-name="ce6">
            <text:p>4299</text:p>
          </table:table-cell>
          <table:table-cell office:value-type="string" office:string-value="4299" table:formula="of:=SUBSTITUTE([.C539];&quot;/&quot;;&quot;&quot;)" table:style-name="ce5">
            <text:p>4299</text:p>
          </table:table-cell>
          <table:table-cell office:value-type="string" office:string-value="42990" table:formula="of:=[.D539]&amp;REPT(&quot;0&quot;;5-LEN([.D539]))" table:style-name="ce5">
            <text:p>42990</text:p>
          </table:table-cell>
          <table:table-cell office:value-type="string" table:style-name="ce4">
            <text:p>Construction of other civil engineering projects not elsewhere classified</text:p>
          </table:table-cell>
          <table:table-cell table:number-columns-repeated="16378"/>
        </table:table-row>
        <table:table-row table:style-name="ro1">
          <table:table-cell office:value-type="string" table:style-name="ce2">
            <text:p>43</text:p>
          </table:table-cell>
          <table:table-cell office:value-type="string" table:style-name="ce4">
            <text:p>Specialised construction activities</text:p>
          </table:table-cell>
          <table:table-cell office:value-type="string" office:string-value="43" table:formula="of:=SUBSTITUTE([.A540];&quot;.&quot;;&quot;&quot;)" table:style-name="ce6">
            <text:p>43</text:p>
          </table:table-cell>
          <table:table-cell office:value-type="string" office:string-value="43" table:formula="of:=SUBSTITUTE([.C540];&quot;/&quot;;&quot;&quot;)" table:style-name="ce5">
            <text:p>43</text:p>
          </table:table-cell>
          <table:table-cell office:value-type="string" office:string-value="43000" table:formula="of:=[.D540]&amp;REPT(&quot;0&quot;;5-LEN([.D540]))" table:style-name="ce5">
            <text:p>43000</text:p>
          </table:table-cell>
          <table:table-cell office:value-type="string" table:style-name="ce4">
            <text:p>Specialised construction activities</text:p>
          </table:table-cell>
          <table:table-cell table:number-columns-repeated="16378"/>
        </table:table-row>
        <table:table-row table:style-name="ro1">
          <table:table-cell office:value-type="string" table:style-name="ce2">
            <text:p>43.1</text:p>
          </table:table-cell>
          <table:table-cell office:value-type="string" table:style-name="ce4">
            <text:p>Demolition and site preparation</text:p>
          </table:table-cell>
          <table:table-cell office:value-type="string" office:string-value="431" table:formula="of:=SUBSTITUTE([.A541];&quot;.&quot;;&quot;&quot;)" table:style-name="ce6">
            <text:p>431</text:p>
          </table:table-cell>
          <table:table-cell office:value-type="string" office:string-value="431" table:formula="of:=SUBSTITUTE([.C541];&quot;/&quot;;&quot;&quot;)" table:style-name="ce5">
            <text:p>431</text:p>
          </table:table-cell>
          <table:table-cell office:value-type="string" office:string-value="43100" table:formula="of:=[.D541]&amp;REPT(&quot;0&quot;;5-LEN([.D541]))" table:style-name="ce5">
            <text:p>43100</text:p>
          </table:table-cell>
          <table:table-cell office:value-type="string" table:style-name="ce4">
            <text:p>Demolition and site preparation</text:p>
          </table:table-cell>
          <table:table-cell table:number-columns-repeated="16378"/>
        </table:table-row>
        <table:table-row table:style-name="ro1">
          <table:table-cell office:value-type="string" table:style-name="ce2">
            <text:p>43.11</text:p>
          </table:table-cell>
          <table:table-cell office:value-type="string" table:style-name="ce4">
            <text:p>Demolition</text:p>
          </table:table-cell>
          <table:table-cell office:value-type="string" office:string-value="4311" table:formula="of:=SUBSTITUTE([.A542];&quot;.&quot;;&quot;&quot;)" table:style-name="ce6">
            <text:p>4311</text:p>
          </table:table-cell>
          <table:table-cell office:value-type="string" office:string-value="4311" table:formula="of:=SUBSTITUTE([.C542];&quot;/&quot;;&quot;&quot;)" table:style-name="ce5">
            <text:p>4311</text:p>
          </table:table-cell>
          <table:table-cell office:value-type="string" office:string-value="43110" table:formula="of:=[.D542]&amp;REPT(&quot;0&quot;;5-LEN([.D542]))" table:style-name="ce5">
            <text:p>43110</text:p>
          </table:table-cell>
          <table:table-cell office:value-type="string" table:style-name="ce4">
            <text:p>Demolition</text:p>
          </table:table-cell>
          <table:table-cell table:number-columns-repeated="16378"/>
        </table:table-row>
        <table:table-row table:style-name="ro1">
          <table:table-cell office:value-type="string" table:style-name="ce2">
            <text:p>43.12</text:p>
          </table:table-cell>
          <table:table-cell office:value-type="string" table:style-name="ce4">
            <text:p>Site preparation</text:p>
          </table:table-cell>
          <table:table-cell office:value-type="string" office:string-value="4312" table:formula="of:=SUBSTITUTE([.A543];&quot;.&quot;;&quot;&quot;)" table:style-name="ce6">
            <text:p>4312</text:p>
          </table:table-cell>
          <table:table-cell office:value-type="string" office:string-value="4312" table:formula="of:=SUBSTITUTE([.C543];&quot;/&quot;;&quot;&quot;)" table:style-name="ce5">
            <text:p>4312</text:p>
          </table:table-cell>
          <table:table-cell office:value-type="string" office:string-value="43120" table:formula="of:=[.D543]&amp;REPT(&quot;0&quot;;5-LEN([.D543]))" table:style-name="ce5">
            <text:p>43120</text:p>
          </table:table-cell>
          <table:table-cell office:value-type="string" table:style-name="ce4">
            <text:p>Site preparation</text:p>
          </table:table-cell>
          <table:table-cell table:number-columns-repeated="16378"/>
        </table:table-row>
        <table:table-row table:style-name="ro1">
          <table:table-cell office:value-type="string" table:style-name="ce2">
            <text:p>43.13</text:p>
          </table:table-cell>
          <table:table-cell office:value-type="string" table:style-name="ce4">
            <text:p>Test drilling and boring</text:p>
          </table:table-cell>
          <table:table-cell office:value-type="string" office:string-value="4313" table:formula="of:=SUBSTITUTE([.A544];&quot;.&quot;;&quot;&quot;)" table:style-name="ce6">
            <text:p>4313</text:p>
          </table:table-cell>
          <table:table-cell office:value-type="string" office:string-value="4313" table:formula="of:=SUBSTITUTE([.C544];&quot;/&quot;;&quot;&quot;)" table:style-name="ce5">
            <text:p>4313</text:p>
          </table:table-cell>
          <table:table-cell office:value-type="string" office:string-value="43130" table:formula="of:=[.D544]&amp;REPT(&quot;0&quot;;5-LEN([.D544]))" table:style-name="ce5">
            <text:p>43130</text:p>
          </table:table-cell>
          <table:table-cell office:value-type="string" table:style-name="ce4">
            <text:p>Test drilling and boring</text:p>
          </table:table-cell>
          <table:table-cell table:number-columns-repeated="16378"/>
        </table:table-row>
        <table:table-row table:style-name="ro1">
          <table:table-cell office:value-type="string" table:style-name="ce2">
            <text:p>43.2</text:p>
          </table:table-cell>
          <table:table-cell office:value-type="string" table:style-name="ce4">
            <text:p>Electrical, plumbing and other construction installation activities</text:p>
          </table:table-cell>
          <table:table-cell office:value-type="string" office:string-value="432" table:formula="of:=SUBSTITUTE([.A545];&quot;.&quot;;&quot;&quot;)" table:style-name="ce6">
            <text:p>432</text:p>
          </table:table-cell>
          <table:table-cell office:value-type="string" office:string-value="432" table:formula="of:=SUBSTITUTE([.C545];&quot;/&quot;;&quot;&quot;)" table:style-name="ce5">
            <text:p>432</text:p>
          </table:table-cell>
          <table:table-cell office:value-type="string" office:string-value="43200" table:formula="of:=[.D545]&amp;REPT(&quot;0&quot;;5-LEN([.D545]))" table:style-name="ce5">
            <text:p>43200</text:p>
          </table:table-cell>
          <table:table-cell office:value-type="string" table:style-name="ce4">
            <text:p>Electrical, plumbing and other construction installation activities</text:p>
          </table:table-cell>
          <table:table-cell table:number-columns-repeated="16378"/>
        </table:table-row>
        <table:table-row table:style-name="ro1">
          <table:table-cell office:value-type="string" table:style-name="ce2">
            <text:p>43.21</text:p>
          </table:table-cell>
          <table:table-cell office:value-type="string" table:style-name="ce4">
            <text:p>Electrical installation</text:p>
          </table:table-cell>
          <table:table-cell office:value-type="string" office:string-value="4321" table:formula="of:=SUBSTITUTE([.A546];&quot;.&quot;;&quot;&quot;)" table:style-name="ce6">
            <text:p>4321</text:p>
          </table:table-cell>
          <table:table-cell office:value-type="string" office:string-value="4321" table:formula="of:=SUBSTITUTE([.C546];&quot;/&quot;;&quot;&quot;)" table:style-name="ce5">
            <text:p>4321</text:p>
          </table:table-cell>
          <table:table-cell office:value-type="string" office:string-value="43210" table:formula="of:=[.D546]&amp;REPT(&quot;0&quot;;5-LEN([.D546]))" table:style-name="ce5">
            <text:p>43210</text:p>
          </table:table-cell>
          <table:table-cell office:value-type="string" table:style-name="ce4">
            <text:p>Electrical installation</text:p>
          </table:table-cell>
          <table:table-cell table:number-columns-repeated="16378"/>
        </table:table-row>
        <table:table-row table:style-name="ro1">
          <table:table-cell office:value-type="string" table:style-name="ce2">
            <text:p>43.22</text:p>
          </table:table-cell>
          <table:table-cell office:value-type="string" table:style-name="ce4">
            <text:p>Plumbing, heat and air-conditioning installation</text:p>
          </table:table-cell>
          <table:table-cell office:value-type="string" office:string-value="4322" table:formula="of:=SUBSTITUTE([.A547];&quot;.&quot;;&quot;&quot;)" table:style-name="ce6">
            <text:p>4322</text:p>
          </table:table-cell>
          <table:table-cell office:value-type="string" office:string-value="4322" table:formula="of:=SUBSTITUTE([.C547];&quot;/&quot;;&quot;&quot;)" table:style-name="ce5">
            <text:p>4322</text:p>
          </table:table-cell>
          <table:table-cell office:value-type="string" office:string-value="43220" table:formula="of:=[.D547]&amp;REPT(&quot;0&quot;;5-LEN([.D547]))" table:style-name="ce5">
            <text:p>43220</text:p>
          </table:table-cell>
          <table:table-cell office:value-type="string" table:style-name="ce4">
            <text:p>Plumbing, heat and air-conditioning installation</text:p>
          </table:table-cell>
          <table:table-cell table:number-columns-repeated="16378"/>
        </table:table-row>
        <table:table-row table:style-name="ro1">
          <table:table-cell office:value-type="string" table:style-name="ce2">
            <text:p>43.29</text:p>
          </table:table-cell>
          <table:table-cell office:value-type="string" table:style-name="ce4">
            <text:p>Other construction installation</text:p>
          </table:table-cell>
          <table:table-cell office:value-type="string" office:string-value="4329" table:formula="of:=SUBSTITUTE([.A548];&quot;.&quot;;&quot;&quot;)" table:style-name="ce6">
            <text:p>4329</text:p>
          </table:table-cell>
          <table:table-cell office:value-type="string" office:string-value="4329" table:formula="of:=SUBSTITUTE([.C548];&quot;/&quot;;&quot;&quot;)" table:style-name="ce5">
            <text:p>4329</text:p>
          </table:table-cell>
          <table:table-cell office:value-type="string" office:string-value="43290" table:formula="of:=[.D548]&amp;REPT(&quot;0&quot;;5-LEN([.D548]))" table:style-name="ce5">
            <text:p>43290</text:p>
          </table:table-cell>
          <table:table-cell office:value-type="string" table:style-name="ce4">
            <text:p>Other construction installation</text:p>
          </table:table-cell>
          <table:table-cell table:number-columns-repeated="16378"/>
        </table:table-row>
        <table:table-row table:style-name="ro1">
          <table:table-cell office:value-type="string" table:style-name="ce2">
            <text:p>43.3</text:p>
          </table:table-cell>
          <table:table-cell office:value-type="string" table:style-name="ce4">
            <text:p>Building completion and finishing</text:p>
          </table:table-cell>
          <table:table-cell office:value-type="string" office:string-value="433" table:formula="of:=SUBSTITUTE([.A549];&quot;.&quot;;&quot;&quot;)" table:style-name="ce6">
            <text:p>433</text:p>
          </table:table-cell>
          <table:table-cell office:value-type="string" office:string-value="433" table:formula="of:=SUBSTITUTE([.C549];&quot;/&quot;;&quot;&quot;)" table:style-name="ce5">
            <text:p>433</text:p>
          </table:table-cell>
          <table:table-cell office:value-type="string" office:string-value="43300" table:formula="of:=[.D549]&amp;REPT(&quot;0&quot;;5-LEN([.D549]))" table:style-name="ce5">
            <text:p>43300</text:p>
          </table:table-cell>
          <table:table-cell office:value-type="string" table:style-name="ce4">
            <text:p>Building completion and finishing</text:p>
          </table:table-cell>
          <table:table-cell table:number-columns-repeated="16378"/>
        </table:table-row>
        <table:table-row table:style-name="ro1">
          <table:table-cell office:value-type="string" table:style-name="ce2">
            <text:p>43.31</text:p>
          </table:table-cell>
          <table:table-cell office:value-type="string" table:style-name="ce4">
            <text:p>Plastering</text:p>
          </table:table-cell>
          <table:table-cell office:value-type="string" office:string-value="4331" table:formula="of:=SUBSTITUTE([.A550];&quot;.&quot;;&quot;&quot;)" table:style-name="ce6">
            <text:p>4331</text:p>
          </table:table-cell>
          <table:table-cell office:value-type="string" office:string-value="4331" table:formula="of:=SUBSTITUTE([.C550];&quot;/&quot;;&quot;&quot;)" table:style-name="ce5">
            <text:p>4331</text:p>
          </table:table-cell>
          <table:table-cell office:value-type="string" office:string-value="43310" table:formula="of:=[.D550]&amp;REPT(&quot;0&quot;;5-LEN([.D550]))" table:style-name="ce5">
            <text:p>43310</text:p>
          </table:table-cell>
          <table:table-cell office:value-type="string" table:style-name="ce4">
            <text:p>Plastering</text:p>
          </table:table-cell>
          <table:table-cell table:number-columns-repeated="16378"/>
        </table:table-row>
        <table:table-row table:style-name="ro1">
          <table:table-cell office:value-type="string" table:style-name="ce2">
            <text:p>43.32</text:p>
          </table:table-cell>
          <table:table-cell office:value-type="string" table:style-name="ce4">
            <text:p>Joinery installation</text:p>
          </table:table-cell>
          <table:table-cell office:value-type="string" office:string-value="4332" table:formula="of:=SUBSTITUTE([.A551];&quot;.&quot;;&quot;&quot;)" table:style-name="ce6">
            <text:p>4332</text:p>
          </table:table-cell>
          <table:table-cell office:value-type="string" office:string-value="4332" table:formula="of:=SUBSTITUTE([.C551];&quot;/&quot;;&quot;&quot;)" table:style-name="ce5">
            <text:p>4332</text:p>
          </table:table-cell>
          <table:table-cell office:value-type="string" office:string-value="43320" table:formula="of:=[.D551]&amp;REPT(&quot;0&quot;;5-LEN([.D551]))" table:style-name="ce5">
            <text:p>43320</text:p>
          </table:table-cell>
          <table:table-cell office:value-type="string" table:style-name="ce4">
            <text:p>Joinery installation</text:p>
          </table:table-cell>
          <table:table-cell table:number-columns-repeated="16378"/>
        </table:table-row>
        <table:table-row table:style-name="ro1">
          <table:table-cell office:value-type="string" table:style-name="ce2">
            <text:p>43.33</text:p>
          </table:table-cell>
          <table:table-cell office:value-type="string" table:style-name="ce4">
            <text:p>Floor and wall covering</text:p>
          </table:table-cell>
          <table:table-cell office:value-type="string" office:string-value="4333" table:formula="of:=SUBSTITUTE([.A552];&quot;.&quot;;&quot;&quot;)" table:style-name="ce6">
            <text:p>4333</text:p>
          </table:table-cell>
          <table:table-cell office:value-type="string" office:string-value="4333" table:formula="of:=SUBSTITUTE([.C552];&quot;/&quot;;&quot;&quot;)" table:style-name="ce5">
            <text:p>4333</text:p>
          </table:table-cell>
          <table:table-cell office:value-type="string" office:string-value="43330" table:formula="of:=[.D552]&amp;REPT(&quot;0&quot;;5-LEN([.D552]))" table:style-name="ce5">
            <text:p>43330</text:p>
          </table:table-cell>
          <table:table-cell office:value-type="string" table:style-name="ce4">
            <text:p>Floor and wall covering</text:p>
          </table:table-cell>
          <table:table-cell table:number-columns-repeated="16378"/>
        </table:table-row>
        <table:table-row table:style-name="ro1">
          <table:table-cell office:value-type="string" table:style-name="ce2">
            <text:p>43.34</text:p>
          </table:table-cell>
          <table:table-cell office:value-type="string" table:style-name="ce4">
            <text:p>Painting and glazing</text:p>
          </table:table-cell>
          <table:table-cell office:value-type="string" office:string-value="4334" table:formula="of:=SUBSTITUTE([.A553];&quot;.&quot;;&quot;&quot;)" table:style-name="ce6">
            <text:p>4334</text:p>
          </table:table-cell>
          <table:table-cell office:value-type="string" office:string-value="4334" table:formula="of:=SUBSTITUTE([.C553];&quot;/&quot;;&quot;&quot;)" table:style-name="ce5">
            <text:p>4334</text:p>
          </table:table-cell>
          <table:table-cell office:value-type="string" office:string-value="43340" table:formula="of:=[.D553]&amp;REPT(&quot;0&quot;;5-LEN([.D553]))" table:style-name="ce5">
            <text:p>43340</text:p>
          </table:table-cell>
          <table:table-cell office:value-type="string" table:style-name="ce4">
            <text:p>Painting and glazing</text:p>
          </table:table-cell>
          <table:table-cell table:number-columns-repeated="16378"/>
        </table:table-row>
        <table:table-row table:style-name="ro1">
          <table:table-cell office:value-type="string" table:style-name="ce2">
            <text:p>43.34/1</text:p>
          </table:table-cell>
          <table:table-cell office:value-type="string" table:style-name="ce4">
            <text:p>Painting</text:p>
          </table:table-cell>
          <table:table-cell office:value-type="string" office:string-value="4334/1" table:formula="of:=SUBSTITUTE([.A554];&quot;.&quot;;&quot;&quot;)" table:style-name="ce6">
            <text:p>4334/1</text:p>
          </table:table-cell>
          <table:table-cell office:value-type="string" office:string-value="43341" table:formula="of:=SUBSTITUTE([.C554];&quot;/&quot;;&quot;&quot;)" table:style-name="ce5">
            <text:p>43341</text:p>
          </table:table-cell>
          <table:table-cell office:value-type="string" office:string-value="43341" table:formula="of:=[.D554]&amp;REPT(&quot;0&quot;;5-LEN([.D554]))" table:style-name="ce5">
            <text:p>43341</text:p>
          </table:table-cell>
          <table:table-cell office:value-type="string" table:style-name="ce4">
            <text:p>Painting</text:p>
          </table:table-cell>
          <table:table-cell table:number-columns-repeated="16378"/>
        </table:table-row>
        <table:table-row table:style-name="ro1">
          <table:table-cell office:value-type="string" table:style-name="ce2">
            <text:p>43.34/2</text:p>
          </table:table-cell>
          <table:table-cell office:value-type="string" table:style-name="ce4">
            <text:p>Glazing</text:p>
          </table:table-cell>
          <table:table-cell office:value-type="string" office:string-value="4334/2" table:formula="of:=SUBSTITUTE([.A555];&quot;.&quot;;&quot;&quot;)" table:style-name="ce6">
            <text:p>4334/2</text:p>
          </table:table-cell>
          <table:table-cell office:value-type="string" office:string-value="43342" table:formula="of:=SUBSTITUTE([.C555];&quot;/&quot;;&quot;&quot;)" table:style-name="ce5">
            <text:p>43342</text:p>
          </table:table-cell>
          <table:table-cell office:value-type="string" office:string-value="43342" table:formula="of:=[.D555]&amp;REPT(&quot;0&quot;;5-LEN([.D555]))" table:style-name="ce5">
            <text:p>43342</text:p>
          </table:table-cell>
          <table:table-cell office:value-type="string" table:style-name="ce4">
            <text:p>Glazing</text:p>
          </table:table-cell>
          <table:table-cell table:number-columns-repeated="16378"/>
        </table:table-row>
        <table:table-row table:style-name="ro1">
          <table:table-cell office:value-type="string" table:style-name="ce2">
            <text:p>43.39</text:p>
          </table:table-cell>
          <table:table-cell office:value-type="string" table:style-name="ce4">
            <text:p>Other building completion and finishing</text:p>
          </table:table-cell>
          <table:table-cell office:value-type="string" office:string-value="4339" table:formula="of:=SUBSTITUTE([.A556];&quot;.&quot;;&quot;&quot;)" table:style-name="ce6">
            <text:p>4339</text:p>
          </table:table-cell>
          <table:table-cell office:value-type="string" office:string-value="4339" table:formula="of:=SUBSTITUTE([.C556];&quot;/&quot;;&quot;&quot;)" table:style-name="ce5">
            <text:p>4339</text:p>
          </table:table-cell>
          <table:table-cell office:value-type="string" office:string-value="43390" table:formula="of:=[.D556]&amp;REPT(&quot;0&quot;;5-LEN([.D556]))" table:style-name="ce5">
            <text:p>43390</text:p>
          </table:table-cell>
          <table:table-cell office:value-type="string" table:style-name="ce4">
            <text:p>Other building completion and finishing</text:p>
          </table:table-cell>
          <table:table-cell table:number-columns-repeated="16378"/>
        </table:table-row>
        <table:table-row table:style-name="ro1">
          <table:table-cell office:value-type="string" table:style-name="ce2">
            <text:p>43.9</text:p>
          </table:table-cell>
          <table:table-cell office:value-type="string" table:style-name="ce4">
            <text:p>Other specialised construction activities</text:p>
          </table:table-cell>
          <table:table-cell office:value-type="string" office:string-value="439" table:formula="of:=SUBSTITUTE([.A557];&quot;.&quot;;&quot;&quot;)" table:style-name="ce6">
            <text:p>439</text:p>
          </table:table-cell>
          <table:table-cell office:value-type="string" office:string-value="439" table:formula="of:=SUBSTITUTE([.C557];&quot;/&quot;;&quot;&quot;)" table:style-name="ce5">
            <text:p>439</text:p>
          </table:table-cell>
          <table:table-cell office:value-type="string" office:string-value="43900" table:formula="of:=[.D557]&amp;REPT(&quot;0&quot;;5-LEN([.D557]))" table:style-name="ce5">
            <text:p>43900</text:p>
          </table:table-cell>
          <table:table-cell office:value-type="string" table:style-name="ce4">
            <text:p>Other specialised construction activities</text:p>
          </table:table-cell>
          <table:table-cell table:number-columns-repeated="16378"/>
        </table:table-row>
        <table:table-row table:style-name="ro1">
          <table:table-cell office:value-type="string" table:style-name="ce2">
            <text:p>43.91</text:p>
          </table:table-cell>
          <table:table-cell office:value-type="string" table:style-name="ce4">
            <text:p>Roofing activities</text:p>
          </table:table-cell>
          <table:table-cell office:value-type="string" office:string-value="4391" table:formula="of:=SUBSTITUTE([.A558];&quot;.&quot;;&quot;&quot;)" table:style-name="ce6">
            <text:p>4391</text:p>
          </table:table-cell>
          <table:table-cell office:value-type="string" office:string-value="4391" table:formula="of:=SUBSTITUTE([.C558];&quot;/&quot;;&quot;&quot;)" table:style-name="ce5">
            <text:p>4391</text:p>
          </table:table-cell>
          <table:table-cell office:value-type="string" office:string-value="43910" table:formula="of:=[.D558]&amp;REPT(&quot;0&quot;;5-LEN([.D558]))" table:style-name="ce5">
            <text:p>43910</text:p>
          </table:table-cell>
          <table:table-cell office:value-type="string" table:style-name="ce4">
            <text:p>Roofing activities</text:p>
          </table:table-cell>
          <table:table-cell table:number-columns-repeated="16378"/>
        </table:table-row>
        <table:table-row table:style-name="ro1">
          <table:table-cell office:value-type="string" table:style-name="ce2">
            <text:p>43.99</text:p>
          </table:table-cell>
          <table:table-cell office:value-type="string" table:style-name="ce4">
            <text:p>Other specialised construction activities not elsewhere classified</text:p>
          </table:table-cell>
          <table:table-cell office:value-type="string" office:string-value="4399" table:formula="of:=SUBSTITUTE([.A559];&quot;.&quot;;&quot;&quot;)" table:style-name="ce6">
            <text:p>4399</text:p>
          </table:table-cell>
          <table:table-cell office:value-type="string" office:string-value="4399" table:formula="of:=SUBSTITUTE([.C559];&quot;/&quot;;&quot;&quot;)" table:style-name="ce5">
            <text:p>4399</text:p>
          </table:table-cell>
          <table:table-cell office:value-type="string" office:string-value="43990" table:formula="of:=[.D559]&amp;REPT(&quot;0&quot;;5-LEN([.D559]))" table:style-name="ce5">
            <text:p>43990</text:p>
          </table:table-cell>
          <table:table-cell office:value-type="string" table:style-name="ce4">
            <text:p>Other specialised construction activities not elsewhere classified</text:p>
          </table:table-cell>
          <table:table-cell table:number-columns-repeated="16378"/>
        </table:table-row>
        <table:table-row table:style-name="ro1">
          <table:table-cell office:value-type="string" table:style-name="ce2">
            <text:p>43.99/1</text:p>
          </table:table-cell>
          <table:table-cell office:value-type="string" table:style-name="ce4">
            <text:p>Scaffold erection</text:p>
          </table:table-cell>
          <table:table-cell office:value-type="string" office:string-value="4399/1" table:formula="of:=SUBSTITUTE([.A560];&quot;.&quot;;&quot;&quot;)" table:style-name="ce6">
            <text:p>4399/1</text:p>
          </table:table-cell>
          <table:table-cell office:value-type="string" office:string-value="43991" table:formula="of:=SUBSTITUTE([.C560];&quot;/&quot;;&quot;&quot;)" table:style-name="ce5">
            <text:p>43991</text:p>
          </table:table-cell>
          <table:table-cell office:value-type="string" office:string-value="43991" table:formula="of:=[.D560]&amp;REPT(&quot;0&quot;;5-LEN([.D560]))" table:style-name="ce5">
            <text:p>43991</text:p>
          </table:table-cell>
          <table:table-cell office:value-type="string" table:style-name="ce4">
            <text:p>Scaffold erection</text:p>
          </table:table-cell>
          <table:table-cell table:number-columns-repeated="16378"/>
        </table:table-row>
        <table:table-row table:style-name="ro1">
          <table:table-cell office:value-type="string" table:style-name="ce2">
            <text:p>43.99/9</text:p>
          </table:table-cell>
          <table:table-cell office:value-type="string" table:style-name="ce4">
            <text:p>Specialised construction activities (other than scaffold erection) not elsewhere classified</text:p>
          </table:table-cell>
          <table:table-cell office:value-type="string" office:string-value="4399/9" table:formula="of:=SUBSTITUTE([.A561];&quot;.&quot;;&quot;&quot;)" table:style-name="ce6">
            <text:p>4399/9</text:p>
          </table:table-cell>
          <table:table-cell office:value-type="string" office:string-value="43999" table:formula="of:=SUBSTITUTE([.C561];&quot;/&quot;;&quot;&quot;)" table:style-name="ce5">
            <text:p>43999</text:p>
          </table:table-cell>
          <table:table-cell office:value-type="string" office:string-value="43999" table:formula="of:=[.D561]&amp;REPT(&quot;0&quot;;5-LEN([.D561]))" table:style-name="ce5">
            <text:p>43999</text:p>
          </table:table-cell>
          <table:table-cell office:value-type="string" table:style-name="ce4">
            <text:p>Specialised construction activities (other than scaffold erection) not elsewhere classified</text:p>
          </table:table-cell>
          <table:table-cell table:number-columns-repeated="16378"/>
        </table:table-row>
        <table:table-row table:style-name="ro1">
          <table:table-cell office:value-type="string" table:style-name="ce2">
            <text:p>45</text:p>
          </table:table-cell>
          <table:table-cell office:value-type="string" table:style-name="ce4">
            <text:p>Wholesale and retail trade and repair of motor vehicles and motorcycles</text:p>
          </table:table-cell>
          <table:table-cell office:value-type="string" office:string-value="45" table:formula="of:=SUBSTITUTE([.A562];&quot;.&quot;;&quot;&quot;)" table:style-name="ce6">
            <text:p>45</text:p>
          </table:table-cell>
          <table:table-cell office:value-type="string" office:string-value="45" table:formula="of:=SUBSTITUTE([.C562];&quot;/&quot;;&quot;&quot;)" table:style-name="ce5">
            <text:p>45</text:p>
          </table:table-cell>
          <table:table-cell office:value-type="string" office:string-value="45000" table:formula="of:=[.D562]&amp;REPT(&quot;0&quot;;5-LEN([.D562]))" table:style-name="ce5">
            <text:p>45000</text:p>
          </table:table-cell>
          <table:table-cell office:value-type="string" table:style-name="ce4">
            <text:p>Wholesale and retail trade and repair of motor vehicles and motorcycles</text:p>
          </table:table-cell>
          <table:table-cell table:number-columns-repeated="16378"/>
        </table:table-row>
        <table:table-row table:style-name="ro1">
          <table:table-cell office:value-type="string" table:style-name="ce2">
            <text:p>45.1</text:p>
          </table:table-cell>
          <table:table-cell office:value-type="string" table:style-name="ce4">
            <text:p>Sale of motor vehicles</text:p>
          </table:table-cell>
          <table:table-cell office:value-type="string" office:string-value="451" table:formula="of:=SUBSTITUTE([.A563];&quot;.&quot;;&quot;&quot;)" table:style-name="ce6">
            <text:p>451</text:p>
          </table:table-cell>
          <table:table-cell office:value-type="string" office:string-value="451" table:formula="of:=SUBSTITUTE([.C563];&quot;/&quot;;&quot;&quot;)" table:style-name="ce5">
            <text:p>451</text:p>
          </table:table-cell>
          <table:table-cell office:value-type="string" office:string-value="45100" table:formula="of:=[.D563]&amp;REPT(&quot;0&quot;;5-LEN([.D563]))" table:style-name="ce5">
            <text:p>45100</text:p>
          </table:table-cell>
          <table:table-cell office:value-type="string" table:style-name="ce4">
            <text:p>Sale of motor vehicles</text:p>
          </table:table-cell>
          <table:table-cell table:number-columns-repeated="16378"/>
        </table:table-row>
        <table:table-row table:style-name="ro1">
          <table:table-cell office:value-type="string" table:style-name="ce2">
            <text:p>45.11</text:p>
          </table:table-cell>
          <table:table-cell office:value-type="string" table:style-name="ce4">
            <text:p>Sale of cars and light motor vehicles</text:p>
          </table:table-cell>
          <table:table-cell office:value-type="string" office:string-value="4511" table:formula="of:=SUBSTITUTE([.A564];&quot;.&quot;;&quot;&quot;)" table:style-name="ce6">
            <text:p>4511</text:p>
          </table:table-cell>
          <table:table-cell office:value-type="string" office:string-value="4511" table:formula="of:=SUBSTITUTE([.C564];&quot;/&quot;;&quot;&quot;)" table:style-name="ce5">
            <text:p>4511</text:p>
          </table:table-cell>
          <table:table-cell office:value-type="string" office:string-value="45110" table:formula="of:=[.D564]&amp;REPT(&quot;0&quot;;5-LEN([.D564]))" table:style-name="ce5">
            <text:p>45110</text:p>
          </table:table-cell>
          <table:table-cell office:value-type="string" table:style-name="ce4">
            <text:p>Sale of cars and light motor vehicles</text:p>
          </table:table-cell>
          <table:table-cell table:number-columns-repeated="16378"/>
        </table:table-row>
        <table:table-row table:style-name="ro1">
          <table:table-cell office:value-type="string" table:style-name="ce2">
            <text:p>45.11/1</text:p>
          </table:table-cell>
          <table:table-cell office:value-type="string" table:style-name="ce4">
            <text:p>Sale of new cars and light motor vehicles</text:p>
          </table:table-cell>
          <table:table-cell office:value-type="string" office:string-value="4511/1" table:formula="of:=SUBSTITUTE([.A565];&quot;.&quot;;&quot;&quot;)" table:style-name="ce6">
            <text:p>4511/1</text:p>
          </table:table-cell>
          <table:table-cell office:value-type="string" office:string-value="45111" table:formula="of:=SUBSTITUTE([.C565];&quot;/&quot;;&quot;&quot;)" table:style-name="ce5">
            <text:p>45111</text:p>
          </table:table-cell>
          <table:table-cell office:value-type="string" office:string-value="45111" table:formula="of:=[.D565]&amp;REPT(&quot;0&quot;;5-LEN([.D565]))" table:style-name="ce5">
            <text:p>45111</text:p>
          </table:table-cell>
          <table:table-cell office:value-type="string" table:style-name="ce4">
            <text:p>Sale of new cars and light motor vehicles</text:p>
          </table:table-cell>
          <table:table-cell table:number-columns-repeated="16378"/>
        </table:table-row>
        <table:table-row table:style-name="ro1">
          <table:table-cell office:value-type="string" table:style-name="ce2">
            <text:p>45.11/2</text:p>
          </table:table-cell>
          <table:table-cell office:value-type="string" table:style-name="ce4">
            <text:p>Sale of used cars and light motor vehicles</text:p>
          </table:table-cell>
          <table:table-cell office:value-type="string" office:string-value="4511/2" table:formula="of:=SUBSTITUTE([.A566];&quot;.&quot;;&quot;&quot;)" table:style-name="ce6">
            <text:p>4511/2</text:p>
          </table:table-cell>
          <table:table-cell office:value-type="string" office:string-value="45112" table:formula="of:=SUBSTITUTE([.C566];&quot;/&quot;;&quot;&quot;)" table:style-name="ce5">
            <text:p>45112</text:p>
          </table:table-cell>
          <table:table-cell office:value-type="string" office:string-value="45112" table:formula="of:=[.D566]&amp;REPT(&quot;0&quot;;5-LEN([.D566]))" table:style-name="ce5">
            <text:p>45112</text:p>
          </table:table-cell>
          <table:table-cell office:value-type="string" table:style-name="ce4">
            <text:p>Sale of used cars and light motor vehicles</text:p>
          </table:table-cell>
          <table:table-cell table:number-columns-repeated="16378"/>
        </table:table-row>
        <table:table-row table:style-name="ro1">
          <table:table-cell office:value-type="string" table:style-name="ce2">
            <text:p>45.19</text:p>
          </table:table-cell>
          <table:table-cell office:value-type="string" table:style-name="ce4">
            <text:p>Sale of other motor vehicles</text:p>
          </table:table-cell>
          <table:table-cell office:value-type="string" office:string-value="4519" table:formula="of:=SUBSTITUTE([.A567];&quot;.&quot;;&quot;&quot;)" table:style-name="ce6">
            <text:p>4519</text:p>
          </table:table-cell>
          <table:table-cell office:value-type="string" office:string-value="4519" table:formula="of:=SUBSTITUTE([.C567];&quot;/&quot;;&quot;&quot;)" table:style-name="ce5">
            <text:p>4519</text:p>
          </table:table-cell>
          <table:table-cell office:value-type="string" office:string-value="45190" table:formula="of:=[.D567]&amp;REPT(&quot;0&quot;;5-LEN([.D567]))" table:style-name="ce5">
            <text:p>45190</text:p>
          </table:table-cell>
          <table:table-cell office:value-type="string" table:style-name="ce4">
            <text:p>Sale of other motor vehicles</text:p>
          </table:table-cell>
          <table:table-cell table:number-columns-repeated="16378"/>
        </table:table-row>
        <table:table-row table:style-name="ro1">
          <table:table-cell office:value-type="string" table:style-name="ce2">
            <text:p>45.2</text:p>
          </table:table-cell>
          <table:table-cell office:value-type="string" table:style-name="ce4">
            <text:p>Maintenance and repair of motor vehicles</text:p>
          </table:table-cell>
          <table:table-cell office:value-type="string" office:string-value="452" table:formula="of:=SUBSTITUTE([.A568];&quot;.&quot;;&quot;&quot;)" table:style-name="ce6">
            <text:p>452</text:p>
          </table:table-cell>
          <table:table-cell office:value-type="string" office:string-value="452" table:formula="of:=SUBSTITUTE([.C568];&quot;/&quot;;&quot;&quot;)" table:style-name="ce5">
            <text:p>452</text:p>
          </table:table-cell>
          <table:table-cell office:value-type="string" office:string-value="45200" table:formula="of:=[.D568]&amp;REPT(&quot;0&quot;;5-LEN([.D568]))" table:style-name="ce5">
            <text:p>45200</text:p>
          </table:table-cell>
          <table:table-cell office:value-type="string" table:style-name="ce4">
            <text:p>Maintenance and repair of motor vehicles</text:p>
          </table:table-cell>
          <table:table-cell table:number-columns-repeated="16378"/>
        </table:table-row>
        <table:table-row table:style-name="ro1">
          <table:table-cell office:value-type="string" table:style-name="ce2">
            <text:p>45.20</text:p>
          </table:table-cell>
          <table:table-cell office:value-type="string" table:style-name="ce4">
            <text:p>Maintenance and repair of motor vehicles</text:p>
          </table:table-cell>
          <table:table-cell office:value-type="string" office:string-value="4520" table:formula="of:=SUBSTITUTE([.A569];&quot;.&quot;;&quot;&quot;)" table:style-name="ce6">
            <text:p>4520</text:p>
          </table:table-cell>
          <table:table-cell office:value-type="string" office:string-value="4520" table:formula="of:=SUBSTITUTE([.C569];&quot;/&quot;;&quot;&quot;)" table:style-name="ce5">
            <text:p>4520</text:p>
          </table:table-cell>
          <table:table-cell office:value-type="string" office:string-value="45200" table:formula="of:=[.D569]&amp;REPT(&quot;0&quot;;5-LEN([.D569]))" table:style-name="ce5">
            <text:p>45200</text:p>
          </table:table-cell>
          <table:table-cell office:value-type="string" table:style-name="ce4">
            <text:p>Maintenance and repair of motor vehicles</text:p>
          </table:table-cell>
          <table:table-cell table:number-columns-repeated="16378"/>
        </table:table-row>
        <table:table-row table:style-name="ro1">
          <table:table-cell office:value-type="string" table:style-name="ce2">
            <text:p>45.3</text:p>
          </table:table-cell>
          <table:table-cell office:value-type="string" table:style-name="ce4">
            <text:p>Sale of motor vehicle parts and accessories</text:p>
          </table:table-cell>
          <table:table-cell office:value-type="string" office:string-value="453" table:formula="of:=SUBSTITUTE([.A570];&quot;.&quot;;&quot;&quot;)" table:style-name="ce6">
            <text:p>453</text:p>
          </table:table-cell>
          <table:table-cell office:value-type="string" office:string-value="453" table:formula="of:=SUBSTITUTE([.C570];&quot;/&quot;;&quot;&quot;)" table:style-name="ce5">
            <text:p>453</text:p>
          </table:table-cell>
          <table:table-cell office:value-type="string" office:string-value="45300" table:formula="of:=[.D570]&amp;REPT(&quot;0&quot;;5-LEN([.D570]))" table:style-name="ce5">
            <text:p>45300</text:p>
          </table:table-cell>
          <table:table-cell office:value-type="string" table:style-name="ce4">
            <text:p>Sale of motor vehicle parts and accessories</text:p>
          </table:table-cell>
          <table:table-cell table:number-columns-repeated="16378"/>
        </table:table-row>
        <table:table-row table:style-name="ro1">
          <table:table-cell office:value-type="string" table:style-name="ce2">
            <text:p>45.31</text:p>
          </table:table-cell>
          <table:table-cell office:value-type="string" table:style-name="ce4">
            <text:p>Wholesale trade of motor vehicle parts and accessories</text:p>
          </table:table-cell>
          <table:table-cell office:value-type="string" office:string-value="4531" table:formula="of:=SUBSTITUTE([.A571];&quot;.&quot;;&quot;&quot;)" table:style-name="ce6">
            <text:p>4531</text:p>
          </table:table-cell>
          <table:table-cell office:value-type="string" office:string-value="4531" table:formula="of:=SUBSTITUTE([.C571];&quot;/&quot;;&quot;&quot;)" table:style-name="ce5">
            <text:p>4531</text:p>
          </table:table-cell>
          <table:table-cell office:value-type="string" office:string-value="45310" table:formula="of:=[.D571]&amp;REPT(&quot;0&quot;;5-LEN([.D571]))" table:style-name="ce5">
            <text:p>45310</text:p>
          </table:table-cell>
          <table:table-cell office:value-type="string" table:style-name="ce4">
            <text:p>Wholesale trade of motor vehicle parts and accessories</text:p>
          </table:table-cell>
          <table:table-cell table:number-columns-repeated="16378"/>
        </table:table-row>
        <table:table-row table:style-name="ro1">
          <table:table-cell office:value-type="string" table:style-name="ce2">
            <text:p>45.32</text:p>
          </table:table-cell>
          <table:table-cell office:value-type="string" table:style-name="ce4">
            <text:p>Retail trade of motor vehicle parts and accessories</text:p>
          </table:table-cell>
          <table:table-cell office:value-type="string" office:string-value="4532" table:formula="of:=SUBSTITUTE([.A572];&quot;.&quot;;&quot;&quot;)" table:style-name="ce6">
            <text:p>4532</text:p>
          </table:table-cell>
          <table:table-cell office:value-type="string" office:string-value="4532" table:formula="of:=SUBSTITUTE([.C572];&quot;/&quot;;&quot;&quot;)" table:style-name="ce5">
            <text:p>4532</text:p>
          </table:table-cell>
          <table:table-cell office:value-type="string" office:string-value="45320" table:formula="of:=[.D572]&amp;REPT(&quot;0&quot;;5-LEN([.D572]))" table:style-name="ce5">
            <text:p>45320</text:p>
          </table:table-cell>
          <table:table-cell office:value-type="string" table:style-name="ce4">
            <text:p>Retail trade of motor vehicle parts and accessories</text:p>
          </table:table-cell>
          <table:table-cell table:number-columns-repeated="16378"/>
        </table:table-row>
        <table:table-row table:style-name="ro1">
          <table:table-cell office:value-type="string" table:style-name="ce2">
            <text:p>45.4</text:p>
          </table:table-cell>
          <table:table-cell office:value-type="string" table:style-name="ce4">
            <text:p>Sale, maintenance and repair of motorcycles and related parts and accessories</text:p>
          </table:table-cell>
          <table:table-cell office:value-type="string" office:string-value="454" table:formula="of:=SUBSTITUTE([.A573];&quot;.&quot;;&quot;&quot;)" table:style-name="ce6">
            <text:p>454</text:p>
          </table:table-cell>
          <table:table-cell office:value-type="string" office:string-value="454" table:formula="of:=SUBSTITUTE([.C573];&quot;/&quot;;&quot;&quot;)" table:style-name="ce5">
            <text:p>454</text:p>
          </table:table-cell>
          <table:table-cell office:value-type="string" office:string-value="45400" table:formula="of:=[.D573]&amp;REPT(&quot;0&quot;;5-LEN([.D573]))" table:style-name="ce5">
            <text:p>45400</text:p>
          </table:table-cell>
          <table:table-cell office:value-type="string" table:style-name="ce4">
            <text:p>Sale, maintenance and repair of motorcycles and related parts and accessories</text:p>
          </table:table-cell>
          <table:table-cell table:number-columns-repeated="16378"/>
        </table:table-row>
        <table:table-row table:style-name="ro1">
          <table:table-cell office:value-type="string" table:style-name="ce2">
            <text:p>45.40</text:p>
          </table:table-cell>
          <table:table-cell office:value-type="string" table:style-name="ce4">
            <text:p>Sale, maintenance and repair of motorcycles and related parts and accessories</text:p>
          </table:table-cell>
          <table:table-cell office:value-type="string" office:string-value="4540" table:formula="of:=SUBSTITUTE([.A574];&quot;.&quot;;&quot;&quot;)" table:style-name="ce6">
            <text:p>4540</text:p>
          </table:table-cell>
          <table:table-cell office:value-type="string" office:string-value="4540" table:formula="of:=SUBSTITUTE([.C574];&quot;/&quot;;&quot;&quot;)" table:style-name="ce5">
            <text:p>4540</text:p>
          </table:table-cell>
          <table:table-cell office:value-type="string" office:string-value="45400" table:formula="of:=[.D574]&amp;REPT(&quot;0&quot;;5-LEN([.D574]))" table:style-name="ce5">
            <text:p>45400</text:p>
          </table:table-cell>
          <table:table-cell office:value-type="string" table:style-name="ce4">
            <text:p>Sale, maintenance and repair of motorcycles and related parts and accessories</text:p>
          </table:table-cell>
          <table:table-cell table:number-columns-repeated="16378"/>
        </table:table-row>
        <table:table-row table:style-name="ro1">
          <table:table-cell office:value-type="string" table:style-name="ce2">
            <text:p>46</text:p>
          </table:table-cell>
          <table:table-cell office:value-type="string" table:style-name="ce4">
            <text:p>Wholesale trade, except of motor vehicles and motorcycles</text:p>
          </table:table-cell>
          <table:table-cell office:value-type="string" office:string-value="46" table:formula="of:=SUBSTITUTE([.A575];&quot;.&quot;;&quot;&quot;)" table:style-name="ce6">
            <text:p>46</text:p>
          </table:table-cell>
          <table:table-cell office:value-type="string" office:string-value="46" table:formula="of:=SUBSTITUTE([.C575];&quot;/&quot;;&quot;&quot;)" table:style-name="ce5">
            <text:p>46</text:p>
          </table:table-cell>
          <table:table-cell office:value-type="string" office:string-value="46000" table:formula="of:=[.D575]&amp;REPT(&quot;0&quot;;5-LEN([.D575]))" table:style-name="ce5">
            <text:p>46000</text:p>
          </table:table-cell>
          <table:table-cell office:value-type="string" table:style-name="ce4">
            <text:p>Wholesale trade, except of motor vehicles and motorcycles</text:p>
          </table:table-cell>
          <table:table-cell table:number-columns-repeated="16378"/>
        </table:table-row>
        <table:table-row table:style-name="ro1">
          <table:table-cell office:value-type="string" table:style-name="ce2">
            <text:p>46.1</text:p>
          </table:table-cell>
          <table:table-cell office:value-type="string" table:style-name="ce4">
            <text:p>Wholesale on a fee or contract basis</text:p>
          </table:table-cell>
          <table:table-cell office:value-type="string" office:string-value="461" table:formula="of:=SUBSTITUTE([.A576];&quot;.&quot;;&quot;&quot;)" table:style-name="ce6">
            <text:p>461</text:p>
          </table:table-cell>
          <table:table-cell office:value-type="string" office:string-value="461" table:formula="of:=SUBSTITUTE([.C576];&quot;/&quot;;&quot;&quot;)" table:style-name="ce5">
            <text:p>461</text:p>
          </table:table-cell>
          <table:table-cell office:value-type="string" office:string-value="46100" table:formula="of:=[.D576]&amp;REPT(&quot;0&quot;;5-LEN([.D576]))" table:style-name="ce5">
            <text:p>46100</text:p>
          </table:table-cell>
          <table:table-cell office:value-type="string" table:style-name="ce4">
            <text:p>Wholesale on a fee or contract basis</text:p>
          </table:table-cell>
          <table:table-cell table:number-columns-repeated="16378"/>
        </table:table-row>
        <table:table-row table:style-name="ro1">
          <table:table-cell office:value-type="string" table:style-name="ce2">
            <text:p>46.11</text:p>
          </table:table-cell>
          <table:table-cell office:value-type="string" table:style-name="ce4">
            <text:p>Agents involved in the sale of agricultural raw materials, live animals, textile raw materials and semi-finished goods</text:p>
          </table:table-cell>
          <table:table-cell office:value-type="string" office:string-value="4611" table:formula="of:=SUBSTITUTE([.A577];&quot;.&quot;;&quot;&quot;)" table:style-name="ce6">
            <text:p>4611</text:p>
          </table:table-cell>
          <table:table-cell office:value-type="string" office:string-value="4611" table:formula="of:=SUBSTITUTE([.C577];&quot;/&quot;;&quot;&quot;)" table:style-name="ce5">
            <text:p>4611</text:p>
          </table:table-cell>
          <table:table-cell office:value-type="string" office:string-value="46110" table:formula="of:=[.D577]&amp;REPT(&quot;0&quot;;5-LEN([.D577]))" table:style-name="ce5">
            <text:p>46110</text:p>
          </table:table-cell>
          <table:table-cell office:value-type="string" table:style-name="ce4">
            <text:p>Agents involved in the sale of agricultural raw materials, live animals, textile raw materials and semi-finished goods</text:p>
          </table:table-cell>
          <table:table-cell table:number-columns-repeated="16378"/>
        </table:table-row>
        <table:table-row table:style-name="ro1">
          <table:table-cell office:value-type="string" table:style-name="ce2">
            <text:p>46.12</text:p>
          </table:table-cell>
          <table:table-cell office:value-type="string" table:style-name="ce4">
            <text:p>Agents involved in the sale of fuels, ores, metals and industrial chemicals</text:p>
          </table:table-cell>
          <table:table-cell office:value-type="string" office:string-value="4612" table:formula="of:=SUBSTITUTE([.A578];&quot;.&quot;;&quot;&quot;)" table:style-name="ce6">
            <text:p>4612</text:p>
          </table:table-cell>
          <table:table-cell office:value-type="string" office:string-value="4612" table:formula="of:=SUBSTITUTE([.C578];&quot;/&quot;;&quot;&quot;)" table:style-name="ce5">
            <text:p>4612</text:p>
          </table:table-cell>
          <table:table-cell office:value-type="string" office:string-value="46120" table:formula="of:=[.D578]&amp;REPT(&quot;0&quot;;5-LEN([.D578]))" table:style-name="ce5">
            <text:p>46120</text:p>
          </table:table-cell>
          <table:table-cell office:value-type="string" table:style-name="ce4">
            <text:p>Agents involved in the sale of fuels, ores, metals and industrial chemicals</text:p>
          </table:table-cell>
          <table:table-cell table:number-columns-repeated="16378"/>
        </table:table-row>
        <table:table-row table:style-name="ro1">
          <table:table-cell office:value-type="string" table:style-name="ce2">
            <text:p>46.13</text:p>
          </table:table-cell>
          <table:table-cell office:value-type="string" table:style-name="ce4">
            <text:p>Agents involved in the sale of timber and building materials</text:p>
          </table:table-cell>
          <table:table-cell office:value-type="string" office:string-value="4613" table:formula="of:=SUBSTITUTE([.A579];&quot;.&quot;;&quot;&quot;)" table:style-name="ce6">
            <text:p>4613</text:p>
          </table:table-cell>
          <table:table-cell office:value-type="string" office:string-value="4613" table:formula="of:=SUBSTITUTE([.C579];&quot;/&quot;;&quot;&quot;)" table:style-name="ce5">
            <text:p>4613</text:p>
          </table:table-cell>
          <table:table-cell office:value-type="string" office:string-value="46130" table:formula="of:=[.D579]&amp;REPT(&quot;0&quot;;5-LEN([.D579]))" table:style-name="ce5">
            <text:p>46130</text:p>
          </table:table-cell>
          <table:table-cell office:value-type="string" table:style-name="ce4">
            <text:p>Agents involved in the sale of timber and building materials</text:p>
          </table:table-cell>
          <table:table-cell table:number-columns-repeated="16378"/>
        </table:table-row>
        <table:table-row table:style-name="ro1">
          <table:table-cell office:value-type="string" table:style-name="ce2">
            <text:p>46.14</text:p>
          </table:table-cell>
          <table:table-cell office:value-type="string" table:style-name="ce4">
            <text:p>Agents involved in the sale of machinery, industrial equipment, ships and aircraft</text:p>
          </table:table-cell>
          <table:table-cell office:value-type="string" office:string-value="4614" table:formula="of:=SUBSTITUTE([.A580];&quot;.&quot;;&quot;&quot;)" table:style-name="ce6">
            <text:p>4614</text:p>
          </table:table-cell>
          <table:table-cell office:value-type="string" office:string-value="4614" table:formula="of:=SUBSTITUTE([.C580];&quot;/&quot;;&quot;&quot;)" table:style-name="ce5">
            <text:p>4614</text:p>
          </table:table-cell>
          <table:table-cell office:value-type="string" office:string-value="46140" table:formula="of:=[.D580]&amp;REPT(&quot;0&quot;;5-LEN([.D580]))" table:style-name="ce5">
            <text:p>46140</text:p>
          </table:table-cell>
          <table:table-cell office:value-type="string" table:style-name="ce4">
            <text:p>Agents involved in the sale of machinery, industrial equipment, ships and aircraft</text:p>
          </table:table-cell>
          <table:table-cell table:number-columns-repeated="16378"/>
        </table:table-row>
        <table:table-row table:style-name="ro1">
          <table:table-cell office:value-type="string" table:style-name="ce2">
            <text:p>46.15</text:p>
          </table:table-cell>
          <table:table-cell office:value-type="string" table:style-name="ce4">
            <text:p>Agents involved in the sale of furniture, household goods, hardware and ironmongery</text:p>
          </table:table-cell>
          <table:table-cell office:value-type="string" office:string-value="4615" table:formula="of:=SUBSTITUTE([.A581];&quot;.&quot;;&quot;&quot;)" table:style-name="ce6">
            <text:p>4615</text:p>
          </table:table-cell>
          <table:table-cell office:value-type="string" office:string-value="4615" table:formula="of:=SUBSTITUTE([.C581];&quot;/&quot;;&quot;&quot;)" table:style-name="ce5">
            <text:p>4615</text:p>
          </table:table-cell>
          <table:table-cell office:value-type="string" office:string-value="46150" table:formula="of:=[.D581]&amp;REPT(&quot;0&quot;;5-LEN([.D581]))" table:style-name="ce5">
            <text:p>46150</text:p>
          </table:table-cell>
          <table:table-cell office:value-type="string" table:style-name="ce4">
            <text:p>Agents involved in the sale of furniture, household goods, hardware and ironmongery</text:p>
          </table:table-cell>
          <table:table-cell table:number-columns-repeated="16378"/>
        </table:table-row>
        <table:table-row table:style-name="ro1">
          <table:table-cell office:value-type="string" table:style-name="ce2">
            <text:p>46.16</text:p>
          </table:table-cell>
          <table:table-cell office:value-type="string" table:style-name="ce4">
            <text:p>Agents involved in the sale of textiles, clothing, fur, footwear and leather goods</text:p>
          </table:table-cell>
          <table:table-cell office:value-type="string" office:string-value="4616" table:formula="of:=SUBSTITUTE([.A582];&quot;.&quot;;&quot;&quot;)" table:style-name="ce6">
            <text:p>4616</text:p>
          </table:table-cell>
          <table:table-cell office:value-type="string" office:string-value="4616" table:formula="of:=SUBSTITUTE([.C582];&quot;/&quot;;&quot;&quot;)" table:style-name="ce5">
            <text:p>4616</text:p>
          </table:table-cell>
          <table:table-cell office:value-type="string" office:string-value="46160" table:formula="of:=[.D582]&amp;REPT(&quot;0&quot;;5-LEN([.D582]))" table:style-name="ce5">
            <text:p>46160</text:p>
          </table:table-cell>
          <table:table-cell office:value-type="string" table:style-name="ce4">
            <text:p>Agents involved in the sale of textiles, clothing, fur, footwear and leather goods</text:p>
          </table:table-cell>
          <table:table-cell table:number-columns-repeated="16378"/>
        </table:table-row>
        <table:table-row table:style-name="ro1">
          <table:table-cell office:value-type="string" table:style-name="ce2">
            <text:p>46.17</text:p>
          </table:table-cell>
          <table:table-cell office:value-type="string" table:style-name="ce4">
            <text:p>Agents involved in the sale of food, beverages and tobacco</text:p>
          </table:table-cell>
          <table:table-cell office:value-type="string" office:string-value="4617" table:formula="of:=SUBSTITUTE([.A583];&quot;.&quot;;&quot;&quot;)" table:style-name="ce6">
            <text:p>4617</text:p>
          </table:table-cell>
          <table:table-cell office:value-type="string" office:string-value="4617" table:formula="of:=SUBSTITUTE([.C583];&quot;/&quot;;&quot;&quot;)" table:style-name="ce5">
            <text:p>4617</text:p>
          </table:table-cell>
          <table:table-cell office:value-type="string" office:string-value="46170" table:formula="of:=[.D583]&amp;REPT(&quot;0&quot;;5-LEN([.D583]))" table:style-name="ce5">
            <text:p>46170</text:p>
          </table:table-cell>
          <table:table-cell office:value-type="string" table:style-name="ce4">
            <text:p>Agents involved in the sale of food, beverages and tobacco</text:p>
          </table:table-cell>
          <table:table-cell table:number-columns-repeated="16378"/>
        </table:table-row>
        <table:table-row table:style-name="ro1">
          <table:table-cell office:value-type="string" table:style-name="ce2">
            <text:p>46.18</text:p>
          </table:table-cell>
          <table:table-cell office:value-type="string" table:style-name="ce4">
            <text:p>Agents specialised in the sale of other particular products</text:p>
          </table:table-cell>
          <table:table-cell office:value-type="string" office:string-value="4618" table:formula="of:=SUBSTITUTE([.A584];&quot;.&quot;;&quot;&quot;)" table:style-name="ce6">
            <text:p>4618</text:p>
          </table:table-cell>
          <table:table-cell office:value-type="string" office:string-value="4618" table:formula="of:=SUBSTITUTE([.C584];&quot;/&quot;;&quot;&quot;)" table:style-name="ce5">
            <text:p>4618</text:p>
          </table:table-cell>
          <table:table-cell office:value-type="string" office:string-value="46180" table:formula="of:=[.D584]&amp;REPT(&quot;0&quot;;5-LEN([.D584]))" table:style-name="ce5">
            <text:p>46180</text:p>
          </table:table-cell>
          <table:table-cell office:value-type="string" table:style-name="ce4">
            <text:p>Agents specialised in the sale of other particular products</text:p>
          </table:table-cell>
          <table:table-cell table:number-columns-repeated="16378"/>
        </table:table-row>
        <table:table-row table:style-name="ro1">
          <table:table-cell office:value-type="string" table:style-name="ce2">
            <text:p>46.19</text:p>
          </table:table-cell>
          <table:table-cell office:value-type="string" table:style-name="ce4">
            <text:p>Agents involved in the sale of a variety of goods</text:p>
          </table:table-cell>
          <table:table-cell office:value-type="string" office:string-value="4619" table:formula="of:=SUBSTITUTE([.A585];&quot;.&quot;;&quot;&quot;)" table:style-name="ce6">
            <text:p>4619</text:p>
          </table:table-cell>
          <table:table-cell office:value-type="string" office:string-value="4619" table:formula="of:=SUBSTITUTE([.C585];&quot;/&quot;;&quot;&quot;)" table:style-name="ce5">
            <text:p>4619</text:p>
          </table:table-cell>
          <table:table-cell office:value-type="string" office:string-value="46190" table:formula="of:=[.D585]&amp;REPT(&quot;0&quot;;5-LEN([.D585]))" table:style-name="ce5">
            <text:p>46190</text:p>
          </table:table-cell>
          <table:table-cell office:value-type="string" table:style-name="ce4">
            <text:p>Agents involved in the sale of a variety of goods</text:p>
          </table:table-cell>
          <table:table-cell table:number-columns-repeated="16378"/>
        </table:table-row>
        <table:table-row table:style-name="ro1">
          <table:table-cell office:value-type="string" table:style-name="ce2">
            <text:p>46.2</text:p>
          </table:table-cell>
          <table:table-cell office:value-type="string" table:style-name="ce4">
            <text:p>Wholesale of agricultural raw materials and live animals</text:p>
          </table:table-cell>
          <table:table-cell office:value-type="string" office:string-value="462" table:formula="of:=SUBSTITUTE([.A586];&quot;.&quot;;&quot;&quot;)" table:style-name="ce6">
            <text:p>462</text:p>
          </table:table-cell>
          <table:table-cell office:value-type="string" office:string-value="462" table:formula="of:=SUBSTITUTE([.C586];&quot;/&quot;;&quot;&quot;)" table:style-name="ce5">
            <text:p>462</text:p>
          </table:table-cell>
          <table:table-cell office:value-type="string" office:string-value="46200" table:formula="of:=[.D586]&amp;REPT(&quot;0&quot;;5-LEN([.D586]))" table:style-name="ce5">
            <text:p>46200</text:p>
          </table:table-cell>
          <table:table-cell office:value-type="string" table:style-name="ce4">
            <text:p>Wholesale of agricultural raw materials and live animals</text:p>
          </table:table-cell>
          <table:table-cell table:number-columns-repeated="16378"/>
        </table:table-row>
        <table:table-row table:style-name="ro1">
          <table:table-cell office:value-type="string" table:style-name="ce2">
            <text:p>46.21</text:p>
          </table:table-cell>
          <table:table-cell office:value-type="string" table:style-name="ce4">
            <text:p>Wholesale of grain, unmanufactured tobacco, seeds and animal feeds</text:p>
          </table:table-cell>
          <table:table-cell office:value-type="string" office:string-value="4621" table:formula="of:=SUBSTITUTE([.A587];&quot;.&quot;;&quot;&quot;)" table:style-name="ce6">
            <text:p>4621</text:p>
          </table:table-cell>
          <table:table-cell office:value-type="string" office:string-value="4621" table:formula="of:=SUBSTITUTE([.C587];&quot;/&quot;;&quot;&quot;)" table:style-name="ce5">
            <text:p>4621</text:p>
          </table:table-cell>
          <table:table-cell office:value-type="string" office:string-value="46210" table:formula="of:=[.D587]&amp;REPT(&quot;0&quot;;5-LEN([.D587]))" table:style-name="ce5">
            <text:p>46210</text:p>
          </table:table-cell>
          <table:table-cell office:value-type="string" table:style-name="ce4">
            <text:p>Wholesale of grain, unmanufactured tobacco, seeds and animal feeds</text:p>
          </table:table-cell>
          <table:table-cell table:number-columns-repeated="16378"/>
        </table:table-row>
        <table:table-row table:style-name="ro1">
          <table:table-cell office:value-type="string" table:style-name="ce2">
            <text:p>46.22</text:p>
          </table:table-cell>
          <table:table-cell office:value-type="string" table:style-name="ce4">
            <text:p>Wholesale of flowers and plants</text:p>
          </table:table-cell>
          <table:table-cell office:value-type="string" office:string-value="4622" table:formula="of:=SUBSTITUTE([.A588];&quot;.&quot;;&quot;&quot;)" table:style-name="ce6">
            <text:p>4622</text:p>
          </table:table-cell>
          <table:table-cell office:value-type="string" office:string-value="4622" table:formula="of:=SUBSTITUTE([.C588];&quot;/&quot;;&quot;&quot;)" table:style-name="ce5">
            <text:p>4622</text:p>
          </table:table-cell>
          <table:table-cell office:value-type="string" office:string-value="46220" table:formula="of:=[.D588]&amp;REPT(&quot;0&quot;;5-LEN([.D588]))" table:style-name="ce5">
            <text:p>46220</text:p>
          </table:table-cell>
          <table:table-cell office:value-type="string" table:style-name="ce4">
            <text:p>Wholesale of flowers and plants</text:p>
          </table:table-cell>
          <table:table-cell table:number-columns-repeated="16378"/>
        </table:table-row>
        <table:table-row table:style-name="ro1">
          <table:table-cell office:value-type="string" table:style-name="ce2">
            <text:p>46.23</text:p>
          </table:table-cell>
          <table:table-cell office:value-type="string" table:style-name="ce4">
            <text:p>Wholesale of live animals</text:p>
          </table:table-cell>
          <table:table-cell office:value-type="string" office:string-value="4623" table:formula="of:=SUBSTITUTE([.A589];&quot;.&quot;;&quot;&quot;)" table:style-name="ce6">
            <text:p>4623</text:p>
          </table:table-cell>
          <table:table-cell office:value-type="string" office:string-value="4623" table:formula="of:=SUBSTITUTE([.C589];&quot;/&quot;;&quot;&quot;)" table:style-name="ce5">
            <text:p>4623</text:p>
          </table:table-cell>
          <table:table-cell office:value-type="string" office:string-value="46230" table:formula="of:=[.D589]&amp;REPT(&quot;0&quot;;5-LEN([.D589]))" table:style-name="ce5">
            <text:p>46230</text:p>
          </table:table-cell>
          <table:table-cell office:value-type="string" table:style-name="ce4">
            <text:p>Wholesale of live animals</text:p>
          </table:table-cell>
          <table:table-cell table:number-columns-repeated="16378"/>
        </table:table-row>
        <table:table-row table:style-name="ro1">
          <table:table-cell office:value-type="string" table:style-name="ce2">
            <text:p>46.24</text:p>
          </table:table-cell>
          <table:table-cell office:value-type="string" table:style-name="ce4">
            <text:p>Wholesale of hides, skins and leather</text:p>
          </table:table-cell>
          <table:table-cell office:value-type="string" office:string-value="4624" table:formula="of:=SUBSTITUTE([.A590];&quot;.&quot;;&quot;&quot;)" table:style-name="ce6">
            <text:p>4624</text:p>
          </table:table-cell>
          <table:table-cell office:value-type="string" office:string-value="4624" table:formula="of:=SUBSTITUTE([.C590];&quot;/&quot;;&quot;&quot;)" table:style-name="ce5">
            <text:p>4624</text:p>
          </table:table-cell>
          <table:table-cell office:value-type="string" office:string-value="46240" table:formula="of:=[.D590]&amp;REPT(&quot;0&quot;;5-LEN([.D590]))" table:style-name="ce5">
            <text:p>46240</text:p>
          </table:table-cell>
          <table:table-cell office:value-type="string" table:style-name="ce4">
            <text:p>Wholesale of hides, skins and leather</text:p>
          </table:table-cell>
          <table:table-cell table:number-columns-repeated="16378"/>
        </table:table-row>
        <table:table-row table:style-name="ro1">
          <table:table-cell office:value-type="string" table:style-name="ce2">
            <text:p>46.3</text:p>
          </table:table-cell>
          <table:table-cell office:value-type="string" table:style-name="ce4">
            <text:p>Wholesale of food, beverages and tobacco</text:p>
          </table:table-cell>
          <table:table-cell office:value-type="string" office:string-value="463" table:formula="of:=SUBSTITUTE([.A591];&quot;.&quot;;&quot;&quot;)" table:style-name="ce6">
            <text:p>463</text:p>
          </table:table-cell>
          <table:table-cell office:value-type="string" office:string-value="463" table:formula="of:=SUBSTITUTE([.C591];&quot;/&quot;;&quot;&quot;)" table:style-name="ce5">
            <text:p>463</text:p>
          </table:table-cell>
          <table:table-cell office:value-type="string" office:string-value="46300" table:formula="of:=[.D591]&amp;REPT(&quot;0&quot;;5-LEN([.D591]))" table:style-name="ce5">
            <text:p>46300</text:p>
          </table:table-cell>
          <table:table-cell office:value-type="string" table:style-name="ce4">
            <text:p>Wholesale of food, beverages and tobacco</text:p>
          </table:table-cell>
          <table:table-cell table:number-columns-repeated="16378"/>
        </table:table-row>
        <table:table-row table:style-name="ro1">
          <table:table-cell office:value-type="string" table:style-name="ce2">
            <text:p>46.31</text:p>
          </table:table-cell>
          <table:table-cell office:value-type="string" table:style-name="ce4">
            <text:p>Wholesale of fruit and vegetables</text:p>
          </table:table-cell>
          <table:table-cell office:value-type="string" office:string-value="4631" table:formula="of:=SUBSTITUTE([.A592];&quot;.&quot;;&quot;&quot;)" table:style-name="ce6">
            <text:p>4631</text:p>
          </table:table-cell>
          <table:table-cell office:value-type="string" office:string-value="4631" table:formula="of:=SUBSTITUTE([.C592];&quot;/&quot;;&quot;&quot;)" table:style-name="ce5">
            <text:p>4631</text:p>
          </table:table-cell>
          <table:table-cell office:value-type="string" office:string-value="46310" table:formula="of:=[.D592]&amp;REPT(&quot;0&quot;;5-LEN([.D592]))" table:style-name="ce5">
            <text:p>46310</text:p>
          </table:table-cell>
          <table:table-cell office:value-type="string" table:style-name="ce4">
            <text:p>Wholesale of fruit and vegetables</text:p>
          </table:table-cell>
          <table:table-cell table:number-columns-repeated="16378"/>
        </table:table-row>
        <table:table-row table:style-name="ro1">
          <table:table-cell office:value-type="string" table:style-name="ce2">
            <text:p>46.32</text:p>
          </table:table-cell>
          <table:table-cell office:value-type="string" table:style-name="ce4">
            <text:p>Wholesale of meat and meat products</text:p>
          </table:table-cell>
          <table:table-cell office:value-type="string" office:string-value="4632" table:formula="of:=SUBSTITUTE([.A593];&quot;.&quot;;&quot;&quot;)" table:style-name="ce6">
            <text:p>4632</text:p>
          </table:table-cell>
          <table:table-cell office:value-type="string" office:string-value="4632" table:formula="of:=SUBSTITUTE([.C593];&quot;/&quot;;&quot;&quot;)" table:style-name="ce5">
            <text:p>4632</text:p>
          </table:table-cell>
          <table:table-cell office:value-type="string" office:string-value="46320" table:formula="of:=[.D593]&amp;REPT(&quot;0&quot;;5-LEN([.D593]))" table:style-name="ce5">
            <text:p>46320</text:p>
          </table:table-cell>
          <table:table-cell office:value-type="string" table:style-name="ce4">
            <text:p>Wholesale of meat and meat products</text:p>
          </table:table-cell>
          <table:table-cell table:number-columns-repeated="16378"/>
        </table:table-row>
        <table:table-row table:style-name="ro1">
          <table:table-cell office:value-type="string" table:style-name="ce2">
            <text:p>46.33</text:p>
          </table:table-cell>
          <table:table-cell office:value-type="string" table:style-name="ce4">
            <text:p>Wholesale of dairy products, eggs and edible oils and fats</text:p>
          </table:table-cell>
          <table:table-cell office:value-type="string" office:string-value="4633" table:formula="of:=SUBSTITUTE([.A594];&quot;.&quot;;&quot;&quot;)" table:style-name="ce6">
            <text:p>4633</text:p>
          </table:table-cell>
          <table:table-cell office:value-type="string" office:string-value="4633" table:formula="of:=SUBSTITUTE([.C594];&quot;/&quot;;&quot;&quot;)" table:style-name="ce5">
            <text:p>4633</text:p>
          </table:table-cell>
          <table:table-cell office:value-type="string" office:string-value="46330" table:formula="of:=[.D594]&amp;REPT(&quot;0&quot;;5-LEN([.D594]))" table:style-name="ce5">
            <text:p>46330</text:p>
          </table:table-cell>
          <table:table-cell office:value-type="string" table:style-name="ce4">
            <text:p>Wholesale of dairy products, eggs and edible oils and fats</text:p>
          </table:table-cell>
          <table:table-cell table:number-columns-repeated="16378"/>
        </table:table-row>
        <table:table-row table:style-name="ro1">
          <table:table-cell office:value-type="string" table:style-name="ce2">
            <text:p>46.34</text:p>
          </table:table-cell>
          <table:table-cell office:value-type="string" table:style-name="ce4">
            <text:p>Wholesale of beverages</text:p>
          </table:table-cell>
          <table:table-cell office:value-type="string" office:string-value="4634" table:formula="of:=SUBSTITUTE([.A595];&quot;.&quot;;&quot;&quot;)" table:style-name="ce6">
            <text:p>4634</text:p>
          </table:table-cell>
          <table:table-cell office:value-type="string" office:string-value="4634" table:formula="of:=SUBSTITUTE([.C595];&quot;/&quot;;&quot;&quot;)" table:style-name="ce5">
            <text:p>4634</text:p>
          </table:table-cell>
          <table:table-cell office:value-type="string" office:string-value="46340" table:formula="of:=[.D595]&amp;REPT(&quot;0&quot;;5-LEN([.D595]))" table:style-name="ce5">
            <text:p>46340</text:p>
          </table:table-cell>
          <table:table-cell office:value-type="string" table:style-name="ce4">
            <text:p>Wholesale of beverages</text:p>
          </table:table-cell>
          <table:table-cell table:number-columns-repeated="16378"/>
        </table:table-row>
        <table:table-row table:style-name="ro1">
          <table:table-cell office:value-type="string" table:style-name="ce2">
            <text:p>46.34/1</text:p>
          </table:table-cell>
          <table:table-cell office:value-type="string" table:style-name="ce4">
            <text:p>Wholesale of fruit and vegetable juices, mineral waters and soft drinks</text:p>
          </table:table-cell>
          <table:table-cell office:value-type="string" office:string-value="4634/1" table:formula="of:=SUBSTITUTE([.A596];&quot;.&quot;;&quot;&quot;)" table:style-name="ce6">
            <text:p>4634/1</text:p>
          </table:table-cell>
          <table:table-cell office:value-type="string" office:string-value="46341" table:formula="of:=SUBSTITUTE([.C596];&quot;/&quot;;&quot;&quot;)" table:style-name="ce5">
            <text:p>46341</text:p>
          </table:table-cell>
          <table:table-cell office:value-type="string" office:string-value="46341" table:formula="of:=[.D596]&amp;REPT(&quot;0&quot;;5-LEN([.D596]))" table:style-name="ce5">
            <text:p>46341</text:p>
          </table:table-cell>
          <table:table-cell office:value-type="string" table:style-name="ce4">
            <text:p>Wholesale of fruit and vegetable juices, mineral waters and soft drinks</text:p>
          </table:table-cell>
          <table:table-cell table:number-columns-repeated="16378"/>
        </table:table-row>
        <table:table-row table:style-name="ro1">
          <table:table-cell office:value-type="string" table:style-name="ce2">
            <text:p>46.34/2</text:p>
          </table:table-cell>
          <table:table-cell office:value-type="string" table:style-name="ce4">
            <text:p>Wholesale of wine, beer, spirits and other alcoholic beverages</text:p>
          </table:table-cell>
          <table:table-cell office:value-type="string" office:string-value="4634/2" table:formula="of:=SUBSTITUTE([.A597];&quot;.&quot;;&quot;&quot;)" table:style-name="ce6">
            <text:p>4634/2</text:p>
          </table:table-cell>
          <table:table-cell office:value-type="string" office:string-value="46342" table:formula="of:=SUBSTITUTE([.C597];&quot;/&quot;;&quot;&quot;)" table:style-name="ce5">
            <text:p>46342</text:p>
          </table:table-cell>
          <table:table-cell office:value-type="string" office:string-value="46342" table:formula="of:=[.D597]&amp;REPT(&quot;0&quot;;5-LEN([.D597]))" table:style-name="ce5">
            <text:p>46342</text:p>
          </table:table-cell>
          <table:table-cell office:value-type="string" table:style-name="ce4">
            <text:p>Wholesale of wine, beer, spirits and other alcoholic beverages</text:p>
          </table:table-cell>
          <table:table-cell table:number-columns-repeated="16378"/>
        </table:table-row>
        <table:table-row table:style-name="ro1">
          <table:table-cell office:value-type="string" table:style-name="ce2">
            <text:p>46.35</text:p>
          </table:table-cell>
          <table:table-cell office:value-type="string" table:style-name="ce4">
            <text:p>Wholesale of tobacco products</text:p>
          </table:table-cell>
          <table:table-cell office:value-type="string" office:string-value="4635" table:formula="of:=SUBSTITUTE([.A598];&quot;.&quot;;&quot;&quot;)" table:style-name="ce6">
            <text:p>4635</text:p>
          </table:table-cell>
          <table:table-cell office:value-type="string" office:string-value="4635" table:formula="of:=SUBSTITUTE([.C598];&quot;/&quot;;&quot;&quot;)" table:style-name="ce5">
            <text:p>4635</text:p>
          </table:table-cell>
          <table:table-cell office:value-type="string" office:string-value="46350" table:formula="of:=[.D598]&amp;REPT(&quot;0&quot;;5-LEN([.D598]))" table:style-name="ce5">
            <text:p>46350</text:p>
          </table:table-cell>
          <table:table-cell office:value-type="string" table:style-name="ce4">
            <text:p>Wholesale of tobacco products</text:p>
          </table:table-cell>
          <table:table-cell table:number-columns-repeated="16378"/>
        </table:table-row>
        <table:table-row table:style-name="ro1">
          <table:table-cell office:value-type="string" table:style-name="ce2">
            <text:p>46.36</text:p>
          </table:table-cell>
          <table:table-cell office:value-type="string" table:style-name="ce4">
            <text:p>Wholesale of sugar and chocolate and sugar confectionery</text:p>
          </table:table-cell>
          <table:table-cell office:value-type="string" office:string-value="4636" table:formula="of:=SUBSTITUTE([.A599];&quot;.&quot;;&quot;&quot;)" table:style-name="ce6">
            <text:p>4636</text:p>
          </table:table-cell>
          <table:table-cell office:value-type="string" office:string-value="4636" table:formula="of:=SUBSTITUTE([.C599];&quot;/&quot;;&quot;&quot;)" table:style-name="ce5">
            <text:p>4636</text:p>
          </table:table-cell>
          <table:table-cell office:value-type="string" office:string-value="46360" table:formula="of:=[.D599]&amp;REPT(&quot;0&quot;;5-LEN([.D599]))" table:style-name="ce5">
            <text:p>46360</text:p>
          </table:table-cell>
          <table:table-cell office:value-type="string" table:style-name="ce4">
            <text:p>Wholesale of sugar and chocolate and sugar confectionery</text:p>
          </table:table-cell>
          <table:table-cell table:number-columns-repeated="16378"/>
        </table:table-row>
        <table:table-row table:style-name="ro1">
          <table:table-cell office:value-type="string" table:style-name="ce2">
            <text:p>46.37</text:p>
          </table:table-cell>
          <table:table-cell office:value-type="string" table:style-name="ce4">
            <text:p>Wholesale of coffee, tea, cocoa and spices</text:p>
          </table:table-cell>
          <table:table-cell office:value-type="string" office:string-value="4637" table:formula="of:=SUBSTITUTE([.A600];&quot;.&quot;;&quot;&quot;)" table:style-name="ce6">
            <text:p>4637</text:p>
          </table:table-cell>
          <table:table-cell office:value-type="string" office:string-value="4637" table:formula="of:=SUBSTITUTE([.C600];&quot;/&quot;;&quot;&quot;)" table:style-name="ce5">
            <text:p>4637</text:p>
          </table:table-cell>
          <table:table-cell office:value-type="string" office:string-value="46370" table:formula="of:=[.D600]&amp;REPT(&quot;0&quot;;5-LEN([.D600]))" table:style-name="ce5">
            <text:p>46370</text:p>
          </table:table-cell>
          <table:table-cell office:value-type="string" table:style-name="ce4">
            <text:p>Wholesale of coffee, tea, cocoa and spices</text:p>
          </table:table-cell>
          <table:table-cell table:number-columns-repeated="16378"/>
        </table:table-row>
        <table:table-row table:style-name="ro1">
          <table:table-cell office:value-type="string" table:style-name="ce2">
            <text:p>46.38</text:p>
          </table:table-cell>
          <table:table-cell office:value-type="string" table:style-name="ce4">
            <text:p>Wholesale of other food, including fish, crustaceans and molluscs</text:p>
          </table:table-cell>
          <table:table-cell office:value-type="string" office:string-value="4638" table:formula="of:=SUBSTITUTE([.A601];&quot;.&quot;;&quot;&quot;)" table:style-name="ce6">
            <text:p>4638</text:p>
          </table:table-cell>
          <table:table-cell office:value-type="string" office:string-value="4638" table:formula="of:=SUBSTITUTE([.C601];&quot;/&quot;;&quot;&quot;)" table:style-name="ce5">
            <text:p>4638</text:p>
          </table:table-cell>
          <table:table-cell office:value-type="string" office:string-value="46380" table:formula="of:=[.D601]&amp;REPT(&quot;0&quot;;5-LEN([.D601]))" table:style-name="ce5">
            <text:p>46380</text:p>
          </table:table-cell>
          <table:table-cell office:value-type="string" table:style-name="ce4">
            <text:p>Wholesale of other food, including fish, crustaceans and molluscs</text:p>
          </table:table-cell>
          <table:table-cell table:number-columns-repeated="16378"/>
        </table:table-row>
        <table:table-row table:style-name="ro1">
          <table:table-cell office:value-type="string" table:style-name="ce2">
            <text:p>46.39</text:p>
          </table:table-cell>
          <table:table-cell office:value-type="string" table:style-name="ce4">
            <text:p>Non-specialised wholesale of food, beverages and tobacco</text:p>
          </table:table-cell>
          <table:table-cell office:value-type="string" office:string-value="4639" table:formula="of:=SUBSTITUTE([.A602];&quot;.&quot;;&quot;&quot;)" table:style-name="ce6">
            <text:p>4639</text:p>
          </table:table-cell>
          <table:table-cell office:value-type="string" office:string-value="4639" table:formula="of:=SUBSTITUTE([.C602];&quot;/&quot;;&quot;&quot;)" table:style-name="ce5">
            <text:p>4639</text:p>
          </table:table-cell>
          <table:table-cell office:value-type="string" office:string-value="46390" table:formula="of:=[.D602]&amp;REPT(&quot;0&quot;;5-LEN([.D602]))" table:style-name="ce5">
            <text:p>46390</text:p>
          </table:table-cell>
          <table:table-cell office:value-type="string" table:style-name="ce4">
            <text:p>Non-specialised wholesale of food, beverages and tobacco</text:p>
          </table:table-cell>
          <table:table-cell table:number-columns-repeated="16378"/>
        </table:table-row>
        <table:table-row table:style-name="ro1">
          <table:table-cell office:value-type="string" table:style-name="ce2">
            <text:p>46.4</text:p>
          </table:table-cell>
          <table:table-cell office:value-type="string" table:style-name="ce4">
            <text:p>Wholesale of household goods</text:p>
          </table:table-cell>
          <table:table-cell office:value-type="string" office:string-value="464" table:formula="of:=SUBSTITUTE([.A603];&quot;.&quot;;&quot;&quot;)" table:style-name="ce6">
            <text:p>464</text:p>
          </table:table-cell>
          <table:table-cell office:value-type="string" office:string-value="464" table:formula="of:=SUBSTITUTE([.C603];&quot;/&quot;;&quot;&quot;)" table:style-name="ce5">
            <text:p>464</text:p>
          </table:table-cell>
          <table:table-cell office:value-type="string" office:string-value="46400" table:formula="of:=[.D603]&amp;REPT(&quot;0&quot;;5-LEN([.D603]))" table:style-name="ce5">
            <text:p>46400</text:p>
          </table:table-cell>
          <table:table-cell office:value-type="string" table:style-name="ce4">
            <text:p>Wholesale of household goods</text:p>
          </table:table-cell>
          <table:table-cell table:number-columns-repeated="16378"/>
        </table:table-row>
        <table:table-row table:style-name="ro1">
          <table:table-cell office:value-type="string" table:style-name="ce2">
            <text:p>46.41</text:p>
          </table:table-cell>
          <table:table-cell office:value-type="string" table:style-name="ce4">
            <text:p>Wholesale of textiles</text:p>
          </table:table-cell>
          <table:table-cell office:value-type="string" office:string-value="4641" table:formula="of:=SUBSTITUTE([.A604];&quot;.&quot;;&quot;&quot;)" table:style-name="ce6">
            <text:p>4641</text:p>
          </table:table-cell>
          <table:table-cell office:value-type="string" office:string-value="4641" table:formula="of:=SUBSTITUTE([.C604];&quot;/&quot;;&quot;&quot;)" table:style-name="ce5">
            <text:p>4641</text:p>
          </table:table-cell>
          <table:table-cell office:value-type="string" office:string-value="46410" table:formula="of:=[.D604]&amp;REPT(&quot;0&quot;;5-LEN([.D604]))" table:style-name="ce5">
            <text:p>46410</text:p>
          </table:table-cell>
          <table:table-cell office:value-type="string" table:style-name="ce4">
            <text:p>Wholesale of textiles</text:p>
          </table:table-cell>
          <table:table-cell table:number-columns-repeated="16378"/>
        </table:table-row>
        <table:table-row table:style-name="ro1">
          <table:table-cell office:value-type="string" table:style-name="ce2">
            <text:p>46.42</text:p>
          </table:table-cell>
          <table:table-cell office:value-type="string" table:style-name="ce4">
            <text:p>Wholesale of clothing and footwear</text:p>
          </table:table-cell>
          <table:table-cell office:value-type="string" office:string-value="4642" table:formula="of:=SUBSTITUTE([.A605];&quot;.&quot;;&quot;&quot;)" table:style-name="ce6">
            <text:p>4642</text:p>
          </table:table-cell>
          <table:table-cell office:value-type="string" office:string-value="4642" table:formula="of:=SUBSTITUTE([.C605];&quot;/&quot;;&quot;&quot;)" table:style-name="ce5">
            <text:p>4642</text:p>
          </table:table-cell>
          <table:table-cell office:value-type="string" office:string-value="46420" table:formula="of:=[.D605]&amp;REPT(&quot;0&quot;;5-LEN([.D605]))" table:style-name="ce5">
            <text:p>46420</text:p>
          </table:table-cell>
          <table:table-cell office:value-type="string" table:style-name="ce4">
            <text:p>Wholesale of clothing and footwear</text:p>
          </table:table-cell>
          <table:table-cell table:number-columns-repeated="16378"/>
        </table:table-row>
        <table:table-row table:style-name="ro1">
          <table:table-cell office:value-type="string" table:style-name="ce2">
            <text:p>46.43</text:p>
          </table:table-cell>
          <table:table-cell office:value-type="string" table:style-name="ce4">
            <text:p>Wholesale of electrical household appliances</text:p>
          </table:table-cell>
          <table:table-cell office:value-type="string" office:string-value="4643" table:formula="of:=SUBSTITUTE([.A606];&quot;.&quot;;&quot;&quot;)" table:style-name="ce6">
            <text:p>4643</text:p>
          </table:table-cell>
          <table:table-cell office:value-type="string" office:string-value="4643" table:formula="of:=SUBSTITUTE([.C606];&quot;/&quot;;&quot;&quot;)" table:style-name="ce5">
            <text:p>4643</text:p>
          </table:table-cell>
          <table:table-cell office:value-type="string" office:string-value="46430" table:formula="of:=[.D606]&amp;REPT(&quot;0&quot;;5-LEN([.D606]))" table:style-name="ce5">
            <text:p>46430</text:p>
          </table:table-cell>
          <table:table-cell office:value-type="string" table:style-name="ce4">
            <text:p>Wholesale of electrical household appliances</text:p>
          </table:table-cell>
          <table:table-cell table:number-columns-repeated="16378"/>
        </table:table-row>
        <table:table-row table:style-name="ro1">
          <table:table-cell office:value-type="string" table:style-name="ce2">
            <text:p>46.43/1</text:p>
          </table:table-cell>
          <table:table-cell office:value-type="string" table:style-name="ce4">
            <text:p>Wholesale of gramophone records, audio tapes, compact discs and video tapes and of the equipment on which these are played</text:p>
          </table:table-cell>
          <table:table-cell office:value-type="string" office:string-value="4643/1" table:formula="of:=SUBSTITUTE([.A607];&quot;.&quot;;&quot;&quot;)" table:style-name="ce6">
            <text:p>4643/1</text:p>
          </table:table-cell>
          <table:table-cell office:value-type="string" office:string-value="46431" table:formula="of:=SUBSTITUTE([.C607];&quot;/&quot;;&quot;&quot;)" table:style-name="ce5">
            <text:p>46431</text:p>
          </table:table-cell>
          <table:table-cell office:value-type="string" office:string-value="46431" table:formula="of:=[.D607]&amp;REPT(&quot;0&quot;;5-LEN([.D607]))" table:style-name="ce5">
            <text:p>46431</text:p>
          </table:table-cell>
          <table:table-cell office:value-type="string" table:style-name="ce4">
            <text:p>Wholesale of gramophone records, audio tapes, compact discs and video tapes and of the equipment on which these are played</text:p>
          </table:table-cell>
          <table:table-cell table:number-columns-repeated="16378"/>
        </table:table-row>
        <table:table-row table:style-name="ro1">
          <table:table-cell office:value-type="string" table:style-name="ce2">
            <text:p>46.43/9</text:p>
          </table:table-cell>
          <table:table-cell office:value-type="string" table:style-name="ce4">
            <text:p>Wholesale of radio and television goods and of electrical household appliances (other than of gramophone records, audio tapes, compact discs and video tapes and the equipment on which these are played) not elsewhere classified</text:p>
          </table:table-cell>
          <table:table-cell office:value-type="string" office:string-value="4643/9" table:formula="of:=SUBSTITUTE([.A608];&quot;.&quot;;&quot;&quot;)" table:style-name="ce6">
            <text:p>4643/9</text:p>
          </table:table-cell>
          <table:table-cell office:value-type="string" office:string-value="46439" table:formula="of:=SUBSTITUTE([.C608];&quot;/&quot;;&quot;&quot;)" table:style-name="ce5">
            <text:p>46439</text:p>
          </table:table-cell>
          <table:table-cell office:value-type="string" office:string-value="46439" table:formula="of:=[.D608]&amp;REPT(&quot;0&quot;;5-LEN([.D608]))" table:style-name="ce5">
            <text:p>46439</text:p>
          </table:table-cell>
          <table:table-cell office:value-type="string" table:style-name="ce4">
            <text:p>Wholesale of radio and television goods and of electrical household appliances (other than of gramophone records, audio tapes, compact discs and video tapes and the equipment on which these are played) not elsewhere classified</text:p>
          </table:table-cell>
          <table:table-cell table:number-columns-repeated="16378"/>
        </table:table-row>
        <table:table-row table:style-name="ro1">
          <table:table-cell office:value-type="string" table:style-name="ce2">
            <text:p>46.44</text:p>
          </table:table-cell>
          <table:table-cell office:value-type="string" table:style-name="ce4">
            <text:p>Wholesale of china and glassware and cleaning materials</text:p>
          </table:table-cell>
          <table:table-cell office:value-type="string" office:string-value="4644" table:formula="of:=SUBSTITUTE([.A609];&quot;.&quot;;&quot;&quot;)" table:style-name="ce6">
            <text:p>4644</text:p>
          </table:table-cell>
          <table:table-cell office:value-type="string" office:string-value="4644" table:formula="of:=SUBSTITUTE([.C609];&quot;/&quot;;&quot;&quot;)" table:style-name="ce5">
            <text:p>4644</text:p>
          </table:table-cell>
          <table:table-cell office:value-type="string" office:string-value="46440" table:formula="of:=[.D609]&amp;REPT(&quot;0&quot;;5-LEN([.D609]))" table:style-name="ce5">
            <text:p>46440</text:p>
          </table:table-cell>
          <table:table-cell office:value-type="string" table:style-name="ce4">
            <text:p>Wholesale of china and glassware and cleaning materials</text:p>
          </table:table-cell>
          <table:table-cell table:number-columns-repeated="16378"/>
        </table:table-row>
        <table:table-row table:style-name="ro1">
          <table:table-cell office:value-type="string" table:style-name="ce2">
            <text:p>46.45</text:p>
          </table:table-cell>
          <table:table-cell office:value-type="string" table:style-name="ce4">
            <text:p>Wholesale of perfume and cosmetics</text:p>
          </table:table-cell>
          <table:table-cell office:value-type="string" office:string-value="4645" table:formula="of:=SUBSTITUTE([.A610];&quot;.&quot;;&quot;&quot;)" table:style-name="ce6">
            <text:p>4645</text:p>
          </table:table-cell>
          <table:table-cell office:value-type="string" office:string-value="4645" table:formula="of:=SUBSTITUTE([.C610];&quot;/&quot;;&quot;&quot;)" table:style-name="ce5">
            <text:p>4645</text:p>
          </table:table-cell>
          <table:table-cell office:value-type="string" office:string-value="46450" table:formula="of:=[.D610]&amp;REPT(&quot;0&quot;;5-LEN([.D610]))" table:style-name="ce5">
            <text:p>46450</text:p>
          </table:table-cell>
          <table:table-cell office:value-type="string" table:style-name="ce4">
            <text:p>Wholesale of perfume and cosmetics</text:p>
          </table:table-cell>
          <table:table-cell table:number-columns-repeated="16378"/>
        </table:table-row>
        <table:table-row table:style-name="ro1">
          <table:table-cell office:value-type="string" table:style-name="ce2">
            <text:p>46.46</text:p>
          </table:table-cell>
          <table:table-cell office:value-type="string" table:style-name="ce4">
            <text:p>Wholesale of pharmaceutical goods</text:p>
          </table:table-cell>
          <table:table-cell office:value-type="string" office:string-value="4646" table:formula="of:=SUBSTITUTE([.A611];&quot;.&quot;;&quot;&quot;)" table:style-name="ce6">
            <text:p>4646</text:p>
          </table:table-cell>
          <table:table-cell office:value-type="string" office:string-value="4646" table:formula="of:=SUBSTITUTE([.C611];&quot;/&quot;;&quot;&quot;)" table:style-name="ce5">
            <text:p>4646</text:p>
          </table:table-cell>
          <table:table-cell office:value-type="string" office:string-value="46460" table:formula="of:=[.D611]&amp;REPT(&quot;0&quot;;5-LEN([.D611]))" table:style-name="ce5">
            <text:p>46460</text:p>
          </table:table-cell>
          <table:table-cell office:value-type="string" table:style-name="ce4">
            <text:p>Wholesale of pharmaceutical goods</text:p>
          </table:table-cell>
          <table:table-cell table:number-columns-repeated="16378"/>
        </table:table-row>
        <table:table-row table:style-name="ro1">
          <table:table-cell office:value-type="string" table:style-name="ce2">
            <text:p>46.47</text:p>
          </table:table-cell>
          <table:table-cell office:value-type="string" table:style-name="ce4">
            <text:p>Wholesale of furniture, carpets and lighting equipment</text:p>
          </table:table-cell>
          <table:table-cell office:value-type="string" office:string-value="4647" table:formula="of:=SUBSTITUTE([.A612];&quot;.&quot;;&quot;&quot;)" table:style-name="ce6">
            <text:p>4647</text:p>
          </table:table-cell>
          <table:table-cell office:value-type="string" office:string-value="4647" table:formula="of:=SUBSTITUTE([.C612];&quot;/&quot;;&quot;&quot;)" table:style-name="ce5">
            <text:p>4647</text:p>
          </table:table-cell>
          <table:table-cell office:value-type="string" office:string-value="46470" table:formula="of:=[.D612]&amp;REPT(&quot;0&quot;;5-LEN([.D612]))" table:style-name="ce5">
            <text:p>46470</text:p>
          </table:table-cell>
          <table:table-cell office:value-type="string" table:style-name="ce4">
            <text:p>Wholesale of furniture, carpets and lighting equipment</text:p>
          </table:table-cell>
          <table:table-cell table:number-columns-repeated="16378"/>
        </table:table-row>
        <table:table-row table:style-name="ro1">
          <table:table-cell office:value-type="string" table:style-name="ce2">
            <text:p>46.48</text:p>
          </table:table-cell>
          <table:table-cell office:value-type="string" table:style-name="ce4">
            <text:p>Wholesale of watches and jewellery</text:p>
          </table:table-cell>
          <table:table-cell office:value-type="string" office:string-value="4648" table:formula="of:=SUBSTITUTE([.A613];&quot;.&quot;;&quot;&quot;)" table:style-name="ce6">
            <text:p>4648</text:p>
          </table:table-cell>
          <table:table-cell office:value-type="string" office:string-value="4648" table:formula="of:=SUBSTITUTE([.C613];&quot;/&quot;;&quot;&quot;)" table:style-name="ce5">
            <text:p>4648</text:p>
          </table:table-cell>
          <table:table-cell office:value-type="string" office:string-value="46480" table:formula="of:=[.D613]&amp;REPT(&quot;0&quot;;5-LEN([.D613]))" table:style-name="ce5">
            <text:p>46480</text:p>
          </table:table-cell>
          <table:table-cell office:value-type="string" table:style-name="ce4">
            <text:p>Wholesale of watches and jewellery</text:p>
          </table:table-cell>
          <table:table-cell table:number-columns-repeated="16378"/>
        </table:table-row>
        <table:table-row table:style-name="ro1">
          <table:table-cell office:value-type="string" table:style-name="ce2">
            <text:p>46.49</text:p>
          </table:table-cell>
          <table:table-cell office:value-type="string" table:style-name="ce4">
            <text:p>Wholesale of other household goods</text:p>
          </table:table-cell>
          <table:table-cell office:value-type="string" office:string-value="4649" table:formula="of:=SUBSTITUTE([.A614];&quot;.&quot;;&quot;&quot;)" table:style-name="ce6">
            <text:p>4649</text:p>
          </table:table-cell>
          <table:table-cell office:value-type="string" office:string-value="4649" table:formula="of:=SUBSTITUTE([.C614];&quot;/&quot;;&quot;&quot;)" table:style-name="ce5">
            <text:p>4649</text:p>
          </table:table-cell>
          <table:table-cell office:value-type="string" office:string-value="46490" table:formula="of:=[.D614]&amp;REPT(&quot;0&quot;;5-LEN([.D614]))" table:style-name="ce5">
            <text:p>46490</text:p>
          </table:table-cell>
          <table:table-cell office:value-type="string" table:style-name="ce4">
            <text:p>Wholesale of other household goods</text:p>
          </table:table-cell>
          <table:table-cell table:number-columns-repeated="16378"/>
        </table:table-row>
        <table:table-row table:style-name="ro1">
          <table:table-cell office:value-type="string" table:style-name="ce2">
            <text:p>46.49/1</text:p>
          </table:table-cell>
          <table:table-cell office:value-type="string" table:style-name="ce4">
            <text:p>Wholesale of musical instruments</text:p>
          </table:table-cell>
          <table:table-cell office:value-type="string" office:string-value="4649/1" table:formula="of:=SUBSTITUTE([.A615];&quot;.&quot;;&quot;&quot;)" table:style-name="ce6">
            <text:p>4649/1</text:p>
          </table:table-cell>
          <table:table-cell office:value-type="string" office:string-value="46491" table:formula="of:=SUBSTITUTE([.C615];&quot;/&quot;;&quot;&quot;)" table:style-name="ce5">
            <text:p>46491</text:p>
          </table:table-cell>
          <table:table-cell office:value-type="string" office:string-value="46491" table:formula="of:=[.D615]&amp;REPT(&quot;0&quot;;5-LEN([.D615]))" table:style-name="ce5">
            <text:p>46491</text:p>
          </table:table-cell>
          <table:table-cell office:value-type="string" table:style-name="ce4">
            <text:p>Wholesale of musical instruments</text:p>
          </table:table-cell>
          <table:table-cell table:number-columns-repeated="16378"/>
        </table:table-row>
        <table:table-row table:style-name="ro1">
          <table:table-cell office:value-type="string" table:style-name="ce2">
            <text:p>46.49/9</text:p>
          </table:table-cell>
          <table:table-cell office:value-type="string" table:style-name="ce4">
            <text:p>Wholesale of household goods (other than musical instruments) not elsewhere classified</text:p>
          </table:table-cell>
          <table:table-cell office:value-type="string" office:string-value="4649/9" table:formula="of:=SUBSTITUTE([.A616];&quot;.&quot;;&quot;&quot;)" table:style-name="ce6">
            <text:p>4649/9</text:p>
          </table:table-cell>
          <table:table-cell office:value-type="string" office:string-value="46499" table:formula="of:=SUBSTITUTE([.C616];&quot;/&quot;;&quot;&quot;)" table:style-name="ce5">
            <text:p>46499</text:p>
          </table:table-cell>
          <table:table-cell office:value-type="string" office:string-value="46499" table:formula="of:=[.D616]&amp;REPT(&quot;0&quot;;5-LEN([.D616]))" table:style-name="ce5">
            <text:p>46499</text:p>
          </table:table-cell>
          <table:table-cell office:value-type="string" table:style-name="ce4">
            <text:p>Wholesale of household goods (other than musical instruments) not elsewhere classified</text:p>
          </table:table-cell>
          <table:table-cell table:number-columns-repeated="16378"/>
        </table:table-row>
        <table:table-row table:style-name="ro1">
          <table:table-cell office:value-type="string" table:style-name="ce2">
            <text:p>46.5</text:p>
          </table:table-cell>
          <table:table-cell office:value-type="string" table:style-name="ce4">
            <text:p>Wholesale of information and communication equipment</text:p>
          </table:table-cell>
          <table:table-cell office:value-type="string" office:string-value="465" table:formula="of:=SUBSTITUTE([.A617];&quot;.&quot;;&quot;&quot;)" table:style-name="ce6">
            <text:p>465</text:p>
          </table:table-cell>
          <table:table-cell office:value-type="string" office:string-value="465" table:formula="of:=SUBSTITUTE([.C617];&quot;/&quot;;&quot;&quot;)" table:style-name="ce5">
            <text:p>465</text:p>
          </table:table-cell>
          <table:table-cell office:value-type="string" office:string-value="46500" table:formula="of:=[.D617]&amp;REPT(&quot;0&quot;;5-LEN([.D617]))" table:style-name="ce5">
            <text:p>46500</text:p>
          </table:table-cell>
          <table:table-cell office:value-type="string" table:style-name="ce4">
            <text:p>Wholesale of information and communication equipment</text:p>
          </table:table-cell>
          <table:table-cell table:number-columns-repeated="16378"/>
        </table:table-row>
        <table:table-row table:style-name="ro1">
          <table:table-cell office:value-type="string" table:style-name="ce2">
            <text:p>46.51</text:p>
          </table:table-cell>
          <table:table-cell office:value-type="string" table:style-name="ce4">
            <text:p>Wholesale of computers, computer peripheral equipment and software</text:p>
          </table:table-cell>
          <table:table-cell office:value-type="string" office:string-value="4651" table:formula="of:=SUBSTITUTE([.A618];&quot;.&quot;;&quot;&quot;)" table:style-name="ce6">
            <text:p>4651</text:p>
          </table:table-cell>
          <table:table-cell office:value-type="string" office:string-value="4651" table:formula="of:=SUBSTITUTE([.C618];&quot;/&quot;;&quot;&quot;)" table:style-name="ce5">
            <text:p>4651</text:p>
          </table:table-cell>
          <table:table-cell office:value-type="string" office:string-value="46510" table:formula="of:=[.D618]&amp;REPT(&quot;0&quot;;5-LEN([.D618]))" table:style-name="ce5">
            <text:p>46510</text:p>
          </table:table-cell>
          <table:table-cell office:value-type="string" table:style-name="ce4">
            <text:p>Wholesale of computers, computer peripheral equipment and software</text:p>
          </table:table-cell>
          <table:table-cell table:number-columns-repeated="16378"/>
        </table:table-row>
        <table:table-row table:style-name="ro1">
          <table:table-cell office:value-type="string" table:style-name="ce2">
            <text:p>46.52</text:p>
          </table:table-cell>
          <table:table-cell office:value-type="string" table:style-name="ce4">
            <text:p>Wholesale of electronic and telecommunications equipment and parts</text:p>
          </table:table-cell>
          <table:table-cell office:value-type="string" office:string-value="4652" table:formula="of:=SUBSTITUTE([.A619];&quot;.&quot;;&quot;&quot;)" table:style-name="ce6">
            <text:p>4652</text:p>
          </table:table-cell>
          <table:table-cell office:value-type="string" office:string-value="4652" table:formula="of:=SUBSTITUTE([.C619];&quot;/&quot;;&quot;&quot;)" table:style-name="ce5">
            <text:p>4652</text:p>
          </table:table-cell>
          <table:table-cell office:value-type="string" office:string-value="46520" table:formula="of:=[.D619]&amp;REPT(&quot;0&quot;;5-LEN([.D619]))" table:style-name="ce5">
            <text:p>46520</text:p>
          </table:table-cell>
          <table:table-cell office:value-type="string" table:style-name="ce4">
            <text:p>Wholesale of electronic and telecommunications equipment and parts</text:p>
          </table:table-cell>
          <table:table-cell table:number-columns-repeated="16378"/>
        </table:table-row>
        <table:table-row table:style-name="ro1">
          <table:table-cell office:value-type="string" table:style-name="ce2">
            <text:p>46.6</text:p>
          </table:table-cell>
          <table:table-cell office:value-type="string" table:style-name="ce4">
            <text:p>Wholesale of other machinery, equipment and supplies</text:p>
          </table:table-cell>
          <table:table-cell office:value-type="string" office:string-value="466" table:formula="of:=SUBSTITUTE([.A620];&quot;.&quot;;&quot;&quot;)" table:style-name="ce6">
            <text:p>466</text:p>
          </table:table-cell>
          <table:table-cell office:value-type="string" office:string-value="466" table:formula="of:=SUBSTITUTE([.C620];&quot;/&quot;;&quot;&quot;)" table:style-name="ce5">
            <text:p>466</text:p>
          </table:table-cell>
          <table:table-cell office:value-type="string" office:string-value="46600" table:formula="of:=[.D620]&amp;REPT(&quot;0&quot;;5-LEN([.D620]))" table:style-name="ce5">
            <text:p>46600</text:p>
          </table:table-cell>
          <table:table-cell office:value-type="string" table:style-name="ce4">
            <text:p>Wholesale of other machinery, equipment and supplies</text:p>
          </table:table-cell>
          <table:table-cell table:number-columns-repeated="16378"/>
        </table:table-row>
        <table:table-row table:style-name="ro1">
          <table:table-cell office:value-type="string" table:style-name="ce2">
            <text:p>46.61</text:p>
          </table:table-cell>
          <table:table-cell office:value-type="string" table:style-name="ce4">
            <text:p>Wholesale of agricultural machinery, equipment and supplies</text:p>
          </table:table-cell>
          <table:table-cell office:value-type="string" office:string-value="4661" table:formula="of:=SUBSTITUTE([.A621];&quot;.&quot;;&quot;&quot;)" table:style-name="ce6">
            <text:p>4661</text:p>
          </table:table-cell>
          <table:table-cell office:value-type="string" office:string-value="4661" table:formula="of:=SUBSTITUTE([.C621];&quot;/&quot;;&quot;&quot;)" table:style-name="ce5">
            <text:p>4661</text:p>
          </table:table-cell>
          <table:table-cell office:value-type="string" office:string-value="46610" table:formula="of:=[.D621]&amp;REPT(&quot;0&quot;;5-LEN([.D621]))" table:style-name="ce5">
            <text:p>46610</text:p>
          </table:table-cell>
          <table:table-cell office:value-type="string" table:style-name="ce4">
            <text:p>Wholesale of agricultural machinery, equipment and supplies</text:p>
          </table:table-cell>
          <table:table-cell table:number-columns-repeated="16378"/>
        </table:table-row>
        <table:table-row table:style-name="ro1">
          <table:table-cell office:value-type="string" table:style-name="ce2">
            <text:p>46.62</text:p>
          </table:table-cell>
          <table:table-cell office:value-type="string" table:style-name="ce4">
            <text:p>Wholesale of machine tools</text:p>
          </table:table-cell>
          <table:table-cell office:value-type="string" office:string-value="4662" table:formula="of:=SUBSTITUTE([.A622];&quot;.&quot;;&quot;&quot;)" table:style-name="ce6">
            <text:p>4662</text:p>
          </table:table-cell>
          <table:table-cell office:value-type="string" office:string-value="4662" table:formula="of:=SUBSTITUTE([.C622];&quot;/&quot;;&quot;&quot;)" table:style-name="ce5">
            <text:p>4662</text:p>
          </table:table-cell>
          <table:table-cell office:value-type="string" office:string-value="46620" table:formula="of:=[.D622]&amp;REPT(&quot;0&quot;;5-LEN([.D622]))" table:style-name="ce5">
            <text:p>46620</text:p>
          </table:table-cell>
          <table:table-cell office:value-type="string" table:style-name="ce4">
            <text:p>Wholesale of machine tools</text:p>
          </table:table-cell>
          <table:table-cell table:number-columns-repeated="16378"/>
        </table:table-row>
        <table:table-row table:style-name="ro1">
          <table:table-cell office:value-type="string" table:style-name="ce2">
            <text:p>46.63</text:p>
          </table:table-cell>
          <table:table-cell office:value-type="string" table:style-name="ce4">
            <text:p>Wholesale of mining, construction and civil engineering machinery</text:p>
          </table:table-cell>
          <table:table-cell office:value-type="string" office:string-value="4663" table:formula="of:=SUBSTITUTE([.A623];&quot;.&quot;;&quot;&quot;)" table:style-name="ce6">
            <text:p>4663</text:p>
          </table:table-cell>
          <table:table-cell office:value-type="string" office:string-value="4663" table:formula="of:=SUBSTITUTE([.C623];&quot;/&quot;;&quot;&quot;)" table:style-name="ce5">
            <text:p>4663</text:p>
          </table:table-cell>
          <table:table-cell office:value-type="string" office:string-value="46630" table:formula="of:=[.D623]&amp;REPT(&quot;0&quot;;5-LEN([.D623]))" table:style-name="ce5">
            <text:p>46630</text:p>
          </table:table-cell>
          <table:table-cell office:value-type="string" table:style-name="ce4">
            <text:p>Wholesale of mining, construction and civil engineering machinery</text:p>
          </table:table-cell>
          <table:table-cell table:number-columns-repeated="16378"/>
        </table:table-row>
        <table:table-row table:style-name="ro1">
          <table:table-cell office:value-type="string" table:style-name="ce2">
            <text:p>46.64</text:p>
          </table:table-cell>
          <table:table-cell office:value-type="string" table:style-name="ce4">
            <text:p>Wholesale of machinery for the textile industry and of sewing and knitting machines</text:p>
          </table:table-cell>
          <table:table-cell office:value-type="string" office:string-value="4664" table:formula="of:=SUBSTITUTE([.A624];&quot;.&quot;;&quot;&quot;)" table:style-name="ce6">
            <text:p>4664</text:p>
          </table:table-cell>
          <table:table-cell office:value-type="string" office:string-value="4664" table:formula="of:=SUBSTITUTE([.C624];&quot;/&quot;;&quot;&quot;)" table:style-name="ce5">
            <text:p>4664</text:p>
          </table:table-cell>
          <table:table-cell office:value-type="string" office:string-value="46640" table:formula="of:=[.D624]&amp;REPT(&quot;0&quot;;5-LEN([.D624]))" table:style-name="ce5">
            <text:p>46640</text:p>
          </table:table-cell>
          <table:table-cell office:value-type="string" table:style-name="ce4">
            <text:p>Wholesale of machinery for the textile industry and of sewing and knitting machines</text:p>
          </table:table-cell>
          <table:table-cell table:number-columns-repeated="16378"/>
        </table:table-row>
        <table:table-row table:style-name="ro1">
          <table:table-cell office:value-type="string" table:style-name="ce2">
            <text:p>46.65</text:p>
          </table:table-cell>
          <table:table-cell office:value-type="string" table:style-name="ce4">
            <text:p>Wholesale of office furniture</text:p>
          </table:table-cell>
          <table:table-cell office:value-type="string" office:string-value="4665" table:formula="of:=SUBSTITUTE([.A625];&quot;.&quot;;&quot;&quot;)" table:style-name="ce6">
            <text:p>4665</text:p>
          </table:table-cell>
          <table:table-cell office:value-type="string" office:string-value="4665" table:formula="of:=SUBSTITUTE([.C625];&quot;/&quot;;&quot;&quot;)" table:style-name="ce5">
            <text:p>4665</text:p>
          </table:table-cell>
          <table:table-cell office:value-type="string" office:string-value="46650" table:formula="of:=[.D625]&amp;REPT(&quot;0&quot;;5-LEN([.D625]))" table:style-name="ce5">
            <text:p>46650</text:p>
          </table:table-cell>
          <table:table-cell office:value-type="string" table:style-name="ce4">
            <text:p>Wholesale of office furniture</text:p>
          </table:table-cell>
          <table:table-cell table:number-columns-repeated="16378"/>
        </table:table-row>
        <table:table-row table:style-name="ro1">
          <table:table-cell office:value-type="string" table:style-name="ce2">
            <text:p>46.66</text:p>
          </table:table-cell>
          <table:table-cell office:value-type="string" table:style-name="ce4">
            <text:p>Wholesale of other office machinery and equipment</text:p>
          </table:table-cell>
          <table:table-cell office:value-type="string" office:string-value="4666" table:formula="of:=SUBSTITUTE([.A626];&quot;.&quot;;&quot;&quot;)" table:style-name="ce6">
            <text:p>4666</text:p>
          </table:table-cell>
          <table:table-cell office:value-type="string" office:string-value="4666" table:formula="of:=SUBSTITUTE([.C626];&quot;/&quot;;&quot;&quot;)" table:style-name="ce5">
            <text:p>4666</text:p>
          </table:table-cell>
          <table:table-cell office:value-type="string" office:string-value="46660" table:formula="of:=[.D626]&amp;REPT(&quot;0&quot;;5-LEN([.D626]))" table:style-name="ce5">
            <text:p>46660</text:p>
          </table:table-cell>
          <table:table-cell office:value-type="string" table:style-name="ce4">
            <text:p>Wholesale of other office machinery and equipment</text:p>
          </table:table-cell>
          <table:table-cell table:number-columns-repeated="16378"/>
        </table:table-row>
        <table:table-row table:style-name="ro1">
          <table:table-cell office:value-type="string" table:style-name="ce2">
            <text:p>46.69</text:p>
          </table:table-cell>
          <table:table-cell office:value-type="string" table:style-name="ce4">
            <text:p>Wholesale of other machinery and equipment</text:p>
          </table:table-cell>
          <table:table-cell office:value-type="string" office:string-value="4669" table:formula="of:=SUBSTITUTE([.A627];&quot;.&quot;;&quot;&quot;)" table:style-name="ce6">
            <text:p>4669</text:p>
          </table:table-cell>
          <table:table-cell office:value-type="string" office:string-value="4669" table:formula="of:=SUBSTITUTE([.C627];&quot;/&quot;;&quot;&quot;)" table:style-name="ce5">
            <text:p>4669</text:p>
          </table:table-cell>
          <table:table-cell office:value-type="string" office:string-value="46690" table:formula="of:=[.D627]&amp;REPT(&quot;0&quot;;5-LEN([.D627]))" table:style-name="ce5">
            <text:p>46690</text:p>
          </table:table-cell>
          <table:table-cell office:value-type="string" table:style-name="ce4">
            <text:p>Wholesale of other machinery and equipment</text:p>
          </table:table-cell>
          <table:table-cell table:number-columns-repeated="16378"/>
        </table:table-row>
        <table:table-row table:style-name="ro1">
          <table:table-cell office:value-type="string" table:style-name="ce2">
            <text:p>46.7</text:p>
          </table:table-cell>
          <table:table-cell office:value-type="string" table:style-name="ce4">
            <text:p>Other specialised wholesale</text:p>
          </table:table-cell>
          <table:table-cell office:value-type="string" office:string-value="467" table:formula="of:=SUBSTITUTE([.A628];&quot;.&quot;;&quot;&quot;)" table:style-name="ce6">
            <text:p>467</text:p>
          </table:table-cell>
          <table:table-cell office:value-type="string" office:string-value="467" table:formula="of:=SUBSTITUTE([.C628];&quot;/&quot;;&quot;&quot;)" table:style-name="ce5">
            <text:p>467</text:p>
          </table:table-cell>
          <table:table-cell office:value-type="string" office:string-value="46700" table:formula="of:=[.D628]&amp;REPT(&quot;0&quot;;5-LEN([.D628]))" table:style-name="ce5">
            <text:p>46700</text:p>
          </table:table-cell>
          <table:table-cell office:value-type="string" table:style-name="ce4">
            <text:p>Other specialised wholesale</text:p>
          </table:table-cell>
          <table:table-cell table:number-columns-repeated="16378"/>
        </table:table-row>
        <table:table-row table:style-name="ro1">
          <table:table-cell office:value-type="string" table:style-name="ce2">
            <text:p>46.71</text:p>
          </table:table-cell>
          <table:table-cell office:value-type="string" table:style-name="ce4">
            <text:p>Wholesale of solid, liquid and gaseous fuels and related products</text:p>
          </table:table-cell>
          <table:table-cell office:value-type="string" office:string-value="4671" table:formula="of:=SUBSTITUTE([.A629];&quot;.&quot;;&quot;&quot;)" table:style-name="ce6">
            <text:p>4671</text:p>
          </table:table-cell>
          <table:table-cell office:value-type="string" office:string-value="4671" table:formula="of:=SUBSTITUTE([.C629];&quot;/&quot;;&quot;&quot;)" table:style-name="ce5">
            <text:p>4671</text:p>
          </table:table-cell>
          <table:table-cell office:value-type="string" office:string-value="46710" table:formula="of:=[.D629]&amp;REPT(&quot;0&quot;;5-LEN([.D629]))" table:style-name="ce5">
            <text:p>46710</text:p>
          </table:table-cell>
          <table:table-cell office:value-type="string" table:style-name="ce4">
            <text:p>Wholesale of solid, liquid and gaseous fuels and related products</text:p>
          </table:table-cell>
          <table:table-cell table:number-columns-repeated="16378"/>
        </table:table-row>
        <table:table-row table:style-name="ro1">
          <table:table-cell office:value-type="string" table:style-name="ce2">
            <text:p>46.71/1</text:p>
          </table:table-cell>
          <table:table-cell office:value-type="string" table:style-name="ce4">
            <text:p>Wholesale of petroleum and petroleum products</text:p>
          </table:table-cell>
          <table:table-cell office:value-type="string" office:string-value="4671/1" table:formula="of:=SUBSTITUTE([.A630];&quot;.&quot;;&quot;&quot;)" table:style-name="ce6">
            <text:p>4671/1</text:p>
          </table:table-cell>
          <table:table-cell office:value-type="string" office:string-value="46711" table:formula="of:=SUBSTITUTE([.C630];&quot;/&quot;;&quot;&quot;)" table:style-name="ce5">
            <text:p>46711</text:p>
          </table:table-cell>
          <table:table-cell office:value-type="string" office:string-value="46711" table:formula="of:=[.D630]&amp;REPT(&quot;0&quot;;5-LEN([.D630]))" table:style-name="ce5">
            <text:p>46711</text:p>
          </table:table-cell>
          <table:table-cell office:value-type="string" table:style-name="ce4">
            <text:p>Wholesale of petroleum and petroleum products</text:p>
          </table:table-cell>
          <table:table-cell table:number-columns-repeated="16378"/>
        </table:table-row>
        <table:table-row table:style-name="ro1">
          <table:table-cell office:value-type="string" table:style-name="ce2">
            <text:p>46.71/9</text:p>
          </table:table-cell>
          <table:table-cell office:value-type="string" table:style-name="ce4">
            <text:p>Wholesale of fuels and related products (other than petroleum and petroleum products)</text:p>
          </table:table-cell>
          <table:table-cell office:value-type="string" office:string-value="4671/9" table:formula="of:=SUBSTITUTE([.A631];&quot;.&quot;;&quot;&quot;)" table:style-name="ce6">
            <text:p>4671/9</text:p>
          </table:table-cell>
          <table:table-cell office:value-type="string" office:string-value="46719" table:formula="of:=SUBSTITUTE([.C631];&quot;/&quot;;&quot;&quot;)" table:style-name="ce5">
            <text:p>46719</text:p>
          </table:table-cell>
          <table:table-cell office:value-type="string" office:string-value="46719" table:formula="of:=[.D631]&amp;REPT(&quot;0&quot;;5-LEN([.D631]))" table:style-name="ce5">
            <text:p>46719</text:p>
          </table:table-cell>
          <table:table-cell office:value-type="string" table:style-name="ce4">
            <text:p>Wholesale of fuels and related products (other than petroleum and petroleum products)</text:p>
          </table:table-cell>
          <table:table-cell table:number-columns-repeated="16378"/>
        </table:table-row>
        <table:table-row table:style-name="ro1">
          <table:table-cell office:value-type="string" table:style-name="ce2">
            <text:p>46.72</text:p>
          </table:table-cell>
          <table:table-cell office:value-type="string" table:style-name="ce4">
            <text:p>Wholesale of metals and metal ores</text:p>
          </table:table-cell>
          <table:table-cell office:value-type="string" office:string-value="4672" table:formula="of:=SUBSTITUTE([.A632];&quot;.&quot;;&quot;&quot;)" table:style-name="ce6">
            <text:p>4672</text:p>
          </table:table-cell>
          <table:table-cell office:value-type="string" office:string-value="4672" table:formula="of:=SUBSTITUTE([.C632];&quot;/&quot;;&quot;&quot;)" table:style-name="ce5">
            <text:p>4672</text:p>
          </table:table-cell>
          <table:table-cell office:value-type="string" office:string-value="46720" table:formula="of:=[.D632]&amp;REPT(&quot;0&quot;;5-LEN([.D632]))" table:style-name="ce5">
            <text:p>46720</text:p>
          </table:table-cell>
          <table:table-cell office:value-type="string" table:style-name="ce4">
            <text:p>Wholesale of metals and metal ores</text:p>
          </table:table-cell>
          <table:table-cell table:number-columns-repeated="16378"/>
        </table:table-row>
        <table:table-row table:style-name="ro1">
          <table:table-cell office:value-type="string" table:style-name="ce2">
            <text:p>46.73</text:p>
          </table:table-cell>
          <table:table-cell office:value-type="string" table:style-name="ce4">
            <text:p>Wholesale of wood, construction materials and sanitary equipment</text:p>
          </table:table-cell>
          <table:table-cell office:value-type="string" office:string-value="4673" table:formula="of:=SUBSTITUTE([.A633];&quot;.&quot;;&quot;&quot;)" table:style-name="ce6">
            <text:p>4673</text:p>
          </table:table-cell>
          <table:table-cell office:value-type="string" office:string-value="4673" table:formula="of:=SUBSTITUTE([.C633];&quot;/&quot;;&quot;&quot;)" table:style-name="ce5">
            <text:p>4673</text:p>
          </table:table-cell>
          <table:table-cell office:value-type="string" office:string-value="46730" table:formula="of:=[.D633]&amp;REPT(&quot;0&quot;;5-LEN([.D633]))" table:style-name="ce5">
            <text:p>46730</text:p>
          </table:table-cell>
          <table:table-cell office:value-type="string" table:style-name="ce4">
            <text:p>Wholesale of wood, construction materials and sanitary equipment</text:p>
          </table:table-cell>
          <table:table-cell table:number-columns-repeated="16378"/>
        </table:table-row>
        <table:table-row table:style-name="ro1">
          <table:table-cell office:value-type="string" table:style-name="ce2">
            <text:p>46.74</text:p>
          </table:table-cell>
          <table:table-cell office:value-type="string" table:style-name="ce4">
            <text:p>Wholesale of hardware, plumbing and heating equipment and supplies</text:p>
          </table:table-cell>
          <table:table-cell office:value-type="string" office:string-value="4674" table:formula="of:=SUBSTITUTE([.A634];&quot;.&quot;;&quot;&quot;)" table:style-name="ce6">
            <text:p>4674</text:p>
          </table:table-cell>
          <table:table-cell office:value-type="string" office:string-value="4674" table:formula="of:=SUBSTITUTE([.C634];&quot;/&quot;;&quot;&quot;)" table:style-name="ce5">
            <text:p>4674</text:p>
          </table:table-cell>
          <table:table-cell office:value-type="string" office:string-value="46740" table:formula="of:=[.D634]&amp;REPT(&quot;0&quot;;5-LEN([.D634]))" table:style-name="ce5">
            <text:p>46740</text:p>
          </table:table-cell>
          <table:table-cell office:value-type="string" table:style-name="ce4">
            <text:p>Wholesale of hardware, plumbing and heating equipment and supplies</text:p>
          </table:table-cell>
          <table:table-cell table:number-columns-repeated="16378"/>
        </table:table-row>
        <table:table-row table:style-name="ro1">
          <table:table-cell office:value-type="string" table:style-name="ce2">
            <text:p>46.75</text:p>
          </table:table-cell>
          <table:table-cell office:value-type="string" table:style-name="ce4">
            <text:p>Wholesale of chemical products</text:p>
          </table:table-cell>
          <table:table-cell office:value-type="string" office:string-value="4675" table:formula="of:=SUBSTITUTE([.A635];&quot;.&quot;;&quot;&quot;)" table:style-name="ce6">
            <text:p>4675</text:p>
          </table:table-cell>
          <table:table-cell office:value-type="string" office:string-value="4675" table:formula="of:=SUBSTITUTE([.C635];&quot;/&quot;;&quot;&quot;)" table:style-name="ce5">
            <text:p>4675</text:p>
          </table:table-cell>
          <table:table-cell office:value-type="string" office:string-value="46750" table:formula="of:=[.D635]&amp;REPT(&quot;0&quot;;5-LEN([.D635]))" table:style-name="ce5">
            <text:p>46750</text:p>
          </table:table-cell>
          <table:table-cell office:value-type="string" table:style-name="ce4">
            <text:p>Wholesale of chemical products</text:p>
          </table:table-cell>
          <table:table-cell table:number-columns-repeated="16378"/>
        </table:table-row>
        <table:table-row table:style-name="ro1">
          <table:table-cell office:value-type="string" table:style-name="ce2">
            <text:p>46.76</text:p>
          </table:table-cell>
          <table:table-cell office:value-type="string" table:style-name="ce4">
            <text:p>Wholesale of other intermediate products</text:p>
          </table:table-cell>
          <table:table-cell office:value-type="string" office:string-value="4676" table:formula="of:=SUBSTITUTE([.A636];&quot;.&quot;;&quot;&quot;)" table:style-name="ce6">
            <text:p>4676</text:p>
          </table:table-cell>
          <table:table-cell office:value-type="string" office:string-value="4676" table:formula="of:=SUBSTITUTE([.C636];&quot;/&quot;;&quot;&quot;)" table:style-name="ce5">
            <text:p>4676</text:p>
          </table:table-cell>
          <table:table-cell office:value-type="string" office:string-value="46760" table:formula="of:=[.D636]&amp;REPT(&quot;0&quot;;5-LEN([.D636]))" table:style-name="ce5">
            <text:p>46760</text:p>
          </table:table-cell>
          <table:table-cell office:value-type="string" table:style-name="ce4">
            <text:p>Wholesale of other intermediate products</text:p>
          </table:table-cell>
          <table:table-cell table:number-columns-repeated="16378"/>
        </table:table-row>
        <table:table-row table:style-name="ro1">
          <table:table-cell office:value-type="string" table:style-name="ce2">
            <text:p>46.77</text:p>
          </table:table-cell>
          <table:table-cell office:value-type="string" table:style-name="ce4">
            <text:p>Wholesale of waste and scrap</text:p>
          </table:table-cell>
          <table:table-cell office:value-type="string" office:string-value="4677" table:formula="of:=SUBSTITUTE([.A637];&quot;.&quot;;&quot;&quot;)" table:style-name="ce6">
            <text:p>4677</text:p>
          </table:table-cell>
          <table:table-cell office:value-type="string" office:string-value="4677" table:formula="of:=SUBSTITUTE([.C637];&quot;/&quot;;&quot;&quot;)" table:style-name="ce5">
            <text:p>4677</text:p>
          </table:table-cell>
          <table:table-cell office:value-type="string" office:string-value="46770" table:formula="of:=[.D637]&amp;REPT(&quot;0&quot;;5-LEN([.D637]))" table:style-name="ce5">
            <text:p>46770</text:p>
          </table:table-cell>
          <table:table-cell office:value-type="string" table:style-name="ce4">
            <text:p>Wholesale of waste and scrap</text:p>
          </table:table-cell>
          <table:table-cell table:number-columns-repeated="16378"/>
        </table:table-row>
        <table:table-row table:style-name="ro1">
          <table:table-cell office:value-type="string" table:style-name="ce2">
            <text:p>46.9</text:p>
          </table:table-cell>
          <table:table-cell office:value-type="string" table:style-name="ce4">
            <text:p>Non-specialised wholesale trade</text:p>
          </table:table-cell>
          <table:table-cell office:value-type="string" office:string-value="469" table:formula="of:=SUBSTITUTE([.A638];&quot;.&quot;;&quot;&quot;)" table:style-name="ce6">
            <text:p>469</text:p>
          </table:table-cell>
          <table:table-cell office:value-type="string" office:string-value="469" table:formula="of:=SUBSTITUTE([.C638];&quot;/&quot;;&quot;&quot;)" table:style-name="ce5">
            <text:p>469</text:p>
          </table:table-cell>
          <table:table-cell office:value-type="string" office:string-value="46900" table:formula="of:=[.D638]&amp;REPT(&quot;0&quot;;5-LEN([.D638]))" table:style-name="ce5">
            <text:p>46900</text:p>
          </table:table-cell>
          <table:table-cell office:value-type="string" table:style-name="ce4">
            <text:p>Non-specialised wholesale trade</text:p>
          </table:table-cell>
          <table:table-cell table:number-columns-repeated="16378"/>
        </table:table-row>
        <table:table-row table:style-name="ro1">
          <table:table-cell office:value-type="string" table:style-name="ce2">
            <text:p>46.90</text:p>
          </table:table-cell>
          <table:table-cell office:value-type="string" table:style-name="ce4">
            <text:p>Non-specialised wholesale trade</text:p>
          </table:table-cell>
          <table:table-cell office:value-type="string" office:string-value="4690" table:formula="of:=SUBSTITUTE([.A639];&quot;.&quot;;&quot;&quot;)" table:style-name="ce6">
            <text:p>4690</text:p>
          </table:table-cell>
          <table:table-cell office:value-type="string" office:string-value="4690" table:formula="of:=SUBSTITUTE([.C639];&quot;/&quot;;&quot;&quot;)" table:style-name="ce5">
            <text:p>4690</text:p>
          </table:table-cell>
          <table:table-cell office:value-type="string" office:string-value="46900" table:formula="of:=[.D639]&amp;REPT(&quot;0&quot;;5-LEN([.D639]))" table:style-name="ce5">
            <text:p>46900</text:p>
          </table:table-cell>
          <table:table-cell office:value-type="string" table:style-name="ce4">
            <text:p>Non-specialised wholesale trade</text:p>
          </table:table-cell>
          <table:table-cell table:number-columns-repeated="16378"/>
        </table:table-row>
        <table:table-row table:style-name="ro1">
          <table:table-cell office:value-type="string" table:style-name="ce2">
            <text:p>47</text:p>
          </table:table-cell>
          <table:table-cell office:value-type="string" table:style-name="ce4">
            <text:p>Retail trade, except of motor vehicles and motorcycles</text:p>
          </table:table-cell>
          <table:table-cell office:value-type="string" office:string-value="47" table:formula="of:=SUBSTITUTE([.A640];&quot;.&quot;;&quot;&quot;)" table:style-name="ce6">
            <text:p>47</text:p>
          </table:table-cell>
          <table:table-cell office:value-type="string" office:string-value="47" table:formula="of:=SUBSTITUTE([.C640];&quot;/&quot;;&quot;&quot;)" table:style-name="ce5">
            <text:p>47</text:p>
          </table:table-cell>
          <table:table-cell office:value-type="string" office:string-value="47000" table:formula="of:=[.D640]&amp;REPT(&quot;0&quot;;5-LEN([.D640]))" table:style-name="ce5">
            <text:p>47000</text:p>
          </table:table-cell>
          <table:table-cell office:value-type="string" table:style-name="ce4">
            <text:p>Retail trade, except of motor vehicles and motorcycles</text:p>
          </table:table-cell>
          <table:table-cell table:number-columns-repeated="16378"/>
        </table:table-row>
        <table:table-row table:style-name="ro1">
          <table:table-cell office:value-type="string" table:style-name="ce2">
            <text:p>47.1</text:p>
          </table:table-cell>
          <table:table-cell office:value-type="string" table:style-name="ce4">
            <text:p>Retail sale in non-specialised stores</text:p>
          </table:table-cell>
          <table:table-cell office:value-type="string" office:string-value="471" table:formula="of:=SUBSTITUTE([.A641];&quot;.&quot;;&quot;&quot;)" table:style-name="ce6">
            <text:p>471</text:p>
          </table:table-cell>
          <table:table-cell office:value-type="string" office:string-value="471" table:formula="of:=SUBSTITUTE([.C641];&quot;/&quot;;&quot;&quot;)" table:style-name="ce5">
            <text:p>471</text:p>
          </table:table-cell>
          <table:table-cell office:value-type="string" office:string-value="47100" table:formula="of:=[.D641]&amp;REPT(&quot;0&quot;;5-LEN([.D641]))" table:style-name="ce5">
            <text:p>47100</text:p>
          </table:table-cell>
          <table:table-cell office:value-type="string" table:style-name="ce4">
            <text:p>Retail sale in non-specialised stores</text:p>
          </table:table-cell>
          <table:table-cell table:number-columns-repeated="16378"/>
        </table:table-row>
        <table:table-row table:style-name="ro1">
          <table:table-cell office:value-type="string" table:style-name="ce2">
            <text:p>47.11</text:p>
          </table:table-cell>
          <table:table-cell office:value-type="string" table:style-name="ce4">
            <text:p>Retail sale in non-specialised stores with food, beverages or tobacco predominating</text:p>
          </table:table-cell>
          <table:table-cell office:value-type="string" office:string-value="4711" table:formula="of:=SUBSTITUTE([.A642];&quot;.&quot;;&quot;&quot;)" table:style-name="ce6">
            <text:p>4711</text:p>
          </table:table-cell>
          <table:table-cell office:value-type="string" office:string-value="4711" table:formula="of:=SUBSTITUTE([.C642];&quot;/&quot;;&quot;&quot;)" table:style-name="ce5">
            <text:p>4711</text:p>
          </table:table-cell>
          <table:table-cell office:value-type="string" office:string-value="47110" table:formula="of:=[.D642]&amp;REPT(&quot;0&quot;;5-LEN([.D642]))" table:style-name="ce5">
            <text:p>47110</text:p>
          </table:table-cell>
          <table:table-cell office:value-type="string" table:style-name="ce4">
            <text:p>Retail sale in non-specialised stores with food, beverages or tobacco predominating</text:p>
          </table:table-cell>
          <table:table-cell table:number-columns-repeated="16378"/>
        </table:table-row>
        <table:table-row table:style-name="ro1">
          <table:table-cell office:value-type="string" table:style-name="ce2">
            <text:p>47.19</text:p>
          </table:table-cell>
          <table:table-cell office:value-type="string" table:style-name="ce4">
            <text:p>Other retail sale in non-specialised stores</text:p>
          </table:table-cell>
          <table:table-cell office:value-type="string" office:string-value="4719" table:formula="of:=SUBSTITUTE([.A643];&quot;.&quot;;&quot;&quot;)" table:style-name="ce6">
            <text:p>4719</text:p>
          </table:table-cell>
          <table:table-cell office:value-type="string" office:string-value="4719" table:formula="of:=SUBSTITUTE([.C643];&quot;/&quot;;&quot;&quot;)" table:style-name="ce5">
            <text:p>4719</text:p>
          </table:table-cell>
          <table:table-cell office:value-type="string" office:string-value="47190" table:formula="of:=[.D643]&amp;REPT(&quot;0&quot;;5-LEN([.D643]))" table:style-name="ce5">
            <text:p>47190</text:p>
          </table:table-cell>
          <table:table-cell office:value-type="string" table:style-name="ce4">
            <text:p>Other retail sale in non-specialised stores</text:p>
          </table:table-cell>
          <table:table-cell table:number-columns-repeated="16378"/>
        </table:table-row>
        <table:table-row table:style-name="ro1">
          <table:table-cell office:value-type="string" table:style-name="ce2">
            <text:p>47.2</text:p>
          </table:table-cell>
          <table:table-cell office:value-type="string" table:style-name="ce4">
            <text:p>Retail sale of food, beverages and tobacco in specialised stores</text:p>
          </table:table-cell>
          <table:table-cell office:value-type="string" office:string-value="472" table:formula="of:=SUBSTITUTE([.A644];&quot;.&quot;;&quot;&quot;)" table:style-name="ce6">
            <text:p>472</text:p>
          </table:table-cell>
          <table:table-cell office:value-type="string" office:string-value="472" table:formula="of:=SUBSTITUTE([.C644];&quot;/&quot;;&quot;&quot;)" table:style-name="ce5">
            <text:p>472</text:p>
          </table:table-cell>
          <table:table-cell office:value-type="string" office:string-value="47200" table:formula="of:=[.D644]&amp;REPT(&quot;0&quot;;5-LEN([.D644]))" table:style-name="ce5">
            <text:p>47200</text:p>
          </table:table-cell>
          <table:table-cell office:value-type="string" table:style-name="ce4">
            <text:p>Retail sale of food, beverages and tobacco in specialised stores</text:p>
          </table:table-cell>
          <table:table-cell table:number-columns-repeated="16378"/>
        </table:table-row>
        <table:table-row table:style-name="ro1">
          <table:table-cell office:value-type="string" table:style-name="ce2">
            <text:p>47.21</text:p>
          </table:table-cell>
          <table:table-cell office:value-type="string" table:style-name="ce4">
            <text:p>Retail sale of fruit and vegetables in specialised stores</text:p>
          </table:table-cell>
          <table:table-cell office:value-type="string" office:string-value="4721" table:formula="of:=SUBSTITUTE([.A645];&quot;.&quot;;&quot;&quot;)" table:style-name="ce6">
            <text:p>4721</text:p>
          </table:table-cell>
          <table:table-cell office:value-type="string" office:string-value="4721" table:formula="of:=SUBSTITUTE([.C645];&quot;/&quot;;&quot;&quot;)" table:style-name="ce5">
            <text:p>4721</text:p>
          </table:table-cell>
          <table:table-cell office:value-type="string" office:string-value="47210" table:formula="of:=[.D645]&amp;REPT(&quot;0&quot;;5-LEN([.D645]))" table:style-name="ce5">
            <text:p>47210</text:p>
          </table:table-cell>
          <table:table-cell office:value-type="string" table:style-name="ce4">
            <text:p>Retail sale of fruit and vegetables in specialised stores</text:p>
          </table:table-cell>
          <table:table-cell table:number-columns-repeated="16378"/>
        </table:table-row>
        <table:table-row table:style-name="ro1">
          <table:table-cell office:value-type="string" table:style-name="ce2">
            <text:p>47.22</text:p>
          </table:table-cell>
          <table:table-cell office:value-type="string" table:style-name="ce4">
            <text:p>Retail sale of meat and meat products in specialised stores</text:p>
          </table:table-cell>
          <table:table-cell office:value-type="string" office:string-value="4722" table:formula="of:=SUBSTITUTE([.A646];&quot;.&quot;;&quot;&quot;)" table:style-name="ce6">
            <text:p>4722</text:p>
          </table:table-cell>
          <table:table-cell office:value-type="string" office:string-value="4722" table:formula="of:=SUBSTITUTE([.C646];&quot;/&quot;;&quot;&quot;)" table:style-name="ce5">
            <text:p>4722</text:p>
          </table:table-cell>
          <table:table-cell office:value-type="string" office:string-value="47220" table:formula="of:=[.D646]&amp;REPT(&quot;0&quot;;5-LEN([.D646]))" table:style-name="ce5">
            <text:p>47220</text:p>
          </table:table-cell>
          <table:table-cell office:value-type="string" table:style-name="ce4">
            <text:p>Retail sale of meat and meat products in specialised stores</text:p>
          </table:table-cell>
          <table:table-cell table:number-columns-repeated="16378"/>
        </table:table-row>
        <table:table-row table:style-name="ro1">
          <table:table-cell office:value-type="string" table:style-name="ce2">
            <text:p>47.23</text:p>
          </table:table-cell>
          <table:table-cell office:value-type="string" table:style-name="ce4">
            <text:p>Retail sale of fish, crustaceans and molluscs in specialised stores</text:p>
          </table:table-cell>
          <table:table-cell office:value-type="string" office:string-value="4723" table:formula="of:=SUBSTITUTE([.A647];&quot;.&quot;;&quot;&quot;)" table:style-name="ce6">
            <text:p>4723</text:p>
          </table:table-cell>
          <table:table-cell office:value-type="string" office:string-value="4723" table:formula="of:=SUBSTITUTE([.C647];&quot;/&quot;;&quot;&quot;)" table:style-name="ce5">
            <text:p>4723</text:p>
          </table:table-cell>
          <table:table-cell office:value-type="string" office:string-value="47230" table:formula="of:=[.D647]&amp;REPT(&quot;0&quot;;5-LEN([.D647]))" table:style-name="ce5">
            <text:p>47230</text:p>
          </table:table-cell>
          <table:table-cell office:value-type="string" table:style-name="ce4">
            <text:p>Retail sale of fish, crustaceans and molluscs in specialised stores</text:p>
          </table:table-cell>
          <table:table-cell table:number-columns-repeated="16378"/>
        </table:table-row>
        <table:table-row table:style-name="ro1">
          <table:table-cell office:value-type="string" table:style-name="ce2">
            <text:p>47.24</text:p>
          </table:table-cell>
          <table:table-cell office:value-type="string" table:style-name="ce4">
            <text:p>Retail sale of bread, cakes, flour confectionery and sugar confectionery in specialised stores</text:p>
          </table:table-cell>
          <table:table-cell office:value-type="string" office:string-value="4724" table:formula="of:=SUBSTITUTE([.A648];&quot;.&quot;;&quot;&quot;)" table:style-name="ce6">
            <text:p>4724</text:p>
          </table:table-cell>
          <table:table-cell office:value-type="string" office:string-value="4724" table:formula="of:=SUBSTITUTE([.C648];&quot;/&quot;;&quot;&quot;)" table:style-name="ce5">
            <text:p>4724</text:p>
          </table:table-cell>
          <table:table-cell office:value-type="string" office:string-value="47240" table:formula="of:=[.D648]&amp;REPT(&quot;0&quot;;5-LEN([.D648]))" table:style-name="ce5">
            <text:p>47240</text:p>
          </table:table-cell>
          <table:table-cell office:value-type="string" table:style-name="ce4">
            <text:p>Retail sale of bread, cakes, flour confectionery and sugar confectionery in specialised stores</text:p>
          </table:table-cell>
          <table:table-cell table:number-columns-repeated="16378"/>
        </table:table-row>
        <table:table-row table:style-name="ro1">
          <table:table-cell office:value-type="string" table:style-name="ce2">
            <text:p>47.25</text:p>
          </table:table-cell>
          <table:table-cell office:value-type="string" table:style-name="ce4">
            <text:p>Retail sale of beverages in specialised stores</text:p>
          </table:table-cell>
          <table:table-cell office:value-type="string" office:string-value="4725" table:formula="of:=SUBSTITUTE([.A649];&quot;.&quot;;&quot;&quot;)" table:style-name="ce6">
            <text:p>4725</text:p>
          </table:table-cell>
          <table:table-cell office:value-type="string" office:string-value="4725" table:formula="of:=SUBSTITUTE([.C649];&quot;/&quot;;&quot;&quot;)" table:style-name="ce5">
            <text:p>4725</text:p>
          </table:table-cell>
          <table:table-cell office:value-type="string" office:string-value="47250" table:formula="of:=[.D649]&amp;REPT(&quot;0&quot;;5-LEN([.D649]))" table:style-name="ce5">
            <text:p>47250</text:p>
          </table:table-cell>
          <table:table-cell office:value-type="string" table:style-name="ce4">
            <text:p>Retail sale of beverages in specialised stores</text:p>
          </table:table-cell>
          <table:table-cell table:number-columns-repeated="16378"/>
        </table:table-row>
        <table:table-row table:style-name="ro1">
          <table:table-cell office:value-type="string" table:style-name="ce2">
            <text:p>47.26</text:p>
          </table:table-cell>
          <table:table-cell office:value-type="string" table:style-name="ce4">
            <text:p>Retail sale of tobacco products in specialised stores</text:p>
          </table:table-cell>
          <table:table-cell office:value-type="string" office:string-value="4726" table:formula="of:=SUBSTITUTE([.A650];&quot;.&quot;;&quot;&quot;)" table:style-name="ce6">
            <text:p>4726</text:p>
          </table:table-cell>
          <table:table-cell office:value-type="string" office:string-value="4726" table:formula="of:=SUBSTITUTE([.C650];&quot;/&quot;;&quot;&quot;)" table:style-name="ce5">
            <text:p>4726</text:p>
          </table:table-cell>
          <table:table-cell office:value-type="string" office:string-value="47260" table:formula="of:=[.D650]&amp;REPT(&quot;0&quot;;5-LEN([.D650]))" table:style-name="ce5">
            <text:p>47260</text:p>
          </table:table-cell>
          <table:table-cell office:value-type="string" table:style-name="ce4">
            <text:p>Retail sale of tobacco products in specialised stores</text:p>
          </table:table-cell>
          <table:table-cell table:number-columns-repeated="16378"/>
        </table:table-row>
        <table:table-row table:style-name="ro1">
          <table:table-cell office:value-type="string" table:style-name="ce2">
            <text:p>47.29</text:p>
          </table:table-cell>
          <table:table-cell office:value-type="string" table:style-name="ce4">
            <text:p>Other retail sale of food in specialised stores</text:p>
          </table:table-cell>
          <table:table-cell office:value-type="string" office:string-value="4729" table:formula="of:=SUBSTITUTE([.A651];&quot;.&quot;;&quot;&quot;)" table:style-name="ce6">
            <text:p>4729</text:p>
          </table:table-cell>
          <table:table-cell office:value-type="string" office:string-value="4729" table:formula="of:=SUBSTITUTE([.C651];&quot;/&quot;;&quot;&quot;)" table:style-name="ce5">
            <text:p>4729</text:p>
          </table:table-cell>
          <table:table-cell office:value-type="string" office:string-value="47290" table:formula="of:=[.D651]&amp;REPT(&quot;0&quot;;5-LEN([.D651]))" table:style-name="ce5">
            <text:p>47290</text:p>
          </table:table-cell>
          <table:table-cell office:value-type="string" table:style-name="ce4">
            <text:p>Other retail sale of food in specialised stores</text:p>
          </table:table-cell>
          <table:table-cell table:number-columns-repeated="16378"/>
        </table:table-row>
        <table:table-row table:style-name="ro1">
          <table:table-cell office:value-type="string" table:style-name="ce2">
            <text:p>47.3</text:p>
          </table:table-cell>
          <table:table-cell office:value-type="string" table:style-name="ce4">
            <text:p>Retail sale of automotive fuel in specialised stores</text:p>
          </table:table-cell>
          <table:table-cell office:value-type="string" office:string-value="473" table:formula="of:=SUBSTITUTE([.A652];&quot;.&quot;;&quot;&quot;)" table:style-name="ce6">
            <text:p>473</text:p>
          </table:table-cell>
          <table:table-cell office:value-type="string" office:string-value="473" table:formula="of:=SUBSTITUTE([.C652];&quot;/&quot;;&quot;&quot;)" table:style-name="ce5">
            <text:p>473</text:p>
          </table:table-cell>
          <table:table-cell office:value-type="string" office:string-value="47300" table:formula="of:=[.D652]&amp;REPT(&quot;0&quot;;5-LEN([.D652]))" table:style-name="ce5">
            <text:p>47300</text:p>
          </table:table-cell>
          <table:table-cell office:value-type="string" table:style-name="ce4">
            <text:p>Retail sale of automotive fuel in specialised stores</text:p>
          </table:table-cell>
          <table:table-cell table:number-columns-repeated="16378"/>
        </table:table-row>
        <table:table-row table:style-name="ro1">
          <table:table-cell office:value-type="string" table:style-name="ce2">
            <text:p>47.30</text:p>
          </table:table-cell>
          <table:table-cell office:value-type="string" table:style-name="ce4">
            <text:p>Retail sale of automotive fuel in specialised stores</text:p>
          </table:table-cell>
          <table:table-cell office:value-type="string" office:string-value="4730" table:formula="of:=SUBSTITUTE([.A653];&quot;.&quot;;&quot;&quot;)" table:style-name="ce6">
            <text:p>4730</text:p>
          </table:table-cell>
          <table:table-cell office:value-type="string" office:string-value="4730" table:formula="of:=SUBSTITUTE([.C653];&quot;/&quot;;&quot;&quot;)" table:style-name="ce5">
            <text:p>4730</text:p>
          </table:table-cell>
          <table:table-cell office:value-type="string" office:string-value="47300" table:formula="of:=[.D653]&amp;REPT(&quot;0&quot;;5-LEN([.D653]))" table:style-name="ce5">
            <text:p>47300</text:p>
          </table:table-cell>
          <table:table-cell office:value-type="string" table:style-name="ce4">
            <text:p>Retail sale of automotive fuel in specialised stores</text:p>
          </table:table-cell>
          <table:table-cell table:number-columns-repeated="16378"/>
        </table:table-row>
        <table:table-row table:style-name="ro1">
          <table:table-cell office:value-type="string" table:style-name="ce2">
            <text:p>47.4</text:p>
          </table:table-cell>
          <table:table-cell office:value-type="string" table:style-name="ce4">
            <text:p>Retail sale of information and communication equipment in specialised stores</text:p>
          </table:table-cell>
          <table:table-cell office:value-type="string" office:string-value="474" table:formula="of:=SUBSTITUTE([.A654];&quot;.&quot;;&quot;&quot;)" table:style-name="ce6">
            <text:p>474</text:p>
          </table:table-cell>
          <table:table-cell office:value-type="string" office:string-value="474" table:formula="of:=SUBSTITUTE([.C654];&quot;/&quot;;&quot;&quot;)" table:style-name="ce5">
            <text:p>474</text:p>
          </table:table-cell>
          <table:table-cell office:value-type="string" office:string-value="47400" table:formula="of:=[.D654]&amp;REPT(&quot;0&quot;;5-LEN([.D654]))" table:style-name="ce5">
            <text:p>47400</text:p>
          </table:table-cell>
          <table:table-cell office:value-type="string" table:style-name="ce4">
            <text:p>Retail sale of information and communication equipment in specialised stores</text:p>
          </table:table-cell>
          <table:table-cell table:number-columns-repeated="16378"/>
        </table:table-row>
        <table:table-row table:style-name="ro1">
          <table:table-cell office:value-type="string" table:style-name="ce2">
            <text:p>47.41</text:p>
          </table:table-cell>
          <table:table-cell office:value-type="string" table:style-name="ce4">
            <text:p>Retail sale of computers, peripheral units and software in specialised stores</text:p>
          </table:table-cell>
          <table:table-cell office:value-type="string" office:string-value="4741" table:formula="of:=SUBSTITUTE([.A655];&quot;.&quot;;&quot;&quot;)" table:style-name="ce6">
            <text:p>4741</text:p>
          </table:table-cell>
          <table:table-cell office:value-type="string" office:string-value="4741" table:formula="of:=SUBSTITUTE([.C655];&quot;/&quot;;&quot;&quot;)" table:style-name="ce5">
            <text:p>4741</text:p>
          </table:table-cell>
          <table:table-cell office:value-type="string" office:string-value="47410" table:formula="of:=[.D655]&amp;REPT(&quot;0&quot;;5-LEN([.D655]))" table:style-name="ce5">
            <text:p>47410</text:p>
          </table:table-cell>
          <table:table-cell office:value-type="string" table:style-name="ce4">
            <text:p>Retail sale of computers, peripheral units and software in specialised stores</text:p>
          </table:table-cell>
          <table:table-cell table:number-columns-repeated="16378"/>
        </table:table-row>
        <table:table-row table:style-name="ro1">
          <table:table-cell office:value-type="string" table:style-name="ce2">
            <text:p>47.42</text:p>
          </table:table-cell>
          <table:table-cell office:value-type="string" table:style-name="ce4">
            <text:p>Retail sale of telecommunications equipment in specialised stores</text:p>
          </table:table-cell>
          <table:table-cell office:value-type="string" office:string-value="4742" table:formula="of:=SUBSTITUTE([.A656];&quot;.&quot;;&quot;&quot;)" table:style-name="ce6">
            <text:p>4742</text:p>
          </table:table-cell>
          <table:table-cell office:value-type="string" office:string-value="4742" table:formula="of:=SUBSTITUTE([.C656];&quot;/&quot;;&quot;&quot;)" table:style-name="ce5">
            <text:p>4742</text:p>
          </table:table-cell>
          <table:table-cell office:value-type="string" office:string-value="47420" table:formula="of:=[.D656]&amp;REPT(&quot;0&quot;;5-LEN([.D656]))" table:style-name="ce5">
            <text:p>47420</text:p>
          </table:table-cell>
          <table:table-cell office:value-type="string" table:style-name="ce4">
            <text:p>Retail sale of telecommunications equipment in specialised stores</text:p>
          </table:table-cell>
          <table:table-cell table:number-columns-repeated="16378"/>
        </table:table-row>
        <table:table-row table:style-name="ro1">
          <table:table-cell office:value-type="string" table:style-name="ce2">
            <text:p>47.42/1</text:p>
          </table:table-cell>
          <table:table-cell office:value-type="string" table:style-name="ce4">
            <text:p>Retail sale of mobile telephones in specialised stores</text:p>
          </table:table-cell>
          <table:table-cell office:value-type="string" office:string-value="4742/1" table:formula="of:=SUBSTITUTE([.A657];&quot;.&quot;;&quot;&quot;)" table:style-name="ce6">
            <text:p>4742/1</text:p>
          </table:table-cell>
          <table:table-cell office:value-type="string" office:string-value="47421" table:formula="of:=SUBSTITUTE([.C657];&quot;/&quot;;&quot;&quot;)" table:style-name="ce5">
            <text:p>47421</text:p>
          </table:table-cell>
          <table:table-cell office:value-type="string" office:string-value="47421" table:formula="of:=[.D657]&amp;REPT(&quot;0&quot;;5-LEN([.D657]))" table:style-name="ce5">
            <text:p>47421</text:p>
          </table:table-cell>
          <table:table-cell office:value-type="string" table:style-name="ce4">
            <text:p>Retail sale of mobile telephones in specialised stores</text:p>
          </table:table-cell>
          <table:table-cell table:number-columns-repeated="16378"/>
        </table:table-row>
        <table:table-row table:style-name="ro1">
          <table:table-cell office:value-type="string" table:style-name="ce2">
            <text:p>47.42/9</text:p>
          </table:table-cell>
          <table:table-cell office:value-type="string" table:style-name="ce4">
            <text:p>Retail sale of telecommunications equipment (other than mobile telephones) not elsewhere classified, in specialised stores</text:p>
          </table:table-cell>
          <table:table-cell office:value-type="string" office:string-value="4742/9" table:formula="of:=SUBSTITUTE([.A658];&quot;.&quot;;&quot;&quot;)" table:style-name="ce6">
            <text:p>4742/9</text:p>
          </table:table-cell>
          <table:table-cell office:value-type="string" office:string-value="47429" table:formula="of:=SUBSTITUTE([.C658];&quot;/&quot;;&quot;&quot;)" table:style-name="ce5">
            <text:p>47429</text:p>
          </table:table-cell>
          <table:table-cell office:value-type="string" office:string-value="47429" table:formula="of:=[.D658]&amp;REPT(&quot;0&quot;;5-LEN([.D658]))" table:style-name="ce5">
            <text:p>47429</text:p>
          </table:table-cell>
          <table:table-cell office:value-type="string" table:style-name="ce4">
            <text:p>Retail sale of telecommunications equipment (other than mobile telephones) not elsewhere classified, in specialised stores</text:p>
          </table:table-cell>
          <table:table-cell table:number-columns-repeated="16378"/>
        </table:table-row>
        <table:table-row table:style-name="ro1">
          <table:table-cell office:value-type="string" table:style-name="ce2">
            <text:p>47.43</text:p>
          </table:table-cell>
          <table:table-cell office:value-type="string" table:style-name="ce4">
            <text:p>Retail sale of audio and video equipment in specialised stores</text:p>
          </table:table-cell>
          <table:table-cell office:value-type="string" office:string-value="4743" table:formula="of:=SUBSTITUTE([.A659];&quot;.&quot;;&quot;&quot;)" table:style-name="ce6">
            <text:p>4743</text:p>
          </table:table-cell>
          <table:table-cell office:value-type="string" office:string-value="4743" table:formula="of:=SUBSTITUTE([.C659];&quot;/&quot;;&quot;&quot;)" table:style-name="ce5">
            <text:p>4743</text:p>
          </table:table-cell>
          <table:table-cell office:value-type="string" office:string-value="47430" table:formula="of:=[.D659]&amp;REPT(&quot;0&quot;;5-LEN([.D659]))" table:style-name="ce5">
            <text:p>47430</text:p>
          </table:table-cell>
          <table:table-cell office:value-type="string" table:style-name="ce4">
            <text:p>Retail sale of audio and video equipment in specialised stores</text:p>
          </table:table-cell>
          <table:table-cell table:number-columns-repeated="16378"/>
        </table:table-row>
        <table:table-row table:style-name="ro1">
          <table:table-cell office:value-type="string" table:style-name="ce2">
            <text:p>47.5</text:p>
          </table:table-cell>
          <table:table-cell office:value-type="string" table:style-name="ce4">
            <text:p>Retail sale of other household equipment in specialised stores</text:p>
          </table:table-cell>
          <table:table-cell office:value-type="string" office:string-value="475" table:formula="of:=SUBSTITUTE([.A660];&quot;.&quot;;&quot;&quot;)" table:style-name="ce6">
            <text:p>475</text:p>
          </table:table-cell>
          <table:table-cell office:value-type="string" office:string-value="475" table:formula="of:=SUBSTITUTE([.C660];&quot;/&quot;;&quot;&quot;)" table:style-name="ce5">
            <text:p>475</text:p>
          </table:table-cell>
          <table:table-cell office:value-type="string" office:string-value="47500" table:formula="of:=[.D660]&amp;REPT(&quot;0&quot;;5-LEN([.D660]))" table:style-name="ce5">
            <text:p>47500</text:p>
          </table:table-cell>
          <table:table-cell office:value-type="string" table:style-name="ce4">
            <text:p>Retail sale of other household equipment in specialised stores</text:p>
          </table:table-cell>
          <table:table-cell table:number-columns-repeated="16378"/>
        </table:table-row>
        <table:table-row table:style-name="ro1">
          <table:table-cell office:value-type="string" table:style-name="ce2">
            <text:p>47.51</text:p>
          </table:table-cell>
          <table:table-cell office:value-type="string" table:style-name="ce4">
            <text:p>Retail sale of textiles in specialised stores</text:p>
          </table:table-cell>
          <table:table-cell office:value-type="string" office:string-value="4751" table:formula="of:=SUBSTITUTE([.A661];&quot;.&quot;;&quot;&quot;)" table:style-name="ce6">
            <text:p>4751</text:p>
          </table:table-cell>
          <table:table-cell office:value-type="string" office:string-value="4751" table:formula="of:=SUBSTITUTE([.C661];&quot;/&quot;;&quot;&quot;)" table:style-name="ce5">
            <text:p>4751</text:p>
          </table:table-cell>
          <table:table-cell office:value-type="string" office:string-value="47510" table:formula="of:=[.D661]&amp;REPT(&quot;0&quot;;5-LEN([.D661]))" table:style-name="ce5">
            <text:p>47510</text:p>
          </table:table-cell>
          <table:table-cell office:value-type="string" table:style-name="ce4">
            <text:p>Retail sale of textiles in specialised stores</text:p>
          </table:table-cell>
          <table:table-cell table:number-columns-repeated="16378"/>
        </table:table-row>
        <table:table-row table:style-name="ro1">
          <table:table-cell office:value-type="string" table:style-name="ce2">
            <text:p>47.52</text:p>
          </table:table-cell>
          <table:table-cell office:value-type="string" table:style-name="ce4">
            <text:p>Retail sale of hardware, paints and glass in specialised stores</text:p>
          </table:table-cell>
          <table:table-cell office:value-type="string" office:string-value="4752" table:formula="of:=SUBSTITUTE([.A662];&quot;.&quot;;&quot;&quot;)" table:style-name="ce6">
            <text:p>4752</text:p>
          </table:table-cell>
          <table:table-cell office:value-type="string" office:string-value="4752" table:formula="of:=SUBSTITUTE([.C662];&quot;/&quot;;&quot;&quot;)" table:style-name="ce5">
            <text:p>4752</text:p>
          </table:table-cell>
          <table:table-cell office:value-type="string" office:string-value="47520" table:formula="of:=[.D662]&amp;REPT(&quot;0&quot;;5-LEN([.D662]))" table:style-name="ce5">
            <text:p>47520</text:p>
          </table:table-cell>
          <table:table-cell office:value-type="string" table:style-name="ce4">
            <text:p>Retail sale of hardware, paints and glass in specialised stores</text:p>
          </table:table-cell>
          <table:table-cell table:number-columns-repeated="16378"/>
        </table:table-row>
        <table:table-row table:style-name="ro1">
          <table:table-cell office:value-type="string" table:style-name="ce2">
            <text:p>47.53</text:p>
          </table:table-cell>
          <table:table-cell office:value-type="string" table:style-name="ce4">
            <text:p>Retail sale of carpets, rugs, wall and floor coverings in specialised stores</text:p>
          </table:table-cell>
          <table:table-cell office:value-type="string" office:string-value="4753" table:formula="of:=SUBSTITUTE([.A663];&quot;.&quot;;&quot;&quot;)" table:style-name="ce6">
            <text:p>4753</text:p>
          </table:table-cell>
          <table:table-cell office:value-type="string" office:string-value="4753" table:formula="of:=SUBSTITUTE([.C663];&quot;/&quot;;&quot;&quot;)" table:style-name="ce5">
            <text:p>4753</text:p>
          </table:table-cell>
          <table:table-cell office:value-type="string" office:string-value="47530" table:formula="of:=[.D663]&amp;REPT(&quot;0&quot;;5-LEN([.D663]))" table:style-name="ce5">
            <text:p>47530</text:p>
          </table:table-cell>
          <table:table-cell office:value-type="string" table:style-name="ce4">
            <text:p>Retail sale of carpets, rugs, wall and floor coverings in specialised stores</text:p>
          </table:table-cell>
          <table:table-cell table:number-columns-repeated="16378"/>
        </table:table-row>
        <table:table-row table:style-name="ro1">
          <table:table-cell office:value-type="string" table:style-name="ce2">
            <text:p>47.54</text:p>
          </table:table-cell>
          <table:table-cell office:value-type="string" table:style-name="ce4">
            <text:p>Retail sale of electrical household appliances in specialised stores</text:p>
          </table:table-cell>
          <table:table-cell office:value-type="string" office:string-value="4754" table:formula="of:=SUBSTITUTE([.A664];&quot;.&quot;;&quot;&quot;)" table:style-name="ce6">
            <text:p>4754</text:p>
          </table:table-cell>
          <table:table-cell office:value-type="string" office:string-value="4754" table:formula="of:=SUBSTITUTE([.C664];&quot;/&quot;;&quot;&quot;)" table:style-name="ce5">
            <text:p>4754</text:p>
          </table:table-cell>
          <table:table-cell office:value-type="string" office:string-value="47540" table:formula="of:=[.D664]&amp;REPT(&quot;0&quot;;5-LEN([.D664]))" table:style-name="ce5">
            <text:p>47540</text:p>
          </table:table-cell>
          <table:table-cell office:value-type="string" table:style-name="ce4">
            <text:p>Retail sale of electrical household appliances in specialised stores</text:p>
          </table:table-cell>
          <table:table-cell table:number-columns-repeated="16378"/>
        </table:table-row>
        <table:table-row table:style-name="ro1">
          <table:table-cell office:value-type="string" table:style-name="ce2">
            <text:p>47.59</text:p>
          </table:table-cell>
          <table:table-cell office:value-type="string" table:style-name="ce4">
            <text:p>Retail sale of furniture, lighting equipment and other household articles in specialised stores</text:p>
          </table:table-cell>
          <table:table-cell office:value-type="string" office:string-value="4759" table:formula="of:=SUBSTITUTE([.A665];&quot;.&quot;;&quot;&quot;)" table:style-name="ce6">
            <text:p>4759</text:p>
          </table:table-cell>
          <table:table-cell office:value-type="string" office:string-value="4759" table:formula="of:=SUBSTITUTE([.C665];&quot;/&quot;;&quot;&quot;)" table:style-name="ce5">
            <text:p>4759</text:p>
          </table:table-cell>
          <table:table-cell office:value-type="string" office:string-value="47590" table:formula="of:=[.D665]&amp;REPT(&quot;0&quot;;5-LEN([.D665]))" table:style-name="ce5">
            <text:p>47590</text:p>
          </table:table-cell>
          <table:table-cell office:value-type="string" table:style-name="ce4">
            <text:p>Retail sale of furniture, lighting equipment and other household articles in specialised stores</text:p>
          </table:table-cell>
          <table:table-cell table:number-columns-repeated="16378"/>
        </table:table-row>
        <table:table-row table:style-name="ro1">
          <table:table-cell office:value-type="string" table:style-name="ce2">
            <text:p>47.59/1</text:p>
          </table:table-cell>
          <table:table-cell office:value-type="string" table:style-name="ce4">
            <text:p>Retail sale of musical instruments and scores in specialised stores</text:p>
          </table:table-cell>
          <table:table-cell office:value-type="string" office:string-value="4759/1" table:formula="of:=SUBSTITUTE([.A666];&quot;.&quot;;&quot;&quot;)" table:style-name="ce6">
            <text:p>4759/1</text:p>
          </table:table-cell>
          <table:table-cell office:value-type="string" office:string-value="47591" table:formula="of:=SUBSTITUTE([.C666];&quot;/&quot;;&quot;&quot;)" table:style-name="ce5">
            <text:p>47591</text:p>
          </table:table-cell>
          <table:table-cell office:value-type="string" office:string-value="47591" table:formula="of:=[.D666]&amp;REPT(&quot;0&quot;;5-LEN([.D666]))" table:style-name="ce5">
            <text:p>47591</text:p>
          </table:table-cell>
          <table:table-cell office:value-type="string" table:style-name="ce4">
            <text:p>Retail sale of musical instruments and scores in specialised stores</text:p>
          </table:table-cell>
          <table:table-cell table:number-columns-repeated="16378"/>
        </table:table-row>
        <table:table-row table:style-name="ro1">
          <table:table-cell office:value-type="string" table:style-name="ce2">
            <text:p>47.59/9</text:p>
          </table:table-cell>
          <table:table-cell office:value-type="string" table:style-name="ce4">
            <text:p>Retail sale of furniture, lighting equipment and other household articles (other than musical instruments) not elsewhere classified, in specialised stores</text:p>
          </table:table-cell>
          <table:table-cell office:value-type="string" office:string-value="4759/9" table:formula="of:=SUBSTITUTE([.A667];&quot;.&quot;;&quot;&quot;)" table:style-name="ce6">
            <text:p>4759/9</text:p>
          </table:table-cell>
          <table:table-cell office:value-type="string" office:string-value="47599" table:formula="of:=SUBSTITUTE([.C667];&quot;/&quot;;&quot;&quot;)" table:style-name="ce5">
            <text:p>47599</text:p>
          </table:table-cell>
          <table:table-cell office:value-type="string" office:string-value="47599" table:formula="of:=[.D667]&amp;REPT(&quot;0&quot;;5-LEN([.D667]))" table:style-name="ce5">
            <text:p>47599</text:p>
          </table:table-cell>
          <table:table-cell office:value-type="string" table:style-name="ce4">
            <text:p>Retail sale of furniture, lighting equipment and other household articles (other than musical instruments) not elsewhere classified, in specialised stores</text:p>
          </table:table-cell>
          <table:table-cell table:number-columns-repeated="16378"/>
        </table:table-row>
        <table:table-row table:style-name="ro1">
          <table:table-cell office:value-type="string" table:style-name="ce2">
            <text:p>47.6</text:p>
          </table:table-cell>
          <table:table-cell office:value-type="string" table:style-name="ce4">
            <text:p>Retail sale of cultural and recreation goods in specialised stores</text:p>
          </table:table-cell>
          <table:table-cell office:value-type="string" office:string-value="476" table:formula="of:=SUBSTITUTE([.A668];&quot;.&quot;;&quot;&quot;)" table:style-name="ce6">
            <text:p>476</text:p>
          </table:table-cell>
          <table:table-cell office:value-type="string" office:string-value="476" table:formula="of:=SUBSTITUTE([.C668];&quot;/&quot;;&quot;&quot;)" table:style-name="ce5">
            <text:p>476</text:p>
          </table:table-cell>
          <table:table-cell office:value-type="string" office:string-value="47600" table:formula="of:=[.D668]&amp;REPT(&quot;0&quot;;5-LEN([.D668]))" table:style-name="ce5">
            <text:p>47600</text:p>
          </table:table-cell>
          <table:table-cell office:value-type="string" table:style-name="ce4">
            <text:p>Retail sale of cultural and recreation goods in specialised stores</text:p>
          </table:table-cell>
          <table:table-cell table:number-columns-repeated="16378"/>
        </table:table-row>
        <table:table-row table:style-name="ro1">
          <table:table-cell office:value-type="string" table:style-name="ce2">
            <text:p>47.61</text:p>
          </table:table-cell>
          <table:table-cell office:value-type="string" table:style-name="ce4">
            <text:p>Retail sale of books in specialised stores</text:p>
          </table:table-cell>
          <table:table-cell office:value-type="string" office:string-value="4761" table:formula="of:=SUBSTITUTE([.A669];&quot;.&quot;;&quot;&quot;)" table:style-name="ce6">
            <text:p>4761</text:p>
          </table:table-cell>
          <table:table-cell office:value-type="string" office:string-value="4761" table:formula="of:=SUBSTITUTE([.C669];&quot;/&quot;;&quot;&quot;)" table:style-name="ce5">
            <text:p>4761</text:p>
          </table:table-cell>
          <table:table-cell office:value-type="string" office:string-value="47610" table:formula="of:=[.D669]&amp;REPT(&quot;0&quot;;5-LEN([.D669]))" table:style-name="ce5">
            <text:p>47610</text:p>
          </table:table-cell>
          <table:table-cell office:value-type="string" table:style-name="ce4">
            <text:p>Retail sale of books in specialised stores</text:p>
          </table:table-cell>
          <table:table-cell table:number-columns-repeated="16378"/>
        </table:table-row>
        <table:table-row table:style-name="ro1">
          <table:table-cell office:value-type="string" table:style-name="ce2">
            <text:p>47.62</text:p>
          </table:table-cell>
          <table:table-cell office:value-type="string" table:style-name="ce4">
            <text:p>Retail sale of newspapers and stationery in specialised stores</text:p>
          </table:table-cell>
          <table:table-cell office:value-type="string" office:string-value="4762" table:formula="of:=SUBSTITUTE([.A670];&quot;.&quot;;&quot;&quot;)" table:style-name="ce6">
            <text:p>4762</text:p>
          </table:table-cell>
          <table:table-cell office:value-type="string" office:string-value="4762" table:formula="of:=SUBSTITUTE([.C670];&quot;/&quot;;&quot;&quot;)" table:style-name="ce5">
            <text:p>4762</text:p>
          </table:table-cell>
          <table:table-cell office:value-type="string" office:string-value="47620" table:formula="of:=[.D670]&amp;REPT(&quot;0&quot;;5-LEN([.D670]))" table:style-name="ce5">
            <text:p>47620</text:p>
          </table:table-cell>
          <table:table-cell office:value-type="string" table:style-name="ce4">
            <text:p>Retail sale of newspapers and stationery in specialised stores</text:p>
          </table:table-cell>
          <table:table-cell table:number-columns-repeated="16378"/>
        </table:table-row>
        <table:table-row table:style-name="ro1">
          <table:table-cell office:value-type="string" table:style-name="ce2">
            <text:p>47.63</text:p>
          </table:table-cell>
          <table:table-cell office:value-type="string" table:style-name="ce4">
            <text:p>Retail sale of music and video recordings in specialised stores</text:p>
          </table:table-cell>
          <table:table-cell office:value-type="string" office:string-value="4763" table:formula="of:=SUBSTITUTE([.A671];&quot;.&quot;;&quot;&quot;)" table:style-name="ce6">
            <text:p>4763</text:p>
          </table:table-cell>
          <table:table-cell office:value-type="string" office:string-value="4763" table:formula="of:=SUBSTITUTE([.C671];&quot;/&quot;;&quot;&quot;)" table:style-name="ce5">
            <text:p>4763</text:p>
          </table:table-cell>
          <table:table-cell office:value-type="string" office:string-value="47630" table:formula="of:=[.D671]&amp;REPT(&quot;0&quot;;5-LEN([.D671]))" table:style-name="ce5">
            <text:p>47630</text:p>
          </table:table-cell>
          <table:table-cell office:value-type="string" table:style-name="ce4">
            <text:p>Retail sale of music and video recordings in specialised stores</text:p>
          </table:table-cell>
          <table:table-cell table:number-columns-repeated="16378"/>
        </table:table-row>
        <table:table-row table:style-name="ro1">
          <table:table-cell office:value-type="string" table:style-name="ce2">
            <text:p>47.64</text:p>
          </table:table-cell>
          <table:table-cell office:value-type="string" table:style-name="ce4">
            <text:p>Retail sale of sporting equipment in specialised stores</text:p>
          </table:table-cell>
          <table:table-cell office:value-type="string" office:string-value="4764" table:formula="of:=SUBSTITUTE([.A672];&quot;.&quot;;&quot;&quot;)" table:style-name="ce6">
            <text:p>4764</text:p>
          </table:table-cell>
          <table:table-cell office:value-type="string" office:string-value="4764" table:formula="of:=SUBSTITUTE([.C672];&quot;/&quot;;&quot;&quot;)" table:style-name="ce5">
            <text:p>4764</text:p>
          </table:table-cell>
          <table:table-cell office:value-type="string" office:string-value="47640" table:formula="of:=[.D672]&amp;REPT(&quot;0&quot;;5-LEN([.D672]))" table:style-name="ce5">
            <text:p>47640</text:p>
          </table:table-cell>
          <table:table-cell office:value-type="string" table:style-name="ce4">
            <text:p>Retail sale of sporting equipment in specialised stores</text:p>
          </table:table-cell>
          <table:table-cell table:number-columns-repeated="16378"/>
        </table:table-row>
        <table:table-row table:style-name="ro1">
          <table:table-cell office:value-type="string" table:style-name="ce2">
            <text:p>47.65</text:p>
          </table:table-cell>
          <table:table-cell office:value-type="string" table:style-name="ce4">
            <text:p>Retail sale of games and toys in specialised stores</text:p>
          </table:table-cell>
          <table:table-cell office:value-type="string" office:string-value="4765" table:formula="of:=SUBSTITUTE([.A673];&quot;.&quot;;&quot;&quot;)" table:style-name="ce6">
            <text:p>4765</text:p>
          </table:table-cell>
          <table:table-cell office:value-type="string" office:string-value="4765" table:formula="of:=SUBSTITUTE([.C673];&quot;/&quot;;&quot;&quot;)" table:style-name="ce5">
            <text:p>4765</text:p>
          </table:table-cell>
          <table:table-cell office:value-type="string" office:string-value="47650" table:formula="of:=[.D673]&amp;REPT(&quot;0&quot;;5-LEN([.D673]))" table:style-name="ce5">
            <text:p>47650</text:p>
          </table:table-cell>
          <table:table-cell office:value-type="string" table:style-name="ce4">
            <text:p>Retail sale of games and toys in specialised stores</text:p>
          </table:table-cell>
          <table:table-cell table:number-columns-repeated="16378"/>
        </table:table-row>
        <table:table-row table:style-name="ro1">
          <table:table-cell office:value-type="string" table:style-name="ce2">
            <text:p>47.7</text:p>
          </table:table-cell>
          <table:table-cell office:value-type="string" table:style-name="ce4">
            <text:p>Retail sale of other goods in specialised stores</text:p>
          </table:table-cell>
          <table:table-cell office:value-type="string" office:string-value="477" table:formula="of:=SUBSTITUTE([.A674];&quot;.&quot;;&quot;&quot;)" table:style-name="ce6">
            <text:p>477</text:p>
          </table:table-cell>
          <table:table-cell office:value-type="string" office:string-value="477" table:formula="of:=SUBSTITUTE([.C674];&quot;/&quot;;&quot;&quot;)" table:style-name="ce5">
            <text:p>477</text:p>
          </table:table-cell>
          <table:table-cell office:value-type="string" office:string-value="47700" table:formula="of:=[.D674]&amp;REPT(&quot;0&quot;;5-LEN([.D674]))" table:style-name="ce5">
            <text:p>47700</text:p>
          </table:table-cell>
          <table:table-cell office:value-type="string" table:style-name="ce4">
            <text:p>Retail sale of other goods in specialised stores</text:p>
          </table:table-cell>
          <table:table-cell table:number-columns-repeated="16378"/>
        </table:table-row>
        <table:table-row table:style-name="ro1">
          <table:table-cell office:value-type="string" table:style-name="ce2">
            <text:p>47.71</text:p>
          </table:table-cell>
          <table:table-cell office:value-type="string" table:style-name="ce4">
            <text:p>Retail sale of clothing in specialised stores</text:p>
          </table:table-cell>
          <table:table-cell office:value-type="string" office:string-value="4771" table:formula="of:=SUBSTITUTE([.A675];&quot;.&quot;;&quot;&quot;)" table:style-name="ce6">
            <text:p>4771</text:p>
          </table:table-cell>
          <table:table-cell office:value-type="string" office:string-value="4771" table:formula="of:=SUBSTITUTE([.C675];&quot;/&quot;;&quot;&quot;)" table:style-name="ce5">
            <text:p>4771</text:p>
          </table:table-cell>
          <table:table-cell office:value-type="string" office:string-value="47710" table:formula="of:=[.D675]&amp;REPT(&quot;0&quot;;5-LEN([.D675]))" table:style-name="ce5">
            <text:p>47710</text:p>
          </table:table-cell>
          <table:table-cell office:value-type="string" table:style-name="ce4">
            <text:p>Retail sale of clothing in specialised stores</text:p>
          </table:table-cell>
          <table:table-cell table:number-columns-repeated="16378"/>
        </table:table-row>
        <table:table-row table:style-name="ro1">
          <table:table-cell office:value-type="string" table:style-name="ce2">
            <text:p>47.72</text:p>
          </table:table-cell>
          <table:table-cell office:value-type="string" table:style-name="ce4">
            <text:p>Retail sale of footwear and leather goods in specialised stores</text:p>
          </table:table-cell>
          <table:table-cell office:value-type="string" office:string-value="4772" table:formula="of:=SUBSTITUTE([.A676];&quot;.&quot;;&quot;&quot;)" table:style-name="ce6">
            <text:p>4772</text:p>
          </table:table-cell>
          <table:table-cell office:value-type="string" office:string-value="4772" table:formula="of:=SUBSTITUTE([.C676];&quot;/&quot;;&quot;&quot;)" table:style-name="ce5">
            <text:p>4772</text:p>
          </table:table-cell>
          <table:table-cell office:value-type="string" office:string-value="47720" table:formula="of:=[.D676]&amp;REPT(&quot;0&quot;;5-LEN([.D676]))" table:style-name="ce5">
            <text:p>47720</text:p>
          </table:table-cell>
          <table:table-cell office:value-type="string" table:style-name="ce4">
            <text:p>Retail sale of footwear and leather goods in specialised stores</text:p>
          </table:table-cell>
          <table:table-cell table:number-columns-repeated="16378"/>
        </table:table-row>
        <table:table-row table:style-name="ro1">
          <table:table-cell office:value-type="string" table:style-name="ce2">
            <text:p>47.72/1</text:p>
          </table:table-cell>
          <table:table-cell office:value-type="string" table:style-name="ce4">
            <text:p>Retail sale of footwear in specialised stores</text:p>
          </table:table-cell>
          <table:table-cell office:value-type="string" office:string-value="4772/1" table:formula="of:=SUBSTITUTE([.A677];&quot;.&quot;;&quot;&quot;)" table:style-name="ce6">
            <text:p>4772/1</text:p>
          </table:table-cell>
          <table:table-cell office:value-type="string" office:string-value="47721" table:formula="of:=SUBSTITUTE([.C677];&quot;/&quot;;&quot;&quot;)" table:style-name="ce5">
            <text:p>47721</text:p>
          </table:table-cell>
          <table:table-cell office:value-type="string" office:string-value="47721" table:formula="of:=[.D677]&amp;REPT(&quot;0&quot;;5-LEN([.D677]))" table:style-name="ce5">
            <text:p>47721</text:p>
          </table:table-cell>
          <table:table-cell office:value-type="string" table:style-name="ce4">
            <text:p>Retail sale of footwear in specialised stores</text:p>
          </table:table-cell>
          <table:table-cell table:number-columns-repeated="16378"/>
        </table:table-row>
        <table:table-row table:style-name="ro1">
          <table:table-cell office:value-type="string" table:style-name="ce2">
            <text:p>47.72/2</text:p>
          </table:table-cell>
          <table:table-cell office:value-type="string" table:style-name="ce4">
            <text:p>Retail sale of leather goods in specialised stores</text:p>
          </table:table-cell>
          <table:table-cell office:value-type="string" office:string-value="4772/2" table:formula="of:=SUBSTITUTE([.A678];&quot;.&quot;;&quot;&quot;)" table:style-name="ce6">
            <text:p>4772/2</text:p>
          </table:table-cell>
          <table:table-cell office:value-type="string" office:string-value="47722" table:formula="of:=SUBSTITUTE([.C678];&quot;/&quot;;&quot;&quot;)" table:style-name="ce5">
            <text:p>47722</text:p>
          </table:table-cell>
          <table:table-cell office:value-type="string" office:string-value="47722" table:formula="of:=[.D678]&amp;REPT(&quot;0&quot;;5-LEN([.D678]))" table:style-name="ce5">
            <text:p>47722</text:p>
          </table:table-cell>
          <table:table-cell office:value-type="string" table:style-name="ce4">
            <text:p>Retail sale of leather goods in specialised stores</text:p>
          </table:table-cell>
          <table:table-cell table:number-columns-repeated="16378"/>
        </table:table-row>
        <table:table-row table:style-name="ro1">
          <table:table-cell office:value-type="string" table:style-name="ce2">
            <text:p>47.73</text:p>
          </table:table-cell>
          <table:table-cell office:value-type="string" table:style-name="ce4">
            <text:p>Dispensing chemist in specialised stores</text:p>
          </table:table-cell>
          <table:table-cell office:value-type="string" office:string-value="4773" table:formula="of:=SUBSTITUTE([.A679];&quot;.&quot;;&quot;&quot;)" table:style-name="ce6">
            <text:p>4773</text:p>
          </table:table-cell>
          <table:table-cell office:value-type="string" office:string-value="4773" table:formula="of:=SUBSTITUTE([.C679];&quot;/&quot;;&quot;&quot;)" table:style-name="ce5">
            <text:p>4773</text:p>
          </table:table-cell>
          <table:table-cell office:value-type="string" office:string-value="47730" table:formula="of:=[.D679]&amp;REPT(&quot;0&quot;;5-LEN([.D679]))" table:style-name="ce5">
            <text:p>47730</text:p>
          </table:table-cell>
          <table:table-cell office:value-type="string" table:style-name="ce4">
            <text:p>Dispensing chemist in specialised stores</text:p>
          </table:table-cell>
          <table:table-cell table:number-columns-repeated="16378"/>
        </table:table-row>
        <table:table-row table:style-name="ro1">
          <table:table-cell office:value-type="string" table:style-name="ce2">
            <text:p>47.74</text:p>
          </table:table-cell>
          <table:table-cell office:value-type="string" table:style-name="ce4">
            <text:p>Retail sale of medical and orthopaedic goods in specialised stores</text:p>
          </table:table-cell>
          <table:table-cell office:value-type="string" office:string-value="4774" table:formula="of:=SUBSTITUTE([.A680];&quot;.&quot;;&quot;&quot;)" table:style-name="ce6">
            <text:p>4774</text:p>
          </table:table-cell>
          <table:table-cell office:value-type="string" office:string-value="4774" table:formula="of:=SUBSTITUTE([.C680];&quot;/&quot;;&quot;&quot;)" table:style-name="ce5">
            <text:p>4774</text:p>
          </table:table-cell>
          <table:table-cell office:value-type="string" office:string-value="47740" table:formula="of:=[.D680]&amp;REPT(&quot;0&quot;;5-LEN([.D680]))" table:style-name="ce5">
            <text:p>47740</text:p>
          </table:table-cell>
          <table:table-cell office:value-type="string" table:style-name="ce4">
            <text:p>Retail sale of medical and orthopaedic goods in specialised stores</text:p>
          </table:table-cell>
          <table:table-cell table:number-columns-repeated="16378"/>
        </table:table-row>
        <table:table-row table:style-name="ro1">
          <table:table-cell office:value-type="string" table:style-name="ce2">
            <text:p>47.74/1</text:p>
          </table:table-cell>
          <table:table-cell office:value-type="string" table:style-name="ce4">
            <text:p>Retail sale of hearing aids in specialised stores</text:p>
          </table:table-cell>
          <table:table-cell office:value-type="string" office:string-value="4774/1" table:formula="of:=SUBSTITUTE([.A681];&quot;.&quot;;&quot;&quot;)" table:style-name="ce6">
            <text:p>4774/1</text:p>
          </table:table-cell>
          <table:table-cell office:value-type="string" office:string-value="47741" table:formula="of:=SUBSTITUTE([.C681];&quot;/&quot;;&quot;&quot;)" table:style-name="ce5">
            <text:p>47741</text:p>
          </table:table-cell>
          <table:table-cell office:value-type="string" office:string-value="47741" table:formula="of:=[.D681]&amp;REPT(&quot;0&quot;;5-LEN([.D681]))" table:style-name="ce5">
            <text:p>47741</text:p>
          </table:table-cell>
          <table:table-cell office:value-type="string" table:style-name="ce4">
            <text:p>Retail sale of hearing aids in specialised stores</text:p>
          </table:table-cell>
          <table:table-cell table:number-columns-repeated="16378"/>
        </table:table-row>
        <table:table-row table:style-name="ro1">
          <table:table-cell office:value-type="string" table:style-name="ce2">
            <text:p>47.74/9</text:p>
          </table:table-cell>
          <table:table-cell office:value-type="string" table:style-name="ce4">
            <text:p>Retail sale of medical and orthopaedic goods (other than hearing aids) not elsewhere classified, in specialised stores</text:p>
          </table:table-cell>
          <table:table-cell office:value-type="string" office:string-value="4774/9" table:formula="of:=SUBSTITUTE([.A682];&quot;.&quot;;&quot;&quot;)" table:style-name="ce6">
            <text:p>4774/9</text:p>
          </table:table-cell>
          <table:table-cell office:value-type="string" office:string-value="47749" table:formula="of:=SUBSTITUTE([.C682];&quot;/&quot;;&quot;&quot;)" table:style-name="ce5">
            <text:p>47749</text:p>
          </table:table-cell>
          <table:table-cell office:value-type="string" office:string-value="47749" table:formula="of:=[.D682]&amp;REPT(&quot;0&quot;;5-LEN([.D682]))" table:style-name="ce5">
            <text:p>47749</text:p>
          </table:table-cell>
          <table:table-cell office:value-type="string" table:style-name="ce4">
            <text:p>Retail sale of medical and orthopaedic goods (other than hearing aids) not elsewhere classified, in specialised stores</text:p>
          </table:table-cell>
          <table:table-cell table:number-columns-repeated="16378"/>
        </table:table-row>
        <table:table-row table:style-name="ro1">
          <table:table-cell office:value-type="string" table:style-name="ce2">
            <text:p>47.75</text:p>
          </table:table-cell>
          <table:table-cell office:value-type="string" table:style-name="ce4">
            <text:p>Retail sale of cosmetic and toilet articles in specialised stores</text:p>
          </table:table-cell>
          <table:table-cell office:value-type="string" office:string-value="4775" table:formula="of:=SUBSTITUTE([.A683];&quot;.&quot;;&quot;&quot;)" table:style-name="ce6">
            <text:p>4775</text:p>
          </table:table-cell>
          <table:table-cell office:value-type="string" office:string-value="4775" table:formula="of:=SUBSTITUTE([.C683];&quot;/&quot;;&quot;&quot;)" table:style-name="ce5">
            <text:p>4775</text:p>
          </table:table-cell>
          <table:table-cell office:value-type="string" office:string-value="47750" table:formula="of:=[.D683]&amp;REPT(&quot;0&quot;;5-LEN([.D683]))" table:style-name="ce5">
            <text:p>47750</text:p>
          </table:table-cell>
          <table:table-cell office:value-type="string" table:style-name="ce4">
            <text:p>Retail sale of cosmetic and toilet articles in specialised stores</text:p>
          </table:table-cell>
          <table:table-cell table:number-columns-repeated="16378"/>
        </table:table-row>
        <table:table-row table:style-name="ro1">
          <table:table-cell office:value-type="string" table:style-name="ce2">
            <text:p>47.76</text:p>
          </table:table-cell>
          <table:table-cell office:value-type="string" table:style-name="ce4">
            <text:p>Retail sale of flowers, plants, seeds, fertilisers, pet animals and pet food in specialised stores</text:p>
          </table:table-cell>
          <table:table-cell office:value-type="string" office:string-value="4776" table:formula="of:=SUBSTITUTE([.A684];&quot;.&quot;;&quot;&quot;)" table:style-name="ce6">
            <text:p>4776</text:p>
          </table:table-cell>
          <table:table-cell office:value-type="string" office:string-value="4776" table:formula="of:=SUBSTITUTE([.C684];&quot;/&quot;;&quot;&quot;)" table:style-name="ce5">
            <text:p>4776</text:p>
          </table:table-cell>
          <table:table-cell office:value-type="string" office:string-value="47760" table:formula="of:=[.D684]&amp;REPT(&quot;0&quot;;5-LEN([.D684]))" table:style-name="ce5">
            <text:p>47760</text:p>
          </table:table-cell>
          <table:table-cell office:value-type="string" table:style-name="ce4">
            <text:p>Retail sale of flowers, plants, seeds, fertilisers, pet animals and pet food in specialised stores</text:p>
          </table:table-cell>
          <table:table-cell table:number-columns-repeated="16378"/>
        </table:table-row>
        <table:table-row table:style-name="ro1">
          <table:table-cell office:value-type="string" table:style-name="ce2">
            <text:p>47.77</text:p>
          </table:table-cell>
          <table:table-cell office:value-type="string" table:style-name="ce4">
            <text:p>Retail sale of watches and jewellery in specialised stores</text:p>
          </table:table-cell>
          <table:table-cell office:value-type="string" office:string-value="4777" table:formula="of:=SUBSTITUTE([.A685];&quot;.&quot;;&quot;&quot;)" table:style-name="ce6">
            <text:p>4777</text:p>
          </table:table-cell>
          <table:table-cell office:value-type="string" office:string-value="4777" table:formula="of:=SUBSTITUTE([.C685];&quot;/&quot;;&quot;&quot;)" table:style-name="ce5">
            <text:p>4777</text:p>
          </table:table-cell>
          <table:table-cell office:value-type="string" office:string-value="47770" table:formula="of:=[.D685]&amp;REPT(&quot;0&quot;;5-LEN([.D685]))" table:style-name="ce5">
            <text:p>47770</text:p>
          </table:table-cell>
          <table:table-cell office:value-type="string" table:style-name="ce4">
            <text:p>Retail sale of watches and jewellery in specialised stores</text:p>
          </table:table-cell>
          <table:table-cell table:number-columns-repeated="16378"/>
        </table:table-row>
        <table:table-row table:style-name="ro1">
          <table:table-cell office:value-type="string" table:style-name="ce2">
            <text:p>47.78</text:p>
          </table:table-cell>
          <table:table-cell office:value-type="string" table:style-name="ce4">
            <text:p>Other retail sale of new goods in specialised stores</text:p>
          </table:table-cell>
          <table:table-cell office:value-type="string" office:string-value="4778" table:formula="of:=SUBSTITUTE([.A686];&quot;.&quot;;&quot;&quot;)" table:style-name="ce6">
            <text:p>4778</text:p>
          </table:table-cell>
          <table:table-cell office:value-type="string" office:string-value="4778" table:formula="of:=SUBSTITUTE([.C686];&quot;/&quot;;&quot;&quot;)" table:style-name="ce5">
            <text:p>4778</text:p>
          </table:table-cell>
          <table:table-cell office:value-type="string" office:string-value="47780" table:formula="of:=[.D686]&amp;REPT(&quot;0&quot;;5-LEN([.D686]))" table:style-name="ce5">
            <text:p>47780</text:p>
          </table:table-cell>
          <table:table-cell office:value-type="string" table:style-name="ce4">
            <text:p>Other retail sale of new goods in specialised stores</text:p>
          </table:table-cell>
          <table:table-cell table:number-columns-repeated="16378"/>
        </table:table-row>
        <table:table-row table:style-name="ro1">
          <table:table-cell office:value-type="string" table:style-name="ce2">
            <text:p>47.78/1</text:p>
          </table:table-cell>
          <table:table-cell office:value-type="string" table:style-name="ce4">
            <text:p>Retail sale in commercial art galleries</text:p>
          </table:table-cell>
          <table:table-cell office:value-type="string" office:string-value="4778/1" table:formula="of:=SUBSTITUTE([.A687];&quot;.&quot;;&quot;&quot;)" table:style-name="ce6">
            <text:p>4778/1</text:p>
          </table:table-cell>
          <table:table-cell office:value-type="string" office:string-value="47781" table:formula="of:=SUBSTITUTE([.C687];&quot;/&quot;;&quot;&quot;)" table:style-name="ce5">
            <text:p>47781</text:p>
          </table:table-cell>
          <table:table-cell office:value-type="string" office:string-value="47781" table:formula="of:=[.D687]&amp;REPT(&quot;0&quot;;5-LEN([.D687]))" table:style-name="ce5">
            <text:p>47781</text:p>
          </table:table-cell>
          <table:table-cell office:value-type="string" table:style-name="ce4">
            <text:p>Retail sale in commercial art galleries</text:p>
          </table:table-cell>
          <table:table-cell table:number-columns-repeated="16378"/>
        </table:table-row>
        <table:table-row table:style-name="ro1">
          <table:table-cell office:value-type="string" table:style-name="ce2">
            <text:p>47.78/2</text:p>
          </table:table-cell>
          <table:table-cell office:value-type="string" table:style-name="ce4">
            <text:p>Retail sale by opticians</text:p>
          </table:table-cell>
          <table:table-cell office:value-type="string" office:string-value="4778/2" table:formula="of:=SUBSTITUTE([.A688];&quot;.&quot;;&quot;&quot;)" table:style-name="ce6">
            <text:p>4778/2</text:p>
          </table:table-cell>
          <table:table-cell office:value-type="string" office:string-value="47782" table:formula="of:=SUBSTITUTE([.C688];&quot;/&quot;;&quot;&quot;)" table:style-name="ce5">
            <text:p>47782</text:p>
          </table:table-cell>
          <table:table-cell office:value-type="string" office:string-value="47782" table:formula="of:=[.D688]&amp;REPT(&quot;0&quot;;5-LEN([.D688]))" table:style-name="ce5">
            <text:p>47782</text:p>
          </table:table-cell>
          <table:table-cell office:value-type="string" table:style-name="ce4">
            <text:p>Retail sale by opticians</text:p>
          </table:table-cell>
          <table:table-cell table:number-columns-repeated="16378"/>
        </table:table-row>
        <table:table-row table:style-name="ro1">
          <table:table-cell office:value-type="string" table:style-name="ce2">
            <text:p>47.78/9</text:p>
          </table:table-cell>
          <table:table-cell office:value-type="string" table:style-name="ce4">
            <text:p>Other retail sale of new goods in specialised stores (other than by opticians or commercial art galleries), n.e.c</text:p>
          </table:table-cell>
          <table:table-cell office:value-type="string" office:string-value="4778/9" table:formula="of:=SUBSTITUTE([.A689];&quot;.&quot;;&quot;&quot;)" table:style-name="ce6">
            <text:p>4778/9</text:p>
          </table:table-cell>
          <table:table-cell office:value-type="string" office:string-value="47789" table:formula="of:=SUBSTITUTE([.C689];&quot;/&quot;;&quot;&quot;)" table:style-name="ce5">
            <text:p>47789</text:p>
          </table:table-cell>
          <table:table-cell office:value-type="string" office:string-value="47789" table:formula="of:=[.D689]&amp;REPT(&quot;0&quot;;5-LEN([.D689]))" table:style-name="ce5">
            <text:p>47789</text:p>
          </table:table-cell>
          <table:table-cell office:value-type="string" table:style-name="ce4">
            <text:p>Other retail sale of new goods in specialised stores (other than by opticians or commercial art galleries), n.e.c</text:p>
          </table:table-cell>
          <table:table-cell table:number-columns-repeated="16378"/>
        </table:table-row>
        <table:table-row table:style-name="ro1">
          <table:table-cell office:value-type="string" table:style-name="ce2">
            <text:p>47.79</text:p>
          </table:table-cell>
          <table:table-cell office:value-type="string" table:style-name="ce4">
            <text:p>Retail sale of second-hand goods in stores</text:p>
          </table:table-cell>
          <table:table-cell office:value-type="string" office:string-value="4779" table:formula="of:=SUBSTITUTE([.A690];&quot;.&quot;;&quot;&quot;)" table:style-name="ce6">
            <text:p>4779</text:p>
          </table:table-cell>
          <table:table-cell office:value-type="string" office:string-value="4779" table:formula="of:=SUBSTITUTE([.C690];&quot;/&quot;;&quot;&quot;)" table:style-name="ce5">
            <text:p>4779</text:p>
          </table:table-cell>
          <table:table-cell office:value-type="string" office:string-value="47790" table:formula="of:=[.D690]&amp;REPT(&quot;0&quot;;5-LEN([.D690]))" table:style-name="ce5">
            <text:p>47790</text:p>
          </table:table-cell>
          <table:table-cell office:value-type="string" table:style-name="ce4">
            <text:p>Retail sale of second-hand goods in stores</text:p>
          </table:table-cell>
          <table:table-cell table:number-columns-repeated="16378"/>
        </table:table-row>
        <table:table-row table:style-name="ro1">
          <table:table-cell office:value-type="string" table:style-name="ce2">
            <text:p>47.79/1</text:p>
          </table:table-cell>
          <table:table-cell office:value-type="string" table:style-name="ce4">
            <text:p>Retail sale of antiques including antique books, in stores</text:p>
          </table:table-cell>
          <table:table-cell office:value-type="string" office:string-value="4779/1" table:formula="of:=SUBSTITUTE([.A691];&quot;.&quot;;&quot;&quot;)" table:style-name="ce6">
            <text:p>4779/1</text:p>
          </table:table-cell>
          <table:table-cell office:value-type="string" office:string-value="47791" table:formula="of:=SUBSTITUTE([.C691];&quot;/&quot;;&quot;&quot;)" table:style-name="ce5">
            <text:p>47791</text:p>
          </table:table-cell>
          <table:table-cell office:value-type="string" office:string-value="47791" table:formula="of:=[.D691]&amp;REPT(&quot;0&quot;;5-LEN([.D691]))" table:style-name="ce5">
            <text:p>47791</text:p>
          </table:table-cell>
          <table:table-cell office:value-type="string" table:style-name="ce4">
            <text:p>Retail sale of antiques including antique books, in stores</text:p>
          </table:table-cell>
          <table:table-cell table:number-columns-repeated="16378"/>
        </table:table-row>
        <table:table-row table:style-name="ro1">
          <table:table-cell office:value-type="string" table:style-name="ce2">
            <text:p>47.79/9</text:p>
          </table:table-cell>
          <table:table-cell office:value-type="string" table:style-name="ce4">
            <text:p>Retail sale of second-hand goods (other than antiques and antique books) in stores</text:p>
          </table:table-cell>
          <table:table-cell office:value-type="string" office:string-value="4779/9" table:formula="of:=SUBSTITUTE([.A692];&quot;.&quot;;&quot;&quot;)" table:style-name="ce6">
            <text:p>4779/9</text:p>
          </table:table-cell>
          <table:table-cell office:value-type="string" office:string-value="47799" table:formula="of:=SUBSTITUTE([.C692];&quot;/&quot;;&quot;&quot;)" table:style-name="ce5">
            <text:p>47799</text:p>
          </table:table-cell>
          <table:table-cell office:value-type="string" office:string-value="47799" table:formula="of:=[.D692]&amp;REPT(&quot;0&quot;;5-LEN([.D692]))" table:style-name="ce5">
            <text:p>47799</text:p>
          </table:table-cell>
          <table:table-cell office:value-type="string" table:style-name="ce4">
            <text:p>Retail sale of second-hand goods (other than antiques and antique books) in stores</text:p>
          </table:table-cell>
          <table:table-cell table:number-columns-repeated="16378"/>
        </table:table-row>
        <table:table-row table:style-name="ro1">
          <table:table-cell office:value-type="string" table:style-name="ce2">
            <text:p>47.8</text:p>
          </table:table-cell>
          <table:table-cell office:value-type="string" table:style-name="ce4">
            <text:p>Retail sale via stalls and markets</text:p>
          </table:table-cell>
          <table:table-cell office:value-type="string" office:string-value="478" table:formula="of:=SUBSTITUTE([.A693];&quot;.&quot;;&quot;&quot;)" table:style-name="ce6">
            <text:p>478</text:p>
          </table:table-cell>
          <table:table-cell office:value-type="string" office:string-value="478" table:formula="of:=SUBSTITUTE([.C693];&quot;/&quot;;&quot;&quot;)" table:style-name="ce5">
            <text:p>478</text:p>
          </table:table-cell>
          <table:table-cell office:value-type="string" office:string-value="47800" table:formula="of:=[.D693]&amp;REPT(&quot;0&quot;;5-LEN([.D693]))" table:style-name="ce5">
            <text:p>47800</text:p>
          </table:table-cell>
          <table:table-cell office:value-type="string" table:style-name="ce4">
            <text:p>Retail sale via stalls and markets</text:p>
          </table:table-cell>
          <table:table-cell table:number-columns-repeated="16378"/>
        </table:table-row>
        <table:table-row table:style-name="ro1">
          <table:table-cell office:value-type="string" table:style-name="ce2">
            <text:p>47.81</text:p>
          </table:table-cell>
          <table:table-cell office:value-type="string" table:style-name="ce4">
            <text:p>Retail sale via stalls and markets of food, beverages and tobacco products</text:p>
          </table:table-cell>
          <table:table-cell office:value-type="string" office:string-value="4781" table:formula="of:=SUBSTITUTE([.A694];&quot;.&quot;;&quot;&quot;)" table:style-name="ce6">
            <text:p>4781</text:p>
          </table:table-cell>
          <table:table-cell office:value-type="string" office:string-value="4781" table:formula="of:=SUBSTITUTE([.C694];&quot;/&quot;;&quot;&quot;)" table:style-name="ce5">
            <text:p>4781</text:p>
          </table:table-cell>
          <table:table-cell office:value-type="string" office:string-value="47810" table:formula="of:=[.D694]&amp;REPT(&quot;0&quot;;5-LEN([.D694]))" table:style-name="ce5">
            <text:p>47810</text:p>
          </table:table-cell>
          <table:table-cell office:value-type="string" table:style-name="ce4">
            <text:p>Retail sale via stalls and markets of food, beverages and tobacco products</text:p>
          </table:table-cell>
          <table:table-cell table:number-columns-repeated="16378"/>
        </table:table-row>
        <table:table-row table:style-name="ro1">
          <table:table-cell office:value-type="string" table:style-name="ce2">
            <text:p>47.82</text:p>
          </table:table-cell>
          <table:table-cell office:value-type="string" table:style-name="ce4">
            <text:p>Retail sale via stalls and markets of textiles, clothing and footwear</text:p>
          </table:table-cell>
          <table:table-cell office:value-type="string" office:string-value="4782" table:formula="of:=SUBSTITUTE([.A695];&quot;.&quot;;&quot;&quot;)" table:style-name="ce6">
            <text:p>4782</text:p>
          </table:table-cell>
          <table:table-cell office:value-type="string" office:string-value="4782" table:formula="of:=SUBSTITUTE([.C695];&quot;/&quot;;&quot;&quot;)" table:style-name="ce5">
            <text:p>4782</text:p>
          </table:table-cell>
          <table:table-cell office:value-type="string" office:string-value="47820" table:formula="of:=[.D695]&amp;REPT(&quot;0&quot;;5-LEN([.D695]))" table:style-name="ce5">
            <text:p>47820</text:p>
          </table:table-cell>
          <table:table-cell office:value-type="string" table:style-name="ce4">
            <text:p>Retail sale via stalls and markets of textiles, clothing and footwear</text:p>
          </table:table-cell>
          <table:table-cell table:number-columns-repeated="16378"/>
        </table:table-row>
        <table:table-row table:style-name="ro1">
          <table:table-cell office:value-type="string" table:style-name="ce2">
            <text:p>47.89</text:p>
          </table:table-cell>
          <table:table-cell office:value-type="string" table:style-name="ce4">
            <text:p>Retail sale via stalls and markets of other goods</text:p>
          </table:table-cell>
          <table:table-cell office:value-type="string" office:string-value="4789" table:formula="of:=SUBSTITUTE([.A696];&quot;.&quot;;&quot;&quot;)" table:style-name="ce6">
            <text:p>4789</text:p>
          </table:table-cell>
          <table:table-cell office:value-type="string" office:string-value="4789" table:formula="of:=SUBSTITUTE([.C696];&quot;/&quot;;&quot;&quot;)" table:style-name="ce5">
            <text:p>4789</text:p>
          </table:table-cell>
          <table:table-cell office:value-type="string" office:string-value="47890" table:formula="of:=[.D696]&amp;REPT(&quot;0&quot;;5-LEN([.D696]))" table:style-name="ce5">
            <text:p>47890</text:p>
          </table:table-cell>
          <table:table-cell office:value-type="string" table:style-name="ce4">
            <text:p>Retail sale via stalls and markets of other goods</text:p>
          </table:table-cell>
          <table:table-cell table:number-columns-repeated="16378"/>
        </table:table-row>
        <table:table-row table:style-name="ro1">
          <table:table-cell office:value-type="string" table:style-name="ce2">
            <text:p>47.9</text:p>
          </table:table-cell>
          <table:table-cell office:value-type="string" table:style-name="ce4">
            <text:p>Retail trade not in stores, stalls or markets</text:p>
          </table:table-cell>
          <table:table-cell office:value-type="string" office:string-value="479" table:formula="of:=SUBSTITUTE([.A697];&quot;.&quot;;&quot;&quot;)" table:style-name="ce6">
            <text:p>479</text:p>
          </table:table-cell>
          <table:table-cell office:value-type="string" office:string-value="479" table:formula="of:=SUBSTITUTE([.C697];&quot;/&quot;;&quot;&quot;)" table:style-name="ce5">
            <text:p>479</text:p>
          </table:table-cell>
          <table:table-cell office:value-type="string" office:string-value="47900" table:formula="of:=[.D697]&amp;REPT(&quot;0&quot;;5-LEN([.D697]))" table:style-name="ce5">
            <text:p>47900</text:p>
          </table:table-cell>
          <table:table-cell office:value-type="string" table:style-name="ce4">
            <text:p>Retail trade not in stores, stalls or markets</text:p>
          </table:table-cell>
          <table:table-cell table:number-columns-repeated="16378"/>
        </table:table-row>
        <table:table-row table:style-name="ro1">
          <table:table-cell office:value-type="string" table:style-name="ce2">
            <text:p>47.91</text:p>
          </table:table-cell>
          <table:table-cell office:value-type="string" table:style-name="ce4">
            <text:p>Retail sale via mail order houses or via internet</text:p>
          </table:table-cell>
          <table:table-cell office:value-type="string" office:string-value="4791" table:formula="of:=SUBSTITUTE([.A698];&quot;.&quot;;&quot;&quot;)" table:style-name="ce6">
            <text:p>4791</text:p>
          </table:table-cell>
          <table:table-cell office:value-type="string" office:string-value="4791" table:formula="of:=SUBSTITUTE([.C698];&quot;/&quot;;&quot;&quot;)" table:style-name="ce5">
            <text:p>4791</text:p>
          </table:table-cell>
          <table:table-cell office:value-type="string" office:string-value="47910" table:formula="of:=[.D698]&amp;REPT(&quot;0&quot;;5-LEN([.D698]))" table:style-name="ce5">
            <text:p>47910</text:p>
          </table:table-cell>
          <table:table-cell office:value-type="string" table:style-name="ce4">
            <text:p>Retail sale via mail order houses or via internet</text:p>
          </table:table-cell>
          <table:table-cell table:number-columns-repeated="16378"/>
        </table:table-row>
        <table:table-row table:style-name="ro1">
          <table:table-cell office:value-type="string" table:style-name="ce2">
            <text:p>47.99</text:p>
          </table:table-cell>
          <table:table-cell office:value-type="string" table:style-name="ce4">
            <text:p>Other retail sale not in stores, stalls or markets</text:p>
          </table:table-cell>
          <table:table-cell office:value-type="string" office:string-value="4799" table:formula="of:=SUBSTITUTE([.A699];&quot;.&quot;;&quot;&quot;)" table:style-name="ce6">
            <text:p>4799</text:p>
          </table:table-cell>
          <table:table-cell office:value-type="string" office:string-value="4799" table:formula="of:=SUBSTITUTE([.C699];&quot;/&quot;;&quot;&quot;)" table:style-name="ce5">
            <text:p>4799</text:p>
          </table:table-cell>
          <table:table-cell office:value-type="string" office:string-value="47990" table:formula="of:=[.D699]&amp;REPT(&quot;0&quot;;5-LEN([.D699]))" table:style-name="ce5">
            <text:p>47990</text:p>
          </table:table-cell>
          <table:table-cell office:value-type="string" table:style-name="ce4">
            <text:p>Other retail sale not in stores, stalls or markets</text:p>
          </table:table-cell>
          <table:table-cell table:number-columns-repeated="16378"/>
        </table:table-row>
        <table:table-row table:style-name="ro1">
          <table:table-cell office:value-type="string" table:style-name="ce2">
            <text:p>49</text:p>
          </table:table-cell>
          <table:table-cell office:value-type="string" table:style-name="ce4">
            <text:p>Land transport and transport via pipelines</text:p>
          </table:table-cell>
          <table:table-cell office:value-type="string" office:string-value="49" table:formula="of:=SUBSTITUTE([.A700];&quot;.&quot;;&quot;&quot;)" table:style-name="ce6">
            <text:p>49</text:p>
          </table:table-cell>
          <table:table-cell office:value-type="string" office:string-value="49" table:formula="of:=SUBSTITUTE([.C700];&quot;/&quot;;&quot;&quot;)" table:style-name="ce5">
            <text:p>49</text:p>
          </table:table-cell>
          <table:table-cell office:value-type="string" office:string-value="49000" table:formula="of:=[.D700]&amp;REPT(&quot;0&quot;;5-LEN([.D700]))" table:style-name="ce5">
            <text:p>49000</text:p>
          </table:table-cell>
          <table:table-cell office:value-type="string" table:style-name="ce4">
            <text:p>Land transport and transport via pipelines</text:p>
          </table:table-cell>
          <table:table-cell table:number-columns-repeated="16378"/>
        </table:table-row>
        <table:table-row table:style-name="ro1">
          <table:table-cell office:value-type="string" table:style-name="ce2">
            <text:p>49.1</text:p>
          </table:table-cell>
          <table:table-cell office:value-type="string" table:style-name="ce4">
            <text:p>Passenger rail transport, interurban</text:p>
          </table:table-cell>
          <table:table-cell office:value-type="string" office:string-value="491" table:formula="of:=SUBSTITUTE([.A701];&quot;.&quot;;&quot;&quot;)" table:style-name="ce6">
            <text:p>491</text:p>
          </table:table-cell>
          <table:table-cell office:value-type="string" office:string-value="491" table:formula="of:=SUBSTITUTE([.C701];&quot;/&quot;;&quot;&quot;)" table:style-name="ce5">
            <text:p>491</text:p>
          </table:table-cell>
          <table:table-cell office:value-type="string" office:string-value="49100" table:formula="of:=[.D701]&amp;REPT(&quot;0&quot;;5-LEN([.D701]))" table:style-name="ce5">
            <text:p>49100</text:p>
          </table:table-cell>
          <table:table-cell office:value-type="string" table:style-name="ce4">
            <text:p>Passenger rail transport, interurban</text:p>
          </table:table-cell>
          <table:table-cell table:number-columns-repeated="16378"/>
        </table:table-row>
        <table:table-row table:style-name="ro1">
          <table:table-cell office:value-type="string" table:style-name="ce2">
            <text:p>49.10</text:p>
          </table:table-cell>
          <table:table-cell office:value-type="string" table:style-name="ce4">
            <text:p>Passenger rail transport, interurban</text:p>
          </table:table-cell>
          <table:table-cell office:value-type="string" office:string-value="4910" table:formula="of:=SUBSTITUTE([.A702];&quot;.&quot;;&quot;&quot;)" table:style-name="ce6">
            <text:p>4910</text:p>
          </table:table-cell>
          <table:table-cell office:value-type="string" office:string-value="4910" table:formula="of:=SUBSTITUTE([.C702];&quot;/&quot;;&quot;&quot;)" table:style-name="ce5">
            <text:p>4910</text:p>
          </table:table-cell>
          <table:table-cell office:value-type="string" office:string-value="49100" table:formula="of:=[.D702]&amp;REPT(&quot;0&quot;;5-LEN([.D702]))" table:style-name="ce5">
            <text:p>49100</text:p>
          </table:table-cell>
          <table:table-cell office:value-type="string" table:style-name="ce4">
            <text:p>Passenger rail transport, interurban</text:p>
          </table:table-cell>
          <table:table-cell table:number-columns-repeated="16378"/>
        </table:table-row>
        <table:table-row table:style-name="ro1">
          <table:table-cell office:value-type="string" table:style-name="ce2">
            <text:p>49.2</text:p>
          </table:table-cell>
          <table:table-cell office:value-type="string" table:style-name="ce4">
            <text:p>Freight rail transport</text:p>
          </table:table-cell>
          <table:table-cell office:value-type="string" office:string-value="492" table:formula="of:=SUBSTITUTE([.A703];&quot;.&quot;;&quot;&quot;)" table:style-name="ce6">
            <text:p>492</text:p>
          </table:table-cell>
          <table:table-cell office:value-type="string" office:string-value="492" table:formula="of:=SUBSTITUTE([.C703];&quot;/&quot;;&quot;&quot;)" table:style-name="ce5">
            <text:p>492</text:p>
          </table:table-cell>
          <table:table-cell office:value-type="string" office:string-value="49200" table:formula="of:=[.D703]&amp;REPT(&quot;0&quot;;5-LEN([.D703]))" table:style-name="ce5">
            <text:p>49200</text:p>
          </table:table-cell>
          <table:table-cell office:value-type="string" table:style-name="ce4">
            <text:p>Freight rail transport</text:p>
          </table:table-cell>
          <table:table-cell table:number-columns-repeated="16378"/>
        </table:table-row>
        <table:table-row table:style-name="ro1">
          <table:table-cell office:value-type="string" table:style-name="ce2">
            <text:p>49.20</text:p>
          </table:table-cell>
          <table:table-cell office:value-type="string" table:style-name="ce4">
            <text:p>Freight rail transport</text:p>
          </table:table-cell>
          <table:table-cell office:value-type="string" office:string-value="4920" table:formula="of:=SUBSTITUTE([.A704];&quot;.&quot;;&quot;&quot;)" table:style-name="ce6">
            <text:p>4920</text:p>
          </table:table-cell>
          <table:table-cell office:value-type="string" office:string-value="4920" table:formula="of:=SUBSTITUTE([.C704];&quot;/&quot;;&quot;&quot;)" table:style-name="ce5">
            <text:p>4920</text:p>
          </table:table-cell>
          <table:table-cell office:value-type="string" office:string-value="49200" table:formula="of:=[.D704]&amp;REPT(&quot;0&quot;;5-LEN([.D704]))" table:style-name="ce5">
            <text:p>49200</text:p>
          </table:table-cell>
          <table:table-cell office:value-type="string" table:style-name="ce4">
            <text:p>Freight rail transport</text:p>
          </table:table-cell>
          <table:table-cell table:number-columns-repeated="16378"/>
        </table:table-row>
        <table:table-row table:style-name="ro1">
          <table:table-cell office:value-type="string" table:style-name="ce2">
            <text:p>49.3</text:p>
          </table:table-cell>
          <table:table-cell office:value-type="string" table:style-name="ce4">
            <text:p>Other passenger land transport</text:p>
          </table:table-cell>
          <table:table-cell office:value-type="string" office:string-value="493" table:formula="of:=SUBSTITUTE([.A705];&quot;.&quot;;&quot;&quot;)" table:style-name="ce6">
            <text:p>493</text:p>
          </table:table-cell>
          <table:table-cell office:value-type="string" office:string-value="493" table:formula="of:=SUBSTITUTE([.C705];&quot;/&quot;;&quot;&quot;)" table:style-name="ce5">
            <text:p>493</text:p>
          </table:table-cell>
          <table:table-cell office:value-type="string" office:string-value="49300" table:formula="of:=[.D705]&amp;REPT(&quot;0&quot;;5-LEN([.D705]))" table:style-name="ce5">
            <text:p>49300</text:p>
          </table:table-cell>
          <table:table-cell office:value-type="string" table:style-name="ce4">
            <text:p>Other passenger land transport</text:p>
          </table:table-cell>
          <table:table-cell table:number-columns-repeated="16378"/>
        </table:table-row>
        <table:table-row table:style-name="ro1">
          <table:table-cell office:value-type="string" table:style-name="ce2">
            <text:p>49.31</text:p>
          </table:table-cell>
          <table:table-cell office:value-type="string" table:style-name="ce4">
            <text:p>Urban and suburban passenger land transport</text:p>
          </table:table-cell>
          <table:table-cell office:value-type="string" office:string-value="4931" table:formula="of:=SUBSTITUTE([.A706];&quot;.&quot;;&quot;&quot;)" table:style-name="ce6">
            <text:p>4931</text:p>
          </table:table-cell>
          <table:table-cell office:value-type="string" office:string-value="4931" table:formula="of:=SUBSTITUTE([.C706];&quot;/&quot;;&quot;&quot;)" table:style-name="ce5">
            <text:p>4931</text:p>
          </table:table-cell>
          <table:table-cell office:value-type="string" office:string-value="49310" table:formula="of:=[.D706]&amp;REPT(&quot;0&quot;;5-LEN([.D706]))" table:style-name="ce5">
            <text:p>49310</text:p>
          </table:table-cell>
          <table:table-cell office:value-type="string" table:style-name="ce4">
            <text:p>Urban and suburban passenger land transport</text:p>
          </table:table-cell>
          <table:table-cell table:number-columns-repeated="16378"/>
        </table:table-row>
        <table:table-row table:style-name="ro1">
          <table:table-cell office:value-type="string" table:style-name="ce2">
            <text:p>49.31/1</text:p>
          </table:table-cell>
          <table:table-cell office:value-type="string" table:style-name="ce4">
            <text:p>Urban, suburban or metropolitan area passenger railway transportation by underground, metro and similar systems</text:p>
          </table:table-cell>
          <table:table-cell office:value-type="string" office:string-value="4931/1" table:formula="of:=SUBSTITUTE([.A707];&quot;.&quot;;&quot;&quot;)" table:style-name="ce6">
            <text:p>4931/1</text:p>
          </table:table-cell>
          <table:table-cell office:value-type="string" office:string-value="49311" table:formula="of:=SUBSTITUTE([.C707];&quot;/&quot;;&quot;&quot;)" table:style-name="ce5">
            <text:p>49311</text:p>
          </table:table-cell>
          <table:table-cell office:value-type="string" office:string-value="49311" table:formula="of:=[.D707]&amp;REPT(&quot;0&quot;;5-LEN([.D707]))" table:style-name="ce5">
            <text:p>49311</text:p>
          </table:table-cell>
          <table:table-cell office:value-type="string" table:style-name="ce4">
            <text:p>Urban, suburban or metropolitan area passenger railway transportation by underground, metro and similar systems</text:p>
          </table:table-cell>
          <table:table-cell table:number-columns-repeated="16378"/>
        </table:table-row>
        <table:table-row table:style-name="ro1">
          <table:table-cell office:value-type="string" table:style-name="ce2">
            <text:p>49.31/9</text:p>
          </table:table-cell>
          <table:table-cell office:value-type="string" table:style-name="ce4">
            <text:p>Urban, suburban or metropolitan area passenger land transport other than railway transportation by underground, metro and similar systems</text:p>
          </table:table-cell>
          <table:table-cell office:value-type="string" office:string-value="4931/9" table:formula="of:=SUBSTITUTE([.A708];&quot;.&quot;;&quot;&quot;)" table:style-name="ce6">
            <text:p>4931/9</text:p>
          </table:table-cell>
          <table:table-cell office:value-type="string" office:string-value="49319" table:formula="of:=SUBSTITUTE([.C708];&quot;/&quot;;&quot;&quot;)" table:style-name="ce5">
            <text:p>49319</text:p>
          </table:table-cell>
          <table:table-cell office:value-type="string" office:string-value="49319" table:formula="of:=[.D708]&amp;REPT(&quot;0&quot;;5-LEN([.D708]))" table:style-name="ce5">
            <text:p>49319</text:p>
          </table:table-cell>
          <table:table-cell office:value-type="string" table:style-name="ce4">
            <text:p>Urban, suburban or metropolitan area passenger land transport other than railway transportation by underground, metro and similar systems</text:p>
          </table:table-cell>
          <table:table-cell table:number-columns-repeated="16378"/>
        </table:table-row>
        <table:table-row table:style-name="ro1">
          <table:table-cell office:value-type="string" table:style-name="ce2">
            <text:p>49.32</text:p>
          </table:table-cell>
          <table:table-cell office:value-type="string" table:style-name="ce4">
            <text:p>Taxi operation</text:p>
          </table:table-cell>
          <table:table-cell office:value-type="string" office:string-value="4932" table:formula="of:=SUBSTITUTE([.A709];&quot;.&quot;;&quot;&quot;)" table:style-name="ce6">
            <text:p>4932</text:p>
          </table:table-cell>
          <table:table-cell office:value-type="string" office:string-value="4932" table:formula="of:=SUBSTITUTE([.C709];&quot;/&quot;;&quot;&quot;)" table:style-name="ce5">
            <text:p>4932</text:p>
          </table:table-cell>
          <table:table-cell office:value-type="string" office:string-value="49320" table:formula="of:=[.D709]&amp;REPT(&quot;0&quot;;5-LEN([.D709]))" table:style-name="ce5">
            <text:p>49320</text:p>
          </table:table-cell>
          <table:table-cell office:value-type="string" table:style-name="ce4">
            <text:p>Taxi operation</text:p>
          </table:table-cell>
          <table:table-cell table:number-columns-repeated="16378"/>
        </table:table-row>
        <table:table-row table:style-name="ro1">
          <table:table-cell office:value-type="string" table:style-name="ce2">
            <text:p>49.39</text:p>
          </table:table-cell>
          <table:table-cell office:value-type="string" table:style-name="ce4">
            <text:p>Other passenger land transport not elsewhere classified</text:p>
          </table:table-cell>
          <table:table-cell office:value-type="string" office:string-value="4939" table:formula="of:=SUBSTITUTE([.A710];&quot;.&quot;;&quot;&quot;)" table:style-name="ce6">
            <text:p>4939</text:p>
          </table:table-cell>
          <table:table-cell office:value-type="string" office:string-value="4939" table:formula="of:=SUBSTITUTE([.C710];&quot;/&quot;;&quot;&quot;)" table:style-name="ce5">
            <text:p>4939</text:p>
          </table:table-cell>
          <table:table-cell office:value-type="string" office:string-value="49390" table:formula="of:=[.D710]&amp;REPT(&quot;0&quot;;5-LEN([.D710]))" table:style-name="ce5">
            <text:p>49390</text:p>
          </table:table-cell>
          <table:table-cell office:value-type="string" table:style-name="ce4">
            <text:p>Other passenger land transport not elsewhere classified</text:p>
          </table:table-cell>
          <table:table-cell table:number-columns-repeated="16378"/>
        </table:table-row>
        <table:table-row table:style-name="ro1">
          <table:table-cell office:value-type="string" table:style-name="ce2">
            <text:p>49.4</text:p>
          </table:table-cell>
          <table:table-cell office:value-type="string" table:style-name="ce4">
            <text:p>Freight transport by road and removal services</text:p>
          </table:table-cell>
          <table:table-cell office:value-type="string" office:string-value="494" table:formula="of:=SUBSTITUTE([.A711];&quot;.&quot;;&quot;&quot;)" table:style-name="ce6">
            <text:p>494</text:p>
          </table:table-cell>
          <table:table-cell office:value-type="string" office:string-value="494" table:formula="of:=SUBSTITUTE([.C711];&quot;/&quot;;&quot;&quot;)" table:style-name="ce5">
            <text:p>494</text:p>
          </table:table-cell>
          <table:table-cell office:value-type="string" office:string-value="49400" table:formula="of:=[.D711]&amp;REPT(&quot;0&quot;;5-LEN([.D711]))" table:style-name="ce5">
            <text:p>49400</text:p>
          </table:table-cell>
          <table:table-cell office:value-type="string" table:style-name="ce4">
            <text:p>Freight transport by road and removal services</text:p>
          </table:table-cell>
          <table:table-cell table:number-columns-repeated="16378"/>
        </table:table-row>
        <table:table-row table:style-name="ro1">
          <table:table-cell office:value-type="string" table:style-name="ce2">
            <text:p>49.41</text:p>
          </table:table-cell>
          <table:table-cell office:value-type="string" table:style-name="ce4">
            <text:p>Freight transport by road</text:p>
          </table:table-cell>
          <table:table-cell office:value-type="string" office:string-value="4941" table:formula="of:=SUBSTITUTE([.A712];&quot;.&quot;;&quot;&quot;)" table:style-name="ce6">
            <text:p>4941</text:p>
          </table:table-cell>
          <table:table-cell office:value-type="string" office:string-value="4941" table:formula="of:=SUBSTITUTE([.C712];&quot;/&quot;;&quot;&quot;)" table:style-name="ce5">
            <text:p>4941</text:p>
          </table:table-cell>
          <table:table-cell office:value-type="string" office:string-value="49410" table:formula="of:=[.D712]&amp;REPT(&quot;0&quot;;5-LEN([.D712]))" table:style-name="ce5">
            <text:p>49410</text:p>
          </table:table-cell>
          <table:table-cell office:value-type="string" table:style-name="ce4">
            <text:p>Freight transport by road</text:p>
          </table:table-cell>
          <table:table-cell table:number-columns-repeated="16378"/>
        </table:table-row>
        <table:table-row table:style-name="ro1">
          <table:table-cell office:value-type="string" table:style-name="ce2">
            <text:p>49.42</text:p>
          </table:table-cell>
          <table:table-cell office:value-type="string" table:style-name="ce4">
            <text:p>Removal services</text:p>
          </table:table-cell>
          <table:table-cell office:value-type="string" office:string-value="4942" table:formula="of:=SUBSTITUTE([.A713];&quot;.&quot;;&quot;&quot;)" table:style-name="ce6">
            <text:p>4942</text:p>
          </table:table-cell>
          <table:table-cell office:value-type="string" office:string-value="4942" table:formula="of:=SUBSTITUTE([.C713];&quot;/&quot;;&quot;&quot;)" table:style-name="ce5">
            <text:p>4942</text:p>
          </table:table-cell>
          <table:table-cell office:value-type="string" office:string-value="49420" table:formula="of:=[.D713]&amp;REPT(&quot;0&quot;;5-LEN([.D713]))" table:style-name="ce5">
            <text:p>49420</text:p>
          </table:table-cell>
          <table:table-cell office:value-type="string" table:style-name="ce4">
            <text:p>Removal services</text:p>
          </table:table-cell>
          <table:table-cell table:number-columns-repeated="16378"/>
        </table:table-row>
        <table:table-row table:style-name="ro1">
          <table:table-cell office:value-type="string" table:style-name="ce2">
            <text:p>49.5</text:p>
          </table:table-cell>
          <table:table-cell office:value-type="string" table:style-name="ce4">
            <text:p>Transport via pipeline</text:p>
          </table:table-cell>
          <table:table-cell office:value-type="string" office:string-value="495" table:formula="of:=SUBSTITUTE([.A714];&quot;.&quot;;&quot;&quot;)" table:style-name="ce6">
            <text:p>495</text:p>
          </table:table-cell>
          <table:table-cell office:value-type="string" office:string-value="495" table:formula="of:=SUBSTITUTE([.C714];&quot;/&quot;;&quot;&quot;)" table:style-name="ce5">
            <text:p>495</text:p>
          </table:table-cell>
          <table:table-cell office:value-type="string" office:string-value="49500" table:formula="of:=[.D714]&amp;REPT(&quot;0&quot;;5-LEN([.D714]))" table:style-name="ce5">
            <text:p>49500</text:p>
          </table:table-cell>
          <table:table-cell office:value-type="string" table:style-name="ce4">
            <text:p>Transport via pipeline</text:p>
          </table:table-cell>
          <table:table-cell table:number-columns-repeated="16378"/>
        </table:table-row>
        <table:table-row table:style-name="ro1">
          <table:table-cell office:value-type="string" table:style-name="ce2">
            <text:p>49.50</text:p>
          </table:table-cell>
          <table:table-cell office:value-type="string" table:style-name="ce4">
            <text:p>Transport via pipeline</text:p>
          </table:table-cell>
          <table:table-cell office:value-type="string" office:string-value="4950" table:formula="of:=SUBSTITUTE([.A715];&quot;.&quot;;&quot;&quot;)" table:style-name="ce6">
            <text:p>4950</text:p>
          </table:table-cell>
          <table:table-cell office:value-type="string" office:string-value="4950" table:formula="of:=SUBSTITUTE([.C715];&quot;/&quot;;&quot;&quot;)" table:style-name="ce5">
            <text:p>4950</text:p>
          </table:table-cell>
          <table:table-cell office:value-type="string" office:string-value="49500" table:formula="of:=[.D715]&amp;REPT(&quot;0&quot;;5-LEN([.D715]))" table:style-name="ce5">
            <text:p>49500</text:p>
          </table:table-cell>
          <table:table-cell office:value-type="string" table:style-name="ce4">
            <text:p>Transport via pipeline</text:p>
          </table:table-cell>
          <table:table-cell table:number-columns-repeated="16378"/>
        </table:table-row>
        <table:table-row table:style-name="ro1">
          <table:table-cell office:value-type="string" table:style-name="ce2">
            <text:p>50</text:p>
          </table:table-cell>
          <table:table-cell office:value-type="string" table:style-name="ce4">
            <text:p>Water transport</text:p>
          </table:table-cell>
          <table:table-cell office:value-type="string" office:string-value="50" table:formula="of:=SUBSTITUTE([.A716];&quot;.&quot;;&quot;&quot;)" table:style-name="ce6">
            <text:p>50</text:p>
          </table:table-cell>
          <table:table-cell office:value-type="string" office:string-value="50" table:formula="of:=SUBSTITUTE([.C716];&quot;/&quot;;&quot;&quot;)" table:style-name="ce5">
            <text:p>50</text:p>
          </table:table-cell>
          <table:table-cell office:value-type="string" office:string-value="50000" table:formula="of:=[.D716]&amp;REPT(&quot;0&quot;;5-LEN([.D716]))" table:style-name="ce5">
            <text:p>50000</text:p>
          </table:table-cell>
          <table:table-cell office:value-type="string" table:style-name="ce4">
            <text:p>Water transport</text:p>
          </table:table-cell>
          <table:table-cell table:number-columns-repeated="16378"/>
        </table:table-row>
        <table:table-row table:style-name="ro1">
          <table:table-cell office:value-type="string" table:style-name="ce2">
            <text:p>50.1</text:p>
          </table:table-cell>
          <table:table-cell office:value-type="string" table:style-name="ce4">
            <text:p>Sea and coastal passenger water transport</text:p>
          </table:table-cell>
          <table:table-cell office:value-type="string" office:string-value="501" table:formula="of:=SUBSTITUTE([.A717];&quot;.&quot;;&quot;&quot;)" table:style-name="ce6">
            <text:p>501</text:p>
          </table:table-cell>
          <table:table-cell office:value-type="string" office:string-value="501" table:formula="of:=SUBSTITUTE([.C717];&quot;/&quot;;&quot;&quot;)" table:style-name="ce5">
            <text:p>501</text:p>
          </table:table-cell>
          <table:table-cell office:value-type="string" office:string-value="50100" table:formula="of:=[.D717]&amp;REPT(&quot;0&quot;;5-LEN([.D717]))" table:style-name="ce5">
            <text:p>50100</text:p>
          </table:table-cell>
          <table:table-cell office:value-type="string" table:style-name="ce4">
            <text:p>Sea and coastal passenger water transport</text:p>
          </table:table-cell>
          <table:table-cell table:number-columns-repeated="16378"/>
        </table:table-row>
        <table:table-row table:style-name="ro1">
          <table:table-cell office:value-type="string" table:style-name="ce2">
            <text:p>50.10</text:p>
          </table:table-cell>
          <table:table-cell office:value-type="string" table:style-name="ce4">
            <text:p>Sea and coastal passenger water transport</text:p>
          </table:table-cell>
          <table:table-cell office:value-type="string" office:string-value="5010" table:formula="of:=SUBSTITUTE([.A718];&quot;.&quot;;&quot;&quot;)" table:style-name="ce6">
            <text:p>5010</text:p>
          </table:table-cell>
          <table:table-cell office:value-type="string" office:string-value="5010" table:formula="of:=SUBSTITUTE([.C718];&quot;/&quot;;&quot;&quot;)" table:style-name="ce5">
            <text:p>5010</text:p>
          </table:table-cell>
          <table:table-cell office:value-type="string" office:string-value="50100" table:formula="of:=[.D718]&amp;REPT(&quot;0&quot;;5-LEN([.D718]))" table:style-name="ce5">
            <text:p>50100</text:p>
          </table:table-cell>
          <table:table-cell office:value-type="string" table:style-name="ce4">
            <text:p>Sea and coastal passenger water transport</text:p>
          </table:table-cell>
          <table:table-cell table:number-columns-repeated="16378"/>
        </table:table-row>
        <table:table-row table:style-name="ro1">
          <table:table-cell office:value-type="string" table:style-name="ce2">
            <text:p>50.2</text:p>
          </table:table-cell>
          <table:table-cell office:value-type="string" table:style-name="ce4">
            <text:p>Sea and coastal freight water transport</text:p>
          </table:table-cell>
          <table:table-cell office:value-type="string" office:string-value="502" table:formula="of:=SUBSTITUTE([.A719];&quot;.&quot;;&quot;&quot;)" table:style-name="ce6">
            <text:p>502</text:p>
          </table:table-cell>
          <table:table-cell office:value-type="string" office:string-value="502" table:formula="of:=SUBSTITUTE([.C719];&quot;/&quot;;&quot;&quot;)" table:style-name="ce5">
            <text:p>502</text:p>
          </table:table-cell>
          <table:table-cell office:value-type="string" office:string-value="50200" table:formula="of:=[.D719]&amp;REPT(&quot;0&quot;;5-LEN([.D719]))" table:style-name="ce5">
            <text:p>50200</text:p>
          </table:table-cell>
          <table:table-cell office:value-type="string" table:style-name="ce4">
            <text:p>Sea and coastal freight water transport</text:p>
          </table:table-cell>
          <table:table-cell table:number-columns-repeated="16378"/>
        </table:table-row>
        <table:table-row table:style-name="ro1">
          <table:table-cell office:value-type="string" table:style-name="ce2">
            <text:p>50.20</text:p>
          </table:table-cell>
          <table:table-cell office:value-type="string" table:style-name="ce4">
            <text:p>Sea and coastal freight water transport</text:p>
          </table:table-cell>
          <table:table-cell office:value-type="string" office:string-value="5020" table:formula="of:=SUBSTITUTE([.A720];&quot;.&quot;;&quot;&quot;)" table:style-name="ce6">
            <text:p>5020</text:p>
          </table:table-cell>
          <table:table-cell office:value-type="string" office:string-value="5020" table:formula="of:=SUBSTITUTE([.C720];&quot;/&quot;;&quot;&quot;)" table:style-name="ce5">
            <text:p>5020</text:p>
          </table:table-cell>
          <table:table-cell office:value-type="string" office:string-value="50200" table:formula="of:=[.D720]&amp;REPT(&quot;0&quot;;5-LEN([.D720]))" table:style-name="ce5">
            <text:p>50200</text:p>
          </table:table-cell>
          <table:table-cell office:value-type="string" table:style-name="ce4">
            <text:p>Sea and coastal freight water transport</text:p>
          </table:table-cell>
          <table:table-cell table:number-columns-repeated="16378"/>
        </table:table-row>
        <table:table-row table:style-name="ro1">
          <table:table-cell office:value-type="string" table:style-name="ce2">
            <text:p>50.3</text:p>
          </table:table-cell>
          <table:table-cell office:value-type="string" table:style-name="ce4">
            <text:p>Inland passenger water transport</text:p>
          </table:table-cell>
          <table:table-cell office:value-type="string" office:string-value="503" table:formula="of:=SUBSTITUTE([.A721];&quot;.&quot;;&quot;&quot;)" table:style-name="ce6">
            <text:p>503</text:p>
          </table:table-cell>
          <table:table-cell office:value-type="string" office:string-value="503" table:formula="of:=SUBSTITUTE([.C721];&quot;/&quot;;&quot;&quot;)" table:style-name="ce5">
            <text:p>503</text:p>
          </table:table-cell>
          <table:table-cell office:value-type="string" office:string-value="50300" table:formula="of:=[.D721]&amp;REPT(&quot;0&quot;;5-LEN([.D721]))" table:style-name="ce5">
            <text:p>50300</text:p>
          </table:table-cell>
          <table:table-cell office:value-type="string" table:style-name="ce4">
            <text:p>Inland passenger water transport</text:p>
          </table:table-cell>
          <table:table-cell table:number-columns-repeated="16378"/>
        </table:table-row>
        <table:table-row table:style-name="ro1">
          <table:table-cell office:value-type="string" table:style-name="ce2">
            <text:p>50.30</text:p>
          </table:table-cell>
          <table:table-cell office:value-type="string" table:style-name="ce4">
            <text:p>Inland passenger water transport</text:p>
          </table:table-cell>
          <table:table-cell office:value-type="string" office:string-value="5030" table:formula="of:=SUBSTITUTE([.A722];&quot;.&quot;;&quot;&quot;)" table:style-name="ce6">
            <text:p>5030</text:p>
          </table:table-cell>
          <table:table-cell office:value-type="string" office:string-value="5030" table:formula="of:=SUBSTITUTE([.C722];&quot;/&quot;;&quot;&quot;)" table:style-name="ce5">
            <text:p>5030</text:p>
          </table:table-cell>
          <table:table-cell office:value-type="string" office:string-value="50300" table:formula="of:=[.D722]&amp;REPT(&quot;0&quot;;5-LEN([.D722]))" table:style-name="ce5">
            <text:p>50300</text:p>
          </table:table-cell>
          <table:table-cell office:value-type="string" table:style-name="ce4">
            <text:p>Inland passenger water transport</text:p>
          </table:table-cell>
          <table:table-cell table:number-columns-repeated="16378"/>
        </table:table-row>
        <table:table-row table:style-name="ro1">
          <table:table-cell office:value-type="string" table:style-name="ce2">
            <text:p>50.4</text:p>
          </table:table-cell>
          <table:table-cell office:value-type="string" table:style-name="ce4">
            <text:p>Inland freight water transport</text:p>
          </table:table-cell>
          <table:table-cell office:value-type="string" office:string-value="504" table:formula="of:=SUBSTITUTE([.A723];&quot;.&quot;;&quot;&quot;)" table:style-name="ce6">
            <text:p>504</text:p>
          </table:table-cell>
          <table:table-cell office:value-type="string" office:string-value="504" table:formula="of:=SUBSTITUTE([.C723];&quot;/&quot;;&quot;&quot;)" table:style-name="ce5">
            <text:p>504</text:p>
          </table:table-cell>
          <table:table-cell office:value-type="string" office:string-value="50400" table:formula="of:=[.D723]&amp;REPT(&quot;0&quot;;5-LEN([.D723]))" table:style-name="ce5">
            <text:p>50400</text:p>
          </table:table-cell>
          <table:table-cell office:value-type="string" table:style-name="ce4">
            <text:p>Inland freight water transport</text:p>
          </table:table-cell>
          <table:table-cell table:number-columns-repeated="16378"/>
        </table:table-row>
        <table:table-row table:style-name="ro1">
          <table:table-cell office:value-type="string" table:style-name="ce2">
            <text:p>50.40</text:p>
          </table:table-cell>
          <table:table-cell office:value-type="string" table:style-name="ce4">
            <text:p>Inland freight water transport</text:p>
          </table:table-cell>
          <table:table-cell office:value-type="string" office:string-value="5040" table:formula="of:=SUBSTITUTE([.A724];&quot;.&quot;;&quot;&quot;)" table:style-name="ce6">
            <text:p>5040</text:p>
          </table:table-cell>
          <table:table-cell office:value-type="string" office:string-value="5040" table:formula="of:=SUBSTITUTE([.C724];&quot;/&quot;;&quot;&quot;)" table:style-name="ce5">
            <text:p>5040</text:p>
          </table:table-cell>
          <table:table-cell office:value-type="string" office:string-value="50400" table:formula="of:=[.D724]&amp;REPT(&quot;0&quot;;5-LEN([.D724]))" table:style-name="ce5">
            <text:p>50400</text:p>
          </table:table-cell>
          <table:table-cell office:value-type="string" table:style-name="ce4">
            <text:p>Inland freight water transport</text:p>
          </table:table-cell>
          <table:table-cell table:number-columns-repeated="16378"/>
        </table:table-row>
        <table:table-row table:style-name="ro1">
          <table:table-cell office:value-type="string" table:style-name="ce2">
            <text:p>51</text:p>
          </table:table-cell>
          <table:table-cell office:value-type="string" table:style-name="ce4">
            <text:p>Air transport</text:p>
          </table:table-cell>
          <table:table-cell office:value-type="string" office:string-value="51" table:formula="of:=SUBSTITUTE([.A725];&quot;.&quot;;&quot;&quot;)" table:style-name="ce6">
            <text:p>51</text:p>
          </table:table-cell>
          <table:table-cell office:value-type="string" office:string-value="51" table:formula="of:=SUBSTITUTE([.C725];&quot;/&quot;;&quot;&quot;)" table:style-name="ce5">
            <text:p>51</text:p>
          </table:table-cell>
          <table:table-cell office:value-type="string" office:string-value="51000" table:formula="of:=[.D725]&amp;REPT(&quot;0&quot;;5-LEN([.D725]))" table:style-name="ce5">
            <text:p>51000</text:p>
          </table:table-cell>
          <table:table-cell office:value-type="string" table:style-name="ce4">
            <text:p>Air transport</text:p>
          </table:table-cell>
          <table:table-cell table:number-columns-repeated="16378"/>
        </table:table-row>
        <table:table-row table:style-name="ro1">
          <table:table-cell office:value-type="string" table:style-name="ce2">
            <text:p>51.1</text:p>
          </table:table-cell>
          <table:table-cell office:value-type="string" table:style-name="ce4">
            <text:p>Passenger air transport</text:p>
          </table:table-cell>
          <table:table-cell office:value-type="string" office:string-value="511" table:formula="of:=SUBSTITUTE([.A726];&quot;.&quot;;&quot;&quot;)" table:style-name="ce6">
            <text:p>511</text:p>
          </table:table-cell>
          <table:table-cell office:value-type="string" office:string-value="511" table:formula="of:=SUBSTITUTE([.C726];&quot;/&quot;;&quot;&quot;)" table:style-name="ce5">
            <text:p>511</text:p>
          </table:table-cell>
          <table:table-cell office:value-type="string" office:string-value="51100" table:formula="of:=[.D726]&amp;REPT(&quot;0&quot;;5-LEN([.D726]))" table:style-name="ce5">
            <text:p>51100</text:p>
          </table:table-cell>
          <table:table-cell office:value-type="string" table:style-name="ce4">
            <text:p>Passenger air transport</text:p>
          </table:table-cell>
          <table:table-cell table:number-columns-repeated="16378"/>
        </table:table-row>
        <table:table-row table:style-name="ro1">
          <table:table-cell office:value-type="string" table:style-name="ce2">
            <text:p>51.10</text:p>
          </table:table-cell>
          <table:table-cell office:value-type="string" table:style-name="ce4">
            <text:p>Passenger air transport</text:p>
          </table:table-cell>
          <table:table-cell office:value-type="string" office:string-value="5110" table:formula="of:=SUBSTITUTE([.A727];&quot;.&quot;;&quot;&quot;)" table:style-name="ce6">
            <text:p>5110</text:p>
          </table:table-cell>
          <table:table-cell office:value-type="string" office:string-value="5110" table:formula="of:=SUBSTITUTE([.C727];&quot;/&quot;;&quot;&quot;)" table:style-name="ce5">
            <text:p>5110</text:p>
          </table:table-cell>
          <table:table-cell office:value-type="string" office:string-value="51100" table:formula="of:=[.D727]&amp;REPT(&quot;0&quot;;5-LEN([.D727]))" table:style-name="ce5">
            <text:p>51100</text:p>
          </table:table-cell>
          <table:table-cell office:value-type="string" table:style-name="ce4">
            <text:p>Passenger air transport</text:p>
          </table:table-cell>
          <table:table-cell table:number-columns-repeated="16378"/>
        </table:table-row>
        <table:table-row table:style-name="ro1">
          <table:table-cell office:value-type="string" table:style-name="ce2">
            <text:p>51.10/1</text:p>
          </table:table-cell>
          <table:table-cell office:value-type="string" table:style-name="ce4">
            <text:p>Scheduled passenger air transport</text:p>
          </table:table-cell>
          <table:table-cell office:value-type="string" office:string-value="5110/1" table:formula="of:=SUBSTITUTE([.A728];&quot;.&quot;;&quot;&quot;)" table:style-name="ce6">
            <text:p>5110/1</text:p>
          </table:table-cell>
          <table:table-cell office:value-type="string" office:string-value="51101" table:formula="of:=SUBSTITUTE([.C728];&quot;/&quot;;&quot;&quot;)" table:style-name="ce5">
            <text:p>51101</text:p>
          </table:table-cell>
          <table:table-cell office:value-type="string" office:string-value="51101" table:formula="of:=[.D728]&amp;REPT(&quot;0&quot;;5-LEN([.D728]))" table:style-name="ce5">
            <text:p>51101</text:p>
          </table:table-cell>
          <table:table-cell office:value-type="string" table:style-name="ce4">
            <text:p>Scheduled passenger air transport</text:p>
          </table:table-cell>
          <table:table-cell table:number-columns-repeated="16378"/>
        </table:table-row>
        <table:table-row table:style-name="ro1">
          <table:table-cell office:value-type="string" table:style-name="ce2">
            <text:p>51.10/2</text:p>
          </table:table-cell>
          <table:table-cell office:value-type="string" table:style-name="ce4">
            <text:p>Non-scheduled passenger air transport</text:p>
          </table:table-cell>
          <table:table-cell office:value-type="string" office:string-value="5110/2" table:formula="of:=SUBSTITUTE([.A729];&quot;.&quot;;&quot;&quot;)" table:style-name="ce6">
            <text:p>5110/2</text:p>
          </table:table-cell>
          <table:table-cell office:value-type="string" office:string-value="51102" table:formula="of:=SUBSTITUTE([.C729];&quot;/&quot;;&quot;&quot;)" table:style-name="ce5">
            <text:p>51102</text:p>
          </table:table-cell>
          <table:table-cell office:value-type="string" office:string-value="51102" table:formula="of:=[.D729]&amp;REPT(&quot;0&quot;;5-LEN([.D729]))" table:style-name="ce5">
            <text:p>51102</text:p>
          </table:table-cell>
          <table:table-cell office:value-type="string" table:style-name="ce4">
            <text:p>Non-scheduled passenger air transport</text:p>
          </table:table-cell>
          <table:table-cell table:number-columns-repeated="16378"/>
        </table:table-row>
        <table:table-row table:style-name="ro1">
          <table:table-cell office:value-type="string" table:style-name="ce2">
            <text:p>51.2</text:p>
          </table:table-cell>
          <table:table-cell office:value-type="string" table:style-name="ce4">
            <text:p>Freight air transport and space transport</text:p>
          </table:table-cell>
          <table:table-cell office:value-type="string" office:string-value="512" table:formula="of:=SUBSTITUTE([.A730];&quot;.&quot;;&quot;&quot;)" table:style-name="ce6">
            <text:p>512</text:p>
          </table:table-cell>
          <table:table-cell office:value-type="string" office:string-value="512" table:formula="of:=SUBSTITUTE([.C730];&quot;/&quot;;&quot;&quot;)" table:style-name="ce5">
            <text:p>512</text:p>
          </table:table-cell>
          <table:table-cell office:value-type="string" office:string-value="51200" table:formula="of:=[.D730]&amp;REPT(&quot;0&quot;;5-LEN([.D730]))" table:style-name="ce5">
            <text:p>51200</text:p>
          </table:table-cell>
          <table:table-cell office:value-type="string" table:style-name="ce4">
            <text:p>Freight air transport and space transport</text:p>
          </table:table-cell>
          <table:table-cell table:number-columns-repeated="16378"/>
        </table:table-row>
        <table:table-row table:style-name="ro1">
          <table:table-cell office:value-type="string" table:style-name="ce2">
            <text:p>51.21</text:p>
          </table:table-cell>
          <table:table-cell office:value-type="string" table:style-name="ce4">
            <text:p>Freight air transport</text:p>
          </table:table-cell>
          <table:table-cell office:value-type="string" office:string-value="5121" table:formula="of:=SUBSTITUTE([.A731];&quot;.&quot;;&quot;&quot;)" table:style-name="ce6">
            <text:p>5121</text:p>
          </table:table-cell>
          <table:table-cell office:value-type="string" office:string-value="5121" table:formula="of:=SUBSTITUTE([.C731];&quot;/&quot;;&quot;&quot;)" table:style-name="ce5">
            <text:p>5121</text:p>
          </table:table-cell>
          <table:table-cell office:value-type="string" office:string-value="51210" table:formula="of:=[.D731]&amp;REPT(&quot;0&quot;;5-LEN([.D731]))" table:style-name="ce5">
            <text:p>51210</text:p>
          </table:table-cell>
          <table:table-cell office:value-type="string" table:style-name="ce4">
            <text:p>Freight air transport</text:p>
          </table:table-cell>
          <table:table-cell table:number-columns-repeated="16378"/>
        </table:table-row>
        <table:table-row table:style-name="ro1">
          <table:table-cell office:value-type="string" table:style-name="ce2">
            <text:p>51.22</text:p>
          </table:table-cell>
          <table:table-cell office:value-type="string" table:style-name="ce4">
            <text:p>Space transport</text:p>
          </table:table-cell>
          <table:table-cell office:value-type="string" office:string-value="5122" table:formula="of:=SUBSTITUTE([.A732];&quot;.&quot;;&quot;&quot;)" table:style-name="ce6">
            <text:p>5122</text:p>
          </table:table-cell>
          <table:table-cell office:value-type="string" office:string-value="5122" table:formula="of:=SUBSTITUTE([.C732];&quot;/&quot;;&quot;&quot;)" table:style-name="ce5">
            <text:p>5122</text:p>
          </table:table-cell>
          <table:table-cell office:value-type="string" office:string-value="51220" table:formula="of:=[.D732]&amp;REPT(&quot;0&quot;;5-LEN([.D732]))" table:style-name="ce5">
            <text:p>51220</text:p>
          </table:table-cell>
          <table:table-cell office:value-type="string" table:style-name="ce4">
            <text:p>Space transport</text:p>
          </table:table-cell>
          <table:table-cell table:number-columns-repeated="16378"/>
        </table:table-row>
        <table:table-row table:style-name="ro1">
          <table:table-cell office:value-type="string" table:style-name="ce2">
            <text:p>52</text:p>
          </table:table-cell>
          <table:table-cell office:value-type="string" table:style-name="ce4">
            <text:p>Warehousing and support activities for transportation</text:p>
          </table:table-cell>
          <table:table-cell office:value-type="string" office:string-value="52" table:formula="of:=SUBSTITUTE([.A733];&quot;.&quot;;&quot;&quot;)" table:style-name="ce6">
            <text:p>52</text:p>
          </table:table-cell>
          <table:table-cell office:value-type="string" office:string-value="52" table:formula="of:=SUBSTITUTE([.C733];&quot;/&quot;;&quot;&quot;)" table:style-name="ce5">
            <text:p>52</text:p>
          </table:table-cell>
          <table:table-cell office:value-type="string" office:string-value="52000" table:formula="of:=[.D733]&amp;REPT(&quot;0&quot;;5-LEN([.D733]))" table:style-name="ce5">
            <text:p>52000</text:p>
          </table:table-cell>
          <table:table-cell office:value-type="string" table:style-name="ce4">
            <text:p>Warehousing and support activities for transportation</text:p>
          </table:table-cell>
          <table:table-cell table:number-columns-repeated="16378"/>
        </table:table-row>
        <table:table-row table:style-name="ro1">
          <table:table-cell office:value-type="string" table:style-name="ce2">
            <text:p>52.1</text:p>
          </table:table-cell>
          <table:table-cell office:value-type="string" table:style-name="ce4">
            <text:p>Warehousing and storage</text:p>
          </table:table-cell>
          <table:table-cell office:value-type="string" office:string-value="521" table:formula="of:=SUBSTITUTE([.A734];&quot;.&quot;;&quot;&quot;)" table:style-name="ce6">
            <text:p>521</text:p>
          </table:table-cell>
          <table:table-cell office:value-type="string" office:string-value="521" table:formula="of:=SUBSTITUTE([.C734];&quot;/&quot;;&quot;&quot;)" table:style-name="ce5">
            <text:p>521</text:p>
          </table:table-cell>
          <table:table-cell office:value-type="string" office:string-value="52100" table:formula="of:=[.D734]&amp;REPT(&quot;0&quot;;5-LEN([.D734]))" table:style-name="ce5">
            <text:p>52100</text:p>
          </table:table-cell>
          <table:table-cell office:value-type="string" table:style-name="ce4">
            <text:p>Warehousing and storage</text:p>
          </table:table-cell>
          <table:table-cell table:number-columns-repeated="16378"/>
        </table:table-row>
        <table:table-row table:style-name="ro1">
          <table:table-cell office:value-type="string" table:style-name="ce2">
            <text:p>52.10</text:p>
          </table:table-cell>
          <table:table-cell office:value-type="string" table:style-name="ce4">
            <text:p>Warehousing and storage</text:p>
          </table:table-cell>
          <table:table-cell office:value-type="string" office:string-value="5210" table:formula="of:=SUBSTITUTE([.A735];&quot;.&quot;;&quot;&quot;)" table:style-name="ce6">
            <text:p>5210</text:p>
          </table:table-cell>
          <table:table-cell office:value-type="string" office:string-value="5210" table:formula="of:=SUBSTITUTE([.C735];&quot;/&quot;;&quot;&quot;)" table:style-name="ce5">
            <text:p>5210</text:p>
          </table:table-cell>
          <table:table-cell office:value-type="string" office:string-value="52100" table:formula="of:=[.D735]&amp;REPT(&quot;0&quot;;5-LEN([.D735]))" table:style-name="ce5">
            <text:p>52100</text:p>
          </table:table-cell>
          <table:table-cell office:value-type="string" table:style-name="ce4">
            <text:p>Warehousing and storage</text:p>
          </table:table-cell>
          <table:table-cell table:number-columns-repeated="16378"/>
        </table:table-row>
        <table:table-row table:style-name="ro1">
          <table:table-cell office:value-type="string" table:style-name="ce2">
            <text:p>52.10/1</text:p>
          </table:table-cell>
          <table:table-cell office:value-type="string" table:style-name="ce4">
            <text:p>Operation of warehousing and storage facilities for water transport activities of division 50</text:p>
          </table:table-cell>
          <table:table-cell office:value-type="string" office:string-value="5210/1" table:formula="of:=SUBSTITUTE([.A736];&quot;.&quot;;&quot;&quot;)" table:style-name="ce6">
            <text:p>5210/1</text:p>
          </table:table-cell>
          <table:table-cell office:value-type="string" office:string-value="52101" table:formula="of:=SUBSTITUTE([.C736];&quot;/&quot;;&quot;&quot;)" table:style-name="ce5">
            <text:p>52101</text:p>
          </table:table-cell>
          <table:table-cell office:value-type="string" office:string-value="52101" table:formula="of:=[.D736]&amp;REPT(&quot;0&quot;;5-LEN([.D736]))" table:style-name="ce5">
            <text:p>52101</text:p>
          </table:table-cell>
          <table:table-cell office:value-type="string" table:style-name="ce4">
            <text:p>Operation of warehousing and storage facilities for water transport activities of division 50</text:p>
          </table:table-cell>
          <table:table-cell table:number-columns-repeated="16378"/>
        </table:table-row>
        <table:table-row table:style-name="ro1">
          <table:table-cell office:value-type="string" table:style-name="ce2">
            <text:p>52.10/2</text:p>
          </table:table-cell>
          <table:table-cell office:value-type="string" table:style-name="ce4">
            <text:p>Operation of warehousing and storage facilities for air transport activities of division 51</text:p>
          </table:table-cell>
          <table:table-cell office:value-type="string" office:string-value="5210/2" table:formula="of:=SUBSTITUTE([.A737];&quot;.&quot;;&quot;&quot;)" table:style-name="ce6">
            <text:p>5210/2</text:p>
          </table:table-cell>
          <table:table-cell office:value-type="string" office:string-value="52102" table:formula="of:=SUBSTITUTE([.C737];&quot;/&quot;;&quot;&quot;)" table:style-name="ce5">
            <text:p>52102</text:p>
          </table:table-cell>
          <table:table-cell office:value-type="string" office:string-value="52102" table:formula="of:=[.D737]&amp;REPT(&quot;0&quot;;5-LEN([.D737]))" table:style-name="ce5">
            <text:p>52102</text:p>
          </table:table-cell>
          <table:table-cell office:value-type="string" table:style-name="ce4">
            <text:p>Operation of warehousing and storage facilities for air transport activities of division 51</text:p>
          </table:table-cell>
          <table:table-cell table:number-columns-repeated="16378"/>
        </table:table-row>
        <table:table-row table:style-name="ro1">
          <table:table-cell office:value-type="string" table:style-name="ce2">
            <text:p>52.10/3</text:p>
          </table:table-cell>
          <table:table-cell office:value-type="string" table:style-name="ce4">
            <text:p>Operation of warehousing and storage facilities for land transport activities of division 49</text:p>
          </table:table-cell>
          <table:table-cell office:value-type="string" office:string-value="5210/3" table:formula="of:=SUBSTITUTE([.A738];&quot;.&quot;;&quot;&quot;)" table:style-name="ce6">
            <text:p>5210/3</text:p>
          </table:table-cell>
          <table:table-cell office:value-type="string" office:string-value="52103" table:formula="of:=SUBSTITUTE([.C738];&quot;/&quot;;&quot;&quot;)" table:style-name="ce5">
            <text:p>52103</text:p>
          </table:table-cell>
          <table:table-cell office:value-type="string" office:string-value="52103" table:formula="of:=[.D738]&amp;REPT(&quot;0&quot;;5-LEN([.D738]))" table:style-name="ce5">
            <text:p>52103</text:p>
          </table:table-cell>
          <table:table-cell office:value-type="string" table:style-name="ce4">
            <text:p>Operation of warehousing and storage facilities for land transport activities of division 49</text:p>
          </table:table-cell>
          <table:table-cell table:number-columns-repeated="16378"/>
        </table:table-row>
        <table:table-row table:style-name="ro1">
          <table:table-cell office:value-type="string" table:style-name="ce2">
            <text:p>52.2</text:p>
          </table:table-cell>
          <table:table-cell office:value-type="string" table:style-name="ce4">
            <text:p>Support activities for transportation</text:p>
          </table:table-cell>
          <table:table-cell office:value-type="string" office:string-value="522" table:formula="of:=SUBSTITUTE([.A739];&quot;.&quot;;&quot;&quot;)" table:style-name="ce6">
            <text:p>522</text:p>
          </table:table-cell>
          <table:table-cell office:value-type="string" office:string-value="522" table:formula="of:=SUBSTITUTE([.C739];&quot;/&quot;;&quot;&quot;)" table:style-name="ce5">
            <text:p>522</text:p>
          </table:table-cell>
          <table:table-cell office:value-type="string" office:string-value="52200" table:formula="of:=[.D739]&amp;REPT(&quot;0&quot;;5-LEN([.D739]))" table:style-name="ce5">
            <text:p>52200</text:p>
          </table:table-cell>
          <table:table-cell office:value-type="string" table:style-name="ce4">
            <text:p>Support activities for transportation</text:p>
          </table:table-cell>
          <table:table-cell table:number-columns-repeated="16378"/>
        </table:table-row>
        <table:table-row table:style-name="ro1">
          <table:table-cell office:value-type="string" table:style-name="ce2">
            <text:p>52.21</text:p>
          </table:table-cell>
          <table:table-cell office:value-type="string" table:style-name="ce4">
            <text:p>Service activities incidental to land transportation</text:p>
          </table:table-cell>
          <table:table-cell office:value-type="string" office:string-value="5221" table:formula="of:=SUBSTITUTE([.A740];&quot;.&quot;;&quot;&quot;)" table:style-name="ce6">
            <text:p>5221</text:p>
          </table:table-cell>
          <table:table-cell office:value-type="string" office:string-value="5221" table:formula="of:=SUBSTITUTE([.C740];&quot;/&quot;;&quot;&quot;)" table:style-name="ce5">
            <text:p>5221</text:p>
          </table:table-cell>
          <table:table-cell office:value-type="string" office:string-value="52210" table:formula="of:=[.D740]&amp;REPT(&quot;0&quot;;5-LEN([.D740]))" table:style-name="ce5">
            <text:p>52210</text:p>
          </table:table-cell>
          <table:table-cell office:value-type="string" table:style-name="ce4">
            <text:p>Service activities incidental to land transportation</text:p>
          </table:table-cell>
          <table:table-cell table:number-columns-repeated="16378"/>
        </table:table-row>
        <table:table-row table:style-name="ro1">
          <table:table-cell office:value-type="string" table:style-name="ce2">
            <text:p>52.21/1</text:p>
          </table:table-cell>
          <table:table-cell office:value-type="string" table:style-name="ce4">
            <text:p>Operation of rail freight terminals</text:p>
          </table:table-cell>
          <table:table-cell office:value-type="string" office:string-value="5221/1" table:formula="of:=SUBSTITUTE([.A741];&quot;.&quot;;&quot;&quot;)" table:style-name="ce6">
            <text:p>5221/1</text:p>
          </table:table-cell>
          <table:table-cell office:value-type="string" office:string-value="52211" table:formula="of:=SUBSTITUTE([.C741];&quot;/&quot;;&quot;&quot;)" table:style-name="ce5">
            <text:p>52211</text:p>
          </table:table-cell>
          <table:table-cell office:value-type="string" office:string-value="52211" table:formula="of:=[.D741]&amp;REPT(&quot;0&quot;;5-LEN([.D741]))" table:style-name="ce5">
            <text:p>52211</text:p>
          </table:table-cell>
          <table:table-cell office:value-type="string" table:style-name="ce4">
            <text:p>Operation of rail freight terminals</text:p>
          </table:table-cell>
          <table:table-cell table:number-columns-repeated="16378"/>
        </table:table-row>
        <table:table-row table:style-name="ro1">
          <table:table-cell office:value-type="string" table:style-name="ce2">
            <text:p>52.21/2</text:p>
          </table:table-cell>
          <table:table-cell office:value-type="string" table:style-name="ce4">
            <text:p>Operation of rail passenger facilities at railway stations</text:p>
          </table:table-cell>
          <table:table-cell office:value-type="string" office:string-value="5221/2" table:formula="of:=SUBSTITUTE([.A742];&quot;.&quot;;&quot;&quot;)" table:style-name="ce6">
            <text:p>5221/2</text:p>
          </table:table-cell>
          <table:table-cell office:value-type="string" office:string-value="52212" table:formula="of:=SUBSTITUTE([.C742];&quot;/&quot;;&quot;&quot;)" table:style-name="ce5">
            <text:p>52212</text:p>
          </table:table-cell>
          <table:table-cell office:value-type="string" office:string-value="52212" table:formula="of:=[.D742]&amp;REPT(&quot;0&quot;;5-LEN([.D742]))" table:style-name="ce5">
            <text:p>52212</text:p>
          </table:table-cell>
          <table:table-cell office:value-type="string" table:style-name="ce4">
            <text:p>Operation of rail passenger facilities at railway stations</text:p>
          </table:table-cell>
          <table:table-cell table:number-columns-repeated="16378"/>
        </table:table-row>
        <table:table-row table:style-name="ro1">
          <table:table-cell office:value-type="string" table:style-name="ce2">
            <text:p>52.21/3</text:p>
          </table:table-cell>
          <table:table-cell office:value-type="string" table:style-name="ce4">
            <text:p>Operation of bus and coach passenger facilities at bus and coach stations</text:p>
          </table:table-cell>
          <table:table-cell office:value-type="string" office:string-value="5221/3" table:formula="of:=SUBSTITUTE([.A743];&quot;.&quot;;&quot;&quot;)" table:style-name="ce6">
            <text:p>5221/3</text:p>
          </table:table-cell>
          <table:table-cell office:value-type="string" office:string-value="52213" table:formula="of:=SUBSTITUTE([.C743];&quot;/&quot;;&quot;&quot;)" table:style-name="ce5">
            <text:p>52213</text:p>
          </table:table-cell>
          <table:table-cell office:value-type="string" office:string-value="52213" table:formula="of:=[.D743]&amp;REPT(&quot;0&quot;;5-LEN([.D743]))" table:style-name="ce5">
            <text:p>52213</text:p>
          </table:table-cell>
          <table:table-cell office:value-type="string" table:style-name="ce4">
            <text:p>Operation of bus and coach passenger facilities at bus and coach stations</text:p>
          </table:table-cell>
          <table:table-cell table:number-columns-repeated="16378"/>
        </table:table-row>
        <table:table-row table:style-name="ro1">
          <table:table-cell office:value-type="string" table:style-name="ce2">
            <text:p>52.21/9</text:p>
          </table:table-cell>
          <table:table-cell office:value-type="string" table:style-name="ce4">
            <text:p>Other service activities incidental to land transportation, not elsewhere classified (not including operation of rail freight terminals, passenger facilities at railway stations or passenger facilities at bus and coach stations)</text:p>
          </table:table-cell>
          <table:table-cell office:value-type="string" office:string-value="5221/9" table:formula="of:=SUBSTITUTE([.A744];&quot;.&quot;;&quot;&quot;)" table:style-name="ce6">
            <text:p>5221/9</text:p>
          </table:table-cell>
          <table:table-cell office:value-type="string" office:string-value="52219" table:formula="of:=SUBSTITUTE([.C744];&quot;/&quot;;&quot;&quot;)" table:style-name="ce5">
            <text:p>52219</text:p>
          </table:table-cell>
          <table:table-cell office:value-type="string" office:string-value="52219" table:formula="of:=[.D744]&amp;REPT(&quot;0&quot;;5-LEN([.D744]))" table:style-name="ce5">
            <text:p>52219</text:p>
          </table:table-cell>
          <table:table-cell office:value-type="string" table:style-name="ce4">
            <text:p>Other service activities incidental to land transportation, not elsewhere classified (not including operation of rail freight terminals, passenger facilities at railway stations or passenger facilities at bus and coach stations)</text:p>
          </table:table-cell>
          <table:table-cell table:number-columns-repeated="16378"/>
        </table:table-row>
        <table:table-row table:style-name="ro1">
          <table:table-cell office:value-type="string" table:style-name="ce2">
            <text:p>52.22</text:p>
          </table:table-cell>
          <table:table-cell office:value-type="string" table:style-name="ce4">
            <text:p>Service activities incidental to water transportation</text:p>
          </table:table-cell>
          <table:table-cell office:value-type="string" office:string-value="5222" table:formula="of:=SUBSTITUTE([.A745];&quot;.&quot;;&quot;&quot;)" table:style-name="ce6">
            <text:p>5222</text:p>
          </table:table-cell>
          <table:table-cell office:value-type="string" office:string-value="5222" table:formula="of:=SUBSTITUTE([.C745];&quot;/&quot;;&quot;&quot;)" table:style-name="ce5">
            <text:p>5222</text:p>
          </table:table-cell>
          <table:table-cell office:value-type="string" office:string-value="52220" table:formula="of:=[.D745]&amp;REPT(&quot;0&quot;;5-LEN([.D745]))" table:style-name="ce5">
            <text:p>52220</text:p>
          </table:table-cell>
          <table:table-cell office:value-type="string" table:style-name="ce4">
            <text:p>Service activities incidental to water transportation</text:p>
          </table:table-cell>
          <table:table-cell table:number-columns-repeated="16378"/>
        </table:table-row>
        <table:table-row table:style-name="ro1">
          <table:table-cell office:value-type="string" table:style-name="ce2">
            <text:p>52.23</text:p>
          </table:table-cell>
          <table:table-cell office:value-type="string" table:style-name="ce4">
            <text:p>Service activities incidental to air transportation</text:p>
          </table:table-cell>
          <table:table-cell office:value-type="string" office:string-value="5223" table:formula="of:=SUBSTITUTE([.A746];&quot;.&quot;;&quot;&quot;)" table:style-name="ce6">
            <text:p>5223</text:p>
          </table:table-cell>
          <table:table-cell office:value-type="string" office:string-value="5223" table:formula="of:=SUBSTITUTE([.C746];&quot;/&quot;;&quot;&quot;)" table:style-name="ce5">
            <text:p>5223</text:p>
          </table:table-cell>
          <table:table-cell office:value-type="string" office:string-value="52230" table:formula="of:=[.D746]&amp;REPT(&quot;0&quot;;5-LEN([.D746]))" table:style-name="ce5">
            <text:p>52230</text:p>
          </table:table-cell>
          <table:table-cell office:value-type="string" table:style-name="ce4">
            <text:p>Service activities incidental to air transportation</text:p>
          </table:table-cell>
          <table:table-cell table:number-columns-repeated="16378"/>
        </table:table-row>
        <table:table-row table:style-name="ro1">
          <table:table-cell office:value-type="string" table:style-name="ce2">
            <text:p>52.24</text:p>
          </table:table-cell>
          <table:table-cell office:value-type="string" table:style-name="ce4">
            <text:p>Cargo handling</text:p>
          </table:table-cell>
          <table:table-cell office:value-type="string" office:string-value="5224" table:formula="of:=SUBSTITUTE([.A747];&quot;.&quot;;&quot;&quot;)" table:style-name="ce6">
            <text:p>5224</text:p>
          </table:table-cell>
          <table:table-cell office:value-type="string" office:string-value="5224" table:formula="of:=SUBSTITUTE([.C747];&quot;/&quot;;&quot;&quot;)" table:style-name="ce5">
            <text:p>5224</text:p>
          </table:table-cell>
          <table:table-cell office:value-type="string" office:string-value="52240" table:formula="of:=[.D747]&amp;REPT(&quot;0&quot;;5-LEN([.D747]))" table:style-name="ce5">
            <text:p>52240</text:p>
          </table:table-cell>
          <table:table-cell office:value-type="string" table:style-name="ce4">
            <text:p>Cargo handling</text:p>
          </table:table-cell>
          <table:table-cell table:number-columns-repeated="16378"/>
        </table:table-row>
        <table:table-row table:style-name="ro1">
          <table:table-cell office:value-type="string" table:style-name="ce2">
            <text:p>52.24/1</text:p>
          </table:table-cell>
          <table:table-cell office:value-type="string" table:style-name="ce4">
            <text:p>Cargo handling for water transport activities of division 50</text:p>
          </table:table-cell>
          <table:table-cell office:value-type="string" office:string-value="5224/1" table:formula="of:=SUBSTITUTE([.A748];&quot;.&quot;;&quot;&quot;)" table:style-name="ce6">
            <text:p>5224/1</text:p>
          </table:table-cell>
          <table:table-cell office:value-type="string" office:string-value="52241" table:formula="of:=SUBSTITUTE([.C748];&quot;/&quot;;&quot;&quot;)" table:style-name="ce5">
            <text:p>52241</text:p>
          </table:table-cell>
          <table:table-cell office:value-type="string" office:string-value="52241" table:formula="of:=[.D748]&amp;REPT(&quot;0&quot;;5-LEN([.D748]))" table:style-name="ce5">
            <text:p>52241</text:p>
          </table:table-cell>
          <table:table-cell office:value-type="string" table:style-name="ce4">
            <text:p>Cargo handling for water transport activities of division 50</text:p>
          </table:table-cell>
          <table:table-cell table:number-columns-repeated="16378"/>
        </table:table-row>
        <table:table-row table:style-name="ro1">
          <table:table-cell office:value-type="string" table:style-name="ce2">
            <text:p>52.24/2</text:p>
          </table:table-cell>
          <table:table-cell office:value-type="string" table:style-name="ce4">
            <text:p>Cargo handling for air transport activities of division 51</text:p>
          </table:table-cell>
          <table:table-cell office:value-type="string" office:string-value="5224/2" table:formula="of:=SUBSTITUTE([.A749];&quot;.&quot;;&quot;&quot;)" table:style-name="ce6">
            <text:p>5224/2</text:p>
          </table:table-cell>
          <table:table-cell office:value-type="string" office:string-value="52242" table:formula="of:=SUBSTITUTE([.C749];&quot;/&quot;;&quot;&quot;)" table:style-name="ce5">
            <text:p>52242</text:p>
          </table:table-cell>
          <table:table-cell office:value-type="string" office:string-value="52242" table:formula="of:=[.D749]&amp;REPT(&quot;0&quot;;5-LEN([.D749]))" table:style-name="ce5">
            <text:p>52242</text:p>
          </table:table-cell>
          <table:table-cell office:value-type="string" table:style-name="ce4">
            <text:p>Cargo handling for air transport activities of division 51</text:p>
          </table:table-cell>
          <table:table-cell table:number-columns-repeated="16378"/>
        </table:table-row>
        <table:table-row table:style-name="ro1">
          <table:table-cell office:value-type="string" table:style-name="ce2">
            <text:p>52.24/3</text:p>
          </table:table-cell>
          <table:table-cell office:value-type="string" table:style-name="ce4">
            <text:p>Cargo handling for land transport activities of division 49</text:p>
          </table:table-cell>
          <table:table-cell office:value-type="string" office:string-value="5224/3" table:formula="of:=SUBSTITUTE([.A750];&quot;.&quot;;&quot;&quot;)" table:style-name="ce6">
            <text:p>5224/3</text:p>
          </table:table-cell>
          <table:table-cell office:value-type="string" office:string-value="52243" table:formula="of:=SUBSTITUTE([.C750];&quot;/&quot;;&quot;&quot;)" table:style-name="ce5">
            <text:p>52243</text:p>
          </table:table-cell>
          <table:table-cell office:value-type="string" office:string-value="52243" table:formula="of:=[.D750]&amp;REPT(&quot;0&quot;;5-LEN([.D750]))" table:style-name="ce5">
            <text:p>52243</text:p>
          </table:table-cell>
          <table:table-cell office:value-type="string" table:style-name="ce4">
            <text:p>Cargo handling for land transport activities of division 49</text:p>
          </table:table-cell>
          <table:table-cell table:number-columns-repeated="16378"/>
        </table:table-row>
        <table:table-row table:style-name="ro1">
          <table:table-cell office:value-type="string" table:style-name="ce2">
            <text:p>52.29</text:p>
          </table:table-cell>
          <table:table-cell office:value-type="string" table:style-name="ce4">
            <text:p>Other transportation support activities</text:p>
          </table:table-cell>
          <table:table-cell office:value-type="string" office:string-value="5229" table:formula="of:=SUBSTITUTE([.A751];&quot;.&quot;;&quot;&quot;)" table:style-name="ce6">
            <text:p>5229</text:p>
          </table:table-cell>
          <table:table-cell office:value-type="string" office:string-value="5229" table:formula="of:=SUBSTITUTE([.C751];&quot;/&quot;;&quot;&quot;)" table:style-name="ce5">
            <text:p>5229</text:p>
          </table:table-cell>
          <table:table-cell office:value-type="string" office:string-value="52290" table:formula="of:=[.D751]&amp;REPT(&quot;0&quot;;5-LEN([.D751]))" table:style-name="ce5">
            <text:p>52290</text:p>
          </table:table-cell>
          <table:table-cell office:value-type="string" table:style-name="ce4">
            <text:p>Other transportation support activities</text:p>
          </table:table-cell>
          <table:table-cell table:number-columns-repeated="16378"/>
        </table:table-row>
        <table:table-row table:style-name="ro1">
          <table:table-cell office:value-type="string" table:style-name="ce2">
            <text:p>53</text:p>
          </table:table-cell>
          <table:table-cell office:value-type="string" table:style-name="ce4">
            <text:p>Postal and courier activities</text:p>
          </table:table-cell>
          <table:table-cell office:value-type="string" office:string-value="53" table:formula="of:=SUBSTITUTE([.A752];&quot;.&quot;;&quot;&quot;)" table:style-name="ce6">
            <text:p>53</text:p>
          </table:table-cell>
          <table:table-cell office:value-type="string" office:string-value="53" table:formula="of:=SUBSTITUTE([.C752];&quot;/&quot;;&quot;&quot;)" table:style-name="ce5">
            <text:p>53</text:p>
          </table:table-cell>
          <table:table-cell office:value-type="string" office:string-value="53000" table:formula="of:=[.D752]&amp;REPT(&quot;0&quot;;5-LEN([.D752]))" table:style-name="ce5">
            <text:p>53000</text:p>
          </table:table-cell>
          <table:table-cell office:value-type="string" table:style-name="ce4">
            <text:p>Postal and courier activities</text:p>
          </table:table-cell>
          <table:table-cell table:number-columns-repeated="16378"/>
        </table:table-row>
        <table:table-row table:style-name="ro1">
          <table:table-cell office:value-type="string" table:style-name="ce2">
            <text:p>53.1</text:p>
          </table:table-cell>
          <table:table-cell office:value-type="string" table:style-name="ce4">
            <text:p>Postal activities under universal service obligation</text:p>
          </table:table-cell>
          <table:table-cell office:value-type="string" office:string-value="531" table:formula="of:=SUBSTITUTE([.A753];&quot;.&quot;;&quot;&quot;)" table:style-name="ce6">
            <text:p>531</text:p>
          </table:table-cell>
          <table:table-cell office:value-type="string" office:string-value="531" table:formula="of:=SUBSTITUTE([.C753];&quot;/&quot;;&quot;&quot;)" table:style-name="ce5">
            <text:p>531</text:p>
          </table:table-cell>
          <table:table-cell office:value-type="string" office:string-value="53100" table:formula="of:=[.D753]&amp;REPT(&quot;0&quot;;5-LEN([.D753]))" table:style-name="ce5">
            <text:p>53100</text:p>
          </table:table-cell>
          <table:table-cell office:value-type="string" table:style-name="ce4">
            <text:p>Postal activities under universal service obligation</text:p>
          </table:table-cell>
          <table:table-cell table:number-columns-repeated="16378"/>
        </table:table-row>
        <table:table-row table:style-name="ro1">
          <table:table-cell office:value-type="string" table:style-name="ce2">
            <text:p>53.10</text:p>
          </table:table-cell>
          <table:table-cell office:value-type="string" table:style-name="ce4">
            <text:p>Postal activities under universal service obligation</text:p>
          </table:table-cell>
          <table:table-cell office:value-type="string" office:string-value="5310" table:formula="of:=SUBSTITUTE([.A754];&quot;.&quot;;&quot;&quot;)" table:style-name="ce6">
            <text:p>5310</text:p>
          </table:table-cell>
          <table:table-cell office:value-type="string" office:string-value="5310" table:formula="of:=SUBSTITUTE([.C754];&quot;/&quot;;&quot;&quot;)" table:style-name="ce5">
            <text:p>5310</text:p>
          </table:table-cell>
          <table:table-cell office:value-type="string" office:string-value="53100" table:formula="of:=[.D754]&amp;REPT(&quot;0&quot;;5-LEN([.D754]))" table:style-name="ce5">
            <text:p>53100</text:p>
          </table:table-cell>
          <table:table-cell office:value-type="string" table:style-name="ce4">
            <text:p>Postal activities under universal service obligation</text:p>
          </table:table-cell>
          <table:table-cell table:number-columns-repeated="16378"/>
        </table:table-row>
        <table:table-row table:style-name="ro1">
          <table:table-cell office:value-type="string" table:style-name="ce2">
            <text:p>53.2</text:p>
          </table:table-cell>
          <table:table-cell office:value-type="string" table:style-name="ce4">
            <text:p>Other postal and courier activities</text:p>
          </table:table-cell>
          <table:table-cell office:value-type="string" office:string-value="532" table:formula="of:=SUBSTITUTE([.A755];&quot;.&quot;;&quot;&quot;)" table:style-name="ce6">
            <text:p>532</text:p>
          </table:table-cell>
          <table:table-cell office:value-type="string" office:string-value="532" table:formula="of:=SUBSTITUTE([.C755];&quot;/&quot;;&quot;&quot;)" table:style-name="ce5">
            <text:p>532</text:p>
          </table:table-cell>
          <table:table-cell office:value-type="string" office:string-value="53200" table:formula="of:=[.D755]&amp;REPT(&quot;0&quot;;5-LEN([.D755]))" table:style-name="ce5">
            <text:p>53200</text:p>
          </table:table-cell>
          <table:table-cell office:value-type="string" table:style-name="ce4">
            <text:p>Other postal and courier activities</text:p>
          </table:table-cell>
          <table:table-cell table:number-columns-repeated="16378"/>
        </table:table-row>
        <table:table-row table:style-name="ro1">
          <table:table-cell office:value-type="string" table:style-name="ce2">
            <text:p>53.20</text:p>
          </table:table-cell>
          <table:table-cell office:value-type="string" table:style-name="ce4">
            <text:p>Other postal and courier activities</text:p>
          </table:table-cell>
          <table:table-cell office:value-type="string" office:string-value="5320" table:formula="of:=SUBSTITUTE([.A756];&quot;.&quot;;&quot;&quot;)" table:style-name="ce6">
            <text:p>5320</text:p>
          </table:table-cell>
          <table:table-cell office:value-type="string" office:string-value="5320" table:formula="of:=SUBSTITUTE([.C756];&quot;/&quot;;&quot;&quot;)" table:style-name="ce5">
            <text:p>5320</text:p>
          </table:table-cell>
          <table:table-cell office:value-type="string" office:string-value="53200" table:formula="of:=[.D756]&amp;REPT(&quot;0&quot;;5-LEN([.D756]))" table:style-name="ce5">
            <text:p>53200</text:p>
          </table:table-cell>
          <table:table-cell office:value-type="string" table:style-name="ce4">
            <text:p>Other postal and courier activities</text:p>
          </table:table-cell>
          <table:table-cell table:number-columns-repeated="16378"/>
        </table:table-row>
        <table:table-row table:style-name="ro1">
          <table:table-cell office:value-type="string" table:style-name="ce2">
            <text:p>53.20/1</text:p>
          </table:table-cell>
          <table:table-cell office:value-type="string" table:style-name="ce4">
            <text:p>Licensed carriers</text:p>
          </table:table-cell>
          <table:table-cell office:value-type="string" office:string-value="5320/1" table:formula="of:=SUBSTITUTE([.A757];&quot;.&quot;;&quot;&quot;)" table:style-name="ce6">
            <text:p>5320/1</text:p>
          </table:table-cell>
          <table:table-cell office:value-type="string" office:string-value="53201" table:formula="of:=SUBSTITUTE([.C757];&quot;/&quot;;&quot;&quot;)" table:style-name="ce5">
            <text:p>53201</text:p>
          </table:table-cell>
          <table:table-cell office:value-type="string" office:string-value="53201" table:formula="of:=[.D757]&amp;REPT(&quot;0&quot;;5-LEN([.D757]))" table:style-name="ce5">
            <text:p>53201</text:p>
          </table:table-cell>
          <table:table-cell office:value-type="string" table:style-name="ce4">
            <text:p>Licensed carriers</text:p>
          </table:table-cell>
          <table:table-cell table:number-columns-repeated="16378"/>
        </table:table-row>
        <table:table-row table:style-name="ro1">
          <table:table-cell office:value-type="string" table:style-name="ce2">
            <text:p>53.20/2</text:p>
          </table:table-cell>
          <table:table-cell office:value-type="string" table:style-name="ce4">
            <text:p>Unlicensed carriers</text:p>
          </table:table-cell>
          <table:table-cell office:value-type="string" office:string-value="5320/2" table:formula="of:=SUBSTITUTE([.A758];&quot;.&quot;;&quot;&quot;)" table:style-name="ce6">
            <text:p>5320/2</text:p>
          </table:table-cell>
          <table:table-cell office:value-type="string" office:string-value="53202" table:formula="of:=SUBSTITUTE([.C758];&quot;/&quot;;&quot;&quot;)" table:style-name="ce5">
            <text:p>53202</text:p>
          </table:table-cell>
          <table:table-cell office:value-type="string" office:string-value="53202" table:formula="of:=[.D758]&amp;REPT(&quot;0&quot;;5-LEN([.D758]))" table:style-name="ce5">
            <text:p>53202</text:p>
          </table:table-cell>
          <table:table-cell office:value-type="string" table:style-name="ce4">
            <text:p>Unlicensed carriers</text:p>
          </table:table-cell>
          <table:table-cell table:number-columns-repeated="16378"/>
        </table:table-row>
        <table:table-row table:style-name="ro1">
          <table:table-cell office:value-type="string" table:style-name="ce2">
            <text:p>55</text:p>
          </table:table-cell>
          <table:table-cell office:value-type="string" table:style-name="ce4">
            <text:p>Accommodation</text:p>
          </table:table-cell>
          <table:table-cell office:value-type="string" office:string-value="55" table:formula="of:=SUBSTITUTE([.A759];&quot;.&quot;;&quot;&quot;)" table:style-name="ce6">
            <text:p>55</text:p>
          </table:table-cell>
          <table:table-cell office:value-type="string" office:string-value="55" table:formula="of:=SUBSTITUTE([.C759];&quot;/&quot;;&quot;&quot;)" table:style-name="ce5">
            <text:p>55</text:p>
          </table:table-cell>
          <table:table-cell office:value-type="string" office:string-value="55000" table:formula="of:=[.D759]&amp;REPT(&quot;0&quot;;5-LEN([.D759]))" table:style-name="ce5">
            <text:p>55000</text:p>
          </table:table-cell>
          <table:table-cell office:value-type="string" table:style-name="ce4">
            <text:p>Accommodation</text:p>
          </table:table-cell>
          <table:table-cell table:number-columns-repeated="16378"/>
        </table:table-row>
        <table:table-row table:style-name="ro1">
          <table:table-cell office:value-type="string" table:style-name="ce2">
            <text:p>55.1</text:p>
          </table:table-cell>
          <table:table-cell office:value-type="string" table:style-name="ce4">
            <text:p>Hotels and similar accommodation</text:p>
          </table:table-cell>
          <table:table-cell office:value-type="string" office:string-value="551" table:formula="of:=SUBSTITUTE([.A760];&quot;.&quot;;&quot;&quot;)" table:style-name="ce6">
            <text:p>551</text:p>
          </table:table-cell>
          <table:table-cell office:value-type="string" office:string-value="551" table:formula="of:=SUBSTITUTE([.C760];&quot;/&quot;;&quot;&quot;)" table:style-name="ce5">
            <text:p>551</text:p>
          </table:table-cell>
          <table:table-cell office:value-type="string" office:string-value="55100" table:formula="of:=[.D760]&amp;REPT(&quot;0&quot;;5-LEN([.D760]))" table:style-name="ce5">
            <text:p>55100</text:p>
          </table:table-cell>
          <table:table-cell office:value-type="string" table:style-name="ce4">
            <text:p>Hotels and similar accommodation</text:p>
          </table:table-cell>
          <table:table-cell table:number-columns-repeated="16378"/>
        </table:table-row>
        <table:table-row table:style-name="ro1">
          <table:table-cell office:value-type="string" table:style-name="ce2">
            <text:p>55.10</text:p>
          </table:table-cell>
          <table:table-cell office:value-type="string" table:style-name="ce4">
            <text:p>Hotels and similar accommodation</text:p>
          </table:table-cell>
          <table:table-cell office:value-type="string" office:string-value="5510" table:formula="of:=SUBSTITUTE([.A761];&quot;.&quot;;&quot;&quot;)" table:style-name="ce6">
            <text:p>5510</text:p>
          </table:table-cell>
          <table:table-cell office:value-type="string" office:string-value="5510" table:formula="of:=SUBSTITUTE([.C761];&quot;/&quot;;&quot;&quot;)" table:style-name="ce5">
            <text:p>5510</text:p>
          </table:table-cell>
          <table:table-cell office:value-type="string" office:string-value="55100" table:formula="of:=[.D761]&amp;REPT(&quot;0&quot;;5-LEN([.D761]))" table:style-name="ce5">
            <text:p>55100</text:p>
          </table:table-cell>
          <table:table-cell office:value-type="string" table:style-name="ce4">
            <text:p>Hotels and similar accommodation</text:p>
          </table:table-cell>
          <table:table-cell table:number-columns-repeated="16378"/>
        </table:table-row>
        <table:table-row table:style-name="ro1">
          <table:table-cell office:value-type="string" table:style-name="ce2">
            <text:p>55.2</text:p>
          </table:table-cell>
          <table:table-cell office:value-type="string" table:style-name="ce4">
            <text:p>Holiday and other short-stay accommodation</text:p>
          </table:table-cell>
          <table:table-cell office:value-type="string" office:string-value="552" table:formula="of:=SUBSTITUTE([.A762];&quot;.&quot;;&quot;&quot;)" table:style-name="ce6">
            <text:p>552</text:p>
          </table:table-cell>
          <table:table-cell office:value-type="string" office:string-value="552" table:formula="of:=SUBSTITUTE([.C762];&quot;/&quot;;&quot;&quot;)" table:style-name="ce5">
            <text:p>552</text:p>
          </table:table-cell>
          <table:table-cell office:value-type="string" office:string-value="55200" table:formula="of:=[.D762]&amp;REPT(&quot;0&quot;;5-LEN([.D762]))" table:style-name="ce5">
            <text:p>55200</text:p>
          </table:table-cell>
          <table:table-cell office:value-type="string" table:style-name="ce4">
            <text:p>Holiday and other short-stay accommodation</text:p>
          </table:table-cell>
          <table:table-cell table:number-columns-repeated="16378"/>
        </table:table-row>
        <table:table-row table:style-name="ro1">
          <table:table-cell office:value-type="string" table:style-name="ce2">
            <text:p>55.20</text:p>
          </table:table-cell>
          <table:table-cell office:value-type="string" table:style-name="ce4">
            <text:p>Holiday and other short-stay accommodation</text:p>
          </table:table-cell>
          <table:table-cell office:value-type="string" office:string-value="5520" table:formula="of:=SUBSTITUTE([.A763];&quot;.&quot;;&quot;&quot;)" table:style-name="ce6">
            <text:p>5520</text:p>
          </table:table-cell>
          <table:table-cell office:value-type="string" office:string-value="5520" table:formula="of:=SUBSTITUTE([.C763];&quot;/&quot;;&quot;&quot;)" table:style-name="ce5">
            <text:p>5520</text:p>
          </table:table-cell>
          <table:table-cell office:value-type="string" office:string-value="55200" table:formula="of:=[.D763]&amp;REPT(&quot;0&quot;;5-LEN([.D763]))" table:style-name="ce5">
            <text:p>55200</text:p>
          </table:table-cell>
          <table:table-cell office:value-type="string" table:style-name="ce4">
            <text:p>Holiday and other short-stay accommodation</text:p>
          </table:table-cell>
          <table:table-cell table:number-columns-repeated="16378"/>
        </table:table-row>
        <table:table-row table:style-name="ro1">
          <table:table-cell office:value-type="string" table:style-name="ce2">
            <text:p>55.20/1</text:p>
          </table:table-cell>
          <table:table-cell office:value-type="string" table:style-name="ce4">
            <text:p>Holiday centres and villages</text:p>
          </table:table-cell>
          <table:table-cell office:value-type="string" office:string-value="5520/1" table:formula="of:=SUBSTITUTE([.A764];&quot;.&quot;;&quot;&quot;)" table:style-name="ce6">
            <text:p>5520/1</text:p>
          </table:table-cell>
          <table:table-cell office:value-type="string" office:string-value="55201" table:formula="of:=SUBSTITUTE([.C764];&quot;/&quot;;&quot;&quot;)" table:style-name="ce5">
            <text:p>55201</text:p>
          </table:table-cell>
          <table:table-cell office:value-type="string" office:string-value="55201" table:formula="of:=[.D764]&amp;REPT(&quot;0&quot;;5-LEN([.D764]))" table:style-name="ce5">
            <text:p>55201</text:p>
          </table:table-cell>
          <table:table-cell office:value-type="string" table:style-name="ce4">
            <text:p>Holiday centres and villages</text:p>
          </table:table-cell>
          <table:table-cell table:number-columns-repeated="16378"/>
        </table:table-row>
        <table:table-row table:style-name="ro1">
          <table:table-cell office:value-type="string" table:style-name="ce2">
            <text:p>55.20/2</text:p>
          </table:table-cell>
          <table:table-cell office:value-type="string" table:style-name="ce4">
            <text:p>Youth hostels</text:p>
          </table:table-cell>
          <table:table-cell office:value-type="string" office:string-value="5520/2" table:formula="of:=SUBSTITUTE([.A765];&quot;.&quot;;&quot;&quot;)" table:style-name="ce6">
            <text:p>5520/2</text:p>
          </table:table-cell>
          <table:table-cell office:value-type="string" office:string-value="55202" table:formula="of:=SUBSTITUTE([.C765];&quot;/&quot;;&quot;&quot;)" table:style-name="ce5">
            <text:p>55202</text:p>
          </table:table-cell>
          <table:table-cell office:value-type="string" office:string-value="55202" table:formula="of:=[.D765]&amp;REPT(&quot;0&quot;;5-LEN([.D765]))" table:style-name="ce5">
            <text:p>55202</text:p>
          </table:table-cell>
          <table:table-cell office:value-type="string" table:style-name="ce4">
            <text:p>Youth hostels</text:p>
          </table:table-cell>
          <table:table-cell table:number-columns-repeated="16378"/>
        </table:table-row>
        <table:table-row table:style-name="ro1">
          <table:table-cell office:value-type="string" table:style-name="ce2">
            <text:p>55.20/9</text:p>
          </table:table-cell>
          <table:table-cell office:value-type="string" table:style-name="ce4">
            <text:p>Other holiday and other short-stay accommodation (not including holiday centres and villages or youth hostels) not elsewhere classified</text:p>
          </table:table-cell>
          <table:table-cell office:value-type="string" office:string-value="5520/9" table:formula="of:=SUBSTITUTE([.A766];&quot;.&quot;;&quot;&quot;)" table:style-name="ce6">
            <text:p>5520/9</text:p>
          </table:table-cell>
          <table:table-cell office:value-type="string" office:string-value="55209" table:formula="of:=SUBSTITUTE([.C766];&quot;/&quot;;&quot;&quot;)" table:style-name="ce5">
            <text:p>55209</text:p>
          </table:table-cell>
          <table:table-cell office:value-type="string" office:string-value="55209" table:formula="of:=[.D766]&amp;REPT(&quot;0&quot;;5-LEN([.D766]))" table:style-name="ce5">
            <text:p>55209</text:p>
          </table:table-cell>
          <table:table-cell office:value-type="string" table:style-name="ce4">
            <text:p>Other holiday and other short-stay accommodation (not including holiday centres and villages or youth hostels) not elsewhere classified</text:p>
          </table:table-cell>
          <table:table-cell table:number-columns-repeated="16378"/>
        </table:table-row>
        <table:table-row table:style-name="ro1">
          <table:table-cell office:value-type="string" table:style-name="ce2">
            <text:p>55.3</text:p>
          </table:table-cell>
          <table:table-cell office:value-type="string" table:style-name="ce4">
            <text:p>Camping grounds, recreational vehicle parks and trailer parks</text:p>
          </table:table-cell>
          <table:table-cell office:value-type="string" office:string-value="553" table:formula="of:=SUBSTITUTE([.A767];&quot;.&quot;;&quot;&quot;)" table:style-name="ce6">
            <text:p>553</text:p>
          </table:table-cell>
          <table:table-cell office:value-type="string" office:string-value="553" table:formula="of:=SUBSTITUTE([.C767];&quot;/&quot;;&quot;&quot;)" table:style-name="ce5">
            <text:p>553</text:p>
          </table:table-cell>
          <table:table-cell office:value-type="string" office:string-value="55300" table:formula="of:=[.D767]&amp;REPT(&quot;0&quot;;5-LEN([.D767]))" table:style-name="ce5">
            <text:p>55300</text:p>
          </table:table-cell>
          <table:table-cell office:value-type="string" table:style-name="ce4">
            <text:p>Camping grounds, recreational vehicle parks and trailer parks</text:p>
          </table:table-cell>
          <table:table-cell table:number-columns-repeated="16378"/>
        </table:table-row>
        <table:table-row table:style-name="ro1">
          <table:table-cell office:value-type="string" table:style-name="ce2">
            <text:p>55.30</text:p>
          </table:table-cell>
          <table:table-cell office:value-type="string" table:style-name="ce4">
            <text:p>Camping grounds, recreational vehicle parks and trailer parks</text:p>
          </table:table-cell>
          <table:table-cell office:value-type="string" office:string-value="5530" table:formula="of:=SUBSTITUTE([.A768];&quot;.&quot;;&quot;&quot;)" table:style-name="ce6">
            <text:p>5530</text:p>
          </table:table-cell>
          <table:table-cell office:value-type="string" office:string-value="5530" table:formula="of:=SUBSTITUTE([.C768];&quot;/&quot;;&quot;&quot;)" table:style-name="ce5">
            <text:p>5530</text:p>
          </table:table-cell>
          <table:table-cell office:value-type="string" office:string-value="55300" table:formula="of:=[.D768]&amp;REPT(&quot;0&quot;;5-LEN([.D768]))" table:style-name="ce5">
            <text:p>55300</text:p>
          </table:table-cell>
          <table:table-cell office:value-type="string" table:style-name="ce4">
            <text:p>Camping grounds, recreational vehicle parks and trailer parks</text:p>
          </table:table-cell>
          <table:table-cell table:number-columns-repeated="16378"/>
        </table:table-row>
        <table:table-row table:style-name="ro1">
          <table:table-cell office:value-type="string" table:style-name="ce2">
            <text:p>55.9</text:p>
          </table:table-cell>
          <table:table-cell office:value-type="string" table:style-name="ce4">
            <text:p>Other accommodation</text:p>
          </table:table-cell>
          <table:table-cell office:value-type="string" office:string-value="559" table:formula="of:=SUBSTITUTE([.A769];&quot;.&quot;;&quot;&quot;)" table:style-name="ce6">
            <text:p>559</text:p>
          </table:table-cell>
          <table:table-cell office:value-type="string" office:string-value="559" table:formula="of:=SUBSTITUTE([.C769];&quot;/&quot;;&quot;&quot;)" table:style-name="ce5">
            <text:p>559</text:p>
          </table:table-cell>
          <table:table-cell office:value-type="string" office:string-value="55900" table:formula="of:=[.D769]&amp;REPT(&quot;0&quot;;5-LEN([.D769]))" table:style-name="ce5">
            <text:p>55900</text:p>
          </table:table-cell>
          <table:table-cell office:value-type="string" table:style-name="ce4">
            <text:p>Other accommodation</text:p>
          </table:table-cell>
          <table:table-cell table:number-columns-repeated="16378"/>
        </table:table-row>
        <table:table-row table:style-name="ro1">
          <table:table-cell office:value-type="string" table:style-name="ce2">
            <text:p>55.90</text:p>
          </table:table-cell>
          <table:table-cell office:value-type="string" table:style-name="ce4">
            <text:p>Other accommodation</text:p>
          </table:table-cell>
          <table:table-cell office:value-type="string" office:string-value="5590" table:formula="of:=SUBSTITUTE([.A770];&quot;.&quot;;&quot;&quot;)" table:style-name="ce6">
            <text:p>5590</text:p>
          </table:table-cell>
          <table:table-cell office:value-type="string" office:string-value="5590" table:formula="of:=SUBSTITUTE([.C770];&quot;/&quot;;&quot;&quot;)" table:style-name="ce5">
            <text:p>5590</text:p>
          </table:table-cell>
          <table:table-cell office:value-type="string" office:string-value="55900" table:formula="of:=[.D770]&amp;REPT(&quot;0&quot;;5-LEN([.D770]))" table:style-name="ce5">
            <text:p>55900</text:p>
          </table:table-cell>
          <table:table-cell office:value-type="string" table:style-name="ce4">
            <text:p>Other accommodation</text:p>
          </table:table-cell>
          <table:table-cell table:number-columns-repeated="16378"/>
        </table:table-row>
        <table:table-row table:style-name="ro1">
          <table:table-cell office:value-type="string" table:style-name="ce2">
            <text:p>56</text:p>
          </table:table-cell>
          <table:table-cell office:value-type="string" table:style-name="ce4">
            <text:p>Food and beverage service activities</text:p>
          </table:table-cell>
          <table:table-cell office:value-type="string" office:string-value="56" table:formula="of:=SUBSTITUTE([.A771];&quot;.&quot;;&quot;&quot;)" table:style-name="ce6">
            <text:p>56</text:p>
          </table:table-cell>
          <table:table-cell office:value-type="string" office:string-value="56" table:formula="of:=SUBSTITUTE([.C771];&quot;/&quot;;&quot;&quot;)" table:style-name="ce5">
            <text:p>56</text:p>
          </table:table-cell>
          <table:table-cell office:value-type="string" office:string-value="56000" table:formula="of:=[.D771]&amp;REPT(&quot;0&quot;;5-LEN([.D771]))" table:style-name="ce5">
            <text:p>56000</text:p>
          </table:table-cell>
          <table:table-cell office:value-type="string" table:style-name="ce4">
            <text:p>Food and beverage service activities</text:p>
          </table:table-cell>
          <table:table-cell table:number-columns-repeated="16378"/>
        </table:table-row>
        <table:table-row table:style-name="ro1">
          <table:table-cell office:value-type="string" table:style-name="ce2">
            <text:p>56.1</text:p>
          </table:table-cell>
          <table:table-cell office:value-type="string" table:style-name="ce4">
            <text:p>Restaurants and mobile food service activities</text:p>
          </table:table-cell>
          <table:table-cell office:value-type="string" office:string-value="561" table:formula="of:=SUBSTITUTE([.A772];&quot;.&quot;;&quot;&quot;)" table:style-name="ce6">
            <text:p>561</text:p>
          </table:table-cell>
          <table:table-cell office:value-type="string" office:string-value="561" table:formula="of:=SUBSTITUTE([.C772];&quot;/&quot;;&quot;&quot;)" table:style-name="ce5">
            <text:p>561</text:p>
          </table:table-cell>
          <table:table-cell office:value-type="string" office:string-value="56100" table:formula="of:=[.D772]&amp;REPT(&quot;0&quot;;5-LEN([.D772]))" table:style-name="ce5">
            <text:p>56100</text:p>
          </table:table-cell>
          <table:table-cell office:value-type="string" table:style-name="ce4">
            <text:p>Restaurants and mobile food service activities</text:p>
          </table:table-cell>
          <table:table-cell table:number-columns-repeated="16378"/>
        </table:table-row>
        <table:table-row table:style-name="ro1">
          <table:table-cell office:value-type="string" table:style-name="ce2">
            <text:p>56.10</text:p>
          </table:table-cell>
          <table:table-cell office:value-type="string" table:style-name="ce4">
            <text:p>Restaurants and mobile food service activities</text:p>
          </table:table-cell>
          <table:table-cell office:value-type="string" office:string-value="5610" table:formula="of:=SUBSTITUTE([.A773];&quot;.&quot;;&quot;&quot;)" table:style-name="ce6">
            <text:p>5610</text:p>
          </table:table-cell>
          <table:table-cell office:value-type="string" office:string-value="5610" table:formula="of:=SUBSTITUTE([.C773];&quot;/&quot;;&quot;&quot;)" table:style-name="ce5">
            <text:p>5610</text:p>
          </table:table-cell>
          <table:table-cell office:value-type="string" office:string-value="56100" table:formula="of:=[.D773]&amp;REPT(&quot;0&quot;;5-LEN([.D773]))" table:style-name="ce5">
            <text:p>56100</text:p>
          </table:table-cell>
          <table:table-cell office:value-type="string" table:style-name="ce4">
            <text:p>Restaurants and mobile food service activities</text:p>
          </table:table-cell>
          <table:table-cell table:number-columns-repeated="16378"/>
        </table:table-row>
        <table:table-row table:style-name="ro1">
          <table:table-cell office:value-type="string" table:style-name="ce2">
            <text:p>56.10/1</text:p>
          </table:table-cell>
          <table:table-cell office:value-type="string" table:style-name="ce4">
            <text:p>Licensed restaurants</text:p>
          </table:table-cell>
          <table:table-cell office:value-type="string" office:string-value="5610/1" table:formula="of:=SUBSTITUTE([.A774];&quot;.&quot;;&quot;&quot;)" table:style-name="ce6">
            <text:p>5610/1</text:p>
          </table:table-cell>
          <table:table-cell office:value-type="string" office:string-value="56101" table:formula="of:=SUBSTITUTE([.C774];&quot;/&quot;;&quot;&quot;)" table:style-name="ce5">
            <text:p>56101</text:p>
          </table:table-cell>
          <table:table-cell office:value-type="string" office:string-value="56101" table:formula="of:=[.D774]&amp;REPT(&quot;0&quot;;5-LEN([.D774]))" table:style-name="ce5">
            <text:p>56101</text:p>
          </table:table-cell>
          <table:table-cell office:value-type="string" table:style-name="ce4">
            <text:p>Licensed restaurants</text:p>
          </table:table-cell>
          <table:table-cell table:number-columns-repeated="16378"/>
        </table:table-row>
        <table:table-row table:style-name="ro1">
          <table:table-cell office:value-type="string" table:style-name="ce2">
            <text:p>56.10/2</text:p>
          </table:table-cell>
          <table:table-cell office:value-type="string" table:style-name="ce4">
            <text:p>Unlicensed restaurants and cafes</text:p>
          </table:table-cell>
          <table:table-cell office:value-type="string" office:string-value="5610/2" table:formula="of:=SUBSTITUTE([.A775];&quot;.&quot;;&quot;&quot;)" table:style-name="ce6">
            <text:p>5610/2</text:p>
          </table:table-cell>
          <table:table-cell office:value-type="string" office:string-value="56102" table:formula="of:=SUBSTITUTE([.C775];&quot;/&quot;;&quot;&quot;)" table:style-name="ce5">
            <text:p>56102</text:p>
          </table:table-cell>
          <table:table-cell office:value-type="string" office:string-value="56102" table:formula="of:=[.D775]&amp;REPT(&quot;0&quot;;5-LEN([.D775]))" table:style-name="ce5">
            <text:p>56102</text:p>
          </table:table-cell>
          <table:table-cell office:value-type="string" table:style-name="ce4">
            <text:p>Unlicensed restaurants and cafes</text:p>
          </table:table-cell>
          <table:table-cell table:number-columns-repeated="16378"/>
        </table:table-row>
        <table:table-row table:style-name="ro1">
          <table:table-cell office:value-type="string" table:style-name="ce2">
            <text:p>56.10/3</text:p>
          </table:table-cell>
          <table:table-cell office:value-type="string" table:style-name="ce4">
            <text:p>Take away food shops and mobile food stands</text:p>
          </table:table-cell>
          <table:table-cell office:value-type="string" office:string-value="5610/3" table:formula="of:=SUBSTITUTE([.A776];&quot;.&quot;;&quot;&quot;)" table:style-name="ce6">
            <text:p>5610/3</text:p>
          </table:table-cell>
          <table:table-cell office:value-type="string" office:string-value="56103" table:formula="of:=SUBSTITUTE([.C776];&quot;/&quot;;&quot;&quot;)" table:style-name="ce5">
            <text:p>56103</text:p>
          </table:table-cell>
          <table:table-cell office:value-type="string" office:string-value="56103" table:formula="of:=[.D776]&amp;REPT(&quot;0&quot;;5-LEN([.D776]))" table:style-name="ce5">
            <text:p>56103</text:p>
          </table:table-cell>
          <table:table-cell office:value-type="string" table:style-name="ce4">
            <text:p>Take away food shops and mobile food stands</text:p>
          </table:table-cell>
          <table:table-cell table:number-columns-repeated="16378"/>
        </table:table-row>
        <table:table-row table:style-name="ro1">
          <table:table-cell office:value-type="string" table:style-name="ce2">
            <text:p>56.2</text:p>
          </table:table-cell>
          <table:table-cell office:value-type="string" table:style-name="ce4">
            <text:p>Event catering and other food service activities</text:p>
          </table:table-cell>
          <table:table-cell office:value-type="string" office:string-value="562" table:formula="of:=SUBSTITUTE([.A777];&quot;.&quot;;&quot;&quot;)" table:style-name="ce6">
            <text:p>562</text:p>
          </table:table-cell>
          <table:table-cell office:value-type="string" office:string-value="562" table:formula="of:=SUBSTITUTE([.C777];&quot;/&quot;;&quot;&quot;)" table:style-name="ce5">
            <text:p>562</text:p>
          </table:table-cell>
          <table:table-cell office:value-type="string" office:string-value="56200" table:formula="of:=[.D777]&amp;REPT(&quot;0&quot;;5-LEN([.D777]))" table:style-name="ce5">
            <text:p>56200</text:p>
          </table:table-cell>
          <table:table-cell office:value-type="string" table:style-name="ce4">
            <text:p>Event catering and other food service activities</text:p>
          </table:table-cell>
          <table:table-cell table:number-columns-repeated="16378"/>
        </table:table-row>
        <table:table-row table:style-name="ro1">
          <table:table-cell office:value-type="string" table:style-name="ce2">
            <text:p>56.21</text:p>
          </table:table-cell>
          <table:table-cell office:value-type="string" table:style-name="ce4">
            <text:p>Event catering activities</text:p>
          </table:table-cell>
          <table:table-cell office:value-type="string" office:string-value="5621" table:formula="of:=SUBSTITUTE([.A778];&quot;.&quot;;&quot;&quot;)" table:style-name="ce6">
            <text:p>5621</text:p>
          </table:table-cell>
          <table:table-cell office:value-type="string" office:string-value="5621" table:formula="of:=SUBSTITUTE([.C778];&quot;/&quot;;&quot;&quot;)" table:style-name="ce5">
            <text:p>5621</text:p>
          </table:table-cell>
          <table:table-cell office:value-type="string" office:string-value="56210" table:formula="of:=[.D778]&amp;REPT(&quot;0&quot;;5-LEN([.D778]))" table:style-name="ce5">
            <text:p>56210</text:p>
          </table:table-cell>
          <table:table-cell office:value-type="string" table:style-name="ce4">
            <text:p>Event catering activities</text:p>
          </table:table-cell>
          <table:table-cell table:number-columns-repeated="16378"/>
        </table:table-row>
        <table:table-row table:style-name="ro1">
          <table:table-cell office:value-type="string" table:style-name="ce2">
            <text:p>56.29</text:p>
          </table:table-cell>
          <table:table-cell office:value-type="string" table:style-name="ce4">
            <text:p>Other food service activities</text:p>
          </table:table-cell>
          <table:table-cell office:value-type="string" office:string-value="5629" table:formula="of:=SUBSTITUTE([.A779];&quot;.&quot;;&quot;&quot;)" table:style-name="ce6">
            <text:p>5629</text:p>
          </table:table-cell>
          <table:table-cell office:value-type="string" office:string-value="5629" table:formula="of:=SUBSTITUTE([.C779];&quot;/&quot;;&quot;&quot;)" table:style-name="ce5">
            <text:p>5629</text:p>
          </table:table-cell>
          <table:table-cell office:value-type="string" office:string-value="56290" table:formula="of:=[.D779]&amp;REPT(&quot;0&quot;;5-LEN([.D779]))" table:style-name="ce5">
            <text:p>56290</text:p>
          </table:table-cell>
          <table:table-cell office:value-type="string" table:style-name="ce4">
            <text:p>Other food service activities</text:p>
          </table:table-cell>
          <table:table-cell table:number-columns-repeated="16378"/>
        </table:table-row>
        <table:table-row table:style-name="ro1">
          <table:table-cell office:value-type="string" table:style-name="ce2">
            <text:p>56.3</text:p>
          </table:table-cell>
          <table:table-cell office:value-type="string" table:style-name="ce4">
            <text:p>Beverage serving activities</text:p>
          </table:table-cell>
          <table:table-cell office:value-type="string" office:string-value="563" table:formula="of:=SUBSTITUTE([.A780];&quot;.&quot;;&quot;&quot;)" table:style-name="ce6">
            <text:p>563</text:p>
          </table:table-cell>
          <table:table-cell office:value-type="string" office:string-value="563" table:formula="of:=SUBSTITUTE([.C780];&quot;/&quot;;&quot;&quot;)" table:style-name="ce5">
            <text:p>563</text:p>
          </table:table-cell>
          <table:table-cell office:value-type="string" office:string-value="56300" table:formula="of:=[.D780]&amp;REPT(&quot;0&quot;;5-LEN([.D780]))" table:style-name="ce5">
            <text:p>56300</text:p>
          </table:table-cell>
          <table:table-cell office:value-type="string" table:style-name="ce4">
            <text:p>Beverage serving activities</text:p>
          </table:table-cell>
          <table:table-cell table:number-columns-repeated="16378"/>
        </table:table-row>
        <table:table-row table:style-name="ro1">
          <table:table-cell office:value-type="string" table:style-name="ce2">
            <text:p>56.30</text:p>
          </table:table-cell>
          <table:table-cell office:value-type="string" table:style-name="ce4">
            <text:p>Beverage serving activities</text:p>
          </table:table-cell>
          <table:table-cell office:value-type="string" office:string-value="5630" table:formula="of:=SUBSTITUTE([.A781];&quot;.&quot;;&quot;&quot;)" table:style-name="ce6">
            <text:p>5630</text:p>
          </table:table-cell>
          <table:table-cell office:value-type="string" office:string-value="5630" table:formula="of:=SUBSTITUTE([.C781];&quot;/&quot;;&quot;&quot;)" table:style-name="ce5">
            <text:p>5630</text:p>
          </table:table-cell>
          <table:table-cell office:value-type="string" office:string-value="56300" table:formula="of:=[.D781]&amp;REPT(&quot;0&quot;;5-LEN([.D781]))" table:style-name="ce5">
            <text:p>56300</text:p>
          </table:table-cell>
          <table:table-cell office:value-type="string" table:style-name="ce4">
            <text:p>Beverage serving activities</text:p>
          </table:table-cell>
          <table:table-cell table:number-columns-repeated="16378"/>
        </table:table-row>
        <table:table-row table:style-name="ro1">
          <table:table-cell office:value-type="string" table:style-name="ce2">
            <text:p>56.30/1</text:p>
          </table:table-cell>
          <table:table-cell office:value-type="string" table:style-name="ce4">
            <text:p>Licensed clubs</text:p>
          </table:table-cell>
          <table:table-cell office:value-type="string" office:string-value="5630/1" table:formula="of:=SUBSTITUTE([.A782];&quot;.&quot;;&quot;&quot;)" table:style-name="ce6">
            <text:p>5630/1</text:p>
          </table:table-cell>
          <table:table-cell office:value-type="string" office:string-value="56301" table:formula="of:=SUBSTITUTE([.C782];&quot;/&quot;;&quot;&quot;)" table:style-name="ce5">
            <text:p>56301</text:p>
          </table:table-cell>
          <table:table-cell office:value-type="string" office:string-value="56301" table:formula="of:=[.D782]&amp;REPT(&quot;0&quot;;5-LEN([.D782]))" table:style-name="ce5">
            <text:p>56301</text:p>
          </table:table-cell>
          <table:table-cell office:value-type="string" table:style-name="ce4">
            <text:p>Licensed clubs</text:p>
          </table:table-cell>
          <table:table-cell table:number-columns-repeated="16378"/>
        </table:table-row>
        <table:table-row table:style-name="ro1">
          <table:table-cell office:value-type="string" table:style-name="ce2">
            <text:p>56.30/2</text:p>
          </table:table-cell>
          <table:table-cell office:value-type="string" table:style-name="ce4">
            <text:p>Public houses and bars</text:p>
          </table:table-cell>
          <table:table-cell office:value-type="string" office:string-value="5630/2" table:formula="of:=SUBSTITUTE([.A783];&quot;.&quot;;&quot;&quot;)" table:style-name="ce6">
            <text:p>5630/2</text:p>
          </table:table-cell>
          <table:table-cell office:value-type="string" office:string-value="56302" table:formula="of:=SUBSTITUTE([.C783];&quot;/&quot;;&quot;&quot;)" table:style-name="ce5">
            <text:p>56302</text:p>
          </table:table-cell>
          <table:table-cell office:value-type="string" office:string-value="56302" table:formula="of:=[.D783]&amp;REPT(&quot;0&quot;;5-LEN([.D783]))" table:style-name="ce5">
            <text:p>56302</text:p>
          </table:table-cell>
          <table:table-cell office:value-type="string" table:style-name="ce4">
            <text:p>Public houses and bars</text:p>
          </table:table-cell>
          <table:table-cell table:number-columns-repeated="16378"/>
        </table:table-row>
        <table:table-row table:style-name="ro1">
          <table:table-cell office:value-type="string" table:style-name="ce2">
            <text:p>58</text:p>
          </table:table-cell>
          <table:table-cell office:value-type="string" table:style-name="ce4">
            <text:p>Publishing activities</text:p>
          </table:table-cell>
          <table:table-cell office:value-type="string" office:string-value="58" table:formula="of:=SUBSTITUTE([.A784];&quot;.&quot;;&quot;&quot;)" table:style-name="ce6">
            <text:p>58</text:p>
          </table:table-cell>
          <table:table-cell office:value-type="string" office:string-value="58" table:formula="of:=SUBSTITUTE([.C784];&quot;/&quot;;&quot;&quot;)" table:style-name="ce5">
            <text:p>58</text:p>
          </table:table-cell>
          <table:table-cell office:value-type="string" office:string-value="58000" table:formula="of:=[.D784]&amp;REPT(&quot;0&quot;;5-LEN([.D784]))" table:style-name="ce5">
            <text:p>58000</text:p>
          </table:table-cell>
          <table:table-cell office:value-type="string" table:style-name="ce4">
            <text:p>Publishing activities</text:p>
          </table:table-cell>
          <table:table-cell table:number-columns-repeated="16378"/>
        </table:table-row>
        <table:table-row table:style-name="ro1">
          <table:table-cell office:value-type="string" table:style-name="ce2">
            <text:p>58.1</text:p>
          </table:table-cell>
          <table:table-cell office:value-type="string" table:style-name="ce4">
            <text:p>Publishing of books, periodicals and other publishing activities</text:p>
          </table:table-cell>
          <table:table-cell office:value-type="string" office:string-value="581" table:formula="of:=SUBSTITUTE([.A785];&quot;.&quot;;&quot;&quot;)" table:style-name="ce6">
            <text:p>581</text:p>
          </table:table-cell>
          <table:table-cell office:value-type="string" office:string-value="581" table:formula="of:=SUBSTITUTE([.C785];&quot;/&quot;;&quot;&quot;)" table:style-name="ce5">
            <text:p>581</text:p>
          </table:table-cell>
          <table:table-cell office:value-type="string" office:string-value="58100" table:formula="of:=[.D785]&amp;REPT(&quot;0&quot;;5-LEN([.D785]))" table:style-name="ce5">
            <text:p>58100</text:p>
          </table:table-cell>
          <table:table-cell office:value-type="string" table:style-name="ce4">
            <text:p>Publishing of books, periodicals and other publishing activities</text:p>
          </table:table-cell>
          <table:table-cell table:number-columns-repeated="16378"/>
        </table:table-row>
        <table:table-row table:style-name="ro1">
          <table:table-cell office:value-type="string" table:style-name="ce2">
            <text:p>58.11</text:p>
          </table:table-cell>
          <table:table-cell office:value-type="string" table:style-name="ce4">
            <text:p>Book publishing</text:p>
          </table:table-cell>
          <table:table-cell office:value-type="string" office:string-value="5811" table:formula="of:=SUBSTITUTE([.A786];&quot;.&quot;;&quot;&quot;)" table:style-name="ce6">
            <text:p>5811</text:p>
          </table:table-cell>
          <table:table-cell office:value-type="string" office:string-value="5811" table:formula="of:=SUBSTITUTE([.C786];&quot;/&quot;;&quot;&quot;)" table:style-name="ce5">
            <text:p>5811</text:p>
          </table:table-cell>
          <table:table-cell office:value-type="string" office:string-value="58110" table:formula="of:=[.D786]&amp;REPT(&quot;0&quot;;5-LEN([.D786]))" table:style-name="ce5">
            <text:p>58110</text:p>
          </table:table-cell>
          <table:table-cell office:value-type="string" table:style-name="ce4">
            <text:p>Book publishing</text:p>
          </table:table-cell>
          <table:table-cell table:number-columns-repeated="16378"/>
        </table:table-row>
        <table:table-row table:style-name="ro1">
          <table:table-cell office:value-type="string" table:style-name="ce2">
            <text:p>58.12</text:p>
          </table:table-cell>
          <table:table-cell office:value-type="string" table:style-name="ce4">
            <text:p>Publishing of directories and mailing lists</text:p>
          </table:table-cell>
          <table:table-cell office:value-type="string" office:string-value="5812" table:formula="of:=SUBSTITUTE([.A787];&quot;.&quot;;&quot;&quot;)" table:style-name="ce6">
            <text:p>5812</text:p>
          </table:table-cell>
          <table:table-cell office:value-type="string" office:string-value="5812" table:formula="of:=SUBSTITUTE([.C787];&quot;/&quot;;&quot;&quot;)" table:style-name="ce5">
            <text:p>5812</text:p>
          </table:table-cell>
          <table:table-cell office:value-type="string" office:string-value="58120" table:formula="of:=[.D787]&amp;REPT(&quot;0&quot;;5-LEN([.D787]))" table:style-name="ce5">
            <text:p>58120</text:p>
          </table:table-cell>
          <table:table-cell office:value-type="string" table:style-name="ce4">
            <text:p>Publishing of directories and mailing lists</text:p>
          </table:table-cell>
          <table:table-cell table:number-columns-repeated="16378"/>
        </table:table-row>
        <table:table-row table:style-name="ro1">
          <table:table-cell office:value-type="string" table:style-name="ce2">
            <text:p>58.13</text:p>
          </table:table-cell>
          <table:table-cell office:value-type="string" table:style-name="ce4">
            <text:p>Publishing of newspapers</text:p>
          </table:table-cell>
          <table:table-cell office:value-type="string" office:string-value="5813" table:formula="of:=SUBSTITUTE([.A788];&quot;.&quot;;&quot;&quot;)" table:style-name="ce6">
            <text:p>5813</text:p>
          </table:table-cell>
          <table:table-cell office:value-type="string" office:string-value="5813" table:formula="of:=SUBSTITUTE([.C788];&quot;/&quot;;&quot;&quot;)" table:style-name="ce5">
            <text:p>5813</text:p>
          </table:table-cell>
          <table:table-cell office:value-type="string" office:string-value="58130" table:formula="of:=[.D788]&amp;REPT(&quot;0&quot;;5-LEN([.D788]))" table:style-name="ce5">
            <text:p>58130</text:p>
          </table:table-cell>
          <table:table-cell office:value-type="string" table:style-name="ce4">
            <text:p>Publishing of newspapers</text:p>
          </table:table-cell>
          <table:table-cell table:number-columns-repeated="16378"/>
        </table:table-row>
        <table:table-row table:style-name="ro1">
          <table:table-cell office:value-type="string" table:style-name="ce2">
            <text:p>58.14</text:p>
          </table:table-cell>
          <table:table-cell office:value-type="string" table:style-name="ce4">
            <text:p>Publishing of journals and periodicals</text:p>
          </table:table-cell>
          <table:table-cell office:value-type="string" office:string-value="5814" table:formula="of:=SUBSTITUTE([.A789];&quot;.&quot;;&quot;&quot;)" table:style-name="ce6">
            <text:p>5814</text:p>
          </table:table-cell>
          <table:table-cell office:value-type="string" office:string-value="5814" table:formula="of:=SUBSTITUTE([.C789];&quot;/&quot;;&quot;&quot;)" table:style-name="ce5">
            <text:p>5814</text:p>
          </table:table-cell>
          <table:table-cell office:value-type="string" office:string-value="58140" table:formula="of:=[.D789]&amp;REPT(&quot;0&quot;;5-LEN([.D789]))" table:style-name="ce5">
            <text:p>58140</text:p>
          </table:table-cell>
          <table:table-cell office:value-type="string" table:style-name="ce4">
            <text:p>Publishing of journals and periodicals</text:p>
          </table:table-cell>
          <table:table-cell table:number-columns-repeated="16378"/>
        </table:table-row>
        <table:table-row table:style-name="ro1">
          <table:table-cell office:value-type="string" table:style-name="ce2">
            <text:p>58.14/1</text:p>
          </table:table-cell>
          <table:table-cell office:value-type="string" table:style-name="ce4">
            <text:p>Publishing of learned journals</text:p>
          </table:table-cell>
          <table:table-cell office:value-type="string" office:string-value="5814/1" table:formula="of:=SUBSTITUTE([.A790];&quot;.&quot;;&quot;&quot;)" table:style-name="ce6">
            <text:p>5814/1</text:p>
          </table:table-cell>
          <table:table-cell office:value-type="string" office:string-value="58141" table:formula="of:=SUBSTITUTE([.C790];&quot;/&quot;;&quot;&quot;)" table:style-name="ce5">
            <text:p>58141</text:p>
          </table:table-cell>
          <table:table-cell office:value-type="string" office:string-value="58141" table:formula="of:=[.D790]&amp;REPT(&quot;0&quot;;5-LEN([.D790]))" table:style-name="ce5">
            <text:p>58141</text:p>
          </table:table-cell>
          <table:table-cell office:value-type="string" table:style-name="ce4">
            <text:p>Publishing of learned journals</text:p>
          </table:table-cell>
          <table:table-cell table:number-columns-repeated="16378"/>
        </table:table-row>
        <table:table-row table:style-name="ro1">
          <table:table-cell office:value-type="string" table:style-name="ce2">
            <text:p>58.14/2</text:p>
          </table:table-cell>
          <table:table-cell office:value-type="string" table:style-name="ce4">
            <text:p>Publishing of consumer, business and professional journals and periodicals</text:p>
          </table:table-cell>
          <table:table-cell office:value-type="string" office:string-value="5814/2" table:formula="of:=SUBSTITUTE([.A791];&quot;.&quot;;&quot;&quot;)" table:style-name="ce6">
            <text:p>5814/2</text:p>
          </table:table-cell>
          <table:table-cell office:value-type="string" office:string-value="58142" table:formula="of:=SUBSTITUTE([.C791];&quot;/&quot;;&quot;&quot;)" table:style-name="ce5">
            <text:p>58142</text:p>
          </table:table-cell>
          <table:table-cell office:value-type="string" office:string-value="58142" table:formula="of:=[.D791]&amp;REPT(&quot;0&quot;;5-LEN([.D791]))" table:style-name="ce5">
            <text:p>58142</text:p>
          </table:table-cell>
          <table:table-cell office:value-type="string" table:style-name="ce4">
            <text:p>Publishing of consumer, business and professional journals and periodicals</text:p>
          </table:table-cell>
          <table:table-cell table:number-columns-repeated="16378"/>
        </table:table-row>
        <table:table-row table:style-name="ro1">
          <table:table-cell office:value-type="string" table:style-name="ce2">
            <text:p>58.19</text:p>
          </table:table-cell>
          <table:table-cell office:value-type="string" table:style-name="ce4">
            <text:p>Other publishing activities</text:p>
          </table:table-cell>
          <table:table-cell office:value-type="string" office:string-value="5819" table:formula="of:=SUBSTITUTE([.A792];&quot;.&quot;;&quot;&quot;)" table:style-name="ce6">
            <text:p>5819</text:p>
          </table:table-cell>
          <table:table-cell office:value-type="string" office:string-value="5819" table:formula="of:=SUBSTITUTE([.C792];&quot;/&quot;;&quot;&quot;)" table:style-name="ce5">
            <text:p>5819</text:p>
          </table:table-cell>
          <table:table-cell office:value-type="string" office:string-value="58190" table:formula="of:=[.D792]&amp;REPT(&quot;0&quot;;5-LEN([.D792]))" table:style-name="ce5">
            <text:p>58190</text:p>
          </table:table-cell>
          <table:table-cell office:value-type="string" table:style-name="ce4">
            <text:p>Other publishing activities</text:p>
          </table:table-cell>
          <table:table-cell table:number-columns-repeated="16378"/>
        </table:table-row>
        <table:table-row table:style-name="ro1">
          <table:table-cell office:value-type="string" table:style-name="ce2">
            <text:p>58.2</text:p>
          </table:table-cell>
          <table:table-cell office:value-type="string" table:style-name="ce4">
            <text:p>Software publishing</text:p>
          </table:table-cell>
          <table:table-cell office:value-type="string" office:string-value="582" table:formula="of:=SUBSTITUTE([.A793];&quot;.&quot;;&quot;&quot;)" table:style-name="ce6">
            <text:p>582</text:p>
          </table:table-cell>
          <table:table-cell office:value-type="string" office:string-value="582" table:formula="of:=SUBSTITUTE([.C793];&quot;/&quot;;&quot;&quot;)" table:style-name="ce5">
            <text:p>582</text:p>
          </table:table-cell>
          <table:table-cell office:value-type="string" office:string-value="58200" table:formula="of:=[.D793]&amp;REPT(&quot;0&quot;;5-LEN([.D793]))" table:style-name="ce5">
            <text:p>58200</text:p>
          </table:table-cell>
          <table:table-cell office:value-type="string" table:style-name="ce4">
            <text:p>Software publishing</text:p>
          </table:table-cell>
          <table:table-cell table:number-columns-repeated="16378"/>
        </table:table-row>
        <table:table-row table:style-name="ro1">
          <table:table-cell office:value-type="string" table:style-name="ce2">
            <text:p>58.21</text:p>
          </table:table-cell>
          <table:table-cell office:value-type="string" table:style-name="ce4">
            <text:p>Publishing of computer games</text:p>
          </table:table-cell>
          <table:table-cell office:value-type="string" office:string-value="5821" table:formula="of:=SUBSTITUTE([.A794];&quot;.&quot;;&quot;&quot;)" table:style-name="ce6">
            <text:p>5821</text:p>
          </table:table-cell>
          <table:table-cell office:value-type="string" office:string-value="5821" table:formula="of:=SUBSTITUTE([.C794];&quot;/&quot;;&quot;&quot;)" table:style-name="ce5">
            <text:p>5821</text:p>
          </table:table-cell>
          <table:table-cell office:value-type="string" office:string-value="58210" table:formula="of:=[.D794]&amp;REPT(&quot;0&quot;;5-LEN([.D794]))" table:style-name="ce5">
            <text:p>58210</text:p>
          </table:table-cell>
          <table:table-cell office:value-type="string" table:style-name="ce4">
            <text:p>Publishing of computer games</text:p>
          </table:table-cell>
          <table:table-cell table:number-columns-repeated="16378"/>
        </table:table-row>
        <table:table-row table:style-name="ro1">
          <table:table-cell office:value-type="string" table:style-name="ce2">
            <text:p>58.29</text:p>
          </table:table-cell>
          <table:table-cell office:value-type="string" table:style-name="ce4">
            <text:p>Other software publishing</text:p>
          </table:table-cell>
          <table:table-cell office:value-type="string" office:string-value="5829" table:formula="of:=SUBSTITUTE([.A795];&quot;.&quot;;&quot;&quot;)" table:style-name="ce6">
            <text:p>5829</text:p>
          </table:table-cell>
          <table:table-cell office:value-type="string" office:string-value="5829" table:formula="of:=SUBSTITUTE([.C795];&quot;/&quot;;&quot;&quot;)" table:style-name="ce5">
            <text:p>5829</text:p>
          </table:table-cell>
          <table:table-cell office:value-type="string" office:string-value="58290" table:formula="of:=[.D795]&amp;REPT(&quot;0&quot;;5-LEN([.D795]))" table:style-name="ce5">
            <text:p>58290</text:p>
          </table:table-cell>
          <table:table-cell office:value-type="string" table:style-name="ce4">
            <text:p>Other software publishing</text:p>
          </table:table-cell>
          <table:table-cell table:number-columns-repeated="16378"/>
        </table:table-row>
        <table:table-row table:style-name="ro1">
          <table:table-cell office:value-type="string" table:style-name="ce2">
            <text:p>59</text:p>
          </table:table-cell>
          <table:table-cell office:value-type="string" table:style-name="ce4">
            <text:p>Motion picture, video and television programme production, sound recording and music publishing activities</text:p>
          </table:table-cell>
          <table:table-cell office:value-type="string" office:string-value="59" table:formula="of:=SUBSTITUTE([.A796];&quot;.&quot;;&quot;&quot;)" table:style-name="ce6">
            <text:p>59</text:p>
          </table:table-cell>
          <table:table-cell office:value-type="string" office:string-value="59" table:formula="of:=SUBSTITUTE([.C796];&quot;/&quot;;&quot;&quot;)" table:style-name="ce5">
            <text:p>59</text:p>
          </table:table-cell>
          <table:table-cell office:value-type="string" office:string-value="59000" table:formula="of:=[.D796]&amp;REPT(&quot;0&quot;;5-LEN([.D796]))" table:style-name="ce5">
            <text:p>59000</text:p>
          </table:table-cell>
          <table:table-cell office:value-type="string" table:style-name="ce4">
            <text:p>Motion picture, video and television programme production, sound recording and music publishing activities</text:p>
          </table:table-cell>
          <table:table-cell table:number-columns-repeated="16378"/>
        </table:table-row>
        <table:table-row table:style-name="ro1">
          <table:table-cell office:value-type="string" table:style-name="ce2">
            <text:p>59.1</text:p>
          </table:table-cell>
          <table:table-cell office:value-type="string" table:style-name="ce4">
            <text:p>Motion picture, video and television programme activities</text:p>
          </table:table-cell>
          <table:table-cell office:value-type="string" office:string-value="591" table:formula="of:=SUBSTITUTE([.A797];&quot;.&quot;;&quot;&quot;)" table:style-name="ce6">
            <text:p>591</text:p>
          </table:table-cell>
          <table:table-cell office:value-type="string" office:string-value="591" table:formula="of:=SUBSTITUTE([.C797];&quot;/&quot;;&quot;&quot;)" table:style-name="ce5">
            <text:p>591</text:p>
          </table:table-cell>
          <table:table-cell office:value-type="string" office:string-value="59100" table:formula="of:=[.D797]&amp;REPT(&quot;0&quot;;5-LEN([.D797]))" table:style-name="ce5">
            <text:p>59100</text:p>
          </table:table-cell>
          <table:table-cell office:value-type="string" table:style-name="ce4">
            <text:p>Motion picture, video and television programme activities</text:p>
          </table:table-cell>
          <table:table-cell table:number-columns-repeated="16378"/>
        </table:table-row>
        <table:table-row table:style-name="ro1">
          <table:table-cell office:value-type="string" table:style-name="ce2">
            <text:p>59.11</text:p>
          </table:table-cell>
          <table:table-cell office:value-type="string" table:style-name="ce4">
            <text:p>Motion picture, video and television programme production activities</text:p>
          </table:table-cell>
          <table:table-cell office:value-type="string" office:string-value="5911" table:formula="of:=SUBSTITUTE([.A798];&quot;.&quot;;&quot;&quot;)" table:style-name="ce6">
            <text:p>5911</text:p>
          </table:table-cell>
          <table:table-cell office:value-type="string" office:string-value="5911" table:formula="of:=SUBSTITUTE([.C798];&quot;/&quot;;&quot;&quot;)" table:style-name="ce5">
            <text:p>5911</text:p>
          </table:table-cell>
          <table:table-cell office:value-type="string" office:string-value="59110" table:formula="of:=[.D798]&amp;REPT(&quot;0&quot;;5-LEN([.D798]))" table:style-name="ce5">
            <text:p>59110</text:p>
          </table:table-cell>
          <table:table-cell office:value-type="string" table:style-name="ce4">
            <text:p>Motion picture, video and television programme production activities</text:p>
          </table:table-cell>
          <table:table-cell table:number-columns-repeated="16378"/>
        </table:table-row>
        <table:table-row table:style-name="ro1">
          <table:table-cell office:value-type="string" table:style-name="ce2">
            <text:p>59.11/1</text:p>
          </table:table-cell>
          <table:table-cell office:value-type="string" table:style-name="ce4">
            <text:p>Motion picture production activities</text:p>
          </table:table-cell>
          <table:table-cell office:value-type="string" office:string-value="5911/1" table:formula="of:=SUBSTITUTE([.A799];&quot;.&quot;;&quot;&quot;)" table:style-name="ce6">
            <text:p>5911/1</text:p>
          </table:table-cell>
          <table:table-cell office:value-type="string" office:string-value="59111" table:formula="of:=SUBSTITUTE([.C799];&quot;/&quot;;&quot;&quot;)" table:style-name="ce5">
            <text:p>59111</text:p>
          </table:table-cell>
          <table:table-cell office:value-type="string" office:string-value="59111" table:formula="of:=[.D799]&amp;REPT(&quot;0&quot;;5-LEN([.D799]))" table:style-name="ce5">
            <text:p>59111</text:p>
          </table:table-cell>
          <table:table-cell office:value-type="string" table:style-name="ce4">
            <text:p>Motion picture production activities</text:p>
          </table:table-cell>
          <table:table-cell table:number-columns-repeated="16378"/>
        </table:table-row>
        <table:table-row table:style-name="ro1">
          <table:table-cell office:value-type="string" table:style-name="ce2">
            <text:p>59.11/2</text:p>
          </table:table-cell>
          <table:table-cell office:value-type="string" table:style-name="ce4">
            <text:p>Video production activities</text:p>
          </table:table-cell>
          <table:table-cell office:value-type="string" office:string-value="5911/2" table:formula="of:=SUBSTITUTE([.A800];&quot;.&quot;;&quot;&quot;)" table:style-name="ce6">
            <text:p>5911/2</text:p>
          </table:table-cell>
          <table:table-cell office:value-type="string" office:string-value="59112" table:formula="of:=SUBSTITUTE([.C800];&quot;/&quot;;&quot;&quot;)" table:style-name="ce5">
            <text:p>59112</text:p>
          </table:table-cell>
          <table:table-cell office:value-type="string" office:string-value="59112" table:formula="of:=[.D800]&amp;REPT(&quot;0&quot;;5-LEN([.D800]))" table:style-name="ce5">
            <text:p>59112</text:p>
          </table:table-cell>
          <table:table-cell office:value-type="string" table:style-name="ce4">
            <text:p>Video production activities</text:p>
          </table:table-cell>
          <table:table-cell table:number-columns-repeated="16378"/>
        </table:table-row>
        <table:table-row table:style-name="ro1">
          <table:table-cell office:value-type="string" table:style-name="ce2">
            <text:p>59.11/3</text:p>
          </table:table-cell>
          <table:table-cell office:value-type="string" table:style-name="ce4">
            <text:p>Television programme production activities</text:p>
          </table:table-cell>
          <table:table-cell office:value-type="string" office:string-value="5911/3" table:formula="of:=SUBSTITUTE([.A801];&quot;.&quot;;&quot;&quot;)" table:style-name="ce6">
            <text:p>5911/3</text:p>
          </table:table-cell>
          <table:table-cell office:value-type="string" office:string-value="59113" table:formula="of:=SUBSTITUTE([.C801];&quot;/&quot;;&quot;&quot;)" table:style-name="ce5">
            <text:p>59113</text:p>
          </table:table-cell>
          <table:table-cell office:value-type="string" office:string-value="59113" table:formula="of:=[.D801]&amp;REPT(&quot;0&quot;;5-LEN([.D801]))" table:style-name="ce5">
            <text:p>59113</text:p>
          </table:table-cell>
          <table:table-cell office:value-type="string" table:style-name="ce4">
            <text:p>Television programme production activities</text:p>
          </table:table-cell>
          <table:table-cell table:number-columns-repeated="16378"/>
        </table:table-row>
        <table:table-row table:style-name="ro1">
          <table:table-cell office:value-type="string" table:style-name="ce2">
            <text:p>59.12</text:p>
          </table:table-cell>
          <table:table-cell office:value-type="string" table:style-name="ce4">
            <text:p>Motion picture, video and television programme post-production activities</text:p>
          </table:table-cell>
          <table:table-cell office:value-type="string" office:string-value="5912" table:formula="of:=SUBSTITUTE([.A802];&quot;.&quot;;&quot;&quot;)" table:style-name="ce6">
            <text:p>5912</text:p>
          </table:table-cell>
          <table:table-cell office:value-type="string" office:string-value="5912" table:formula="of:=SUBSTITUTE([.C802];&quot;/&quot;;&quot;&quot;)" table:style-name="ce5">
            <text:p>5912</text:p>
          </table:table-cell>
          <table:table-cell office:value-type="string" office:string-value="59120" table:formula="of:=[.D802]&amp;REPT(&quot;0&quot;;5-LEN([.D802]))" table:style-name="ce5">
            <text:p>59120</text:p>
          </table:table-cell>
          <table:table-cell office:value-type="string" table:style-name="ce4">
            <text:p>Motion picture, video and television programme post-production activities</text:p>
          </table:table-cell>
          <table:table-cell table:number-columns-repeated="16378"/>
        </table:table-row>
        <table:table-row table:style-name="ro1">
          <table:table-cell office:value-type="string" table:style-name="ce2">
            <text:p>59.13</text:p>
          </table:table-cell>
          <table:table-cell office:value-type="string" table:style-name="ce4">
            <text:p>Motion picture, video and television programme distribution activities</text:p>
          </table:table-cell>
          <table:table-cell office:value-type="string" office:string-value="5913" table:formula="of:=SUBSTITUTE([.A803];&quot;.&quot;;&quot;&quot;)" table:style-name="ce6">
            <text:p>5913</text:p>
          </table:table-cell>
          <table:table-cell office:value-type="string" office:string-value="5913" table:formula="of:=SUBSTITUTE([.C803];&quot;/&quot;;&quot;&quot;)" table:style-name="ce5">
            <text:p>5913</text:p>
          </table:table-cell>
          <table:table-cell office:value-type="string" office:string-value="59130" table:formula="of:=[.D803]&amp;REPT(&quot;0&quot;;5-LEN([.D803]))" table:style-name="ce5">
            <text:p>59130</text:p>
          </table:table-cell>
          <table:table-cell office:value-type="string" table:style-name="ce4">
            <text:p>Motion picture, video and television programme distribution activities</text:p>
          </table:table-cell>
          <table:table-cell table:number-columns-repeated="16378"/>
        </table:table-row>
        <table:table-row table:style-name="ro1">
          <table:table-cell office:value-type="string" table:style-name="ce2">
            <text:p>59.13/1</text:p>
          </table:table-cell>
          <table:table-cell office:value-type="string" table:style-name="ce4">
            <text:p>Motion picture distribution activities</text:p>
          </table:table-cell>
          <table:table-cell office:value-type="string" office:string-value="5913/1" table:formula="of:=SUBSTITUTE([.A804];&quot;.&quot;;&quot;&quot;)" table:style-name="ce6">
            <text:p>5913/1</text:p>
          </table:table-cell>
          <table:table-cell office:value-type="string" office:string-value="59131" table:formula="of:=SUBSTITUTE([.C804];&quot;/&quot;;&quot;&quot;)" table:style-name="ce5">
            <text:p>59131</text:p>
          </table:table-cell>
          <table:table-cell office:value-type="string" office:string-value="59131" table:formula="of:=[.D804]&amp;REPT(&quot;0&quot;;5-LEN([.D804]))" table:style-name="ce5">
            <text:p>59131</text:p>
          </table:table-cell>
          <table:table-cell office:value-type="string" table:style-name="ce4">
            <text:p>Motion picture distribution activities</text:p>
          </table:table-cell>
          <table:table-cell table:number-columns-repeated="16378"/>
        </table:table-row>
        <table:table-row table:style-name="ro1">
          <table:table-cell office:value-type="string" table:style-name="ce2">
            <text:p>59.13/2</text:p>
          </table:table-cell>
          <table:table-cell office:value-type="string" table:style-name="ce4">
            <text:p>Video distribution activities</text:p>
          </table:table-cell>
          <table:table-cell office:value-type="string" office:string-value="5913/2" table:formula="of:=SUBSTITUTE([.A805];&quot;.&quot;;&quot;&quot;)" table:style-name="ce6">
            <text:p>5913/2</text:p>
          </table:table-cell>
          <table:table-cell office:value-type="string" office:string-value="59132" table:formula="of:=SUBSTITUTE([.C805];&quot;/&quot;;&quot;&quot;)" table:style-name="ce5">
            <text:p>59132</text:p>
          </table:table-cell>
          <table:table-cell office:value-type="string" office:string-value="59132" table:formula="of:=[.D805]&amp;REPT(&quot;0&quot;;5-LEN([.D805]))" table:style-name="ce5">
            <text:p>59132</text:p>
          </table:table-cell>
          <table:table-cell office:value-type="string" table:style-name="ce4">
            <text:p>Video distribution activities</text:p>
          </table:table-cell>
          <table:table-cell table:number-columns-repeated="16378"/>
        </table:table-row>
        <table:table-row table:style-name="ro1">
          <table:table-cell office:value-type="string" table:style-name="ce2">
            <text:p>59.13/3</text:p>
          </table:table-cell>
          <table:table-cell office:value-type="string" table:style-name="ce4">
            <text:p>Television programme distribution activities</text:p>
          </table:table-cell>
          <table:table-cell office:value-type="string" office:string-value="5913/3" table:formula="of:=SUBSTITUTE([.A806];&quot;.&quot;;&quot;&quot;)" table:style-name="ce6">
            <text:p>5913/3</text:p>
          </table:table-cell>
          <table:table-cell office:value-type="string" office:string-value="59133" table:formula="of:=SUBSTITUTE([.C806];&quot;/&quot;;&quot;&quot;)" table:style-name="ce5">
            <text:p>59133</text:p>
          </table:table-cell>
          <table:table-cell office:value-type="string" office:string-value="59133" table:formula="of:=[.D806]&amp;REPT(&quot;0&quot;;5-LEN([.D806]))" table:style-name="ce5">
            <text:p>59133</text:p>
          </table:table-cell>
          <table:table-cell office:value-type="string" table:style-name="ce4">
            <text:p>Television programme distribution activities</text:p>
          </table:table-cell>
          <table:table-cell table:number-columns-repeated="16378"/>
        </table:table-row>
        <table:table-row table:style-name="ro1">
          <table:table-cell office:value-type="string" table:style-name="ce2">
            <text:p>59.14</text:p>
          </table:table-cell>
          <table:table-cell office:value-type="string" table:style-name="ce4">
            <text:p>Motion picture projection activities</text:p>
          </table:table-cell>
          <table:table-cell office:value-type="string" office:string-value="5914" table:formula="of:=SUBSTITUTE([.A807];&quot;.&quot;;&quot;&quot;)" table:style-name="ce6">
            <text:p>5914</text:p>
          </table:table-cell>
          <table:table-cell office:value-type="string" office:string-value="5914" table:formula="of:=SUBSTITUTE([.C807];&quot;/&quot;;&quot;&quot;)" table:style-name="ce5">
            <text:p>5914</text:p>
          </table:table-cell>
          <table:table-cell office:value-type="string" office:string-value="59140" table:formula="of:=[.D807]&amp;REPT(&quot;0&quot;;5-LEN([.D807]))" table:style-name="ce5">
            <text:p>59140</text:p>
          </table:table-cell>
          <table:table-cell office:value-type="string" table:style-name="ce4">
            <text:p>Motion picture projection activities</text:p>
          </table:table-cell>
          <table:table-cell table:number-columns-repeated="16378"/>
        </table:table-row>
        <table:table-row table:style-name="ro1">
          <table:table-cell office:value-type="string" table:style-name="ce2">
            <text:p>59.2</text:p>
          </table:table-cell>
          <table:table-cell office:value-type="string" table:style-name="ce4">
            <text:p>Sound recording and music publishing activities</text:p>
          </table:table-cell>
          <table:table-cell office:value-type="string" office:string-value="592" table:formula="of:=SUBSTITUTE([.A808];&quot;.&quot;;&quot;&quot;)" table:style-name="ce6">
            <text:p>592</text:p>
          </table:table-cell>
          <table:table-cell office:value-type="string" office:string-value="592" table:formula="of:=SUBSTITUTE([.C808];&quot;/&quot;;&quot;&quot;)" table:style-name="ce5">
            <text:p>592</text:p>
          </table:table-cell>
          <table:table-cell office:value-type="string" office:string-value="59200" table:formula="of:=[.D808]&amp;REPT(&quot;0&quot;;5-LEN([.D808]))" table:style-name="ce5">
            <text:p>59200</text:p>
          </table:table-cell>
          <table:table-cell office:value-type="string" table:style-name="ce4">
            <text:p>Sound recording and music publishing activities</text:p>
          </table:table-cell>
          <table:table-cell table:number-columns-repeated="16378"/>
        </table:table-row>
        <table:table-row table:style-name="ro1">
          <table:table-cell office:value-type="string" table:style-name="ce2">
            <text:p>59.20</text:p>
          </table:table-cell>
          <table:table-cell office:value-type="string" table:style-name="ce4">
            <text:p>Sound recording and music publishing activities</text:p>
          </table:table-cell>
          <table:table-cell office:value-type="string" office:string-value="5920" table:formula="of:=SUBSTITUTE([.A809];&quot;.&quot;;&quot;&quot;)" table:style-name="ce6">
            <text:p>5920</text:p>
          </table:table-cell>
          <table:table-cell office:value-type="string" office:string-value="5920" table:formula="of:=SUBSTITUTE([.C809];&quot;/&quot;;&quot;&quot;)" table:style-name="ce5">
            <text:p>5920</text:p>
          </table:table-cell>
          <table:table-cell office:value-type="string" office:string-value="59200" table:formula="of:=[.D809]&amp;REPT(&quot;0&quot;;5-LEN([.D809]))" table:style-name="ce5">
            <text:p>59200</text:p>
          </table:table-cell>
          <table:table-cell office:value-type="string" table:style-name="ce4">
            <text:p>Sound recording and music publishing activities</text:p>
          </table:table-cell>
          <table:table-cell table:number-columns-repeated="16378"/>
        </table:table-row>
        <table:table-row table:style-name="ro1">
          <table:table-cell office:value-type="string" table:style-name="ce2">
            <text:p>60</text:p>
          </table:table-cell>
          <table:table-cell office:value-type="string" table:style-name="ce4">
            <text:p>Programming and broadcasting activities</text:p>
          </table:table-cell>
          <table:table-cell office:value-type="string" office:string-value="60" table:formula="of:=SUBSTITUTE([.A810];&quot;.&quot;;&quot;&quot;)" table:style-name="ce6">
            <text:p>60</text:p>
          </table:table-cell>
          <table:table-cell office:value-type="string" office:string-value="60" table:formula="of:=SUBSTITUTE([.C810];&quot;/&quot;;&quot;&quot;)" table:style-name="ce5">
            <text:p>60</text:p>
          </table:table-cell>
          <table:table-cell office:value-type="string" office:string-value="60000" table:formula="of:=[.D810]&amp;REPT(&quot;0&quot;;5-LEN([.D810]))" table:style-name="ce5">
            <text:p>60000</text:p>
          </table:table-cell>
          <table:table-cell office:value-type="string" table:style-name="ce4">
            <text:p>Programming and broadcasting activities</text:p>
          </table:table-cell>
          <table:table-cell table:number-columns-repeated="16378"/>
        </table:table-row>
        <table:table-row table:style-name="ro1">
          <table:table-cell office:value-type="string" table:style-name="ce2">
            <text:p>60.1</text:p>
          </table:table-cell>
          <table:table-cell office:value-type="string" table:style-name="ce4">
            <text:p>Radio broadcasting</text:p>
          </table:table-cell>
          <table:table-cell office:value-type="string" office:string-value="601" table:formula="of:=SUBSTITUTE([.A811];&quot;.&quot;;&quot;&quot;)" table:style-name="ce6">
            <text:p>601</text:p>
          </table:table-cell>
          <table:table-cell office:value-type="string" office:string-value="601" table:formula="of:=SUBSTITUTE([.C811];&quot;/&quot;;&quot;&quot;)" table:style-name="ce5">
            <text:p>601</text:p>
          </table:table-cell>
          <table:table-cell office:value-type="string" office:string-value="60100" table:formula="of:=[.D811]&amp;REPT(&quot;0&quot;;5-LEN([.D811]))" table:style-name="ce5">
            <text:p>60100</text:p>
          </table:table-cell>
          <table:table-cell office:value-type="string" table:style-name="ce4">
            <text:p>Radio broadcasting</text:p>
          </table:table-cell>
          <table:table-cell table:number-columns-repeated="16378"/>
        </table:table-row>
        <table:table-row table:style-name="ro1">
          <table:table-cell office:value-type="string" table:style-name="ce2">
            <text:p>60.10</text:p>
          </table:table-cell>
          <table:table-cell office:value-type="string" table:style-name="ce4">
            <text:p>Radio broadcasting</text:p>
          </table:table-cell>
          <table:table-cell office:value-type="string" office:string-value="6010" table:formula="of:=SUBSTITUTE([.A812];&quot;.&quot;;&quot;&quot;)" table:style-name="ce6">
            <text:p>6010</text:p>
          </table:table-cell>
          <table:table-cell office:value-type="string" office:string-value="6010" table:formula="of:=SUBSTITUTE([.C812];&quot;/&quot;;&quot;&quot;)" table:style-name="ce5">
            <text:p>6010</text:p>
          </table:table-cell>
          <table:table-cell office:value-type="string" office:string-value="60100" table:formula="of:=[.D812]&amp;REPT(&quot;0&quot;;5-LEN([.D812]))" table:style-name="ce5">
            <text:p>60100</text:p>
          </table:table-cell>
          <table:table-cell office:value-type="string" table:style-name="ce4">
            <text:p>Radio broadcasting</text:p>
          </table:table-cell>
          <table:table-cell table:number-columns-repeated="16378"/>
        </table:table-row>
        <table:table-row table:style-name="ro1">
          <table:table-cell office:value-type="string" table:style-name="ce2">
            <text:p>60.2</text:p>
          </table:table-cell>
          <table:table-cell office:value-type="string" table:style-name="ce4">
            <text:p>Television programming and broadcasting activities</text:p>
          </table:table-cell>
          <table:table-cell office:value-type="string" office:string-value="602" table:formula="of:=SUBSTITUTE([.A813];&quot;.&quot;;&quot;&quot;)" table:style-name="ce6">
            <text:p>602</text:p>
          </table:table-cell>
          <table:table-cell office:value-type="string" office:string-value="602" table:formula="of:=SUBSTITUTE([.C813];&quot;/&quot;;&quot;&quot;)" table:style-name="ce5">
            <text:p>602</text:p>
          </table:table-cell>
          <table:table-cell office:value-type="string" office:string-value="60200" table:formula="of:=[.D813]&amp;REPT(&quot;0&quot;;5-LEN([.D813]))" table:style-name="ce5">
            <text:p>60200</text:p>
          </table:table-cell>
          <table:table-cell office:value-type="string" table:style-name="ce4">
            <text:p>Television programming and broadcasting activities</text:p>
          </table:table-cell>
          <table:table-cell table:number-columns-repeated="16378"/>
        </table:table-row>
        <table:table-row table:style-name="ro1">
          <table:table-cell office:value-type="string" table:style-name="ce2">
            <text:p>60.20</text:p>
          </table:table-cell>
          <table:table-cell office:value-type="string" table:style-name="ce4">
            <text:p>Television programming and broadcasting activities</text:p>
          </table:table-cell>
          <table:table-cell office:value-type="string" office:string-value="6020" table:formula="of:=SUBSTITUTE([.A814];&quot;.&quot;;&quot;&quot;)" table:style-name="ce6">
            <text:p>6020</text:p>
          </table:table-cell>
          <table:table-cell office:value-type="string" office:string-value="6020" table:formula="of:=SUBSTITUTE([.C814];&quot;/&quot;;&quot;&quot;)" table:style-name="ce5">
            <text:p>6020</text:p>
          </table:table-cell>
          <table:table-cell office:value-type="string" office:string-value="60200" table:formula="of:=[.D814]&amp;REPT(&quot;0&quot;;5-LEN([.D814]))" table:style-name="ce5">
            <text:p>60200</text:p>
          </table:table-cell>
          <table:table-cell office:value-type="string" table:style-name="ce4">
            <text:p>Television programming and broadcasting activities</text:p>
          </table:table-cell>
          <table:table-cell table:number-columns-repeated="16378"/>
        </table:table-row>
        <table:table-row table:style-name="ro1">
          <table:table-cell office:value-type="string" table:style-name="ce2">
            <text:p>61</text:p>
          </table:table-cell>
          <table:table-cell office:value-type="string" table:style-name="ce4">
            <text:p>Telecommunications</text:p>
          </table:table-cell>
          <table:table-cell office:value-type="string" office:string-value="61" table:formula="of:=SUBSTITUTE([.A815];&quot;.&quot;;&quot;&quot;)" table:style-name="ce6">
            <text:p>61</text:p>
          </table:table-cell>
          <table:table-cell office:value-type="string" office:string-value="61" table:formula="of:=SUBSTITUTE([.C815];&quot;/&quot;;&quot;&quot;)" table:style-name="ce5">
            <text:p>61</text:p>
          </table:table-cell>
          <table:table-cell office:value-type="string" office:string-value="61000" table:formula="of:=[.D815]&amp;REPT(&quot;0&quot;;5-LEN([.D815]))" table:style-name="ce5">
            <text:p>61000</text:p>
          </table:table-cell>
          <table:table-cell office:value-type="string" table:style-name="ce4">
            <text:p>Telecommunications</text:p>
          </table:table-cell>
          <table:table-cell table:number-columns-repeated="16378"/>
        </table:table-row>
        <table:table-row table:style-name="ro1">
          <table:table-cell office:value-type="string" table:style-name="ce2">
            <text:p>61.1</text:p>
          </table:table-cell>
          <table:table-cell office:value-type="string" table:style-name="ce4">
            <text:p>Wired telecommunications activities</text:p>
          </table:table-cell>
          <table:table-cell office:value-type="string" office:string-value="611" table:formula="of:=SUBSTITUTE([.A816];&quot;.&quot;;&quot;&quot;)" table:style-name="ce6">
            <text:p>611</text:p>
          </table:table-cell>
          <table:table-cell office:value-type="string" office:string-value="611" table:formula="of:=SUBSTITUTE([.C816];&quot;/&quot;;&quot;&quot;)" table:style-name="ce5">
            <text:p>611</text:p>
          </table:table-cell>
          <table:table-cell office:value-type="string" office:string-value="61100" table:formula="of:=[.D816]&amp;REPT(&quot;0&quot;;5-LEN([.D816]))" table:style-name="ce5">
            <text:p>61100</text:p>
          </table:table-cell>
          <table:table-cell office:value-type="string" table:style-name="ce4">
            <text:p>Wired telecommunications activities</text:p>
          </table:table-cell>
          <table:table-cell table:number-columns-repeated="16378"/>
        </table:table-row>
        <table:table-row table:style-name="ro1">
          <table:table-cell office:value-type="string" table:style-name="ce2">
            <text:p>61.10</text:p>
          </table:table-cell>
          <table:table-cell office:value-type="string" table:style-name="ce4">
            <text:p>Wired telecommunications activities</text:p>
          </table:table-cell>
          <table:table-cell office:value-type="string" office:string-value="6110" table:formula="of:=SUBSTITUTE([.A817];&quot;.&quot;;&quot;&quot;)" table:style-name="ce6">
            <text:p>6110</text:p>
          </table:table-cell>
          <table:table-cell office:value-type="string" office:string-value="6110" table:formula="of:=SUBSTITUTE([.C817];&quot;/&quot;;&quot;&quot;)" table:style-name="ce5">
            <text:p>6110</text:p>
          </table:table-cell>
          <table:table-cell office:value-type="string" office:string-value="61100" table:formula="of:=[.D817]&amp;REPT(&quot;0&quot;;5-LEN([.D817]))" table:style-name="ce5">
            <text:p>61100</text:p>
          </table:table-cell>
          <table:table-cell office:value-type="string" table:style-name="ce4">
            <text:p>Wired telecommunications activities</text:p>
          </table:table-cell>
          <table:table-cell table:number-columns-repeated="16378"/>
        </table:table-row>
        <table:table-row table:style-name="ro1">
          <table:table-cell office:value-type="string" table:style-name="ce2">
            <text:p>61.2</text:p>
          </table:table-cell>
          <table:table-cell office:value-type="string" table:style-name="ce4">
            <text:p>Wireless telecommunications activities</text:p>
          </table:table-cell>
          <table:table-cell office:value-type="string" office:string-value="612" table:formula="of:=SUBSTITUTE([.A818];&quot;.&quot;;&quot;&quot;)" table:style-name="ce6">
            <text:p>612</text:p>
          </table:table-cell>
          <table:table-cell office:value-type="string" office:string-value="612" table:formula="of:=SUBSTITUTE([.C818];&quot;/&quot;;&quot;&quot;)" table:style-name="ce5">
            <text:p>612</text:p>
          </table:table-cell>
          <table:table-cell office:value-type="string" office:string-value="61200" table:formula="of:=[.D818]&amp;REPT(&quot;0&quot;;5-LEN([.D818]))" table:style-name="ce5">
            <text:p>61200</text:p>
          </table:table-cell>
          <table:table-cell office:value-type="string" table:style-name="ce4">
            <text:p>Wireless telecommunications activities</text:p>
          </table:table-cell>
          <table:table-cell table:number-columns-repeated="16378"/>
        </table:table-row>
        <table:table-row table:style-name="ro1">
          <table:table-cell office:value-type="string" table:style-name="ce2">
            <text:p>61.20</text:p>
          </table:table-cell>
          <table:table-cell office:value-type="string" table:style-name="ce4">
            <text:p>Wireless telecommunications activities</text:p>
          </table:table-cell>
          <table:table-cell office:value-type="string" office:string-value="6120" table:formula="of:=SUBSTITUTE([.A819];&quot;.&quot;;&quot;&quot;)" table:style-name="ce6">
            <text:p>6120</text:p>
          </table:table-cell>
          <table:table-cell office:value-type="string" office:string-value="6120" table:formula="of:=SUBSTITUTE([.C819];&quot;/&quot;;&quot;&quot;)" table:style-name="ce5">
            <text:p>6120</text:p>
          </table:table-cell>
          <table:table-cell office:value-type="string" office:string-value="61200" table:formula="of:=[.D819]&amp;REPT(&quot;0&quot;;5-LEN([.D819]))" table:style-name="ce5">
            <text:p>61200</text:p>
          </table:table-cell>
          <table:table-cell office:value-type="string" table:style-name="ce4">
            <text:p>Wireless telecommunications activities</text:p>
          </table:table-cell>
          <table:table-cell table:number-columns-repeated="16378"/>
        </table:table-row>
        <table:table-row table:style-name="ro1">
          <table:table-cell office:value-type="string" table:style-name="ce2">
            <text:p>61.3</text:p>
          </table:table-cell>
          <table:table-cell office:value-type="string" table:style-name="ce4">
            <text:p>Satellite telecommunications activities</text:p>
          </table:table-cell>
          <table:table-cell office:value-type="string" office:string-value="613" table:formula="of:=SUBSTITUTE([.A820];&quot;.&quot;;&quot;&quot;)" table:style-name="ce6">
            <text:p>613</text:p>
          </table:table-cell>
          <table:table-cell office:value-type="string" office:string-value="613" table:formula="of:=SUBSTITUTE([.C820];&quot;/&quot;;&quot;&quot;)" table:style-name="ce5">
            <text:p>613</text:p>
          </table:table-cell>
          <table:table-cell office:value-type="string" office:string-value="61300" table:formula="of:=[.D820]&amp;REPT(&quot;0&quot;;5-LEN([.D820]))" table:style-name="ce5">
            <text:p>61300</text:p>
          </table:table-cell>
          <table:table-cell office:value-type="string" table:style-name="ce4">
            <text:p>Satellite telecommunications activities</text:p>
          </table:table-cell>
          <table:table-cell table:number-columns-repeated="16378"/>
        </table:table-row>
        <table:table-row table:style-name="ro1">
          <table:table-cell office:value-type="string" table:style-name="ce2">
            <text:p>61.30</text:p>
          </table:table-cell>
          <table:table-cell office:value-type="string" table:style-name="ce4">
            <text:p>Satellite telecommunications activities</text:p>
          </table:table-cell>
          <table:table-cell office:value-type="string" office:string-value="6130" table:formula="of:=SUBSTITUTE([.A821];&quot;.&quot;;&quot;&quot;)" table:style-name="ce6">
            <text:p>6130</text:p>
          </table:table-cell>
          <table:table-cell office:value-type="string" office:string-value="6130" table:formula="of:=SUBSTITUTE([.C821];&quot;/&quot;;&quot;&quot;)" table:style-name="ce5">
            <text:p>6130</text:p>
          </table:table-cell>
          <table:table-cell office:value-type="string" office:string-value="61300" table:formula="of:=[.D821]&amp;REPT(&quot;0&quot;;5-LEN([.D821]))" table:style-name="ce5">
            <text:p>61300</text:p>
          </table:table-cell>
          <table:table-cell office:value-type="string" table:style-name="ce4">
            <text:p>Satellite telecommunications activities</text:p>
          </table:table-cell>
          <table:table-cell table:number-columns-repeated="16378"/>
        </table:table-row>
        <table:table-row table:style-name="ro1">
          <table:table-cell office:value-type="string" table:style-name="ce2">
            <text:p>61.9</text:p>
          </table:table-cell>
          <table:table-cell office:value-type="string" table:style-name="ce4">
            <text:p>Other telecommunications activities</text:p>
          </table:table-cell>
          <table:table-cell office:value-type="string" office:string-value="619" table:formula="of:=SUBSTITUTE([.A822];&quot;.&quot;;&quot;&quot;)" table:style-name="ce6">
            <text:p>619</text:p>
          </table:table-cell>
          <table:table-cell office:value-type="string" office:string-value="619" table:formula="of:=SUBSTITUTE([.C822];&quot;/&quot;;&quot;&quot;)" table:style-name="ce5">
            <text:p>619</text:p>
          </table:table-cell>
          <table:table-cell office:value-type="string" office:string-value="61900" table:formula="of:=[.D822]&amp;REPT(&quot;0&quot;;5-LEN([.D822]))" table:style-name="ce5">
            <text:p>61900</text:p>
          </table:table-cell>
          <table:table-cell office:value-type="string" table:style-name="ce4">
            <text:p>Other telecommunications activities</text:p>
          </table:table-cell>
          <table:table-cell table:number-columns-repeated="16378"/>
        </table:table-row>
        <table:table-row table:style-name="ro1">
          <table:table-cell office:value-type="string" table:style-name="ce2">
            <text:p>61.90</text:p>
          </table:table-cell>
          <table:table-cell office:value-type="string" table:style-name="ce4">
            <text:p>Other telecommunications activities</text:p>
          </table:table-cell>
          <table:table-cell office:value-type="string" office:string-value="6190" table:formula="of:=SUBSTITUTE([.A823];&quot;.&quot;;&quot;&quot;)" table:style-name="ce6">
            <text:p>6190</text:p>
          </table:table-cell>
          <table:table-cell office:value-type="string" office:string-value="6190" table:formula="of:=SUBSTITUTE([.C823];&quot;/&quot;;&quot;&quot;)" table:style-name="ce5">
            <text:p>6190</text:p>
          </table:table-cell>
          <table:table-cell office:value-type="string" office:string-value="61900" table:formula="of:=[.D823]&amp;REPT(&quot;0&quot;;5-LEN([.D823]))" table:style-name="ce5">
            <text:p>61900</text:p>
          </table:table-cell>
          <table:table-cell office:value-type="string" table:style-name="ce4">
            <text:p>Other telecommunications activities</text:p>
          </table:table-cell>
          <table:table-cell table:number-columns-repeated="16378"/>
        </table:table-row>
        <table:table-row table:style-name="ro1">
          <table:table-cell office:value-type="string" table:style-name="ce2">
            <text:p>62</text:p>
          </table:table-cell>
          <table:table-cell office:value-type="string" table:style-name="ce4">
            <text:p>Computer programming, consultancy and related activities</text:p>
          </table:table-cell>
          <table:table-cell office:value-type="string" office:string-value="62" table:formula="of:=SUBSTITUTE([.A824];&quot;.&quot;;&quot;&quot;)" table:style-name="ce6">
            <text:p>62</text:p>
          </table:table-cell>
          <table:table-cell office:value-type="string" office:string-value="62" table:formula="of:=SUBSTITUTE([.C824];&quot;/&quot;;&quot;&quot;)" table:style-name="ce5">
            <text:p>62</text:p>
          </table:table-cell>
          <table:table-cell office:value-type="string" office:string-value="62000" table:formula="of:=[.D824]&amp;REPT(&quot;0&quot;;5-LEN([.D824]))" table:style-name="ce5">
            <text:p>62000</text:p>
          </table:table-cell>
          <table:table-cell office:value-type="string" table:style-name="ce4">
            <text:p>Computer programming, consultancy and related activities</text:p>
          </table:table-cell>
          <table:table-cell table:number-columns-repeated="16378"/>
        </table:table-row>
        <table:table-row table:style-name="ro1">
          <table:table-cell office:value-type="string" table:style-name="ce2">
            <text:p>62.0</text:p>
          </table:table-cell>
          <table:table-cell office:value-type="string" table:style-name="ce4">
            <text:p>Computer programming, consultancy and related activities</text:p>
          </table:table-cell>
          <table:table-cell office:value-type="string" office:string-value="620" table:formula="of:=SUBSTITUTE([.A825];&quot;.&quot;;&quot;&quot;)" table:style-name="ce6">
            <text:p>620</text:p>
          </table:table-cell>
          <table:table-cell office:value-type="string" office:string-value="620" table:formula="of:=SUBSTITUTE([.C825];&quot;/&quot;;&quot;&quot;)" table:style-name="ce5">
            <text:p>620</text:p>
          </table:table-cell>
          <table:table-cell office:value-type="string" office:string-value="62000" table:formula="of:=[.D825]&amp;REPT(&quot;0&quot;;5-LEN([.D825]))" table:style-name="ce5">
            <text:p>62000</text:p>
          </table:table-cell>
          <table:table-cell office:value-type="string" table:style-name="ce4">
            <text:p>Computer programming, consultancy and related activities</text:p>
          </table:table-cell>
          <table:table-cell table:number-columns-repeated="16378"/>
        </table:table-row>
        <table:table-row table:style-name="ro1">
          <table:table-cell office:value-type="string" table:style-name="ce2">
            <text:p>62.01</text:p>
          </table:table-cell>
          <table:table-cell office:value-type="string" table:style-name="ce4">
            <text:p>Computer programming activities</text:p>
          </table:table-cell>
          <table:table-cell office:value-type="string" office:string-value="6201" table:formula="of:=SUBSTITUTE([.A826];&quot;.&quot;;&quot;&quot;)" table:style-name="ce6">
            <text:p>6201</text:p>
          </table:table-cell>
          <table:table-cell office:value-type="string" office:string-value="6201" table:formula="of:=SUBSTITUTE([.C826];&quot;/&quot;;&quot;&quot;)" table:style-name="ce5">
            <text:p>6201</text:p>
          </table:table-cell>
          <table:table-cell office:value-type="string" office:string-value="62010" table:formula="of:=[.D826]&amp;REPT(&quot;0&quot;;5-LEN([.D826]))" table:style-name="ce5">
            <text:p>62010</text:p>
          </table:table-cell>
          <table:table-cell office:value-type="string" table:style-name="ce4">
            <text:p>Computer programming activities</text:p>
          </table:table-cell>
          <table:table-cell table:number-columns-repeated="16378"/>
        </table:table-row>
        <table:table-row table:style-name="ro1">
          <table:table-cell office:value-type="string" table:style-name="ce2">
            <text:p>62.01/1</text:p>
          </table:table-cell>
          <table:table-cell office:value-type="string" table:style-name="ce4">
            <text:p>Ready-made interactive leisure and entertainment software development</text:p>
          </table:table-cell>
          <table:table-cell office:value-type="string" office:string-value="6201/1" table:formula="of:=SUBSTITUTE([.A827];&quot;.&quot;;&quot;&quot;)" table:style-name="ce6">
            <text:p>6201/1</text:p>
          </table:table-cell>
          <table:table-cell office:value-type="string" office:string-value="62011" table:formula="of:=SUBSTITUTE([.C827];&quot;/&quot;;&quot;&quot;)" table:style-name="ce5">
            <text:p>62011</text:p>
          </table:table-cell>
          <table:table-cell office:value-type="string" office:string-value="62011" table:formula="of:=[.D827]&amp;REPT(&quot;0&quot;;5-LEN([.D827]))" table:style-name="ce5">
            <text:p>62011</text:p>
          </table:table-cell>
          <table:table-cell office:value-type="string" table:style-name="ce4">
            <text:p>Ready-made interactive leisure and entertainment software development</text:p>
          </table:table-cell>
          <table:table-cell table:number-columns-repeated="16378"/>
        </table:table-row>
        <table:table-row table:style-name="ro1">
          <table:table-cell office:value-type="string" table:style-name="ce2">
            <text:p>62.01/2</text:p>
          </table:table-cell>
          <table:table-cell office:value-type="string" table:style-name="ce4">
            <text:p>Business and domestic software development</text:p>
          </table:table-cell>
          <table:table-cell office:value-type="string" office:string-value="6201/2" table:formula="of:=SUBSTITUTE([.A828];&quot;.&quot;;&quot;&quot;)" table:style-name="ce6">
            <text:p>6201/2</text:p>
          </table:table-cell>
          <table:table-cell office:value-type="string" office:string-value="62012" table:formula="of:=SUBSTITUTE([.C828];&quot;/&quot;;&quot;&quot;)" table:style-name="ce5">
            <text:p>62012</text:p>
          </table:table-cell>
          <table:table-cell office:value-type="string" office:string-value="62012" table:formula="of:=[.D828]&amp;REPT(&quot;0&quot;;5-LEN([.D828]))" table:style-name="ce5">
            <text:p>62012</text:p>
          </table:table-cell>
          <table:table-cell office:value-type="string" table:style-name="ce4">
            <text:p>Business and domestic software development</text:p>
          </table:table-cell>
          <table:table-cell table:number-columns-repeated="16378"/>
        </table:table-row>
        <table:table-row table:style-name="ro1">
          <table:table-cell office:value-type="string" table:style-name="ce2">
            <text:p>62.02</text:p>
          </table:table-cell>
          <table:table-cell office:value-type="string" table:style-name="ce4">
            <text:p>Computer consultancy activities</text:p>
          </table:table-cell>
          <table:table-cell office:value-type="string" office:string-value="6202" table:formula="of:=SUBSTITUTE([.A829];&quot;.&quot;;&quot;&quot;)" table:style-name="ce6">
            <text:p>6202</text:p>
          </table:table-cell>
          <table:table-cell office:value-type="string" office:string-value="6202" table:formula="of:=SUBSTITUTE([.C829];&quot;/&quot;;&quot;&quot;)" table:style-name="ce5">
            <text:p>6202</text:p>
          </table:table-cell>
          <table:table-cell office:value-type="string" office:string-value="62020" table:formula="of:=[.D829]&amp;REPT(&quot;0&quot;;5-LEN([.D829]))" table:style-name="ce5">
            <text:p>62020</text:p>
          </table:table-cell>
          <table:table-cell office:value-type="string" table:style-name="ce4">
            <text:p>Computer consultancy activities</text:p>
          </table:table-cell>
          <table:table-cell table:number-columns-repeated="16378"/>
        </table:table-row>
        <table:table-row table:style-name="ro1">
          <table:table-cell office:value-type="string" table:style-name="ce2">
            <text:p>62.03</text:p>
          </table:table-cell>
          <table:table-cell office:value-type="string" table:style-name="ce4">
            <text:p>Computer facilities management activities</text:p>
          </table:table-cell>
          <table:table-cell office:value-type="string" office:string-value="6203" table:formula="of:=SUBSTITUTE([.A830];&quot;.&quot;;&quot;&quot;)" table:style-name="ce6">
            <text:p>6203</text:p>
          </table:table-cell>
          <table:table-cell office:value-type="string" office:string-value="6203" table:formula="of:=SUBSTITUTE([.C830];&quot;/&quot;;&quot;&quot;)" table:style-name="ce5">
            <text:p>6203</text:p>
          </table:table-cell>
          <table:table-cell office:value-type="string" office:string-value="62030" table:formula="of:=[.D830]&amp;REPT(&quot;0&quot;;5-LEN([.D830]))" table:style-name="ce5">
            <text:p>62030</text:p>
          </table:table-cell>
          <table:table-cell office:value-type="string" table:style-name="ce4">
            <text:p>Computer facilities management activities</text:p>
          </table:table-cell>
          <table:table-cell table:number-columns-repeated="16378"/>
        </table:table-row>
        <table:table-row table:style-name="ro1">
          <table:table-cell office:value-type="string" table:style-name="ce2">
            <text:p>62.09</text:p>
          </table:table-cell>
          <table:table-cell office:value-type="string" table:style-name="ce4">
            <text:p>Other information technology and computer service activities</text:p>
          </table:table-cell>
          <table:table-cell office:value-type="string" office:string-value="6209" table:formula="of:=SUBSTITUTE([.A831];&quot;.&quot;;&quot;&quot;)" table:style-name="ce6">
            <text:p>6209</text:p>
          </table:table-cell>
          <table:table-cell office:value-type="string" office:string-value="6209" table:formula="of:=SUBSTITUTE([.C831];&quot;/&quot;;&quot;&quot;)" table:style-name="ce5">
            <text:p>6209</text:p>
          </table:table-cell>
          <table:table-cell office:value-type="string" office:string-value="62090" table:formula="of:=[.D831]&amp;REPT(&quot;0&quot;;5-LEN([.D831]))" table:style-name="ce5">
            <text:p>62090</text:p>
          </table:table-cell>
          <table:table-cell office:value-type="string" table:style-name="ce4">
            <text:p>Other information technology and computer service activities</text:p>
          </table:table-cell>
          <table:table-cell table:number-columns-repeated="16378"/>
        </table:table-row>
        <table:table-row table:style-name="ro1">
          <table:table-cell office:value-type="string" table:style-name="ce2">
            <text:p>63</text:p>
          </table:table-cell>
          <table:table-cell office:value-type="string" table:style-name="ce4">
            <text:p>Information service activities</text:p>
          </table:table-cell>
          <table:table-cell office:value-type="string" office:string-value="63" table:formula="of:=SUBSTITUTE([.A832];&quot;.&quot;;&quot;&quot;)" table:style-name="ce6">
            <text:p>63</text:p>
          </table:table-cell>
          <table:table-cell office:value-type="string" office:string-value="63" table:formula="of:=SUBSTITUTE([.C832];&quot;/&quot;;&quot;&quot;)" table:style-name="ce5">
            <text:p>63</text:p>
          </table:table-cell>
          <table:table-cell office:value-type="string" office:string-value="63000" table:formula="of:=[.D832]&amp;REPT(&quot;0&quot;;5-LEN([.D832]))" table:style-name="ce5">
            <text:p>63000</text:p>
          </table:table-cell>
          <table:table-cell office:value-type="string" table:style-name="ce4">
            <text:p>Information service activities</text:p>
          </table:table-cell>
          <table:table-cell table:number-columns-repeated="16378"/>
        </table:table-row>
        <table:table-row table:style-name="ro1">
          <table:table-cell office:value-type="string" table:style-name="ce2">
            <text:p>63.1</text:p>
          </table:table-cell>
          <table:table-cell office:value-type="string" table:style-name="ce4">
            <text:p>Data processing, hosting and related activities; web portals</text:p>
          </table:table-cell>
          <table:table-cell office:value-type="string" office:string-value="631" table:formula="of:=SUBSTITUTE([.A833];&quot;.&quot;;&quot;&quot;)" table:style-name="ce6">
            <text:p>631</text:p>
          </table:table-cell>
          <table:table-cell office:value-type="string" office:string-value="631" table:formula="of:=SUBSTITUTE([.C833];&quot;/&quot;;&quot;&quot;)" table:style-name="ce5">
            <text:p>631</text:p>
          </table:table-cell>
          <table:table-cell office:value-type="string" office:string-value="63100" table:formula="of:=[.D833]&amp;REPT(&quot;0&quot;;5-LEN([.D833]))" table:style-name="ce5">
            <text:p>63100</text:p>
          </table:table-cell>
          <table:table-cell office:value-type="string" table:style-name="ce4">
            <text:p>Data processing, hosting and related activities; web portals</text:p>
          </table:table-cell>
          <table:table-cell table:number-columns-repeated="16378"/>
        </table:table-row>
        <table:table-row table:style-name="ro1">
          <table:table-cell office:value-type="string" table:style-name="ce2">
            <text:p>63.11</text:p>
          </table:table-cell>
          <table:table-cell office:value-type="string" table:style-name="ce4">
            <text:p>Data processing, hosting and related activities</text:p>
          </table:table-cell>
          <table:table-cell office:value-type="string" office:string-value="6311" table:formula="of:=SUBSTITUTE([.A834];&quot;.&quot;;&quot;&quot;)" table:style-name="ce6">
            <text:p>6311</text:p>
          </table:table-cell>
          <table:table-cell office:value-type="string" office:string-value="6311" table:formula="of:=SUBSTITUTE([.C834];&quot;/&quot;;&quot;&quot;)" table:style-name="ce5">
            <text:p>6311</text:p>
          </table:table-cell>
          <table:table-cell office:value-type="string" office:string-value="63110" table:formula="of:=[.D834]&amp;REPT(&quot;0&quot;;5-LEN([.D834]))" table:style-name="ce5">
            <text:p>63110</text:p>
          </table:table-cell>
          <table:table-cell office:value-type="string" table:style-name="ce4">
            <text:p>Data processing, hosting and related activities</text:p>
          </table:table-cell>
          <table:table-cell table:number-columns-repeated="16378"/>
        </table:table-row>
        <table:table-row table:style-name="ro1">
          <table:table-cell office:value-type="string" table:style-name="ce2">
            <text:p>63.12</text:p>
          </table:table-cell>
          <table:table-cell office:value-type="string" table:style-name="ce4">
            <text:p>Web portals</text:p>
          </table:table-cell>
          <table:table-cell office:value-type="string" office:string-value="6312" table:formula="of:=SUBSTITUTE([.A835];&quot;.&quot;;&quot;&quot;)" table:style-name="ce6">
            <text:p>6312</text:p>
          </table:table-cell>
          <table:table-cell office:value-type="string" office:string-value="6312" table:formula="of:=SUBSTITUTE([.C835];&quot;/&quot;;&quot;&quot;)" table:style-name="ce5">
            <text:p>6312</text:p>
          </table:table-cell>
          <table:table-cell office:value-type="string" office:string-value="63120" table:formula="of:=[.D835]&amp;REPT(&quot;0&quot;;5-LEN([.D835]))" table:style-name="ce5">
            <text:p>63120</text:p>
          </table:table-cell>
          <table:table-cell office:value-type="string" table:style-name="ce4">
            <text:p>Web portals</text:p>
          </table:table-cell>
          <table:table-cell table:number-columns-repeated="16378"/>
        </table:table-row>
        <table:table-row table:style-name="ro1">
          <table:table-cell office:value-type="string" table:style-name="ce2">
            <text:p>63.9</text:p>
          </table:table-cell>
          <table:table-cell office:value-type="string" table:style-name="ce4">
            <text:p>Other information service activities</text:p>
          </table:table-cell>
          <table:table-cell office:value-type="string" office:string-value="639" table:formula="of:=SUBSTITUTE([.A836];&quot;.&quot;;&quot;&quot;)" table:style-name="ce6">
            <text:p>639</text:p>
          </table:table-cell>
          <table:table-cell office:value-type="string" office:string-value="639" table:formula="of:=SUBSTITUTE([.C836];&quot;/&quot;;&quot;&quot;)" table:style-name="ce5">
            <text:p>639</text:p>
          </table:table-cell>
          <table:table-cell office:value-type="string" office:string-value="63900" table:formula="of:=[.D836]&amp;REPT(&quot;0&quot;;5-LEN([.D836]))" table:style-name="ce5">
            <text:p>63900</text:p>
          </table:table-cell>
          <table:table-cell office:value-type="string" table:style-name="ce4">
            <text:p>Other information service activities</text:p>
          </table:table-cell>
          <table:table-cell table:number-columns-repeated="16378"/>
        </table:table-row>
        <table:table-row table:style-name="ro1">
          <table:table-cell office:value-type="string" table:style-name="ce2">
            <text:p>63.91</text:p>
          </table:table-cell>
          <table:table-cell office:value-type="string" table:style-name="ce4">
            <text:p>News agency activities</text:p>
          </table:table-cell>
          <table:table-cell office:value-type="string" office:string-value="6391" table:formula="of:=SUBSTITUTE([.A837];&quot;.&quot;;&quot;&quot;)" table:style-name="ce6">
            <text:p>6391</text:p>
          </table:table-cell>
          <table:table-cell office:value-type="string" office:string-value="6391" table:formula="of:=SUBSTITUTE([.C837];&quot;/&quot;;&quot;&quot;)" table:style-name="ce5">
            <text:p>6391</text:p>
          </table:table-cell>
          <table:table-cell office:value-type="string" office:string-value="63910" table:formula="of:=[.D837]&amp;REPT(&quot;0&quot;;5-LEN([.D837]))" table:style-name="ce5">
            <text:p>63910</text:p>
          </table:table-cell>
          <table:table-cell office:value-type="string" table:style-name="ce4">
            <text:p>News agency activities</text:p>
          </table:table-cell>
          <table:table-cell table:number-columns-repeated="16378"/>
        </table:table-row>
        <table:table-row table:style-name="ro1">
          <table:table-cell office:value-type="string" table:style-name="ce2">
            <text:p>63.99</text:p>
          </table:table-cell>
          <table:table-cell office:value-type="string" table:style-name="ce4">
            <text:p>Other information service activities not elsewhere classified</text:p>
          </table:table-cell>
          <table:table-cell office:value-type="string" office:string-value="6399" table:formula="of:=SUBSTITUTE([.A838];&quot;.&quot;;&quot;&quot;)" table:style-name="ce6">
            <text:p>6399</text:p>
          </table:table-cell>
          <table:table-cell office:value-type="string" office:string-value="6399" table:formula="of:=SUBSTITUTE([.C838];&quot;/&quot;;&quot;&quot;)" table:style-name="ce5">
            <text:p>6399</text:p>
          </table:table-cell>
          <table:table-cell office:value-type="string" office:string-value="63990" table:formula="of:=[.D838]&amp;REPT(&quot;0&quot;;5-LEN([.D838]))" table:style-name="ce5">
            <text:p>63990</text:p>
          </table:table-cell>
          <table:table-cell office:value-type="string" table:style-name="ce4">
            <text:p>Other information service activities not elsewhere classified</text:p>
          </table:table-cell>
          <table:table-cell table:number-columns-repeated="16378"/>
        </table:table-row>
        <table:table-row table:style-name="ro1">
          <table:table-cell office:value-type="string" table:style-name="ce2">
            <text:p>64</text:p>
          </table:table-cell>
          <table:table-cell office:value-type="string" table:style-name="ce4">
            <text:p>Financial service activities, except insurance and pension funding</text:p>
          </table:table-cell>
          <table:table-cell office:value-type="string" office:string-value="64" table:formula="of:=SUBSTITUTE([.A839];&quot;.&quot;;&quot;&quot;)" table:style-name="ce6">
            <text:p>64</text:p>
          </table:table-cell>
          <table:table-cell office:value-type="string" office:string-value="64" table:formula="of:=SUBSTITUTE([.C839];&quot;/&quot;;&quot;&quot;)" table:style-name="ce5">
            <text:p>64</text:p>
          </table:table-cell>
          <table:table-cell office:value-type="string" office:string-value="64000" table:formula="of:=[.D839]&amp;REPT(&quot;0&quot;;5-LEN([.D839]))" table:style-name="ce5">
            <text:p>64000</text:p>
          </table:table-cell>
          <table:table-cell office:value-type="string" table:style-name="ce4">
            <text:p>Financial service activities, except insurance and pension funding</text:p>
          </table:table-cell>
          <table:table-cell table:number-columns-repeated="16378"/>
        </table:table-row>
        <table:table-row table:style-name="ro1">
          <table:table-cell office:value-type="string" table:style-name="ce2">
            <text:p>64.1</text:p>
          </table:table-cell>
          <table:table-cell office:value-type="string" table:style-name="ce4">
            <text:p>Monetary intermediation</text:p>
          </table:table-cell>
          <table:table-cell office:value-type="string" office:string-value="641" table:formula="of:=SUBSTITUTE([.A840];&quot;.&quot;;&quot;&quot;)" table:style-name="ce6">
            <text:p>641</text:p>
          </table:table-cell>
          <table:table-cell office:value-type="string" office:string-value="641" table:formula="of:=SUBSTITUTE([.C840];&quot;/&quot;;&quot;&quot;)" table:style-name="ce5">
            <text:p>641</text:p>
          </table:table-cell>
          <table:table-cell office:value-type="string" office:string-value="64100" table:formula="of:=[.D840]&amp;REPT(&quot;0&quot;;5-LEN([.D840]))" table:style-name="ce5">
            <text:p>64100</text:p>
          </table:table-cell>
          <table:table-cell office:value-type="string" table:style-name="ce4">
            <text:p>Monetary intermediation</text:p>
          </table:table-cell>
          <table:table-cell table:number-columns-repeated="16378"/>
        </table:table-row>
        <table:table-row table:style-name="ro1">
          <table:table-cell office:value-type="string" table:style-name="ce2">
            <text:p>64.11</text:p>
          </table:table-cell>
          <table:table-cell office:value-type="string" table:style-name="ce4">
            <text:p>Central banking</text:p>
          </table:table-cell>
          <table:table-cell office:value-type="string" office:string-value="6411" table:formula="of:=SUBSTITUTE([.A841];&quot;.&quot;;&quot;&quot;)" table:style-name="ce6">
            <text:p>6411</text:p>
          </table:table-cell>
          <table:table-cell office:value-type="string" office:string-value="6411" table:formula="of:=SUBSTITUTE([.C841];&quot;/&quot;;&quot;&quot;)" table:style-name="ce5">
            <text:p>6411</text:p>
          </table:table-cell>
          <table:table-cell office:value-type="string" office:string-value="64110" table:formula="of:=[.D841]&amp;REPT(&quot;0&quot;;5-LEN([.D841]))" table:style-name="ce5">
            <text:p>64110</text:p>
          </table:table-cell>
          <table:table-cell office:value-type="string" table:style-name="ce4">
            <text:p>Central banking</text:p>
          </table:table-cell>
          <table:table-cell table:number-columns-repeated="16378"/>
        </table:table-row>
        <table:table-row table:style-name="ro1">
          <table:table-cell office:value-type="string" table:style-name="ce2">
            <text:p>64.19</text:p>
          </table:table-cell>
          <table:table-cell office:value-type="string" table:style-name="ce4">
            <text:p>Other monetary intermediation</text:p>
          </table:table-cell>
          <table:table-cell office:value-type="string" office:string-value="6419" table:formula="of:=SUBSTITUTE([.A842];&quot;.&quot;;&quot;&quot;)" table:style-name="ce6">
            <text:p>6419</text:p>
          </table:table-cell>
          <table:table-cell office:value-type="string" office:string-value="6419" table:formula="of:=SUBSTITUTE([.C842];&quot;/&quot;;&quot;&quot;)" table:style-name="ce5">
            <text:p>6419</text:p>
          </table:table-cell>
          <table:table-cell office:value-type="string" office:string-value="64190" table:formula="of:=[.D842]&amp;REPT(&quot;0&quot;;5-LEN([.D842]))" table:style-name="ce5">
            <text:p>64190</text:p>
          </table:table-cell>
          <table:table-cell office:value-type="string" table:style-name="ce4">
            <text:p>Other monetary intermediation</text:p>
          </table:table-cell>
          <table:table-cell table:number-columns-repeated="16378"/>
        </table:table-row>
        <table:table-row table:style-name="ro1">
          <table:table-cell office:value-type="string" table:style-name="ce2">
            <text:p>64.19/1</text:p>
          </table:table-cell>
          <table:table-cell office:value-type="string" table:style-name="ce4">
            <text:p>Banks</text:p>
          </table:table-cell>
          <table:table-cell office:value-type="string" office:string-value="6419/1" table:formula="of:=SUBSTITUTE([.A843];&quot;.&quot;;&quot;&quot;)" table:style-name="ce6">
            <text:p>6419/1</text:p>
          </table:table-cell>
          <table:table-cell office:value-type="string" office:string-value="64191" table:formula="of:=SUBSTITUTE([.C843];&quot;/&quot;;&quot;&quot;)" table:style-name="ce5">
            <text:p>64191</text:p>
          </table:table-cell>
          <table:table-cell office:value-type="string" office:string-value="64191" table:formula="of:=[.D843]&amp;REPT(&quot;0&quot;;5-LEN([.D843]))" table:style-name="ce5">
            <text:p>64191</text:p>
          </table:table-cell>
          <table:table-cell office:value-type="string" table:style-name="ce4">
            <text:p>Banks</text:p>
          </table:table-cell>
          <table:table-cell table:number-columns-repeated="16378"/>
        </table:table-row>
        <table:table-row table:style-name="ro1">
          <table:table-cell office:value-type="string" table:style-name="ce2">
            <text:p>64.19/2</text:p>
          </table:table-cell>
          <table:table-cell office:value-type="string" table:style-name="ce4">
            <text:p>Building societies</text:p>
          </table:table-cell>
          <table:table-cell office:value-type="string" office:string-value="6419/2" table:formula="of:=SUBSTITUTE([.A844];&quot;.&quot;;&quot;&quot;)" table:style-name="ce6">
            <text:p>6419/2</text:p>
          </table:table-cell>
          <table:table-cell office:value-type="string" office:string-value="64192" table:formula="of:=SUBSTITUTE([.C844];&quot;/&quot;;&quot;&quot;)" table:style-name="ce5">
            <text:p>64192</text:p>
          </table:table-cell>
          <table:table-cell office:value-type="string" office:string-value="64192" table:formula="of:=[.D844]&amp;REPT(&quot;0&quot;;5-LEN([.D844]))" table:style-name="ce5">
            <text:p>64192</text:p>
          </table:table-cell>
          <table:table-cell office:value-type="string" table:style-name="ce4">
            <text:p>Building societies</text:p>
          </table:table-cell>
          <table:table-cell table:number-columns-repeated="16378"/>
        </table:table-row>
        <table:table-row table:style-name="ro1">
          <table:table-cell office:value-type="string" table:style-name="ce2">
            <text:p>64.2</text:p>
          </table:table-cell>
          <table:table-cell office:value-type="string" table:style-name="ce4">
            <text:p>Activities of holding companies</text:p>
          </table:table-cell>
          <table:table-cell office:value-type="string" office:string-value="642" table:formula="of:=SUBSTITUTE([.A845];&quot;.&quot;;&quot;&quot;)" table:style-name="ce6">
            <text:p>642</text:p>
          </table:table-cell>
          <table:table-cell office:value-type="string" office:string-value="642" table:formula="of:=SUBSTITUTE([.C845];&quot;/&quot;;&quot;&quot;)" table:style-name="ce5">
            <text:p>642</text:p>
          </table:table-cell>
          <table:table-cell office:value-type="string" office:string-value="64200" table:formula="of:=[.D845]&amp;REPT(&quot;0&quot;;5-LEN([.D845]))" table:style-name="ce5">
            <text:p>64200</text:p>
          </table:table-cell>
          <table:table-cell office:value-type="string" table:style-name="ce4">
            <text:p>Activities of holding companies</text:p>
          </table:table-cell>
          <table:table-cell table:number-columns-repeated="16378"/>
        </table:table-row>
        <table:table-row table:style-name="ro1">
          <table:table-cell office:value-type="string" table:style-name="ce2">
            <text:p>64.20</text:p>
          </table:table-cell>
          <table:table-cell office:value-type="string" table:style-name="ce4">
            <text:p>Activities of holding companies</text:p>
          </table:table-cell>
          <table:table-cell office:value-type="string" office:string-value="6420" table:formula="of:=SUBSTITUTE([.A846];&quot;.&quot;;&quot;&quot;)" table:style-name="ce6">
            <text:p>6420</text:p>
          </table:table-cell>
          <table:table-cell office:value-type="string" office:string-value="6420" table:formula="of:=SUBSTITUTE([.C846];&quot;/&quot;;&quot;&quot;)" table:style-name="ce5">
            <text:p>6420</text:p>
          </table:table-cell>
          <table:table-cell office:value-type="string" office:string-value="64200" table:formula="of:=[.D846]&amp;REPT(&quot;0&quot;;5-LEN([.D846]))" table:style-name="ce5">
            <text:p>64200</text:p>
          </table:table-cell>
          <table:table-cell office:value-type="string" table:style-name="ce4">
            <text:p>Activities of holding companies</text:p>
          </table:table-cell>
          <table:table-cell table:number-columns-repeated="16378"/>
        </table:table-row>
        <table:table-row table:style-name="ro1">
          <table:table-cell office:value-type="string" table:style-name="ce2">
            <text:p>64.20/1</text:p>
          </table:table-cell>
          <table:table-cell office:value-type="string" table:style-name="ce4">
            <text:p>Activities of agricultural holding companies</text:p>
          </table:table-cell>
          <table:table-cell office:value-type="string" office:string-value="6420/1" table:formula="of:=SUBSTITUTE([.A847];&quot;.&quot;;&quot;&quot;)" table:style-name="ce6">
            <text:p>6420/1</text:p>
          </table:table-cell>
          <table:table-cell office:value-type="string" office:string-value="64201" table:formula="of:=SUBSTITUTE([.C847];&quot;/&quot;;&quot;&quot;)" table:style-name="ce5">
            <text:p>64201</text:p>
          </table:table-cell>
          <table:table-cell office:value-type="string" office:string-value="64201" table:formula="of:=[.D847]&amp;REPT(&quot;0&quot;;5-LEN([.D847]))" table:style-name="ce5">
            <text:p>64201</text:p>
          </table:table-cell>
          <table:table-cell office:value-type="string" table:style-name="ce4">
            <text:p>Activities of agricultural holding companies</text:p>
          </table:table-cell>
          <table:table-cell table:number-columns-repeated="16378"/>
        </table:table-row>
        <table:table-row table:style-name="ro1">
          <table:table-cell office:value-type="string" table:style-name="ce2">
            <text:p>64.20/2</text:p>
          </table:table-cell>
          <table:table-cell office:value-type="string" table:style-name="ce4">
            <text:p>Activities of production holding companies</text:p>
          </table:table-cell>
          <table:table-cell office:value-type="string" office:string-value="6420/2" table:formula="of:=SUBSTITUTE([.A848];&quot;.&quot;;&quot;&quot;)" table:style-name="ce6">
            <text:p>6420/2</text:p>
          </table:table-cell>
          <table:table-cell office:value-type="string" office:string-value="64202" table:formula="of:=SUBSTITUTE([.C848];&quot;/&quot;;&quot;&quot;)" table:style-name="ce5">
            <text:p>64202</text:p>
          </table:table-cell>
          <table:table-cell office:value-type="string" office:string-value="64202" table:formula="of:=[.D848]&amp;REPT(&quot;0&quot;;5-LEN([.D848]))" table:style-name="ce5">
            <text:p>64202</text:p>
          </table:table-cell>
          <table:table-cell office:value-type="string" table:style-name="ce4">
            <text:p>Activities of production holding companies</text:p>
          </table:table-cell>
          <table:table-cell table:number-columns-repeated="16378"/>
        </table:table-row>
        <table:table-row table:style-name="ro1">
          <table:table-cell office:value-type="string" table:style-name="ce2">
            <text:p>64.20/3</text:p>
          </table:table-cell>
          <table:table-cell office:value-type="string" table:style-name="ce4">
            <text:p>Activities of construction holding companies</text:p>
          </table:table-cell>
          <table:table-cell office:value-type="string" office:string-value="6420/3" table:formula="of:=SUBSTITUTE([.A849];&quot;.&quot;;&quot;&quot;)" table:style-name="ce6">
            <text:p>6420/3</text:p>
          </table:table-cell>
          <table:table-cell office:value-type="string" office:string-value="64203" table:formula="of:=SUBSTITUTE([.C849];&quot;/&quot;;&quot;&quot;)" table:style-name="ce5">
            <text:p>64203</text:p>
          </table:table-cell>
          <table:table-cell office:value-type="string" office:string-value="64203" table:formula="of:=[.D849]&amp;REPT(&quot;0&quot;;5-LEN([.D849]))" table:style-name="ce5">
            <text:p>64203</text:p>
          </table:table-cell>
          <table:table-cell office:value-type="string" table:style-name="ce4">
            <text:p>Activities of construction holding companies</text:p>
          </table:table-cell>
          <table:table-cell table:number-columns-repeated="16378"/>
        </table:table-row>
        <table:table-row table:style-name="ro1">
          <table:table-cell office:value-type="string" table:style-name="ce2">
            <text:p>64.20/4</text:p>
          </table:table-cell>
          <table:table-cell office:value-type="string" table:style-name="ce4">
            <text:p>Activities of distribution holding companies</text:p>
          </table:table-cell>
          <table:table-cell office:value-type="string" office:string-value="6420/4" table:formula="of:=SUBSTITUTE([.A850];&quot;.&quot;;&quot;&quot;)" table:style-name="ce6">
            <text:p>6420/4</text:p>
          </table:table-cell>
          <table:table-cell office:value-type="string" office:string-value="64204" table:formula="of:=SUBSTITUTE([.C850];&quot;/&quot;;&quot;&quot;)" table:style-name="ce5">
            <text:p>64204</text:p>
          </table:table-cell>
          <table:table-cell office:value-type="string" office:string-value="64204" table:formula="of:=[.D850]&amp;REPT(&quot;0&quot;;5-LEN([.D850]))" table:style-name="ce5">
            <text:p>64204</text:p>
          </table:table-cell>
          <table:table-cell office:value-type="string" table:style-name="ce4">
            <text:p>Activities of distribution holding companies</text:p>
          </table:table-cell>
          <table:table-cell table:number-columns-repeated="16378"/>
        </table:table-row>
        <table:table-row table:style-name="ro1">
          <table:table-cell office:value-type="string" table:style-name="ce2">
            <text:p>64.20/5</text:p>
          </table:table-cell>
          <table:table-cell office:value-type="string" table:style-name="ce4">
            <text:p>Activities of financial services holding companies</text:p>
          </table:table-cell>
          <table:table-cell office:value-type="string" office:string-value="6420/5" table:formula="of:=SUBSTITUTE([.A851];&quot;.&quot;;&quot;&quot;)" table:style-name="ce6">
            <text:p>6420/5</text:p>
          </table:table-cell>
          <table:table-cell office:value-type="string" office:string-value="64205" table:formula="of:=SUBSTITUTE([.C851];&quot;/&quot;;&quot;&quot;)" table:style-name="ce5">
            <text:p>64205</text:p>
          </table:table-cell>
          <table:table-cell office:value-type="string" office:string-value="64205" table:formula="of:=[.D851]&amp;REPT(&quot;0&quot;;5-LEN([.D851]))" table:style-name="ce5">
            <text:p>64205</text:p>
          </table:table-cell>
          <table:table-cell office:value-type="string" table:style-name="ce4">
            <text:p>Activities of financial services holding companies</text:p>
          </table:table-cell>
          <table:table-cell table:number-columns-repeated="16378"/>
        </table:table-row>
        <table:table-row table:style-name="ro1">
          <table:table-cell office:value-type="string" table:style-name="ce2">
            <text:p>64.20/9</text:p>
          </table:table-cell>
          <table:table-cell office:value-type="string" table:style-name="ce4">
            <text:p>Activities of other holding companies (not including agricultural, production, construction, distribution and financial services holding companies) not elsewhere classified</text:p>
          </table:table-cell>
          <table:table-cell office:value-type="string" office:string-value="6420/9" table:formula="of:=SUBSTITUTE([.A852];&quot;.&quot;;&quot;&quot;)" table:style-name="ce6">
            <text:p>6420/9</text:p>
          </table:table-cell>
          <table:table-cell office:value-type="string" office:string-value="64209" table:formula="of:=SUBSTITUTE([.C852];&quot;/&quot;;&quot;&quot;)" table:style-name="ce5">
            <text:p>64209</text:p>
          </table:table-cell>
          <table:table-cell office:value-type="string" office:string-value="64209" table:formula="of:=[.D852]&amp;REPT(&quot;0&quot;;5-LEN([.D852]))" table:style-name="ce5">
            <text:p>64209</text:p>
          </table:table-cell>
          <table:table-cell office:value-type="string" table:style-name="ce4">
            <text:p>Activities of other holding companies (not including agricultural, production, construction, distribution and financial services holding companies) not elsewhere classified</text:p>
          </table:table-cell>
          <table:table-cell table:number-columns-repeated="16378"/>
        </table:table-row>
        <table:table-row table:style-name="ro1">
          <table:table-cell office:value-type="string" table:style-name="ce2">
            <text:p>64.3</text:p>
          </table:table-cell>
          <table:table-cell office:value-type="string" table:style-name="ce4">
            <text:p>Trusts, funds and similar financial entities</text:p>
          </table:table-cell>
          <table:table-cell office:value-type="string" office:string-value="643" table:formula="of:=SUBSTITUTE([.A853];&quot;.&quot;;&quot;&quot;)" table:style-name="ce6">
            <text:p>643</text:p>
          </table:table-cell>
          <table:table-cell office:value-type="string" office:string-value="643" table:formula="of:=SUBSTITUTE([.C853];&quot;/&quot;;&quot;&quot;)" table:style-name="ce5">
            <text:p>643</text:p>
          </table:table-cell>
          <table:table-cell office:value-type="string" office:string-value="64300" table:formula="of:=[.D853]&amp;REPT(&quot;0&quot;;5-LEN([.D853]))" table:style-name="ce5">
            <text:p>64300</text:p>
          </table:table-cell>
          <table:table-cell office:value-type="string" table:style-name="ce4">
            <text:p>Trusts, funds and similar financial entities</text:p>
          </table:table-cell>
          <table:table-cell table:number-columns-repeated="16378"/>
        </table:table-row>
        <table:table-row table:style-name="ro1">
          <table:table-cell office:value-type="string" table:style-name="ce2">
            <text:p>64.30</text:p>
          </table:table-cell>
          <table:table-cell office:value-type="string" table:style-name="ce4">
            <text:p>Trusts, funds and similar financial entities</text:p>
          </table:table-cell>
          <table:table-cell office:value-type="string" office:string-value="6430" table:formula="of:=SUBSTITUTE([.A854];&quot;.&quot;;&quot;&quot;)" table:style-name="ce6">
            <text:p>6430</text:p>
          </table:table-cell>
          <table:table-cell office:value-type="string" office:string-value="6430" table:formula="of:=SUBSTITUTE([.C854];&quot;/&quot;;&quot;&quot;)" table:style-name="ce5">
            <text:p>6430</text:p>
          </table:table-cell>
          <table:table-cell office:value-type="string" office:string-value="64300" table:formula="of:=[.D854]&amp;REPT(&quot;0&quot;;5-LEN([.D854]))" table:style-name="ce5">
            <text:p>64300</text:p>
          </table:table-cell>
          <table:table-cell office:value-type="string" table:style-name="ce4">
            <text:p>Trusts, funds and similar financial entities</text:p>
          </table:table-cell>
          <table:table-cell table:number-columns-repeated="16378"/>
        </table:table-row>
        <table:table-row table:style-name="ro1">
          <table:table-cell office:value-type="string" table:style-name="ce2">
            <text:p>64.30/1</text:p>
          </table:table-cell>
          <table:table-cell office:value-type="string" table:style-name="ce4">
            <text:p>Activities of investment trusts</text:p>
          </table:table-cell>
          <table:table-cell office:value-type="string" office:string-value="6430/1" table:formula="of:=SUBSTITUTE([.A855];&quot;.&quot;;&quot;&quot;)" table:style-name="ce6">
            <text:p>6430/1</text:p>
          </table:table-cell>
          <table:table-cell office:value-type="string" office:string-value="64301" table:formula="of:=SUBSTITUTE([.C855];&quot;/&quot;;&quot;&quot;)" table:style-name="ce5">
            <text:p>64301</text:p>
          </table:table-cell>
          <table:table-cell office:value-type="string" office:string-value="64301" table:formula="of:=[.D855]&amp;REPT(&quot;0&quot;;5-LEN([.D855]))" table:style-name="ce5">
            <text:p>64301</text:p>
          </table:table-cell>
          <table:table-cell office:value-type="string" table:style-name="ce4">
            <text:p>Activities of investment trusts</text:p>
          </table:table-cell>
          <table:table-cell table:number-columns-repeated="16378"/>
        </table:table-row>
        <table:table-row table:style-name="ro1">
          <table:table-cell office:value-type="string" table:style-name="ce2">
            <text:p>64.30/2</text:p>
          </table:table-cell>
          <table:table-cell office:value-type="string" table:style-name="ce4">
            <text:p>Activities of unit trusts</text:p>
          </table:table-cell>
          <table:table-cell office:value-type="string" office:string-value="6430/2" table:formula="of:=SUBSTITUTE([.A856];&quot;.&quot;;&quot;&quot;)" table:style-name="ce6">
            <text:p>6430/2</text:p>
          </table:table-cell>
          <table:table-cell office:value-type="string" office:string-value="64302" table:formula="of:=SUBSTITUTE([.C856];&quot;/&quot;;&quot;&quot;)" table:style-name="ce5">
            <text:p>64302</text:p>
          </table:table-cell>
          <table:table-cell office:value-type="string" office:string-value="64302" table:formula="of:=[.D856]&amp;REPT(&quot;0&quot;;5-LEN([.D856]))" table:style-name="ce5">
            <text:p>64302</text:p>
          </table:table-cell>
          <table:table-cell office:value-type="string" table:style-name="ce4">
            <text:p>Activities of unit trusts</text:p>
          </table:table-cell>
          <table:table-cell table:number-columns-repeated="16378"/>
        </table:table-row>
        <table:table-row table:style-name="ro1">
          <table:table-cell office:value-type="string" table:style-name="ce2">
            <text:p>64.30/3</text:p>
          </table:table-cell>
          <table:table-cell office:value-type="string" table:style-name="ce4">
            <text:p>Activities of venture and development capital companies</text:p>
          </table:table-cell>
          <table:table-cell office:value-type="string" office:string-value="6430/3" table:formula="of:=SUBSTITUTE([.A857];&quot;.&quot;;&quot;&quot;)" table:style-name="ce6">
            <text:p>6430/3</text:p>
          </table:table-cell>
          <table:table-cell office:value-type="string" office:string-value="64303" table:formula="of:=SUBSTITUTE([.C857];&quot;/&quot;;&quot;&quot;)" table:style-name="ce5">
            <text:p>64303</text:p>
          </table:table-cell>
          <table:table-cell office:value-type="string" office:string-value="64303" table:formula="of:=[.D857]&amp;REPT(&quot;0&quot;;5-LEN([.D857]))" table:style-name="ce5">
            <text:p>64303</text:p>
          </table:table-cell>
          <table:table-cell office:value-type="string" table:style-name="ce4">
            <text:p>Activities of venture and development capital companies</text:p>
          </table:table-cell>
          <table:table-cell table:number-columns-repeated="16378"/>
        </table:table-row>
        <table:table-row table:style-name="ro1">
          <table:table-cell office:value-type="string" table:style-name="ce2">
            <text:p>64.30/4</text:p>
          </table:table-cell>
          <table:table-cell office:value-type="string" table:style-name="ce4">
            <text:p>Activities of open-ended investment companies</text:p>
          </table:table-cell>
          <table:table-cell office:value-type="string" office:string-value="6430/4" table:formula="of:=SUBSTITUTE([.A858];&quot;.&quot;;&quot;&quot;)" table:style-name="ce6">
            <text:p>6430/4</text:p>
          </table:table-cell>
          <table:table-cell office:value-type="string" office:string-value="64304" table:formula="of:=SUBSTITUTE([.C858];&quot;/&quot;;&quot;&quot;)" table:style-name="ce5">
            <text:p>64304</text:p>
          </table:table-cell>
          <table:table-cell office:value-type="string" office:string-value="64304" table:formula="of:=[.D858]&amp;REPT(&quot;0&quot;;5-LEN([.D858]))" table:style-name="ce5">
            <text:p>64304</text:p>
          </table:table-cell>
          <table:table-cell office:value-type="string" table:style-name="ce4">
            <text:p>Activities of open-ended investment companies</text:p>
          </table:table-cell>
          <table:table-cell table:number-columns-repeated="16378"/>
        </table:table-row>
        <table:table-row table:style-name="ro1">
          <table:table-cell office:value-type="string" table:style-name="ce2">
            <text:p>64.30/5</text:p>
          </table:table-cell>
          <table:table-cell office:value-type="string" table:style-name="ce4">
            <text:p>Activities of property unit trusts</text:p>
          </table:table-cell>
          <table:table-cell office:value-type="string" office:string-value="6430/5" table:formula="of:=SUBSTITUTE([.A859];&quot;.&quot;;&quot;&quot;)" table:style-name="ce6">
            <text:p>6430/5</text:p>
          </table:table-cell>
          <table:table-cell office:value-type="string" office:string-value="64305" table:formula="of:=SUBSTITUTE([.C859];&quot;/&quot;;&quot;&quot;)" table:style-name="ce5">
            <text:p>64305</text:p>
          </table:table-cell>
          <table:table-cell office:value-type="string" office:string-value="64305" table:formula="of:=[.D859]&amp;REPT(&quot;0&quot;;5-LEN([.D859]))" table:style-name="ce5">
            <text:p>64305</text:p>
          </table:table-cell>
          <table:table-cell office:value-type="string" table:style-name="ce4">
            <text:p>Activities of property unit trusts</text:p>
          </table:table-cell>
          <table:table-cell table:number-columns-repeated="16378"/>
        </table:table-row>
        <table:table-row table:style-name="ro1">
          <table:table-cell office:value-type="string" table:style-name="ce2">
            <text:p>64.30/6</text:p>
          </table:table-cell>
          <table:table-cell office:value-type="string" table:style-name="ce4">
            <text:p>Activities of real estate investment trusts</text:p>
          </table:table-cell>
          <table:table-cell office:value-type="string" office:string-value="6430/6" table:formula="of:=SUBSTITUTE([.A860];&quot;.&quot;;&quot;&quot;)" table:style-name="ce6">
            <text:p>6430/6</text:p>
          </table:table-cell>
          <table:table-cell office:value-type="string" office:string-value="64306" table:formula="of:=SUBSTITUTE([.C860];&quot;/&quot;;&quot;&quot;)" table:style-name="ce5">
            <text:p>64306</text:p>
          </table:table-cell>
          <table:table-cell office:value-type="string" office:string-value="64306" table:formula="of:=[.D860]&amp;REPT(&quot;0&quot;;5-LEN([.D860]))" table:style-name="ce5">
            <text:p>64306</text:p>
          </table:table-cell>
          <table:table-cell office:value-type="string" table:style-name="ce4">
            <text:p>Activities of real estate investment trusts</text:p>
          </table:table-cell>
          <table:table-cell table:number-columns-repeated="16378"/>
        </table:table-row>
        <table:table-row table:style-name="ro1">
          <table:table-cell office:value-type="string" table:style-name="ce2">
            <text:p>64.9</text:p>
          </table:table-cell>
          <table:table-cell office:value-type="string" table:style-name="ce4">
            <text:p>Other financial service activities, except insurance and pension funding</text:p>
          </table:table-cell>
          <table:table-cell office:value-type="string" office:string-value="649" table:formula="of:=SUBSTITUTE([.A861];&quot;.&quot;;&quot;&quot;)" table:style-name="ce6">
            <text:p>649</text:p>
          </table:table-cell>
          <table:table-cell office:value-type="string" office:string-value="649" table:formula="of:=SUBSTITUTE([.C861];&quot;/&quot;;&quot;&quot;)" table:style-name="ce5">
            <text:p>649</text:p>
          </table:table-cell>
          <table:table-cell office:value-type="string" office:string-value="64900" table:formula="of:=[.D861]&amp;REPT(&quot;0&quot;;5-LEN([.D861]))" table:style-name="ce5">
            <text:p>64900</text:p>
          </table:table-cell>
          <table:table-cell office:value-type="string" table:style-name="ce4">
            <text:p>Other financial service activities, except insurance and pension funding</text:p>
          </table:table-cell>
          <table:table-cell table:number-columns-repeated="16378"/>
        </table:table-row>
        <table:table-row table:style-name="ro1">
          <table:table-cell office:value-type="string" table:style-name="ce2">
            <text:p>64.91</text:p>
          </table:table-cell>
          <table:table-cell office:value-type="string" table:style-name="ce4">
            <text:p>Financial leasing</text:p>
          </table:table-cell>
          <table:table-cell office:value-type="string" office:string-value="6491" table:formula="of:=SUBSTITUTE([.A862];&quot;.&quot;;&quot;&quot;)" table:style-name="ce6">
            <text:p>6491</text:p>
          </table:table-cell>
          <table:table-cell office:value-type="string" office:string-value="6491" table:formula="of:=SUBSTITUTE([.C862];&quot;/&quot;;&quot;&quot;)" table:style-name="ce5">
            <text:p>6491</text:p>
          </table:table-cell>
          <table:table-cell office:value-type="string" office:string-value="64910" table:formula="of:=[.D862]&amp;REPT(&quot;0&quot;;5-LEN([.D862]))" table:style-name="ce5">
            <text:p>64910</text:p>
          </table:table-cell>
          <table:table-cell office:value-type="string" table:style-name="ce4">
            <text:p>Financial leasing</text:p>
          </table:table-cell>
          <table:table-cell table:number-columns-repeated="16378"/>
        </table:table-row>
        <table:table-row table:style-name="ro1">
          <table:table-cell office:value-type="string" table:style-name="ce2">
            <text:p>64.92</text:p>
          </table:table-cell>
          <table:table-cell office:value-type="string" table:style-name="ce4">
            <text:p>Other credit granting</text:p>
          </table:table-cell>
          <table:table-cell office:value-type="string" office:string-value="6492" table:formula="of:=SUBSTITUTE([.A863];&quot;.&quot;;&quot;&quot;)" table:style-name="ce6">
            <text:p>6492</text:p>
          </table:table-cell>
          <table:table-cell office:value-type="string" office:string-value="6492" table:formula="of:=SUBSTITUTE([.C863];&quot;/&quot;;&quot;&quot;)" table:style-name="ce5">
            <text:p>6492</text:p>
          </table:table-cell>
          <table:table-cell office:value-type="string" office:string-value="64920" table:formula="of:=[.D863]&amp;REPT(&quot;0&quot;;5-LEN([.D863]))" table:style-name="ce5">
            <text:p>64920</text:p>
          </table:table-cell>
          <table:table-cell office:value-type="string" table:style-name="ce4">
            <text:p>Other credit granting</text:p>
          </table:table-cell>
          <table:table-cell table:number-columns-repeated="16378"/>
        </table:table-row>
        <table:table-row table:style-name="ro1">
          <table:table-cell office:value-type="string" table:style-name="ce2">
            <text:p>64.92/1</text:p>
          </table:table-cell>
          <table:table-cell office:value-type="string" table:style-name="ce4">
            <text:p>Credit granting by non-deposit taking finance houses and other specialist consumer credit grantors</text:p>
          </table:table-cell>
          <table:table-cell office:value-type="string" office:string-value="6492/1" table:formula="of:=SUBSTITUTE([.A864];&quot;.&quot;;&quot;&quot;)" table:style-name="ce6">
            <text:p>6492/1</text:p>
          </table:table-cell>
          <table:table-cell office:value-type="string" office:string-value="64921" table:formula="of:=SUBSTITUTE([.C864];&quot;/&quot;;&quot;&quot;)" table:style-name="ce5">
            <text:p>64921</text:p>
          </table:table-cell>
          <table:table-cell office:value-type="string" office:string-value="64921" table:formula="of:=[.D864]&amp;REPT(&quot;0&quot;;5-LEN([.D864]))" table:style-name="ce5">
            <text:p>64921</text:p>
          </table:table-cell>
          <table:table-cell office:value-type="string" table:style-name="ce4">
            <text:p>Credit granting by non-deposit taking finance houses and other specialist consumer credit grantors</text:p>
          </table:table-cell>
          <table:table-cell table:number-columns-repeated="16378"/>
        </table:table-row>
        <table:table-row table:style-name="ro1">
          <table:table-cell office:value-type="string" table:style-name="ce2">
            <text:p>64.92/2</text:p>
          </table:table-cell>
          <table:table-cell office:value-type="string" table:style-name="ce4">
            <text:p>Activities of mortgage finance companies</text:p>
          </table:table-cell>
          <table:table-cell office:value-type="string" office:string-value="6492/2" table:formula="of:=SUBSTITUTE([.A865];&quot;.&quot;;&quot;&quot;)" table:style-name="ce6">
            <text:p>6492/2</text:p>
          </table:table-cell>
          <table:table-cell office:value-type="string" office:string-value="64922" table:formula="of:=SUBSTITUTE([.C865];&quot;/&quot;;&quot;&quot;)" table:style-name="ce5">
            <text:p>64922</text:p>
          </table:table-cell>
          <table:table-cell office:value-type="string" office:string-value="64922" table:formula="of:=[.D865]&amp;REPT(&quot;0&quot;;5-LEN([.D865]))" table:style-name="ce5">
            <text:p>64922</text:p>
          </table:table-cell>
          <table:table-cell office:value-type="string" table:style-name="ce4">
            <text:p>Activities of mortgage finance companies</text:p>
          </table:table-cell>
          <table:table-cell table:number-columns-repeated="16378"/>
        </table:table-row>
        <table:table-row table:style-name="ro1">
          <table:table-cell office:value-type="string" table:style-name="ce2">
            <text:p>64.92/9</text:p>
          </table:table-cell>
          <table:table-cell office:value-type="string" table:style-name="ce4">
            <text:p>Other credit granting (not including credit granting by non-deposit taking finance houses and other specialist consumer credit grantors and activities of mortgage finance companies) not elsewhere classified</text:p>
          </table:table-cell>
          <table:table-cell office:value-type="string" office:string-value="6492/9" table:formula="of:=SUBSTITUTE([.A866];&quot;.&quot;;&quot;&quot;)" table:style-name="ce6">
            <text:p>6492/9</text:p>
          </table:table-cell>
          <table:table-cell office:value-type="string" office:string-value="64929" table:formula="of:=SUBSTITUTE([.C866];&quot;/&quot;;&quot;&quot;)" table:style-name="ce5">
            <text:p>64929</text:p>
          </table:table-cell>
          <table:table-cell office:value-type="string" office:string-value="64929" table:formula="of:=[.D866]&amp;REPT(&quot;0&quot;;5-LEN([.D866]))" table:style-name="ce5">
            <text:p>64929</text:p>
          </table:table-cell>
          <table:table-cell office:value-type="string" table:style-name="ce4">
            <text:p>Other credit granting (not including credit granting by non-deposit taking finance houses and other specialist consumer credit grantors and activities of mortgage finance companies) not elsewhere classified</text:p>
          </table:table-cell>
          <table:table-cell table:number-columns-repeated="16378"/>
        </table:table-row>
        <table:table-row table:style-name="ro1">
          <table:table-cell office:value-type="string" table:style-name="ce2">
            <text:p>64.99</text:p>
          </table:table-cell>
          <table:table-cell office:value-type="string" table:style-name="ce4">
            <text:p>Other financial service activities, except insurance and pension funding, not elsewhere classified</text:p>
          </table:table-cell>
          <table:table-cell office:value-type="string" office:string-value="6499" table:formula="of:=SUBSTITUTE([.A867];&quot;.&quot;;&quot;&quot;)" table:style-name="ce6">
            <text:p>6499</text:p>
          </table:table-cell>
          <table:table-cell office:value-type="string" office:string-value="6499" table:formula="of:=SUBSTITUTE([.C867];&quot;/&quot;;&quot;&quot;)" table:style-name="ce5">
            <text:p>6499</text:p>
          </table:table-cell>
          <table:table-cell office:value-type="string" office:string-value="64990" table:formula="of:=[.D867]&amp;REPT(&quot;0&quot;;5-LEN([.D867]))" table:style-name="ce5">
            <text:p>64990</text:p>
          </table:table-cell>
          <table:table-cell office:value-type="string" table:style-name="ce4">
            <text:p>Other financial service activities, except insurance and pension funding, not elsewhere classified</text:p>
          </table:table-cell>
          <table:table-cell table:number-columns-repeated="16378"/>
        </table:table-row>
        <table:table-row table:style-name="ro1">
          <table:table-cell office:value-type="string" table:style-name="ce2">
            <text:p>64.99/1</text:p>
          </table:table-cell>
          <table:table-cell office:value-type="string" table:style-name="ce4">
            <text:p>Security dealing on own account</text:p>
          </table:table-cell>
          <table:table-cell office:value-type="string" office:string-value="6499/1" table:formula="of:=SUBSTITUTE([.A868];&quot;.&quot;;&quot;&quot;)" table:style-name="ce6">
            <text:p>6499/1</text:p>
          </table:table-cell>
          <table:table-cell office:value-type="string" office:string-value="64991" table:formula="of:=SUBSTITUTE([.C868];&quot;/&quot;;&quot;&quot;)" table:style-name="ce5">
            <text:p>64991</text:p>
          </table:table-cell>
          <table:table-cell office:value-type="string" office:string-value="64991" table:formula="of:=[.D868]&amp;REPT(&quot;0&quot;;5-LEN([.D868]))" table:style-name="ce5">
            <text:p>64991</text:p>
          </table:table-cell>
          <table:table-cell office:value-type="string" table:style-name="ce4">
            <text:p>Security dealing on own account</text:p>
          </table:table-cell>
          <table:table-cell table:number-columns-repeated="16378"/>
        </table:table-row>
        <table:table-row table:style-name="ro1">
          <table:table-cell office:value-type="string" table:style-name="ce2">
            <text:p>64.99/2</text:p>
          </table:table-cell>
          <table:table-cell office:value-type="string" table:style-name="ce4">
            <text:p>Factoring</text:p>
          </table:table-cell>
          <table:table-cell office:value-type="string" office:string-value="6499/2" table:formula="of:=SUBSTITUTE([.A869];&quot;.&quot;;&quot;&quot;)" table:style-name="ce6">
            <text:p>6499/2</text:p>
          </table:table-cell>
          <table:table-cell office:value-type="string" office:string-value="64992" table:formula="of:=SUBSTITUTE([.C869];&quot;/&quot;;&quot;&quot;)" table:style-name="ce5">
            <text:p>64992</text:p>
          </table:table-cell>
          <table:table-cell office:value-type="string" office:string-value="64992" table:formula="of:=[.D869]&amp;REPT(&quot;0&quot;;5-LEN([.D869]))" table:style-name="ce5">
            <text:p>64992</text:p>
          </table:table-cell>
          <table:table-cell office:value-type="string" table:style-name="ce4">
            <text:p>Factoring</text:p>
          </table:table-cell>
          <table:table-cell table:number-columns-repeated="16378"/>
        </table:table-row>
        <table:table-row table:style-name="ro1">
          <table:table-cell office:value-type="string" table:style-name="ce2">
            <text:p>64.99/9</text:p>
          </table:table-cell>
          <table:table-cell office:value-type="string" table:style-name="ce4">
            <text:p>Other financial service activities, except insurance and pension funding, (not including security dealing on own account and factoring) not elsewhere classified</text:p>
          </table:table-cell>
          <table:table-cell office:value-type="string" office:string-value="6499/9" table:formula="of:=SUBSTITUTE([.A870];&quot;.&quot;;&quot;&quot;)" table:style-name="ce6">
            <text:p>6499/9</text:p>
          </table:table-cell>
          <table:table-cell office:value-type="string" office:string-value="64999" table:formula="of:=SUBSTITUTE([.C870];&quot;/&quot;;&quot;&quot;)" table:style-name="ce5">
            <text:p>64999</text:p>
          </table:table-cell>
          <table:table-cell office:value-type="string" office:string-value="64999" table:formula="of:=[.D870]&amp;REPT(&quot;0&quot;;5-LEN([.D870]))" table:style-name="ce5">
            <text:p>64999</text:p>
          </table:table-cell>
          <table:table-cell office:value-type="string" table:style-name="ce4">
            <text:p>Other financial service activities, except insurance and pension funding, (not including security dealing on own account and factoring) not elsewhere classified</text:p>
          </table:table-cell>
          <table:table-cell table:number-columns-repeated="16378"/>
        </table:table-row>
        <table:table-row table:style-name="ro1">
          <table:table-cell office:value-type="string" table:style-name="ce2">
            <text:p>65</text:p>
          </table:table-cell>
          <table:table-cell office:value-type="string" table:style-name="ce4">
            <text:p>Insurance, reinsurance and pension funding, except compulsory social security</text:p>
          </table:table-cell>
          <table:table-cell office:value-type="string" office:string-value="65" table:formula="of:=SUBSTITUTE([.A871];&quot;.&quot;;&quot;&quot;)" table:style-name="ce6">
            <text:p>65</text:p>
          </table:table-cell>
          <table:table-cell office:value-type="string" office:string-value="65" table:formula="of:=SUBSTITUTE([.C871];&quot;/&quot;;&quot;&quot;)" table:style-name="ce5">
            <text:p>65</text:p>
          </table:table-cell>
          <table:table-cell office:value-type="string" office:string-value="65000" table:formula="of:=[.D871]&amp;REPT(&quot;0&quot;;5-LEN([.D871]))" table:style-name="ce5">
            <text:p>65000</text:p>
          </table:table-cell>
          <table:table-cell office:value-type="string" table:style-name="ce4">
            <text:p>Insurance, reinsurance and pension funding, except compulsory social security</text:p>
          </table:table-cell>
          <table:table-cell table:number-columns-repeated="16378"/>
        </table:table-row>
        <table:table-row table:style-name="ro1">
          <table:table-cell office:value-type="string" table:style-name="ce2">
            <text:p>65.1</text:p>
          </table:table-cell>
          <table:table-cell office:value-type="string" table:style-name="ce4">
            <text:p>Insurance</text:p>
          </table:table-cell>
          <table:table-cell office:value-type="string" office:string-value="651" table:formula="of:=SUBSTITUTE([.A872];&quot;.&quot;;&quot;&quot;)" table:style-name="ce6">
            <text:p>651</text:p>
          </table:table-cell>
          <table:table-cell office:value-type="string" office:string-value="651" table:formula="of:=SUBSTITUTE([.C872];&quot;/&quot;;&quot;&quot;)" table:style-name="ce5">
            <text:p>651</text:p>
          </table:table-cell>
          <table:table-cell office:value-type="string" office:string-value="65100" table:formula="of:=[.D872]&amp;REPT(&quot;0&quot;;5-LEN([.D872]))" table:style-name="ce5">
            <text:p>65100</text:p>
          </table:table-cell>
          <table:table-cell office:value-type="string" table:style-name="ce4">
            <text:p>Insurance</text:p>
          </table:table-cell>
          <table:table-cell table:number-columns-repeated="16378"/>
        </table:table-row>
        <table:table-row table:style-name="ro1">
          <table:table-cell office:value-type="string" table:style-name="ce2">
            <text:p>65.11</text:p>
          </table:table-cell>
          <table:table-cell office:value-type="string" table:style-name="ce4">
            <text:p>Life insurance</text:p>
          </table:table-cell>
          <table:table-cell office:value-type="string" office:string-value="6511" table:formula="of:=SUBSTITUTE([.A873];&quot;.&quot;;&quot;&quot;)" table:style-name="ce6">
            <text:p>6511</text:p>
          </table:table-cell>
          <table:table-cell office:value-type="string" office:string-value="6511" table:formula="of:=SUBSTITUTE([.C873];&quot;/&quot;;&quot;&quot;)" table:style-name="ce5">
            <text:p>6511</text:p>
          </table:table-cell>
          <table:table-cell office:value-type="string" office:string-value="65110" table:formula="of:=[.D873]&amp;REPT(&quot;0&quot;;5-LEN([.D873]))" table:style-name="ce5">
            <text:p>65110</text:p>
          </table:table-cell>
          <table:table-cell office:value-type="string" table:style-name="ce4">
            <text:p>Life insurance</text:p>
          </table:table-cell>
          <table:table-cell table:number-columns-repeated="16378"/>
        </table:table-row>
        <table:table-row table:style-name="ro1">
          <table:table-cell office:value-type="string" table:style-name="ce2">
            <text:p>65.12</text:p>
          </table:table-cell>
          <table:table-cell office:value-type="string" table:style-name="ce4">
            <text:p>Non-life insurance</text:p>
          </table:table-cell>
          <table:table-cell office:value-type="string" office:string-value="6512" table:formula="of:=SUBSTITUTE([.A874];&quot;.&quot;;&quot;&quot;)" table:style-name="ce6">
            <text:p>6512</text:p>
          </table:table-cell>
          <table:table-cell office:value-type="string" office:string-value="6512" table:formula="of:=SUBSTITUTE([.C874];&quot;/&quot;;&quot;&quot;)" table:style-name="ce5">
            <text:p>6512</text:p>
          </table:table-cell>
          <table:table-cell office:value-type="string" office:string-value="65120" table:formula="of:=[.D874]&amp;REPT(&quot;0&quot;;5-LEN([.D874]))" table:style-name="ce5">
            <text:p>65120</text:p>
          </table:table-cell>
          <table:table-cell office:value-type="string" table:style-name="ce4">
            <text:p>Non-life insurance</text:p>
          </table:table-cell>
          <table:table-cell table:number-columns-repeated="16378"/>
        </table:table-row>
        <table:table-row table:style-name="ro1">
          <table:table-cell office:value-type="string" table:style-name="ce2">
            <text:p>65.2</text:p>
          </table:table-cell>
          <table:table-cell office:value-type="string" table:style-name="ce4">
            <text:p>Reinsurance</text:p>
          </table:table-cell>
          <table:table-cell office:value-type="string" office:string-value="652" table:formula="of:=SUBSTITUTE([.A875];&quot;.&quot;;&quot;&quot;)" table:style-name="ce6">
            <text:p>652</text:p>
          </table:table-cell>
          <table:table-cell office:value-type="string" office:string-value="652" table:formula="of:=SUBSTITUTE([.C875];&quot;/&quot;;&quot;&quot;)" table:style-name="ce5">
            <text:p>652</text:p>
          </table:table-cell>
          <table:table-cell office:value-type="string" office:string-value="65200" table:formula="of:=[.D875]&amp;REPT(&quot;0&quot;;5-LEN([.D875]))" table:style-name="ce5">
            <text:p>65200</text:p>
          </table:table-cell>
          <table:table-cell office:value-type="string" table:style-name="ce4">
            <text:p>Reinsurance</text:p>
          </table:table-cell>
          <table:table-cell table:number-columns-repeated="16378"/>
        </table:table-row>
        <table:table-row table:style-name="ro1">
          <table:table-cell office:value-type="string" table:style-name="ce2">
            <text:p>65.20</text:p>
          </table:table-cell>
          <table:table-cell office:value-type="string" table:style-name="ce4">
            <text:p>Reinsurance</text:p>
          </table:table-cell>
          <table:table-cell office:value-type="string" office:string-value="6520" table:formula="of:=SUBSTITUTE([.A876];&quot;.&quot;;&quot;&quot;)" table:style-name="ce6">
            <text:p>6520</text:p>
          </table:table-cell>
          <table:table-cell office:value-type="string" office:string-value="6520" table:formula="of:=SUBSTITUTE([.C876];&quot;/&quot;;&quot;&quot;)" table:style-name="ce5">
            <text:p>6520</text:p>
          </table:table-cell>
          <table:table-cell office:value-type="string" office:string-value="65200" table:formula="of:=[.D876]&amp;REPT(&quot;0&quot;;5-LEN([.D876]))" table:style-name="ce5">
            <text:p>65200</text:p>
          </table:table-cell>
          <table:table-cell office:value-type="string" table:style-name="ce4">
            <text:p>Reinsurance</text:p>
          </table:table-cell>
          <table:table-cell table:number-columns-repeated="16378"/>
        </table:table-row>
        <table:table-row table:style-name="ro1">
          <table:table-cell office:value-type="string" table:style-name="ce2">
            <text:p>65.20/1</text:p>
          </table:table-cell>
          <table:table-cell office:value-type="string" table:style-name="ce4">
            <text:p>Life reinsurance</text:p>
          </table:table-cell>
          <table:table-cell office:value-type="string" office:string-value="6520/1" table:formula="of:=SUBSTITUTE([.A877];&quot;.&quot;;&quot;&quot;)" table:style-name="ce6">
            <text:p>6520/1</text:p>
          </table:table-cell>
          <table:table-cell office:value-type="string" office:string-value="65201" table:formula="of:=SUBSTITUTE([.C877];&quot;/&quot;;&quot;&quot;)" table:style-name="ce5">
            <text:p>65201</text:p>
          </table:table-cell>
          <table:table-cell office:value-type="string" office:string-value="65201" table:formula="of:=[.D877]&amp;REPT(&quot;0&quot;;5-LEN([.D877]))" table:style-name="ce5">
            <text:p>65201</text:p>
          </table:table-cell>
          <table:table-cell office:value-type="string" table:style-name="ce4">
            <text:p>Life reinsurance</text:p>
          </table:table-cell>
          <table:table-cell table:number-columns-repeated="16378"/>
        </table:table-row>
        <table:table-row table:style-name="ro1">
          <table:table-cell office:value-type="string" table:style-name="ce2">
            <text:p>65.20/2</text:p>
          </table:table-cell>
          <table:table-cell office:value-type="string" table:style-name="ce4">
            <text:p>Non-life reinsurance</text:p>
          </table:table-cell>
          <table:table-cell office:value-type="string" office:string-value="6520/2" table:formula="of:=SUBSTITUTE([.A878];&quot;.&quot;;&quot;&quot;)" table:style-name="ce6">
            <text:p>6520/2</text:p>
          </table:table-cell>
          <table:table-cell office:value-type="string" office:string-value="65202" table:formula="of:=SUBSTITUTE([.C878];&quot;/&quot;;&quot;&quot;)" table:style-name="ce5">
            <text:p>65202</text:p>
          </table:table-cell>
          <table:table-cell office:value-type="string" office:string-value="65202" table:formula="of:=[.D878]&amp;REPT(&quot;0&quot;;5-LEN([.D878]))" table:style-name="ce5">
            <text:p>65202</text:p>
          </table:table-cell>
          <table:table-cell office:value-type="string" table:style-name="ce4">
            <text:p>Non-life reinsurance</text:p>
          </table:table-cell>
          <table:table-cell table:number-columns-repeated="16378"/>
        </table:table-row>
        <table:table-row table:style-name="ro1">
          <table:table-cell office:value-type="string" table:style-name="ce2">
            <text:p>65.3</text:p>
          </table:table-cell>
          <table:table-cell office:value-type="string" table:style-name="ce4">
            <text:p>Pension funding</text:p>
          </table:table-cell>
          <table:table-cell office:value-type="string" office:string-value="653" table:formula="of:=SUBSTITUTE([.A879];&quot;.&quot;;&quot;&quot;)" table:style-name="ce6">
            <text:p>653</text:p>
          </table:table-cell>
          <table:table-cell office:value-type="string" office:string-value="653" table:formula="of:=SUBSTITUTE([.C879];&quot;/&quot;;&quot;&quot;)" table:style-name="ce5">
            <text:p>653</text:p>
          </table:table-cell>
          <table:table-cell office:value-type="string" office:string-value="65300" table:formula="of:=[.D879]&amp;REPT(&quot;0&quot;;5-LEN([.D879]))" table:style-name="ce5">
            <text:p>65300</text:p>
          </table:table-cell>
          <table:table-cell office:value-type="string" table:style-name="ce4">
            <text:p>Pension funding</text:p>
          </table:table-cell>
          <table:table-cell table:number-columns-repeated="16378"/>
        </table:table-row>
        <table:table-row table:style-name="ro1">
          <table:table-cell office:value-type="string" table:style-name="ce2">
            <text:p>65.30</text:p>
          </table:table-cell>
          <table:table-cell office:value-type="string" table:style-name="ce4">
            <text:p>Pension funding</text:p>
          </table:table-cell>
          <table:table-cell office:value-type="string" office:string-value="6530" table:formula="of:=SUBSTITUTE([.A880];&quot;.&quot;;&quot;&quot;)" table:style-name="ce6">
            <text:p>6530</text:p>
          </table:table-cell>
          <table:table-cell office:value-type="string" office:string-value="6530" table:formula="of:=SUBSTITUTE([.C880];&quot;/&quot;;&quot;&quot;)" table:style-name="ce5">
            <text:p>6530</text:p>
          </table:table-cell>
          <table:table-cell office:value-type="string" office:string-value="65300" table:formula="of:=[.D880]&amp;REPT(&quot;0&quot;;5-LEN([.D880]))" table:style-name="ce5">
            <text:p>65300</text:p>
          </table:table-cell>
          <table:table-cell office:value-type="string" table:style-name="ce4">
            <text:p>Pension funding</text:p>
          </table:table-cell>
          <table:table-cell table:number-columns-repeated="16378"/>
        </table:table-row>
        <table:table-row table:style-name="ro1">
          <table:table-cell office:value-type="string" table:style-name="ce2">
            <text:p>66</text:p>
          </table:table-cell>
          <table:table-cell office:value-type="string" table:style-name="ce4">
            <text:p>Activities auxiliary to financial services and insurance activities</text:p>
          </table:table-cell>
          <table:table-cell office:value-type="string" office:string-value="66" table:formula="of:=SUBSTITUTE([.A881];&quot;.&quot;;&quot;&quot;)" table:style-name="ce6">
            <text:p>66</text:p>
          </table:table-cell>
          <table:table-cell office:value-type="string" office:string-value="66" table:formula="of:=SUBSTITUTE([.C881];&quot;/&quot;;&quot;&quot;)" table:style-name="ce5">
            <text:p>66</text:p>
          </table:table-cell>
          <table:table-cell office:value-type="string" office:string-value="66000" table:formula="of:=[.D881]&amp;REPT(&quot;0&quot;;5-LEN([.D881]))" table:style-name="ce5">
            <text:p>66000</text:p>
          </table:table-cell>
          <table:table-cell office:value-type="string" table:style-name="ce4">
            <text:p>Activities auxiliary to financial services and insurance activities</text:p>
          </table:table-cell>
          <table:table-cell table:number-columns-repeated="16378"/>
        </table:table-row>
        <table:table-row table:style-name="ro1">
          <table:table-cell office:value-type="string" table:style-name="ce2">
            <text:p>66.1</text:p>
          </table:table-cell>
          <table:table-cell office:value-type="string" table:style-name="ce4">
            <text:p>Activities auxiliary to financial services, except insurance and pension funding</text:p>
          </table:table-cell>
          <table:table-cell office:value-type="string" office:string-value="661" table:formula="of:=SUBSTITUTE([.A882];&quot;.&quot;;&quot;&quot;)" table:style-name="ce6">
            <text:p>661</text:p>
          </table:table-cell>
          <table:table-cell office:value-type="string" office:string-value="661" table:formula="of:=SUBSTITUTE([.C882];&quot;/&quot;;&quot;&quot;)" table:style-name="ce5">
            <text:p>661</text:p>
          </table:table-cell>
          <table:table-cell office:value-type="string" office:string-value="66100" table:formula="of:=[.D882]&amp;REPT(&quot;0&quot;;5-LEN([.D882]))" table:style-name="ce5">
            <text:p>66100</text:p>
          </table:table-cell>
          <table:table-cell office:value-type="string" table:style-name="ce4">
            <text:p>Activities auxiliary to financial services, except insurance and pension funding</text:p>
          </table:table-cell>
          <table:table-cell table:number-columns-repeated="16378"/>
        </table:table-row>
        <table:table-row table:style-name="ro1">
          <table:table-cell office:value-type="string" table:style-name="ce2">
            <text:p>66.11</text:p>
          </table:table-cell>
          <table:table-cell office:value-type="string" table:style-name="ce4">
            <text:p>Administration of financial markets</text:p>
          </table:table-cell>
          <table:table-cell office:value-type="string" office:string-value="6611" table:formula="of:=SUBSTITUTE([.A883];&quot;.&quot;;&quot;&quot;)" table:style-name="ce6">
            <text:p>6611</text:p>
          </table:table-cell>
          <table:table-cell office:value-type="string" office:string-value="6611" table:formula="of:=SUBSTITUTE([.C883];&quot;/&quot;;&quot;&quot;)" table:style-name="ce5">
            <text:p>6611</text:p>
          </table:table-cell>
          <table:table-cell office:value-type="string" office:string-value="66110" table:formula="of:=[.D883]&amp;REPT(&quot;0&quot;;5-LEN([.D883]))" table:style-name="ce5">
            <text:p>66110</text:p>
          </table:table-cell>
          <table:table-cell office:value-type="string" table:style-name="ce4">
            <text:p>Administration of financial markets</text:p>
          </table:table-cell>
          <table:table-cell table:number-columns-repeated="16378"/>
        </table:table-row>
        <table:table-row table:style-name="ro1">
          <table:table-cell office:value-type="string" table:style-name="ce2">
            <text:p>66.12</text:p>
          </table:table-cell>
          <table:table-cell office:value-type="string" table:style-name="ce4">
            <text:p>Security and commodity contracts brokerage</text:p>
          </table:table-cell>
          <table:table-cell office:value-type="string" office:string-value="6612" table:formula="of:=SUBSTITUTE([.A884];&quot;.&quot;;&quot;&quot;)" table:style-name="ce6">
            <text:p>6612</text:p>
          </table:table-cell>
          <table:table-cell office:value-type="string" office:string-value="6612" table:formula="of:=SUBSTITUTE([.C884];&quot;/&quot;;&quot;&quot;)" table:style-name="ce5">
            <text:p>6612</text:p>
          </table:table-cell>
          <table:table-cell office:value-type="string" office:string-value="66120" table:formula="of:=[.D884]&amp;REPT(&quot;0&quot;;5-LEN([.D884]))" table:style-name="ce5">
            <text:p>66120</text:p>
          </table:table-cell>
          <table:table-cell office:value-type="string" table:style-name="ce4">
            <text:p>Security and commodity contracts brokerage</text:p>
          </table:table-cell>
          <table:table-cell table:number-columns-repeated="16378"/>
        </table:table-row>
        <table:table-row table:style-name="ro1">
          <table:table-cell office:value-type="string" table:style-name="ce2">
            <text:p>66.19</text:p>
          </table:table-cell>
          <table:table-cell office:value-type="string" table:style-name="ce4">
            <text:p>Other activities auxiliary to financial services, except insurance and pension funding</text:p>
          </table:table-cell>
          <table:table-cell office:value-type="string" office:string-value="6619" table:formula="of:=SUBSTITUTE([.A885];&quot;.&quot;;&quot;&quot;)" table:style-name="ce6">
            <text:p>6619</text:p>
          </table:table-cell>
          <table:table-cell office:value-type="string" office:string-value="6619" table:formula="of:=SUBSTITUTE([.C885];&quot;/&quot;;&quot;&quot;)" table:style-name="ce5">
            <text:p>6619</text:p>
          </table:table-cell>
          <table:table-cell office:value-type="string" office:string-value="66190" table:formula="of:=[.D885]&amp;REPT(&quot;0&quot;;5-LEN([.D885]))" table:style-name="ce5">
            <text:p>66190</text:p>
          </table:table-cell>
          <table:table-cell office:value-type="string" table:style-name="ce4">
            <text:p>Other activities auxiliary to financial services, except insurance and pension funding</text:p>
          </table:table-cell>
          <table:table-cell table:number-columns-repeated="16378"/>
        </table:table-row>
        <table:table-row table:style-name="ro1">
          <table:table-cell office:value-type="string" table:style-name="ce2">
            <text:p>66.2</text:p>
          </table:table-cell>
          <table:table-cell office:value-type="string" table:style-name="ce4">
            <text:p>Activities auxiliary to insurance and pension funding</text:p>
          </table:table-cell>
          <table:table-cell office:value-type="string" office:string-value="662" table:formula="of:=SUBSTITUTE([.A886];&quot;.&quot;;&quot;&quot;)" table:style-name="ce6">
            <text:p>662</text:p>
          </table:table-cell>
          <table:table-cell office:value-type="string" office:string-value="662" table:formula="of:=SUBSTITUTE([.C886];&quot;/&quot;;&quot;&quot;)" table:style-name="ce5">
            <text:p>662</text:p>
          </table:table-cell>
          <table:table-cell office:value-type="string" office:string-value="66200" table:formula="of:=[.D886]&amp;REPT(&quot;0&quot;;5-LEN([.D886]))" table:style-name="ce5">
            <text:p>66200</text:p>
          </table:table-cell>
          <table:table-cell office:value-type="string" table:style-name="ce4">
            <text:p>Activities auxiliary to insurance and pension funding</text:p>
          </table:table-cell>
          <table:table-cell table:number-columns-repeated="16378"/>
        </table:table-row>
        <table:table-row table:style-name="ro1">
          <table:table-cell office:value-type="string" table:style-name="ce2">
            <text:p>66.21</text:p>
          </table:table-cell>
          <table:table-cell office:value-type="string" table:style-name="ce4">
            <text:p>Risk and damage evaluation</text:p>
          </table:table-cell>
          <table:table-cell office:value-type="string" office:string-value="6621" table:formula="of:=SUBSTITUTE([.A887];&quot;.&quot;;&quot;&quot;)" table:style-name="ce6">
            <text:p>6621</text:p>
          </table:table-cell>
          <table:table-cell office:value-type="string" office:string-value="6621" table:formula="of:=SUBSTITUTE([.C887];&quot;/&quot;;&quot;&quot;)" table:style-name="ce5">
            <text:p>6621</text:p>
          </table:table-cell>
          <table:table-cell office:value-type="string" office:string-value="66210" table:formula="of:=[.D887]&amp;REPT(&quot;0&quot;;5-LEN([.D887]))" table:style-name="ce5">
            <text:p>66210</text:p>
          </table:table-cell>
          <table:table-cell office:value-type="string" table:style-name="ce4">
            <text:p>Risk and damage evaluation</text:p>
          </table:table-cell>
          <table:table-cell table:number-columns-repeated="16378"/>
        </table:table-row>
        <table:table-row table:style-name="ro1">
          <table:table-cell office:value-type="string" table:style-name="ce2">
            <text:p>66.22</text:p>
          </table:table-cell>
          <table:table-cell office:value-type="string" table:style-name="ce4">
            <text:p>Activities of insurance agents and brokers</text:p>
          </table:table-cell>
          <table:table-cell office:value-type="string" office:string-value="6622" table:formula="of:=SUBSTITUTE([.A888];&quot;.&quot;;&quot;&quot;)" table:style-name="ce6">
            <text:p>6622</text:p>
          </table:table-cell>
          <table:table-cell office:value-type="string" office:string-value="6622" table:formula="of:=SUBSTITUTE([.C888];&quot;/&quot;;&quot;&quot;)" table:style-name="ce5">
            <text:p>6622</text:p>
          </table:table-cell>
          <table:table-cell office:value-type="string" office:string-value="66220" table:formula="of:=[.D888]&amp;REPT(&quot;0&quot;;5-LEN([.D888]))" table:style-name="ce5">
            <text:p>66220</text:p>
          </table:table-cell>
          <table:table-cell office:value-type="string" table:style-name="ce4">
            <text:p>Activities of insurance agents and brokers</text:p>
          </table:table-cell>
          <table:table-cell table:number-columns-repeated="16378"/>
        </table:table-row>
        <table:table-row table:style-name="ro1">
          <table:table-cell office:value-type="string" table:style-name="ce2">
            <text:p>66.29</text:p>
          </table:table-cell>
          <table:table-cell office:value-type="string" table:style-name="ce4">
            <text:p>Other activities auxiliary to insurance and pension funding</text:p>
          </table:table-cell>
          <table:table-cell office:value-type="string" office:string-value="6629" table:formula="of:=SUBSTITUTE([.A889];&quot;.&quot;;&quot;&quot;)" table:style-name="ce6">
            <text:p>6629</text:p>
          </table:table-cell>
          <table:table-cell office:value-type="string" office:string-value="6629" table:formula="of:=SUBSTITUTE([.C889];&quot;/&quot;;&quot;&quot;)" table:style-name="ce5">
            <text:p>6629</text:p>
          </table:table-cell>
          <table:table-cell office:value-type="string" office:string-value="66290" table:formula="of:=[.D889]&amp;REPT(&quot;0&quot;;5-LEN([.D889]))" table:style-name="ce5">
            <text:p>66290</text:p>
          </table:table-cell>
          <table:table-cell office:value-type="string" table:style-name="ce4">
            <text:p>Other activities auxiliary to insurance and pension funding</text:p>
          </table:table-cell>
          <table:table-cell table:number-columns-repeated="16378"/>
        </table:table-row>
        <table:table-row table:style-name="ro1">
          <table:table-cell office:value-type="string" table:style-name="ce2">
            <text:p>66.3</text:p>
          </table:table-cell>
          <table:table-cell office:value-type="string" table:style-name="ce4">
            <text:p>Fund management activities</text:p>
          </table:table-cell>
          <table:table-cell office:value-type="string" office:string-value="663" table:formula="of:=SUBSTITUTE([.A890];&quot;.&quot;;&quot;&quot;)" table:style-name="ce6">
            <text:p>663</text:p>
          </table:table-cell>
          <table:table-cell office:value-type="string" office:string-value="663" table:formula="of:=SUBSTITUTE([.C890];&quot;/&quot;;&quot;&quot;)" table:style-name="ce5">
            <text:p>663</text:p>
          </table:table-cell>
          <table:table-cell office:value-type="string" office:string-value="66300" table:formula="of:=[.D890]&amp;REPT(&quot;0&quot;;5-LEN([.D890]))" table:style-name="ce5">
            <text:p>66300</text:p>
          </table:table-cell>
          <table:table-cell office:value-type="string" table:style-name="ce4">
            <text:p>Fund management activities</text:p>
          </table:table-cell>
          <table:table-cell table:number-columns-repeated="16378"/>
        </table:table-row>
        <table:table-row table:style-name="ro1">
          <table:table-cell office:value-type="string" table:style-name="ce2">
            <text:p>66.30</text:p>
          </table:table-cell>
          <table:table-cell office:value-type="string" table:style-name="ce4">
            <text:p>Fund management activities</text:p>
          </table:table-cell>
          <table:table-cell office:value-type="string" office:string-value="6630" table:formula="of:=SUBSTITUTE([.A891];&quot;.&quot;;&quot;&quot;)" table:style-name="ce6">
            <text:p>6630</text:p>
          </table:table-cell>
          <table:table-cell office:value-type="string" office:string-value="6630" table:formula="of:=SUBSTITUTE([.C891];&quot;/&quot;;&quot;&quot;)" table:style-name="ce5">
            <text:p>6630</text:p>
          </table:table-cell>
          <table:table-cell office:value-type="string" office:string-value="66300" table:formula="of:=[.D891]&amp;REPT(&quot;0&quot;;5-LEN([.D891]))" table:style-name="ce5">
            <text:p>66300</text:p>
          </table:table-cell>
          <table:table-cell office:value-type="string" table:style-name="ce4">
            <text:p>Fund management activities</text:p>
          </table:table-cell>
          <table:table-cell table:number-columns-repeated="16378"/>
        </table:table-row>
        <table:table-row table:style-name="ro1">
          <table:table-cell office:value-type="string" table:style-name="ce2">
            <text:p>68</text:p>
          </table:table-cell>
          <table:table-cell office:value-type="string" table:style-name="ce4">
            <text:p>Real estate activities</text:p>
          </table:table-cell>
          <table:table-cell office:value-type="string" office:string-value="68" table:formula="of:=SUBSTITUTE([.A892];&quot;.&quot;;&quot;&quot;)" table:style-name="ce6">
            <text:p>68</text:p>
          </table:table-cell>
          <table:table-cell office:value-type="string" office:string-value="68" table:formula="of:=SUBSTITUTE([.C892];&quot;/&quot;;&quot;&quot;)" table:style-name="ce5">
            <text:p>68</text:p>
          </table:table-cell>
          <table:table-cell office:value-type="string" office:string-value="68000" table:formula="of:=[.D892]&amp;REPT(&quot;0&quot;;5-LEN([.D892]))" table:style-name="ce5">
            <text:p>68000</text:p>
          </table:table-cell>
          <table:table-cell office:value-type="string" table:style-name="ce4">
            <text:p>Real estate activities</text:p>
          </table:table-cell>
          <table:table-cell table:number-columns-repeated="16378"/>
        </table:table-row>
        <table:table-row table:style-name="ro1">
          <table:table-cell office:value-type="string" table:style-name="ce2">
            <text:p>68.1</text:p>
          </table:table-cell>
          <table:table-cell office:value-type="string" table:style-name="ce4">
            <text:p>Buying and selling of own real estate</text:p>
          </table:table-cell>
          <table:table-cell office:value-type="string" office:string-value="681" table:formula="of:=SUBSTITUTE([.A893];&quot;.&quot;;&quot;&quot;)" table:style-name="ce6">
            <text:p>681</text:p>
          </table:table-cell>
          <table:table-cell office:value-type="string" office:string-value="681" table:formula="of:=SUBSTITUTE([.C893];&quot;/&quot;;&quot;&quot;)" table:style-name="ce5">
            <text:p>681</text:p>
          </table:table-cell>
          <table:table-cell office:value-type="string" office:string-value="68100" table:formula="of:=[.D893]&amp;REPT(&quot;0&quot;;5-LEN([.D893]))" table:style-name="ce5">
            <text:p>68100</text:p>
          </table:table-cell>
          <table:table-cell office:value-type="string" table:style-name="ce4">
            <text:p>Buying and selling of own real estate</text:p>
          </table:table-cell>
          <table:table-cell table:number-columns-repeated="16378"/>
        </table:table-row>
        <table:table-row table:style-name="ro1">
          <table:table-cell office:value-type="string" table:style-name="ce2">
            <text:p>68.10</text:p>
          </table:table-cell>
          <table:table-cell office:value-type="string" table:style-name="ce4">
            <text:p>Buying and selling of own real estate</text:p>
          </table:table-cell>
          <table:table-cell office:value-type="string" office:string-value="6810" table:formula="of:=SUBSTITUTE([.A894];&quot;.&quot;;&quot;&quot;)" table:style-name="ce6">
            <text:p>6810</text:p>
          </table:table-cell>
          <table:table-cell office:value-type="string" office:string-value="6810" table:formula="of:=SUBSTITUTE([.C894];&quot;/&quot;;&quot;&quot;)" table:style-name="ce5">
            <text:p>6810</text:p>
          </table:table-cell>
          <table:table-cell office:value-type="string" office:string-value="68100" table:formula="of:=[.D894]&amp;REPT(&quot;0&quot;;5-LEN([.D894]))" table:style-name="ce5">
            <text:p>68100</text:p>
          </table:table-cell>
          <table:table-cell office:value-type="string" table:style-name="ce4">
            <text:p>Buying and selling of own real estate</text:p>
          </table:table-cell>
          <table:table-cell table:number-columns-repeated="16378"/>
        </table:table-row>
        <table:table-row table:style-name="ro1">
          <table:table-cell office:value-type="string" table:style-name="ce2">
            <text:p>68.2</text:p>
          </table:table-cell>
          <table:table-cell office:value-type="string" table:style-name="ce4">
            <text:p>Renting and operating of own or leased real estate</text:p>
          </table:table-cell>
          <table:table-cell office:value-type="string" office:string-value="682" table:formula="of:=SUBSTITUTE([.A895];&quot;.&quot;;&quot;&quot;)" table:style-name="ce6">
            <text:p>682</text:p>
          </table:table-cell>
          <table:table-cell office:value-type="string" office:string-value="682" table:formula="of:=SUBSTITUTE([.C895];&quot;/&quot;;&quot;&quot;)" table:style-name="ce5">
            <text:p>682</text:p>
          </table:table-cell>
          <table:table-cell office:value-type="string" office:string-value="68200" table:formula="of:=[.D895]&amp;REPT(&quot;0&quot;;5-LEN([.D895]))" table:style-name="ce5">
            <text:p>68200</text:p>
          </table:table-cell>
          <table:table-cell office:value-type="string" table:style-name="ce4">
            <text:p>Renting and operating of own or leased real estate</text:p>
          </table:table-cell>
          <table:table-cell table:number-columns-repeated="16378"/>
        </table:table-row>
        <table:table-row table:style-name="ro1">
          <table:table-cell office:value-type="string" table:style-name="ce2">
            <text:p>68.20</text:p>
          </table:table-cell>
          <table:table-cell office:value-type="string" table:style-name="ce4">
            <text:p>Renting and operating of own or leased real estate</text:p>
          </table:table-cell>
          <table:table-cell office:value-type="string" office:string-value="6820" table:formula="of:=SUBSTITUTE([.A896];&quot;.&quot;;&quot;&quot;)" table:style-name="ce6">
            <text:p>6820</text:p>
          </table:table-cell>
          <table:table-cell office:value-type="string" office:string-value="6820" table:formula="of:=SUBSTITUTE([.C896];&quot;/&quot;;&quot;&quot;)" table:style-name="ce5">
            <text:p>6820</text:p>
          </table:table-cell>
          <table:table-cell office:value-type="string" office:string-value="68200" table:formula="of:=[.D896]&amp;REPT(&quot;0&quot;;5-LEN([.D896]))" table:style-name="ce5">
            <text:p>68200</text:p>
          </table:table-cell>
          <table:table-cell office:value-type="string" table:style-name="ce4">
            <text:p>Renting and operating of own or leased real estate</text:p>
          </table:table-cell>
          <table:table-cell table:number-columns-repeated="16378"/>
        </table:table-row>
        <table:table-row table:style-name="ro1">
          <table:table-cell office:value-type="string" table:style-name="ce2">
            <text:p>68.20/1</text:p>
          </table:table-cell>
          <table:table-cell office:value-type="string" table:style-name="ce4">
            <text:p>Renting and operating of housing association real estate</text:p>
          </table:table-cell>
          <table:table-cell office:value-type="string" office:string-value="6820/1" table:formula="of:=SUBSTITUTE([.A897];&quot;.&quot;;&quot;&quot;)" table:style-name="ce6">
            <text:p>6820/1</text:p>
          </table:table-cell>
          <table:table-cell office:value-type="string" office:string-value="68201" table:formula="of:=SUBSTITUTE([.C897];&quot;/&quot;;&quot;&quot;)" table:style-name="ce5">
            <text:p>68201</text:p>
          </table:table-cell>
          <table:table-cell office:value-type="string" office:string-value="68201" table:formula="of:=[.D897]&amp;REPT(&quot;0&quot;;5-LEN([.D897]))" table:style-name="ce5">
            <text:p>68201</text:p>
          </table:table-cell>
          <table:table-cell office:value-type="string" table:style-name="ce4">
            <text:p>Renting and operating of housing association real estate</text:p>
          </table:table-cell>
          <table:table-cell table:number-columns-repeated="16378"/>
        </table:table-row>
        <table:table-row table:style-name="ro1">
          <table:table-cell office:value-type="string" table:style-name="ce2">
            <text:p>68.20/2</text:p>
          </table:table-cell>
          <table:table-cell office:value-type="string" table:style-name="ce4">
            <text:p>Letting and operating of conference and exhibition centres</text:p>
          </table:table-cell>
          <table:table-cell office:value-type="string" office:string-value="6820/2" table:formula="of:=SUBSTITUTE([.A898];&quot;.&quot;;&quot;&quot;)" table:style-name="ce6">
            <text:p>6820/2</text:p>
          </table:table-cell>
          <table:table-cell office:value-type="string" office:string-value="68202" table:formula="of:=SUBSTITUTE([.C898];&quot;/&quot;;&quot;&quot;)" table:style-name="ce5">
            <text:p>68202</text:p>
          </table:table-cell>
          <table:table-cell office:value-type="string" office:string-value="68202" table:formula="of:=[.D898]&amp;REPT(&quot;0&quot;;5-LEN([.D898]))" table:style-name="ce5">
            <text:p>68202</text:p>
          </table:table-cell>
          <table:table-cell office:value-type="string" table:style-name="ce4">
            <text:p>Letting and operating of conference and exhibition centres</text:p>
          </table:table-cell>
          <table:table-cell table:number-columns-repeated="16378"/>
        </table:table-row>
        <table:table-row table:style-name="ro1">
          <table:table-cell office:value-type="string" table:style-name="ce2">
            <text:p>68.20/9</text:p>
          </table:table-cell>
          <table:table-cell office:value-type="string" table:style-name="ce4">
            <text:p>Letting and operating of own or leased real estate (other than housing association real estate and conference and exhibition services) not elsewhere classified</text:p>
          </table:table-cell>
          <table:table-cell office:value-type="string" office:string-value="6820/9" table:formula="of:=SUBSTITUTE([.A899];&quot;.&quot;;&quot;&quot;)" table:style-name="ce6">
            <text:p>6820/9</text:p>
          </table:table-cell>
          <table:table-cell office:value-type="string" office:string-value="68209" table:formula="of:=SUBSTITUTE([.C899];&quot;/&quot;;&quot;&quot;)" table:style-name="ce5">
            <text:p>68209</text:p>
          </table:table-cell>
          <table:table-cell office:value-type="string" office:string-value="68209" table:formula="of:=[.D899]&amp;REPT(&quot;0&quot;;5-LEN([.D899]))" table:style-name="ce5">
            <text:p>68209</text:p>
          </table:table-cell>
          <table:table-cell office:value-type="string" table:style-name="ce4">
            <text:p>Letting and operating of own or leased real estate (other than housing association real estate and conference and exhibition services) not elsewhere classified</text:p>
          </table:table-cell>
          <table:table-cell table:number-columns-repeated="16378"/>
        </table:table-row>
        <table:table-row table:style-name="ro1">
          <table:table-cell office:value-type="string" table:style-name="ce2">
            <text:p>68.3</text:p>
          </table:table-cell>
          <table:table-cell office:value-type="string" table:style-name="ce4">
            <text:p>Real estate activities on a fee or contract basis</text:p>
          </table:table-cell>
          <table:table-cell office:value-type="string" office:string-value="683" table:formula="of:=SUBSTITUTE([.A900];&quot;.&quot;;&quot;&quot;)" table:style-name="ce6">
            <text:p>683</text:p>
          </table:table-cell>
          <table:table-cell office:value-type="string" office:string-value="683" table:formula="of:=SUBSTITUTE([.C900];&quot;/&quot;;&quot;&quot;)" table:style-name="ce5">
            <text:p>683</text:p>
          </table:table-cell>
          <table:table-cell office:value-type="string" office:string-value="68300" table:formula="of:=[.D900]&amp;REPT(&quot;0&quot;;5-LEN([.D900]))" table:style-name="ce5">
            <text:p>68300</text:p>
          </table:table-cell>
          <table:table-cell office:value-type="string" table:style-name="ce4">
            <text:p>Real estate activities on a fee or contract basis</text:p>
          </table:table-cell>
          <table:table-cell table:number-columns-repeated="16378"/>
        </table:table-row>
        <table:table-row table:style-name="ro1">
          <table:table-cell office:value-type="string" table:style-name="ce2">
            <text:p>68.31</text:p>
          </table:table-cell>
          <table:table-cell office:value-type="string" table:style-name="ce4">
            <text:p>Real estate agencies</text:p>
          </table:table-cell>
          <table:table-cell office:value-type="string" office:string-value="6831" table:formula="of:=SUBSTITUTE([.A901];&quot;.&quot;;&quot;&quot;)" table:style-name="ce6">
            <text:p>6831</text:p>
          </table:table-cell>
          <table:table-cell office:value-type="string" office:string-value="6831" table:formula="of:=SUBSTITUTE([.C901];&quot;/&quot;;&quot;&quot;)" table:style-name="ce5">
            <text:p>6831</text:p>
          </table:table-cell>
          <table:table-cell office:value-type="string" office:string-value="68310" table:formula="of:=[.D901]&amp;REPT(&quot;0&quot;;5-LEN([.D901]))" table:style-name="ce5">
            <text:p>68310</text:p>
          </table:table-cell>
          <table:table-cell office:value-type="string" table:style-name="ce4">
            <text:p>Real estate agencies</text:p>
          </table:table-cell>
          <table:table-cell table:number-columns-repeated="16378"/>
        </table:table-row>
        <table:table-row table:style-name="ro1">
          <table:table-cell office:value-type="string" table:style-name="ce2">
            <text:p>68.32</text:p>
          </table:table-cell>
          <table:table-cell office:value-type="string" table:style-name="ce4">
            <text:p>Management of real estate on a fee or contract basis</text:p>
          </table:table-cell>
          <table:table-cell office:value-type="string" office:string-value="6832" table:formula="of:=SUBSTITUTE([.A902];&quot;.&quot;;&quot;&quot;)" table:style-name="ce6">
            <text:p>6832</text:p>
          </table:table-cell>
          <table:table-cell office:value-type="string" office:string-value="6832" table:formula="of:=SUBSTITUTE([.C902];&quot;/&quot;;&quot;&quot;)" table:style-name="ce5">
            <text:p>6832</text:p>
          </table:table-cell>
          <table:table-cell office:value-type="string" office:string-value="68320" table:formula="of:=[.D902]&amp;REPT(&quot;0&quot;;5-LEN([.D902]))" table:style-name="ce5">
            <text:p>68320</text:p>
          </table:table-cell>
          <table:table-cell office:value-type="string" table:style-name="ce4">
            <text:p>Management of real estate on a fee or contract basis</text:p>
          </table:table-cell>
          <table:table-cell table:number-columns-repeated="16378"/>
        </table:table-row>
        <table:table-row table:style-name="ro1">
          <table:table-cell office:value-type="string" table:style-name="ce2">
            <text:p>69</text:p>
          </table:table-cell>
          <table:table-cell office:value-type="string" table:style-name="ce4">
            <text:p>Legal and accounting activities</text:p>
          </table:table-cell>
          <table:table-cell office:value-type="string" office:string-value="69" table:formula="of:=SUBSTITUTE([.A903];&quot;.&quot;;&quot;&quot;)" table:style-name="ce6">
            <text:p>69</text:p>
          </table:table-cell>
          <table:table-cell office:value-type="string" office:string-value="69" table:formula="of:=SUBSTITUTE([.C903];&quot;/&quot;;&quot;&quot;)" table:style-name="ce5">
            <text:p>69</text:p>
          </table:table-cell>
          <table:table-cell office:value-type="string" office:string-value="69000" table:formula="of:=[.D903]&amp;REPT(&quot;0&quot;;5-LEN([.D903]))" table:style-name="ce5">
            <text:p>69000</text:p>
          </table:table-cell>
          <table:table-cell office:value-type="string" table:style-name="ce4">
            <text:p>Legal and accounting activities</text:p>
          </table:table-cell>
          <table:table-cell table:number-columns-repeated="16378"/>
        </table:table-row>
        <table:table-row table:style-name="ro1">
          <table:table-cell office:value-type="string" table:style-name="ce2">
            <text:p>69.1</text:p>
          </table:table-cell>
          <table:table-cell office:value-type="string" table:style-name="ce4">
            <text:p>Legal activities</text:p>
          </table:table-cell>
          <table:table-cell office:value-type="string" office:string-value="691" table:formula="of:=SUBSTITUTE([.A904];&quot;.&quot;;&quot;&quot;)" table:style-name="ce6">
            <text:p>691</text:p>
          </table:table-cell>
          <table:table-cell office:value-type="string" office:string-value="691" table:formula="of:=SUBSTITUTE([.C904];&quot;/&quot;;&quot;&quot;)" table:style-name="ce5">
            <text:p>691</text:p>
          </table:table-cell>
          <table:table-cell office:value-type="string" office:string-value="69100" table:formula="of:=[.D904]&amp;REPT(&quot;0&quot;;5-LEN([.D904]))" table:style-name="ce5">
            <text:p>69100</text:p>
          </table:table-cell>
          <table:table-cell office:value-type="string" table:style-name="ce4">
            <text:p>Legal activities</text:p>
          </table:table-cell>
          <table:table-cell table:number-columns-repeated="16378"/>
        </table:table-row>
        <table:table-row table:style-name="ro1">
          <table:table-cell office:value-type="string" table:style-name="ce2">
            <text:p>69.10</text:p>
          </table:table-cell>
          <table:table-cell office:value-type="string" table:style-name="ce4">
            <text:p>Legal activities</text:p>
          </table:table-cell>
          <table:table-cell office:value-type="string" office:string-value="6910" table:formula="of:=SUBSTITUTE([.A905];&quot;.&quot;;&quot;&quot;)" table:style-name="ce6">
            <text:p>6910</text:p>
          </table:table-cell>
          <table:table-cell office:value-type="string" office:string-value="6910" table:formula="of:=SUBSTITUTE([.C905];&quot;/&quot;;&quot;&quot;)" table:style-name="ce5">
            <text:p>6910</text:p>
          </table:table-cell>
          <table:table-cell office:value-type="string" office:string-value="69100" table:formula="of:=[.D905]&amp;REPT(&quot;0&quot;;5-LEN([.D905]))" table:style-name="ce5">
            <text:p>69100</text:p>
          </table:table-cell>
          <table:table-cell office:value-type="string" table:style-name="ce4">
            <text:p>Legal activities</text:p>
          </table:table-cell>
          <table:table-cell table:number-columns-repeated="16378"/>
        </table:table-row>
        <table:table-row table:style-name="ro1">
          <table:table-cell office:value-type="string" table:style-name="ce2">
            <text:p>69.10/1</text:p>
          </table:table-cell>
          <table:table-cell office:value-type="string" table:style-name="ce4">
            <text:p>Barristers at law</text:p>
          </table:table-cell>
          <table:table-cell office:value-type="string" office:string-value="6910/1" table:formula="of:=SUBSTITUTE([.A906];&quot;.&quot;;&quot;&quot;)" table:style-name="ce6">
            <text:p>6910/1</text:p>
          </table:table-cell>
          <table:table-cell office:value-type="string" office:string-value="69101" table:formula="of:=SUBSTITUTE([.C906];&quot;/&quot;;&quot;&quot;)" table:style-name="ce5">
            <text:p>69101</text:p>
          </table:table-cell>
          <table:table-cell office:value-type="string" office:string-value="69101" table:formula="of:=[.D906]&amp;REPT(&quot;0&quot;;5-LEN([.D906]))" table:style-name="ce5">
            <text:p>69101</text:p>
          </table:table-cell>
          <table:table-cell office:value-type="string" table:style-name="ce4">
            <text:p>Barristers at law</text:p>
          </table:table-cell>
          <table:table-cell table:number-columns-repeated="16378"/>
        </table:table-row>
        <table:table-row table:style-name="ro1">
          <table:table-cell office:value-type="string" table:style-name="ce2">
            <text:p>69.10/2</text:p>
          </table:table-cell>
          <table:table-cell office:value-type="string" table:style-name="ce4">
            <text:p>Solicitors</text:p>
          </table:table-cell>
          <table:table-cell office:value-type="string" office:string-value="6910/2" table:formula="of:=SUBSTITUTE([.A907];&quot;.&quot;;&quot;&quot;)" table:style-name="ce6">
            <text:p>6910/2</text:p>
          </table:table-cell>
          <table:table-cell office:value-type="string" office:string-value="69102" table:formula="of:=SUBSTITUTE([.C907];&quot;/&quot;;&quot;&quot;)" table:style-name="ce5">
            <text:p>69102</text:p>
          </table:table-cell>
          <table:table-cell office:value-type="string" office:string-value="69102" table:formula="of:=[.D907]&amp;REPT(&quot;0&quot;;5-LEN([.D907]))" table:style-name="ce5">
            <text:p>69102</text:p>
          </table:table-cell>
          <table:table-cell office:value-type="string" table:style-name="ce4">
            <text:p>Solicitors</text:p>
          </table:table-cell>
          <table:table-cell table:number-columns-repeated="16378"/>
        </table:table-row>
        <table:table-row table:style-name="ro1">
          <table:table-cell office:value-type="string" table:style-name="ce2">
            <text:p>69.10/9</text:p>
          </table:table-cell>
          <table:table-cell office:value-type="string" table:style-name="ce4">
            <text:p>Activities of patent and copyright agents; other legal activities (other than those of barristers and solicitors) not elsewhere classified</text:p>
          </table:table-cell>
          <table:table-cell office:value-type="string" office:string-value="6910/9" table:formula="of:=SUBSTITUTE([.A908];&quot;.&quot;;&quot;&quot;)" table:style-name="ce6">
            <text:p>6910/9</text:p>
          </table:table-cell>
          <table:table-cell office:value-type="string" office:string-value="69109" table:formula="of:=SUBSTITUTE([.C908];&quot;/&quot;;&quot;&quot;)" table:style-name="ce5">
            <text:p>69109</text:p>
          </table:table-cell>
          <table:table-cell office:value-type="string" office:string-value="69109" table:formula="of:=[.D908]&amp;REPT(&quot;0&quot;;5-LEN([.D908]))" table:style-name="ce5">
            <text:p>69109</text:p>
          </table:table-cell>
          <table:table-cell office:value-type="string" table:style-name="ce4">
            <text:p>Activities of patent and copyright agents; other legal activities (other than those of barristers and solicitors) not elsewhere classified</text:p>
          </table:table-cell>
          <table:table-cell table:number-columns-repeated="16378"/>
        </table:table-row>
        <table:table-row table:style-name="ro1">
          <table:table-cell office:value-type="string" table:style-name="ce2">
            <text:p>69.2</text:p>
          </table:table-cell>
          <table:table-cell office:value-type="string" table:style-name="ce4">
            <text:p>Accounting, bookkeeping and auditing activities; tax consultancy</text:p>
          </table:table-cell>
          <table:table-cell office:value-type="string" office:string-value="692" table:formula="of:=SUBSTITUTE([.A909];&quot;.&quot;;&quot;&quot;)" table:style-name="ce6">
            <text:p>692</text:p>
          </table:table-cell>
          <table:table-cell office:value-type="string" office:string-value="692" table:formula="of:=SUBSTITUTE([.C909];&quot;/&quot;;&quot;&quot;)" table:style-name="ce5">
            <text:p>692</text:p>
          </table:table-cell>
          <table:table-cell office:value-type="string" office:string-value="69200" table:formula="of:=[.D909]&amp;REPT(&quot;0&quot;;5-LEN([.D909]))" table:style-name="ce5">
            <text:p>69200</text:p>
          </table:table-cell>
          <table:table-cell office:value-type="string" table:style-name="ce4">
            <text:p>Accounting, bookkeeping and auditing activities; tax consultancy</text:p>
          </table:table-cell>
          <table:table-cell table:number-columns-repeated="16378"/>
        </table:table-row>
        <table:table-row table:style-name="ro1">
          <table:table-cell office:value-type="string" table:style-name="ce2">
            <text:p>69.20</text:p>
          </table:table-cell>
          <table:table-cell office:value-type="string" table:style-name="ce4">
            <text:p>Accounting, bookkeeping and auditing activities; tax consultancy</text:p>
          </table:table-cell>
          <table:table-cell office:value-type="string" office:string-value="6920" table:formula="of:=SUBSTITUTE([.A910];&quot;.&quot;;&quot;&quot;)" table:style-name="ce6">
            <text:p>6920</text:p>
          </table:table-cell>
          <table:table-cell office:value-type="string" office:string-value="6920" table:formula="of:=SUBSTITUTE([.C910];&quot;/&quot;;&quot;&quot;)" table:style-name="ce5">
            <text:p>6920</text:p>
          </table:table-cell>
          <table:table-cell office:value-type="string" office:string-value="69200" table:formula="of:=[.D910]&amp;REPT(&quot;0&quot;;5-LEN([.D910]))" table:style-name="ce5">
            <text:p>69200</text:p>
          </table:table-cell>
          <table:table-cell office:value-type="string" table:style-name="ce4">
            <text:p>Accounting, bookkeeping and auditing activities; tax consultancy</text:p>
          </table:table-cell>
          <table:table-cell table:number-columns-repeated="16378"/>
        </table:table-row>
        <table:table-row table:style-name="ro1">
          <table:table-cell office:value-type="string" table:style-name="ce2">
            <text:p>69.20/1</text:p>
          </table:table-cell>
          <table:table-cell office:value-type="string" table:style-name="ce4">
            <text:p>Accounting, and auditing activities</text:p>
          </table:table-cell>
          <table:table-cell office:value-type="string" office:string-value="6920/1" table:formula="of:=SUBSTITUTE([.A911];&quot;.&quot;;&quot;&quot;)" table:style-name="ce6">
            <text:p>6920/1</text:p>
          </table:table-cell>
          <table:table-cell office:value-type="string" office:string-value="69201" table:formula="of:=SUBSTITUTE([.C911];&quot;/&quot;;&quot;&quot;)" table:style-name="ce5">
            <text:p>69201</text:p>
          </table:table-cell>
          <table:table-cell office:value-type="string" office:string-value="69201" table:formula="of:=[.D911]&amp;REPT(&quot;0&quot;;5-LEN([.D911]))" table:style-name="ce5">
            <text:p>69201</text:p>
          </table:table-cell>
          <table:table-cell office:value-type="string" table:style-name="ce4">
            <text:p>Accounting, and auditing activities</text:p>
          </table:table-cell>
          <table:table-cell table:number-columns-repeated="16378"/>
        </table:table-row>
        <table:table-row table:style-name="ro1">
          <table:table-cell office:value-type="string" table:style-name="ce2">
            <text:p>69.20/2</text:p>
          </table:table-cell>
          <table:table-cell office:value-type="string" table:style-name="ce4">
            <text:p>Bookkeeping activities</text:p>
          </table:table-cell>
          <table:table-cell office:value-type="string" office:string-value="6920/2" table:formula="of:=SUBSTITUTE([.A912];&quot;.&quot;;&quot;&quot;)" table:style-name="ce6">
            <text:p>6920/2</text:p>
          </table:table-cell>
          <table:table-cell office:value-type="string" office:string-value="69202" table:formula="of:=SUBSTITUTE([.C912];&quot;/&quot;;&quot;&quot;)" table:style-name="ce5">
            <text:p>69202</text:p>
          </table:table-cell>
          <table:table-cell office:value-type="string" office:string-value="69202" table:formula="of:=[.D912]&amp;REPT(&quot;0&quot;;5-LEN([.D912]))" table:style-name="ce5">
            <text:p>69202</text:p>
          </table:table-cell>
          <table:table-cell office:value-type="string" table:style-name="ce4">
            <text:p>Bookkeeping activities</text:p>
          </table:table-cell>
          <table:table-cell table:number-columns-repeated="16378"/>
        </table:table-row>
        <table:table-row table:style-name="ro1">
          <table:table-cell office:value-type="string" table:style-name="ce2">
            <text:p>69.20/3</text:p>
          </table:table-cell>
          <table:table-cell office:value-type="string" table:style-name="ce4">
            <text:p>Tax consultancy</text:p>
          </table:table-cell>
          <table:table-cell office:value-type="string" office:string-value="6920/3" table:formula="of:=SUBSTITUTE([.A913];&quot;.&quot;;&quot;&quot;)" table:style-name="ce6">
            <text:p>6920/3</text:p>
          </table:table-cell>
          <table:table-cell office:value-type="string" office:string-value="69203" table:formula="of:=SUBSTITUTE([.C913];&quot;/&quot;;&quot;&quot;)" table:style-name="ce5">
            <text:p>69203</text:p>
          </table:table-cell>
          <table:table-cell office:value-type="string" office:string-value="69203" table:formula="of:=[.D913]&amp;REPT(&quot;0&quot;;5-LEN([.D913]))" table:style-name="ce5">
            <text:p>69203</text:p>
          </table:table-cell>
          <table:table-cell office:value-type="string" table:style-name="ce4">
            <text:p>Tax consultancy</text:p>
          </table:table-cell>
          <table:table-cell table:number-columns-repeated="16378"/>
        </table:table-row>
        <table:table-row table:style-name="ro1">
          <table:table-cell office:value-type="string" table:style-name="ce2">
            <text:p>70</text:p>
          </table:table-cell>
          <table:table-cell office:value-type="string" table:style-name="ce4">
            <text:p>Activities of head offices; management consultancy activities</text:p>
          </table:table-cell>
          <table:table-cell office:value-type="string" office:string-value="70" table:formula="of:=SUBSTITUTE([.A914];&quot;.&quot;;&quot;&quot;)" table:style-name="ce6">
            <text:p>70</text:p>
          </table:table-cell>
          <table:table-cell office:value-type="string" office:string-value="70" table:formula="of:=SUBSTITUTE([.C914];&quot;/&quot;;&quot;&quot;)" table:style-name="ce5">
            <text:p>70</text:p>
          </table:table-cell>
          <table:table-cell office:value-type="string" office:string-value="70000" table:formula="of:=[.D914]&amp;REPT(&quot;0&quot;;5-LEN([.D914]))" table:style-name="ce5">
            <text:p>70000</text:p>
          </table:table-cell>
          <table:table-cell office:value-type="string" table:style-name="ce4">
            <text:p>Activities of head offices; management consultancy activities</text:p>
          </table:table-cell>
          <table:table-cell table:number-columns-repeated="16378"/>
        </table:table-row>
        <table:table-row table:style-name="ro1">
          <table:table-cell office:value-type="string" table:style-name="ce2">
            <text:p>70.1</text:p>
          </table:table-cell>
          <table:table-cell office:value-type="string" table:style-name="ce4">
            <text:p>Activities of head offices</text:p>
          </table:table-cell>
          <table:table-cell office:value-type="string" office:string-value="701" table:formula="of:=SUBSTITUTE([.A915];&quot;.&quot;;&quot;&quot;)" table:style-name="ce6">
            <text:p>701</text:p>
          </table:table-cell>
          <table:table-cell office:value-type="string" office:string-value="701" table:formula="of:=SUBSTITUTE([.C915];&quot;/&quot;;&quot;&quot;)" table:style-name="ce5">
            <text:p>701</text:p>
          </table:table-cell>
          <table:table-cell office:value-type="string" office:string-value="70100" table:formula="of:=[.D915]&amp;REPT(&quot;0&quot;;5-LEN([.D915]))" table:style-name="ce5">
            <text:p>70100</text:p>
          </table:table-cell>
          <table:table-cell office:value-type="string" table:style-name="ce4">
            <text:p>Activities of head offices</text:p>
          </table:table-cell>
          <table:table-cell table:number-columns-repeated="16378"/>
        </table:table-row>
        <table:table-row table:style-name="ro1">
          <table:table-cell office:value-type="string" table:style-name="ce2">
            <text:p>70.10</text:p>
          </table:table-cell>
          <table:table-cell office:value-type="string" table:style-name="ce4">
            <text:p>Activities of head offices</text:p>
          </table:table-cell>
          <table:table-cell office:value-type="string" office:string-value="7010" table:formula="of:=SUBSTITUTE([.A916];&quot;.&quot;;&quot;&quot;)" table:style-name="ce6">
            <text:p>7010</text:p>
          </table:table-cell>
          <table:table-cell office:value-type="string" office:string-value="7010" table:formula="of:=SUBSTITUTE([.C916];&quot;/&quot;;&quot;&quot;)" table:style-name="ce5">
            <text:p>7010</text:p>
          </table:table-cell>
          <table:table-cell office:value-type="string" office:string-value="70100" table:formula="of:=[.D916]&amp;REPT(&quot;0&quot;;5-LEN([.D916]))" table:style-name="ce5">
            <text:p>70100</text:p>
          </table:table-cell>
          <table:table-cell office:value-type="string" table:style-name="ce4">
            <text:p>Activities of head offices</text:p>
          </table:table-cell>
          <table:table-cell table:number-columns-repeated="16378"/>
        </table:table-row>
        <table:table-row table:style-name="ro1">
          <table:table-cell office:value-type="string" table:style-name="ce2">
            <text:p>70.2</text:p>
          </table:table-cell>
          <table:table-cell office:value-type="string" table:style-name="ce4">
            <text:p>Management consultancy activities</text:p>
          </table:table-cell>
          <table:table-cell office:value-type="string" office:string-value="702" table:formula="of:=SUBSTITUTE([.A917];&quot;.&quot;;&quot;&quot;)" table:style-name="ce6">
            <text:p>702</text:p>
          </table:table-cell>
          <table:table-cell office:value-type="string" office:string-value="702" table:formula="of:=SUBSTITUTE([.C917];&quot;/&quot;;&quot;&quot;)" table:style-name="ce5">
            <text:p>702</text:p>
          </table:table-cell>
          <table:table-cell office:value-type="string" office:string-value="70200" table:formula="of:=[.D917]&amp;REPT(&quot;0&quot;;5-LEN([.D917]))" table:style-name="ce5">
            <text:p>70200</text:p>
          </table:table-cell>
          <table:table-cell office:value-type="string" table:style-name="ce4">
            <text:p>Management consultancy activities</text:p>
          </table:table-cell>
          <table:table-cell table:number-columns-repeated="16378"/>
        </table:table-row>
        <table:table-row table:style-name="ro1">
          <table:table-cell office:value-type="string" table:style-name="ce2">
            <text:p>70.21</text:p>
          </table:table-cell>
          <table:table-cell office:value-type="string" table:style-name="ce4">
            <text:p>Public relations and communication activities</text:p>
          </table:table-cell>
          <table:table-cell office:value-type="string" office:string-value="7021" table:formula="of:=SUBSTITUTE([.A918];&quot;.&quot;;&quot;&quot;)" table:style-name="ce6">
            <text:p>7021</text:p>
          </table:table-cell>
          <table:table-cell office:value-type="string" office:string-value="7021" table:formula="of:=SUBSTITUTE([.C918];&quot;/&quot;;&quot;&quot;)" table:style-name="ce5">
            <text:p>7021</text:p>
          </table:table-cell>
          <table:table-cell office:value-type="string" office:string-value="70210" table:formula="of:=[.D918]&amp;REPT(&quot;0&quot;;5-LEN([.D918]))" table:style-name="ce5">
            <text:p>70210</text:p>
          </table:table-cell>
          <table:table-cell office:value-type="string" table:style-name="ce4">
            <text:p>Public relations and communication activities</text:p>
          </table:table-cell>
          <table:table-cell table:number-columns-repeated="16378"/>
        </table:table-row>
        <table:table-row table:style-name="ro1">
          <table:table-cell office:value-type="string" table:style-name="ce2">
            <text:p>70.22</text:p>
          </table:table-cell>
          <table:table-cell office:value-type="string" table:style-name="ce4">
            <text:p>Business and other management consultancy activities</text:p>
          </table:table-cell>
          <table:table-cell office:value-type="string" office:string-value="7022" table:formula="of:=SUBSTITUTE([.A919];&quot;.&quot;;&quot;&quot;)" table:style-name="ce6">
            <text:p>7022</text:p>
          </table:table-cell>
          <table:table-cell office:value-type="string" office:string-value="7022" table:formula="of:=SUBSTITUTE([.C919];&quot;/&quot;;&quot;&quot;)" table:style-name="ce5">
            <text:p>7022</text:p>
          </table:table-cell>
          <table:table-cell office:value-type="string" office:string-value="70220" table:formula="of:=[.D919]&amp;REPT(&quot;0&quot;;5-LEN([.D919]))" table:style-name="ce5">
            <text:p>70220</text:p>
          </table:table-cell>
          <table:table-cell office:value-type="string" table:style-name="ce4">
            <text:p>Business and other management consultancy activities</text:p>
          </table:table-cell>
          <table:table-cell table:number-columns-repeated="16378"/>
        </table:table-row>
        <table:table-row table:style-name="ro1">
          <table:table-cell office:value-type="string" table:style-name="ce2">
            <text:p>70.22/1</text:p>
          </table:table-cell>
          <table:table-cell office:value-type="string" table:style-name="ce4">
            <text:p>Financial management</text:p>
          </table:table-cell>
          <table:table-cell office:value-type="string" office:string-value="7022/1" table:formula="of:=SUBSTITUTE([.A920];&quot;.&quot;;&quot;&quot;)" table:style-name="ce6">
            <text:p>7022/1</text:p>
          </table:table-cell>
          <table:table-cell office:value-type="string" office:string-value="70221" table:formula="of:=SUBSTITUTE([.C920];&quot;/&quot;;&quot;&quot;)" table:style-name="ce5">
            <text:p>70221</text:p>
          </table:table-cell>
          <table:table-cell office:value-type="string" office:string-value="70221" table:formula="of:=[.D920]&amp;REPT(&quot;0&quot;;5-LEN([.D920]))" table:style-name="ce5">
            <text:p>70221</text:p>
          </table:table-cell>
          <table:table-cell office:value-type="string" table:style-name="ce4">
            <text:p>Financial management</text:p>
          </table:table-cell>
          <table:table-cell table:number-columns-repeated="16378"/>
        </table:table-row>
        <table:table-row table:style-name="ro1">
          <table:table-cell office:value-type="string" table:style-name="ce2">
            <text:p>70.22/9</text:p>
          </table:table-cell>
          <table:table-cell office:value-type="string" table:style-name="ce4">
            <text:p>Management consultancy activities (other than financial management)</text:p>
          </table:table-cell>
          <table:table-cell office:value-type="string" office:string-value="7022/9" table:formula="of:=SUBSTITUTE([.A921];&quot;.&quot;;&quot;&quot;)" table:style-name="ce6">
            <text:p>7022/9</text:p>
          </table:table-cell>
          <table:table-cell office:value-type="string" office:string-value="70229" table:formula="of:=SUBSTITUTE([.C921];&quot;/&quot;;&quot;&quot;)" table:style-name="ce5">
            <text:p>70229</text:p>
          </table:table-cell>
          <table:table-cell office:value-type="string" office:string-value="70229" table:formula="of:=[.D921]&amp;REPT(&quot;0&quot;;5-LEN([.D921]))" table:style-name="ce5">
            <text:p>70229</text:p>
          </table:table-cell>
          <table:table-cell office:value-type="string" table:style-name="ce4">
            <text:p>Management consultancy activities (other than financial management)</text:p>
          </table:table-cell>
          <table:table-cell table:number-columns-repeated="16378"/>
        </table:table-row>
        <table:table-row table:style-name="ro1">
          <table:table-cell office:value-type="string" table:style-name="ce2">
            <text:p>71</text:p>
          </table:table-cell>
          <table:table-cell office:value-type="string" table:style-name="ce4">
            <text:p>Architectural and engineering activities; technical testing and analysis</text:p>
          </table:table-cell>
          <table:table-cell office:value-type="string" office:string-value="71" table:formula="of:=SUBSTITUTE([.A922];&quot;.&quot;;&quot;&quot;)" table:style-name="ce6">
            <text:p>71</text:p>
          </table:table-cell>
          <table:table-cell office:value-type="string" office:string-value="71" table:formula="of:=SUBSTITUTE([.C922];&quot;/&quot;;&quot;&quot;)" table:style-name="ce5">
            <text:p>71</text:p>
          </table:table-cell>
          <table:table-cell office:value-type="string" office:string-value="71000" table:formula="of:=[.D922]&amp;REPT(&quot;0&quot;;5-LEN([.D922]))" table:style-name="ce5">
            <text:p>71000</text:p>
          </table:table-cell>
          <table:table-cell office:value-type="string" table:style-name="ce4">
            <text:p>Architectural and engineering activities; technical testing and analysis</text:p>
          </table:table-cell>
          <table:table-cell table:number-columns-repeated="16378"/>
        </table:table-row>
        <table:table-row table:style-name="ro1">
          <table:table-cell office:value-type="string" table:style-name="ce2">
            <text:p>71.1</text:p>
          </table:table-cell>
          <table:table-cell office:value-type="string" table:style-name="ce4">
            <text:p>Architectural and engineering activities and related technical consultancy</text:p>
          </table:table-cell>
          <table:table-cell office:value-type="string" office:string-value="711" table:formula="of:=SUBSTITUTE([.A923];&quot;.&quot;;&quot;&quot;)" table:style-name="ce6">
            <text:p>711</text:p>
          </table:table-cell>
          <table:table-cell office:value-type="string" office:string-value="711" table:formula="of:=SUBSTITUTE([.C923];&quot;/&quot;;&quot;&quot;)" table:style-name="ce5">
            <text:p>711</text:p>
          </table:table-cell>
          <table:table-cell office:value-type="string" office:string-value="71100" table:formula="of:=[.D923]&amp;REPT(&quot;0&quot;;5-LEN([.D923]))" table:style-name="ce5">
            <text:p>71100</text:p>
          </table:table-cell>
          <table:table-cell office:value-type="string" table:style-name="ce4">
            <text:p>Architectural and engineering activities and related technical consultancy</text:p>
          </table:table-cell>
          <table:table-cell table:number-columns-repeated="16378"/>
        </table:table-row>
        <table:table-row table:style-name="ro1">
          <table:table-cell office:value-type="string" table:style-name="ce2">
            <text:p>71.11</text:p>
          </table:table-cell>
          <table:table-cell office:value-type="string" table:style-name="ce4">
            <text:p>Architectural activities</text:p>
          </table:table-cell>
          <table:table-cell office:value-type="string" office:string-value="7111" table:formula="of:=SUBSTITUTE([.A924];&quot;.&quot;;&quot;&quot;)" table:style-name="ce6">
            <text:p>7111</text:p>
          </table:table-cell>
          <table:table-cell office:value-type="string" office:string-value="7111" table:formula="of:=SUBSTITUTE([.C924];&quot;/&quot;;&quot;&quot;)" table:style-name="ce5">
            <text:p>7111</text:p>
          </table:table-cell>
          <table:table-cell office:value-type="string" office:string-value="71110" table:formula="of:=[.D924]&amp;REPT(&quot;0&quot;;5-LEN([.D924]))" table:style-name="ce5">
            <text:p>71110</text:p>
          </table:table-cell>
          <table:table-cell office:value-type="string" table:style-name="ce4">
            <text:p>Architectural activities</text:p>
          </table:table-cell>
          <table:table-cell table:number-columns-repeated="16378"/>
        </table:table-row>
        <table:table-row table:style-name="ro1">
          <table:table-cell office:value-type="string" table:style-name="ce2">
            <text:p>71.11/1</text:p>
          </table:table-cell>
          <table:table-cell office:value-type="string" table:style-name="ce4">
            <text:p>Architectural activities</text:p>
          </table:table-cell>
          <table:table-cell office:value-type="string" office:string-value="7111/1" table:formula="of:=SUBSTITUTE([.A925];&quot;.&quot;;&quot;&quot;)" table:style-name="ce6">
            <text:p>7111/1</text:p>
          </table:table-cell>
          <table:table-cell office:value-type="string" office:string-value="71111" table:formula="of:=SUBSTITUTE([.C925];&quot;/&quot;;&quot;&quot;)" table:style-name="ce5">
            <text:p>71111</text:p>
          </table:table-cell>
          <table:table-cell office:value-type="string" office:string-value="71111" table:formula="of:=[.D925]&amp;REPT(&quot;0&quot;;5-LEN([.D925]))" table:style-name="ce5">
            <text:p>71111</text:p>
          </table:table-cell>
          <table:table-cell office:value-type="string" table:style-name="ce4">
            <text:p>Architectural activities</text:p>
          </table:table-cell>
          <table:table-cell table:number-columns-repeated="16378"/>
        </table:table-row>
        <table:table-row table:style-name="ro1">
          <table:table-cell office:value-type="string" table:style-name="ce2">
            <text:p>71.11/2</text:p>
          </table:table-cell>
          <table:table-cell office:value-type="string" table:style-name="ce4">
            <text:p>Urban planning and landscape architectural activities</text:p>
          </table:table-cell>
          <table:table-cell office:value-type="string" office:string-value="7111/2" table:formula="of:=SUBSTITUTE([.A926];&quot;.&quot;;&quot;&quot;)" table:style-name="ce6">
            <text:p>7111/2</text:p>
          </table:table-cell>
          <table:table-cell office:value-type="string" office:string-value="71112" table:formula="of:=SUBSTITUTE([.C926];&quot;/&quot;;&quot;&quot;)" table:style-name="ce5">
            <text:p>71112</text:p>
          </table:table-cell>
          <table:table-cell office:value-type="string" office:string-value="71112" table:formula="of:=[.D926]&amp;REPT(&quot;0&quot;;5-LEN([.D926]))" table:style-name="ce5">
            <text:p>71112</text:p>
          </table:table-cell>
          <table:table-cell office:value-type="string" table:style-name="ce4">
            <text:p>Urban planning and landscape architectural activities</text:p>
          </table:table-cell>
          <table:table-cell table:number-columns-repeated="16378"/>
        </table:table-row>
        <table:table-row table:style-name="ro1">
          <table:table-cell office:value-type="string" table:style-name="ce2">
            <text:p>71.12</text:p>
          </table:table-cell>
          <table:table-cell office:value-type="string" table:style-name="ce4">
            <text:p>Engineering activities and related technical consultancy</text:p>
          </table:table-cell>
          <table:table-cell office:value-type="string" office:string-value="7112" table:formula="of:=SUBSTITUTE([.A927];&quot;.&quot;;&quot;&quot;)" table:style-name="ce6">
            <text:p>7112</text:p>
          </table:table-cell>
          <table:table-cell office:value-type="string" office:string-value="7112" table:formula="of:=SUBSTITUTE([.C927];&quot;/&quot;;&quot;&quot;)" table:style-name="ce5">
            <text:p>7112</text:p>
          </table:table-cell>
          <table:table-cell office:value-type="string" office:string-value="71120" table:formula="of:=[.D927]&amp;REPT(&quot;0&quot;;5-LEN([.D927]))" table:style-name="ce5">
            <text:p>71120</text:p>
          </table:table-cell>
          <table:table-cell office:value-type="string" table:style-name="ce4">
            <text:p>Engineering activities and related technical consultancy</text:p>
          </table:table-cell>
          <table:table-cell table:number-columns-repeated="16378"/>
        </table:table-row>
        <table:table-row table:style-name="ro1">
          <table:table-cell office:value-type="string" table:style-name="ce2">
            <text:p>71.12/1</text:p>
          </table:table-cell>
          <table:table-cell office:value-type="string" table:style-name="ce4">
            <text:p>Engineering design activities for industrial process and production</text:p>
          </table:table-cell>
          <table:table-cell office:value-type="string" office:string-value="7112/1" table:formula="of:=SUBSTITUTE([.A928];&quot;.&quot;;&quot;&quot;)" table:style-name="ce6">
            <text:p>7112/1</text:p>
          </table:table-cell>
          <table:table-cell office:value-type="string" office:string-value="71121" table:formula="of:=SUBSTITUTE([.C928];&quot;/&quot;;&quot;&quot;)" table:style-name="ce5">
            <text:p>71121</text:p>
          </table:table-cell>
          <table:table-cell office:value-type="string" office:string-value="71121" table:formula="of:=[.D928]&amp;REPT(&quot;0&quot;;5-LEN([.D928]))" table:style-name="ce5">
            <text:p>71121</text:p>
          </table:table-cell>
          <table:table-cell office:value-type="string" table:style-name="ce4">
            <text:p>Engineering design activities for industrial process and production</text:p>
          </table:table-cell>
          <table:table-cell table:number-columns-repeated="16378"/>
        </table:table-row>
        <table:table-row table:style-name="ro1">
          <table:table-cell office:value-type="string" table:style-name="ce2">
            <text:p>71.12/2</text:p>
          </table:table-cell>
          <table:table-cell office:value-type="string" table:style-name="ce4">
            <text:p>Engineering related scientific and technical consulting activities</text:p>
          </table:table-cell>
          <table:table-cell office:value-type="string" office:string-value="7112/2" table:formula="of:=SUBSTITUTE([.A929];&quot;.&quot;;&quot;&quot;)" table:style-name="ce6">
            <text:p>7112/2</text:p>
          </table:table-cell>
          <table:table-cell office:value-type="string" office:string-value="71122" table:formula="of:=SUBSTITUTE([.C929];&quot;/&quot;;&quot;&quot;)" table:style-name="ce5">
            <text:p>71122</text:p>
          </table:table-cell>
          <table:table-cell office:value-type="string" office:string-value="71122" table:formula="of:=[.D929]&amp;REPT(&quot;0&quot;;5-LEN([.D929]))" table:style-name="ce5">
            <text:p>71122</text:p>
          </table:table-cell>
          <table:table-cell office:value-type="string" table:style-name="ce4">
            <text:p>Engineering related scientific and technical consulting activities</text:p>
          </table:table-cell>
          <table:table-cell table:number-columns-repeated="16378"/>
        </table:table-row>
        <table:table-row table:style-name="ro1">
          <table:table-cell office:value-type="string" table:style-name="ce2">
            <text:p>71.12/9</text:p>
          </table:table-cell>
          <table:table-cell office:value-type="string" table:style-name="ce4">
            <text:p>Other engineering activities (not including engineering design for industrial process and production or engineering related scientific and technical consulting activities)</text:p>
          </table:table-cell>
          <table:table-cell office:value-type="string" office:string-value="7112/9" table:formula="of:=SUBSTITUTE([.A930];&quot;.&quot;;&quot;&quot;)" table:style-name="ce6">
            <text:p>7112/9</text:p>
          </table:table-cell>
          <table:table-cell office:value-type="string" office:string-value="71129" table:formula="of:=SUBSTITUTE([.C930];&quot;/&quot;;&quot;&quot;)" table:style-name="ce5">
            <text:p>71129</text:p>
          </table:table-cell>
          <table:table-cell office:value-type="string" office:string-value="71129" table:formula="of:=[.D930]&amp;REPT(&quot;0&quot;;5-LEN([.D930]))" table:style-name="ce5">
            <text:p>71129</text:p>
          </table:table-cell>
          <table:table-cell office:value-type="string" table:style-name="ce4">
            <text:p>Other engineering activities (not including engineering design for industrial process and production or engineering related scientific and technical consulting activities)</text:p>
          </table:table-cell>
          <table:table-cell table:number-columns-repeated="16378"/>
        </table:table-row>
        <table:table-row table:style-name="ro1">
          <table:table-cell office:value-type="string" table:style-name="ce2">
            <text:p>71.2</text:p>
          </table:table-cell>
          <table:table-cell office:value-type="string" table:style-name="ce4">
            <text:p>Technical testing and analysis</text:p>
          </table:table-cell>
          <table:table-cell office:value-type="string" office:string-value="712" table:formula="of:=SUBSTITUTE([.A931];&quot;.&quot;;&quot;&quot;)" table:style-name="ce6">
            <text:p>712</text:p>
          </table:table-cell>
          <table:table-cell office:value-type="string" office:string-value="712" table:formula="of:=SUBSTITUTE([.C931];&quot;/&quot;;&quot;&quot;)" table:style-name="ce5">
            <text:p>712</text:p>
          </table:table-cell>
          <table:table-cell office:value-type="string" office:string-value="71200" table:formula="of:=[.D931]&amp;REPT(&quot;0&quot;;5-LEN([.D931]))" table:style-name="ce5">
            <text:p>71200</text:p>
          </table:table-cell>
          <table:table-cell office:value-type="string" table:style-name="ce4">
            <text:p>Technical testing and analysis</text:p>
          </table:table-cell>
          <table:table-cell table:number-columns-repeated="16378"/>
        </table:table-row>
        <table:table-row table:style-name="ro1">
          <table:table-cell office:value-type="string" table:style-name="ce2">
            <text:p>71.20</text:p>
          </table:table-cell>
          <table:table-cell office:value-type="string" table:style-name="ce4">
            <text:p>Technical testing and analysis</text:p>
          </table:table-cell>
          <table:table-cell office:value-type="string" office:string-value="7120" table:formula="of:=SUBSTITUTE([.A932];&quot;.&quot;;&quot;&quot;)" table:style-name="ce6">
            <text:p>7120</text:p>
          </table:table-cell>
          <table:table-cell office:value-type="string" office:string-value="7120" table:formula="of:=SUBSTITUTE([.C932];&quot;/&quot;;&quot;&quot;)" table:style-name="ce5">
            <text:p>7120</text:p>
          </table:table-cell>
          <table:table-cell office:value-type="string" office:string-value="71200" table:formula="of:=[.D932]&amp;REPT(&quot;0&quot;;5-LEN([.D932]))" table:style-name="ce5">
            <text:p>71200</text:p>
          </table:table-cell>
          <table:table-cell office:value-type="string" table:style-name="ce4">
            <text:p>Technical testing and analysis</text:p>
          </table:table-cell>
          <table:table-cell table:number-columns-repeated="16378"/>
        </table:table-row>
        <table:table-row table:style-name="ro1">
          <table:table-cell office:value-type="string" table:style-name="ce2">
            <text:p>72</text:p>
          </table:table-cell>
          <table:table-cell office:value-type="string" table:style-name="ce4">
            <text:p>Scientific research and development</text:p>
          </table:table-cell>
          <table:table-cell office:value-type="string" office:string-value="72" table:formula="of:=SUBSTITUTE([.A933];&quot;.&quot;;&quot;&quot;)" table:style-name="ce6">
            <text:p>72</text:p>
          </table:table-cell>
          <table:table-cell office:value-type="string" office:string-value="72" table:formula="of:=SUBSTITUTE([.C933];&quot;/&quot;;&quot;&quot;)" table:style-name="ce5">
            <text:p>72</text:p>
          </table:table-cell>
          <table:table-cell office:value-type="string" office:string-value="72000" table:formula="of:=[.D933]&amp;REPT(&quot;0&quot;;5-LEN([.D933]))" table:style-name="ce5">
            <text:p>72000</text:p>
          </table:table-cell>
          <table:table-cell office:value-type="string" table:style-name="ce4">
            <text:p>Scientific research and development</text:p>
          </table:table-cell>
          <table:table-cell table:number-columns-repeated="16378"/>
        </table:table-row>
        <table:table-row table:style-name="ro1">
          <table:table-cell office:value-type="string" table:style-name="ce2">
            <text:p>72.1</text:p>
          </table:table-cell>
          <table:table-cell office:value-type="string" table:style-name="ce4">
            <text:p>Research and experimental development on natural sciences and engineering</text:p>
          </table:table-cell>
          <table:table-cell office:value-type="string" office:string-value="721" table:formula="of:=SUBSTITUTE([.A934];&quot;.&quot;;&quot;&quot;)" table:style-name="ce6">
            <text:p>721</text:p>
          </table:table-cell>
          <table:table-cell office:value-type="string" office:string-value="721" table:formula="of:=SUBSTITUTE([.C934];&quot;/&quot;;&quot;&quot;)" table:style-name="ce5">
            <text:p>721</text:p>
          </table:table-cell>
          <table:table-cell office:value-type="string" office:string-value="72100" table:formula="of:=[.D934]&amp;REPT(&quot;0&quot;;5-LEN([.D934]))" table:style-name="ce5">
            <text:p>72100</text:p>
          </table:table-cell>
          <table:table-cell office:value-type="string" table:style-name="ce4">
            <text:p>Research and experimental development on natural sciences and engineering</text:p>
          </table:table-cell>
          <table:table-cell table:number-columns-repeated="16378"/>
        </table:table-row>
        <table:table-row table:style-name="ro1">
          <table:table-cell office:value-type="string" table:style-name="ce2">
            <text:p>72.11</text:p>
          </table:table-cell>
          <table:table-cell office:value-type="string" table:style-name="ce4">
            <text:p>Research and experimental development on biotechnology</text:p>
          </table:table-cell>
          <table:table-cell office:value-type="string" office:string-value="7211" table:formula="of:=SUBSTITUTE([.A935];&quot;.&quot;;&quot;&quot;)" table:style-name="ce6">
            <text:p>7211</text:p>
          </table:table-cell>
          <table:table-cell office:value-type="string" office:string-value="7211" table:formula="of:=SUBSTITUTE([.C935];&quot;/&quot;;&quot;&quot;)" table:style-name="ce5">
            <text:p>7211</text:p>
          </table:table-cell>
          <table:table-cell office:value-type="string" office:string-value="72110" table:formula="of:=[.D935]&amp;REPT(&quot;0&quot;;5-LEN([.D935]))" table:style-name="ce5">
            <text:p>72110</text:p>
          </table:table-cell>
          <table:table-cell office:value-type="string" table:style-name="ce4">
            <text:p>Research and experimental development on biotechnology</text:p>
          </table:table-cell>
          <table:table-cell table:number-columns-repeated="16378"/>
        </table:table-row>
        <table:table-row table:style-name="ro1">
          <table:table-cell office:value-type="string" table:style-name="ce2">
            <text:p>72.19</text:p>
          </table:table-cell>
          <table:table-cell office:value-type="string" table:style-name="ce4">
            <text:p>Other research and experimental development on natural sciences and engineering</text:p>
          </table:table-cell>
          <table:table-cell office:value-type="string" office:string-value="7219" table:formula="of:=SUBSTITUTE([.A936];&quot;.&quot;;&quot;&quot;)" table:style-name="ce6">
            <text:p>7219</text:p>
          </table:table-cell>
          <table:table-cell office:value-type="string" office:string-value="7219" table:formula="of:=SUBSTITUTE([.C936];&quot;/&quot;;&quot;&quot;)" table:style-name="ce5">
            <text:p>7219</text:p>
          </table:table-cell>
          <table:table-cell office:value-type="string" office:string-value="72190" table:formula="of:=[.D936]&amp;REPT(&quot;0&quot;;5-LEN([.D936]))" table:style-name="ce5">
            <text:p>72190</text:p>
          </table:table-cell>
          <table:table-cell office:value-type="string" table:style-name="ce4">
            <text:p>Other research and experimental development on natural sciences and engineering</text:p>
          </table:table-cell>
          <table:table-cell table:number-columns-repeated="16378"/>
        </table:table-row>
        <table:table-row table:style-name="ro1">
          <table:table-cell office:value-type="string" table:style-name="ce2">
            <text:p>72.2</text:p>
          </table:table-cell>
          <table:table-cell office:value-type="string" table:style-name="ce4">
            <text:p>Research and experimental development on social sciences and humanities</text:p>
          </table:table-cell>
          <table:table-cell office:value-type="string" office:string-value="722" table:formula="of:=SUBSTITUTE([.A937];&quot;.&quot;;&quot;&quot;)" table:style-name="ce6">
            <text:p>722</text:p>
          </table:table-cell>
          <table:table-cell office:value-type="string" office:string-value="722" table:formula="of:=SUBSTITUTE([.C937];&quot;/&quot;;&quot;&quot;)" table:style-name="ce5">
            <text:p>722</text:p>
          </table:table-cell>
          <table:table-cell office:value-type="string" office:string-value="72200" table:formula="of:=[.D937]&amp;REPT(&quot;0&quot;;5-LEN([.D937]))" table:style-name="ce5">
            <text:p>72200</text:p>
          </table:table-cell>
          <table:table-cell office:value-type="string" table:style-name="ce4">
            <text:p>Research and experimental development on social sciences and humanities</text:p>
          </table:table-cell>
          <table:table-cell table:number-columns-repeated="16378"/>
        </table:table-row>
        <table:table-row table:style-name="ro1">
          <table:table-cell office:value-type="string" table:style-name="ce2">
            <text:p>72.20</text:p>
          </table:table-cell>
          <table:table-cell office:value-type="string" table:style-name="ce4">
            <text:p>Research and experimental development on social sciences and humanities</text:p>
          </table:table-cell>
          <table:table-cell office:value-type="string" office:string-value="7220" table:formula="of:=SUBSTITUTE([.A938];&quot;.&quot;;&quot;&quot;)" table:style-name="ce6">
            <text:p>7220</text:p>
          </table:table-cell>
          <table:table-cell office:value-type="string" office:string-value="7220" table:formula="of:=SUBSTITUTE([.C938];&quot;/&quot;;&quot;&quot;)" table:style-name="ce5">
            <text:p>7220</text:p>
          </table:table-cell>
          <table:table-cell office:value-type="string" office:string-value="72200" table:formula="of:=[.D938]&amp;REPT(&quot;0&quot;;5-LEN([.D938]))" table:style-name="ce5">
            <text:p>72200</text:p>
          </table:table-cell>
          <table:table-cell office:value-type="string" table:style-name="ce4">
            <text:p>Research and experimental development on social sciences and humanities</text:p>
          </table:table-cell>
          <table:table-cell table:number-columns-repeated="16378"/>
        </table:table-row>
        <table:table-row table:style-name="ro1">
          <table:table-cell office:value-type="string" table:style-name="ce2">
            <text:p>73</text:p>
          </table:table-cell>
          <table:table-cell office:value-type="string" table:style-name="ce4">
            <text:p>Advertising and market research</text:p>
          </table:table-cell>
          <table:table-cell office:value-type="string" office:string-value="73" table:formula="of:=SUBSTITUTE([.A939];&quot;.&quot;;&quot;&quot;)" table:style-name="ce6">
            <text:p>73</text:p>
          </table:table-cell>
          <table:table-cell office:value-type="string" office:string-value="73" table:formula="of:=SUBSTITUTE([.C939];&quot;/&quot;;&quot;&quot;)" table:style-name="ce5">
            <text:p>73</text:p>
          </table:table-cell>
          <table:table-cell office:value-type="string" office:string-value="73000" table:formula="of:=[.D939]&amp;REPT(&quot;0&quot;;5-LEN([.D939]))" table:style-name="ce5">
            <text:p>73000</text:p>
          </table:table-cell>
          <table:table-cell office:value-type="string" table:style-name="ce4">
            <text:p>Advertising and market research</text:p>
          </table:table-cell>
          <table:table-cell table:number-columns-repeated="16378"/>
        </table:table-row>
        <table:table-row table:style-name="ro1">
          <table:table-cell office:value-type="string" table:style-name="ce2">
            <text:p>73.1</text:p>
          </table:table-cell>
          <table:table-cell office:value-type="string" table:style-name="ce4">
            <text:p>Advertising</text:p>
          </table:table-cell>
          <table:table-cell office:value-type="string" office:string-value="731" table:formula="of:=SUBSTITUTE([.A940];&quot;.&quot;;&quot;&quot;)" table:style-name="ce6">
            <text:p>731</text:p>
          </table:table-cell>
          <table:table-cell office:value-type="string" office:string-value="731" table:formula="of:=SUBSTITUTE([.C940];&quot;/&quot;;&quot;&quot;)" table:style-name="ce5">
            <text:p>731</text:p>
          </table:table-cell>
          <table:table-cell office:value-type="string" office:string-value="73100" table:formula="of:=[.D940]&amp;REPT(&quot;0&quot;;5-LEN([.D940]))" table:style-name="ce5">
            <text:p>73100</text:p>
          </table:table-cell>
          <table:table-cell office:value-type="string" table:style-name="ce4">
            <text:p>Advertising</text:p>
          </table:table-cell>
          <table:table-cell table:number-columns-repeated="16378"/>
        </table:table-row>
        <table:table-row table:style-name="ro1">
          <table:table-cell office:value-type="string" table:style-name="ce2">
            <text:p>73.11</text:p>
          </table:table-cell>
          <table:table-cell office:value-type="string" table:style-name="ce4">
            <text:p>Advertising agencies</text:p>
          </table:table-cell>
          <table:table-cell office:value-type="string" office:string-value="7311" table:formula="of:=SUBSTITUTE([.A941];&quot;.&quot;;&quot;&quot;)" table:style-name="ce6">
            <text:p>7311</text:p>
          </table:table-cell>
          <table:table-cell office:value-type="string" office:string-value="7311" table:formula="of:=SUBSTITUTE([.C941];&quot;/&quot;;&quot;&quot;)" table:style-name="ce5">
            <text:p>7311</text:p>
          </table:table-cell>
          <table:table-cell office:value-type="string" office:string-value="73110" table:formula="of:=[.D941]&amp;REPT(&quot;0&quot;;5-LEN([.D941]))" table:style-name="ce5">
            <text:p>73110</text:p>
          </table:table-cell>
          <table:table-cell office:value-type="string" table:style-name="ce4">
            <text:p>Advertising agencies</text:p>
          </table:table-cell>
          <table:table-cell table:number-columns-repeated="16378"/>
        </table:table-row>
        <table:table-row table:style-name="ro1">
          <table:table-cell office:value-type="string" table:style-name="ce2">
            <text:p>73.12</text:p>
          </table:table-cell>
          <table:table-cell office:value-type="string" table:style-name="ce4">
            <text:p>Media representation</text:p>
          </table:table-cell>
          <table:table-cell office:value-type="string" office:string-value="7312" table:formula="of:=SUBSTITUTE([.A942];&quot;.&quot;;&quot;&quot;)" table:style-name="ce6">
            <text:p>7312</text:p>
          </table:table-cell>
          <table:table-cell office:value-type="string" office:string-value="7312" table:formula="of:=SUBSTITUTE([.C942];&quot;/&quot;;&quot;&quot;)" table:style-name="ce5">
            <text:p>7312</text:p>
          </table:table-cell>
          <table:table-cell office:value-type="string" office:string-value="73120" table:formula="of:=[.D942]&amp;REPT(&quot;0&quot;;5-LEN([.D942]))" table:style-name="ce5">
            <text:p>73120</text:p>
          </table:table-cell>
          <table:table-cell office:value-type="string" table:style-name="ce4">
            <text:p>Media representation</text:p>
          </table:table-cell>
          <table:table-cell table:number-columns-repeated="16378"/>
        </table:table-row>
        <table:table-row table:style-name="ro1">
          <table:table-cell office:value-type="string" table:style-name="ce2">
            <text:p>73.2</text:p>
          </table:table-cell>
          <table:table-cell office:value-type="string" table:style-name="ce4">
            <text:p>Market research and public opinion polling</text:p>
          </table:table-cell>
          <table:table-cell office:value-type="string" office:string-value="732" table:formula="of:=SUBSTITUTE([.A943];&quot;.&quot;;&quot;&quot;)" table:style-name="ce6">
            <text:p>732</text:p>
          </table:table-cell>
          <table:table-cell office:value-type="string" office:string-value="732" table:formula="of:=SUBSTITUTE([.C943];&quot;/&quot;;&quot;&quot;)" table:style-name="ce5">
            <text:p>732</text:p>
          </table:table-cell>
          <table:table-cell office:value-type="string" office:string-value="73200" table:formula="of:=[.D943]&amp;REPT(&quot;0&quot;;5-LEN([.D943]))" table:style-name="ce5">
            <text:p>73200</text:p>
          </table:table-cell>
          <table:table-cell office:value-type="string" table:style-name="ce4">
            <text:p>Market research and public opinion polling</text:p>
          </table:table-cell>
          <table:table-cell table:number-columns-repeated="16378"/>
        </table:table-row>
        <table:table-row table:style-name="ro1">
          <table:table-cell office:value-type="string" table:style-name="ce2">
            <text:p>73.20</text:p>
          </table:table-cell>
          <table:table-cell office:value-type="string" table:style-name="ce4">
            <text:p>Market research and public opinion polling</text:p>
          </table:table-cell>
          <table:table-cell office:value-type="string" office:string-value="7320" table:formula="of:=SUBSTITUTE([.A944];&quot;.&quot;;&quot;&quot;)" table:style-name="ce6">
            <text:p>7320</text:p>
          </table:table-cell>
          <table:table-cell office:value-type="string" office:string-value="7320" table:formula="of:=SUBSTITUTE([.C944];&quot;/&quot;;&quot;&quot;)" table:style-name="ce5">
            <text:p>7320</text:p>
          </table:table-cell>
          <table:table-cell office:value-type="string" office:string-value="73200" table:formula="of:=[.D944]&amp;REPT(&quot;0&quot;;5-LEN([.D944]))" table:style-name="ce5">
            <text:p>73200</text:p>
          </table:table-cell>
          <table:table-cell office:value-type="string" table:style-name="ce4">
            <text:p>Market research and public opinion polling</text:p>
          </table:table-cell>
          <table:table-cell table:number-columns-repeated="16378"/>
        </table:table-row>
        <table:table-row table:style-name="ro1">
          <table:table-cell office:value-type="string" table:style-name="ce2">
            <text:p>74</text:p>
          </table:table-cell>
          <table:table-cell office:value-type="string" table:style-name="ce4">
            <text:p>Other professional, scientific and technical activities</text:p>
          </table:table-cell>
          <table:table-cell office:value-type="string" office:string-value="74" table:formula="of:=SUBSTITUTE([.A945];&quot;.&quot;;&quot;&quot;)" table:style-name="ce6">
            <text:p>74</text:p>
          </table:table-cell>
          <table:table-cell office:value-type="string" office:string-value="74" table:formula="of:=SUBSTITUTE([.C945];&quot;/&quot;;&quot;&quot;)" table:style-name="ce5">
            <text:p>74</text:p>
          </table:table-cell>
          <table:table-cell office:value-type="string" office:string-value="74000" table:formula="of:=[.D945]&amp;REPT(&quot;0&quot;;5-LEN([.D945]))" table:style-name="ce5">
            <text:p>74000</text:p>
          </table:table-cell>
          <table:table-cell office:value-type="string" table:style-name="ce4">
            <text:p>Other professional, scientific and technical activities</text:p>
          </table:table-cell>
          <table:table-cell table:number-columns-repeated="16378"/>
        </table:table-row>
        <table:table-row table:style-name="ro1">
          <table:table-cell office:value-type="string" table:style-name="ce2">
            <text:p>74.1</text:p>
          </table:table-cell>
          <table:table-cell office:value-type="string" table:style-name="ce4">
            <text:p>Specialised design activities</text:p>
          </table:table-cell>
          <table:table-cell office:value-type="string" office:string-value="741" table:formula="of:=SUBSTITUTE([.A946];&quot;.&quot;;&quot;&quot;)" table:style-name="ce6">
            <text:p>741</text:p>
          </table:table-cell>
          <table:table-cell office:value-type="string" office:string-value="741" table:formula="of:=SUBSTITUTE([.C946];&quot;/&quot;;&quot;&quot;)" table:style-name="ce5">
            <text:p>741</text:p>
          </table:table-cell>
          <table:table-cell office:value-type="string" office:string-value="74100" table:formula="of:=[.D946]&amp;REPT(&quot;0&quot;;5-LEN([.D946]))" table:style-name="ce5">
            <text:p>74100</text:p>
          </table:table-cell>
          <table:table-cell office:value-type="string" table:style-name="ce4">
            <text:p>Specialised design activities</text:p>
          </table:table-cell>
          <table:table-cell table:number-columns-repeated="16378"/>
        </table:table-row>
        <table:table-row table:style-name="ro1">
          <table:table-cell office:value-type="string" table:style-name="ce2">
            <text:p>74.10</text:p>
          </table:table-cell>
          <table:table-cell office:value-type="string" table:style-name="ce4">
            <text:p>Specialised design activities</text:p>
          </table:table-cell>
          <table:table-cell office:value-type="string" office:string-value="7410" table:formula="of:=SUBSTITUTE([.A947];&quot;.&quot;;&quot;&quot;)" table:style-name="ce6">
            <text:p>7410</text:p>
          </table:table-cell>
          <table:table-cell office:value-type="string" office:string-value="7410" table:formula="of:=SUBSTITUTE([.C947];&quot;/&quot;;&quot;&quot;)" table:style-name="ce5">
            <text:p>7410</text:p>
          </table:table-cell>
          <table:table-cell office:value-type="string" office:string-value="74100" table:formula="of:=[.D947]&amp;REPT(&quot;0&quot;;5-LEN([.D947]))" table:style-name="ce5">
            <text:p>74100</text:p>
          </table:table-cell>
          <table:table-cell office:value-type="string" table:style-name="ce4">
            <text:p>Specialised design activities</text:p>
          </table:table-cell>
          <table:table-cell table:number-columns-repeated="16378"/>
        </table:table-row>
        <table:table-row table:style-name="ro1">
          <table:table-cell office:value-type="string" table:style-name="ce2">
            <text:p>74.2</text:p>
          </table:table-cell>
          <table:table-cell office:value-type="string" table:style-name="ce4">
            <text:p>Photographic activities</text:p>
          </table:table-cell>
          <table:table-cell office:value-type="string" office:string-value="742" table:formula="of:=SUBSTITUTE([.A948];&quot;.&quot;;&quot;&quot;)" table:style-name="ce6">
            <text:p>742</text:p>
          </table:table-cell>
          <table:table-cell office:value-type="string" office:string-value="742" table:formula="of:=SUBSTITUTE([.C948];&quot;/&quot;;&quot;&quot;)" table:style-name="ce5">
            <text:p>742</text:p>
          </table:table-cell>
          <table:table-cell office:value-type="string" office:string-value="74200" table:formula="of:=[.D948]&amp;REPT(&quot;0&quot;;5-LEN([.D948]))" table:style-name="ce5">
            <text:p>74200</text:p>
          </table:table-cell>
          <table:table-cell office:value-type="string" table:style-name="ce4">
            <text:p>Photographic activities</text:p>
          </table:table-cell>
          <table:table-cell table:number-columns-repeated="16378"/>
        </table:table-row>
        <table:table-row table:style-name="ro1">
          <table:table-cell office:value-type="string" table:style-name="ce2">
            <text:p>74.20</text:p>
          </table:table-cell>
          <table:table-cell office:value-type="string" table:style-name="ce4">
            <text:p>Photographic activities</text:p>
          </table:table-cell>
          <table:table-cell office:value-type="string" office:string-value="7420" table:formula="of:=SUBSTITUTE([.A949];&quot;.&quot;;&quot;&quot;)" table:style-name="ce6">
            <text:p>7420</text:p>
          </table:table-cell>
          <table:table-cell office:value-type="string" office:string-value="7420" table:formula="of:=SUBSTITUTE([.C949];&quot;/&quot;;&quot;&quot;)" table:style-name="ce5">
            <text:p>7420</text:p>
          </table:table-cell>
          <table:table-cell office:value-type="string" office:string-value="74200" table:formula="of:=[.D949]&amp;REPT(&quot;0&quot;;5-LEN([.D949]))" table:style-name="ce5">
            <text:p>74200</text:p>
          </table:table-cell>
          <table:table-cell office:value-type="string" table:style-name="ce4">
            <text:p>Photographic activities</text:p>
          </table:table-cell>
          <table:table-cell table:number-columns-repeated="16378"/>
        </table:table-row>
        <table:table-row table:style-name="ro1">
          <table:table-cell office:value-type="string" table:style-name="ce2">
            <text:p>74.20/1</text:p>
          </table:table-cell>
          <table:table-cell office:value-type="string" table:style-name="ce4">
            <text:p>Portrait photographic activities</text:p>
          </table:table-cell>
          <table:table-cell office:value-type="string" office:string-value="7420/1" table:formula="of:=SUBSTITUTE([.A950];&quot;.&quot;;&quot;&quot;)" table:style-name="ce6">
            <text:p>7420/1</text:p>
          </table:table-cell>
          <table:table-cell office:value-type="string" office:string-value="74201" table:formula="of:=SUBSTITUTE([.C950];&quot;/&quot;;&quot;&quot;)" table:style-name="ce5">
            <text:p>74201</text:p>
          </table:table-cell>
          <table:table-cell office:value-type="string" office:string-value="74201" table:formula="of:=[.D950]&amp;REPT(&quot;0&quot;;5-LEN([.D950]))" table:style-name="ce5">
            <text:p>74201</text:p>
          </table:table-cell>
          <table:table-cell office:value-type="string" table:style-name="ce4">
            <text:p>Portrait photographic activities</text:p>
          </table:table-cell>
          <table:table-cell table:number-columns-repeated="16378"/>
        </table:table-row>
        <table:table-row table:style-name="ro1">
          <table:table-cell office:value-type="string" table:style-name="ce2">
            <text:p>74.20/2</text:p>
          </table:table-cell>
          <table:table-cell office:value-type="string" table:style-name="ce4">
            <text:p>Other specialist photography (not including portrait photography)</text:p>
          </table:table-cell>
          <table:table-cell office:value-type="string" office:string-value="7420/2" table:formula="of:=SUBSTITUTE([.A951];&quot;.&quot;;&quot;&quot;)" table:style-name="ce6">
            <text:p>7420/2</text:p>
          </table:table-cell>
          <table:table-cell office:value-type="string" office:string-value="74202" table:formula="of:=SUBSTITUTE([.C951];&quot;/&quot;;&quot;&quot;)" table:style-name="ce5">
            <text:p>74202</text:p>
          </table:table-cell>
          <table:table-cell office:value-type="string" office:string-value="74202" table:formula="of:=[.D951]&amp;REPT(&quot;0&quot;;5-LEN([.D951]))" table:style-name="ce5">
            <text:p>74202</text:p>
          </table:table-cell>
          <table:table-cell office:value-type="string" table:style-name="ce4">
            <text:p>Other specialist photography (not including portrait photography)</text:p>
          </table:table-cell>
          <table:table-cell table:number-columns-repeated="16378"/>
        </table:table-row>
        <table:table-row table:style-name="ro1">
          <table:table-cell office:value-type="string" table:style-name="ce2">
            <text:p>74.20/3</text:p>
          </table:table-cell>
          <table:table-cell office:value-type="string" table:style-name="ce4">
            <text:p>Film processing</text:p>
          </table:table-cell>
          <table:table-cell office:value-type="string" office:string-value="7420/3" table:formula="of:=SUBSTITUTE([.A952];&quot;.&quot;;&quot;&quot;)" table:style-name="ce6">
            <text:p>7420/3</text:p>
          </table:table-cell>
          <table:table-cell office:value-type="string" office:string-value="74203" table:formula="of:=SUBSTITUTE([.C952];&quot;/&quot;;&quot;&quot;)" table:style-name="ce5">
            <text:p>74203</text:p>
          </table:table-cell>
          <table:table-cell office:value-type="string" office:string-value="74203" table:formula="of:=[.D952]&amp;REPT(&quot;0&quot;;5-LEN([.D952]))" table:style-name="ce5">
            <text:p>74203</text:p>
          </table:table-cell>
          <table:table-cell office:value-type="string" table:style-name="ce4">
            <text:p>Film processing</text:p>
          </table:table-cell>
          <table:table-cell table:number-columns-repeated="16378"/>
        </table:table-row>
        <table:table-row table:style-name="ro1">
          <table:table-cell office:value-type="string" table:style-name="ce2">
            <text:p>74.20/9</text:p>
          </table:table-cell>
          <table:table-cell office:value-type="string" table:style-name="ce4">
            <text:p>Other photographic activities (not including portrait and other specialist photography and film processing) not elsewhere classified</text:p>
          </table:table-cell>
          <table:table-cell office:value-type="string" office:string-value="7420/9" table:formula="of:=SUBSTITUTE([.A953];&quot;.&quot;;&quot;&quot;)" table:style-name="ce6">
            <text:p>7420/9</text:p>
          </table:table-cell>
          <table:table-cell office:value-type="string" office:string-value="74209" table:formula="of:=SUBSTITUTE([.C953];&quot;/&quot;;&quot;&quot;)" table:style-name="ce5">
            <text:p>74209</text:p>
          </table:table-cell>
          <table:table-cell office:value-type="string" office:string-value="74209" table:formula="of:=[.D953]&amp;REPT(&quot;0&quot;;5-LEN([.D953]))" table:style-name="ce5">
            <text:p>74209</text:p>
          </table:table-cell>
          <table:table-cell office:value-type="string" table:style-name="ce4">
            <text:p>Other photographic activities (not including portrait and other specialist photography and film processing) not elsewhere classified</text:p>
          </table:table-cell>
          <table:table-cell table:number-columns-repeated="16378"/>
        </table:table-row>
        <table:table-row table:style-name="ro1">
          <table:table-cell office:value-type="string" table:style-name="ce2">
            <text:p>74.3</text:p>
          </table:table-cell>
          <table:table-cell office:value-type="string" table:style-name="ce4">
            <text:p>Translation and interpretation activities</text:p>
          </table:table-cell>
          <table:table-cell office:value-type="string" office:string-value="743" table:formula="of:=SUBSTITUTE([.A954];&quot;.&quot;;&quot;&quot;)" table:style-name="ce6">
            <text:p>743</text:p>
          </table:table-cell>
          <table:table-cell office:value-type="string" office:string-value="743" table:formula="of:=SUBSTITUTE([.C954];&quot;/&quot;;&quot;&quot;)" table:style-name="ce5">
            <text:p>743</text:p>
          </table:table-cell>
          <table:table-cell office:value-type="string" office:string-value="74300" table:formula="of:=[.D954]&amp;REPT(&quot;0&quot;;5-LEN([.D954]))" table:style-name="ce5">
            <text:p>74300</text:p>
          </table:table-cell>
          <table:table-cell office:value-type="string" table:style-name="ce4">
            <text:p>Translation and interpretation activities</text:p>
          </table:table-cell>
          <table:table-cell table:number-columns-repeated="16378"/>
        </table:table-row>
        <table:table-row table:style-name="ro1">
          <table:table-cell office:value-type="string" table:style-name="ce2">
            <text:p>74.30</text:p>
          </table:table-cell>
          <table:table-cell office:value-type="string" table:style-name="ce4">
            <text:p>Translation and interpretation activities</text:p>
          </table:table-cell>
          <table:table-cell office:value-type="string" office:string-value="7430" table:formula="of:=SUBSTITUTE([.A955];&quot;.&quot;;&quot;&quot;)" table:style-name="ce6">
            <text:p>7430</text:p>
          </table:table-cell>
          <table:table-cell office:value-type="string" office:string-value="7430" table:formula="of:=SUBSTITUTE([.C955];&quot;/&quot;;&quot;&quot;)" table:style-name="ce5">
            <text:p>7430</text:p>
          </table:table-cell>
          <table:table-cell office:value-type="string" office:string-value="74300" table:formula="of:=[.D955]&amp;REPT(&quot;0&quot;;5-LEN([.D955]))" table:style-name="ce5">
            <text:p>74300</text:p>
          </table:table-cell>
          <table:table-cell office:value-type="string" table:style-name="ce4">
            <text:p>Translation and interpretation activities</text:p>
          </table:table-cell>
          <table:table-cell table:number-columns-repeated="16378"/>
        </table:table-row>
        <table:table-row table:style-name="ro1">
          <table:table-cell office:value-type="string" table:style-name="ce2">
            <text:p>74.9</text:p>
          </table:table-cell>
          <table:table-cell office:value-type="string" table:style-name="ce4">
            <text:p>Other professional, scientific and technical activities not elsewhere classified</text:p>
          </table:table-cell>
          <table:table-cell office:value-type="string" office:string-value="749" table:formula="of:=SUBSTITUTE([.A956];&quot;.&quot;;&quot;&quot;)" table:style-name="ce6">
            <text:p>749</text:p>
          </table:table-cell>
          <table:table-cell office:value-type="string" office:string-value="749" table:formula="of:=SUBSTITUTE([.C956];&quot;/&quot;;&quot;&quot;)" table:style-name="ce5">
            <text:p>749</text:p>
          </table:table-cell>
          <table:table-cell office:value-type="string" office:string-value="74900" table:formula="of:=[.D956]&amp;REPT(&quot;0&quot;;5-LEN([.D956]))" table:style-name="ce5">
            <text:p>74900</text:p>
          </table:table-cell>
          <table:table-cell office:value-type="string" table:style-name="ce4">
            <text:p>Other professional, scientific and technical activities not elsewhere classified</text:p>
          </table:table-cell>
          <table:table-cell table:number-columns-repeated="16378"/>
        </table:table-row>
        <table:table-row table:style-name="ro1">
          <table:table-cell office:value-type="string" table:style-name="ce2">
            <text:p>74.90</text:p>
          </table:table-cell>
          <table:table-cell office:value-type="string" table:style-name="ce4">
            <text:p>Other professional, scientific and technical activities not elsewhere classified</text:p>
          </table:table-cell>
          <table:table-cell office:value-type="string" office:string-value="7490" table:formula="of:=SUBSTITUTE([.A957];&quot;.&quot;;&quot;&quot;)" table:style-name="ce6">
            <text:p>7490</text:p>
          </table:table-cell>
          <table:table-cell office:value-type="string" office:string-value="7490" table:formula="of:=SUBSTITUTE([.C957];&quot;/&quot;;&quot;&quot;)" table:style-name="ce5">
            <text:p>7490</text:p>
          </table:table-cell>
          <table:table-cell office:value-type="string" office:string-value="74900" table:formula="of:=[.D957]&amp;REPT(&quot;0&quot;;5-LEN([.D957]))" table:style-name="ce5">
            <text:p>74900</text:p>
          </table:table-cell>
          <table:table-cell office:value-type="string" table:style-name="ce4">
            <text:p>Other professional, scientific and technical activities not elsewhere classified</text:p>
          </table:table-cell>
          <table:table-cell table:number-columns-repeated="16378"/>
        </table:table-row>
        <table:table-row table:style-name="ro1">
          <table:table-cell office:value-type="string" table:style-name="ce2">
            <text:p>74.90/1</text:p>
          </table:table-cell>
          <table:table-cell office:value-type="string" table:style-name="ce4">
            <text:p>Environmental consulting activities</text:p>
          </table:table-cell>
          <table:table-cell office:value-type="string" office:string-value="7490/1" table:formula="of:=SUBSTITUTE([.A958];&quot;.&quot;;&quot;&quot;)" table:style-name="ce6">
            <text:p>7490/1</text:p>
          </table:table-cell>
          <table:table-cell office:value-type="string" office:string-value="74901" table:formula="of:=SUBSTITUTE([.C958];&quot;/&quot;;&quot;&quot;)" table:style-name="ce5">
            <text:p>74901</text:p>
          </table:table-cell>
          <table:table-cell office:value-type="string" office:string-value="74901" table:formula="of:=[.D958]&amp;REPT(&quot;0&quot;;5-LEN([.D958]))" table:style-name="ce5">
            <text:p>74901</text:p>
          </table:table-cell>
          <table:table-cell office:value-type="string" table:style-name="ce4">
            <text:p>Environmental consulting activities</text:p>
          </table:table-cell>
          <table:table-cell table:number-columns-repeated="16378"/>
        </table:table-row>
        <table:table-row table:style-name="ro1">
          <table:table-cell office:value-type="string" table:style-name="ce2">
            <text:p>74.90/2</text:p>
          </table:table-cell>
          <table:table-cell office:value-type="string" table:style-name="ce4">
            <text:p>Quantity surveying activities</text:p>
          </table:table-cell>
          <table:table-cell office:value-type="string" office:string-value="7490/2" table:formula="of:=SUBSTITUTE([.A959];&quot;.&quot;;&quot;&quot;)" table:style-name="ce6">
            <text:p>7490/2</text:p>
          </table:table-cell>
          <table:table-cell office:value-type="string" office:string-value="74902" table:formula="of:=SUBSTITUTE([.C959];&quot;/&quot;;&quot;&quot;)" table:style-name="ce5">
            <text:p>74902</text:p>
          </table:table-cell>
          <table:table-cell office:value-type="string" office:string-value="74902" table:formula="of:=[.D959]&amp;REPT(&quot;0&quot;;5-LEN([.D959]))" table:style-name="ce5">
            <text:p>74902</text:p>
          </table:table-cell>
          <table:table-cell office:value-type="string" table:style-name="ce4">
            <text:p>Quantity surveying activities</text:p>
          </table:table-cell>
          <table:table-cell table:number-columns-repeated="16378"/>
        </table:table-row>
        <table:table-row table:style-name="ro1">
          <table:table-cell office:value-type="string" table:style-name="ce2">
            <text:p>74.90/9</text:p>
          </table:table-cell>
          <table:table-cell office:value-type="string" table:style-name="ce4">
            <text:p>Other professional, scientific and technical activities (not including environmental consultancy or quantity surveying) not elsewhere classified</text:p>
          </table:table-cell>
          <table:table-cell office:value-type="string" office:string-value="7490/9" table:formula="of:=SUBSTITUTE([.A960];&quot;.&quot;;&quot;&quot;)" table:style-name="ce6">
            <text:p>7490/9</text:p>
          </table:table-cell>
          <table:table-cell office:value-type="string" office:string-value="74909" table:formula="of:=SUBSTITUTE([.C960];&quot;/&quot;;&quot;&quot;)" table:style-name="ce5">
            <text:p>74909</text:p>
          </table:table-cell>
          <table:table-cell office:value-type="string" office:string-value="74909" table:formula="of:=[.D960]&amp;REPT(&quot;0&quot;;5-LEN([.D960]))" table:style-name="ce5">
            <text:p>74909</text:p>
          </table:table-cell>
          <table:table-cell office:value-type="string" table:style-name="ce4">
            <text:p>Other professional, scientific and technical activities (not including environmental consultancy or quantity surveying) not elsewhere classified</text:p>
          </table:table-cell>
          <table:table-cell table:number-columns-repeated="16378"/>
        </table:table-row>
        <table:table-row table:style-name="ro1">
          <table:table-cell office:value-type="string" table:style-name="ce2">
            <text:p>75</text:p>
          </table:table-cell>
          <table:table-cell office:value-type="string" table:style-name="ce4">
            <text:p>Veterinary activities</text:p>
          </table:table-cell>
          <table:table-cell office:value-type="string" office:string-value="75" table:formula="of:=SUBSTITUTE([.A961];&quot;.&quot;;&quot;&quot;)" table:style-name="ce6">
            <text:p>75</text:p>
          </table:table-cell>
          <table:table-cell office:value-type="string" office:string-value="75" table:formula="of:=SUBSTITUTE([.C961];&quot;/&quot;;&quot;&quot;)" table:style-name="ce5">
            <text:p>75</text:p>
          </table:table-cell>
          <table:table-cell office:value-type="string" office:string-value="75000" table:formula="of:=[.D961]&amp;REPT(&quot;0&quot;;5-LEN([.D961]))" table:style-name="ce5">
            <text:p>75000</text:p>
          </table:table-cell>
          <table:table-cell office:value-type="string" table:style-name="ce4">
            <text:p>Veterinary activities</text:p>
          </table:table-cell>
          <table:table-cell table:number-columns-repeated="16378"/>
        </table:table-row>
        <table:table-row table:style-name="ro1">
          <table:table-cell office:value-type="string" table:style-name="ce2">
            <text:p>75.0</text:p>
          </table:table-cell>
          <table:table-cell office:value-type="string" table:style-name="ce4">
            <text:p>Veterinary activities</text:p>
          </table:table-cell>
          <table:table-cell office:value-type="string" office:string-value="750" table:formula="of:=SUBSTITUTE([.A962];&quot;.&quot;;&quot;&quot;)" table:style-name="ce6">
            <text:p>750</text:p>
          </table:table-cell>
          <table:table-cell office:value-type="string" office:string-value="750" table:formula="of:=SUBSTITUTE([.C962];&quot;/&quot;;&quot;&quot;)" table:style-name="ce5">
            <text:p>750</text:p>
          </table:table-cell>
          <table:table-cell office:value-type="string" office:string-value="75000" table:formula="of:=[.D962]&amp;REPT(&quot;0&quot;;5-LEN([.D962]))" table:style-name="ce5">
            <text:p>75000</text:p>
          </table:table-cell>
          <table:table-cell office:value-type="string" table:style-name="ce4">
            <text:p>Veterinary activities</text:p>
          </table:table-cell>
          <table:table-cell table:number-columns-repeated="16378"/>
        </table:table-row>
        <table:table-row table:style-name="ro1">
          <table:table-cell office:value-type="string" table:style-name="ce2">
            <text:p>75.00</text:p>
          </table:table-cell>
          <table:table-cell office:value-type="string" table:style-name="ce4">
            <text:p>Veterinary activities</text:p>
          </table:table-cell>
          <table:table-cell office:value-type="string" office:string-value="7500" table:formula="of:=SUBSTITUTE([.A963];&quot;.&quot;;&quot;&quot;)" table:style-name="ce6">
            <text:p>7500</text:p>
          </table:table-cell>
          <table:table-cell office:value-type="string" office:string-value="7500" table:formula="of:=SUBSTITUTE([.C963];&quot;/&quot;;&quot;&quot;)" table:style-name="ce5">
            <text:p>7500</text:p>
          </table:table-cell>
          <table:table-cell office:value-type="string" office:string-value="75000" table:formula="of:=[.D963]&amp;REPT(&quot;0&quot;;5-LEN([.D963]))" table:style-name="ce5">
            <text:p>75000</text:p>
          </table:table-cell>
          <table:table-cell office:value-type="string" table:style-name="ce4">
            <text:p>Veterinary activities</text:p>
          </table:table-cell>
          <table:table-cell table:number-columns-repeated="16378"/>
        </table:table-row>
        <table:table-row table:style-name="ro1">
          <table:table-cell office:value-type="string" table:style-name="ce2">
            <text:p>77</text:p>
          </table:table-cell>
          <table:table-cell office:value-type="string" table:style-name="ce4">
            <text:p>Rental and leasing activities</text:p>
          </table:table-cell>
          <table:table-cell office:value-type="string" office:string-value="77" table:formula="of:=SUBSTITUTE([.A964];&quot;.&quot;;&quot;&quot;)" table:style-name="ce6">
            <text:p>77</text:p>
          </table:table-cell>
          <table:table-cell office:value-type="string" office:string-value="77" table:formula="of:=SUBSTITUTE([.C964];&quot;/&quot;;&quot;&quot;)" table:style-name="ce5">
            <text:p>77</text:p>
          </table:table-cell>
          <table:table-cell office:value-type="string" office:string-value="77000" table:formula="of:=[.D964]&amp;REPT(&quot;0&quot;;5-LEN([.D964]))" table:style-name="ce5">
            <text:p>77000</text:p>
          </table:table-cell>
          <table:table-cell office:value-type="string" table:style-name="ce4">
            <text:p>Rental and leasing activities</text:p>
          </table:table-cell>
          <table:table-cell table:number-columns-repeated="16378"/>
        </table:table-row>
        <table:table-row table:style-name="ro1">
          <table:table-cell office:value-type="string" table:style-name="ce2">
            <text:p>77.1</text:p>
          </table:table-cell>
          <table:table-cell office:value-type="string" table:style-name="ce4">
            <text:p>Renting and leasing of motor vehicles</text:p>
          </table:table-cell>
          <table:table-cell office:value-type="string" office:string-value="771" table:formula="of:=SUBSTITUTE([.A965];&quot;.&quot;;&quot;&quot;)" table:style-name="ce6">
            <text:p>771</text:p>
          </table:table-cell>
          <table:table-cell office:value-type="string" office:string-value="771" table:formula="of:=SUBSTITUTE([.C965];&quot;/&quot;;&quot;&quot;)" table:style-name="ce5">
            <text:p>771</text:p>
          </table:table-cell>
          <table:table-cell office:value-type="string" office:string-value="77100" table:formula="of:=[.D965]&amp;REPT(&quot;0&quot;;5-LEN([.D965]))" table:style-name="ce5">
            <text:p>77100</text:p>
          </table:table-cell>
          <table:table-cell office:value-type="string" table:style-name="ce4">
            <text:p>Renting and leasing of motor vehicles</text:p>
          </table:table-cell>
          <table:table-cell table:number-columns-repeated="16378"/>
        </table:table-row>
        <table:table-row table:style-name="ro1">
          <table:table-cell office:value-type="string" table:style-name="ce2">
            <text:p>77.11</text:p>
          </table:table-cell>
          <table:table-cell office:value-type="string" table:style-name="ce4">
            <text:p>Renting and leasing of cars and light motor vehicles</text:p>
          </table:table-cell>
          <table:table-cell office:value-type="string" office:string-value="7711" table:formula="of:=SUBSTITUTE([.A966];&quot;.&quot;;&quot;&quot;)" table:style-name="ce6">
            <text:p>7711</text:p>
          </table:table-cell>
          <table:table-cell office:value-type="string" office:string-value="7711" table:formula="of:=SUBSTITUTE([.C966];&quot;/&quot;;&quot;&quot;)" table:style-name="ce5">
            <text:p>7711</text:p>
          </table:table-cell>
          <table:table-cell office:value-type="string" office:string-value="77110" table:formula="of:=[.D966]&amp;REPT(&quot;0&quot;;5-LEN([.D966]))" table:style-name="ce5">
            <text:p>77110</text:p>
          </table:table-cell>
          <table:table-cell office:value-type="string" table:style-name="ce4">
            <text:p>Renting and leasing of cars and light motor vehicles</text:p>
          </table:table-cell>
          <table:table-cell table:number-columns-repeated="16378"/>
        </table:table-row>
        <table:table-row table:style-name="ro1">
          <table:table-cell office:value-type="string" table:style-name="ce2">
            <text:p>77.12</text:p>
          </table:table-cell>
          <table:table-cell office:value-type="string" table:style-name="ce4">
            <text:p>Renting and leasing of trucks</text:p>
          </table:table-cell>
          <table:table-cell office:value-type="string" office:string-value="7712" table:formula="of:=SUBSTITUTE([.A967];&quot;.&quot;;&quot;&quot;)" table:style-name="ce6">
            <text:p>7712</text:p>
          </table:table-cell>
          <table:table-cell office:value-type="string" office:string-value="7712" table:formula="of:=SUBSTITUTE([.C967];&quot;/&quot;;&quot;&quot;)" table:style-name="ce5">
            <text:p>7712</text:p>
          </table:table-cell>
          <table:table-cell office:value-type="string" office:string-value="77120" table:formula="of:=[.D967]&amp;REPT(&quot;0&quot;;5-LEN([.D967]))" table:style-name="ce5">
            <text:p>77120</text:p>
          </table:table-cell>
          <table:table-cell office:value-type="string" table:style-name="ce4">
            <text:p>Renting and leasing of trucks</text:p>
          </table:table-cell>
          <table:table-cell table:number-columns-repeated="16378"/>
        </table:table-row>
        <table:table-row table:style-name="ro1">
          <table:table-cell office:value-type="string" table:style-name="ce2">
            <text:p>77.2</text:p>
          </table:table-cell>
          <table:table-cell office:value-type="string" table:style-name="ce4">
            <text:p>Renting and leasing of personal and household goods</text:p>
          </table:table-cell>
          <table:table-cell office:value-type="string" office:string-value="772" table:formula="of:=SUBSTITUTE([.A968];&quot;.&quot;;&quot;&quot;)" table:style-name="ce6">
            <text:p>772</text:p>
          </table:table-cell>
          <table:table-cell office:value-type="string" office:string-value="772" table:formula="of:=SUBSTITUTE([.C968];&quot;/&quot;;&quot;&quot;)" table:style-name="ce5">
            <text:p>772</text:p>
          </table:table-cell>
          <table:table-cell office:value-type="string" office:string-value="77200" table:formula="of:=[.D968]&amp;REPT(&quot;0&quot;;5-LEN([.D968]))" table:style-name="ce5">
            <text:p>77200</text:p>
          </table:table-cell>
          <table:table-cell office:value-type="string" table:style-name="ce4">
            <text:p>Renting and leasing of personal and household goods</text:p>
          </table:table-cell>
          <table:table-cell table:number-columns-repeated="16378"/>
        </table:table-row>
        <table:table-row table:style-name="ro1">
          <table:table-cell office:value-type="string" table:style-name="ce2">
            <text:p>77.21</text:p>
          </table:table-cell>
          <table:table-cell office:value-type="string" table:style-name="ce4">
            <text:p>Renting and leasing of recreational and sports goods</text:p>
          </table:table-cell>
          <table:table-cell office:value-type="string" office:string-value="7721" table:formula="of:=SUBSTITUTE([.A969];&quot;.&quot;;&quot;&quot;)" table:style-name="ce6">
            <text:p>7721</text:p>
          </table:table-cell>
          <table:table-cell office:value-type="string" office:string-value="7721" table:formula="of:=SUBSTITUTE([.C969];&quot;/&quot;;&quot;&quot;)" table:style-name="ce5">
            <text:p>7721</text:p>
          </table:table-cell>
          <table:table-cell office:value-type="string" office:string-value="77210" table:formula="of:=[.D969]&amp;REPT(&quot;0&quot;;5-LEN([.D969]))" table:style-name="ce5">
            <text:p>77210</text:p>
          </table:table-cell>
          <table:table-cell office:value-type="string" table:style-name="ce4">
            <text:p>Renting and leasing of recreational and sports goods</text:p>
          </table:table-cell>
          <table:table-cell table:number-columns-repeated="16378"/>
        </table:table-row>
        <table:table-row table:style-name="ro1">
          <table:table-cell office:value-type="string" table:style-name="ce2">
            <text:p>77.22</text:p>
          </table:table-cell>
          <table:table-cell office:value-type="string" table:style-name="ce4">
            <text:p>Renting of video tapes and disks</text:p>
          </table:table-cell>
          <table:table-cell office:value-type="string" office:string-value="7722" table:formula="of:=SUBSTITUTE([.A970];&quot;.&quot;;&quot;&quot;)" table:style-name="ce6">
            <text:p>7722</text:p>
          </table:table-cell>
          <table:table-cell office:value-type="string" office:string-value="7722" table:formula="of:=SUBSTITUTE([.C970];&quot;/&quot;;&quot;&quot;)" table:style-name="ce5">
            <text:p>7722</text:p>
          </table:table-cell>
          <table:table-cell office:value-type="string" office:string-value="77220" table:formula="of:=[.D970]&amp;REPT(&quot;0&quot;;5-LEN([.D970]))" table:style-name="ce5">
            <text:p>77220</text:p>
          </table:table-cell>
          <table:table-cell office:value-type="string" table:style-name="ce4">
            <text:p>Renting of video tapes and disks</text:p>
          </table:table-cell>
          <table:table-cell table:number-columns-repeated="16378"/>
        </table:table-row>
        <table:table-row table:style-name="ro1">
          <table:table-cell office:value-type="string" table:style-name="ce2">
            <text:p>77.29</text:p>
          </table:table-cell>
          <table:table-cell office:value-type="string" table:style-name="ce4">
            <text:p>Renting and leasing of other personal and household goods</text:p>
          </table:table-cell>
          <table:table-cell office:value-type="string" office:string-value="7729" table:formula="of:=SUBSTITUTE([.A971];&quot;.&quot;;&quot;&quot;)" table:style-name="ce6">
            <text:p>7729</text:p>
          </table:table-cell>
          <table:table-cell office:value-type="string" office:string-value="7729" table:formula="of:=SUBSTITUTE([.C971];&quot;/&quot;;&quot;&quot;)" table:style-name="ce5">
            <text:p>7729</text:p>
          </table:table-cell>
          <table:table-cell office:value-type="string" office:string-value="77290" table:formula="of:=[.D971]&amp;REPT(&quot;0&quot;;5-LEN([.D971]))" table:style-name="ce5">
            <text:p>77290</text:p>
          </table:table-cell>
          <table:table-cell office:value-type="string" table:style-name="ce4">
            <text:p>Renting and leasing of other personal and household goods</text:p>
          </table:table-cell>
          <table:table-cell table:number-columns-repeated="16378"/>
        </table:table-row>
        <table:table-row table:style-name="ro1">
          <table:table-cell office:value-type="string" table:style-name="ce2">
            <text:p>77.29/1</text:p>
          </table:table-cell>
          <table:table-cell office:value-type="string" table:style-name="ce4">
            <text:p>Renting and leasing of media entertainment equipment</text:p>
          </table:table-cell>
          <table:table-cell office:value-type="string" office:string-value="7729/1" table:formula="of:=SUBSTITUTE([.A972];&quot;.&quot;;&quot;&quot;)" table:style-name="ce6">
            <text:p>7729/1</text:p>
          </table:table-cell>
          <table:table-cell office:value-type="string" office:string-value="77291" table:formula="of:=SUBSTITUTE([.C972];&quot;/&quot;;&quot;&quot;)" table:style-name="ce5">
            <text:p>77291</text:p>
          </table:table-cell>
          <table:table-cell office:value-type="string" office:string-value="77291" table:formula="of:=[.D972]&amp;REPT(&quot;0&quot;;5-LEN([.D972]))" table:style-name="ce5">
            <text:p>77291</text:p>
          </table:table-cell>
          <table:table-cell office:value-type="string" table:style-name="ce4">
            <text:p>Renting and leasing of media entertainment equipment</text:p>
          </table:table-cell>
          <table:table-cell table:number-columns-repeated="16378"/>
        </table:table-row>
        <table:table-row table:style-name="ro1">
          <table:table-cell office:value-type="string" table:style-name="ce2">
            <text:p>77.29/9</text:p>
          </table:table-cell>
          <table:table-cell office:value-type="string" table:style-name="ce4">
            <text:p>Renting and leasing of other personal and household goods (other than media entertainment equipment)</text:p>
          </table:table-cell>
          <table:table-cell office:value-type="string" office:string-value="7729/9" table:formula="of:=SUBSTITUTE([.A973];&quot;.&quot;;&quot;&quot;)" table:style-name="ce6">
            <text:p>7729/9</text:p>
          </table:table-cell>
          <table:table-cell office:value-type="string" office:string-value="77299" table:formula="of:=SUBSTITUTE([.C973];&quot;/&quot;;&quot;&quot;)" table:style-name="ce5">
            <text:p>77299</text:p>
          </table:table-cell>
          <table:table-cell office:value-type="string" office:string-value="77299" table:formula="of:=[.D973]&amp;REPT(&quot;0&quot;;5-LEN([.D973]))" table:style-name="ce5">
            <text:p>77299</text:p>
          </table:table-cell>
          <table:table-cell office:value-type="string" table:style-name="ce4">
            <text:p>Renting and leasing of other personal and household goods (other than media entertainment equipment)</text:p>
          </table:table-cell>
          <table:table-cell table:number-columns-repeated="16378"/>
        </table:table-row>
        <table:table-row table:style-name="ro1">
          <table:table-cell office:value-type="string" table:style-name="ce2">
            <text:p>77.3</text:p>
          </table:table-cell>
          <table:table-cell office:value-type="string" table:style-name="ce4">
            <text:p>Renting and leasing of other machinery, equipment and tangible goods</text:p>
          </table:table-cell>
          <table:table-cell office:value-type="string" office:string-value="773" table:formula="of:=SUBSTITUTE([.A974];&quot;.&quot;;&quot;&quot;)" table:style-name="ce6">
            <text:p>773</text:p>
          </table:table-cell>
          <table:table-cell office:value-type="string" office:string-value="773" table:formula="of:=SUBSTITUTE([.C974];&quot;/&quot;;&quot;&quot;)" table:style-name="ce5">
            <text:p>773</text:p>
          </table:table-cell>
          <table:table-cell office:value-type="string" office:string-value="77300" table:formula="of:=[.D974]&amp;REPT(&quot;0&quot;;5-LEN([.D974]))" table:style-name="ce5">
            <text:p>77300</text:p>
          </table:table-cell>
          <table:table-cell office:value-type="string" table:style-name="ce4">
            <text:p>Renting and leasing of other machinery, equipment and tangible goods</text:p>
          </table:table-cell>
          <table:table-cell table:number-columns-repeated="16378"/>
        </table:table-row>
        <table:table-row table:style-name="ro1">
          <table:table-cell office:value-type="string" table:style-name="ce2">
            <text:p>77.31</text:p>
          </table:table-cell>
          <table:table-cell office:value-type="string" table:style-name="ce4">
            <text:p>Renting and leasing of agricultural machinery and equipment</text:p>
          </table:table-cell>
          <table:table-cell office:value-type="string" office:string-value="7731" table:formula="of:=SUBSTITUTE([.A975];&quot;.&quot;;&quot;&quot;)" table:style-name="ce6">
            <text:p>7731</text:p>
          </table:table-cell>
          <table:table-cell office:value-type="string" office:string-value="7731" table:formula="of:=SUBSTITUTE([.C975];&quot;/&quot;;&quot;&quot;)" table:style-name="ce5">
            <text:p>7731</text:p>
          </table:table-cell>
          <table:table-cell office:value-type="string" office:string-value="77310" table:formula="of:=[.D975]&amp;REPT(&quot;0&quot;;5-LEN([.D975]))" table:style-name="ce5">
            <text:p>77310</text:p>
          </table:table-cell>
          <table:table-cell office:value-type="string" table:style-name="ce4">
            <text:p>Renting and leasing of agricultural machinery and equipment</text:p>
          </table:table-cell>
          <table:table-cell table:number-columns-repeated="16378"/>
        </table:table-row>
        <table:table-row table:style-name="ro1">
          <table:table-cell office:value-type="string" table:style-name="ce2">
            <text:p>77.32</text:p>
          </table:table-cell>
          <table:table-cell office:value-type="string" table:style-name="ce4">
            <text:p>Renting and leasing of construction and civil engineering machinery and equipment</text:p>
          </table:table-cell>
          <table:table-cell office:value-type="string" office:string-value="7732" table:formula="of:=SUBSTITUTE([.A976];&quot;.&quot;;&quot;&quot;)" table:style-name="ce6">
            <text:p>7732</text:p>
          </table:table-cell>
          <table:table-cell office:value-type="string" office:string-value="7732" table:formula="of:=SUBSTITUTE([.C976];&quot;/&quot;;&quot;&quot;)" table:style-name="ce5">
            <text:p>7732</text:p>
          </table:table-cell>
          <table:table-cell office:value-type="string" office:string-value="77320" table:formula="of:=[.D976]&amp;REPT(&quot;0&quot;;5-LEN([.D976]))" table:style-name="ce5">
            <text:p>77320</text:p>
          </table:table-cell>
          <table:table-cell office:value-type="string" table:style-name="ce4">
            <text:p>Renting and leasing of construction and civil engineering machinery and equipment</text:p>
          </table:table-cell>
          <table:table-cell table:number-columns-repeated="16378"/>
        </table:table-row>
        <table:table-row table:style-name="ro1">
          <table:table-cell office:value-type="string" table:style-name="ce2">
            <text:p>77.33</text:p>
          </table:table-cell>
          <table:table-cell office:value-type="string" table:style-name="ce4">
            <text:p>Renting and leasing of office machinery and equipment (including computers)</text:p>
          </table:table-cell>
          <table:table-cell office:value-type="string" office:string-value="7733" table:formula="of:=SUBSTITUTE([.A977];&quot;.&quot;;&quot;&quot;)" table:style-name="ce6">
            <text:p>7733</text:p>
          </table:table-cell>
          <table:table-cell office:value-type="string" office:string-value="7733" table:formula="of:=SUBSTITUTE([.C977];&quot;/&quot;;&quot;&quot;)" table:style-name="ce5">
            <text:p>7733</text:p>
          </table:table-cell>
          <table:table-cell office:value-type="string" office:string-value="77330" table:formula="of:=[.D977]&amp;REPT(&quot;0&quot;;5-LEN([.D977]))" table:style-name="ce5">
            <text:p>77330</text:p>
          </table:table-cell>
          <table:table-cell office:value-type="string" table:style-name="ce4">
            <text:p>Renting and leasing of office machinery and equipment (including computers)</text:p>
          </table:table-cell>
          <table:table-cell table:number-columns-repeated="16378"/>
        </table:table-row>
        <table:table-row table:style-name="ro1">
          <table:table-cell office:value-type="string" table:style-name="ce2">
            <text:p>77.34</text:p>
          </table:table-cell>
          <table:table-cell office:value-type="string" table:style-name="ce4">
            <text:p>Renting and leasing of water transport equipment</text:p>
          </table:table-cell>
          <table:table-cell office:value-type="string" office:string-value="7734" table:formula="of:=SUBSTITUTE([.A978];&quot;.&quot;;&quot;&quot;)" table:style-name="ce6">
            <text:p>7734</text:p>
          </table:table-cell>
          <table:table-cell office:value-type="string" office:string-value="7734" table:formula="of:=SUBSTITUTE([.C978];&quot;/&quot;;&quot;&quot;)" table:style-name="ce5">
            <text:p>7734</text:p>
          </table:table-cell>
          <table:table-cell office:value-type="string" office:string-value="77340" table:formula="of:=[.D978]&amp;REPT(&quot;0&quot;;5-LEN([.D978]))" table:style-name="ce5">
            <text:p>77340</text:p>
          </table:table-cell>
          <table:table-cell office:value-type="string" table:style-name="ce4">
            <text:p>Renting and leasing of water transport equipment</text:p>
          </table:table-cell>
          <table:table-cell table:number-columns-repeated="16378"/>
        </table:table-row>
        <table:table-row table:style-name="ro1">
          <table:table-cell office:value-type="string" table:style-name="ce2">
            <text:p>77.34/1</text:p>
          </table:table-cell>
          <table:table-cell office:value-type="string" table:style-name="ce4">
            <text:p>Renting and leasing of passenger water transport equipment</text:p>
          </table:table-cell>
          <table:table-cell office:value-type="string" office:string-value="7734/1" table:formula="of:=SUBSTITUTE([.A979];&quot;.&quot;;&quot;&quot;)" table:style-name="ce6">
            <text:p>7734/1</text:p>
          </table:table-cell>
          <table:table-cell office:value-type="string" office:string-value="77341" table:formula="of:=SUBSTITUTE([.C979];&quot;/&quot;;&quot;&quot;)" table:style-name="ce5">
            <text:p>77341</text:p>
          </table:table-cell>
          <table:table-cell office:value-type="string" office:string-value="77341" table:formula="of:=[.D979]&amp;REPT(&quot;0&quot;;5-LEN([.D979]))" table:style-name="ce5">
            <text:p>77341</text:p>
          </table:table-cell>
          <table:table-cell office:value-type="string" table:style-name="ce4">
            <text:p>Renting and leasing of passenger water transport equipment</text:p>
          </table:table-cell>
          <table:table-cell table:number-columns-repeated="16378"/>
        </table:table-row>
        <table:table-row table:style-name="ro1">
          <table:table-cell office:value-type="string" table:style-name="ce2">
            <text:p>77.34/2</text:p>
          </table:table-cell>
          <table:table-cell office:value-type="string" table:style-name="ce4">
            <text:p>Renting and leasing of freight water transport equipment</text:p>
          </table:table-cell>
          <table:table-cell office:value-type="string" office:string-value="7734/2" table:formula="of:=SUBSTITUTE([.A980];&quot;.&quot;;&quot;&quot;)" table:style-name="ce6">
            <text:p>7734/2</text:p>
          </table:table-cell>
          <table:table-cell office:value-type="string" office:string-value="77342" table:formula="of:=SUBSTITUTE([.C980];&quot;/&quot;;&quot;&quot;)" table:style-name="ce5">
            <text:p>77342</text:p>
          </table:table-cell>
          <table:table-cell office:value-type="string" office:string-value="77342" table:formula="of:=[.D980]&amp;REPT(&quot;0&quot;;5-LEN([.D980]))" table:style-name="ce5">
            <text:p>77342</text:p>
          </table:table-cell>
          <table:table-cell office:value-type="string" table:style-name="ce4">
            <text:p>Renting and leasing of freight water transport equipment</text:p>
          </table:table-cell>
          <table:table-cell table:number-columns-repeated="16378"/>
        </table:table-row>
        <table:table-row table:style-name="ro1">
          <table:table-cell office:value-type="string" table:style-name="ce2">
            <text:p>77.35</text:p>
          </table:table-cell>
          <table:table-cell office:value-type="string" table:style-name="ce4">
            <text:p>Renting and leasing of air transport equipment</text:p>
          </table:table-cell>
          <table:table-cell office:value-type="string" office:string-value="7735" table:formula="of:=SUBSTITUTE([.A981];&quot;.&quot;;&quot;&quot;)" table:style-name="ce6">
            <text:p>7735</text:p>
          </table:table-cell>
          <table:table-cell office:value-type="string" office:string-value="7735" table:formula="of:=SUBSTITUTE([.C981];&quot;/&quot;;&quot;&quot;)" table:style-name="ce5">
            <text:p>7735</text:p>
          </table:table-cell>
          <table:table-cell office:value-type="string" office:string-value="77350" table:formula="of:=[.D981]&amp;REPT(&quot;0&quot;;5-LEN([.D981]))" table:style-name="ce5">
            <text:p>77350</text:p>
          </table:table-cell>
          <table:table-cell office:value-type="string" table:style-name="ce4">
            <text:p>Renting and leasing of air transport equipment</text:p>
          </table:table-cell>
          <table:table-cell table:number-columns-repeated="16378"/>
        </table:table-row>
        <table:table-row table:style-name="ro1">
          <table:table-cell office:value-type="string" table:style-name="ce2">
            <text:p>77.35/1</text:p>
          </table:table-cell>
          <table:table-cell office:value-type="string" table:style-name="ce4">
            <text:p>Renting and leasing of passenger air transport equipment</text:p>
          </table:table-cell>
          <table:table-cell office:value-type="string" office:string-value="7735/1" table:formula="of:=SUBSTITUTE([.A982];&quot;.&quot;;&quot;&quot;)" table:style-name="ce6">
            <text:p>7735/1</text:p>
          </table:table-cell>
          <table:table-cell office:value-type="string" office:string-value="77351" table:formula="of:=SUBSTITUTE([.C982];&quot;/&quot;;&quot;&quot;)" table:style-name="ce5">
            <text:p>77351</text:p>
          </table:table-cell>
          <table:table-cell office:value-type="string" office:string-value="77351" table:formula="of:=[.D982]&amp;REPT(&quot;0&quot;;5-LEN([.D982]))" table:style-name="ce5">
            <text:p>77351</text:p>
          </table:table-cell>
          <table:table-cell office:value-type="string" table:style-name="ce4">
            <text:p>Renting and leasing of passenger air transport equipment</text:p>
          </table:table-cell>
          <table:table-cell table:number-columns-repeated="16378"/>
        </table:table-row>
        <table:table-row table:style-name="ro1">
          <table:table-cell office:value-type="string" table:style-name="ce2">
            <text:p>77.35/2</text:p>
          </table:table-cell>
          <table:table-cell office:value-type="string" table:style-name="ce4">
            <text:p>Renting and leasing of freight air transport equipment</text:p>
          </table:table-cell>
          <table:table-cell office:value-type="string" office:string-value="7735/2" table:formula="of:=SUBSTITUTE([.A983];&quot;.&quot;;&quot;&quot;)" table:style-name="ce6">
            <text:p>7735/2</text:p>
          </table:table-cell>
          <table:table-cell office:value-type="string" office:string-value="77352" table:formula="of:=SUBSTITUTE([.C983];&quot;/&quot;;&quot;&quot;)" table:style-name="ce5">
            <text:p>77352</text:p>
          </table:table-cell>
          <table:table-cell office:value-type="string" office:string-value="77352" table:formula="of:=[.D983]&amp;REPT(&quot;0&quot;;5-LEN([.D983]))" table:style-name="ce5">
            <text:p>77352</text:p>
          </table:table-cell>
          <table:table-cell office:value-type="string" table:style-name="ce4">
            <text:p>Renting and leasing of freight air transport equipment</text:p>
          </table:table-cell>
          <table:table-cell table:number-columns-repeated="16378"/>
        </table:table-row>
        <table:table-row table:style-name="ro1">
          <table:table-cell office:value-type="string" table:style-name="ce2">
            <text:p>77.39</text:p>
          </table:table-cell>
          <table:table-cell office:value-type="string" table:style-name="ce4">
            <text:p>Renting and leasing of other machinery, equipment and tangible goods not elsewhere classified</text:p>
          </table:table-cell>
          <table:table-cell office:value-type="string" office:string-value="7739" table:formula="of:=SUBSTITUTE([.A984];&quot;.&quot;;&quot;&quot;)" table:style-name="ce6">
            <text:p>7739</text:p>
          </table:table-cell>
          <table:table-cell office:value-type="string" office:string-value="7739" table:formula="of:=SUBSTITUTE([.C984];&quot;/&quot;;&quot;&quot;)" table:style-name="ce5">
            <text:p>7739</text:p>
          </table:table-cell>
          <table:table-cell office:value-type="string" office:string-value="77390" table:formula="of:=[.D984]&amp;REPT(&quot;0&quot;;5-LEN([.D984]))" table:style-name="ce5">
            <text:p>77390</text:p>
          </table:table-cell>
          <table:table-cell office:value-type="string" table:style-name="ce4">
            <text:p>Renting and leasing of other machinery, equipment and tangible goods not elsewhere classified</text:p>
          </table:table-cell>
          <table:table-cell table:number-columns-repeated="16378"/>
        </table:table-row>
        <table:table-row table:style-name="ro1">
          <table:table-cell office:value-type="string" table:style-name="ce2">
            <text:p>77.4</text:p>
          </table:table-cell>
          <table:table-cell office:value-type="string" table:style-name="ce4">
            <text:p>Leasing of intellectual property and similar products, except copyrighted works</text:p>
          </table:table-cell>
          <table:table-cell office:value-type="string" office:string-value="774" table:formula="of:=SUBSTITUTE([.A985];&quot;.&quot;;&quot;&quot;)" table:style-name="ce6">
            <text:p>774</text:p>
          </table:table-cell>
          <table:table-cell office:value-type="string" office:string-value="774" table:formula="of:=SUBSTITUTE([.C985];&quot;/&quot;;&quot;&quot;)" table:style-name="ce5">
            <text:p>774</text:p>
          </table:table-cell>
          <table:table-cell office:value-type="string" office:string-value="77400" table:formula="of:=[.D985]&amp;REPT(&quot;0&quot;;5-LEN([.D985]))" table:style-name="ce5">
            <text:p>77400</text:p>
          </table:table-cell>
          <table:table-cell office:value-type="string" table:style-name="ce4">
            <text:p>Leasing of intellectual property and similar products, except copyrighted works</text:p>
          </table:table-cell>
          <table:table-cell table:number-columns-repeated="16378"/>
        </table:table-row>
        <table:table-row table:style-name="ro1">
          <table:table-cell office:value-type="string" table:style-name="ce2">
            <text:p>77.40</text:p>
          </table:table-cell>
          <table:table-cell office:value-type="string" table:style-name="ce4">
            <text:p>Leasing of intellectual property and similar products, except copyrighted works</text:p>
          </table:table-cell>
          <table:table-cell office:value-type="string" office:string-value="7740" table:formula="of:=SUBSTITUTE([.A986];&quot;.&quot;;&quot;&quot;)" table:style-name="ce6">
            <text:p>7740</text:p>
          </table:table-cell>
          <table:table-cell office:value-type="string" office:string-value="7740" table:formula="of:=SUBSTITUTE([.C986];&quot;/&quot;;&quot;&quot;)" table:style-name="ce5">
            <text:p>7740</text:p>
          </table:table-cell>
          <table:table-cell office:value-type="string" office:string-value="77400" table:formula="of:=[.D986]&amp;REPT(&quot;0&quot;;5-LEN([.D986]))" table:style-name="ce5">
            <text:p>77400</text:p>
          </table:table-cell>
          <table:table-cell office:value-type="string" table:style-name="ce4">
            <text:p>Leasing of intellectual property and similar products, except copyrighted works</text:p>
          </table:table-cell>
          <table:table-cell table:number-columns-repeated="16378"/>
        </table:table-row>
        <table:table-row table:style-name="ro1">
          <table:table-cell office:value-type="string" table:style-name="ce2">
            <text:p>78</text:p>
          </table:table-cell>
          <table:table-cell office:value-type="string" table:style-name="ce4">
            <text:p>Employment activities</text:p>
          </table:table-cell>
          <table:table-cell office:value-type="string" office:string-value="78" table:formula="of:=SUBSTITUTE([.A987];&quot;.&quot;;&quot;&quot;)" table:style-name="ce6">
            <text:p>78</text:p>
          </table:table-cell>
          <table:table-cell office:value-type="string" office:string-value="78" table:formula="of:=SUBSTITUTE([.C987];&quot;/&quot;;&quot;&quot;)" table:style-name="ce5">
            <text:p>78</text:p>
          </table:table-cell>
          <table:table-cell office:value-type="string" office:string-value="78000" table:formula="of:=[.D987]&amp;REPT(&quot;0&quot;;5-LEN([.D987]))" table:style-name="ce5">
            <text:p>78000</text:p>
          </table:table-cell>
          <table:table-cell office:value-type="string" table:style-name="ce4">
            <text:p>Employment activities</text:p>
          </table:table-cell>
          <table:table-cell table:number-columns-repeated="16378"/>
        </table:table-row>
        <table:table-row table:style-name="ro1">
          <table:table-cell office:value-type="string" table:style-name="ce2">
            <text:p>78.1</text:p>
          </table:table-cell>
          <table:table-cell office:value-type="string" table:style-name="ce4">
            <text:p>Activities of employment placement agencies</text:p>
          </table:table-cell>
          <table:table-cell office:value-type="string" office:string-value="781" table:formula="of:=SUBSTITUTE([.A988];&quot;.&quot;;&quot;&quot;)" table:style-name="ce6">
            <text:p>781</text:p>
          </table:table-cell>
          <table:table-cell office:value-type="string" office:string-value="781" table:formula="of:=SUBSTITUTE([.C988];&quot;/&quot;;&quot;&quot;)" table:style-name="ce5">
            <text:p>781</text:p>
          </table:table-cell>
          <table:table-cell office:value-type="string" office:string-value="78100" table:formula="of:=[.D988]&amp;REPT(&quot;0&quot;;5-LEN([.D988]))" table:style-name="ce5">
            <text:p>78100</text:p>
          </table:table-cell>
          <table:table-cell office:value-type="string" table:style-name="ce4">
            <text:p>Activities of employment placement agencies</text:p>
          </table:table-cell>
          <table:table-cell table:number-columns-repeated="16378"/>
        </table:table-row>
        <table:table-row table:style-name="ro1">
          <table:table-cell office:value-type="string" table:style-name="ce2">
            <text:p>78.10</text:p>
          </table:table-cell>
          <table:table-cell office:value-type="string" table:style-name="ce4">
            <text:p>Activities of employment placement agencies</text:p>
          </table:table-cell>
          <table:table-cell office:value-type="string" office:string-value="7810" table:formula="of:=SUBSTITUTE([.A989];&quot;.&quot;;&quot;&quot;)" table:style-name="ce6">
            <text:p>7810</text:p>
          </table:table-cell>
          <table:table-cell office:value-type="string" office:string-value="7810" table:formula="of:=SUBSTITUTE([.C989];&quot;/&quot;;&quot;&quot;)" table:style-name="ce5">
            <text:p>7810</text:p>
          </table:table-cell>
          <table:table-cell office:value-type="string" office:string-value="78100" table:formula="of:=[.D989]&amp;REPT(&quot;0&quot;;5-LEN([.D989]))" table:style-name="ce5">
            <text:p>78100</text:p>
          </table:table-cell>
          <table:table-cell office:value-type="string" table:style-name="ce4">
            <text:p>Activities of employment placement agencies</text:p>
          </table:table-cell>
          <table:table-cell table:number-columns-repeated="16378"/>
        </table:table-row>
        <table:table-row table:style-name="ro1">
          <table:table-cell office:value-type="string" table:style-name="ce2">
            <text:p>78.10/1</text:p>
          </table:table-cell>
          <table:table-cell office:value-type="string" table:style-name="ce4">
            <text:p>Motion picture, television and other theatrical casting</text:p>
          </table:table-cell>
          <table:table-cell office:value-type="string" office:string-value="7810/1" table:formula="of:=SUBSTITUTE([.A990];&quot;.&quot;;&quot;&quot;)" table:style-name="ce6">
            <text:p>7810/1</text:p>
          </table:table-cell>
          <table:table-cell office:value-type="string" office:string-value="78101" table:formula="of:=SUBSTITUTE([.C990];&quot;/&quot;;&quot;&quot;)" table:style-name="ce5">
            <text:p>78101</text:p>
          </table:table-cell>
          <table:table-cell office:value-type="string" office:string-value="78101" table:formula="of:=[.D990]&amp;REPT(&quot;0&quot;;5-LEN([.D990]))" table:style-name="ce5">
            <text:p>78101</text:p>
          </table:table-cell>
          <table:table-cell office:value-type="string" table:style-name="ce4">
            <text:p>Motion picture, television and other theatrical casting</text:p>
          </table:table-cell>
          <table:table-cell table:number-columns-repeated="16378"/>
        </table:table-row>
        <table:table-row table:style-name="ro1">
          <table:table-cell office:value-type="string" table:style-name="ce2">
            <text:p>78.10/9</text:p>
          </table:table-cell>
          <table:table-cell office:value-type="string" table:style-name="ce4">
            <text:p>Activities of employment placement agencies (other than motion picture, television and other theatrical casting) not elsewhere classified</text:p>
          </table:table-cell>
          <table:table-cell office:value-type="string" office:string-value="7810/9" table:formula="of:=SUBSTITUTE([.A991];&quot;.&quot;;&quot;&quot;)" table:style-name="ce6">
            <text:p>7810/9</text:p>
          </table:table-cell>
          <table:table-cell office:value-type="string" office:string-value="78109" table:formula="of:=SUBSTITUTE([.C991];&quot;/&quot;;&quot;&quot;)" table:style-name="ce5">
            <text:p>78109</text:p>
          </table:table-cell>
          <table:table-cell office:value-type="string" office:string-value="78109" table:formula="of:=[.D991]&amp;REPT(&quot;0&quot;;5-LEN([.D991]))" table:style-name="ce5">
            <text:p>78109</text:p>
          </table:table-cell>
          <table:table-cell office:value-type="string" table:style-name="ce4">
            <text:p>Activities of employment placement agencies (other than motion picture, television and other theatrical casting) not elsewhere classified</text:p>
          </table:table-cell>
          <table:table-cell table:number-columns-repeated="16378"/>
        </table:table-row>
        <table:table-row table:style-name="ro1">
          <table:table-cell office:value-type="string" table:style-name="ce2">
            <text:p>78.2</text:p>
          </table:table-cell>
          <table:table-cell office:value-type="string" table:style-name="ce4">
            <text:p>Temporary employment agency activities</text:p>
          </table:table-cell>
          <table:table-cell office:value-type="string" office:string-value="782" table:formula="of:=SUBSTITUTE([.A992];&quot;.&quot;;&quot;&quot;)" table:style-name="ce6">
            <text:p>782</text:p>
          </table:table-cell>
          <table:table-cell office:value-type="string" office:string-value="782" table:formula="of:=SUBSTITUTE([.C992];&quot;/&quot;;&quot;&quot;)" table:style-name="ce5">
            <text:p>782</text:p>
          </table:table-cell>
          <table:table-cell office:value-type="string" office:string-value="78200" table:formula="of:=[.D992]&amp;REPT(&quot;0&quot;;5-LEN([.D992]))" table:style-name="ce5">
            <text:p>78200</text:p>
          </table:table-cell>
          <table:table-cell office:value-type="string" table:style-name="ce4">
            <text:p>Temporary employment agency activities</text:p>
          </table:table-cell>
          <table:table-cell table:number-columns-repeated="16378"/>
        </table:table-row>
        <table:table-row table:style-name="ro1">
          <table:table-cell office:value-type="string" table:style-name="ce2">
            <text:p>78.20</text:p>
          </table:table-cell>
          <table:table-cell office:value-type="string" table:style-name="ce4">
            <text:p>Temporary employment agency activities</text:p>
          </table:table-cell>
          <table:table-cell office:value-type="string" office:string-value="7820" table:formula="of:=SUBSTITUTE([.A993];&quot;.&quot;;&quot;&quot;)" table:style-name="ce6">
            <text:p>7820</text:p>
          </table:table-cell>
          <table:table-cell office:value-type="string" office:string-value="7820" table:formula="of:=SUBSTITUTE([.C993];&quot;/&quot;;&quot;&quot;)" table:style-name="ce5">
            <text:p>7820</text:p>
          </table:table-cell>
          <table:table-cell office:value-type="string" office:string-value="78200" table:formula="of:=[.D993]&amp;REPT(&quot;0&quot;;5-LEN([.D993]))" table:style-name="ce5">
            <text:p>78200</text:p>
          </table:table-cell>
          <table:table-cell office:value-type="string" table:style-name="ce4">
            <text:p>Temporary employment agency activities</text:p>
          </table:table-cell>
          <table:table-cell table:number-columns-repeated="16378"/>
        </table:table-row>
        <table:table-row table:style-name="ro1">
          <table:table-cell office:value-type="string" table:style-name="ce2">
            <text:p>78.3</text:p>
          </table:table-cell>
          <table:table-cell office:value-type="string" table:style-name="ce4">
            <text:p>Other human resources provision</text:p>
          </table:table-cell>
          <table:table-cell office:value-type="string" office:string-value="783" table:formula="of:=SUBSTITUTE([.A994];&quot;.&quot;;&quot;&quot;)" table:style-name="ce6">
            <text:p>783</text:p>
          </table:table-cell>
          <table:table-cell office:value-type="string" office:string-value="783" table:formula="of:=SUBSTITUTE([.C994];&quot;/&quot;;&quot;&quot;)" table:style-name="ce5">
            <text:p>783</text:p>
          </table:table-cell>
          <table:table-cell office:value-type="string" office:string-value="78300" table:formula="of:=[.D994]&amp;REPT(&quot;0&quot;;5-LEN([.D994]))" table:style-name="ce5">
            <text:p>78300</text:p>
          </table:table-cell>
          <table:table-cell office:value-type="string" table:style-name="ce4">
            <text:p>Other human resources provision</text:p>
          </table:table-cell>
          <table:table-cell table:number-columns-repeated="16378"/>
        </table:table-row>
        <table:table-row table:style-name="ro1">
          <table:table-cell office:value-type="string" table:style-name="ce2">
            <text:p>78.30</text:p>
          </table:table-cell>
          <table:table-cell office:value-type="string" table:style-name="ce4">
            <text:p>Other human resources provision</text:p>
          </table:table-cell>
          <table:table-cell office:value-type="string" office:string-value="7830" table:formula="of:=SUBSTITUTE([.A995];&quot;.&quot;;&quot;&quot;)" table:style-name="ce6">
            <text:p>7830</text:p>
          </table:table-cell>
          <table:table-cell office:value-type="string" office:string-value="7830" table:formula="of:=SUBSTITUTE([.C995];&quot;/&quot;;&quot;&quot;)" table:style-name="ce5">
            <text:p>7830</text:p>
          </table:table-cell>
          <table:table-cell office:value-type="string" office:string-value="78300" table:formula="of:=[.D995]&amp;REPT(&quot;0&quot;;5-LEN([.D995]))" table:style-name="ce5">
            <text:p>78300</text:p>
          </table:table-cell>
          <table:table-cell office:value-type="string" table:style-name="ce4">
            <text:p>Other human resources provision</text:p>
          </table:table-cell>
          <table:table-cell table:number-columns-repeated="16378"/>
        </table:table-row>
        <table:table-row table:style-name="ro1">
          <table:table-cell office:value-type="string" table:style-name="ce2">
            <text:p>79</text:p>
          </table:table-cell>
          <table:table-cell office:value-type="string" table:style-name="ce4">
            <text:p>Travel agency, tour operator and other reservation service and related activities</text:p>
          </table:table-cell>
          <table:table-cell office:value-type="string" office:string-value="79" table:formula="of:=SUBSTITUTE([.A996];&quot;.&quot;;&quot;&quot;)" table:style-name="ce6">
            <text:p>79</text:p>
          </table:table-cell>
          <table:table-cell office:value-type="string" office:string-value="79" table:formula="of:=SUBSTITUTE([.C996];&quot;/&quot;;&quot;&quot;)" table:style-name="ce5">
            <text:p>79</text:p>
          </table:table-cell>
          <table:table-cell office:value-type="string" office:string-value="79000" table:formula="of:=[.D996]&amp;REPT(&quot;0&quot;;5-LEN([.D996]))" table:style-name="ce5">
            <text:p>79000</text:p>
          </table:table-cell>
          <table:table-cell office:value-type="string" table:style-name="ce4">
            <text:p>Travel agency, tour operator and other reservation service and related activities</text:p>
          </table:table-cell>
          <table:table-cell table:number-columns-repeated="16378"/>
        </table:table-row>
        <table:table-row table:style-name="ro1">
          <table:table-cell office:value-type="string" table:style-name="ce2">
            <text:p>79.1</text:p>
          </table:table-cell>
          <table:table-cell office:value-type="string" table:style-name="ce4">
            <text:p>Travel agency and tour operator activities</text:p>
          </table:table-cell>
          <table:table-cell office:value-type="string" office:string-value="791" table:formula="of:=SUBSTITUTE([.A997];&quot;.&quot;;&quot;&quot;)" table:style-name="ce6">
            <text:p>791</text:p>
          </table:table-cell>
          <table:table-cell office:value-type="string" office:string-value="791" table:formula="of:=SUBSTITUTE([.C997];&quot;/&quot;;&quot;&quot;)" table:style-name="ce5">
            <text:p>791</text:p>
          </table:table-cell>
          <table:table-cell office:value-type="string" office:string-value="79100" table:formula="of:=[.D997]&amp;REPT(&quot;0&quot;;5-LEN([.D997]))" table:style-name="ce5">
            <text:p>79100</text:p>
          </table:table-cell>
          <table:table-cell office:value-type="string" table:style-name="ce4">
            <text:p>Travel agency and tour operator activities</text:p>
          </table:table-cell>
          <table:table-cell table:number-columns-repeated="16378"/>
        </table:table-row>
        <table:table-row table:style-name="ro1">
          <table:table-cell office:value-type="string" table:style-name="ce2">
            <text:p>79.11</text:p>
          </table:table-cell>
          <table:table-cell office:value-type="string" table:style-name="ce4">
            <text:p>Travel agency activities</text:p>
          </table:table-cell>
          <table:table-cell office:value-type="string" office:string-value="7911" table:formula="of:=SUBSTITUTE([.A998];&quot;.&quot;;&quot;&quot;)" table:style-name="ce6">
            <text:p>7911</text:p>
          </table:table-cell>
          <table:table-cell office:value-type="string" office:string-value="7911" table:formula="of:=SUBSTITUTE([.C998];&quot;/&quot;;&quot;&quot;)" table:style-name="ce5">
            <text:p>7911</text:p>
          </table:table-cell>
          <table:table-cell office:value-type="string" office:string-value="79110" table:formula="of:=[.D998]&amp;REPT(&quot;0&quot;;5-LEN([.D998]))" table:style-name="ce5">
            <text:p>79110</text:p>
          </table:table-cell>
          <table:table-cell office:value-type="string" table:style-name="ce4">
            <text:p>Travel agency activities</text:p>
          </table:table-cell>
          <table:table-cell table:number-columns-repeated="16378"/>
        </table:table-row>
        <table:table-row table:style-name="ro1">
          <table:table-cell office:value-type="string" table:style-name="ce2">
            <text:p>79.12</text:p>
          </table:table-cell>
          <table:table-cell office:value-type="string" table:style-name="ce4">
            <text:p>Tour operator activities</text:p>
          </table:table-cell>
          <table:table-cell office:value-type="string" office:string-value="7912" table:formula="of:=SUBSTITUTE([.A999];&quot;.&quot;;&quot;&quot;)" table:style-name="ce6">
            <text:p>7912</text:p>
          </table:table-cell>
          <table:table-cell office:value-type="string" office:string-value="7912" table:formula="of:=SUBSTITUTE([.C999];&quot;/&quot;;&quot;&quot;)" table:style-name="ce5">
            <text:p>7912</text:p>
          </table:table-cell>
          <table:table-cell office:value-type="string" office:string-value="79120" table:formula="of:=[.D999]&amp;REPT(&quot;0&quot;;5-LEN([.D999]))" table:style-name="ce5">
            <text:p>79120</text:p>
          </table:table-cell>
          <table:table-cell office:value-type="string" table:style-name="ce4">
            <text:p>Tour operator activities</text:p>
          </table:table-cell>
          <table:table-cell table:number-columns-repeated="16378"/>
        </table:table-row>
        <table:table-row table:style-name="ro1">
          <table:table-cell office:value-type="string" table:style-name="ce2">
            <text:p>79.9</text:p>
          </table:table-cell>
          <table:table-cell office:value-type="string" table:style-name="ce4">
            <text:p>Other reservation service and related activities</text:p>
          </table:table-cell>
          <table:table-cell office:value-type="string" office:string-value="799" table:formula="of:=SUBSTITUTE([.A1000];&quot;.&quot;;&quot;&quot;)" table:style-name="ce6">
            <text:p>799</text:p>
          </table:table-cell>
          <table:table-cell office:value-type="string" office:string-value="799" table:formula="of:=SUBSTITUTE([.C1000];&quot;/&quot;;&quot;&quot;)" table:style-name="ce5">
            <text:p>799</text:p>
          </table:table-cell>
          <table:table-cell office:value-type="string" office:string-value="79900" table:formula="of:=[.D1000]&amp;REPT(&quot;0&quot;;5-LEN([.D1000]))" table:style-name="ce5">
            <text:p>79900</text:p>
          </table:table-cell>
          <table:table-cell office:value-type="string" table:style-name="ce4">
            <text:p>Other reservation service and related activities</text:p>
          </table:table-cell>
          <table:table-cell table:number-columns-repeated="16378"/>
        </table:table-row>
        <table:table-row table:style-name="ro1">
          <table:table-cell office:value-type="string" table:style-name="ce2">
            <text:p>79.90</text:p>
          </table:table-cell>
          <table:table-cell office:value-type="string" table:style-name="ce4">
            <text:p>Other reservation service and related activities</text:p>
          </table:table-cell>
          <table:table-cell office:value-type="string" office:string-value="7990" table:formula="of:=SUBSTITUTE([.A1001];&quot;.&quot;;&quot;&quot;)" table:style-name="ce6">
            <text:p>7990</text:p>
          </table:table-cell>
          <table:table-cell office:value-type="string" office:string-value="7990" table:formula="of:=SUBSTITUTE([.C1001];&quot;/&quot;;&quot;&quot;)" table:style-name="ce5">
            <text:p>7990</text:p>
          </table:table-cell>
          <table:table-cell office:value-type="string" office:string-value="79900" table:formula="of:=[.D1001]&amp;REPT(&quot;0&quot;;5-LEN([.D1001]))" table:style-name="ce5">
            <text:p>79900</text:p>
          </table:table-cell>
          <table:table-cell office:value-type="string" table:style-name="ce4">
            <text:p>Other reservation service and related activities</text:p>
          </table:table-cell>
          <table:table-cell table:number-columns-repeated="16378"/>
        </table:table-row>
        <table:table-row table:style-name="ro1">
          <table:table-cell office:value-type="string" table:style-name="ce2">
            <text:p>79.90/1</text:p>
          </table:table-cell>
          <table:table-cell office:value-type="string" table:style-name="ce4">
            <text:p>Activities of tourist guides</text:p>
          </table:table-cell>
          <table:table-cell office:value-type="string" office:string-value="7990/1" table:formula="of:=SUBSTITUTE([.A1002];&quot;.&quot;;&quot;&quot;)" table:style-name="ce6">
            <text:p>7990/1</text:p>
          </table:table-cell>
          <table:table-cell office:value-type="string" office:string-value="79901" table:formula="of:=SUBSTITUTE([.C1002];&quot;/&quot;;&quot;&quot;)" table:style-name="ce5">
            <text:p>79901</text:p>
          </table:table-cell>
          <table:table-cell office:value-type="string" office:string-value="79901" table:formula="of:=[.D1002]&amp;REPT(&quot;0&quot;;5-LEN([.D1002]))" table:style-name="ce5">
            <text:p>79901</text:p>
          </table:table-cell>
          <table:table-cell office:value-type="string" table:style-name="ce4">
            <text:p>Activities of tourist guides</text:p>
          </table:table-cell>
          <table:table-cell table:number-columns-repeated="16378"/>
        </table:table-row>
        <table:table-row table:style-name="ro1">
          <table:table-cell office:value-type="string" table:style-name="ce2">
            <text:p>79.90/9</text:p>
          </table:table-cell>
          <table:table-cell office:value-type="string" table:style-name="ce4">
            <text:p>Other reservation service activities (not including activities of tourist guides)</text:p>
          </table:table-cell>
          <table:table-cell office:value-type="string" office:string-value="7990/9" table:formula="of:=SUBSTITUTE([.A1003];&quot;.&quot;;&quot;&quot;)" table:style-name="ce6">
            <text:p>7990/9</text:p>
          </table:table-cell>
          <table:table-cell office:value-type="string" office:string-value="79909" table:formula="of:=SUBSTITUTE([.C1003];&quot;/&quot;;&quot;&quot;)" table:style-name="ce5">
            <text:p>79909</text:p>
          </table:table-cell>
          <table:table-cell office:value-type="string" office:string-value="79909" table:formula="of:=[.D1003]&amp;REPT(&quot;0&quot;;5-LEN([.D1003]))" table:style-name="ce5">
            <text:p>79909</text:p>
          </table:table-cell>
          <table:table-cell office:value-type="string" table:style-name="ce4">
            <text:p>Other reservation service activities (not including activities of tourist guides)</text:p>
          </table:table-cell>
          <table:table-cell table:number-columns-repeated="16378"/>
        </table:table-row>
        <table:table-row table:style-name="ro1">
          <table:table-cell office:value-type="string" table:style-name="ce2">
            <text:p>80</text:p>
          </table:table-cell>
          <table:table-cell office:value-type="string" table:style-name="ce4">
            <text:p>Security and investigation activities</text:p>
          </table:table-cell>
          <table:table-cell office:value-type="string" office:string-value="80" table:formula="of:=SUBSTITUTE([.A1004];&quot;.&quot;;&quot;&quot;)" table:style-name="ce6">
            <text:p>80</text:p>
          </table:table-cell>
          <table:table-cell office:value-type="string" office:string-value="80" table:formula="of:=SUBSTITUTE([.C1004];&quot;/&quot;;&quot;&quot;)" table:style-name="ce5">
            <text:p>80</text:p>
          </table:table-cell>
          <table:table-cell office:value-type="string" office:string-value="80000" table:formula="of:=[.D1004]&amp;REPT(&quot;0&quot;;5-LEN([.D1004]))" table:style-name="ce5">
            <text:p>80000</text:p>
          </table:table-cell>
          <table:table-cell office:value-type="string" table:style-name="ce4">
            <text:p>Security and investigation activities</text:p>
          </table:table-cell>
          <table:table-cell table:number-columns-repeated="16378"/>
        </table:table-row>
        <table:table-row table:style-name="ro1">
          <table:table-cell office:value-type="string" table:style-name="ce2">
            <text:p>80.1</text:p>
          </table:table-cell>
          <table:table-cell office:value-type="string" table:style-name="ce4">
            <text:p>Private security activities</text:p>
          </table:table-cell>
          <table:table-cell office:value-type="string" office:string-value="801" table:formula="of:=SUBSTITUTE([.A1005];&quot;.&quot;;&quot;&quot;)" table:style-name="ce6">
            <text:p>801</text:p>
          </table:table-cell>
          <table:table-cell office:value-type="string" office:string-value="801" table:formula="of:=SUBSTITUTE([.C1005];&quot;/&quot;;&quot;&quot;)" table:style-name="ce5">
            <text:p>801</text:p>
          </table:table-cell>
          <table:table-cell office:value-type="string" office:string-value="80100" table:formula="of:=[.D1005]&amp;REPT(&quot;0&quot;;5-LEN([.D1005]))" table:style-name="ce5">
            <text:p>80100</text:p>
          </table:table-cell>
          <table:table-cell office:value-type="string" table:style-name="ce4">
            <text:p>Private security activities</text:p>
          </table:table-cell>
          <table:table-cell table:number-columns-repeated="16378"/>
        </table:table-row>
        <table:table-row table:style-name="ro1">
          <table:table-cell office:value-type="string" table:style-name="ce2">
            <text:p>80.10</text:p>
          </table:table-cell>
          <table:table-cell office:value-type="string" table:style-name="ce4">
            <text:p>Private security activities</text:p>
          </table:table-cell>
          <table:table-cell office:value-type="string" office:string-value="8010" table:formula="of:=SUBSTITUTE([.A1006];&quot;.&quot;;&quot;&quot;)" table:style-name="ce6">
            <text:p>8010</text:p>
          </table:table-cell>
          <table:table-cell office:value-type="string" office:string-value="8010" table:formula="of:=SUBSTITUTE([.C1006];&quot;/&quot;;&quot;&quot;)" table:style-name="ce5">
            <text:p>8010</text:p>
          </table:table-cell>
          <table:table-cell office:value-type="string" office:string-value="80100" table:formula="of:=[.D1006]&amp;REPT(&quot;0&quot;;5-LEN([.D1006]))" table:style-name="ce5">
            <text:p>80100</text:p>
          </table:table-cell>
          <table:table-cell office:value-type="string" table:style-name="ce4">
            <text:p>Private security activities</text:p>
          </table:table-cell>
          <table:table-cell table:number-columns-repeated="16378"/>
        </table:table-row>
        <table:table-row table:style-name="ro1">
          <table:table-cell office:value-type="string" table:style-name="ce2">
            <text:p>80.2</text:p>
          </table:table-cell>
          <table:table-cell office:value-type="string" table:style-name="ce4">
            <text:p>Security systems service activities</text:p>
          </table:table-cell>
          <table:table-cell office:value-type="string" office:string-value="802" table:formula="of:=SUBSTITUTE([.A1007];&quot;.&quot;;&quot;&quot;)" table:style-name="ce6">
            <text:p>802</text:p>
          </table:table-cell>
          <table:table-cell office:value-type="string" office:string-value="802" table:formula="of:=SUBSTITUTE([.C1007];&quot;/&quot;;&quot;&quot;)" table:style-name="ce5">
            <text:p>802</text:p>
          </table:table-cell>
          <table:table-cell office:value-type="string" office:string-value="80200" table:formula="of:=[.D1007]&amp;REPT(&quot;0&quot;;5-LEN([.D1007]))" table:style-name="ce5">
            <text:p>80200</text:p>
          </table:table-cell>
          <table:table-cell office:value-type="string" table:style-name="ce4">
            <text:p>Security systems service activities</text:p>
          </table:table-cell>
          <table:table-cell table:number-columns-repeated="16378"/>
        </table:table-row>
        <table:table-row table:style-name="ro1">
          <table:table-cell office:value-type="string" table:style-name="ce2">
            <text:p>80.20</text:p>
          </table:table-cell>
          <table:table-cell office:value-type="string" table:style-name="ce4">
            <text:p>Security systems service activities</text:p>
          </table:table-cell>
          <table:table-cell office:value-type="string" office:string-value="8020" table:formula="of:=SUBSTITUTE([.A1008];&quot;.&quot;;&quot;&quot;)" table:style-name="ce6">
            <text:p>8020</text:p>
          </table:table-cell>
          <table:table-cell office:value-type="string" office:string-value="8020" table:formula="of:=SUBSTITUTE([.C1008];&quot;/&quot;;&quot;&quot;)" table:style-name="ce5">
            <text:p>8020</text:p>
          </table:table-cell>
          <table:table-cell office:value-type="string" office:string-value="80200" table:formula="of:=[.D1008]&amp;REPT(&quot;0&quot;;5-LEN([.D1008]))" table:style-name="ce5">
            <text:p>80200</text:p>
          </table:table-cell>
          <table:table-cell office:value-type="string" table:style-name="ce4">
            <text:p>Security systems service activities</text:p>
          </table:table-cell>
          <table:table-cell table:number-columns-repeated="16378"/>
        </table:table-row>
        <table:table-row table:style-name="ro1">
          <table:table-cell office:value-type="string" table:style-name="ce2">
            <text:p>80.3</text:p>
          </table:table-cell>
          <table:table-cell office:value-type="string" table:style-name="ce4">
            <text:p>Investigation activities</text:p>
          </table:table-cell>
          <table:table-cell office:value-type="string" office:string-value="803" table:formula="of:=SUBSTITUTE([.A1009];&quot;.&quot;;&quot;&quot;)" table:style-name="ce6">
            <text:p>803</text:p>
          </table:table-cell>
          <table:table-cell office:value-type="string" office:string-value="803" table:formula="of:=SUBSTITUTE([.C1009];&quot;/&quot;;&quot;&quot;)" table:style-name="ce5">
            <text:p>803</text:p>
          </table:table-cell>
          <table:table-cell office:value-type="string" office:string-value="80300" table:formula="of:=[.D1009]&amp;REPT(&quot;0&quot;;5-LEN([.D1009]))" table:style-name="ce5">
            <text:p>80300</text:p>
          </table:table-cell>
          <table:table-cell office:value-type="string" table:style-name="ce4">
            <text:p>Investigation activities</text:p>
          </table:table-cell>
          <table:table-cell table:number-columns-repeated="16378"/>
        </table:table-row>
        <table:table-row table:style-name="ro1">
          <table:table-cell office:value-type="string" table:style-name="ce2">
            <text:p>80.30</text:p>
          </table:table-cell>
          <table:table-cell office:value-type="string" table:style-name="ce4">
            <text:p>Investigation activities</text:p>
          </table:table-cell>
          <table:table-cell office:value-type="string" office:string-value="8030" table:formula="of:=SUBSTITUTE([.A1010];&quot;.&quot;;&quot;&quot;)" table:style-name="ce6">
            <text:p>8030</text:p>
          </table:table-cell>
          <table:table-cell office:value-type="string" office:string-value="8030" table:formula="of:=SUBSTITUTE([.C1010];&quot;/&quot;;&quot;&quot;)" table:style-name="ce5">
            <text:p>8030</text:p>
          </table:table-cell>
          <table:table-cell office:value-type="string" office:string-value="80300" table:formula="of:=[.D1010]&amp;REPT(&quot;0&quot;;5-LEN([.D1010]))" table:style-name="ce5">
            <text:p>80300</text:p>
          </table:table-cell>
          <table:table-cell office:value-type="string" table:style-name="ce4">
            <text:p>Investigation activities</text:p>
          </table:table-cell>
          <table:table-cell table:number-columns-repeated="16378"/>
        </table:table-row>
        <table:table-row table:style-name="ro1">
          <table:table-cell office:value-type="string" table:style-name="ce2">
            <text:p>81</text:p>
          </table:table-cell>
          <table:table-cell office:value-type="string" table:style-name="ce4">
            <text:p>Services to buildings and landscape activities</text:p>
          </table:table-cell>
          <table:table-cell office:value-type="string" office:string-value="81" table:formula="of:=SUBSTITUTE([.A1011];&quot;.&quot;;&quot;&quot;)" table:style-name="ce6">
            <text:p>81</text:p>
          </table:table-cell>
          <table:table-cell office:value-type="string" office:string-value="81" table:formula="of:=SUBSTITUTE([.C1011];&quot;/&quot;;&quot;&quot;)" table:style-name="ce5">
            <text:p>81</text:p>
          </table:table-cell>
          <table:table-cell office:value-type="string" office:string-value="81000" table:formula="of:=[.D1011]&amp;REPT(&quot;0&quot;;5-LEN([.D1011]))" table:style-name="ce5">
            <text:p>81000</text:p>
          </table:table-cell>
          <table:table-cell office:value-type="string" table:style-name="ce4">
            <text:p>Services to buildings and landscape activities</text:p>
          </table:table-cell>
          <table:table-cell table:number-columns-repeated="16378"/>
        </table:table-row>
        <table:table-row table:style-name="ro1">
          <table:table-cell office:value-type="string" table:style-name="ce2">
            <text:p>81.1</text:p>
          </table:table-cell>
          <table:table-cell office:value-type="string" table:style-name="ce4">
            <text:p>Combined facilities support activities</text:p>
          </table:table-cell>
          <table:table-cell office:value-type="string" office:string-value="811" table:formula="of:=SUBSTITUTE([.A1012];&quot;.&quot;;&quot;&quot;)" table:style-name="ce6">
            <text:p>811</text:p>
          </table:table-cell>
          <table:table-cell office:value-type="string" office:string-value="811" table:formula="of:=SUBSTITUTE([.C1012];&quot;/&quot;;&quot;&quot;)" table:style-name="ce5">
            <text:p>811</text:p>
          </table:table-cell>
          <table:table-cell office:value-type="string" office:string-value="81100" table:formula="of:=[.D1012]&amp;REPT(&quot;0&quot;;5-LEN([.D1012]))" table:style-name="ce5">
            <text:p>81100</text:p>
          </table:table-cell>
          <table:table-cell office:value-type="string" table:style-name="ce4">
            <text:p>Combined facilities support activities</text:p>
          </table:table-cell>
          <table:table-cell table:number-columns-repeated="16378"/>
        </table:table-row>
        <table:table-row table:style-name="ro1">
          <table:table-cell office:value-type="string" table:style-name="ce2">
            <text:p>81.10</text:p>
          </table:table-cell>
          <table:table-cell office:value-type="string" table:style-name="ce4">
            <text:p>Combined facilities support activities</text:p>
          </table:table-cell>
          <table:table-cell office:value-type="string" office:string-value="8110" table:formula="of:=SUBSTITUTE([.A1013];&quot;.&quot;;&quot;&quot;)" table:style-name="ce6">
            <text:p>8110</text:p>
          </table:table-cell>
          <table:table-cell office:value-type="string" office:string-value="8110" table:formula="of:=SUBSTITUTE([.C1013];&quot;/&quot;;&quot;&quot;)" table:style-name="ce5">
            <text:p>8110</text:p>
          </table:table-cell>
          <table:table-cell office:value-type="string" office:string-value="81100" table:formula="of:=[.D1013]&amp;REPT(&quot;0&quot;;5-LEN([.D1013]))" table:style-name="ce5">
            <text:p>81100</text:p>
          </table:table-cell>
          <table:table-cell office:value-type="string" table:style-name="ce4">
            <text:p>Combined facilities support activities</text:p>
          </table:table-cell>
          <table:table-cell table:number-columns-repeated="16378"/>
        </table:table-row>
        <table:table-row table:style-name="ro1">
          <table:table-cell office:value-type="string" table:style-name="ce2">
            <text:p>81.2</text:p>
          </table:table-cell>
          <table:table-cell office:value-type="string" table:style-name="ce4">
            <text:p>Cleaning activities</text:p>
          </table:table-cell>
          <table:table-cell office:value-type="string" office:string-value="812" table:formula="of:=SUBSTITUTE([.A1014];&quot;.&quot;;&quot;&quot;)" table:style-name="ce6">
            <text:p>812</text:p>
          </table:table-cell>
          <table:table-cell office:value-type="string" office:string-value="812" table:formula="of:=SUBSTITUTE([.C1014];&quot;/&quot;;&quot;&quot;)" table:style-name="ce5">
            <text:p>812</text:p>
          </table:table-cell>
          <table:table-cell office:value-type="string" office:string-value="81200" table:formula="of:=[.D1014]&amp;REPT(&quot;0&quot;;5-LEN([.D1014]))" table:style-name="ce5">
            <text:p>81200</text:p>
          </table:table-cell>
          <table:table-cell office:value-type="string" table:style-name="ce4">
            <text:p>Cleaning activities</text:p>
          </table:table-cell>
          <table:table-cell table:number-columns-repeated="16378"/>
        </table:table-row>
        <table:table-row table:style-name="ro1">
          <table:table-cell office:value-type="string" table:style-name="ce2">
            <text:p>81.21</text:p>
          </table:table-cell>
          <table:table-cell office:value-type="string" table:style-name="ce4">
            <text:p>General cleaning of buildings</text:p>
          </table:table-cell>
          <table:table-cell office:value-type="string" office:string-value="8121" table:formula="of:=SUBSTITUTE([.A1015];&quot;.&quot;;&quot;&quot;)" table:style-name="ce6">
            <text:p>8121</text:p>
          </table:table-cell>
          <table:table-cell office:value-type="string" office:string-value="8121" table:formula="of:=SUBSTITUTE([.C1015];&quot;/&quot;;&quot;&quot;)" table:style-name="ce5">
            <text:p>8121</text:p>
          </table:table-cell>
          <table:table-cell office:value-type="string" office:string-value="81210" table:formula="of:=[.D1015]&amp;REPT(&quot;0&quot;;5-LEN([.D1015]))" table:style-name="ce5">
            <text:p>81210</text:p>
          </table:table-cell>
          <table:table-cell office:value-type="string" table:style-name="ce4">
            <text:p>General cleaning of buildings</text:p>
          </table:table-cell>
          <table:table-cell table:number-columns-repeated="16378"/>
        </table:table-row>
        <table:table-row table:style-name="ro1">
          <table:table-cell office:value-type="string" table:style-name="ce2">
            <text:p>81.22</text:p>
          </table:table-cell>
          <table:table-cell office:value-type="string" table:style-name="ce4">
            <text:p>Other building and industrial cleaning activities</text:p>
          </table:table-cell>
          <table:table-cell office:value-type="string" office:string-value="8122" table:formula="of:=SUBSTITUTE([.A1016];&quot;.&quot;;&quot;&quot;)" table:style-name="ce6">
            <text:p>8122</text:p>
          </table:table-cell>
          <table:table-cell office:value-type="string" office:string-value="8122" table:formula="of:=SUBSTITUTE([.C1016];&quot;/&quot;;&quot;&quot;)" table:style-name="ce5">
            <text:p>8122</text:p>
          </table:table-cell>
          <table:table-cell office:value-type="string" office:string-value="81220" table:formula="of:=[.D1016]&amp;REPT(&quot;0&quot;;5-LEN([.D1016]))" table:style-name="ce5">
            <text:p>81220</text:p>
          </table:table-cell>
          <table:table-cell office:value-type="string" table:style-name="ce4">
            <text:p>Other building and industrial cleaning activities</text:p>
          </table:table-cell>
          <table:table-cell table:number-columns-repeated="16378"/>
        </table:table-row>
        <table:table-row table:style-name="ro1">
          <table:table-cell office:value-type="string" table:style-name="ce2">
            <text:p>81.22/1</text:p>
          </table:table-cell>
          <table:table-cell office:value-type="string" table:style-name="ce4">
            <text:p>Window cleaning services</text:p>
          </table:table-cell>
          <table:table-cell office:value-type="string" office:string-value="8122/1" table:formula="of:=SUBSTITUTE([.A1017];&quot;.&quot;;&quot;&quot;)" table:style-name="ce6">
            <text:p>8122/1</text:p>
          </table:table-cell>
          <table:table-cell office:value-type="string" office:string-value="81221" table:formula="of:=SUBSTITUTE([.C1017];&quot;/&quot;;&quot;&quot;)" table:style-name="ce5">
            <text:p>81221</text:p>
          </table:table-cell>
          <table:table-cell office:value-type="string" office:string-value="81221" table:formula="of:=[.D1017]&amp;REPT(&quot;0&quot;;5-LEN([.D1017]))" table:style-name="ce5">
            <text:p>81221</text:p>
          </table:table-cell>
          <table:table-cell office:value-type="string" table:style-name="ce4">
            <text:p>Window cleaning services</text:p>
          </table:table-cell>
          <table:table-cell table:number-columns-repeated="16378"/>
        </table:table-row>
        <table:table-row table:style-name="ro1">
          <table:table-cell office:value-type="string" table:style-name="ce2">
            <text:p>81.22/2</text:p>
          </table:table-cell>
          <table:table-cell office:value-type="string" table:style-name="ce4">
            <text:p>Specialised cleaning services</text:p>
          </table:table-cell>
          <table:table-cell office:value-type="string" office:string-value="8122/2" table:formula="of:=SUBSTITUTE([.A1018];&quot;.&quot;;&quot;&quot;)" table:style-name="ce6">
            <text:p>8122/2</text:p>
          </table:table-cell>
          <table:table-cell office:value-type="string" office:string-value="81222" table:formula="of:=SUBSTITUTE([.C1018];&quot;/&quot;;&quot;&quot;)" table:style-name="ce5">
            <text:p>81222</text:p>
          </table:table-cell>
          <table:table-cell office:value-type="string" office:string-value="81222" table:formula="of:=[.D1018]&amp;REPT(&quot;0&quot;;5-LEN([.D1018]))" table:style-name="ce5">
            <text:p>81222</text:p>
          </table:table-cell>
          <table:table-cell office:value-type="string" table:style-name="ce4">
            <text:p>Specialised cleaning services</text:p>
          </table:table-cell>
          <table:table-cell table:number-columns-repeated="16378"/>
        </table:table-row>
        <table:table-row table:style-name="ro1">
          <table:table-cell office:value-type="string" table:style-name="ce2">
            <text:p>81.22/3</text:p>
          </table:table-cell>
          <table:table-cell office:value-type="string" table:style-name="ce4">
            <text:p>Furnace and chimney cleaning services</text:p>
          </table:table-cell>
          <table:table-cell office:value-type="string" office:string-value="8122/3" table:formula="of:=SUBSTITUTE([.A1019];&quot;.&quot;;&quot;&quot;)" table:style-name="ce6">
            <text:p>8122/3</text:p>
          </table:table-cell>
          <table:table-cell office:value-type="string" office:string-value="81223" table:formula="of:=SUBSTITUTE([.C1019];&quot;/&quot;;&quot;&quot;)" table:style-name="ce5">
            <text:p>81223</text:p>
          </table:table-cell>
          <table:table-cell office:value-type="string" office:string-value="81223" table:formula="of:=[.D1019]&amp;REPT(&quot;0&quot;;5-LEN([.D1019]))" table:style-name="ce5">
            <text:p>81223</text:p>
          </table:table-cell>
          <table:table-cell office:value-type="string" table:style-name="ce4">
            <text:p>Furnace and chimney cleaning services</text:p>
          </table:table-cell>
          <table:table-cell table:number-columns-repeated="16378"/>
        </table:table-row>
        <table:table-row table:style-name="ro1">
          <table:table-cell office:value-type="string" table:style-name="ce2">
            <text:p>81.22/9</text:p>
          </table:table-cell>
          <table:table-cell office:value-type="string" table:style-name="ce4">
            <text:p>Building and industrial cleaning activities (other than window cleaning, specialised cleaning and furnace and chimney cleaning services) not elsewhere classified</text:p>
          </table:table-cell>
          <table:table-cell office:value-type="string" office:string-value="8122/9" table:formula="of:=SUBSTITUTE([.A1020];&quot;.&quot;;&quot;&quot;)" table:style-name="ce6">
            <text:p>8122/9</text:p>
          </table:table-cell>
          <table:table-cell office:value-type="string" office:string-value="81229" table:formula="of:=SUBSTITUTE([.C1020];&quot;/&quot;;&quot;&quot;)" table:style-name="ce5">
            <text:p>81229</text:p>
          </table:table-cell>
          <table:table-cell office:value-type="string" office:string-value="81229" table:formula="of:=[.D1020]&amp;REPT(&quot;0&quot;;5-LEN([.D1020]))" table:style-name="ce5">
            <text:p>81229</text:p>
          </table:table-cell>
          <table:table-cell office:value-type="string" table:style-name="ce4">
            <text:p>Building and industrial cleaning activities (other than window cleaning, specialised cleaning and furnace and chimney cleaning services) not elsewhere classified</text:p>
          </table:table-cell>
          <table:table-cell table:number-columns-repeated="16378"/>
        </table:table-row>
        <table:table-row table:style-name="ro1">
          <table:table-cell office:value-type="string" table:style-name="ce2">
            <text:p>81.29</text:p>
          </table:table-cell>
          <table:table-cell office:value-type="string" table:style-name="ce4">
            <text:p>Other cleaning activities</text:p>
          </table:table-cell>
          <table:table-cell office:value-type="string" office:string-value="8129" table:formula="of:=SUBSTITUTE([.A1021];&quot;.&quot;;&quot;&quot;)" table:style-name="ce6">
            <text:p>8129</text:p>
          </table:table-cell>
          <table:table-cell office:value-type="string" office:string-value="8129" table:formula="of:=SUBSTITUTE([.C1021];&quot;/&quot;;&quot;&quot;)" table:style-name="ce5">
            <text:p>8129</text:p>
          </table:table-cell>
          <table:table-cell office:value-type="string" office:string-value="81290" table:formula="of:=[.D1021]&amp;REPT(&quot;0&quot;;5-LEN([.D1021]))" table:style-name="ce5">
            <text:p>81290</text:p>
          </table:table-cell>
          <table:table-cell office:value-type="string" table:style-name="ce4">
            <text:p>Other cleaning activities</text:p>
          </table:table-cell>
          <table:table-cell table:number-columns-repeated="16378"/>
        </table:table-row>
        <table:table-row table:style-name="ro1">
          <table:table-cell office:value-type="string" table:style-name="ce2">
            <text:p>81.29/1</text:p>
          </table:table-cell>
          <table:table-cell office:value-type="string" table:style-name="ce4">
            <text:p>Disinfecting and extermination services</text:p>
          </table:table-cell>
          <table:table-cell office:value-type="string" office:string-value="8129/1" table:formula="of:=SUBSTITUTE([.A1022];&quot;.&quot;;&quot;&quot;)" table:style-name="ce6">
            <text:p>8129/1</text:p>
          </table:table-cell>
          <table:table-cell office:value-type="string" office:string-value="81291" table:formula="of:=SUBSTITUTE([.C1022];&quot;/&quot;;&quot;&quot;)" table:style-name="ce5">
            <text:p>81291</text:p>
          </table:table-cell>
          <table:table-cell office:value-type="string" office:string-value="81291" table:formula="of:=[.D1022]&amp;REPT(&quot;0&quot;;5-LEN([.D1022]))" table:style-name="ce5">
            <text:p>81291</text:p>
          </table:table-cell>
          <table:table-cell office:value-type="string" table:style-name="ce4">
            <text:p>Disinfecting and extermination services</text:p>
          </table:table-cell>
          <table:table-cell table:number-columns-repeated="16378"/>
        </table:table-row>
        <table:table-row table:style-name="ro1">
          <table:table-cell office:value-type="string" table:style-name="ce2">
            <text:p>81.29/9</text:p>
          </table:table-cell>
          <table:table-cell office:value-type="string" table:style-name="ce4">
            <text:p>Cleaning services (other than disinfecting and extermination services) not elsewhere classified</text:p>
          </table:table-cell>
          <table:table-cell office:value-type="string" office:string-value="8129/9" table:formula="of:=SUBSTITUTE([.A1023];&quot;.&quot;;&quot;&quot;)" table:style-name="ce6">
            <text:p>8129/9</text:p>
          </table:table-cell>
          <table:table-cell office:value-type="string" office:string-value="81299" table:formula="of:=SUBSTITUTE([.C1023];&quot;/&quot;;&quot;&quot;)" table:style-name="ce5">
            <text:p>81299</text:p>
          </table:table-cell>
          <table:table-cell office:value-type="string" office:string-value="81299" table:formula="of:=[.D1023]&amp;REPT(&quot;0&quot;;5-LEN([.D1023]))" table:style-name="ce5">
            <text:p>81299</text:p>
          </table:table-cell>
          <table:table-cell office:value-type="string" table:style-name="ce4">
            <text:p>Cleaning services (other than disinfecting and extermination services) not elsewhere classified</text:p>
          </table:table-cell>
          <table:table-cell table:number-columns-repeated="16378"/>
        </table:table-row>
        <table:table-row table:style-name="ro1">
          <table:table-cell office:value-type="string" table:style-name="ce2">
            <text:p>81.3</text:p>
          </table:table-cell>
          <table:table-cell office:value-type="string" table:style-name="ce4">
            <text:p>Landscape service activities</text:p>
          </table:table-cell>
          <table:table-cell office:value-type="string" office:string-value="813" table:formula="of:=SUBSTITUTE([.A1024];&quot;.&quot;;&quot;&quot;)" table:style-name="ce6">
            <text:p>813</text:p>
          </table:table-cell>
          <table:table-cell office:value-type="string" office:string-value="813" table:formula="of:=SUBSTITUTE([.C1024];&quot;/&quot;;&quot;&quot;)" table:style-name="ce5">
            <text:p>813</text:p>
          </table:table-cell>
          <table:table-cell office:value-type="string" office:string-value="81300" table:formula="of:=[.D1024]&amp;REPT(&quot;0&quot;;5-LEN([.D1024]))" table:style-name="ce5">
            <text:p>81300</text:p>
          </table:table-cell>
          <table:table-cell office:value-type="string" table:style-name="ce4">
            <text:p>Landscape service activities</text:p>
          </table:table-cell>
          <table:table-cell table:number-columns-repeated="16378"/>
        </table:table-row>
        <table:table-row table:style-name="ro1">
          <table:table-cell office:value-type="string" table:style-name="ce2">
            <text:p>81.30</text:p>
          </table:table-cell>
          <table:table-cell office:value-type="string" table:style-name="ce4">
            <text:p>Landscape service activities</text:p>
          </table:table-cell>
          <table:table-cell office:value-type="string" office:string-value="8130" table:formula="of:=SUBSTITUTE([.A1025];&quot;.&quot;;&quot;&quot;)" table:style-name="ce6">
            <text:p>8130</text:p>
          </table:table-cell>
          <table:table-cell office:value-type="string" office:string-value="8130" table:formula="of:=SUBSTITUTE([.C1025];&quot;/&quot;;&quot;&quot;)" table:style-name="ce5">
            <text:p>8130</text:p>
          </table:table-cell>
          <table:table-cell office:value-type="string" office:string-value="81300" table:formula="of:=[.D1025]&amp;REPT(&quot;0&quot;;5-LEN([.D1025]))" table:style-name="ce5">
            <text:p>81300</text:p>
          </table:table-cell>
          <table:table-cell office:value-type="string" table:style-name="ce4">
            <text:p>Landscape service activities</text:p>
          </table:table-cell>
          <table:table-cell table:number-columns-repeated="16378"/>
        </table:table-row>
        <table:table-row table:style-name="ro1">
          <table:table-cell office:value-type="string" table:style-name="ce2">
            <text:p>82</text:p>
          </table:table-cell>
          <table:table-cell office:value-type="string" table:style-name="ce4">
            <text:p>Office administrative, office support and other business support activities</text:p>
          </table:table-cell>
          <table:table-cell office:value-type="string" office:string-value="82" table:formula="of:=SUBSTITUTE([.A1026];&quot;.&quot;;&quot;&quot;)" table:style-name="ce6">
            <text:p>82</text:p>
          </table:table-cell>
          <table:table-cell office:value-type="string" office:string-value="82" table:formula="of:=SUBSTITUTE([.C1026];&quot;/&quot;;&quot;&quot;)" table:style-name="ce5">
            <text:p>82</text:p>
          </table:table-cell>
          <table:table-cell office:value-type="string" office:string-value="82000" table:formula="of:=[.D1026]&amp;REPT(&quot;0&quot;;5-LEN([.D1026]))" table:style-name="ce5">
            <text:p>82000</text:p>
          </table:table-cell>
          <table:table-cell office:value-type="string" table:style-name="ce4">
            <text:p>Office administrative, office support and other business support activities</text:p>
          </table:table-cell>
          <table:table-cell table:number-columns-repeated="16378"/>
        </table:table-row>
        <table:table-row table:style-name="ro1">
          <table:table-cell office:value-type="string" table:style-name="ce2">
            <text:p>82.1</text:p>
          </table:table-cell>
          <table:table-cell office:value-type="string" table:style-name="ce4">
            <text:p>Office administrative and support activities</text:p>
          </table:table-cell>
          <table:table-cell office:value-type="string" office:string-value="821" table:formula="of:=SUBSTITUTE([.A1027];&quot;.&quot;;&quot;&quot;)" table:style-name="ce6">
            <text:p>821</text:p>
          </table:table-cell>
          <table:table-cell office:value-type="string" office:string-value="821" table:formula="of:=SUBSTITUTE([.C1027];&quot;/&quot;;&quot;&quot;)" table:style-name="ce5">
            <text:p>821</text:p>
          </table:table-cell>
          <table:table-cell office:value-type="string" office:string-value="82100" table:formula="of:=[.D1027]&amp;REPT(&quot;0&quot;;5-LEN([.D1027]))" table:style-name="ce5">
            <text:p>82100</text:p>
          </table:table-cell>
          <table:table-cell office:value-type="string" table:style-name="ce4">
            <text:p>Office administrative and support activities</text:p>
          </table:table-cell>
          <table:table-cell table:number-columns-repeated="16378"/>
        </table:table-row>
        <table:table-row table:style-name="ro1">
          <table:table-cell office:value-type="string" table:style-name="ce2">
            <text:p>82.11</text:p>
          </table:table-cell>
          <table:table-cell office:value-type="string" table:style-name="ce4">
            <text:p>Combined office administrative service activities</text:p>
          </table:table-cell>
          <table:table-cell office:value-type="string" office:string-value="8211" table:formula="of:=SUBSTITUTE([.A1028];&quot;.&quot;;&quot;&quot;)" table:style-name="ce6">
            <text:p>8211</text:p>
          </table:table-cell>
          <table:table-cell office:value-type="string" office:string-value="8211" table:formula="of:=SUBSTITUTE([.C1028];&quot;/&quot;;&quot;&quot;)" table:style-name="ce5">
            <text:p>8211</text:p>
          </table:table-cell>
          <table:table-cell office:value-type="string" office:string-value="82110" table:formula="of:=[.D1028]&amp;REPT(&quot;0&quot;;5-LEN([.D1028]))" table:style-name="ce5">
            <text:p>82110</text:p>
          </table:table-cell>
          <table:table-cell office:value-type="string" table:style-name="ce4">
            <text:p>Combined office administrative service activities</text:p>
          </table:table-cell>
          <table:table-cell table:number-columns-repeated="16378"/>
        </table:table-row>
        <table:table-row table:style-name="ro1">
          <table:table-cell office:value-type="string" table:style-name="ce2">
            <text:p>82.19</text:p>
          </table:table-cell>
          <table:table-cell office:value-type="string" table:style-name="ce4">
            <text:p>Photocopying, document preparation and other specialised office support activities</text:p>
          </table:table-cell>
          <table:table-cell office:value-type="string" office:string-value="8219" table:formula="of:=SUBSTITUTE([.A1029];&quot;.&quot;;&quot;&quot;)" table:style-name="ce6">
            <text:p>8219</text:p>
          </table:table-cell>
          <table:table-cell office:value-type="string" office:string-value="8219" table:formula="of:=SUBSTITUTE([.C1029];&quot;/&quot;;&quot;&quot;)" table:style-name="ce5">
            <text:p>8219</text:p>
          </table:table-cell>
          <table:table-cell office:value-type="string" office:string-value="82190" table:formula="of:=[.D1029]&amp;REPT(&quot;0&quot;;5-LEN([.D1029]))" table:style-name="ce5">
            <text:p>82190</text:p>
          </table:table-cell>
          <table:table-cell office:value-type="string" table:style-name="ce4">
            <text:p>Photocopying, document preparation and other specialised office support activities</text:p>
          </table:table-cell>
          <table:table-cell table:number-columns-repeated="16378"/>
        </table:table-row>
        <table:table-row table:style-name="ro1">
          <table:table-cell office:value-type="string" table:style-name="ce2">
            <text:p>82.2</text:p>
          </table:table-cell>
          <table:table-cell office:value-type="string" table:style-name="ce4">
            <text:p>Activities of call centres</text:p>
          </table:table-cell>
          <table:table-cell office:value-type="string" office:string-value="822" table:formula="of:=SUBSTITUTE([.A1030];&quot;.&quot;;&quot;&quot;)" table:style-name="ce6">
            <text:p>822</text:p>
          </table:table-cell>
          <table:table-cell office:value-type="string" office:string-value="822" table:formula="of:=SUBSTITUTE([.C1030];&quot;/&quot;;&quot;&quot;)" table:style-name="ce5">
            <text:p>822</text:p>
          </table:table-cell>
          <table:table-cell office:value-type="string" office:string-value="82200" table:formula="of:=[.D1030]&amp;REPT(&quot;0&quot;;5-LEN([.D1030]))" table:style-name="ce5">
            <text:p>82200</text:p>
          </table:table-cell>
          <table:table-cell office:value-type="string" table:style-name="ce4">
            <text:p>Activities of call centres</text:p>
          </table:table-cell>
          <table:table-cell table:number-columns-repeated="16378"/>
        </table:table-row>
        <table:table-row table:style-name="ro1">
          <table:table-cell office:value-type="string" table:style-name="ce2">
            <text:p>82.20</text:p>
          </table:table-cell>
          <table:table-cell office:value-type="string" table:style-name="ce4">
            <text:p>Activities of call centres</text:p>
          </table:table-cell>
          <table:table-cell office:value-type="string" office:string-value="8220" table:formula="of:=SUBSTITUTE([.A1031];&quot;.&quot;;&quot;&quot;)" table:style-name="ce6">
            <text:p>8220</text:p>
          </table:table-cell>
          <table:table-cell office:value-type="string" office:string-value="8220" table:formula="of:=SUBSTITUTE([.C1031];&quot;/&quot;;&quot;&quot;)" table:style-name="ce5">
            <text:p>8220</text:p>
          </table:table-cell>
          <table:table-cell office:value-type="string" office:string-value="82200" table:formula="of:=[.D1031]&amp;REPT(&quot;0&quot;;5-LEN([.D1031]))" table:style-name="ce5">
            <text:p>82200</text:p>
          </table:table-cell>
          <table:table-cell office:value-type="string" table:style-name="ce4">
            <text:p>Activities of call centres</text:p>
          </table:table-cell>
          <table:table-cell table:number-columns-repeated="16378"/>
        </table:table-row>
        <table:table-row table:style-name="ro1">
          <table:table-cell office:value-type="string" table:style-name="ce2">
            <text:p>82.3</text:p>
          </table:table-cell>
          <table:table-cell office:value-type="string" table:style-name="ce4">
            <text:p>Organisation of conventions and trade shows</text:p>
          </table:table-cell>
          <table:table-cell office:value-type="string" office:string-value="823" table:formula="of:=SUBSTITUTE([.A1032];&quot;.&quot;;&quot;&quot;)" table:style-name="ce6">
            <text:p>823</text:p>
          </table:table-cell>
          <table:table-cell office:value-type="string" office:string-value="823" table:formula="of:=SUBSTITUTE([.C1032];&quot;/&quot;;&quot;&quot;)" table:style-name="ce5">
            <text:p>823</text:p>
          </table:table-cell>
          <table:table-cell office:value-type="string" office:string-value="82300" table:formula="of:=[.D1032]&amp;REPT(&quot;0&quot;;5-LEN([.D1032]))" table:style-name="ce5">
            <text:p>82300</text:p>
          </table:table-cell>
          <table:table-cell office:value-type="string" table:style-name="ce4">
            <text:p>Organisation of conventions and trade shows</text:p>
          </table:table-cell>
          <table:table-cell table:number-columns-repeated="16378"/>
        </table:table-row>
        <table:table-row table:style-name="ro1">
          <table:table-cell office:value-type="string" table:style-name="ce2">
            <text:p>82.30</text:p>
          </table:table-cell>
          <table:table-cell office:value-type="string" table:style-name="ce4">
            <text:p>Organisation of conventions and trade shows</text:p>
          </table:table-cell>
          <table:table-cell office:value-type="string" office:string-value="8230" table:formula="of:=SUBSTITUTE([.A1033];&quot;.&quot;;&quot;&quot;)" table:style-name="ce6">
            <text:p>8230</text:p>
          </table:table-cell>
          <table:table-cell office:value-type="string" office:string-value="8230" table:formula="of:=SUBSTITUTE([.C1033];&quot;/&quot;;&quot;&quot;)" table:style-name="ce5">
            <text:p>8230</text:p>
          </table:table-cell>
          <table:table-cell office:value-type="string" office:string-value="82300" table:formula="of:=[.D1033]&amp;REPT(&quot;0&quot;;5-LEN([.D1033]))" table:style-name="ce5">
            <text:p>82300</text:p>
          </table:table-cell>
          <table:table-cell office:value-type="string" table:style-name="ce4">
            <text:p>Organisation of conventions and trade shows</text:p>
          </table:table-cell>
          <table:table-cell table:number-columns-repeated="16378"/>
        </table:table-row>
        <table:table-row table:style-name="ro1">
          <table:table-cell office:value-type="string" table:style-name="ce2">
            <text:p>82.30/1</text:p>
          </table:table-cell>
          <table:table-cell office:value-type="string" table:style-name="ce4">
            <text:p>Activities of exhibition and fair organizers</text:p>
          </table:table-cell>
          <table:table-cell office:value-type="string" office:string-value="8230/1" table:formula="of:=SUBSTITUTE([.A1034];&quot;.&quot;;&quot;&quot;)" table:style-name="ce6">
            <text:p>8230/1</text:p>
          </table:table-cell>
          <table:table-cell office:value-type="string" office:string-value="82301" table:formula="of:=SUBSTITUTE([.C1034];&quot;/&quot;;&quot;&quot;)" table:style-name="ce5">
            <text:p>82301</text:p>
          </table:table-cell>
          <table:table-cell office:value-type="string" office:string-value="82301" table:formula="of:=[.D1034]&amp;REPT(&quot;0&quot;;5-LEN([.D1034]))" table:style-name="ce5">
            <text:p>82301</text:p>
          </table:table-cell>
          <table:table-cell office:value-type="string" table:style-name="ce4">
            <text:p>Activities of exhibition and fair organizers</text:p>
          </table:table-cell>
          <table:table-cell table:number-columns-repeated="16378"/>
        </table:table-row>
        <table:table-row table:style-name="ro1">
          <table:table-cell office:value-type="string" table:style-name="ce2">
            <text:p>82.30/2</text:p>
          </table:table-cell>
          <table:table-cell office:value-type="string" table:style-name="ce4">
            <text:p>Activities of conference organizers</text:p>
          </table:table-cell>
          <table:table-cell office:value-type="string" office:string-value="8230/2" table:formula="of:=SUBSTITUTE([.A1035];&quot;.&quot;;&quot;&quot;)" table:style-name="ce6">
            <text:p>8230/2</text:p>
          </table:table-cell>
          <table:table-cell office:value-type="string" office:string-value="82302" table:formula="of:=SUBSTITUTE([.C1035];&quot;/&quot;;&quot;&quot;)" table:style-name="ce5">
            <text:p>82302</text:p>
          </table:table-cell>
          <table:table-cell office:value-type="string" office:string-value="82302" table:formula="of:=[.D1035]&amp;REPT(&quot;0&quot;;5-LEN([.D1035]))" table:style-name="ce5">
            <text:p>82302</text:p>
          </table:table-cell>
          <table:table-cell office:value-type="string" table:style-name="ce4">
            <text:p>Activities of conference organizers</text:p>
          </table:table-cell>
          <table:table-cell table:number-columns-repeated="16378"/>
        </table:table-row>
        <table:table-row table:style-name="ro1">
          <table:table-cell office:value-type="string" table:style-name="ce2">
            <text:p>82.9</text:p>
          </table:table-cell>
          <table:table-cell office:value-type="string" table:style-name="ce4">
            <text:p>Business support service activities not elsewhere classified</text:p>
          </table:table-cell>
          <table:table-cell office:value-type="string" office:string-value="829" table:formula="of:=SUBSTITUTE([.A1036];&quot;.&quot;;&quot;&quot;)" table:style-name="ce6">
            <text:p>829</text:p>
          </table:table-cell>
          <table:table-cell office:value-type="string" office:string-value="829" table:formula="of:=SUBSTITUTE([.C1036];&quot;/&quot;;&quot;&quot;)" table:style-name="ce5">
            <text:p>829</text:p>
          </table:table-cell>
          <table:table-cell office:value-type="string" office:string-value="82900" table:formula="of:=[.D1036]&amp;REPT(&quot;0&quot;;5-LEN([.D1036]))" table:style-name="ce5">
            <text:p>82900</text:p>
          </table:table-cell>
          <table:table-cell office:value-type="string" table:style-name="ce4">
            <text:p>Business support service activities not elsewhere classified</text:p>
          </table:table-cell>
          <table:table-cell table:number-columns-repeated="16378"/>
        </table:table-row>
        <table:table-row table:style-name="ro1">
          <table:table-cell office:value-type="string" table:style-name="ce2">
            <text:p>82.91</text:p>
          </table:table-cell>
          <table:table-cell office:value-type="string" table:style-name="ce4">
            <text:p>Activities of collection agencies and credit bureaus</text:p>
          </table:table-cell>
          <table:table-cell office:value-type="string" office:string-value="8291" table:formula="of:=SUBSTITUTE([.A1037];&quot;.&quot;;&quot;&quot;)" table:style-name="ce6">
            <text:p>8291</text:p>
          </table:table-cell>
          <table:table-cell office:value-type="string" office:string-value="8291" table:formula="of:=SUBSTITUTE([.C1037];&quot;/&quot;;&quot;&quot;)" table:style-name="ce5">
            <text:p>8291</text:p>
          </table:table-cell>
          <table:table-cell office:value-type="string" office:string-value="82910" table:formula="of:=[.D1037]&amp;REPT(&quot;0&quot;;5-LEN([.D1037]))" table:style-name="ce5">
            <text:p>82910</text:p>
          </table:table-cell>
          <table:table-cell office:value-type="string" table:style-name="ce4">
            <text:p>Activities of collection agencies and credit bureaus</text:p>
          </table:table-cell>
          <table:table-cell table:number-columns-repeated="16378"/>
        </table:table-row>
        <table:table-row table:style-name="ro1">
          <table:table-cell office:value-type="string" table:style-name="ce2">
            <text:p>82.91/1</text:p>
          </table:table-cell>
          <table:table-cell office:value-type="string" table:style-name="ce4">
            <text:p>Activities of collection agencies</text:p>
          </table:table-cell>
          <table:table-cell office:value-type="string" office:string-value="8291/1" table:formula="of:=SUBSTITUTE([.A1038];&quot;.&quot;;&quot;&quot;)" table:style-name="ce6">
            <text:p>8291/1</text:p>
          </table:table-cell>
          <table:table-cell office:value-type="string" office:string-value="82911" table:formula="of:=SUBSTITUTE([.C1038];&quot;/&quot;;&quot;&quot;)" table:style-name="ce5">
            <text:p>82911</text:p>
          </table:table-cell>
          <table:table-cell office:value-type="string" office:string-value="82911" table:formula="of:=[.D1038]&amp;REPT(&quot;0&quot;;5-LEN([.D1038]))" table:style-name="ce5">
            <text:p>82911</text:p>
          </table:table-cell>
          <table:table-cell office:value-type="string" table:style-name="ce4">
            <text:p>Activities of collection agencies</text:p>
          </table:table-cell>
          <table:table-cell table:number-columns-repeated="16378"/>
        </table:table-row>
        <table:table-row table:style-name="ro1">
          <table:table-cell office:value-type="string" table:style-name="ce2">
            <text:p>82.91/2</text:p>
          </table:table-cell>
          <table:table-cell office:value-type="string" table:style-name="ce4">
            <text:p>Activities of credit bureaus</text:p>
          </table:table-cell>
          <table:table-cell office:value-type="string" office:string-value="8291/2" table:formula="of:=SUBSTITUTE([.A1039];&quot;.&quot;;&quot;&quot;)" table:style-name="ce6">
            <text:p>8291/2</text:p>
          </table:table-cell>
          <table:table-cell office:value-type="string" office:string-value="82912" table:formula="of:=SUBSTITUTE([.C1039];&quot;/&quot;;&quot;&quot;)" table:style-name="ce5">
            <text:p>82912</text:p>
          </table:table-cell>
          <table:table-cell office:value-type="string" office:string-value="82912" table:formula="of:=[.D1039]&amp;REPT(&quot;0&quot;;5-LEN([.D1039]))" table:style-name="ce5">
            <text:p>82912</text:p>
          </table:table-cell>
          <table:table-cell office:value-type="string" table:style-name="ce4">
            <text:p>Activities of credit bureaus</text:p>
          </table:table-cell>
          <table:table-cell table:number-columns-repeated="16378"/>
        </table:table-row>
        <table:table-row table:style-name="ro1">
          <table:table-cell office:value-type="string" table:style-name="ce2">
            <text:p>82.92</text:p>
          </table:table-cell>
          <table:table-cell office:value-type="string" table:style-name="ce4">
            <text:p>Packaging activities</text:p>
          </table:table-cell>
          <table:table-cell office:value-type="string" office:string-value="8292" table:formula="of:=SUBSTITUTE([.A1040];&quot;.&quot;;&quot;&quot;)" table:style-name="ce6">
            <text:p>8292</text:p>
          </table:table-cell>
          <table:table-cell office:value-type="string" office:string-value="8292" table:formula="of:=SUBSTITUTE([.C1040];&quot;/&quot;;&quot;&quot;)" table:style-name="ce5">
            <text:p>8292</text:p>
          </table:table-cell>
          <table:table-cell office:value-type="string" office:string-value="82920" table:formula="of:=[.D1040]&amp;REPT(&quot;0&quot;;5-LEN([.D1040]))" table:style-name="ce5">
            <text:p>82920</text:p>
          </table:table-cell>
          <table:table-cell office:value-type="string" table:style-name="ce4">
            <text:p>Packaging activities</text:p>
          </table:table-cell>
          <table:table-cell table:number-columns-repeated="16378"/>
        </table:table-row>
        <table:table-row table:style-name="ro1">
          <table:table-cell office:value-type="string" table:style-name="ce2">
            <text:p>82.99</text:p>
          </table:table-cell>
          <table:table-cell office:value-type="string" table:style-name="ce4">
            <text:p>Other business support service activities not elsewhere classified</text:p>
          </table:table-cell>
          <table:table-cell office:value-type="string" office:string-value="8299" table:formula="of:=SUBSTITUTE([.A1041];&quot;.&quot;;&quot;&quot;)" table:style-name="ce6">
            <text:p>8299</text:p>
          </table:table-cell>
          <table:table-cell office:value-type="string" office:string-value="8299" table:formula="of:=SUBSTITUTE([.C1041];&quot;/&quot;;&quot;&quot;)" table:style-name="ce5">
            <text:p>8299</text:p>
          </table:table-cell>
          <table:table-cell office:value-type="string" office:string-value="82990" table:formula="of:=[.D1041]&amp;REPT(&quot;0&quot;;5-LEN([.D1041]))" table:style-name="ce5">
            <text:p>82990</text:p>
          </table:table-cell>
          <table:table-cell office:value-type="string" table:style-name="ce4">
            <text:p>Other business support service activities not elsewhere classified</text:p>
          </table:table-cell>
          <table:table-cell table:number-columns-repeated="16378"/>
        </table:table-row>
        <table:table-row table:style-name="ro1">
          <table:table-cell office:value-type="string" table:style-name="ce2">
            <text:p>84</text:p>
          </table:table-cell>
          <table:table-cell office:value-type="string" table:style-name="ce4">
            <text:p>Public administration and defence; compulsory social security</text:p>
          </table:table-cell>
          <table:table-cell office:value-type="string" office:string-value="84" table:formula="of:=SUBSTITUTE([.A1042];&quot;.&quot;;&quot;&quot;)" table:style-name="ce6">
            <text:p>84</text:p>
          </table:table-cell>
          <table:table-cell office:value-type="string" office:string-value="84" table:formula="of:=SUBSTITUTE([.C1042];&quot;/&quot;;&quot;&quot;)" table:style-name="ce5">
            <text:p>84</text:p>
          </table:table-cell>
          <table:table-cell office:value-type="string" office:string-value="84000" table:formula="of:=[.D1042]&amp;REPT(&quot;0&quot;;5-LEN([.D1042]))" table:style-name="ce5">
            <text:p>84000</text:p>
          </table:table-cell>
          <table:table-cell office:value-type="string" table:style-name="ce4">
            <text:p>Public administration and defence; compulsory social security</text:p>
          </table:table-cell>
          <table:table-cell table:number-columns-repeated="16378"/>
        </table:table-row>
        <table:table-row table:style-name="ro1">
          <table:table-cell office:value-type="string" table:style-name="ce2">
            <text:p>84.1</text:p>
          </table:table-cell>
          <table:table-cell office:value-type="string" table:style-name="ce4">
            <text:p>Administration of the state and the economic and social policy of the community</text:p>
          </table:table-cell>
          <table:table-cell office:value-type="string" office:string-value="841" table:formula="of:=SUBSTITUTE([.A1043];&quot;.&quot;;&quot;&quot;)" table:style-name="ce6">
            <text:p>841</text:p>
          </table:table-cell>
          <table:table-cell office:value-type="string" office:string-value="841" table:formula="of:=SUBSTITUTE([.C1043];&quot;/&quot;;&quot;&quot;)" table:style-name="ce5">
            <text:p>841</text:p>
          </table:table-cell>
          <table:table-cell office:value-type="string" office:string-value="84100" table:formula="of:=[.D1043]&amp;REPT(&quot;0&quot;;5-LEN([.D1043]))" table:style-name="ce5">
            <text:p>84100</text:p>
          </table:table-cell>
          <table:table-cell office:value-type="string" table:style-name="ce4">
            <text:p>Administration of the state and the economic and social policy of the community</text:p>
          </table:table-cell>
          <table:table-cell table:number-columns-repeated="16378"/>
        </table:table-row>
        <table:table-row table:style-name="ro1">
          <table:table-cell office:value-type="string" table:style-name="ce2">
            <text:p>84.11</text:p>
          </table:table-cell>
          <table:table-cell office:value-type="string" table:style-name="ce4">
            <text:p>General public administration activities</text:p>
          </table:table-cell>
          <table:table-cell office:value-type="string" office:string-value="8411" table:formula="of:=SUBSTITUTE([.A1044];&quot;.&quot;;&quot;&quot;)" table:style-name="ce6">
            <text:p>8411</text:p>
          </table:table-cell>
          <table:table-cell office:value-type="string" office:string-value="8411" table:formula="of:=SUBSTITUTE([.C1044];&quot;/&quot;;&quot;&quot;)" table:style-name="ce5">
            <text:p>8411</text:p>
          </table:table-cell>
          <table:table-cell office:value-type="string" office:string-value="84110" table:formula="of:=[.D1044]&amp;REPT(&quot;0&quot;;5-LEN([.D1044]))" table:style-name="ce5">
            <text:p>84110</text:p>
          </table:table-cell>
          <table:table-cell office:value-type="string" table:style-name="ce4">
            <text:p>General public administration activities</text:p>
          </table:table-cell>
          <table:table-cell table:number-columns-repeated="16378"/>
        </table:table-row>
        <table:table-row table:style-name="ro1">
          <table:table-cell office:value-type="string" table:style-name="ce2">
            <text:p>84.12</text:p>
          </table:table-cell>
          <table:table-cell office:value-type="string" table:style-name="ce4">
            <text:p>Regulation of the activities of providing health care, education, cultural services and other social services, excluding social security</text:p>
          </table:table-cell>
          <table:table-cell office:value-type="string" office:string-value="8412" table:formula="of:=SUBSTITUTE([.A1045];&quot;.&quot;;&quot;&quot;)" table:style-name="ce6">
            <text:p>8412</text:p>
          </table:table-cell>
          <table:table-cell office:value-type="string" office:string-value="8412" table:formula="of:=SUBSTITUTE([.C1045];&quot;/&quot;;&quot;&quot;)" table:style-name="ce5">
            <text:p>8412</text:p>
          </table:table-cell>
          <table:table-cell office:value-type="string" office:string-value="84120" table:formula="of:=[.D1045]&amp;REPT(&quot;0&quot;;5-LEN([.D1045]))" table:style-name="ce5">
            <text:p>84120</text:p>
          </table:table-cell>
          <table:table-cell office:value-type="string" table:style-name="ce4">
            <text:p>Regulation of the activities of providing health care, education, cultural services and other social services, excluding social security</text:p>
          </table:table-cell>
          <table:table-cell table:number-columns-repeated="16378"/>
        </table:table-row>
        <table:table-row table:style-name="ro1">
          <table:table-cell office:value-type="string" table:style-name="ce2">
            <text:p>84.13</text:p>
          </table:table-cell>
          <table:table-cell office:value-type="string" table:style-name="ce4">
            <text:p>Regulation of and contribution to more efficient operation of businesses</text:p>
          </table:table-cell>
          <table:table-cell office:value-type="string" office:string-value="8413" table:formula="of:=SUBSTITUTE([.A1046];&quot;.&quot;;&quot;&quot;)" table:style-name="ce6">
            <text:p>8413</text:p>
          </table:table-cell>
          <table:table-cell office:value-type="string" office:string-value="8413" table:formula="of:=SUBSTITUTE([.C1046];&quot;/&quot;;&quot;&quot;)" table:style-name="ce5">
            <text:p>8413</text:p>
          </table:table-cell>
          <table:table-cell office:value-type="string" office:string-value="84130" table:formula="of:=[.D1046]&amp;REPT(&quot;0&quot;;5-LEN([.D1046]))" table:style-name="ce5">
            <text:p>84130</text:p>
          </table:table-cell>
          <table:table-cell office:value-type="string" table:style-name="ce4">
            <text:p>Regulation of and contribution to more efficient operation of businesses</text:p>
          </table:table-cell>
          <table:table-cell table:number-columns-repeated="16378"/>
        </table:table-row>
        <table:table-row table:style-name="ro1">
          <table:table-cell office:value-type="string" table:style-name="ce2">
            <text:p>84.2</text:p>
          </table:table-cell>
          <table:table-cell office:value-type="string" table:style-name="ce4">
            <text:p>Provision of services to the community as a whole</text:p>
          </table:table-cell>
          <table:table-cell office:value-type="string" office:string-value="842" table:formula="of:=SUBSTITUTE([.A1047];&quot;.&quot;;&quot;&quot;)" table:style-name="ce6">
            <text:p>842</text:p>
          </table:table-cell>
          <table:table-cell office:value-type="string" office:string-value="842" table:formula="of:=SUBSTITUTE([.C1047];&quot;/&quot;;&quot;&quot;)" table:style-name="ce5">
            <text:p>842</text:p>
          </table:table-cell>
          <table:table-cell office:value-type="string" office:string-value="84200" table:formula="of:=[.D1047]&amp;REPT(&quot;0&quot;;5-LEN([.D1047]))" table:style-name="ce5">
            <text:p>84200</text:p>
          </table:table-cell>
          <table:table-cell office:value-type="string" table:style-name="ce4">
            <text:p>Provision of services to the community as a whole</text:p>
          </table:table-cell>
          <table:table-cell table:number-columns-repeated="16378"/>
        </table:table-row>
        <table:table-row table:style-name="ro1">
          <table:table-cell office:value-type="string" table:style-name="ce2">
            <text:p>84.21</text:p>
          </table:table-cell>
          <table:table-cell office:value-type="string" table:style-name="ce4">
            <text:p>Foreign affairs</text:p>
          </table:table-cell>
          <table:table-cell office:value-type="string" office:string-value="8421" table:formula="of:=SUBSTITUTE([.A1048];&quot;.&quot;;&quot;&quot;)" table:style-name="ce6">
            <text:p>8421</text:p>
          </table:table-cell>
          <table:table-cell office:value-type="string" office:string-value="8421" table:formula="of:=SUBSTITUTE([.C1048];&quot;/&quot;;&quot;&quot;)" table:style-name="ce5">
            <text:p>8421</text:p>
          </table:table-cell>
          <table:table-cell office:value-type="string" office:string-value="84210" table:formula="of:=[.D1048]&amp;REPT(&quot;0&quot;;5-LEN([.D1048]))" table:style-name="ce5">
            <text:p>84210</text:p>
          </table:table-cell>
          <table:table-cell office:value-type="string" table:style-name="ce4">
            <text:p>Foreign affairs</text:p>
          </table:table-cell>
          <table:table-cell table:number-columns-repeated="16378"/>
        </table:table-row>
        <table:table-row table:style-name="ro1">
          <table:table-cell office:value-type="string" table:style-name="ce2">
            <text:p>84.22</text:p>
          </table:table-cell>
          <table:table-cell office:value-type="string" table:style-name="ce4">
            <text:p>Defence activities</text:p>
          </table:table-cell>
          <table:table-cell office:value-type="string" office:string-value="8422" table:formula="of:=SUBSTITUTE([.A1049];&quot;.&quot;;&quot;&quot;)" table:style-name="ce6">
            <text:p>8422</text:p>
          </table:table-cell>
          <table:table-cell office:value-type="string" office:string-value="8422" table:formula="of:=SUBSTITUTE([.C1049];&quot;/&quot;;&quot;&quot;)" table:style-name="ce5">
            <text:p>8422</text:p>
          </table:table-cell>
          <table:table-cell office:value-type="string" office:string-value="84220" table:formula="of:=[.D1049]&amp;REPT(&quot;0&quot;;5-LEN([.D1049]))" table:style-name="ce5">
            <text:p>84220</text:p>
          </table:table-cell>
          <table:table-cell office:value-type="string" table:style-name="ce4">
            <text:p>Defence activities</text:p>
          </table:table-cell>
          <table:table-cell table:number-columns-repeated="16378"/>
        </table:table-row>
        <table:table-row table:style-name="ro1">
          <table:table-cell office:value-type="string" table:style-name="ce2">
            <text:p>84.23</text:p>
          </table:table-cell>
          <table:table-cell office:value-type="string" table:style-name="ce4">
            <text:p>Justice and judicial activities</text:p>
          </table:table-cell>
          <table:table-cell office:value-type="string" office:string-value="8423" table:formula="of:=SUBSTITUTE([.A1050];&quot;.&quot;;&quot;&quot;)" table:style-name="ce6">
            <text:p>8423</text:p>
          </table:table-cell>
          <table:table-cell office:value-type="string" office:string-value="8423" table:formula="of:=SUBSTITUTE([.C1050];&quot;/&quot;;&quot;&quot;)" table:style-name="ce5">
            <text:p>8423</text:p>
          </table:table-cell>
          <table:table-cell office:value-type="string" office:string-value="84230" table:formula="of:=[.D1050]&amp;REPT(&quot;0&quot;;5-LEN([.D1050]))" table:style-name="ce5">
            <text:p>84230</text:p>
          </table:table-cell>
          <table:table-cell office:value-type="string" table:style-name="ce4">
            <text:p>Justice and judicial activities</text:p>
          </table:table-cell>
          <table:table-cell table:number-columns-repeated="16378"/>
        </table:table-row>
        <table:table-row table:style-name="ro1">
          <table:table-cell office:value-type="string" table:style-name="ce2">
            <text:p>84.24</text:p>
          </table:table-cell>
          <table:table-cell office:value-type="string" table:style-name="ce4">
            <text:p>Public order and safety activities</text:p>
          </table:table-cell>
          <table:table-cell office:value-type="string" office:string-value="8424" table:formula="of:=SUBSTITUTE([.A1051];&quot;.&quot;;&quot;&quot;)" table:style-name="ce6">
            <text:p>8424</text:p>
          </table:table-cell>
          <table:table-cell office:value-type="string" office:string-value="8424" table:formula="of:=SUBSTITUTE([.C1051];&quot;/&quot;;&quot;&quot;)" table:style-name="ce5">
            <text:p>8424</text:p>
          </table:table-cell>
          <table:table-cell office:value-type="string" office:string-value="84240" table:formula="of:=[.D1051]&amp;REPT(&quot;0&quot;;5-LEN([.D1051]))" table:style-name="ce5">
            <text:p>84240</text:p>
          </table:table-cell>
          <table:table-cell office:value-type="string" table:style-name="ce4">
            <text:p>Public order and safety activities</text:p>
          </table:table-cell>
          <table:table-cell table:number-columns-repeated="16378"/>
        </table:table-row>
        <table:table-row table:style-name="ro1">
          <table:table-cell office:value-type="string" table:style-name="ce2">
            <text:p>84.25</text:p>
          </table:table-cell>
          <table:table-cell office:value-type="string" table:style-name="ce4">
            <text:p>Fire service activities</text:p>
          </table:table-cell>
          <table:table-cell office:value-type="string" office:string-value="8425" table:formula="of:=SUBSTITUTE([.A1052];&quot;.&quot;;&quot;&quot;)" table:style-name="ce6">
            <text:p>8425</text:p>
          </table:table-cell>
          <table:table-cell office:value-type="string" office:string-value="8425" table:formula="of:=SUBSTITUTE([.C1052];&quot;/&quot;;&quot;&quot;)" table:style-name="ce5">
            <text:p>8425</text:p>
          </table:table-cell>
          <table:table-cell office:value-type="string" office:string-value="84250" table:formula="of:=[.D1052]&amp;REPT(&quot;0&quot;;5-LEN([.D1052]))" table:style-name="ce5">
            <text:p>84250</text:p>
          </table:table-cell>
          <table:table-cell office:value-type="string" table:style-name="ce4">
            <text:p>Fire service activities</text:p>
          </table:table-cell>
          <table:table-cell table:number-columns-repeated="16378"/>
        </table:table-row>
        <table:table-row table:style-name="ro1">
          <table:table-cell office:value-type="string" table:style-name="ce2">
            <text:p>84.3</text:p>
          </table:table-cell>
          <table:table-cell office:value-type="string" table:style-name="ce4">
            <text:p>Compulsory social security activities</text:p>
          </table:table-cell>
          <table:table-cell office:value-type="string" office:string-value="843" table:formula="of:=SUBSTITUTE([.A1053];&quot;.&quot;;&quot;&quot;)" table:style-name="ce6">
            <text:p>843</text:p>
          </table:table-cell>
          <table:table-cell office:value-type="string" office:string-value="843" table:formula="of:=SUBSTITUTE([.C1053];&quot;/&quot;;&quot;&quot;)" table:style-name="ce5">
            <text:p>843</text:p>
          </table:table-cell>
          <table:table-cell office:value-type="string" office:string-value="84300" table:formula="of:=[.D1053]&amp;REPT(&quot;0&quot;;5-LEN([.D1053]))" table:style-name="ce5">
            <text:p>84300</text:p>
          </table:table-cell>
          <table:table-cell office:value-type="string" table:style-name="ce4">
            <text:p>Compulsory social security activities</text:p>
          </table:table-cell>
          <table:table-cell table:number-columns-repeated="16378"/>
        </table:table-row>
        <table:table-row table:style-name="ro1">
          <table:table-cell office:value-type="string" table:style-name="ce2">
            <text:p>84.30</text:p>
          </table:table-cell>
          <table:table-cell office:value-type="string" table:style-name="ce4">
            <text:p>Compulsory social security activities</text:p>
          </table:table-cell>
          <table:table-cell office:value-type="string" office:string-value="8430" table:formula="of:=SUBSTITUTE([.A1054];&quot;.&quot;;&quot;&quot;)" table:style-name="ce6">
            <text:p>8430</text:p>
          </table:table-cell>
          <table:table-cell office:value-type="string" office:string-value="8430" table:formula="of:=SUBSTITUTE([.C1054];&quot;/&quot;;&quot;&quot;)" table:style-name="ce5">
            <text:p>8430</text:p>
          </table:table-cell>
          <table:table-cell office:value-type="string" office:string-value="84300" table:formula="of:=[.D1054]&amp;REPT(&quot;0&quot;;5-LEN([.D1054]))" table:style-name="ce5">
            <text:p>84300</text:p>
          </table:table-cell>
          <table:table-cell office:value-type="string" table:style-name="ce4">
            <text:p>Compulsory social security activities</text:p>
          </table:table-cell>
          <table:table-cell table:number-columns-repeated="16378"/>
        </table:table-row>
        <table:table-row table:style-name="ro1">
          <table:table-cell office:value-type="string" table:style-name="ce2">
            <text:p>85</text:p>
          </table:table-cell>
          <table:table-cell office:value-type="string" table:style-name="ce4">
            <text:p>Education</text:p>
          </table:table-cell>
          <table:table-cell office:value-type="string" office:string-value="85" table:formula="of:=SUBSTITUTE([.A1055];&quot;.&quot;;&quot;&quot;)" table:style-name="ce6">
            <text:p>85</text:p>
          </table:table-cell>
          <table:table-cell office:value-type="string" office:string-value="85" table:formula="of:=SUBSTITUTE([.C1055];&quot;/&quot;;&quot;&quot;)" table:style-name="ce5">
            <text:p>85</text:p>
          </table:table-cell>
          <table:table-cell office:value-type="string" office:string-value="85000" table:formula="of:=[.D1055]&amp;REPT(&quot;0&quot;;5-LEN([.D1055]))" table:style-name="ce5">
            <text:p>85000</text:p>
          </table:table-cell>
          <table:table-cell office:value-type="string" table:style-name="ce4">
            <text:p>Education</text:p>
          </table:table-cell>
          <table:table-cell table:number-columns-repeated="16378"/>
        </table:table-row>
        <table:table-row table:style-name="ro1">
          <table:table-cell office:value-type="string" table:style-name="ce2">
            <text:p>85.1</text:p>
          </table:table-cell>
          <table:table-cell office:value-type="string" table:style-name="ce4">
            <text:p>Pre-primary education</text:p>
          </table:table-cell>
          <table:table-cell office:value-type="string" office:string-value="851" table:formula="of:=SUBSTITUTE([.A1056];&quot;.&quot;;&quot;&quot;)" table:style-name="ce6">
            <text:p>851</text:p>
          </table:table-cell>
          <table:table-cell office:value-type="string" office:string-value="851" table:formula="of:=SUBSTITUTE([.C1056];&quot;/&quot;;&quot;&quot;)" table:style-name="ce5">
            <text:p>851</text:p>
          </table:table-cell>
          <table:table-cell office:value-type="string" office:string-value="85100" table:formula="of:=[.D1056]&amp;REPT(&quot;0&quot;;5-LEN([.D1056]))" table:style-name="ce5">
            <text:p>85100</text:p>
          </table:table-cell>
          <table:table-cell office:value-type="string" table:style-name="ce4">
            <text:p>Pre-primary education</text:p>
          </table:table-cell>
          <table:table-cell table:number-columns-repeated="16378"/>
        </table:table-row>
        <table:table-row table:style-name="ro1">
          <table:table-cell office:value-type="string" table:style-name="ce2">
            <text:p>85.10</text:p>
          </table:table-cell>
          <table:table-cell office:value-type="string" table:style-name="ce4">
            <text:p>Pre-primary education</text:p>
          </table:table-cell>
          <table:table-cell office:value-type="string" office:string-value="8510" table:formula="of:=SUBSTITUTE([.A1057];&quot;.&quot;;&quot;&quot;)" table:style-name="ce6">
            <text:p>8510</text:p>
          </table:table-cell>
          <table:table-cell office:value-type="string" office:string-value="8510" table:formula="of:=SUBSTITUTE([.C1057];&quot;/&quot;;&quot;&quot;)" table:style-name="ce5">
            <text:p>8510</text:p>
          </table:table-cell>
          <table:table-cell office:value-type="string" office:string-value="85100" table:formula="of:=[.D1057]&amp;REPT(&quot;0&quot;;5-LEN([.D1057]))" table:style-name="ce5">
            <text:p>85100</text:p>
          </table:table-cell>
          <table:table-cell office:value-type="string" table:style-name="ce4">
            <text:p>Pre-primary education</text:p>
          </table:table-cell>
          <table:table-cell table:number-columns-repeated="16378"/>
        </table:table-row>
        <table:table-row table:style-name="ro1">
          <table:table-cell office:value-type="string" table:style-name="ce2">
            <text:p>85.2</text:p>
          </table:table-cell>
          <table:table-cell office:value-type="string" table:style-name="ce4">
            <text:p>Primary education</text:p>
          </table:table-cell>
          <table:table-cell office:value-type="string" office:string-value="852" table:formula="of:=SUBSTITUTE([.A1058];&quot;.&quot;;&quot;&quot;)" table:style-name="ce6">
            <text:p>852</text:p>
          </table:table-cell>
          <table:table-cell office:value-type="string" office:string-value="852" table:formula="of:=SUBSTITUTE([.C1058];&quot;/&quot;;&quot;&quot;)" table:style-name="ce5">
            <text:p>852</text:p>
          </table:table-cell>
          <table:table-cell office:value-type="string" office:string-value="85200" table:formula="of:=[.D1058]&amp;REPT(&quot;0&quot;;5-LEN([.D1058]))" table:style-name="ce5">
            <text:p>85200</text:p>
          </table:table-cell>
          <table:table-cell office:value-type="string" table:style-name="ce4">
            <text:p>Primary education</text:p>
          </table:table-cell>
          <table:table-cell table:number-columns-repeated="16378"/>
        </table:table-row>
        <table:table-row table:style-name="ro1">
          <table:table-cell office:value-type="string" table:style-name="ce2">
            <text:p>85.20</text:p>
          </table:table-cell>
          <table:table-cell office:value-type="string" table:style-name="ce4">
            <text:p>Primary education</text:p>
          </table:table-cell>
          <table:table-cell office:value-type="string" office:string-value="8520" table:formula="of:=SUBSTITUTE([.A1059];&quot;.&quot;;&quot;&quot;)" table:style-name="ce6">
            <text:p>8520</text:p>
          </table:table-cell>
          <table:table-cell office:value-type="string" office:string-value="8520" table:formula="of:=SUBSTITUTE([.C1059];&quot;/&quot;;&quot;&quot;)" table:style-name="ce5">
            <text:p>8520</text:p>
          </table:table-cell>
          <table:table-cell office:value-type="string" office:string-value="85200" table:formula="of:=[.D1059]&amp;REPT(&quot;0&quot;;5-LEN([.D1059]))" table:style-name="ce5">
            <text:p>85200</text:p>
          </table:table-cell>
          <table:table-cell office:value-type="string" table:style-name="ce4">
            <text:p>Primary education</text:p>
          </table:table-cell>
          <table:table-cell table:number-columns-repeated="16378"/>
        </table:table-row>
        <table:table-row table:style-name="ro1">
          <table:table-cell office:value-type="string" table:style-name="ce2">
            <text:p>85.3</text:p>
          </table:table-cell>
          <table:table-cell office:value-type="string" table:style-name="ce4">
            <text:p>Secondary education</text:p>
          </table:table-cell>
          <table:table-cell office:value-type="string" office:string-value="853" table:formula="of:=SUBSTITUTE([.A1060];&quot;.&quot;;&quot;&quot;)" table:style-name="ce6">
            <text:p>853</text:p>
          </table:table-cell>
          <table:table-cell office:value-type="string" office:string-value="853" table:formula="of:=SUBSTITUTE([.C1060];&quot;/&quot;;&quot;&quot;)" table:style-name="ce5">
            <text:p>853</text:p>
          </table:table-cell>
          <table:table-cell office:value-type="string" office:string-value="85300" table:formula="of:=[.D1060]&amp;REPT(&quot;0&quot;;5-LEN([.D1060]))" table:style-name="ce5">
            <text:p>85300</text:p>
          </table:table-cell>
          <table:table-cell office:value-type="string" table:style-name="ce4">
            <text:p>Secondary education</text:p>
          </table:table-cell>
          <table:table-cell table:number-columns-repeated="16378"/>
        </table:table-row>
        <table:table-row table:style-name="ro1">
          <table:table-cell office:value-type="string" table:style-name="ce2">
            <text:p>85.31</text:p>
          </table:table-cell>
          <table:table-cell office:value-type="string" table:style-name="ce4">
            <text:p>General secondary education</text:p>
          </table:table-cell>
          <table:table-cell office:value-type="string" office:string-value="8531" table:formula="of:=SUBSTITUTE([.A1061];&quot;.&quot;;&quot;&quot;)" table:style-name="ce6">
            <text:p>8531</text:p>
          </table:table-cell>
          <table:table-cell office:value-type="string" office:string-value="8531" table:formula="of:=SUBSTITUTE([.C1061];&quot;/&quot;;&quot;&quot;)" table:style-name="ce5">
            <text:p>8531</text:p>
          </table:table-cell>
          <table:table-cell office:value-type="string" office:string-value="85310" table:formula="of:=[.D1061]&amp;REPT(&quot;0&quot;;5-LEN([.D1061]))" table:style-name="ce5">
            <text:p>85310</text:p>
          </table:table-cell>
          <table:table-cell office:value-type="string" table:style-name="ce4">
            <text:p>General secondary education</text:p>
          </table:table-cell>
          <table:table-cell table:number-columns-repeated="16378"/>
        </table:table-row>
        <table:table-row table:style-name="ro1">
          <table:table-cell office:value-type="string" table:style-name="ce2">
            <text:p>85.32</text:p>
          </table:table-cell>
          <table:table-cell office:value-type="string" table:style-name="ce4">
            <text:p>Technical and vocational secondary education</text:p>
          </table:table-cell>
          <table:table-cell office:value-type="string" office:string-value="8532" table:formula="of:=SUBSTITUTE([.A1062];&quot;.&quot;;&quot;&quot;)" table:style-name="ce6">
            <text:p>8532</text:p>
          </table:table-cell>
          <table:table-cell office:value-type="string" office:string-value="8532" table:formula="of:=SUBSTITUTE([.C1062];&quot;/&quot;;&quot;&quot;)" table:style-name="ce5">
            <text:p>8532</text:p>
          </table:table-cell>
          <table:table-cell office:value-type="string" office:string-value="85320" table:formula="of:=[.D1062]&amp;REPT(&quot;0&quot;;5-LEN([.D1062]))" table:style-name="ce5">
            <text:p>85320</text:p>
          </table:table-cell>
          <table:table-cell office:value-type="string" table:style-name="ce4">
            <text:p>Technical and vocational secondary education</text:p>
          </table:table-cell>
          <table:table-cell table:number-columns-repeated="16378"/>
        </table:table-row>
        <table:table-row table:style-name="ro1">
          <table:table-cell office:value-type="string" table:style-name="ce2">
            <text:p>85.4</text:p>
          </table:table-cell>
          <table:table-cell office:value-type="string" table:style-name="ce4">
            <text:p>Higher education</text:p>
          </table:table-cell>
          <table:table-cell office:value-type="string" office:string-value="854" table:formula="of:=SUBSTITUTE([.A1063];&quot;.&quot;;&quot;&quot;)" table:style-name="ce6">
            <text:p>854</text:p>
          </table:table-cell>
          <table:table-cell office:value-type="string" office:string-value="854" table:formula="of:=SUBSTITUTE([.C1063];&quot;/&quot;;&quot;&quot;)" table:style-name="ce5">
            <text:p>854</text:p>
          </table:table-cell>
          <table:table-cell office:value-type="string" office:string-value="85400" table:formula="of:=[.D1063]&amp;REPT(&quot;0&quot;;5-LEN([.D1063]))" table:style-name="ce5">
            <text:p>85400</text:p>
          </table:table-cell>
          <table:table-cell office:value-type="string" table:style-name="ce4">
            <text:p>Higher education</text:p>
          </table:table-cell>
          <table:table-cell table:number-columns-repeated="16378"/>
        </table:table-row>
        <table:table-row table:style-name="ro1">
          <table:table-cell office:value-type="string" table:style-name="ce2">
            <text:p>85.41</text:p>
          </table:table-cell>
          <table:table-cell office:value-type="string" table:style-name="ce4">
            <text:p>Post-secondary non-tertiary education</text:p>
          </table:table-cell>
          <table:table-cell office:value-type="string" office:string-value="8541" table:formula="of:=SUBSTITUTE([.A1064];&quot;.&quot;;&quot;&quot;)" table:style-name="ce6">
            <text:p>8541</text:p>
          </table:table-cell>
          <table:table-cell office:value-type="string" office:string-value="8541" table:formula="of:=SUBSTITUTE([.C1064];&quot;/&quot;;&quot;&quot;)" table:style-name="ce5">
            <text:p>8541</text:p>
          </table:table-cell>
          <table:table-cell office:value-type="string" office:string-value="85410" table:formula="of:=[.D1064]&amp;REPT(&quot;0&quot;;5-LEN([.D1064]))" table:style-name="ce5">
            <text:p>85410</text:p>
          </table:table-cell>
          <table:table-cell office:value-type="string" table:style-name="ce4">
            <text:p>Post-secondary non-tertiary education</text:p>
          </table:table-cell>
          <table:table-cell table:number-columns-repeated="16378"/>
        </table:table-row>
        <table:table-row table:style-name="ro1">
          <table:table-cell office:value-type="string" table:style-name="ce2">
            <text:p>85.42</text:p>
          </table:table-cell>
          <table:table-cell office:value-type="string" table:style-name="ce4">
            <text:p>Tertiary education</text:p>
          </table:table-cell>
          <table:table-cell office:value-type="string" office:string-value="8542" table:formula="of:=SUBSTITUTE([.A1065];&quot;.&quot;;&quot;&quot;)" table:style-name="ce6">
            <text:p>8542</text:p>
          </table:table-cell>
          <table:table-cell office:value-type="string" office:string-value="8542" table:formula="of:=SUBSTITUTE([.C1065];&quot;/&quot;;&quot;&quot;)" table:style-name="ce5">
            <text:p>8542</text:p>
          </table:table-cell>
          <table:table-cell office:value-type="string" office:string-value="85420" table:formula="of:=[.D1065]&amp;REPT(&quot;0&quot;;5-LEN([.D1065]))" table:style-name="ce5">
            <text:p>85420</text:p>
          </table:table-cell>
          <table:table-cell office:value-type="string" table:style-name="ce4">
            <text:p>Tertiary education</text:p>
          </table:table-cell>
          <table:table-cell table:number-columns-repeated="16378"/>
        </table:table-row>
        <table:table-row table:style-name="ro1">
          <table:table-cell office:value-type="string" table:style-name="ce2">
            <text:p>85.42/1</text:p>
          </table:table-cell>
          <table:table-cell office:value-type="string" table:style-name="ce4">
            <text:p>First-degree level higher education</text:p>
          </table:table-cell>
          <table:table-cell office:value-type="string" office:string-value="8542/1" table:formula="of:=SUBSTITUTE([.A1066];&quot;.&quot;;&quot;&quot;)" table:style-name="ce6">
            <text:p>8542/1</text:p>
          </table:table-cell>
          <table:table-cell office:value-type="string" office:string-value="85421" table:formula="of:=SUBSTITUTE([.C1066];&quot;/&quot;;&quot;&quot;)" table:style-name="ce5">
            <text:p>85421</text:p>
          </table:table-cell>
          <table:table-cell office:value-type="string" office:string-value="85421" table:formula="of:=[.D1066]&amp;REPT(&quot;0&quot;;5-LEN([.D1066]))" table:style-name="ce5">
            <text:p>85421</text:p>
          </table:table-cell>
          <table:table-cell office:value-type="string" table:style-name="ce4">
            <text:p>First-degree level higher education</text:p>
          </table:table-cell>
          <table:table-cell table:number-columns-repeated="16378"/>
        </table:table-row>
        <table:table-row table:style-name="ro1">
          <table:table-cell office:value-type="string" table:style-name="ce2">
            <text:p>85.42/2</text:p>
          </table:table-cell>
          <table:table-cell office:value-type="string" table:style-name="ce4">
            <text:p>Post-graduate level higher education</text:p>
          </table:table-cell>
          <table:table-cell office:value-type="string" office:string-value="8542/2" table:formula="of:=SUBSTITUTE([.A1067];&quot;.&quot;;&quot;&quot;)" table:style-name="ce6">
            <text:p>8542/2</text:p>
          </table:table-cell>
          <table:table-cell office:value-type="string" office:string-value="85422" table:formula="of:=SUBSTITUTE([.C1067];&quot;/&quot;;&quot;&quot;)" table:style-name="ce5">
            <text:p>85422</text:p>
          </table:table-cell>
          <table:table-cell office:value-type="string" office:string-value="85422" table:formula="of:=[.D1067]&amp;REPT(&quot;0&quot;;5-LEN([.D1067]))" table:style-name="ce5">
            <text:p>85422</text:p>
          </table:table-cell>
          <table:table-cell office:value-type="string" table:style-name="ce4">
            <text:p>Post-graduate level higher education</text:p>
          </table:table-cell>
          <table:table-cell table:number-columns-repeated="16378"/>
        </table:table-row>
        <table:table-row table:style-name="ro1">
          <table:table-cell office:value-type="string" table:style-name="ce2">
            <text:p>85.5</text:p>
          </table:table-cell>
          <table:table-cell office:value-type="string" table:style-name="ce4">
            <text:p>Other education</text:p>
          </table:table-cell>
          <table:table-cell office:value-type="string" office:string-value="855" table:formula="of:=SUBSTITUTE([.A1068];&quot;.&quot;;&quot;&quot;)" table:style-name="ce6">
            <text:p>855</text:p>
          </table:table-cell>
          <table:table-cell office:value-type="string" office:string-value="855" table:formula="of:=SUBSTITUTE([.C1068];&quot;/&quot;;&quot;&quot;)" table:style-name="ce5">
            <text:p>855</text:p>
          </table:table-cell>
          <table:table-cell office:value-type="string" office:string-value="85500" table:formula="of:=[.D1068]&amp;REPT(&quot;0&quot;;5-LEN([.D1068]))" table:style-name="ce5">
            <text:p>85500</text:p>
          </table:table-cell>
          <table:table-cell office:value-type="string" table:style-name="ce4">
            <text:p>Other education</text:p>
          </table:table-cell>
          <table:table-cell table:number-columns-repeated="16378"/>
        </table:table-row>
        <table:table-row table:style-name="ro1">
          <table:table-cell office:value-type="string" table:style-name="ce2">
            <text:p>85.51</text:p>
          </table:table-cell>
          <table:table-cell office:value-type="string" table:style-name="ce4">
            <text:p>Sports and recreation education</text:p>
          </table:table-cell>
          <table:table-cell office:value-type="string" office:string-value="8551" table:formula="of:=SUBSTITUTE([.A1069];&quot;.&quot;;&quot;&quot;)" table:style-name="ce6">
            <text:p>8551</text:p>
          </table:table-cell>
          <table:table-cell office:value-type="string" office:string-value="8551" table:formula="of:=SUBSTITUTE([.C1069];&quot;/&quot;;&quot;&quot;)" table:style-name="ce5">
            <text:p>8551</text:p>
          </table:table-cell>
          <table:table-cell office:value-type="string" office:string-value="85510" table:formula="of:=[.D1069]&amp;REPT(&quot;0&quot;;5-LEN([.D1069]))" table:style-name="ce5">
            <text:p>85510</text:p>
          </table:table-cell>
          <table:table-cell office:value-type="string" table:style-name="ce4">
            <text:p>Sports and recreation education</text:p>
          </table:table-cell>
          <table:table-cell table:number-columns-repeated="16378"/>
        </table:table-row>
        <table:table-row table:style-name="ro1">
          <table:table-cell office:value-type="string" table:style-name="ce2">
            <text:p>85.52</text:p>
          </table:table-cell>
          <table:table-cell office:value-type="string" table:style-name="ce4">
            <text:p>Cultural education</text:p>
          </table:table-cell>
          <table:table-cell office:value-type="string" office:string-value="8552" table:formula="of:=SUBSTITUTE([.A1070];&quot;.&quot;;&quot;&quot;)" table:style-name="ce6">
            <text:p>8552</text:p>
          </table:table-cell>
          <table:table-cell office:value-type="string" office:string-value="8552" table:formula="of:=SUBSTITUTE([.C1070];&quot;/&quot;;&quot;&quot;)" table:style-name="ce5">
            <text:p>8552</text:p>
          </table:table-cell>
          <table:table-cell office:value-type="string" office:string-value="85520" table:formula="of:=[.D1070]&amp;REPT(&quot;0&quot;;5-LEN([.D1070]))" table:style-name="ce5">
            <text:p>85520</text:p>
          </table:table-cell>
          <table:table-cell office:value-type="string" table:style-name="ce4">
            <text:p>Cultural education</text:p>
          </table:table-cell>
          <table:table-cell table:number-columns-repeated="16378"/>
        </table:table-row>
        <table:table-row table:style-name="ro1">
          <table:table-cell office:value-type="string" table:style-name="ce2">
            <text:p>85.53</text:p>
          </table:table-cell>
          <table:table-cell office:value-type="string" table:style-name="ce4">
            <text:p>Driving school activities</text:p>
          </table:table-cell>
          <table:table-cell office:value-type="string" office:string-value="8553" table:formula="of:=SUBSTITUTE([.A1071];&quot;.&quot;;&quot;&quot;)" table:style-name="ce6">
            <text:p>8553</text:p>
          </table:table-cell>
          <table:table-cell office:value-type="string" office:string-value="8553" table:formula="of:=SUBSTITUTE([.C1071];&quot;/&quot;;&quot;&quot;)" table:style-name="ce5">
            <text:p>8553</text:p>
          </table:table-cell>
          <table:table-cell office:value-type="string" office:string-value="85530" table:formula="of:=[.D1071]&amp;REPT(&quot;0&quot;;5-LEN([.D1071]))" table:style-name="ce5">
            <text:p>85530</text:p>
          </table:table-cell>
          <table:table-cell office:value-type="string" table:style-name="ce4">
            <text:p>Driving school activities</text:p>
          </table:table-cell>
          <table:table-cell table:number-columns-repeated="16378"/>
        </table:table-row>
        <table:table-row table:style-name="ro1">
          <table:table-cell office:value-type="string" table:style-name="ce2">
            <text:p>85.59</text:p>
          </table:table-cell>
          <table:table-cell office:value-type="string" table:style-name="ce4">
            <text:p>Other education not elsewhere classified</text:p>
          </table:table-cell>
          <table:table-cell office:value-type="string" office:string-value="8559" table:formula="of:=SUBSTITUTE([.A1072];&quot;.&quot;;&quot;&quot;)" table:style-name="ce6">
            <text:p>8559</text:p>
          </table:table-cell>
          <table:table-cell office:value-type="string" office:string-value="8559" table:formula="of:=SUBSTITUTE([.C1072];&quot;/&quot;;&quot;&quot;)" table:style-name="ce5">
            <text:p>8559</text:p>
          </table:table-cell>
          <table:table-cell office:value-type="string" office:string-value="85590" table:formula="of:=[.D1072]&amp;REPT(&quot;0&quot;;5-LEN([.D1072]))" table:style-name="ce5">
            <text:p>85590</text:p>
          </table:table-cell>
          <table:table-cell office:value-type="string" table:style-name="ce4">
            <text:p>Other education not elsewhere classified</text:p>
          </table:table-cell>
          <table:table-cell table:number-columns-repeated="16378"/>
        </table:table-row>
        <table:table-row table:style-name="ro1">
          <table:table-cell office:value-type="string" table:style-name="ce2">
            <text:p>85.6</text:p>
          </table:table-cell>
          <table:table-cell office:value-type="string" table:style-name="ce4">
            <text:p>Educational support activities</text:p>
          </table:table-cell>
          <table:table-cell office:value-type="string" office:string-value="856" table:formula="of:=SUBSTITUTE([.A1073];&quot;.&quot;;&quot;&quot;)" table:style-name="ce6">
            <text:p>856</text:p>
          </table:table-cell>
          <table:table-cell office:value-type="string" office:string-value="856" table:formula="of:=SUBSTITUTE([.C1073];&quot;/&quot;;&quot;&quot;)" table:style-name="ce5">
            <text:p>856</text:p>
          </table:table-cell>
          <table:table-cell office:value-type="string" office:string-value="85600" table:formula="of:=[.D1073]&amp;REPT(&quot;0&quot;;5-LEN([.D1073]))" table:style-name="ce5">
            <text:p>85600</text:p>
          </table:table-cell>
          <table:table-cell office:value-type="string" table:style-name="ce4">
            <text:p>Educational support activities</text:p>
          </table:table-cell>
          <table:table-cell table:number-columns-repeated="16378"/>
        </table:table-row>
        <table:table-row table:style-name="ro1">
          <table:table-cell office:value-type="string" table:style-name="ce2">
            <text:p>85.60</text:p>
          </table:table-cell>
          <table:table-cell office:value-type="string" table:style-name="ce4">
            <text:p>Educational support activities</text:p>
          </table:table-cell>
          <table:table-cell office:value-type="string" office:string-value="8560" table:formula="of:=SUBSTITUTE([.A1074];&quot;.&quot;;&quot;&quot;)" table:style-name="ce6">
            <text:p>8560</text:p>
          </table:table-cell>
          <table:table-cell office:value-type="string" office:string-value="8560" table:formula="of:=SUBSTITUTE([.C1074];&quot;/&quot;;&quot;&quot;)" table:style-name="ce5">
            <text:p>8560</text:p>
          </table:table-cell>
          <table:table-cell office:value-type="string" office:string-value="85600" table:formula="of:=[.D1074]&amp;REPT(&quot;0&quot;;5-LEN([.D1074]))" table:style-name="ce5">
            <text:p>85600</text:p>
          </table:table-cell>
          <table:table-cell office:value-type="string" table:style-name="ce4">
            <text:p>Educational support activities</text:p>
          </table:table-cell>
          <table:table-cell table:number-columns-repeated="16378"/>
        </table:table-row>
        <table:table-row table:style-name="ro1">
          <table:table-cell office:value-type="string" table:style-name="ce2">
            <text:p>86</text:p>
          </table:table-cell>
          <table:table-cell office:value-type="string" table:style-name="ce4">
            <text:p>Human health activities</text:p>
          </table:table-cell>
          <table:table-cell office:value-type="string" office:string-value="86" table:formula="of:=SUBSTITUTE([.A1075];&quot;.&quot;;&quot;&quot;)" table:style-name="ce6">
            <text:p>86</text:p>
          </table:table-cell>
          <table:table-cell office:value-type="string" office:string-value="86" table:formula="of:=SUBSTITUTE([.C1075];&quot;/&quot;;&quot;&quot;)" table:style-name="ce5">
            <text:p>86</text:p>
          </table:table-cell>
          <table:table-cell office:value-type="string" office:string-value="86000" table:formula="of:=[.D1075]&amp;REPT(&quot;0&quot;;5-LEN([.D1075]))" table:style-name="ce5">
            <text:p>86000</text:p>
          </table:table-cell>
          <table:table-cell office:value-type="string" table:style-name="ce4">
            <text:p>Human health activities</text:p>
          </table:table-cell>
          <table:table-cell table:number-columns-repeated="16378"/>
        </table:table-row>
        <table:table-row table:style-name="ro1">
          <table:table-cell office:value-type="string" table:style-name="ce2">
            <text:p>86.1</text:p>
          </table:table-cell>
          <table:table-cell office:value-type="string" table:style-name="ce4">
            <text:p>Hospital activities</text:p>
          </table:table-cell>
          <table:table-cell office:value-type="string" office:string-value="861" table:formula="of:=SUBSTITUTE([.A1076];&quot;.&quot;;&quot;&quot;)" table:style-name="ce6">
            <text:p>861</text:p>
          </table:table-cell>
          <table:table-cell office:value-type="string" office:string-value="861" table:formula="of:=SUBSTITUTE([.C1076];&quot;/&quot;;&quot;&quot;)" table:style-name="ce5">
            <text:p>861</text:p>
          </table:table-cell>
          <table:table-cell office:value-type="string" office:string-value="86100" table:formula="of:=[.D1076]&amp;REPT(&quot;0&quot;;5-LEN([.D1076]))" table:style-name="ce5">
            <text:p>86100</text:p>
          </table:table-cell>
          <table:table-cell office:value-type="string" table:style-name="ce4">
            <text:p>Hospital activities</text:p>
          </table:table-cell>
          <table:table-cell table:number-columns-repeated="16378"/>
        </table:table-row>
        <table:table-row table:style-name="ro1">
          <table:table-cell office:value-type="string" table:style-name="ce2">
            <text:p>86.10</text:p>
          </table:table-cell>
          <table:table-cell office:value-type="string" table:style-name="ce4">
            <text:p>Hospital activities</text:p>
          </table:table-cell>
          <table:table-cell office:value-type="string" office:string-value="8610" table:formula="of:=SUBSTITUTE([.A1077];&quot;.&quot;;&quot;&quot;)" table:style-name="ce6">
            <text:p>8610</text:p>
          </table:table-cell>
          <table:table-cell office:value-type="string" office:string-value="8610" table:formula="of:=SUBSTITUTE([.C1077];&quot;/&quot;;&quot;&quot;)" table:style-name="ce5">
            <text:p>8610</text:p>
          </table:table-cell>
          <table:table-cell office:value-type="string" office:string-value="86100" table:formula="of:=[.D1077]&amp;REPT(&quot;0&quot;;5-LEN([.D1077]))" table:style-name="ce5">
            <text:p>86100</text:p>
          </table:table-cell>
          <table:table-cell office:value-type="string" table:style-name="ce4">
            <text:p>Hospital activities</text:p>
          </table:table-cell>
          <table:table-cell table:number-columns-repeated="16378"/>
        </table:table-row>
        <table:table-row table:style-name="ro1">
          <table:table-cell office:value-type="string" table:style-name="ce2">
            <text:p>86.10/1</text:p>
          </table:table-cell>
          <table:table-cell office:value-type="string" table:style-name="ce4">
            <text:p>Hospital activities</text:p>
          </table:table-cell>
          <table:table-cell office:value-type="string" office:string-value="8610/1" table:formula="of:=SUBSTITUTE([.A1078];&quot;.&quot;;&quot;&quot;)" table:style-name="ce6">
            <text:p>8610/1</text:p>
          </table:table-cell>
          <table:table-cell office:value-type="string" office:string-value="86101" table:formula="of:=SUBSTITUTE([.C1078];&quot;/&quot;;&quot;&quot;)" table:style-name="ce5">
            <text:p>86101</text:p>
          </table:table-cell>
          <table:table-cell office:value-type="string" office:string-value="86101" table:formula="of:=[.D1078]&amp;REPT(&quot;0&quot;;5-LEN([.D1078]))" table:style-name="ce5">
            <text:p>86101</text:p>
          </table:table-cell>
          <table:table-cell office:value-type="string" table:style-name="ce4">
            <text:p>Hospital activities</text:p>
          </table:table-cell>
          <table:table-cell table:number-columns-repeated="16378"/>
        </table:table-row>
        <table:table-row table:style-name="ro1">
          <table:table-cell office:value-type="string" table:style-name="ce2">
            <text:p>86.10/2</text:p>
          </table:table-cell>
          <table:table-cell office:value-type="string" table:style-name="ce4">
            <text:p>Medical nursing home activities</text:p>
          </table:table-cell>
          <table:table-cell office:value-type="string" office:string-value="8610/2" table:formula="of:=SUBSTITUTE([.A1079];&quot;.&quot;;&quot;&quot;)" table:style-name="ce6">
            <text:p>8610/2</text:p>
          </table:table-cell>
          <table:table-cell office:value-type="string" office:string-value="86102" table:formula="of:=SUBSTITUTE([.C1079];&quot;/&quot;;&quot;&quot;)" table:style-name="ce5">
            <text:p>86102</text:p>
          </table:table-cell>
          <table:table-cell office:value-type="string" office:string-value="86102" table:formula="of:=[.D1079]&amp;REPT(&quot;0&quot;;5-LEN([.D1079]))" table:style-name="ce5">
            <text:p>86102</text:p>
          </table:table-cell>
          <table:table-cell office:value-type="string" table:style-name="ce4">
            <text:p>Medical nursing home activities</text:p>
          </table:table-cell>
          <table:table-cell table:number-columns-repeated="16378"/>
        </table:table-row>
        <table:table-row table:style-name="ro1">
          <table:table-cell office:value-type="string" table:style-name="ce2">
            <text:p>86.2</text:p>
          </table:table-cell>
          <table:table-cell office:value-type="string" table:style-name="ce4">
            <text:p>Medical and dental practice activities</text:p>
          </table:table-cell>
          <table:table-cell office:value-type="string" office:string-value="862" table:formula="of:=SUBSTITUTE([.A1080];&quot;.&quot;;&quot;&quot;)" table:style-name="ce6">
            <text:p>862</text:p>
          </table:table-cell>
          <table:table-cell office:value-type="string" office:string-value="862" table:formula="of:=SUBSTITUTE([.C1080];&quot;/&quot;;&quot;&quot;)" table:style-name="ce5">
            <text:p>862</text:p>
          </table:table-cell>
          <table:table-cell office:value-type="string" office:string-value="86200" table:formula="of:=[.D1080]&amp;REPT(&quot;0&quot;;5-LEN([.D1080]))" table:style-name="ce5">
            <text:p>86200</text:p>
          </table:table-cell>
          <table:table-cell office:value-type="string" table:style-name="ce4">
            <text:p>Medical and dental practice activities</text:p>
          </table:table-cell>
          <table:table-cell table:number-columns-repeated="16378"/>
        </table:table-row>
        <table:table-row table:style-name="ro1">
          <table:table-cell office:value-type="string" table:style-name="ce2">
            <text:p>86.21</text:p>
          </table:table-cell>
          <table:table-cell office:value-type="string" table:style-name="ce4">
            <text:p>General medical practice activities</text:p>
          </table:table-cell>
          <table:table-cell office:value-type="string" office:string-value="8621" table:formula="of:=SUBSTITUTE([.A1081];&quot;.&quot;;&quot;&quot;)" table:style-name="ce6">
            <text:p>8621</text:p>
          </table:table-cell>
          <table:table-cell office:value-type="string" office:string-value="8621" table:formula="of:=SUBSTITUTE([.C1081];&quot;/&quot;;&quot;&quot;)" table:style-name="ce5">
            <text:p>8621</text:p>
          </table:table-cell>
          <table:table-cell office:value-type="string" office:string-value="86210" table:formula="of:=[.D1081]&amp;REPT(&quot;0&quot;;5-LEN([.D1081]))" table:style-name="ce5">
            <text:p>86210</text:p>
          </table:table-cell>
          <table:table-cell office:value-type="string" table:style-name="ce4">
            <text:p>General medical practice activities</text:p>
          </table:table-cell>
          <table:table-cell table:number-columns-repeated="16378"/>
        </table:table-row>
        <table:table-row table:style-name="ro1">
          <table:table-cell office:value-type="string" table:style-name="ce2">
            <text:p>86.22</text:p>
          </table:table-cell>
          <table:table-cell office:value-type="string" table:style-name="ce4">
            <text:p>Specialist medical practice activities</text:p>
          </table:table-cell>
          <table:table-cell office:value-type="string" office:string-value="8622" table:formula="of:=SUBSTITUTE([.A1082];&quot;.&quot;;&quot;&quot;)" table:style-name="ce6">
            <text:p>8622</text:p>
          </table:table-cell>
          <table:table-cell office:value-type="string" office:string-value="8622" table:formula="of:=SUBSTITUTE([.C1082];&quot;/&quot;;&quot;&quot;)" table:style-name="ce5">
            <text:p>8622</text:p>
          </table:table-cell>
          <table:table-cell office:value-type="string" office:string-value="86220" table:formula="of:=[.D1082]&amp;REPT(&quot;0&quot;;5-LEN([.D1082]))" table:style-name="ce5">
            <text:p>86220</text:p>
          </table:table-cell>
          <table:table-cell office:value-type="string" table:style-name="ce4">
            <text:p>Specialist medical practice activities</text:p>
          </table:table-cell>
          <table:table-cell table:number-columns-repeated="16378"/>
        </table:table-row>
        <table:table-row table:style-name="ro1">
          <table:table-cell office:value-type="string" table:style-name="ce2">
            <text:p>86.23</text:p>
          </table:table-cell>
          <table:table-cell office:value-type="string" table:style-name="ce4">
            <text:p>Dental practice activities</text:p>
          </table:table-cell>
          <table:table-cell office:value-type="string" office:string-value="8623" table:formula="of:=SUBSTITUTE([.A1083];&quot;.&quot;;&quot;&quot;)" table:style-name="ce6">
            <text:p>8623</text:p>
          </table:table-cell>
          <table:table-cell office:value-type="string" office:string-value="8623" table:formula="of:=SUBSTITUTE([.C1083];&quot;/&quot;;&quot;&quot;)" table:style-name="ce5">
            <text:p>8623</text:p>
          </table:table-cell>
          <table:table-cell office:value-type="string" office:string-value="86230" table:formula="of:=[.D1083]&amp;REPT(&quot;0&quot;;5-LEN([.D1083]))" table:style-name="ce5">
            <text:p>86230</text:p>
          </table:table-cell>
          <table:table-cell office:value-type="string" table:style-name="ce4">
            <text:p>Dental practice activities</text:p>
          </table:table-cell>
          <table:table-cell table:number-columns-repeated="16378"/>
        </table:table-row>
        <table:table-row table:style-name="ro1">
          <table:table-cell office:value-type="string" table:style-name="ce2">
            <text:p>86.9</text:p>
          </table:table-cell>
          <table:table-cell office:value-type="string" table:style-name="ce4">
            <text:p>Other human health activities</text:p>
          </table:table-cell>
          <table:table-cell office:value-type="string" office:string-value="869" table:formula="of:=SUBSTITUTE([.A1084];&quot;.&quot;;&quot;&quot;)" table:style-name="ce6">
            <text:p>869</text:p>
          </table:table-cell>
          <table:table-cell office:value-type="string" office:string-value="869" table:formula="of:=SUBSTITUTE([.C1084];&quot;/&quot;;&quot;&quot;)" table:style-name="ce5">
            <text:p>869</text:p>
          </table:table-cell>
          <table:table-cell office:value-type="string" office:string-value="86900" table:formula="of:=[.D1084]&amp;REPT(&quot;0&quot;;5-LEN([.D1084]))" table:style-name="ce5">
            <text:p>86900</text:p>
          </table:table-cell>
          <table:table-cell office:value-type="string" table:style-name="ce4">
            <text:p>Other human health activities</text:p>
          </table:table-cell>
          <table:table-cell table:number-columns-repeated="16378"/>
        </table:table-row>
        <table:table-row table:style-name="ro1">
          <table:table-cell office:value-type="string" table:style-name="ce2">
            <text:p>86.90</text:p>
          </table:table-cell>
          <table:table-cell office:value-type="string" table:style-name="ce4">
            <text:p>Other human health activities</text:p>
          </table:table-cell>
          <table:table-cell office:value-type="string" office:string-value="8690" table:formula="of:=SUBSTITUTE([.A1085];&quot;.&quot;;&quot;&quot;)" table:style-name="ce6">
            <text:p>8690</text:p>
          </table:table-cell>
          <table:table-cell office:value-type="string" office:string-value="8690" table:formula="of:=SUBSTITUTE([.C1085];&quot;/&quot;;&quot;&quot;)" table:style-name="ce5">
            <text:p>8690</text:p>
          </table:table-cell>
          <table:table-cell office:value-type="string" office:string-value="86900" table:formula="of:=[.D1085]&amp;REPT(&quot;0&quot;;5-LEN([.D1085]))" table:style-name="ce5">
            <text:p>86900</text:p>
          </table:table-cell>
          <table:table-cell office:value-type="string" table:style-name="ce4">
            <text:p>Other human health activities</text:p>
          </table:table-cell>
          <table:table-cell table:number-columns-repeated="16378"/>
        </table:table-row>
        <table:table-row table:style-name="ro1">
          <table:table-cell office:value-type="string" table:style-name="ce2">
            <text:p>87</text:p>
          </table:table-cell>
          <table:table-cell office:value-type="string" table:style-name="ce4">
            <text:p>Residential care activities</text:p>
          </table:table-cell>
          <table:table-cell office:value-type="string" office:string-value="87" table:formula="of:=SUBSTITUTE([.A1086];&quot;.&quot;;&quot;&quot;)" table:style-name="ce6">
            <text:p>87</text:p>
          </table:table-cell>
          <table:table-cell office:value-type="string" office:string-value="87" table:formula="of:=SUBSTITUTE([.C1086];&quot;/&quot;;&quot;&quot;)" table:style-name="ce5">
            <text:p>87</text:p>
          </table:table-cell>
          <table:table-cell office:value-type="string" office:string-value="87000" table:formula="of:=[.D1086]&amp;REPT(&quot;0&quot;;5-LEN([.D1086]))" table:style-name="ce5">
            <text:p>87000</text:p>
          </table:table-cell>
          <table:table-cell office:value-type="string" table:style-name="ce4">
            <text:p>Residential care activities</text:p>
          </table:table-cell>
          <table:table-cell table:number-columns-repeated="16378"/>
        </table:table-row>
        <table:table-row table:style-name="ro1">
          <table:table-cell office:value-type="string" table:style-name="ce2">
            <text:p>87.1</text:p>
          </table:table-cell>
          <table:table-cell office:value-type="string" table:style-name="ce4">
            <text:p>Residential nursing care activities</text:p>
          </table:table-cell>
          <table:table-cell office:value-type="string" office:string-value="871" table:formula="of:=SUBSTITUTE([.A1087];&quot;.&quot;;&quot;&quot;)" table:style-name="ce6">
            <text:p>871</text:p>
          </table:table-cell>
          <table:table-cell office:value-type="string" office:string-value="871" table:formula="of:=SUBSTITUTE([.C1087];&quot;/&quot;;&quot;&quot;)" table:style-name="ce5">
            <text:p>871</text:p>
          </table:table-cell>
          <table:table-cell office:value-type="string" office:string-value="87100" table:formula="of:=[.D1087]&amp;REPT(&quot;0&quot;;5-LEN([.D1087]))" table:style-name="ce5">
            <text:p>87100</text:p>
          </table:table-cell>
          <table:table-cell office:value-type="string" table:style-name="ce4">
            <text:p>Residential nursing care activities</text:p>
          </table:table-cell>
          <table:table-cell table:number-columns-repeated="16378"/>
        </table:table-row>
        <table:table-row table:style-name="ro1">
          <table:table-cell office:value-type="string" table:style-name="ce2">
            <text:p>87.10</text:p>
          </table:table-cell>
          <table:table-cell office:value-type="string" table:style-name="ce4">
            <text:p>Residential nursing care activities</text:p>
          </table:table-cell>
          <table:table-cell office:value-type="string" office:string-value="8710" table:formula="of:=SUBSTITUTE([.A1088];&quot;.&quot;;&quot;&quot;)" table:style-name="ce6">
            <text:p>8710</text:p>
          </table:table-cell>
          <table:table-cell office:value-type="string" office:string-value="8710" table:formula="of:=SUBSTITUTE([.C1088];&quot;/&quot;;&quot;&quot;)" table:style-name="ce5">
            <text:p>8710</text:p>
          </table:table-cell>
          <table:table-cell office:value-type="string" office:string-value="87100" table:formula="of:=[.D1088]&amp;REPT(&quot;0&quot;;5-LEN([.D1088]))" table:style-name="ce5">
            <text:p>87100</text:p>
          </table:table-cell>
          <table:table-cell office:value-type="string" table:style-name="ce4">
            <text:p>Residential nursing care activities</text:p>
          </table:table-cell>
          <table:table-cell table:number-columns-repeated="16378"/>
        </table:table-row>
        <table:table-row table:style-name="ro1">
          <table:table-cell office:value-type="string" table:style-name="ce2">
            <text:p>87.2</text:p>
          </table:table-cell>
          <table:table-cell office:value-type="string" table:style-name="ce4">
            <text:p>Residential care activities for learning disabilities, mental health and substance abuse</text:p>
          </table:table-cell>
          <table:table-cell office:value-type="string" office:string-value="872" table:formula="of:=SUBSTITUTE([.A1089];&quot;.&quot;;&quot;&quot;)" table:style-name="ce6">
            <text:p>872</text:p>
          </table:table-cell>
          <table:table-cell office:value-type="string" office:string-value="872" table:formula="of:=SUBSTITUTE([.C1089];&quot;/&quot;;&quot;&quot;)" table:style-name="ce5">
            <text:p>872</text:p>
          </table:table-cell>
          <table:table-cell office:value-type="string" office:string-value="87200" table:formula="of:=[.D1089]&amp;REPT(&quot;0&quot;;5-LEN([.D1089]))" table:style-name="ce5">
            <text:p>87200</text:p>
          </table:table-cell>
          <table:table-cell office:value-type="string" table:style-name="ce4">
            <text:p>Residential care activities for learning disabilities, mental health and substance abuse</text:p>
          </table:table-cell>
          <table:table-cell table:number-columns-repeated="16378"/>
        </table:table-row>
        <table:table-row table:style-name="ro1">
          <table:table-cell office:value-type="string" table:style-name="ce2">
            <text:p>87.20</text:p>
          </table:table-cell>
          <table:table-cell office:value-type="string" table:style-name="ce4">
            <text:p>Residential care activities for learning disabilities, mental health and substance abuse</text:p>
          </table:table-cell>
          <table:table-cell office:value-type="string" office:string-value="8720" table:formula="of:=SUBSTITUTE([.A1090];&quot;.&quot;;&quot;&quot;)" table:style-name="ce6">
            <text:p>8720</text:p>
          </table:table-cell>
          <table:table-cell office:value-type="string" office:string-value="8720" table:formula="of:=SUBSTITUTE([.C1090];&quot;/&quot;;&quot;&quot;)" table:style-name="ce5">
            <text:p>8720</text:p>
          </table:table-cell>
          <table:table-cell office:value-type="string" office:string-value="87200" table:formula="of:=[.D1090]&amp;REPT(&quot;0&quot;;5-LEN([.D1090]))" table:style-name="ce5">
            <text:p>87200</text:p>
          </table:table-cell>
          <table:table-cell office:value-type="string" table:style-name="ce4">
            <text:p>Residential care activities for learning disabilities, mental health and substance abuse</text:p>
          </table:table-cell>
          <table:table-cell table:number-columns-repeated="16378"/>
        </table:table-row>
        <table:table-row table:style-name="ro1">
          <table:table-cell office:value-type="string" table:style-name="ce2">
            <text:p>87.3</text:p>
          </table:table-cell>
          <table:table-cell office:value-type="string" table:style-name="ce4">
            <text:p>Residential care activities for the elderly and disabled</text:p>
          </table:table-cell>
          <table:table-cell office:value-type="string" office:string-value="873" table:formula="of:=SUBSTITUTE([.A1091];&quot;.&quot;;&quot;&quot;)" table:style-name="ce6">
            <text:p>873</text:p>
          </table:table-cell>
          <table:table-cell office:value-type="string" office:string-value="873" table:formula="of:=SUBSTITUTE([.C1091];&quot;/&quot;;&quot;&quot;)" table:style-name="ce5">
            <text:p>873</text:p>
          </table:table-cell>
          <table:table-cell office:value-type="string" office:string-value="87300" table:formula="of:=[.D1091]&amp;REPT(&quot;0&quot;;5-LEN([.D1091]))" table:style-name="ce5">
            <text:p>87300</text:p>
          </table:table-cell>
          <table:table-cell office:value-type="string" table:style-name="ce4">
            <text:p>Residential care activities for the elderly and disabled</text:p>
          </table:table-cell>
          <table:table-cell table:number-columns-repeated="16378"/>
        </table:table-row>
        <table:table-row table:style-name="ro1">
          <table:table-cell office:value-type="string" table:style-name="ce2">
            <text:p>87.30</text:p>
          </table:table-cell>
          <table:table-cell office:value-type="string" table:style-name="ce4">
            <text:p>Residential care activities for the elderly and disabled</text:p>
          </table:table-cell>
          <table:table-cell office:value-type="string" office:string-value="8730" table:formula="of:=SUBSTITUTE([.A1092];&quot;.&quot;;&quot;&quot;)" table:style-name="ce6">
            <text:p>8730</text:p>
          </table:table-cell>
          <table:table-cell office:value-type="string" office:string-value="8730" table:formula="of:=SUBSTITUTE([.C1092];&quot;/&quot;;&quot;&quot;)" table:style-name="ce5">
            <text:p>8730</text:p>
          </table:table-cell>
          <table:table-cell office:value-type="string" office:string-value="87300" table:formula="of:=[.D1092]&amp;REPT(&quot;0&quot;;5-LEN([.D1092]))" table:style-name="ce5">
            <text:p>87300</text:p>
          </table:table-cell>
          <table:table-cell office:value-type="string" table:style-name="ce4">
            <text:p>Residential care activities for the elderly and disabled</text:p>
          </table:table-cell>
          <table:table-cell table:number-columns-repeated="16378"/>
        </table:table-row>
        <table:table-row table:style-name="ro1">
          <table:table-cell office:value-type="string" table:style-name="ce2">
            <text:p>87.9</text:p>
          </table:table-cell>
          <table:table-cell office:value-type="string" table:style-name="ce4">
            <text:p>Other residential care activities</text:p>
          </table:table-cell>
          <table:table-cell office:value-type="string" office:string-value="879" table:formula="of:=SUBSTITUTE([.A1093];&quot;.&quot;;&quot;&quot;)" table:style-name="ce6">
            <text:p>879</text:p>
          </table:table-cell>
          <table:table-cell office:value-type="string" office:string-value="879" table:formula="of:=SUBSTITUTE([.C1093];&quot;/&quot;;&quot;&quot;)" table:style-name="ce5">
            <text:p>879</text:p>
          </table:table-cell>
          <table:table-cell office:value-type="string" office:string-value="87900" table:formula="of:=[.D1093]&amp;REPT(&quot;0&quot;;5-LEN([.D1093]))" table:style-name="ce5">
            <text:p>87900</text:p>
          </table:table-cell>
          <table:table-cell office:value-type="string" table:style-name="ce4">
            <text:p>Other residential care activities</text:p>
          </table:table-cell>
          <table:table-cell table:number-columns-repeated="16378"/>
        </table:table-row>
        <table:table-row table:style-name="ro1">
          <table:table-cell office:value-type="string" table:style-name="ce2">
            <text:p>87.90</text:p>
          </table:table-cell>
          <table:table-cell office:value-type="string" table:style-name="ce4">
            <text:p>Other residential care activities</text:p>
          </table:table-cell>
          <table:table-cell office:value-type="string" office:string-value="8790" table:formula="of:=SUBSTITUTE([.A1094];&quot;.&quot;;&quot;&quot;)" table:style-name="ce6">
            <text:p>8790</text:p>
          </table:table-cell>
          <table:table-cell office:value-type="string" office:string-value="8790" table:formula="of:=SUBSTITUTE([.C1094];&quot;/&quot;;&quot;&quot;)" table:style-name="ce5">
            <text:p>8790</text:p>
          </table:table-cell>
          <table:table-cell office:value-type="string" office:string-value="87900" table:formula="of:=[.D1094]&amp;REPT(&quot;0&quot;;5-LEN([.D1094]))" table:style-name="ce5">
            <text:p>87900</text:p>
          </table:table-cell>
          <table:table-cell office:value-type="string" table:style-name="ce4">
            <text:p>Other residential care activities</text:p>
          </table:table-cell>
          <table:table-cell table:number-columns-repeated="16378"/>
        </table:table-row>
        <table:table-row table:style-name="ro1">
          <table:table-cell office:value-type="string" table:style-name="ce2">
            <text:p>88</text:p>
          </table:table-cell>
          <table:table-cell office:value-type="string" table:style-name="ce4">
            <text:p>Social work activities without accommodation</text:p>
          </table:table-cell>
          <table:table-cell office:value-type="string" office:string-value="88" table:formula="of:=SUBSTITUTE([.A1095];&quot;.&quot;;&quot;&quot;)" table:style-name="ce6">
            <text:p>88</text:p>
          </table:table-cell>
          <table:table-cell office:value-type="string" office:string-value="88" table:formula="of:=SUBSTITUTE([.C1095];&quot;/&quot;;&quot;&quot;)" table:style-name="ce5">
            <text:p>88</text:p>
          </table:table-cell>
          <table:table-cell office:value-type="string" office:string-value="88000" table:formula="of:=[.D1095]&amp;REPT(&quot;0&quot;;5-LEN([.D1095]))" table:style-name="ce5">
            <text:p>88000</text:p>
          </table:table-cell>
          <table:table-cell office:value-type="string" table:style-name="ce4">
            <text:p>Social work activities without accommodation</text:p>
          </table:table-cell>
          <table:table-cell table:number-columns-repeated="16378"/>
        </table:table-row>
        <table:table-row table:style-name="ro1">
          <table:table-cell office:value-type="string" table:style-name="ce2">
            <text:p>88.1</text:p>
          </table:table-cell>
          <table:table-cell office:value-type="string" table:style-name="ce4">
            <text:p>Social work activities without accommodation for the elderly and disabled</text:p>
          </table:table-cell>
          <table:table-cell office:value-type="string" office:string-value="881" table:formula="of:=SUBSTITUTE([.A1096];&quot;.&quot;;&quot;&quot;)" table:style-name="ce6">
            <text:p>881</text:p>
          </table:table-cell>
          <table:table-cell office:value-type="string" office:string-value="881" table:formula="of:=SUBSTITUTE([.C1096];&quot;/&quot;;&quot;&quot;)" table:style-name="ce5">
            <text:p>881</text:p>
          </table:table-cell>
          <table:table-cell office:value-type="string" office:string-value="88100" table:formula="of:=[.D1096]&amp;REPT(&quot;0&quot;;5-LEN([.D1096]))" table:style-name="ce5">
            <text:p>88100</text:p>
          </table:table-cell>
          <table:table-cell office:value-type="string" table:style-name="ce4">
            <text:p>Social work activities without accommodation for the elderly and disabled</text:p>
          </table:table-cell>
          <table:table-cell table:number-columns-repeated="16378"/>
        </table:table-row>
        <table:table-row table:style-name="ro1">
          <table:table-cell office:value-type="string" table:style-name="ce2">
            <text:p>88.10</text:p>
          </table:table-cell>
          <table:table-cell office:value-type="string" table:style-name="ce4">
            <text:p>Social work activities without accommodation for the elderly and disabled</text:p>
          </table:table-cell>
          <table:table-cell office:value-type="string" office:string-value="8810" table:formula="of:=SUBSTITUTE([.A1097];&quot;.&quot;;&quot;&quot;)" table:style-name="ce6">
            <text:p>8810</text:p>
          </table:table-cell>
          <table:table-cell office:value-type="string" office:string-value="8810" table:formula="of:=SUBSTITUTE([.C1097];&quot;/&quot;;&quot;&quot;)" table:style-name="ce5">
            <text:p>8810</text:p>
          </table:table-cell>
          <table:table-cell office:value-type="string" office:string-value="88100" table:formula="of:=[.D1097]&amp;REPT(&quot;0&quot;;5-LEN([.D1097]))" table:style-name="ce5">
            <text:p>88100</text:p>
          </table:table-cell>
          <table:table-cell office:value-type="string" table:style-name="ce4">
            <text:p>Social work activities without accommodation for the elderly and disabled</text:p>
          </table:table-cell>
          <table:table-cell table:number-columns-repeated="16378"/>
        </table:table-row>
        <table:table-row table:style-name="ro1">
          <table:table-cell office:value-type="string" table:style-name="ce2">
            <text:p>88.9</text:p>
          </table:table-cell>
          <table:table-cell office:value-type="string" table:style-name="ce4">
            <text:p>Other social work activities without accommodation</text:p>
          </table:table-cell>
          <table:table-cell office:value-type="string" office:string-value="889" table:formula="of:=SUBSTITUTE([.A1098];&quot;.&quot;;&quot;&quot;)" table:style-name="ce6">
            <text:p>889</text:p>
          </table:table-cell>
          <table:table-cell office:value-type="string" office:string-value="889" table:formula="of:=SUBSTITUTE([.C1098];&quot;/&quot;;&quot;&quot;)" table:style-name="ce5">
            <text:p>889</text:p>
          </table:table-cell>
          <table:table-cell office:value-type="string" office:string-value="88900" table:formula="of:=[.D1098]&amp;REPT(&quot;0&quot;;5-LEN([.D1098]))" table:style-name="ce5">
            <text:p>88900</text:p>
          </table:table-cell>
          <table:table-cell office:value-type="string" table:style-name="ce4">
            <text:p>Other social work activities without accommodation</text:p>
          </table:table-cell>
          <table:table-cell table:number-columns-repeated="16378"/>
        </table:table-row>
        <table:table-row table:style-name="ro1">
          <table:table-cell office:value-type="string" table:style-name="ce2">
            <text:p>88.91</text:p>
          </table:table-cell>
          <table:table-cell office:value-type="string" table:style-name="ce4">
            <text:p>Child day-care activities</text:p>
          </table:table-cell>
          <table:table-cell office:value-type="string" office:string-value="8891" table:formula="of:=SUBSTITUTE([.A1099];&quot;.&quot;;&quot;&quot;)" table:style-name="ce6">
            <text:p>8891</text:p>
          </table:table-cell>
          <table:table-cell office:value-type="string" office:string-value="8891" table:formula="of:=SUBSTITUTE([.C1099];&quot;/&quot;;&quot;&quot;)" table:style-name="ce5">
            <text:p>8891</text:p>
          </table:table-cell>
          <table:table-cell office:value-type="string" office:string-value="88910" table:formula="of:=[.D1099]&amp;REPT(&quot;0&quot;;5-LEN([.D1099]))" table:style-name="ce5">
            <text:p>88910</text:p>
          </table:table-cell>
          <table:table-cell office:value-type="string" table:style-name="ce4">
            <text:p>Child day-care activities</text:p>
          </table:table-cell>
          <table:table-cell table:number-columns-repeated="16378"/>
        </table:table-row>
        <table:table-row table:style-name="ro1">
          <table:table-cell office:value-type="string" table:style-name="ce2">
            <text:p>88.99</text:p>
          </table:table-cell>
          <table:table-cell office:value-type="string" table:style-name="ce4">
            <text:p>Other social work activities without accommodation not elsewhere classified</text:p>
          </table:table-cell>
          <table:table-cell office:value-type="string" office:string-value="8899" table:formula="of:=SUBSTITUTE([.A1100];&quot;.&quot;;&quot;&quot;)" table:style-name="ce6">
            <text:p>8899</text:p>
          </table:table-cell>
          <table:table-cell office:value-type="string" office:string-value="8899" table:formula="of:=SUBSTITUTE([.C1100];&quot;/&quot;;&quot;&quot;)" table:style-name="ce5">
            <text:p>8899</text:p>
          </table:table-cell>
          <table:table-cell office:value-type="string" office:string-value="88990" table:formula="of:=[.D1100]&amp;REPT(&quot;0&quot;;5-LEN([.D1100]))" table:style-name="ce5">
            <text:p>88990</text:p>
          </table:table-cell>
          <table:table-cell office:value-type="string" table:style-name="ce4">
            <text:p>Other social work activities without accommodation not elsewhere classified</text:p>
          </table:table-cell>
          <table:table-cell table:number-columns-repeated="16378"/>
        </table:table-row>
        <table:table-row table:style-name="ro1">
          <table:table-cell office:value-type="string" table:style-name="ce2">
            <text:p>90</text:p>
          </table:table-cell>
          <table:table-cell office:value-type="string" table:style-name="ce4">
            <text:p>Creative, arts and entertainment activities</text:p>
          </table:table-cell>
          <table:table-cell office:value-type="string" office:string-value="90" table:formula="of:=SUBSTITUTE([.A1101];&quot;.&quot;;&quot;&quot;)" table:style-name="ce6">
            <text:p>90</text:p>
          </table:table-cell>
          <table:table-cell office:value-type="string" office:string-value="90" table:formula="of:=SUBSTITUTE([.C1101];&quot;/&quot;;&quot;&quot;)" table:style-name="ce5">
            <text:p>90</text:p>
          </table:table-cell>
          <table:table-cell office:value-type="string" office:string-value="90000" table:formula="of:=[.D1101]&amp;REPT(&quot;0&quot;;5-LEN([.D1101]))" table:style-name="ce5">
            <text:p>90000</text:p>
          </table:table-cell>
          <table:table-cell office:value-type="string" table:style-name="ce4">
            <text:p>Creative, arts and entertainment activities</text:p>
          </table:table-cell>
          <table:table-cell table:number-columns-repeated="16378"/>
        </table:table-row>
        <table:table-row table:style-name="ro1">
          <table:table-cell office:value-type="string" table:style-name="ce2">
            <text:p>90.0</text:p>
          </table:table-cell>
          <table:table-cell office:value-type="string" table:style-name="ce4">
            <text:p>Creative, arts and entertainment activities</text:p>
          </table:table-cell>
          <table:table-cell office:value-type="string" office:string-value="900" table:formula="of:=SUBSTITUTE([.A1102];&quot;.&quot;;&quot;&quot;)" table:style-name="ce6">
            <text:p>900</text:p>
          </table:table-cell>
          <table:table-cell office:value-type="string" office:string-value="900" table:formula="of:=SUBSTITUTE([.C1102];&quot;/&quot;;&quot;&quot;)" table:style-name="ce5">
            <text:p>900</text:p>
          </table:table-cell>
          <table:table-cell office:value-type="string" office:string-value="90000" table:formula="of:=[.D1102]&amp;REPT(&quot;0&quot;;5-LEN([.D1102]))" table:style-name="ce5">
            <text:p>90000</text:p>
          </table:table-cell>
          <table:table-cell office:value-type="string" table:style-name="ce4">
            <text:p>Creative, arts and entertainment activities</text:p>
          </table:table-cell>
          <table:table-cell table:number-columns-repeated="16378"/>
        </table:table-row>
        <table:table-row table:style-name="ro1">
          <table:table-cell office:value-type="string" table:style-name="ce2">
            <text:p>90.01</text:p>
          </table:table-cell>
          <table:table-cell office:value-type="string" table:style-name="ce4">
            <text:p>Performing arts</text:p>
          </table:table-cell>
          <table:table-cell office:value-type="string" office:string-value="9001" table:formula="of:=SUBSTITUTE([.A1103];&quot;.&quot;;&quot;&quot;)" table:style-name="ce6">
            <text:p>9001</text:p>
          </table:table-cell>
          <table:table-cell office:value-type="string" office:string-value="9001" table:formula="of:=SUBSTITUTE([.C1103];&quot;/&quot;;&quot;&quot;)" table:style-name="ce5">
            <text:p>9001</text:p>
          </table:table-cell>
          <table:table-cell office:value-type="string" office:string-value="90010" table:formula="of:=[.D1103]&amp;REPT(&quot;0&quot;;5-LEN([.D1103]))" table:style-name="ce5">
            <text:p>90010</text:p>
          </table:table-cell>
          <table:table-cell office:value-type="string" table:style-name="ce4">
            <text:p>Performing arts</text:p>
          </table:table-cell>
          <table:table-cell table:number-columns-repeated="16378"/>
        </table:table-row>
        <table:table-row table:style-name="ro1">
          <table:table-cell office:value-type="string" table:style-name="ce2">
            <text:p>90.02</text:p>
          </table:table-cell>
          <table:table-cell office:value-type="string" table:style-name="ce4">
            <text:p>Support activities to performing arts</text:p>
          </table:table-cell>
          <table:table-cell office:value-type="string" office:string-value="9002" table:formula="of:=SUBSTITUTE([.A1104];&quot;.&quot;;&quot;&quot;)" table:style-name="ce6">
            <text:p>9002</text:p>
          </table:table-cell>
          <table:table-cell office:value-type="string" office:string-value="9002" table:formula="of:=SUBSTITUTE([.C1104];&quot;/&quot;;&quot;&quot;)" table:style-name="ce5">
            <text:p>9002</text:p>
          </table:table-cell>
          <table:table-cell office:value-type="string" office:string-value="90020" table:formula="of:=[.D1104]&amp;REPT(&quot;0&quot;;5-LEN([.D1104]))" table:style-name="ce5">
            <text:p>90020</text:p>
          </table:table-cell>
          <table:table-cell office:value-type="string" table:style-name="ce4">
            <text:p>Support activities to performing arts</text:p>
          </table:table-cell>
          <table:table-cell table:number-columns-repeated="16378"/>
        </table:table-row>
        <table:table-row table:style-name="ro1">
          <table:table-cell office:value-type="string" table:style-name="ce2">
            <text:p>90.03</text:p>
          </table:table-cell>
          <table:table-cell office:value-type="string" table:style-name="ce4">
            <text:p>Artistic creation</text:p>
          </table:table-cell>
          <table:table-cell office:value-type="string" office:string-value="9003" table:formula="of:=SUBSTITUTE([.A1105];&quot;.&quot;;&quot;&quot;)" table:style-name="ce6">
            <text:p>9003</text:p>
          </table:table-cell>
          <table:table-cell office:value-type="string" office:string-value="9003" table:formula="of:=SUBSTITUTE([.C1105];&quot;/&quot;;&quot;&quot;)" table:style-name="ce5">
            <text:p>9003</text:p>
          </table:table-cell>
          <table:table-cell office:value-type="string" office:string-value="90030" table:formula="of:=[.D1105]&amp;REPT(&quot;0&quot;;5-LEN([.D1105]))" table:style-name="ce5">
            <text:p>90030</text:p>
          </table:table-cell>
          <table:table-cell office:value-type="string" table:style-name="ce4">
            <text:p>Artistic creation</text:p>
          </table:table-cell>
          <table:table-cell table:number-columns-repeated="16378"/>
        </table:table-row>
        <table:table-row table:style-name="ro1">
          <table:table-cell office:value-type="string" table:style-name="ce2">
            <text:p>90.04</text:p>
          </table:table-cell>
          <table:table-cell office:value-type="string" table:style-name="ce4">
            <text:p>Operation of arts facilities</text:p>
          </table:table-cell>
          <table:table-cell office:value-type="string" office:string-value="9004" table:formula="of:=SUBSTITUTE([.A1106];&quot;.&quot;;&quot;&quot;)" table:style-name="ce6">
            <text:p>9004</text:p>
          </table:table-cell>
          <table:table-cell office:value-type="string" office:string-value="9004" table:formula="of:=SUBSTITUTE([.C1106];&quot;/&quot;;&quot;&quot;)" table:style-name="ce5">
            <text:p>9004</text:p>
          </table:table-cell>
          <table:table-cell office:value-type="string" office:string-value="90040" table:formula="of:=[.D1106]&amp;REPT(&quot;0&quot;;5-LEN([.D1106]))" table:style-name="ce5">
            <text:p>90040</text:p>
          </table:table-cell>
          <table:table-cell office:value-type="string" table:style-name="ce4">
            <text:p>Operation of arts facilities</text:p>
          </table:table-cell>
          <table:table-cell table:number-columns-repeated="16378"/>
        </table:table-row>
        <table:table-row table:style-name="ro1">
          <table:table-cell office:value-type="string" table:style-name="ce2">
            <text:p>91</text:p>
          </table:table-cell>
          <table:table-cell office:value-type="string" table:style-name="ce4">
            <text:p>Libraries, archives, museums and other cultural activities</text:p>
          </table:table-cell>
          <table:table-cell office:value-type="string" office:string-value="91" table:formula="of:=SUBSTITUTE([.A1107];&quot;.&quot;;&quot;&quot;)" table:style-name="ce6">
            <text:p>91</text:p>
          </table:table-cell>
          <table:table-cell office:value-type="string" office:string-value="91" table:formula="of:=SUBSTITUTE([.C1107];&quot;/&quot;;&quot;&quot;)" table:style-name="ce5">
            <text:p>91</text:p>
          </table:table-cell>
          <table:table-cell office:value-type="string" office:string-value="91000" table:formula="of:=[.D1107]&amp;REPT(&quot;0&quot;;5-LEN([.D1107]))" table:style-name="ce5">
            <text:p>91000</text:p>
          </table:table-cell>
          <table:table-cell office:value-type="string" table:style-name="ce4">
            <text:p>Libraries, archives, museums and other cultural activities</text:p>
          </table:table-cell>
          <table:table-cell table:number-columns-repeated="16378"/>
        </table:table-row>
        <table:table-row table:style-name="ro1">
          <table:table-cell office:value-type="string" table:style-name="ce2">
            <text:p>91.0</text:p>
          </table:table-cell>
          <table:table-cell office:value-type="string" table:style-name="ce4">
            <text:p>Libraries, archives, museums and other cultural activities</text:p>
          </table:table-cell>
          <table:table-cell office:value-type="string" office:string-value="910" table:formula="of:=SUBSTITUTE([.A1108];&quot;.&quot;;&quot;&quot;)" table:style-name="ce6">
            <text:p>910</text:p>
          </table:table-cell>
          <table:table-cell office:value-type="string" office:string-value="910" table:formula="of:=SUBSTITUTE([.C1108];&quot;/&quot;;&quot;&quot;)" table:style-name="ce5">
            <text:p>910</text:p>
          </table:table-cell>
          <table:table-cell office:value-type="string" office:string-value="91000" table:formula="of:=[.D1108]&amp;REPT(&quot;0&quot;;5-LEN([.D1108]))" table:style-name="ce5">
            <text:p>91000</text:p>
          </table:table-cell>
          <table:table-cell office:value-type="string" table:style-name="ce4">
            <text:p>Libraries, archives, museums and other cultural activities</text:p>
          </table:table-cell>
          <table:table-cell table:number-columns-repeated="16378"/>
        </table:table-row>
        <table:table-row table:style-name="ro1">
          <table:table-cell office:value-type="string" table:style-name="ce2">
            <text:p>91.01</text:p>
          </table:table-cell>
          <table:table-cell office:value-type="string" table:style-name="ce4">
            <text:p>Library and archive activities</text:p>
          </table:table-cell>
          <table:table-cell office:value-type="string" office:string-value="9101" table:formula="of:=SUBSTITUTE([.A1109];&quot;.&quot;;&quot;&quot;)" table:style-name="ce6">
            <text:p>9101</text:p>
          </table:table-cell>
          <table:table-cell office:value-type="string" office:string-value="9101" table:formula="of:=SUBSTITUTE([.C1109];&quot;/&quot;;&quot;&quot;)" table:style-name="ce5">
            <text:p>9101</text:p>
          </table:table-cell>
          <table:table-cell office:value-type="string" office:string-value="91010" table:formula="of:=[.D1109]&amp;REPT(&quot;0&quot;;5-LEN([.D1109]))" table:style-name="ce5">
            <text:p>91010</text:p>
          </table:table-cell>
          <table:table-cell office:value-type="string" table:style-name="ce4">
            <text:p>Library and archive activities</text:p>
          </table:table-cell>
          <table:table-cell table:number-columns-repeated="16378"/>
        </table:table-row>
        <table:table-row table:style-name="ro1">
          <table:table-cell office:value-type="string" table:style-name="ce2">
            <text:p>91.01/1</text:p>
          </table:table-cell>
          <table:table-cell office:value-type="string" table:style-name="ce4">
            <text:p>Library activities</text:p>
          </table:table-cell>
          <table:table-cell office:value-type="string" office:string-value="9101/1" table:formula="of:=SUBSTITUTE([.A1110];&quot;.&quot;;&quot;&quot;)" table:style-name="ce6">
            <text:p>9101/1</text:p>
          </table:table-cell>
          <table:table-cell office:value-type="string" office:string-value="91011" table:formula="of:=SUBSTITUTE([.C1110];&quot;/&quot;;&quot;&quot;)" table:style-name="ce5">
            <text:p>91011</text:p>
          </table:table-cell>
          <table:table-cell office:value-type="string" office:string-value="91011" table:formula="of:=[.D1110]&amp;REPT(&quot;0&quot;;5-LEN([.D1110]))" table:style-name="ce5">
            <text:p>91011</text:p>
          </table:table-cell>
          <table:table-cell office:value-type="string" table:style-name="ce4">
            <text:p>Library activities</text:p>
          </table:table-cell>
          <table:table-cell table:number-columns-repeated="16378"/>
        </table:table-row>
        <table:table-row table:style-name="ro1">
          <table:table-cell office:value-type="string" table:style-name="ce2">
            <text:p>91.01/2</text:p>
          </table:table-cell>
          <table:table-cell office:value-type="string" table:style-name="ce4">
            <text:p>Archive activities</text:p>
          </table:table-cell>
          <table:table-cell office:value-type="string" office:string-value="9101/2" table:formula="of:=SUBSTITUTE([.A1111];&quot;.&quot;;&quot;&quot;)" table:style-name="ce6">
            <text:p>9101/2</text:p>
          </table:table-cell>
          <table:table-cell office:value-type="string" office:string-value="91012" table:formula="of:=SUBSTITUTE([.C1111];&quot;/&quot;;&quot;&quot;)" table:style-name="ce5">
            <text:p>91012</text:p>
          </table:table-cell>
          <table:table-cell office:value-type="string" office:string-value="91012" table:formula="of:=[.D1111]&amp;REPT(&quot;0&quot;;5-LEN([.D1111]))" table:style-name="ce5">
            <text:p>91012</text:p>
          </table:table-cell>
          <table:table-cell office:value-type="string" table:style-name="ce4">
            <text:p>Archive activities</text:p>
          </table:table-cell>
          <table:table-cell table:number-columns-repeated="16378"/>
        </table:table-row>
        <table:table-row table:style-name="ro1">
          <table:table-cell office:value-type="string" table:style-name="ce2">
            <text:p>91.02</text:p>
          </table:table-cell>
          <table:table-cell office:value-type="string" table:style-name="ce4">
            <text:p>Museum activities</text:p>
          </table:table-cell>
          <table:table-cell office:value-type="string" office:string-value="9102" table:formula="of:=SUBSTITUTE([.A1112];&quot;.&quot;;&quot;&quot;)" table:style-name="ce6">
            <text:p>9102</text:p>
          </table:table-cell>
          <table:table-cell office:value-type="string" office:string-value="9102" table:formula="of:=SUBSTITUTE([.C1112];&quot;/&quot;;&quot;&quot;)" table:style-name="ce5">
            <text:p>9102</text:p>
          </table:table-cell>
          <table:table-cell office:value-type="string" office:string-value="91020" table:formula="of:=[.D1112]&amp;REPT(&quot;0&quot;;5-LEN([.D1112]))" table:style-name="ce5">
            <text:p>91020</text:p>
          </table:table-cell>
          <table:table-cell office:value-type="string" table:style-name="ce4">
            <text:p>Museum activities</text:p>
          </table:table-cell>
          <table:table-cell table:number-columns-repeated="16378"/>
        </table:table-row>
        <table:table-row table:style-name="ro1">
          <table:table-cell office:value-type="string" table:style-name="ce2">
            <text:p>91.03</text:p>
          </table:table-cell>
          <table:table-cell office:value-type="string" table:style-name="ce4">
            <text:p>Operation of historical sites and buildings and similar visitor attractions</text:p>
          </table:table-cell>
          <table:table-cell office:value-type="string" office:string-value="9103" table:formula="of:=SUBSTITUTE([.A1113];&quot;.&quot;;&quot;&quot;)" table:style-name="ce6">
            <text:p>9103</text:p>
          </table:table-cell>
          <table:table-cell office:value-type="string" office:string-value="9103" table:formula="of:=SUBSTITUTE([.C1113];&quot;/&quot;;&quot;&quot;)" table:style-name="ce5">
            <text:p>9103</text:p>
          </table:table-cell>
          <table:table-cell office:value-type="string" office:string-value="91030" table:formula="of:=[.D1113]&amp;REPT(&quot;0&quot;;5-LEN([.D1113]))" table:style-name="ce5">
            <text:p>91030</text:p>
          </table:table-cell>
          <table:table-cell office:value-type="string" table:style-name="ce4">
            <text:p>Operation of historical sites and buildings and similar visitor attractions</text:p>
          </table:table-cell>
          <table:table-cell table:number-columns-repeated="16378"/>
        </table:table-row>
        <table:table-row table:style-name="ro1">
          <table:table-cell office:value-type="string" table:style-name="ce2">
            <text:p>91.04</text:p>
          </table:table-cell>
          <table:table-cell office:value-type="string" table:style-name="ce4">
            <text:p>Botanical and zoological gardens and nature reserve activities</text:p>
          </table:table-cell>
          <table:table-cell office:value-type="string" office:string-value="9104" table:formula="of:=SUBSTITUTE([.A1114];&quot;.&quot;;&quot;&quot;)" table:style-name="ce6">
            <text:p>9104</text:p>
          </table:table-cell>
          <table:table-cell office:value-type="string" office:string-value="9104" table:formula="of:=SUBSTITUTE([.C1114];&quot;/&quot;;&quot;&quot;)" table:style-name="ce5">
            <text:p>9104</text:p>
          </table:table-cell>
          <table:table-cell office:value-type="string" office:string-value="91040" table:formula="of:=[.D1114]&amp;REPT(&quot;0&quot;;5-LEN([.D1114]))" table:style-name="ce5">
            <text:p>91040</text:p>
          </table:table-cell>
          <table:table-cell office:value-type="string" table:style-name="ce4">
            <text:p>Botanical and zoological gardens and nature reserve activities</text:p>
          </table:table-cell>
          <table:table-cell table:number-columns-repeated="16378"/>
        </table:table-row>
        <table:table-row table:style-name="ro1">
          <table:table-cell office:value-type="string" table:style-name="ce2">
            <text:p>92</text:p>
          </table:table-cell>
          <table:table-cell office:value-type="string" table:style-name="ce4">
            <text:p>Gambling and betting activities</text:p>
          </table:table-cell>
          <table:table-cell office:value-type="string" office:string-value="92" table:formula="of:=SUBSTITUTE([.A1115];&quot;.&quot;;&quot;&quot;)" table:style-name="ce6">
            <text:p>92</text:p>
          </table:table-cell>
          <table:table-cell office:value-type="string" office:string-value="92" table:formula="of:=SUBSTITUTE([.C1115];&quot;/&quot;;&quot;&quot;)" table:style-name="ce5">
            <text:p>92</text:p>
          </table:table-cell>
          <table:table-cell office:value-type="string" office:string-value="92000" table:formula="of:=[.D1115]&amp;REPT(&quot;0&quot;;5-LEN([.D1115]))" table:style-name="ce5">
            <text:p>92000</text:p>
          </table:table-cell>
          <table:table-cell office:value-type="string" table:style-name="ce4">
            <text:p>Gambling and betting activities</text:p>
          </table:table-cell>
          <table:table-cell table:number-columns-repeated="16378"/>
        </table:table-row>
        <table:table-row table:style-name="ro1">
          <table:table-cell office:value-type="string" table:style-name="ce2">
            <text:p>92.0</text:p>
          </table:table-cell>
          <table:table-cell office:value-type="string" table:style-name="ce4">
            <text:p>Gambling and betting activities</text:p>
          </table:table-cell>
          <table:table-cell office:value-type="string" office:string-value="920" table:formula="of:=SUBSTITUTE([.A1116];&quot;.&quot;;&quot;&quot;)" table:style-name="ce6">
            <text:p>920</text:p>
          </table:table-cell>
          <table:table-cell office:value-type="string" office:string-value="920" table:formula="of:=SUBSTITUTE([.C1116];&quot;/&quot;;&quot;&quot;)" table:style-name="ce5">
            <text:p>920</text:p>
          </table:table-cell>
          <table:table-cell office:value-type="string" office:string-value="92000" table:formula="of:=[.D1116]&amp;REPT(&quot;0&quot;;5-LEN([.D1116]))" table:style-name="ce5">
            <text:p>92000</text:p>
          </table:table-cell>
          <table:table-cell office:value-type="string" table:style-name="ce4">
            <text:p>Gambling and betting activities</text:p>
          </table:table-cell>
          <table:table-cell table:number-columns-repeated="16378"/>
        </table:table-row>
        <table:table-row table:style-name="ro1">
          <table:table-cell office:value-type="string" table:style-name="ce2">
            <text:p>92.00</text:p>
          </table:table-cell>
          <table:table-cell office:value-type="string" table:style-name="ce4">
            <text:p>Gambling and betting activities</text:p>
          </table:table-cell>
          <table:table-cell office:value-type="string" office:string-value="9200" table:formula="of:=SUBSTITUTE([.A1117];&quot;.&quot;;&quot;&quot;)" table:style-name="ce6">
            <text:p>9200</text:p>
          </table:table-cell>
          <table:table-cell office:value-type="string" office:string-value="9200" table:formula="of:=SUBSTITUTE([.C1117];&quot;/&quot;;&quot;&quot;)" table:style-name="ce5">
            <text:p>9200</text:p>
          </table:table-cell>
          <table:table-cell office:value-type="string" office:string-value="92000" table:formula="of:=[.D1117]&amp;REPT(&quot;0&quot;;5-LEN([.D1117]))" table:style-name="ce5">
            <text:p>92000</text:p>
          </table:table-cell>
          <table:table-cell office:value-type="string" table:style-name="ce4">
            <text:p>Gambling and betting activities</text:p>
          </table:table-cell>
          <table:table-cell table:number-columns-repeated="16378"/>
        </table:table-row>
        <table:table-row table:style-name="ro1">
          <table:table-cell office:value-type="string" table:style-name="ce2">
            <text:p>93</text:p>
          </table:table-cell>
          <table:table-cell office:value-type="string" table:style-name="ce4">
            <text:p>Sports activities and amusement and recreation activities</text:p>
          </table:table-cell>
          <table:table-cell office:value-type="string" office:string-value="93" table:formula="of:=SUBSTITUTE([.A1118];&quot;.&quot;;&quot;&quot;)" table:style-name="ce6">
            <text:p>93</text:p>
          </table:table-cell>
          <table:table-cell office:value-type="string" office:string-value="93" table:formula="of:=SUBSTITUTE([.C1118];&quot;/&quot;;&quot;&quot;)" table:style-name="ce5">
            <text:p>93</text:p>
          </table:table-cell>
          <table:table-cell office:value-type="string" office:string-value="93000" table:formula="of:=[.D1118]&amp;REPT(&quot;0&quot;;5-LEN([.D1118]))" table:style-name="ce5">
            <text:p>93000</text:p>
          </table:table-cell>
          <table:table-cell office:value-type="string" table:style-name="ce4">
            <text:p>Sports activities and amusement and recreation activities</text:p>
          </table:table-cell>
          <table:table-cell table:number-columns-repeated="16378"/>
        </table:table-row>
        <table:table-row table:style-name="ro1">
          <table:table-cell office:value-type="string" table:style-name="ce2">
            <text:p>93.1</text:p>
          </table:table-cell>
          <table:table-cell office:value-type="string" table:style-name="ce4">
            <text:p>Sports activities</text:p>
          </table:table-cell>
          <table:table-cell office:value-type="string" office:string-value="931" table:formula="of:=SUBSTITUTE([.A1119];&quot;.&quot;;&quot;&quot;)" table:style-name="ce6">
            <text:p>931</text:p>
          </table:table-cell>
          <table:table-cell office:value-type="string" office:string-value="931" table:formula="of:=SUBSTITUTE([.C1119];&quot;/&quot;;&quot;&quot;)" table:style-name="ce5">
            <text:p>931</text:p>
          </table:table-cell>
          <table:table-cell office:value-type="string" office:string-value="93100" table:formula="of:=[.D1119]&amp;REPT(&quot;0&quot;;5-LEN([.D1119]))" table:style-name="ce5">
            <text:p>93100</text:p>
          </table:table-cell>
          <table:table-cell office:value-type="string" table:style-name="ce4">
            <text:p>Sports activities</text:p>
          </table:table-cell>
          <table:table-cell table:number-columns-repeated="16378"/>
        </table:table-row>
        <table:table-row table:style-name="ro1">
          <table:table-cell office:value-type="string" table:style-name="ce2">
            <text:p>93.11</text:p>
          </table:table-cell>
          <table:table-cell office:value-type="string" table:style-name="ce4">
            <text:p>Operation of sports facilities</text:p>
          </table:table-cell>
          <table:table-cell office:value-type="string" office:string-value="9311" table:formula="of:=SUBSTITUTE([.A1120];&quot;.&quot;;&quot;&quot;)" table:style-name="ce6">
            <text:p>9311</text:p>
          </table:table-cell>
          <table:table-cell office:value-type="string" office:string-value="9311" table:formula="of:=SUBSTITUTE([.C1120];&quot;/&quot;;&quot;&quot;)" table:style-name="ce5">
            <text:p>9311</text:p>
          </table:table-cell>
          <table:table-cell office:value-type="string" office:string-value="93110" table:formula="of:=[.D1120]&amp;REPT(&quot;0&quot;;5-LEN([.D1120]))" table:style-name="ce5">
            <text:p>93110</text:p>
          </table:table-cell>
          <table:table-cell office:value-type="string" table:style-name="ce4">
            <text:p>Operation of sports facilities</text:p>
          </table:table-cell>
          <table:table-cell table:number-columns-repeated="16378"/>
        </table:table-row>
        <table:table-row table:style-name="ro1">
          <table:table-cell office:value-type="string" table:style-name="ce2">
            <text:p>93.12</text:p>
          </table:table-cell>
          <table:table-cell office:value-type="string" table:style-name="ce4">
            <text:p>Activities of sport clubs</text:p>
          </table:table-cell>
          <table:table-cell office:value-type="string" office:string-value="9312" table:formula="of:=SUBSTITUTE([.A1121];&quot;.&quot;;&quot;&quot;)" table:style-name="ce6">
            <text:p>9312</text:p>
          </table:table-cell>
          <table:table-cell office:value-type="string" office:string-value="9312" table:formula="of:=SUBSTITUTE([.C1121];&quot;/&quot;;&quot;&quot;)" table:style-name="ce5">
            <text:p>9312</text:p>
          </table:table-cell>
          <table:table-cell office:value-type="string" office:string-value="93120" table:formula="of:=[.D1121]&amp;REPT(&quot;0&quot;;5-LEN([.D1121]))" table:style-name="ce5">
            <text:p>93120</text:p>
          </table:table-cell>
          <table:table-cell office:value-type="string" table:style-name="ce4">
            <text:p>Activities of sport clubs</text:p>
          </table:table-cell>
          <table:table-cell table:number-columns-repeated="16378"/>
        </table:table-row>
        <table:table-row table:style-name="ro1">
          <table:table-cell office:value-type="string" table:style-name="ce2">
            <text:p>93.13</text:p>
          </table:table-cell>
          <table:table-cell office:value-type="string" table:style-name="ce4">
            <text:p>Fitness facilities</text:p>
          </table:table-cell>
          <table:table-cell office:value-type="string" office:string-value="9313" table:formula="of:=SUBSTITUTE([.A1122];&quot;.&quot;;&quot;&quot;)" table:style-name="ce6">
            <text:p>9313</text:p>
          </table:table-cell>
          <table:table-cell office:value-type="string" office:string-value="9313" table:formula="of:=SUBSTITUTE([.C1122];&quot;/&quot;;&quot;&quot;)" table:style-name="ce5">
            <text:p>9313</text:p>
          </table:table-cell>
          <table:table-cell office:value-type="string" office:string-value="93130" table:formula="of:=[.D1122]&amp;REPT(&quot;0&quot;;5-LEN([.D1122]))" table:style-name="ce5">
            <text:p>93130</text:p>
          </table:table-cell>
          <table:table-cell office:value-type="string" table:style-name="ce4">
            <text:p>Fitness facilities</text:p>
          </table:table-cell>
          <table:table-cell table:number-columns-repeated="16378"/>
        </table:table-row>
        <table:table-row table:style-name="ro1">
          <table:table-cell office:value-type="string" table:style-name="ce2">
            <text:p>93.19</text:p>
          </table:table-cell>
          <table:table-cell office:value-type="string" table:style-name="ce4">
            <text:p>Other sports activities</text:p>
          </table:table-cell>
          <table:table-cell office:value-type="string" office:string-value="9319" table:formula="of:=SUBSTITUTE([.A1123];&quot;.&quot;;&quot;&quot;)" table:style-name="ce6">
            <text:p>9319</text:p>
          </table:table-cell>
          <table:table-cell office:value-type="string" office:string-value="9319" table:formula="of:=SUBSTITUTE([.C1123];&quot;/&quot;;&quot;&quot;)" table:style-name="ce5">
            <text:p>9319</text:p>
          </table:table-cell>
          <table:table-cell office:value-type="string" office:string-value="93190" table:formula="of:=[.D1123]&amp;REPT(&quot;0&quot;;5-LEN([.D1123]))" table:style-name="ce5">
            <text:p>93190</text:p>
          </table:table-cell>
          <table:table-cell office:value-type="string" table:style-name="ce4">
            <text:p>Other sports activities</text:p>
          </table:table-cell>
          <table:table-cell table:number-columns-repeated="16378"/>
        </table:table-row>
        <table:table-row table:style-name="ro1">
          <table:table-cell office:value-type="string" table:style-name="ce2">
            <text:p>93.19/1</text:p>
          </table:table-cell>
          <table:table-cell office:value-type="string" table:style-name="ce4">
            <text:p>Activities of racehorse owners</text:p>
          </table:table-cell>
          <table:table-cell office:value-type="string" office:string-value="9319/1" table:formula="of:=SUBSTITUTE([.A1124];&quot;.&quot;;&quot;&quot;)" table:style-name="ce6">
            <text:p>9319/1</text:p>
          </table:table-cell>
          <table:table-cell office:value-type="string" office:string-value="93191" table:formula="of:=SUBSTITUTE([.C1124];&quot;/&quot;;&quot;&quot;)" table:style-name="ce5">
            <text:p>93191</text:p>
          </table:table-cell>
          <table:table-cell office:value-type="string" office:string-value="93191" table:formula="of:=[.D1124]&amp;REPT(&quot;0&quot;;5-LEN([.D1124]))" table:style-name="ce5">
            <text:p>93191</text:p>
          </table:table-cell>
          <table:table-cell office:value-type="string" table:style-name="ce4">
            <text:p>Activities of racehorse owners</text:p>
          </table:table-cell>
          <table:table-cell table:number-columns-repeated="16378"/>
        </table:table-row>
        <table:table-row table:style-name="ro1">
          <table:table-cell office:value-type="string" table:style-name="ce2">
            <text:p>93.19/9</text:p>
          </table:table-cell>
          <table:table-cell office:value-type="string" table:style-name="ce4">
            <text:p>Other sports activities (not including activities of racehorse owners) not elsewhere classified</text:p>
          </table:table-cell>
          <table:table-cell office:value-type="string" office:string-value="9319/9" table:formula="of:=SUBSTITUTE([.A1125];&quot;.&quot;;&quot;&quot;)" table:style-name="ce6">
            <text:p>9319/9</text:p>
          </table:table-cell>
          <table:table-cell office:value-type="string" office:string-value="93199" table:formula="of:=SUBSTITUTE([.C1125];&quot;/&quot;;&quot;&quot;)" table:style-name="ce5">
            <text:p>93199</text:p>
          </table:table-cell>
          <table:table-cell office:value-type="string" office:string-value="93199" table:formula="of:=[.D1125]&amp;REPT(&quot;0&quot;;5-LEN([.D1125]))" table:style-name="ce5">
            <text:p>93199</text:p>
          </table:table-cell>
          <table:table-cell office:value-type="string" table:style-name="ce4">
            <text:p>Other sports activities (not including activities of racehorse owners) not elsewhere classified</text:p>
          </table:table-cell>
          <table:table-cell table:number-columns-repeated="16378"/>
        </table:table-row>
        <table:table-row table:style-name="ro1">
          <table:table-cell office:value-type="string" table:style-name="ce2">
            <text:p>93.2</text:p>
          </table:table-cell>
          <table:table-cell office:value-type="string" table:style-name="ce4">
            <text:p>Amusement and recreation activities</text:p>
          </table:table-cell>
          <table:table-cell office:value-type="string" office:string-value="932" table:formula="of:=SUBSTITUTE([.A1126];&quot;.&quot;;&quot;&quot;)" table:style-name="ce6">
            <text:p>932</text:p>
          </table:table-cell>
          <table:table-cell office:value-type="string" office:string-value="932" table:formula="of:=SUBSTITUTE([.C1126];&quot;/&quot;;&quot;&quot;)" table:style-name="ce5">
            <text:p>932</text:p>
          </table:table-cell>
          <table:table-cell office:value-type="string" office:string-value="93200" table:formula="of:=[.D1126]&amp;REPT(&quot;0&quot;;5-LEN([.D1126]))" table:style-name="ce5">
            <text:p>93200</text:p>
          </table:table-cell>
          <table:table-cell office:value-type="string" table:style-name="ce4">
            <text:p>Amusement and recreation activities</text:p>
          </table:table-cell>
          <table:table-cell table:number-columns-repeated="16378"/>
        </table:table-row>
        <table:table-row table:style-name="ro1">
          <table:table-cell office:value-type="string" table:style-name="ce2">
            <text:p>93.21</text:p>
          </table:table-cell>
          <table:table-cell office:value-type="string" table:style-name="ce4">
            <text:p>Activities of amusement parks and theme parks</text:p>
          </table:table-cell>
          <table:table-cell office:value-type="string" office:string-value="9321" table:formula="of:=SUBSTITUTE([.A1127];&quot;.&quot;;&quot;&quot;)" table:style-name="ce6">
            <text:p>9321</text:p>
          </table:table-cell>
          <table:table-cell office:value-type="string" office:string-value="9321" table:formula="of:=SUBSTITUTE([.C1127];&quot;/&quot;;&quot;&quot;)" table:style-name="ce5">
            <text:p>9321</text:p>
          </table:table-cell>
          <table:table-cell office:value-type="string" office:string-value="93210" table:formula="of:=[.D1127]&amp;REPT(&quot;0&quot;;5-LEN([.D1127]))" table:style-name="ce5">
            <text:p>93210</text:p>
          </table:table-cell>
          <table:table-cell office:value-type="string" table:style-name="ce4">
            <text:p>Activities of amusement parks and theme parks</text:p>
          </table:table-cell>
          <table:table-cell table:number-columns-repeated="16378"/>
        </table:table-row>
        <table:table-row table:style-name="ro1">
          <table:table-cell office:value-type="string" table:style-name="ce2">
            <text:p>93.29</text:p>
          </table:table-cell>
          <table:table-cell office:value-type="string" table:style-name="ce4">
            <text:p>Other amusement and recreation activities</text:p>
          </table:table-cell>
          <table:table-cell office:value-type="string" office:string-value="9329" table:formula="of:=SUBSTITUTE([.A1128];&quot;.&quot;;&quot;&quot;)" table:style-name="ce6">
            <text:p>9329</text:p>
          </table:table-cell>
          <table:table-cell office:value-type="string" office:string-value="9329" table:formula="of:=SUBSTITUTE([.C1128];&quot;/&quot;;&quot;&quot;)" table:style-name="ce5">
            <text:p>9329</text:p>
          </table:table-cell>
          <table:table-cell office:value-type="string" office:string-value="93290" table:formula="of:=[.D1128]&amp;REPT(&quot;0&quot;;5-LEN([.D1128]))" table:style-name="ce5">
            <text:p>93290</text:p>
          </table:table-cell>
          <table:table-cell office:value-type="string" table:style-name="ce4">
            <text:p>Other amusement and recreation activities</text:p>
          </table:table-cell>
          <table:table-cell table:number-columns-repeated="16378"/>
        </table:table-row>
        <table:table-row table:style-name="ro1">
          <table:table-cell office:value-type="string" table:style-name="ce2">
            <text:p>94</text:p>
          </table:table-cell>
          <table:table-cell office:value-type="string" table:style-name="ce4">
            <text:p>Activities of membership organisations</text:p>
          </table:table-cell>
          <table:table-cell office:value-type="string" office:string-value="94" table:formula="of:=SUBSTITUTE([.A1129];&quot;.&quot;;&quot;&quot;)" table:style-name="ce6">
            <text:p>94</text:p>
          </table:table-cell>
          <table:table-cell office:value-type="string" office:string-value="94" table:formula="of:=SUBSTITUTE([.C1129];&quot;/&quot;;&quot;&quot;)" table:style-name="ce5">
            <text:p>94</text:p>
          </table:table-cell>
          <table:table-cell office:value-type="string" office:string-value="94000" table:formula="of:=[.D1129]&amp;REPT(&quot;0&quot;;5-LEN([.D1129]))" table:style-name="ce5">
            <text:p>94000</text:p>
          </table:table-cell>
          <table:table-cell office:value-type="string" table:style-name="ce4">
            <text:p>Activities of membership organisations</text:p>
          </table:table-cell>
          <table:table-cell table:number-columns-repeated="16378"/>
        </table:table-row>
        <table:table-row table:style-name="ro1">
          <table:table-cell office:value-type="string" table:style-name="ce2">
            <text:p>94.1</text:p>
          </table:table-cell>
          <table:table-cell office:value-type="string" table:style-name="ce4">
            <text:p>Activities of business, employers and professional membership organisations</text:p>
          </table:table-cell>
          <table:table-cell office:value-type="string" office:string-value="941" table:formula="of:=SUBSTITUTE([.A1130];&quot;.&quot;;&quot;&quot;)" table:style-name="ce6">
            <text:p>941</text:p>
          </table:table-cell>
          <table:table-cell office:value-type="string" office:string-value="941" table:formula="of:=SUBSTITUTE([.C1130];&quot;/&quot;;&quot;&quot;)" table:style-name="ce5">
            <text:p>941</text:p>
          </table:table-cell>
          <table:table-cell office:value-type="string" office:string-value="94100" table:formula="of:=[.D1130]&amp;REPT(&quot;0&quot;;5-LEN([.D1130]))" table:style-name="ce5">
            <text:p>94100</text:p>
          </table:table-cell>
          <table:table-cell office:value-type="string" table:style-name="ce4">
            <text:p>Activities of business, employers and professional membership organisations</text:p>
          </table:table-cell>
          <table:table-cell table:number-columns-repeated="16378"/>
        </table:table-row>
        <table:table-row table:style-name="ro1">
          <table:table-cell office:value-type="string" table:style-name="ce2">
            <text:p>94.11</text:p>
          </table:table-cell>
          <table:table-cell office:value-type="string" table:style-name="ce4">
            <text:p>Activities of business and employers membership organisations</text:p>
          </table:table-cell>
          <table:table-cell office:value-type="string" office:string-value="9411" table:formula="of:=SUBSTITUTE([.A1131];&quot;.&quot;;&quot;&quot;)" table:style-name="ce6">
            <text:p>9411</text:p>
          </table:table-cell>
          <table:table-cell office:value-type="string" office:string-value="9411" table:formula="of:=SUBSTITUTE([.C1131];&quot;/&quot;;&quot;&quot;)" table:style-name="ce5">
            <text:p>9411</text:p>
          </table:table-cell>
          <table:table-cell office:value-type="string" office:string-value="94110" table:formula="of:=[.D1131]&amp;REPT(&quot;0&quot;;5-LEN([.D1131]))" table:style-name="ce5">
            <text:p>94110</text:p>
          </table:table-cell>
          <table:table-cell office:value-type="string" table:style-name="ce4">
            <text:p>Activities of business and employers membership organisations</text:p>
          </table:table-cell>
          <table:table-cell table:number-columns-repeated="16378"/>
        </table:table-row>
        <table:table-row table:style-name="ro1">
          <table:table-cell office:value-type="string" table:style-name="ce2">
            <text:p>94.12</text:p>
          </table:table-cell>
          <table:table-cell office:value-type="string" table:style-name="ce4">
            <text:p>Activities of professional membership organisations</text:p>
          </table:table-cell>
          <table:table-cell office:value-type="string" office:string-value="9412" table:formula="of:=SUBSTITUTE([.A1132];&quot;.&quot;;&quot;&quot;)" table:style-name="ce6">
            <text:p>9412</text:p>
          </table:table-cell>
          <table:table-cell office:value-type="string" office:string-value="9412" table:formula="of:=SUBSTITUTE([.C1132];&quot;/&quot;;&quot;&quot;)" table:style-name="ce5">
            <text:p>9412</text:p>
          </table:table-cell>
          <table:table-cell office:value-type="string" office:string-value="94120" table:formula="of:=[.D1132]&amp;REPT(&quot;0&quot;;5-LEN([.D1132]))" table:style-name="ce5">
            <text:p>94120</text:p>
          </table:table-cell>
          <table:table-cell office:value-type="string" table:style-name="ce4">
            <text:p>Activities of professional membership organisations</text:p>
          </table:table-cell>
          <table:table-cell table:number-columns-repeated="16378"/>
        </table:table-row>
        <table:table-row table:style-name="ro1">
          <table:table-cell office:value-type="string" table:style-name="ce2">
            <text:p>94.2</text:p>
          </table:table-cell>
          <table:table-cell office:value-type="string" table:style-name="ce4">
            <text:p>Activities of trade unions</text:p>
          </table:table-cell>
          <table:table-cell office:value-type="string" office:string-value="942" table:formula="of:=SUBSTITUTE([.A1133];&quot;.&quot;;&quot;&quot;)" table:style-name="ce6">
            <text:p>942</text:p>
          </table:table-cell>
          <table:table-cell office:value-type="string" office:string-value="942" table:formula="of:=SUBSTITUTE([.C1133];&quot;/&quot;;&quot;&quot;)" table:style-name="ce5">
            <text:p>942</text:p>
          </table:table-cell>
          <table:table-cell office:value-type="string" office:string-value="94200" table:formula="of:=[.D1133]&amp;REPT(&quot;0&quot;;5-LEN([.D1133]))" table:style-name="ce5">
            <text:p>94200</text:p>
          </table:table-cell>
          <table:table-cell office:value-type="string" table:style-name="ce4">
            <text:p>Activities of trade unions</text:p>
          </table:table-cell>
          <table:table-cell table:number-columns-repeated="16378"/>
        </table:table-row>
        <table:table-row table:style-name="ro1">
          <table:table-cell office:value-type="string" table:style-name="ce2">
            <text:p>94.20</text:p>
          </table:table-cell>
          <table:table-cell office:value-type="string" table:style-name="ce4">
            <text:p>Activities of trade unions</text:p>
          </table:table-cell>
          <table:table-cell office:value-type="string" office:string-value="9420" table:formula="of:=SUBSTITUTE([.A1134];&quot;.&quot;;&quot;&quot;)" table:style-name="ce6">
            <text:p>9420</text:p>
          </table:table-cell>
          <table:table-cell office:value-type="string" office:string-value="9420" table:formula="of:=SUBSTITUTE([.C1134];&quot;/&quot;;&quot;&quot;)" table:style-name="ce5">
            <text:p>9420</text:p>
          </table:table-cell>
          <table:table-cell office:value-type="string" office:string-value="94200" table:formula="of:=[.D1134]&amp;REPT(&quot;0&quot;;5-LEN([.D1134]))" table:style-name="ce5">
            <text:p>94200</text:p>
          </table:table-cell>
          <table:table-cell office:value-type="string" table:style-name="ce4">
            <text:p>Activities of trade unions</text:p>
          </table:table-cell>
          <table:table-cell table:number-columns-repeated="16378"/>
        </table:table-row>
        <table:table-row table:style-name="ro1">
          <table:table-cell office:value-type="string" table:style-name="ce2">
            <text:p>94.9</text:p>
          </table:table-cell>
          <table:table-cell office:value-type="string" table:style-name="ce4">
            <text:p>Activities of other membership organisations</text:p>
          </table:table-cell>
          <table:table-cell office:value-type="string" office:string-value="949" table:formula="of:=SUBSTITUTE([.A1135];&quot;.&quot;;&quot;&quot;)" table:style-name="ce6">
            <text:p>949</text:p>
          </table:table-cell>
          <table:table-cell office:value-type="string" office:string-value="949" table:formula="of:=SUBSTITUTE([.C1135];&quot;/&quot;;&quot;&quot;)" table:style-name="ce5">
            <text:p>949</text:p>
          </table:table-cell>
          <table:table-cell office:value-type="string" office:string-value="94900" table:formula="of:=[.D1135]&amp;REPT(&quot;0&quot;;5-LEN([.D1135]))" table:style-name="ce5">
            <text:p>94900</text:p>
          </table:table-cell>
          <table:table-cell office:value-type="string" table:style-name="ce4">
            <text:p>Activities of other membership organisations</text:p>
          </table:table-cell>
          <table:table-cell table:number-columns-repeated="16378"/>
        </table:table-row>
        <table:table-row table:style-name="ro1">
          <table:table-cell office:value-type="string" table:style-name="ce2">
            <text:p>94.91</text:p>
          </table:table-cell>
          <table:table-cell office:value-type="string" table:style-name="ce4">
            <text:p>Activities of religious organisations</text:p>
          </table:table-cell>
          <table:table-cell office:value-type="string" office:string-value="9491" table:formula="of:=SUBSTITUTE([.A1136];&quot;.&quot;;&quot;&quot;)" table:style-name="ce6">
            <text:p>9491</text:p>
          </table:table-cell>
          <table:table-cell office:value-type="string" office:string-value="9491" table:formula="of:=SUBSTITUTE([.C1136];&quot;/&quot;;&quot;&quot;)" table:style-name="ce5">
            <text:p>9491</text:p>
          </table:table-cell>
          <table:table-cell office:value-type="string" office:string-value="94910" table:formula="of:=[.D1136]&amp;REPT(&quot;0&quot;;5-LEN([.D1136]))" table:style-name="ce5">
            <text:p>94910</text:p>
          </table:table-cell>
          <table:table-cell office:value-type="string" table:style-name="ce4">
            <text:p>Activities of religious organisations</text:p>
          </table:table-cell>
          <table:table-cell table:number-columns-repeated="16378"/>
        </table:table-row>
        <table:table-row table:style-name="ro1">
          <table:table-cell office:value-type="string" table:style-name="ce2">
            <text:p>94.92</text:p>
          </table:table-cell>
          <table:table-cell office:value-type="string" table:style-name="ce4">
            <text:p>Activities of political organisations</text:p>
          </table:table-cell>
          <table:table-cell office:value-type="string" office:string-value="9492" table:formula="of:=SUBSTITUTE([.A1137];&quot;.&quot;;&quot;&quot;)" table:style-name="ce6">
            <text:p>9492</text:p>
          </table:table-cell>
          <table:table-cell office:value-type="string" office:string-value="9492" table:formula="of:=SUBSTITUTE([.C1137];&quot;/&quot;;&quot;&quot;)" table:style-name="ce5">
            <text:p>9492</text:p>
          </table:table-cell>
          <table:table-cell office:value-type="string" office:string-value="94920" table:formula="of:=[.D1137]&amp;REPT(&quot;0&quot;;5-LEN([.D1137]))" table:style-name="ce5">
            <text:p>94920</text:p>
          </table:table-cell>
          <table:table-cell office:value-type="string" table:style-name="ce4">
            <text:p>Activities of political organisations</text:p>
          </table:table-cell>
          <table:table-cell table:number-columns-repeated="16378"/>
        </table:table-row>
        <table:table-row table:style-name="ro1">
          <table:table-cell office:value-type="string" table:style-name="ce2">
            <text:p>94.99</text:p>
          </table:table-cell>
          <table:table-cell office:value-type="string" table:style-name="ce4">
            <text:p>Activities of other membership organisations not elsewhere classified</text:p>
          </table:table-cell>
          <table:table-cell office:value-type="string" office:string-value="9499" table:formula="of:=SUBSTITUTE([.A1138];&quot;.&quot;;&quot;&quot;)" table:style-name="ce6">
            <text:p>9499</text:p>
          </table:table-cell>
          <table:table-cell office:value-type="string" office:string-value="9499" table:formula="of:=SUBSTITUTE([.C1138];&quot;/&quot;;&quot;&quot;)" table:style-name="ce5">
            <text:p>9499</text:p>
          </table:table-cell>
          <table:table-cell office:value-type="string" office:string-value="94990" table:formula="of:=[.D1138]&amp;REPT(&quot;0&quot;;5-LEN([.D1138]))" table:style-name="ce5">
            <text:p>94990</text:p>
          </table:table-cell>
          <table:table-cell office:value-type="string" table:style-name="ce4">
            <text:p>Activities of other membership organisations not elsewhere classified</text:p>
          </table:table-cell>
          <table:table-cell table:number-columns-repeated="16378"/>
        </table:table-row>
        <table:table-row table:style-name="ro1">
          <table:table-cell office:value-type="string" table:style-name="ce2">
            <text:p>95</text:p>
          </table:table-cell>
          <table:table-cell office:value-type="string" table:style-name="ce4">
            <text:p>Repair of computers and personal and household goods</text:p>
          </table:table-cell>
          <table:table-cell office:value-type="string" office:string-value="95" table:formula="of:=SUBSTITUTE([.A1139];&quot;.&quot;;&quot;&quot;)" table:style-name="ce6">
            <text:p>95</text:p>
          </table:table-cell>
          <table:table-cell office:value-type="string" office:string-value="95" table:formula="of:=SUBSTITUTE([.C1139];&quot;/&quot;;&quot;&quot;)" table:style-name="ce5">
            <text:p>95</text:p>
          </table:table-cell>
          <table:table-cell office:value-type="string" office:string-value="95000" table:formula="of:=[.D1139]&amp;REPT(&quot;0&quot;;5-LEN([.D1139]))" table:style-name="ce5">
            <text:p>95000</text:p>
          </table:table-cell>
          <table:table-cell office:value-type="string" table:style-name="ce4">
            <text:p>Repair of computers and personal and household goods</text:p>
          </table:table-cell>
          <table:table-cell table:number-columns-repeated="16378"/>
        </table:table-row>
        <table:table-row table:style-name="ro1">
          <table:table-cell office:value-type="string" table:style-name="ce2">
            <text:p>95.1</text:p>
          </table:table-cell>
          <table:table-cell office:value-type="string" table:style-name="ce4">
            <text:p>Repair of computers and communication equipment</text:p>
          </table:table-cell>
          <table:table-cell office:value-type="string" office:string-value="951" table:formula="of:=SUBSTITUTE([.A1140];&quot;.&quot;;&quot;&quot;)" table:style-name="ce6">
            <text:p>951</text:p>
          </table:table-cell>
          <table:table-cell office:value-type="string" office:string-value="951" table:formula="of:=SUBSTITUTE([.C1140];&quot;/&quot;;&quot;&quot;)" table:style-name="ce5">
            <text:p>951</text:p>
          </table:table-cell>
          <table:table-cell office:value-type="string" office:string-value="95100" table:formula="of:=[.D1140]&amp;REPT(&quot;0&quot;;5-LEN([.D1140]))" table:style-name="ce5">
            <text:p>95100</text:p>
          </table:table-cell>
          <table:table-cell office:value-type="string" table:style-name="ce4">
            <text:p>Repair of computers and communication equipment</text:p>
          </table:table-cell>
          <table:table-cell table:number-columns-repeated="16378"/>
        </table:table-row>
        <table:table-row table:style-name="ro1">
          <table:table-cell office:value-type="string" table:style-name="ce2">
            <text:p>95.11</text:p>
          </table:table-cell>
          <table:table-cell office:value-type="string" table:style-name="ce4">
            <text:p>Repair of computers and peripheral equipment</text:p>
          </table:table-cell>
          <table:table-cell office:value-type="string" office:string-value="9511" table:formula="of:=SUBSTITUTE([.A1141];&quot;.&quot;;&quot;&quot;)" table:style-name="ce6">
            <text:p>9511</text:p>
          </table:table-cell>
          <table:table-cell office:value-type="string" office:string-value="9511" table:formula="of:=SUBSTITUTE([.C1141];&quot;/&quot;;&quot;&quot;)" table:style-name="ce5">
            <text:p>9511</text:p>
          </table:table-cell>
          <table:table-cell office:value-type="string" office:string-value="95110" table:formula="of:=[.D1141]&amp;REPT(&quot;0&quot;;5-LEN([.D1141]))" table:style-name="ce5">
            <text:p>95110</text:p>
          </table:table-cell>
          <table:table-cell office:value-type="string" table:style-name="ce4">
            <text:p>Repair of computers and peripheral equipment</text:p>
          </table:table-cell>
          <table:table-cell table:number-columns-repeated="16378"/>
        </table:table-row>
        <table:table-row table:style-name="ro1">
          <table:table-cell office:value-type="string" table:style-name="ce2">
            <text:p>95.12</text:p>
          </table:table-cell>
          <table:table-cell office:value-type="string" table:style-name="ce4">
            <text:p>Repair of communication equipment</text:p>
          </table:table-cell>
          <table:table-cell office:value-type="string" office:string-value="9512" table:formula="of:=SUBSTITUTE([.A1142];&quot;.&quot;;&quot;&quot;)" table:style-name="ce6">
            <text:p>9512</text:p>
          </table:table-cell>
          <table:table-cell office:value-type="string" office:string-value="9512" table:formula="of:=SUBSTITUTE([.C1142];&quot;/&quot;;&quot;&quot;)" table:style-name="ce5">
            <text:p>9512</text:p>
          </table:table-cell>
          <table:table-cell office:value-type="string" office:string-value="95120" table:formula="of:=[.D1142]&amp;REPT(&quot;0&quot;;5-LEN([.D1142]))" table:style-name="ce5">
            <text:p>95120</text:p>
          </table:table-cell>
          <table:table-cell office:value-type="string" table:style-name="ce4">
            <text:p>Repair of communication equipment</text:p>
          </table:table-cell>
          <table:table-cell table:number-columns-repeated="16378"/>
        </table:table-row>
        <table:table-row table:style-name="ro1">
          <table:table-cell office:value-type="string" table:style-name="ce2">
            <text:p>95.2</text:p>
          </table:table-cell>
          <table:table-cell office:value-type="string" table:style-name="ce4">
            <text:p>Repair of personal and household goods</text:p>
          </table:table-cell>
          <table:table-cell office:value-type="string" office:string-value="952" table:formula="of:=SUBSTITUTE([.A1143];&quot;.&quot;;&quot;&quot;)" table:style-name="ce6">
            <text:p>952</text:p>
          </table:table-cell>
          <table:table-cell office:value-type="string" office:string-value="952" table:formula="of:=SUBSTITUTE([.C1143];&quot;/&quot;;&quot;&quot;)" table:style-name="ce5">
            <text:p>952</text:p>
          </table:table-cell>
          <table:table-cell office:value-type="string" office:string-value="95200" table:formula="of:=[.D1143]&amp;REPT(&quot;0&quot;;5-LEN([.D1143]))" table:style-name="ce5">
            <text:p>95200</text:p>
          </table:table-cell>
          <table:table-cell office:value-type="string" table:style-name="ce4">
            <text:p>Repair of personal and household goods</text:p>
          </table:table-cell>
          <table:table-cell table:number-columns-repeated="16378"/>
        </table:table-row>
        <table:table-row table:style-name="ro1">
          <table:table-cell office:value-type="string" table:style-name="ce2">
            <text:p>95.21</text:p>
          </table:table-cell>
          <table:table-cell office:value-type="string" table:style-name="ce4">
            <text:p>Repair of consumer electronics</text:p>
          </table:table-cell>
          <table:table-cell office:value-type="string" office:string-value="9521" table:formula="of:=SUBSTITUTE([.A1144];&quot;.&quot;;&quot;&quot;)" table:style-name="ce6">
            <text:p>9521</text:p>
          </table:table-cell>
          <table:table-cell office:value-type="string" office:string-value="9521" table:formula="of:=SUBSTITUTE([.C1144];&quot;/&quot;;&quot;&quot;)" table:style-name="ce5">
            <text:p>9521</text:p>
          </table:table-cell>
          <table:table-cell office:value-type="string" office:string-value="95210" table:formula="of:=[.D1144]&amp;REPT(&quot;0&quot;;5-LEN([.D1144]))" table:style-name="ce5">
            <text:p>95210</text:p>
          </table:table-cell>
          <table:table-cell office:value-type="string" table:style-name="ce4">
            <text:p>Repair of consumer electronics</text:p>
          </table:table-cell>
          <table:table-cell table:number-columns-repeated="16378"/>
        </table:table-row>
        <table:table-row table:style-name="ro1">
          <table:table-cell office:value-type="string" table:style-name="ce2">
            <text:p>95.22</text:p>
          </table:table-cell>
          <table:table-cell office:value-type="string" table:style-name="ce4">
            <text:p>Repair of household appliances and home and garden equipment</text:p>
          </table:table-cell>
          <table:table-cell office:value-type="string" office:string-value="9522" table:formula="of:=SUBSTITUTE([.A1145];&quot;.&quot;;&quot;&quot;)" table:style-name="ce6">
            <text:p>9522</text:p>
          </table:table-cell>
          <table:table-cell office:value-type="string" office:string-value="9522" table:formula="of:=SUBSTITUTE([.C1145];&quot;/&quot;;&quot;&quot;)" table:style-name="ce5">
            <text:p>9522</text:p>
          </table:table-cell>
          <table:table-cell office:value-type="string" office:string-value="95220" table:formula="of:=[.D1145]&amp;REPT(&quot;0&quot;;5-LEN([.D1145]))" table:style-name="ce5">
            <text:p>95220</text:p>
          </table:table-cell>
          <table:table-cell office:value-type="string" table:style-name="ce4">
            <text:p>Repair of household appliances and home and garden equipment</text:p>
          </table:table-cell>
          <table:table-cell table:number-columns-repeated="16378"/>
        </table:table-row>
        <table:table-row table:style-name="ro1">
          <table:table-cell office:value-type="string" table:style-name="ce2">
            <text:p>95.23</text:p>
          </table:table-cell>
          <table:table-cell office:value-type="string" table:style-name="ce4">
            <text:p>Repair of footwear and leather goods</text:p>
          </table:table-cell>
          <table:table-cell office:value-type="string" office:string-value="9523" table:formula="of:=SUBSTITUTE([.A1146];&quot;.&quot;;&quot;&quot;)" table:style-name="ce6">
            <text:p>9523</text:p>
          </table:table-cell>
          <table:table-cell office:value-type="string" office:string-value="9523" table:formula="of:=SUBSTITUTE([.C1146];&quot;/&quot;;&quot;&quot;)" table:style-name="ce5">
            <text:p>9523</text:p>
          </table:table-cell>
          <table:table-cell office:value-type="string" office:string-value="95230" table:formula="of:=[.D1146]&amp;REPT(&quot;0&quot;;5-LEN([.D1146]))" table:style-name="ce5">
            <text:p>95230</text:p>
          </table:table-cell>
          <table:table-cell office:value-type="string" table:style-name="ce4">
            <text:p>Repair of footwear and leather goods</text:p>
          </table:table-cell>
          <table:table-cell table:number-columns-repeated="16378"/>
        </table:table-row>
        <table:table-row table:style-name="ro1">
          <table:table-cell office:value-type="string" table:style-name="ce2">
            <text:p>95.24</text:p>
          </table:table-cell>
          <table:table-cell office:value-type="string" table:style-name="ce4">
            <text:p>Repair of furniture and home furnishings</text:p>
          </table:table-cell>
          <table:table-cell office:value-type="string" office:string-value="9524" table:formula="of:=SUBSTITUTE([.A1147];&quot;.&quot;;&quot;&quot;)" table:style-name="ce6">
            <text:p>9524</text:p>
          </table:table-cell>
          <table:table-cell office:value-type="string" office:string-value="9524" table:formula="of:=SUBSTITUTE([.C1147];&quot;/&quot;;&quot;&quot;)" table:style-name="ce5">
            <text:p>9524</text:p>
          </table:table-cell>
          <table:table-cell office:value-type="string" office:string-value="95240" table:formula="of:=[.D1147]&amp;REPT(&quot;0&quot;;5-LEN([.D1147]))" table:style-name="ce5">
            <text:p>95240</text:p>
          </table:table-cell>
          <table:table-cell office:value-type="string" table:style-name="ce4">
            <text:p>Repair of furniture and home furnishings</text:p>
          </table:table-cell>
          <table:table-cell table:number-columns-repeated="16378"/>
        </table:table-row>
        <table:table-row table:style-name="ro1">
          <table:table-cell office:value-type="string" table:style-name="ce2">
            <text:p>95.25</text:p>
          </table:table-cell>
          <table:table-cell office:value-type="string" table:style-name="ce4">
            <text:p>Repair of watches, clocks and jewellery</text:p>
          </table:table-cell>
          <table:table-cell office:value-type="string" office:string-value="9525" table:formula="of:=SUBSTITUTE([.A1148];&quot;.&quot;;&quot;&quot;)" table:style-name="ce6">
            <text:p>9525</text:p>
          </table:table-cell>
          <table:table-cell office:value-type="string" office:string-value="9525" table:formula="of:=SUBSTITUTE([.C1148];&quot;/&quot;;&quot;&quot;)" table:style-name="ce5">
            <text:p>9525</text:p>
          </table:table-cell>
          <table:table-cell office:value-type="string" office:string-value="95250" table:formula="of:=[.D1148]&amp;REPT(&quot;0&quot;;5-LEN([.D1148]))" table:style-name="ce5">
            <text:p>95250</text:p>
          </table:table-cell>
          <table:table-cell office:value-type="string" table:style-name="ce4">
            <text:p>Repair of watches, clocks and jewellery</text:p>
          </table:table-cell>
          <table:table-cell table:number-columns-repeated="16378"/>
        </table:table-row>
        <table:table-row table:style-name="ro1">
          <table:table-cell office:value-type="string" table:style-name="ce2">
            <text:p>95.29</text:p>
          </table:table-cell>
          <table:table-cell office:value-type="string" table:style-name="ce4">
            <text:p>Repair of other personal and household goods</text:p>
          </table:table-cell>
          <table:table-cell office:value-type="string" office:string-value="9529" table:formula="of:=SUBSTITUTE([.A1149];&quot;.&quot;;&quot;&quot;)" table:style-name="ce6">
            <text:p>9529</text:p>
          </table:table-cell>
          <table:table-cell office:value-type="string" office:string-value="9529" table:formula="of:=SUBSTITUTE([.C1149];&quot;/&quot;;&quot;&quot;)" table:style-name="ce5">
            <text:p>9529</text:p>
          </table:table-cell>
          <table:table-cell office:value-type="string" office:string-value="95290" table:formula="of:=[.D1149]&amp;REPT(&quot;0&quot;;5-LEN([.D1149]))" table:style-name="ce5">
            <text:p>95290</text:p>
          </table:table-cell>
          <table:table-cell office:value-type="string" table:style-name="ce4">
            <text:p>Repair of other personal and household goods</text:p>
          </table:table-cell>
          <table:table-cell table:number-columns-repeated="16378"/>
        </table:table-row>
        <table:table-row table:style-name="ro1">
          <table:table-cell office:value-type="string" table:style-name="ce2">
            <text:p>96</text:p>
          </table:table-cell>
          <table:table-cell office:value-type="string" table:style-name="ce4">
            <text:p>Other personal service activities</text:p>
          </table:table-cell>
          <table:table-cell office:value-type="string" office:string-value="96" table:formula="of:=SUBSTITUTE([.A1150];&quot;.&quot;;&quot;&quot;)" table:style-name="ce6">
            <text:p>96</text:p>
          </table:table-cell>
          <table:table-cell office:value-type="string" office:string-value="96" table:formula="of:=SUBSTITUTE([.C1150];&quot;/&quot;;&quot;&quot;)" table:style-name="ce5">
            <text:p>96</text:p>
          </table:table-cell>
          <table:table-cell office:value-type="string" office:string-value="96000" table:formula="of:=[.D1150]&amp;REPT(&quot;0&quot;;5-LEN([.D1150]))" table:style-name="ce5">
            <text:p>96000</text:p>
          </table:table-cell>
          <table:table-cell office:value-type="string" table:style-name="ce4">
            <text:p>Other personal service activities</text:p>
          </table:table-cell>
          <table:table-cell table:number-columns-repeated="16378"/>
        </table:table-row>
        <table:table-row table:style-name="ro1">
          <table:table-cell office:value-type="string" table:style-name="ce2">
            <text:p>96.0</text:p>
          </table:table-cell>
          <table:table-cell office:value-type="string" table:style-name="ce4">
            <text:p>Other personal service activities</text:p>
          </table:table-cell>
          <table:table-cell office:value-type="string" office:string-value="960" table:formula="of:=SUBSTITUTE([.A1151];&quot;.&quot;;&quot;&quot;)" table:style-name="ce6">
            <text:p>960</text:p>
          </table:table-cell>
          <table:table-cell office:value-type="string" office:string-value="960" table:formula="of:=SUBSTITUTE([.C1151];&quot;/&quot;;&quot;&quot;)" table:style-name="ce5">
            <text:p>960</text:p>
          </table:table-cell>
          <table:table-cell office:value-type="string" office:string-value="96000" table:formula="of:=[.D1151]&amp;REPT(&quot;0&quot;;5-LEN([.D1151]))" table:style-name="ce5">
            <text:p>96000</text:p>
          </table:table-cell>
          <table:table-cell office:value-type="string" table:style-name="ce4">
            <text:p>Other personal service activities</text:p>
          </table:table-cell>
          <table:table-cell table:number-columns-repeated="16378"/>
        </table:table-row>
        <table:table-row table:style-name="ro1">
          <table:table-cell office:value-type="string" table:style-name="ce2">
            <text:p>96.01</text:p>
          </table:table-cell>
          <table:table-cell office:value-type="string" table:style-name="ce4">
            <text:p>Washing and (dry-)cleaning of textile and fur products</text:p>
          </table:table-cell>
          <table:table-cell office:value-type="string" office:string-value="9601" table:formula="of:=SUBSTITUTE([.A1152];&quot;.&quot;;&quot;&quot;)" table:style-name="ce6">
            <text:p>9601</text:p>
          </table:table-cell>
          <table:table-cell office:value-type="string" office:string-value="9601" table:formula="of:=SUBSTITUTE([.C1152];&quot;/&quot;;&quot;&quot;)" table:style-name="ce5">
            <text:p>9601</text:p>
          </table:table-cell>
          <table:table-cell office:value-type="string" office:string-value="96010" table:formula="of:=[.D1152]&amp;REPT(&quot;0&quot;;5-LEN([.D1152]))" table:style-name="ce5">
            <text:p>96010</text:p>
          </table:table-cell>
          <table:table-cell office:value-type="string" table:style-name="ce4">
            <text:p>Washing and (dry-)cleaning of textile and fur products</text:p>
          </table:table-cell>
          <table:table-cell table:number-columns-repeated="16378"/>
        </table:table-row>
        <table:table-row table:style-name="ro1">
          <table:table-cell office:value-type="string" table:style-name="ce2">
            <text:p>96.02</text:p>
          </table:table-cell>
          <table:table-cell office:value-type="string" table:style-name="ce4">
            <text:p>Hairdressing and other beauty treatment</text:p>
          </table:table-cell>
          <table:table-cell office:value-type="string" office:string-value="9602" table:formula="of:=SUBSTITUTE([.A1153];&quot;.&quot;;&quot;&quot;)" table:style-name="ce6">
            <text:p>9602</text:p>
          </table:table-cell>
          <table:table-cell office:value-type="string" office:string-value="9602" table:formula="of:=SUBSTITUTE([.C1153];&quot;/&quot;;&quot;&quot;)" table:style-name="ce5">
            <text:p>9602</text:p>
          </table:table-cell>
          <table:table-cell office:value-type="string" office:string-value="96020" table:formula="of:=[.D1153]&amp;REPT(&quot;0&quot;;5-LEN([.D1153]))" table:style-name="ce5">
            <text:p>96020</text:p>
          </table:table-cell>
          <table:table-cell office:value-type="string" table:style-name="ce4">
            <text:p>Hairdressing and other beauty treatment</text:p>
          </table:table-cell>
          <table:table-cell table:number-columns-repeated="16378"/>
        </table:table-row>
        <table:table-row table:style-name="ro1">
          <table:table-cell office:value-type="string" table:style-name="ce2">
            <text:p>96.03</text:p>
          </table:table-cell>
          <table:table-cell office:value-type="string" table:style-name="ce4">
            <text:p>Funeral and related activities</text:p>
          </table:table-cell>
          <table:table-cell office:value-type="string" office:string-value="9603" table:formula="of:=SUBSTITUTE([.A1154];&quot;.&quot;;&quot;&quot;)" table:style-name="ce6">
            <text:p>9603</text:p>
          </table:table-cell>
          <table:table-cell office:value-type="string" office:string-value="9603" table:formula="of:=SUBSTITUTE([.C1154];&quot;/&quot;;&quot;&quot;)" table:style-name="ce5">
            <text:p>9603</text:p>
          </table:table-cell>
          <table:table-cell office:value-type="string" office:string-value="96030" table:formula="of:=[.D1154]&amp;REPT(&quot;0&quot;;5-LEN([.D1154]))" table:style-name="ce5">
            <text:p>96030</text:p>
          </table:table-cell>
          <table:table-cell office:value-type="string" table:style-name="ce4">
            <text:p>Funeral and related activities</text:p>
          </table:table-cell>
          <table:table-cell table:number-columns-repeated="16378"/>
        </table:table-row>
        <table:table-row table:style-name="ro1">
          <table:table-cell office:value-type="string" table:style-name="ce2">
            <text:p>96.04</text:p>
          </table:table-cell>
          <table:table-cell office:value-type="string" table:style-name="ce4">
            <text:p>Physical well-being activities</text:p>
          </table:table-cell>
          <table:table-cell office:value-type="string" office:string-value="9604" table:formula="of:=SUBSTITUTE([.A1155];&quot;.&quot;;&quot;&quot;)" table:style-name="ce6">
            <text:p>9604</text:p>
          </table:table-cell>
          <table:table-cell office:value-type="string" office:string-value="9604" table:formula="of:=SUBSTITUTE([.C1155];&quot;/&quot;;&quot;&quot;)" table:style-name="ce5">
            <text:p>9604</text:p>
          </table:table-cell>
          <table:table-cell office:value-type="string" office:string-value="96040" table:formula="of:=[.D1155]&amp;REPT(&quot;0&quot;;5-LEN([.D1155]))" table:style-name="ce5">
            <text:p>96040</text:p>
          </table:table-cell>
          <table:table-cell office:value-type="string" table:style-name="ce4">
            <text:p>Physical well-being activities</text:p>
          </table:table-cell>
          <table:table-cell table:number-columns-repeated="16378"/>
        </table:table-row>
        <table:table-row table:style-name="ro1">
          <table:table-cell office:value-type="string" table:style-name="ce2">
            <text:p>96.09</text:p>
          </table:table-cell>
          <table:table-cell office:value-type="string" table:style-name="ce4">
            <text:p>Other personal service activities not elsewhere classified</text:p>
          </table:table-cell>
          <table:table-cell office:value-type="string" office:string-value="9609" table:formula="of:=SUBSTITUTE([.A1156];&quot;.&quot;;&quot;&quot;)" table:style-name="ce6">
            <text:p>9609</text:p>
          </table:table-cell>
          <table:table-cell office:value-type="string" office:string-value="9609" table:formula="of:=SUBSTITUTE([.C1156];&quot;/&quot;;&quot;&quot;)" table:style-name="ce5">
            <text:p>9609</text:p>
          </table:table-cell>
          <table:table-cell office:value-type="string" office:string-value="96090" table:formula="of:=[.D1156]&amp;REPT(&quot;0&quot;;5-LEN([.D1156]))" table:style-name="ce5">
            <text:p>96090</text:p>
          </table:table-cell>
          <table:table-cell office:value-type="string" table:style-name="ce4">
            <text:p>Other personal service activities not elsewhere classified</text:p>
          </table:table-cell>
          <table:table-cell table:number-columns-repeated="16378"/>
        </table:table-row>
        <table:table-row table:style-name="ro1">
          <table:table-cell office:value-type="string" table:style-name="ce2">
            <text:p>97</text:p>
          </table:table-cell>
          <table:table-cell office:value-type="string" table:style-name="ce4">
            <text:p>Activities of households as employers of domestic personnel</text:p>
          </table:table-cell>
          <table:table-cell office:value-type="string" office:string-value="97" table:formula="of:=SUBSTITUTE([.A1157];&quot;.&quot;;&quot;&quot;)" table:style-name="ce6">
            <text:p>97</text:p>
          </table:table-cell>
          <table:table-cell office:value-type="string" office:string-value="97" table:formula="of:=SUBSTITUTE([.C1157];&quot;/&quot;;&quot;&quot;)" table:style-name="ce5">
            <text:p>97</text:p>
          </table:table-cell>
          <table:table-cell office:value-type="string" office:string-value="97000" table:formula="of:=[.D1157]&amp;REPT(&quot;0&quot;;5-LEN([.D1157]))" table:style-name="ce5">
            <text:p>97000</text:p>
          </table:table-cell>
          <table:table-cell office:value-type="string" table:style-name="ce4">
            <text:p>Activities of households as employers of domestic personnel</text:p>
          </table:table-cell>
          <table:table-cell table:number-columns-repeated="16378"/>
        </table:table-row>
        <table:table-row table:style-name="ro1">
          <table:table-cell office:value-type="string" table:style-name="ce2">
            <text:p>97.0</text:p>
          </table:table-cell>
          <table:table-cell office:value-type="string" table:style-name="ce4">
            <text:p>Activities of households as employers of domestic personnel</text:p>
          </table:table-cell>
          <table:table-cell office:value-type="string" office:string-value="970" table:formula="of:=SUBSTITUTE([.A1158];&quot;.&quot;;&quot;&quot;)" table:style-name="ce6">
            <text:p>970</text:p>
          </table:table-cell>
          <table:table-cell office:value-type="string" office:string-value="970" table:formula="of:=SUBSTITUTE([.C1158];&quot;/&quot;;&quot;&quot;)" table:style-name="ce5">
            <text:p>970</text:p>
          </table:table-cell>
          <table:table-cell office:value-type="string" office:string-value="97000" table:formula="of:=[.D1158]&amp;REPT(&quot;0&quot;;5-LEN([.D1158]))" table:style-name="ce5">
            <text:p>97000</text:p>
          </table:table-cell>
          <table:table-cell office:value-type="string" table:style-name="ce4">
            <text:p>Activities of households as employers of domestic personnel</text:p>
          </table:table-cell>
          <table:table-cell table:number-columns-repeated="16378"/>
        </table:table-row>
        <table:table-row table:style-name="ro1">
          <table:table-cell office:value-type="string" table:style-name="ce2">
            <text:p>97.00</text:p>
          </table:table-cell>
          <table:table-cell office:value-type="string" table:style-name="ce4">
            <text:p>Activities of households as employers of domestic personnel</text:p>
          </table:table-cell>
          <table:table-cell office:value-type="string" office:string-value="9700" table:formula="of:=SUBSTITUTE([.A1159];&quot;.&quot;;&quot;&quot;)" table:style-name="ce6">
            <text:p>9700</text:p>
          </table:table-cell>
          <table:table-cell office:value-type="string" office:string-value="9700" table:formula="of:=SUBSTITUTE([.C1159];&quot;/&quot;;&quot;&quot;)" table:style-name="ce5">
            <text:p>9700</text:p>
          </table:table-cell>
          <table:table-cell office:value-type="string" office:string-value="97000" table:formula="of:=[.D1159]&amp;REPT(&quot;0&quot;;5-LEN([.D1159]))" table:style-name="ce5">
            <text:p>97000</text:p>
          </table:table-cell>
          <table:table-cell office:value-type="string" table:style-name="ce4">
            <text:p>Activities of households as employers of domestic personnel</text:p>
          </table:table-cell>
          <table:table-cell table:number-columns-repeated="16378"/>
        </table:table-row>
        <table:table-row table:style-name="ro1">
          <table:table-cell office:value-type="string" table:style-name="ce2">
            <text:p>98</text:p>
          </table:table-cell>
          <table:table-cell office:value-type="string" table:style-name="ce4">
            <text:p>Undifferentiated goods- and services-producing activities of private households for own use</text:p>
          </table:table-cell>
          <table:table-cell office:value-type="string" office:string-value="98" table:formula="of:=SUBSTITUTE([.A1160];&quot;.&quot;;&quot;&quot;)" table:style-name="ce6">
            <text:p>98</text:p>
          </table:table-cell>
          <table:table-cell office:value-type="string" office:string-value="98" table:formula="of:=SUBSTITUTE([.C1160];&quot;/&quot;;&quot;&quot;)" table:style-name="ce5">
            <text:p>98</text:p>
          </table:table-cell>
          <table:table-cell office:value-type="string" office:string-value="98000" table:formula="of:=[.D1160]&amp;REPT(&quot;0&quot;;5-LEN([.D1160]))" table:style-name="ce5">
            <text:p>98000</text:p>
          </table:table-cell>
          <table:table-cell office:value-type="string" table:style-name="ce4">
            <text:p>Undifferentiated goods- and services-producing activities of private households for own use</text:p>
          </table:table-cell>
          <table:table-cell table:number-columns-repeated="16378"/>
        </table:table-row>
        <table:table-row table:style-name="ro1">
          <table:table-cell office:value-type="string" table:style-name="ce2">
            <text:p>98.1</text:p>
          </table:table-cell>
          <table:table-cell office:value-type="string" table:style-name="ce4">
            <text:p>Undifferentiated goods-producing activities of private households for own use</text:p>
          </table:table-cell>
          <table:table-cell office:value-type="string" office:string-value="981" table:formula="of:=SUBSTITUTE([.A1161];&quot;.&quot;;&quot;&quot;)" table:style-name="ce6">
            <text:p>981</text:p>
          </table:table-cell>
          <table:table-cell office:value-type="string" office:string-value="981" table:formula="of:=SUBSTITUTE([.C1161];&quot;/&quot;;&quot;&quot;)" table:style-name="ce5">
            <text:p>981</text:p>
          </table:table-cell>
          <table:table-cell office:value-type="string" office:string-value="98100" table:formula="of:=[.D1161]&amp;REPT(&quot;0&quot;;5-LEN([.D1161]))" table:style-name="ce5">
            <text:p>98100</text:p>
          </table:table-cell>
          <table:table-cell office:value-type="string" table:style-name="ce4">
            <text:p>Undifferentiated goods-producing activities of private households for own use</text:p>
          </table:table-cell>
          <table:table-cell table:number-columns-repeated="16378"/>
        </table:table-row>
        <table:table-row table:style-name="ro1">
          <table:table-cell office:value-type="string" table:style-name="ce2">
            <text:p>98.10</text:p>
          </table:table-cell>
          <table:table-cell office:value-type="string" table:style-name="ce4">
            <text:p>Undifferentiated goods-producing activities of private households for own use</text:p>
          </table:table-cell>
          <table:table-cell office:value-type="string" office:string-value="9810" table:formula="of:=SUBSTITUTE([.A1162];&quot;.&quot;;&quot;&quot;)" table:style-name="ce6">
            <text:p>9810</text:p>
          </table:table-cell>
          <table:table-cell office:value-type="string" office:string-value="9810" table:formula="of:=SUBSTITUTE([.C1162];&quot;/&quot;;&quot;&quot;)" table:style-name="ce5">
            <text:p>9810</text:p>
          </table:table-cell>
          <table:table-cell office:value-type="string" office:string-value="98100" table:formula="of:=[.D1162]&amp;REPT(&quot;0&quot;;5-LEN([.D1162]))" table:style-name="ce5">
            <text:p>98100</text:p>
          </table:table-cell>
          <table:table-cell office:value-type="string" table:style-name="ce4">
            <text:p>Undifferentiated goods-producing activities of private households for own use</text:p>
          </table:table-cell>
          <table:table-cell table:number-columns-repeated="16378"/>
        </table:table-row>
        <table:table-row table:style-name="ro1">
          <table:table-cell office:value-type="string" table:style-name="ce2">
            <text:p>98.2</text:p>
          </table:table-cell>
          <table:table-cell office:value-type="string" table:style-name="ce4">
            <text:p>Undifferentiated service-producing activities of private households for own use</text:p>
          </table:table-cell>
          <table:table-cell office:value-type="string" office:string-value="982" table:formula="of:=SUBSTITUTE([.A1163];&quot;.&quot;;&quot;&quot;)" table:style-name="ce6">
            <text:p>982</text:p>
          </table:table-cell>
          <table:table-cell office:value-type="string" office:string-value="982" table:formula="of:=SUBSTITUTE([.C1163];&quot;/&quot;;&quot;&quot;)" table:style-name="ce5">
            <text:p>982</text:p>
          </table:table-cell>
          <table:table-cell office:value-type="string" office:string-value="98200" table:formula="of:=[.D1163]&amp;REPT(&quot;0&quot;;5-LEN([.D1163]))" table:style-name="ce5">
            <text:p>98200</text:p>
          </table:table-cell>
          <table:table-cell office:value-type="string" table:style-name="ce4">
            <text:p>Undifferentiated service-producing activities of private households for own use</text:p>
          </table:table-cell>
          <table:table-cell table:number-columns-repeated="16378"/>
        </table:table-row>
        <table:table-row table:style-name="ro1">
          <table:table-cell office:value-type="string" table:style-name="ce2">
            <text:p>98.20</text:p>
          </table:table-cell>
          <table:table-cell office:value-type="string" table:style-name="ce4">
            <text:p>Undifferentiated service-producing activities of private households for own use</text:p>
          </table:table-cell>
          <table:table-cell office:value-type="string" office:string-value="9820" table:formula="of:=SUBSTITUTE([.A1164];&quot;.&quot;;&quot;&quot;)" table:style-name="ce6">
            <text:p>9820</text:p>
          </table:table-cell>
          <table:table-cell office:value-type="string" office:string-value="9820" table:formula="of:=SUBSTITUTE([.C1164];&quot;/&quot;;&quot;&quot;)" table:style-name="ce5">
            <text:p>9820</text:p>
          </table:table-cell>
          <table:table-cell office:value-type="string" office:string-value="98200" table:formula="of:=[.D1164]&amp;REPT(&quot;0&quot;;5-LEN([.D1164]))" table:style-name="ce5">
            <text:p>98200</text:p>
          </table:table-cell>
          <table:table-cell office:value-type="string" table:style-name="ce4">
            <text:p>Undifferentiated service-producing activities of private households for own use</text:p>
          </table:table-cell>
          <table:table-cell table:number-columns-repeated="16378"/>
        </table:table-row>
        <table:table-row table:style-name="ro1">
          <table:table-cell office:value-type="string" table:style-name="ce2">
            <text:p>99</text:p>
          </table:table-cell>
          <table:table-cell office:value-type="string" table:style-name="ce4">
            <text:p>Activities of extraterritorial organisations and bodies</text:p>
          </table:table-cell>
          <table:table-cell office:value-type="string" office:string-value="99" table:formula="of:=SUBSTITUTE([.A1165];&quot;.&quot;;&quot;&quot;)" table:style-name="ce6">
            <text:p>99</text:p>
          </table:table-cell>
          <table:table-cell office:value-type="string" office:string-value="99" table:formula="of:=SUBSTITUTE([.C1165];&quot;/&quot;;&quot;&quot;)" table:style-name="ce5">
            <text:p>99</text:p>
          </table:table-cell>
          <table:table-cell office:value-type="string" office:string-value="99000" table:formula="of:=[.D1165]&amp;REPT(&quot;0&quot;;5-LEN([.D1165]))" table:style-name="ce5">
            <text:p>99000</text:p>
          </table:table-cell>
          <table:table-cell office:value-type="string" table:style-name="ce4">
            <text:p>Activities of extraterritorial organisations and bodies</text:p>
          </table:table-cell>
          <table:table-cell table:number-columns-repeated="16378"/>
        </table:table-row>
        <table:table-row table:style-name="ro1">
          <table:table-cell office:value-type="string" table:style-name="ce2">
            <text:p>99.0</text:p>
          </table:table-cell>
          <table:table-cell office:value-type="string" table:style-name="ce4">
            <text:p>Activities of extraterritorial organisations and bodies</text:p>
          </table:table-cell>
          <table:table-cell office:value-type="string" office:string-value="990" table:formula="of:=SUBSTITUTE([.A1166];&quot;.&quot;;&quot;&quot;)" table:style-name="ce6">
            <text:p>990</text:p>
          </table:table-cell>
          <table:table-cell office:value-type="string" office:string-value="990" table:formula="of:=SUBSTITUTE([.C1166];&quot;/&quot;;&quot;&quot;)" table:style-name="ce5">
            <text:p>990</text:p>
          </table:table-cell>
          <table:table-cell office:value-type="string" office:string-value="99000" table:formula="of:=[.D1166]&amp;REPT(&quot;0&quot;;5-LEN([.D1166]))" table:style-name="ce5">
            <text:p>99000</text:p>
          </table:table-cell>
          <table:table-cell office:value-type="string" table:style-name="ce4">
            <text:p>Activities of extraterritorial organisations and bodies</text:p>
          </table:table-cell>
          <table:table-cell table:number-columns-repeated="16378"/>
        </table:table-row>
        <table:table-row table:style-name="ro1">
          <table:table-cell office:value-type="string" table:style-name="ce2">
            <text:p>99.00</text:p>
          </table:table-cell>
          <table:table-cell office:value-type="string" table:style-name="ce4">
            <text:p>Activities of extraterritorial organisations and bodies</text:p>
          </table:table-cell>
          <table:table-cell office:value-type="string" office:string-value="9900" table:formula="of:=SUBSTITUTE([.A1167];&quot;.&quot;;&quot;&quot;)" table:style-name="ce6">
            <text:p>9900</text:p>
          </table:table-cell>
          <table:table-cell office:value-type="string" office:string-value="9900" table:formula="of:=SUBSTITUTE([.C1167];&quot;/&quot;;&quot;&quot;)" table:style-name="ce5">
            <text:p>9900</text:p>
          </table:table-cell>
          <table:table-cell office:value-type="string" office:string-value="99000" table:formula="of:=[.D1167]&amp;REPT(&quot;0&quot;;5-LEN([.D1167]))" table:style-name="ce5">
            <text:p>99000</text:p>
          </table:table-cell>
          <table:table-cell office:value-type="string" table:style-name="ce4">
            <text:p>Activities of extraterritorial organisations and bodies</text:p>
          </table:table-cell>
          <table:table-cell table:number-columns-repeated="16378"/>
        </table:table-row>
        <table:table-row table:number-rows-repeated="1047409" table:style-name="ro1">
          <table:table-cell table:number-columns-repeated="16384"/>
        </table:table-row>
      </table:table>
      <table:table table:name="Distinct_Sic_Codes" table:style-name="ta2">
        <table:table-column table:style-name="co1" table:number-columns-repeated="6" table:default-cell-style-name="ce1"/>
        <table:table-column table:style-name="co4" table:default-cell-style-name="ce1"/>
        <table:table-column table:style-name="co1" table:number-columns-repeated="16377" table:default-cell-style-name="ce1"/>
        <table:table-row table:style-name="ro1">
          <table:table-cell office:value-type="string" table:style-name="ce1">
            <text:p>Sic Code</text:p>
          </table:table-cell>
          <table:table-cell office:value-type="string" table:style-name="ce1">
            <text:p>Description</text:p>
          </table:table-cell>
          <table:table-cell table:number-columns-repeated="16382" table:style-name="ce1"/>
        </table:table-row>
        <table:table-row table:style-name="ro2">
          <table:table-cell office:value-type="string" table:style-name="ce1">
            <text:p>01000</text:p>
          </table:table-cell>
          <table:table-cell office:value-type="string" table:style-name="ce1">
            <text:p>Crop and animal production, hunting and related service activities</text:p>
          </table:table-cell>
          <table:table-cell table:number-columns-repeated="4" table:style-name="ce1"/>
          <table:table-cell table:style-name="ce7"/>
          <table:table-cell table:number-columns-repeated="16377"/>
        </table:table-row>
        <table:table-row table:style-name="ro1">
          <table:table-cell office:value-type="string" table:style-name="ce1">
            <text:p>01100</text:p>
          </table:table-cell>
          <table:table-cell office:value-type="string" table:style-name="ce1">
            <text:p>Growing of non-perennial crops</text:p>
          </table:table-cell>
          <table:table-cell table:number-columns-repeated="16382" table:style-name="ce1"/>
        </table:table-row>
        <table:table-row table:style-name="ro1">
          <table:table-cell office:value-type="string" table:style-name="ce1">
            <text:p>01110</text:p>
          </table:table-cell>
          <table:table-cell office:value-type="string" table:style-name="ce1">
            <text:p>Growing of cereals (except rice), leguminous crops and oil seeds</text:p>
          </table:table-cell>
          <table:table-cell table:number-columns-repeated="16382" table:style-name="ce1"/>
        </table:table-row>
        <table:table-row table:style-name="ro1">
          <table:table-cell office:value-type="string" table:style-name="ce1">
            <text:p>01120</text:p>
          </table:table-cell>
          <table:table-cell office:value-type="string" table:style-name="ce1">
            <text:p>Growing of rice</text:p>
          </table:table-cell>
          <table:table-cell table:number-columns-repeated="16382" table:style-name="ce1"/>
        </table:table-row>
        <table:table-row table:style-name="ro1">
          <table:table-cell office:value-type="string" table:style-name="ce1">
            <text:p>01130</text:p>
          </table:table-cell>
          <table:table-cell office:value-type="string" table:style-name="ce1">
            <text:p>Growing of vegetables and melons, roots and tubers</text:p>
          </table:table-cell>
          <table:table-cell table:number-columns-repeated="16382" table:style-name="ce1"/>
        </table:table-row>
        <table:table-row table:style-name="ro1">
          <table:table-cell office:value-type="string" table:style-name="ce1">
            <text:p>01140</text:p>
          </table:table-cell>
          <table:table-cell office:value-type="string" table:style-name="ce1">
            <text:p>Growing of sugar cane</text:p>
          </table:table-cell>
          <table:table-cell table:number-columns-repeated="16382" table:style-name="ce1"/>
        </table:table-row>
        <table:table-row table:style-name="ro1">
          <table:table-cell office:value-type="string" table:style-name="ce1">
            <text:p>01150</text:p>
          </table:table-cell>
          <table:table-cell office:value-type="string" table:style-name="ce1">
            <text:p>Growing of tobacco</text:p>
          </table:table-cell>
          <table:table-cell table:number-columns-repeated="16382" table:style-name="ce1"/>
        </table:table-row>
        <table:table-row table:style-name="ro1">
          <table:table-cell office:value-type="string" table:style-name="ce1">
            <text:p>01160</text:p>
          </table:table-cell>
          <table:table-cell office:value-type="string" table:style-name="ce1">
            <text:p>Growing of fibre crops</text:p>
          </table:table-cell>
          <table:table-cell table:number-columns-repeated="16382" table:style-name="ce1"/>
        </table:table-row>
        <table:table-row table:style-name="ro1">
          <table:table-cell office:value-type="string" table:style-name="ce1">
            <text:p>01190</text:p>
          </table:table-cell>
          <table:table-cell office:value-type="string" table:style-name="ce1">
            <text:p>Growing of other non-perennial crops</text:p>
          </table:table-cell>
          <table:table-cell table:number-columns-repeated="16382" table:style-name="ce1"/>
        </table:table-row>
        <table:table-row table:style-name="ro1">
          <table:table-cell office:value-type="string" table:style-name="ce1">
            <text:p>01200</text:p>
          </table:table-cell>
          <table:table-cell office:value-type="string" table:style-name="ce1">
            <text:p>Growing of perennial crops</text:p>
          </table:table-cell>
          <table:table-cell table:number-columns-repeated="16382" table:style-name="ce1"/>
        </table:table-row>
        <table:table-row table:style-name="ro1">
          <table:table-cell office:value-type="string" table:style-name="ce1">
            <text:p>01210</text:p>
          </table:table-cell>
          <table:table-cell office:value-type="string" table:style-name="ce1">
            <text:p>Growing of grapes</text:p>
          </table:table-cell>
          <table:table-cell table:number-columns-repeated="16382" table:style-name="ce1"/>
        </table:table-row>
        <table:table-row table:style-name="ro1">
          <table:table-cell office:value-type="string" table:style-name="ce1">
            <text:p>01220</text:p>
          </table:table-cell>
          <table:table-cell office:value-type="string" table:style-name="ce1">
            <text:p>Growing of tropical and subtropical fruits</text:p>
          </table:table-cell>
          <table:table-cell table:number-columns-repeated="16382" table:style-name="ce1"/>
        </table:table-row>
        <table:table-row table:style-name="ro1">
          <table:table-cell office:value-type="string" table:style-name="ce1">
            <text:p>01230</text:p>
          </table:table-cell>
          <table:table-cell office:value-type="string" table:style-name="ce1">
            <text:p>Growing of citrus fruits</text:p>
          </table:table-cell>
          <table:table-cell table:number-columns-repeated="16382" table:style-name="ce1"/>
        </table:table-row>
        <table:table-row table:style-name="ro1">
          <table:table-cell office:value-type="string" table:style-name="ce1">
            <text:p>01240</text:p>
          </table:table-cell>
          <table:table-cell office:value-type="string" table:style-name="ce1">
            <text:p>Growing of pome fruits and stone fruits</text:p>
          </table:table-cell>
          <table:table-cell table:number-columns-repeated="16382" table:style-name="ce1"/>
        </table:table-row>
        <table:table-row table:style-name="ro1">
          <table:table-cell office:value-type="string" table:style-name="ce1">
            <text:p>01250</text:p>
          </table:table-cell>
          <table:table-cell office:value-type="string" table:style-name="ce1">
            <text:p>Growing of other tree and bush fruits and nuts</text:p>
          </table:table-cell>
          <table:table-cell table:number-columns-repeated="16382" table:style-name="ce1"/>
        </table:table-row>
        <table:table-row table:style-name="ro1">
          <table:table-cell office:value-type="string" table:style-name="ce1">
            <text:p>01260</text:p>
          </table:table-cell>
          <table:table-cell office:value-type="string" table:style-name="ce1">
            <text:p>Growing of oleaginous fruits</text:p>
          </table:table-cell>
          <table:table-cell table:number-columns-repeated="16382"/>
        </table:table-row>
        <table:table-row table:style-name="ro1">
          <table:table-cell office:value-type="string" table:style-name="ce1">
            <text:p>01270</text:p>
          </table:table-cell>
          <table:table-cell office:value-type="string" table:style-name="ce1">
            <text:p>Growing of beverage crops</text:p>
          </table:table-cell>
          <table:table-cell table:number-columns-repeated="16382"/>
        </table:table-row>
        <table:table-row table:style-name="ro1">
          <table:table-cell office:value-type="string" table:style-name="ce1">
            <text:p>01280</text:p>
          </table:table-cell>
          <table:table-cell office:value-type="string" table:style-name="ce1">
            <text:p>Growing of spices, aromatic, drug and pharmaceutical crops</text:p>
          </table:table-cell>
          <table:table-cell table:number-columns-repeated="16382"/>
        </table:table-row>
        <table:table-row table:style-name="ro1">
          <table:table-cell office:value-type="string" table:style-name="ce1">
            <text:p>01290</text:p>
          </table:table-cell>
          <table:table-cell office:value-type="string" table:style-name="ce1">
            <text:p>Growing of other perennial crops</text:p>
          </table:table-cell>
          <table:table-cell table:number-columns-repeated="16382"/>
        </table:table-row>
        <table:table-row table:style-name="ro1">
          <table:table-cell office:value-type="string" table:style-name="ce1">
            <text:p>01300</text:p>
          </table:table-cell>
          <table:table-cell office:value-type="string" table:style-name="ce1">
            <text:p>Plant propagation</text:p>
          </table:table-cell>
          <table:table-cell table:number-columns-repeated="16382"/>
        </table:table-row>
        <table:table-row table:style-name="ro1" table:visibility="collapse">
          <table:table-cell office:value-type="string" table:style-name="ce1">
            <text:p>01300</text:p>
          </table:table-cell>
          <table:table-cell office:value-type="string" table:style-name="ce1">
            <text:p>Plant propagation</text:p>
          </table:table-cell>
          <table:table-cell table:number-columns-repeated="16382"/>
        </table:table-row>
        <table:table-row table:style-name="ro1">
          <table:table-cell office:value-type="string" table:style-name="ce1">
            <text:p>01400</text:p>
          </table:table-cell>
          <table:table-cell office:value-type="string" table:style-name="ce1">
            <text:p>Animal production</text:p>
          </table:table-cell>
          <table:table-cell table:number-columns-repeated="16382"/>
        </table:table-row>
        <table:table-row table:style-name="ro1">
          <table:table-cell office:value-type="string" table:style-name="ce1">
            <text:p>01410</text:p>
          </table:table-cell>
          <table:table-cell office:value-type="string" table:style-name="ce1">
            <text:p>Raising of dairy cattle</text:p>
          </table:table-cell>
          <table:table-cell table:number-columns-repeated="16382"/>
        </table:table-row>
        <table:table-row table:style-name="ro1">
          <table:table-cell office:value-type="string" table:style-name="ce1">
            <text:p>01420</text:p>
          </table:table-cell>
          <table:table-cell office:value-type="string" table:style-name="ce1">
            <text:p>Raising of other cattle and buffaloes</text:p>
          </table:table-cell>
          <table:table-cell table:number-columns-repeated="16382"/>
        </table:table-row>
        <table:table-row table:style-name="ro1">
          <table:table-cell office:value-type="string" table:style-name="ce1">
            <text:p>01430</text:p>
          </table:table-cell>
          <table:table-cell office:value-type="string" table:style-name="ce1">
            <text:p>Raising of horses and other equines</text:p>
          </table:table-cell>
          <table:table-cell table:number-columns-repeated="16382"/>
        </table:table-row>
        <table:table-row table:style-name="ro1">
          <table:table-cell office:value-type="string" table:style-name="ce1">
            <text:p>01440</text:p>
          </table:table-cell>
          <table:table-cell office:value-type="string" table:style-name="ce1">
            <text:p>Raising of camels and camelids</text:p>
          </table:table-cell>
          <table:table-cell table:number-columns-repeated="16382"/>
        </table:table-row>
        <table:table-row table:style-name="ro1">
          <table:table-cell office:value-type="string" table:style-name="ce1">
            <text:p>01450</text:p>
          </table:table-cell>
          <table:table-cell office:value-type="string" table:style-name="ce1">
            <text:p>Raising of sheep and goats</text:p>
          </table:table-cell>
          <table:table-cell table:number-columns-repeated="16382"/>
        </table:table-row>
        <table:table-row table:style-name="ro1">
          <table:table-cell office:value-type="string" table:style-name="ce1">
            <text:p>01460</text:p>
          </table:table-cell>
          <table:table-cell office:value-type="string" table:style-name="ce1">
            <text:p>Raising of swine/pigs</text:p>
          </table:table-cell>
          <table:table-cell table:number-columns-repeated="16382"/>
        </table:table-row>
        <table:table-row table:style-name="ro1">
          <table:table-cell office:value-type="string" table:style-name="ce1">
            <text:p>01470</text:p>
          </table:table-cell>
          <table:table-cell office:value-type="string" table:style-name="ce1">
            <text:p>Raising of poultry</text:p>
          </table:table-cell>
          <table:table-cell table:number-columns-repeated="16382"/>
        </table:table-row>
        <table:table-row table:style-name="ro1">
          <table:table-cell office:value-type="string" table:style-name="ce1">
            <text:p>01490</text:p>
          </table:table-cell>
          <table:table-cell office:value-type="string" table:style-name="ce1">
            <text:p>Raising of other animals</text:p>
          </table:table-cell>
          <table:table-cell table:number-columns-repeated="16382"/>
        </table:table-row>
        <table:table-row table:style-name="ro1">
          <table:table-cell office:value-type="string" table:style-name="ce1">
            <text:p>01500</text:p>
          </table:table-cell>
          <table:table-cell office:value-type="string" table:style-name="ce1">
            <text:p>Mixed farming</text:p>
          </table:table-cell>
          <table:table-cell table:number-columns-repeated="16382"/>
        </table:table-row>
        <table:table-row table:style-name="ro1" table:visibility="collapse">
          <table:table-cell office:value-type="string" table:style-name="ce1">
            <text:p>01500</text:p>
          </table:table-cell>
          <table:table-cell office:value-type="string" table:style-name="ce1">
            <text:p>Mixed farming</text:p>
          </table:table-cell>
          <table:table-cell table:number-columns-repeated="16382"/>
        </table:table-row>
        <table:table-row table:style-name="ro1">
          <table:table-cell office:value-type="string" table:style-name="ce1">
            <text:p>01600</text:p>
          </table:table-cell>
          <table:table-cell office:value-type="string" table:style-name="ce1">
            <text:p>Support activities to agriculture and post-harvest crop activities</text:p>
          </table:table-cell>
          <table:table-cell table:number-columns-repeated="16382"/>
        </table:table-row>
        <table:table-row table:style-name="ro1">
          <table:table-cell office:value-type="string" table:style-name="ce1">
            <text:p>01610</text:p>
          </table:table-cell>
          <table:table-cell office:value-type="string" table:style-name="ce1">
            <text:p>Support activities for crop production</text:p>
          </table:table-cell>
          <table:table-cell table:number-columns-repeated="16382"/>
        </table:table-row>
        <table:table-row table:style-name="ro1">
          <table:table-cell office:value-type="string" table:style-name="ce1">
            <text:p>01620</text:p>
          </table:table-cell>
          <table:table-cell office:value-type="string" table:style-name="ce1">
            <text:p>Support activities for animal production</text:p>
          </table:table-cell>
          <table:table-cell table:number-columns-repeated="16382"/>
        </table:table-row>
        <table:table-row table:style-name="ro1">
          <table:table-cell office:value-type="string" table:style-name="ce1">
            <text:p>01621</text:p>
          </table:table-cell>
          <table:table-cell office:value-type="string" table:style-name="ce1">
            <text:p>Farm animal boarding and care</text:p>
          </table:table-cell>
          <table:table-cell table:number-columns-repeated="16382"/>
        </table:table-row>
        <table:table-row table:style-name="ro1">
          <table:table-cell office:value-type="string" table:style-name="ce1">
            <text:p>01629</text:p>
          </table:table-cell>
          <table:table-cell office:value-type="string" table:style-name="ce1">
            <text:p>Support activities for animal production (other than farm animal boarding and care) not elsewhere classified</text:p>
          </table:table-cell>
          <table:table-cell table:number-columns-repeated="16382"/>
        </table:table-row>
        <table:table-row table:style-name="ro1">
          <table:table-cell office:value-type="string" table:style-name="ce1">
            <text:p>01630</text:p>
          </table:table-cell>
          <table:table-cell office:value-type="string" table:style-name="ce1">
            <text:p>Post-harvest crop activities</text:p>
          </table:table-cell>
          <table:table-cell table:number-columns-repeated="16382"/>
        </table:table-row>
        <table:table-row table:style-name="ro1">
          <table:table-cell office:value-type="string" table:style-name="ce1">
            <text:p>01640</text:p>
          </table:table-cell>
          <table:table-cell office:value-type="string" table:style-name="ce1">
            <text:p>Seed processing for propagation</text:p>
          </table:table-cell>
          <table:table-cell table:number-columns-repeated="16382"/>
        </table:table-row>
        <table:table-row table:style-name="ro1">
          <table:table-cell office:value-type="string" table:style-name="ce1">
            <text:p>01700</text:p>
          </table:table-cell>
          <table:table-cell office:value-type="string" table:style-name="ce1">
            <text:p>Hunting, trapping and related service activities</text:p>
          </table:table-cell>
          <table:table-cell table:number-columns-repeated="16382"/>
        </table:table-row>
        <table:table-row table:style-name="ro1" table:visibility="collapse">
          <table:table-cell office:value-type="string" table:style-name="ce1">
            <text:p>01700</text:p>
          </table:table-cell>
          <table:table-cell office:value-type="string" table:style-name="ce1">
            <text:p>Hunting, trapping and related service activities</text:p>
          </table:table-cell>
          <table:table-cell table:number-columns-repeated="16382"/>
        </table:table-row>
        <table:table-row table:style-name="ro1">
          <table:table-cell office:value-type="string" table:style-name="ce1">
            <text:p>02000</text:p>
          </table:table-cell>
          <table:table-cell office:value-type="string" table:style-name="ce1">
            <text:p>Forestry and logging</text:p>
          </table:table-cell>
          <table:table-cell table:number-columns-repeated="16382"/>
        </table:table-row>
        <table:table-row table:style-name="ro1">
          <table:table-cell office:value-type="string" table:style-name="ce1">
            <text:p>02100</text:p>
          </table:table-cell>
          <table:table-cell office:value-type="string" table:style-name="ce1">
            <text:p>Silviculture and other forestry activities</text:p>
          </table:table-cell>
          <table:table-cell table:number-columns-repeated="16382"/>
        </table:table-row>
        <table:table-row table:style-name="ro1" table:visibility="collapse">
          <table:table-cell office:value-type="string" table:style-name="ce1">
            <text:p>02100</text:p>
          </table:table-cell>
          <table:table-cell office:value-type="string" table:style-name="ce1">
            <text:p>Silviculture and other forestry activities</text:p>
          </table:table-cell>
          <table:table-cell table:number-columns-repeated="16382"/>
        </table:table-row>
        <table:table-row table:style-name="ro1">
          <table:table-cell office:value-type="string" table:style-name="ce1">
            <text:p>02200</text:p>
          </table:table-cell>
          <table:table-cell office:value-type="string" table:style-name="ce1">
            <text:p>Logging</text:p>
          </table:table-cell>
          <table:table-cell table:number-columns-repeated="16382"/>
        </table:table-row>
        <table:table-row table:style-name="ro1" table:visibility="collapse">
          <table:table-cell office:value-type="string" table:style-name="ce1">
            <text:p>02200</text:p>
          </table:table-cell>
          <table:table-cell office:value-type="string" table:style-name="ce1">
            <text:p>Logging</text:p>
          </table:table-cell>
          <table:table-cell table:number-columns-repeated="16382"/>
        </table:table-row>
        <table:table-row table:style-name="ro1">
          <table:table-cell office:value-type="string" table:style-name="ce1">
            <text:p>02300</text:p>
          </table:table-cell>
          <table:table-cell office:value-type="string" table:style-name="ce1">
            <text:p>Gathering of wild growing non-wood products</text:p>
          </table:table-cell>
          <table:table-cell table:number-columns-repeated="16382"/>
        </table:table-row>
        <table:table-row table:style-name="ro1" table:visibility="collapse">
          <table:table-cell office:value-type="string" table:style-name="ce1">
            <text:p>02300</text:p>
          </table:table-cell>
          <table:table-cell office:value-type="string" table:style-name="ce1">
            <text:p>Gathering of wild growing non-wood products</text:p>
          </table:table-cell>
          <table:table-cell table:number-columns-repeated="16382"/>
        </table:table-row>
        <table:table-row table:style-name="ro1">
          <table:table-cell office:value-type="string" table:style-name="ce1">
            <text:p>02400</text:p>
          </table:table-cell>
          <table:table-cell office:value-type="string" table:style-name="ce1">
            <text:p>Support services to forestry</text:p>
          </table:table-cell>
          <table:table-cell table:number-columns-repeated="16382"/>
        </table:table-row>
        <table:table-row table:style-name="ro1" table:visibility="collapse">
          <table:table-cell office:value-type="string" table:style-name="ce1">
            <text:p>02400</text:p>
          </table:table-cell>
          <table:table-cell office:value-type="string" table:style-name="ce1">
            <text:p>Support services to forestry</text:p>
          </table:table-cell>
          <table:table-cell table:number-columns-repeated="16382"/>
        </table:table-row>
        <table:table-row table:style-name="ro1">
          <table:table-cell office:value-type="string" table:style-name="ce1">
            <text:p>03000</text:p>
          </table:table-cell>
          <table:table-cell office:value-type="string" table:style-name="ce1">
            <text:p>Fishing and aquaculture</text:p>
          </table:table-cell>
          <table:table-cell table:number-columns-repeated="16382"/>
        </table:table-row>
        <table:table-row table:style-name="ro1">
          <table:table-cell office:value-type="string" table:style-name="ce1">
            <text:p>03100</text:p>
          </table:table-cell>
          <table:table-cell office:value-type="string" table:style-name="ce1">
            <text:p>Fishing</text:p>
          </table:table-cell>
          <table:table-cell table:number-columns-repeated="16382"/>
        </table:table-row>
        <table:table-row table:style-name="ro1">
          <table:table-cell office:value-type="string" table:style-name="ce1">
            <text:p>03110</text:p>
          </table:table-cell>
          <table:table-cell office:value-type="string" table:style-name="ce1">
            <text:p>Marine fishing</text:p>
          </table:table-cell>
          <table:table-cell table:number-columns-repeated="16382"/>
        </table:table-row>
        <table:table-row table:style-name="ro1">
          <table:table-cell office:value-type="string" table:style-name="ce1">
            <text:p>03120</text:p>
          </table:table-cell>
          <table:table-cell office:value-type="string" table:style-name="ce1">
            <text:p>Freshwater fishing</text:p>
          </table:table-cell>
          <table:table-cell table:number-columns-repeated="16382"/>
        </table:table-row>
        <table:table-row table:style-name="ro1">
          <table:table-cell office:value-type="string" table:style-name="ce1">
            <text:p>03200</text:p>
          </table:table-cell>
          <table:table-cell office:value-type="string" table:style-name="ce1">
            <text:p>Aquaculture</text:p>
          </table:table-cell>
          <table:table-cell table:number-columns-repeated="16382"/>
        </table:table-row>
        <table:table-row table:style-name="ro1">
          <table:table-cell office:value-type="string" table:style-name="ce1">
            <text:p>03210</text:p>
          </table:table-cell>
          <table:table-cell office:value-type="string" table:style-name="ce1">
            <text:p>Marine aquaculture</text:p>
          </table:table-cell>
          <table:table-cell table:number-columns-repeated="16382"/>
        </table:table-row>
        <table:table-row table:style-name="ro1">
          <table:table-cell office:value-type="string" table:style-name="ce1">
            <text:p>03220</text:p>
          </table:table-cell>
          <table:table-cell office:value-type="string" table:style-name="ce1">
            <text:p>Freshwater aquaculture</text:p>
          </table:table-cell>
          <table:table-cell table:number-columns-repeated="16382"/>
        </table:table-row>
        <table:table-row table:style-name="ro1">
          <table:table-cell office:value-type="string" table:style-name="ce1">
            <text:p>05000</text:p>
          </table:table-cell>
          <table:table-cell office:value-type="string" table:style-name="ce1">
            <text:p>Mining of coal and lignite</text:p>
          </table:table-cell>
          <table:table-cell table:number-columns-repeated="16382"/>
        </table:table-row>
        <table:table-row table:style-name="ro1">
          <table:table-cell office:value-type="string" table:style-name="ce1">
            <text:p>05100</text:p>
          </table:table-cell>
          <table:table-cell office:value-type="string" table:style-name="ce1">
            <text:p>Mining of hard coal</text:p>
          </table:table-cell>
          <table:table-cell table:number-columns-repeated="16382"/>
        </table:table-row>
        <table:table-row table:style-name="ro1" table:visibility="collapse">
          <table:table-cell office:value-type="string" table:style-name="ce1">
            <text:p>05100</text:p>
          </table:table-cell>
          <table:table-cell office:value-type="string" table:style-name="ce1">
            <text:p>Mining of hard coal</text:p>
          </table:table-cell>
          <table:table-cell table:number-columns-repeated="16382"/>
        </table:table-row>
        <table:table-row table:style-name="ro1">
          <table:table-cell office:value-type="string" table:style-name="ce1">
            <text:p>05101</text:p>
          </table:table-cell>
          <table:table-cell office:value-type="string" table:style-name="ce1">
            <text:p>Mining of hard coal from deep coal mines (underground mining)</text:p>
          </table:table-cell>
          <table:table-cell table:number-columns-repeated="16382"/>
        </table:table-row>
        <table:table-row table:style-name="ro1">
          <table:table-cell office:value-type="string" table:style-name="ce1">
            <text:p>05102</text:p>
          </table:table-cell>
          <table:table-cell office:value-type="string" table:style-name="ce1">
            <text:p>Mining of hard coal from open cast coal working (surface mining)</text:p>
          </table:table-cell>
          <table:table-cell table:number-columns-repeated="16382"/>
        </table:table-row>
        <table:table-row table:style-name="ro1">
          <table:table-cell office:value-type="string" table:style-name="ce1">
            <text:p>05200</text:p>
          </table:table-cell>
          <table:table-cell office:value-type="string" table:style-name="ce1">
            <text:p>Mining of lignite</text:p>
          </table:table-cell>
          <table:table-cell table:number-columns-repeated="16382"/>
        </table:table-row>
        <table:table-row table:style-name="ro1" table:visibility="collapse">
          <table:table-cell office:value-type="string" table:style-name="ce1">
            <text:p>05200</text:p>
          </table:table-cell>
          <table:table-cell office:value-type="string" table:style-name="ce1">
            <text:p>Mining of lignite</text:p>
          </table:table-cell>
          <table:table-cell table:number-columns-repeated="16382"/>
        </table:table-row>
        <table:table-row table:style-name="ro1">
          <table:table-cell office:value-type="string" table:style-name="ce1">
            <text:p>06000</text:p>
          </table:table-cell>
          <table:table-cell office:value-type="string" table:style-name="ce1">
            <text:p>Extraction of crude petroleum and natural gas</text:p>
          </table:table-cell>
          <table:table-cell table:number-columns-repeated="16382"/>
        </table:table-row>
        <table:table-row table:style-name="ro1">
          <table:table-cell office:value-type="string" table:style-name="ce1">
            <text:p>06100</text:p>
          </table:table-cell>
          <table:table-cell office:value-type="string" table:style-name="ce1">
            <text:p>Extraction of crude petroleum</text:p>
          </table:table-cell>
          <table:table-cell table:number-columns-repeated="16382"/>
        </table:table-row>
        <table:table-row table:style-name="ro1" table:visibility="collapse">
          <table:table-cell office:value-type="string" table:style-name="ce1">
            <text:p>06100</text:p>
          </table:table-cell>
          <table:table-cell office:value-type="string" table:style-name="ce1">
            <text:p>Extraction of crude petroleum</text:p>
          </table:table-cell>
          <table:table-cell table:number-columns-repeated="16382"/>
        </table:table-row>
        <table:table-row table:style-name="ro1">
          <table:table-cell office:value-type="string" table:style-name="ce1">
            <text:p>06200</text:p>
          </table:table-cell>
          <table:table-cell office:value-type="string" table:style-name="ce1">
            <text:p>Extraction of natural gas</text:p>
          </table:table-cell>
          <table:table-cell table:number-columns-repeated="16382"/>
        </table:table-row>
        <table:table-row table:style-name="ro1" table:visibility="collapse">
          <table:table-cell office:value-type="string" table:style-name="ce1">
            <text:p>06200</text:p>
          </table:table-cell>
          <table:table-cell office:value-type="string" table:style-name="ce1">
            <text:p>Extraction of natural gas</text:p>
          </table:table-cell>
          <table:table-cell table:number-columns-repeated="16382"/>
        </table:table-row>
        <table:table-row table:style-name="ro1">
          <table:table-cell office:value-type="string" table:style-name="ce1">
            <text:p>07000</text:p>
          </table:table-cell>
          <table:table-cell office:value-type="string" table:style-name="ce1">
            <text:p>Mining of metal ores</text:p>
          </table:table-cell>
          <table:table-cell table:number-columns-repeated="16382"/>
        </table:table-row>
        <table:table-row table:style-name="ro1">
          <table:table-cell office:value-type="string" table:style-name="ce1">
            <text:p>07100</text:p>
          </table:table-cell>
          <table:table-cell office:value-type="string" table:style-name="ce1">
            <text:p>Mining of iron ores</text:p>
          </table:table-cell>
          <table:table-cell table:number-columns-repeated="16382"/>
        </table:table-row>
        <table:table-row table:style-name="ro1" table:visibility="collapse">
          <table:table-cell office:value-type="string" table:style-name="ce1">
            <text:p>07100</text:p>
          </table:table-cell>
          <table:table-cell office:value-type="string" table:style-name="ce1">
            <text:p>Mining of iron ores</text:p>
          </table:table-cell>
          <table:table-cell table:number-columns-repeated="16382"/>
        </table:table-row>
        <table:table-row table:style-name="ro1">
          <table:table-cell office:value-type="string" table:style-name="ce1">
            <text:p>07200</text:p>
          </table:table-cell>
          <table:table-cell office:value-type="string" table:style-name="ce1">
            <text:p>Mining of non-ferrous metal ores</text:p>
          </table:table-cell>
          <table:table-cell table:number-columns-repeated="16382"/>
        </table:table-row>
        <table:table-row table:style-name="ro1">
          <table:table-cell office:value-type="string" table:style-name="ce1">
            <text:p>07210</text:p>
          </table:table-cell>
          <table:table-cell office:value-type="string" table:style-name="ce1">
            <text:p>Mining of uranium and thorium ores</text:p>
          </table:table-cell>
          <table:table-cell table:number-columns-repeated="16382"/>
        </table:table-row>
        <table:table-row table:style-name="ro1">
          <table:table-cell office:value-type="string" table:style-name="ce1">
            <text:p>07290</text:p>
          </table:table-cell>
          <table:table-cell office:value-type="string" table:style-name="ce1">
            <text:p>Mining of other non-ferrous metal ores</text:p>
          </table:table-cell>
          <table:table-cell table:number-columns-repeated="16382"/>
        </table:table-row>
        <table:table-row table:style-name="ro1">
          <table:table-cell office:value-type="string" table:style-name="ce1">
            <text:p>08000</text:p>
          </table:table-cell>
          <table:table-cell office:value-type="string" table:style-name="ce1">
            <text:p>Other mining and quarrying</text:p>
          </table:table-cell>
          <table:table-cell table:number-columns-repeated="16382"/>
        </table:table-row>
        <table:table-row table:style-name="ro1">
          <table:table-cell office:value-type="string" table:style-name="ce1">
            <text:p>08100</text:p>
          </table:table-cell>
          <table:table-cell office:value-type="string" table:style-name="ce1">
            <text:p>Quarrying of stone, sand and clay</text:p>
          </table:table-cell>
          <table:table-cell table:number-columns-repeated="16382"/>
        </table:table-row>
        <table:table-row table:style-name="ro1">
          <table:table-cell office:value-type="string" table:style-name="ce1">
            <text:p>08110</text:p>
          </table:table-cell>
          <table:table-cell office:value-type="string" table:style-name="ce1">
            <text:p>Quarrying of ornamental and building stone, limestone, gypsum, chalk and slate</text:p>
          </table:table-cell>
          <table:table-cell table:number-columns-repeated="16382"/>
        </table:table-row>
        <table:table-row table:style-name="ro1">
          <table:table-cell office:value-type="string" table:style-name="ce1">
            <text:p>08120</text:p>
          </table:table-cell>
          <table:table-cell office:value-type="string" table:style-name="ce1">
            <text:p>Operation of gravel and sand pits; mining of clays and kaolin</text:p>
          </table:table-cell>
          <table:table-cell table:number-columns-repeated="16382"/>
        </table:table-row>
        <table:table-row table:style-name="ro1">
          <table:table-cell office:value-type="string" table:style-name="ce1">
            <text:p>08900</text:p>
          </table:table-cell>
          <table:table-cell office:value-type="string" table:style-name="ce1">
            <text:p>Mining and quarrying not elsewhere classified</text:p>
          </table:table-cell>
          <table:table-cell table:number-columns-repeated="16382"/>
        </table:table-row>
        <table:table-row table:style-name="ro1">
          <table:table-cell office:value-type="string" table:style-name="ce1">
            <text:p>08910</text:p>
          </table:table-cell>
          <table:table-cell office:value-type="string" table:style-name="ce1">
            <text:p>Mining of chemical and fertiliser minerals</text:p>
          </table:table-cell>
          <table:table-cell table:number-columns-repeated="16382"/>
        </table:table-row>
        <table:table-row table:style-name="ro1">
          <table:table-cell office:value-type="string" table:style-name="ce1">
            <text:p>08920</text:p>
          </table:table-cell>
          <table:table-cell office:value-type="string" table:style-name="ce1">
            <text:p>Extraction of peat</text:p>
          </table:table-cell>
          <table:table-cell table:number-columns-repeated="16382"/>
        </table:table-row>
        <table:table-row table:style-name="ro1">
          <table:table-cell office:value-type="string" table:style-name="ce1">
            <text:p>08930</text:p>
          </table:table-cell>
          <table:table-cell office:value-type="string" table:style-name="ce1">
            <text:p>Extraction of salt</text:p>
          </table:table-cell>
          <table:table-cell table:number-columns-repeated="16382"/>
        </table:table-row>
        <table:table-row table:style-name="ro1">
          <table:table-cell office:value-type="string" table:style-name="ce1">
            <text:p>08990</text:p>
          </table:table-cell>
          <table:table-cell office:value-type="string" table:style-name="ce1">
            <text:p>Other mining and quarrying not elsewhere classified</text:p>
          </table:table-cell>
          <table:table-cell table:number-columns-repeated="16382"/>
        </table:table-row>
        <table:table-row table:style-name="ro1">
          <table:table-cell office:value-type="string" table:style-name="ce1">
            <text:p>09000</text:p>
          </table:table-cell>
          <table:table-cell office:value-type="string" table:style-name="ce1">
            <text:p>Mining support service activities</text:p>
          </table:table-cell>
          <table:table-cell table:number-columns-repeated="16382"/>
        </table:table-row>
        <table:table-row table:style-name="ro1">
          <table:table-cell office:value-type="string" table:style-name="ce1">
            <text:p>09100</text:p>
          </table:table-cell>
          <table:table-cell office:value-type="string" table:style-name="ce1">
            <text:p>Support activities for petroleum and natural gas extraction</text:p>
          </table:table-cell>
          <table:table-cell table:number-columns-repeated="16382"/>
        </table:table-row>
        <table:table-row table:style-name="ro1" table:visibility="collapse">
          <table:table-cell office:value-type="string" table:style-name="ce1">
            <text:p>09100</text:p>
          </table:table-cell>
          <table:table-cell office:value-type="string" table:style-name="ce1">
            <text:p>Support activities for petroleum and natural gas extraction</text:p>
          </table:table-cell>
          <table:table-cell table:number-columns-repeated="16382"/>
        </table:table-row>
        <table:table-row table:style-name="ro1">
          <table:table-cell office:value-type="string" table:style-name="ce1">
            <text:p>09900</text:p>
          </table:table-cell>
          <table:table-cell office:value-type="string" table:style-name="ce1">
            <text:p>Support activities for other mining and quarrying</text:p>
          </table:table-cell>
          <table:table-cell table:number-columns-repeated="16382"/>
        </table:table-row>
        <table:table-row table:style-name="ro1" table:visibility="collapse">
          <table:table-cell office:value-type="string" table:style-name="ce1">
            <text:p>09900</text:p>
          </table:table-cell>
          <table:table-cell office:value-type="string" table:style-name="ce1">
            <text:p>Support activities for other mining and quarrying</text:p>
          </table:table-cell>
          <table:table-cell table:number-columns-repeated="16382"/>
        </table:table-row>
        <table:table-row table:style-name="ro1">
          <table:table-cell office:value-type="string" table:style-name="ce1">
            <text:p>10000</text:p>
          </table:table-cell>
          <table:table-cell office:value-type="string" table:style-name="ce1">
            <text:p>Manufacture of food products</text:p>
          </table:table-cell>
          <table:table-cell table:number-columns-repeated="16382"/>
        </table:table-row>
        <table:table-row table:style-name="ro1">
          <table:table-cell office:value-type="string" table:style-name="ce1">
            <text:p>10100</text:p>
          </table:table-cell>
          <table:table-cell office:value-type="string" table:style-name="ce1">
            <text:p>Processing and preserving of meat and production of meat products</text:p>
          </table:table-cell>
          <table:table-cell table:number-columns-repeated="16382"/>
        </table:table-row>
        <table:table-row table:style-name="ro1">
          <table:table-cell office:value-type="string" table:style-name="ce1">
            <text:p>10110</text:p>
          </table:table-cell>
          <table:table-cell office:value-type="string" table:style-name="ce1">
            <text:p>Processing and preserving of meat</text:p>
          </table:table-cell>
          <table:table-cell table:number-columns-repeated="16382"/>
        </table:table-row>
        <table:table-row table:style-name="ro1">
          <table:table-cell office:value-type="string" table:style-name="ce1">
            <text:p>10120</text:p>
          </table:table-cell>
          <table:table-cell office:value-type="string" table:style-name="ce1">
            <text:p>Processing and preserving of poultry meat</text:p>
          </table:table-cell>
          <table:table-cell table:number-columns-repeated="16382"/>
        </table:table-row>
        <table:table-row table:style-name="ro1">
          <table:table-cell office:value-type="string" table:style-name="ce1">
            <text:p>10130</text:p>
          </table:table-cell>
          <table:table-cell office:value-type="string" table:style-name="ce1">
            <text:p>Production of meat and poultry meat products</text:p>
          </table:table-cell>
          <table:table-cell table:number-columns-repeated="16382"/>
        </table:table-row>
        <table:table-row table:style-name="ro1">
          <table:table-cell office:value-type="string" table:style-name="ce1">
            <text:p>10200</text:p>
          </table:table-cell>
          <table:table-cell office:value-type="string" table:style-name="ce1">
            <text:p>Processing and preserving of fish, crustaceans and molluscs</text:p>
          </table:table-cell>
          <table:table-cell table:number-columns-repeated="16382"/>
        </table:table-row>
        <table:table-row table:style-name="ro1" table:visibility="collapse">
          <table:table-cell office:value-type="string" table:style-name="ce1">
            <text:p>10200</text:p>
          </table:table-cell>
          <table:table-cell office:value-type="string" table:style-name="ce1">
            <text:p>Processing and preserving of fish, crustaceans and molluscs</text:p>
          </table:table-cell>
          <table:table-cell table:number-columns-repeated="16382"/>
        </table:table-row>
        <table:table-row table:style-name="ro1">
          <table:table-cell office:value-type="string" table:style-name="ce1">
            <text:p>10300</text:p>
          </table:table-cell>
          <table:table-cell office:value-type="string" table:style-name="ce1">
            <text:p>Processing and preserving of fruit and vegetables</text:p>
          </table:table-cell>
          <table:table-cell table:number-columns-repeated="16382"/>
        </table:table-row>
        <table:table-row table:style-name="ro1">
          <table:table-cell office:value-type="string" table:style-name="ce1">
            <text:p>10310</text:p>
          </table:table-cell>
          <table:table-cell office:value-type="string" table:style-name="ce1">
            <text:p>Processing and preserving of potatoes</text:p>
          </table:table-cell>
          <table:table-cell table:number-columns-repeated="16382"/>
        </table:table-row>
        <table:table-row table:style-name="ro1">
          <table:table-cell office:value-type="string" table:style-name="ce1">
            <text:p>10320</text:p>
          </table:table-cell>
          <table:table-cell office:value-type="string" table:style-name="ce1">
            <text:p>Manufacture of fruit and vegetable juice</text:p>
          </table:table-cell>
          <table:table-cell table:number-columns-repeated="16382"/>
        </table:table-row>
        <table:table-row table:style-name="ro1">
          <table:table-cell office:value-type="string" table:style-name="ce1">
            <text:p>10390</text:p>
          </table:table-cell>
          <table:table-cell office:value-type="string" table:style-name="ce1">
            <text:p>Other processing and preserving of fruit and vegetables</text:p>
          </table:table-cell>
          <table:table-cell table:number-columns-repeated="16382"/>
        </table:table-row>
        <table:table-row table:style-name="ro1">
          <table:table-cell office:value-type="string" table:style-name="ce1">
            <text:p>10400</text:p>
          </table:table-cell>
          <table:table-cell office:value-type="string" table:style-name="ce1">
            <text:p>Manufacture of vegetable and animal oils and fats</text:p>
          </table:table-cell>
          <table:table-cell table:number-columns-repeated="16382"/>
        </table:table-row>
        <table:table-row table:style-name="ro1">
          <table:table-cell office:value-type="string" table:style-name="ce1">
            <text:p>10410</text:p>
          </table:table-cell>
          <table:table-cell office:value-type="string" table:style-name="ce1">
            <text:p>Manufacture of oils and fats</text:p>
          </table:table-cell>
          <table:table-cell table:number-columns-repeated="16382"/>
        </table:table-row>
        <table:table-row table:style-name="ro1">
          <table:table-cell office:value-type="string" table:style-name="ce1">
            <text:p>10420</text:p>
          </table:table-cell>
          <table:table-cell office:value-type="string" table:style-name="ce1">
            <text:p>Manufacture of margarine and similar edible fats</text:p>
          </table:table-cell>
          <table:table-cell table:number-columns-repeated="16382"/>
        </table:table-row>
        <table:table-row table:style-name="ro1">
          <table:table-cell office:value-type="string" table:style-name="ce1">
            <text:p>10500</text:p>
          </table:table-cell>
          <table:table-cell office:value-type="string" table:style-name="ce1">
            <text:p>Manufacture of dairy products</text:p>
          </table:table-cell>
          <table:table-cell table:number-columns-repeated="16382"/>
        </table:table-row>
        <table:table-row table:style-name="ro1">
          <table:table-cell office:value-type="string" table:style-name="ce1">
            <text:p>10510</text:p>
          </table:table-cell>
          <table:table-cell office:value-type="string" table:style-name="ce1">
            <text:p>Operation of dairies and cheese making</text:p>
          </table:table-cell>
          <table:table-cell table:number-columns-repeated="16382"/>
        </table:table-row>
        <table:table-row table:style-name="ro1">
          <table:table-cell office:value-type="string" table:style-name="ce1">
            <text:p>10511</text:p>
          </table:table-cell>
          <table:table-cell office:value-type="string" table:style-name="ce1">
            <text:p>Liquid milk and cream production</text:p>
          </table:table-cell>
          <table:table-cell table:number-columns-repeated="16382"/>
        </table:table-row>
        <table:table-row table:style-name="ro1">
          <table:table-cell office:value-type="string" table:style-name="ce1">
            <text:p>10512</text:p>
          </table:table-cell>
          <table:table-cell office:value-type="string" table:style-name="ce1">
            <text:p>Butter and cheese production</text:p>
          </table:table-cell>
          <table:table-cell table:number-columns-repeated="16382"/>
        </table:table-row>
        <table:table-row table:style-name="ro1">
          <table:table-cell office:value-type="string" table:style-name="ce1">
            <text:p>10519</text:p>
          </table:table-cell>
          <table:table-cell office:value-type="string" table:style-name="ce1">
            <text:p>Manufacture of milk products (other than liquid milk and cream, butter, cheese) not elsewhere classified</text:p>
          </table:table-cell>
          <table:table-cell table:number-columns-repeated="16382"/>
        </table:table-row>
        <table:table-row table:style-name="ro1">
          <table:table-cell office:value-type="string" table:style-name="ce1">
            <text:p>10520</text:p>
          </table:table-cell>
          <table:table-cell office:value-type="string" table:style-name="ce1">
            <text:p>Manufacture of ice cream</text:p>
          </table:table-cell>
          <table:table-cell table:number-columns-repeated="16382"/>
        </table:table-row>
        <table:table-row table:style-name="ro1">
          <table:table-cell office:value-type="string" table:style-name="ce1">
            <text:p>10600</text:p>
          </table:table-cell>
          <table:table-cell office:value-type="string" table:style-name="ce1">
            <text:p>Manufacture of grain mill products, starches and starch products</text:p>
          </table:table-cell>
          <table:table-cell table:number-columns-repeated="16382"/>
        </table:table-row>
        <table:table-row table:style-name="ro1">
          <table:table-cell office:value-type="string" table:style-name="ce1">
            <text:p>10610</text:p>
          </table:table-cell>
          <table:table-cell office:value-type="string" table:style-name="ce1">
            <text:p>Manufacture of grain mill products</text:p>
          </table:table-cell>
          <table:table-cell table:number-columns-repeated="16382"/>
        </table:table-row>
        <table:table-row table:style-name="ro1">
          <table:table-cell office:value-type="string" table:style-name="ce1">
            <text:p>10611</text:p>
          </table:table-cell>
          <table:table-cell office:value-type="string" table:style-name="ce1">
            <text:p>Grain milling</text:p>
          </table:table-cell>
          <table:table-cell table:number-columns-repeated="16382"/>
        </table:table-row>
        <table:table-row table:style-name="ro1">
          <table:table-cell office:value-type="string" table:style-name="ce1">
            <text:p>10612</text:p>
          </table:table-cell>
          <table:table-cell office:value-type="string" table:style-name="ce1">
            <text:p>Manufacture of breakfast cereals and cereals-based foods</text:p>
          </table:table-cell>
          <table:table-cell table:number-columns-repeated="16382"/>
        </table:table-row>
        <table:table-row table:style-name="ro1">
          <table:table-cell office:value-type="string" table:style-name="ce1">
            <text:p>10620</text:p>
          </table:table-cell>
          <table:table-cell office:value-type="string" table:style-name="ce1">
            <text:p>Manufacture of starches and starch products</text:p>
          </table:table-cell>
          <table:table-cell table:number-columns-repeated="16382"/>
        </table:table-row>
        <table:table-row table:style-name="ro1">
          <table:table-cell office:value-type="string" table:style-name="ce1">
            <text:p>10700</text:p>
          </table:table-cell>
          <table:table-cell office:value-type="string" table:style-name="ce1">
            <text:p>Manufacture of bakery and farinaceous products</text:p>
          </table:table-cell>
          <table:table-cell table:number-columns-repeated="16382"/>
        </table:table-row>
        <table:table-row table:style-name="ro1">
          <table:table-cell office:value-type="string" table:style-name="ce1">
            <text:p>10710</text:p>
          </table:table-cell>
          <table:table-cell office:value-type="string" table:style-name="ce1">
            <text:p>Manufacture of bread; manufacture of fresh pastry goods and cakes</text:p>
          </table:table-cell>
          <table:table-cell table:number-columns-repeated="16382"/>
        </table:table-row>
        <table:table-row table:style-name="ro1">
          <table:table-cell office:value-type="string" table:style-name="ce1">
            <text:p>10720</text:p>
          </table:table-cell>
          <table:table-cell office:value-type="string" table:style-name="ce1">
            <text:p>Manufacture of rusks and biscuits; manufacture of preserved pastry goods and cakes</text:p>
          </table:table-cell>
          <table:table-cell table:number-columns-repeated="16382"/>
        </table:table-row>
        <table:table-row table:style-name="ro1">
          <table:table-cell office:value-type="string" table:style-name="ce1">
            <text:p>10730</text:p>
          </table:table-cell>
          <table:table-cell office:value-type="string" table:style-name="ce1">
            <text:p>Manufacture of macaroni, noodles, couscous and similar farinaceous products</text:p>
          </table:table-cell>
          <table:table-cell table:number-columns-repeated="16382"/>
        </table:table-row>
        <table:table-row table:style-name="ro1">
          <table:table-cell office:value-type="string" table:style-name="ce1">
            <text:p>10800</text:p>
          </table:table-cell>
          <table:table-cell office:value-type="string" table:style-name="ce1">
            <text:p>Manufacture of other food products</text:p>
          </table:table-cell>
          <table:table-cell table:number-columns-repeated="16382"/>
        </table:table-row>
        <table:table-row table:style-name="ro1">
          <table:table-cell office:value-type="string" table:style-name="ce1">
            <text:p>10810</text:p>
          </table:table-cell>
          <table:table-cell office:value-type="string" table:style-name="ce1">
            <text:p>Manufacture of sugar</text:p>
          </table:table-cell>
          <table:table-cell table:number-columns-repeated="16382"/>
        </table:table-row>
        <table:table-row table:style-name="ro1">
          <table:table-cell office:value-type="string" table:style-name="ce1">
            <text:p>10820</text:p>
          </table:table-cell>
          <table:table-cell office:value-type="string" table:style-name="ce1">
            <text:p>Manufacture of cocoa, chocolate and sugar confectionery</text:p>
          </table:table-cell>
          <table:table-cell table:number-columns-repeated="16382"/>
        </table:table-row>
        <table:table-row table:style-name="ro1">
          <table:table-cell office:value-type="string" table:style-name="ce1">
            <text:p>10821</text:p>
          </table:table-cell>
          <table:table-cell office:value-type="string" table:style-name="ce1">
            <text:p>Manufacture of cocoa, and chocolate confectionery</text:p>
          </table:table-cell>
          <table:table-cell table:number-columns-repeated="16382"/>
        </table:table-row>
        <table:table-row table:style-name="ro1">
          <table:table-cell office:value-type="string" table:style-name="ce1">
            <text:p>10822</text:p>
          </table:table-cell>
          <table:table-cell office:value-type="string" table:style-name="ce1">
            <text:p>Manufacture of sugar confectionery</text:p>
          </table:table-cell>
          <table:table-cell table:number-columns-repeated="16382"/>
        </table:table-row>
        <table:table-row table:style-name="ro1">
          <table:table-cell office:value-type="string" table:style-name="ce1">
            <text:p>10830</text:p>
          </table:table-cell>
          <table:table-cell office:value-type="string" table:style-name="ce1">
            <text:p>Processing of tea and coffee</text:p>
          </table:table-cell>
          <table:table-cell table:number-columns-repeated="16382"/>
        </table:table-row>
        <table:table-row table:style-name="ro1">
          <table:table-cell office:value-type="string" table:style-name="ce1">
            <text:p>10831</text:p>
          </table:table-cell>
          <table:table-cell office:value-type="string" table:style-name="ce1">
            <text:p>Tea processing</text:p>
          </table:table-cell>
          <table:table-cell table:number-columns-repeated="16382"/>
        </table:table-row>
        <table:table-row table:style-name="ro1">
          <table:table-cell office:value-type="string" table:style-name="ce1">
            <text:p>10832</text:p>
          </table:table-cell>
          <table:table-cell office:value-type="string" table:style-name="ce1">
            <text:p>Production of coffee and coffee substitutes</text:p>
          </table:table-cell>
          <table:table-cell table:number-columns-repeated="16382"/>
        </table:table-row>
        <table:table-row table:style-name="ro1">
          <table:table-cell office:value-type="string" table:style-name="ce1">
            <text:p>10840</text:p>
          </table:table-cell>
          <table:table-cell office:value-type="string" table:style-name="ce1">
            <text:p>Manufacture of condiments and seasonings</text:p>
          </table:table-cell>
          <table:table-cell table:number-columns-repeated="16382"/>
        </table:table-row>
        <table:table-row table:style-name="ro1">
          <table:table-cell office:value-type="string" table:style-name="ce1">
            <text:p>10850</text:p>
          </table:table-cell>
          <table:table-cell office:value-type="string" table:style-name="ce1">
            <text:p>Manufacture of prepared meals and dishes</text:p>
          </table:table-cell>
          <table:table-cell table:number-columns-repeated="16382"/>
        </table:table-row>
        <table:table-row table:style-name="ro1">
          <table:table-cell office:value-type="string" table:style-name="ce1">
            <text:p>10860</text:p>
          </table:table-cell>
          <table:table-cell office:value-type="string" table:style-name="ce1">
            <text:p>Manufacture of homogenised food preparations and dietetic food</text:p>
          </table:table-cell>
          <table:table-cell table:number-columns-repeated="16382"/>
        </table:table-row>
        <table:table-row table:style-name="ro1">
          <table:table-cell office:value-type="string" table:style-name="ce1">
            <text:p>10890</text:p>
          </table:table-cell>
          <table:table-cell office:value-type="string" table:style-name="ce1">
            <text:p>Manufacture of other food products not elsewhere classified</text:p>
          </table:table-cell>
          <table:table-cell table:number-columns-repeated="16382"/>
        </table:table-row>
        <table:table-row table:style-name="ro1">
          <table:table-cell office:value-type="string" table:style-name="ce1">
            <text:p>10900</text:p>
          </table:table-cell>
          <table:table-cell office:value-type="string" table:style-name="ce1">
            <text:p>Manufacture of prepared animal feeds</text:p>
          </table:table-cell>
          <table:table-cell table:number-columns-repeated="16382"/>
        </table:table-row>
        <table:table-row table:style-name="ro1">
          <table:table-cell office:value-type="string" table:style-name="ce1">
            <text:p>10910</text:p>
          </table:table-cell>
          <table:table-cell office:value-type="string" table:style-name="ce1">
            <text:p>Manufacture of prepared feeds for farm animals</text:p>
          </table:table-cell>
          <table:table-cell table:number-columns-repeated="16382"/>
        </table:table-row>
        <table:table-row table:style-name="ro1">
          <table:table-cell office:value-type="string" table:style-name="ce1">
            <text:p>10920</text:p>
          </table:table-cell>
          <table:table-cell office:value-type="string" table:style-name="ce1">
            <text:p>Manufacture of prepared pet foods</text:p>
          </table:table-cell>
          <table:table-cell table:number-columns-repeated="16382"/>
        </table:table-row>
        <table:table-row table:style-name="ro1">
          <table:table-cell office:value-type="string" table:style-name="ce1">
            <text:p>11000</text:p>
          </table:table-cell>
          <table:table-cell office:value-type="string" table:style-name="ce1">
            <text:p>Manufacture of beverages</text:p>
          </table:table-cell>
          <table:table-cell table:number-columns-repeated="16382"/>
        </table:table-row>
        <table:table-row table:style-name="ro1" table:visibility="collapse">
          <table:table-cell office:value-type="string" table:style-name="ce1">
            <text:p>11000</text:p>
          </table:table-cell>
          <table:table-cell office:value-type="string" table:style-name="ce1">
            <text:p>Manufacture of beverages</text:p>
          </table:table-cell>
          <table:table-cell table:number-columns-repeated="16382"/>
        </table:table-row>
        <table:table-row table:style-name="ro1">
          <table:table-cell office:value-type="string" table:style-name="ce1">
            <text:p>11010</text:p>
          </table:table-cell>
          <table:table-cell office:value-type="string" table:style-name="ce1">
            <text:p>Distilling, rectifying and blending of spirits</text:p>
          </table:table-cell>
          <table:table-cell table:number-columns-repeated="16382"/>
        </table:table-row>
        <table:table-row table:style-name="ro1">
          <table:table-cell office:value-type="string" table:style-name="ce1">
            <text:p>11020</text:p>
          </table:table-cell>
          <table:table-cell office:value-type="string" table:style-name="ce1">
            <text:p>Manufacture of wine from grape</text:p>
          </table:table-cell>
          <table:table-cell table:number-columns-repeated="16382"/>
        </table:table-row>
        <table:table-row table:style-name="ro1">
          <table:table-cell office:value-type="string" table:style-name="ce1">
            <text:p>11030</text:p>
          </table:table-cell>
          <table:table-cell office:value-type="string" table:style-name="ce1">
            <text:p>Manufacture of cider and other fruit wines</text:p>
          </table:table-cell>
          <table:table-cell table:number-columns-repeated="16382"/>
        </table:table-row>
        <table:table-row table:style-name="ro1">
          <table:table-cell office:value-type="string" table:style-name="ce1">
            <text:p>11040</text:p>
          </table:table-cell>
          <table:table-cell office:value-type="string" table:style-name="ce1">
            <text:p>Manufacture of other non-distilled fermented beverages</text:p>
          </table:table-cell>
          <table:table-cell table:number-columns-repeated="16382"/>
        </table:table-row>
        <table:table-row table:style-name="ro1">
          <table:table-cell office:value-type="string" table:style-name="ce1">
            <text:p>11050</text:p>
          </table:table-cell>
          <table:table-cell office:value-type="string" table:style-name="ce1">
            <text:p>Manufacture of beer</text:p>
          </table:table-cell>
          <table:table-cell table:number-columns-repeated="16382"/>
        </table:table-row>
        <table:table-row table:style-name="ro1">
          <table:table-cell office:value-type="string" table:style-name="ce1">
            <text:p>11060</text:p>
          </table:table-cell>
          <table:table-cell office:value-type="string" table:style-name="ce1">
            <text:p>Manufacture of malt</text:p>
          </table:table-cell>
          <table:table-cell table:number-columns-repeated="16382"/>
        </table:table-row>
        <table:table-row table:style-name="ro1">
          <table:table-cell office:value-type="string" table:style-name="ce1">
            <text:p>11070</text:p>
          </table:table-cell>
          <table:table-cell office:value-type="string" table:style-name="ce1">
            <text:p>Manufacture of soft drinks; production of mineral waters and other bottled waters</text:p>
          </table:table-cell>
          <table:table-cell table:number-columns-repeated="16382"/>
        </table:table-row>
        <table:table-row table:style-name="ro1">
          <table:table-cell office:value-type="string" table:style-name="ce1">
            <text:p>12000</text:p>
          </table:table-cell>
          <table:table-cell office:value-type="string" table:style-name="ce1">
            <text:p>Manufacture of tobacco products</text:p>
          </table:table-cell>
          <table:table-cell table:number-columns-repeated="16382"/>
        </table:table-row>
        <table:table-row table:number-rows-repeated="2" table:style-name="ro1" table:visibility="collapse">
          <table:table-cell office:value-type="string" table:style-name="ce1">
            <text:p>12000</text:p>
          </table:table-cell>
          <table:table-cell office:value-type="string" table:style-name="ce1">
            <text:p>Manufacture of tobacco products</text:p>
          </table:table-cell>
          <table:table-cell table:number-columns-repeated="16382"/>
        </table:table-row>
        <table:table-row table:style-name="ro1">
          <table:table-cell office:value-type="string" table:style-name="ce1">
            <text:p>13000</text:p>
          </table:table-cell>
          <table:table-cell office:value-type="string" table:style-name="ce1">
            <text:p>Manufacture of textiles</text:p>
          </table:table-cell>
          <table:table-cell table:number-columns-repeated="16382"/>
        </table:table-row>
        <table:table-row table:style-name="ro1">
          <table:table-cell office:value-type="string" table:style-name="ce1">
            <text:p>13100</text:p>
          </table:table-cell>
          <table:table-cell office:value-type="string" table:style-name="ce1">
            <text:p>Preparation and spinning of textile fibres</text:p>
          </table:table-cell>
          <table:table-cell table:number-columns-repeated="16382"/>
        </table:table-row>
        <table:table-row table:style-name="ro1" table:visibility="collapse">
          <table:table-cell office:value-type="string" table:style-name="ce1">
            <text:p>13100</text:p>
          </table:table-cell>
          <table:table-cell office:value-type="string" table:style-name="ce1">
            <text:p>Preparation and spinning of textile fibres</text:p>
          </table:table-cell>
          <table:table-cell table:number-columns-repeated="16382"/>
        </table:table-row>
        <table:table-row table:style-name="ro1">
          <table:table-cell office:value-type="string" table:style-name="ce1">
            <text:p>13200</text:p>
          </table:table-cell>
          <table:table-cell office:value-type="string" table:style-name="ce1">
            <text:p>Weaving of textiles</text:p>
          </table:table-cell>
          <table:table-cell table:number-columns-repeated="16382"/>
        </table:table-row>
        <table:table-row table:style-name="ro1" table:visibility="collapse">
          <table:table-cell office:value-type="string" table:style-name="ce1">
            <text:p>13200</text:p>
          </table:table-cell>
          <table:table-cell office:value-type="string" table:style-name="ce1">
            <text:p>Weaving of textiles</text:p>
          </table:table-cell>
          <table:table-cell table:number-columns-repeated="16382"/>
        </table:table-row>
        <table:table-row table:style-name="ro1">
          <table:table-cell office:value-type="string" table:style-name="ce1">
            <text:p>13300</text:p>
          </table:table-cell>
          <table:table-cell office:value-type="string" table:style-name="ce1">
            <text:p>Finishing of textiles</text:p>
          </table:table-cell>
          <table:table-cell table:number-columns-repeated="16382"/>
        </table:table-row>
        <table:table-row table:style-name="ro1" table:visibility="collapse">
          <table:table-cell office:value-type="string" table:style-name="ce1">
            <text:p>13300</text:p>
          </table:table-cell>
          <table:table-cell office:value-type="string" table:style-name="ce1">
            <text:p>Finishing of textiles</text:p>
          </table:table-cell>
          <table:table-cell table:number-columns-repeated="16382"/>
        </table:table-row>
        <table:table-row table:style-name="ro1">
          <table:table-cell office:value-type="string" table:style-name="ce1">
            <text:p>13900</text:p>
          </table:table-cell>
          <table:table-cell office:value-type="string" table:style-name="ce1">
            <text:p>Manufacture of other textiles</text:p>
          </table:table-cell>
          <table:table-cell table:number-columns-repeated="16382"/>
        </table:table-row>
        <table:table-row table:style-name="ro1">
          <table:table-cell office:value-type="string" table:style-name="ce1">
            <text:p>13910</text:p>
          </table:table-cell>
          <table:table-cell office:value-type="string" table:style-name="ce1">
            <text:p>Manufacture of knitted and crocheted fabrics</text:p>
          </table:table-cell>
          <table:table-cell table:number-columns-repeated="16382"/>
        </table:table-row>
        <table:table-row table:style-name="ro1">
          <table:table-cell office:value-type="string" table:style-name="ce1">
            <text:p>13920</text:p>
          </table:table-cell>
          <table:table-cell office:value-type="string" table:style-name="ce1">
            <text:p>Manufacture of made-up textile articles, except apparel</text:p>
          </table:table-cell>
          <table:table-cell table:number-columns-repeated="16382"/>
        </table:table-row>
        <table:table-row table:style-name="ro1">
          <table:table-cell office:value-type="string" table:style-name="ce1">
            <text:p>13921</text:p>
          </table:table-cell>
          <table:table-cell office:value-type="string" table:style-name="ce1">
            <text:p>Manufacture of soft furnishings</text:p>
          </table:table-cell>
          <table:table-cell table:number-columns-repeated="16382"/>
        </table:table-row>
        <table:table-row table:style-name="ro1">
          <table:table-cell office:value-type="string" table:style-name="ce1">
            <text:p>13922</text:p>
          </table:table-cell>
          <table:table-cell office:value-type="string" table:style-name="ce1">
            <text:p>Manufacture of canvas goods, sacks etc.</text:p>
          </table:table-cell>
          <table:table-cell table:number-columns-repeated="16382"/>
        </table:table-row>
        <table:table-row table:style-name="ro1">
          <table:table-cell office:value-type="string" table:style-name="ce1">
            <text:p>13923</text:p>
          </table:table-cell>
          <table:table-cell office:value-type="string" table:style-name="ce1">
            <text:p>Manufacture of household textiles (other than soft furnishings of 13.92/1)</text:p>
          </table:table-cell>
          <table:table-cell table:number-columns-repeated="16382"/>
        </table:table-row>
        <table:table-row table:style-name="ro1">
          <table:table-cell office:value-type="string" table:style-name="ce1">
            <text:p>13930</text:p>
          </table:table-cell>
          <table:table-cell office:value-type="string" table:style-name="ce1">
            <text:p>Manufacture of carpets and rugs</text:p>
          </table:table-cell>
          <table:table-cell table:number-columns-repeated="16382"/>
        </table:table-row>
        <table:table-row table:style-name="ro1">
          <table:table-cell office:value-type="string" table:style-name="ce1">
            <text:p>13931</text:p>
          </table:table-cell>
          <table:table-cell office:value-type="string" table:style-name="ce1">
            <text:p>Manufacture of woven or tufted carpets and rugs</text:p>
          </table:table-cell>
          <table:table-cell table:number-columns-repeated="16382"/>
        </table:table-row>
        <table:table-row table:style-name="ro1">
          <table:table-cell office:value-type="string" table:style-name="ce1">
            <text:p>13939</text:p>
          </table:table-cell>
          <table:table-cell office:value-type="string" table:style-name="ce1">
            <text:p>Manufacture of carpets and rugs (other than woven or tufted) not elsewhere classified</text:p>
          </table:table-cell>
          <table:table-cell table:number-columns-repeated="16382"/>
        </table:table-row>
        <table:table-row table:style-name="ro1">
          <table:table-cell office:value-type="string" table:style-name="ce1">
            <text:p>13940</text:p>
          </table:table-cell>
          <table:table-cell office:value-type="string" table:style-name="ce1">
            <text:p>Manufacture of cordage, rope, twine and netting</text:p>
          </table:table-cell>
          <table:table-cell table:number-columns-repeated="16382"/>
        </table:table-row>
        <table:table-row table:style-name="ro1">
          <table:table-cell office:value-type="string" table:style-name="ce1">
            <text:p>13950</text:p>
          </table:table-cell>
          <table:table-cell office:value-type="string" table:style-name="ce1">
            <text:p>Manufacture of non-wovens and articles made from non-wovens, except apparel</text:p>
          </table:table-cell>
          <table:table-cell table:number-columns-repeated="16382"/>
        </table:table-row>
        <table:table-row table:style-name="ro1">
          <table:table-cell office:value-type="string" table:style-name="ce1">
            <text:p>13960</text:p>
          </table:table-cell>
          <table:table-cell office:value-type="string" table:style-name="ce1">
            <text:p>Manufacture of other technical and industrial textiles</text:p>
          </table:table-cell>
          <table:table-cell table:number-columns-repeated="16382"/>
        </table:table-row>
        <table:table-row table:style-name="ro1">
          <table:table-cell office:value-type="string" table:style-name="ce1">
            <text:p>13990</text:p>
          </table:table-cell>
          <table:table-cell office:value-type="string" table:style-name="ce1">
            <text:p>Manufacture of other textiles not elsewhere classified</text:p>
          </table:table-cell>
          <table:table-cell table:number-columns-repeated="16382"/>
        </table:table-row>
        <table:table-row table:style-name="ro1">
          <table:table-cell office:value-type="string" table:style-name="ce1">
            <text:p>14000</text:p>
          </table:table-cell>
          <table:table-cell office:value-type="string" table:style-name="ce1">
            <text:p>Manufacture of wearing apparel</text:p>
          </table:table-cell>
          <table:table-cell table:number-columns-repeated="16382"/>
        </table:table-row>
        <table:table-row table:style-name="ro1">
          <table:table-cell office:value-type="string" table:style-name="ce1">
            <text:p>14100</text:p>
          </table:table-cell>
          <table:table-cell office:value-type="string" table:style-name="ce1">
            <text:p>Manufacture of wearing apparel, except fur apparel</text:p>
          </table:table-cell>
          <table:table-cell table:number-columns-repeated="16382"/>
        </table:table-row>
        <table:table-row table:style-name="ro1">
          <table:table-cell office:value-type="string" table:style-name="ce1">
            <text:p>14110</text:p>
          </table:table-cell>
          <table:table-cell office:value-type="string" table:style-name="ce1">
            <text:p>Manufacture of leather clothes</text:p>
          </table:table-cell>
          <table:table-cell table:number-columns-repeated="16382"/>
        </table:table-row>
        <table:table-row table:style-name="ro1">
          <table:table-cell office:value-type="string" table:style-name="ce1">
            <text:p>14120</text:p>
          </table:table-cell>
          <table:table-cell office:value-type="string" table:style-name="ce1">
            <text:p>Manufacture of workwear</text:p>
          </table:table-cell>
          <table:table-cell table:number-columns-repeated="16382"/>
        </table:table-row>
        <table:table-row table:style-name="ro1">
          <table:table-cell office:value-type="string" table:style-name="ce1">
            <text:p>14130</text:p>
          </table:table-cell>
          <table:table-cell office:value-type="string" table:style-name="ce1">
            <text:p>Manufacture of other outerwear</text:p>
          </table:table-cell>
          <table:table-cell table:number-columns-repeated="16382"/>
        </table:table-row>
        <table:table-row table:style-name="ro1">
          <table:table-cell office:value-type="string" table:style-name="ce1">
            <text:p>14131</text:p>
          </table:table-cell>
          <table:table-cell office:value-type="string" table:style-name="ce1">
            <text:p>Manufacture of men's outerwear, other than leather clothes and workwear</text:p>
          </table:table-cell>
          <table:table-cell table:number-columns-repeated="16382"/>
        </table:table-row>
        <table:table-row table:style-name="ro1">
          <table:table-cell office:value-type="string" table:style-name="ce1">
            <text:p>14132</text:p>
          </table:table-cell>
          <table:table-cell office:value-type="string" table:style-name="ce1">
            <text:p>Manufacture of women's outerwear, other than leather clothes and workwear</text:p>
          </table:table-cell>
          <table:table-cell table:number-columns-repeated="16382"/>
        </table:table-row>
        <table:table-row table:style-name="ro1">
          <table:table-cell office:value-type="string" table:style-name="ce1">
            <text:p>14140</text:p>
          </table:table-cell>
          <table:table-cell office:value-type="string" table:style-name="ce1">
            <text:p>Manufacture of underwear</text:p>
          </table:table-cell>
          <table:table-cell table:number-columns-repeated="16382"/>
        </table:table-row>
        <table:table-row table:style-name="ro1">
          <table:table-cell office:value-type="string" table:style-name="ce1">
            <text:p>14141</text:p>
          </table:table-cell>
          <table:table-cell office:value-type="string" table:style-name="ce1">
            <text:p>Manufacture of men's underwear</text:p>
          </table:table-cell>
          <table:table-cell table:number-columns-repeated="16382"/>
        </table:table-row>
        <table:table-row table:style-name="ro1">
          <table:table-cell office:value-type="string" table:style-name="ce1">
            <text:p>14142</text:p>
          </table:table-cell>
          <table:table-cell office:value-type="string" table:style-name="ce1">
            <text:p>Manufacture of women's underwear</text:p>
          </table:table-cell>
          <table:table-cell table:number-columns-repeated="16382"/>
        </table:table-row>
        <table:table-row table:style-name="ro1">
          <table:table-cell office:value-type="string" table:style-name="ce1">
            <text:p>14190</text:p>
          </table:table-cell>
          <table:table-cell office:value-type="string" table:style-name="ce1">
            <text:p>Manufacture of other wearing apparel and accessories</text:p>
          </table:table-cell>
          <table:table-cell table:number-columns-repeated="16382"/>
        </table:table-row>
        <table:table-row table:style-name="ro1">
          <table:table-cell office:value-type="string" table:style-name="ce1">
            <text:p>14200</text:p>
          </table:table-cell>
          <table:table-cell office:value-type="string" table:style-name="ce1">
            <text:p>Manufacture of articles of fur</text:p>
          </table:table-cell>
          <table:table-cell table:number-columns-repeated="16382"/>
        </table:table-row>
        <table:table-row table:style-name="ro1" table:visibility="collapse">
          <table:table-cell office:value-type="string" table:style-name="ce1">
            <text:p>14200</text:p>
          </table:table-cell>
          <table:table-cell office:value-type="string" table:style-name="ce1">
            <text:p>Manufacture of articles of fur</text:p>
          </table:table-cell>
          <table:table-cell table:number-columns-repeated="16382"/>
        </table:table-row>
        <table:table-row table:style-name="ro1">
          <table:table-cell office:value-type="string" table:style-name="ce1">
            <text:p>14300</text:p>
          </table:table-cell>
          <table:table-cell office:value-type="string" table:style-name="ce1">
            <text:p>Manufacture of knitted and crocheted apparel</text:p>
          </table:table-cell>
          <table:table-cell table:number-columns-repeated="16382"/>
        </table:table-row>
        <table:table-row table:style-name="ro1">
          <table:table-cell office:value-type="string" table:style-name="ce1">
            <text:p>14310</text:p>
          </table:table-cell>
          <table:table-cell office:value-type="string" table:style-name="ce1">
            <text:p>Manufacture of knitted and crocheted hosiery</text:p>
          </table:table-cell>
          <table:table-cell table:number-columns-repeated="16382"/>
        </table:table-row>
        <table:table-row table:style-name="ro1">
          <table:table-cell office:value-type="string" table:style-name="ce1">
            <text:p>14390</text:p>
          </table:table-cell>
          <table:table-cell office:value-type="string" table:style-name="ce1">
            <text:p>Manufacture of other knitted and crocheted apparel</text:p>
          </table:table-cell>
          <table:table-cell table:number-columns-repeated="16382"/>
        </table:table-row>
        <table:table-row table:style-name="ro1">
          <table:table-cell office:value-type="string" table:style-name="ce1">
            <text:p>15000</text:p>
          </table:table-cell>
          <table:table-cell office:value-type="string" table:style-name="ce1">
            <text:p>Manufacture of leather and related products</text:p>
          </table:table-cell>
          <table:table-cell table:number-columns-repeated="16382"/>
        </table:table-row>
        <table:table-row table:style-name="ro1">
          <table:table-cell office:value-type="string" table:style-name="ce1">
            <text:p>15100</text:p>
          </table:table-cell>
          <table:table-cell office:value-type="string" table:style-name="ce1">
            <text:p>Tanning and dressing of leather; manufacture of luggage, handbags, saddlery and harness; dressing and dyeing of fur</text:p>
          </table:table-cell>
          <table:table-cell table:number-columns-repeated="16382"/>
        </table:table-row>
        <table:table-row table:style-name="ro1">
          <table:table-cell office:value-type="string" table:style-name="ce1">
            <text:p>15110</text:p>
          </table:table-cell>
          <table:table-cell office:value-type="string" table:style-name="ce1">
            <text:p>Tanning and dressing of leather; dressing and dyeing of fur</text:p>
          </table:table-cell>
          <table:table-cell table:number-columns-repeated="16382"/>
        </table:table-row>
        <table:table-row table:style-name="ro1">
          <table:table-cell office:value-type="string" table:style-name="ce1">
            <text:p>15120</text:p>
          </table:table-cell>
          <table:table-cell office:value-type="string" table:style-name="ce1">
            <text:p>Manufacture of luggage, handbags and the like, saddlery and harness</text:p>
          </table:table-cell>
          <table:table-cell table:number-columns-repeated="16382"/>
        </table:table-row>
        <table:table-row table:style-name="ro1">
          <table:table-cell office:value-type="string" table:style-name="ce1">
            <text:p>15200</text:p>
          </table:table-cell>
          <table:table-cell office:value-type="string" table:style-name="ce1">
            <text:p>Manufacture of footwear</text:p>
          </table:table-cell>
          <table:table-cell table:number-columns-repeated="16382"/>
        </table:table-row>
        <table:table-row table:style-name="ro1" table:visibility="collapse">
          <table:table-cell office:value-type="string" table:style-name="ce1">
            <text:p>15200</text:p>
          </table:table-cell>
          <table:table-cell office:value-type="string" table:style-name="ce1">
            <text:p>Manufacture of footwear</text:p>
          </table:table-cell>
          <table:table-cell table:number-columns-repeated="16382"/>
        </table:table-row>
        <table:table-row table:style-name="ro1">
          <table:table-cell office:value-type="string" table:style-name="ce1">
            <text:p>16000</text:p>
          </table:table-cell>
          <table:table-cell office:value-type="string" table:style-name="ce1">
            <text:p>Manufacture of wood and of products of wood and cork, except furniture; manufacture of articles of straw and plaiting materials</text:p>
          </table:table-cell>
          <table:table-cell table:number-columns-repeated="16382"/>
        </table:table-row>
        <table:table-row table:style-name="ro1">
          <table:table-cell office:value-type="string" table:style-name="ce1">
            <text:p>16100</text:p>
          </table:table-cell>
          <table:table-cell office:value-type="string" table:style-name="ce1">
            <text:p>Sawmilling and planing of wood</text:p>
          </table:table-cell>
          <table:table-cell table:number-columns-repeated="16382"/>
        </table:table-row>
        <table:table-row table:style-name="ro1" table:visibility="collapse">
          <table:table-cell office:value-type="string" table:style-name="ce1">
            <text:p>16100</text:p>
          </table:table-cell>
          <table:table-cell office:value-type="string" table:style-name="ce1">
            <text:p>Sawmilling and planing of wood</text:p>
          </table:table-cell>
          <table:table-cell table:number-columns-repeated="16382"/>
        </table:table-row>
        <table:table-row table:style-name="ro1">
          <table:table-cell office:value-type="string" table:style-name="ce1">
            <text:p>16200</text:p>
          </table:table-cell>
          <table:table-cell office:value-type="string" table:style-name="ce1">
            <text:p>Manufacture of products of wood, cork, straw and plaiting materials</text:p>
          </table:table-cell>
          <table:table-cell table:number-columns-repeated="16382"/>
        </table:table-row>
        <table:table-row table:style-name="ro1">
          <table:table-cell office:value-type="string" table:style-name="ce1">
            <text:p>16210</text:p>
          </table:table-cell>
          <table:table-cell office:value-type="string" table:style-name="ce1">
            <text:p>Manufacture of veneer sheets and wood-based panels</text:p>
          </table:table-cell>
          <table:table-cell table:number-columns-repeated="16382"/>
        </table:table-row>
        <table:table-row table:style-name="ro1">
          <table:table-cell office:value-type="string" table:style-name="ce1">
            <text:p>16220</text:p>
          </table:table-cell>
          <table:table-cell office:value-type="string" table:style-name="ce1">
            <text:p>Manufacture of assembled parquet floors</text:p>
          </table:table-cell>
          <table:table-cell table:number-columns-repeated="16382"/>
        </table:table-row>
        <table:table-row table:style-name="ro1">
          <table:table-cell office:value-type="string" table:style-name="ce1">
            <text:p>16230</text:p>
          </table:table-cell>
          <table:table-cell office:value-type="string" table:style-name="ce1">
            <text:p>Manufacture of other builders' carpentry and joinery</text:p>
          </table:table-cell>
          <table:table-cell table:number-columns-repeated="16382"/>
        </table:table-row>
        <table:table-row table:style-name="ro1">
          <table:table-cell office:value-type="string" table:style-name="ce1">
            <text:p>16240</text:p>
          </table:table-cell>
          <table:table-cell office:value-type="string" table:style-name="ce1">
            <text:p>Manufacture of wooden containers</text:p>
          </table:table-cell>
          <table:table-cell table:number-columns-repeated="16382"/>
        </table:table-row>
        <table:table-row table:style-name="ro1">
          <table:table-cell office:value-type="string" table:style-name="ce1">
            <text:p>16290</text:p>
          </table:table-cell>
          <table:table-cell office:value-type="string" table:style-name="ce1">
            <text:p>Manufacture of other products of wood; manufacture of articles of cork, straw and plaiting materials</text:p>
          </table:table-cell>
          <table:table-cell table:number-columns-repeated="16382"/>
        </table:table-row>
        <table:table-row table:style-name="ro1">
          <table:table-cell office:value-type="string" table:style-name="ce1">
            <text:p>17000</text:p>
          </table:table-cell>
          <table:table-cell office:value-type="string" table:style-name="ce1">
            <text:p>Manufacture of paper and paper products</text:p>
          </table:table-cell>
          <table:table-cell table:number-columns-repeated="16382"/>
        </table:table-row>
        <table:table-row table:style-name="ro1">
          <table:table-cell office:value-type="string" table:style-name="ce1">
            <text:p>17100</text:p>
          </table:table-cell>
          <table:table-cell office:value-type="string" table:style-name="ce1">
            <text:p>Manufacture of pulp, paper and paperboard</text:p>
          </table:table-cell>
          <table:table-cell table:number-columns-repeated="16382"/>
        </table:table-row>
        <table:table-row table:style-name="ro1">
          <table:table-cell office:value-type="string" table:style-name="ce1">
            <text:p>17110</text:p>
          </table:table-cell>
          <table:table-cell office:value-type="string" table:style-name="ce1">
            <text:p>Manufacture of pulp</text:p>
          </table:table-cell>
          <table:table-cell table:number-columns-repeated="16382"/>
        </table:table-row>
        <table:table-row table:style-name="ro1">
          <table:table-cell office:value-type="string" table:style-name="ce1">
            <text:p>17120</text:p>
          </table:table-cell>
          <table:table-cell office:value-type="string" table:style-name="ce1">
            <text:p>Manufacture of paper and paperboard</text:p>
          </table:table-cell>
          <table:table-cell table:number-columns-repeated="16382"/>
        </table:table-row>
        <table:table-row table:style-name="ro1">
          <table:table-cell office:value-type="string" table:style-name="ce1">
            <text:p>17200</text:p>
          </table:table-cell>
          <table:table-cell office:value-type="string" table:style-name="ce1">
            <text:p>Manufacture of articles of paper and paperboard</text:p>
          </table:table-cell>
          <table:table-cell table:number-columns-repeated="16382"/>
        </table:table-row>
        <table:table-row table:style-name="ro1">
          <table:table-cell office:value-type="string" table:style-name="ce1">
            <text:p>17210</text:p>
          </table:table-cell>
          <table:table-cell office:value-type="string" table:style-name="ce1">
            <text:p>Manufacture of corrugated paper and paperboard and of containers of paper and paperboard</text:p>
          </table:table-cell>
          <table:table-cell table:number-columns-repeated="16382"/>
        </table:table-row>
        <table:table-row table:style-name="ro1">
          <table:table-cell office:value-type="string" table:style-name="ce1">
            <text:p>17211</text:p>
          </table:table-cell>
          <table:table-cell office:value-type="string" table:style-name="ce1">
            <text:p>Manufacture of corrugated paper and paperboard; manufacture of sacks and bags of paper</text:p>
          </table:table-cell>
          <table:table-cell table:number-columns-repeated="16382"/>
        </table:table-row>
        <table:table-row table:style-name="ro1">
          <table:table-cell office:value-type="string" table:style-name="ce1">
            <text:p>17219</text:p>
          </table:table-cell>
          <table:table-cell office:value-type="string" table:style-name="ce1">
            <text:p>Manufacture of paper and paperboard containers other than sacks and bags</text:p>
          </table:table-cell>
          <table:table-cell table:number-columns-repeated="16382"/>
        </table:table-row>
        <table:table-row table:style-name="ro1">
          <table:table-cell office:value-type="string" table:style-name="ce1">
            <text:p>17220</text:p>
          </table:table-cell>
          <table:table-cell office:value-type="string" table:style-name="ce1">
            <text:p>Manufacture of household and sanitary goods and of toilet requisites</text:p>
          </table:table-cell>
          <table:table-cell table:number-columns-repeated="16382"/>
        </table:table-row>
        <table:table-row table:style-name="ro1">
          <table:table-cell office:value-type="string" table:style-name="ce1">
            <text:p>17230</text:p>
          </table:table-cell>
          <table:table-cell office:value-type="string" table:style-name="ce1">
            <text:p>Manufacture of paper stationery</text:p>
          </table:table-cell>
          <table:table-cell table:number-columns-repeated="16382"/>
        </table:table-row>
        <table:table-row table:style-name="ro1">
          <table:table-cell office:value-type="string" table:style-name="ce1">
            <text:p>17240</text:p>
          </table:table-cell>
          <table:table-cell office:value-type="string" table:style-name="ce1">
            <text:p>Manufacture of wallpaper</text:p>
          </table:table-cell>
          <table:table-cell table:number-columns-repeated="16382"/>
        </table:table-row>
        <table:table-row table:style-name="ro1">
          <table:table-cell office:value-type="string" table:style-name="ce1">
            <text:p>17290</text:p>
          </table:table-cell>
          <table:table-cell office:value-type="string" table:style-name="ce1">
            <text:p>Manufacture of other articles of paper and paperboard</text:p>
          </table:table-cell>
          <table:table-cell table:number-columns-repeated="16382"/>
        </table:table-row>
        <table:table-row table:style-name="ro1">
          <table:table-cell office:value-type="string" table:style-name="ce1">
            <text:p>18000</text:p>
          </table:table-cell>
          <table:table-cell office:value-type="string" table:style-name="ce1">
            <text:p>Printing and reproduction of recorded media</text:p>
          </table:table-cell>
          <table:table-cell table:number-columns-repeated="16382"/>
        </table:table-row>
        <table:table-row table:style-name="ro1">
          <table:table-cell office:value-type="string" table:style-name="ce1">
            <text:p>18100</text:p>
          </table:table-cell>
          <table:table-cell office:value-type="string" table:style-name="ce1">
            <text:p>Printing and service activities related to printing</text:p>
          </table:table-cell>
          <table:table-cell table:number-columns-repeated="16382"/>
        </table:table-row>
        <table:table-row table:style-name="ro1">
          <table:table-cell office:value-type="string" table:style-name="ce1">
            <text:p>18110</text:p>
          </table:table-cell>
          <table:table-cell office:value-type="string" table:style-name="ce1">
            <text:p>Printing of newspapers</text:p>
          </table:table-cell>
          <table:table-cell table:number-columns-repeated="16382"/>
        </table:table-row>
        <table:table-row table:style-name="ro1">
          <table:table-cell office:value-type="string" table:style-name="ce1">
            <text:p>18120</text:p>
          </table:table-cell>
          <table:table-cell office:value-type="string" table:style-name="ce1">
            <text:p>Other printing</text:p>
          </table:table-cell>
          <table:table-cell table:number-columns-repeated="16382"/>
        </table:table-row>
        <table:table-row table:style-name="ro1">
          <table:table-cell office:value-type="string" table:style-name="ce1">
            <text:p>18121</text:p>
          </table:table-cell>
          <table:table-cell office:value-type="string" table:style-name="ce1">
            <text:p>Manufacture of printed labels</text:p>
          </table:table-cell>
          <table:table-cell table:number-columns-repeated="16382"/>
        </table:table-row>
        <table:table-row table:style-name="ro1">
          <table:table-cell office:value-type="string" table:style-name="ce1">
            <text:p>18129</text:p>
          </table:table-cell>
          <table:table-cell office:value-type="string" table:style-name="ce1">
            <text:p>Printing (other than printing of newspapers and printing on labels and tags) not elsewhere classified</text:p>
          </table:table-cell>
          <table:table-cell table:number-columns-repeated="16382"/>
        </table:table-row>
        <table:table-row table:style-name="ro1">
          <table:table-cell office:value-type="string" table:style-name="ce1">
            <text:p>18130</text:p>
          </table:table-cell>
          <table:table-cell office:value-type="string" table:style-name="ce1">
            <text:p>Pre-press and pre-media services</text:p>
          </table:table-cell>
          <table:table-cell table:number-columns-repeated="16382"/>
        </table:table-row>
        <table:table-row table:style-name="ro1">
          <table:table-cell office:value-type="string" table:style-name="ce1">
            <text:p>18140</text:p>
          </table:table-cell>
          <table:table-cell office:value-type="string" table:style-name="ce1">
            <text:p>Binding and related services</text:p>
          </table:table-cell>
          <table:table-cell table:number-columns-repeated="16382"/>
        </table:table-row>
        <table:table-row table:style-name="ro1">
          <table:table-cell office:value-type="string" table:style-name="ce1">
            <text:p>18200</text:p>
          </table:table-cell>
          <table:table-cell office:value-type="string" table:style-name="ce1">
            <text:p>Reproduction of recorded media</text:p>
          </table:table-cell>
          <table:table-cell table:number-columns-repeated="16382"/>
        </table:table-row>
        <table:table-row table:style-name="ro1" table:visibility="collapse">
          <table:table-cell office:value-type="string" table:style-name="ce1">
            <text:p>18200</text:p>
          </table:table-cell>
          <table:table-cell office:value-type="string" table:style-name="ce1">
            <text:p>Reproduction of recorded media</text:p>
          </table:table-cell>
          <table:table-cell table:number-columns-repeated="16382"/>
        </table:table-row>
        <table:table-row table:style-name="ro1">
          <table:table-cell office:value-type="string" table:style-name="ce1">
            <text:p>18201</text:p>
          </table:table-cell>
          <table:table-cell office:value-type="string" table:style-name="ce1">
            <text:p>Reproduction of sound recording</text:p>
          </table:table-cell>
          <table:table-cell table:number-columns-repeated="16382"/>
        </table:table-row>
        <table:table-row table:style-name="ro1">
          <table:table-cell office:value-type="string" table:style-name="ce1">
            <text:p>18202</text:p>
          </table:table-cell>
          <table:table-cell office:value-type="string" table:style-name="ce1">
            <text:p>Reproduction of video recording</text:p>
          </table:table-cell>
          <table:table-cell table:number-columns-repeated="16382"/>
        </table:table-row>
        <table:table-row table:style-name="ro1">
          <table:table-cell office:value-type="string" table:style-name="ce1">
            <text:p>18203</text:p>
          </table:table-cell>
          <table:table-cell office:value-type="string" table:style-name="ce1">
            <text:p>Reproduction of computer media</text:p>
          </table:table-cell>
          <table:table-cell table:number-columns-repeated="16382"/>
        </table:table-row>
        <table:table-row table:style-name="ro1">
          <table:table-cell office:value-type="string" table:style-name="ce1">
            <text:p>19000</text:p>
          </table:table-cell>
          <table:table-cell office:value-type="string" table:style-name="ce1">
            <text:p>Manufacture of coke and refined petroleum products</text:p>
          </table:table-cell>
          <table:table-cell table:number-columns-repeated="16382"/>
        </table:table-row>
        <table:table-row table:style-name="ro1">
          <table:table-cell office:value-type="string" table:style-name="ce1">
            <text:p>19100</text:p>
          </table:table-cell>
          <table:table-cell office:value-type="string" table:style-name="ce1">
            <text:p>Manufacture of coke oven products</text:p>
          </table:table-cell>
          <table:table-cell table:number-columns-repeated="16382"/>
        </table:table-row>
        <table:table-row table:style-name="ro1" table:visibility="collapse">
          <table:table-cell office:value-type="string" table:style-name="ce1">
            <text:p>19100</text:p>
          </table:table-cell>
          <table:table-cell office:value-type="string" table:style-name="ce1">
            <text:p>Manufacture of coke oven products</text:p>
          </table:table-cell>
          <table:table-cell table:number-columns-repeated="16382"/>
        </table:table-row>
        <table:table-row table:style-name="ro1">
          <table:table-cell office:value-type="string" table:style-name="ce1">
            <text:p>19200</text:p>
          </table:table-cell>
          <table:table-cell office:value-type="string" table:style-name="ce1">
            <text:p>Manufacture of refined petroleum products</text:p>
          </table:table-cell>
          <table:table-cell table:number-columns-repeated="16382"/>
        </table:table-row>
        <table:table-row table:style-name="ro1" table:visibility="collapse">
          <table:table-cell office:value-type="string" table:style-name="ce1">
            <text:p>19200</text:p>
          </table:table-cell>
          <table:table-cell office:value-type="string" table:style-name="ce1">
            <text:p>Manufacture of refined petroleum products</text:p>
          </table:table-cell>
          <table:table-cell table:number-columns-repeated="16382"/>
        </table:table-row>
        <table:table-row table:style-name="ro1">
          <table:table-cell office:value-type="string" table:style-name="ce1">
            <text:p>19201</text:p>
          </table:table-cell>
          <table:table-cell office:value-type="string" table:style-name="ce1">
            <text:p>Mineral oil refining</text:p>
          </table:table-cell>
          <table:table-cell table:number-columns-repeated="16382"/>
        </table:table-row>
        <table:table-row table:style-name="ro1">
          <table:table-cell office:value-type="string" table:style-name="ce1">
            <text:p>19209</text:p>
          </table:table-cell>
          <table:table-cell office:value-type="string" table:style-name="ce1">
            <text:p>Other treatment of petroleum products (excluding mineral oil refining/petrochemicals manufacture)</text:p>
          </table:table-cell>
          <table:table-cell table:number-columns-repeated="16382"/>
        </table:table-row>
        <table:table-row table:style-name="ro1">
          <table:table-cell office:value-type="string" table:style-name="ce1">
            <text:p>20000</text:p>
          </table:table-cell>
          <table:table-cell office:value-type="string" table:style-name="ce1">
            <text:p>Manufacture of chemicals and chemical products</text:p>
          </table:table-cell>
          <table:table-cell table:number-columns-repeated="16382"/>
        </table:table-row>
        <table:table-row table:style-name="ro1">
          <table:table-cell office:value-type="string" table:style-name="ce1">
            <text:p>20100</text:p>
          </table:table-cell>
          <table:table-cell office:value-type="string" table:style-name="ce1">
            <text:p>Manufacture of basic chemicals, fertilisers and nitrogen compounds, plastics and synthetic rubber in primary forms</text:p>
          </table:table-cell>
          <table:table-cell table:number-columns-repeated="16382"/>
        </table:table-row>
        <table:table-row table:style-name="ro1">
          <table:table-cell office:value-type="string" table:style-name="ce1">
            <text:p>20110</text:p>
          </table:table-cell>
          <table:table-cell office:value-type="string" table:style-name="ce1">
            <text:p>Manufacture of industrial gases</text:p>
          </table:table-cell>
          <table:table-cell table:number-columns-repeated="16382"/>
        </table:table-row>
        <table:table-row table:style-name="ro1">
          <table:table-cell office:value-type="string" table:style-name="ce1">
            <text:p>20120</text:p>
          </table:table-cell>
          <table:table-cell office:value-type="string" table:style-name="ce1">
            <text:p>Manufacture of dyes and pigments</text:p>
          </table:table-cell>
          <table:table-cell table:number-columns-repeated="16382"/>
        </table:table-row>
        <table:table-row table:style-name="ro1">
          <table:table-cell office:value-type="string" table:style-name="ce1">
            <text:p>20130</text:p>
          </table:table-cell>
          <table:table-cell office:value-type="string" table:style-name="ce1">
            <text:p>Manufacture of other inorganic basic chemicals</text:p>
          </table:table-cell>
          <table:table-cell table:number-columns-repeated="16382"/>
        </table:table-row>
        <table:table-row table:style-name="ro1">
          <table:table-cell office:value-type="string" table:style-name="ce1">
            <text:p>20140</text:p>
          </table:table-cell>
          <table:table-cell office:value-type="string" table:style-name="ce1">
            <text:p>Manufacture of other organic basic chemicals</text:p>
          </table:table-cell>
          <table:table-cell table:number-columns-repeated="16382"/>
        </table:table-row>
        <table:table-row table:style-name="ro1">
          <table:table-cell office:value-type="string" table:style-name="ce1">
            <text:p>20150</text:p>
          </table:table-cell>
          <table:table-cell office:value-type="string" table:style-name="ce1">
            <text:p>Manufacture of fertilisers and nitrogen compounds</text:p>
          </table:table-cell>
          <table:table-cell table:number-columns-repeated="16382"/>
        </table:table-row>
        <table:table-row table:style-name="ro1">
          <table:table-cell office:value-type="string" table:style-name="ce1">
            <text:p>20160</text:p>
          </table:table-cell>
          <table:table-cell office:value-type="string" table:style-name="ce1">
            <text:p>Manufacture of plastics in primary forms</text:p>
          </table:table-cell>
          <table:table-cell table:number-columns-repeated="16382"/>
        </table:table-row>
        <table:table-row table:style-name="ro1">
          <table:table-cell office:value-type="string" table:style-name="ce1">
            <text:p>20170</text:p>
          </table:table-cell>
          <table:table-cell office:value-type="string" table:style-name="ce1">
            <text:p>Manufacture of synthetic rubber in primary forms</text:p>
          </table:table-cell>
          <table:table-cell table:number-columns-repeated="16382"/>
        </table:table-row>
        <table:table-row table:style-name="ro1">
          <table:table-cell office:value-type="string" table:style-name="ce1">
            <text:p>20200</text:p>
          </table:table-cell>
          <table:table-cell office:value-type="string" table:style-name="ce1">
            <text:p>Manufacture of pesticides and other agrochemical products</text:p>
          </table:table-cell>
          <table:table-cell table:number-columns-repeated="16382"/>
        </table:table-row>
        <table:table-row table:style-name="ro1" table:visibility="collapse">
          <table:table-cell office:value-type="string" table:style-name="ce1">
            <text:p>20200</text:p>
          </table:table-cell>
          <table:table-cell office:value-type="string" table:style-name="ce1">
            <text:p>Manufacture of pesticides and other agrochemical products</text:p>
          </table:table-cell>
          <table:table-cell table:number-columns-repeated="16382"/>
        </table:table-row>
        <table:table-row table:style-name="ro1">
          <table:table-cell office:value-type="string" table:style-name="ce1">
            <text:p>20300</text:p>
          </table:table-cell>
          <table:table-cell office:value-type="string" table:style-name="ce1">
            <text:p>Manufacture of paints, varnishes and similar coatings, printing ink and mastics</text:p>
          </table:table-cell>
          <table:table-cell table:number-columns-repeated="16382"/>
        </table:table-row>
        <table:table-row table:style-name="ro1" table:visibility="collapse">
          <table:table-cell office:value-type="string" table:style-name="ce1">
            <text:p>20300</text:p>
          </table:table-cell>
          <table:table-cell office:value-type="string" table:style-name="ce1">
            <text:p>Manufacture of paints, varnishes and similar coatings, printing ink and mastics</text:p>
          </table:table-cell>
          <table:table-cell table:number-columns-repeated="16382"/>
        </table:table-row>
        <table:table-row table:style-name="ro1">
          <table:table-cell office:value-type="string" table:style-name="ce1">
            <text:p>20301</text:p>
          </table:table-cell>
          <table:table-cell office:value-type="string" table:style-name="ce1">
            <text:p>Manufacture of paints, varnishes and similar coatings, mastics and sealants</text:p>
          </table:table-cell>
          <table:table-cell table:number-columns-repeated="16382"/>
        </table:table-row>
        <table:table-row table:style-name="ro1">
          <table:table-cell office:value-type="string" table:style-name="ce1">
            <text:p>20302</text:p>
          </table:table-cell>
          <table:table-cell office:value-type="string" table:style-name="ce1">
            <text:p>Manufacture of printing ink</text:p>
          </table:table-cell>
          <table:table-cell table:number-columns-repeated="16382"/>
        </table:table-row>
        <table:table-row table:style-name="ro1">
          <table:table-cell office:value-type="string" table:style-name="ce1">
            <text:p>20400</text:p>
          </table:table-cell>
          <table:table-cell office:value-type="string" table:style-name="ce1">
            <text:p>Manufacture of soap and detergents, cleaning and polishing preparations, perfumes and toilet preparations</text:p>
          </table:table-cell>
          <table:table-cell table:number-columns-repeated="16382"/>
        </table:table-row>
        <table:table-row table:style-name="ro1">
          <table:table-cell office:value-type="string" table:style-name="ce1">
            <text:p>20410</text:p>
          </table:table-cell>
          <table:table-cell office:value-type="string" table:style-name="ce1">
            <text:p>Manufacture of soap and detergents, cleaning and polishing preparations</text:p>
          </table:table-cell>
          <table:table-cell table:number-columns-repeated="16382"/>
        </table:table-row>
        <table:table-row table:style-name="ro1">
          <table:table-cell office:value-type="string" table:style-name="ce1">
            <text:p>20411</text:p>
          </table:table-cell>
          <table:table-cell office:value-type="string" table:style-name="ce1">
            <text:p>Manufacture of soap and detergents</text:p>
          </table:table-cell>
          <table:table-cell table:number-columns-repeated="16382"/>
        </table:table-row>
        <table:table-row table:style-name="ro1">
          <table:table-cell office:value-type="string" table:style-name="ce1">
            <text:p>20412</text:p>
          </table:table-cell>
          <table:table-cell office:value-type="string" table:style-name="ce1">
            <text:p>Manufacture of cleaning and polishing preparations</text:p>
          </table:table-cell>
          <table:table-cell table:number-columns-repeated="16382"/>
        </table:table-row>
        <table:table-row table:style-name="ro1">
          <table:table-cell office:value-type="string" table:style-name="ce1">
            <text:p>20420</text:p>
          </table:table-cell>
          <table:table-cell office:value-type="string" table:style-name="ce1">
            <text:p>Manufacture of perfumes and toilet preparations</text:p>
          </table:table-cell>
          <table:table-cell table:number-columns-repeated="16382"/>
        </table:table-row>
        <table:table-row table:style-name="ro1">
          <table:table-cell office:value-type="string" table:style-name="ce1">
            <text:p>20500</text:p>
          </table:table-cell>
          <table:table-cell office:value-type="string" table:style-name="ce1">
            <text:p>Manufacture of other chemical products</text:p>
          </table:table-cell>
          <table:table-cell table:number-columns-repeated="16382"/>
        </table:table-row>
        <table:table-row table:style-name="ro1">
          <table:table-cell office:value-type="string" table:style-name="ce1">
            <text:p>20510</text:p>
          </table:table-cell>
          <table:table-cell office:value-type="string" table:style-name="ce1">
            <text:p>Manufacture of explosives</text:p>
          </table:table-cell>
          <table:table-cell table:number-columns-repeated="16382"/>
        </table:table-row>
        <table:table-row table:style-name="ro1">
          <table:table-cell office:value-type="string" table:style-name="ce1">
            <text:p>20520</text:p>
          </table:table-cell>
          <table:table-cell office:value-type="string" table:style-name="ce1">
            <text:p>Manufacture of glues</text:p>
          </table:table-cell>
          <table:table-cell table:number-columns-repeated="16382"/>
        </table:table-row>
        <table:table-row table:style-name="ro1">
          <table:table-cell office:value-type="string" table:style-name="ce1">
            <text:p>20530</text:p>
          </table:table-cell>
          <table:table-cell office:value-type="string" table:style-name="ce1">
            <text:p>Manufacture of essential oils</text:p>
          </table:table-cell>
          <table:table-cell table:number-columns-repeated="16382"/>
        </table:table-row>
        <table:table-row table:style-name="ro1">
          <table:table-cell office:value-type="string" table:style-name="ce1">
            <text:p>20590</text:p>
          </table:table-cell>
          <table:table-cell office:value-type="string" table:style-name="ce1">
            <text:p>Manufacture of other chemical products not elsewhere classified</text:p>
          </table:table-cell>
          <table:table-cell table:number-columns-repeated="16382"/>
        </table:table-row>
        <table:table-row table:style-name="ro1">
          <table:table-cell office:value-type="string" table:style-name="ce1">
            <text:p>20600</text:p>
          </table:table-cell>
          <table:table-cell office:value-type="string" table:style-name="ce1">
            <text:p>Manufacture of man-made fibres</text:p>
          </table:table-cell>
          <table:table-cell table:number-columns-repeated="16382"/>
        </table:table-row>
        <table:table-row table:style-name="ro1" table:visibility="collapse">
          <table:table-cell office:value-type="string" table:style-name="ce1">
            <text:p>20600</text:p>
          </table:table-cell>
          <table:table-cell office:value-type="string" table:style-name="ce1">
            <text:p>Manufacture of man-made fibres</text:p>
          </table:table-cell>
          <table:table-cell table:number-columns-repeated="16382"/>
        </table:table-row>
        <table:table-row table:style-name="ro1">
          <table:table-cell office:value-type="string" table:style-name="ce1">
            <text:p>21000</text:p>
          </table:table-cell>
          <table:table-cell office:value-type="string" table:style-name="ce1">
            <text:p>Manufacture of basic pharmaceutical products and pharmaceutical preparations</text:p>
          </table:table-cell>
          <table:table-cell table:number-columns-repeated="16382"/>
        </table:table-row>
        <table:table-row table:style-name="ro1">
          <table:table-cell office:value-type="string" table:style-name="ce1">
            <text:p>21100</text:p>
          </table:table-cell>
          <table:table-cell office:value-type="string" table:style-name="ce1">
            <text:p>Manufacture of basic pharmaceutical products</text:p>
          </table:table-cell>
          <table:table-cell table:number-columns-repeated="16382"/>
        </table:table-row>
        <table:table-row table:style-name="ro1" table:visibility="collapse">
          <table:table-cell office:value-type="string" table:style-name="ce1">
            <text:p>21100</text:p>
          </table:table-cell>
          <table:table-cell office:value-type="string" table:style-name="ce1">
            <text:p>Manufacture of basic pharmaceutical products</text:p>
          </table:table-cell>
          <table:table-cell table:number-columns-repeated="16382"/>
        </table:table-row>
        <table:table-row table:style-name="ro1">
          <table:table-cell office:value-type="string" table:style-name="ce1">
            <text:p>21200</text:p>
          </table:table-cell>
          <table:table-cell office:value-type="string" table:style-name="ce1">
            <text:p>Manufacture of pharmaceutical preparations</text:p>
          </table:table-cell>
          <table:table-cell table:number-columns-repeated="16382"/>
        </table:table-row>
        <table:table-row table:style-name="ro1" table:visibility="collapse">
          <table:table-cell office:value-type="string" table:style-name="ce1">
            <text:p>21200</text:p>
          </table:table-cell>
          <table:table-cell office:value-type="string" table:style-name="ce1">
            <text:p>Manufacture of pharmaceutical preparations</text:p>
          </table:table-cell>
          <table:table-cell table:number-columns-repeated="16382"/>
        </table:table-row>
        <table:table-row table:style-name="ro1">
          <table:table-cell office:value-type="string" table:style-name="ce1">
            <text:p>22000</text:p>
          </table:table-cell>
          <table:table-cell office:value-type="string" table:style-name="ce1">
            <text:p>Manufacture of rubber and plastic products</text:p>
          </table:table-cell>
          <table:table-cell table:number-columns-repeated="16382"/>
        </table:table-row>
        <table:table-row table:style-name="ro1">
          <table:table-cell office:value-type="string" table:style-name="ce1">
            <text:p>22100</text:p>
          </table:table-cell>
          <table:table-cell office:value-type="string" table:style-name="ce1">
            <text:p>Manufacture of rubber products</text:p>
          </table:table-cell>
          <table:table-cell table:number-columns-repeated="16382"/>
        </table:table-row>
        <table:table-row table:style-name="ro1">
          <table:table-cell office:value-type="string" table:style-name="ce1">
            <text:p>22110</text:p>
          </table:table-cell>
          <table:table-cell office:value-type="string" table:style-name="ce1">
            <text:p>Manufacture of rubber tyres and tubes; retreading and rebuilding of rubber tyres</text:p>
          </table:table-cell>
          <table:table-cell table:number-columns-repeated="16382"/>
        </table:table-row>
        <table:table-row table:style-name="ro1">
          <table:table-cell office:value-type="string" table:style-name="ce1">
            <text:p>22190</text:p>
          </table:table-cell>
          <table:table-cell office:value-type="string" table:style-name="ce1">
            <text:p>Manufacture of other rubber products</text:p>
          </table:table-cell>
          <table:table-cell table:number-columns-repeated="16382"/>
        </table:table-row>
        <table:table-row table:style-name="ro1">
          <table:table-cell office:value-type="string" table:style-name="ce1">
            <text:p>22200</text:p>
          </table:table-cell>
          <table:table-cell office:value-type="string" table:style-name="ce1">
            <text:p>Manufacture of plastics products</text:p>
          </table:table-cell>
          <table:table-cell table:number-columns-repeated="16382"/>
        </table:table-row>
        <table:table-row table:style-name="ro1">
          <table:table-cell office:value-type="string" table:style-name="ce1">
            <text:p>22210</text:p>
          </table:table-cell>
          <table:table-cell office:value-type="string" table:style-name="ce1">
            <text:p>Manufacture of plastic plates, sheets, tubes and profiles</text:p>
          </table:table-cell>
          <table:table-cell table:number-columns-repeated="16382"/>
        </table:table-row>
        <table:table-row table:style-name="ro1">
          <table:table-cell office:value-type="string" table:style-name="ce1">
            <text:p>22220</text:p>
          </table:table-cell>
          <table:table-cell office:value-type="string" table:style-name="ce1">
            <text:p>Manufacture of plastic packing goods</text:p>
          </table:table-cell>
          <table:table-cell table:number-columns-repeated="16382"/>
        </table:table-row>
        <table:table-row table:style-name="ro1">
          <table:table-cell office:value-type="string" table:style-name="ce1">
            <text:p>22230</text:p>
          </table:table-cell>
          <table:table-cell office:value-type="string" table:style-name="ce1">
            <text:p>Manufacture of builders’ ware of plastic</text:p>
          </table:table-cell>
          <table:table-cell table:number-columns-repeated="16382"/>
        </table:table-row>
        <table:table-row table:style-name="ro1">
          <table:table-cell office:value-type="string" table:style-name="ce1">
            <text:p>22290</text:p>
          </table:table-cell>
          <table:table-cell office:value-type="string" table:style-name="ce1">
            <text:p>Manufacture of other plastic products</text:p>
          </table:table-cell>
          <table:table-cell table:number-columns-repeated="16382"/>
        </table:table-row>
        <table:table-row table:style-name="ro1">
          <table:table-cell office:value-type="string" table:style-name="ce1">
            <text:p>23000</text:p>
          </table:table-cell>
          <table:table-cell office:value-type="string" table:style-name="ce1">
            <text:p>Manufacture of other non-metallic mineral products</text:p>
          </table:table-cell>
          <table:table-cell table:number-columns-repeated="16382"/>
        </table:table-row>
        <table:table-row table:style-name="ro1">
          <table:table-cell office:value-type="string" table:style-name="ce1">
            <text:p>23100</text:p>
          </table:table-cell>
          <table:table-cell office:value-type="string" table:style-name="ce1">
            <text:p>Manufacture of glass and glass products</text:p>
          </table:table-cell>
          <table:table-cell table:number-columns-repeated="16382"/>
        </table:table-row>
        <table:table-row table:style-name="ro1">
          <table:table-cell office:value-type="string" table:style-name="ce1">
            <text:p>23110</text:p>
          </table:table-cell>
          <table:table-cell office:value-type="string" table:style-name="ce1">
            <text:p>Manufacture of flat glass</text:p>
          </table:table-cell>
          <table:table-cell table:number-columns-repeated="16382"/>
        </table:table-row>
        <table:table-row table:style-name="ro1">
          <table:table-cell office:value-type="string" table:style-name="ce1">
            <text:p>23120</text:p>
          </table:table-cell>
          <table:table-cell office:value-type="string" table:style-name="ce1">
            <text:p>Shaping and processing of flat glass</text:p>
          </table:table-cell>
          <table:table-cell table:number-columns-repeated="16382"/>
        </table:table-row>
        <table:table-row table:style-name="ro1">
          <table:table-cell office:value-type="string" table:style-name="ce1">
            <text:p>23130</text:p>
          </table:table-cell>
          <table:table-cell office:value-type="string" table:style-name="ce1">
            <text:p>Manufacture of hollow glass</text:p>
          </table:table-cell>
          <table:table-cell table:number-columns-repeated="16382"/>
        </table:table-row>
        <table:table-row table:style-name="ro1">
          <table:table-cell office:value-type="string" table:style-name="ce1">
            <text:p>23140</text:p>
          </table:table-cell>
          <table:table-cell office:value-type="string" table:style-name="ce1">
            <text:p>Manufacture of glass fibres</text:p>
          </table:table-cell>
          <table:table-cell table:number-columns-repeated="16382"/>
        </table:table-row>
        <table:table-row table:style-name="ro1">
          <table:table-cell office:value-type="string" table:style-name="ce1">
            <text:p>23190</text:p>
          </table:table-cell>
          <table:table-cell office:value-type="string" table:style-name="ce1">
            <text:p>Manufacture and processing of other glass, including technical glassware</text:p>
          </table:table-cell>
          <table:table-cell table:number-columns-repeated="16382"/>
        </table:table-row>
        <table:table-row table:style-name="ro1">
          <table:table-cell office:value-type="string" table:style-name="ce1">
            <text:p>23200</text:p>
          </table:table-cell>
          <table:table-cell office:value-type="string" table:style-name="ce1">
            <text:p>Manufacture of refractory products</text:p>
          </table:table-cell>
          <table:table-cell table:number-columns-repeated="16382"/>
        </table:table-row>
        <table:table-row table:style-name="ro1" table:visibility="collapse">
          <table:table-cell office:value-type="string" table:style-name="ce1">
            <text:p>23200</text:p>
          </table:table-cell>
          <table:table-cell office:value-type="string" table:style-name="ce1">
            <text:p>Manufacture of refractory products</text:p>
          </table:table-cell>
          <table:table-cell table:number-columns-repeated="16382"/>
        </table:table-row>
        <table:table-row table:style-name="ro1">
          <table:table-cell office:value-type="string" table:style-name="ce1">
            <text:p>23300</text:p>
          </table:table-cell>
          <table:table-cell office:value-type="string" table:style-name="ce1">
            <text:p>Manufacture of clay building materials</text:p>
          </table:table-cell>
          <table:table-cell table:number-columns-repeated="16382"/>
        </table:table-row>
        <table:table-row table:style-name="ro1">
          <table:table-cell office:value-type="string" table:style-name="ce1">
            <text:p>23310</text:p>
          </table:table-cell>
          <table:table-cell office:value-type="string" table:style-name="ce1">
            <text:p>Manufacture of ceramic tiles and flags</text:p>
          </table:table-cell>
          <table:table-cell table:number-columns-repeated="16382"/>
        </table:table-row>
        <table:table-row table:style-name="ro1">
          <table:table-cell office:value-type="string" table:style-name="ce1">
            <text:p>23320</text:p>
          </table:table-cell>
          <table:table-cell office:value-type="string" table:style-name="ce1">
            <text:p>Manufacture of bricks, tiles and construction products, in baked clay</text:p>
          </table:table-cell>
          <table:table-cell table:number-columns-repeated="16382"/>
        </table:table-row>
        <table:table-row table:style-name="ro1">
          <table:table-cell office:value-type="string" table:style-name="ce1">
            <text:p>23400</text:p>
          </table:table-cell>
          <table:table-cell office:value-type="string" table:style-name="ce1">
            <text:p>Manufacture of other porcelain and ceramic products</text:p>
          </table:table-cell>
          <table:table-cell table:number-columns-repeated="16382"/>
        </table:table-row>
        <table:table-row table:style-name="ro1">
          <table:table-cell office:value-type="string" table:style-name="ce1">
            <text:p>23410</text:p>
          </table:table-cell>
          <table:table-cell office:value-type="string" table:style-name="ce1">
            <text:p>Manufacture of ceramic household and ornamental articles</text:p>
          </table:table-cell>
          <table:table-cell table:number-columns-repeated="16382"/>
        </table:table-row>
        <table:table-row table:style-name="ro1">
          <table:table-cell office:value-type="string" table:style-name="ce1">
            <text:p>23420</text:p>
          </table:table-cell>
          <table:table-cell office:value-type="string" table:style-name="ce1">
            <text:p>Manufacture of ceramic sanitary fixtures</text:p>
          </table:table-cell>
          <table:table-cell table:number-columns-repeated="16382"/>
        </table:table-row>
        <table:table-row table:style-name="ro1">
          <table:table-cell office:value-type="string" table:style-name="ce1">
            <text:p>23430</text:p>
          </table:table-cell>
          <table:table-cell office:value-type="string" table:style-name="ce1">
            <text:p>Manufacture of ceramic insulators and insulating fittings</text:p>
          </table:table-cell>
          <table:table-cell table:number-columns-repeated="16382"/>
        </table:table-row>
        <table:table-row table:style-name="ro1">
          <table:table-cell office:value-type="string" table:style-name="ce1">
            <text:p>23440</text:p>
          </table:table-cell>
          <table:table-cell office:value-type="string" table:style-name="ce1">
            <text:p>Manufacture of other technical ceramic products</text:p>
          </table:table-cell>
          <table:table-cell table:number-columns-repeated="16382"/>
        </table:table-row>
        <table:table-row table:style-name="ro1">
          <table:table-cell office:value-type="string" table:style-name="ce1">
            <text:p>23490</text:p>
          </table:table-cell>
          <table:table-cell office:value-type="string" table:style-name="ce1">
            <text:p>Manufacture of other ceramic products</text:p>
          </table:table-cell>
          <table:table-cell table:number-columns-repeated="16382"/>
        </table:table-row>
        <table:table-row table:style-name="ro1">
          <table:table-cell office:value-type="string" table:style-name="ce1">
            <text:p>23500</text:p>
          </table:table-cell>
          <table:table-cell office:value-type="string" table:style-name="ce1">
            <text:p>Manufacture of cement, lime and plaster</text:p>
          </table:table-cell>
          <table:table-cell table:number-columns-repeated="16382"/>
        </table:table-row>
        <table:table-row table:style-name="ro1">
          <table:table-cell office:value-type="string" table:style-name="ce1">
            <text:p>23510</text:p>
          </table:table-cell>
          <table:table-cell office:value-type="string" table:style-name="ce1">
            <text:p>Manufacture of cement</text:p>
          </table:table-cell>
          <table:table-cell table:number-columns-repeated="16382"/>
        </table:table-row>
        <table:table-row table:style-name="ro1">
          <table:table-cell office:value-type="string" table:style-name="ce1">
            <text:p>23520</text:p>
          </table:table-cell>
          <table:table-cell office:value-type="string" table:style-name="ce1">
            <text:p>Manufacture of lime and plaster</text:p>
          </table:table-cell>
          <table:table-cell table:number-columns-repeated="16382"/>
        </table:table-row>
        <table:table-row table:style-name="ro1">
          <table:table-cell office:value-type="string" table:style-name="ce1">
            <text:p>23600</text:p>
          </table:table-cell>
          <table:table-cell office:value-type="string" table:style-name="ce1">
            <text:p>Manufacture of articles of concrete, cement and plaster</text:p>
          </table:table-cell>
          <table:table-cell table:number-columns-repeated="16382"/>
        </table:table-row>
        <table:table-row table:style-name="ro1">
          <table:table-cell office:value-type="string" table:style-name="ce1">
            <text:p>23610</text:p>
          </table:table-cell>
          <table:table-cell office:value-type="string" table:style-name="ce1">
            <text:p>Manufacture of concrete products for construction purposes</text:p>
          </table:table-cell>
          <table:table-cell table:number-columns-repeated="16382"/>
        </table:table-row>
        <table:table-row table:style-name="ro1">
          <table:table-cell office:value-type="string" table:style-name="ce1">
            <text:p>23620</text:p>
          </table:table-cell>
          <table:table-cell office:value-type="string" table:style-name="ce1">
            <text:p>Manufacture of plaster products for construction purposes</text:p>
          </table:table-cell>
          <table:table-cell table:number-columns-repeated="16382"/>
        </table:table-row>
        <table:table-row table:style-name="ro1">
          <table:table-cell office:value-type="string" table:style-name="ce1">
            <text:p>23630</text:p>
          </table:table-cell>
          <table:table-cell office:value-type="string" table:style-name="ce1">
            <text:p>Manufacture of ready-mixed concrete</text:p>
          </table:table-cell>
          <table:table-cell table:number-columns-repeated="16382"/>
        </table:table-row>
        <table:table-row table:style-name="ro1">
          <table:table-cell office:value-type="string" table:style-name="ce1">
            <text:p>23640</text:p>
          </table:table-cell>
          <table:table-cell office:value-type="string" table:style-name="ce1">
            <text:p>Manufacture of mortars</text:p>
          </table:table-cell>
          <table:table-cell table:number-columns-repeated="16382"/>
        </table:table-row>
        <table:table-row table:style-name="ro1">
          <table:table-cell office:value-type="string" table:style-name="ce1">
            <text:p>23650</text:p>
          </table:table-cell>
          <table:table-cell office:value-type="string" table:style-name="ce1">
            <text:p>Manufacture of fibre cement</text:p>
          </table:table-cell>
          <table:table-cell table:number-columns-repeated="16382"/>
        </table:table-row>
        <table:table-row table:style-name="ro1">
          <table:table-cell office:value-type="string" table:style-name="ce1">
            <text:p>23690</text:p>
          </table:table-cell>
          <table:table-cell office:value-type="string" table:style-name="ce1">
            <text:p>Manufacture of other articles of concrete, plaster and cement</text:p>
          </table:table-cell>
          <table:table-cell table:number-columns-repeated="16382"/>
        </table:table-row>
        <table:table-row table:style-name="ro1">
          <table:table-cell office:value-type="string" table:style-name="ce1">
            <text:p>23700</text:p>
          </table:table-cell>
          <table:table-cell office:value-type="string" table:style-name="ce1">
            <text:p>Cutting, shaping and finishing of stone</text:p>
          </table:table-cell>
          <table:table-cell table:number-columns-repeated="16382"/>
        </table:table-row>
        <table:table-row table:style-name="ro1" table:visibility="collapse">
          <table:table-cell office:value-type="string" table:style-name="ce1">
            <text:p>23700</text:p>
          </table:table-cell>
          <table:table-cell office:value-type="string" table:style-name="ce1">
            <text:p>Cutting, shaping and finishing of stone</text:p>
          </table:table-cell>
          <table:table-cell table:number-columns-repeated="16382"/>
        </table:table-row>
        <table:table-row table:style-name="ro1">
          <table:table-cell office:value-type="string" table:style-name="ce1">
            <text:p>23900</text:p>
          </table:table-cell>
          <table:table-cell office:value-type="string" table:style-name="ce1">
            <text:p>Manufacture of abrasive products and non-metallic mineral products not elsewhere classified</text:p>
          </table:table-cell>
          <table:table-cell table:number-columns-repeated="16382"/>
        </table:table-row>
        <table:table-row table:style-name="ro1">
          <table:table-cell office:value-type="string" table:style-name="ce1">
            <text:p>23910</text:p>
          </table:table-cell>
          <table:table-cell office:value-type="string" table:style-name="ce1">
            <text:p>Production of abrasive products</text:p>
          </table:table-cell>
          <table:table-cell table:number-columns-repeated="16382"/>
        </table:table-row>
        <table:table-row table:style-name="ro1">
          <table:table-cell office:value-type="string" table:style-name="ce1">
            <text:p>23990</text:p>
          </table:table-cell>
          <table:table-cell office:value-type="string" table:style-name="ce1">
            <text:p>Manufacture of other non-metallic mineral products not elsewhere classified</text:p>
          </table:table-cell>
          <table:table-cell table:number-columns-repeated="16382"/>
        </table:table-row>
        <table:table-row table:style-name="ro1">
          <table:table-cell office:value-type="string" table:style-name="ce1">
            <text:p>24000</text:p>
          </table:table-cell>
          <table:table-cell office:value-type="string" table:style-name="ce1">
            <text:p>Manufacture of basic metals</text:p>
          </table:table-cell>
          <table:table-cell table:number-columns-repeated="16382"/>
        </table:table-row>
        <table:table-row table:style-name="ro1">
          <table:table-cell office:value-type="string" table:style-name="ce1">
            <text:p>24100</text:p>
          </table:table-cell>
          <table:table-cell office:value-type="string" table:style-name="ce1">
            <text:p>Manufacture of basic iron and steel and of ferro-alloys</text:p>
          </table:table-cell>
          <table:table-cell table:number-columns-repeated="16382"/>
        </table:table-row>
        <table:table-row table:style-name="ro1" table:visibility="collapse">
          <table:table-cell office:value-type="string" table:style-name="ce1">
            <text:p>24100</text:p>
          </table:table-cell>
          <table:table-cell office:value-type="string" table:style-name="ce1">
            <text:p>Manufacture of basic iron and steel and of ferro-alloys</text:p>
          </table:table-cell>
          <table:table-cell table:number-columns-repeated="16382"/>
        </table:table-row>
        <table:table-row table:style-name="ro1">
          <table:table-cell office:value-type="string" table:style-name="ce1">
            <text:p>24200</text:p>
          </table:table-cell>
          <table:table-cell office:value-type="string" table:style-name="ce1">
            <text:p>Manufacture of tubes, pipes, hollow profiles and related fittings, of steel</text:p>
          </table:table-cell>
          <table:table-cell table:number-columns-repeated="16382"/>
        </table:table-row>
        <table:table-row table:style-name="ro1" table:visibility="collapse">
          <table:table-cell office:value-type="string" table:style-name="ce1">
            <text:p>24200</text:p>
          </table:table-cell>
          <table:table-cell office:value-type="string" table:style-name="ce1">
            <text:p>Manufacture of tubes, pipes, hollow profiles and related fittings, of steel</text:p>
          </table:table-cell>
          <table:table-cell table:number-columns-repeated="16382"/>
        </table:table-row>
        <table:table-row table:style-name="ro1">
          <table:table-cell office:value-type="string" table:style-name="ce1">
            <text:p>24300</text:p>
          </table:table-cell>
          <table:table-cell office:value-type="string" table:style-name="ce1">
            <text:p>Manufacture of other products of first processing of steel</text:p>
          </table:table-cell>
          <table:table-cell table:number-columns-repeated="16382"/>
        </table:table-row>
        <table:table-row table:style-name="ro1">
          <table:table-cell office:value-type="string" table:style-name="ce1">
            <text:p>24310</text:p>
          </table:table-cell>
          <table:table-cell office:value-type="string" table:style-name="ce1">
            <text:p>Cold drawing of bars</text:p>
          </table:table-cell>
          <table:table-cell table:number-columns-repeated="16382"/>
        </table:table-row>
        <table:table-row table:style-name="ro1">
          <table:table-cell office:value-type="string" table:style-name="ce1">
            <text:p>24320</text:p>
          </table:table-cell>
          <table:table-cell office:value-type="string" table:style-name="ce1">
            <text:p>Cold rolling of narrow strip</text:p>
          </table:table-cell>
          <table:table-cell table:number-columns-repeated="16382"/>
        </table:table-row>
        <table:table-row table:style-name="ro1">
          <table:table-cell office:value-type="string" table:style-name="ce1">
            <text:p>24330</text:p>
          </table:table-cell>
          <table:table-cell office:value-type="string" table:style-name="ce1">
            <text:p>Cold forming or folding</text:p>
          </table:table-cell>
          <table:table-cell table:number-columns-repeated="16382"/>
        </table:table-row>
        <table:table-row table:style-name="ro1">
          <table:table-cell office:value-type="string" table:style-name="ce1">
            <text:p>24340</text:p>
          </table:table-cell>
          <table:table-cell office:value-type="string" table:style-name="ce1">
            <text:p>Cold drawing of wire</text:p>
          </table:table-cell>
          <table:table-cell table:number-columns-repeated="16382"/>
        </table:table-row>
        <table:table-row table:style-name="ro1">
          <table:table-cell office:value-type="string" table:style-name="ce1">
            <text:p>24400</text:p>
          </table:table-cell>
          <table:table-cell office:value-type="string" table:style-name="ce1">
            <text:p>Manufacture of basic precious and other non-ferrous metals</text:p>
          </table:table-cell>
          <table:table-cell table:number-columns-repeated="16382"/>
        </table:table-row>
        <table:table-row table:style-name="ro1">
          <table:table-cell office:value-type="string" table:style-name="ce1">
            <text:p>24410</text:p>
          </table:table-cell>
          <table:table-cell office:value-type="string" table:style-name="ce1">
            <text:p>Precious metals production</text:p>
          </table:table-cell>
          <table:table-cell table:number-columns-repeated="16382"/>
        </table:table-row>
        <table:table-row table:style-name="ro1">
          <table:table-cell office:value-type="string" table:style-name="ce1">
            <text:p>24420</text:p>
          </table:table-cell>
          <table:table-cell office:value-type="string" table:style-name="ce1">
            <text:p>Aluminium production</text:p>
          </table:table-cell>
          <table:table-cell table:number-columns-repeated="16382"/>
        </table:table-row>
        <table:table-row table:style-name="ro1">
          <table:table-cell office:value-type="string" table:style-name="ce1">
            <text:p>24430</text:p>
          </table:table-cell>
          <table:table-cell office:value-type="string" table:style-name="ce1">
            <text:p>Lead, zinc and tin production</text:p>
          </table:table-cell>
          <table:table-cell table:number-columns-repeated="16382"/>
        </table:table-row>
        <table:table-row table:style-name="ro1">
          <table:table-cell office:value-type="string" table:style-name="ce1">
            <text:p>24440</text:p>
          </table:table-cell>
          <table:table-cell office:value-type="string" table:style-name="ce1">
            <text:p>Copper production</text:p>
          </table:table-cell>
          <table:table-cell table:number-columns-repeated="16382"/>
        </table:table-row>
        <table:table-row table:style-name="ro1">
          <table:table-cell office:value-type="string" table:style-name="ce1">
            <text:p>24450</text:p>
          </table:table-cell>
          <table:table-cell office:value-type="string" table:style-name="ce1">
            <text:p>Other non-ferrous metal production</text:p>
          </table:table-cell>
          <table:table-cell table:number-columns-repeated="16382"/>
        </table:table-row>
        <table:table-row table:style-name="ro1">
          <table:table-cell office:value-type="string" table:style-name="ce1">
            <text:p>24460</text:p>
          </table:table-cell>
          <table:table-cell office:value-type="string" table:style-name="ce1">
            <text:p>Processing of nuclear fuel</text:p>
          </table:table-cell>
          <table:table-cell table:number-columns-repeated="16382"/>
        </table:table-row>
        <table:table-row table:style-name="ro1">
          <table:table-cell office:value-type="string" table:style-name="ce1">
            <text:p>24500</text:p>
          </table:table-cell>
          <table:table-cell office:value-type="string" table:style-name="ce1">
            <text:p>Casting of metals</text:p>
          </table:table-cell>
          <table:table-cell table:number-columns-repeated="16382"/>
        </table:table-row>
        <table:table-row table:style-name="ro1">
          <table:table-cell office:value-type="string" table:style-name="ce1">
            <text:p>24510</text:p>
          </table:table-cell>
          <table:table-cell office:value-type="string" table:style-name="ce1">
            <text:p>Casting of iron</text:p>
          </table:table-cell>
          <table:table-cell table:number-columns-repeated="16382"/>
        </table:table-row>
        <table:table-row table:style-name="ro1">
          <table:table-cell office:value-type="string" table:style-name="ce1">
            <text:p>24520</text:p>
          </table:table-cell>
          <table:table-cell office:value-type="string" table:style-name="ce1">
            <text:p>Casting of steel</text:p>
          </table:table-cell>
          <table:table-cell table:number-columns-repeated="16382"/>
        </table:table-row>
        <table:table-row table:style-name="ro1">
          <table:table-cell office:value-type="string" table:style-name="ce1">
            <text:p>24530</text:p>
          </table:table-cell>
          <table:table-cell office:value-type="string" table:style-name="ce1">
            <text:p>Casting of light metals</text:p>
          </table:table-cell>
          <table:table-cell table:number-columns-repeated="16382"/>
        </table:table-row>
        <table:table-row table:style-name="ro1">
          <table:table-cell office:value-type="string" table:style-name="ce1">
            <text:p>24540</text:p>
          </table:table-cell>
          <table:table-cell office:value-type="string" table:style-name="ce1">
            <text:p>Casting of other non-ferrous metals</text:p>
          </table:table-cell>
          <table:table-cell table:number-columns-repeated="16382"/>
        </table:table-row>
        <table:table-row table:style-name="ro1">
          <table:table-cell office:value-type="string" table:style-name="ce1">
            <text:p>25000</text:p>
          </table:table-cell>
          <table:table-cell office:value-type="string" table:style-name="ce1">
            <text:p>Manufacture of fabricated metal products, except machinery and equipment</text:p>
          </table:table-cell>
          <table:table-cell table:number-columns-repeated="16382"/>
        </table:table-row>
        <table:table-row table:style-name="ro1">
          <table:table-cell office:value-type="string" table:style-name="ce1">
            <text:p>25100</text:p>
          </table:table-cell>
          <table:table-cell office:value-type="string" table:style-name="ce1">
            <text:p>Manufacture of structural metal products</text:p>
          </table:table-cell>
          <table:table-cell table:number-columns-repeated="16382"/>
        </table:table-row>
        <table:table-row table:style-name="ro1">
          <table:table-cell office:value-type="string" table:style-name="ce1">
            <text:p>25110</text:p>
          </table:table-cell>
          <table:table-cell office:value-type="string" table:style-name="ce1">
            <text:p>Manufacture of metal structures and parts of structures</text:p>
          </table:table-cell>
          <table:table-cell table:number-columns-repeated="16382"/>
        </table:table-row>
        <table:table-row table:style-name="ro1">
          <table:table-cell office:value-type="string" table:style-name="ce1">
            <text:p>25120</text:p>
          </table:table-cell>
          <table:table-cell office:value-type="string" table:style-name="ce1">
            <text:p>Manufacture of doors and windows of metal</text:p>
          </table:table-cell>
          <table:table-cell table:number-columns-repeated="16382"/>
        </table:table-row>
        <table:table-row table:style-name="ro1">
          <table:table-cell office:value-type="string" table:style-name="ce1">
            <text:p>25200</text:p>
          </table:table-cell>
          <table:table-cell office:value-type="string" table:style-name="ce1">
            <text:p>Manufacture of tanks, reservoirs and containers of metal</text:p>
          </table:table-cell>
          <table:table-cell table:number-columns-repeated="16382"/>
        </table:table-row>
        <table:table-row table:style-name="ro1">
          <table:table-cell office:value-type="string" table:style-name="ce1">
            <text:p>25210</text:p>
          </table:table-cell>
          <table:table-cell office:value-type="string" table:style-name="ce1">
            <text:p>Manufacture of central heating radiators and boilers</text:p>
          </table:table-cell>
          <table:table-cell table:number-columns-repeated="16382"/>
        </table:table-row>
        <table:table-row table:style-name="ro1">
          <table:table-cell office:value-type="string" table:style-name="ce1">
            <text:p>25290</text:p>
          </table:table-cell>
          <table:table-cell office:value-type="string" table:style-name="ce1">
            <text:p>Manufacture of other tanks, reservoirs and containers of metal</text:p>
          </table:table-cell>
          <table:table-cell table:number-columns-repeated="16382"/>
        </table:table-row>
        <table:table-row table:style-name="ro1">
          <table:table-cell office:value-type="string" table:style-name="ce1">
            <text:p>25300</text:p>
          </table:table-cell>
          <table:table-cell office:value-type="string" table:style-name="ce1">
            <text:p>Manufacture of steam generators, except central heating hot water boilers</text:p>
          </table:table-cell>
          <table:table-cell table:number-columns-repeated="16382"/>
        </table:table-row>
        <table:table-row table:style-name="ro1" table:visibility="collapse">
          <table:table-cell office:value-type="string" table:style-name="ce1">
            <text:p>25300</text:p>
          </table:table-cell>
          <table:table-cell office:value-type="string" table:style-name="ce1">
            <text:p>Manufacture of steam generators, except central heating hot water boilers</text:p>
          </table:table-cell>
          <table:table-cell table:number-columns-repeated="16382"/>
        </table:table-row>
        <table:table-row table:style-name="ro1">
          <table:table-cell office:value-type="string" table:style-name="ce1">
            <text:p>25400</text:p>
          </table:table-cell>
          <table:table-cell office:value-type="string" table:style-name="ce1">
            <text:p>Manufacture of weapons and ammunition</text:p>
          </table:table-cell>
          <table:table-cell table:number-columns-repeated="16382"/>
        </table:table-row>
        <table:table-row table:style-name="ro1" table:visibility="collapse">
          <table:table-cell office:value-type="string" table:style-name="ce1">
            <text:p>25400</text:p>
          </table:table-cell>
          <table:table-cell office:value-type="string" table:style-name="ce1">
            <text:p>Manufacture of weapons and ammunition</text:p>
          </table:table-cell>
          <table:table-cell table:number-columns-repeated="16382"/>
        </table:table-row>
        <table:table-row table:style-name="ro1">
          <table:table-cell office:value-type="string" table:style-name="ce1">
            <text:p>25500</text:p>
          </table:table-cell>
          <table:table-cell office:value-type="string" table:style-name="ce1">
            <text:p>Forging, pressing, stamping and roll-forming of metal; powder metallurgy</text:p>
          </table:table-cell>
          <table:table-cell table:number-columns-repeated="16382"/>
        </table:table-row>
        <table:table-row table:style-name="ro1" table:visibility="collapse">
          <table:table-cell office:value-type="string" table:style-name="ce1">
            <text:p>25500</text:p>
          </table:table-cell>
          <table:table-cell office:value-type="string" table:style-name="ce1">
            <text:p>Forging, pressing, stamping and roll-forming of metal; powder metallurgy</text:p>
          </table:table-cell>
          <table:table-cell table:number-columns-repeated="16382"/>
        </table:table-row>
        <table:table-row table:style-name="ro1">
          <table:table-cell office:value-type="string" table:style-name="ce1">
            <text:p>25600</text:p>
          </table:table-cell>
          <table:table-cell office:value-type="string" table:style-name="ce1">
            <text:p>Treatment and coating of metals; machining</text:p>
          </table:table-cell>
          <table:table-cell table:number-columns-repeated="16382"/>
        </table:table-row>
        <table:table-row table:style-name="ro1">
          <table:table-cell office:value-type="string" table:style-name="ce1">
            <text:p>25610</text:p>
          </table:table-cell>
          <table:table-cell office:value-type="string" table:style-name="ce1">
            <text:p>Treatment and coating of metals</text:p>
          </table:table-cell>
          <table:table-cell table:number-columns-repeated="16382"/>
        </table:table-row>
        <table:table-row table:style-name="ro1">
          <table:table-cell office:value-type="string" table:style-name="ce1">
            <text:p>25620</text:p>
          </table:table-cell>
          <table:table-cell office:value-type="string" table:style-name="ce1">
            <text:p>Machining</text:p>
          </table:table-cell>
          <table:table-cell table:number-columns-repeated="16382"/>
        </table:table-row>
        <table:table-row table:style-name="ro1">
          <table:table-cell office:value-type="string" table:style-name="ce1">
            <text:p>25700</text:p>
          </table:table-cell>
          <table:table-cell office:value-type="string" table:style-name="ce1">
            <text:p>Manufacture of cutlery, tools and general hardware</text:p>
          </table:table-cell>
          <table:table-cell table:number-columns-repeated="16382"/>
        </table:table-row>
        <table:table-row table:style-name="ro1">
          <table:table-cell office:value-type="string" table:style-name="ce1">
            <text:p>25710</text:p>
          </table:table-cell>
          <table:table-cell office:value-type="string" table:style-name="ce1">
            <text:p>Manufacture of cutlery</text:p>
          </table:table-cell>
          <table:table-cell table:number-columns-repeated="16382"/>
        </table:table-row>
        <table:table-row table:style-name="ro1">
          <table:table-cell office:value-type="string" table:style-name="ce1">
            <text:p>25720</text:p>
          </table:table-cell>
          <table:table-cell office:value-type="string" table:style-name="ce1">
            <text:p>Manufacture of locks and hinges</text:p>
          </table:table-cell>
          <table:table-cell table:number-columns-repeated="16382"/>
        </table:table-row>
        <table:table-row table:style-name="ro1">
          <table:table-cell office:value-type="string" table:style-name="ce1">
            <text:p>25730</text:p>
          </table:table-cell>
          <table:table-cell office:value-type="string" table:style-name="ce1">
            <text:p>Manufacture of tools</text:p>
          </table:table-cell>
          <table:table-cell table:number-columns-repeated="16382"/>
        </table:table-row>
        <table:table-row table:style-name="ro1">
          <table:table-cell office:value-type="string" table:style-name="ce1">
            <text:p>25900</text:p>
          </table:table-cell>
          <table:table-cell office:value-type="string" table:style-name="ce1">
            <text:p>Manufacture of other fabricated metal products</text:p>
          </table:table-cell>
          <table:table-cell table:number-columns-repeated="16382"/>
        </table:table-row>
        <table:table-row table:style-name="ro1">
          <table:table-cell office:value-type="string" table:style-name="ce1">
            <text:p>25910</text:p>
          </table:table-cell>
          <table:table-cell office:value-type="string" table:style-name="ce1">
            <text:p>Manufacture of steel drums and similar containers</text:p>
          </table:table-cell>
          <table:table-cell table:number-columns-repeated="16382"/>
        </table:table-row>
        <table:table-row table:style-name="ro1">
          <table:table-cell office:value-type="string" table:style-name="ce1">
            <text:p>25920</text:p>
          </table:table-cell>
          <table:table-cell office:value-type="string" table:style-name="ce1">
            <text:p>Manufacture of light metal packaging</text:p>
          </table:table-cell>
          <table:table-cell table:number-columns-repeated="16382"/>
        </table:table-row>
        <table:table-row table:style-name="ro1">
          <table:table-cell office:value-type="string" table:style-name="ce1">
            <text:p>25930</text:p>
          </table:table-cell>
          <table:table-cell office:value-type="string" table:style-name="ce1">
            <text:p>Manufacture of wire products, chain and springs</text:p>
          </table:table-cell>
          <table:table-cell table:number-columns-repeated="16382"/>
        </table:table-row>
        <table:table-row table:style-name="ro1">
          <table:table-cell office:value-type="string" table:style-name="ce1">
            <text:p>25940</text:p>
          </table:table-cell>
          <table:table-cell office:value-type="string" table:style-name="ce1">
            <text:p>Manufacture of fasteners and screw machine products</text:p>
          </table:table-cell>
          <table:table-cell table:number-columns-repeated="16382"/>
        </table:table-row>
        <table:table-row table:style-name="ro1">
          <table:table-cell office:value-type="string" table:style-name="ce1">
            <text:p>25990</text:p>
          </table:table-cell>
          <table:table-cell office:value-type="string" table:style-name="ce1">
            <text:p>Manufacture of other fabricated metal products not elsewhere classified</text:p>
          </table:table-cell>
          <table:table-cell table:number-columns-repeated="16382"/>
        </table:table-row>
        <table:table-row table:style-name="ro1">
          <table:table-cell office:value-type="string" table:style-name="ce1">
            <text:p>26000</text:p>
          </table:table-cell>
          <table:table-cell office:value-type="string" table:style-name="ce1">
            <text:p>Manufacture of computer, electronic and optical products</text:p>
          </table:table-cell>
          <table:table-cell table:number-columns-repeated="16382"/>
        </table:table-row>
        <table:table-row table:style-name="ro1">
          <table:table-cell office:value-type="string" table:style-name="ce1">
            <text:p>26100</text:p>
          </table:table-cell>
          <table:table-cell office:value-type="string" table:style-name="ce1">
            <text:p>Manufacture of electronic components and boards</text:p>
          </table:table-cell>
          <table:table-cell table:number-columns-repeated="16382"/>
        </table:table-row>
        <table:table-row table:style-name="ro1">
          <table:table-cell office:value-type="string" table:style-name="ce1">
            <text:p>26110</text:p>
          </table:table-cell>
          <table:table-cell office:value-type="string" table:style-name="ce1">
            <text:p>Manufacture of electronic components</text:p>
          </table:table-cell>
          <table:table-cell table:number-columns-repeated="16382"/>
        </table:table-row>
        <table:table-row table:style-name="ro1">
          <table:table-cell office:value-type="string" table:style-name="ce1">
            <text:p>26120</text:p>
          </table:table-cell>
          <table:table-cell office:value-type="string" table:style-name="ce1">
            <text:p>Manufacture of loaded electronic boards</text:p>
          </table:table-cell>
          <table:table-cell table:number-columns-repeated="16382"/>
        </table:table-row>
        <table:table-row table:style-name="ro1">
          <table:table-cell office:value-type="string" table:style-name="ce1">
            <text:p>26200</text:p>
          </table:table-cell>
          <table:table-cell office:value-type="string" table:style-name="ce1">
            <text:p>Manufacture of computers and peripheral equipment</text:p>
          </table:table-cell>
          <table:table-cell table:number-columns-repeated="16382"/>
        </table:table-row>
        <table:table-row table:style-name="ro1" table:visibility="collapse">
          <table:table-cell office:value-type="string" table:style-name="ce1">
            <text:p>26200</text:p>
          </table:table-cell>
          <table:table-cell office:value-type="string" table:style-name="ce1">
            <text:p>Manufacture of computers and peripheral equipment</text:p>
          </table:table-cell>
          <table:table-cell table:number-columns-repeated="16382"/>
        </table:table-row>
        <table:table-row table:style-name="ro1">
          <table:table-cell office:value-type="string" table:style-name="ce1">
            <text:p>26300</text:p>
          </table:table-cell>
          <table:table-cell office:value-type="string" table:style-name="ce1">
            <text:p>Manufacture of communication equipment</text:p>
          </table:table-cell>
          <table:table-cell table:number-columns-repeated="16382"/>
        </table:table-row>
        <table:table-row table:style-name="ro1" table:visibility="collapse">
          <table:table-cell office:value-type="string" table:style-name="ce1">
            <text:p>26300</text:p>
          </table:table-cell>
          <table:table-cell office:value-type="string" table:style-name="ce1">
            <text:p>Manufacture of communication equipment</text:p>
          </table:table-cell>
          <table:table-cell table:number-columns-repeated="16382"/>
        </table:table-row>
        <table:table-row table:style-name="ro1">
          <table:table-cell office:value-type="string" table:style-name="ce1">
            <text:p>26301</text:p>
          </table:table-cell>
          <table:table-cell office:value-type="string" table:style-name="ce1">
            <text:p>Manufacture of telegraph and telephone apparatus and equipment</text:p>
          </table:table-cell>
          <table:table-cell table:number-columns-repeated="16382"/>
        </table:table-row>
        <table:table-row table:style-name="ro1">
          <table:table-cell office:value-type="string" table:style-name="ce1">
            <text:p>26309</text:p>
          </table:table-cell>
          <table:table-cell office:value-type="string" table:style-name="ce1">
            <text:p>Manufacture of communication equipment (other than telegraph and telephone apparatus and equipment)</text:p>
          </table:table-cell>
          <table:table-cell table:number-columns-repeated="16382"/>
        </table:table-row>
        <table:table-row table:style-name="ro1">
          <table:table-cell office:value-type="string" table:style-name="ce1">
            <text:p>26400</text:p>
          </table:table-cell>
          <table:table-cell office:value-type="string" table:style-name="ce1">
            <text:p>Manufacture of consumer electronics</text:p>
          </table:table-cell>
          <table:table-cell table:number-columns-repeated="16382"/>
        </table:table-row>
        <table:table-row table:style-name="ro1" table:visibility="collapse">
          <table:table-cell office:value-type="string" table:style-name="ce1">
            <text:p>26400</text:p>
          </table:table-cell>
          <table:table-cell office:value-type="string" table:style-name="ce1">
            <text:p>Manufacture of consumer electronics</text:p>
          </table:table-cell>
          <table:table-cell table:number-columns-repeated="16382"/>
        </table:table-row>
        <table:table-row table:style-name="ro1">
          <table:table-cell office:value-type="string" table:style-name="ce1">
            <text:p>26500</text:p>
          </table:table-cell>
          <table:table-cell office:value-type="string" table:style-name="ce1">
            <text:p>Manufacture of instruments and appliances for measuring, testing and navigation; watches and clocks</text:p>
          </table:table-cell>
          <table:table-cell table:number-columns-repeated="16382"/>
        </table:table-row>
        <table:table-row table:style-name="ro1">
          <table:table-cell office:value-type="string" table:style-name="ce1">
            <text:p>26510</text:p>
          </table:table-cell>
          <table:table-cell office:value-type="string" table:style-name="ce1">
            <text:p>Manufacture of instruments and appliances for measuring, testing and navigation</text:p>
          </table:table-cell>
          <table:table-cell table:number-columns-repeated="16382"/>
        </table:table-row>
        <table:table-row table:style-name="ro1">
          <table:table-cell office:value-type="string" table:style-name="ce1">
            <text:p>26511</text:p>
          </table:table-cell>
          <table:table-cell office:value-type="string" table:style-name="ce1">
            <text:p>Manufacture of electronic instruments and appliances for measuring, testing, and navigation, except industrial process control equipment</text:p>
          </table:table-cell>
          <table:table-cell table:number-columns-repeated="16382"/>
        </table:table-row>
        <table:table-row table:style-name="ro1">
          <table:table-cell office:value-type="string" table:style-name="ce1">
            <text:p>26512</text:p>
          </table:table-cell>
          <table:table-cell office:value-type="string" table:style-name="ce1">
            <text:p>Manufacture of electronic industrial process control equipment</text:p>
          </table:table-cell>
          <table:table-cell table:number-columns-repeated="16382"/>
        </table:table-row>
        <table:table-row table:style-name="ro1">
          <table:table-cell office:value-type="string" table:style-name="ce1">
            <text:p>26513</text:p>
          </table:table-cell>
          <table:table-cell office:value-type="string" table:style-name="ce1">
            <text:p>Manufacture of non-electronic instruments and appliances for measuring, testing and navigation, except industrial process control equipment</text:p>
          </table:table-cell>
          <table:table-cell table:number-columns-repeated="16382"/>
        </table:table-row>
        <table:table-row table:style-name="ro1">
          <table:table-cell office:value-type="string" table:style-name="ce1">
            <text:p>26514</text:p>
          </table:table-cell>
          <table:table-cell office:value-type="string" table:style-name="ce1">
            <text:p>Manufacture of non-electronic industrial process control equipment</text:p>
          </table:table-cell>
          <table:table-cell table:number-columns-repeated="16382"/>
        </table:table-row>
        <table:table-row table:style-name="ro1">
          <table:table-cell office:value-type="string" table:style-name="ce1">
            <text:p>26520</text:p>
          </table:table-cell>
          <table:table-cell office:value-type="string" table:style-name="ce1">
            <text:p>Manufacture of watches and clocks</text:p>
          </table:table-cell>
          <table:table-cell table:number-columns-repeated="16382"/>
        </table:table-row>
        <table:table-row table:style-name="ro1">
          <table:table-cell office:value-type="string" table:style-name="ce1">
            <text:p>26600</text:p>
          </table:table-cell>
          <table:table-cell office:value-type="string" table:style-name="ce1">
            <text:p>Manufacture of irradiation, electromedical and electrotherapeutic equipment</text:p>
          </table:table-cell>
          <table:table-cell table:number-columns-repeated="16382"/>
        </table:table-row>
        <table:table-row table:style-name="ro1" table:visibility="collapse">
          <table:table-cell office:value-type="string" table:style-name="ce1">
            <text:p>26600</text:p>
          </table:table-cell>
          <table:table-cell office:value-type="string" table:style-name="ce1">
            <text:p>Manufacture of irradiation, electromedical and electrotherapeutic equipment</text:p>
          </table:table-cell>
          <table:table-cell table:number-columns-repeated="16382"/>
        </table:table-row>
        <table:table-row table:style-name="ro1">
          <table:table-cell office:value-type="string" table:style-name="ce1">
            <text:p>26700</text:p>
          </table:table-cell>
          <table:table-cell office:value-type="string" table:style-name="ce1">
            <text:p>Manufacture of optical instruments and photographic equipment</text:p>
          </table:table-cell>
          <table:table-cell table:number-columns-repeated="16382"/>
        </table:table-row>
        <table:table-row table:style-name="ro1" table:visibility="collapse">
          <table:table-cell office:value-type="string" table:style-name="ce1">
            <text:p>26700</text:p>
          </table:table-cell>
          <table:table-cell office:value-type="string" table:style-name="ce1">
            <text:p>Manufacture of optical instruments and photographic equipment</text:p>
          </table:table-cell>
          <table:table-cell table:number-columns-repeated="16382"/>
        </table:table-row>
        <table:table-row table:style-name="ro1">
          <table:table-cell office:value-type="string" table:style-name="ce1">
            <text:p>26701</text:p>
          </table:table-cell>
          <table:table-cell office:value-type="string" table:style-name="ce1">
            <text:p>Manufacture of optical precision instruments</text:p>
          </table:table-cell>
          <table:table-cell table:number-columns-repeated="16382"/>
        </table:table-row>
        <table:table-row table:style-name="ro1">
          <table:table-cell office:value-type="string" table:style-name="ce1">
            <text:p>26702</text:p>
          </table:table-cell>
          <table:table-cell office:value-type="string" table:style-name="ce1">
            <text:p>Manufacture of photographic and cinematographic equipment</text:p>
          </table:table-cell>
          <table:table-cell table:number-columns-repeated="16382"/>
        </table:table-row>
        <table:table-row table:style-name="ro1">
          <table:table-cell office:value-type="string" table:style-name="ce1">
            <text:p>26800</text:p>
          </table:table-cell>
          <table:table-cell office:value-type="string" table:style-name="ce1">
            <text:p>Manufacture of magnetic and optical media</text:p>
          </table:table-cell>
          <table:table-cell table:number-columns-repeated="16382"/>
        </table:table-row>
        <table:table-row table:style-name="ro1" table:visibility="collapse">
          <table:table-cell office:value-type="string" table:style-name="ce1">
            <text:p>26800</text:p>
          </table:table-cell>
          <table:table-cell office:value-type="string" table:style-name="ce1">
            <text:p>Manufacture of magnetic and optical media</text:p>
          </table:table-cell>
          <table:table-cell table:number-columns-repeated="16382"/>
        </table:table-row>
        <table:table-row table:style-name="ro1">
          <table:table-cell office:value-type="string" table:style-name="ce1">
            <text:p>27000</text:p>
          </table:table-cell>
          <table:table-cell office:value-type="string" table:style-name="ce1">
            <text:p>Manufacture of electrical equipment</text:p>
          </table:table-cell>
          <table:table-cell table:number-columns-repeated="16382"/>
        </table:table-row>
        <table:table-row table:style-name="ro1">
          <table:table-cell office:value-type="string" table:style-name="ce1">
            <text:p>27100</text:p>
          </table:table-cell>
          <table:table-cell office:value-type="string" table:style-name="ce1">
            <text:p>Manufacture of electric motors, generators, transformers and electricity distribution and control apparatus</text:p>
          </table:table-cell>
          <table:table-cell table:number-columns-repeated="16382"/>
        </table:table-row>
        <table:table-row table:style-name="ro1">
          <table:table-cell office:value-type="string" table:style-name="ce1">
            <text:p>27110</text:p>
          </table:table-cell>
          <table:table-cell office:value-type="string" table:style-name="ce1">
            <text:p>Manufacture of electric motors, generators and transformers</text:p>
          </table:table-cell>
          <table:table-cell table:number-columns-repeated="16382"/>
        </table:table-row>
        <table:table-row table:style-name="ro1">
          <table:table-cell office:value-type="string" table:style-name="ce1">
            <text:p>27120</text:p>
          </table:table-cell>
          <table:table-cell office:value-type="string" table:style-name="ce1">
            <text:p>Manufacture of electricity distribution and control apparatus</text:p>
          </table:table-cell>
          <table:table-cell table:number-columns-repeated="16382"/>
        </table:table-row>
        <table:table-row table:style-name="ro1">
          <table:table-cell office:value-type="string" table:style-name="ce1">
            <text:p>27200</text:p>
          </table:table-cell>
          <table:table-cell office:value-type="string" table:style-name="ce1">
            <text:p>Manufacture of batteries and accumulators</text:p>
          </table:table-cell>
          <table:table-cell table:number-columns-repeated="16382"/>
        </table:table-row>
        <table:table-row table:style-name="ro1" table:visibility="collapse">
          <table:table-cell office:value-type="string" table:style-name="ce1">
            <text:p>27200</text:p>
          </table:table-cell>
          <table:table-cell office:value-type="string" table:style-name="ce1">
            <text:p>Manufacture of batteries and accumulators</text:p>
          </table:table-cell>
          <table:table-cell table:number-columns-repeated="16382"/>
        </table:table-row>
        <table:table-row table:style-name="ro1">
          <table:table-cell office:value-type="string" table:style-name="ce1">
            <text:p>27300</text:p>
          </table:table-cell>
          <table:table-cell office:value-type="string" table:style-name="ce1">
            <text:p>Manufacture of wiring and wiring devices</text:p>
          </table:table-cell>
          <table:table-cell table:number-columns-repeated="16382"/>
        </table:table-row>
        <table:table-row table:style-name="ro1">
          <table:table-cell office:value-type="string" table:style-name="ce1">
            <text:p>27310</text:p>
          </table:table-cell>
          <table:table-cell office:value-type="string" table:style-name="ce1">
            <text:p>Manufacture of fibre optic cables</text:p>
          </table:table-cell>
          <table:table-cell table:number-columns-repeated="16382"/>
        </table:table-row>
        <table:table-row table:style-name="ro1">
          <table:table-cell office:value-type="string" table:style-name="ce1">
            <text:p>27320</text:p>
          </table:table-cell>
          <table:table-cell office:value-type="string" table:style-name="ce1">
            <text:p>Manufacture of other electronic and electric wires and cables</text:p>
          </table:table-cell>
          <table:table-cell table:number-columns-repeated="16382"/>
        </table:table-row>
        <table:table-row table:style-name="ro1">
          <table:table-cell office:value-type="string" table:style-name="ce1">
            <text:p>27330</text:p>
          </table:table-cell>
          <table:table-cell office:value-type="string" table:style-name="ce1">
            <text:p>Manufacture of wiring devices</text:p>
          </table:table-cell>
          <table:table-cell table:number-columns-repeated="16382"/>
        </table:table-row>
        <table:table-row table:style-name="ro1">
          <table:table-cell office:value-type="string" table:style-name="ce1">
            <text:p>27400</text:p>
          </table:table-cell>
          <table:table-cell office:value-type="string" table:style-name="ce1">
            <text:p>Manufacture of electric lighting equipment</text:p>
          </table:table-cell>
          <table:table-cell table:number-columns-repeated="16382"/>
        </table:table-row>
        <table:table-row table:style-name="ro1" table:visibility="collapse">
          <table:table-cell office:value-type="string" table:style-name="ce1">
            <text:p>27400</text:p>
          </table:table-cell>
          <table:table-cell office:value-type="string" table:style-name="ce1">
            <text:p>Manufacture of electric lighting equipment</text:p>
          </table:table-cell>
          <table:table-cell table:number-columns-repeated="16382"/>
        </table:table-row>
        <table:table-row table:style-name="ro1">
          <table:table-cell office:value-type="string" table:style-name="ce1">
            <text:p>27500</text:p>
          </table:table-cell>
          <table:table-cell office:value-type="string" table:style-name="ce1">
            <text:p>Manufacture of domestic appliances</text:p>
          </table:table-cell>
          <table:table-cell table:number-columns-repeated="16382"/>
        </table:table-row>
        <table:table-row table:style-name="ro1">
          <table:table-cell office:value-type="string" table:style-name="ce1">
            <text:p>27510</text:p>
          </table:table-cell>
          <table:table-cell office:value-type="string" table:style-name="ce1">
            <text:p>Manufacture of electric domestic appliances</text:p>
          </table:table-cell>
          <table:table-cell table:number-columns-repeated="16382"/>
        </table:table-row>
        <table:table-row table:style-name="ro1">
          <table:table-cell office:value-type="string" table:style-name="ce1">
            <text:p>27520</text:p>
          </table:table-cell>
          <table:table-cell office:value-type="string" table:style-name="ce1">
            <text:p>Manufacture of non-electric domestic appliances</text:p>
          </table:table-cell>
          <table:table-cell table:number-columns-repeated="16382"/>
        </table:table-row>
        <table:table-row table:style-name="ro1">
          <table:table-cell office:value-type="string" table:style-name="ce1">
            <text:p>27900</text:p>
          </table:table-cell>
          <table:table-cell office:value-type="string" table:style-name="ce1">
            <text:p>Manufacture of other electrical equipment</text:p>
          </table:table-cell>
          <table:table-cell table:number-columns-repeated="16382"/>
        </table:table-row>
        <table:table-row table:style-name="ro1" table:visibility="collapse">
          <table:table-cell office:value-type="string" table:style-name="ce1">
            <text:p>27900</text:p>
          </table:table-cell>
          <table:table-cell office:value-type="string" table:style-name="ce1">
            <text:p>Manufacture of other electrical equipment</text:p>
          </table:table-cell>
          <table:table-cell table:number-columns-repeated="16382"/>
        </table:table-row>
        <table:table-row table:style-name="ro1">
          <table:table-cell office:value-type="string" table:style-name="ce1">
            <text:p>28000</text:p>
          </table:table-cell>
          <table:table-cell office:value-type="string" table:style-name="ce1">
            <text:p>Manufacture of machinery and equipment not elsewhere classified</text:p>
          </table:table-cell>
          <table:table-cell table:number-columns-repeated="16382"/>
        </table:table-row>
        <table:table-row table:style-name="ro1">
          <table:table-cell office:value-type="string" table:style-name="ce1">
            <text:p>28100</text:p>
          </table:table-cell>
          <table:table-cell office:value-type="string" table:style-name="ce1">
            <text:p>Manufacture of general-purpose machinery</text:p>
          </table:table-cell>
          <table:table-cell table:number-columns-repeated="16382"/>
        </table:table-row>
        <table:table-row table:style-name="ro1">
          <table:table-cell office:value-type="string" table:style-name="ce1">
            <text:p>28110</text:p>
          </table:table-cell>
          <table:table-cell office:value-type="string" table:style-name="ce1">
            <text:p>Manufacture of engines and turbines, except aircraft, vehicle and cycle engines</text:p>
          </table:table-cell>
          <table:table-cell table:number-columns-repeated="16382"/>
        </table:table-row>
        <table:table-row table:style-name="ro1">
          <table:table-cell office:value-type="string" table:style-name="ce1">
            <text:p>28120</text:p>
          </table:table-cell>
          <table:table-cell office:value-type="string" table:style-name="ce1">
            <text:p>Manufacture of fluid power equipment</text:p>
          </table:table-cell>
          <table:table-cell table:number-columns-repeated="16382"/>
        </table:table-row>
        <table:table-row table:style-name="ro1">
          <table:table-cell office:value-type="string" table:style-name="ce1">
            <text:p>28130</text:p>
          </table:table-cell>
          <table:table-cell office:value-type="string" table:style-name="ce1">
            <text:p>Manufacture of other pumps and compressors</text:p>
          </table:table-cell>
          <table:table-cell table:number-columns-repeated="16382"/>
        </table:table-row>
        <table:table-row table:style-name="ro1">
          <table:table-cell office:value-type="string" table:style-name="ce1">
            <text:p>28131</text:p>
          </table:table-cell>
          <table:table-cell office:value-type="string" table:style-name="ce1">
            <text:p>Manufacture of pumps</text:p>
          </table:table-cell>
          <table:table-cell table:number-columns-repeated="16382"/>
        </table:table-row>
        <table:table-row table:style-name="ro1">
          <table:table-cell office:value-type="string" table:style-name="ce1">
            <text:p>28132</text:p>
          </table:table-cell>
          <table:table-cell office:value-type="string" table:style-name="ce1">
            <text:p>Manufacture of compressors</text:p>
          </table:table-cell>
          <table:table-cell table:number-columns-repeated="16382"/>
        </table:table-row>
        <table:table-row table:style-name="ro1">
          <table:table-cell office:value-type="string" table:style-name="ce1">
            <text:p>28140</text:p>
          </table:table-cell>
          <table:table-cell office:value-type="string" table:style-name="ce1">
            <text:p>Manufacture of other taps and valves</text:p>
          </table:table-cell>
          <table:table-cell table:number-columns-repeated="16382"/>
        </table:table-row>
        <table:table-row table:style-name="ro1">
          <table:table-cell office:value-type="string" table:style-name="ce1">
            <text:p>28150</text:p>
          </table:table-cell>
          <table:table-cell office:value-type="string" table:style-name="ce1">
            <text:p>Manufacture of bearings, gears, gearing and driving elements</text:p>
          </table:table-cell>
          <table:table-cell table:number-columns-repeated="16382"/>
        </table:table-row>
        <table:table-row table:style-name="ro1">
          <table:table-cell office:value-type="string" table:style-name="ce1">
            <text:p>28200</text:p>
          </table:table-cell>
          <table:table-cell office:value-type="string" table:style-name="ce1">
            <text:p>Manufacture of other general-purpose machinery</text:p>
          </table:table-cell>
          <table:table-cell table:number-columns-repeated="16382"/>
        </table:table-row>
        <table:table-row table:style-name="ro1">
          <table:table-cell office:value-type="string" table:style-name="ce1">
            <text:p>28210</text:p>
          </table:table-cell>
          <table:table-cell office:value-type="string" table:style-name="ce1">
            <text:p>Manufacture of ovens, furnaces and furnace burners</text:p>
          </table:table-cell>
          <table:table-cell table:number-columns-repeated="16382"/>
        </table:table-row>
        <table:table-row table:style-name="ro1">
          <table:table-cell office:value-type="string" table:style-name="ce1">
            <text:p>28220</text:p>
          </table:table-cell>
          <table:table-cell office:value-type="string" table:style-name="ce1">
            <text:p>Manufacture of lifting and handling equipment</text:p>
          </table:table-cell>
          <table:table-cell table:number-columns-repeated="16382"/>
        </table:table-row>
        <table:table-row table:style-name="ro1">
          <table:table-cell office:value-type="string" table:style-name="ce1">
            <text:p>28230</text:p>
          </table:table-cell>
          <table:table-cell office:value-type="string" table:style-name="ce1">
            <text:p>Manufacture of office machinery and equipment (except computers and peripheral equipment)</text:p>
          </table:table-cell>
          <table:table-cell table:number-columns-repeated="16382"/>
        </table:table-row>
        <table:table-row table:style-name="ro1">
          <table:table-cell office:value-type="string" table:style-name="ce1">
            <text:p>28240</text:p>
          </table:table-cell>
          <table:table-cell office:value-type="string" table:style-name="ce1">
            <text:p>Manufacture of power-driven hand tools</text:p>
          </table:table-cell>
          <table:table-cell table:number-columns-repeated="16382"/>
        </table:table-row>
        <table:table-row table:style-name="ro1">
          <table:table-cell office:value-type="string" table:style-name="ce1">
            <text:p>28250</text:p>
          </table:table-cell>
          <table:table-cell office:value-type="string" table:style-name="ce1">
            <text:p>Manufacture of non-domestic cooling and ventilation equipment</text:p>
          </table:table-cell>
          <table:table-cell table:number-columns-repeated="16382"/>
        </table:table-row>
        <table:table-row table:style-name="ro1">
          <table:table-cell office:value-type="string" table:style-name="ce1">
            <text:p>28290</text:p>
          </table:table-cell>
          <table:table-cell office:value-type="string" table:style-name="ce1">
            <text:p>Manufacture of other general-purpose machinery not elsewhere classified</text:p>
          </table:table-cell>
          <table:table-cell table:number-columns-repeated="16382"/>
        </table:table-row>
        <table:table-row table:style-name="ro1">
          <table:table-cell office:value-type="string" table:style-name="ce1">
            <text:p>28300</text:p>
          </table:table-cell>
          <table:table-cell office:value-type="string" table:style-name="ce1">
            <text:p>Manufacture of agricultural and forestry machinery</text:p>
          </table:table-cell>
          <table:table-cell table:number-columns-repeated="16382"/>
        </table:table-row>
        <table:table-row table:style-name="ro1" table:visibility="collapse">
          <table:table-cell office:value-type="string" table:style-name="ce1">
            <text:p>28300</text:p>
          </table:table-cell>
          <table:table-cell office:value-type="string" table:style-name="ce1">
            <text:p>Manufacture of agricultural and forestry machinery</text:p>
          </table:table-cell>
          <table:table-cell table:number-columns-repeated="16382"/>
        </table:table-row>
        <table:table-row table:style-name="ro1">
          <table:table-cell office:value-type="string" table:style-name="ce1">
            <text:p>28301</text:p>
          </table:table-cell>
          <table:table-cell office:value-type="string" table:style-name="ce1">
            <text:p>Manufacture of agricultural tractors</text:p>
          </table:table-cell>
          <table:table-cell table:number-columns-repeated="16382"/>
        </table:table-row>
        <table:table-row table:style-name="ro1">
          <table:table-cell office:value-type="string" table:style-name="ce1">
            <text:p>28302</text:p>
          </table:table-cell>
          <table:table-cell office:value-type="string" table:style-name="ce1">
            <text:p>Manufacture of agricultural and forestry machinery (other than agricultural tractors)</text:p>
          </table:table-cell>
          <table:table-cell table:number-columns-repeated="16382"/>
        </table:table-row>
        <table:table-row table:style-name="ro1">
          <table:table-cell office:value-type="string" table:style-name="ce1">
            <text:p>28400</text:p>
          </table:table-cell>
          <table:table-cell office:value-type="string" table:style-name="ce1">
            <text:p>Manufacture of metal forming machinery and machine tools</text:p>
          </table:table-cell>
          <table:table-cell table:number-columns-repeated="16382"/>
        </table:table-row>
        <table:table-row table:style-name="ro1">
          <table:table-cell office:value-type="string" table:style-name="ce1">
            <text:p>28410</text:p>
          </table:table-cell>
          <table:table-cell office:value-type="string" table:style-name="ce1">
            <text:p>Manufacture of metal forming machinery</text:p>
          </table:table-cell>
          <table:table-cell table:number-columns-repeated="16382"/>
        </table:table-row>
        <table:table-row table:style-name="ro1">
          <table:table-cell office:value-type="string" table:style-name="ce1">
            <text:p>28490</text:p>
          </table:table-cell>
          <table:table-cell office:value-type="string" table:style-name="ce1">
            <text:p>Manufacture of other machine tools</text:p>
          </table:table-cell>
          <table:table-cell table:number-columns-repeated="16382"/>
        </table:table-row>
        <table:table-row table:style-name="ro1">
          <table:table-cell office:value-type="string" table:style-name="ce1">
            <text:p>28900</text:p>
          </table:table-cell>
          <table:table-cell office:value-type="string" table:style-name="ce1">
            <text:p>Manufacture of other special-purpose machinery</text:p>
          </table:table-cell>
          <table:table-cell table:number-columns-repeated="16382"/>
        </table:table-row>
        <table:table-row table:style-name="ro1">
          <table:table-cell office:value-type="string" table:style-name="ce1">
            <text:p>28910</text:p>
          </table:table-cell>
          <table:table-cell office:value-type="string" table:style-name="ce1">
            <text:p>Manufacture of machinery for metallurgy</text:p>
          </table:table-cell>
          <table:table-cell table:number-columns-repeated="16382"/>
        </table:table-row>
        <table:table-row table:style-name="ro1">
          <table:table-cell office:value-type="string" table:style-name="ce1">
            <text:p>28920</text:p>
          </table:table-cell>
          <table:table-cell office:value-type="string" table:style-name="ce1">
            <text:p>Manufacture of machinery for mining, quarrying and construction</text:p>
          </table:table-cell>
          <table:table-cell table:number-columns-repeated="16382"/>
        </table:table-row>
        <table:table-row table:style-name="ro1">
          <table:table-cell office:value-type="string" table:style-name="ce1">
            <text:p>28921</text:p>
          </table:table-cell>
          <table:table-cell office:value-type="string" table:style-name="ce1">
            <text:p>Manufacture of machinery for mining</text:p>
          </table:table-cell>
          <table:table-cell table:number-columns-repeated="16382"/>
        </table:table-row>
        <table:table-row table:style-name="ro1">
          <table:table-cell office:value-type="string" table:style-name="ce1">
            <text:p>28922</text:p>
          </table:table-cell>
          <table:table-cell office:value-type="string" table:style-name="ce1">
            <text:p>Manufacture of earthmoving equipment</text:p>
          </table:table-cell>
          <table:table-cell table:number-columns-repeated="16382"/>
        </table:table-row>
        <table:table-row table:style-name="ro1">
          <table:table-cell office:value-type="string" table:style-name="ce1">
            <text:p>28923</text:p>
          </table:table-cell>
          <table:table-cell office:value-type="string" table:style-name="ce1">
            <text:p>Manufacture of equipment for concrete crushing and screening roadworks</text:p>
          </table:table-cell>
          <table:table-cell table:number-columns-repeated="16382"/>
        </table:table-row>
        <table:table-row table:style-name="ro1">
          <table:table-cell office:value-type="string" table:style-name="ce1">
            <text:p>28930</text:p>
          </table:table-cell>
          <table:table-cell office:value-type="string" table:style-name="ce1">
            <text:p>Manufacture of machinery for food, beverage and tobacco processing</text:p>
          </table:table-cell>
          <table:table-cell table:number-columns-repeated="16382"/>
        </table:table-row>
        <table:table-row table:style-name="ro1">
          <table:table-cell office:value-type="string" table:style-name="ce1">
            <text:p>28940</text:p>
          </table:table-cell>
          <table:table-cell office:value-type="string" table:style-name="ce1">
            <text:p>Manufacture of machinery for textile, apparel and leather production</text:p>
          </table:table-cell>
          <table:table-cell table:number-columns-repeated="16382"/>
        </table:table-row>
        <table:table-row table:style-name="ro1">
          <table:table-cell office:value-type="string" table:style-name="ce1">
            <text:p>28950</text:p>
          </table:table-cell>
          <table:table-cell office:value-type="string" table:style-name="ce1">
            <text:p>Manufacture of machinery for paper and paperboard production</text:p>
          </table:table-cell>
          <table:table-cell table:number-columns-repeated="16382"/>
        </table:table-row>
        <table:table-row table:style-name="ro1">
          <table:table-cell office:value-type="string" table:style-name="ce1">
            <text:p>28960</text:p>
          </table:table-cell>
          <table:table-cell office:value-type="string" table:style-name="ce1">
            <text:p>Manufacture of plastics and rubber machinery</text:p>
          </table:table-cell>
          <table:table-cell table:number-columns-repeated="16382"/>
        </table:table-row>
        <table:table-row table:style-name="ro1">
          <table:table-cell office:value-type="string" table:style-name="ce1">
            <text:p>28990</text:p>
          </table:table-cell>
          <table:table-cell office:value-type="string" table:style-name="ce1">
            <text:p>Manufacture of other special-purpose machinery not elsewhere classified</text:p>
          </table:table-cell>
          <table:table-cell table:number-columns-repeated="16382"/>
        </table:table-row>
        <table:table-row table:style-name="ro1">
          <table:table-cell office:value-type="string" table:style-name="ce1">
            <text:p>29000</text:p>
          </table:table-cell>
          <table:table-cell office:value-type="string" table:style-name="ce1">
            <text:p>Manufacture of motor vehicles, trailers and semi-trailers</text:p>
          </table:table-cell>
          <table:table-cell table:number-columns-repeated="16382"/>
        </table:table-row>
        <table:table-row table:style-name="ro1">
          <table:table-cell office:value-type="string" table:style-name="ce1">
            <text:p>29100</text:p>
          </table:table-cell>
          <table:table-cell office:value-type="string" table:style-name="ce1">
            <text:p>Manufacture of motor vehicles</text:p>
          </table:table-cell>
          <table:table-cell table:number-columns-repeated="16382"/>
        </table:table-row>
        <table:table-row table:style-name="ro1" table:visibility="collapse">
          <table:table-cell office:value-type="string" table:style-name="ce1">
            <text:p>29100</text:p>
          </table:table-cell>
          <table:table-cell office:value-type="string" table:style-name="ce1">
            <text:p>Manufacture of motor vehicles</text:p>
          </table:table-cell>
          <table:table-cell table:number-columns-repeated="16382"/>
        </table:table-row>
        <table:table-row table:style-name="ro1">
          <table:table-cell office:value-type="string" table:style-name="ce1">
            <text:p>29200</text:p>
          </table:table-cell>
          <table:table-cell office:value-type="string" table:style-name="ce1">
            <text:p>Manufacture of bodies (coachwork) for motor vehicles; manufacture of trailers and semi-trailers</text:p>
          </table:table-cell>
          <table:table-cell table:number-columns-repeated="16382"/>
        </table:table-row>
        <table:table-row table:style-name="ro1" table:visibility="collapse">
          <table:table-cell office:value-type="string" table:style-name="ce1">
            <text:p>29200</text:p>
          </table:table-cell>
          <table:table-cell office:value-type="string" table:style-name="ce1">
            <text:p>Manufacture of bodies (coachwork) for motor vehicles; manufacture of trailers and semi-trailers</text:p>
          </table:table-cell>
          <table:table-cell table:number-columns-repeated="16382"/>
        </table:table-row>
        <table:table-row table:style-name="ro1">
          <table:table-cell office:value-type="string" table:style-name="ce1">
            <text:p>29201</text:p>
          </table:table-cell>
          <table:table-cell office:value-type="string" table:style-name="ce1">
            <text:p>Manufacture of bodies (coachwork) for motor vehicles (except caravans)</text:p>
          </table:table-cell>
          <table:table-cell table:number-columns-repeated="16382"/>
        </table:table-row>
        <table:table-row table:style-name="ro1">
          <table:table-cell office:value-type="string" table:style-name="ce1">
            <text:p>29202</text:p>
          </table:table-cell>
          <table:table-cell office:value-type="string" table:style-name="ce1">
            <text:p>Manufacture of trailers and semi-trailers</text:p>
          </table:table-cell>
          <table:table-cell table:number-columns-repeated="16382"/>
        </table:table-row>
        <table:table-row table:style-name="ro1">
          <table:table-cell office:value-type="string" table:style-name="ce1">
            <text:p>29203</text:p>
          </table:table-cell>
          <table:table-cell office:value-type="string" table:style-name="ce1">
            <text:p>Manufacture of caravans</text:p>
          </table:table-cell>
          <table:table-cell table:number-columns-repeated="16382"/>
        </table:table-row>
        <table:table-row table:style-name="ro1">
          <table:table-cell office:value-type="string" table:style-name="ce1">
            <text:p>29300</text:p>
          </table:table-cell>
          <table:table-cell office:value-type="string" table:style-name="ce1">
            <text:p>Manufacture of parts and accessories for motor vehicles</text:p>
          </table:table-cell>
          <table:table-cell table:number-columns-repeated="16382"/>
        </table:table-row>
        <table:table-row table:style-name="ro1">
          <table:table-cell office:value-type="string" table:style-name="ce1">
            <text:p>29310</text:p>
          </table:table-cell>
          <table:table-cell office:value-type="string" table:style-name="ce1">
            <text:p>Manufacture of electrical and electronic equipment for motor vehicles</text:p>
          </table:table-cell>
          <table:table-cell table:number-columns-repeated="16382"/>
        </table:table-row>
        <table:table-row table:style-name="ro1">
          <table:table-cell office:value-type="string" table:style-name="ce1">
            <text:p>29320</text:p>
          </table:table-cell>
          <table:table-cell office:value-type="string" table:style-name="ce1">
            <text:p>Manufacture of other parts and accessories for motor vehicles</text:p>
          </table:table-cell>
          <table:table-cell table:number-columns-repeated="16382"/>
        </table:table-row>
        <table:table-row table:style-name="ro1">
          <table:table-cell office:value-type="string" table:style-name="ce1">
            <text:p>30000</text:p>
          </table:table-cell>
          <table:table-cell office:value-type="string" table:style-name="ce1">
            <text:p>Manufacture of other transport equipment</text:p>
          </table:table-cell>
          <table:table-cell table:number-columns-repeated="16382"/>
        </table:table-row>
        <table:table-row table:style-name="ro1">
          <table:table-cell office:value-type="string" table:style-name="ce1">
            <text:p>30100</text:p>
          </table:table-cell>
          <table:table-cell office:value-type="string" table:style-name="ce1">
            <text:p>Building of ships and boats</text:p>
          </table:table-cell>
          <table:table-cell table:number-columns-repeated="16382"/>
        </table:table-row>
        <table:table-row table:style-name="ro1">
          <table:table-cell office:value-type="string" table:style-name="ce1">
            <text:p>30110</text:p>
          </table:table-cell>
          <table:table-cell office:value-type="string" table:style-name="ce1">
            <text:p>Building of ships and floating structures</text:p>
          </table:table-cell>
          <table:table-cell table:number-columns-repeated="16382"/>
        </table:table-row>
        <table:table-row table:style-name="ro1">
          <table:table-cell office:value-type="string" table:style-name="ce1">
            <text:p>30120</text:p>
          </table:table-cell>
          <table:table-cell office:value-type="string" table:style-name="ce1">
            <text:p>Building of pleasure and sporting boats</text:p>
          </table:table-cell>
          <table:table-cell table:number-columns-repeated="16382"/>
        </table:table-row>
        <table:table-row table:style-name="ro1">
          <table:table-cell office:value-type="string" table:style-name="ce1">
            <text:p>30200</text:p>
          </table:table-cell>
          <table:table-cell office:value-type="string" table:style-name="ce1">
            <text:p>Manufacture of railway locomotives and rolling stock</text:p>
          </table:table-cell>
          <table:table-cell table:number-columns-repeated="16382"/>
        </table:table-row>
        <table:table-row table:style-name="ro1" table:visibility="collapse">
          <table:table-cell office:value-type="string" table:style-name="ce1">
            <text:p>30200</text:p>
          </table:table-cell>
          <table:table-cell office:value-type="string" table:style-name="ce1">
            <text:p>Manufacture of railway locomotives and rolling stock</text:p>
          </table:table-cell>
          <table:table-cell table:number-columns-repeated="16382"/>
        </table:table-row>
        <table:table-row table:style-name="ro1">
          <table:table-cell office:value-type="string" table:style-name="ce1">
            <text:p>30300</text:p>
          </table:table-cell>
          <table:table-cell office:value-type="string" table:style-name="ce1">
            <text:p>Manufacture of air and spacecraft and related machinery</text:p>
          </table:table-cell>
          <table:table-cell table:number-columns-repeated="16382"/>
        </table:table-row>
        <table:table-row table:style-name="ro1" table:visibility="collapse">
          <table:table-cell office:value-type="string" table:style-name="ce1">
            <text:p>30300</text:p>
          </table:table-cell>
          <table:table-cell office:value-type="string" table:style-name="ce1">
            <text:p>Manufacture of air and spacecraft and related machinery</text:p>
          </table:table-cell>
          <table:table-cell table:number-columns-repeated="16382"/>
        </table:table-row>
        <table:table-row table:style-name="ro1">
          <table:table-cell office:value-type="string" table:style-name="ce1">
            <text:p>30400</text:p>
          </table:table-cell>
          <table:table-cell office:value-type="string" table:style-name="ce1">
            <text:p>Manufacture of military fighting vehicles</text:p>
          </table:table-cell>
          <table:table-cell table:number-columns-repeated="16382"/>
        </table:table-row>
        <table:table-row table:style-name="ro1" table:visibility="collapse">
          <table:table-cell office:value-type="string" table:style-name="ce1">
            <text:p>30400</text:p>
          </table:table-cell>
          <table:table-cell office:value-type="string" table:style-name="ce1">
            <text:p>Manufacture of military fighting vehicles</text:p>
          </table:table-cell>
          <table:table-cell table:number-columns-repeated="16382"/>
        </table:table-row>
        <table:table-row table:style-name="ro1">
          <table:table-cell office:value-type="string" table:style-name="ce1">
            <text:p>30900</text:p>
          </table:table-cell>
          <table:table-cell office:value-type="string" table:style-name="ce1">
            <text:p>Manufacture of transport equipment not elsewhere classified</text:p>
          </table:table-cell>
          <table:table-cell table:number-columns-repeated="16382"/>
        </table:table-row>
        <table:table-row table:style-name="ro1">
          <table:table-cell office:value-type="string" table:style-name="ce1">
            <text:p>30910</text:p>
          </table:table-cell>
          <table:table-cell office:value-type="string" table:style-name="ce1">
            <text:p>Manufacture of motorcycles</text:p>
          </table:table-cell>
          <table:table-cell table:number-columns-repeated="16382"/>
        </table:table-row>
        <table:table-row table:style-name="ro1">
          <table:table-cell office:value-type="string" table:style-name="ce1">
            <text:p>30920</text:p>
          </table:table-cell>
          <table:table-cell office:value-type="string" table:style-name="ce1">
            <text:p>Manufacture of bicycles and invalid carriages</text:p>
          </table:table-cell>
          <table:table-cell table:number-columns-repeated="16382"/>
        </table:table-row>
        <table:table-row table:style-name="ro1">
          <table:table-cell office:value-type="string" table:style-name="ce1">
            <text:p>30990</text:p>
          </table:table-cell>
          <table:table-cell office:value-type="string" table:style-name="ce1">
            <text:p>Manufacture of other transport equipment not elsewhere classified</text:p>
          </table:table-cell>
          <table:table-cell table:number-columns-repeated="16382"/>
        </table:table-row>
        <table:table-row table:style-name="ro1">
          <table:table-cell office:value-type="string" table:style-name="ce1">
            <text:p>31000</text:p>
          </table:table-cell>
          <table:table-cell office:value-type="string" table:style-name="ce1">
            <text:p>Manufacture of furniture</text:p>
          </table:table-cell>
          <table:table-cell table:number-columns-repeated="16382"/>
        </table:table-row>
        <table:table-row table:style-name="ro1" table:visibility="collapse">
          <table:table-cell office:value-type="string" table:style-name="ce1">
            <text:p>31000</text:p>
          </table:table-cell>
          <table:table-cell office:value-type="string" table:style-name="ce1">
            <text:p>Manufacture of furniture</text:p>
          </table:table-cell>
          <table:table-cell table:number-columns-repeated="16382"/>
        </table:table-row>
        <table:table-row table:style-name="ro1">
          <table:table-cell office:value-type="string" table:style-name="ce1">
            <text:p>31010</text:p>
          </table:table-cell>
          <table:table-cell office:value-type="string" table:style-name="ce1">
            <text:p>Manufacture of office and shop furniture</text:p>
          </table:table-cell>
          <table:table-cell table:number-columns-repeated="16382"/>
        </table:table-row>
        <table:table-row table:style-name="ro1">
          <table:table-cell office:value-type="string" table:style-name="ce1">
            <text:p>31020</text:p>
          </table:table-cell>
          <table:table-cell office:value-type="string" table:style-name="ce1">
            <text:p>Manufacture of kitchen furniture</text:p>
          </table:table-cell>
          <table:table-cell table:number-columns-repeated="16382"/>
        </table:table-row>
        <table:table-row table:style-name="ro1">
          <table:table-cell office:value-type="string" table:style-name="ce1">
            <text:p>31030</text:p>
          </table:table-cell>
          <table:table-cell office:value-type="string" table:style-name="ce1">
            <text:p>Manufacture of mattresses</text:p>
          </table:table-cell>
          <table:table-cell table:number-columns-repeated="16382"/>
        </table:table-row>
        <table:table-row table:style-name="ro1">
          <table:table-cell office:value-type="string" table:style-name="ce1">
            <text:p>31090</text:p>
          </table:table-cell>
          <table:table-cell office:value-type="string" table:style-name="ce1">
            <text:p>Manufacture of other furniture</text:p>
          </table:table-cell>
          <table:table-cell table:number-columns-repeated="16382"/>
        </table:table-row>
        <table:table-row table:style-name="ro1">
          <table:table-cell office:value-type="string" table:style-name="ce1">
            <text:p>32000</text:p>
          </table:table-cell>
          <table:table-cell office:value-type="string" table:style-name="ce1">
            <text:p>Other manufacturing</text:p>
          </table:table-cell>
          <table:table-cell table:number-columns-repeated="16382"/>
        </table:table-row>
        <table:table-row table:style-name="ro1">
          <table:table-cell office:value-type="string" table:style-name="ce1">
            <text:p>32100</text:p>
          </table:table-cell>
          <table:table-cell office:value-type="string" table:style-name="ce1">
            <text:p>Manufacture of jewellery, bijouterie and related articles</text:p>
          </table:table-cell>
          <table:table-cell table:number-columns-repeated="16382"/>
        </table:table-row>
        <table:table-row table:style-name="ro1">
          <table:table-cell office:value-type="string" table:style-name="ce1">
            <text:p>32110</text:p>
          </table:table-cell>
          <table:table-cell office:value-type="string" table:style-name="ce1">
            <text:p>Striking of coins</text:p>
          </table:table-cell>
          <table:table-cell table:number-columns-repeated="16382"/>
        </table:table-row>
        <table:table-row table:style-name="ro1">
          <table:table-cell office:value-type="string" table:style-name="ce1">
            <text:p>32120</text:p>
          </table:table-cell>
          <table:table-cell office:value-type="string" table:style-name="ce1">
            <text:p>Manufacture of jewellery and related articles</text:p>
          </table:table-cell>
          <table:table-cell table:number-columns-repeated="16382"/>
        </table:table-row>
        <table:table-row table:style-name="ro1">
          <table:table-cell office:value-type="string" table:style-name="ce1">
            <text:p>32130</text:p>
          </table:table-cell>
          <table:table-cell office:value-type="string" table:style-name="ce1">
            <text:p>Manufacture of imitation jewellery and related articles</text:p>
          </table:table-cell>
          <table:table-cell table:number-columns-repeated="16382"/>
        </table:table-row>
        <table:table-row table:style-name="ro1">
          <table:table-cell office:value-type="string" table:style-name="ce1">
            <text:p>32200</text:p>
          </table:table-cell>
          <table:table-cell office:value-type="string" table:style-name="ce1">
            <text:p>Manufacture of musical instruments</text:p>
          </table:table-cell>
          <table:table-cell table:number-columns-repeated="16382"/>
        </table:table-row>
        <table:table-row table:style-name="ro1" table:visibility="collapse">
          <table:table-cell office:value-type="string" table:style-name="ce1">
            <text:p>32200</text:p>
          </table:table-cell>
          <table:table-cell office:value-type="string" table:style-name="ce1">
            <text:p>Manufacture of musical instruments</text:p>
          </table:table-cell>
          <table:table-cell table:number-columns-repeated="16382"/>
        </table:table-row>
        <table:table-row table:style-name="ro1">
          <table:table-cell office:value-type="string" table:style-name="ce1">
            <text:p>32300</text:p>
          </table:table-cell>
          <table:table-cell office:value-type="string" table:style-name="ce1">
            <text:p>Manufacture of sports goods</text:p>
          </table:table-cell>
          <table:table-cell table:number-columns-repeated="16382"/>
        </table:table-row>
        <table:table-row table:style-name="ro1" table:visibility="collapse">
          <table:table-cell office:value-type="string" table:style-name="ce1">
            <text:p>32300</text:p>
          </table:table-cell>
          <table:table-cell office:value-type="string" table:style-name="ce1">
            <text:p>Manufacture of sports goods</text:p>
          </table:table-cell>
          <table:table-cell table:number-columns-repeated="16382"/>
        </table:table-row>
        <table:table-row table:style-name="ro1">
          <table:table-cell office:value-type="string" table:style-name="ce1">
            <text:p>32400</text:p>
          </table:table-cell>
          <table:table-cell office:value-type="string" table:style-name="ce1">
            <text:p>Manufacture of games and toys</text:p>
          </table:table-cell>
          <table:table-cell table:number-columns-repeated="16382"/>
        </table:table-row>
        <table:table-row table:style-name="ro1" table:visibility="collapse">
          <table:table-cell office:value-type="string" table:style-name="ce1">
            <text:p>32400</text:p>
          </table:table-cell>
          <table:table-cell office:value-type="string" table:style-name="ce1">
            <text:p>Manufacture of games and toys</text:p>
          </table:table-cell>
          <table:table-cell table:number-columns-repeated="16382"/>
        </table:table-row>
        <table:table-row table:style-name="ro1">
          <table:table-cell office:value-type="string" table:style-name="ce1">
            <text:p>32401</text:p>
          </table:table-cell>
          <table:table-cell office:value-type="string" table:style-name="ce1">
            <text:p>Manufacture of professional and arcade games and toys</text:p>
          </table:table-cell>
          <table:table-cell table:number-columns-repeated="16382"/>
        </table:table-row>
        <table:table-row table:style-name="ro1">
          <table:table-cell office:value-type="string" table:style-name="ce1">
            <text:p>32409</text:p>
          </table:table-cell>
          <table:table-cell office:value-type="string" table:style-name="ce1">
            <text:p>Manufacture of games and toys (other than professional and arcade games and toys) not elsewhere classified</text:p>
          </table:table-cell>
          <table:table-cell table:number-columns-repeated="16382"/>
        </table:table-row>
        <table:table-row table:style-name="ro1">
          <table:table-cell office:value-type="string" table:style-name="ce1">
            <text:p>32500</text:p>
          </table:table-cell>
          <table:table-cell office:value-type="string" table:style-name="ce1">
            <text:p>Manufacture of medical and dental instruments and supplies</text:p>
          </table:table-cell>
          <table:table-cell table:number-columns-repeated="16382"/>
        </table:table-row>
        <table:table-row table:style-name="ro1" table:visibility="collapse">
          <table:table-cell office:value-type="string" table:style-name="ce1">
            <text:p>32500</text:p>
          </table:table-cell>
          <table:table-cell office:value-type="string" table:style-name="ce1">
            <text:p>Manufacture of medical and dental instruments and supplies</text:p>
          </table:table-cell>
          <table:table-cell table:number-columns-repeated="16382"/>
        </table:table-row>
        <table:table-row table:style-name="ro1">
          <table:table-cell office:value-type="string" table:style-name="ce1">
            <text:p>32900</text:p>
          </table:table-cell>
          <table:table-cell office:value-type="string" table:style-name="ce1">
            <text:p>Other manufacturing not elsewhere classified</text:p>
          </table:table-cell>
          <table:table-cell table:number-columns-repeated="16382"/>
        </table:table-row>
        <table:table-row table:style-name="ro1">
          <table:table-cell office:value-type="string" table:style-name="ce1">
            <text:p>32910</text:p>
          </table:table-cell>
          <table:table-cell office:value-type="string" table:style-name="ce1">
            <text:p>Manufacture of brooms and brushes</text:p>
          </table:table-cell>
          <table:table-cell table:number-columns-repeated="16382"/>
        </table:table-row>
        <table:table-row table:style-name="ro1">
          <table:table-cell office:value-type="string" table:style-name="ce1">
            <text:p>32990</text:p>
          </table:table-cell>
          <table:table-cell office:value-type="string" table:style-name="ce1">
            <text:p>Other manufacturing not elsewhere classified</text:p>
          </table:table-cell>
          <table:table-cell table:number-columns-repeated="16382"/>
        </table:table-row>
        <table:table-row table:style-name="ro1">
          <table:table-cell office:value-type="string" table:style-name="ce1">
            <text:p>33000</text:p>
          </table:table-cell>
          <table:table-cell office:value-type="string" table:style-name="ce1">
            <text:p>Repair and installation of machinery and equipment</text:p>
          </table:table-cell>
          <table:table-cell table:number-columns-repeated="16382"/>
        </table:table-row>
        <table:table-row table:style-name="ro1">
          <table:table-cell office:value-type="string" table:style-name="ce1">
            <text:p>33100</text:p>
          </table:table-cell>
          <table:table-cell office:value-type="string" table:style-name="ce1">
            <text:p>Repair of fabricated metal products, machinery and equipment</text:p>
          </table:table-cell>
          <table:table-cell table:number-columns-repeated="16382"/>
        </table:table-row>
        <table:table-row table:style-name="ro1">
          <table:table-cell office:value-type="string" table:style-name="ce1">
            <text:p>33110</text:p>
          </table:table-cell>
          <table:table-cell office:value-type="string" table:style-name="ce1">
            <text:p>Repair of fabricated metal products</text:p>
          </table:table-cell>
          <table:table-cell table:number-columns-repeated="16382"/>
        </table:table-row>
        <table:table-row table:style-name="ro1">
          <table:table-cell office:value-type="string" table:style-name="ce1">
            <text:p>33120</text:p>
          </table:table-cell>
          <table:table-cell office:value-type="string" table:style-name="ce1">
            <text:p>Repair of machinery</text:p>
          </table:table-cell>
          <table:table-cell table:number-columns-repeated="16382"/>
        </table:table-row>
        <table:table-row table:style-name="ro1">
          <table:table-cell office:value-type="string" table:style-name="ce1">
            <text:p>33130</text:p>
          </table:table-cell>
          <table:table-cell office:value-type="string" table:style-name="ce1">
            <text:p>Repair of electronic and optical equipment</text:p>
          </table:table-cell>
          <table:table-cell table:number-columns-repeated="16382"/>
        </table:table-row>
        <table:table-row table:style-name="ro1">
          <table:table-cell office:value-type="string" table:style-name="ce1">
            <text:p>33140</text:p>
          </table:table-cell>
          <table:table-cell office:value-type="string" table:style-name="ce1">
            <text:p>Repair of electrical equipment</text:p>
          </table:table-cell>
          <table:table-cell table:number-columns-repeated="16382"/>
        </table:table-row>
        <table:table-row table:style-name="ro1">
          <table:table-cell office:value-type="string" table:style-name="ce1">
            <text:p>33150</text:p>
          </table:table-cell>
          <table:table-cell office:value-type="string" table:style-name="ce1">
            <text:p>Repair and maintenance of ships and boats</text:p>
          </table:table-cell>
          <table:table-cell table:number-columns-repeated="16382"/>
        </table:table-row>
        <table:table-row table:style-name="ro1">
          <table:table-cell office:value-type="string" table:style-name="ce1">
            <text:p>33160</text:p>
          </table:table-cell>
          <table:table-cell office:value-type="string" table:style-name="ce1">
            <text:p>Repair and maintenance of aircraft and spacecraft</text:p>
          </table:table-cell>
          <table:table-cell table:number-columns-repeated="16382"/>
        </table:table-row>
        <table:table-row table:style-name="ro1">
          <table:table-cell office:value-type="string" table:style-name="ce1">
            <text:p>33170</text:p>
          </table:table-cell>
          <table:table-cell office:value-type="string" table:style-name="ce1">
            <text:p>Repair and maintenance of other transport equipment</text:p>
          </table:table-cell>
          <table:table-cell table:number-columns-repeated="16382"/>
        </table:table-row>
        <table:table-row table:style-name="ro1">
          <table:table-cell office:value-type="string" table:style-name="ce1">
            <text:p>33190</text:p>
          </table:table-cell>
          <table:table-cell office:value-type="string" table:style-name="ce1">
            <text:p>Repair of other equipment</text:p>
          </table:table-cell>
          <table:table-cell table:number-columns-repeated="16382"/>
        </table:table-row>
        <table:table-row table:style-name="ro1">
          <table:table-cell office:value-type="string" table:style-name="ce1">
            <text:p>33200</text:p>
          </table:table-cell>
          <table:table-cell office:value-type="string" table:style-name="ce1">
            <text:p>Installation of industrial machinery and equipment</text:p>
          </table:table-cell>
          <table:table-cell table:number-columns-repeated="16382"/>
        </table:table-row>
        <table:table-row table:style-name="ro1" table:visibility="collapse">
          <table:table-cell office:value-type="string" table:style-name="ce1">
            <text:p>33200</text:p>
          </table:table-cell>
          <table:table-cell office:value-type="string" table:style-name="ce1">
            <text:p>Installation of industrial machinery and equipment</text:p>
          </table:table-cell>
          <table:table-cell table:number-columns-repeated="16382"/>
        </table:table-row>
        <table:table-row table:style-name="ro1">
          <table:table-cell office:value-type="string" table:style-name="ce1">
            <text:p>35000</text:p>
          </table:table-cell>
          <table:table-cell office:value-type="string" table:style-name="ce1">
            <text:p>Electricity, gas, steam and air conditioning supply</text:p>
          </table:table-cell>
          <table:table-cell table:number-columns-repeated="16382"/>
        </table:table-row>
        <table:table-row table:style-name="ro1">
          <table:table-cell office:value-type="string" table:style-name="ce1">
            <text:p>35100</text:p>
          </table:table-cell>
          <table:table-cell office:value-type="string" table:style-name="ce1">
            <text:p>Electric power generation, transmission and distribution</text:p>
          </table:table-cell>
          <table:table-cell table:number-columns-repeated="16382"/>
        </table:table-row>
        <table:table-row table:style-name="ro1">
          <table:table-cell office:value-type="string" table:style-name="ce1">
            <text:p>35110</text:p>
          </table:table-cell>
          <table:table-cell office:value-type="string" table:style-name="ce1">
            <text:p>Production of electricity</text:p>
          </table:table-cell>
          <table:table-cell table:number-columns-repeated="16382"/>
        </table:table-row>
        <table:table-row table:style-name="ro1">
          <table:table-cell office:value-type="string" table:style-name="ce1">
            <text:p>35120</text:p>
          </table:table-cell>
          <table:table-cell office:value-type="string" table:style-name="ce1">
            <text:p>Transmission of electricity</text:p>
          </table:table-cell>
          <table:table-cell table:number-columns-repeated="16382"/>
        </table:table-row>
        <table:table-row table:style-name="ro1">
          <table:table-cell office:value-type="string" table:style-name="ce1">
            <text:p>35130</text:p>
          </table:table-cell>
          <table:table-cell office:value-type="string" table:style-name="ce1">
            <text:p>Distribution of electricity</text:p>
          </table:table-cell>
          <table:table-cell table:number-columns-repeated="16382"/>
        </table:table-row>
        <table:table-row table:style-name="ro1">
          <table:table-cell office:value-type="string" table:style-name="ce1">
            <text:p>35140</text:p>
          </table:table-cell>
          <table:table-cell office:value-type="string" table:style-name="ce1">
            <text:p>Trade of electricity</text:p>
          </table:table-cell>
          <table:table-cell table:number-columns-repeated="16382"/>
        </table:table-row>
        <table:table-row table:style-name="ro1">
          <table:table-cell office:value-type="string" table:style-name="ce1">
            <text:p>35200</text:p>
          </table:table-cell>
          <table:table-cell office:value-type="string" table:style-name="ce1">
            <text:p>Manufacture of gas; distribution of gaseous fuels through mains</text:p>
          </table:table-cell>
          <table:table-cell table:number-columns-repeated="16382"/>
        </table:table-row>
        <table:table-row table:style-name="ro1">
          <table:table-cell office:value-type="string" table:style-name="ce1">
            <text:p>35210</text:p>
          </table:table-cell>
          <table:table-cell office:value-type="string" table:style-name="ce1">
            <text:p>Manufacture of gas</text:p>
          </table:table-cell>
          <table:table-cell table:number-columns-repeated="16382"/>
        </table:table-row>
        <table:table-row table:style-name="ro1">
          <table:table-cell office:value-type="string" table:style-name="ce1">
            <text:p>35220</text:p>
          </table:table-cell>
          <table:table-cell office:value-type="string" table:style-name="ce1">
            <text:p>Distribution of gaseous fuels through mains</text:p>
          </table:table-cell>
          <table:table-cell table:number-columns-repeated="16382"/>
        </table:table-row>
        <table:table-row table:style-name="ro1">
          <table:table-cell office:value-type="string" table:style-name="ce1">
            <text:p>35230</text:p>
          </table:table-cell>
          <table:table-cell office:value-type="string" table:style-name="ce1">
            <text:p>Trade of gas through mains</text:p>
          </table:table-cell>
          <table:table-cell table:number-columns-repeated="16382"/>
        </table:table-row>
        <table:table-row table:style-name="ro1">
          <table:table-cell office:value-type="string" table:style-name="ce1">
            <text:p>35300</text:p>
          </table:table-cell>
          <table:table-cell office:value-type="string" table:style-name="ce1">
            <text:p>Steam and air conditioning supply</text:p>
          </table:table-cell>
          <table:table-cell table:number-columns-repeated="16382"/>
        </table:table-row>
        <table:table-row table:style-name="ro1" table:visibility="collapse">
          <table:table-cell office:value-type="string" table:style-name="ce1">
            <text:p>35300</text:p>
          </table:table-cell>
          <table:table-cell office:value-type="string" table:style-name="ce1">
            <text:p>Steam and air conditioning supply</text:p>
          </table:table-cell>
          <table:table-cell table:number-columns-repeated="16382"/>
        </table:table-row>
        <table:table-row table:style-name="ro1">
          <table:table-cell office:value-type="string" table:style-name="ce1">
            <text:p>36000</text:p>
          </table:table-cell>
          <table:table-cell office:value-type="string" table:style-name="ce1">
            <text:p>Water collection, treatment and supply</text:p>
          </table:table-cell>
          <table:table-cell table:number-columns-repeated="16382"/>
        </table:table-row>
        <table:table-row table:number-rows-repeated="2" table:style-name="ro1" table:visibility="collapse">
          <table:table-cell office:value-type="string" table:style-name="ce1">
            <text:p>36000</text:p>
          </table:table-cell>
          <table:table-cell office:value-type="string" table:style-name="ce1">
            <text:p>Water collection, treatment and supply</text:p>
          </table:table-cell>
          <table:table-cell table:number-columns-repeated="16382"/>
        </table:table-row>
        <table:table-row table:style-name="ro1">
          <table:table-cell office:value-type="string" table:style-name="ce1">
            <text:p>37000</text:p>
          </table:table-cell>
          <table:table-cell office:value-type="string" table:style-name="ce1">
            <text:p>Sewerage</text:p>
          </table:table-cell>
          <table:table-cell table:number-columns-repeated="16382"/>
        </table:table-row>
        <table:table-row table:number-rows-repeated="2" table:style-name="ro1" table:visibility="collapse">
          <table:table-cell office:value-type="string" table:style-name="ce1">
            <text:p>37000</text:p>
          </table:table-cell>
          <table:table-cell office:value-type="string" table:style-name="ce1">
            <text:p>Sewerage</text:p>
          </table:table-cell>
          <table:table-cell table:number-columns-repeated="16382"/>
        </table:table-row>
        <table:table-row table:style-name="ro1">
          <table:table-cell office:value-type="string" table:style-name="ce1">
            <text:p>38000</text:p>
          </table:table-cell>
          <table:table-cell office:value-type="string" table:style-name="ce1">
            <text:p>Waste collection, treatment and disposal activities; materials recovery</text:p>
          </table:table-cell>
          <table:table-cell table:number-columns-repeated="16382"/>
        </table:table-row>
        <table:table-row table:style-name="ro1">
          <table:table-cell office:value-type="string" table:style-name="ce1">
            <text:p>38100</text:p>
          </table:table-cell>
          <table:table-cell office:value-type="string" table:style-name="ce1">
            <text:p>Waste collection</text:p>
          </table:table-cell>
          <table:table-cell table:number-columns-repeated="16382"/>
        </table:table-row>
        <table:table-row table:style-name="ro1">
          <table:table-cell office:value-type="string" table:style-name="ce1">
            <text:p>38110</text:p>
          </table:table-cell>
          <table:table-cell office:value-type="string" table:style-name="ce1">
            <text:p>Collection of non-hazardous waste</text:p>
          </table:table-cell>
          <table:table-cell table:number-columns-repeated="16382"/>
        </table:table-row>
        <table:table-row table:style-name="ro1">
          <table:table-cell office:value-type="string" table:style-name="ce1">
            <text:p>38120</text:p>
          </table:table-cell>
          <table:table-cell office:value-type="string" table:style-name="ce1">
            <text:p>Collection of hazardous waste</text:p>
          </table:table-cell>
          <table:table-cell table:number-columns-repeated="16382"/>
        </table:table-row>
        <table:table-row table:style-name="ro1">
          <table:table-cell office:value-type="string" table:style-name="ce1">
            <text:p>38200</text:p>
          </table:table-cell>
          <table:table-cell office:value-type="string" table:style-name="ce1">
            <text:p>Waste treatment and disposal</text:p>
          </table:table-cell>
          <table:table-cell table:number-columns-repeated="16382"/>
        </table:table-row>
        <table:table-row table:style-name="ro1">
          <table:table-cell office:value-type="string" table:style-name="ce1">
            <text:p>38210</text:p>
          </table:table-cell>
          <table:table-cell office:value-type="string" table:style-name="ce1">
            <text:p>Treatment and disposal of non-hazardous waste</text:p>
          </table:table-cell>
          <table:table-cell table:number-columns-repeated="16382"/>
        </table:table-row>
        <table:table-row table:style-name="ro1">
          <table:table-cell office:value-type="string" table:style-name="ce1">
            <text:p>38220</text:p>
          </table:table-cell>
          <table:table-cell office:value-type="string" table:style-name="ce1">
            <text:p>Treatment and disposal of hazardous waste</text:p>
          </table:table-cell>
          <table:table-cell table:number-columns-repeated="16382"/>
        </table:table-row>
        <table:table-row table:style-name="ro1">
          <table:table-cell office:value-type="string" table:style-name="ce1">
            <text:p>38300</text:p>
          </table:table-cell>
          <table:table-cell office:value-type="string" table:style-name="ce1">
            <text:p>Materials recovery</text:p>
          </table:table-cell>
          <table:table-cell table:number-columns-repeated="16382"/>
        </table:table-row>
        <table:table-row table:style-name="ro1">
          <table:table-cell office:value-type="string" table:style-name="ce1">
            <text:p>38310</text:p>
          </table:table-cell>
          <table:table-cell office:value-type="string" table:style-name="ce1">
            <text:p>Dismantling of wrecks</text:p>
          </table:table-cell>
          <table:table-cell table:number-columns-repeated="16382"/>
        </table:table-row>
        <table:table-row table:style-name="ro1">
          <table:table-cell office:value-type="string" table:style-name="ce1">
            <text:p>38320</text:p>
          </table:table-cell>
          <table:table-cell office:value-type="string" table:style-name="ce1">
            <text:p>Recovery of sorted materials</text:p>
          </table:table-cell>
          <table:table-cell table:number-columns-repeated="16382"/>
        </table:table-row>
        <table:table-row table:style-name="ro1">
          <table:table-cell office:value-type="string" table:style-name="ce1">
            <text:p>39000</text:p>
          </table:table-cell>
          <table:table-cell office:value-type="string" table:style-name="ce1">
            <text:p>Remediation activities and other waste management services.</text:p>
          </table:table-cell>
          <table:table-cell table:number-columns-repeated="16382"/>
        </table:table-row>
        <table:table-row table:style-name="ro1">
          <table:table-cell office:value-type="string" table:style-name="ce1">
            <text:p>39000</text:p>
          </table:table-cell>
          <table:table-cell office:value-type="string" table:style-name="ce1">
            <text:p>Remediation activities and other waste management services</text:p>
          </table:table-cell>
          <table:table-cell table:number-columns-repeated="16382"/>
        </table:table-row>
        <table:table-row table:style-name="ro1" table:visibility="collapse">
          <table:table-cell office:value-type="string" table:style-name="ce1">
            <text:p>39000</text:p>
          </table:table-cell>
          <table:table-cell office:value-type="string" table:style-name="ce1">
            <text:p>Remediation activities and other waste management services</text:p>
          </table:table-cell>
          <table:table-cell table:number-columns-repeated="16382"/>
        </table:table-row>
        <table:table-row table:style-name="ro1">
          <table:table-cell office:value-type="string" table:style-name="ce1">
            <text:p>41000</text:p>
          </table:table-cell>
          <table:table-cell office:value-type="string" table:style-name="ce1">
            <text:p>Construction of buildings</text:p>
          </table:table-cell>
          <table:table-cell table:number-columns-repeated="16382"/>
        </table:table-row>
        <table:table-row table:style-name="ro1">
          <table:table-cell office:value-type="string" table:style-name="ce1">
            <text:p>41100</text:p>
          </table:table-cell>
          <table:table-cell office:value-type="string" table:style-name="ce1">
            <text:p>Development of building projects</text:p>
          </table:table-cell>
          <table:table-cell table:number-columns-repeated="16382"/>
        </table:table-row>
        <table:table-row table:style-name="ro1" table:visibility="collapse">
          <table:table-cell office:value-type="string" table:style-name="ce1">
            <text:p>41100</text:p>
          </table:table-cell>
          <table:table-cell office:value-type="string" table:style-name="ce1">
            <text:p>Development of building projects</text:p>
          </table:table-cell>
          <table:table-cell table:number-columns-repeated="16382"/>
        </table:table-row>
        <table:table-row table:style-name="ro1">
          <table:table-cell office:value-type="string" table:style-name="ce1">
            <text:p>41200</text:p>
          </table:table-cell>
          <table:table-cell office:value-type="string" table:style-name="ce1">
            <text:p>Construction of residential and non-residential buildings</text:p>
          </table:table-cell>
          <table:table-cell table:number-columns-repeated="16382"/>
        </table:table-row>
        <table:table-row table:style-name="ro1" table:visibility="collapse">
          <table:table-cell office:value-type="string" table:style-name="ce1">
            <text:p>41200</text:p>
          </table:table-cell>
          <table:table-cell office:value-type="string" table:style-name="ce1">
            <text:p>Construction of residential and non-residential buildings</text:p>
          </table:table-cell>
          <table:table-cell table:number-columns-repeated="16382"/>
        </table:table-row>
        <table:table-row table:style-name="ro1">
          <table:table-cell office:value-type="string" table:style-name="ce1">
            <text:p>41201</text:p>
          </table:table-cell>
          <table:table-cell office:value-type="string" table:style-name="ce1">
            <text:p>Construction of commercial buildings</text:p>
          </table:table-cell>
          <table:table-cell table:number-columns-repeated="16382"/>
        </table:table-row>
        <table:table-row table:style-name="ro1">
          <table:table-cell office:value-type="string" table:style-name="ce1">
            <text:p>41202</text:p>
          </table:table-cell>
          <table:table-cell office:value-type="string" table:style-name="ce1">
            <text:p>Construction of domestic buildings</text:p>
          </table:table-cell>
          <table:table-cell table:number-columns-repeated="16382"/>
        </table:table-row>
        <table:table-row table:style-name="ro1">
          <table:table-cell office:value-type="string" table:style-name="ce1">
            <text:p>42000</text:p>
          </table:table-cell>
          <table:table-cell office:value-type="string" table:style-name="ce1">
            <text:p>Civil engineering</text:p>
          </table:table-cell>
          <table:table-cell table:number-columns-repeated="16382"/>
        </table:table-row>
        <table:table-row table:style-name="ro1">
          <table:table-cell office:value-type="string" table:style-name="ce1">
            <text:p>42100</text:p>
          </table:table-cell>
          <table:table-cell office:value-type="string" table:style-name="ce1">
            <text:p>Construction of roads and railways</text:p>
          </table:table-cell>
          <table:table-cell table:number-columns-repeated="16382"/>
        </table:table-row>
        <table:table-row table:style-name="ro1">
          <table:table-cell office:value-type="string" table:style-name="ce1">
            <text:p>42110</text:p>
          </table:table-cell>
          <table:table-cell office:value-type="string" table:style-name="ce1">
            <text:p>Construction of roads and motorways</text:p>
          </table:table-cell>
          <table:table-cell table:number-columns-repeated="16382"/>
        </table:table-row>
        <table:table-row table:style-name="ro1">
          <table:table-cell office:value-type="string" table:style-name="ce1">
            <text:p>42120</text:p>
          </table:table-cell>
          <table:table-cell office:value-type="string" table:style-name="ce1">
            <text:p>Construction of railways and underground railways</text:p>
          </table:table-cell>
          <table:table-cell table:number-columns-repeated="16382"/>
        </table:table-row>
        <table:table-row table:style-name="ro1">
          <table:table-cell office:value-type="string" table:style-name="ce1">
            <text:p>42130</text:p>
          </table:table-cell>
          <table:table-cell office:value-type="string" table:style-name="ce1">
            <text:p>Construction of bridges and tunnels</text:p>
          </table:table-cell>
          <table:table-cell table:number-columns-repeated="16382"/>
        </table:table-row>
        <table:table-row table:style-name="ro1">
          <table:table-cell office:value-type="string" table:style-name="ce1">
            <text:p>42200</text:p>
          </table:table-cell>
          <table:table-cell office:value-type="string" table:style-name="ce1">
            <text:p>Construction of utility projects</text:p>
          </table:table-cell>
          <table:table-cell table:number-columns-repeated="16382"/>
        </table:table-row>
        <table:table-row table:style-name="ro1">
          <table:table-cell office:value-type="string" table:style-name="ce1">
            <text:p>42210</text:p>
          </table:table-cell>
          <table:table-cell office:value-type="string" table:style-name="ce1">
            <text:p>Construction of utility projects for fluids</text:p>
          </table:table-cell>
          <table:table-cell table:number-columns-repeated="16382"/>
        </table:table-row>
        <table:table-row table:style-name="ro1">
          <table:table-cell office:value-type="string" table:style-name="ce1">
            <text:p>42220</text:p>
          </table:table-cell>
          <table:table-cell office:value-type="string" table:style-name="ce1">
            <text:p>Construction of utility projects for electricity and telecommunications</text:p>
          </table:table-cell>
          <table:table-cell table:number-columns-repeated="16382"/>
        </table:table-row>
        <table:table-row table:style-name="ro1">
          <table:table-cell office:value-type="string" table:style-name="ce1">
            <text:p>42900</text:p>
          </table:table-cell>
          <table:table-cell office:value-type="string" table:style-name="ce1">
            <text:p>Construction of other civil engineering projects</text:p>
          </table:table-cell>
          <table:table-cell table:number-columns-repeated="16382"/>
        </table:table-row>
        <table:table-row table:style-name="ro1">
          <table:table-cell office:value-type="string" table:style-name="ce1">
            <text:p>42910</text:p>
          </table:table-cell>
          <table:table-cell office:value-type="string" table:style-name="ce1">
            <text:p>Construction of water projects</text:p>
          </table:table-cell>
          <table:table-cell table:number-columns-repeated="16382"/>
        </table:table-row>
        <table:table-row table:style-name="ro1">
          <table:table-cell office:value-type="string" table:style-name="ce1">
            <text:p>42990</text:p>
          </table:table-cell>
          <table:table-cell office:value-type="string" table:style-name="ce1">
            <text:p>Construction of other civil engineering projects not elsewhere classified</text:p>
          </table:table-cell>
          <table:table-cell table:number-columns-repeated="16382"/>
        </table:table-row>
        <table:table-row table:style-name="ro1">
          <table:table-cell office:value-type="string" table:style-name="ce1">
            <text:p>43000</text:p>
          </table:table-cell>
          <table:table-cell office:value-type="string" table:style-name="ce1">
            <text:p>Specialised construction activities</text:p>
          </table:table-cell>
          <table:table-cell table:number-columns-repeated="16382"/>
        </table:table-row>
        <table:table-row table:style-name="ro1">
          <table:table-cell office:value-type="string" table:style-name="ce1">
            <text:p>43100</text:p>
          </table:table-cell>
          <table:table-cell office:value-type="string" table:style-name="ce1">
            <text:p>Demolition and site preparation</text:p>
          </table:table-cell>
          <table:table-cell table:number-columns-repeated="16382"/>
        </table:table-row>
        <table:table-row table:style-name="ro1">
          <table:table-cell office:value-type="string" table:style-name="ce1">
            <text:p>43110</text:p>
          </table:table-cell>
          <table:table-cell office:value-type="string" table:style-name="ce1">
            <text:p>Demolition</text:p>
          </table:table-cell>
          <table:table-cell table:number-columns-repeated="16382"/>
        </table:table-row>
        <table:table-row table:style-name="ro1">
          <table:table-cell office:value-type="string" table:style-name="ce1">
            <text:p>43120</text:p>
          </table:table-cell>
          <table:table-cell office:value-type="string" table:style-name="ce1">
            <text:p>Site preparation</text:p>
          </table:table-cell>
          <table:table-cell table:number-columns-repeated="16382"/>
        </table:table-row>
        <table:table-row table:style-name="ro1">
          <table:table-cell office:value-type="string" table:style-name="ce1">
            <text:p>43130</text:p>
          </table:table-cell>
          <table:table-cell office:value-type="string" table:style-name="ce1">
            <text:p>Test drilling and boring</text:p>
          </table:table-cell>
          <table:table-cell table:number-columns-repeated="16382"/>
        </table:table-row>
        <table:table-row table:style-name="ro1">
          <table:table-cell office:value-type="string" table:style-name="ce1">
            <text:p>43200</text:p>
          </table:table-cell>
          <table:table-cell office:value-type="string" table:style-name="ce1">
            <text:p>Electrical, plumbing and other construction installation activities</text:p>
          </table:table-cell>
          <table:table-cell table:number-columns-repeated="16382"/>
        </table:table-row>
        <table:table-row table:style-name="ro1">
          <table:table-cell office:value-type="string" table:style-name="ce1">
            <text:p>43210</text:p>
          </table:table-cell>
          <table:table-cell office:value-type="string" table:style-name="ce1">
            <text:p>Electrical installation</text:p>
          </table:table-cell>
          <table:table-cell table:number-columns-repeated="16382"/>
        </table:table-row>
        <table:table-row table:style-name="ro1">
          <table:table-cell office:value-type="string" table:style-name="ce1">
            <text:p>43220</text:p>
          </table:table-cell>
          <table:table-cell office:value-type="string" table:style-name="ce1">
            <text:p>Plumbing, heat and air-conditioning installation</text:p>
          </table:table-cell>
          <table:table-cell table:number-columns-repeated="16382"/>
        </table:table-row>
        <table:table-row table:style-name="ro1">
          <table:table-cell office:value-type="string" table:style-name="ce1">
            <text:p>43290</text:p>
          </table:table-cell>
          <table:table-cell office:value-type="string" table:style-name="ce1">
            <text:p>Other construction installation</text:p>
          </table:table-cell>
          <table:table-cell table:number-columns-repeated="16382"/>
        </table:table-row>
        <table:table-row table:style-name="ro1">
          <table:table-cell office:value-type="string" table:style-name="ce1">
            <text:p>43300</text:p>
          </table:table-cell>
          <table:table-cell office:value-type="string" table:style-name="ce1">
            <text:p>Building completion and finishing</text:p>
          </table:table-cell>
          <table:table-cell table:number-columns-repeated="16382"/>
        </table:table-row>
        <table:table-row table:style-name="ro1">
          <table:table-cell office:value-type="string" table:style-name="ce1">
            <text:p>43310</text:p>
          </table:table-cell>
          <table:table-cell office:value-type="string" table:style-name="ce1">
            <text:p>Plastering</text:p>
          </table:table-cell>
          <table:table-cell table:number-columns-repeated="16382"/>
        </table:table-row>
        <table:table-row table:style-name="ro1">
          <table:table-cell office:value-type="string" table:style-name="ce1">
            <text:p>43320</text:p>
          </table:table-cell>
          <table:table-cell office:value-type="string" table:style-name="ce1">
            <text:p>Joinery installation</text:p>
          </table:table-cell>
          <table:table-cell table:number-columns-repeated="16382"/>
        </table:table-row>
        <table:table-row table:style-name="ro1">
          <table:table-cell office:value-type="string" table:style-name="ce1">
            <text:p>43330</text:p>
          </table:table-cell>
          <table:table-cell office:value-type="string" table:style-name="ce1">
            <text:p>Floor and wall covering</text:p>
          </table:table-cell>
          <table:table-cell table:number-columns-repeated="16382"/>
        </table:table-row>
        <table:table-row table:style-name="ro1">
          <table:table-cell office:value-type="string" table:style-name="ce1">
            <text:p>43340</text:p>
          </table:table-cell>
          <table:table-cell office:value-type="string" table:style-name="ce1">
            <text:p>Painting and glazing</text:p>
          </table:table-cell>
          <table:table-cell table:number-columns-repeated="16382"/>
        </table:table-row>
        <table:table-row table:style-name="ro1">
          <table:table-cell office:value-type="string" table:style-name="ce1">
            <text:p>43341</text:p>
          </table:table-cell>
          <table:table-cell office:value-type="string" table:style-name="ce1">
            <text:p>Painting</text:p>
          </table:table-cell>
          <table:table-cell table:number-columns-repeated="16382"/>
        </table:table-row>
        <table:table-row table:style-name="ro1">
          <table:table-cell office:value-type="string" table:style-name="ce1">
            <text:p>43342</text:p>
          </table:table-cell>
          <table:table-cell office:value-type="string" table:style-name="ce1">
            <text:p>Glazing</text:p>
          </table:table-cell>
          <table:table-cell table:number-columns-repeated="16382"/>
        </table:table-row>
        <table:table-row table:style-name="ro1">
          <table:table-cell office:value-type="string" table:style-name="ce1">
            <text:p>43390</text:p>
          </table:table-cell>
          <table:table-cell office:value-type="string" table:style-name="ce1">
            <text:p>Other building completion and finishing</text:p>
          </table:table-cell>
          <table:table-cell table:number-columns-repeated="16382"/>
        </table:table-row>
        <table:table-row table:style-name="ro1">
          <table:table-cell office:value-type="string" table:style-name="ce1">
            <text:p>43900</text:p>
          </table:table-cell>
          <table:table-cell office:value-type="string" table:style-name="ce1">
            <text:p>Other specialised construction activities</text:p>
          </table:table-cell>
          <table:table-cell table:number-columns-repeated="16382"/>
        </table:table-row>
        <table:table-row table:style-name="ro1">
          <table:table-cell office:value-type="string" table:style-name="ce1">
            <text:p>43910</text:p>
          </table:table-cell>
          <table:table-cell office:value-type="string" table:style-name="ce1">
            <text:p>Roofing activities</text:p>
          </table:table-cell>
          <table:table-cell table:number-columns-repeated="16382"/>
        </table:table-row>
        <table:table-row table:style-name="ro1">
          <table:table-cell office:value-type="string" table:style-name="ce1">
            <text:p>43990</text:p>
          </table:table-cell>
          <table:table-cell office:value-type="string" table:style-name="ce1">
            <text:p>Other specialised construction activities not elsewhere classified</text:p>
          </table:table-cell>
          <table:table-cell table:number-columns-repeated="16382"/>
        </table:table-row>
        <table:table-row table:style-name="ro1">
          <table:table-cell office:value-type="string" table:style-name="ce1">
            <text:p>43991</text:p>
          </table:table-cell>
          <table:table-cell office:value-type="string" table:style-name="ce1">
            <text:p>Scaffold erection</text:p>
          </table:table-cell>
          <table:table-cell table:number-columns-repeated="16382"/>
        </table:table-row>
        <table:table-row table:style-name="ro1">
          <table:table-cell office:value-type="string" table:style-name="ce1">
            <text:p>43999</text:p>
          </table:table-cell>
          <table:table-cell office:value-type="string" table:style-name="ce1">
            <text:p>Specialised construction activities (other than scaffold erection) not elsewhere classified</text:p>
          </table:table-cell>
          <table:table-cell table:number-columns-repeated="16382"/>
        </table:table-row>
        <table:table-row table:style-name="ro1">
          <table:table-cell office:value-type="string" table:style-name="ce1">
            <text:p>45000</text:p>
          </table:table-cell>
          <table:table-cell office:value-type="string" table:style-name="ce1">
            <text:p>Wholesale and retail trade and repair of motor vehicles and motorcycles</text:p>
          </table:table-cell>
          <table:table-cell table:number-columns-repeated="16382"/>
        </table:table-row>
        <table:table-row table:style-name="ro1">
          <table:table-cell office:value-type="string" table:style-name="ce1">
            <text:p>45100</text:p>
          </table:table-cell>
          <table:table-cell office:value-type="string" table:style-name="ce1">
            <text:p>Sale of motor vehicles</text:p>
          </table:table-cell>
          <table:table-cell table:number-columns-repeated="16382"/>
        </table:table-row>
        <table:table-row table:style-name="ro1">
          <table:table-cell office:value-type="string" table:style-name="ce1">
            <text:p>45110</text:p>
          </table:table-cell>
          <table:table-cell office:value-type="string" table:style-name="ce1">
            <text:p>Sale of cars and light motor vehicles</text:p>
          </table:table-cell>
          <table:table-cell table:number-columns-repeated="16382"/>
        </table:table-row>
        <table:table-row table:style-name="ro1">
          <table:table-cell office:value-type="string" table:style-name="ce1">
            <text:p>45111</text:p>
          </table:table-cell>
          <table:table-cell office:value-type="string" table:style-name="ce1">
            <text:p>Sale of new cars and light motor vehicles</text:p>
          </table:table-cell>
          <table:table-cell table:number-columns-repeated="16382"/>
        </table:table-row>
        <table:table-row table:style-name="ro1">
          <table:table-cell office:value-type="string" table:style-name="ce1">
            <text:p>45112</text:p>
          </table:table-cell>
          <table:table-cell office:value-type="string" table:style-name="ce1">
            <text:p>Sale of used cars and light motor vehicles</text:p>
          </table:table-cell>
          <table:table-cell table:number-columns-repeated="16382"/>
        </table:table-row>
        <table:table-row table:style-name="ro1">
          <table:table-cell office:value-type="string" table:style-name="ce1">
            <text:p>45190</text:p>
          </table:table-cell>
          <table:table-cell office:value-type="string" table:style-name="ce1">
            <text:p>Sale of other motor vehicles</text:p>
          </table:table-cell>
          <table:table-cell table:number-columns-repeated="16382"/>
        </table:table-row>
        <table:table-row table:style-name="ro1">
          <table:table-cell office:value-type="string" table:style-name="ce1">
            <text:p>45200</text:p>
          </table:table-cell>
          <table:table-cell office:value-type="string" table:style-name="ce1">
            <text:p>Maintenance and repair of motor vehicles</text:p>
          </table:table-cell>
          <table:table-cell table:number-columns-repeated="16382"/>
        </table:table-row>
        <table:table-row table:style-name="ro1" table:visibility="collapse">
          <table:table-cell office:value-type="string" table:style-name="ce1">
            <text:p>45200</text:p>
          </table:table-cell>
          <table:table-cell office:value-type="string" table:style-name="ce1">
            <text:p>Maintenance and repair of motor vehicles</text:p>
          </table:table-cell>
          <table:table-cell table:number-columns-repeated="16382"/>
        </table:table-row>
        <table:table-row table:style-name="ro1">
          <table:table-cell office:value-type="string" table:style-name="ce1">
            <text:p>45300</text:p>
          </table:table-cell>
          <table:table-cell office:value-type="string" table:style-name="ce1">
            <text:p>Sale of motor vehicle parts and accessories</text:p>
          </table:table-cell>
          <table:table-cell table:number-columns-repeated="16382"/>
        </table:table-row>
        <table:table-row table:style-name="ro1">
          <table:table-cell office:value-type="string" table:style-name="ce1">
            <text:p>45310</text:p>
          </table:table-cell>
          <table:table-cell office:value-type="string" table:style-name="ce1">
            <text:p>Wholesale trade of motor vehicle parts and accessories</text:p>
          </table:table-cell>
          <table:table-cell table:number-columns-repeated="16382"/>
        </table:table-row>
        <table:table-row table:style-name="ro1">
          <table:table-cell office:value-type="string" table:style-name="ce1">
            <text:p>45320</text:p>
          </table:table-cell>
          <table:table-cell office:value-type="string" table:style-name="ce1">
            <text:p>Retail trade of motor vehicle parts and accessories</text:p>
          </table:table-cell>
          <table:table-cell table:number-columns-repeated="16382"/>
        </table:table-row>
        <table:table-row table:style-name="ro1">
          <table:table-cell office:value-type="string" table:style-name="ce1">
            <text:p>45400</text:p>
          </table:table-cell>
          <table:table-cell office:value-type="string" table:style-name="ce1">
            <text:p>Sale, maintenance and repair of motorcycles and related parts and accessories</text:p>
          </table:table-cell>
          <table:table-cell table:number-columns-repeated="16382"/>
        </table:table-row>
        <table:table-row table:style-name="ro1" table:visibility="collapse">
          <table:table-cell office:value-type="string" table:style-name="ce1">
            <text:p>45400</text:p>
          </table:table-cell>
          <table:table-cell office:value-type="string" table:style-name="ce1">
            <text:p>Sale, maintenance and repair of motorcycles and related parts and accessories</text:p>
          </table:table-cell>
          <table:table-cell table:number-columns-repeated="16382"/>
        </table:table-row>
        <table:table-row table:style-name="ro1">
          <table:table-cell office:value-type="string" table:style-name="ce1">
            <text:p>46000</text:p>
          </table:table-cell>
          <table:table-cell office:value-type="string" table:style-name="ce1">
            <text:p>Wholesale trade, except of motor vehicles and motorcycles</text:p>
          </table:table-cell>
          <table:table-cell table:number-columns-repeated="16382"/>
        </table:table-row>
        <table:table-row table:style-name="ro1">
          <table:table-cell office:value-type="string" table:style-name="ce1">
            <text:p>46100</text:p>
          </table:table-cell>
          <table:table-cell office:value-type="string" table:style-name="ce1">
            <text:p>Wholesale on a fee or contract basis</text:p>
          </table:table-cell>
          <table:table-cell table:number-columns-repeated="16382"/>
        </table:table-row>
        <table:table-row table:style-name="ro1">
          <table:table-cell office:value-type="string" table:style-name="ce1">
            <text:p>46110</text:p>
          </table:table-cell>
          <table:table-cell office:value-type="string" table:style-name="ce1">
            <text:p>Agents involved in the sale of agricultural raw materials, live animals, textile raw materials and semi-finished goods</text:p>
          </table:table-cell>
          <table:table-cell table:number-columns-repeated="16382"/>
        </table:table-row>
        <table:table-row table:style-name="ro1">
          <table:table-cell office:value-type="string" table:style-name="ce1">
            <text:p>46120</text:p>
          </table:table-cell>
          <table:table-cell office:value-type="string" table:style-name="ce1">
            <text:p>Agents involved in the sale of fuels, ores, metals and industrial chemicals</text:p>
          </table:table-cell>
          <table:table-cell table:number-columns-repeated="16382"/>
        </table:table-row>
        <table:table-row table:style-name="ro1">
          <table:table-cell office:value-type="string" table:style-name="ce1">
            <text:p>46130</text:p>
          </table:table-cell>
          <table:table-cell office:value-type="string" table:style-name="ce1">
            <text:p>Agents involved in the sale of timber and building materials</text:p>
          </table:table-cell>
          <table:table-cell table:number-columns-repeated="16382"/>
        </table:table-row>
        <table:table-row table:style-name="ro1">
          <table:table-cell office:value-type="string" table:style-name="ce1">
            <text:p>46140</text:p>
          </table:table-cell>
          <table:table-cell office:value-type="string" table:style-name="ce1">
            <text:p>Agents involved in the sale of machinery, industrial equipment, ships and aircraft</text:p>
          </table:table-cell>
          <table:table-cell table:number-columns-repeated="16382"/>
        </table:table-row>
        <table:table-row table:style-name="ro1">
          <table:table-cell office:value-type="string" table:style-name="ce1">
            <text:p>46150</text:p>
          </table:table-cell>
          <table:table-cell office:value-type="string" table:style-name="ce1">
            <text:p>Agents involved in the sale of furniture, household goods, hardware and ironmongery</text:p>
          </table:table-cell>
          <table:table-cell table:number-columns-repeated="16382"/>
        </table:table-row>
        <table:table-row table:style-name="ro1">
          <table:table-cell office:value-type="string" table:style-name="ce1">
            <text:p>46160</text:p>
          </table:table-cell>
          <table:table-cell office:value-type="string" table:style-name="ce1">
            <text:p>Agents involved in the sale of textiles, clothing, fur, footwear and leather goods</text:p>
          </table:table-cell>
          <table:table-cell table:number-columns-repeated="16382"/>
        </table:table-row>
        <table:table-row table:style-name="ro1">
          <table:table-cell office:value-type="string" table:style-name="ce1">
            <text:p>46170</text:p>
          </table:table-cell>
          <table:table-cell office:value-type="string" table:style-name="ce1">
            <text:p>Agents involved in the sale of food, beverages and tobacco</text:p>
          </table:table-cell>
          <table:table-cell table:number-columns-repeated="16382"/>
        </table:table-row>
        <table:table-row table:style-name="ro1">
          <table:table-cell office:value-type="string" table:style-name="ce1">
            <text:p>46180</text:p>
          </table:table-cell>
          <table:table-cell office:value-type="string" table:style-name="ce1">
            <text:p>Agents specialised in the sale of other particular products</text:p>
          </table:table-cell>
          <table:table-cell table:number-columns-repeated="16382"/>
        </table:table-row>
        <table:table-row table:style-name="ro1">
          <table:table-cell office:value-type="string" table:style-name="ce1">
            <text:p>46190</text:p>
          </table:table-cell>
          <table:table-cell office:value-type="string" table:style-name="ce1">
            <text:p>Agents involved in the sale of a variety of goods</text:p>
          </table:table-cell>
          <table:table-cell table:number-columns-repeated="16382"/>
        </table:table-row>
        <table:table-row table:style-name="ro1">
          <table:table-cell office:value-type="string" table:style-name="ce1">
            <text:p>46200</text:p>
          </table:table-cell>
          <table:table-cell office:value-type="string" table:style-name="ce1">
            <text:p>Wholesale of agricultural raw materials and live animals</text:p>
          </table:table-cell>
          <table:table-cell table:number-columns-repeated="16382"/>
        </table:table-row>
        <table:table-row table:style-name="ro1">
          <table:table-cell office:value-type="string" table:style-name="ce1">
            <text:p>46210</text:p>
          </table:table-cell>
          <table:table-cell office:value-type="string" table:style-name="ce1">
            <text:p>Wholesale of grain, unmanufactured tobacco, seeds and animal feeds</text:p>
          </table:table-cell>
          <table:table-cell table:number-columns-repeated="16382"/>
        </table:table-row>
        <table:table-row table:style-name="ro1">
          <table:table-cell office:value-type="string" table:style-name="ce1">
            <text:p>46220</text:p>
          </table:table-cell>
          <table:table-cell office:value-type="string" table:style-name="ce1">
            <text:p>Wholesale of flowers and plants</text:p>
          </table:table-cell>
          <table:table-cell table:number-columns-repeated="16382"/>
        </table:table-row>
        <table:table-row table:style-name="ro1">
          <table:table-cell office:value-type="string" table:style-name="ce1">
            <text:p>46230</text:p>
          </table:table-cell>
          <table:table-cell office:value-type="string" table:style-name="ce1">
            <text:p>Wholesale of live animals</text:p>
          </table:table-cell>
          <table:table-cell table:number-columns-repeated="16382"/>
        </table:table-row>
        <table:table-row table:style-name="ro1">
          <table:table-cell office:value-type="string" table:style-name="ce1">
            <text:p>46240</text:p>
          </table:table-cell>
          <table:table-cell office:value-type="string" table:style-name="ce1">
            <text:p>Wholesale of hides, skins and leather</text:p>
          </table:table-cell>
          <table:table-cell table:number-columns-repeated="16382"/>
        </table:table-row>
        <table:table-row table:style-name="ro1">
          <table:table-cell office:value-type="string" table:style-name="ce1">
            <text:p>46300</text:p>
          </table:table-cell>
          <table:table-cell office:value-type="string" table:style-name="ce1">
            <text:p>Wholesale of food, beverages and tobacco</text:p>
          </table:table-cell>
          <table:table-cell table:number-columns-repeated="16382"/>
        </table:table-row>
        <table:table-row table:style-name="ro1">
          <table:table-cell office:value-type="string" table:style-name="ce1">
            <text:p>46310</text:p>
          </table:table-cell>
          <table:table-cell office:value-type="string" table:style-name="ce1">
            <text:p>Wholesale of fruit and vegetables</text:p>
          </table:table-cell>
          <table:table-cell table:number-columns-repeated="16382"/>
        </table:table-row>
        <table:table-row table:style-name="ro1">
          <table:table-cell office:value-type="string" table:style-name="ce1">
            <text:p>46320</text:p>
          </table:table-cell>
          <table:table-cell office:value-type="string" table:style-name="ce1">
            <text:p>Wholesale of meat and meat products</text:p>
          </table:table-cell>
          <table:table-cell table:number-columns-repeated="16382"/>
        </table:table-row>
        <table:table-row table:style-name="ro1">
          <table:table-cell office:value-type="string" table:style-name="ce1">
            <text:p>46330</text:p>
          </table:table-cell>
          <table:table-cell office:value-type="string" table:style-name="ce1">
            <text:p>Wholesale of dairy products, eggs and edible oils and fats</text:p>
          </table:table-cell>
          <table:table-cell table:number-columns-repeated="16382"/>
        </table:table-row>
        <table:table-row table:style-name="ro1">
          <table:table-cell office:value-type="string" table:style-name="ce1">
            <text:p>46340</text:p>
          </table:table-cell>
          <table:table-cell office:value-type="string" table:style-name="ce1">
            <text:p>Wholesale of beverages</text:p>
          </table:table-cell>
          <table:table-cell table:number-columns-repeated="16382"/>
        </table:table-row>
        <table:table-row table:style-name="ro1">
          <table:table-cell office:value-type="string" table:style-name="ce1">
            <text:p>46341</text:p>
          </table:table-cell>
          <table:table-cell office:value-type="string" table:style-name="ce1">
            <text:p>Wholesale of fruit and vegetable juices, mineral waters and soft drinks</text:p>
          </table:table-cell>
          <table:table-cell table:number-columns-repeated="16382"/>
        </table:table-row>
        <table:table-row table:style-name="ro1">
          <table:table-cell office:value-type="string" table:style-name="ce1">
            <text:p>46342</text:p>
          </table:table-cell>
          <table:table-cell office:value-type="string" table:style-name="ce1">
            <text:p>Wholesale of wine, beer, spirits and other alcoholic beverages</text:p>
          </table:table-cell>
          <table:table-cell table:number-columns-repeated="16382"/>
        </table:table-row>
        <table:table-row table:style-name="ro1">
          <table:table-cell office:value-type="string" table:style-name="ce1">
            <text:p>46350</text:p>
          </table:table-cell>
          <table:table-cell office:value-type="string" table:style-name="ce1">
            <text:p>Wholesale of tobacco products</text:p>
          </table:table-cell>
          <table:table-cell table:number-columns-repeated="16382"/>
        </table:table-row>
        <table:table-row table:style-name="ro1">
          <table:table-cell office:value-type="string" table:style-name="ce1">
            <text:p>46360</text:p>
          </table:table-cell>
          <table:table-cell office:value-type="string" table:style-name="ce1">
            <text:p>Wholesale of sugar and chocolate and sugar confectionery</text:p>
          </table:table-cell>
          <table:table-cell table:number-columns-repeated="16382"/>
        </table:table-row>
        <table:table-row table:style-name="ro1">
          <table:table-cell office:value-type="string" table:style-name="ce1">
            <text:p>46370</text:p>
          </table:table-cell>
          <table:table-cell office:value-type="string" table:style-name="ce1">
            <text:p>Wholesale of coffee, tea, cocoa and spices</text:p>
          </table:table-cell>
          <table:table-cell table:number-columns-repeated="16382"/>
        </table:table-row>
        <table:table-row table:style-name="ro1">
          <table:table-cell office:value-type="string" table:style-name="ce1">
            <text:p>46380</text:p>
          </table:table-cell>
          <table:table-cell office:value-type="string" table:style-name="ce1">
            <text:p>Wholesale of other food, including fish, crustaceans and molluscs</text:p>
          </table:table-cell>
          <table:table-cell table:number-columns-repeated="16382"/>
        </table:table-row>
        <table:table-row table:style-name="ro1">
          <table:table-cell office:value-type="string" table:style-name="ce1">
            <text:p>46390</text:p>
          </table:table-cell>
          <table:table-cell office:value-type="string" table:style-name="ce1">
            <text:p>Non-specialised wholesale of food, beverages and tobacco</text:p>
          </table:table-cell>
          <table:table-cell table:number-columns-repeated="16382"/>
        </table:table-row>
        <table:table-row table:style-name="ro1">
          <table:table-cell office:value-type="string" table:style-name="ce1">
            <text:p>46400</text:p>
          </table:table-cell>
          <table:table-cell office:value-type="string" table:style-name="ce1">
            <text:p>Wholesale of household goods</text:p>
          </table:table-cell>
          <table:table-cell table:number-columns-repeated="16382"/>
        </table:table-row>
        <table:table-row table:style-name="ro1">
          <table:table-cell office:value-type="string" table:style-name="ce1">
            <text:p>46410</text:p>
          </table:table-cell>
          <table:table-cell office:value-type="string" table:style-name="ce1">
            <text:p>Wholesale of textiles</text:p>
          </table:table-cell>
          <table:table-cell table:number-columns-repeated="16382"/>
        </table:table-row>
        <table:table-row table:style-name="ro1">
          <table:table-cell office:value-type="string" table:style-name="ce1">
            <text:p>46420</text:p>
          </table:table-cell>
          <table:table-cell office:value-type="string" table:style-name="ce1">
            <text:p>Wholesale of clothing and footwear</text:p>
          </table:table-cell>
          <table:table-cell table:number-columns-repeated="16382"/>
        </table:table-row>
        <table:table-row table:style-name="ro1">
          <table:table-cell office:value-type="string" table:style-name="ce1">
            <text:p>46430</text:p>
          </table:table-cell>
          <table:table-cell office:value-type="string" table:style-name="ce1">
            <text:p>Wholesale of electrical household appliances</text:p>
          </table:table-cell>
          <table:table-cell table:number-columns-repeated="16382"/>
        </table:table-row>
        <table:table-row table:style-name="ro1">
          <table:table-cell office:value-type="string" table:style-name="ce1">
            <text:p>46431</text:p>
          </table:table-cell>
          <table:table-cell office:value-type="string" table:style-name="ce1">
            <text:p>Wholesale of gramophone records, audio tapes, compact discs and video tapes and of the equipment on which these are played</text:p>
          </table:table-cell>
          <table:table-cell table:number-columns-repeated="16382"/>
        </table:table-row>
        <table:table-row table:style-name="ro1">
          <table:table-cell office:value-type="string" table:style-name="ce1">
            <text:p>46439</text:p>
          </table:table-cell>
          <table:table-cell office:value-type="string" table:style-name="ce1">
            <text:p>Wholesale of radio and television goods and of electrical household appliances (other than of gramophone records, audio tapes, compact discs and video tapes and the equipment on which these are played) not elsewhere classified</text:p>
          </table:table-cell>
          <table:table-cell table:number-columns-repeated="16382"/>
        </table:table-row>
        <table:table-row table:style-name="ro1">
          <table:table-cell office:value-type="string" table:style-name="ce1">
            <text:p>46440</text:p>
          </table:table-cell>
          <table:table-cell office:value-type="string" table:style-name="ce1">
            <text:p>Wholesale of china and glassware and cleaning materials</text:p>
          </table:table-cell>
          <table:table-cell table:number-columns-repeated="16382"/>
        </table:table-row>
        <table:table-row table:style-name="ro1">
          <table:table-cell office:value-type="string" table:style-name="ce1">
            <text:p>46450</text:p>
          </table:table-cell>
          <table:table-cell office:value-type="string" table:style-name="ce1">
            <text:p>Wholesale of perfume and cosmetics</text:p>
          </table:table-cell>
          <table:table-cell table:number-columns-repeated="16382"/>
        </table:table-row>
        <table:table-row table:style-name="ro1">
          <table:table-cell office:value-type="string" table:style-name="ce1">
            <text:p>46460</text:p>
          </table:table-cell>
          <table:table-cell office:value-type="string" table:style-name="ce1">
            <text:p>Wholesale of pharmaceutical goods</text:p>
          </table:table-cell>
          <table:table-cell table:number-columns-repeated="16382"/>
        </table:table-row>
        <table:table-row table:style-name="ro1">
          <table:table-cell office:value-type="string" table:style-name="ce1">
            <text:p>46470</text:p>
          </table:table-cell>
          <table:table-cell office:value-type="string" table:style-name="ce1">
            <text:p>Wholesale of furniture, carpets and lighting equipment</text:p>
          </table:table-cell>
          <table:table-cell table:number-columns-repeated="16382"/>
        </table:table-row>
        <table:table-row table:style-name="ro1">
          <table:table-cell office:value-type="string" table:style-name="ce1">
            <text:p>46480</text:p>
          </table:table-cell>
          <table:table-cell office:value-type="string" table:style-name="ce1">
            <text:p>Wholesale of watches and jewellery</text:p>
          </table:table-cell>
          <table:table-cell table:number-columns-repeated="16382"/>
        </table:table-row>
        <table:table-row table:style-name="ro1">
          <table:table-cell office:value-type="string" table:style-name="ce1">
            <text:p>46490</text:p>
          </table:table-cell>
          <table:table-cell office:value-type="string" table:style-name="ce1">
            <text:p>Wholesale of other household goods</text:p>
          </table:table-cell>
          <table:table-cell table:number-columns-repeated="16382"/>
        </table:table-row>
        <table:table-row table:style-name="ro1">
          <table:table-cell office:value-type="string" table:style-name="ce1">
            <text:p>46491</text:p>
          </table:table-cell>
          <table:table-cell office:value-type="string" table:style-name="ce1">
            <text:p>Wholesale of musical instruments</text:p>
          </table:table-cell>
          <table:table-cell table:number-columns-repeated="16382"/>
        </table:table-row>
        <table:table-row table:style-name="ro1">
          <table:table-cell office:value-type="string" table:style-name="ce1">
            <text:p>46499</text:p>
          </table:table-cell>
          <table:table-cell office:value-type="string" table:style-name="ce1">
            <text:p>Wholesale of household goods (other than musical instruments) not elsewhere classified</text:p>
          </table:table-cell>
          <table:table-cell table:number-columns-repeated="16382"/>
        </table:table-row>
        <table:table-row table:style-name="ro1">
          <table:table-cell office:value-type="string" table:style-name="ce1">
            <text:p>46500</text:p>
          </table:table-cell>
          <table:table-cell office:value-type="string" table:style-name="ce1">
            <text:p>Wholesale of information and communication equipment</text:p>
          </table:table-cell>
          <table:table-cell table:number-columns-repeated="16382"/>
        </table:table-row>
        <table:table-row table:style-name="ro1">
          <table:table-cell office:value-type="string" table:style-name="ce1">
            <text:p>46510</text:p>
          </table:table-cell>
          <table:table-cell office:value-type="string" table:style-name="ce1">
            <text:p>Wholesale of computers, computer peripheral equipment and software</text:p>
          </table:table-cell>
          <table:table-cell table:number-columns-repeated="16382"/>
        </table:table-row>
        <table:table-row table:style-name="ro1">
          <table:table-cell office:value-type="string" table:style-name="ce1">
            <text:p>46520</text:p>
          </table:table-cell>
          <table:table-cell office:value-type="string" table:style-name="ce1">
            <text:p>Wholesale of electronic and telecommunications equipment and parts</text:p>
          </table:table-cell>
          <table:table-cell table:number-columns-repeated="16382"/>
        </table:table-row>
        <table:table-row table:style-name="ro1">
          <table:table-cell office:value-type="string" table:style-name="ce1">
            <text:p>46600</text:p>
          </table:table-cell>
          <table:table-cell office:value-type="string" table:style-name="ce1">
            <text:p>Wholesale of other machinery, equipment and supplies</text:p>
          </table:table-cell>
          <table:table-cell table:number-columns-repeated="16382"/>
        </table:table-row>
        <table:table-row table:style-name="ro1">
          <table:table-cell office:value-type="string" table:style-name="ce1">
            <text:p>46610</text:p>
          </table:table-cell>
          <table:table-cell office:value-type="string" table:style-name="ce1">
            <text:p>Wholesale of agricultural machinery, equipment and supplies</text:p>
          </table:table-cell>
          <table:table-cell table:number-columns-repeated="16382"/>
        </table:table-row>
        <table:table-row table:style-name="ro1">
          <table:table-cell office:value-type="string" table:style-name="ce1">
            <text:p>46620</text:p>
          </table:table-cell>
          <table:table-cell office:value-type="string" table:style-name="ce1">
            <text:p>Wholesale of machine tools</text:p>
          </table:table-cell>
          <table:table-cell table:number-columns-repeated="16382"/>
        </table:table-row>
        <table:table-row table:style-name="ro1">
          <table:table-cell office:value-type="string" table:style-name="ce1">
            <text:p>46630</text:p>
          </table:table-cell>
          <table:table-cell office:value-type="string" table:style-name="ce1">
            <text:p>Wholesale of mining, construction and civil engineering machinery</text:p>
          </table:table-cell>
          <table:table-cell table:number-columns-repeated="16382"/>
        </table:table-row>
        <table:table-row table:style-name="ro1">
          <table:table-cell office:value-type="string" table:style-name="ce1">
            <text:p>46640</text:p>
          </table:table-cell>
          <table:table-cell office:value-type="string" table:style-name="ce1">
            <text:p>Wholesale of machinery for the textile industry and of sewing and knitting machines</text:p>
          </table:table-cell>
          <table:table-cell table:number-columns-repeated="16382"/>
        </table:table-row>
        <table:table-row table:style-name="ro1">
          <table:table-cell office:value-type="string" table:style-name="ce1">
            <text:p>46650</text:p>
          </table:table-cell>
          <table:table-cell office:value-type="string" table:style-name="ce1">
            <text:p>Wholesale of office furniture</text:p>
          </table:table-cell>
          <table:table-cell table:number-columns-repeated="16382"/>
        </table:table-row>
        <table:table-row table:style-name="ro1">
          <table:table-cell office:value-type="string" table:style-name="ce1">
            <text:p>46660</text:p>
          </table:table-cell>
          <table:table-cell office:value-type="string" table:style-name="ce1">
            <text:p>Wholesale of other office machinery and equipment</text:p>
          </table:table-cell>
          <table:table-cell table:number-columns-repeated="16382"/>
        </table:table-row>
        <table:table-row table:style-name="ro1">
          <table:table-cell office:value-type="string" table:style-name="ce1">
            <text:p>46690</text:p>
          </table:table-cell>
          <table:table-cell office:value-type="string" table:style-name="ce1">
            <text:p>Wholesale of other machinery and equipment</text:p>
          </table:table-cell>
          <table:table-cell table:number-columns-repeated="16382"/>
        </table:table-row>
        <table:table-row table:style-name="ro1">
          <table:table-cell office:value-type="string" table:style-name="ce1">
            <text:p>46700</text:p>
          </table:table-cell>
          <table:table-cell office:value-type="string" table:style-name="ce1">
            <text:p>Other specialised wholesale</text:p>
          </table:table-cell>
          <table:table-cell table:number-columns-repeated="16382"/>
        </table:table-row>
        <table:table-row table:style-name="ro1">
          <table:table-cell office:value-type="string" table:style-name="ce1">
            <text:p>46710</text:p>
          </table:table-cell>
          <table:table-cell office:value-type="string" table:style-name="ce1">
            <text:p>Wholesale of solid, liquid and gaseous fuels and related products</text:p>
          </table:table-cell>
          <table:table-cell table:number-columns-repeated="16382"/>
        </table:table-row>
        <table:table-row table:style-name="ro1">
          <table:table-cell office:value-type="string" table:style-name="ce1">
            <text:p>46711</text:p>
          </table:table-cell>
          <table:table-cell office:value-type="string" table:style-name="ce1">
            <text:p>Wholesale of petroleum and petroleum products</text:p>
          </table:table-cell>
          <table:table-cell table:number-columns-repeated="16382"/>
        </table:table-row>
        <table:table-row table:style-name="ro1">
          <table:table-cell office:value-type="string" table:style-name="ce1">
            <text:p>46719</text:p>
          </table:table-cell>
          <table:table-cell office:value-type="string" table:style-name="ce1">
            <text:p>Wholesale of fuels and related products (other than petroleum and petroleum products)</text:p>
          </table:table-cell>
          <table:table-cell table:number-columns-repeated="16382"/>
        </table:table-row>
        <table:table-row table:style-name="ro1">
          <table:table-cell office:value-type="string" table:style-name="ce1">
            <text:p>46720</text:p>
          </table:table-cell>
          <table:table-cell office:value-type="string" table:style-name="ce1">
            <text:p>Wholesale of metals and metal ores</text:p>
          </table:table-cell>
          <table:table-cell table:number-columns-repeated="16382"/>
        </table:table-row>
        <table:table-row table:style-name="ro1">
          <table:table-cell office:value-type="string" table:style-name="ce1">
            <text:p>46730</text:p>
          </table:table-cell>
          <table:table-cell office:value-type="string" table:style-name="ce1">
            <text:p>Wholesale of wood, construction materials and sanitary equipment</text:p>
          </table:table-cell>
          <table:table-cell table:number-columns-repeated="16382"/>
        </table:table-row>
        <table:table-row table:style-name="ro1">
          <table:table-cell office:value-type="string" table:style-name="ce1">
            <text:p>46740</text:p>
          </table:table-cell>
          <table:table-cell office:value-type="string" table:style-name="ce1">
            <text:p>Wholesale of hardware, plumbing and heating equipment and supplies</text:p>
          </table:table-cell>
          <table:table-cell table:number-columns-repeated="16382"/>
        </table:table-row>
        <table:table-row table:style-name="ro1">
          <table:table-cell office:value-type="string" table:style-name="ce1">
            <text:p>46750</text:p>
          </table:table-cell>
          <table:table-cell office:value-type="string" table:style-name="ce1">
            <text:p>Wholesale of chemical products</text:p>
          </table:table-cell>
          <table:table-cell table:number-columns-repeated="16382"/>
        </table:table-row>
        <table:table-row table:style-name="ro1">
          <table:table-cell office:value-type="string" table:style-name="ce1">
            <text:p>46760</text:p>
          </table:table-cell>
          <table:table-cell office:value-type="string" table:style-name="ce1">
            <text:p>Wholesale of other intermediate products</text:p>
          </table:table-cell>
          <table:table-cell table:number-columns-repeated="16382"/>
        </table:table-row>
        <table:table-row table:style-name="ro1">
          <table:table-cell office:value-type="string" table:style-name="ce1">
            <text:p>46770</text:p>
          </table:table-cell>
          <table:table-cell office:value-type="string" table:style-name="ce1">
            <text:p>Wholesale of waste and scrap</text:p>
          </table:table-cell>
          <table:table-cell table:number-columns-repeated="16382"/>
        </table:table-row>
        <table:table-row table:style-name="ro1">
          <table:table-cell office:value-type="string" table:style-name="ce1">
            <text:p>46900</text:p>
          </table:table-cell>
          <table:table-cell office:value-type="string" table:style-name="ce1">
            <text:p>Non-specialised wholesale trade</text:p>
          </table:table-cell>
          <table:table-cell table:number-columns-repeated="16382"/>
        </table:table-row>
        <table:table-row table:style-name="ro1" table:visibility="collapse">
          <table:table-cell office:value-type="string" table:style-name="ce1">
            <text:p>46900</text:p>
          </table:table-cell>
          <table:table-cell office:value-type="string" table:style-name="ce1">
            <text:p>Non-specialised wholesale trade</text:p>
          </table:table-cell>
          <table:table-cell table:number-columns-repeated="16382"/>
        </table:table-row>
        <table:table-row table:style-name="ro1">
          <table:table-cell office:value-type="string" table:style-name="ce1">
            <text:p>47000</text:p>
          </table:table-cell>
          <table:table-cell office:value-type="string" table:style-name="ce1">
            <text:p>Retail trade, except of motor vehicles and motorcycles</text:p>
          </table:table-cell>
          <table:table-cell table:number-columns-repeated="16382"/>
        </table:table-row>
        <table:table-row table:style-name="ro1">
          <table:table-cell office:value-type="string" table:style-name="ce1">
            <text:p>47100</text:p>
          </table:table-cell>
          <table:table-cell office:value-type="string" table:style-name="ce1">
            <text:p>Retail sale in non-specialised stores</text:p>
          </table:table-cell>
          <table:table-cell table:number-columns-repeated="16382"/>
        </table:table-row>
        <table:table-row table:style-name="ro1">
          <table:table-cell office:value-type="string" table:style-name="ce1">
            <text:p>47110</text:p>
          </table:table-cell>
          <table:table-cell office:value-type="string" table:style-name="ce1">
            <text:p>Retail sale in non-specialised stores with food, beverages or tobacco predominating</text:p>
          </table:table-cell>
          <table:table-cell table:number-columns-repeated="16382"/>
        </table:table-row>
        <table:table-row table:style-name="ro1">
          <table:table-cell office:value-type="string" table:style-name="ce1">
            <text:p>47190</text:p>
          </table:table-cell>
          <table:table-cell office:value-type="string" table:style-name="ce1">
            <text:p>Other retail sale in non-specialised stores</text:p>
          </table:table-cell>
          <table:table-cell table:number-columns-repeated="16382"/>
        </table:table-row>
        <table:table-row table:style-name="ro1">
          <table:table-cell office:value-type="string" table:style-name="ce1">
            <text:p>47200</text:p>
          </table:table-cell>
          <table:table-cell office:value-type="string" table:style-name="ce1">
            <text:p>Retail sale of food, beverages and tobacco in specialised stores</text:p>
          </table:table-cell>
          <table:table-cell table:number-columns-repeated="16382"/>
        </table:table-row>
        <table:table-row table:style-name="ro1">
          <table:table-cell office:value-type="string" table:style-name="ce1">
            <text:p>47210</text:p>
          </table:table-cell>
          <table:table-cell office:value-type="string" table:style-name="ce1">
            <text:p>Retail sale of fruit and vegetables in specialised stores</text:p>
          </table:table-cell>
          <table:table-cell table:number-columns-repeated="16382"/>
        </table:table-row>
        <table:table-row table:style-name="ro1">
          <table:table-cell office:value-type="string" table:style-name="ce1">
            <text:p>47220</text:p>
          </table:table-cell>
          <table:table-cell office:value-type="string" table:style-name="ce1">
            <text:p>Retail sale of meat and meat products in specialised stores</text:p>
          </table:table-cell>
          <table:table-cell table:number-columns-repeated="16382"/>
        </table:table-row>
        <table:table-row table:style-name="ro1">
          <table:table-cell office:value-type="string" table:style-name="ce1">
            <text:p>47230</text:p>
          </table:table-cell>
          <table:table-cell office:value-type="string" table:style-name="ce1">
            <text:p>Retail sale of fish, crustaceans and molluscs in specialised stores</text:p>
          </table:table-cell>
          <table:table-cell table:number-columns-repeated="16382"/>
        </table:table-row>
        <table:table-row table:style-name="ro1">
          <table:table-cell office:value-type="string" table:style-name="ce1">
            <text:p>47240</text:p>
          </table:table-cell>
          <table:table-cell office:value-type="string" table:style-name="ce1">
            <text:p>Retail sale of bread, cakes, flour confectionery and sugar confectionery in specialised stores</text:p>
          </table:table-cell>
          <table:table-cell table:number-columns-repeated="16382"/>
        </table:table-row>
        <table:table-row table:style-name="ro1">
          <table:table-cell office:value-type="string" table:style-name="ce1">
            <text:p>47250</text:p>
          </table:table-cell>
          <table:table-cell office:value-type="string" table:style-name="ce1">
            <text:p>Retail sale of beverages in specialised stores</text:p>
          </table:table-cell>
          <table:table-cell table:number-columns-repeated="16382"/>
        </table:table-row>
        <table:table-row table:style-name="ro1">
          <table:table-cell office:value-type="string" table:style-name="ce1">
            <text:p>47260</text:p>
          </table:table-cell>
          <table:table-cell office:value-type="string" table:style-name="ce1">
            <text:p>Retail sale of tobacco products in specialised stores</text:p>
          </table:table-cell>
          <table:table-cell table:number-columns-repeated="16382"/>
        </table:table-row>
        <table:table-row table:style-name="ro1">
          <table:table-cell office:value-type="string" table:style-name="ce1">
            <text:p>47290</text:p>
          </table:table-cell>
          <table:table-cell office:value-type="string" table:style-name="ce1">
            <text:p>Other retail sale of food in specialised stores</text:p>
          </table:table-cell>
          <table:table-cell table:number-columns-repeated="16382"/>
        </table:table-row>
        <table:table-row table:style-name="ro1">
          <table:table-cell office:value-type="string" table:style-name="ce1">
            <text:p>47300</text:p>
          </table:table-cell>
          <table:table-cell office:value-type="string" table:style-name="ce1">
            <text:p>Retail sale of automotive fuel in specialised stores</text:p>
          </table:table-cell>
          <table:table-cell table:number-columns-repeated="16382"/>
        </table:table-row>
        <table:table-row table:style-name="ro1" table:visibility="collapse">
          <table:table-cell office:value-type="string" table:style-name="ce1">
            <text:p>47300</text:p>
          </table:table-cell>
          <table:table-cell office:value-type="string" table:style-name="ce1">
            <text:p>Retail sale of automotive fuel in specialised stores</text:p>
          </table:table-cell>
          <table:table-cell table:number-columns-repeated="16382"/>
        </table:table-row>
        <table:table-row table:style-name="ro1">
          <table:table-cell office:value-type="string" table:style-name="ce1">
            <text:p>47400</text:p>
          </table:table-cell>
          <table:table-cell office:value-type="string" table:style-name="ce1">
            <text:p>Retail sale of information and communication equipment in specialised stores</text:p>
          </table:table-cell>
          <table:table-cell table:number-columns-repeated="16382"/>
        </table:table-row>
        <table:table-row table:style-name="ro1">
          <table:table-cell office:value-type="string" table:style-name="ce1">
            <text:p>47410</text:p>
          </table:table-cell>
          <table:table-cell office:value-type="string" table:style-name="ce1">
            <text:p>Retail sale of computers, peripheral units and software in specialised stores</text:p>
          </table:table-cell>
          <table:table-cell table:number-columns-repeated="16382"/>
        </table:table-row>
        <table:table-row table:style-name="ro1">
          <table:table-cell office:value-type="string" table:style-name="ce1">
            <text:p>47420</text:p>
          </table:table-cell>
          <table:table-cell office:value-type="string" table:style-name="ce1">
            <text:p>Retail sale of telecommunications equipment in specialised stores</text:p>
          </table:table-cell>
          <table:table-cell table:number-columns-repeated="16382"/>
        </table:table-row>
        <table:table-row table:style-name="ro1">
          <table:table-cell office:value-type="string" table:style-name="ce1">
            <text:p>47421</text:p>
          </table:table-cell>
          <table:table-cell office:value-type="string" table:style-name="ce1">
            <text:p>Retail sale of mobile telephones in specialised stores</text:p>
          </table:table-cell>
          <table:table-cell table:number-columns-repeated="16382"/>
        </table:table-row>
        <table:table-row table:style-name="ro1">
          <table:table-cell office:value-type="string" table:style-name="ce1">
            <text:p>47429</text:p>
          </table:table-cell>
          <table:table-cell office:value-type="string" table:style-name="ce1">
            <text:p>Retail sale of telecommunications equipment (other than mobile telephones) not elsewhere classified, in specialised stores</text:p>
          </table:table-cell>
          <table:table-cell table:number-columns-repeated="16382"/>
        </table:table-row>
        <table:table-row table:style-name="ro1">
          <table:table-cell office:value-type="string" table:style-name="ce1">
            <text:p>47430</text:p>
          </table:table-cell>
          <table:table-cell office:value-type="string" table:style-name="ce1">
            <text:p>Retail sale of audio and video equipment in specialised stores</text:p>
          </table:table-cell>
          <table:table-cell table:number-columns-repeated="16382"/>
        </table:table-row>
        <table:table-row table:style-name="ro1">
          <table:table-cell office:value-type="string" table:style-name="ce1">
            <text:p>47500</text:p>
          </table:table-cell>
          <table:table-cell office:value-type="string" table:style-name="ce1">
            <text:p>Retail sale of other household equipment in specialised stores</text:p>
          </table:table-cell>
          <table:table-cell table:number-columns-repeated="16382"/>
        </table:table-row>
        <table:table-row table:style-name="ro1">
          <table:table-cell office:value-type="string" table:style-name="ce1">
            <text:p>47510</text:p>
          </table:table-cell>
          <table:table-cell office:value-type="string" table:style-name="ce1">
            <text:p>Retail sale of textiles in specialised stores</text:p>
          </table:table-cell>
          <table:table-cell table:number-columns-repeated="16382"/>
        </table:table-row>
        <table:table-row table:style-name="ro1">
          <table:table-cell office:value-type="string" table:style-name="ce1">
            <text:p>47520</text:p>
          </table:table-cell>
          <table:table-cell office:value-type="string" table:style-name="ce1">
            <text:p>Retail sale of hardware, paints and glass in specialised stores</text:p>
          </table:table-cell>
          <table:table-cell table:number-columns-repeated="16382"/>
        </table:table-row>
        <table:table-row table:style-name="ro1">
          <table:table-cell office:value-type="string" table:style-name="ce1">
            <text:p>47530</text:p>
          </table:table-cell>
          <table:table-cell office:value-type="string" table:style-name="ce1">
            <text:p>Retail sale of carpets, rugs, wall and floor coverings in specialised stores</text:p>
          </table:table-cell>
          <table:table-cell table:number-columns-repeated="16382"/>
        </table:table-row>
        <table:table-row table:style-name="ro1">
          <table:table-cell office:value-type="string" table:style-name="ce1">
            <text:p>47540</text:p>
          </table:table-cell>
          <table:table-cell office:value-type="string" table:style-name="ce1">
            <text:p>Retail sale of electrical household appliances in specialised stores</text:p>
          </table:table-cell>
          <table:table-cell table:number-columns-repeated="16382"/>
        </table:table-row>
        <table:table-row table:style-name="ro1">
          <table:table-cell office:value-type="string" table:style-name="ce1">
            <text:p>47590</text:p>
          </table:table-cell>
          <table:table-cell office:value-type="string" table:style-name="ce1">
            <text:p>Retail sale of furniture, lighting equipment and other household articles in specialised stores</text:p>
          </table:table-cell>
          <table:table-cell table:number-columns-repeated="16382"/>
        </table:table-row>
        <table:table-row table:style-name="ro1">
          <table:table-cell office:value-type="string" table:style-name="ce1">
            <text:p>47591</text:p>
          </table:table-cell>
          <table:table-cell office:value-type="string" table:style-name="ce1">
            <text:p>Retail sale of musical instruments and scores in specialised stores</text:p>
          </table:table-cell>
          <table:table-cell table:number-columns-repeated="16382"/>
        </table:table-row>
        <table:table-row table:style-name="ro1">
          <table:table-cell office:value-type="string" table:style-name="ce1">
            <text:p>47599</text:p>
          </table:table-cell>
          <table:table-cell office:value-type="string" table:style-name="ce1">
            <text:p>Retail sale of furniture, lighting equipment and other household articles (other than musical instruments) not elsewhere classified, in specialised stores</text:p>
          </table:table-cell>
          <table:table-cell table:number-columns-repeated="16382"/>
        </table:table-row>
        <table:table-row table:style-name="ro1">
          <table:table-cell office:value-type="string" table:style-name="ce1">
            <text:p>47600</text:p>
          </table:table-cell>
          <table:table-cell office:value-type="string" table:style-name="ce1">
            <text:p>Retail sale of cultural and recreation goods in specialised stores</text:p>
          </table:table-cell>
          <table:table-cell table:number-columns-repeated="16382"/>
        </table:table-row>
        <table:table-row table:style-name="ro1">
          <table:table-cell office:value-type="string" table:style-name="ce1">
            <text:p>47610</text:p>
          </table:table-cell>
          <table:table-cell office:value-type="string" table:style-name="ce1">
            <text:p>Retail sale of books in specialised stores</text:p>
          </table:table-cell>
          <table:table-cell table:number-columns-repeated="16382"/>
        </table:table-row>
        <table:table-row table:style-name="ro1">
          <table:table-cell office:value-type="string" table:style-name="ce1">
            <text:p>47620</text:p>
          </table:table-cell>
          <table:table-cell office:value-type="string" table:style-name="ce1">
            <text:p>Retail sale of newspapers and stationery in specialised stores</text:p>
          </table:table-cell>
          <table:table-cell table:number-columns-repeated="16382"/>
        </table:table-row>
        <table:table-row table:style-name="ro1">
          <table:table-cell office:value-type="string" table:style-name="ce1">
            <text:p>47630</text:p>
          </table:table-cell>
          <table:table-cell office:value-type="string" table:style-name="ce1">
            <text:p>Retail sale of music and video recordings in specialised stores</text:p>
          </table:table-cell>
          <table:table-cell table:number-columns-repeated="16382"/>
        </table:table-row>
        <table:table-row table:style-name="ro1">
          <table:table-cell office:value-type="string" table:style-name="ce1">
            <text:p>47640</text:p>
          </table:table-cell>
          <table:table-cell office:value-type="string" table:style-name="ce1">
            <text:p>Retail sale of sporting equipment in specialised stores</text:p>
          </table:table-cell>
          <table:table-cell table:number-columns-repeated="16382"/>
        </table:table-row>
        <table:table-row table:style-name="ro1">
          <table:table-cell office:value-type="string" table:style-name="ce1">
            <text:p>47650</text:p>
          </table:table-cell>
          <table:table-cell office:value-type="string" table:style-name="ce1">
            <text:p>Retail sale of games and toys in specialised stores</text:p>
          </table:table-cell>
          <table:table-cell table:number-columns-repeated="16382"/>
        </table:table-row>
        <table:table-row table:style-name="ro1">
          <table:table-cell office:value-type="string" table:style-name="ce1">
            <text:p>47700</text:p>
          </table:table-cell>
          <table:table-cell office:value-type="string" table:style-name="ce1">
            <text:p>Retail sale of other goods in specialised stores</text:p>
          </table:table-cell>
          <table:table-cell table:number-columns-repeated="16382"/>
        </table:table-row>
        <table:table-row table:style-name="ro1">
          <table:table-cell office:value-type="string" table:style-name="ce1">
            <text:p>47710</text:p>
          </table:table-cell>
          <table:table-cell office:value-type="string" table:style-name="ce1">
            <text:p>Retail sale of clothing in specialised stores</text:p>
          </table:table-cell>
          <table:table-cell table:number-columns-repeated="16382"/>
        </table:table-row>
        <table:table-row table:style-name="ro1">
          <table:table-cell office:value-type="string" table:style-name="ce1">
            <text:p>47720</text:p>
          </table:table-cell>
          <table:table-cell office:value-type="string" table:style-name="ce1">
            <text:p>Retail sale of footwear and leather goods in specialised stores</text:p>
          </table:table-cell>
          <table:table-cell table:number-columns-repeated="16382"/>
        </table:table-row>
        <table:table-row table:style-name="ro1">
          <table:table-cell office:value-type="string" table:style-name="ce1">
            <text:p>47721</text:p>
          </table:table-cell>
          <table:table-cell office:value-type="string" table:style-name="ce1">
            <text:p>Retail sale of footwear in specialised stores</text:p>
          </table:table-cell>
          <table:table-cell table:number-columns-repeated="16382"/>
        </table:table-row>
        <table:table-row table:style-name="ro1">
          <table:table-cell office:value-type="string" table:style-name="ce1">
            <text:p>47722</text:p>
          </table:table-cell>
          <table:table-cell office:value-type="string" table:style-name="ce1">
            <text:p>Retail sale of leather goods in specialised stores</text:p>
          </table:table-cell>
          <table:table-cell table:number-columns-repeated="16382"/>
        </table:table-row>
        <table:table-row table:style-name="ro1">
          <table:table-cell office:value-type="string" table:style-name="ce1">
            <text:p>47730</text:p>
          </table:table-cell>
          <table:table-cell office:value-type="string" table:style-name="ce1">
            <text:p>Dispensing chemist in specialised stores</text:p>
          </table:table-cell>
          <table:table-cell table:number-columns-repeated="16382"/>
        </table:table-row>
        <table:table-row table:style-name="ro1">
          <table:table-cell office:value-type="string" table:style-name="ce1">
            <text:p>47740</text:p>
          </table:table-cell>
          <table:table-cell office:value-type="string" table:style-name="ce1">
            <text:p>Retail sale of medical and orthopaedic goods in specialised stores</text:p>
          </table:table-cell>
          <table:table-cell table:number-columns-repeated="16382"/>
        </table:table-row>
        <table:table-row table:style-name="ro1">
          <table:table-cell office:value-type="string" table:style-name="ce1">
            <text:p>47741</text:p>
          </table:table-cell>
          <table:table-cell office:value-type="string" table:style-name="ce1">
            <text:p>Retail sale of hearing aids in specialised stores</text:p>
          </table:table-cell>
          <table:table-cell table:number-columns-repeated="16382"/>
        </table:table-row>
        <table:table-row table:style-name="ro1">
          <table:table-cell office:value-type="string" table:style-name="ce1">
            <text:p>47749</text:p>
          </table:table-cell>
          <table:table-cell office:value-type="string" table:style-name="ce1">
            <text:p>Retail sale of medical and orthopaedic goods (other than hearing aids) not elsewhere classified, in specialised stores</text:p>
          </table:table-cell>
          <table:table-cell table:number-columns-repeated="16382"/>
        </table:table-row>
        <table:table-row table:style-name="ro1">
          <table:table-cell office:value-type="string" table:style-name="ce1">
            <text:p>47750</text:p>
          </table:table-cell>
          <table:table-cell office:value-type="string" table:style-name="ce1">
            <text:p>Retail sale of cosmetic and toilet articles in specialised stores</text:p>
          </table:table-cell>
          <table:table-cell table:number-columns-repeated="16382"/>
        </table:table-row>
        <table:table-row table:style-name="ro1">
          <table:table-cell office:value-type="string" table:style-name="ce1">
            <text:p>47760</text:p>
          </table:table-cell>
          <table:table-cell office:value-type="string" table:style-name="ce1">
            <text:p>Retail sale of flowers, plants, seeds, fertilisers, pet animals and pet food in specialised stores</text:p>
          </table:table-cell>
          <table:table-cell table:number-columns-repeated="16382"/>
        </table:table-row>
        <table:table-row table:style-name="ro1">
          <table:table-cell office:value-type="string" table:style-name="ce1">
            <text:p>47770</text:p>
          </table:table-cell>
          <table:table-cell office:value-type="string" table:style-name="ce1">
            <text:p>Retail sale of watches and jewellery in specialised stores</text:p>
          </table:table-cell>
          <table:table-cell table:number-columns-repeated="16382"/>
        </table:table-row>
        <table:table-row table:style-name="ro1">
          <table:table-cell office:value-type="string" table:style-name="ce1">
            <text:p>47780</text:p>
          </table:table-cell>
          <table:table-cell office:value-type="string" table:style-name="ce1">
            <text:p>Other retail sale of new goods in specialised stores</text:p>
          </table:table-cell>
          <table:table-cell table:number-columns-repeated="16382"/>
        </table:table-row>
        <table:table-row table:style-name="ro1">
          <table:table-cell office:value-type="string" table:style-name="ce1">
            <text:p>47781</text:p>
          </table:table-cell>
          <table:table-cell office:value-type="string" table:style-name="ce1">
            <text:p>Retail sale in commercial art galleries</text:p>
          </table:table-cell>
          <table:table-cell table:number-columns-repeated="16382"/>
        </table:table-row>
        <table:table-row table:style-name="ro1">
          <table:table-cell office:value-type="string" table:style-name="ce1">
            <text:p>47782</text:p>
          </table:table-cell>
          <table:table-cell office:value-type="string" table:style-name="ce1">
            <text:p>Retail sale by opticians</text:p>
          </table:table-cell>
          <table:table-cell table:number-columns-repeated="16382"/>
        </table:table-row>
        <table:table-row table:style-name="ro1">
          <table:table-cell office:value-type="string" table:style-name="ce1">
            <text:p>47789</text:p>
          </table:table-cell>
          <table:table-cell office:value-type="string" table:style-name="ce1">
            <text:p>Other retail sale of new goods in specialised stores (other than by opticians or commercial art galleries), n.e.c</text:p>
          </table:table-cell>
          <table:table-cell table:number-columns-repeated="16382"/>
        </table:table-row>
        <table:table-row table:style-name="ro1">
          <table:table-cell office:value-type="string" table:style-name="ce1">
            <text:p>47790</text:p>
          </table:table-cell>
          <table:table-cell office:value-type="string" table:style-name="ce1">
            <text:p>Retail sale of second-hand goods in stores</text:p>
          </table:table-cell>
          <table:table-cell table:number-columns-repeated="16382"/>
        </table:table-row>
        <table:table-row table:style-name="ro1">
          <table:table-cell office:value-type="string" table:style-name="ce1">
            <text:p>47791</text:p>
          </table:table-cell>
          <table:table-cell office:value-type="string" table:style-name="ce1">
            <text:p>Retail sale of antiques including antique books, in stores</text:p>
          </table:table-cell>
          <table:table-cell table:number-columns-repeated="16382"/>
        </table:table-row>
        <table:table-row table:style-name="ro1">
          <table:table-cell office:value-type="string" table:style-name="ce1">
            <text:p>47799</text:p>
          </table:table-cell>
          <table:table-cell office:value-type="string" table:style-name="ce1">
            <text:p>Retail sale of second-hand goods (other than antiques and antique books) in stores</text:p>
          </table:table-cell>
          <table:table-cell table:number-columns-repeated="16382"/>
        </table:table-row>
        <table:table-row table:style-name="ro1">
          <table:table-cell office:value-type="string" table:style-name="ce1">
            <text:p>47800</text:p>
          </table:table-cell>
          <table:table-cell office:value-type="string" table:style-name="ce1">
            <text:p>Retail sale via stalls and markets</text:p>
          </table:table-cell>
          <table:table-cell table:number-columns-repeated="16382"/>
        </table:table-row>
        <table:table-row table:style-name="ro1">
          <table:table-cell office:value-type="string" table:style-name="ce1">
            <text:p>47810</text:p>
          </table:table-cell>
          <table:table-cell office:value-type="string" table:style-name="ce1">
            <text:p>Retail sale via stalls and markets of food, beverages and tobacco products</text:p>
          </table:table-cell>
          <table:table-cell table:number-columns-repeated="16382"/>
        </table:table-row>
        <table:table-row table:style-name="ro1">
          <table:table-cell office:value-type="string" table:style-name="ce1">
            <text:p>47820</text:p>
          </table:table-cell>
          <table:table-cell office:value-type="string" table:style-name="ce1">
            <text:p>Retail sale via stalls and markets of textiles, clothing and footwear</text:p>
          </table:table-cell>
          <table:table-cell table:number-columns-repeated="16382"/>
        </table:table-row>
        <table:table-row table:style-name="ro1">
          <table:table-cell office:value-type="string" table:style-name="ce1">
            <text:p>47890</text:p>
          </table:table-cell>
          <table:table-cell office:value-type="string" table:style-name="ce1">
            <text:p>Retail sale via stalls and markets of other goods</text:p>
          </table:table-cell>
          <table:table-cell table:number-columns-repeated="16382"/>
        </table:table-row>
        <table:table-row table:style-name="ro1">
          <table:table-cell office:value-type="string" table:style-name="ce1">
            <text:p>47900</text:p>
          </table:table-cell>
          <table:table-cell office:value-type="string" table:style-name="ce1">
            <text:p>Retail trade not in stores, stalls or markets</text:p>
          </table:table-cell>
          <table:table-cell table:number-columns-repeated="16382"/>
        </table:table-row>
        <table:table-row table:style-name="ro1">
          <table:table-cell office:value-type="string" table:style-name="ce1">
            <text:p>47910</text:p>
          </table:table-cell>
          <table:table-cell office:value-type="string" table:style-name="ce1">
            <text:p>Retail sale via mail order houses or via internet</text:p>
          </table:table-cell>
          <table:table-cell table:number-columns-repeated="16382"/>
        </table:table-row>
        <table:table-row table:style-name="ro1">
          <table:table-cell office:value-type="string" table:style-name="ce1">
            <text:p>47990</text:p>
          </table:table-cell>
          <table:table-cell office:value-type="string" table:style-name="ce1">
            <text:p>Other retail sale not in stores, stalls or markets</text:p>
          </table:table-cell>
          <table:table-cell table:number-columns-repeated="16382"/>
        </table:table-row>
        <table:table-row table:style-name="ro1">
          <table:table-cell office:value-type="string" table:style-name="ce1">
            <text:p>49000</text:p>
          </table:table-cell>
          <table:table-cell office:value-type="string" table:style-name="ce1">
            <text:p>Land transport and transport via pipelines</text:p>
          </table:table-cell>
          <table:table-cell table:number-columns-repeated="16382"/>
        </table:table-row>
        <table:table-row table:style-name="ro1">
          <table:table-cell office:value-type="string" table:style-name="ce1">
            <text:p>49100</text:p>
          </table:table-cell>
          <table:table-cell office:value-type="string" table:style-name="ce1">
            <text:p>Passenger rail transport, interurban</text:p>
          </table:table-cell>
          <table:table-cell table:number-columns-repeated="16382"/>
        </table:table-row>
        <table:table-row table:style-name="ro1" table:visibility="collapse">
          <table:table-cell office:value-type="string" table:style-name="ce1">
            <text:p>49100</text:p>
          </table:table-cell>
          <table:table-cell office:value-type="string" table:style-name="ce1">
            <text:p>Passenger rail transport, interurban</text:p>
          </table:table-cell>
          <table:table-cell table:number-columns-repeated="16382"/>
        </table:table-row>
        <table:table-row table:style-name="ro1">
          <table:table-cell office:value-type="string" table:style-name="ce1">
            <text:p>49200</text:p>
          </table:table-cell>
          <table:table-cell office:value-type="string" table:style-name="ce1">
            <text:p>Freight rail transport</text:p>
          </table:table-cell>
          <table:table-cell table:number-columns-repeated="16382"/>
        </table:table-row>
        <table:table-row table:style-name="ro1" table:visibility="collapse">
          <table:table-cell office:value-type="string" table:style-name="ce1">
            <text:p>49200</text:p>
          </table:table-cell>
          <table:table-cell office:value-type="string" table:style-name="ce1">
            <text:p>Freight rail transport</text:p>
          </table:table-cell>
          <table:table-cell table:number-columns-repeated="16382"/>
        </table:table-row>
        <table:table-row table:style-name="ro1">
          <table:table-cell office:value-type="string" table:style-name="ce1">
            <text:p>49300</text:p>
          </table:table-cell>
          <table:table-cell office:value-type="string" table:style-name="ce1">
            <text:p>Other passenger land transport</text:p>
          </table:table-cell>
          <table:table-cell table:number-columns-repeated="16382"/>
        </table:table-row>
        <table:table-row table:style-name="ro1">
          <table:table-cell office:value-type="string" table:style-name="ce1">
            <text:p>49310</text:p>
          </table:table-cell>
          <table:table-cell office:value-type="string" table:style-name="ce1">
            <text:p>Urban and suburban passenger land transport</text:p>
          </table:table-cell>
          <table:table-cell table:number-columns-repeated="16382"/>
        </table:table-row>
        <table:table-row table:style-name="ro1">
          <table:table-cell office:value-type="string" table:style-name="ce1">
            <text:p>49311</text:p>
          </table:table-cell>
          <table:table-cell office:value-type="string" table:style-name="ce1">
            <text:p>Urban, suburban or metropolitan area passenger railway transportation by underground, metro and similar systems</text:p>
          </table:table-cell>
          <table:table-cell table:number-columns-repeated="16382"/>
        </table:table-row>
        <table:table-row table:style-name="ro1">
          <table:table-cell office:value-type="string" table:style-name="ce1">
            <text:p>49319</text:p>
          </table:table-cell>
          <table:table-cell office:value-type="string" table:style-name="ce1">
            <text:p>Urban, suburban or metropolitan area passenger land transport other than railway transportation by underground, metro and similar systems</text:p>
          </table:table-cell>
          <table:table-cell table:number-columns-repeated="16382"/>
        </table:table-row>
        <table:table-row table:style-name="ro1">
          <table:table-cell office:value-type="string" table:style-name="ce1">
            <text:p>49320</text:p>
          </table:table-cell>
          <table:table-cell office:value-type="string" table:style-name="ce1">
            <text:p>Taxi operation</text:p>
          </table:table-cell>
          <table:table-cell table:number-columns-repeated="16382"/>
        </table:table-row>
        <table:table-row table:style-name="ro1">
          <table:table-cell office:value-type="string" table:style-name="ce1">
            <text:p>49390</text:p>
          </table:table-cell>
          <table:table-cell office:value-type="string" table:style-name="ce1">
            <text:p>Other passenger land transport not elsewhere classified</text:p>
          </table:table-cell>
          <table:table-cell table:number-columns-repeated="16382"/>
        </table:table-row>
        <table:table-row table:style-name="ro1">
          <table:table-cell office:value-type="string" table:style-name="ce1">
            <text:p>49400</text:p>
          </table:table-cell>
          <table:table-cell office:value-type="string" table:style-name="ce1">
            <text:p>Freight transport by road and removal services</text:p>
          </table:table-cell>
          <table:table-cell table:number-columns-repeated="16382"/>
        </table:table-row>
        <table:table-row table:style-name="ro1">
          <table:table-cell office:value-type="string" table:style-name="ce1">
            <text:p>49410</text:p>
          </table:table-cell>
          <table:table-cell office:value-type="string" table:style-name="ce1">
            <text:p>Freight transport by road</text:p>
          </table:table-cell>
          <table:table-cell table:number-columns-repeated="16382"/>
        </table:table-row>
        <table:table-row table:style-name="ro1">
          <table:table-cell office:value-type="string" table:style-name="ce1">
            <text:p>49420</text:p>
          </table:table-cell>
          <table:table-cell office:value-type="string" table:style-name="ce1">
            <text:p>Removal services</text:p>
          </table:table-cell>
          <table:table-cell table:number-columns-repeated="16382"/>
        </table:table-row>
        <table:table-row table:style-name="ro1">
          <table:table-cell office:value-type="string" table:style-name="ce1">
            <text:p>49500</text:p>
          </table:table-cell>
          <table:table-cell office:value-type="string" table:style-name="ce1">
            <text:p>Transport via pipeline</text:p>
          </table:table-cell>
          <table:table-cell table:number-columns-repeated="16382"/>
        </table:table-row>
        <table:table-row table:style-name="ro1" table:visibility="collapse">
          <table:table-cell office:value-type="string" table:style-name="ce1">
            <text:p>49500</text:p>
          </table:table-cell>
          <table:table-cell office:value-type="string" table:style-name="ce1">
            <text:p>Transport via pipeline</text:p>
          </table:table-cell>
          <table:table-cell table:number-columns-repeated="16382"/>
        </table:table-row>
        <table:table-row table:style-name="ro1">
          <table:table-cell office:value-type="string" table:style-name="ce1">
            <text:p>50000</text:p>
          </table:table-cell>
          <table:table-cell office:value-type="string" table:style-name="ce1">
            <text:p>Water transport</text:p>
          </table:table-cell>
          <table:table-cell table:number-columns-repeated="16382"/>
        </table:table-row>
        <table:table-row table:style-name="ro1">
          <table:table-cell office:value-type="string" table:style-name="ce1">
            <text:p>50100</text:p>
          </table:table-cell>
          <table:table-cell office:value-type="string" table:style-name="ce1">
            <text:p>Sea and coastal passenger water transport</text:p>
          </table:table-cell>
          <table:table-cell table:number-columns-repeated="16382"/>
        </table:table-row>
        <table:table-row table:style-name="ro1" table:visibility="collapse">
          <table:table-cell office:value-type="string" table:style-name="ce1">
            <text:p>50100</text:p>
          </table:table-cell>
          <table:table-cell office:value-type="string" table:style-name="ce1">
            <text:p>Sea and coastal passenger water transport</text:p>
          </table:table-cell>
          <table:table-cell table:number-columns-repeated="16382"/>
        </table:table-row>
        <table:table-row table:style-name="ro1">
          <table:table-cell office:value-type="string" table:style-name="ce1">
            <text:p>50200</text:p>
          </table:table-cell>
          <table:table-cell office:value-type="string" table:style-name="ce1">
            <text:p>Sea and coastal freight water transport</text:p>
          </table:table-cell>
          <table:table-cell table:number-columns-repeated="16382"/>
        </table:table-row>
        <table:table-row table:style-name="ro1" table:visibility="collapse">
          <table:table-cell office:value-type="string" table:style-name="ce1">
            <text:p>50200</text:p>
          </table:table-cell>
          <table:table-cell office:value-type="string" table:style-name="ce1">
            <text:p>Sea and coastal freight water transport</text:p>
          </table:table-cell>
          <table:table-cell table:number-columns-repeated="16382"/>
        </table:table-row>
        <table:table-row table:style-name="ro1">
          <table:table-cell office:value-type="string" table:style-name="ce1">
            <text:p>50300</text:p>
          </table:table-cell>
          <table:table-cell office:value-type="string" table:style-name="ce1">
            <text:p>Inland passenger water transport</text:p>
          </table:table-cell>
          <table:table-cell table:number-columns-repeated="16382"/>
        </table:table-row>
        <table:table-row table:style-name="ro1" table:visibility="collapse">
          <table:table-cell office:value-type="string" table:style-name="ce1">
            <text:p>50300</text:p>
          </table:table-cell>
          <table:table-cell office:value-type="string" table:style-name="ce1">
            <text:p>Inland passenger water transport</text:p>
          </table:table-cell>
          <table:table-cell table:number-columns-repeated="16382"/>
        </table:table-row>
        <table:table-row table:style-name="ro1">
          <table:table-cell office:value-type="string" table:style-name="ce1">
            <text:p>50400</text:p>
          </table:table-cell>
          <table:table-cell office:value-type="string" table:style-name="ce1">
            <text:p>Inland freight water transport</text:p>
          </table:table-cell>
          <table:table-cell table:number-columns-repeated="16382"/>
        </table:table-row>
        <table:table-row table:style-name="ro1" table:visibility="collapse">
          <table:table-cell office:value-type="string" table:style-name="ce1">
            <text:p>50400</text:p>
          </table:table-cell>
          <table:table-cell office:value-type="string" table:style-name="ce1">
            <text:p>Inland freight water transport</text:p>
          </table:table-cell>
          <table:table-cell table:number-columns-repeated="16382"/>
        </table:table-row>
        <table:table-row table:style-name="ro1">
          <table:table-cell office:value-type="string" table:style-name="ce1">
            <text:p>51000</text:p>
          </table:table-cell>
          <table:table-cell office:value-type="string" table:style-name="ce1">
            <text:p>Air transport</text:p>
          </table:table-cell>
          <table:table-cell table:number-columns-repeated="16382"/>
        </table:table-row>
        <table:table-row table:style-name="ro1">
          <table:table-cell office:value-type="string" table:style-name="ce1">
            <text:p>51100</text:p>
          </table:table-cell>
          <table:table-cell office:value-type="string" table:style-name="ce1">
            <text:p>Passenger air transport</text:p>
          </table:table-cell>
          <table:table-cell table:number-columns-repeated="16382"/>
        </table:table-row>
        <table:table-row table:style-name="ro1" table:visibility="collapse">
          <table:table-cell office:value-type="string" table:style-name="ce1">
            <text:p>51100</text:p>
          </table:table-cell>
          <table:table-cell office:value-type="string" table:style-name="ce1">
            <text:p>Passenger air transport</text:p>
          </table:table-cell>
          <table:table-cell table:number-columns-repeated="16382"/>
        </table:table-row>
        <table:table-row table:style-name="ro1">
          <table:table-cell office:value-type="string" table:style-name="ce1">
            <text:p>51101</text:p>
          </table:table-cell>
          <table:table-cell office:value-type="string" table:style-name="ce1">
            <text:p>Scheduled passenger air transport</text:p>
          </table:table-cell>
          <table:table-cell table:number-columns-repeated="16382"/>
        </table:table-row>
        <table:table-row table:style-name="ro1">
          <table:table-cell office:value-type="string" table:style-name="ce1">
            <text:p>51102</text:p>
          </table:table-cell>
          <table:table-cell office:value-type="string" table:style-name="ce1">
            <text:p>Non-scheduled passenger air transport</text:p>
          </table:table-cell>
          <table:table-cell table:number-columns-repeated="16382"/>
        </table:table-row>
        <table:table-row table:style-name="ro1">
          <table:table-cell office:value-type="string" table:style-name="ce1">
            <text:p>51200</text:p>
          </table:table-cell>
          <table:table-cell office:value-type="string" table:style-name="ce1">
            <text:p>Freight air transport and space transport</text:p>
          </table:table-cell>
          <table:table-cell table:number-columns-repeated="16382"/>
        </table:table-row>
        <table:table-row table:style-name="ro1">
          <table:table-cell office:value-type="string" table:style-name="ce1">
            <text:p>51210</text:p>
          </table:table-cell>
          <table:table-cell office:value-type="string" table:style-name="ce1">
            <text:p>Freight air transport</text:p>
          </table:table-cell>
          <table:table-cell table:number-columns-repeated="16382"/>
        </table:table-row>
        <table:table-row table:style-name="ro1">
          <table:table-cell office:value-type="string" table:style-name="ce1">
            <text:p>51220</text:p>
          </table:table-cell>
          <table:table-cell office:value-type="string" table:style-name="ce1">
            <text:p>Space transport</text:p>
          </table:table-cell>
          <table:table-cell table:number-columns-repeated="16382"/>
        </table:table-row>
        <table:table-row table:style-name="ro1">
          <table:table-cell office:value-type="string" table:style-name="ce1">
            <text:p>52000</text:p>
          </table:table-cell>
          <table:table-cell office:value-type="string" table:style-name="ce1">
            <text:p>Warehousing and support activities for transportation</text:p>
          </table:table-cell>
          <table:table-cell table:number-columns-repeated="16382"/>
        </table:table-row>
        <table:table-row table:style-name="ro1">
          <table:table-cell office:value-type="string" table:style-name="ce1">
            <text:p>52100</text:p>
          </table:table-cell>
          <table:table-cell office:value-type="string" table:style-name="ce1">
            <text:p>Warehousing and storage</text:p>
          </table:table-cell>
          <table:table-cell table:number-columns-repeated="16382"/>
        </table:table-row>
        <table:table-row table:style-name="ro1" table:visibility="collapse">
          <table:table-cell office:value-type="string" table:style-name="ce1">
            <text:p>52100</text:p>
          </table:table-cell>
          <table:table-cell office:value-type="string" table:style-name="ce1">
            <text:p>Warehousing and storage</text:p>
          </table:table-cell>
          <table:table-cell table:number-columns-repeated="16382"/>
        </table:table-row>
        <table:table-row table:style-name="ro1">
          <table:table-cell office:value-type="string" table:style-name="ce1">
            <text:p>52101</text:p>
          </table:table-cell>
          <table:table-cell office:value-type="string" table:style-name="ce1">
            <text:p>Operation of warehousing and storage facilities for water transport activities of division 50</text:p>
          </table:table-cell>
          <table:table-cell table:number-columns-repeated="16382"/>
        </table:table-row>
        <table:table-row table:style-name="ro1">
          <table:table-cell office:value-type="string" table:style-name="ce1">
            <text:p>52102</text:p>
          </table:table-cell>
          <table:table-cell office:value-type="string" table:style-name="ce1">
            <text:p>Operation of warehousing and storage facilities for air transport activities of division 51</text:p>
          </table:table-cell>
          <table:table-cell table:number-columns-repeated="16382"/>
        </table:table-row>
        <table:table-row table:style-name="ro1">
          <table:table-cell office:value-type="string" table:style-name="ce1">
            <text:p>52103</text:p>
          </table:table-cell>
          <table:table-cell office:value-type="string" table:style-name="ce1">
            <text:p>Operation of warehousing and storage facilities for land transport activities of division 49</text:p>
          </table:table-cell>
          <table:table-cell table:number-columns-repeated="16382"/>
        </table:table-row>
        <table:table-row table:style-name="ro1">
          <table:table-cell office:value-type="string" table:style-name="ce1">
            <text:p>52200</text:p>
          </table:table-cell>
          <table:table-cell office:value-type="string" table:style-name="ce1">
            <text:p>Support activities for transportation</text:p>
          </table:table-cell>
          <table:table-cell table:number-columns-repeated="16382"/>
        </table:table-row>
        <table:table-row table:style-name="ro1">
          <table:table-cell office:value-type="string" table:style-name="ce1">
            <text:p>52210</text:p>
          </table:table-cell>
          <table:table-cell office:value-type="string" table:style-name="ce1">
            <text:p>Service activities incidental to land transportation</text:p>
          </table:table-cell>
          <table:table-cell table:number-columns-repeated="16382"/>
        </table:table-row>
        <table:table-row table:style-name="ro1">
          <table:table-cell office:value-type="string" table:style-name="ce1">
            <text:p>52211</text:p>
          </table:table-cell>
          <table:table-cell office:value-type="string" table:style-name="ce1">
            <text:p>Operation of rail freight terminals</text:p>
          </table:table-cell>
          <table:table-cell table:number-columns-repeated="16382"/>
        </table:table-row>
        <table:table-row table:style-name="ro1">
          <table:table-cell office:value-type="string" table:style-name="ce1">
            <text:p>52212</text:p>
          </table:table-cell>
          <table:table-cell office:value-type="string" table:style-name="ce1">
            <text:p>Operation of rail passenger facilities at railway stations</text:p>
          </table:table-cell>
          <table:table-cell table:number-columns-repeated="16382"/>
        </table:table-row>
        <table:table-row table:style-name="ro1">
          <table:table-cell office:value-type="string" table:style-name="ce1">
            <text:p>52213</text:p>
          </table:table-cell>
          <table:table-cell office:value-type="string" table:style-name="ce1">
            <text:p>Operation of bus and coach passenger facilities at bus and coach stations</text:p>
          </table:table-cell>
          <table:table-cell table:number-columns-repeated="16382"/>
        </table:table-row>
        <table:table-row table:style-name="ro1">
          <table:table-cell office:value-type="string" table:style-name="ce1">
            <text:p>52219</text:p>
          </table:table-cell>
          <table:table-cell office:value-type="string" table:style-name="ce1">
            <text:p>Other service activities incidental to land transportation, not elsewhere classified (not including operation of rail freight terminals, passenger facilities at railway stations or passenger facilities at bus and coach stations)</text:p>
          </table:table-cell>
          <table:table-cell table:number-columns-repeated="16382"/>
        </table:table-row>
        <table:table-row table:style-name="ro1">
          <table:table-cell office:value-type="string" table:style-name="ce1">
            <text:p>52220</text:p>
          </table:table-cell>
          <table:table-cell office:value-type="string" table:style-name="ce1">
            <text:p>Service activities incidental to water transportation</text:p>
          </table:table-cell>
          <table:table-cell table:number-columns-repeated="16382"/>
        </table:table-row>
        <table:table-row table:style-name="ro1">
          <table:table-cell office:value-type="string" table:style-name="ce1">
            <text:p>52230</text:p>
          </table:table-cell>
          <table:table-cell office:value-type="string" table:style-name="ce1">
            <text:p>Service activities incidental to air transportation</text:p>
          </table:table-cell>
          <table:table-cell table:number-columns-repeated="16382"/>
        </table:table-row>
        <table:table-row table:style-name="ro1">
          <table:table-cell office:value-type="string" table:style-name="ce1">
            <text:p>52240</text:p>
          </table:table-cell>
          <table:table-cell office:value-type="string" table:style-name="ce1">
            <text:p>Cargo handling</text:p>
          </table:table-cell>
          <table:table-cell table:number-columns-repeated="16382"/>
        </table:table-row>
        <table:table-row table:style-name="ro1">
          <table:table-cell office:value-type="string" table:style-name="ce1">
            <text:p>52241</text:p>
          </table:table-cell>
          <table:table-cell office:value-type="string" table:style-name="ce1">
            <text:p>Cargo handling for water transport activities of division 50</text:p>
          </table:table-cell>
          <table:table-cell table:number-columns-repeated="16382"/>
        </table:table-row>
        <table:table-row table:style-name="ro1">
          <table:table-cell office:value-type="string" table:style-name="ce1">
            <text:p>52242</text:p>
          </table:table-cell>
          <table:table-cell office:value-type="string" table:style-name="ce1">
            <text:p>Cargo handling for air transport activities of division 51</text:p>
          </table:table-cell>
          <table:table-cell table:number-columns-repeated="16382"/>
        </table:table-row>
        <table:table-row table:style-name="ro1">
          <table:table-cell office:value-type="string" table:style-name="ce1">
            <text:p>52243</text:p>
          </table:table-cell>
          <table:table-cell office:value-type="string" table:style-name="ce1">
            <text:p>Cargo handling for land transport activities of division 49</text:p>
          </table:table-cell>
          <table:table-cell table:number-columns-repeated="16382"/>
        </table:table-row>
        <table:table-row table:style-name="ro1">
          <table:table-cell office:value-type="string" table:style-name="ce1">
            <text:p>52290</text:p>
          </table:table-cell>
          <table:table-cell office:value-type="string" table:style-name="ce1">
            <text:p>Other transportation support activities</text:p>
          </table:table-cell>
          <table:table-cell table:number-columns-repeated="16382"/>
        </table:table-row>
        <table:table-row table:style-name="ro1">
          <table:table-cell office:value-type="string" table:style-name="ce1">
            <text:p>53000</text:p>
          </table:table-cell>
          <table:table-cell office:value-type="string" table:style-name="ce1">
            <text:p>Postal and courier activities</text:p>
          </table:table-cell>
          <table:table-cell table:number-columns-repeated="16382"/>
        </table:table-row>
        <table:table-row table:style-name="ro1">
          <table:table-cell office:value-type="string" table:style-name="ce1">
            <text:p>53100</text:p>
          </table:table-cell>
          <table:table-cell office:value-type="string" table:style-name="ce1">
            <text:p>Postal activities under universal service obligation</text:p>
          </table:table-cell>
          <table:table-cell table:number-columns-repeated="16382"/>
        </table:table-row>
        <table:table-row table:style-name="ro1" table:visibility="collapse">
          <table:table-cell office:value-type="string" table:style-name="ce1">
            <text:p>53100</text:p>
          </table:table-cell>
          <table:table-cell office:value-type="string" table:style-name="ce1">
            <text:p>Postal activities under universal service obligation</text:p>
          </table:table-cell>
          <table:table-cell table:number-columns-repeated="16382"/>
        </table:table-row>
        <table:table-row table:style-name="ro1">
          <table:table-cell office:value-type="string" table:style-name="ce1">
            <text:p>53200</text:p>
          </table:table-cell>
          <table:table-cell office:value-type="string" table:style-name="ce1">
            <text:p>Other postal and courier activities</text:p>
          </table:table-cell>
          <table:table-cell table:number-columns-repeated="16382"/>
        </table:table-row>
        <table:table-row table:style-name="ro1" table:visibility="collapse">
          <table:table-cell office:value-type="string" table:style-name="ce1">
            <text:p>53200</text:p>
          </table:table-cell>
          <table:table-cell office:value-type="string" table:style-name="ce1">
            <text:p>Other postal and courier activities</text:p>
          </table:table-cell>
          <table:table-cell table:number-columns-repeated="16382"/>
        </table:table-row>
        <table:table-row table:style-name="ro1">
          <table:table-cell office:value-type="string" table:style-name="ce1">
            <text:p>53201</text:p>
          </table:table-cell>
          <table:table-cell office:value-type="string" table:style-name="ce1">
            <text:p>Licensed carriers</text:p>
          </table:table-cell>
          <table:table-cell table:number-columns-repeated="16382"/>
        </table:table-row>
        <table:table-row table:style-name="ro1">
          <table:table-cell office:value-type="string" table:style-name="ce1">
            <text:p>53202</text:p>
          </table:table-cell>
          <table:table-cell office:value-type="string" table:style-name="ce1">
            <text:p>Unlicensed carriers</text:p>
          </table:table-cell>
          <table:table-cell table:number-columns-repeated="16382"/>
        </table:table-row>
        <table:table-row table:style-name="ro1">
          <table:table-cell office:value-type="string" table:style-name="ce1">
            <text:p>55000</text:p>
          </table:table-cell>
          <table:table-cell office:value-type="string" table:style-name="ce1">
            <text:p>Accommodation</text:p>
          </table:table-cell>
          <table:table-cell table:number-columns-repeated="16382"/>
        </table:table-row>
        <table:table-row table:style-name="ro1">
          <table:table-cell office:value-type="string" table:style-name="ce1">
            <text:p>55100</text:p>
          </table:table-cell>
          <table:table-cell office:value-type="string" table:style-name="ce1">
            <text:p>Hotels and similar accommodation</text:p>
          </table:table-cell>
          <table:table-cell table:number-columns-repeated="16382"/>
        </table:table-row>
        <table:table-row table:style-name="ro1" table:visibility="collapse">
          <table:table-cell office:value-type="string" table:style-name="ce1">
            <text:p>55100</text:p>
          </table:table-cell>
          <table:table-cell office:value-type="string" table:style-name="ce1">
            <text:p>Hotels and similar accommodation</text:p>
          </table:table-cell>
          <table:table-cell table:number-columns-repeated="16382"/>
        </table:table-row>
        <table:table-row table:style-name="ro1">
          <table:table-cell office:value-type="string" table:style-name="ce1">
            <text:p>55200</text:p>
          </table:table-cell>
          <table:table-cell office:value-type="string" table:style-name="ce1">
            <text:p>Holiday and other short-stay accommodation</text:p>
          </table:table-cell>
          <table:table-cell table:number-columns-repeated="16382"/>
        </table:table-row>
        <table:table-row table:style-name="ro1" table:visibility="collapse">
          <table:table-cell office:value-type="string" table:style-name="ce1">
            <text:p>55200</text:p>
          </table:table-cell>
          <table:table-cell office:value-type="string" table:style-name="ce1">
            <text:p>Holiday and other short-stay accommodation</text:p>
          </table:table-cell>
          <table:table-cell table:number-columns-repeated="16382"/>
        </table:table-row>
        <table:table-row table:style-name="ro1">
          <table:table-cell office:value-type="string" table:style-name="ce1">
            <text:p>55201</text:p>
          </table:table-cell>
          <table:table-cell office:value-type="string" table:style-name="ce1">
            <text:p>Holiday centres and villages</text:p>
          </table:table-cell>
          <table:table-cell table:number-columns-repeated="16382"/>
        </table:table-row>
        <table:table-row table:style-name="ro1">
          <table:table-cell office:value-type="string" table:style-name="ce1">
            <text:p>55202</text:p>
          </table:table-cell>
          <table:table-cell office:value-type="string" table:style-name="ce1">
            <text:p>Youth hostels</text:p>
          </table:table-cell>
          <table:table-cell table:number-columns-repeated="16382"/>
        </table:table-row>
        <table:table-row table:style-name="ro1">
          <table:table-cell office:value-type="string" table:style-name="ce1">
            <text:p>55209</text:p>
          </table:table-cell>
          <table:table-cell office:value-type="string" table:style-name="ce1">
            <text:p>Other holiday and other short-stay accommodation (not including holiday centres and villages or youth hostels) not elsewhere classified</text:p>
          </table:table-cell>
          <table:table-cell table:number-columns-repeated="16382"/>
        </table:table-row>
        <table:table-row table:style-name="ro1">
          <table:table-cell office:value-type="string" table:style-name="ce1">
            <text:p>55300</text:p>
          </table:table-cell>
          <table:table-cell office:value-type="string" table:style-name="ce1">
            <text:p>Camping grounds, recreational vehicle parks and trailer parks</text:p>
          </table:table-cell>
          <table:table-cell table:number-columns-repeated="16382"/>
        </table:table-row>
        <table:table-row table:style-name="ro1" table:visibility="collapse">
          <table:table-cell office:value-type="string" table:style-name="ce1">
            <text:p>55300</text:p>
          </table:table-cell>
          <table:table-cell office:value-type="string" table:style-name="ce1">
            <text:p>Camping grounds, recreational vehicle parks and trailer parks</text:p>
          </table:table-cell>
          <table:table-cell table:number-columns-repeated="16382"/>
        </table:table-row>
        <table:table-row table:style-name="ro1">
          <table:table-cell office:value-type="string" table:style-name="ce1">
            <text:p>55900</text:p>
          </table:table-cell>
          <table:table-cell office:value-type="string" table:style-name="ce1">
            <text:p>Other accommodation</text:p>
          </table:table-cell>
          <table:table-cell table:number-columns-repeated="16382"/>
        </table:table-row>
        <table:table-row table:style-name="ro1" table:visibility="collapse">
          <table:table-cell office:value-type="string" table:style-name="ce1">
            <text:p>55900</text:p>
          </table:table-cell>
          <table:table-cell office:value-type="string" table:style-name="ce1">
            <text:p>Other accommodation</text:p>
          </table:table-cell>
          <table:table-cell table:number-columns-repeated="16382"/>
        </table:table-row>
        <table:table-row table:style-name="ro1">
          <table:table-cell office:value-type="string" table:style-name="ce1">
            <text:p>56000</text:p>
          </table:table-cell>
          <table:table-cell office:value-type="string" table:style-name="ce1">
            <text:p>Food and beverage service activities</text:p>
          </table:table-cell>
          <table:table-cell table:number-columns-repeated="16382"/>
        </table:table-row>
        <table:table-row table:style-name="ro1">
          <table:table-cell office:value-type="string" table:style-name="ce1">
            <text:p>56100</text:p>
          </table:table-cell>
          <table:table-cell office:value-type="string" table:style-name="ce1">
            <text:p>Restaurants and mobile food service activities</text:p>
          </table:table-cell>
          <table:table-cell table:number-columns-repeated="16382"/>
        </table:table-row>
        <table:table-row table:style-name="ro1" table:visibility="collapse">
          <table:table-cell office:value-type="string" table:style-name="ce1">
            <text:p>56100</text:p>
          </table:table-cell>
          <table:table-cell office:value-type="string" table:style-name="ce1">
            <text:p>Restaurants and mobile food service activities</text:p>
          </table:table-cell>
          <table:table-cell table:number-columns-repeated="16382"/>
        </table:table-row>
        <table:table-row table:style-name="ro1">
          <table:table-cell office:value-type="string" table:style-name="ce1">
            <text:p>56101</text:p>
          </table:table-cell>
          <table:table-cell office:value-type="string" table:style-name="ce1">
            <text:p>Licensed restaurants</text:p>
          </table:table-cell>
          <table:table-cell table:number-columns-repeated="16382"/>
        </table:table-row>
        <table:table-row table:style-name="ro1">
          <table:table-cell office:value-type="string" table:style-name="ce1">
            <text:p>56102</text:p>
          </table:table-cell>
          <table:table-cell office:value-type="string" table:style-name="ce1">
            <text:p>Unlicensed restaurants and cafes</text:p>
          </table:table-cell>
          <table:table-cell table:number-columns-repeated="16382"/>
        </table:table-row>
        <table:table-row table:style-name="ro1">
          <table:table-cell office:value-type="string" table:style-name="ce1">
            <text:p>56103</text:p>
          </table:table-cell>
          <table:table-cell office:value-type="string" table:style-name="ce1">
            <text:p>Take away food shops and mobile food stands</text:p>
          </table:table-cell>
          <table:table-cell table:number-columns-repeated="16382"/>
        </table:table-row>
        <table:table-row table:style-name="ro1">
          <table:table-cell office:value-type="string" table:style-name="ce1">
            <text:p>56200</text:p>
          </table:table-cell>
          <table:table-cell office:value-type="string" table:style-name="ce1">
            <text:p>Event catering and other food service activities</text:p>
          </table:table-cell>
          <table:table-cell table:number-columns-repeated="16382"/>
        </table:table-row>
        <table:table-row table:style-name="ro1">
          <table:table-cell office:value-type="string" table:style-name="ce1">
            <text:p>56210</text:p>
          </table:table-cell>
          <table:table-cell office:value-type="string" table:style-name="ce1">
            <text:p>Event catering activities</text:p>
          </table:table-cell>
          <table:table-cell table:number-columns-repeated="16382"/>
        </table:table-row>
        <table:table-row table:style-name="ro1">
          <table:table-cell office:value-type="string" table:style-name="ce1">
            <text:p>56290</text:p>
          </table:table-cell>
          <table:table-cell office:value-type="string" table:style-name="ce1">
            <text:p>Other food service activities</text:p>
          </table:table-cell>
          <table:table-cell table:number-columns-repeated="16382"/>
        </table:table-row>
        <table:table-row table:style-name="ro1">
          <table:table-cell office:value-type="string" table:style-name="ce1">
            <text:p>56300</text:p>
          </table:table-cell>
          <table:table-cell office:value-type="string" table:style-name="ce1">
            <text:p>Beverage serving activities</text:p>
          </table:table-cell>
          <table:table-cell table:number-columns-repeated="16382"/>
        </table:table-row>
        <table:table-row table:style-name="ro1" table:visibility="collapse">
          <table:table-cell office:value-type="string" table:style-name="ce1">
            <text:p>56300</text:p>
          </table:table-cell>
          <table:table-cell office:value-type="string" table:style-name="ce1">
            <text:p>Beverage serving activities</text:p>
          </table:table-cell>
          <table:table-cell table:number-columns-repeated="16382"/>
        </table:table-row>
        <table:table-row table:style-name="ro1">
          <table:table-cell office:value-type="string" table:style-name="ce1">
            <text:p>56301</text:p>
          </table:table-cell>
          <table:table-cell office:value-type="string" table:style-name="ce1">
            <text:p>Licensed clubs</text:p>
          </table:table-cell>
          <table:table-cell table:number-columns-repeated="16382"/>
        </table:table-row>
        <table:table-row table:style-name="ro1">
          <table:table-cell office:value-type="string" table:style-name="ce1">
            <text:p>56302</text:p>
          </table:table-cell>
          <table:table-cell office:value-type="string" table:style-name="ce1">
            <text:p>Public houses and bars</text:p>
          </table:table-cell>
          <table:table-cell table:number-columns-repeated="16382"/>
        </table:table-row>
        <table:table-row table:style-name="ro1">
          <table:table-cell office:value-type="string" table:style-name="ce1">
            <text:p>58000</text:p>
          </table:table-cell>
          <table:table-cell office:value-type="string" table:style-name="ce1">
            <text:p>Publishing activities</text:p>
          </table:table-cell>
          <table:table-cell table:number-columns-repeated="16382"/>
        </table:table-row>
        <table:table-row table:style-name="ro1">
          <table:table-cell office:value-type="string" table:style-name="ce1">
            <text:p>58100</text:p>
          </table:table-cell>
          <table:table-cell office:value-type="string" table:style-name="ce1">
            <text:p>Publishing of books, periodicals and other publishing activities</text:p>
          </table:table-cell>
          <table:table-cell table:number-columns-repeated="16382"/>
        </table:table-row>
        <table:table-row table:style-name="ro1">
          <table:table-cell office:value-type="string" table:style-name="ce1">
            <text:p>58110</text:p>
          </table:table-cell>
          <table:table-cell office:value-type="string" table:style-name="ce1">
            <text:p>Book publishing</text:p>
          </table:table-cell>
          <table:table-cell table:number-columns-repeated="16382"/>
        </table:table-row>
        <table:table-row table:style-name="ro1">
          <table:table-cell office:value-type="string" table:style-name="ce1">
            <text:p>58120</text:p>
          </table:table-cell>
          <table:table-cell office:value-type="string" table:style-name="ce1">
            <text:p>Publishing of directories and mailing lists</text:p>
          </table:table-cell>
          <table:table-cell table:number-columns-repeated="16382"/>
        </table:table-row>
        <table:table-row table:style-name="ro1">
          <table:table-cell office:value-type="string" table:style-name="ce1">
            <text:p>58130</text:p>
          </table:table-cell>
          <table:table-cell office:value-type="string" table:style-name="ce1">
            <text:p>Publishing of newspapers</text:p>
          </table:table-cell>
          <table:table-cell table:number-columns-repeated="16382"/>
        </table:table-row>
        <table:table-row table:style-name="ro1">
          <table:table-cell office:value-type="string" table:style-name="ce1">
            <text:p>58140</text:p>
          </table:table-cell>
          <table:table-cell office:value-type="string" table:style-name="ce1">
            <text:p>Publishing of journals and periodicals</text:p>
          </table:table-cell>
          <table:table-cell table:number-columns-repeated="16382"/>
        </table:table-row>
        <table:table-row table:style-name="ro1">
          <table:table-cell office:value-type="string" table:style-name="ce1">
            <text:p>58141</text:p>
          </table:table-cell>
          <table:table-cell office:value-type="string" table:style-name="ce1">
            <text:p>Publishing of learned journals</text:p>
          </table:table-cell>
          <table:table-cell table:number-columns-repeated="16382"/>
        </table:table-row>
        <table:table-row table:style-name="ro1">
          <table:table-cell office:value-type="string" table:style-name="ce1">
            <text:p>58142</text:p>
          </table:table-cell>
          <table:table-cell office:value-type="string" table:style-name="ce1">
            <text:p>Publishing of consumer, business and professional journals and periodicals</text:p>
          </table:table-cell>
          <table:table-cell table:number-columns-repeated="16382"/>
        </table:table-row>
        <table:table-row table:style-name="ro1">
          <table:table-cell office:value-type="string" table:style-name="ce1">
            <text:p>58190</text:p>
          </table:table-cell>
          <table:table-cell office:value-type="string" table:style-name="ce1">
            <text:p>Other publishing activities</text:p>
          </table:table-cell>
          <table:table-cell table:number-columns-repeated="16382"/>
        </table:table-row>
        <table:table-row table:style-name="ro1">
          <table:table-cell office:value-type="string" table:style-name="ce1">
            <text:p>58200</text:p>
          </table:table-cell>
          <table:table-cell office:value-type="string" table:style-name="ce1">
            <text:p>Software publishing</text:p>
          </table:table-cell>
          <table:table-cell table:number-columns-repeated="16382"/>
        </table:table-row>
        <table:table-row table:style-name="ro1">
          <table:table-cell office:value-type="string" table:style-name="ce1">
            <text:p>58210</text:p>
          </table:table-cell>
          <table:table-cell office:value-type="string" table:style-name="ce1">
            <text:p>Publishing of computer games</text:p>
          </table:table-cell>
          <table:table-cell table:number-columns-repeated="16382"/>
        </table:table-row>
        <table:table-row table:style-name="ro1">
          <table:table-cell office:value-type="string" table:style-name="ce1">
            <text:p>58290</text:p>
          </table:table-cell>
          <table:table-cell office:value-type="string" table:style-name="ce1">
            <text:p>Other software publishing</text:p>
          </table:table-cell>
          <table:table-cell table:number-columns-repeated="16382"/>
        </table:table-row>
        <table:table-row table:style-name="ro1">
          <table:table-cell office:value-type="string" table:style-name="ce1">
            <text:p>59000</text:p>
          </table:table-cell>
          <table:table-cell office:value-type="string" table:style-name="ce1">
            <text:p>Motion picture, video and television programme production, sound recording and music publishing activities</text:p>
          </table:table-cell>
          <table:table-cell table:number-columns-repeated="16382"/>
        </table:table-row>
        <table:table-row table:style-name="ro1">
          <table:table-cell office:value-type="string" table:style-name="ce1">
            <text:p>59100</text:p>
          </table:table-cell>
          <table:table-cell office:value-type="string" table:style-name="ce1">
            <text:p>Motion picture, video and television programme activities</text:p>
          </table:table-cell>
          <table:table-cell table:number-columns-repeated="16382"/>
        </table:table-row>
        <table:table-row table:style-name="ro1">
          <table:table-cell office:value-type="string" table:style-name="ce1">
            <text:p>59110</text:p>
          </table:table-cell>
          <table:table-cell office:value-type="string" table:style-name="ce1">
            <text:p>Motion picture, video and television programme production activities</text:p>
          </table:table-cell>
          <table:table-cell table:number-columns-repeated="16382"/>
        </table:table-row>
        <table:table-row table:style-name="ro1">
          <table:table-cell office:value-type="string" table:style-name="ce1">
            <text:p>59111</text:p>
          </table:table-cell>
          <table:table-cell office:value-type="string" table:style-name="ce1">
            <text:p>Motion picture production activities</text:p>
          </table:table-cell>
          <table:table-cell table:number-columns-repeated="16382"/>
        </table:table-row>
        <table:table-row table:style-name="ro1">
          <table:table-cell office:value-type="string" table:style-name="ce1">
            <text:p>59112</text:p>
          </table:table-cell>
          <table:table-cell office:value-type="string" table:style-name="ce1">
            <text:p>Video production activities</text:p>
          </table:table-cell>
          <table:table-cell table:number-columns-repeated="16382"/>
        </table:table-row>
        <table:table-row table:style-name="ro1">
          <table:table-cell office:value-type="string" table:style-name="ce1">
            <text:p>59113</text:p>
          </table:table-cell>
          <table:table-cell office:value-type="string" table:style-name="ce1">
            <text:p>Television programme production activities</text:p>
          </table:table-cell>
          <table:table-cell table:number-columns-repeated="16382"/>
        </table:table-row>
        <table:table-row table:style-name="ro1">
          <table:table-cell office:value-type="string" table:style-name="ce1">
            <text:p>59120</text:p>
          </table:table-cell>
          <table:table-cell office:value-type="string" table:style-name="ce1">
            <text:p>Motion picture, video and television programme post-production activities</text:p>
          </table:table-cell>
          <table:table-cell table:number-columns-repeated="16382"/>
        </table:table-row>
        <table:table-row table:style-name="ro1">
          <table:table-cell office:value-type="string" table:style-name="ce1">
            <text:p>59130</text:p>
          </table:table-cell>
          <table:table-cell office:value-type="string" table:style-name="ce1">
            <text:p>Motion picture, video and television programme distribution activities</text:p>
          </table:table-cell>
          <table:table-cell table:number-columns-repeated="16382"/>
        </table:table-row>
        <table:table-row table:style-name="ro1">
          <table:table-cell office:value-type="string" table:style-name="ce1">
            <text:p>59131</text:p>
          </table:table-cell>
          <table:table-cell office:value-type="string" table:style-name="ce1">
            <text:p>Motion picture distribution activities</text:p>
          </table:table-cell>
          <table:table-cell table:number-columns-repeated="16382"/>
        </table:table-row>
        <table:table-row table:style-name="ro1">
          <table:table-cell office:value-type="string" table:style-name="ce1">
            <text:p>59132</text:p>
          </table:table-cell>
          <table:table-cell office:value-type="string" table:style-name="ce1">
            <text:p>Video distribution activities</text:p>
          </table:table-cell>
          <table:table-cell table:number-columns-repeated="16382"/>
        </table:table-row>
        <table:table-row table:style-name="ro1">
          <table:table-cell office:value-type="string" table:style-name="ce1">
            <text:p>59133</text:p>
          </table:table-cell>
          <table:table-cell office:value-type="string" table:style-name="ce1">
            <text:p>Television programme distribution activities</text:p>
          </table:table-cell>
          <table:table-cell table:number-columns-repeated="16382"/>
        </table:table-row>
        <table:table-row table:style-name="ro1">
          <table:table-cell office:value-type="string" table:style-name="ce1">
            <text:p>59140</text:p>
          </table:table-cell>
          <table:table-cell office:value-type="string" table:style-name="ce1">
            <text:p>Motion picture projection activities</text:p>
          </table:table-cell>
          <table:table-cell table:number-columns-repeated="16382"/>
        </table:table-row>
        <table:table-row table:style-name="ro1">
          <table:table-cell office:value-type="string" table:style-name="ce1">
            <text:p>59200</text:p>
          </table:table-cell>
          <table:table-cell office:value-type="string" table:style-name="ce1">
            <text:p>Sound recording and music publishing activities</text:p>
          </table:table-cell>
          <table:table-cell table:number-columns-repeated="16382"/>
        </table:table-row>
        <table:table-row table:style-name="ro1" table:visibility="collapse">
          <table:table-cell office:value-type="string" table:style-name="ce1">
            <text:p>59200</text:p>
          </table:table-cell>
          <table:table-cell office:value-type="string" table:style-name="ce1">
            <text:p>Sound recording and music publishing activities</text:p>
          </table:table-cell>
          <table:table-cell table:number-columns-repeated="16382"/>
        </table:table-row>
        <table:table-row table:style-name="ro1">
          <table:table-cell office:value-type="string" table:style-name="ce1">
            <text:p>60000</text:p>
          </table:table-cell>
          <table:table-cell office:value-type="string" table:style-name="ce1">
            <text:p>Programming and broadcasting activities</text:p>
          </table:table-cell>
          <table:table-cell table:number-columns-repeated="16382"/>
        </table:table-row>
        <table:table-row table:style-name="ro1">
          <table:table-cell office:value-type="string" table:style-name="ce1">
            <text:p>60100</text:p>
          </table:table-cell>
          <table:table-cell office:value-type="string" table:style-name="ce1">
            <text:p>Radio broadcasting</text:p>
          </table:table-cell>
          <table:table-cell table:number-columns-repeated="16382"/>
        </table:table-row>
        <table:table-row table:style-name="ro1" table:visibility="collapse">
          <table:table-cell office:value-type="string" table:style-name="ce1">
            <text:p>60100</text:p>
          </table:table-cell>
          <table:table-cell office:value-type="string" table:style-name="ce1">
            <text:p>Radio broadcasting</text:p>
          </table:table-cell>
          <table:table-cell table:number-columns-repeated="16382"/>
        </table:table-row>
        <table:table-row table:style-name="ro1">
          <table:table-cell office:value-type="string" table:style-name="ce1">
            <text:p>60200</text:p>
          </table:table-cell>
          <table:table-cell office:value-type="string" table:style-name="ce1">
            <text:p>Television programming and broadcasting activities</text:p>
          </table:table-cell>
          <table:table-cell table:number-columns-repeated="16382"/>
        </table:table-row>
        <table:table-row table:style-name="ro1" table:visibility="collapse">
          <table:table-cell office:value-type="string" table:style-name="ce1">
            <text:p>60200</text:p>
          </table:table-cell>
          <table:table-cell office:value-type="string" table:style-name="ce1">
            <text:p>Television programming and broadcasting activities</text:p>
          </table:table-cell>
          <table:table-cell table:number-columns-repeated="16382"/>
        </table:table-row>
        <table:table-row table:style-name="ro1">
          <table:table-cell office:value-type="string" table:style-name="ce1">
            <text:p>61000</text:p>
          </table:table-cell>
          <table:table-cell office:value-type="string" table:style-name="ce1">
            <text:p>Telecommunications</text:p>
          </table:table-cell>
          <table:table-cell table:number-columns-repeated="16382"/>
        </table:table-row>
        <table:table-row table:style-name="ro1">
          <table:table-cell office:value-type="string" table:style-name="ce1">
            <text:p>61100</text:p>
          </table:table-cell>
          <table:table-cell office:value-type="string" table:style-name="ce1">
            <text:p>Wired telecommunications activities</text:p>
          </table:table-cell>
          <table:table-cell table:number-columns-repeated="16382"/>
        </table:table-row>
        <table:table-row table:style-name="ro1" table:visibility="collapse">
          <table:table-cell office:value-type="string" table:style-name="ce1">
            <text:p>61100</text:p>
          </table:table-cell>
          <table:table-cell office:value-type="string" table:style-name="ce1">
            <text:p>Wired telecommunications activities</text:p>
          </table:table-cell>
          <table:table-cell table:number-columns-repeated="16382"/>
        </table:table-row>
        <table:table-row table:style-name="ro1">
          <table:table-cell office:value-type="string" table:style-name="ce1">
            <text:p>61200</text:p>
          </table:table-cell>
          <table:table-cell office:value-type="string" table:style-name="ce1">
            <text:p>Wireless telecommunications activities</text:p>
          </table:table-cell>
          <table:table-cell table:number-columns-repeated="16382"/>
        </table:table-row>
        <table:table-row table:style-name="ro1" table:visibility="collapse">
          <table:table-cell office:value-type="string" table:style-name="ce1">
            <text:p>61200</text:p>
          </table:table-cell>
          <table:table-cell office:value-type="string" table:style-name="ce1">
            <text:p>Wireless telecommunications activities</text:p>
          </table:table-cell>
          <table:table-cell table:number-columns-repeated="16382"/>
        </table:table-row>
        <table:table-row table:style-name="ro1">
          <table:table-cell office:value-type="string" table:style-name="ce1">
            <text:p>61300</text:p>
          </table:table-cell>
          <table:table-cell office:value-type="string" table:style-name="ce1">
            <text:p>Satellite telecommunications activities</text:p>
          </table:table-cell>
          <table:table-cell table:number-columns-repeated="16382"/>
        </table:table-row>
        <table:table-row table:style-name="ro1" table:visibility="collapse">
          <table:table-cell office:value-type="string" table:style-name="ce1">
            <text:p>61300</text:p>
          </table:table-cell>
          <table:table-cell office:value-type="string" table:style-name="ce1">
            <text:p>Satellite telecommunications activities</text:p>
          </table:table-cell>
          <table:table-cell table:number-columns-repeated="16382"/>
        </table:table-row>
        <table:table-row table:style-name="ro1">
          <table:table-cell office:value-type="string" table:style-name="ce1">
            <text:p>61900</text:p>
          </table:table-cell>
          <table:table-cell office:value-type="string" table:style-name="ce1">
            <text:p>Other telecommunications activities</text:p>
          </table:table-cell>
          <table:table-cell table:number-columns-repeated="16382"/>
        </table:table-row>
        <table:table-row table:style-name="ro1" table:visibility="collapse">
          <table:table-cell office:value-type="string" table:style-name="ce1">
            <text:p>61900</text:p>
          </table:table-cell>
          <table:table-cell office:value-type="string" table:style-name="ce1">
            <text:p>Other telecommunications activities</text:p>
          </table:table-cell>
          <table:table-cell table:number-columns-repeated="16382"/>
        </table:table-row>
        <table:table-row table:style-name="ro1">
          <table:table-cell office:value-type="string" table:style-name="ce1">
            <text:p>62000</text:p>
          </table:table-cell>
          <table:table-cell office:value-type="string" table:style-name="ce1">
            <text:p>Computer programming, consultancy and related activities</text:p>
          </table:table-cell>
          <table:table-cell table:number-columns-repeated="16382"/>
        </table:table-row>
        <table:table-row table:style-name="ro1" table:visibility="collapse">
          <table:table-cell office:value-type="string" table:style-name="ce1">
            <text:p>62000</text:p>
          </table:table-cell>
          <table:table-cell office:value-type="string" table:style-name="ce1">
            <text:p>Computer programming, consultancy and related activities</text:p>
          </table:table-cell>
          <table:table-cell table:number-columns-repeated="16382"/>
        </table:table-row>
        <table:table-row table:style-name="ro1">
          <table:table-cell office:value-type="string" table:style-name="ce1">
            <text:p>62010</text:p>
          </table:table-cell>
          <table:table-cell office:value-type="string" table:style-name="ce1">
            <text:p>Computer programming activities</text:p>
          </table:table-cell>
          <table:table-cell table:number-columns-repeated="16382"/>
        </table:table-row>
        <table:table-row table:style-name="ro1">
          <table:table-cell office:value-type="string" table:style-name="ce1">
            <text:p>62011</text:p>
          </table:table-cell>
          <table:table-cell office:value-type="string" table:style-name="ce1">
            <text:p>Ready-made interactive leisure and entertainment software development</text:p>
          </table:table-cell>
          <table:table-cell table:number-columns-repeated="16382"/>
        </table:table-row>
        <table:table-row table:style-name="ro1">
          <table:table-cell office:value-type="string" table:style-name="ce1">
            <text:p>62012</text:p>
          </table:table-cell>
          <table:table-cell office:value-type="string" table:style-name="ce1">
            <text:p>Business and domestic software development</text:p>
          </table:table-cell>
          <table:table-cell table:number-columns-repeated="16382"/>
        </table:table-row>
        <table:table-row table:style-name="ro1">
          <table:table-cell office:value-type="string" table:style-name="ce1">
            <text:p>62020</text:p>
          </table:table-cell>
          <table:table-cell office:value-type="string" table:style-name="ce1">
            <text:p>Computer consultancy activities</text:p>
          </table:table-cell>
          <table:table-cell table:number-columns-repeated="16382"/>
        </table:table-row>
        <table:table-row table:style-name="ro1">
          <table:table-cell office:value-type="string" table:style-name="ce1">
            <text:p>62030</text:p>
          </table:table-cell>
          <table:table-cell office:value-type="string" table:style-name="ce1">
            <text:p>Computer facilities management activities</text:p>
          </table:table-cell>
          <table:table-cell table:number-columns-repeated="16382"/>
        </table:table-row>
        <table:table-row table:style-name="ro1">
          <table:table-cell office:value-type="string" table:style-name="ce1">
            <text:p>62090</text:p>
          </table:table-cell>
          <table:table-cell office:value-type="string" table:style-name="ce1">
            <text:p>Other information technology and computer service activities</text:p>
          </table:table-cell>
          <table:table-cell table:number-columns-repeated="16382"/>
        </table:table-row>
        <table:table-row table:style-name="ro1">
          <table:table-cell office:value-type="string" table:style-name="ce1">
            <text:p>63000</text:p>
          </table:table-cell>
          <table:table-cell office:value-type="string" table:style-name="ce1">
            <text:p>Information service activities</text:p>
          </table:table-cell>
          <table:table-cell table:number-columns-repeated="16382"/>
        </table:table-row>
        <table:table-row table:style-name="ro1">
          <table:table-cell office:value-type="string" table:style-name="ce1">
            <text:p>63100</text:p>
          </table:table-cell>
          <table:table-cell office:value-type="string" table:style-name="ce1">
            <text:p>Data processing, hosting and related activities; web portals</text:p>
          </table:table-cell>
          <table:table-cell table:number-columns-repeated="16382"/>
        </table:table-row>
        <table:table-row table:style-name="ro1">
          <table:table-cell office:value-type="string" table:style-name="ce1">
            <text:p>63110</text:p>
          </table:table-cell>
          <table:table-cell office:value-type="string" table:style-name="ce1">
            <text:p>Data processing, hosting and related activities</text:p>
          </table:table-cell>
          <table:table-cell table:number-columns-repeated="16382"/>
        </table:table-row>
        <table:table-row table:style-name="ro1">
          <table:table-cell office:value-type="string" table:style-name="ce1">
            <text:p>63120</text:p>
          </table:table-cell>
          <table:table-cell office:value-type="string" table:style-name="ce1">
            <text:p>Web portals</text:p>
          </table:table-cell>
          <table:table-cell table:number-columns-repeated="16382"/>
        </table:table-row>
        <table:table-row table:style-name="ro1">
          <table:table-cell office:value-type="string" table:style-name="ce1">
            <text:p>63900</text:p>
          </table:table-cell>
          <table:table-cell office:value-type="string" table:style-name="ce1">
            <text:p>Other information service activities</text:p>
          </table:table-cell>
          <table:table-cell table:number-columns-repeated="16382"/>
        </table:table-row>
        <table:table-row table:style-name="ro1">
          <table:table-cell office:value-type="string" table:style-name="ce1">
            <text:p>63910</text:p>
          </table:table-cell>
          <table:table-cell office:value-type="string" table:style-name="ce1">
            <text:p>News agency activities</text:p>
          </table:table-cell>
          <table:table-cell table:number-columns-repeated="16382"/>
        </table:table-row>
        <table:table-row table:style-name="ro1">
          <table:table-cell office:value-type="string" table:style-name="ce1">
            <text:p>63990</text:p>
          </table:table-cell>
          <table:table-cell office:value-type="string" table:style-name="ce1">
            <text:p>Other information service activities not elsewhere classified</text:p>
          </table:table-cell>
          <table:table-cell table:number-columns-repeated="16382"/>
        </table:table-row>
        <table:table-row table:style-name="ro1">
          <table:table-cell office:value-type="string" table:style-name="ce1">
            <text:p>64000</text:p>
          </table:table-cell>
          <table:table-cell office:value-type="string" table:style-name="ce1">
            <text:p>Financial service activities, except insurance and pension funding</text:p>
          </table:table-cell>
          <table:table-cell table:number-columns-repeated="16382"/>
        </table:table-row>
        <table:table-row table:style-name="ro1">
          <table:table-cell office:value-type="string" table:style-name="ce1">
            <text:p>64100</text:p>
          </table:table-cell>
          <table:table-cell office:value-type="string" table:style-name="ce1">
            <text:p>Monetary intermediation</text:p>
          </table:table-cell>
          <table:table-cell table:number-columns-repeated="16382"/>
        </table:table-row>
        <table:table-row table:style-name="ro1">
          <table:table-cell office:value-type="string" table:style-name="ce1">
            <text:p>64110</text:p>
          </table:table-cell>
          <table:table-cell office:value-type="string" table:style-name="ce1">
            <text:p>Central banking</text:p>
          </table:table-cell>
          <table:table-cell table:number-columns-repeated="16382"/>
        </table:table-row>
        <table:table-row table:style-name="ro1">
          <table:table-cell office:value-type="string" table:style-name="ce1">
            <text:p>64190</text:p>
          </table:table-cell>
          <table:table-cell office:value-type="string" table:style-name="ce1">
            <text:p>Other monetary intermediation</text:p>
          </table:table-cell>
          <table:table-cell table:number-columns-repeated="16382"/>
        </table:table-row>
        <table:table-row table:style-name="ro1">
          <table:table-cell office:value-type="string" table:style-name="ce1">
            <text:p>64191</text:p>
          </table:table-cell>
          <table:table-cell office:value-type="string" table:style-name="ce1">
            <text:p>Banks</text:p>
          </table:table-cell>
          <table:table-cell table:number-columns-repeated="16382"/>
        </table:table-row>
        <table:table-row table:style-name="ro1">
          <table:table-cell office:value-type="string" table:style-name="ce1">
            <text:p>64192</text:p>
          </table:table-cell>
          <table:table-cell office:value-type="string" table:style-name="ce1">
            <text:p>Building societies</text:p>
          </table:table-cell>
          <table:table-cell table:number-columns-repeated="16382"/>
        </table:table-row>
        <table:table-row table:style-name="ro1">
          <table:table-cell office:value-type="string" table:style-name="ce1">
            <text:p>64200</text:p>
          </table:table-cell>
          <table:table-cell office:value-type="string" table:style-name="ce1">
            <text:p>Activities of holding companies</text:p>
          </table:table-cell>
          <table:table-cell table:number-columns-repeated="16382"/>
        </table:table-row>
        <table:table-row table:style-name="ro1" table:visibility="collapse">
          <table:table-cell office:value-type="string" table:style-name="ce1">
            <text:p>64200</text:p>
          </table:table-cell>
          <table:table-cell office:value-type="string" table:style-name="ce1">
            <text:p>Activities of holding companies</text:p>
          </table:table-cell>
          <table:table-cell table:number-columns-repeated="16382"/>
        </table:table-row>
        <table:table-row table:style-name="ro1">
          <table:table-cell office:value-type="string" table:style-name="ce1">
            <text:p>64201</text:p>
          </table:table-cell>
          <table:table-cell office:value-type="string" table:style-name="ce1">
            <text:p>Activities of agricultural holding companies</text:p>
          </table:table-cell>
          <table:table-cell table:number-columns-repeated="16382"/>
        </table:table-row>
        <table:table-row table:style-name="ro1">
          <table:table-cell office:value-type="string" table:style-name="ce1">
            <text:p>64202</text:p>
          </table:table-cell>
          <table:table-cell office:value-type="string" table:style-name="ce1">
            <text:p>Activities of production holding companies</text:p>
          </table:table-cell>
          <table:table-cell table:number-columns-repeated="16382"/>
        </table:table-row>
        <table:table-row table:style-name="ro1">
          <table:table-cell office:value-type="string" table:style-name="ce1">
            <text:p>64203</text:p>
          </table:table-cell>
          <table:table-cell office:value-type="string" table:style-name="ce1">
            <text:p>Activities of construction holding companies</text:p>
          </table:table-cell>
          <table:table-cell table:number-columns-repeated="16382"/>
        </table:table-row>
        <table:table-row table:style-name="ro1">
          <table:table-cell office:value-type="string" table:style-name="ce1">
            <text:p>64204</text:p>
          </table:table-cell>
          <table:table-cell office:value-type="string" table:style-name="ce1">
            <text:p>Activities of distribution holding companies</text:p>
          </table:table-cell>
          <table:table-cell table:number-columns-repeated="16382"/>
        </table:table-row>
        <table:table-row table:style-name="ro1">
          <table:table-cell office:value-type="string" table:style-name="ce1">
            <text:p>64205</text:p>
          </table:table-cell>
          <table:table-cell office:value-type="string" table:style-name="ce1">
            <text:p>Activities of financial services holding companies</text:p>
          </table:table-cell>
          <table:table-cell table:number-columns-repeated="16382"/>
        </table:table-row>
        <table:table-row table:style-name="ro1">
          <table:table-cell office:value-type="string" table:style-name="ce1">
            <text:p>64209</text:p>
          </table:table-cell>
          <table:table-cell office:value-type="string" table:style-name="ce1">
            <text:p>Activities of other holding companies (not including agricultural, production, construction, distribution and financial services holding companies) not elsewhere classified</text:p>
          </table:table-cell>
          <table:table-cell table:number-columns-repeated="16382"/>
        </table:table-row>
        <table:table-row table:style-name="ro1">
          <table:table-cell office:value-type="string" table:style-name="ce1">
            <text:p>64300</text:p>
          </table:table-cell>
          <table:table-cell office:value-type="string" table:style-name="ce1">
            <text:p>Trusts, funds and similar financial entities</text:p>
          </table:table-cell>
          <table:table-cell table:number-columns-repeated="16382"/>
        </table:table-row>
        <table:table-row table:style-name="ro1" table:visibility="collapse">
          <table:table-cell office:value-type="string" table:style-name="ce1">
            <text:p>64300</text:p>
          </table:table-cell>
          <table:table-cell office:value-type="string" table:style-name="ce1">
            <text:p>Trusts, funds and similar financial entities</text:p>
          </table:table-cell>
          <table:table-cell table:number-columns-repeated="16382"/>
        </table:table-row>
        <table:table-row table:style-name="ro1">
          <table:table-cell office:value-type="string" table:style-name="ce1">
            <text:p>64301</text:p>
          </table:table-cell>
          <table:table-cell office:value-type="string" table:style-name="ce1">
            <text:p>Activities of investment trusts</text:p>
          </table:table-cell>
          <table:table-cell table:number-columns-repeated="16382"/>
        </table:table-row>
        <table:table-row table:style-name="ro1">
          <table:table-cell office:value-type="string" table:style-name="ce1">
            <text:p>64302</text:p>
          </table:table-cell>
          <table:table-cell office:value-type="string" table:style-name="ce1">
            <text:p>Activities of unit trusts</text:p>
          </table:table-cell>
          <table:table-cell table:number-columns-repeated="16382"/>
        </table:table-row>
        <table:table-row table:style-name="ro1">
          <table:table-cell office:value-type="string" table:style-name="ce1">
            <text:p>64303</text:p>
          </table:table-cell>
          <table:table-cell office:value-type="string" table:style-name="ce1">
            <text:p>Activities of venture and development capital companies</text:p>
          </table:table-cell>
          <table:table-cell table:number-columns-repeated="16382"/>
        </table:table-row>
        <table:table-row table:style-name="ro1">
          <table:table-cell office:value-type="string" table:style-name="ce1">
            <text:p>64304</text:p>
          </table:table-cell>
          <table:table-cell office:value-type="string" table:style-name="ce1">
            <text:p>Activities of open-ended investment companies</text:p>
          </table:table-cell>
          <table:table-cell table:number-columns-repeated="16382"/>
        </table:table-row>
        <table:table-row table:style-name="ro1">
          <table:table-cell office:value-type="string" table:style-name="ce1">
            <text:p>64305</text:p>
          </table:table-cell>
          <table:table-cell office:value-type="string" table:style-name="ce1">
            <text:p>Activities of property unit trusts</text:p>
          </table:table-cell>
          <table:table-cell table:number-columns-repeated="16382"/>
        </table:table-row>
        <table:table-row table:style-name="ro1">
          <table:table-cell office:value-type="string" table:style-name="ce1">
            <text:p>64306</text:p>
          </table:table-cell>
          <table:table-cell office:value-type="string" table:style-name="ce1">
            <text:p>Activities of real estate investment trusts</text:p>
          </table:table-cell>
          <table:table-cell table:number-columns-repeated="16382"/>
        </table:table-row>
        <table:table-row table:style-name="ro1">
          <table:table-cell office:value-type="string" table:style-name="ce1">
            <text:p>64900</text:p>
          </table:table-cell>
          <table:table-cell office:value-type="string" table:style-name="ce1">
            <text:p>Other financial service activities, except insurance and pension funding</text:p>
          </table:table-cell>
          <table:table-cell table:number-columns-repeated="16382"/>
        </table:table-row>
        <table:table-row table:style-name="ro1">
          <table:table-cell office:value-type="string" table:style-name="ce1">
            <text:p>64910</text:p>
          </table:table-cell>
          <table:table-cell office:value-type="string" table:style-name="ce1">
            <text:p>Financial leasing</text:p>
          </table:table-cell>
          <table:table-cell table:number-columns-repeated="16382"/>
        </table:table-row>
        <table:table-row table:style-name="ro1">
          <table:table-cell office:value-type="string" table:style-name="ce1">
            <text:p>64920</text:p>
          </table:table-cell>
          <table:table-cell office:value-type="string" table:style-name="ce1">
            <text:p>Other credit granting</text:p>
          </table:table-cell>
          <table:table-cell table:number-columns-repeated="16382"/>
        </table:table-row>
        <table:table-row table:style-name="ro1">
          <table:table-cell office:value-type="string" table:style-name="ce1">
            <text:p>64921</text:p>
          </table:table-cell>
          <table:table-cell office:value-type="string" table:style-name="ce1">
            <text:p>Credit granting by non-deposit taking finance houses and other specialist consumer credit grantors</text:p>
          </table:table-cell>
          <table:table-cell table:number-columns-repeated="16382"/>
        </table:table-row>
        <table:table-row table:style-name="ro1">
          <table:table-cell office:value-type="string" table:style-name="ce1">
            <text:p>64922</text:p>
          </table:table-cell>
          <table:table-cell office:value-type="string" table:style-name="ce1">
            <text:p>Activities of mortgage finance companies</text:p>
          </table:table-cell>
          <table:table-cell table:number-columns-repeated="16382"/>
        </table:table-row>
        <table:table-row table:style-name="ro1">
          <table:table-cell office:value-type="string" table:style-name="ce1">
            <text:p>64929</text:p>
          </table:table-cell>
          <table:table-cell office:value-type="string" table:style-name="ce1">
            <text:p>Other credit granting (not including credit granting by non-deposit taking finance houses and other specialist consumer credit grantors and activities of mortgage finance companies) not elsewhere classified</text:p>
          </table:table-cell>
          <table:table-cell table:number-columns-repeated="16382"/>
        </table:table-row>
        <table:table-row table:style-name="ro1">
          <table:table-cell office:value-type="string" table:style-name="ce1">
            <text:p>64990</text:p>
          </table:table-cell>
          <table:table-cell office:value-type="string" table:style-name="ce1">
            <text:p>Other financial service activities, except insurance and pension funding, not elsewhere classified</text:p>
          </table:table-cell>
          <table:table-cell table:number-columns-repeated="16382"/>
        </table:table-row>
        <table:table-row table:style-name="ro1">
          <table:table-cell office:value-type="string" table:style-name="ce1">
            <text:p>64991</text:p>
          </table:table-cell>
          <table:table-cell office:value-type="string" table:style-name="ce1">
            <text:p>Security dealing on own account</text:p>
          </table:table-cell>
          <table:table-cell table:number-columns-repeated="16382"/>
        </table:table-row>
        <table:table-row table:style-name="ro1">
          <table:table-cell office:value-type="string" table:style-name="ce1">
            <text:p>64992</text:p>
          </table:table-cell>
          <table:table-cell office:value-type="string" table:style-name="ce1">
            <text:p>Factoring</text:p>
          </table:table-cell>
          <table:table-cell table:number-columns-repeated="16382"/>
        </table:table-row>
        <table:table-row table:style-name="ro1">
          <table:table-cell office:value-type="string" table:style-name="ce1">
            <text:p>64999</text:p>
          </table:table-cell>
          <table:table-cell office:value-type="string" table:style-name="ce1">
            <text:p>Other financial service activities, except insurance and pension funding, (not including security dealing on own account and factoring) not elsewhere classified</text:p>
          </table:table-cell>
          <table:table-cell table:number-columns-repeated="16382"/>
        </table:table-row>
        <table:table-row table:style-name="ro1">
          <table:table-cell office:value-type="string" table:style-name="ce1">
            <text:p>65000</text:p>
          </table:table-cell>
          <table:table-cell office:value-type="string" table:style-name="ce1">
            <text:p>Insurance, reinsurance and pension funding, except compulsory social security</text:p>
          </table:table-cell>
          <table:table-cell table:number-columns-repeated="16382"/>
        </table:table-row>
        <table:table-row table:style-name="ro1">
          <table:table-cell office:value-type="string" table:style-name="ce1">
            <text:p>65100</text:p>
          </table:table-cell>
          <table:table-cell office:value-type="string" table:style-name="ce1">
            <text:p>Insurance</text:p>
          </table:table-cell>
          <table:table-cell table:number-columns-repeated="16382"/>
        </table:table-row>
        <table:table-row table:style-name="ro1">
          <table:table-cell office:value-type="string" table:style-name="ce1">
            <text:p>65110</text:p>
          </table:table-cell>
          <table:table-cell office:value-type="string" table:style-name="ce1">
            <text:p>Life insurance</text:p>
          </table:table-cell>
          <table:table-cell table:number-columns-repeated="16382"/>
        </table:table-row>
        <table:table-row table:style-name="ro1">
          <table:table-cell office:value-type="string" table:style-name="ce1">
            <text:p>65120</text:p>
          </table:table-cell>
          <table:table-cell office:value-type="string" table:style-name="ce1">
            <text:p>Non-life insurance</text:p>
          </table:table-cell>
          <table:table-cell table:number-columns-repeated="16382"/>
        </table:table-row>
        <table:table-row table:style-name="ro1">
          <table:table-cell office:value-type="string" table:style-name="ce1">
            <text:p>65200</text:p>
          </table:table-cell>
          <table:table-cell office:value-type="string" table:style-name="ce1">
            <text:p>Reinsurance</text:p>
          </table:table-cell>
          <table:table-cell table:number-columns-repeated="16382"/>
        </table:table-row>
        <table:table-row table:style-name="ro1" table:visibility="collapse">
          <table:table-cell office:value-type="string" table:style-name="ce1">
            <text:p>65200</text:p>
          </table:table-cell>
          <table:table-cell office:value-type="string" table:style-name="ce1">
            <text:p>Reinsurance</text:p>
          </table:table-cell>
          <table:table-cell table:number-columns-repeated="16382"/>
        </table:table-row>
        <table:table-row table:style-name="ro1">
          <table:table-cell office:value-type="string" table:style-name="ce1">
            <text:p>65201</text:p>
          </table:table-cell>
          <table:table-cell office:value-type="string" table:style-name="ce1">
            <text:p>Life reinsurance</text:p>
          </table:table-cell>
          <table:table-cell table:number-columns-repeated="16382"/>
        </table:table-row>
        <table:table-row table:style-name="ro1">
          <table:table-cell office:value-type="string" table:style-name="ce1">
            <text:p>65202</text:p>
          </table:table-cell>
          <table:table-cell office:value-type="string" table:style-name="ce1">
            <text:p>Non-life reinsurance</text:p>
          </table:table-cell>
          <table:table-cell table:number-columns-repeated="16382"/>
        </table:table-row>
        <table:table-row table:style-name="ro1">
          <table:table-cell office:value-type="string" table:style-name="ce1">
            <text:p>65300</text:p>
          </table:table-cell>
          <table:table-cell office:value-type="string" table:style-name="ce1">
            <text:p>Pension funding</text:p>
          </table:table-cell>
          <table:table-cell table:number-columns-repeated="16382"/>
        </table:table-row>
        <table:table-row table:style-name="ro1" table:visibility="collapse">
          <table:table-cell office:value-type="string" table:style-name="ce1">
            <text:p>65300</text:p>
          </table:table-cell>
          <table:table-cell office:value-type="string" table:style-name="ce1">
            <text:p>Pension funding</text:p>
          </table:table-cell>
          <table:table-cell table:number-columns-repeated="16382"/>
        </table:table-row>
        <table:table-row table:style-name="ro1">
          <table:table-cell office:value-type="string" table:style-name="ce1">
            <text:p>66000</text:p>
          </table:table-cell>
          <table:table-cell office:value-type="string" table:style-name="ce1">
            <text:p>Activities auxiliary to financial services and insurance activities</text:p>
          </table:table-cell>
          <table:table-cell table:number-columns-repeated="16382"/>
        </table:table-row>
        <table:table-row table:style-name="ro1">
          <table:table-cell office:value-type="string" table:style-name="ce1">
            <text:p>66100</text:p>
          </table:table-cell>
          <table:table-cell office:value-type="string" table:style-name="ce1">
            <text:p>Activities auxiliary to financial services, except insurance and pension funding</text:p>
          </table:table-cell>
          <table:table-cell table:number-columns-repeated="16382"/>
        </table:table-row>
        <table:table-row table:style-name="ro1">
          <table:table-cell office:value-type="string" table:style-name="ce1">
            <text:p>66110</text:p>
          </table:table-cell>
          <table:table-cell office:value-type="string" table:style-name="ce1">
            <text:p>Administration of financial markets</text:p>
          </table:table-cell>
          <table:table-cell table:number-columns-repeated="16382"/>
        </table:table-row>
        <table:table-row table:style-name="ro1">
          <table:table-cell office:value-type="string" table:style-name="ce1">
            <text:p>66120</text:p>
          </table:table-cell>
          <table:table-cell office:value-type="string" table:style-name="ce1">
            <text:p>Security and commodity contracts brokerage</text:p>
          </table:table-cell>
          <table:table-cell table:number-columns-repeated="16382"/>
        </table:table-row>
        <table:table-row table:style-name="ro1">
          <table:table-cell office:value-type="string" table:style-name="ce1">
            <text:p>66190</text:p>
          </table:table-cell>
          <table:table-cell office:value-type="string" table:style-name="ce1">
            <text:p>Other activities auxiliary to financial services, except insurance and pension funding</text:p>
          </table:table-cell>
          <table:table-cell table:number-columns-repeated="16382"/>
        </table:table-row>
        <table:table-row table:style-name="ro1">
          <table:table-cell office:value-type="string" table:style-name="ce1">
            <text:p>66200</text:p>
          </table:table-cell>
          <table:table-cell office:value-type="string" table:style-name="ce1">
            <text:p>Activities auxiliary to insurance and pension funding</text:p>
          </table:table-cell>
          <table:table-cell table:number-columns-repeated="16382"/>
        </table:table-row>
        <table:table-row table:style-name="ro1">
          <table:table-cell office:value-type="string" table:style-name="ce1">
            <text:p>66210</text:p>
          </table:table-cell>
          <table:table-cell office:value-type="string" table:style-name="ce1">
            <text:p>Risk and damage evaluation</text:p>
          </table:table-cell>
          <table:table-cell table:number-columns-repeated="16382"/>
        </table:table-row>
        <table:table-row table:style-name="ro1">
          <table:table-cell office:value-type="string" table:style-name="ce1">
            <text:p>66220</text:p>
          </table:table-cell>
          <table:table-cell office:value-type="string" table:style-name="ce1">
            <text:p>Activities of insurance agents and brokers</text:p>
          </table:table-cell>
          <table:table-cell table:number-columns-repeated="16382"/>
        </table:table-row>
        <table:table-row table:style-name="ro1">
          <table:table-cell office:value-type="string" table:style-name="ce1">
            <text:p>66290</text:p>
          </table:table-cell>
          <table:table-cell office:value-type="string" table:style-name="ce1">
            <text:p>Other activities auxiliary to insurance and pension funding</text:p>
          </table:table-cell>
          <table:table-cell table:number-columns-repeated="16382"/>
        </table:table-row>
        <table:table-row table:style-name="ro1">
          <table:table-cell office:value-type="string" table:style-name="ce1">
            <text:p>66300</text:p>
          </table:table-cell>
          <table:table-cell office:value-type="string" table:style-name="ce1">
            <text:p>Fund management activities</text:p>
          </table:table-cell>
          <table:table-cell table:number-columns-repeated="16382"/>
        </table:table-row>
        <table:table-row table:style-name="ro1" table:visibility="collapse">
          <table:table-cell office:value-type="string" table:style-name="ce1">
            <text:p>66300</text:p>
          </table:table-cell>
          <table:table-cell office:value-type="string" table:style-name="ce1">
            <text:p>Fund management activities</text:p>
          </table:table-cell>
          <table:table-cell table:number-columns-repeated="16382"/>
        </table:table-row>
        <table:table-row table:style-name="ro1">
          <table:table-cell office:value-type="string" table:style-name="ce1">
            <text:p>68000</text:p>
          </table:table-cell>
          <table:table-cell office:value-type="string" table:style-name="ce1">
            <text:p>Real estate activities</text:p>
          </table:table-cell>
          <table:table-cell table:number-columns-repeated="16382"/>
        </table:table-row>
        <table:table-row table:style-name="ro1">
          <table:table-cell office:value-type="string" table:style-name="ce1">
            <text:p>68100</text:p>
          </table:table-cell>
          <table:table-cell office:value-type="string" table:style-name="ce1">
            <text:p>Buying and selling of own real estate</text:p>
          </table:table-cell>
          <table:table-cell table:number-columns-repeated="16382"/>
        </table:table-row>
        <table:table-row table:style-name="ro1" table:visibility="collapse">
          <table:table-cell office:value-type="string" table:style-name="ce1">
            <text:p>68100</text:p>
          </table:table-cell>
          <table:table-cell office:value-type="string" table:style-name="ce1">
            <text:p>Buying and selling of own real estate</text:p>
          </table:table-cell>
          <table:table-cell table:number-columns-repeated="16382"/>
        </table:table-row>
        <table:table-row table:style-name="ro1">
          <table:table-cell office:value-type="string" table:style-name="ce1">
            <text:p>68200</text:p>
          </table:table-cell>
          <table:table-cell office:value-type="string" table:style-name="ce1">
            <text:p>Renting and operating of own or leased real estate</text:p>
          </table:table-cell>
          <table:table-cell table:number-columns-repeated="16382"/>
        </table:table-row>
        <table:table-row table:style-name="ro1" table:visibility="collapse">
          <table:table-cell office:value-type="string" table:style-name="ce1">
            <text:p>68200</text:p>
          </table:table-cell>
          <table:table-cell office:value-type="string" table:style-name="ce1">
            <text:p>Renting and operating of own or leased real estate</text:p>
          </table:table-cell>
          <table:table-cell table:number-columns-repeated="16382"/>
        </table:table-row>
        <table:table-row table:style-name="ro1">
          <table:table-cell office:value-type="string" table:style-name="ce1">
            <text:p>68201</text:p>
          </table:table-cell>
          <table:table-cell office:value-type="string" table:style-name="ce1">
            <text:p>Renting and operating of housing association real estate</text:p>
          </table:table-cell>
          <table:table-cell table:number-columns-repeated="16382"/>
        </table:table-row>
        <table:table-row table:style-name="ro1">
          <table:table-cell office:value-type="string" table:style-name="ce1">
            <text:p>68202</text:p>
          </table:table-cell>
          <table:table-cell office:value-type="string" table:style-name="ce1">
            <text:p>Letting and operating of conference and exhibition centres</text:p>
          </table:table-cell>
          <table:table-cell table:number-columns-repeated="16382"/>
        </table:table-row>
        <table:table-row table:style-name="ro1">
          <table:table-cell office:value-type="string" table:style-name="ce1">
            <text:p>68209</text:p>
          </table:table-cell>
          <table:table-cell office:value-type="string" table:style-name="ce1">
            <text:p>Letting and operating of own or leased real estate (other than housing association real estate and conference and exhibition services) not elsewhere classified</text:p>
          </table:table-cell>
          <table:table-cell table:number-columns-repeated="16382"/>
        </table:table-row>
        <table:table-row table:style-name="ro1">
          <table:table-cell office:value-type="string" table:style-name="ce1">
            <text:p>68300</text:p>
          </table:table-cell>
          <table:table-cell office:value-type="string" table:style-name="ce1">
            <text:p>Real estate activities on a fee or contract basis</text:p>
          </table:table-cell>
          <table:table-cell table:number-columns-repeated="16382"/>
        </table:table-row>
        <table:table-row table:style-name="ro1">
          <table:table-cell office:value-type="string" table:style-name="ce1">
            <text:p>68310</text:p>
          </table:table-cell>
          <table:table-cell office:value-type="string" table:style-name="ce1">
            <text:p>Real estate agencies</text:p>
          </table:table-cell>
          <table:table-cell table:number-columns-repeated="16382"/>
        </table:table-row>
        <table:table-row table:style-name="ro1">
          <table:table-cell office:value-type="string" table:style-name="ce1">
            <text:p>68320</text:p>
          </table:table-cell>
          <table:table-cell office:value-type="string" table:style-name="ce1">
            <text:p>Management of real estate on a fee or contract basis</text:p>
          </table:table-cell>
          <table:table-cell table:number-columns-repeated="16382"/>
        </table:table-row>
        <table:table-row table:style-name="ro1">
          <table:table-cell office:value-type="string" table:style-name="ce1">
            <text:p>69000</text:p>
          </table:table-cell>
          <table:table-cell office:value-type="string" table:style-name="ce1">
            <text:p>Legal and accounting activities</text:p>
          </table:table-cell>
          <table:table-cell table:number-columns-repeated="16382"/>
        </table:table-row>
        <table:table-row table:style-name="ro1">
          <table:table-cell office:value-type="string" table:style-name="ce1">
            <text:p>69100</text:p>
          </table:table-cell>
          <table:table-cell office:value-type="string" table:style-name="ce1">
            <text:p>Legal activities</text:p>
          </table:table-cell>
          <table:table-cell table:number-columns-repeated="16382"/>
        </table:table-row>
        <table:table-row table:style-name="ro1" table:visibility="collapse">
          <table:table-cell office:value-type="string" table:style-name="ce1">
            <text:p>69100</text:p>
          </table:table-cell>
          <table:table-cell office:value-type="string" table:style-name="ce1">
            <text:p>Legal activities</text:p>
          </table:table-cell>
          <table:table-cell table:number-columns-repeated="16382"/>
        </table:table-row>
        <table:table-row table:style-name="ro1">
          <table:table-cell office:value-type="string" table:style-name="ce1">
            <text:p>69101</text:p>
          </table:table-cell>
          <table:table-cell office:value-type="string" table:style-name="ce1">
            <text:p>Barristers at law</text:p>
          </table:table-cell>
          <table:table-cell table:number-columns-repeated="16382"/>
        </table:table-row>
        <table:table-row table:style-name="ro1">
          <table:table-cell office:value-type="string" table:style-name="ce1">
            <text:p>69102</text:p>
          </table:table-cell>
          <table:table-cell office:value-type="string" table:style-name="ce1">
            <text:p>Solicitors</text:p>
          </table:table-cell>
          <table:table-cell table:number-columns-repeated="16382"/>
        </table:table-row>
        <table:table-row table:style-name="ro1">
          <table:table-cell office:value-type="string" table:style-name="ce1">
            <text:p>69109</text:p>
          </table:table-cell>
          <table:table-cell office:value-type="string" table:style-name="ce1">
            <text:p>Activities of patent and copyright agents; other legal activities (other than those of barristers and solicitors) not elsewhere classified</text:p>
          </table:table-cell>
          <table:table-cell table:number-columns-repeated="16382"/>
        </table:table-row>
        <table:table-row table:style-name="ro1">
          <table:table-cell office:value-type="string" table:style-name="ce1">
            <text:p>69200</text:p>
          </table:table-cell>
          <table:table-cell office:value-type="string" table:style-name="ce1">
            <text:p>Accounting, bookkeeping and auditing activities; tax consultancy</text:p>
          </table:table-cell>
          <table:table-cell table:number-columns-repeated="16382"/>
        </table:table-row>
        <table:table-row table:style-name="ro1" table:visibility="collapse">
          <table:table-cell office:value-type="string" table:style-name="ce1">
            <text:p>69200</text:p>
          </table:table-cell>
          <table:table-cell office:value-type="string" table:style-name="ce1">
            <text:p>Accounting, bookkeeping and auditing activities; tax consultancy</text:p>
          </table:table-cell>
          <table:table-cell table:number-columns-repeated="16382"/>
        </table:table-row>
        <table:table-row table:style-name="ro1">
          <table:table-cell office:value-type="string" table:style-name="ce1">
            <text:p>69201</text:p>
          </table:table-cell>
          <table:table-cell office:value-type="string" table:style-name="ce1">
            <text:p>Accounting, and auditing activities</text:p>
          </table:table-cell>
          <table:table-cell table:number-columns-repeated="16382"/>
        </table:table-row>
        <table:table-row table:style-name="ro1">
          <table:table-cell office:value-type="string" table:style-name="ce1">
            <text:p>69202</text:p>
          </table:table-cell>
          <table:table-cell office:value-type="string" table:style-name="ce1">
            <text:p>Bookkeeping activities</text:p>
          </table:table-cell>
          <table:table-cell table:number-columns-repeated="16382"/>
        </table:table-row>
        <table:table-row table:style-name="ro1">
          <table:table-cell office:value-type="string" table:style-name="ce1">
            <text:p>69203</text:p>
          </table:table-cell>
          <table:table-cell office:value-type="string" table:style-name="ce1">
            <text:p>Tax consultancy</text:p>
          </table:table-cell>
          <table:table-cell table:number-columns-repeated="16382"/>
        </table:table-row>
        <table:table-row table:style-name="ro1">
          <table:table-cell office:value-type="string" table:style-name="ce1">
            <text:p>70000</text:p>
          </table:table-cell>
          <table:table-cell office:value-type="string" table:style-name="ce1">
            <text:p>Activities of head offices; management consultancy activities</text:p>
          </table:table-cell>
          <table:table-cell table:number-columns-repeated="16382"/>
        </table:table-row>
        <table:table-row table:style-name="ro1">
          <table:table-cell office:value-type="string" table:style-name="ce1">
            <text:p>70100</text:p>
          </table:table-cell>
          <table:table-cell office:value-type="string" table:style-name="ce1">
            <text:p>Activities of head offices</text:p>
          </table:table-cell>
          <table:table-cell table:number-columns-repeated="16382"/>
        </table:table-row>
        <table:table-row table:style-name="ro1" table:visibility="collapse">
          <table:table-cell office:value-type="string" table:style-name="ce1">
            <text:p>70100</text:p>
          </table:table-cell>
          <table:table-cell office:value-type="string" table:style-name="ce1">
            <text:p>Activities of head offices</text:p>
          </table:table-cell>
          <table:table-cell table:number-columns-repeated="16382"/>
        </table:table-row>
        <table:table-row table:style-name="ro1">
          <table:table-cell office:value-type="string" table:style-name="ce1">
            <text:p>70200</text:p>
          </table:table-cell>
          <table:table-cell office:value-type="string" table:style-name="ce1">
            <text:p>Management consultancy activities</text:p>
          </table:table-cell>
          <table:table-cell table:number-columns-repeated="16382"/>
        </table:table-row>
        <table:table-row table:style-name="ro1">
          <table:table-cell office:value-type="string" table:style-name="ce1">
            <text:p>70210</text:p>
          </table:table-cell>
          <table:table-cell office:value-type="string" table:style-name="ce1">
            <text:p>Public relations and communication activities</text:p>
          </table:table-cell>
          <table:table-cell table:number-columns-repeated="16382"/>
        </table:table-row>
        <table:table-row table:style-name="ro1">
          <table:table-cell office:value-type="string" table:style-name="ce1">
            <text:p>70220</text:p>
          </table:table-cell>
          <table:table-cell office:value-type="string" table:style-name="ce1">
            <text:p>Business and other management consultancy activities</text:p>
          </table:table-cell>
          <table:table-cell table:number-columns-repeated="16382"/>
        </table:table-row>
        <table:table-row table:style-name="ro1">
          <table:table-cell office:value-type="string" table:style-name="ce1">
            <text:p>70221</text:p>
          </table:table-cell>
          <table:table-cell office:value-type="string" table:style-name="ce1">
            <text:p>Financial management</text:p>
          </table:table-cell>
          <table:table-cell table:number-columns-repeated="16382"/>
        </table:table-row>
        <table:table-row table:style-name="ro1">
          <table:table-cell office:value-type="string" table:style-name="ce1">
            <text:p>70229</text:p>
          </table:table-cell>
          <table:table-cell office:value-type="string" table:style-name="ce1">
            <text:p>Management consultancy activities (other than financial management)</text:p>
          </table:table-cell>
          <table:table-cell table:number-columns-repeated="16382"/>
        </table:table-row>
        <table:table-row table:style-name="ro1">
          <table:table-cell office:value-type="string" table:style-name="ce1">
            <text:p>71000</text:p>
          </table:table-cell>
          <table:table-cell office:value-type="string" table:style-name="ce1">
            <text:p>Architectural and engineering activities; technical testing and analysis</text:p>
          </table:table-cell>
          <table:table-cell table:number-columns-repeated="16382"/>
        </table:table-row>
        <table:table-row table:style-name="ro1">
          <table:table-cell office:value-type="string" table:style-name="ce1">
            <text:p>71100</text:p>
          </table:table-cell>
          <table:table-cell office:value-type="string" table:style-name="ce1">
            <text:p>Architectural and engineering activities and related technical consultancy</text:p>
          </table:table-cell>
          <table:table-cell table:number-columns-repeated="16382"/>
        </table:table-row>
        <table:table-row table:style-name="ro1">
          <table:table-cell office:value-type="string" table:style-name="ce1">
            <text:p>71110</text:p>
          </table:table-cell>
          <table:table-cell office:value-type="string" table:style-name="ce1">
            <text:p>Architectural activities</text:p>
          </table:table-cell>
          <table:table-cell table:number-columns-repeated="16382"/>
        </table:table-row>
        <table:table-row table:style-name="ro1">
          <table:table-cell office:value-type="string" table:style-name="ce1">
            <text:p>71111</text:p>
          </table:table-cell>
          <table:table-cell office:value-type="string" table:style-name="ce1">
            <text:p>Architectural activities</text:p>
          </table:table-cell>
          <table:table-cell table:number-columns-repeated="16382"/>
        </table:table-row>
        <table:table-row table:style-name="ro1">
          <table:table-cell office:value-type="string" table:style-name="ce1">
            <text:p>71112</text:p>
          </table:table-cell>
          <table:table-cell office:value-type="string" table:style-name="ce1">
            <text:p>Urban planning and landscape architectural activities</text:p>
          </table:table-cell>
          <table:table-cell table:number-columns-repeated="16382"/>
        </table:table-row>
        <table:table-row table:style-name="ro1">
          <table:table-cell office:value-type="string" table:style-name="ce1">
            <text:p>71120</text:p>
          </table:table-cell>
          <table:table-cell office:value-type="string" table:style-name="ce1">
            <text:p>Engineering activities and related technical consultancy</text:p>
          </table:table-cell>
          <table:table-cell table:number-columns-repeated="16382"/>
        </table:table-row>
        <table:table-row table:style-name="ro1">
          <table:table-cell office:value-type="string" table:style-name="ce1">
            <text:p>71121</text:p>
          </table:table-cell>
          <table:table-cell office:value-type="string" table:style-name="ce1">
            <text:p>Engineering design activities for industrial process and production</text:p>
          </table:table-cell>
          <table:table-cell table:number-columns-repeated="16382"/>
        </table:table-row>
        <table:table-row table:style-name="ro1">
          <table:table-cell office:value-type="string" table:style-name="ce1">
            <text:p>71122</text:p>
          </table:table-cell>
          <table:table-cell office:value-type="string" table:style-name="ce1">
            <text:p>Engineering related scientific and technical consulting activities</text:p>
          </table:table-cell>
          <table:table-cell table:number-columns-repeated="16382"/>
        </table:table-row>
        <table:table-row table:style-name="ro1">
          <table:table-cell office:value-type="string" table:style-name="ce1">
            <text:p>71129</text:p>
          </table:table-cell>
          <table:table-cell office:value-type="string" table:style-name="ce1">
            <text:p>Other engineering activities (not including engineering design for industrial process and production or engineering related scientific and technical consulting activities)</text:p>
          </table:table-cell>
          <table:table-cell table:number-columns-repeated="16382"/>
        </table:table-row>
        <table:table-row table:style-name="ro1">
          <table:table-cell office:value-type="string" table:style-name="ce1">
            <text:p>71200</text:p>
          </table:table-cell>
          <table:table-cell office:value-type="string" table:style-name="ce1">
            <text:p>Technical testing and analysis</text:p>
          </table:table-cell>
          <table:table-cell table:number-columns-repeated="16382"/>
        </table:table-row>
        <table:table-row table:style-name="ro1" table:visibility="collapse">
          <table:table-cell office:value-type="string" table:style-name="ce1">
            <text:p>71200</text:p>
          </table:table-cell>
          <table:table-cell office:value-type="string" table:style-name="ce1">
            <text:p>Technical testing and analysis</text:p>
          </table:table-cell>
          <table:table-cell table:number-columns-repeated="16382"/>
        </table:table-row>
        <table:table-row table:style-name="ro1">
          <table:table-cell office:value-type="string" table:style-name="ce1">
            <text:p>72000</text:p>
          </table:table-cell>
          <table:table-cell office:value-type="string" table:style-name="ce1">
            <text:p>Scientific research and development</text:p>
          </table:table-cell>
          <table:table-cell table:number-columns-repeated="16382"/>
        </table:table-row>
        <table:table-row table:style-name="ro1">
          <table:table-cell office:value-type="string" table:style-name="ce1">
            <text:p>72100</text:p>
          </table:table-cell>
          <table:table-cell office:value-type="string" table:style-name="ce1">
            <text:p>Research and experimental development on natural sciences and engineering</text:p>
          </table:table-cell>
          <table:table-cell table:number-columns-repeated="16382"/>
        </table:table-row>
        <table:table-row table:style-name="ro1">
          <table:table-cell office:value-type="string" table:style-name="ce1">
            <text:p>72110</text:p>
          </table:table-cell>
          <table:table-cell office:value-type="string" table:style-name="ce1">
            <text:p>Research and experimental development on biotechnology</text:p>
          </table:table-cell>
          <table:table-cell table:number-columns-repeated="16382"/>
        </table:table-row>
        <table:table-row table:style-name="ro1">
          <table:table-cell office:value-type="string" table:style-name="ce1">
            <text:p>72190</text:p>
          </table:table-cell>
          <table:table-cell office:value-type="string" table:style-name="ce1">
            <text:p>Other research and experimental development on natural sciences and engineering</text:p>
          </table:table-cell>
          <table:table-cell table:number-columns-repeated="16382"/>
        </table:table-row>
        <table:table-row table:style-name="ro1">
          <table:table-cell office:value-type="string" table:style-name="ce1">
            <text:p>72200</text:p>
          </table:table-cell>
          <table:table-cell office:value-type="string" table:style-name="ce1">
            <text:p>Research and experimental development on social sciences and humanities</text:p>
          </table:table-cell>
          <table:table-cell table:number-columns-repeated="16382"/>
        </table:table-row>
        <table:table-row table:style-name="ro1" table:visibility="collapse">
          <table:table-cell office:value-type="string" table:style-name="ce1">
            <text:p>72200</text:p>
          </table:table-cell>
          <table:table-cell office:value-type="string" table:style-name="ce1">
            <text:p>Research and experimental development on social sciences and humanities</text:p>
          </table:table-cell>
          <table:table-cell table:number-columns-repeated="16382"/>
        </table:table-row>
        <table:table-row table:style-name="ro1">
          <table:table-cell office:value-type="string" table:style-name="ce1">
            <text:p>73000</text:p>
          </table:table-cell>
          <table:table-cell office:value-type="string" table:style-name="ce1">
            <text:p>Advertising and market research</text:p>
          </table:table-cell>
          <table:table-cell table:number-columns-repeated="16382"/>
        </table:table-row>
        <table:table-row table:style-name="ro1">
          <table:table-cell office:value-type="string" table:style-name="ce1">
            <text:p>73100</text:p>
          </table:table-cell>
          <table:table-cell office:value-type="string" table:style-name="ce1">
            <text:p>Advertising</text:p>
          </table:table-cell>
          <table:table-cell table:number-columns-repeated="16382"/>
        </table:table-row>
        <table:table-row table:style-name="ro1">
          <table:table-cell office:value-type="string" table:style-name="ce1">
            <text:p>73110</text:p>
          </table:table-cell>
          <table:table-cell office:value-type="string" table:style-name="ce1">
            <text:p>Advertising agencies</text:p>
          </table:table-cell>
          <table:table-cell table:number-columns-repeated="16382"/>
        </table:table-row>
        <table:table-row table:style-name="ro1">
          <table:table-cell office:value-type="string" table:style-name="ce1">
            <text:p>73120</text:p>
          </table:table-cell>
          <table:table-cell office:value-type="string" table:style-name="ce1">
            <text:p>Media representation</text:p>
          </table:table-cell>
          <table:table-cell table:number-columns-repeated="16382"/>
        </table:table-row>
        <table:table-row table:style-name="ro1">
          <table:table-cell office:value-type="string" table:style-name="ce1">
            <text:p>73200</text:p>
          </table:table-cell>
          <table:table-cell office:value-type="string" table:style-name="ce1">
            <text:p>Market research and public opinion polling</text:p>
          </table:table-cell>
          <table:table-cell table:number-columns-repeated="16382"/>
        </table:table-row>
        <table:table-row table:style-name="ro1" table:visibility="collapse">
          <table:table-cell office:value-type="string" table:style-name="ce1">
            <text:p>73200</text:p>
          </table:table-cell>
          <table:table-cell office:value-type="string" table:style-name="ce1">
            <text:p>Market research and public opinion polling</text:p>
          </table:table-cell>
          <table:table-cell table:number-columns-repeated="16382"/>
        </table:table-row>
        <table:table-row table:style-name="ro1">
          <table:table-cell office:value-type="string" table:style-name="ce1">
            <text:p>74000</text:p>
          </table:table-cell>
          <table:table-cell office:value-type="string" table:style-name="ce1">
            <text:p>Other professional, scientific and technical activities</text:p>
          </table:table-cell>
          <table:table-cell table:number-columns-repeated="16382"/>
        </table:table-row>
        <table:table-row table:style-name="ro1">
          <table:table-cell office:value-type="string" table:style-name="ce1">
            <text:p>74100</text:p>
          </table:table-cell>
          <table:table-cell office:value-type="string" table:style-name="ce1">
            <text:p>Specialised design activities</text:p>
          </table:table-cell>
          <table:table-cell table:number-columns-repeated="16382"/>
        </table:table-row>
        <table:table-row table:style-name="ro1" table:visibility="collapse">
          <table:table-cell office:value-type="string" table:style-name="ce1">
            <text:p>74100</text:p>
          </table:table-cell>
          <table:table-cell office:value-type="string" table:style-name="ce1">
            <text:p>Specialised design activities</text:p>
          </table:table-cell>
          <table:table-cell table:number-columns-repeated="16382"/>
        </table:table-row>
        <table:table-row table:style-name="ro1">
          <table:table-cell office:value-type="string" table:style-name="ce1">
            <text:p>74200</text:p>
          </table:table-cell>
          <table:table-cell office:value-type="string" table:style-name="ce1">
            <text:p>Photographic activities</text:p>
          </table:table-cell>
          <table:table-cell table:number-columns-repeated="16382"/>
        </table:table-row>
        <table:table-row table:style-name="ro1" table:visibility="collapse">
          <table:table-cell office:value-type="string" table:style-name="ce1">
            <text:p>74200</text:p>
          </table:table-cell>
          <table:table-cell office:value-type="string" table:style-name="ce1">
            <text:p>Photographic activities</text:p>
          </table:table-cell>
          <table:table-cell table:number-columns-repeated="16382"/>
        </table:table-row>
        <table:table-row table:style-name="ro1">
          <table:table-cell office:value-type="string" table:style-name="ce1">
            <text:p>74201</text:p>
          </table:table-cell>
          <table:table-cell office:value-type="string" table:style-name="ce1">
            <text:p>Portrait photographic activities</text:p>
          </table:table-cell>
          <table:table-cell table:number-columns-repeated="16382"/>
        </table:table-row>
        <table:table-row table:style-name="ro1">
          <table:table-cell office:value-type="string" table:style-name="ce1">
            <text:p>74202</text:p>
          </table:table-cell>
          <table:table-cell office:value-type="string" table:style-name="ce1">
            <text:p>Other specialist photography (not including portrait photography)</text:p>
          </table:table-cell>
          <table:table-cell table:number-columns-repeated="16382"/>
        </table:table-row>
        <table:table-row table:style-name="ro1">
          <table:table-cell office:value-type="string" table:style-name="ce1">
            <text:p>74203</text:p>
          </table:table-cell>
          <table:table-cell office:value-type="string" table:style-name="ce1">
            <text:p>Film processing</text:p>
          </table:table-cell>
          <table:table-cell table:number-columns-repeated="16382"/>
        </table:table-row>
        <table:table-row table:style-name="ro1">
          <table:table-cell office:value-type="string" table:style-name="ce1">
            <text:p>74209</text:p>
          </table:table-cell>
          <table:table-cell office:value-type="string" table:style-name="ce1">
            <text:p>Other photographic activities (not including portrait and other specialist photography and film processing) not elsewhere classified</text:p>
          </table:table-cell>
          <table:table-cell table:number-columns-repeated="16382"/>
        </table:table-row>
        <table:table-row table:style-name="ro1">
          <table:table-cell office:value-type="string" table:style-name="ce1">
            <text:p>74300</text:p>
          </table:table-cell>
          <table:table-cell office:value-type="string" table:style-name="ce1">
            <text:p>Translation and interpretation activities</text:p>
          </table:table-cell>
          <table:table-cell table:number-columns-repeated="16382"/>
        </table:table-row>
        <table:table-row table:style-name="ro1" table:visibility="collapse">
          <table:table-cell office:value-type="string" table:style-name="ce1">
            <text:p>74300</text:p>
          </table:table-cell>
          <table:table-cell office:value-type="string" table:style-name="ce1">
            <text:p>Translation and interpretation activities</text:p>
          </table:table-cell>
          <table:table-cell table:number-columns-repeated="16382"/>
        </table:table-row>
        <table:table-row table:style-name="ro1">
          <table:table-cell office:value-type="string" table:style-name="ce1">
            <text:p>74900</text:p>
          </table:table-cell>
          <table:table-cell office:value-type="string" table:style-name="ce1">
            <text:p>Other professional, scientific and technical activities not elsewhere classified</text:p>
          </table:table-cell>
          <table:table-cell table:number-columns-repeated="16382"/>
        </table:table-row>
        <table:table-row table:style-name="ro1" table:visibility="collapse">
          <table:table-cell office:value-type="string" table:style-name="ce1">
            <text:p>74900</text:p>
          </table:table-cell>
          <table:table-cell office:value-type="string" table:style-name="ce1">
            <text:p>Other professional, scientific and technical activities not elsewhere classified</text:p>
          </table:table-cell>
          <table:table-cell table:number-columns-repeated="16382"/>
        </table:table-row>
        <table:table-row table:style-name="ro1">
          <table:table-cell office:value-type="string" table:style-name="ce1">
            <text:p>74901</text:p>
          </table:table-cell>
          <table:table-cell office:value-type="string" table:style-name="ce1">
            <text:p>Environmental consulting activities</text:p>
          </table:table-cell>
          <table:table-cell table:number-columns-repeated="16382"/>
        </table:table-row>
        <table:table-row table:style-name="ro1">
          <table:table-cell office:value-type="string" table:style-name="ce1">
            <text:p>74902</text:p>
          </table:table-cell>
          <table:table-cell office:value-type="string" table:style-name="ce1">
            <text:p>Quantity surveying activities</text:p>
          </table:table-cell>
          <table:table-cell table:number-columns-repeated="16382"/>
        </table:table-row>
        <table:table-row table:style-name="ro1">
          <table:table-cell office:value-type="string" table:style-name="ce1">
            <text:p>74909</text:p>
          </table:table-cell>
          <table:table-cell office:value-type="string" table:style-name="ce1">
            <text:p>Other professional, scientific and technical activities (not including environmental consultancy or quantity surveying) not elsewhere classified</text:p>
          </table:table-cell>
          <table:table-cell table:number-columns-repeated="16382"/>
        </table:table-row>
        <table:table-row table:style-name="ro1">
          <table:table-cell office:value-type="string" table:style-name="ce1">
            <text:p>75000</text:p>
          </table:table-cell>
          <table:table-cell office:value-type="string" table:style-name="ce1">
            <text:p>Veterinary activities</text:p>
          </table:table-cell>
          <table:table-cell table:number-columns-repeated="16382"/>
        </table:table-row>
        <table:table-row table:number-rows-repeated="2" table:style-name="ro1" table:visibility="collapse">
          <table:table-cell office:value-type="string" table:style-name="ce1">
            <text:p>75000</text:p>
          </table:table-cell>
          <table:table-cell office:value-type="string" table:style-name="ce1">
            <text:p>Veterinary activities</text:p>
          </table:table-cell>
          <table:table-cell table:number-columns-repeated="16382"/>
        </table:table-row>
        <table:table-row table:style-name="ro1">
          <table:table-cell office:value-type="string" table:style-name="ce1">
            <text:p>77000</text:p>
          </table:table-cell>
          <table:table-cell office:value-type="string" table:style-name="ce1">
            <text:p>Rental and leasing activities</text:p>
          </table:table-cell>
          <table:table-cell table:number-columns-repeated="16382"/>
        </table:table-row>
        <table:table-row table:style-name="ro1">
          <table:table-cell office:value-type="string" table:style-name="ce1">
            <text:p>77100</text:p>
          </table:table-cell>
          <table:table-cell office:value-type="string" table:style-name="ce1">
            <text:p>Renting and leasing of motor vehicles</text:p>
          </table:table-cell>
          <table:table-cell table:number-columns-repeated="16382"/>
        </table:table-row>
        <table:table-row table:style-name="ro1">
          <table:table-cell office:value-type="string" table:style-name="ce1">
            <text:p>77110</text:p>
          </table:table-cell>
          <table:table-cell office:value-type="string" table:style-name="ce1">
            <text:p>Renting and leasing of cars and light motor vehicles</text:p>
          </table:table-cell>
          <table:table-cell table:number-columns-repeated="16382"/>
        </table:table-row>
        <table:table-row table:style-name="ro1">
          <table:table-cell office:value-type="string" table:style-name="ce1">
            <text:p>77120</text:p>
          </table:table-cell>
          <table:table-cell office:value-type="string" table:style-name="ce1">
            <text:p>Renting and leasing of trucks</text:p>
          </table:table-cell>
          <table:table-cell table:number-columns-repeated="16382"/>
        </table:table-row>
        <table:table-row table:style-name="ro1">
          <table:table-cell office:value-type="string" table:style-name="ce1">
            <text:p>77200</text:p>
          </table:table-cell>
          <table:table-cell office:value-type="string" table:style-name="ce1">
            <text:p>Renting and leasing of personal and household goods</text:p>
          </table:table-cell>
          <table:table-cell table:number-columns-repeated="16382"/>
        </table:table-row>
        <table:table-row table:style-name="ro1">
          <table:table-cell office:value-type="string" table:style-name="ce1">
            <text:p>77210</text:p>
          </table:table-cell>
          <table:table-cell office:value-type="string" table:style-name="ce1">
            <text:p>Renting and leasing of recreational and sports goods</text:p>
          </table:table-cell>
          <table:table-cell table:number-columns-repeated="16382"/>
        </table:table-row>
        <table:table-row table:style-name="ro1">
          <table:table-cell office:value-type="string" table:style-name="ce1">
            <text:p>77220</text:p>
          </table:table-cell>
          <table:table-cell office:value-type="string" table:style-name="ce1">
            <text:p>Renting of video tapes and disks</text:p>
          </table:table-cell>
          <table:table-cell table:number-columns-repeated="16382"/>
        </table:table-row>
        <table:table-row table:style-name="ro1">
          <table:table-cell office:value-type="string" table:style-name="ce1">
            <text:p>77290</text:p>
          </table:table-cell>
          <table:table-cell office:value-type="string" table:style-name="ce1">
            <text:p>Renting and leasing of other personal and household goods</text:p>
          </table:table-cell>
          <table:table-cell table:number-columns-repeated="16382"/>
        </table:table-row>
        <table:table-row table:style-name="ro1">
          <table:table-cell office:value-type="string" table:style-name="ce1">
            <text:p>77291</text:p>
          </table:table-cell>
          <table:table-cell office:value-type="string" table:style-name="ce1">
            <text:p>Renting and leasing of media entertainment equipment</text:p>
          </table:table-cell>
          <table:table-cell table:number-columns-repeated="16382"/>
        </table:table-row>
        <table:table-row table:style-name="ro1">
          <table:table-cell office:value-type="string" table:style-name="ce1">
            <text:p>77299</text:p>
          </table:table-cell>
          <table:table-cell office:value-type="string" table:style-name="ce1">
            <text:p>Renting and leasing of other personal and household goods (other than media entertainment equipment)</text:p>
          </table:table-cell>
          <table:table-cell table:number-columns-repeated="16382"/>
        </table:table-row>
        <table:table-row table:style-name="ro1">
          <table:table-cell office:value-type="string" table:style-name="ce1">
            <text:p>77300</text:p>
          </table:table-cell>
          <table:table-cell office:value-type="string" table:style-name="ce1">
            <text:p>Renting and leasing of other machinery, equipment and tangible goods</text:p>
          </table:table-cell>
          <table:table-cell table:number-columns-repeated="16382"/>
        </table:table-row>
        <table:table-row table:style-name="ro1">
          <table:table-cell office:value-type="string" table:style-name="ce1">
            <text:p>77310</text:p>
          </table:table-cell>
          <table:table-cell office:value-type="string" table:style-name="ce1">
            <text:p>Renting and leasing of agricultural machinery and equipment</text:p>
          </table:table-cell>
          <table:table-cell table:number-columns-repeated="16382"/>
        </table:table-row>
        <table:table-row table:style-name="ro1">
          <table:table-cell office:value-type="string" table:style-name="ce1">
            <text:p>77320</text:p>
          </table:table-cell>
          <table:table-cell office:value-type="string" table:style-name="ce1">
            <text:p>Renting and leasing of construction and civil engineering machinery and equipment</text:p>
          </table:table-cell>
          <table:table-cell table:number-columns-repeated="16382"/>
        </table:table-row>
        <table:table-row table:style-name="ro1">
          <table:table-cell office:value-type="string" table:style-name="ce1">
            <text:p>77330</text:p>
          </table:table-cell>
          <table:table-cell office:value-type="string" table:style-name="ce1">
            <text:p>Renting and leasing of office machinery and equipment (including computers)</text:p>
          </table:table-cell>
          <table:table-cell table:number-columns-repeated="16382"/>
        </table:table-row>
        <table:table-row table:style-name="ro1">
          <table:table-cell office:value-type="string" table:style-name="ce1">
            <text:p>77340</text:p>
          </table:table-cell>
          <table:table-cell office:value-type="string" table:style-name="ce1">
            <text:p>Renting and leasing of water transport equipment</text:p>
          </table:table-cell>
          <table:table-cell table:number-columns-repeated="16382"/>
        </table:table-row>
        <table:table-row table:style-name="ro1">
          <table:table-cell office:value-type="string" table:style-name="ce1">
            <text:p>77341</text:p>
          </table:table-cell>
          <table:table-cell office:value-type="string" table:style-name="ce1">
            <text:p>Renting and leasing of passenger water transport equipment</text:p>
          </table:table-cell>
          <table:table-cell table:number-columns-repeated="16382"/>
        </table:table-row>
        <table:table-row table:style-name="ro1">
          <table:table-cell office:value-type="string" table:style-name="ce1">
            <text:p>77342</text:p>
          </table:table-cell>
          <table:table-cell office:value-type="string" table:style-name="ce1">
            <text:p>Renting and leasing of freight water transport equipment</text:p>
          </table:table-cell>
          <table:table-cell table:number-columns-repeated="16382"/>
        </table:table-row>
        <table:table-row table:style-name="ro1">
          <table:table-cell office:value-type="string" table:style-name="ce1">
            <text:p>77350</text:p>
          </table:table-cell>
          <table:table-cell office:value-type="string" table:style-name="ce1">
            <text:p>Renting and leasing of air transport equipment</text:p>
          </table:table-cell>
          <table:table-cell table:number-columns-repeated="16382"/>
        </table:table-row>
        <table:table-row table:style-name="ro1">
          <table:table-cell office:value-type="string" table:style-name="ce1">
            <text:p>77351</text:p>
          </table:table-cell>
          <table:table-cell office:value-type="string" table:style-name="ce1">
            <text:p>Renting and leasing of passenger air transport equipment</text:p>
          </table:table-cell>
          <table:table-cell table:number-columns-repeated="16382"/>
        </table:table-row>
        <table:table-row table:style-name="ro1">
          <table:table-cell office:value-type="string" table:style-name="ce1">
            <text:p>77352</text:p>
          </table:table-cell>
          <table:table-cell office:value-type="string" table:style-name="ce1">
            <text:p>Renting and leasing of freight air transport equipment</text:p>
          </table:table-cell>
          <table:table-cell table:number-columns-repeated="16382"/>
        </table:table-row>
        <table:table-row table:style-name="ro1">
          <table:table-cell office:value-type="string" table:style-name="ce1">
            <text:p>77390</text:p>
          </table:table-cell>
          <table:table-cell office:value-type="string" table:style-name="ce1">
            <text:p>Renting and leasing of other machinery, equipment and tangible goods not elsewhere classified</text:p>
          </table:table-cell>
          <table:table-cell table:number-columns-repeated="16382"/>
        </table:table-row>
        <table:table-row table:style-name="ro1">
          <table:table-cell office:value-type="string" table:style-name="ce1">
            <text:p>77400</text:p>
          </table:table-cell>
          <table:table-cell office:value-type="string" table:style-name="ce1">
            <text:p>Leasing of intellectual property and similar products, except copyrighted works</text:p>
          </table:table-cell>
          <table:table-cell table:number-columns-repeated="16382"/>
        </table:table-row>
        <table:table-row table:style-name="ro1" table:visibility="collapse">
          <table:table-cell office:value-type="string" table:style-name="ce1">
            <text:p>77400</text:p>
          </table:table-cell>
          <table:table-cell office:value-type="string" table:style-name="ce1">
            <text:p>Leasing of intellectual property and similar products, except copyrighted works</text:p>
          </table:table-cell>
          <table:table-cell table:number-columns-repeated="16382"/>
        </table:table-row>
        <table:table-row table:style-name="ro1">
          <table:table-cell office:value-type="string" table:style-name="ce1">
            <text:p>78000</text:p>
          </table:table-cell>
          <table:table-cell office:value-type="string" table:style-name="ce1">
            <text:p>Employment activities</text:p>
          </table:table-cell>
          <table:table-cell table:number-columns-repeated="16382"/>
        </table:table-row>
        <table:table-row table:style-name="ro1">
          <table:table-cell office:value-type="string" table:style-name="ce1">
            <text:p>78100</text:p>
          </table:table-cell>
          <table:table-cell office:value-type="string" table:style-name="ce1">
            <text:p>Activities of employment placement agencies</text:p>
          </table:table-cell>
          <table:table-cell table:number-columns-repeated="16382"/>
        </table:table-row>
        <table:table-row table:style-name="ro1" table:visibility="collapse">
          <table:table-cell office:value-type="string" table:style-name="ce1">
            <text:p>78100</text:p>
          </table:table-cell>
          <table:table-cell office:value-type="string" table:style-name="ce1">
            <text:p>Activities of employment placement agencies</text:p>
          </table:table-cell>
          <table:table-cell table:number-columns-repeated="16382"/>
        </table:table-row>
        <table:table-row table:style-name="ro1">
          <table:table-cell office:value-type="string" table:style-name="ce1">
            <text:p>78101</text:p>
          </table:table-cell>
          <table:table-cell office:value-type="string" table:style-name="ce1">
            <text:p>Motion picture, television and other theatrical casting</text:p>
          </table:table-cell>
          <table:table-cell table:number-columns-repeated="16382"/>
        </table:table-row>
        <table:table-row table:style-name="ro1">
          <table:table-cell office:value-type="string" table:style-name="ce1">
            <text:p>78109</text:p>
          </table:table-cell>
          <table:table-cell office:value-type="string" table:style-name="ce1">
            <text:p>Activities of employment placement agencies (other than motion picture, television and other theatrical casting) not elsewhere classified</text:p>
          </table:table-cell>
          <table:table-cell table:number-columns-repeated="16382"/>
        </table:table-row>
        <table:table-row table:style-name="ro1">
          <table:table-cell office:value-type="string" table:style-name="ce1">
            <text:p>78200</text:p>
          </table:table-cell>
          <table:table-cell office:value-type="string" table:style-name="ce1">
            <text:p>Temporary employment agency activities</text:p>
          </table:table-cell>
          <table:table-cell table:number-columns-repeated="16382"/>
        </table:table-row>
        <table:table-row table:style-name="ro1" table:visibility="collapse">
          <table:table-cell office:value-type="string" table:style-name="ce1">
            <text:p>78200</text:p>
          </table:table-cell>
          <table:table-cell office:value-type="string" table:style-name="ce1">
            <text:p>Temporary employment agency activities</text:p>
          </table:table-cell>
          <table:table-cell table:number-columns-repeated="16382"/>
        </table:table-row>
        <table:table-row table:style-name="ro1">
          <table:table-cell office:value-type="string" table:style-name="ce1">
            <text:p>78300</text:p>
          </table:table-cell>
          <table:table-cell office:value-type="string" table:style-name="ce1">
            <text:p>Other human resources provision</text:p>
          </table:table-cell>
          <table:table-cell table:number-columns-repeated="16382"/>
        </table:table-row>
        <table:table-row table:style-name="ro1" table:visibility="collapse">
          <table:table-cell office:value-type="string" table:style-name="ce1">
            <text:p>78300</text:p>
          </table:table-cell>
          <table:table-cell office:value-type="string" table:style-name="ce1">
            <text:p>Other human resources provision</text:p>
          </table:table-cell>
          <table:table-cell table:number-columns-repeated="16382"/>
        </table:table-row>
        <table:table-row table:style-name="ro1">
          <table:table-cell office:value-type="string" table:style-name="ce1">
            <text:p>79000</text:p>
          </table:table-cell>
          <table:table-cell office:value-type="string" table:style-name="ce1">
            <text:p>Travel agency, tour operator and other reservation service and related activities</text:p>
          </table:table-cell>
          <table:table-cell table:number-columns-repeated="16382"/>
        </table:table-row>
        <table:table-row table:style-name="ro1">
          <table:table-cell office:value-type="string" table:style-name="ce1">
            <text:p>79100</text:p>
          </table:table-cell>
          <table:table-cell office:value-type="string" table:style-name="ce1">
            <text:p>Travel agency and tour operator activities</text:p>
          </table:table-cell>
          <table:table-cell table:number-columns-repeated="16382"/>
        </table:table-row>
        <table:table-row table:style-name="ro1">
          <table:table-cell office:value-type="string" table:style-name="ce1">
            <text:p>79110</text:p>
          </table:table-cell>
          <table:table-cell office:value-type="string" table:style-name="ce1">
            <text:p>Travel agency activities</text:p>
          </table:table-cell>
          <table:table-cell table:number-columns-repeated="16382"/>
        </table:table-row>
        <table:table-row table:style-name="ro1">
          <table:table-cell office:value-type="string" table:style-name="ce1">
            <text:p>79120</text:p>
          </table:table-cell>
          <table:table-cell office:value-type="string" table:style-name="ce1">
            <text:p>Tour operator activities</text:p>
          </table:table-cell>
          <table:table-cell table:number-columns-repeated="16382"/>
        </table:table-row>
        <table:table-row table:style-name="ro1">
          <table:table-cell office:value-type="string" table:style-name="ce1">
            <text:p>79900</text:p>
          </table:table-cell>
          <table:table-cell office:value-type="string" table:style-name="ce1">
            <text:p>Other reservation service and related activities</text:p>
          </table:table-cell>
          <table:table-cell table:number-columns-repeated="16382"/>
        </table:table-row>
        <table:table-row table:style-name="ro1" table:visibility="collapse">
          <table:table-cell office:value-type="string" table:style-name="ce1">
            <text:p>79900</text:p>
          </table:table-cell>
          <table:table-cell office:value-type="string" table:style-name="ce1">
            <text:p>Other reservation service and related activities</text:p>
          </table:table-cell>
          <table:table-cell table:number-columns-repeated="16382"/>
        </table:table-row>
        <table:table-row table:style-name="ro1">
          <table:table-cell office:value-type="string" table:style-name="ce1">
            <text:p>79901</text:p>
          </table:table-cell>
          <table:table-cell office:value-type="string" table:style-name="ce1">
            <text:p>Activities of tourist guides</text:p>
          </table:table-cell>
          <table:table-cell table:number-columns-repeated="16382"/>
        </table:table-row>
        <table:table-row table:style-name="ro1">
          <table:table-cell office:value-type="string" table:style-name="ce1">
            <text:p>79909</text:p>
          </table:table-cell>
          <table:table-cell office:value-type="string" table:style-name="ce1">
            <text:p>Other reservation service activities (not including activities of tourist guides)</text:p>
          </table:table-cell>
          <table:table-cell table:number-columns-repeated="16382"/>
        </table:table-row>
        <table:table-row table:style-name="ro1">
          <table:table-cell office:value-type="string" table:style-name="ce1">
            <text:p>80000</text:p>
          </table:table-cell>
          <table:table-cell office:value-type="string" table:style-name="ce1">
            <text:p>Security and investigation activities</text:p>
          </table:table-cell>
          <table:table-cell table:number-columns-repeated="16382"/>
        </table:table-row>
        <table:table-row table:style-name="ro1">
          <table:table-cell office:value-type="string" table:style-name="ce1">
            <text:p>80100</text:p>
          </table:table-cell>
          <table:table-cell office:value-type="string" table:style-name="ce1">
            <text:p>Private security activities</text:p>
          </table:table-cell>
          <table:table-cell table:number-columns-repeated="16382"/>
        </table:table-row>
        <table:table-row table:style-name="ro1" table:visibility="collapse">
          <table:table-cell office:value-type="string" table:style-name="ce1">
            <text:p>80100</text:p>
          </table:table-cell>
          <table:table-cell office:value-type="string" table:style-name="ce1">
            <text:p>Private security activities</text:p>
          </table:table-cell>
          <table:table-cell table:number-columns-repeated="16382"/>
        </table:table-row>
        <table:table-row table:style-name="ro1">
          <table:table-cell office:value-type="string" table:style-name="ce1">
            <text:p>80200</text:p>
          </table:table-cell>
          <table:table-cell office:value-type="string" table:style-name="ce1">
            <text:p>Security systems service activities</text:p>
          </table:table-cell>
          <table:table-cell table:number-columns-repeated="16382"/>
        </table:table-row>
        <table:table-row table:style-name="ro1" table:visibility="collapse">
          <table:table-cell office:value-type="string" table:style-name="ce1">
            <text:p>80200</text:p>
          </table:table-cell>
          <table:table-cell office:value-type="string" table:style-name="ce1">
            <text:p>Security systems service activities</text:p>
          </table:table-cell>
          <table:table-cell table:number-columns-repeated="16382"/>
        </table:table-row>
        <table:table-row table:style-name="ro1">
          <table:table-cell office:value-type="string" table:style-name="ce1">
            <text:p>80300</text:p>
          </table:table-cell>
          <table:table-cell office:value-type="string" table:style-name="ce1">
            <text:p>Investigation activities</text:p>
          </table:table-cell>
          <table:table-cell table:number-columns-repeated="16382"/>
        </table:table-row>
        <table:table-row table:style-name="ro1" table:visibility="collapse">
          <table:table-cell office:value-type="string" table:style-name="ce1">
            <text:p>80300</text:p>
          </table:table-cell>
          <table:table-cell office:value-type="string" table:style-name="ce1">
            <text:p>Investigation activities</text:p>
          </table:table-cell>
          <table:table-cell table:number-columns-repeated="16382"/>
        </table:table-row>
        <table:table-row table:style-name="ro1">
          <table:table-cell office:value-type="string" table:style-name="ce1">
            <text:p>81000</text:p>
          </table:table-cell>
          <table:table-cell office:value-type="string" table:style-name="ce1">
            <text:p>Services to buildings and landscape activities</text:p>
          </table:table-cell>
          <table:table-cell table:number-columns-repeated="16382"/>
        </table:table-row>
        <table:table-row table:style-name="ro1">
          <table:table-cell office:value-type="string" table:style-name="ce1">
            <text:p>81100</text:p>
          </table:table-cell>
          <table:table-cell office:value-type="string" table:style-name="ce1">
            <text:p>Combined facilities support activities</text:p>
          </table:table-cell>
          <table:table-cell table:number-columns-repeated="16382"/>
        </table:table-row>
        <table:table-row table:style-name="ro1" table:visibility="collapse">
          <table:table-cell office:value-type="string" table:style-name="ce1">
            <text:p>81100</text:p>
          </table:table-cell>
          <table:table-cell office:value-type="string" table:style-name="ce1">
            <text:p>Combined facilities support activities</text:p>
          </table:table-cell>
          <table:table-cell table:number-columns-repeated="16382"/>
        </table:table-row>
        <table:table-row table:style-name="ro1">
          <table:table-cell office:value-type="string" table:style-name="ce1">
            <text:p>81200</text:p>
          </table:table-cell>
          <table:table-cell office:value-type="string" table:style-name="ce1">
            <text:p>Cleaning activities</text:p>
          </table:table-cell>
          <table:table-cell table:number-columns-repeated="16382"/>
        </table:table-row>
        <table:table-row table:style-name="ro1">
          <table:table-cell office:value-type="string" table:style-name="ce1">
            <text:p>81210</text:p>
          </table:table-cell>
          <table:table-cell office:value-type="string" table:style-name="ce1">
            <text:p>General cleaning of buildings</text:p>
          </table:table-cell>
          <table:table-cell table:number-columns-repeated="16382"/>
        </table:table-row>
        <table:table-row table:style-name="ro1">
          <table:table-cell office:value-type="string" table:style-name="ce1">
            <text:p>81220</text:p>
          </table:table-cell>
          <table:table-cell office:value-type="string" table:style-name="ce1">
            <text:p>Other building and industrial cleaning activities</text:p>
          </table:table-cell>
          <table:table-cell table:number-columns-repeated="16382"/>
        </table:table-row>
        <table:table-row table:style-name="ro1">
          <table:table-cell office:value-type="string" table:style-name="ce1">
            <text:p>81221</text:p>
          </table:table-cell>
          <table:table-cell office:value-type="string" table:style-name="ce1">
            <text:p>Window cleaning services</text:p>
          </table:table-cell>
          <table:table-cell table:number-columns-repeated="16382"/>
        </table:table-row>
        <table:table-row table:style-name="ro1">
          <table:table-cell office:value-type="string" table:style-name="ce1">
            <text:p>81222</text:p>
          </table:table-cell>
          <table:table-cell office:value-type="string" table:style-name="ce1">
            <text:p>Specialised cleaning services</text:p>
          </table:table-cell>
          <table:table-cell table:number-columns-repeated="16382"/>
        </table:table-row>
        <table:table-row table:style-name="ro1">
          <table:table-cell office:value-type="string" table:style-name="ce1">
            <text:p>81223</text:p>
          </table:table-cell>
          <table:table-cell office:value-type="string" table:style-name="ce1">
            <text:p>Furnace and chimney cleaning services</text:p>
          </table:table-cell>
          <table:table-cell table:number-columns-repeated="16382"/>
        </table:table-row>
        <table:table-row table:style-name="ro1">
          <table:table-cell office:value-type="string" table:style-name="ce1">
            <text:p>81229</text:p>
          </table:table-cell>
          <table:table-cell office:value-type="string" table:style-name="ce1">
            <text:p>Building and industrial cleaning activities (other than window cleaning, specialised cleaning and furnace and chimney cleaning services) not elsewhere classified</text:p>
          </table:table-cell>
          <table:table-cell table:number-columns-repeated="16382"/>
        </table:table-row>
        <table:table-row table:style-name="ro1">
          <table:table-cell office:value-type="string" table:style-name="ce1">
            <text:p>81290</text:p>
          </table:table-cell>
          <table:table-cell office:value-type="string" table:style-name="ce1">
            <text:p>Other cleaning activities</text:p>
          </table:table-cell>
          <table:table-cell table:number-columns-repeated="16382"/>
        </table:table-row>
        <table:table-row table:style-name="ro1">
          <table:table-cell office:value-type="string" table:style-name="ce1">
            <text:p>81291</text:p>
          </table:table-cell>
          <table:table-cell office:value-type="string" table:style-name="ce1">
            <text:p>Disinfecting and extermination services</text:p>
          </table:table-cell>
          <table:table-cell table:number-columns-repeated="16382"/>
        </table:table-row>
        <table:table-row table:style-name="ro1">
          <table:table-cell office:value-type="string" table:style-name="ce1">
            <text:p>81299</text:p>
          </table:table-cell>
          <table:table-cell office:value-type="string" table:style-name="ce1">
            <text:p>Cleaning services (other than disinfecting and extermination services) not elsewhere classified</text:p>
          </table:table-cell>
          <table:table-cell table:number-columns-repeated="16382"/>
        </table:table-row>
        <table:table-row table:style-name="ro1">
          <table:table-cell office:value-type="string" table:style-name="ce1">
            <text:p>81300</text:p>
          </table:table-cell>
          <table:table-cell office:value-type="string" table:style-name="ce1">
            <text:p>Landscape service activities</text:p>
          </table:table-cell>
          <table:table-cell table:number-columns-repeated="16382"/>
        </table:table-row>
        <table:table-row table:style-name="ro1" table:visibility="collapse">
          <table:table-cell office:value-type="string" table:style-name="ce1">
            <text:p>81300</text:p>
          </table:table-cell>
          <table:table-cell office:value-type="string" table:style-name="ce1">
            <text:p>Landscape service activities</text:p>
          </table:table-cell>
          <table:table-cell table:number-columns-repeated="16382"/>
        </table:table-row>
        <table:table-row table:style-name="ro1">
          <table:table-cell office:value-type="string" table:style-name="ce1">
            <text:p>82000</text:p>
          </table:table-cell>
          <table:table-cell office:value-type="string" table:style-name="ce1">
            <text:p>Office administrative, office support and other business support activities</text:p>
          </table:table-cell>
          <table:table-cell table:number-columns-repeated="16382"/>
        </table:table-row>
        <table:table-row table:style-name="ro1">
          <table:table-cell office:value-type="string" table:style-name="ce1">
            <text:p>82100</text:p>
          </table:table-cell>
          <table:table-cell office:value-type="string" table:style-name="ce1">
            <text:p>Office administrative and support activities</text:p>
          </table:table-cell>
          <table:table-cell table:number-columns-repeated="16382"/>
        </table:table-row>
        <table:table-row table:style-name="ro1">
          <table:table-cell office:value-type="string" table:style-name="ce1">
            <text:p>82110</text:p>
          </table:table-cell>
          <table:table-cell office:value-type="string" table:style-name="ce1">
            <text:p>Combined office administrative service activities</text:p>
          </table:table-cell>
          <table:table-cell table:number-columns-repeated="16382"/>
        </table:table-row>
        <table:table-row table:style-name="ro1">
          <table:table-cell office:value-type="string" table:style-name="ce1">
            <text:p>82190</text:p>
          </table:table-cell>
          <table:table-cell office:value-type="string" table:style-name="ce1">
            <text:p>Photocopying, document preparation and other specialised office support activities</text:p>
          </table:table-cell>
          <table:table-cell table:number-columns-repeated="16382"/>
        </table:table-row>
        <table:table-row table:style-name="ro1">
          <table:table-cell office:value-type="string" table:style-name="ce1">
            <text:p>82200</text:p>
          </table:table-cell>
          <table:table-cell office:value-type="string" table:style-name="ce1">
            <text:p>Activities of call centres</text:p>
          </table:table-cell>
          <table:table-cell table:number-columns-repeated="16382"/>
        </table:table-row>
        <table:table-row table:style-name="ro1" table:visibility="collapse">
          <table:table-cell office:value-type="string" table:style-name="ce1">
            <text:p>82200</text:p>
          </table:table-cell>
          <table:table-cell office:value-type="string" table:style-name="ce1">
            <text:p>Activities of call centres</text:p>
          </table:table-cell>
          <table:table-cell table:number-columns-repeated="16382"/>
        </table:table-row>
        <table:table-row table:style-name="ro1">
          <table:table-cell office:value-type="string" table:style-name="ce1">
            <text:p>82300</text:p>
          </table:table-cell>
          <table:table-cell office:value-type="string" table:style-name="ce1">
            <text:p>Organisation of conventions and trade shows</text:p>
          </table:table-cell>
          <table:table-cell table:number-columns-repeated="16382"/>
        </table:table-row>
        <table:table-row table:style-name="ro1" table:visibility="collapse">
          <table:table-cell office:value-type="string" table:style-name="ce1">
            <text:p>82300</text:p>
          </table:table-cell>
          <table:table-cell office:value-type="string" table:style-name="ce1">
            <text:p>Organisation of conventions and trade shows</text:p>
          </table:table-cell>
          <table:table-cell table:number-columns-repeated="16382"/>
        </table:table-row>
        <table:table-row table:style-name="ro1">
          <table:table-cell office:value-type="string" table:style-name="ce1">
            <text:p>82301</text:p>
          </table:table-cell>
          <table:table-cell office:value-type="string" table:style-name="ce1">
            <text:p>Activities of exhibition and fair organizers</text:p>
          </table:table-cell>
          <table:table-cell table:number-columns-repeated="16382"/>
        </table:table-row>
        <table:table-row table:style-name="ro1">
          <table:table-cell office:value-type="string" table:style-name="ce1">
            <text:p>82302</text:p>
          </table:table-cell>
          <table:table-cell office:value-type="string" table:style-name="ce1">
            <text:p>Activities of conference organizers</text:p>
          </table:table-cell>
          <table:table-cell table:number-columns-repeated="16382"/>
        </table:table-row>
        <table:table-row table:style-name="ro1">
          <table:table-cell office:value-type="string" table:style-name="ce1">
            <text:p>82900</text:p>
          </table:table-cell>
          <table:table-cell office:value-type="string" table:style-name="ce1">
            <text:p>Business support service activities not elsewhere classified</text:p>
          </table:table-cell>
          <table:table-cell table:number-columns-repeated="16382"/>
        </table:table-row>
        <table:table-row table:style-name="ro1">
          <table:table-cell office:value-type="string" table:style-name="ce1">
            <text:p>82910</text:p>
          </table:table-cell>
          <table:table-cell office:value-type="string" table:style-name="ce1">
            <text:p>Activities of collection agencies and credit bureaus</text:p>
          </table:table-cell>
          <table:table-cell table:number-columns-repeated="16382"/>
        </table:table-row>
        <table:table-row table:style-name="ro1">
          <table:table-cell office:value-type="string" table:style-name="ce1">
            <text:p>82911</text:p>
          </table:table-cell>
          <table:table-cell office:value-type="string" table:style-name="ce1">
            <text:p>Activities of collection agencies</text:p>
          </table:table-cell>
          <table:table-cell table:number-columns-repeated="16382"/>
        </table:table-row>
        <table:table-row table:style-name="ro1">
          <table:table-cell office:value-type="string" table:style-name="ce1">
            <text:p>82912</text:p>
          </table:table-cell>
          <table:table-cell office:value-type="string" table:style-name="ce1">
            <text:p>Activities of credit bureaus</text:p>
          </table:table-cell>
          <table:table-cell table:number-columns-repeated="16382"/>
        </table:table-row>
        <table:table-row table:style-name="ro1">
          <table:table-cell office:value-type="string" table:style-name="ce1">
            <text:p>82920</text:p>
          </table:table-cell>
          <table:table-cell office:value-type="string" table:style-name="ce1">
            <text:p>Packaging activities</text:p>
          </table:table-cell>
          <table:table-cell table:number-columns-repeated="16382"/>
        </table:table-row>
        <table:table-row table:style-name="ro1">
          <table:table-cell office:value-type="string" table:style-name="ce1">
            <text:p>82990</text:p>
          </table:table-cell>
          <table:table-cell office:value-type="string" table:style-name="ce1">
            <text:p>Other business support service activities not elsewhere classified</text:p>
          </table:table-cell>
          <table:table-cell table:number-columns-repeated="16382"/>
        </table:table-row>
        <table:table-row table:style-name="ro1">
          <table:table-cell office:value-type="string" table:style-name="ce1">
            <text:p>84000</text:p>
          </table:table-cell>
          <table:table-cell office:value-type="string" table:style-name="ce1">
            <text:p>Public administration and defence; compulsory social security</text:p>
          </table:table-cell>
          <table:table-cell table:number-columns-repeated="16382"/>
        </table:table-row>
        <table:table-row table:style-name="ro1">
          <table:table-cell office:value-type="string" table:style-name="ce1">
            <text:p>84100</text:p>
          </table:table-cell>
          <table:table-cell office:value-type="string" table:style-name="ce1">
            <text:p>Administration of the state and the economic and social policy of the community</text:p>
          </table:table-cell>
          <table:table-cell table:number-columns-repeated="16382"/>
        </table:table-row>
        <table:table-row table:style-name="ro1">
          <table:table-cell office:value-type="string" table:style-name="ce1">
            <text:p>84110</text:p>
          </table:table-cell>
          <table:table-cell office:value-type="string" table:style-name="ce1">
            <text:p>General public administration activities</text:p>
          </table:table-cell>
          <table:table-cell table:number-columns-repeated="16382"/>
        </table:table-row>
        <table:table-row table:style-name="ro1">
          <table:table-cell office:value-type="string" table:style-name="ce1">
            <text:p>84120</text:p>
          </table:table-cell>
          <table:table-cell office:value-type="string" table:style-name="ce1">
            <text:p>Regulation of the activities of providing health care, education, cultural services and other social services, excluding social security</text:p>
          </table:table-cell>
          <table:table-cell table:number-columns-repeated="16382"/>
        </table:table-row>
        <table:table-row table:style-name="ro1">
          <table:table-cell office:value-type="string" table:style-name="ce1">
            <text:p>84130</text:p>
          </table:table-cell>
          <table:table-cell office:value-type="string" table:style-name="ce1">
            <text:p>Regulation of and contribution to more efficient operation of businesses</text:p>
          </table:table-cell>
          <table:table-cell table:number-columns-repeated="16382"/>
        </table:table-row>
        <table:table-row table:style-name="ro1">
          <table:table-cell office:value-type="string" table:style-name="ce1">
            <text:p>84200</text:p>
          </table:table-cell>
          <table:table-cell office:value-type="string" table:style-name="ce1">
            <text:p>Provision of services to the community as a whole</text:p>
          </table:table-cell>
          <table:table-cell table:number-columns-repeated="16382"/>
        </table:table-row>
        <table:table-row table:style-name="ro1">
          <table:table-cell office:value-type="string" table:style-name="ce1">
            <text:p>84210</text:p>
          </table:table-cell>
          <table:table-cell office:value-type="string" table:style-name="ce1">
            <text:p>Foreign affairs</text:p>
          </table:table-cell>
          <table:table-cell table:number-columns-repeated="16382"/>
        </table:table-row>
        <table:table-row table:style-name="ro1">
          <table:table-cell office:value-type="string" table:style-name="ce1">
            <text:p>84220</text:p>
          </table:table-cell>
          <table:table-cell office:value-type="string" table:style-name="ce1">
            <text:p>Defence activities</text:p>
          </table:table-cell>
          <table:table-cell table:number-columns-repeated="16382"/>
        </table:table-row>
        <table:table-row table:style-name="ro1">
          <table:table-cell office:value-type="string" table:style-name="ce1">
            <text:p>84230</text:p>
          </table:table-cell>
          <table:table-cell office:value-type="string" table:style-name="ce1">
            <text:p>Justice and judicial activities</text:p>
          </table:table-cell>
          <table:table-cell table:number-columns-repeated="16382"/>
        </table:table-row>
        <table:table-row table:style-name="ro1">
          <table:table-cell office:value-type="string" table:style-name="ce1">
            <text:p>84240</text:p>
          </table:table-cell>
          <table:table-cell office:value-type="string" table:style-name="ce1">
            <text:p>Public order and safety activities</text:p>
          </table:table-cell>
          <table:table-cell table:number-columns-repeated="16382"/>
        </table:table-row>
        <table:table-row table:style-name="ro1">
          <table:table-cell office:value-type="string" table:style-name="ce1">
            <text:p>84250</text:p>
          </table:table-cell>
          <table:table-cell office:value-type="string" table:style-name="ce1">
            <text:p>Fire service activities</text:p>
          </table:table-cell>
          <table:table-cell table:number-columns-repeated="16382"/>
        </table:table-row>
        <table:table-row table:style-name="ro1">
          <table:table-cell office:value-type="string" table:style-name="ce1">
            <text:p>84300</text:p>
          </table:table-cell>
          <table:table-cell office:value-type="string" table:style-name="ce1">
            <text:p>Compulsory social security activities</text:p>
          </table:table-cell>
          <table:table-cell table:number-columns-repeated="16382"/>
        </table:table-row>
        <table:table-row table:style-name="ro1" table:visibility="collapse">
          <table:table-cell office:value-type="string" table:style-name="ce1">
            <text:p>84300</text:p>
          </table:table-cell>
          <table:table-cell office:value-type="string" table:style-name="ce1">
            <text:p>Compulsory social security activities</text:p>
          </table:table-cell>
          <table:table-cell table:number-columns-repeated="16382"/>
        </table:table-row>
        <table:table-row table:style-name="ro1">
          <table:table-cell office:value-type="string" table:style-name="ce1">
            <text:p>85000</text:p>
          </table:table-cell>
          <table:table-cell office:value-type="string" table:style-name="ce1">
            <text:p>Education</text:p>
          </table:table-cell>
          <table:table-cell table:number-columns-repeated="16382"/>
        </table:table-row>
        <table:table-row table:style-name="ro1">
          <table:table-cell office:value-type="string" table:style-name="ce1">
            <text:p>85100</text:p>
          </table:table-cell>
          <table:table-cell office:value-type="string" table:style-name="ce1">
            <text:p>Pre-primary education</text:p>
          </table:table-cell>
          <table:table-cell table:number-columns-repeated="16382"/>
        </table:table-row>
        <table:table-row table:style-name="ro1" table:visibility="collapse">
          <table:table-cell office:value-type="string" table:style-name="ce1">
            <text:p>85100</text:p>
          </table:table-cell>
          <table:table-cell office:value-type="string" table:style-name="ce1">
            <text:p>Pre-primary education</text:p>
          </table:table-cell>
          <table:table-cell table:number-columns-repeated="16382"/>
        </table:table-row>
        <table:table-row table:style-name="ro1">
          <table:table-cell office:value-type="string" table:style-name="ce1">
            <text:p>85200</text:p>
          </table:table-cell>
          <table:table-cell office:value-type="string" table:style-name="ce1">
            <text:p>Primary education</text:p>
          </table:table-cell>
          <table:table-cell table:number-columns-repeated="16382"/>
        </table:table-row>
        <table:table-row table:style-name="ro1" table:visibility="collapse">
          <table:table-cell office:value-type="string" table:style-name="ce1">
            <text:p>85200</text:p>
          </table:table-cell>
          <table:table-cell office:value-type="string" table:style-name="ce1">
            <text:p>Primary education</text:p>
          </table:table-cell>
          <table:table-cell table:number-columns-repeated="16382"/>
        </table:table-row>
        <table:table-row table:style-name="ro1">
          <table:table-cell office:value-type="string" table:style-name="ce1">
            <text:p>85300</text:p>
          </table:table-cell>
          <table:table-cell office:value-type="string" table:style-name="ce1">
            <text:p>Secondary education</text:p>
          </table:table-cell>
          <table:table-cell table:number-columns-repeated="16382"/>
        </table:table-row>
        <table:table-row table:style-name="ro1">
          <table:table-cell office:value-type="string" table:style-name="ce1">
            <text:p>85310</text:p>
          </table:table-cell>
          <table:table-cell office:value-type="string" table:style-name="ce1">
            <text:p>General secondary education</text:p>
          </table:table-cell>
          <table:table-cell table:number-columns-repeated="16382"/>
        </table:table-row>
        <table:table-row table:style-name="ro1">
          <table:table-cell office:value-type="string" table:style-name="ce1">
            <text:p>85320</text:p>
          </table:table-cell>
          <table:table-cell office:value-type="string" table:style-name="ce1">
            <text:p>Technical and vocational secondary education</text:p>
          </table:table-cell>
          <table:table-cell table:number-columns-repeated="16382"/>
        </table:table-row>
        <table:table-row table:style-name="ro1">
          <table:table-cell office:value-type="string" table:style-name="ce1">
            <text:p>85400</text:p>
          </table:table-cell>
          <table:table-cell office:value-type="string" table:style-name="ce1">
            <text:p>Higher education</text:p>
          </table:table-cell>
          <table:table-cell table:number-columns-repeated="16382"/>
        </table:table-row>
        <table:table-row table:style-name="ro1">
          <table:table-cell office:value-type="string" table:style-name="ce1">
            <text:p>85410</text:p>
          </table:table-cell>
          <table:table-cell office:value-type="string" table:style-name="ce1">
            <text:p>Post-secondary non-tertiary education</text:p>
          </table:table-cell>
          <table:table-cell table:number-columns-repeated="16382"/>
        </table:table-row>
        <table:table-row table:style-name="ro1">
          <table:table-cell office:value-type="string" table:style-name="ce1">
            <text:p>85420</text:p>
          </table:table-cell>
          <table:table-cell office:value-type="string" table:style-name="ce1">
            <text:p>Tertiary education</text:p>
          </table:table-cell>
          <table:table-cell table:number-columns-repeated="16382"/>
        </table:table-row>
        <table:table-row table:style-name="ro1">
          <table:table-cell office:value-type="string" table:style-name="ce1">
            <text:p>85421</text:p>
          </table:table-cell>
          <table:table-cell office:value-type="string" table:style-name="ce1">
            <text:p>First-degree level higher education</text:p>
          </table:table-cell>
          <table:table-cell table:number-columns-repeated="16382"/>
        </table:table-row>
        <table:table-row table:style-name="ro1">
          <table:table-cell office:value-type="string" table:style-name="ce1">
            <text:p>85422</text:p>
          </table:table-cell>
          <table:table-cell office:value-type="string" table:style-name="ce1">
            <text:p>Post-graduate level higher education</text:p>
          </table:table-cell>
          <table:table-cell table:number-columns-repeated="16382"/>
        </table:table-row>
        <table:table-row table:style-name="ro1">
          <table:table-cell office:value-type="string" table:style-name="ce1">
            <text:p>85500</text:p>
          </table:table-cell>
          <table:table-cell office:value-type="string" table:style-name="ce1">
            <text:p>Other education</text:p>
          </table:table-cell>
          <table:table-cell table:number-columns-repeated="16382"/>
        </table:table-row>
        <table:table-row table:style-name="ro1">
          <table:table-cell office:value-type="string" table:style-name="ce1">
            <text:p>85510</text:p>
          </table:table-cell>
          <table:table-cell office:value-type="string" table:style-name="ce1">
            <text:p>Sports and recreation education</text:p>
          </table:table-cell>
          <table:table-cell table:number-columns-repeated="16382"/>
        </table:table-row>
        <table:table-row table:style-name="ro1">
          <table:table-cell office:value-type="string" table:style-name="ce1">
            <text:p>85520</text:p>
          </table:table-cell>
          <table:table-cell office:value-type="string" table:style-name="ce1">
            <text:p>Cultural education</text:p>
          </table:table-cell>
          <table:table-cell table:number-columns-repeated="16382"/>
        </table:table-row>
        <table:table-row table:style-name="ro1">
          <table:table-cell office:value-type="string" table:style-name="ce1">
            <text:p>85530</text:p>
          </table:table-cell>
          <table:table-cell office:value-type="string" table:style-name="ce1">
            <text:p>Driving school activities</text:p>
          </table:table-cell>
          <table:table-cell table:number-columns-repeated="16382"/>
        </table:table-row>
        <table:table-row table:style-name="ro1">
          <table:table-cell office:value-type="string" table:style-name="ce1">
            <text:p>85590</text:p>
          </table:table-cell>
          <table:table-cell office:value-type="string" table:style-name="ce1">
            <text:p>Other education not elsewhere classified</text:p>
          </table:table-cell>
          <table:table-cell table:number-columns-repeated="16382"/>
        </table:table-row>
        <table:table-row table:style-name="ro1">
          <table:table-cell office:value-type="string" table:style-name="ce1">
            <text:p>85600</text:p>
          </table:table-cell>
          <table:table-cell office:value-type="string" table:style-name="ce1">
            <text:p>Educational support activities</text:p>
          </table:table-cell>
          <table:table-cell table:number-columns-repeated="16382"/>
        </table:table-row>
        <table:table-row table:style-name="ro1" table:visibility="collapse">
          <table:table-cell office:value-type="string" table:style-name="ce1">
            <text:p>85600</text:p>
          </table:table-cell>
          <table:table-cell office:value-type="string" table:style-name="ce1">
            <text:p>Educational support activities</text:p>
          </table:table-cell>
          <table:table-cell table:number-columns-repeated="16382"/>
        </table:table-row>
        <table:table-row table:style-name="ro1">
          <table:table-cell office:value-type="string" table:style-name="ce1">
            <text:p>86000</text:p>
          </table:table-cell>
          <table:table-cell office:value-type="string" table:style-name="ce1">
            <text:p>Human health activities</text:p>
          </table:table-cell>
          <table:table-cell table:number-columns-repeated="16382"/>
        </table:table-row>
        <table:table-row table:style-name="ro1">
          <table:table-cell office:value-type="string" table:style-name="ce1">
            <text:p>86100</text:p>
          </table:table-cell>
          <table:table-cell office:value-type="string" table:style-name="ce1">
            <text:p>Hospital activities</text:p>
          </table:table-cell>
          <table:table-cell table:number-columns-repeated="16382"/>
        </table:table-row>
        <table:table-row table:style-name="ro1" table:visibility="collapse">
          <table:table-cell office:value-type="string" table:style-name="ce1">
            <text:p>86100</text:p>
          </table:table-cell>
          <table:table-cell office:value-type="string" table:style-name="ce1">
            <text:p>Hospital activities</text:p>
          </table:table-cell>
          <table:table-cell table:number-columns-repeated="16382"/>
        </table:table-row>
        <table:table-row table:style-name="ro1">
          <table:table-cell office:value-type="string" table:style-name="ce1">
            <text:p>86101</text:p>
          </table:table-cell>
          <table:table-cell office:value-type="string" table:style-name="ce1">
            <text:p>Hospital activities</text:p>
          </table:table-cell>
          <table:table-cell table:number-columns-repeated="16382"/>
        </table:table-row>
        <table:table-row table:style-name="ro1">
          <table:table-cell office:value-type="string" table:style-name="ce1">
            <text:p>86102</text:p>
          </table:table-cell>
          <table:table-cell office:value-type="string" table:style-name="ce1">
            <text:p>Medical nursing home activities</text:p>
          </table:table-cell>
          <table:table-cell table:number-columns-repeated="16382"/>
        </table:table-row>
        <table:table-row table:style-name="ro1">
          <table:table-cell office:value-type="string" table:style-name="ce1">
            <text:p>86200</text:p>
          </table:table-cell>
          <table:table-cell office:value-type="string" table:style-name="ce1">
            <text:p>Medical and dental practice activities</text:p>
          </table:table-cell>
          <table:table-cell table:number-columns-repeated="16382"/>
        </table:table-row>
        <table:table-row table:style-name="ro1">
          <table:table-cell office:value-type="string" table:style-name="ce1">
            <text:p>86210</text:p>
          </table:table-cell>
          <table:table-cell office:value-type="string" table:style-name="ce1">
            <text:p>General medical practice activities</text:p>
          </table:table-cell>
          <table:table-cell table:number-columns-repeated="16382"/>
        </table:table-row>
        <table:table-row table:style-name="ro1">
          <table:table-cell office:value-type="string" table:style-name="ce1">
            <text:p>86220</text:p>
          </table:table-cell>
          <table:table-cell office:value-type="string" table:style-name="ce1">
            <text:p>Specialist medical practice activities</text:p>
          </table:table-cell>
          <table:table-cell table:number-columns-repeated="16382"/>
        </table:table-row>
        <table:table-row table:style-name="ro1">
          <table:table-cell office:value-type="string" table:style-name="ce1">
            <text:p>86230</text:p>
          </table:table-cell>
          <table:table-cell office:value-type="string" table:style-name="ce1">
            <text:p>Dental practice activities</text:p>
          </table:table-cell>
          <table:table-cell table:number-columns-repeated="16382"/>
        </table:table-row>
        <table:table-row table:style-name="ro1">
          <table:table-cell office:value-type="string" table:style-name="ce1">
            <text:p>86900</text:p>
          </table:table-cell>
          <table:table-cell office:value-type="string" table:style-name="ce1">
            <text:p>Other human health activities</text:p>
          </table:table-cell>
          <table:table-cell table:number-columns-repeated="16382"/>
        </table:table-row>
        <table:table-row table:style-name="ro1" table:visibility="collapse">
          <table:table-cell office:value-type="string" table:style-name="ce1">
            <text:p>86900</text:p>
          </table:table-cell>
          <table:table-cell office:value-type="string" table:style-name="ce1">
            <text:p>Other human health activities</text:p>
          </table:table-cell>
          <table:table-cell table:number-columns-repeated="16382"/>
        </table:table-row>
        <table:table-row table:style-name="ro1">
          <table:table-cell office:value-type="string" table:style-name="ce1">
            <text:p>87000</text:p>
          </table:table-cell>
          <table:table-cell office:value-type="string" table:style-name="ce1">
            <text:p>Residential care activities</text:p>
          </table:table-cell>
          <table:table-cell table:number-columns-repeated="16382"/>
        </table:table-row>
        <table:table-row table:style-name="ro1">
          <table:table-cell office:value-type="string" table:style-name="ce1">
            <text:p>87100</text:p>
          </table:table-cell>
          <table:table-cell office:value-type="string" table:style-name="ce1">
            <text:p>Residential nursing care activities</text:p>
          </table:table-cell>
          <table:table-cell table:number-columns-repeated="16382"/>
        </table:table-row>
        <table:table-row table:style-name="ro1" table:visibility="collapse">
          <table:table-cell office:value-type="string" table:style-name="ce1">
            <text:p>87100</text:p>
          </table:table-cell>
          <table:table-cell office:value-type="string" table:style-name="ce1">
            <text:p>Residential nursing care activities</text:p>
          </table:table-cell>
          <table:table-cell table:number-columns-repeated="16382"/>
        </table:table-row>
        <table:table-row table:style-name="ro1">
          <table:table-cell office:value-type="string" table:style-name="ce1">
            <text:p>87200</text:p>
          </table:table-cell>
          <table:table-cell office:value-type="string" table:style-name="ce1">
            <text:p>Residential care activities for learning disabilities, mental health and substance abuse</text:p>
          </table:table-cell>
          <table:table-cell table:number-columns-repeated="16382"/>
        </table:table-row>
        <table:table-row table:style-name="ro1" table:visibility="collapse">
          <table:table-cell office:value-type="string" table:style-name="ce1">
            <text:p>87200</text:p>
          </table:table-cell>
          <table:table-cell office:value-type="string" table:style-name="ce1">
            <text:p>Residential care activities for learning disabilities, mental health and substance abuse</text:p>
          </table:table-cell>
          <table:table-cell table:number-columns-repeated="16382"/>
        </table:table-row>
        <table:table-row table:style-name="ro1">
          <table:table-cell office:value-type="string" table:style-name="ce1">
            <text:p>87300</text:p>
          </table:table-cell>
          <table:table-cell office:value-type="string" table:style-name="ce1">
            <text:p>Residential care activities for the elderly and disabled</text:p>
          </table:table-cell>
          <table:table-cell table:number-columns-repeated="16382"/>
        </table:table-row>
        <table:table-row table:style-name="ro1" table:visibility="collapse">
          <table:table-cell office:value-type="string" table:style-name="ce1">
            <text:p>87300</text:p>
          </table:table-cell>
          <table:table-cell office:value-type="string" table:style-name="ce1">
            <text:p>Residential care activities for the elderly and disabled</text:p>
          </table:table-cell>
          <table:table-cell table:number-columns-repeated="16382"/>
        </table:table-row>
        <table:table-row table:style-name="ro1">
          <table:table-cell office:value-type="string" table:style-name="ce1">
            <text:p>87900</text:p>
          </table:table-cell>
          <table:table-cell office:value-type="string" table:style-name="ce1">
            <text:p>Other residential care activities</text:p>
          </table:table-cell>
          <table:table-cell table:number-columns-repeated="16382"/>
        </table:table-row>
        <table:table-row table:style-name="ro1" table:visibility="collapse">
          <table:table-cell office:value-type="string" table:style-name="ce1">
            <text:p>87900</text:p>
          </table:table-cell>
          <table:table-cell office:value-type="string" table:style-name="ce1">
            <text:p>Other residential care activities</text:p>
          </table:table-cell>
          <table:table-cell table:number-columns-repeated="16382"/>
        </table:table-row>
        <table:table-row table:style-name="ro1">
          <table:table-cell office:value-type="string" table:style-name="ce1">
            <text:p>88000</text:p>
          </table:table-cell>
          <table:table-cell office:value-type="string" table:style-name="ce1">
            <text:p>Social work activities without accommodation</text:p>
          </table:table-cell>
          <table:table-cell table:number-columns-repeated="16382"/>
        </table:table-row>
        <table:table-row table:style-name="ro1">
          <table:table-cell office:value-type="string" table:style-name="ce1">
            <text:p>88100</text:p>
          </table:table-cell>
          <table:table-cell office:value-type="string" table:style-name="ce1">
            <text:p>Social work activities without accommodation for the elderly and disabled</text:p>
          </table:table-cell>
          <table:table-cell table:number-columns-repeated="16382"/>
        </table:table-row>
        <table:table-row table:style-name="ro1" table:visibility="collapse">
          <table:table-cell office:value-type="string" table:style-name="ce1">
            <text:p>88100</text:p>
          </table:table-cell>
          <table:table-cell office:value-type="string" table:style-name="ce1">
            <text:p>Social work activities without accommodation for the elderly and disabled</text:p>
          </table:table-cell>
          <table:table-cell table:number-columns-repeated="16382"/>
        </table:table-row>
        <table:table-row table:style-name="ro1">
          <table:table-cell office:value-type="string" table:style-name="ce1">
            <text:p>88900</text:p>
          </table:table-cell>
          <table:table-cell office:value-type="string" table:style-name="ce1">
            <text:p>Other social work activities without accommodation</text:p>
          </table:table-cell>
          <table:table-cell table:number-columns-repeated="16382"/>
        </table:table-row>
        <table:table-row table:style-name="ro1">
          <table:table-cell office:value-type="string" table:style-name="ce1">
            <text:p>88910</text:p>
          </table:table-cell>
          <table:table-cell office:value-type="string" table:style-name="ce1">
            <text:p>Child day-care activities</text:p>
          </table:table-cell>
          <table:table-cell table:number-columns-repeated="16382"/>
        </table:table-row>
        <table:table-row table:style-name="ro1">
          <table:table-cell office:value-type="string" table:style-name="ce1">
            <text:p>88990</text:p>
          </table:table-cell>
          <table:table-cell office:value-type="string" table:style-name="ce1">
            <text:p>Other social work activities without accommodation not elsewhere classified</text:p>
          </table:table-cell>
          <table:table-cell table:number-columns-repeated="16382"/>
        </table:table-row>
        <table:table-row table:style-name="ro1">
          <table:table-cell office:value-type="string" table:style-name="ce1">
            <text:p>90000</text:p>
          </table:table-cell>
          <table:table-cell office:value-type="string" table:style-name="ce1">
            <text:p>Creative, arts and entertainment activities</text:p>
          </table:table-cell>
          <table:table-cell table:number-columns-repeated="16382"/>
        </table:table-row>
        <table:table-row table:style-name="ro1" table:visibility="collapse">
          <table:table-cell office:value-type="string" table:style-name="ce1">
            <text:p>90000</text:p>
          </table:table-cell>
          <table:table-cell office:value-type="string" table:style-name="ce1">
            <text:p>Creative, arts and entertainment activities</text:p>
          </table:table-cell>
          <table:table-cell table:number-columns-repeated="16382"/>
        </table:table-row>
        <table:table-row table:style-name="ro1">
          <table:table-cell office:value-type="string" table:style-name="ce1">
            <text:p>90010</text:p>
          </table:table-cell>
          <table:table-cell office:value-type="string" table:style-name="ce1">
            <text:p>Performing arts</text:p>
          </table:table-cell>
          <table:table-cell table:number-columns-repeated="16382"/>
        </table:table-row>
        <table:table-row table:style-name="ro1">
          <table:table-cell office:value-type="string" table:style-name="ce1">
            <text:p>90020</text:p>
          </table:table-cell>
          <table:table-cell office:value-type="string" table:style-name="ce1">
            <text:p>Support activities to performing arts</text:p>
          </table:table-cell>
          <table:table-cell table:number-columns-repeated="16382"/>
        </table:table-row>
        <table:table-row table:style-name="ro1">
          <table:table-cell office:value-type="string" table:style-name="ce1">
            <text:p>90030</text:p>
          </table:table-cell>
          <table:table-cell office:value-type="string" table:style-name="ce1">
            <text:p>Artistic creation</text:p>
          </table:table-cell>
          <table:table-cell table:number-columns-repeated="16382"/>
        </table:table-row>
        <table:table-row table:style-name="ro1">
          <table:table-cell office:value-type="string" table:style-name="ce1">
            <text:p>90040</text:p>
          </table:table-cell>
          <table:table-cell office:value-type="string" table:style-name="ce1">
            <text:p>Operation of arts facilities</text:p>
          </table:table-cell>
          <table:table-cell table:number-columns-repeated="16382"/>
        </table:table-row>
        <table:table-row table:style-name="ro1">
          <table:table-cell office:value-type="string" table:style-name="ce1">
            <text:p>91000</text:p>
          </table:table-cell>
          <table:table-cell office:value-type="string" table:style-name="ce1">
            <text:p>Libraries, archives, museums and other cultural activities</text:p>
          </table:table-cell>
          <table:table-cell table:number-columns-repeated="16382"/>
        </table:table-row>
        <table:table-row table:style-name="ro1" table:visibility="collapse">
          <table:table-cell office:value-type="string" table:style-name="ce1">
            <text:p>91000</text:p>
          </table:table-cell>
          <table:table-cell office:value-type="string" table:style-name="ce1">
            <text:p>Libraries, archives, museums and other cultural activities</text:p>
          </table:table-cell>
          <table:table-cell table:number-columns-repeated="16382"/>
        </table:table-row>
        <table:table-row table:style-name="ro1">
          <table:table-cell office:value-type="string" table:style-name="ce1">
            <text:p>91010</text:p>
          </table:table-cell>
          <table:table-cell office:value-type="string" table:style-name="ce1">
            <text:p>Library and archive activities</text:p>
          </table:table-cell>
          <table:table-cell table:number-columns-repeated="16382"/>
        </table:table-row>
        <table:table-row table:style-name="ro1">
          <table:table-cell office:value-type="string" table:style-name="ce1">
            <text:p>91011</text:p>
          </table:table-cell>
          <table:table-cell office:value-type="string" table:style-name="ce1">
            <text:p>Library activities</text:p>
          </table:table-cell>
          <table:table-cell table:number-columns-repeated="16382"/>
        </table:table-row>
        <table:table-row table:style-name="ro1">
          <table:table-cell office:value-type="string" table:style-name="ce1">
            <text:p>91012</text:p>
          </table:table-cell>
          <table:table-cell office:value-type="string" table:style-name="ce1">
            <text:p>Archive activities</text:p>
          </table:table-cell>
          <table:table-cell table:number-columns-repeated="16382"/>
        </table:table-row>
        <table:table-row table:style-name="ro1">
          <table:table-cell office:value-type="string" table:style-name="ce1">
            <text:p>91020</text:p>
          </table:table-cell>
          <table:table-cell office:value-type="string" table:style-name="ce1">
            <text:p>Museum activities</text:p>
          </table:table-cell>
          <table:table-cell table:number-columns-repeated="16382"/>
        </table:table-row>
        <table:table-row table:style-name="ro1">
          <table:table-cell office:value-type="string" table:style-name="ce1">
            <text:p>91030</text:p>
          </table:table-cell>
          <table:table-cell office:value-type="string" table:style-name="ce1">
            <text:p>Operation of historical sites and buildings and similar visitor attractions</text:p>
          </table:table-cell>
          <table:table-cell table:number-columns-repeated="16382"/>
        </table:table-row>
        <table:table-row table:style-name="ro1">
          <table:table-cell office:value-type="string" table:style-name="ce1">
            <text:p>91040</text:p>
          </table:table-cell>
          <table:table-cell office:value-type="string" table:style-name="ce1">
            <text:p>Botanical and zoological gardens and nature reserve activities</text:p>
          </table:table-cell>
          <table:table-cell table:number-columns-repeated="16382"/>
        </table:table-row>
        <table:table-row table:style-name="ro1">
          <table:table-cell office:value-type="string" table:style-name="ce1">
            <text:p>92000</text:p>
          </table:table-cell>
          <table:table-cell office:value-type="string" table:style-name="ce1">
            <text:p>Gambling and betting activities</text:p>
          </table:table-cell>
          <table:table-cell table:number-columns-repeated="16382"/>
        </table:table-row>
        <table:table-row table:number-rows-repeated="2" table:style-name="ro1" table:visibility="collapse">
          <table:table-cell office:value-type="string" table:style-name="ce1">
            <text:p>92000</text:p>
          </table:table-cell>
          <table:table-cell office:value-type="string" table:style-name="ce1">
            <text:p>Gambling and betting activities</text:p>
          </table:table-cell>
          <table:table-cell table:number-columns-repeated="16382"/>
        </table:table-row>
        <table:table-row table:style-name="ro1">
          <table:table-cell office:value-type="string" table:style-name="ce1">
            <text:p>93000</text:p>
          </table:table-cell>
          <table:table-cell office:value-type="string" table:style-name="ce1">
            <text:p>Sports activities and amusement and recreation activities</text:p>
          </table:table-cell>
          <table:table-cell table:number-columns-repeated="16382"/>
        </table:table-row>
        <table:table-row table:style-name="ro1">
          <table:table-cell office:value-type="string" table:style-name="ce1">
            <text:p>93100</text:p>
          </table:table-cell>
          <table:table-cell office:value-type="string" table:style-name="ce1">
            <text:p>Sports activities</text:p>
          </table:table-cell>
          <table:table-cell table:number-columns-repeated="16382"/>
        </table:table-row>
        <table:table-row table:style-name="ro1">
          <table:table-cell office:value-type="string" table:style-name="ce1">
            <text:p>93110</text:p>
          </table:table-cell>
          <table:table-cell office:value-type="string" table:style-name="ce1">
            <text:p>Operation of sports facilities</text:p>
          </table:table-cell>
          <table:table-cell table:number-columns-repeated="16382"/>
        </table:table-row>
        <table:table-row table:style-name="ro1">
          <table:table-cell office:value-type="string" table:style-name="ce1">
            <text:p>93120</text:p>
          </table:table-cell>
          <table:table-cell office:value-type="string" table:style-name="ce1">
            <text:p>Activities of sport clubs</text:p>
          </table:table-cell>
          <table:table-cell table:number-columns-repeated="16382"/>
        </table:table-row>
        <table:table-row table:style-name="ro1">
          <table:table-cell office:value-type="string" table:style-name="ce1">
            <text:p>93130</text:p>
          </table:table-cell>
          <table:table-cell office:value-type="string" table:style-name="ce1">
            <text:p>Fitness facilities</text:p>
          </table:table-cell>
          <table:table-cell table:number-columns-repeated="16382"/>
        </table:table-row>
        <table:table-row table:style-name="ro1">
          <table:table-cell office:value-type="string" table:style-name="ce1">
            <text:p>93190</text:p>
          </table:table-cell>
          <table:table-cell office:value-type="string" table:style-name="ce1">
            <text:p>Other sports activities</text:p>
          </table:table-cell>
          <table:table-cell table:number-columns-repeated="16382"/>
        </table:table-row>
        <table:table-row table:style-name="ro1">
          <table:table-cell office:value-type="string" table:style-name="ce1">
            <text:p>93191</text:p>
          </table:table-cell>
          <table:table-cell office:value-type="string" table:style-name="ce1">
            <text:p>Activities of racehorse owners</text:p>
          </table:table-cell>
          <table:table-cell table:number-columns-repeated="16382"/>
        </table:table-row>
        <table:table-row table:style-name="ro1">
          <table:table-cell office:value-type="string" table:style-name="ce1">
            <text:p>93199</text:p>
          </table:table-cell>
          <table:table-cell office:value-type="string" table:style-name="ce1">
            <text:p>Other sports activities (not including activities of racehorse owners) not elsewhere classified</text:p>
          </table:table-cell>
          <table:table-cell table:number-columns-repeated="16382"/>
        </table:table-row>
        <table:table-row table:style-name="ro1">
          <table:table-cell office:value-type="string" table:style-name="ce1">
            <text:p>93200</text:p>
          </table:table-cell>
          <table:table-cell office:value-type="string" table:style-name="ce1">
            <text:p>Amusement and recreation activities</text:p>
          </table:table-cell>
          <table:table-cell table:number-columns-repeated="16382"/>
        </table:table-row>
        <table:table-row table:style-name="ro1">
          <table:table-cell office:value-type="string" table:style-name="ce1">
            <text:p>93210</text:p>
          </table:table-cell>
          <table:table-cell office:value-type="string" table:style-name="ce1">
            <text:p>Activities of amusement parks and theme parks</text:p>
          </table:table-cell>
          <table:table-cell table:number-columns-repeated="16382"/>
        </table:table-row>
        <table:table-row table:style-name="ro1">
          <table:table-cell office:value-type="string" table:style-name="ce1">
            <text:p>93290</text:p>
          </table:table-cell>
          <table:table-cell office:value-type="string" table:style-name="ce1">
            <text:p>Other amusement and recreation activities</text:p>
          </table:table-cell>
          <table:table-cell table:number-columns-repeated="16382"/>
        </table:table-row>
        <table:table-row table:style-name="ro1">
          <table:table-cell office:value-type="string" table:style-name="ce1">
            <text:p>94000</text:p>
          </table:table-cell>
          <table:table-cell office:value-type="string" table:style-name="ce1">
            <text:p>Activities of membership organisations</text:p>
          </table:table-cell>
          <table:table-cell table:number-columns-repeated="16382"/>
        </table:table-row>
        <table:table-row table:style-name="ro1">
          <table:table-cell office:value-type="string" table:style-name="ce1">
            <text:p>94100</text:p>
          </table:table-cell>
          <table:table-cell office:value-type="string" table:style-name="ce1">
            <text:p>Activities of business, employers and professional membership organisations</text:p>
          </table:table-cell>
          <table:table-cell table:number-columns-repeated="16382"/>
        </table:table-row>
        <table:table-row table:style-name="ro1">
          <table:table-cell office:value-type="string" table:style-name="ce1">
            <text:p>94110</text:p>
          </table:table-cell>
          <table:table-cell office:value-type="string" table:style-name="ce1">
            <text:p>Activities of business and employers membership organisations</text:p>
          </table:table-cell>
          <table:table-cell table:number-columns-repeated="16382"/>
        </table:table-row>
        <table:table-row table:style-name="ro1">
          <table:table-cell office:value-type="string" table:style-name="ce1">
            <text:p>94120</text:p>
          </table:table-cell>
          <table:table-cell office:value-type="string" table:style-name="ce1">
            <text:p>Activities of professional membership organisations</text:p>
          </table:table-cell>
          <table:table-cell table:number-columns-repeated="16382"/>
        </table:table-row>
        <table:table-row table:style-name="ro1">
          <table:table-cell office:value-type="string" table:style-name="ce1">
            <text:p>94200</text:p>
          </table:table-cell>
          <table:table-cell office:value-type="string" table:style-name="ce1">
            <text:p>Activities of trade unions</text:p>
          </table:table-cell>
          <table:table-cell table:number-columns-repeated="16382"/>
        </table:table-row>
        <table:table-row table:style-name="ro1" table:visibility="collapse">
          <table:table-cell office:value-type="string" table:style-name="ce1">
            <text:p>94200</text:p>
          </table:table-cell>
          <table:table-cell office:value-type="string" table:style-name="ce1">
            <text:p>Activities of trade unions</text:p>
          </table:table-cell>
          <table:table-cell table:number-columns-repeated="16382"/>
        </table:table-row>
        <table:table-row table:style-name="ro1">
          <table:table-cell office:value-type="string" table:style-name="ce1">
            <text:p>94900</text:p>
          </table:table-cell>
          <table:table-cell office:value-type="string" table:style-name="ce1">
            <text:p>Activities of other membership organisations</text:p>
          </table:table-cell>
          <table:table-cell table:number-columns-repeated="16382"/>
        </table:table-row>
        <table:table-row table:style-name="ro1">
          <table:table-cell office:value-type="string" table:style-name="ce1">
            <text:p>94910</text:p>
          </table:table-cell>
          <table:table-cell office:value-type="string" table:style-name="ce1">
            <text:p>Activities of religious organisations</text:p>
          </table:table-cell>
          <table:table-cell table:number-columns-repeated="16382"/>
        </table:table-row>
        <table:table-row table:style-name="ro1">
          <table:table-cell office:value-type="string" table:style-name="ce1">
            <text:p>94920</text:p>
          </table:table-cell>
          <table:table-cell office:value-type="string" table:style-name="ce1">
            <text:p>Activities of political organisations</text:p>
          </table:table-cell>
          <table:table-cell table:number-columns-repeated="16382"/>
        </table:table-row>
        <table:table-row table:style-name="ro1">
          <table:table-cell office:value-type="string" table:style-name="ce1">
            <text:p>94990</text:p>
          </table:table-cell>
          <table:table-cell office:value-type="string" table:style-name="ce1">
            <text:p>Activities of other membership organisations not elsewhere classified</text:p>
          </table:table-cell>
          <table:table-cell table:number-columns-repeated="16382"/>
        </table:table-row>
        <table:table-row table:style-name="ro1">
          <table:table-cell office:value-type="string" table:style-name="ce1">
            <text:p>95000</text:p>
          </table:table-cell>
          <table:table-cell office:value-type="string" table:style-name="ce1">
            <text:p>Repair of computers and personal and household goods</text:p>
          </table:table-cell>
          <table:table-cell table:number-columns-repeated="16382"/>
        </table:table-row>
        <table:table-row table:style-name="ro1">
          <table:table-cell office:value-type="string" table:style-name="ce1">
            <text:p>95100</text:p>
          </table:table-cell>
          <table:table-cell office:value-type="string" table:style-name="ce1">
            <text:p>Repair of computers and communication equipment</text:p>
          </table:table-cell>
          <table:table-cell table:number-columns-repeated="16382"/>
        </table:table-row>
        <table:table-row table:style-name="ro1">
          <table:table-cell office:value-type="string" table:style-name="ce1">
            <text:p>95110</text:p>
          </table:table-cell>
          <table:table-cell office:value-type="string" table:style-name="ce1">
            <text:p>Repair of computers and peripheral equipment</text:p>
          </table:table-cell>
          <table:table-cell table:number-columns-repeated="16382"/>
        </table:table-row>
        <table:table-row table:style-name="ro1">
          <table:table-cell office:value-type="string" table:style-name="ce1">
            <text:p>95120</text:p>
          </table:table-cell>
          <table:table-cell office:value-type="string" table:style-name="ce1">
            <text:p>Repair of communication equipment</text:p>
          </table:table-cell>
          <table:table-cell table:number-columns-repeated="16382"/>
        </table:table-row>
        <table:table-row table:style-name="ro1">
          <table:table-cell office:value-type="string" table:style-name="ce1">
            <text:p>95200</text:p>
          </table:table-cell>
          <table:table-cell office:value-type="string" table:style-name="ce1">
            <text:p>Repair of personal and household goods</text:p>
          </table:table-cell>
          <table:table-cell table:number-columns-repeated="16382"/>
        </table:table-row>
        <table:table-row table:style-name="ro1">
          <table:table-cell office:value-type="string" table:style-name="ce1">
            <text:p>95210</text:p>
          </table:table-cell>
          <table:table-cell office:value-type="string" table:style-name="ce1">
            <text:p>Repair of consumer electronics</text:p>
          </table:table-cell>
          <table:table-cell table:number-columns-repeated="16382"/>
        </table:table-row>
        <table:table-row table:style-name="ro1">
          <table:table-cell office:value-type="string" table:style-name="ce1">
            <text:p>95220</text:p>
          </table:table-cell>
          <table:table-cell office:value-type="string" table:style-name="ce1">
            <text:p>Repair of household appliances and home and garden equipment</text:p>
          </table:table-cell>
          <table:table-cell table:number-columns-repeated="16382"/>
        </table:table-row>
        <table:table-row table:style-name="ro1">
          <table:table-cell office:value-type="string" table:style-name="ce1">
            <text:p>95230</text:p>
          </table:table-cell>
          <table:table-cell office:value-type="string" table:style-name="ce1">
            <text:p>Repair of footwear and leather goods</text:p>
          </table:table-cell>
          <table:table-cell table:number-columns-repeated="16382"/>
        </table:table-row>
        <table:table-row table:style-name="ro1">
          <table:table-cell office:value-type="string" table:style-name="ce1">
            <text:p>95240</text:p>
          </table:table-cell>
          <table:table-cell office:value-type="string" table:style-name="ce1">
            <text:p>Repair of furniture and home furnishings</text:p>
          </table:table-cell>
          <table:table-cell table:number-columns-repeated="16382"/>
        </table:table-row>
        <table:table-row table:style-name="ro1">
          <table:table-cell office:value-type="string" table:style-name="ce1">
            <text:p>95250</text:p>
          </table:table-cell>
          <table:table-cell office:value-type="string" table:style-name="ce1">
            <text:p>Repair of watches, clocks and jewellery</text:p>
          </table:table-cell>
          <table:table-cell table:number-columns-repeated="16382"/>
        </table:table-row>
        <table:table-row table:style-name="ro1">
          <table:table-cell office:value-type="string" table:style-name="ce1">
            <text:p>95290</text:p>
          </table:table-cell>
          <table:table-cell office:value-type="string" table:style-name="ce1">
            <text:p>Repair of other personal and household goods</text:p>
          </table:table-cell>
          <table:table-cell table:number-columns-repeated="16382"/>
        </table:table-row>
        <table:table-row table:style-name="ro1">
          <table:table-cell office:value-type="string" table:style-name="ce1">
            <text:p>96000</text:p>
          </table:table-cell>
          <table:table-cell office:value-type="string" table:style-name="ce1">
            <text:p>Other personal service activities</text:p>
          </table:table-cell>
          <table:table-cell table:number-columns-repeated="16382"/>
        </table:table-row>
        <table:table-row table:style-name="ro1" table:visibility="collapse">
          <table:table-cell office:value-type="string" table:style-name="ce1">
            <text:p>96000</text:p>
          </table:table-cell>
          <table:table-cell office:value-type="string" table:style-name="ce1">
            <text:p>Other personal service activities</text:p>
          </table:table-cell>
          <table:table-cell table:number-columns-repeated="16382"/>
        </table:table-row>
        <table:table-row table:style-name="ro1">
          <table:table-cell office:value-type="string" table:style-name="ce1">
            <text:p>96010</text:p>
          </table:table-cell>
          <table:table-cell office:value-type="string" table:style-name="ce1">
            <text:p>Washing and (dry-)cleaning of textile and fur products</text:p>
          </table:table-cell>
          <table:table-cell table:number-columns-repeated="16382"/>
        </table:table-row>
        <table:table-row table:style-name="ro1">
          <table:table-cell office:value-type="string" table:style-name="ce1">
            <text:p>96020</text:p>
          </table:table-cell>
          <table:table-cell office:value-type="string" table:style-name="ce1">
            <text:p>Hairdressing and other beauty treatment</text:p>
          </table:table-cell>
          <table:table-cell table:number-columns-repeated="16382"/>
        </table:table-row>
        <table:table-row table:style-name="ro1">
          <table:table-cell office:value-type="string" table:style-name="ce1">
            <text:p>96030</text:p>
          </table:table-cell>
          <table:table-cell office:value-type="string" table:style-name="ce1">
            <text:p>Funeral and related activities</text:p>
          </table:table-cell>
          <table:table-cell table:number-columns-repeated="16382"/>
        </table:table-row>
        <table:table-row table:style-name="ro1">
          <table:table-cell office:value-type="string" table:style-name="ce1">
            <text:p>96040</text:p>
          </table:table-cell>
          <table:table-cell office:value-type="string" table:style-name="ce1">
            <text:p>Physical well-being activities</text:p>
          </table:table-cell>
          <table:table-cell table:number-columns-repeated="16382"/>
        </table:table-row>
        <table:table-row table:style-name="ro1">
          <table:table-cell office:value-type="string" table:style-name="ce1">
            <text:p>96090</text:p>
          </table:table-cell>
          <table:table-cell office:value-type="string" table:style-name="ce1">
            <text:p>Other personal service activities not elsewhere classified</text:p>
          </table:table-cell>
          <table:table-cell table:number-columns-repeated="16382"/>
        </table:table-row>
        <table:table-row table:style-name="ro1">
          <table:table-cell office:value-type="string" table:style-name="ce1">
            <text:p>97000</text:p>
          </table:table-cell>
          <table:table-cell office:value-type="string" table:style-name="ce1">
            <text:p>Activities of households as employers of domestic personnel</text:p>
          </table:table-cell>
          <table:table-cell table:number-columns-repeated="16382"/>
        </table:table-row>
        <table:table-row table:number-rows-repeated="2" table:style-name="ro1" table:visibility="collapse">
          <table:table-cell office:value-type="string" table:style-name="ce1">
            <text:p>97000</text:p>
          </table:table-cell>
          <table:table-cell office:value-type="string" table:style-name="ce1">
            <text:p>Activities of households as employers of domestic personnel</text:p>
          </table:table-cell>
          <table:table-cell table:number-columns-repeated="16382"/>
        </table:table-row>
        <table:table-row table:style-name="ro1">
          <table:table-cell office:value-type="string" table:style-name="ce1">
            <text:p>98000</text:p>
          </table:table-cell>
          <table:table-cell office:value-type="string" table:style-name="ce1">
            <text:p>Undifferentiated goods- and services-producing activities of private households for own use</text:p>
          </table:table-cell>
          <table:table-cell table:number-columns-repeated="16382"/>
        </table:table-row>
        <table:table-row table:style-name="ro1">
          <table:table-cell office:value-type="string" table:style-name="ce1">
            <text:p>98100</text:p>
          </table:table-cell>
          <table:table-cell office:value-type="string" table:style-name="ce1">
            <text:p>Undifferentiated goods-producing activities of private households for own use</text:p>
          </table:table-cell>
          <table:table-cell table:number-columns-repeated="16382"/>
        </table:table-row>
        <table:table-row table:style-name="ro1" table:visibility="collapse">
          <table:table-cell office:value-type="string" table:style-name="ce1">
            <text:p>98100</text:p>
          </table:table-cell>
          <table:table-cell office:value-type="string" table:style-name="ce1">
            <text:p>Undifferentiated goods-producing activities of private households for own use</text:p>
          </table:table-cell>
          <table:table-cell table:number-columns-repeated="16382"/>
        </table:table-row>
        <table:table-row table:style-name="ro1">
          <table:table-cell office:value-type="string" table:style-name="ce1">
            <text:p>98200</text:p>
          </table:table-cell>
          <table:table-cell office:value-type="string" table:style-name="ce1">
            <text:p>Undifferentiated service-producing activities of private households for own use</text:p>
          </table:table-cell>
          <table:table-cell table:number-columns-repeated="16382"/>
        </table:table-row>
        <table:table-row table:style-name="ro1" table:visibility="collapse">
          <table:table-cell office:value-type="string" table:style-name="ce1">
            <text:p>98200</text:p>
          </table:table-cell>
          <table:table-cell office:value-type="string" table:style-name="ce1">
            <text:p>Undifferentiated service-producing activities of private households for own use</text:p>
          </table:table-cell>
          <table:table-cell table:number-columns-repeated="16382"/>
        </table:table-row>
        <table:table-row table:style-name="ro1">
          <table:table-cell office:value-type="string" table:style-name="ce1">
            <text:p>99000</text:p>
          </table:table-cell>
          <table:table-cell office:value-type="string" table:style-name="ce1">
            <text:p>Activities of extraterritorial organisations and bodies</text:p>
          </table:table-cell>
          <table:table-cell table:number-columns-repeated="16382"/>
        </table:table-row>
        <table:table-row table:number-rows-repeated="2" table:style-name="ro1" table:visibility="collapse">
          <table:table-cell office:value-type="string" table:style-name="ce1">
            <text:p>99000</text:p>
          </table:table-cell>
          <table:table-cell office:value-type="string" table:style-name="ce1">
            <text:p>Activities of extraterritorial organisations and bodies</text:p>
          </table:table-cell>
          <table:table-cell table:number-columns-repeated="16382"/>
        </table:table-row>
        <table:table-row table:number-rows-repeated="1047409" table:style-name="ro1">
          <table:table-cell table:number-columns-repeated="16384"/>
        </table:table-row>
      </table:table>
      <table:table table:name="Final_Data_set" table:style-name="ta1">
        <table:table-column table:style-name="co1" table:number-columns-repeated="16384" table:default-cell-style-name="ce1"/>
        <table:table-row table:style-name="ro1">
          <table:table-cell office:value-type="string" table:style-name="ce1">
            <text:p>Sic Code</text:p>
          </table:table-cell>
          <table:table-cell office:value-type="string" table:style-name="ce1">
            <text:p>Description</text:p>
          </table:table-cell>
          <table:table-cell table:number-columns-repeated="16382"/>
        </table:table-row>
        <table:table-row table:style-name="ro1">
          <table:table-cell office:value-type="string" table:style-name="ce1">
            <text:p>01000</text:p>
          </table:table-cell>
          <table:table-cell office:value-type="string" table:style-name="ce1">
            <text:p>Crop and animal production, hunting and related service activities</text:p>
          </table:table-cell>
          <table:table-cell table:number-columns-repeated="16382"/>
        </table:table-row>
        <table:table-row table:style-name="ro1">
          <table:table-cell office:value-type="string" table:style-name="ce1">
            <text:p>01100</text:p>
          </table:table-cell>
          <table:table-cell office:value-type="string" table:style-name="ce1">
            <text:p>Growing of non-perennial crops</text:p>
          </table:table-cell>
          <table:table-cell table:number-columns-repeated="16382"/>
        </table:table-row>
        <table:table-row table:style-name="ro1">
          <table:table-cell office:value-type="string" table:style-name="ce1">
            <text:p>01110</text:p>
          </table:table-cell>
          <table:table-cell office:value-type="string" table:style-name="ce1">
            <text:p>Growing of cereals (except rice), leguminous crops and oil seeds</text:p>
          </table:table-cell>
          <table:table-cell table:number-columns-repeated="16382"/>
        </table:table-row>
        <table:table-row table:style-name="ro1">
          <table:table-cell office:value-type="string" table:style-name="ce1">
            <text:p>01120</text:p>
          </table:table-cell>
          <table:table-cell office:value-type="string" table:style-name="ce1">
            <text:p>Growing of rice</text:p>
          </table:table-cell>
          <table:table-cell table:number-columns-repeated="16382"/>
        </table:table-row>
        <table:table-row table:style-name="ro1">
          <table:table-cell office:value-type="string" table:style-name="ce1">
            <text:p>01130</text:p>
          </table:table-cell>
          <table:table-cell office:value-type="string" table:style-name="ce1">
            <text:p>Growing of vegetables and melons, roots and tubers</text:p>
          </table:table-cell>
          <table:table-cell table:number-columns-repeated="16382"/>
        </table:table-row>
        <table:table-row table:style-name="ro1">
          <table:table-cell office:value-type="string" table:style-name="ce1">
            <text:p>01140</text:p>
          </table:table-cell>
          <table:table-cell office:value-type="string" table:style-name="ce1">
            <text:p>Growing of sugar cane</text:p>
          </table:table-cell>
          <table:table-cell table:number-columns-repeated="16382"/>
        </table:table-row>
        <table:table-row table:style-name="ro1">
          <table:table-cell office:value-type="string" table:style-name="ce1">
            <text:p>01150</text:p>
          </table:table-cell>
          <table:table-cell office:value-type="string" table:style-name="ce1">
            <text:p>Growing of tobacco</text:p>
          </table:table-cell>
          <table:table-cell table:number-columns-repeated="16382"/>
        </table:table-row>
        <table:table-row table:style-name="ro1">
          <table:table-cell office:value-type="string" table:style-name="ce1">
            <text:p>01160</text:p>
          </table:table-cell>
          <table:table-cell office:value-type="string" table:style-name="ce1">
            <text:p>Growing of fibre crops</text:p>
          </table:table-cell>
          <table:table-cell table:number-columns-repeated="16382"/>
        </table:table-row>
        <table:table-row table:style-name="ro1">
          <table:table-cell office:value-type="string" table:style-name="ce1">
            <text:p>01190</text:p>
          </table:table-cell>
          <table:table-cell office:value-type="string" table:style-name="ce1">
            <text:p>Growing of other non-perennial crops</text:p>
          </table:table-cell>
          <table:table-cell table:number-columns-repeated="16382"/>
        </table:table-row>
        <table:table-row table:style-name="ro1">
          <table:table-cell office:value-type="string" table:style-name="ce1">
            <text:p>01200</text:p>
          </table:table-cell>
          <table:table-cell office:value-type="string" table:style-name="ce1">
            <text:p>Growing of perennial crops</text:p>
          </table:table-cell>
          <table:table-cell table:number-columns-repeated="16382"/>
        </table:table-row>
        <table:table-row table:style-name="ro1">
          <table:table-cell office:value-type="string" table:style-name="ce1">
            <text:p>01210</text:p>
          </table:table-cell>
          <table:table-cell office:value-type="string" table:style-name="ce1">
            <text:p>Growing of grapes</text:p>
          </table:table-cell>
          <table:table-cell table:number-columns-repeated="16382"/>
        </table:table-row>
        <table:table-row table:style-name="ro1">
          <table:table-cell office:value-type="string" table:style-name="ce1">
            <text:p>01220</text:p>
          </table:table-cell>
          <table:table-cell office:value-type="string" table:style-name="ce1">
            <text:p>Growing of tropical and subtropical fruits</text:p>
          </table:table-cell>
          <table:table-cell table:number-columns-repeated="16382"/>
        </table:table-row>
        <table:table-row table:style-name="ro1">
          <table:table-cell office:value-type="string" table:style-name="ce1">
            <text:p>01230</text:p>
          </table:table-cell>
          <table:table-cell office:value-type="string" table:style-name="ce1">
            <text:p>Growing of citrus fruits</text:p>
          </table:table-cell>
          <table:table-cell table:number-columns-repeated="16382"/>
        </table:table-row>
        <table:table-row table:style-name="ro1">
          <table:table-cell office:value-type="string" table:style-name="ce1">
            <text:p>01240</text:p>
          </table:table-cell>
          <table:table-cell office:value-type="string" table:style-name="ce1">
            <text:p>Growing of pome fruits and stone fruits</text:p>
          </table:table-cell>
          <table:table-cell table:number-columns-repeated="16382"/>
        </table:table-row>
        <table:table-row table:style-name="ro1">
          <table:table-cell office:value-type="string" table:style-name="ce1">
            <text:p>01250</text:p>
          </table:table-cell>
          <table:table-cell office:value-type="string" table:style-name="ce1">
            <text:p>Growing of other tree and bush fruits and nuts</text:p>
          </table:table-cell>
          <table:table-cell table:number-columns-repeated="16382"/>
        </table:table-row>
        <table:table-row table:style-name="ro1">
          <table:table-cell office:value-type="string" table:style-name="ce1">
            <text:p>01260</text:p>
          </table:table-cell>
          <table:table-cell office:value-type="string" table:style-name="ce1">
            <text:p>Growing of oleaginous fruits</text:p>
          </table:table-cell>
          <table:table-cell table:number-columns-repeated="16382"/>
        </table:table-row>
        <table:table-row table:style-name="ro1">
          <table:table-cell office:value-type="string" table:style-name="ce1">
            <text:p>01270</text:p>
          </table:table-cell>
          <table:table-cell office:value-type="string" table:style-name="ce1">
            <text:p>Growing of beverage crops</text:p>
          </table:table-cell>
          <table:table-cell table:number-columns-repeated="16382"/>
        </table:table-row>
        <table:table-row table:style-name="ro1">
          <table:table-cell office:value-type="string" table:style-name="ce1">
            <text:p>01280</text:p>
          </table:table-cell>
          <table:table-cell office:value-type="string" table:style-name="ce1">
            <text:p>Growing of spices, aromatic, drug and pharmaceutical crops</text:p>
          </table:table-cell>
          <table:table-cell table:number-columns-repeated="16382"/>
        </table:table-row>
        <table:table-row table:style-name="ro1">
          <table:table-cell office:value-type="string" table:style-name="ce1">
            <text:p>01290</text:p>
          </table:table-cell>
          <table:table-cell office:value-type="string" table:style-name="ce1">
            <text:p>Growing of other perennial crops</text:p>
          </table:table-cell>
          <table:table-cell table:number-columns-repeated="16382"/>
        </table:table-row>
        <table:table-row table:style-name="ro1">
          <table:table-cell office:value-type="string" table:style-name="ce1">
            <text:p>01300</text:p>
          </table:table-cell>
          <table:table-cell office:value-type="string" table:style-name="ce1">
            <text:p>Plant propagation</text:p>
          </table:table-cell>
          <table:table-cell table:number-columns-repeated="16382"/>
        </table:table-row>
        <table:table-row table:style-name="ro1">
          <table:table-cell office:value-type="string" table:style-name="ce1">
            <text:p>01400</text:p>
          </table:table-cell>
          <table:table-cell office:value-type="string" table:style-name="ce1">
            <text:p>Animal production</text:p>
          </table:table-cell>
          <table:table-cell table:number-columns-repeated="16382"/>
        </table:table-row>
        <table:table-row table:style-name="ro1">
          <table:table-cell office:value-type="string" table:style-name="ce1">
            <text:p>01410</text:p>
          </table:table-cell>
          <table:table-cell office:value-type="string" table:style-name="ce1">
            <text:p>Raising of dairy cattle</text:p>
          </table:table-cell>
          <table:table-cell table:number-columns-repeated="16382"/>
        </table:table-row>
        <table:table-row table:style-name="ro1">
          <table:table-cell office:value-type="string" table:style-name="ce1">
            <text:p>01420</text:p>
          </table:table-cell>
          <table:table-cell office:value-type="string" table:style-name="ce1">
            <text:p>Raising of other cattle and buffaloes</text:p>
          </table:table-cell>
          <table:table-cell table:number-columns-repeated="16382"/>
        </table:table-row>
        <table:table-row table:style-name="ro1">
          <table:table-cell office:value-type="string" table:style-name="ce1">
            <text:p>01430</text:p>
          </table:table-cell>
          <table:table-cell office:value-type="string" table:style-name="ce1">
            <text:p>Raising of horses and other equines</text:p>
          </table:table-cell>
          <table:table-cell table:number-columns-repeated="16382"/>
        </table:table-row>
        <table:table-row table:style-name="ro1">
          <table:table-cell office:value-type="string" table:style-name="ce1">
            <text:p>01440</text:p>
          </table:table-cell>
          <table:table-cell office:value-type="string" table:style-name="ce1">
            <text:p>Raising of camels and camelids</text:p>
          </table:table-cell>
          <table:table-cell table:number-columns-repeated="16382"/>
        </table:table-row>
        <table:table-row table:style-name="ro1">
          <table:table-cell office:value-type="string" table:style-name="ce1">
            <text:p>01450</text:p>
          </table:table-cell>
          <table:table-cell office:value-type="string" table:style-name="ce1">
            <text:p>Raising of sheep and goats</text:p>
          </table:table-cell>
          <table:table-cell table:number-columns-repeated="16382"/>
        </table:table-row>
        <table:table-row table:style-name="ro1">
          <table:table-cell office:value-type="string" table:style-name="ce1">
            <text:p>01460</text:p>
          </table:table-cell>
          <table:table-cell office:value-type="string" table:style-name="ce1">
            <text:p>Raising of swine/pigs</text:p>
          </table:table-cell>
          <table:table-cell table:number-columns-repeated="16382"/>
        </table:table-row>
        <table:table-row table:style-name="ro1">
          <table:table-cell office:value-type="string" table:style-name="ce1">
            <text:p>01470</text:p>
          </table:table-cell>
          <table:table-cell office:value-type="string" table:style-name="ce1">
            <text:p>Raising of poultry</text:p>
          </table:table-cell>
          <table:table-cell table:number-columns-repeated="16382"/>
        </table:table-row>
        <table:table-row table:style-name="ro1">
          <table:table-cell office:value-type="string" table:style-name="ce1">
            <text:p>01490</text:p>
          </table:table-cell>
          <table:table-cell office:value-type="string" table:style-name="ce1">
            <text:p>Raising of other animals</text:p>
          </table:table-cell>
          <table:table-cell table:number-columns-repeated="16382"/>
        </table:table-row>
        <table:table-row table:style-name="ro1">
          <table:table-cell office:value-type="string" table:style-name="ce1">
            <text:p>01500</text:p>
          </table:table-cell>
          <table:table-cell office:value-type="string" table:style-name="ce1">
            <text:p>Mixed farming</text:p>
          </table:table-cell>
          <table:table-cell table:number-columns-repeated="16382"/>
        </table:table-row>
        <table:table-row table:style-name="ro1">
          <table:table-cell office:value-type="string" table:style-name="ce1">
            <text:p>01600</text:p>
          </table:table-cell>
          <table:table-cell office:value-type="string" table:style-name="ce1">
            <text:p>Support activities to agriculture and post-harvest crop activities</text:p>
          </table:table-cell>
          <table:table-cell table:number-columns-repeated="16382"/>
        </table:table-row>
        <table:table-row table:style-name="ro1">
          <table:table-cell office:value-type="string" table:style-name="ce1">
            <text:p>01610</text:p>
          </table:table-cell>
          <table:table-cell office:value-type="string" table:style-name="ce1">
            <text:p>Support activities for crop production</text:p>
          </table:table-cell>
          <table:table-cell table:number-columns-repeated="16382"/>
        </table:table-row>
        <table:table-row table:style-name="ro1">
          <table:table-cell office:value-type="string" table:style-name="ce1">
            <text:p>01620</text:p>
          </table:table-cell>
          <table:table-cell office:value-type="string" table:style-name="ce1">
            <text:p>Support activities for animal production</text:p>
          </table:table-cell>
          <table:table-cell table:number-columns-repeated="16382"/>
        </table:table-row>
        <table:table-row table:style-name="ro1">
          <table:table-cell office:value-type="string" table:style-name="ce1">
            <text:p>01621</text:p>
          </table:table-cell>
          <table:table-cell office:value-type="string" table:style-name="ce1">
            <text:p>Farm animal boarding and care</text:p>
          </table:table-cell>
          <table:table-cell table:number-columns-repeated="16382"/>
        </table:table-row>
        <table:table-row table:style-name="ro1">
          <table:table-cell office:value-type="string" table:style-name="ce1">
            <text:p>01629</text:p>
          </table:table-cell>
          <table:table-cell office:value-type="string" table:style-name="ce1">
            <text:p>Support activities for animal production (other than farm animal boarding and care) not elsewhere classified</text:p>
          </table:table-cell>
          <table:table-cell table:number-columns-repeated="16382"/>
        </table:table-row>
        <table:table-row table:style-name="ro1">
          <table:table-cell office:value-type="string" table:style-name="ce1">
            <text:p>01630</text:p>
          </table:table-cell>
          <table:table-cell office:value-type="string" table:style-name="ce1">
            <text:p>Post-harvest crop activities</text:p>
          </table:table-cell>
          <table:table-cell table:number-columns-repeated="16382"/>
        </table:table-row>
        <table:table-row table:style-name="ro1">
          <table:table-cell office:value-type="string" table:style-name="ce1">
            <text:p>01640</text:p>
          </table:table-cell>
          <table:table-cell office:value-type="string" table:style-name="ce1">
            <text:p>Seed processing for propagation</text:p>
          </table:table-cell>
          <table:table-cell table:number-columns-repeated="16382"/>
        </table:table-row>
        <table:table-row table:style-name="ro1">
          <table:table-cell office:value-type="string" table:style-name="ce1">
            <text:p>01700</text:p>
          </table:table-cell>
          <table:table-cell office:value-type="string" table:style-name="ce1">
            <text:p>Hunting, trapping and related service activities</text:p>
          </table:table-cell>
          <table:table-cell table:number-columns-repeated="16382"/>
        </table:table-row>
        <table:table-row table:style-name="ro1">
          <table:table-cell office:value-type="string" table:style-name="ce1">
            <text:p>02000</text:p>
          </table:table-cell>
          <table:table-cell office:value-type="string" table:style-name="ce1">
            <text:p>Forestry and logging</text:p>
          </table:table-cell>
          <table:table-cell table:number-columns-repeated="16382"/>
        </table:table-row>
        <table:table-row table:style-name="ro1">
          <table:table-cell office:value-type="string" table:style-name="ce1">
            <text:p>02100</text:p>
          </table:table-cell>
          <table:table-cell office:value-type="string" table:style-name="ce1">
            <text:p>Silviculture and other forestry activities</text:p>
          </table:table-cell>
          <table:table-cell table:number-columns-repeated="16382"/>
        </table:table-row>
        <table:table-row table:style-name="ro1">
          <table:table-cell office:value-type="string" table:style-name="ce1">
            <text:p>02200</text:p>
          </table:table-cell>
          <table:table-cell office:value-type="string" table:style-name="ce1">
            <text:p>Logging</text:p>
          </table:table-cell>
          <table:table-cell table:number-columns-repeated="16382"/>
        </table:table-row>
        <table:table-row table:style-name="ro1">
          <table:table-cell office:value-type="string" table:style-name="ce1">
            <text:p>02300</text:p>
          </table:table-cell>
          <table:table-cell office:value-type="string" table:style-name="ce1">
            <text:p>Gathering of wild growing non-wood products</text:p>
          </table:table-cell>
          <table:table-cell table:number-columns-repeated="16382"/>
        </table:table-row>
        <table:table-row table:style-name="ro1">
          <table:table-cell office:value-type="string" table:style-name="ce1">
            <text:p>02400</text:p>
          </table:table-cell>
          <table:table-cell office:value-type="string" table:style-name="ce1">
            <text:p>Support services to forestry</text:p>
          </table:table-cell>
          <table:table-cell table:number-columns-repeated="16382"/>
        </table:table-row>
        <table:table-row table:style-name="ro1">
          <table:table-cell office:value-type="string" table:style-name="ce1">
            <text:p>03000</text:p>
          </table:table-cell>
          <table:table-cell office:value-type="string" table:style-name="ce1">
            <text:p>Fishing and aquaculture</text:p>
          </table:table-cell>
          <table:table-cell table:number-columns-repeated="16382"/>
        </table:table-row>
        <table:table-row table:style-name="ro1">
          <table:table-cell office:value-type="string" table:style-name="ce1">
            <text:p>03100</text:p>
          </table:table-cell>
          <table:table-cell office:value-type="string" table:style-name="ce1">
            <text:p>Fishing</text:p>
          </table:table-cell>
          <table:table-cell table:number-columns-repeated="16382"/>
        </table:table-row>
        <table:table-row table:style-name="ro1">
          <table:table-cell office:value-type="string" table:style-name="ce1">
            <text:p>03110</text:p>
          </table:table-cell>
          <table:table-cell office:value-type="string" table:style-name="ce1">
            <text:p>Marine fishing</text:p>
          </table:table-cell>
          <table:table-cell table:number-columns-repeated="16382"/>
        </table:table-row>
        <table:table-row table:style-name="ro1">
          <table:table-cell office:value-type="string" table:style-name="ce1">
            <text:p>03120</text:p>
          </table:table-cell>
          <table:table-cell office:value-type="string" table:style-name="ce1">
            <text:p>Freshwater fishing</text:p>
          </table:table-cell>
          <table:table-cell table:number-columns-repeated="16382"/>
        </table:table-row>
        <table:table-row table:style-name="ro1">
          <table:table-cell office:value-type="string" table:style-name="ce1">
            <text:p>03200</text:p>
          </table:table-cell>
          <table:table-cell office:value-type="string" table:style-name="ce1">
            <text:p>Aquaculture</text:p>
          </table:table-cell>
          <table:table-cell table:number-columns-repeated="16382"/>
        </table:table-row>
        <table:table-row table:style-name="ro1">
          <table:table-cell office:value-type="string" table:style-name="ce1">
            <text:p>03210</text:p>
          </table:table-cell>
          <table:table-cell office:value-type="string" table:style-name="ce1">
            <text:p>Marine aquaculture</text:p>
          </table:table-cell>
          <table:table-cell table:number-columns-repeated="16382"/>
        </table:table-row>
        <table:table-row table:style-name="ro1">
          <table:table-cell office:value-type="string" table:style-name="ce1">
            <text:p>03220</text:p>
          </table:table-cell>
          <table:table-cell office:value-type="string" table:style-name="ce1">
            <text:p>Freshwater aquaculture</text:p>
          </table:table-cell>
          <table:table-cell table:number-columns-repeated="16382"/>
        </table:table-row>
        <table:table-row table:style-name="ro1">
          <table:table-cell office:value-type="string" table:style-name="ce1">
            <text:p>05000</text:p>
          </table:table-cell>
          <table:table-cell office:value-type="string" table:style-name="ce1">
            <text:p>Mining of coal and lignite</text:p>
          </table:table-cell>
          <table:table-cell table:number-columns-repeated="16382"/>
        </table:table-row>
        <table:table-row table:style-name="ro1">
          <table:table-cell office:value-type="string" table:style-name="ce1">
            <text:p>05100</text:p>
          </table:table-cell>
          <table:table-cell office:value-type="string" table:style-name="ce1">
            <text:p>Mining of hard coal</text:p>
          </table:table-cell>
          <table:table-cell table:number-columns-repeated="16382"/>
        </table:table-row>
        <table:table-row table:style-name="ro1">
          <table:table-cell office:value-type="string" table:style-name="ce1">
            <text:p>05101</text:p>
          </table:table-cell>
          <table:table-cell office:value-type="string" table:style-name="ce1">
            <text:p>Mining of hard coal from deep coal mines (underground mining)</text:p>
          </table:table-cell>
          <table:table-cell table:number-columns-repeated="16382"/>
        </table:table-row>
        <table:table-row table:style-name="ro1">
          <table:table-cell office:value-type="string" table:style-name="ce1">
            <text:p>05102</text:p>
          </table:table-cell>
          <table:table-cell office:value-type="string" table:style-name="ce1">
            <text:p>Mining of hard coal from open cast coal working (surface mining)</text:p>
          </table:table-cell>
          <table:table-cell table:number-columns-repeated="16382"/>
        </table:table-row>
        <table:table-row table:style-name="ro1">
          <table:table-cell office:value-type="string" table:style-name="ce1">
            <text:p>05200</text:p>
          </table:table-cell>
          <table:table-cell office:value-type="string" table:style-name="ce1">
            <text:p>Mining of lignite</text:p>
          </table:table-cell>
          <table:table-cell table:number-columns-repeated="16382"/>
        </table:table-row>
        <table:table-row table:style-name="ro1">
          <table:table-cell office:value-type="string" table:style-name="ce1">
            <text:p>06000</text:p>
          </table:table-cell>
          <table:table-cell office:value-type="string" table:style-name="ce1">
            <text:p>Extraction of crude petroleum and natural gas</text:p>
          </table:table-cell>
          <table:table-cell table:number-columns-repeated="16382"/>
        </table:table-row>
        <table:table-row table:style-name="ro1">
          <table:table-cell office:value-type="string" table:style-name="ce1">
            <text:p>06100</text:p>
          </table:table-cell>
          <table:table-cell office:value-type="string" table:style-name="ce1">
            <text:p>Extraction of crude petroleum</text:p>
          </table:table-cell>
          <table:table-cell table:number-columns-repeated="16382"/>
        </table:table-row>
        <table:table-row table:style-name="ro1">
          <table:table-cell office:value-type="string" table:style-name="ce1">
            <text:p>06200</text:p>
          </table:table-cell>
          <table:table-cell office:value-type="string" table:style-name="ce1">
            <text:p>Extraction of natural gas</text:p>
          </table:table-cell>
          <table:table-cell table:number-columns-repeated="16382"/>
        </table:table-row>
        <table:table-row table:style-name="ro1">
          <table:table-cell office:value-type="string" table:style-name="ce1">
            <text:p>07000</text:p>
          </table:table-cell>
          <table:table-cell office:value-type="string" table:style-name="ce1">
            <text:p>Mining of metal ores</text:p>
          </table:table-cell>
          <table:table-cell table:number-columns-repeated="16382"/>
        </table:table-row>
        <table:table-row table:style-name="ro1">
          <table:table-cell office:value-type="string" table:style-name="ce1">
            <text:p>07100</text:p>
          </table:table-cell>
          <table:table-cell office:value-type="string" table:style-name="ce1">
            <text:p>Mining of iron ores</text:p>
          </table:table-cell>
          <table:table-cell table:number-columns-repeated="16382"/>
        </table:table-row>
        <table:table-row table:style-name="ro1">
          <table:table-cell office:value-type="string" table:style-name="ce1">
            <text:p>07200</text:p>
          </table:table-cell>
          <table:table-cell office:value-type="string" table:style-name="ce1">
            <text:p>Mining of non-ferrous metal ores</text:p>
          </table:table-cell>
          <table:table-cell table:number-columns-repeated="16382"/>
        </table:table-row>
        <table:table-row table:style-name="ro1">
          <table:table-cell office:value-type="string" table:style-name="ce1">
            <text:p>07210</text:p>
          </table:table-cell>
          <table:table-cell office:value-type="string" table:style-name="ce1">
            <text:p>Mining of uranium and thorium ores</text:p>
          </table:table-cell>
          <table:table-cell table:number-columns-repeated="16382"/>
        </table:table-row>
        <table:table-row table:style-name="ro1">
          <table:table-cell office:value-type="string" table:style-name="ce1">
            <text:p>07290</text:p>
          </table:table-cell>
          <table:table-cell office:value-type="string" table:style-name="ce1">
            <text:p>Mining of other non-ferrous metal ores</text:p>
          </table:table-cell>
          <table:table-cell table:number-columns-repeated="16382"/>
        </table:table-row>
        <table:table-row table:style-name="ro1">
          <table:table-cell office:value-type="string" table:style-name="ce1">
            <text:p>08000</text:p>
          </table:table-cell>
          <table:table-cell office:value-type="string" table:style-name="ce1">
            <text:p>Other mining and quarrying</text:p>
          </table:table-cell>
          <table:table-cell table:number-columns-repeated="16382"/>
        </table:table-row>
        <table:table-row table:style-name="ro1">
          <table:table-cell office:value-type="string" table:style-name="ce1">
            <text:p>08100</text:p>
          </table:table-cell>
          <table:table-cell office:value-type="string" table:style-name="ce1">
            <text:p>Quarrying of stone, sand and clay</text:p>
          </table:table-cell>
          <table:table-cell table:number-columns-repeated="16382"/>
        </table:table-row>
        <table:table-row table:style-name="ro1">
          <table:table-cell office:value-type="string" table:style-name="ce1">
            <text:p>08110</text:p>
          </table:table-cell>
          <table:table-cell office:value-type="string" table:style-name="ce1">
            <text:p>Quarrying of ornamental and building stone, limestone, gypsum, chalk and slate</text:p>
          </table:table-cell>
          <table:table-cell table:number-columns-repeated="16382"/>
        </table:table-row>
        <table:table-row table:style-name="ro1">
          <table:table-cell office:value-type="string" table:style-name="ce1">
            <text:p>08120</text:p>
          </table:table-cell>
          <table:table-cell office:value-type="string" table:style-name="ce1">
            <text:p>Operation of gravel and sand pits; mining of clays and kaolin</text:p>
          </table:table-cell>
          <table:table-cell table:number-columns-repeated="16382"/>
        </table:table-row>
        <table:table-row table:style-name="ro1">
          <table:table-cell office:value-type="string" table:style-name="ce1">
            <text:p>08900</text:p>
          </table:table-cell>
          <table:table-cell office:value-type="string" table:style-name="ce1">
            <text:p>Mining and quarrying not elsewhere classified</text:p>
          </table:table-cell>
          <table:table-cell table:number-columns-repeated="16382"/>
        </table:table-row>
        <table:table-row table:style-name="ro1">
          <table:table-cell office:value-type="string" table:style-name="ce1">
            <text:p>08910</text:p>
          </table:table-cell>
          <table:table-cell office:value-type="string" table:style-name="ce1">
            <text:p>Mining of chemical and fertiliser minerals</text:p>
          </table:table-cell>
          <table:table-cell table:number-columns-repeated="16382"/>
        </table:table-row>
        <table:table-row table:style-name="ro1">
          <table:table-cell office:value-type="string" table:style-name="ce1">
            <text:p>08920</text:p>
          </table:table-cell>
          <table:table-cell office:value-type="string" table:style-name="ce1">
            <text:p>Extraction of peat</text:p>
          </table:table-cell>
          <table:table-cell table:number-columns-repeated="16382"/>
        </table:table-row>
        <table:table-row table:style-name="ro1">
          <table:table-cell office:value-type="string" table:style-name="ce1">
            <text:p>08930</text:p>
          </table:table-cell>
          <table:table-cell office:value-type="string" table:style-name="ce1">
            <text:p>Extraction of salt</text:p>
          </table:table-cell>
          <table:table-cell table:number-columns-repeated="16382"/>
        </table:table-row>
        <table:table-row table:style-name="ro1">
          <table:table-cell office:value-type="string" table:style-name="ce1">
            <text:p>08990</text:p>
          </table:table-cell>
          <table:table-cell office:value-type="string" table:style-name="ce1">
            <text:p>Other mining and quarrying not elsewhere classified</text:p>
          </table:table-cell>
          <table:table-cell table:number-columns-repeated="16382"/>
        </table:table-row>
        <table:table-row table:style-name="ro1">
          <table:table-cell office:value-type="string" table:style-name="ce1">
            <text:p>09000</text:p>
          </table:table-cell>
          <table:table-cell office:value-type="string" table:style-name="ce1">
            <text:p>Mining support service activities</text:p>
          </table:table-cell>
          <table:table-cell table:number-columns-repeated="16382"/>
        </table:table-row>
        <table:table-row table:style-name="ro1">
          <table:table-cell office:value-type="string" table:style-name="ce1">
            <text:p>09100</text:p>
          </table:table-cell>
          <table:table-cell office:value-type="string" table:style-name="ce1">
            <text:p>Support activities for petroleum and natural gas extraction</text:p>
          </table:table-cell>
          <table:table-cell table:number-columns-repeated="16382"/>
        </table:table-row>
        <table:table-row table:style-name="ro1">
          <table:table-cell office:value-type="string" table:style-name="ce1">
            <text:p>09900</text:p>
          </table:table-cell>
          <table:table-cell office:value-type="string" table:style-name="ce1">
            <text:p>Support activities for other mining and quarrying</text:p>
          </table:table-cell>
          <table:table-cell table:number-columns-repeated="16382"/>
        </table:table-row>
        <table:table-row table:style-name="ro1">
          <table:table-cell office:value-type="string" table:style-name="ce1">
            <text:p>10000</text:p>
          </table:table-cell>
          <table:table-cell office:value-type="string" table:style-name="ce1">
            <text:p>Manufacture of food products</text:p>
          </table:table-cell>
          <table:table-cell table:number-columns-repeated="16382"/>
        </table:table-row>
        <table:table-row table:style-name="ro1">
          <table:table-cell office:value-type="string" table:style-name="ce1">
            <text:p>10100</text:p>
          </table:table-cell>
          <table:table-cell office:value-type="string" table:style-name="ce1">
            <text:p>Processing and preserving of meat and production of meat products</text:p>
          </table:table-cell>
          <table:table-cell table:number-columns-repeated="16382"/>
        </table:table-row>
        <table:table-row table:style-name="ro1">
          <table:table-cell office:value-type="string" table:style-name="ce1">
            <text:p>10110</text:p>
          </table:table-cell>
          <table:table-cell office:value-type="string" table:style-name="ce1">
            <text:p>Processing and preserving of meat</text:p>
          </table:table-cell>
          <table:table-cell table:number-columns-repeated="16382"/>
        </table:table-row>
        <table:table-row table:style-name="ro1">
          <table:table-cell office:value-type="string" table:style-name="ce1">
            <text:p>10120</text:p>
          </table:table-cell>
          <table:table-cell office:value-type="string" table:style-name="ce1">
            <text:p>Processing and preserving of poultry meat</text:p>
          </table:table-cell>
          <table:table-cell table:number-columns-repeated="16382"/>
        </table:table-row>
        <table:table-row table:style-name="ro1">
          <table:table-cell office:value-type="string" table:style-name="ce1">
            <text:p>10130</text:p>
          </table:table-cell>
          <table:table-cell office:value-type="string" table:style-name="ce1">
            <text:p>Production of meat and poultry meat products</text:p>
          </table:table-cell>
          <table:table-cell table:number-columns-repeated="16382"/>
        </table:table-row>
        <table:table-row table:style-name="ro1">
          <table:table-cell office:value-type="string" table:style-name="ce1">
            <text:p>10200</text:p>
          </table:table-cell>
          <table:table-cell office:value-type="string" table:style-name="ce1">
            <text:p>Processing and preserving of fish, crustaceans and molluscs</text:p>
          </table:table-cell>
          <table:table-cell table:number-columns-repeated="16382"/>
        </table:table-row>
        <table:table-row table:style-name="ro1">
          <table:table-cell office:value-type="string" table:style-name="ce1">
            <text:p>10300</text:p>
          </table:table-cell>
          <table:table-cell office:value-type="string" table:style-name="ce1">
            <text:p>Processing and preserving of fruit and vegetables</text:p>
          </table:table-cell>
          <table:table-cell table:number-columns-repeated="16382"/>
        </table:table-row>
        <table:table-row table:style-name="ro1">
          <table:table-cell office:value-type="string" table:style-name="ce1">
            <text:p>10310</text:p>
          </table:table-cell>
          <table:table-cell office:value-type="string" table:style-name="ce1">
            <text:p>Processing and preserving of potatoes</text:p>
          </table:table-cell>
          <table:table-cell table:number-columns-repeated="16382"/>
        </table:table-row>
        <table:table-row table:style-name="ro1">
          <table:table-cell office:value-type="string" table:style-name="ce1">
            <text:p>10320</text:p>
          </table:table-cell>
          <table:table-cell office:value-type="string" table:style-name="ce1">
            <text:p>Manufacture of fruit and vegetable juice</text:p>
          </table:table-cell>
          <table:table-cell table:number-columns-repeated="16382"/>
        </table:table-row>
        <table:table-row table:style-name="ro1">
          <table:table-cell office:value-type="string" table:style-name="ce1">
            <text:p>10390</text:p>
          </table:table-cell>
          <table:table-cell office:value-type="string" table:style-name="ce1">
            <text:p>Other processing and preserving of fruit and vegetables</text:p>
          </table:table-cell>
          <table:table-cell table:number-columns-repeated="16382"/>
        </table:table-row>
        <table:table-row table:style-name="ro1">
          <table:table-cell office:value-type="string" table:style-name="ce1">
            <text:p>10400</text:p>
          </table:table-cell>
          <table:table-cell office:value-type="string" table:style-name="ce1">
            <text:p>Manufacture of vegetable and animal oils and fats</text:p>
          </table:table-cell>
          <table:table-cell table:number-columns-repeated="16382"/>
        </table:table-row>
        <table:table-row table:style-name="ro1">
          <table:table-cell office:value-type="string" table:style-name="ce1">
            <text:p>10410</text:p>
          </table:table-cell>
          <table:table-cell office:value-type="string" table:style-name="ce1">
            <text:p>Manufacture of oils and fats</text:p>
          </table:table-cell>
          <table:table-cell table:number-columns-repeated="16382"/>
        </table:table-row>
        <table:table-row table:style-name="ro1">
          <table:table-cell office:value-type="string" table:style-name="ce1">
            <text:p>10420</text:p>
          </table:table-cell>
          <table:table-cell office:value-type="string" table:style-name="ce1">
            <text:p>Manufacture of margarine and similar edible fats</text:p>
          </table:table-cell>
          <table:table-cell table:number-columns-repeated="16382"/>
        </table:table-row>
        <table:table-row table:style-name="ro1">
          <table:table-cell office:value-type="string" table:style-name="ce1">
            <text:p>10500</text:p>
          </table:table-cell>
          <table:table-cell office:value-type="string" table:style-name="ce1">
            <text:p>Manufacture of dairy products</text:p>
          </table:table-cell>
          <table:table-cell table:number-columns-repeated="16382"/>
        </table:table-row>
        <table:table-row table:style-name="ro1">
          <table:table-cell office:value-type="string" table:style-name="ce1">
            <text:p>10510</text:p>
          </table:table-cell>
          <table:table-cell office:value-type="string" table:style-name="ce1">
            <text:p>Operation of dairies and cheese making</text:p>
          </table:table-cell>
          <table:table-cell table:number-columns-repeated="16382"/>
        </table:table-row>
        <table:table-row table:style-name="ro1">
          <table:table-cell office:value-type="string" table:style-name="ce1">
            <text:p>10511</text:p>
          </table:table-cell>
          <table:table-cell office:value-type="string" table:style-name="ce1">
            <text:p>Liquid milk and cream production</text:p>
          </table:table-cell>
          <table:table-cell table:number-columns-repeated="16382"/>
        </table:table-row>
        <table:table-row table:style-name="ro1">
          <table:table-cell office:value-type="string" table:style-name="ce1">
            <text:p>10512</text:p>
          </table:table-cell>
          <table:table-cell office:value-type="string" table:style-name="ce1">
            <text:p>Butter and cheese production</text:p>
          </table:table-cell>
          <table:table-cell table:number-columns-repeated="16382"/>
        </table:table-row>
        <table:table-row table:style-name="ro1">
          <table:table-cell office:value-type="string" table:style-name="ce1">
            <text:p>10519</text:p>
          </table:table-cell>
          <table:table-cell office:value-type="string" table:style-name="ce1">
            <text:p>Manufacture of milk products (other than liquid milk and cream, butter, cheese) not elsewhere classified</text:p>
          </table:table-cell>
          <table:table-cell table:number-columns-repeated="16382"/>
        </table:table-row>
        <table:table-row table:style-name="ro1">
          <table:table-cell office:value-type="string" table:style-name="ce1">
            <text:p>10520</text:p>
          </table:table-cell>
          <table:table-cell office:value-type="string" table:style-name="ce1">
            <text:p>Manufacture of ice cream</text:p>
          </table:table-cell>
          <table:table-cell table:number-columns-repeated="16382"/>
        </table:table-row>
        <table:table-row table:style-name="ro1">
          <table:table-cell office:value-type="string" table:style-name="ce1">
            <text:p>10600</text:p>
          </table:table-cell>
          <table:table-cell office:value-type="string" table:style-name="ce1">
            <text:p>Manufacture of grain mill products, starches and starch products</text:p>
          </table:table-cell>
          <table:table-cell table:number-columns-repeated="16382"/>
        </table:table-row>
        <table:table-row table:style-name="ro1">
          <table:table-cell office:value-type="string" table:style-name="ce1">
            <text:p>10610</text:p>
          </table:table-cell>
          <table:table-cell office:value-type="string" table:style-name="ce1">
            <text:p>Manufacture of grain mill products</text:p>
          </table:table-cell>
          <table:table-cell table:number-columns-repeated="16382"/>
        </table:table-row>
        <table:table-row table:style-name="ro1">
          <table:table-cell office:value-type="string" table:style-name="ce1">
            <text:p>10611</text:p>
          </table:table-cell>
          <table:table-cell office:value-type="string" table:style-name="ce1">
            <text:p>Grain milling</text:p>
          </table:table-cell>
          <table:table-cell table:number-columns-repeated="16382"/>
        </table:table-row>
        <table:table-row table:style-name="ro1">
          <table:table-cell office:value-type="string" table:style-name="ce1">
            <text:p>10612</text:p>
          </table:table-cell>
          <table:table-cell office:value-type="string" table:style-name="ce1">
            <text:p>Manufacture of breakfast cereals and cereals-based foods</text:p>
          </table:table-cell>
          <table:table-cell table:number-columns-repeated="16382"/>
        </table:table-row>
        <table:table-row table:style-name="ro1">
          <table:table-cell office:value-type="string" table:style-name="ce1">
            <text:p>10620</text:p>
          </table:table-cell>
          <table:table-cell office:value-type="string" table:style-name="ce1">
            <text:p>Manufacture of starches and starch products</text:p>
          </table:table-cell>
          <table:table-cell table:number-columns-repeated="16382"/>
        </table:table-row>
        <table:table-row table:style-name="ro1">
          <table:table-cell office:value-type="string" table:style-name="ce1">
            <text:p>10700</text:p>
          </table:table-cell>
          <table:table-cell office:value-type="string" table:style-name="ce1">
            <text:p>Manufacture of bakery and farinaceous products</text:p>
          </table:table-cell>
          <table:table-cell table:number-columns-repeated="16382"/>
        </table:table-row>
        <table:table-row table:style-name="ro1">
          <table:table-cell office:value-type="string" table:style-name="ce1">
            <text:p>10710</text:p>
          </table:table-cell>
          <table:table-cell office:value-type="string" table:style-name="ce1">
            <text:p>Manufacture of bread; manufacture of fresh pastry goods and cakes</text:p>
          </table:table-cell>
          <table:table-cell table:number-columns-repeated="16382"/>
        </table:table-row>
        <table:table-row table:style-name="ro1">
          <table:table-cell office:value-type="string" table:style-name="ce1">
            <text:p>10720</text:p>
          </table:table-cell>
          <table:table-cell office:value-type="string" table:style-name="ce1">
            <text:p>Manufacture of rusks and biscuits; manufacture of preserved pastry goods and cakes</text:p>
          </table:table-cell>
          <table:table-cell table:number-columns-repeated="16382"/>
        </table:table-row>
        <table:table-row table:style-name="ro1">
          <table:table-cell office:value-type="string" table:style-name="ce1">
            <text:p>10730</text:p>
          </table:table-cell>
          <table:table-cell office:value-type="string" table:style-name="ce1">
            <text:p>Manufacture of macaroni, noodles, couscous and similar farinaceous products</text:p>
          </table:table-cell>
          <table:table-cell table:number-columns-repeated="16382"/>
        </table:table-row>
        <table:table-row table:style-name="ro1">
          <table:table-cell office:value-type="string" table:style-name="ce1">
            <text:p>10800</text:p>
          </table:table-cell>
          <table:table-cell office:value-type="string" table:style-name="ce1">
            <text:p>Manufacture of other food products</text:p>
          </table:table-cell>
          <table:table-cell table:number-columns-repeated="16382"/>
        </table:table-row>
        <table:table-row table:style-name="ro1">
          <table:table-cell office:value-type="string" table:style-name="ce1">
            <text:p>10810</text:p>
          </table:table-cell>
          <table:table-cell office:value-type="string" table:style-name="ce1">
            <text:p>Manufacture of sugar</text:p>
          </table:table-cell>
          <table:table-cell table:number-columns-repeated="16382"/>
        </table:table-row>
        <table:table-row table:style-name="ro1">
          <table:table-cell office:value-type="string" table:style-name="ce1">
            <text:p>10820</text:p>
          </table:table-cell>
          <table:table-cell office:value-type="string" table:style-name="ce1">
            <text:p>Manufacture of cocoa, chocolate and sugar confectionery</text:p>
          </table:table-cell>
          <table:table-cell table:number-columns-repeated="16382"/>
        </table:table-row>
        <table:table-row table:style-name="ro1">
          <table:table-cell office:value-type="string" table:style-name="ce1">
            <text:p>10821</text:p>
          </table:table-cell>
          <table:table-cell office:value-type="string" table:style-name="ce1">
            <text:p>Manufacture of cocoa, and chocolate confectionery</text:p>
          </table:table-cell>
          <table:table-cell table:number-columns-repeated="16382"/>
        </table:table-row>
        <table:table-row table:style-name="ro1">
          <table:table-cell office:value-type="string" table:style-name="ce1">
            <text:p>10822</text:p>
          </table:table-cell>
          <table:table-cell office:value-type="string" table:style-name="ce1">
            <text:p>Manufacture of sugar confectionery</text:p>
          </table:table-cell>
          <table:table-cell table:number-columns-repeated="16382"/>
        </table:table-row>
        <table:table-row table:style-name="ro1">
          <table:table-cell office:value-type="string" table:style-name="ce1">
            <text:p>10830</text:p>
          </table:table-cell>
          <table:table-cell office:value-type="string" table:style-name="ce1">
            <text:p>Processing of tea and coffee</text:p>
          </table:table-cell>
          <table:table-cell table:number-columns-repeated="16382"/>
        </table:table-row>
        <table:table-row table:style-name="ro1">
          <table:table-cell office:value-type="string" table:style-name="ce1">
            <text:p>10831</text:p>
          </table:table-cell>
          <table:table-cell office:value-type="string" table:style-name="ce1">
            <text:p>Tea processing</text:p>
          </table:table-cell>
          <table:table-cell table:number-columns-repeated="16382"/>
        </table:table-row>
        <table:table-row table:style-name="ro1">
          <table:table-cell office:value-type="string" table:style-name="ce1">
            <text:p>10832</text:p>
          </table:table-cell>
          <table:table-cell office:value-type="string" table:style-name="ce1">
            <text:p>Production of coffee and coffee substitutes</text:p>
          </table:table-cell>
          <table:table-cell table:number-columns-repeated="16382"/>
        </table:table-row>
        <table:table-row table:style-name="ro1">
          <table:table-cell office:value-type="string" table:style-name="ce1">
            <text:p>10840</text:p>
          </table:table-cell>
          <table:table-cell office:value-type="string" table:style-name="ce1">
            <text:p>Manufacture of condiments and seasonings</text:p>
          </table:table-cell>
          <table:table-cell table:number-columns-repeated="16382"/>
        </table:table-row>
        <table:table-row table:style-name="ro1">
          <table:table-cell office:value-type="string" table:style-name="ce1">
            <text:p>10850</text:p>
          </table:table-cell>
          <table:table-cell office:value-type="string" table:style-name="ce1">
            <text:p>Manufacture of prepared meals and dishes</text:p>
          </table:table-cell>
          <table:table-cell table:number-columns-repeated="16382"/>
        </table:table-row>
        <table:table-row table:style-name="ro1">
          <table:table-cell office:value-type="string" table:style-name="ce1">
            <text:p>10860</text:p>
          </table:table-cell>
          <table:table-cell office:value-type="string" table:style-name="ce1">
            <text:p>Manufacture of homogenised food preparations and dietetic food</text:p>
          </table:table-cell>
          <table:table-cell table:number-columns-repeated="16382"/>
        </table:table-row>
        <table:table-row table:style-name="ro1">
          <table:table-cell office:value-type="string" table:style-name="ce1">
            <text:p>10890</text:p>
          </table:table-cell>
          <table:table-cell office:value-type="string" table:style-name="ce1">
            <text:p>Manufacture of other food products not elsewhere classified</text:p>
          </table:table-cell>
          <table:table-cell table:number-columns-repeated="16382"/>
        </table:table-row>
        <table:table-row table:style-name="ro1">
          <table:table-cell office:value-type="string" table:style-name="ce1">
            <text:p>10900</text:p>
          </table:table-cell>
          <table:table-cell office:value-type="string" table:style-name="ce1">
            <text:p>Manufacture of prepared animal feeds</text:p>
          </table:table-cell>
          <table:table-cell table:number-columns-repeated="16382"/>
        </table:table-row>
        <table:table-row table:style-name="ro1">
          <table:table-cell office:value-type="string" table:style-name="ce1">
            <text:p>10910</text:p>
          </table:table-cell>
          <table:table-cell office:value-type="string" table:style-name="ce1">
            <text:p>Manufacture of prepared feeds for farm animals</text:p>
          </table:table-cell>
          <table:table-cell table:number-columns-repeated="16382"/>
        </table:table-row>
        <table:table-row table:style-name="ro1">
          <table:table-cell office:value-type="string" table:style-name="ce1">
            <text:p>10920</text:p>
          </table:table-cell>
          <table:table-cell office:value-type="string" table:style-name="ce1">
            <text:p>Manufacture of prepared pet foods</text:p>
          </table:table-cell>
          <table:table-cell table:number-columns-repeated="16382"/>
        </table:table-row>
        <table:table-row table:style-name="ro1">
          <table:table-cell office:value-type="string" table:style-name="ce1">
            <text:p>11000</text:p>
          </table:table-cell>
          <table:table-cell office:value-type="string" table:style-name="ce1">
            <text:p>Manufacture of beverages</text:p>
          </table:table-cell>
          <table:table-cell table:number-columns-repeated="16382"/>
        </table:table-row>
        <table:table-row table:style-name="ro1">
          <table:table-cell office:value-type="string" table:style-name="ce1">
            <text:p>11010</text:p>
          </table:table-cell>
          <table:table-cell office:value-type="string" table:style-name="ce1">
            <text:p>Distilling, rectifying and blending of spirits</text:p>
          </table:table-cell>
          <table:table-cell table:number-columns-repeated="16382"/>
        </table:table-row>
        <table:table-row table:style-name="ro1">
          <table:table-cell office:value-type="string" table:style-name="ce1">
            <text:p>11020</text:p>
          </table:table-cell>
          <table:table-cell office:value-type="string" table:style-name="ce1">
            <text:p>Manufacture of wine from grape</text:p>
          </table:table-cell>
          <table:table-cell table:number-columns-repeated="16382"/>
        </table:table-row>
        <table:table-row table:style-name="ro1">
          <table:table-cell office:value-type="string" table:style-name="ce1">
            <text:p>11030</text:p>
          </table:table-cell>
          <table:table-cell office:value-type="string" table:style-name="ce1">
            <text:p>Manufacture of cider and other fruit wines</text:p>
          </table:table-cell>
          <table:table-cell table:number-columns-repeated="16382"/>
        </table:table-row>
        <table:table-row table:style-name="ro1">
          <table:table-cell office:value-type="string" table:style-name="ce1">
            <text:p>11040</text:p>
          </table:table-cell>
          <table:table-cell office:value-type="string" table:style-name="ce1">
            <text:p>Manufacture of other non-distilled fermented beverages</text:p>
          </table:table-cell>
          <table:table-cell table:number-columns-repeated="16382"/>
        </table:table-row>
        <table:table-row table:style-name="ro1">
          <table:table-cell office:value-type="string" table:style-name="ce1">
            <text:p>11050</text:p>
          </table:table-cell>
          <table:table-cell office:value-type="string" table:style-name="ce1">
            <text:p>Manufacture of beer</text:p>
          </table:table-cell>
          <table:table-cell table:number-columns-repeated="16382"/>
        </table:table-row>
        <table:table-row table:style-name="ro1">
          <table:table-cell office:value-type="string" table:style-name="ce1">
            <text:p>11060</text:p>
          </table:table-cell>
          <table:table-cell office:value-type="string" table:style-name="ce1">
            <text:p>Manufacture of malt</text:p>
          </table:table-cell>
          <table:table-cell table:number-columns-repeated="16382"/>
        </table:table-row>
        <table:table-row table:style-name="ro1">
          <table:table-cell office:value-type="string" table:style-name="ce1">
            <text:p>11070</text:p>
          </table:table-cell>
          <table:table-cell office:value-type="string" table:style-name="ce1">
            <text:p>Manufacture of soft drinks; production of mineral waters and other bottled waters</text:p>
          </table:table-cell>
          <table:table-cell table:number-columns-repeated="16382"/>
        </table:table-row>
        <table:table-row table:style-name="ro1">
          <table:table-cell office:value-type="string" table:style-name="ce1">
            <text:p>12000</text:p>
          </table:table-cell>
          <table:table-cell office:value-type="string" table:style-name="ce1">
            <text:p>Manufacture of tobacco products</text:p>
          </table:table-cell>
          <table:table-cell table:number-columns-repeated="16382"/>
        </table:table-row>
        <table:table-row table:style-name="ro1">
          <table:table-cell office:value-type="string" table:style-name="ce1">
            <text:p>13000</text:p>
          </table:table-cell>
          <table:table-cell office:value-type="string" table:style-name="ce1">
            <text:p>Manufacture of textiles</text:p>
          </table:table-cell>
          <table:table-cell table:number-columns-repeated="16382"/>
        </table:table-row>
        <table:table-row table:style-name="ro1">
          <table:table-cell office:value-type="string" table:style-name="ce1">
            <text:p>13100</text:p>
          </table:table-cell>
          <table:table-cell office:value-type="string" table:style-name="ce1">
            <text:p>Preparation and spinning of textile fibres</text:p>
          </table:table-cell>
          <table:table-cell table:number-columns-repeated="16382"/>
        </table:table-row>
        <table:table-row table:style-name="ro1">
          <table:table-cell office:value-type="string" table:style-name="ce1">
            <text:p>13200</text:p>
          </table:table-cell>
          <table:table-cell office:value-type="string" table:style-name="ce1">
            <text:p>Weaving of textiles</text:p>
          </table:table-cell>
          <table:table-cell table:number-columns-repeated="16382"/>
        </table:table-row>
        <table:table-row table:style-name="ro1">
          <table:table-cell office:value-type="string" table:style-name="ce1">
            <text:p>13300</text:p>
          </table:table-cell>
          <table:table-cell office:value-type="string" table:style-name="ce1">
            <text:p>Finishing of textiles</text:p>
          </table:table-cell>
          <table:table-cell table:number-columns-repeated="16382"/>
        </table:table-row>
        <table:table-row table:style-name="ro1">
          <table:table-cell office:value-type="string" table:style-name="ce1">
            <text:p>13900</text:p>
          </table:table-cell>
          <table:table-cell office:value-type="string" table:style-name="ce1">
            <text:p>Manufacture of other textiles</text:p>
          </table:table-cell>
          <table:table-cell table:number-columns-repeated="16382"/>
        </table:table-row>
        <table:table-row table:style-name="ro1">
          <table:table-cell office:value-type="string" table:style-name="ce1">
            <text:p>13910</text:p>
          </table:table-cell>
          <table:table-cell office:value-type="string" table:style-name="ce1">
            <text:p>Manufacture of knitted and crocheted fabrics</text:p>
          </table:table-cell>
          <table:table-cell table:number-columns-repeated="16382"/>
        </table:table-row>
        <table:table-row table:style-name="ro1">
          <table:table-cell office:value-type="string" table:style-name="ce1">
            <text:p>13920</text:p>
          </table:table-cell>
          <table:table-cell office:value-type="string" table:style-name="ce1">
            <text:p>Manufacture of made-up textile articles, except apparel</text:p>
          </table:table-cell>
          <table:table-cell table:number-columns-repeated="16382"/>
        </table:table-row>
        <table:table-row table:style-name="ro1">
          <table:table-cell office:value-type="string" table:style-name="ce1">
            <text:p>13921</text:p>
          </table:table-cell>
          <table:table-cell office:value-type="string" table:style-name="ce1">
            <text:p>Manufacture of soft furnishings</text:p>
          </table:table-cell>
          <table:table-cell table:number-columns-repeated="16382"/>
        </table:table-row>
        <table:table-row table:style-name="ro1">
          <table:table-cell office:value-type="string" table:style-name="ce1">
            <text:p>13922</text:p>
          </table:table-cell>
          <table:table-cell office:value-type="string" table:style-name="ce1">
            <text:p>Manufacture of canvas goods, sacks etc.</text:p>
          </table:table-cell>
          <table:table-cell table:number-columns-repeated="16382"/>
        </table:table-row>
        <table:table-row table:style-name="ro1">
          <table:table-cell office:value-type="string" table:style-name="ce1">
            <text:p>13923</text:p>
          </table:table-cell>
          <table:table-cell office:value-type="string" table:style-name="ce1">
            <text:p>Manufacture of household textiles (other than soft furnishings of 13.92/1)</text:p>
          </table:table-cell>
          <table:table-cell table:number-columns-repeated="16382"/>
        </table:table-row>
        <table:table-row table:style-name="ro1">
          <table:table-cell office:value-type="string" table:style-name="ce1">
            <text:p>13930</text:p>
          </table:table-cell>
          <table:table-cell office:value-type="string" table:style-name="ce1">
            <text:p>Manufacture of carpets and rugs</text:p>
          </table:table-cell>
          <table:table-cell table:number-columns-repeated="16382"/>
        </table:table-row>
        <table:table-row table:style-name="ro1">
          <table:table-cell office:value-type="string" table:style-name="ce1">
            <text:p>13931</text:p>
          </table:table-cell>
          <table:table-cell office:value-type="string" table:style-name="ce1">
            <text:p>Manufacture of woven or tufted carpets and rugs</text:p>
          </table:table-cell>
          <table:table-cell table:number-columns-repeated="16382"/>
        </table:table-row>
        <table:table-row table:style-name="ro1">
          <table:table-cell office:value-type="string" table:style-name="ce1">
            <text:p>13939</text:p>
          </table:table-cell>
          <table:table-cell office:value-type="string" table:style-name="ce1">
            <text:p>Manufacture of carpets and rugs (other than woven or tufted) not elsewhere classified</text:p>
          </table:table-cell>
          <table:table-cell table:number-columns-repeated="16382"/>
        </table:table-row>
        <table:table-row table:style-name="ro1">
          <table:table-cell office:value-type="string" table:style-name="ce1">
            <text:p>13940</text:p>
          </table:table-cell>
          <table:table-cell office:value-type="string" table:style-name="ce1">
            <text:p>Manufacture of cordage, rope, twine and netting</text:p>
          </table:table-cell>
          <table:table-cell table:number-columns-repeated="16382"/>
        </table:table-row>
        <table:table-row table:style-name="ro1">
          <table:table-cell office:value-type="string" table:style-name="ce1">
            <text:p>13950</text:p>
          </table:table-cell>
          <table:table-cell office:value-type="string" table:style-name="ce1">
            <text:p>Manufacture of non-wovens and articles made from non-wovens, except apparel</text:p>
          </table:table-cell>
          <table:table-cell table:number-columns-repeated="16382"/>
        </table:table-row>
        <table:table-row table:style-name="ro1">
          <table:table-cell office:value-type="string" table:style-name="ce1">
            <text:p>13960</text:p>
          </table:table-cell>
          <table:table-cell office:value-type="string" table:style-name="ce1">
            <text:p>Manufacture of other technical and industrial textiles</text:p>
          </table:table-cell>
          <table:table-cell table:number-columns-repeated="16382"/>
        </table:table-row>
        <table:table-row table:style-name="ro1">
          <table:table-cell office:value-type="string" table:style-name="ce1">
            <text:p>13990</text:p>
          </table:table-cell>
          <table:table-cell office:value-type="string" table:style-name="ce1">
            <text:p>Manufacture of other textiles not elsewhere classified</text:p>
          </table:table-cell>
          <table:table-cell table:number-columns-repeated="16382"/>
        </table:table-row>
        <table:table-row table:style-name="ro1">
          <table:table-cell office:value-type="string" table:style-name="ce1">
            <text:p>14000</text:p>
          </table:table-cell>
          <table:table-cell office:value-type="string" table:style-name="ce1">
            <text:p>Manufacture of wearing apparel</text:p>
          </table:table-cell>
          <table:table-cell table:number-columns-repeated="16382"/>
        </table:table-row>
        <table:table-row table:style-name="ro1">
          <table:table-cell office:value-type="string" table:style-name="ce1">
            <text:p>14100</text:p>
          </table:table-cell>
          <table:table-cell office:value-type="string" table:style-name="ce1">
            <text:p>Manufacture of wearing apparel, except fur apparel</text:p>
          </table:table-cell>
          <table:table-cell table:number-columns-repeated="16382"/>
        </table:table-row>
        <table:table-row table:style-name="ro1">
          <table:table-cell office:value-type="string" table:style-name="ce1">
            <text:p>14110</text:p>
          </table:table-cell>
          <table:table-cell office:value-type="string" table:style-name="ce1">
            <text:p>Manufacture of leather clothes</text:p>
          </table:table-cell>
          <table:table-cell table:number-columns-repeated="16382"/>
        </table:table-row>
        <table:table-row table:style-name="ro1">
          <table:table-cell office:value-type="string" table:style-name="ce1">
            <text:p>14120</text:p>
          </table:table-cell>
          <table:table-cell office:value-type="string" table:style-name="ce1">
            <text:p>Manufacture of workwear</text:p>
          </table:table-cell>
          <table:table-cell table:number-columns-repeated="16382"/>
        </table:table-row>
        <table:table-row table:style-name="ro1">
          <table:table-cell office:value-type="string" table:style-name="ce1">
            <text:p>14130</text:p>
          </table:table-cell>
          <table:table-cell office:value-type="string" table:style-name="ce1">
            <text:p>Manufacture of other outerwear</text:p>
          </table:table-cell>
          <table:table-cell table:number-columns-repeated="16382"/>
        </table:table-row>
        <table:table-row table:style-name="ro1">
          <table:table-cell office:value-type="string" table:style-name="ce1">
            <text:p>14131</text:p>
          </table:table-cell>
          <table:table-cell office:value-type="string" table:style-name="ce1">
            <text:p>Manufacture of men's outerwear, other than leather clothes and workwear</text:p>
          </table:table-cell>
          <table:table-cell table:number-columns-repeated="16382"/>
        </table:table-row>
        <table:table-row table:style-name="ro1">
          <table:table-cell office:value-type="string" table:style-name="ce1">
            <text:p>14132</text:p>
          </table:table-cell>
          <table:table-cell office:value-type="string" table:style-name="ce1">
            <text:p>Manufacture of women's outerwear, other than leather clothes and workwear</text:p>
          </table:table-cell>
          <table:table-cell table:number-columns-repeated="16382"/>
        </table:table-row>
        <table:table-row table:style-name="ro1">
          <table:table-cell office:value-type="string" table:style-name="ce1">
            <text:p>14140</text:p>
          </table:table-cell>
          <table:table-cell office:value-type="string" table:style-name="ce1">
            <text:p>Manufacture of underwear</text:p>
          </table:table-cell>
          <table:table-cell table:number-columns-repeated="16382"/>
        </table:table-row>
        <table:table-row table:style-name="ro1">
          <table:table-cell office:value-type="string" table:style-name="ce1">
            <text:p>14141</text:p>
          </table:table-cell>
          <table:table-cell office:value-type="string" table:style-name="ce1">
            <text:p>Manufacture of men's underwear</text:p>
          </table:table-cell>
          <table:table-cell table:number-columns-repeated="16382"/>
        </table:table-row>
        <table:table-row table:style-name="ro1">
          <table:table-cell office:value-type="string" table:style-name="ce1">
            <text:p>14142</text:p>
          </table:table-cell>
          <table:table-cell office:value-type="string" table:style-name="ce1">
            <text:p>Manufacture of women's underwear</text:p>
          </table:table-cell>
          <table:table-cell table:number-columns-repeated="16382"/>
        </table:table-row>
        <table:table-row table:style-name="ro1">
          <table:table-cell office:value-type="string" table:style-name="ce1">
            <text:p>14190</text:p>
          </table:table-cell>
          <table:table-cell office:value-type="string" table:style-name="ce1">
            <text:p>Manufacture of other wearing apparel and accessories</text:p>
          </table:table-cell>
          <table:table-cell table:number-columns-repeated="16382"/>
        </table:table-row>
        <table:table-row table:style-name="ro1">
          <table:table-cell office:value-type="string" table:style-name="ce1">
            <text:p>14200</text:p>
          </table:table-cell>
          <table:table-cell office:value-type="string" table:style-name="ce1">
            <text:p>Manufacture of articles of fur</text:p>
          </table:table-cell>
          <table:table-cell table:number-columns-repeated="16382"/>
        </table:table-row>
        <table:table-row table:style-name="ro1">
          <table:table-cell office:value-type="string" table:style-name="ce1">
            <text:p>14300</text:p>
          </table:table-cell>
          <table:table-cell office:value-type="string" table:style-name="ce1">
            <text:p>Manufacture of knitted and crocheted apparel</text:p>
          </table:table-cell>
          <table:table-cell table:number-columns-repeated="16382"/>
        </table:table-row>
        <table:table-row table:style-name="ro1">
          <table:table-cell office:value-type="string" table:style-name="ce1">
            <text:p>14310</text:p>
          </table:table-cell>
          <table:table-cell office:value-type="string" table:style-name="ce1">
            <text:p>Manufacture of knitted and crocheted hosiery</text:p>
          </table:table-cell>
          <table:table-cell table:number-columns-repeated="16382"/>
        </table:table-row>
        <table:table-row table:style-name="ro1">
          <table:table-cell office:value-type="string" table:style-name="ce1">
            <text:p>14390</text:p>
          </table:table-cell>
          <table:table-cell office:value-type="string" table:style-name="ce1">
            <text:p>Manufacture of other knitted and crocheted apparel</text:p>
          </table:table-cell>
          <table:table-cell table:number-columns-repeated="16382"/>
        </table:table-row>
        <table:table-row table:style-name="ro1">
          <table:table-cell office:value-type="string" table:style-name="ce1">
            <text:p>15000</text:p>
          </table:table-cell>
          <table:table-cell office:value-type="string" table:style-name="ce1">
            <text:p>Manufacture of leather and related products</text:p>
          </table:table-cell>
          <table:table-cell table:number-columns-repeated="16382"/>
        </table:table-row>
        <table:table-row table:style-name="ro1">
          <table:table-cell office:value-type="string" table:style-name="ce1">
            <text:p>15100</text:p>
          </table:table-cell>
          <table:table-cell office:value-type="string" table:style-name="ce1">
            <text:p>Tanning and dressing of leather; manufacture of luggage, handbags, saddlery and harness; dressing and dyeing of fur</text:p>
          </table:table-cell>
          <table:table-cell table:number-columns-repeated="16382"/>
        </table:table-row>
        <table:table-row table:style-name="ro1">
          <table:table-cell office:value-type="string" table:style-name="ce1">
            <text:p>15110</text:p>
          </table:table-cell>
          <table:table-cell office:value-type="string" table:style-name="ce1">
            <text:p>Tanning and dressing of leather; dressing and dyeing of fur</text:p>
          </table:table-cell>
          <table:table-cell table:number-columns-repeated="16382"/>
        </table:table-row>
        <table:table-row table:style-name="ro1">
          <table:table-cell office:value-type="string" table:style-name="ce1">
            <text:p>15120</text:p>
          </table:table-cell>
          <table:table-cell office:value-type="string" table:style-name="ce1">
            <text:p>Manufacture of luggage, handbags and the like, saddlery and harness</text:p>
          </table:table-cell>
          <table:table-cell table:number-columns-repeated="16382"/>
        </table:table-row>
        <table:table-row table:style-name="ro1">
          <table:table-cell office:value-type="string" table:style-name="ce1">
            <text:p>15200</text:p>
          </table:table-cell>
          <table:table-cell office:value-type="string" table:style-name="ce1">
            <text:p>Manufacture of footwear</text:p>
          </table:table-cell>
          <table:table-cell table:number-columns-repeated="16382"/>
        </table:table-row>
        <table:table-row table:style-name="ro1">
          <table:table-cell office:value-type="string" table:style-name="ce1">
            <text:p>16000</text:p>
          </table:table-cell>
          <table:table-cell office:value-type="string" table:style-name="ce1">
            <text:p>Manufacture of wood and of products of wood and cork, except furniture; manufacture of articles of straw and plaiting materials</text:p>
          </table:table-cell>
          <table:table-cell table:number-columns-repeated="16382"/>
        </table:table-row>
        <table:table-row table:style-name="ro1">
          <table:table-cell office:value-type="string" table:style-name="ce1">
            <text:p>16100</text:p>
          </table:table-cell>
          <table:table-cell office:value-type="string" table:style-name="ce1">
            <text:p>Sawmilling and planing of wood</text:p>
          </table:table-cell>
          <table:table-cell table:number-columns-repeated="16382"/>
        </table:table-row>
        <table:table-row table:style-name="ro1">
          <table:table-cell office:value-type="string" table:style-name="ce1">
            <text:p>16200</text:p>
          </table:table-cell>
          <table:table-cell office:value-type="string" table:style-name="ce1">
            <text:p>Manufacture of products of wood, cork, straw and plaiting materials</text:p>
          </table:table-cell>
          <table:table-cell table:number-columns-repeated="16382"/>
        </table:table-row>
        <table:table-row table:style-name="ro1">
          <table:table-cell office:value-type="string" table:style-name="ce1">
            <text:p>16210</text:p>
          </table:table-cell>
          <table:table-cell office:value-type="string" table:style-name="ce1">
            <text:p>Manufacture of veneer sheets and wood-based panels</text:p>
          </table:table-cell>
          <table:table-cell table:number-columns-repeated="16382"/>
        </table:table-row>
        <table:table-row table:style-name="ro1">
          <table:table-cell office:value-type="string" table:style-name="ce1">
            <text:p>16220</text:p>
          </table:table-cell>
          <table:table-cell office:value-type="string" table:style-name="ce1">
            <text:p>Manufacture of assembled parquet floors</text:p>
          </table:table-cell>
          <table:table-cell table:number-columns-repeated="16382"/>
        </table:table-row>
        <table:table-row table:style-name="ro1">
          <table:table-cell office:value-type="string" table:style-name="ce1">
            <text:p>16230</text:p>
          </table:table-cell>
          <table:table-cell office:value-type="string" table:style-name="ce1">
            <text:p>Manufacture of other builders' carpentry and joinery</text:p>
          </table:table-cell>
          <table:table-cell table:number-columns-repeated="16382"/>
        </table:table-row>
        <table:table-row table:style-name="ro1">
          <table:table-cell office:value-type="string" table:style-name="ce1">
            <text:p>16240</text:p>
          </table:table-cell>
          <table:table-cell office:value-type="string" table:style-name="ce1">
            <text:p>Manufacture of wooden containers</text:p>
          </table:table-cell>
          <table:table-cell table:number-columns-repeated="16382"/>
        </table:table-row>
        <table:table-row table:style-name="ro1">
          <table:table-cell office:value-type="string" table:style-name="ce1">
            <text:p>16290</text:p>
          </table:table-cell>
          <table:table-cell office:value-type="string" table:style-name="ce1">
            <text:p>Manufacture of other products of wood; manufacture of articles of cork, straw and plaiting materials</text:p>
          </table:table-cell>
          <table:table-cell table:number-columns-repeated="16382"/>
        </table:table-row>
        <table:table-row table:style-name="ro1">
          <table:table-cell office:value-type="string" table:style-name="ce1">
            <text:p>17000</text:p>
          </table:table-cell>
          <table:table-cell office:value-type="string" table:style-name="ce1">
            <text:p>Manufacture of paper and paper products</text:p>
          </table:table-cell>
          <table:table-cell table:number-columns-repeated="16382"/>
        </table:table-row>
        <table:table-row table:style-name="ro1">
          <table:table-cell office:value-type="string" table:style-name="ce1">
            <text:p>17100</text:p>
          </table:table-cell>
          <table:table-cell office:value-type="string" table:style-name="ce1">
            <text:p>Manufacture of pulp, paper and paperboard</text:p>
          </table:table-cell>
          <table:table-cell table:number-columns-repeated="16382"/>
        </table:table-row>
        <table:table-row table:style-name="ro1">
          <table:table-cell office:value-type="string" table:style-name="ce1">
            <text:p>17110</text:p>
          </table:table-cell>
          <table:table-cell office:value-type="string" table:style-name="ce1">
            <text:p>Manufacture of pulp</text:p>
          </table:table-cell>
          <table:table-cell table:number-columns-repeated="16382"/>
        </table:table-row>
        <table:table-row table:style-name="ro1">
          <table:table-cell office:value-type="string" table:style-name="ce1">
            <text:p>17120</text:p>
          </table:table-cell>
          <table:table-cell office:value-type="string" table:style-name="ce1">
            <text:p>Manufacture of paper and paperboard</text:p>
          </table:table-cell>
          <table:table-cell table:number-columns-repeated="16382"/>
        </table:table-row>
        <table:table-row table:style-name="ro1">
          <table:table-cell office:value-type="string" table:style-name="ce1">
            <text:p>17200</text:p>
          </table:table-cell>
          <table:table-cell office:value-type="string" table:style-name="ce1">
            <text:p>Manufacture of articles of paper and paperboard</text:p>
          </table:table-cell>
          <table:table-cell table:number-columns-repeated="16382"/>
        </table:table-row>
        <table:table-row table:style-name="ro1">
          <table:table-cell office:value-type="string" table:style-name="ce1">
            <text:p>17210</text:p>
          </table:table-cell>
          <table:table-cell office:value-type="string" table:style-name="ce1">
            <text:p>Manufacture of corrugated paper and paperboard and of containers of paper and paperboard</text:p>
          </table:table-cell>
          <table:table-cell table:number-columns-repeated="16382"/>
        </table:table-row>
        <table:table-row table:style-name="ro1">
          <table:table-cell office:value-type="string" table:style-name="ce1">
            <text:p>17211</text:p>
          </table:table-cell>
          <table:table-cell office:value-type="string" table:style-name="ce1">
            <text:p>Manufacture of corrugated paper and paperboard; manufacture of sacks and bags of paper</text:p>
          </table:table-cell>
          <table:table-cell table:number-columns-repeated="16382"/>
        </table:table-row>
        <table:table-row table:style-name="ro1">
          <table:table-cell office:value-type="string" table:style-name="ce1">
            <text:p>17219</text:p>
          </table:table-cell>
          <table:table-cell office:value-type="string" table:style-name="ce1">
            <text:p>Manufacture of paper and paperboard containers other than sacks and bags</text:p>
          </table:table-cell>
          <table:table-cell table:number-columns-repeated="16382"/>
        </table:table-row>
        <table:table-row table:style-name="ro1">
          <table:table-cell office:value-type="string" table:style-name="ce1">
            <text:p>17220</text:p>
          </table:table-cell>
          <table:table-cell office:value-type="string" table:style-name="ce1">
            <text:p>Manufacture of household and sanitary goods and of toilet requisites</text:p>
          </table:table-cell>
          <table:table-cell table:number-columns-repeated="16382"/>
        </table:table-row>
        <table:table-row table:style-name="ro1">
          <table:table-cell office:value-type="string" table:style-name="ce1">
            <text:p>17230</text:p>
          </table:table-cell>
          <table:table-cell office:value-type="string" table:style-name="ce1">
            <text:p>Manufacture of paper stationery</text:p>
          </table:table-cell>
          <table:table-cell table:number-columns-repeated="16382"/>
        </table:table-row>
        <table:table-row table:style-name="ro1">
          <table:table-cell office:value-type="string" table:style-name="ce1">
            <text:p>17240</text:p>
          </table:table-cell>
          <table:table-cell office:value-type="string" table:style-name="ce1">
            <text:p>Manufacture of wallpaper</text:p>
          </table:table-cell>
          <table:table-cell table:number-columns-repeated="16382"/>
        </table:table-row>
        <table:table-row table:style-name="ro1">
          <table:table-cell office:value-type="string" table:style-name="ce1">
            <text:p>17290</text:p>
          </table:table-cell>
          <table:table-cell office:value-type="string" table:style-name="ce1">
            <text:p>Manufacture of other articles of paper and paperboard</text:p>
          </table:table-cell>
          <table:table-cell table:number-columns-repeated="16382"/>
        </table:table-row>
        <table:table-row table:style-name="ro1">
          <table:table-cell office:value-type="string" table:style-name="ce1">
            <text:p>18000</text:p>
          </table:table-cell>
          <table:table-cell office:value-type="string" table:style-name="ce1">
            <text:p>Printing and reproduction of recorded media</text:p>
          </table:table-cell>
          <table:table-cell table:number-columns-repeated="16382"/>
        </table:table-row>
        <table:table-row table:style-name="ro1">
          <table:table-cell office:value-type="string" table:style-name="ce1">
            <text:p>18100</text:p>
          </table:table-cell>
          <table:table-cell office:value-type="string" table:style-name="ce1">
            <text:p>Printing and service activities related to printing</text:p>
          </table:table-cell>
          <table:table-cell table:number-columns-repeated="16382"/>
        </table:table-row>
        <table:table-row table:style-name="ro1">
          <table:table-cell office:value-type="string" table:style-name="ce1">
            <text:p>18110</text:p>
          </table:table-cell>
          <table:table-cell office:value-type="string" table:style-name="ce1">
            <text:p>Printing of newspapers</text:p>
          </table:table-cell>
          <table:table-cell table:number-columns-repeated="16382"/>
        </table:table-row>
        <table:table-row table:style-name="ro1">
          <table:table-cell office:value-type="string" table:style-name="ce1">
            <text:p>18120</text:p>
          </table:table-cell>
          <table:table-cell office:value-type="string" table:style-name="ce1">
            <text:p>Other printing</text:p>
          </table:table-cell>
          <table:table-cell table:number-columns-repeated="16382"/>
        </table:table-row>
        <table:table-row table:style-name="ro1">
          <table:table-cell office:value-type="string" table:style-name="ce1">
            <text:p>18121</text:p>
          </table:table-cell>
          <table:table-cell office:value-type="string" table:style-name="ce1">
            <text:p>Manufacture of printed labels</text:p>
          </table:table-cell>
          <table:table-cell table:number-columns-repeated="16382"/>
        </table:table-row>
        <table:table-row table:style-name="ro1">
          <table:table-cell office:value-type="string" table:style-name="ce1">
            <text:p>18129</text:p>
          </table:table-cell>
          <table:table-cell office:value-type="string" table:style-name="ce1">
            <text:p>Printing (other than printing of newspapers and printing on labels and tags) not elsewhere classified</text:p>
          </table:table-cell>
          <table:table-cell table:number-columns-repeated="16382"/>
        </table:table-row>
        <table:table-row table:style-name="ro1">
          <table:table-cell office:value-type="string" table:style-name="ce1">
            <text:p>18130</text:p>
          </table:table-cell>
          <table:table-cell office:value-type="string" table:style-name="ce1">
            <text:p>Pre-press and pre-media services</text:p>
          </table:table-cell>
          <table:table-cell table:number-columns-repeated="16382"/>
        </table:table-row>
        <table:table-row table:style-name="ro1">
          <table:table-cell office:value-type="string" table:style-name="ce1">
            <text:p>18140</text:p>
          </table:table-cell>
          <table:table-cell office:value-type="string" table:style-name="ce1">
            <text:p>Binding and related services</text:p>
          </table:table-cell>
          <table:table-cell table:number-columns-repeated="16382"/>
        </table:table-row>
        <table:table-row table:style-name="ro1">
          <table:table-cell office:value-type="string" table:style-name="ce1">
            <text:p>18200</text:p>
          </table:table-cell>
          <table:table-cell office:value-type="string" table:style-name="ce1">
            <text:p>Reproduction of recorded media</text:p>
          </table:table-cell>
          <table:table-cell table:number-columns-repeated="16382"/>
        </table:table-row>
        <table:table-row table:style-name="ro1">
          <table:table-cell office:value-type="string" table:style-name="ce1">
            <text:p>18201</text:p>
          </table:table-cell>
          <table:table-cell office:value-type="string" table:style-name="ce1">
            <text:p>Reproduction of sound recording</text:p>
          </table:table-cell>
          <table:table-cell table:number-columns-repeated="16382"/>
        </table:table-row>
        <table:table-row table:style-name="ro1">
          <table:table-cell office:value-type="string" table:style-name="ce1">
            <text:p>18202</text:p>
          </table:table-cell>
          <table:table-cell office:value-type="string" table:style-name="ce1">
            <text:p>Reproduction of video recording</text:p>
          </table:table-cell>
          <table:table-cell table:number-columns-repeated="16382"/>
        </table:table-row>
        <table:table-row table:style-name="ro1">
          <table:table-cell office:value-type="string" table:style-name="ce1">
            <text:p>18203</text:p>
          </table:table-cell>
          <table:table-cell office:value-type="string" table:style-name="ce1">
            <text:p>Reproduction of computer media</text:p>
          </table:table-cell>
          <table:table-cell table:number-columns-repeated="16382"/>
        </table:table-row>
        <table:table-row table:style-name="ro1">
          <table:table-cell office:value-type="string" table:style-name="ce1">
            <text:p>19000</text:p>
          </table:table-cell>
          <table:table-cell office:value-type="string" table:style-name="ce1">
            <text:p>Manufacture of coke and refined petroleum products</text:p>
          </table:table-cell>
          <table:table-cell table:number-columns-repeated="16382"/>
        </table:table-row>
        <table:table-row table:style-name="ro1">
          <table:table-cell office:value-type="string" table:style-name="ce1">
            <text:p>19100</text:p>
          </table:table-cell>
          <table:table-cell office:value-type="string" table:style-name="ce1">
            <text:p>Manufacture of coke oven products</text:p>
          </table:table-cell>
          <table:table-cell table:number-columns-repeated="16382"/>
        </table:table-row>
        <table:table-row table:style-name="ro1">
          <table:table-cell office:value-type="string" table:style-name="ce1">
            <text:p>19200</text:p>
          </table:table-cell>
          <table:table-cell office:value-type="string" table:style-name="ce1">
            <text:p>Manufacture of refined petroleum products</text:p>
          </table:table-cell>
          <table:table-cell table:number-columns-repeated="16382"/>
        </table:table-row>
        <table:table-row table:style-name="ro1">
          <table:table-cell office:value-type="string" table:style-name="ce1">
            <text:p>19201</text:p>
          </table:table-cell>
          <table:table-cell office:value-type="string" table:style-name="ce1">
            <text:p>Mineral oil refining</text:p>
          </table:table-cell>
          <table:table-cell table:number-columns-repeated="16382"/>
        </table:table-row>
        <table:table-row table:style-name="ro1">
          <table:table-cell office:value-type="string" table:style-name="ce1">
            <text:p>19209</text:p>
          </table:table-cell>
          <table:table-cell office:value-type="string" table:style-name="ce1">
            <text:p>Other treatment of petroleum products (excluding mineral oil refining/petrochemicals manufacture)</text:p>
          </table:table-cell>
          <table:table-cell table:number-columns-repeated="16382"/>
        </table:table-row>
        <table:table-row table:style-name="ro1">
          <table:table-cell office:value-type="string" table:style-name="ce1">
            <text:p>20000</text:p>
          </table:table-cell>
          <table:table-cell office:value-type="string" table:style-name="ce1">
            <text:p>Manufacture of chemicals and chemical products</text:p>
          </table:table-cell>
          <table:table-cell table:number-columns-repeated="16382"/>
        </table:table-row>
        <table:table-row table:style-name="ro1">
          <table:table-cell office:value-type="string" table:style-name="ce1">
            <text:p>20100</text:p>
          </table:table-cell>
          <table:table-cell office:value-type="string" table:style-name="ce1">
            <text:p>Manufacture of basic chemicals, fertilisers and nitrogen compounds, plastics and synthetic rubber in primary forms</text:p>
          </table:table-cell>
          <table:table-cell table:number-columns-repeated="16382"/>
        </table:table-row>
        <table:table-row table:style-name="ro1">
          <table:table-cell office:value-type="string" table:style-name="ce1">
            <text:p>20110</text:p>
          </table:table-cell>
          <table:table-cell office:value-type="string" table:style-name="ce1">
            <text:p>Manufacture of industrial gases</text:p>
          </table:table-cell>
          <table:table-cell table:number-columns-repeated="16382"/>
        </table:table-row>
        <table:table-row table:style-name="ro1">
          <table:table-cell office:value-type="string" table:style-name="ce1">
            <text:p>20120</text:p>
          </table:table-cell>
          <table:table-cell office:value-type="string" table:style-name="ce1">
            <text:p>Manufacture of dyes and pigments</text:p>
          </table:table-cell>
          <table:table-cell table:number-columns-repeated="16382"/>
        </table:table-row>
        <table:table-row table:style-name="ro1">
          <table:table-cell office:value-type="string" table:style-name="ce1">
            <text:p>20130</text:p>
          </table:table-cell>
          <table:table-cell office:value-type="string" table:style-name="ce1">
            <text:p>Manufacture of other inorganic basic chemicals</text:p>
          </table:table-cell>
          <table:table-cell table:number-columns-repeated="16382"/>
        </table:table-row>
        <table:table-row table:style-name="ro1">
          <table:table-cell office:value-type="string" table:style-name="ce1">
            <text:p>20140</text:p>
          </table:table-cell>
          <table:table-cell office:value-type="string" table:style-name="ce1">
            <text:p>Manufacture of other organic basic chemicals</text:p>
          </table:table-cell>
          <table:table-cell table:number-columns-repeated="16382"/>
        </table:table-row>
        <table:table-row table:style-name="ro1">
          <table:table-cell office:value-type="string" table:style-name="ce1">
            <text:p>20150</text:p>
          </table:table-cell>
          <table:table-cell office:value-type="string" table:style-name="ce1">
            <text:p>Manufacture of fertilisers and nitrogen compounds</text:p>
          </table:table-cell>
          <table:table-cell table:number-columns-repeated="16382"/>
        </table:table-row>
        <table:table-row table:style-name="ro1">
          <table:table-cell office:value-type="string" table:style-name="ce1">
            <text:p>20160</text:p>
          </table:table-cell>
          <table:table-cell office:value-type="string" table:style-name="ce1">
            <text:p>Manufacture of plastics in primary forms</text:p>
          </table:table-cell>
          <table:table-cell table:number-columns-repeated="16382"/>
        </table:table-row>
        <table:table-row table:style-name="ro1">
          <table:table-cell office:value-type="string" table:style-name="ce1">
            <text:p>20170</text:p>
          </table:table-cell>
          <table:table-cell office:value-type="string" table:style-name="ce1">
            <text:p>Manufacture of synthetic rubber in primary forms</text:p>
          </table:table-cell>
          <table:table-cell table:number-columns-repeated="16382"/>
        </table:table-row>
        <table:table-row table:style-name="ro1">
          <table:table-cell office:value-type="string" table:style-name="ce1">
            <text:p>20200</text:p>
          </table:table-cell>
          <table:table-cell office:value-type="string" table:style-name="ce1">
            <text:p>Manufacture of pesticides and other agrochemical products</text:p>
          </table:table-cell>
          <table:table-cell table:number-columns-repeated="16382"/>
        </table:table-row>
        <table:table-row table:style-name="ro1">
          <table:table-cell office:value-type="string" table:style-name="ce1">
            <text:p>20300</text:p>
          </table:table-cell>
          <table:table-cell office:value-type="string" table:style-name="ce1">
            <text:p>Manufacture of paints, varnishes and similar coatings, printing ink and mastics</text:p>
          </table:table-cell>
          <table:table-cell table:number-columns-repeated="16382"/>
        </table:table-row>
        <table:table-row table:style-name="ro1">
          <table:table-cell office:value-type="string" table:style-name="ce1">
            <text:p>20301</text:p>
          </table:table-cell>
          <table:table-cell office:value-type="string" table:style-name="ce1">
            <text:p>Manufacture of paints, varnishes and similar coatings, mastics and sealants</text:p>
          </table:table-cell>
          <table:table-cell table:number-columns-repeated="16382"/>
        </table:table-row>
        <table:table-row table:style-name="ro1">
          <table:table-cell office:value-type="string" table:style-name="ce1">
            <text:p>20302</text:p>
          </table:table-cell>
          <table:table-cell office:value-type="string" table:style-name="ce1">
            <text:p>Manufacture of printing ink</text:p>
          </table:table-cell>
          <table:table-cell table:number-columns-repeated="16382"/>
        </table:table-row>
        <table:table-row table:style-name="ro1">
          <table:table-cell office:value-type="string" table:style-name="ce1">
            <text:p>20400</text:p>
          </table:table-cell>
          <table:table-cell office:value-type="string" table:style-name="ce1">
            <text:p>Manufacture of soap and detergents, cleaning and polishing preparations, perfumes and toilet preparations</text:p>
          </table:table-cell>
          <table:table-cell table:number-columns-repeated="16382"/>
        </table:table-row>
        <table:table-row table:style-name="ro1">
          <table:table-cell office:value-type="string" table:style-name="ce1">
            <text:p>20410</text:p>
          </table:table-cell>
          <table:table-cell office:value-type="string" table:style-name="ce1">
            <text:p>Manufacture of soap and detergents, cleaning and polishing preparations</text:p>
          </table:table-cell>
          <table:table-cell table:number-columns-repeated="16382"/>
        </table:table-row>
        <table:table-row table:style-name="ro1">
          <table:table-cell office:value-type="string" table:style-name="ce1">
            <text:p>20411</text:p>
          </table:table-cell>
          <table:table-cell office:value-type="string" table:style-name="ce1">
            <text:p>Manufacture of soap and detergents</text:p>
          </table:table-cell>
          <table:table-cell table:number-columns-repeated="16382"/>
        </table:table-row>
        <table:table-row table:style-name="ro1">
          <table:table-cell office:value-type="string" table:style-name="ce1">
            <text:p>20412</text:p>
          </table:table-cell>
          <table:table-cell office:value-type="string" table:style-name="ce1">
            <text:p>Manufacture of cleaning and polishing preparations</text:p>
          </table:table-cell>
          <table:table-cell table:number-columns-repeated="16382"/>
        </table:table-row>
        <table:table-row table:style-name="ro1">
          <table:table-cell office:value-type="string" table:style-name="ce1">
            <text:p>20420</text:p>
          </table:table-cell>
          <table:table-cell office:value-type="string" table:style-name="ce1">
            <text:p>Manufacture of perfumes and toilet preparations</text:p>
          </table:table-cell>
          <table:table-cell table:number-columns-repeated="16382"/>
        </table:table-row>
        <table:table-row table:style-name="ro1">
          <table:table-cell office:value-type="string" table:style-name="ce1">
            <text:p>20500</text:p>
          </table:table-cell>
          <table:table-cell office:value-type="string" table:style-name="ce1">
            <text:p>Manufacture of other chemical products</text:p>
          </table:table-cell>
          <table:table-cell table:number-columns-repeated="16382"/>
        </table:table-row>
        <table:table-row table:style-name="ro1">
          <table:table-cell office:value-type="string" table:style-name="ce1">
            <text:p>20510</text:p>
          </table:table-cell>
          <table:table-cell office:value-type="string" table:style-name="ce1">
            <text:p>Manufacture of explosives</text:p>
          </table:table-cell>
          <table:table-cell table:number-columns-repeated="16382"/>
        </table:table-row>
        <table:table-row table:style-name="ro1">
          <table:table-cell office:value-type="string" table:style-name="ce1">
            <text:p>20520</text:p>
          </table:table-cell>
          <table:table-cell office:value-type="string" table:style-name="ce1">
            <text:p>Manufacture of glues</text:p>
          </table:table-cell>
          <table:table-cell table:number-columns-repeated="16382"/>
        </table:table-row>
        <table:table-row table:style-name="ro1">
          <table:table-cell office:value-type="string" table:style-name="ce1">
            <text:p>20530</text:p>
          </table:table-cell>
          <table:table-cell office:value-type="string" table:style-name="ce1">
            <text:p>Manufacture of essential oils</text:p>
          </table:table-cell>
          <table:table-cell table:number-columns-repeated="16382"/>
        </table:table-row>
        <table:table-row table:style-name="ro1">
          <table:table-cell office:value-type="string" table:style-name="ce1">
            <text:p>20590</text:p>
          </table:table-cell>
          <table:table-cell office:value-type="string" table:style-name="ce1">
            <text:p>Manufacture of other chemical products not elsewhere classified</text:p>
          </table:table-cell>
          <table:table-cell table:number-columns-repeated="16382"/>
        </table:table-row>
        <table:table-row table:style-name="ro1">
          <table:table-cell office:value-type="string" table:style-name="ce1">
            <text:p>20600</text:p>
          </table:table-cell>
          <table:table-cell office:value-type="string" table:style-name="ce1">
            <text:p>Manufacture of man-made fibres</text:p>
          </table:table-cell>
          <table:table-cell table:number-columns-repeated="16382"/>
        </table:table-row>
        <table:table-row table:style-name="ro1">
          <table:table-cell office:value-type="string" table:style-name="ce1">
            <text:p>21000</text:p>
          </table:table-cell>
          <table:table-cell office:value-type="string" table:style-name="ce1">
            <text:p>Manufacture of basic pharmaceutical products and pharmaceutical preparations</text:p>
          </table:table-cell>
          <table:table-cell table:number-columns-repeated="16382"/>
        </table:table-row>
        <table:table-row table:style-name="ro1">
          <table:table-cell office:value-type="string" table:style-name="ce1">
            <text:p>21100</text:p>
          </table:table-cell>
          <table:table-cell office:value-type="string" table:style-name="ce1">
            <text:p>Manufacture of basic pharmaceutical products</text:p>
          </table:table-cell>
          <table:table-cell table:number-columns-repeated="16382"/>
        </table:table-row>
        <table:table-row table:style-name="ro1">
          <table:table-cell office:value-type="string" table:style-name="ce1">
            <text:p>21200</text:p>
          </table:table-cell>
          <table:table-cell office:value-type="string" table:style-name="ce1">
            <text:p>Manufacture of pharmaceutical preparations</text:p>
          </table:table-cell>
          <table:table-cell table:number-columns-repeated="16382"/>
        </table:table-row>
        <table:table-row table:style-name="ro1">
          <table:table-cell office:value-type="string" table:style-name="ce1">
            <text:p>22000</text:p>
          </table:table-cell>
          <table:table-cell office:value-type="string" table:style-name="ce1">
            <text:p>Manufacture of rubber and plastic products</text:p>
          </table:table-cell>
          <table:table-cell table:number-columns-repeated="16382"/>
        </table:table-row>
        <table:table-row table:style-name="ro1">
          <table:table-cell office:value-type="string" table:style-name="ce1">
            <text:p>22100</text:p>
          </table:table-cell>
          <table:table-cell office:value-type="string" table:style-name="ce1">
            <text:p>Manufacture of rubber products</text:p>
          </table:table-cell>
          <table:table-cell table:number-columns-repeated="16382"/>
        </table:table-row>
        <table:table-row table:style-name="ro1">
          <table:table-cell office:value-type="string" table:style-name="ce1">
            <text:p>22110</text:p>
          </table:table-cell>
          <table:table-cell office:value-type="string" table:style-name="ce1">
            <text:p>Manufacture of rubber tyres and tubes; retreading and rebuilding of rubber tyres</text:p>
          </table:table-cell>
          <table:table-cell table:number-columns-repeated="16382"/>
        </table:table-row>
        <table:table-row table:style-name="ro1">
          <table:table-cell office:value-type="string" table:style-name="ce1">
            <text:p>22190</text:p>
          </table:table-cell>
          <table:table-cell office:value-type="string" table:style-name="ce1">
            <text:p>Manufacture of other rubber products</text:p>
          </table:table-cell>
          <table:table-cell table:number-columns-repeated="16382"/>
        </table:table-row>
        <table:table-row table:style-name="ro1">
          <table:table-cell office:value-type="string" table:style-name="ce1">
            <text:p>22200</text:p>
          </table:table-cell>
          <table:table-cell office:value-type="string" table:style-name="ce1">
            <text:p>Manufacture of plastics products</text:p>
          </table:table-cell>
          <table:table-cell table:number-columns-repeated="16382"/>
        </table:table-row>
        <table:table-row table:style-name="ro1">
          <table:table-cell office:value-type="string" table:style-name="ce1">
            <text:p>22210</text:p>
          </table:table-cell>
          <table:table-cell office:value-type="string" table:style-name="ce1">
            <text:p>Manufacture of plastic plates, sheets, tubes and profiles</text:p>
          </table:table-cell>
          <table:table-cell table:number-columns-repeated="16382"/>
        </table:table-row>
        <table:table-row table:style-name="ro1">
          <table:table-cell office:value-type="string" table:style-name="ce1">
            <text:p>22220</text:p>
          </table:table-cell>
          <table:table-cell office:value-type="string" table:style-name="ce1">
            <text:p>Manufacture of plastic packing goods</text:p>
          </table:table-cell>
          <table:table-cell table:number-columns-repeated="16382"/>
        </table:table-row>
        <table:table-row table:style-name="ro1">
          <table:table-cell office:value-type="string" table:style-name="ce1">
            <text:p>22230</text:p>
          </table:table-cell>
          <table:table-cell office:value-type="string" table:style-name="ce1">
            <text:p>Manufacture of builders’ ware of plastic</text:p>
          </table:table-cell>
          <table:table-cell table:number-columns-repeated="16382"/>
        </table:table-row>
        <table:table-row table:style-name="ro1">
          <table:table-cell office:value-type="string" table:style-name="ce1">
            <text:p>22290</text:p>
          </table:table-cell>
          <table:table-cell office:value-type="string" table:style-name="ce1">
            <text:p>Manufacture of other plastic products</text:p>
          </table:table-cell>
          <table:table-cell table:number-columns-repeated="16382"/>
        </table:table-row>
        <table:table-row table:style-name="ro1">
          <table:table-cell office:value-type="string" table:style-name="ce1">
            <text:p>23000</text:p>
          </table:table-cell>
          <table:table-cell office:value-type="string" table:style-name="ce1">
            <text:p>Manufacture of other non-metallic mineral products</text:p>
          </table:table-cell>
          <table:table-cell table:number-columns-repeated="16382"/>
        </table:table-row>
        <table:table-row table:style-name="ro1">
          <table:table-cell office:value-type="string" table:style-name="ce1">
            <text:p>23100</text:p>
          </table:table-cell>
          <table:table-cell office:value-type="string" table:style-name="ce1">
            <text:p>Manufacture of glass and glass products</text:p>
          </table:table-cell>
          <table:table-cell table:number-columns-repeated="16382"/>
        </table:table-row>
        <table:table-row table:style-name="ro1">
          <table:table-cell office:value-type="string" table:style-name="ce1">
            <text:p>23110</text:p>
          </table:table-cell>
          <table:table-cell office:value-type="string" table:style-name="ce1">
            <text:p>Manufacture of flat glass</text:p>
          </table:table-cell>
          <table:table-cell table:number-columns-repeated="16382"/>
        </table:table-row>
        <table:table-row table:style-name="ro1">
          <table:table-cell office:value-type="string" table:style-name="ce1">
            <text:p>23120</text:p>
          </table:table-cell>
          <table:table-cell office:value-type="string" table:style-name="ce1">
            <text:p>Shaping and processing of flat glass</text:p>
          </table:table-cell>
          <table:table-cell table:number-columns-repeated="16382"/>
        </table:table-row>
        <table:table-row table:style-name="ro1">
          <table:table-cell office:value-type="string" table:style-name="ce1">
            <text:p>23130</text:p>
          </table:table-cell>
          <table:table-cell office:value-type="string" table:style-name="ce1">
            <text:p>Manufacture of hollow glass</text:p>
          </table:table-cell>
          <table:table-cell table:number-columns-repeated="16382"/>
        </table:table-row>
        <table:table-row table:style-name="ro1">
          <table:table-cell office:value-type="string" table:style-name="ce1">
            <text:p>23140</text:p>
          </table:table-cell>
          <table:table-cell office:value-type="string" table:style-name="ce1">
            <text:p>Manufacture of glass fibres</text:p>
          </table:table-cell>
          <table:table-cell table:number-columns-repeated="16382"/>
        </table:table-row>
        <table:table-row table:style-name="ro1">
          <table:table-cell office:value-type="string" table:style-name="ce1">
            <text:p>23190</text:p>
          </table:table-cell>
          <table:table-cell office:value-type="string" table:style-name="ce1">
            <text:p>Manufacture and processing of other glass, including technical glassware</text:p>
          </table:table-cell>
          <table:table-cell table:number-columns-repeated="16382"/>
        </table:table-row>
        <table:table-row table:style-name="ro1">
          <table:table-cell office:value-type="string" table:style-name="ce1">
            <text:p>23200</text:p>
          </table:table-cell>
          <table:table-cell office:value-type="string" table:style-name="ce1">
            <text:p>Manufacture of refractory products</text:p>
          </table:table-cell>
          <table:table-cell table:number-columns-repeated="16382"/>
        </table:table-row>
        <table:table-row table:style-name="ro1">
          <table:table-cell office:value-type="string" table:style-name="ce1">
            <text:p>23300</text:p>
          </table:table-cell>
          <table:table-cell office:value-type="string" table:style-name="ce1">
            <text:p>Manufacture of clay building materials</text:p>
          </table:table-cell>
          <table:table-cell table:number-columns-repeated="16382"/>
        </table:table-row>
        <table:table-row table:style-name="ro1">
          <table:table-cell office:value-type="string" table:style-name="ce1">
            <text:p>23310</text:p>
          </table:table-cell>
          <table:table-cell office:value-type="string" table:style-name="ce1">
            <text:p>Manufacture of ceramic tiles and flags</text:p>
          </table:table-cell>
          <table:table-cell table:number-columns-repeated="16382"/>
        </table:table-row>
        <table:table-row table:style-name="ro1">
          <table:table-cell office:value-type="string" table:style-name="ce1">
            <text:p>23320</text:p>
          </table:table-cell>
          <table:table-cell office:value-type="string" table:style-name="ce1">
            <text:p>Manufacture of bricks, tiles and construction products, in baked clay</text:p>
          </table:table-cell>
          <table:table-cell table:number-columns-repeated="16382"/>
        </table:table-row>
        <table:table-row table:style-name="ro1">
          <table:table-cell office:value-type="string" table:style-name="ce1">
            <text:p>23400</text:p>
          </table:table-cell>
          <table:table-cell office:value-type="string" table:style-name="ce1">
            <text:p>Manufacture of other porcelain and ceramic products</text:p>
          </table:table-cell>
          <table:table-cell table:number-columns-repeated="16382"/>
        </table:table-row>
        <table:table-row table:style-name="ro1">
          <table:table-cell office:value-type="string" table:style-name="ce1">
            <text:p>23410</text:p>
          </table:table-cell>
          <table:table-cell office:value-type="string" table:style-name="ce1">
            <text:p>Manufacture of ceramic household and ornamental articles</text:p>
          </table:table-cell>
          <table:table-cell table:number-columns-repeated="16382"/>
        </table:table-row>
        <table:table-row table:style-name="ro1">
          <table:table-cell office:value-type="string" table:style-name="ce1">
            <text:p>23420</text:p>
          </table:table-cell>
          <table:table-cell office:value-type="string" table:style-name="ce1">
            <text:p>Manufacture of ceramic sanitary fixtures</text:p>
          </table:table-cell>
          <table:table-cell table:number-columns-repeated="16382"/>
        </table:table-row>
        <table:table-row table:style-name="ro1">
          <table:table-cell office:value-type="string" table:style-name="ce1">
            <text:p>23430</text:p>
          </table:table-cell>
          <table:table-cell office:value-type="string" table:style-name="ce1">
            <text:p>Manufacture of ceramic insulators and insulating fittings</text:p>
          </table:table-cell>
          <table:table-cell table:number-columns-repeated="16382"/>
        </table:table-row>
        <table:table-row table:style-name="ro1">
          <table:table-cell office:value-type="string" table:style-name="ce1">
            <text:p>23440</text:p>
          </table:table-cell>
          <table:table-cell office:value-type="string" table:style-name="ce1">
            <text:p>Manufacture of other technical ceramic products</text:p>
          </table:table-cell>
          <table:table-cell table:number-columns-repeated="16382"/>
        </table:table-row>
        <table:table-row table:style-name="ro1">
          <table:table-cell office:value-type="string" table:style-name="ce1">
            <text:p>23490</text:p>
          </table:table-cell>
          <table:table-cell office:value-type="string" table:style-name="ce1">
            <text:p>Manufacture of other ceramic products</text:p>
          </table:table-cell>
          <table:table-cell table:number-columns-repeated="16382"/>
        </table:table-row>
        <table:table-row table:style-name="ro1">
          <table:table-cell office:value-type="string" table:style-name="ce1">
            <text:p>23500</text:p>
          </table:table-cell>
          <table:table-cell office:value-type="string" table:style-name="ce1">
            <text:p>Manufacture of cement, lime and plaster</text:p>
          </table:table-cell>
          <table:table-cell table:number-columns-repeated="16382"/>
        </table:table-row>
        <table:table-row table:style-name="ro1">
          <table:table-cell office:value-type="string" table:style-name="ce1">
            <text:p>23510</text:p>
          </table:table-cell>
          <table:table-cell office:value-type="string" table:style-name="ce1">
            <text:p>Manufacture of cement</text:p>
          </table:table-cell>
          <table:table-cell table:number-columns-repeated="16382"/>
        </table:table-row>
        <table:table-row table:style-name="ro1">
          <table:table-cell office:value-type="string" table:style-name="ce1">
            <text:p>23520</text:p>
          </table:table-cell>
          <table:table-cell office:value-type="string" table:style-name="ce1">
            <text:p>Manufacture of lime and plaster</text:p>
          </table:table-cell>
          <table:table-cell table:number-columns-repeated="16382"/>
        </table:table-row>
        <table:table-row table:style-name="ro1">
          <table:table-cell office:value-type="string" table:style-name="ce1">
            <text:p>23600</text:p>
          </table:table-cell>
          <table:table-cell office:value-type="string" table:style-name="ce1">
            <text:p>Manufacture of articles of concrete, cement and plaster</text:p>
          </table:table-cell>
          <table:table-cell table:number-columns-repeated="16382"/>
        </table:table-row>
        <table:table-row table:style-name="ro1">
          <table:table-cell office:value-type="string" table:style-name="ce1">
            <text:p>23610</text:p>
          </table:table-cell>
          <table:table-cell office:value-type="string" table:style-name="ce1">
            <text:p>Manufacture of concrete products for construction purposes</text:p>
          </table:table-cell>
          <table:table-cell table:number-columns-repeated="16382"/>
        </table:table-row>
        <table:table-row table:style-name="ro1">
          <table:table-cell office:value-type="string" table:style-name="ce1">
            <text:p>23620</text:p>
          </table:table-cell>
          <table:table-cell office:value-type="string" table:style-name="ce1">
            <text:p>Manufacture of plaster products for construction purposes</text:p>
          </table:table-cell>
          <table:table-cell table:number-columns-repeated="16382"/>
        </table:table-row>
        <table:table-row table:style-name="ro1">
          <table:table-cell office:value-type="string" table:style-name="ce1">
            <text:p>23630</text:p>
          </table:table-cell>
          <table:table-cell office:value-type="string" table:style-name="ce1">
            <text:p>Manufacture of ready-mixed concrete</text:p>
          </table:table-cell>
          <table:table-cell table:number-columns-repeated="16382"/>
        </table:table-row>
        <table:table-row table:style-name="ro1">
          <table:table-cell office:value-type="string" table:style-name="ce1">
            <text:p>23640</text:p>
          </table:table-cell>
          <table:table-cell office:value-type="string" table:style-name="ce1">
            <text:p>Manufacture of mortars</text:p>
          </table:table-cell>
          <table:table-cell table:number-columns-repeated="16382"/>
        </table:table-row>
        <table:table-row table:style-name="ro1">
          <table:table-cell office:value-type="string" table:style-name="ce1">
            <text:p>23650</text:p>
          </table:table-cell>
          <table:table-cell office:value-type="string" table:style-name="ce1">
            <text:p>Manufacture of fibre cement</text:p>
          </table:table-cell>
          <table:table-cell table:number-columns-repeated="16382"/>
        </table:table-row>
        <table:table-row table:style-name="ro1">
          <table:table-cell office:value-type="string" table:style-name="ce1">
            <text:p>23690</text:p>
          </table:table-cell>
          <table:table-cell office:value-type="string" table:style-name="ce1">
            <text:p>Manufacture of other articles of concrete, plaster and cement</text:p>
          </table:table-cell>
          <table:table-cell table:number-columns-repeated="16382"/>
        </table:table-row>
        <table:table-row table:style-name="ro1">
          <table:table-cell office:value-type="string" table:style-name="ce1">
            <text:p>23700</text:p>
          </table:table-cell>
          <table:table-cell office:value-type="string" table:style-name="ce1">
            <text:p>Cutting, shaping and finishing of stone</text:p>
          </table:table-cell>
          <table:table-cell table:number-columns-repeated="16382"/>
        </table:table-row>
        <table:table-row table:style-name="ro1">
          <table:table-cell office:value-type="string" table:style-name="ce1">
            <text:p>23900</text:p>
          </table:table-cell>
          <table:table-cell office:value-type="string" table:style-name="ce1">
            <text:p>Manufacture of abrasive products and non-metallic mineral products not elsewhere classified</text:p>
          </table:table-cell>
          <table:table-cell table:number-columns-repeated="16382"/>
        </table:table-row>
        <table:table-row table:style-name="ro1">
          <table:table-cell office:value-type="string" table:style-name="ce1">
            <text:p>23910</text:p>
          </table:table-cell>
          <table:table-cell office:value-type="string" table:style-name="ce1">
            <text:p>Production of abrasive products</text:p>
          </table:table-cell>
          <table:table-cell table:number-columns-repeated="16382"/>
        </table:table-row>
        <table:table-row table:style-name="ro1">
          <table:table-cell office:value-type="string" table:style-name="ce1">
            <text:p>23990</text:p>
          </table:table-cell>
          <table:table-cell office:value-type="string" table:style-name="ce1">
            <text:p>Manufacture of other non-metallic mineral products not elsewhere classified</text:p>
          </table:table-cell>
          <table:table-cell table:number-columns-repeated="16382"/>
        </table:table-row>
        <table:table-row table:style-name="ro1">
          <table:table-cell office:value-type="string" table:style-name="ce1">
            <text:p>24000</text:p>
          </table:table-cell>
          <table:table-cell office:value-type="string" table:style-name="ce1">
            <text:p>Manufacture of basic metals</text:p>
          </table:table-cell>
          <table:table-cell table:number-columns-repeated="16382"/>
        </table:table-row>
        <table:table-row table:style-name="ro1">
          <table:table-cell office:value-type="string" table:style-name="ce1">
            <text:p>24100</text:p>
          </table:table-cell>
          <table:table-cell office:value-type="string" table:style-name="ce1">
            <text:p>Manufacture of basic iron and steel and of ferro-alloys</text:p>
          </table:table-cell>
          <table:table-cell table:number-columns-repeated="16382"/>
        </table:table-row>
        <table:table-row table:style-name="ro1">
          <table:table-cell office:value-type="string" table:style-name="ce1">
            <text:p>24200</text:p>
          </table:table-cell>
          <table:table-cell office:value-type="string" table:style-name="ce1">
            <text:p>Manufacture of tubes, pipes, hollow profiles and related fittings, of steel</text:p>
          </table:table-cell>
          <table:table-cell table:number-columns-repeated="16382"/>
        </table:table-row>
        <table:table-row table:style-name="ro1">
          <table:table-cell office:value-type="string" table:style-name="ce1">
            <text:p>24300</text:p>
          </table:table-cell>
          <table:table-cell office:value-type="string" table:style-name="ce1">
            <text:p>Manufacture of other products of first processing of steel</text:p>
          </table:table-cell>
          <table:table-cell table:number-columns-repeated="16382"/>
        </table:table-row>
        <table:table-row table:style-name="ro1">
          <table:table-cell office:value-type="string" table:style-name="ce1">
            <text:p>24310</text:p>
          </table:table-cell>
          <table:table-cell office:value-type="string" table:style-name="ce1">
            <text:p>Cold drawing of bars</text:p>
          </table:table-cell>
          <table:table-cell table:number-columns-repeated="16382"/>
        </table:table-row>
        <table:table-row table:style-name="ro1">
          <table:table-cell office:value-type="string" table:style-name="ce1">
            <text:p>24320</text:p>
          </table:table-cell>
          <table:table-cell office:value-type="string" table:style-name="ce1">
            <text:p>Cold rolling of narrow strip</text:p>
          </table:table-cell>
          <table:table-cell table:number-columns-repeated="16382"/>
        </table:table-row>
        <table:table-row table:style-name="ro1">
          <table:table-cell office:value-type="string" table:style-name="ce1">
            <text:p>24330</text:p>
          </table:table-cell>
          <table:table-cell office:value-type="string" table:style-name="ce1">
            <text:p>Cold forming or folding</text:p>
          </table:table-cell>
          <table:table-cell table:number-columns-repeated="16382"/>
        </table:table-row>
        <table:table-row table:style-name="ro1">
          <table:table-cell office:value-type="string" table:style-name="ce1">
            <text:p>24340</text:p>
          </table:table-cell>
          <table:table-cell office:value-type="string" table:style-name="ce1">
            <text:p>Cold drawing of wire</text:p>
          </table:table-cell>
          <table:table-cell table:number-columns-repeated="16382"/>
        </table:table-row>
        <table:table-row table:style-name="ro1">
          <table:table-cell office:value-type="string" table:style-name="ce1">
            <text:p>24400</text:p>
          </table:table-cell>
          <table:table-cell office:value-type="string" table:style-name="ce1">
            <text:p>Manufacture of basic precious and other non-ferrous metals</text:p>
          </table:table-cell>
          <table:table-cell table:number-columns-repeated="16382"/>
        </table:table-row>
        <table:table-row table:style-name="ro1">
          <table:table-cell office:value-type="string" table:style-name="ce1">
            <text:p>24410</text:p>
          </table:table-cell>
          <table:table-cell office:value-type="string" table:style-name="ce1">
            <text:p>Precious metals production</text:p>
          </table:table-cell>
          <table:table-cell table:number-columns-repeated="16382"/>
        </table:table-row>
        <table:table-row table:style-name="ro1">
          <table:table-cell office:value-type="string" table:style-name="ce1">
            <text:p>24420</text:p>
          </table:table-cell>
          <table:table-cell office:value-type="string" table:style-name="ce1">
            <text:p>Aluminium production</text:p>
          </table:table-cell>
          <table:table-cell table:number-columns-repeated="16382"/>
        </table:table-row>
        <table:table-row table:style-name="ro1">
          <table:table-cell office:value-type="string" table:style-name="ce1">
            <text:p>24430</text:p>
          </table:table-cell>
          <table:table-cell office:value-type="string" table:style-name="ce1">
            <text:p>Lead, zinc and tin production</text:p>
          </table:table-cell>
          <table:table-cell table:number-columns-repeated="16382"/>
        </table:table-row>
        <table:table-row table:style-name="ro1">
          <table:table-cell office:value-type="string" table:style-name="ce1">
            <text:p>24440</text:p>
          </table:table-cell>
          <table:table-cell office:value-type="string" table:style-name="ce1">
            <text:p>Copper production</text:p>
          </table:table-cell>
          <table:table-cell table:number-columns-repeated="16382"/>
        </table:table-row>
        <table:table-row table:style-name="ro1">
          <table:table-cell office:value-type="string" table:style-name="ce1">
            <text:p>24450</text:p>
          </table:table-cell>
          <table:table-cell office:value-type="string" table:style-name="ce1">
            <text:p>Other non-ferrous metal production</text:p>
          </table:table-cell>
          <table:table-cell table:number-columns-repeated="16382"/>
        </table:table-row>
        <table:table-row table:style-name="ro1">
          <table:table-cell office:value-type="string" table:style-name="ce1">
            <text:p>24460</text:p>
          </table:table-cell>
          <table:table-cell office:value-type="string" table:style-name="ce1">
            <text:p>Processing of nuclear fuel</text:p>
          </table:table-cell>
          <table:table-cell table:number-columns-repeated="16382"/>
        </table:table-row>
        <table:table-row table:style-name="ro1">
          <table:table-cell office:value-type="string" table:style-name="ce1">
            <text:p>24500</text:p>
          </table:table-cell>
          <table:table-cell office:value-type="string" table:style-name="ce1">
            <text:p>Casting of metals</text:p>
          </table:table-cell>
          <table:table-cell table:number-columns-repeated="16382"/>
        </table:table-row>
        <table:table-row table:style-name="ro1">
          <table:table-cell office:value-type="string" table:style-name="ce1">
            <text:p>24510</text:p>
          </table:table-cell>
          <table:table-cell office:value-type="string" table:style-name="ce1">
            <text:p>Casting of iron</text:p>
          </table:table-cell>
          <table:table-cell table:number-columns-repeated="16382"/>
        </table:table-row>
        <table:table-row table:style-name="ro1">
          <table:table-cell office:value-type="string" table:style-name="ce1">
            <text:p>24520</text:p>
          </table:table-cell>
          <table:table-cell office:value-type="string" table:style-name="ce1">
            <text:p>Casting of steel</text:p>
          </table:table-cell>
          <table:table-cell table:number-columns-repeated="16382"/>
        </table:table-row>
        <table:table-row table:style-name="ro1">
          <table:table-cell office:value-type="string" table:style-name="ce1">
            <text:p>24530</text:p>
          </table:table-cell>
          <table:table-cell office:value-type="string" table:style-name="ce1">
            <text:p>Casting of light metals</text:p>
          </table:table-cell>
          <table:table-cell table:number-columns-repeated="16382"/>
        </table:table-row>
        <table:table-row table:style-name="ro1">
          <table:table-cell office:value-type="string" table:style-name="ce1">
            <text:p>24540</text:p>
          </table:table-cell>
          <table:table-cell office:value-type="string" table:style-name="ce1">
            <text:p>Casting of other non-ferrous metals</text:p>
          </table:table-cell>
          <table:table-cell table:number-columns-repeated="16382"/>
        </table:table-row>
        <table:table-row table:style-name="ro1">
          <table:table-cell office:value-type="string" table:style-name="ce1">
            <text:p>25000</text:p>
          </table:table-cell>
          <table:table-cell office:value-type="string" table:style-name="ce1">
            <text:p>Manufacture of fabricated metal products, except machinery and equipment</text:p>
          </table:table-cell>
          <table:table-cell table:number-columns-repeated="16382"/>
        </table:table-row>
        <table:table-row table:style-name="ro1">
          <table:table-cell office:value-type="string" table:style-name="ce1">
            <text:p>25100</text:p>
          </table:table-cell>
          <table:table-cell office:value-type="string" table:style-name="ce1">
            <text:p>Manufacture of structural metal products</text:p>
          </table:table-cell>
          <table:table-cell table:number-columns-repeated="16382"/>
        </table:table-row>
        <table:table-row table:style-name="ro1">
          <table:table-cell office:value-type="string" table:style-name="ce1">
            <text:p>25110</text:p>
          </table:table-cell>
          <table:table-cell office:value-type="string" table:style-name="ce1">
            <text:p>Manufacture of metal structures and parts of structures</text:p>
          </table:table-cell>
          <table:table-cell table:number-columns-repeated="16382"/>
        </table:table-row>
        <table:table-row table:style-name="ro1">
          <table:table-cell office:value-type="string" table:style-name="ce1">
            <text:p>25120</text:p>
          </table:table-cell>
          <table:table-cell office:value-type="string" table:style-name="ce1">
            <text:p>Manufacture of doors and windows of metal</text:p>
          </table:table-cell>
          <table:table-cell table:number-columns-repeated="16382"/>
        </table:table-row>
        <table:table-row table:style-name="ro1">
          <table:table-cell office:value-type="string" table:style-name="ce1">
            <text:p>25200</text:p>
          </table:table-cell>
          <table:table-cell office:value-type="string" table:style-name="ce1">
            <text:p>Manufacture of tanks, reservoirs and containers of metal</text:p>
          </table:table-cell>
          <table:table-cell table:number-columns-repeated="16382"/>
        </table:table-row>
        <table:table-row table:style-name="ro1">
          <table:table-cell office:value-type="string" table:style-name="ce1">
            <text:p>25210</text:p>
          </table:table-cell>
          <table:table-cell office:value-type="string" table:style-name="ce1">
            <text:p>Manufacture of central heating radiators and boilers</text:p>
          </table:table-cell>
          <table:table-cell table:number-columns-repeated="16382"/>
        </table:table-row>
        <table:table-row table:style-name="ro1">
          <table:table-cell office:value-type="string" table:style-name="ce1">
            <text:p>25290</text:p>
          </table:table-cell>
          <table:table-cell office:value-type="string" table:style-name="ce1">
            <text:p>Manufacture of other tanks, reservoirs and containers of metal</text:p>
          </table:table-cell>
          <table:table-cell table:number-columns-repeated="16382"/>
        </table:table-row>
        <table:table-row table:style-name="ro1">
          <table:table-cell office:value-type="string" table:style-name="ce1">
            <text:p>25300</text:p>
          </table:table-cell>
          <table:table-cell office:value-type="string" table:style-name="ce1">
            <text:p>Manufacture of steam generators, except central heating hot water boilers</text:p>
          </table:table-cell>
          <table:table-cell table:number-columns-repeated="16382"/>
        </table:table-row>
        <table:table-row table:style-name="ro1">
          <table:table-cell office:value-type="string" table:style-name="ce1">
            <text:p>25400</text:p>
          </table:table-cell>
          <table:table-cell office:value-type="string" table:style-name="ce1">
            <text:p>Manufacture of weapons and ammunition</text:p>
          </table:table-cell>
          <table:table-cell table:number-columns-repeated="16382"/>
        </table:table-row>
        <table:table-row table:style-name="ro1">
          <table:table-cell office:value-type="string" table:style-name="ce1">
            <text:p>25500</text:p>
          </table:table-cell>
          <table:table-cell office:value-type="string" table:style-name="ce1">
            <text:p>Forging, pressing, stamping and roll-forming of metal; powder metallurgy</text:p>
          </table:table-cell>
          <table:table-cell table:number-columns-repeated="16382"/>
        </table:table-row>
        <table:table-row table:style-name="ro1">
          <table:table-cell office:value-type="string" table:style-name="ce1">
            <text:p>25600</text:p>
          </table:table-cell>
          <table:table-cell office:value-type="string" table:style-name="ce1">
            <text:p>Treatment and coating of metals; machining</text:p>
          </table:table-cell>
          <table:table-cell table:number-columns-repeated="16382"/>
        </table:table-row>
        <table:table-row table:style-name="ro1">
          <table:table-cell office:value-type="string" table:style-name="ce1">
            <text:p>25610</text:p>
          </table:table-cell>
          <table:table-cell office:value-type="string" table:style-name="ce1">
            <text:p>Treatment and coating of metals</text:p>
          </table:table-cell>
          <table:table-cell table:number-columns-repeated="16382"/>
        </table:table-row>
        <table:table-row table:style-name="ro1">
          <table:table-cell office:value-type="string" table:style-name="ce1">
            <text:p>25620</text:p>
          </table:table-cell>
          <table:table-cell office:value-type="string" table:style-name="ce1">
            <text:p>Machining</text:p>
          </table:table-cell>
          <table:table-cell table:number-columns-repeated="16382"/>
        </table:table-row>
        <table:table-row table:style-name="ro1">
          <table:table-cell office:value-type="string" table:style-name="ce1">
            <text:p>25700</text:p>
          </table:table-cell>
          <table:table-cell office:value-type="string" table:style-name="ce1">
            <text:p>Manufacture of cutlery, tools and general hardware</text:p>
          </table:table-cell>
          <table:table-cell table:number-columns-repeated="16382"/>
        </table:table-row>
        <table:table-row table:style-name="ro1">
          <table:table-cell office:value-type="string" table:style-name="ce1">
            <text:p>25710</text:p>
          </table:table-cell>
          <table:table-cell office:value-type="string" table:style-name="ce1">
            <text:p>Manufacture of cutlery</text:p>
          </table:table-cell>
          <table:table-cell table:number-columns-repeated="16382"/>
        </table:table-row>
        <table:table-row table:style-name="ro1">
          <table:table-cell office:value-type="string" table:style-name="ce1">
            <text:p>25720</text:p>
          </table:table-cell>
          <table:table-cell office:value-type="string" table:style-name="ce1">
            <text:p>Manufacture of locks and hinges</text:p>
          </table:table-cell>
          <table:table-cell table:number-columns-repeated="16382"/>
        </table:table-row>
        <table:table-row table:style-name="ro1">
          <table:table-cell office:value-type="string" table:style-name="ce1">
            <text:p>25730</text:p>
          </table:table-cell>
          <table:table-cell office:value-type="string" table:style-name="ce1">
            <text:p>Manufacture of tools</text:p>
          </table:table-cell>
          <table:table-cell table:number-columns-repeated="16382"/>
        </table:table-row>
        <table:table-row table:style-name="ro1">
          <table:table-cell office:value-type="string" table:style-name="ce1">
            <text:p>25900</text:p>
          </table:table-cell>
          <table:table-cell office:value-type="string" table:style-name="ce1">
            <text:p>Manufacture of other fabricated metal products</text:p>
          </table:table-cell>
          <table:table-cell table:number-columns-repeated="16382"/>
        </table:table-row>
        <table:table-row table:style-name="ro1">
          <table:table-cell office:value-type="string" table:style-name="ce1">
            <text:p>25910</text:p>
          </table:table-cell>
          <table:table-cell office:value-type="string" table:style-name="ce1">
            <text:p>Manufacture of steel drums and similar containers</text:p>
          </table:table-cell>
          <table:table-cell table:number-columns-repeated="16382"/>
        </table:table-row>
        <table:table-row table:style-name="ro1">
          <table:table-cell office:value-type="string" table:style-name="ce1">
            <text:p>25920</text:p>
          </table:table-cell>
          <table:table-cell office:value-type="string" table:style-name="ce1">
            <text:p>Manufacture of light metal packaging</text:p>
          </table:table-cell>
          <table:table-cell table:number-columns-repeated="16382"/>
        </table:table-row>
        <table:table-row table:style-name="ro1">
          <table:table-cell office:value-type="string" table:style-name="ce1">
            <text:p>25930</text:p>
          </table:table-cell>
          <table:table-cell office:value-type="string" table:style-name="ce1">
            <text:p>Manufacture of wire products, chain and springs</text:p>
          </table:table-cell>
          <table:table-cell table:number-columns-repeated="16382"/>
        </table:table-row>
        <table:table-row table:style-name="ro1">
          <table:table-cell office:value-type="string" table:style-name="ce1">
            <text:p>25940</text:p>
          </table:table-cell>
          <table:table-cell office:value-type="string" table:style-name="ce1">
            <text:p>Manufacture of fasteners and screw machine products</text:p>
          </table:table-cell>
          <table:table-cell table:number-columns-repeated="16382"/>
        </table:table-row>
        <table:table-row table:style-name="ro1">
          <table:table-cell office:value-type="string" table:style-name="ce1">
            <text:p>25990</text:p>
          </table:table-cell>
          <table:table-cell office:value-type="string" table:style-name="ce1">
            <text:p>Manufacture of other fabricated metal products not elsewhere classified</text:p>
          </table:table-cell>
          <table:table-cell table:number-columns-repeated="16382"/>
        </table:table-row>
        <table:table-row table:style-name="ro1">
          <table:table-cell office:value-type="string" table:style-name="ce1">
            <text:p>26000</text:p>
          </table:table-cell>
          <table:table-cell office:value-type="string" table:style-name="ce1">
            <text:p>Manufacture of computer, electronic and optical products</text:p>
          </table:table-cell>
          <table:table-cell table:number-columns-repeated="16382"/>
        </table:table-row>
        <table:table-row table:style-name="ro1">
          <table:table-cell office:value-type="string" table:style-name="ce1">
            <text:p>26100</text:p>
          </table:table-cell>
          <table:table-cell office:value-type="string" table:style-name="ce1">
            <text:p>Manufacture of electronic components and boards</text:p>
          </table:table-cell>
          <table:table-cell table:number-columns-repeated="16382"/>
        </table:table-row>
        <table:table-row table:style-name="ro1">
          <table:table-cell office:value-type="string" table:style-name="ce1">
            <text:p>26110</text:p>
          </table:table-cell>
          <table:table-cell office:value-type="string" table:style-name="ce1">
            <text:p>Manufacture of electronic components</text:p>
          </table:table-cell>
          <table:table-cell table:number-columns-repeated="16382"/>
        </table:table-row>
        <table:table-row table:style-name="ro1">
          <table:table-cell office:value-type="string" table:style-name="ce1">
            <text:p>26120</text:p>
          </table:table-cell>
          <table:table-cell office:value-type="string" table:style-name="ce1">
            <text:p>Manufacture of loaded electronic boards</text:p>
          </table:table-cell>
          <table:table-cell table:number-columns-repeated="16382"/>
        </table:table-row>
        <table:table-row table:style-name="ro1">
          <table:table-cell office:value-type="string" table:style-name="ce1">
            <text:p>26200</text:p>
          </table:table-cell>
          <table:table-cell office:value-type="string" table:style-name="ce1">
            <text:p>Manufacture of computers and peripheral equipment</text:p>
          </table:table-cell>
          <table:table-cell table:number-columns-repeated="16382"/>
        </table:table-row>
        <table:table-row table:style-name="ro1">
          <table:table-cell office:value-type="string" table:style-name="ce1">
            <text:p>26300</text:p>
          </table:table-cell>
          <table:table-cell office:value-type="string" table:style-name="ce1">
            <text:p>Manufacture of communication equipment</text:p>
          </table:table-cell>
          <table:table-cell table:number-columns-repeated="16382"/>
        </table:table-row>
        <table:table-row table:style-name="ro1">
          <table:table-cell office:value-type="string" table:style-name="ce1">
            <text:p>26301</text:p>
          </table:table-cell>
          <table:table-cell office:value-type="string" table:style-name="ce1">
            <text:p>Manufacture of telegraph and telephone apparatus and equipment</text:p>
          </table:table-cell>
          <table:table-cell table:number-columns-repeated="16382"/>
        </table:table-row>
        <table:table-row table:style-name="ro1">
          <table:table-cell office:value-type="string" table:style-name="ce1">
            <text:p>26309</text:p>
          </table:table-cell>
          <table:table-cell office:value-type="string" table:style-name="ce1">
            <text:p>Manufacture of communication equipment (other than telegraph and telephone apparatus and equipment)</text:p>
          </table:table-cell>
          <table:table-cell table:number-columns-repeated="16382"/>
        </table:table-row>
        <table:table-row table:style-name="ro1">
          <table:table-cell office:value-type="string" table:style-name="ce1">
            <text:p>26400</text:p>
          </table:table-cell>
          <table:table-cell office:value-type="string" table:style-name="ce1">
            <text:p>Manufacture of consumer electronics</text:p>
          </table:table-cell>
          <table:table-cell table:number-columns-repeated="16382"/>
        </table:table-row>
        <table:table-row table:style-name="ro1">
          <table:table-cell office:value-type="string" table:style-name="ce1">
            <text:p>26500</text:p>
          </table:table-cell>
          <table:table-cell office:value-type="string" table:style-name="ce1">
            <text:p>Manufacture of instruments and appliances for measuring, testing and navigation; watches and clocks</text:p>
          </table:table-cell>
          <table:table-cell table:number-columns-repeated="16382"/>
        </table:table-row>
        <table:table-row table:style-name="ro1">
          <table:table-cell office:value-type="string" table:style-name="ce1">
            <text:p>26510</text:p>
          </table:table-cell>
          <table:table-cell office:value-type="string" table:style-name="ce1">
            <text:p>Manufacture of instruments and appliances for measuring, testing and navigation</text:p>
          </table:table-cell>
          <table:table-cell table:number-columns-repeated="16382"/>
        </table:table-row>
        <table:table-row table:style-name="ro1">
          <table:table-cell office:value-type="string" table:style-name="ce1">
            <text:p>26511</text:p>
          </table:table-cell>
          <table:table-cell office:value-type="string" table:style-name="ce1">
            <text:p>Manufacture of electronic instruments and appliances for measuring, testing, and navigation, except industrial process control equipment</text:p>
          </table:table-cell>
          <table:table-cell table:number-columns-repeated="16382"/>
        </table:table-row>
        <table:table-row table:style-name="ro1">
          <table:table-cell office:value-type="string" table:style-name="ce1">
            <text:p>26512</text:p>
          </table:table-cell>
          <table:table-cell office:value-type="string" table:style-name="ce1">
            <text:p>Manufacture of electronic industrial process control equipment</text:p>
          </table:table-cell>
          <table:table-cell table:number-columns-repeated="16382"/>
        </table:table-row>
        <table:table-row table:style-name="ro1">
          <table:table-cell office:value-type="string" table:style-name="ce1">
            <text:p>26513</text:p>
          </table:table-cell>
          <table:table-cell office:value-type="string" table:style-name="ce1">
            <text:p>Manufacture of non-electronic instruments and appliances for measuring, testing and navigation, except industrial process control equipment</text:p>
          </table:table-cell>
          <table:table-cell table:number-columns-repeated="16382"/>
        </table:table-row>
        <table:table-row table:style-name="ro1">
          <table:table-cell office:value-type="string" table:style-name="ce1">
            <text:p>26514</text:p>
          </table:table-cell>
          <table:table-cell office:value-type="string" table:style-name="ce1">
            <text:p>Manufacture of non-electronic industrial process control equipment</text:p>
          </table:table-cell>
          <table:table-cell table:number-columns-repeated="16382"/>
        </table:table-row>
        <table:table-row table:style-name="ro1">
          <table:table-cell office:value-type="string" table:style-name="ce1">
            <text:p>26520</text:p>
          </table:table-cell>
          <table:table-cell office:value-type="string" table:style-name="ce1">
            <text:p>Manufacture of watches and clocks</text:p>
          </table:table-cell>
          <table:table-cell table:number-columns-repeated="16382"/>
        </table:table-row>
        <table:table-row table:style-name="ro1">
          <table:table-cell office:value-type="string" table:style-name="ce1">
            <text:p>26600</text:p>
          </table:table-cell>
          <table:table-cell office:value-type="string" table:style-name="ce1">
            <text:p>Manufacture of irradiation, electromedical and electrotherapeutic equipment</text:p>
          </table:table-cell>
          <table:table-cell table:number-columns-repeated="16382"/>
        </table:table-row>
        <table:table-row table:style-name="ro1">
          <table:table-cell office:value-type="string" table:style-name="ce1">
            <text:p>26700</text:p>
          </table:table-cell>
          <table:table-cell office:value-type="string" table:style-name="ce1">
            <text:p>Manufacture of optical instruments and photographic equipment</text:p>
          </table:table-cell>
          <table:table-cell table:number-columns-repeated="16382"/>
        </table:table-row>
        <table:table-row table:style-name="ro1">
          <table:table-cell office:value-type="string" table:style-name="ce1">
            <text:p>26701</text:p>
          </table:table-cell>
          <table:table-cell office:value-type="string" table:style-name="ce1">
            <text:p>Manufacture of optical precision instruments</text:p>
          </table:table-cell>
          <table:table-cell table:number-columns-repeated="16382"/>
        </table:table-row>
        <table:table-row table:style-name="ro1">
          <table:table-cell office:value-type="string" table:style-name="ce1">
            <text:p>26702</text:p>
          </table:table-cell>
          <table:table-cell office:value-type="string" table:style-name="ce1">
            <text:p>Manufacture of photographic and cinematographic equipment</text:p>
          </table:table-cell>
          <table:table-cell table:number-columns-repeated="16382"/>
        </table:table-row>
        <table:table-row table:style-name="ro1">
          <table:table-cell office:value-type="string" table:style-name="ce1">
            <text:p>26800</text:p>
          </table:table-cell>
          <table:table-cell office:value-type="string" table:style-name="ce1">
            <text:p>Manufacture of magnetic and optical media</text:p>
          </table:table-cell>
          <table:table-cell table:number-columns-repeated="16382"/>
        </table:table-row>
        <table:table-row table:style-name="ro1">
          <table:table-cell office:value-type="string" table:style-name="ce1">
            <text:p>27000</text:p>
          </table:table-cell>
          <table:table-cell office:value-type="string" table:style-name="ce1">
            <text:p>Manufacture of electrical equipment</text:p>
          </table:table-cell>
          <table:table-cell table:number-columns-repeated="16382"/>
        </table:table-row>
        <table:table-row table:style-name="ro1">
          <table:table-cell office:value-type="string" table:style-name="ce1">
            <text:p>27100</text:p>
          </table:table-cell>
          <table:table-cell office:value-type="string" table:style-name="ce1">
            <text:p>Manufacture of electric motors, generators, transformers and electricity distribution and control apparatus</text:p>
          </table:table-cell>
          <table:table-cell table:number-columns-repeated="16382"/>
        </table:table-row>
        <table:table-row table:style-name="ro1">
          <table:table-cell office:value-type="string" table:style-name="ce1">
            <text:p>27110</text:p>
          </table:table-cell>
          <table:table-cell office:value-type="string" table:style-name="ce1">
            <text:p>Manufacture of electric motors, generators and transformers</text:p>
          </table:table-cell>
          <table:table-cell table:number-columns-repeated="16382"/>
        </table:table-row>
        <table:table-row table:style-name="ro1">
          <table:table-cell office:value-type="string" table:style-name="ce1">
            <text:p>27120</text:p>
          </table:table-cell>
          <table:table-cell office:value-type="string" table:style-name="ce1">
            <text:p>Manufacture of electricity distribution and control apparatus</text:p>
          </table:table-cell>
          <table:table-cell table:number-columns-repeated="16382"/>
        </table:table-row>
        <table:table-row table:style-name="ro1">
          <table:table-cell office:value-type="string" table:style-name="ce1">
            <text:p>27200</text:p>
          </table:table-cell>
          <table:table-cell office:value-type="string" table:style-name="ce1">
            <text:p>Manufacture of batteries and accumulators</text:p>
          </table:table-cell>
          <table:table-cell table:number-columns-repeated="16382"/>
        </table:table-row>
        <table:table-row table:style-name="ro1">
          <table:table-cell office:value-type="string" table:style-name="ce1">
            <text:p>27300</text:p>
          </table:table-cell>
          <table:table-cell office:value-type="string" table:style-name="ce1">
            <text:p>Manufacture of wiring and wiring devices</text:p>
          </table:table-cell>
          <table:table-cell table:number-columns-repeated="16382"/>
        </table:table-row>
        <table:table-row table:style-name="ro1">
          <table:table-cell office:value-type="string" table:style-name="ce1">
            <text:p>27310</text:p>
          </table:table-cell>
          <table:table-cell office:value-type="string" table:style-name="ce1">
            <text:p>Manufacture of fibre optic cables</text:p>
          </table:table-cell>
          <table:table-cell table:number-columns-repeated="16382"/>
        </table:table-row>
        <table:table-row table:style-name="ro1">
          <table:table-cell office:value-type="string" table:style-name="ce1">
            <text:p>27320</text:p>
          </table:table-cell>
          <table:table-cell office:value-type="string" table:style-name="ce1">
            <text:p>Manufacture of other electronic and electric wires and cables</text:p>
          </table:table-cell>
          <table:table-cell table:number-columns-repeated="16382"/>
        </table:table-row>
        <table:table-row table:style-name="ro1">
          <table:table-cell office:value-type="string" table:style-name="ce1">
            <text:p>27330</text:p>
          </table:table-cell>
          <table:table-cell office:value-type="string" table:style-name="ce1">
            <text:p>Manufacture of wiring devices</text:p>
          </table:table-cell>
          <table:table-cell table:number-columns-repeated="16382"/>
        </table:table-row>
        <table:table-row table:style-name="ro1">
          <table:table-cell office:value-type="string" table:style-name="ce1">
            <text:p>27400</text:p>
          </table:table-cell>
          <table:table-cell office:value-type="string" table:style-name="ce1">
            <text:p>Manufacture of electric lighting equipment</text:p>
          </table:table-cell>
          <table:table-cell table:number-columns-repeated="16382"/>
        </table:table-row>
        <table:table-row table:style-name="ro1">
          <table:table-cell office:value-type="string" table:style-name="ce1">
            <text:p>27500</text:p>
          </table:table-cell>
          <table:table-cell office:value-type="string" table:style-name="ce1">
            <text:p>Manufacture of domestic appliances</text:p>
          </table:table-cell>
          <table:table-cell table:number-columns-repeated="16382"/>
        </table:table-row>
        <table:table-row table:style-name="ro1">
          <table:table-cell office:value-type="string" table:style-name="ce1">
            <text:p>27510</text:p>
          </table:table-cell>
          <table:table-cell office:value-type="string" table:style-name="ce1">
            <text:p>Manufacture of electric domestic appliances</text:p>
          </table:table-cell>
          <table:table-cell table:number-columns-repeated="16382"/>
        </table:table-row>
        <table:table-row table:style-name="ro1">
          <table:table-cell office:value-type="string" table:style-name="ce1">
            <text:p>27520</text:p>
          </table:table-cell>
          <table:table-cell office:value-type="string" table:style-name="ce1">
            <text:p>Manufacture of non-electric domestic appliances</text:p>
          </table:table-cell>
          <table:table-cell table:number-columns-repeated="16382"/>
        </table:table-row>
        <table:table-row table:style-name="ro1">
          <table:table-cell office:value-type="string" table:style-name="ce1">
            <text:p>27900</text:p>
          </table:table-cell>
          <table:table-cell office:value-type="string" table:style-name="ce1">
            <text:p>Manufacture of other electrical equipment</text:p>
          </table:table-cell>
          <table:table-cell table:number-columns-repeated="16382"/>
        </table:table-row>
        <table:table-row table:style-name="ro1">
          <table:table-cell office:value-type="string" table:style-name="ce1">
            <text:p>28000</text:p>
          </table:table-cell>
          <table:table-cell office:value-type="string" table:style-name="ce1">
            <text:p>Manufacture of machinery and equipment not elsewhere classified</text:p>
          </table:table-cell>
          <table:table-cell table:number-columns-repeated="16382"/>
        </table:table-row>
        <table:table-row table:style-name="ro1">
          <table:table-cell office:value-type="string" table:style-name="ce1">
            <text:p>28100</text:p>
          </table:table-cell>
          <table:table-cell office:value-type="string" table:style-name="ce1">
            <text:p>Manufacture of general-purpose machinery</text:p>
          </table:table-cell>
          <table:table-cell table:number-columns-repeated="16382"/>
        </table:table-row>
        <table:table-row table:style-name="ro1">
          <table:table-cell office:value-type="string" table:style-name="ce1">
            <text:p>28110</text:p>
          </table:table-cell>
          <table:table-cell office:value-type="string" table:style-name="ce1">
            <text:p>Manufacture of engines and turbines, except aircraft, vehicle and cycle engines</text:p>
          </table:table-cell>
          <table:table-cell table:number-columns-repeated="16382"/>
        </table:table-row>
        <table:table-row table:style-name="ro1">
          <table:table-cell office:value-type="string" table:style-name="ce1">
            <text:p>28120</text:p>
          </table:table-cell>
          <table:table-cell office:value-type="string" table:style-name="ce1">
            <text:p>Manufacture of fluid power equipment</text:p>
          </table:table-cell>
          <table:table-cell table:number-columns-repeated="16382"/>
        </table:table-row>
        <table:table-row table:style-name="ro1">
          <table:table-cell office:value-type="string" table:style-name="ce1">
            <text:p>28130</text:p>
          </table:table-cell>
          <table:table-cell office:value-type="string" table:style-name="ce1">
            <text:p>Manufacture of other pumps and compressors</text:p>
          </table:table-cell>
          <table:table-cell table:number-columns-repeated="16382"/>
        </table:table-row>
        <table:table-row table:style-name="ro1">
          <table:table-cell office:value-type="string" table:style-name="ce1">
            <text:p>28131</text:p>
          </table:table-cell>
          <table:table-cell office:value-type="string" table:style-name="ce1">
            <text:p>Manufacture of pumps</text:p>
          </table:table-cell>
          <table:table-cell table:number-columns-repeated="16382"/>
        </table:table-row>
        <table:table-row table:style-name="ro1">
          <table:table-cell office:value-type="string" table:style-name="ce1">
            <text:p>28132</text:p>
          </table:table-cell>
          <table:table-cell office:value-type="string" table:style-name="ce1">
            <text:p>Manufacture of compressors</text:p>
          </table:table-cell>
          <table:table-cell table:number-columns-repeated="16382"/>
        </table:table-row>
        <table:table-row table:style-name="ro1">
          <table:table-cell office:value-type="string" table:style-name="ce1">
            <text:p>28140</text:p>
          </table:table-cell>
          <table:table-cell office:value-type="string" table:style-name="ce1">
            <text:p>Manufacture of other taps and valves</text:p>
          </table:table-cell>
          <table:table-cell table:number-columns-repeated="16382"/>
        </table:table-row>
        <table:table-row table:style-name="ro1">
          <table:table-cell office:value-type="string" table:style-name="ce1">
            <text:p>28150</text:p>
          </table:table-cell>
          <table:table-cell office:value-type="string" table:style-name="ce1">
            <text:p>Manufacture of bearings, gears, gearing and driving elements</text:p>
          </table:table-cell>
          <table:table-cell table:number-columns-repeated="16382"/>
        </table:table-row>
        <table:table-row table:style-name="ro1">
          <table:table-cell office:value-type="string" table:style-name="ce1">
            <text:p>28200</text:p>
          </table:table-cell>
          <table:table-cell office:value-type="string" table:style-name="ce1">
            <text:p>Manufacture of other general-purpose machinery</text:p>
          </table:table-cell>
          <table:table-cell table:number-columns-repeated="16382"/>
        </table:table-row>
        <table:table-row table:style-name="ro1">
          <table:table-cell office:value-type="string" table:style-name="ce1">
            <text:p>28210</text:p>
          </table:table-cell>
          <table:table-cell office:value-type="string" table:style-name="ce1">
            <text:p>Manufacture of ovens, furnaces and furnace burners</text:p>
          </table:table-cell>
          <table:table-cell table:number-columns-repeated="16382"/>
        </table:table-row>
        <table:table-row table:style-name="ro1">
          <table:table-cell office:value-type="string" table:style-name="ce1">
            <text:p>28220</text:p>
          </table:table-cell>
          <table:table-cell office:value-type="string" table:style-name="ce1">
            <text:p>Manufacture of lifting and handling equipment</text:p>
          </table:table-cell>
          <table:table-cell table:number-columns-repeated="16382"/>
        </table:table-row>
        <table:table-row table:style-name="ro1">
          <table:table-cell office:value-type="string" table:style-name="ce1">
            <text:p>28230</text:p>
          </table:table-cell>
          <table:table-cell office:value-type="string" table:style-name="ce1">
            <text:p>Manufacture of office machinery and equipment (except computers and peripheral equipment)</text:p>
          </table:table-cell>
          <table:table-cell table:number-columns-repeated="16382"/>
        </table:table-row>
        <table:table-row table:style-name="ro1">
          <table:table-cell office:value-type="string" table:style-name="ce1">
            <text:p>28240</text:p>
          </table:table-cell>
          <table:table-cell office:value-type="string" table:style-name="ce1">
            <text:p>Manufacture of power-driven hand tools</text:p>
          </table:table-cell>
          <table:table-cell table:number-columns-repeated="16382"/>
        </table:table-row>
        <table:table-row table:style-name="ro1">
          <table:table-cell office:value-type="string" table:style-name="ce1">
            <text:p>28250</text:p>
          </table:table-cell>
          <table:table-cell office:value-type="string" table:style-name="ce1">
            <text:p>Manufacture of non-domestic cooling and ventilation equipment</text:p>
          </table:table-cell>
          <table:table-cell table:number-columns-repeated="16382"/>
        </table:table-row>
        <table:table-row table:style-name="ro1">
          <table:table-cell office:value-type="string" table:style-name="ce1">
            <text:p>28290</text:p>
          </table:table-cell>
          <table:table-cell office:value-type="string" table:style-name="ce1">
            <text:p>Manufacture of other general-purpose machinery not elsewhere classified</text:p>
          </table:table-cell>
          <table:table-cell table:number-columns-repeated="16382"/>
        </table:table-row>
        <table:table-row table:style-name="ro1">
          <table:table-cell office:value-type="string" table:style-name="ce1">
            <text:p>28300</text:p>
          </table:table-cell>
          <table:table-cell office:value-type="string" table:style-name="ce1">
            <text:p>Manufacture of agricultural and forestry machinery</text:p>
          </table:table-cell>
          <table:table-cell table:number-columns-repeated="16382"/>
        </table:table-row>
        <table:table-row table:style-name="ro1">
          <table:table-cell office:value-type="string" table:style-name="ce1">
            <text:p>28301</text:p>
          </table:table-cell>
          <table:table-cell office:value-type="string" table:style-name="ce1">
            <text:p>Manufacture of agricultural tractors</text:p>
          </table:table-cell>
          <table:table-cell table:number-columns-repeated="16382"/>
        </table:table-row>
        <table:table-row table:style-name="ro1">
          <table:table-cell office:value-type="string" table:style-name="ce1">
            <text:p>28302</text:p>
          </table:table-cell>
          <table:table-cell office:value-type="string" table:style-name="ce1">
            <text:p>Manufacture of agricultural and forestry machinery (other than agricultural tractors)</text:p>
          </table:table-cell>
          <table:table-cell table:number-columns-repeated="16382"/>
        </table:table-row>
        <table:table-row table:style-name="ro1">
          <table:table-cell office:value-type="string" table:style-name="ce1">
            <text:p>28400</text:p>
          </table:table-cell>
          <table:table-cell office:value-type="string" table:style-name="ce1">
            <text:p>Manufacture of metal forming machinery and machine tools</text:p>
          </table:table-cell>
          <table:table-cell table:number-columns-repeated="16382"/>
        </table:table-row>
        <table:table-row table:style-name="ro1">
          <table:table-cell office:value-type="string" table:style-name="ce1">
            <text:p>28410</text:p>
          </table:table-cell>
          <table:table-cell office:value-type="string" table:style-name="ce1">
            <text:p>Manufacture of metal forming machinery</text:p>
          </table:table-cell>
          <table:table-cell table:number-columns-repeated="16382"/>
        </table:table-row>
        <table:table-row table:style-name="ro1">
          <table:table-cell office:value-type="string" table:style-name="ce1">
            <text:p>28490</text:p>
          </table:table-cell>
          <table:table-cell office:value-type="string" table:style-name="ce1">
            <text:p>Manufacture of other machine tools</text:p>
          </table:table-cell>
          <table:table-cell table:number-columns-repeated="16382"/>
        </table:table-row>
        <table:table-row table:style-name="ro1">
          <table:table-cell office:value-type="string" table:style-name="ce1">
            <text:p>28900</text:p>
          </table:table-cell>
          <table:table-cell office:value-type="string" table:style-name="ce1">
            <text:p>Manufacture of other special-purpose machinery</text:p>
          </table:table-cell>
          <table:table-cell table:number-columns-repeated="16382"/>
        </table:table-row>
        <table:table-row table:style-name="ro1">
          <table:table-cell office:value-type="string" table:style-name="ce1">
            <text:p>28910</text:p>
          </table:table-cell>
          <table:table-cell office:value-type="string" table:style-name="ce1">
            <text:p>Manufacture of machinery for metallurgy</text:p>
          </table:table-cell>
          <table:table-cell table:number-columns-repeated="16382"/>
        </table:table-row>
        <table:table-row table:style-name="ro1">
          <table:table-cell office:value-type="string" table:style-name="ce1">
            <text:p>28920</text:p>
          </table:table-cell>
          <table:table-cell office:value-type="string" table:style-name="ce1">
            <text:p>Manufacture of machinery for mining, quarrying and construction</text:p>
          </table:table-cell>
          <table:table-cell table:number-columns-repeated="16382"/>
        </table:table-row>
        <table:table-row table:style-name="ro1">
          <table:table-cell office:value-type="string" table:style-name="ce1">
            <text:p>28921</text:p>
          </table:table-cell>
          <table:table-cell office:value-type="string" table:style-name="ce1">
            <text:p>Manufacture of machinery for mining</text:p>
          </table:table-cell>
          <table:table-cell table:number-columns-repeated="16382"/>
        </table:table-row>
        <table:table-row table:style-name="ro1">
          <table:table-cell office:value-type="string" table:style-name="ce1">
            <text:p>28922</text:p>
          </table:table-cell>
          <table:table-cell office:value-type="string" table:style-name="ce1">
            <text:p>Manufacture of earthmoving equipment</text:p>
          </table:table-cell>
          <table:table-cell table:number-columns-repeated="16382"/>
        </table:table-row>
        <table:table-row table:style-name="ro1">
          <table:table-cell office:value-type="string" table:style-name="ce1">
            <text:p>28923</text:p>
          </table:table-cell>
          <table:table-cell office:value-type="string" table:style-name="ce1">
            <text:p>Manufacture of equipment for concrete crushing and screening roadworks</text:p>
          </table:table-cell>
          <table:table-cell table:number-columns-repeated="16382"/>
        </table:table-row>
        <table:table-row table:style-name="ro1">
          <table:table-cell office:value-type="string" table:style-name="ce1">
            <text:p>28930</text:p>
          </table:table-cell>
          <table:table-cell office:value-type="string" table:style-name="ce1">
            <text:p>Manufacture of machinery for food, beverage and tobacco processing</text:p>
          </table:table-cell>
          <table:table-cell table:number-columns-repeated="16382"/>
        </table:table-row>
        <table:table-row table:style-name="ro1">
          <table:table-cell office:value-type="string" table:style-name="ce1">
            <text:p>28940</text:p>
          </table:table-cell>
          <table:table-cell office:value-type="string" table:style-name="ce1">
            <text:p>Manufacture of machinery for textile, apparel and leather production</text:p>
          </table:table-cell>
          <table:table-cell table:number-columns-repeated="16382"/>
        </table:table-row>
        <table:table-row table:style-name="ro1">
          <table:table-cell office:value-type="string" table:style-name="ce1">
            <text:p>28950</text:p>
          </table:table-cell>
          <table:table-cell office:value-type="string" table:style-name="ce1">
            <text:p>Manufacture of machinery for paper and paperboard production</text:p>
          </table:table-cell>
          <table:table-cell table:number-columns-repeated="16382"/>
        </table:table-row>
        <table:table-row table:style-name="ro1">
          <table:table-cell office:value-type="string" table:style-name="ce1">
            <text:p>28960</text:p>
          </table:table-cell>
          <table:table-cell office:value-type="string" table:style-name="ce1">
            <text:p>Manufacture of plastics and rubber machinery</text:p>
          </table:table-cell>
          <table:table-cell table:number-columns-repeated="16382"/>
        </table:table-row>
        <table:table-row table:style-name="ro1">
          <table:table-cell office:value-type="string" table:style-name="ce1">
            <text:p>28990</text:p>
          </table:table-cell>
          <table:table-cell office:value-type="string" table:style-name="ce1">
            <text:p>Manufacture of other special-purpose machinery not elsewhere classified</text:p>
          </table:table-cell>
          <table:table-cell table:number-columns-repeated="16382"/>
        </table:table-row>
        <table:table-row table:style-name="ro1">
          <table:table-cell office:value-type="string" table:style-name="ce1">
            <text:p>29000</text:p>
          </table:table-cell>
          <table:table-cell office:value-type="string" table:style-name="ce1">
            <text:p>Manufacture of motor vehicles, trailers and semi-trailers</text:p>
          </table:table-cell>
          <table:table-cell table:number-columns-repeated="16382"/>
        </table:table-row>
        <table:table-row table:style-name="ro1">
          <table:table-cell office:value-type="string" table:style-name="ce1">
            <text:p>29100</text:p>
          </table:table-cell>
          <table:table-cell office:value-type="string" table:style-name="ce1">
            <text:p>Manufacture of motor vehicles</text:p>
          </table:table-cell>
          <table:table-cell table:number-columns-repeated="16382"/>
        </table:table-row>
        <table:table-row table:style-name="ro1">
          <table:table-cell office:value-type="string" table:style-name="ce1">
            <text:p>29200</text:p>
          </table:table-cell>
          <table:table-cell office:value-type="string" table:style-name="ce1">
            <text:p>Manufacture of bodies (coachwork) for motor vehicles; manufacture of trailers and semi-trailers</text:p>
          </table:table-cell>
          <table:table-cell table:number-columns-repeated="16382"/>
        </table:table-row>
        <table:table-row table:style-name="ro1">
          <table:table-cell office:value-type="string" table:style-name="ce1">
            <text:p>29201</text:p>
          </table:table-cell>
          <table:table-cell office:value-type="string" table:style-name="ce1">
            <text:p>Manufacture of bodies (coachwork) for motor vehicles (except caravans)</text:p>
          </table:table-cell>
          <table:table-cell table:number-columns-repeated="16382"/>
        </table:table-row>
        <table:table-row table:style-name="ro1">
          <table:table-cell office:value-type="string" table:style-name="ce1">
            <text:p>29202</text:p>
          </table:table-cell>
          <table:table-cell office:value-type="string" table:style-name="ce1">
            <text:p>Manufacture of trailers and semi-trailers</text:p>
          </table:table-cell>
          <table:table-cell table:number-columns-repeated="16382"/>
        </table:table-row>
        <table:table-row table:style-name="ro1">
          <table:table-cell office:value-type="string" table:style-name="ce1">
            <text:p>29203</text:p>
          </table:table-cell>
          <table:table-cell office:value-type="string" table:style-name="ce1">
            <text:p>Manufacture of caravans</text:p>
          </table:table-cell>
          <table:table-cell table:number-columns-repeated="16382"/>
        </table:table-row>
        <table:table-row table:style-name="ro1">
          <table:table-cell office:value-type="string" table:style-name="ce1">
            <text:p>29300</text:p>
          </table:table-cell>
          <table:table-cell office:value-type="string" table:style-name="ce1">
            <text:p>Manufacture of parts and accessories for motor vehicles</text:p>
          </table:table-cell>
          <table:table-cell table:number-columns-repeated="16382"/>
        </table:table-row>
        <table:table-row table:style-name="ro1">
          <table:table-cell office:value-type="string" table:style-name="ce1">
            <text:p>29310</text:p>
          </table:table-cell>
          <table:table-cell office:value-type="string" table:style-name="ce1">
            <text:p>Manufacture of electrical and electronic equipment for motor vehicles</text:p>
          </table:table-cell>
          <table:table-cell table:number-columns-repeated="16382"/>
        </table:table-row>
        <table:table-row table:style-name="ro1">
          <table:table-cell office:value-type="string" table:style-name="ce1">
            <text:p>29320</text:p>
          </table:table-cell>
          <table:table-cell office:value-type="string" table:style-name="ce1">
            <text:p>Manufacture of other parts and accessories for motor vehicles</text:p>
          </table:table-cell>
          <table:table-cell table:number-columns-repeated="16382"/>
        </table:table-row>
        <table:table-row table:style-name="ro1">
          <table:table-cell office:value-type="string" table:style-name="ce1">
            <text:p>30000</text:p>
          </table:table-cell>
          <table:table-cell office:value-type="string" table:style-name="ce1">
            <text:p>Manufacture of other transport equipment</text:p>
          </table:table-cell>
          <table:table-cell table:number-columns-repeated="16382"/>
        </table:table-row>
        <table:table-row table:style-name="ro1">
          <table:table-cell office:value-type="string" table:style-name="ce1">
            <text:p>30100</text:p>
          </table:table-cell>
          <table:table-cell office:value-type="string" table:style-name="ce1">
            <text:p>Building of ships and boats</text:p>
          </table:table-cell>
          <table:table-cell table:number-columns-repeated="16382"/>
        </table:table-row>
        <table:table-row table:style-name="ro1">
          <table:table-cell office:value-type="string" table:style-name="ce1">
            <text:p>30110</text:p>
          </table:table-cell>
          <table:table-cell office:value-type="string" table:style-name="ce1">
            <text:p>Building of ships and floating structures</text:p>
          </table:table-cell>
          <table:table-cell table:number-columns-repeated="16382"/>
        </table:table-row>
        <table:table-row table:style-name="ro1">
          <table:table-cell office:value-type="string" table:style-name="ce1">
            <text:p>30120</text:p>
          </table:table-cell>
          <table:table-cell office:value-type="string" table:style-name="ce1">
            <text:p>Building of pleasure and sporting boats</text:p>
          </table:table-cell>
          <table:table-cell table:number-columns-repeated="16382"/>
        </table:table-row>
        <table:table-row table:style-name="ro1">
          <table:table-cell office:value-type="string" table:style-name="ce1">
            <text:p>30200</text:p>
          </table:table-cell>
          <table:table-cell office:value-type="string" table:style-name="ce1">
            <text:p>Manufacture of railway locomotives and rolling stock</text:p>
          </table:table-cell>
          <table:table-cell table:number-columns-repeated="16382"/>
        </table:table-row>
        <table:table-row table:style-name="ro1">
          <table:table-cell office:value-type="string" table:style-name="ce1">
            <text:p>30300</text:p>
          </table:table-cell>
          <table:table-cell office:value-type="string" table:style-name="ce1">
            <text:p>Manufacture of air and spacecraft and related machinery</text:p>
          </table:table-cell>
          <table:table-cell table:number-columns-repeated="16382"/>
        </table:table-row>
        <table:table-row table:style-name="ro1">
          <table:table-cell office:value-type="string" table:style-name="ce1">
            <text:p>30400</text:p>
          </table:table-cell>
          <table:table-cell office:value-type="string" table:style-name="ce1">
            <text:p>Manufacture of military fighting vehicles</text:p>
          </table:table-cell>
          <table:table-cell table:number-columns-repeated="16382"/>
        </table:table-row>
        <table:table-row table:style-name="ro1">
          <table:table-cell office:value-type="string" table:style-name="ce1">
            <text:p>30900</text:p>
          </table:table-cell>
          <table:table-cell office:value-type="string" table:style-name="ce1">
            <text:p>Manufacture of transport equipment not elsewhere classified</text:p>
          </table:table-cell>
          <table:table-cell table:number-columns-repeated="16382"/>
        </table:table-row>
        <table:table-row table:style-name="ro1">
          <table:table-cell office:value-type="string" table:style-name="ce1">
            <text:p>30910</text:p>
          </table:table-cell>
          <table:table-cell office:value-type="string" table:style-name="ce1">
            <text:p>Manufacture of motorcycles</text:p>
          </table:table-cell>
          <table:table-cell table:number-columns-repeated="16382"/>
        </table:table-row>
        <table:table-row table:style-name="ro1">
          <table:table-cell office:value-type="string" table:style-name="ce1">
            <text:p>30920</text:p>
          </table:table-cell>
          <table:table-cell office:value-type="string" table:style-name="ce1">
            <text:p>Manufacture of bicycles and invalid carriages</text:p>
          </table:table-cell>
          <table:table-cell table:number-columns-repeated="16382"/>
        </table:table-row>
        <table:table-row table:style-name="ro1">
          <table:table-cell office:value-type="string" table:style-name="ce1">
            <text:p>30990</text:p>
          </table:table-cell>
          <table:table-cell office:value-type="string" table:style-name="ce1">
            <text:p>Manufacture of other transport equipment not elsewhere classified</text:p>
          </table:table-cell>
          <table:table-cell table:number-columns-repeated="16382"/>
        </table:table-row>
        <table:table-row table:style-name="ro1">
          <table:table-cell office:value-type="string" table:style-name="ce1">
            <text:p>31000</text:p>
          </table:table-cell>
          <table:table-cell office:value-type="string" table:style-name="ce1">
            <text:p>Manufacture of furniture</text:p>
          </table:table-cell>
          <table:table-cell table:number-columns-repeated="16382"/>
        </table:table-row>
        <table:table-row table:style-name="ro1">
          <table:table-cell office:value-type="string" table:style-name="ce1">
            <text:p>31010</text:p>
          </table:table-cell>
          <table:table-cell office:value-type="string" table:style-name="ce1">
            <text:p>Manufacture of office and shop furniture</text:p>
          </table:table-cell>
          <table:table-cell table:number-columns-repeated="16382"/>
        </table:table-row>
        <table:table-row table:style-name="ro1">
          <table:table-cell office:value-type="string" table:style-name="ce1">
            <text:p>31020</text:p>
          </table:table-cell>
          <table:table-cell office:value-type="string" table:style-name="ce1">
            <text:p>Manufacture of kitchen furniture</text:p>
          </table:table-cell>
          <table:table-cell table:number-columns-repeated="16382"/>
        </table:table-row>
        <table:table-row table:style-name="ro1">
          <table:table-cell office:value-type="string" table:style-name="ce1">
            <text:p>31030</text:p>
          </table:table-cell>
          <table:table-cell office:value-type="string" table:style-name="ce1">
            <text:p>Manufacture of mattresses</text:p>
          </table:table-cell>
          <table:table-cell table:number-columns-repeated="16382"/>
        </table:table-row>
        <table:table-row table:style-name="ro1">
          <table:table-cell office:value-type="string" table:style-name="ce1">
            <text:p>31090</text:p>
          </table:table-cell>
          <table:table-cell office:value-type="string" table:style-name="ce1">
            <text:p>Manufacture of other furniture</text:p>
          </table:table-cell>
          <table:table-cell table:number-columns-repeated="16382"/>
        </table:table-row>
        <table:table-row table:style-name="ro1">
          <table:table-cell office:value-type="string" table:style-name="ce1">
            <text:p>32000</text:p>
          </table:table-cell>
          <table:table-cell office:value-type="string" table:style-name="ce1">
            <text:p>Other manufacturing</text:p>
          </table:table-cell>
          <table:table-cell table:number-columns-repeated="16382"/>
        </table:table-row>
        <table:table-row table:style-name="ro1">
          <table:table-cell office:value-type="string" table:style-name="ce1">
            <text:p>32100</text:p>
          </table:table-cell>
          <table:table-cell office:value-type="string" table:style-name="ce1">
            <text:p>Manufacture of jewellery, bijouterie and related articles</text:p>
          </table:table-cell>
          <table:table-cell table:number-columns-repeated="16382"/>
        </table:table-row>
        <table:table-row table:style-name="ro1">
          <table:table-cell office:value-type="string" table:style-name="ce1">
            <text:p>32110</text:p>
          </table:table-cell>
          <table:table-cell office:value-type="string" table:style-name="ce1">
            <text:p>Striking of coins</text:p>
          </table:table-cell>
          <table:table-cell table:number-columns-repeated="16382"/>
        </table:table-row>
        <table:table-row table:style-name="ro1">
          <table:table-cell office:value-type="string" table:style-name="ce1">
            <text:p>32120</text:p>
          </table:table-cell>
          <table:table-cell office:value-type="string" table:style-name="ce1">
            <text:p>Manufacture of jewellery and related articles</text:p>
          </table:table-cell>
          <table:table-cell table:number-columns-repeated="16382"/>
        </table:table-row>
        <table:table-row table:style-name="ro1">
          <table:table-cell office:value-type="string" table:style-name="ce1">
            <text:p>32130</text:p>
          </table:table-cell>
          <table:table-cell office:value-type="string" table:style-name="ce1">
            <text:p>Manufacture of imitation jewellery and related articles</text:p>
          </table:table-cell>
          <table:table-cell table:number-columns-repeated="16382"/>
        </table:table-row>
        <table:table-row table:style-name="ro1">
          <table:table-cell office:value-type="string" table:style-name="ce1">
            <text:p>32200</text:p>
          </table:table-cell>
          <table:table-cell office:value-type="string" table:style-name="ce1">
            <text:p>Manufacture of musical instruments</text:p>
          </table:table-cell>
          <table:table-cell table:number-columns-repeated="16382"/>
        </table:table-row>
        <table:table-row table:style-name="ro1">
          <table:table-cell office:value-type="string" table:style-name="ce1">
            <text:p>32300</text:p>
          </table:table-cell>
          <table:table-cell office:value-type="string" table:style-name="ce1">
            <text:p>Manufacture of sports goods</text:p>
          </table:table-cell>
          <table:table-cell table:number-columns-repeated="16382"/>
        </table:table-row>
        <table:table-row table:style-name="ro1">
          <table:table-cell office:value-type="string" table:style-name="ce1">
            <text:p>32400</text:p>
          </table:table-cell>
          <table:table-cell office:value-type="string" table:style-name="ce1">
            <text:p>Manufacture of games and toys</text:p>
          </table:table-cell>
          <table:table-cell table:number-columns-repeated="16382"/>
        </table:table-row>
        <table:table-row table:style-name="ro1">
          <table:table-cell office:value-type="string" table:style-name="ce1">
            <text:p>32401</text:p>
          </table:table-cell>
          <table:table-cell office:value-type="string" table:style-name="ce1">
            <text:p>Manufacture of professional and arcade games and toys</text:p>
          </table:table-cell>
          <table:table-cell table:number-columns-repeated="16382"/>
        </table:table-row>
        <table:table-row table:style-name="ro1">
          <table:table-cell office:value-type="string" table:style-name="ce1">
            <text:p>32409</text:p>
          </table:table-cell>
          <table:table-cell office:value-type="string" table:style-name="ce1">
            <text:p>Manufacture of games and toys (other than professional and arcade games and toys) not elsewhere classified</text:p>
          </table:table-cell>
          <table:table-cell table:number-columns-repeated="16382"/>
        </table:table-row>
        <table:table-row table:style-name="ro1">
          <table:table-cell office:value-type="string" table:style-name="ce1">
            <text:p>32500</text:p>
          </table:table-cell>
          <table:table-cell office:value-type="string" table:style-name="ce1">
            <text:p>Manufacture of medical and dental instruments and supplies</text:p>
          </table:table-cell>
          <table:table-cell table:number-columns-repeated="16382"/>
        </table:table-row>
        <table:table-row table:style-name="ro1">
          <table:table-cell office:value-type="string" table:style-name="ce1">
            <text:p>32900</text:p>
          </table:table-cell>
          <table:table-cell office:value-type="string" table:style-name="ce1">
            <text:p>Other manufacturing not elsewhere classified</text:p>
          </table:table-cell>
          <table:table-cell table:number-columns-repeated="16382"/>
        </table:table-row>
        <table:table-row table:style-name="ro1">
          <table:table-cell office:value-type="string" table:style-name="ce1">
            <text:p>32910</text:p>
          </table:table-cell>
          <table:table-cell office:value-type="string" table:style-name="ce1">
            <text:p>Manufacture of brooms and brushes</text:p>
          </table:table-cell>
          <table:table-cell table:number-columns-repeated="16382"/>
        </table:table-row>
        <table:table-row table:style-name="ro1">
          <table:table-cell office:value-type="string" table:style-name="ce1">
            <text:p>32990</text:p>
          </table:table-cell>
          <table:table-cell office:value-type="string" table:style-name="ce1">
            <text:p>Other manufacturing not elsewhere classified</text:p>
          </table:table-cell>
          <table:table-cell table:number-columns-repeated="16382"/>
        </table:table-row>
        <table:table-row table:style-name="ro1">
          <table:table-cell office:value-type="string" table:style-name="ce1">
            <text:p>33000</text:p>
          </table:table-cell>
          <table:table-cell office:value-type="string" table:style-name="ce1">
            <text:p>Repair and installation of machinery and equipment</text:p>
          </table:table-cell>
          <table:table-cell table:number-columns-repeated="16382"/>
        </table:table-row>
        <table:table-row table:style-name="ro1">
          <table:table-cell office:value-type="string" table:style-name="ce1">
            <text:p>33100</text:p>
          </table:table-cell>
          <table:table-cell office:value-type="string" table:style-name="ce1">
            <text:p>Repair of fabricated metal products, machinery and equipment</text:p>
          </table:table-cell>
          <table:table-cell table:number-columns-repeated="16382"/>
        </table:table-row>
        <table:table-row table:style-name="ro1">
          <table:table-cell office:value-type="string" table:style-name="ce1">
            <text:p>33110</text:p>
          </table:table-cell>
          <table:table-cell office:value-type="string" table:style-name="ce1">
            <text:p>Repair of fabricated metal products</text:p>
          </table:table-cell>
          <table:table-cell table:number-columns-repeated="16382"/>
        </table:table-row>
        <table:table-row table:style-name="ro1">
          <table:table-cell office:value-type="string" table:style-name="ce1">
            <text:p>33120</text:p>
          </table:table-cell>
          <table:table-cell office:value-type="string" table:style-name="ce1">
            <text:p>Repair of machinery</text:p>
          </table:table-cell>
          <table:table-cell table:number-columns-repeated="16382"/>
        </table:table-row>
        <table:table-row table:style-name="ro1">
          <table:table-cell office:value-type="string" table:style-name="ce1">
            <text:p>33130</text:p>
          </table:table-cell>
          <table:table-cell office:value-type="string" table:style-name="ce1">
            <text:p>Repair of electronic and optical equipment</text:p>
          </table:table-cell>
          <table:table-cell table:number-columns-repeated="16382"/>
        </table:table-row>
        <table:table-row table:style-name="ro1">
          <table:table-cell office:value-type="string" table:style-name="ce1">
            <text:p>33140</text:p>
          </table:table-cell>
          <table:table-cell office:value-type="string" table:style-name="ce1">
            <text:p>Repair of electrical equipment</text:p>
          </table:table-cell>
          <table:table-cell table:number-columns-repeated="16382"/>
        </table:table-row>
        <table:table-row table:style-name="ro1">
          <table:table-cell office:value-type="string" table:style-name="ce1">
            <text:p>33150</text:p>
          </table:table-cell>
          <table:table-cell office:value-type="string" table:style-name="ce1">
            <text:p>Repair and maintenance of ships and boats</text:p>
          </table:table-cell>
          <table:table-cell table:number-columns-repeated="16382"/>
        </table:table-row>
        <table:table-row table:style-name="ro1">
          <table:table-cell office:value-type="string" table:style-name="ce1">
            <text:p>33160</text:p>
          </table:table-cell>
          <table:table-cell office:value-type="string" table:style-name="ce1">
            <text:p>Repair and maintenance of aircraft and spacecraft</text:p>
          </table:table-cell>
          <table:table-cell table:number-columns-repeated="16382"/>
        </table:table-row>
        <table:table-row table:style-name="ro1">
          <table:table-cell office:value-type="string" table:style-name="ce1">
            <text:p>33170</text:p>
          </table:table-cell>
          <table:table-cell office:value-type="string" table:style-name="ce1">
            <text:p>Repair and maintenance of other transport equipment</text:p>
          </table:table-cell>
          <table:table-cell table:number-columns-repeated="16382"/>
        </table:table-row>
        <table:table-row table:style-name="ro1">
          <table:table-cell office:value-type="string" table:style-name="ce1">
            <text:p>33190</text:p>
          </table:table-cell>
          <table:table-cell office:value-type="string" table:style-name="ce1">
            <text:p>Repair of other equipment</text:p>
          </table:table-cell>
          <table:table-cell table:number-columns-repeated="16382"/>
        </table:table-row>
        <table:table-row table:style-name="ro1">
          <table:table-cell office:value-type="string" table:style-name="ce1">
            <text:p>33200</text:p>
          </table:table-cell>
          <table:table-cell office:value-type="string" table:style-name="ce1">
            <text:p>Installation of industrial machinery and equipment</text:p>
          </table:table-cell>
          <table:table-cell table:number-columns-repeated="16382"/>
        </table:table-row>
        <table:table-row table:style-name="ro1">
          <table:table-cell office:value-type="string" table:style-name="ce1">
            <text:p>35000</text:p>
          </table:table-cell>
          <table:table-cell office:value-type="string" table:style-name="ce1">
            <text:p>Electricity, gas, steam and air conditioning supply</text:p>
          </table:table-cell>
          <table:table-cell table:number-columns-repeated="16382"/>
        </table:table-row>
        <table:table-row table:style-name="ro1">
          <table:table-cell office:value-type="string" table:style-name="ce1">
            <text:p>35100</text:p>
          </table:table-cell>
          <table:table-cell office:value-type="string" table:style-name="ce1">
            <text:p>Electric power generation, transmission and distribution</text:p>
          </table:table-cell>
          <table:table-cell table:number-columns-repeated="16382"/>
        </table:table-row>
        <table:table-row table:style-name="ro1">
          <table:table-cell office:value-type="string" table:style-name="ce1">
            <text:p>35110</text:p>
          </table:table-cell>
          <table:table-cell office:value-type="string" table:style-name="ce1">
            <text:p>Production of electricity</text:p>
          </table:table-cell>
          <table:table-cell table:number-columns-repeated="16382"/>
        </table:table-row>
        <table:table-row table:style-name="ro1">
          <table:table-cell office:value-type="string" table:style-name="ce1">
            <text:p>35120</text:p>
          </table:table-cell>
          <table:table-cell office:value-type="string" table:style-name="ce1">
            <text:p>Transmission of electricity</text:p>
          </table:table-cell>
          <table:table-cell table:number-columns-repeated="16382"/>
        </table:table-row>
        <table:table-row table:style-name="ro1">
          <table:table-cell office:value-type="string" table:style-name="ce1">
            <text:p>35130</text:p>
          </table:table-cell>
          <table:table-cell office:value-type="string" table:style-name="ce1">
            <text:p>Distribution of electricity</text:p>
          </table:table-cell>
          <table:table-cell table:number-columns-repeated="16382"/>
        </table:table-row>
        <table:table-row table:style-name="ro1">
          <table:table-cell office:value-type="string" table:style-name="ce1">
            <text:p>35140</text:p>
          </table:table-cell>
          <table:table-cell office:value-type="string" table:style-name="ce1">
            <text:p>Trade of electricity</text:p>
          </table:table-cell>
          <table:table-cell table:number-columns-repeated="16382"/>
        </table:table-row>
        <table:table-row table:style-name="ro1">
          <table:table-cell office:value-type="string" table:style-name="ce1">
            <text:p>35200</text:p>
          </table:table-cell>
          <table:table-cell office:value-type="string" table:style-name="ce1">
            <text:p>Manufacture of gas; distribution of gaseous fuels through mains</text:p>
          </table:table-cell>
          <table:table-cell table:number-columns-repeated="16382"/>
        </table:table-row>
        <table:table-row table:style-name="ro1">
          <table:table-cell office:value-type="string" table:style-name="ce1">
            <text:p>35210</text:p>
          </table:table-cell>
          <table:table-cell office:value-type="string" table:style-name="ce1">
            <text:p>Manufacture of gas</text:p>
          </table:table-cell>
          <table:table-cell table:number-columns-repeated="16382"/>
        </table:table-row>
        <table:table-row table:style-name="ro1">
          <table:table-cell office:value-type="string" table:style-name="ce1">
            <text:p>35220</text:p>
          </table:table-cell>
          <table:table-cell office:value-type="string" table:style-name="ce1">
            <text:p>Distribution of gaseous fuels through mains</text:p>
          </table:table-cell>
          <table:table-cell table:number-columns-repeated="16382"/>
        </table:table-row>
        <table:table-row table:style-name="ro1">
          <table:table-cell office:value-type="string" table:style-name="ce1">
            <text:p>35230</text:p>
          </table:table-cell>
          <table:table-cell office:value-type="string" table:style-name="ce1">
            <text:p>Trade of gas through mains</text:p>
          </table:table-cell>
          <table:table-cell table:number-columns-repeated="16382"/>
        </table:table-row>
        <table:table-row table:style-name="ro1">
          <table:table-cell office:value-type="string" table:style-name="ce1">
            <text:p>35300</text:p>
          </table:table-cell>
          <table:table-cell office:value-type="string" table:style-name="ce1">
            <text:p>Steam and air conditioning supply</text:p>
          </table:table-cell>
          <table:table-cell table:number-columns-repeated="16382"/>
        </table:table-row>
        <table:table-row table:style-name="ro1">
          <table:table-cell office:value-type="string" table:style-name="ce1">
            <text:p>36000</text:p>
          </table:table-cell>
          <table:table-cell office:value-type="string" table:style-name="ce1">
            <text:p>Water collection, treatment and supply</text:p>
          </table:table-cell>
          <table:table-cell table:number-columns-repeated="16382"/>
        </table:table-row>
        <table:table-row table:style-name="ro1">
          <table:table-cell office:value-type="string" table:style-name="ce1">
            <text:p>37000</text:p>
          </table:table-cell>
          <table:table-cell office:value-type="string" table:style-name="ce1">
            <text:p>Sewerage</text:p>
          </table:table-cell>
          <table:table-cell table:number-columns-repeated="16382"/>
        </table:table-row>
        <table:table-row table:style-name="ro1">
          <table:table-cell office:value-type="string" table:style-name="ce1">
            <text:p>38000</text:p>
          </table:table-cell>
          <table:table-cell office:value-type="string" table:style-name="ce1">
            <text:p>Waste collection, treatment and disposal activities; materials recovery</text:p>
          </table:table-cell>
          <table:table-cell table:number-columns-repeated="16382"/>
        </table:table-row>
        <table:table-row table:style-name="ro1">
          <table:table-cell office:value-type="string" table:style-name="ce1">
            <text:p>38100</text:p>
          </table:table-cell>
          <table:table-cell office:value-type="string" table:style-name="ce1">
            <text:p>Waste collection</text:p>
          </table:table-cell>
          <table:table-cell table:number-columns-repeated="16382"/>
        </table:table-row>
        <table:table-row table:style-name="ro1">
          <table:table-cell office:value-type="string" table:style-name="ce1">
            <text:p>38110</text:p>
          </table:table-cell>
          <table:table-cell office:value-type="string" table:style-name="ce1">
            <text:p>Collection of non-hazardous waste</text:p>
          </table:table-cell>
          <table:table-cell table:number-columns-repeated="16382"/>
        </table:table-row>
        <table:table-row table:style-name="ro1">
          <table:table-cell office:value-type="string" table:style-name="ce1">
            <text:p>38120</text:p>
          </table:table-cell>
          <table:table-cell office:value-type="string" table:style-name="ce1">
            <text:p>Collection of hazardous waste</text:p>
          </table:table-cell>
          <table:table-cell table:number-columns-repeated="16382"/>
        </table:table-row>
        <table:table-row table:style-name="ro1">
          <table:table-cell office:value-type="string" table:style-name="ce1">
            <text:p>38200</text:p>
          </table:table-cell>
          <table:table-cell office:value-type="string" table:style-name="ce1">
            <text:p>Waste treatment and disposal</text:p>
          </table:table-cell>
          <table:table-cell table:number-columns-repeated="16382"/>
        </table:table-row>
        <table:table-row table:style-name="ro1">
          <table:table-cell office:value-type="string" table:style-name="ce1">
            <text:p>38210</text:p>
          </table:table-cell>
          <table:table-cell office:value-type="string" table:style-name="ce1">
            <text:p>Treatment and disposal of non-hazardous waste</text:p>
          </table:table-cell>
          <table:table-cell table:number-columns-repeated="16382"/>
        </table:table-row>
        <table:table-row table:style-name="ro1">
          <table:table-cell office:value-type="string" table:style-name="ce1">
            <text:p>38220</text:p>
          </table:table-cell>
          <table:table-cell office:value-type="string" table:style-name="ce1">
            <text:p>Treatment and disposal of hazardous waste</text:p>
          </table:table-cell>
          <table:table-cell table:number-columns-repeated="16382"/>
        </table:table-row>
        <table:table-row table:style-name="ro1">
          <table:table-cell office:value-type="string" table:style-name="ce1">
            <text:p>38300</text:p>
          </table:table-cell>
          <table:table-cell office:value-type="string" table:style-name="ce1">
            <text:p>Materials recovery</text:p>
          </table:table-cell>
          <table:table-cell table:number-columns-repeated="16382"/>
        </table:table-row>
        <table:table-row table:style-name="ro1">
          <table:table-cell office:value-type="string" table:style-name="ce1">
            <text:p>38310</text:p>
          </table:table-cell>
          <table:table-cell office:value-type="string" table:style-name="ce1">
            <text:p>Dismantling of wrecks</text:p>
          </table:table-cell>
          <table:table-cell table:number-columns-repeated="16382"/>
        </table:table-row>
        <table:table-row table:style-name="ro1">
          <table:table-cell office:value-type="string" table:style-name="ce1">
            <text:p>38320</text:p>
          </table:table-cell>
          <table:table-cell office:value-type="string" table:style-name="ce1">
            <text:p>Recovery of sorted materials</text:p>
          </table:table-cell>
          <table:table-cell table:number-columns-repeated="16382"/>
        </table:table-row>
        <table:table-row table:style-name="ro1">
          <table:table-cell office:value-type="string" table:style-name="ce1">
            <text:p>39000</text:p>
          </table:table-cell>
          <table:table-cell office:value-type="string" table:style-name="ce1">
            <text:p>Remediation activities and other waste management services.</text:p>
          </table:table-cell>
          <table:table-cell table:number-columns-repeated="16382"/>
        </table:table-row>
        <table:table-row table:style-name="ro1">
          <table:table-cell office:value-type="string" table:style-name="ce1">
            <text:p>39000</text:p>
          </table:table-cell>
          <table:table-cell office:value-type="string" table:style-name="ce1">
            <text:p>Remediation activities and other waste management services</text:p>
          </table:table-cell>
          <table:table-cell table:number-columns-repeated="16382"/>
        </table:table-row>
        <table:table-row table:style-name="ro1">
          <table:table-cell office:value-type="string" table:style-name="ce1">
            <text:p>41000</text:p>
          </table:table-cell>
          <table:table-cell office:value-type="string" table:style-name="ce1">
            <text:p>Construction of buildings</text:p>
          </table:table-cell>
          <table:table-cell table:number-columns-repeated="16382"/>
        </table:table-row>
        <table:table-row table:style-name="ro1">
          <table:table-cell office:value-type="string" table:style-name="ce1">
            <text:p>41100</text:p>
          </table:table-cell>
          <table:table-cell office:value-type="string" table:style-name="ce1">
            <text:p>Development of building projects</text:p>
          </table:table-cell>
          <table:table-cell table:number-columns-repeated="16382"/>
        </table:table-row>
        <table:table-row table:style-name="ro1">
          <table:table-cell office:value-type="string" table:style-name="ce1">
            <text:p>41200</text:p>
          </table:table-cell>
          <table:table-cell office:value-type="string" table:style-name="ce1">
            <text:p>Construction of residential and non-residential buildings</text:p>
          </table:table-cell>
          <table:table-cell table:number-columns-repeated="16382"/>
        </table:table-row>
        <table:table-row table:style-name="ro1">
          <table:table-cell office:value-type="string" table:style-name="ce1">
            <text:p>41201</text:p>
          </table:table-cell>
          <table:table-cell office:value-type="string" table:style-name="ce1">
            <text:p>Construction of commercial buildings</text:p>
          </table:table-cell>
          <table:table-cell table:number-columns-repeated="16382"/>
        </table:table-row>
        <table:table-row table:style-name="ro1">
          <table:table-cell office:value-type="string" table:style-name="ce1">
            <text:p>41202</text:p>
          </table:table-cell>
          <table:table-cell office:value-type="string" table:style-name="ce1">
            <text:p>Construction of domestic buildings</text:p>
          </table:table-cell>
          <table:table-cell table:number-columns-repeated="16382"/>
        </table:table-row>
        <table:table-row table:style-name="ro1">
          <table:table-cell office:value-type="string" table:style-name="ce1">
            <text:p>42000</text:p>
          </table:table-cell>
          <table:table-cell office:value-type="string" table:style-name="ce1">
            <text:p>Civil engineering</text:p>
          </table:table-cell>
          <table:table-cell table:number-columns-repeated="16382"/>
        </table:table-row>
        <table:table-row table:style-name="ro1">
          <table:table-cell office:value-type="string" table:style-name="ce1">
            <text:p>42100</text:p>
          </table:table-cell>
          <table:table-cell office:value-type="string" table:style-name="ce1">
            <text:p>Construction of roads and railways</text:p>
          </table:table-cell>
          <table:table-cell table:number-columns-repeated="16382"/>
        </table:table-row>
        <table:table-row table:style-name="ro1">
          <table:table-cell office:value-type="string" table:style-name="ce1">
            <text:p>42110</text:p>
          </table:table-cell>
          <table:table-cell office:value-type="string" table:style-name="ce1">
            <text:p>Construction of roads and motorways</text:p>
          </table:table-cell>
          <table:table-cell table:number-columns-repeated="16382"/>
        </table:table-row>
        <table:table-row table:style-name="ro1">
          <table:table-cell office:value-type="string" table:style-name="ce1">
            <text:p>42120</text:p>
          </table:table-cell>
          <table:table-cell office:value-type="string" table:style-name="ce1">
            <text:p>Construction of railways and underground railways</text:p>
          </table:table-cell>
          <table:table-cell table:number-columns-repeated="16382"/>
        </table:table-row>
        <table:table-row table:style-name="ro1">
          <table:table-cell office:value-type="string" table:style-name="ce1">
            <text:p>42130</text:p>
          </table:table-cell>
          <table:table-cell office:value-type="string" table:style-name="ce1">
            <text:p>Construction of bridges and tunnels</text:p>
          </table:table-cell>
          <table:table-cell table:number-columns-repeated="16382"/>
        </table:table-row>
        <table:table-row table:style-name="ro1">
          <table:table-cell office:value-type="string" table:style-name="ce1">
            <text:p>42200</text:p>
          </table:table-cell>
          <table:table-cell office:value-type="string" table:style-name="ce1">
            <text:p>Construction of utility projects</text:p>
          </table:table-cell>
          <table:table-cell table:number-columns-repeated="16382"/>
        </table:table-row>
        <table:table-row table:style-name="ro1">
          <table:table-cell office:value-type="string" table:style-name="ce1">
            <text:p>42210</text:p>
          </table:table-cell>
          <table:table-cell office:value-type="string" table:style-name="ce1">
            <text:p>Construction of utility projects for fluids</text:p>
          </table:table-cell>
          <table:table-cell table:number-columns-repeated="16382"/>
        </table:table-row>
        <table:table-row table:style-name="ro1">
          <table:table-cell office:value-type="string" table:style-name="ce1">
            <text:p>42220</text:p>
          </table:table-cell>
          <table:table-cell office:value-type="string" table:style-name="ce1">
            <text:p>Construction of utility projects for electricity and telecommunications</text:p>
          </table:table-cell>
          <table:table-cell table:number-columns-repeated="16382"/>
        </table:table-row>
        <table:table-row table:style-name="ro1">
          <table:table-cell office:value-type="string" table:style-name="ce1">
            <text:p>42900</text:p>
          </table:table-cell>
          <table:table-cell office:value-type="string" table:style-name="ce1">
            <text:p>Construction of other civil engineering projects</text:p>
          </table:table-cell>
          <table:table-cell table:number-columns-repeated="16382"/>
        </table:table-row>
        <table:table-row table:style-name="ro1">
          <table:table-cell office:value-type="string" table:style-name="ce1">
            <text:p>42910</text:p>
          </table:table-cell>
          <table:table-cell office:value-type="string" table:style-name="ce1">
            <text:p>Construction of water projects</text:p>
          </table:table-cell>
          <table:table-cell table:number-columns-repeated="16382"/>
        </table:table-row>
        <table:table-row table:style-name="ro1">
          <table:table-cell office:value-type="string" table:style-name="ce1">
            <text:p>42990</text:p>
          </table:table-cell>
          <table:table-cell office:value-type="string" table:style-name="ce1">
            <text:p>Construction of other civil engineering projects not elsewhere classified</text:p>
          </table:table-cell>
          <table:table-cell table:number-columns-repeated="16382"/>
        </table:table-row>
        <table:table-row table:style-name="ro1">
          <table:table-cell office:value-type="string" table:style-name="ce1">
            <text:p>43000</text:p>
          </table:table-cell>
          <table:table-cell office:value-type="string" table:style-name="ce1">
            <text:p>Specialised construction activities</text:p>
          </table:table-cell>
          <table:table-cell table:number-columns-repeated="16382"/>
        </table:table-row>
        <table:table-row table:style-name="ro1">
          <table:table-cell office:value-type="string" table:style-name="ce1">
            <text:p>43100</text:p>
          </table:table-cell>
          <table:table-cell office:value-type="string" table:style-name="ce1">
            <text:p>Demolition and site preparation</text:p>
          </table:table-cell>
          <table:table-cell table:number-columns-repeated="16382"/>
        </table:table-row>
        <table:table-row table:style-name="ro1">
          <table:table-cell office:value-type="string" table:style-name="ce1">
            <text:p>43110</text:p>
          </table:table-cell>
          <table:table-cell office:value-type="string" table:style-name="ce1">
            <text:p>Demolition</text:p>
          </table:table-cell>
          <table:table-cell table:number-columns-repeated="16382"/>
        </table:table-row>
        <table:table-row table:style-name="ro1">
          <table:table-cell office:value-type="string" table:style-name="ce1">
            <text:p>43120</text:p>
          </table:table-cell>
          <table:table-cell office:value-type="string" table:style-name="ce1">
            <text:p>Site preparation</text:p>
          </table:table-cell>
          <table:table-cell table:number-columns-repeated="16382"/>
        </table:table-row>
        <table:table-row table:style-name="ro1">
          <table:table-cell office:value-type="string" table:style-name="ce1">
            <text:p>43130</text:p>
          </table:table-cell>
          <table:table-cell office:value-type="string" table:style-name="ce1">
            <text:p>Test drilling and boring</text:p>
          </table:table-cell>
          <table:table-cell table:number-columns-repeated="16382"/>
        </table:table-row>
        <table:table-row table:style-name="ro1">
          <table:table-cell office:value-type="string" table:style-name="ce1">
            <text:p>43200</text:p>
          </table:table-cell>
          <table:table-cell office:value-type="string" table:style-name="ce1">
            <text:p>Electrical, plumbing and other construction installation activities</text:p>
          </table:table-cell>
          <table:table-cell table:number-columns-repeated="16382"/>
        </table:table-row>
        <table:table-row table:style-name="ro1">
          <table:table-cell office:value-type="string" table:style-name="ce1">
            <text:p>43210</text:p>
          </table:table-cell>
          <table:table-cell office:value-type="string" table:style-name="ce1">
            <text:p>Electrical installation</text:p>
          </table:table-cell>
          <table:table-cell table:number-columns-repeated="16382"/>
        </table:table-row>
        <table:table-row table:style-name="ro1">
          <table:table-cell office:value-type="string" table:style-name="ce1">
            <text:p>43220</text:p>
          </table:table-cell>
          <table:table-cell office:value-type="string" table:style-name="ce1">
            <text:p>Plumbing, heat and air-conditioning installation</text:p>
          </table:table-cell>
          <table:table-cell table:number-columns-repeated="16382"/>
        </table:table-row>
        <table:table-row table:style-name="ro1">
          <table:table-cell office:value-type="string" table:style-name="ce1">
            <text:p>43290</text:p>
          </table:table-cell>
          <table:table-cell office:value-type="string" table:style-name="ce1">
            <text:p>Other construction installation</text:p>
          </table:table-cell>
          <table:table-cell table:number-columns-repeated="16382"/>
        </table:table-row>
        <table:table-row table:style-name="ro1">
          <table:table-cell office:value-type="string" table:style-name="ce1">
            <text:p>43300</text:p>
          </table:table-cell>
          <table:table-cell office:value-type="string" table:style-name="ce1">
            <text:p>Building completion and finishing</text:p>
          </table:table-cell>
          <table:table-cell table:number-columns-repeated="16382"/>
        </table:table-row>
        <table:table-row table:style-name="ro1">
          <table:table-cell office:value-type="string" table:style-name="ce1">
            <text:p>43310</text:p>
          </table:table-cell>
          <table:table-cell office:value-type="string" table:style-name="ce1">
            <text:p>Plastering</text:p>
          </table:table-cell>
          <table:table-cell table:number-columns-repeated="16382"/>
        </table:table-row>
        <table:table-row table:style-name="ro1">
          <table:table-cell office:value-type="string" table:style-name="ce1">
            <text:p>43320</text:p>
          </table:table-cell>
          <table:table-cell office:value-type="string" table:style-name="ce1">
            <text:p>Joinery installation</text:p>
          </table:table-cell>
          <table:table-cell table:number-columns-repeated="16382"/>
        </table:table-row>
        <table:table-row table:style-name="ro1">
          <table:table-cell office:value-type="string" table:style-name="ce1">
            <text:p>43330</text:p>
          </table:table-cell>
          <table:table-cell office:value-type="string" table:style-name="ce1">
            <text:p>Floor and wall covering</text:p>
          </table:table-cell>
          <table:table-cell table:number-columns-repeated="16382"/>
        </table:table-row>
        <table:table-row table:style-name="ro1">
          <table:table-cell office:value-type="string" table:style-name="ce1">
            <text:p>43340</text:p>
          </table:table-cell>
          <table:table-cell office:value-type="string" table:style-name="ce1">
            <text:p>Painting and glazing</text:p>
          </table:table-cell>
          <table:table-cell table:number-columns-repeated="16382"/>
        </table:table-row>
        <table:table-row table:style-name="ro1">
          <table:table-cell office:value-type="string" table:style-name="ce1">
            <text:p>43341</text:p>
          </table:table-cell>
          <table:table-cell office:value-type="string" table:style-name="ce1">
            <text:p>Painting</text:p>
          </table:table-cell>
          <table:table-cell table:number-columns-repeated="16382"/>
        </table:table-row>
        <table:table-row table:style-name="ro1">
          <table:table-cell office:value-type="string" table:style-name="ce1">
            <text:p>43342</text:p>
          </table:table-cell>
          <table:table-cell office:value-type="string" table:style-name="ce1">
            <text:p>Glazing</text:p>
          </table:table-cell>
          <table:table-cell table:number-columns-repeated="16382"/>
        </table:table-row>
        <table:table-row table:style-name="ro1">
          <table:table-cell office:value-type="string" table:style-name="ce1">
            <text:p>43390</text:p>
          </table:table-cell>
          <table:table-cell office:value-type="string" table:style-name="ce1">
            <text:p>Other building completion and finishing</text:p>
          </table:table-cell>
          <table:table-cell table:number-columns-repeated="16382"/>
        </table:table-row>
        <table:table-row table:style-name="ro1">
          <table:table-cell office:value-type="string" table:style-name="ce1">
            <text:p>43900</text:p>
          </table:table-cell>
          <table:table-cell office:value-type="string" table:style-name="ce1">
            <text:p>Other specialised construction activities</text:p>
          </table:table-cell>
          <table:table-cell table:number-columns-repeated="16382"/>
        </table:table-row>
        <table:table-row table:style-name="ro1">
          <table:table-cell office:value-type="string" table:style-name="ce1">
            <text:p>43910</text:p>
          </table:table-cell>
          <table:table-cell office:value-type="string" table:style-name="ce1">
            <text:p>Roofing activities</text:p>
          </table:table-cell>
          <table:table-cell table:number-columns-repeated="16382"/>
        </table:table-row>
        <table:table-row table:style-name="ro1">
          <table:table-cell office:value-type="string" table:style-name="ce1">
            <text:p>43990</text:p>
          </table:table-cell>
          <table:table-cell office:value-type="string" table:style-name="ce1">
            <text:p>Other specialised construction activities not elsewhere classified</text:p>
          </table:table-cell>
          <table:table-cell table:number-columns-repeated="16382"/>
        </table:table-row>
        <table:table-row table:style-name="ro1">
          <table:table-cell office:value-type="string" table:style-name="ce1">
            <text:p>43991</text:p>
          </table:table-cell>
          <table:table-cell office:value-type="string" table:style-name="ce1">
            <text:p>Scaffold erection</text:p>
          </table:table-cell>
          <table:table-cell table:number-columns-repeated="16382"/>
        </table:table-row>
        <table:table-row table:style-name="ro1">
          <table:table-cell office:value-type="string" table:style-name="ce1">
            <text:p>43999</text:p>
          </table:table-cell>
          <table:table-cell office:value-type="string" table:style-name="ce1">
            <text:p>Specialised construction activities (other than scaffold erection) not elsewhere classified</text:p>
          </table:table-cell>
          <table:table-cell table:number-columns-repeated="16382"/>
        </table:table-row>
        <table:table-row table:style-name="ro1">
          <table:table-cell office:value-type="string" table:style-name="ce1">
            <text:p>45000</text:p>
          </table:table-cell>
          <table:table-cell office:value-type="string" table:style-name="ce1">
            <text:p>Wholesale and retail trade and repair of motor vehicles and motorcycles</text:p>
          </table:table-cell>
          <table:table-cell table:number-columns-repeated="16382"/>
        </table:table-row>
        <table:table-row table:style-name="ro1">
          <table:table-cell office:value-type="string" table:style-name="ce1">
            <text:p>45100</text:p>
          </table:table-cell>
          <table:table-cell office:value-type="string" table:style-name="ce1">
            <text:p>Sale of motor vehicles</text:p>
          </table:table-cell>
          <table:table-cell table:number-columns-repeated="16382"/>
        </table:table-row>
        <table:table-row table:style-name="ro1">
          <table:table-cell office:value-type="string" table:style-name="ce1">
            <text:p>45110</text:p>
          </table:table-cell>
          <table:table-cell office:value-type="string" table:style-name="ce1">
            <text:p>Sale of cars and light motor vehicles</text:p>
          </table:table-cell>
          <table:table-cell table:number-columns-repeated="16382"/>
        </table:table-row>
        <table:table-row table:style-name="ro1">
          <table:table-cell office:value-type="string" table:style-name="ce1">
            <text:p>45111</text:p>
          </table:table-cell>
          <table:table-cell office:value-type="string" table:style-name="ce1">
            <text:p>Sale of new cars and light motor vehicles</text:p>
          </table:table-cell>
          <table:table-cell table:number-columns-repeated="16382"/>
        </table:table-row>
        <table:table-row table:style-name="ro1">
          <table:table-cell office:value-type="string" table:style-name="ce1">
            <text:p>45112</text:p>
          </table:table-cell>
          <table:table-cell office:value-type="string" table:style-name="ce1">
            <text:p>Sale of used cars and light motor vehicles</text:p>
          </table:table-cell>
          <table:table-cell table:number-columns-repeated="16382"/>
        </table:table-row>
        <table:table-row table:style-name="ro1">
          <table:table-cell office:value-type="string" table:style-name="ce1">
            <text:p>45190</text:p>
          </table:table-cell>
          <table:table-cell office:value-type="string" table:style-name="ce1">
            <text:p>Sale of other motor vehicles</text:p>
          </table:table-cell>
          <table:table-cell table:number-columns-repeated="16382"/>
        </table:table-row>
        <table:table-row table:style-name="ro1">
          <table:table-cell office:value-type="string" table:style-name="ce1">
            <text:p>45200</text:p>
          </table:table-cell>
          <table:table-cell office:value-type="string" table:style-name="ce1">
            <text:p>Maintenance and repair of motor vehicles</text:p>
          </table:table-cell>
          <table:table-cell table:number-columns-repeated="16382"/>
        </table:table-row>
        <table:table-row table:style-name="ro1">
          <table:table-cell office:value-type="string" table:style-name="ce1">
            <text:p>45300</text:p>
          </table:table-cell>
          <table:table-cell office:value-type="string" table:style-name="ce1">
            <text:p>Sale of motor vehicle parts and accessories</text:p>
          </table:table-cell>
          <table:table-cell table:number-columns-repeated="16382"/>
        </table:table-row>
        <table:table-row table:style-name="ro1">
          <table:table-cell office:value-type="string" table:style-name="ce1">
            <text:p>45310</text:p>
          </table:table-cell>
          <table:table-cell office:value-type="string" table:style-name="ce1">
            <text:p>Wholesale trade of motor vehicle parts and accessories</text:p>
          </table:table-cell>
          <table:table-cell table:number-columns-repeated="16382"/>
        </table:table-row>
        <table:table-row table:style-name="ro1">
          <table:table-cell office:value-type="string" table:style-name="ce1">
            <text:p>45320</text:p>
          </table:table-cell>
          <table:table-cell office:value-type="string" table:style-name="ce1">
            <text:p>Retail trade of motor vehicle parts and accessories</text:p>
          </table:table-cell>
          <table:table-cell table:number-columns-repeated="16382"/>
        </table:table-row>
        <table:table-row table:style-name="ro1">
          <table:table-cell office:value-type="string" table:style-name="ce1">
            <text:p>45400</text:p>
          </table:table-cell>
          <table:table-cell office:value-type="string" table:style-name="ce1">
            <text:p>Sale, maintenance and repair of motorcycles and related parts and accessories</text:p>
          </table:table-cell>
          <table:table-cell table:number-columns-repeated="16382"/>
        </table:table-row>
        <table:table-row table:style-name="ro1">
          <table:table-cell office:value-type="string" table:style-name="ce1">
            <text:p>46000</text:p>
          </table:table-cell>
          <table:table-cell office:value-type="string" table:style-name="ce1">
            <text:p>Wholesale trade, except of motor vehicles and motorcycles</text:p>
          </table:table-cell>
          <table:table-cell table:number-columns-repeated="16382"/>
        </table:table-row>
        <table:table-row table:style-name="ro1">
          <table:table-cell office:value-type="string" table:style-name="ce1">
            <text:p>46100</text:p>
          </table:table-cell>
          <table:table-cell office:value-type="string" table:style-name="ce1">
            <text:p>Wholesale on a fee or contract basis</text:p>
          </table:table-cell>
          <table:table-cell table:number-columns-repeated="16382"/>
        </table:table-row>
        <table:table-row table:style-name="ro1">
          <table:table-cell office:value-type="string" table:style-name="ce1">
            <text:p>46110</text:p>
          </table:table-cell>
          <table:table-cell office:value-type="string" table:style-name="ce1">
            <text:p>Agents involved in the sale of agricultural raw materials, live animals, textile raw materials and semi-finished goods</text:p>
          </table:table-cell>
          <table:table-cell table:number-columns-repeated="16382"/>
        </table:table-row>
        <table:table-row table:style-name="ro1">
          <table:table-cell office:value-type="string" table:style-name="ce1">
            <text:p>46120</text:p>
          </table:table-cell>
          <table:table-cell office:value-type="string" table:style-name="ce1">
            <text:p>Agents involved in the sale of fuels, ores, metals and industrial chemicals</text:p>
          </table:table-cell>
          <table:table-cell table:number-columns-repeated="16382"/>
        </table:table-row>
        <table:table-row table:style-name="ro1">
          <table:table-cell office:value-type="string" table:style-name="ce1">
            <text:p>46130</text:p>
          </table:table-cell>
          <table:table-cell office:value-type="string" table:style-name="ce1">
            <text:p>Agents involved in the sale of timber and building materials</text:p>
          </table:table-cell>
          <table:table-cell table:number-columns-repeated="16382"/>
        </table:table-row>
        <table:table-row table:style-name="ro1">
          <table:table-cell office:value-type="string" table:style-name="ce1">
            <text:p>46140</text:p>
          </table:table-cell>
          <table:table-cell office:value-type="string" table:style-name="ce1">
            <text:p>Agents involved in the sale of machinery, industrial equipment, ships and aircraft</text:p>
          </table:table-cell>
          <table:table-cell table:number-columns-repeated="16382"/>
        </table:table-row>
        <table:table-row table:style-name="ro1">
          <table:table-cell office:value-type="string" table:style-name="ce1">
            <text:p>46150</text:p>
          </table:table-cell>
          <table:table-cell office:value-type="string" table:style-name="ce1">
            <text:p>Agents involved in the sale of furniture, household goods, hardware and ironmongery</text:p>
          </table:table-cell>
          <table:table-cell table:number-columns-repeated="16382"/>
        </table:table-row>
        <table:table-row table:style-name="ro1">
          <table:table-cell office:value-type="string" table:style-name="ce1">
            <text:p>46160</text:p>
          </table:table-cell>
          <table:table-cell office:value-type="string" table:style-name="ce1">
            <text:p>Agents involved in the sale of textiles, clothing, fur, footwear and leather goods</text:p>
          </table:table-cell>
          <table:table-cell table:number-columns-repeated="16382"/>
        </table:table-row>
        <table:table-row table:style-name="ro1">
          <table:table-cell office:value-type="string" table:style-name="ce1">
            <text:p>46170</text:p>
          </table:table-cell>
          <table:table-cell office:value-type="string" table:style-name="ce1">
            <text:p>Agents involved in the sale of food, beverages and tobacco</text:p>
          </table:table-cell>
          <table:table-cell table:number-columns-repeated="16382"/>
        </table:table-row>
        <table:table-row table:style-name="ro1">
          <table:table-cell office:value-type="string" table:style-name="ce1">
            <text:p>46180</text:p>
          </table:table-cell>
          <table:table-cell office:value-type="string" table:style-name="ce1">
            <text:p>Agents specialised in the sale of other particular products</text:p>
          </table:table-cell>
          <table:table-cell table:number-columns-repeated="16382"/>
        </table:table-row>
        <table:table-row table:style-name="ro1">
          <table:table-cell office:value-type="string" table:style-name="ce1">
            <text:p>46190</text:p>
          </table:table-cell>
          <table:table-cell office:value-type="string" table:style-name="ce1">
            <text:p>Agents involved in the sale of a variety of goods</text:p>
          </table:table-cell>
          <table:table-cell table:number-columns-repeated="16382"/>
        </table:table-row>
        <table:table-row table:style-name="ro1">
          <table:table-cell office:value-type="string" table:style-name="ce1">
            <text:p>46200</text:p>
          </table:table-cell>
          <table:table-cell office:value-type="string" table:style-name="ce1">
            <text:p>Wholesale of agricultural raw materials and live animals</text:p>
          </table:table-cell>
          <table:table-cell table:number-columns-repeated="16382"/>
        </table:table-row>
        <table:table-row table:style-name="ro1">
          <table:table-cell office:value-type="string" table:style-name="ce1">
            <text:p>46210</text:p>
          </table:table-cell>
          <table:table-cell office:value-type="string" table:style-name="ce1">
            <text:p>Wholesale of grain, unmanufactured tobacco, seeds and animal feeds</text:p>
          </table:table-cell>
          <table:table-cell table:number-columns-repeated="16382"/>
        </table:table-row>
        <table:table-row table:style-name="ro1">
          <table:table-cell office:value-type="string" table:style-name="ce1">
            <text:p>46220</text:p>
          </table:table-cell>
          <table:table-cell office:value-type="string" table:style-name="ce1">
            <text:p>Wholesale of flowers and plants</text:p>
          </table:table-cell>
          <table:table-cell table:number-columns-repeated="16382"/>
        </table:table-row>
        <table:table-row table:style-name="ro1">
          <table:table-cell office:value-type="string" table:style-name="ce1">
            <text:p>46230</text:p>
          </table:table-cell>
          <table:table-cell office:value-type="string" table:style-name="ce1">
            <text:p>Wholesale of live animals</text:p>
          </table:table-cell>
          <table:table-cell table:number-columns-repeated="16382"/>
        </table:table-row>
        <table:table-row table:style-name="ro1">
          <table:table-cell office:value-type="string" table:style-name="ce1">
            <text:p>46240</text:p>
          </table:table-cell>
          <table:table-cell office:value-type="string" table:style-name="ce1">
            <text:p>Wholesale of hides, skins and leather</text:p>
          </table:table-cell>
          <table:table-cell table:number-columns-repeated="16382"/>
        </table:table-row>
        <table:table-row table:style-name="ro1">
          <table:table-cell office:value-type="string" table:style-name="ce1">
            <text:p>46300</text:p>
          </table:table-cell>
          <table:table-cell office:value-type="string" table:style-name="ce1">
            <text:p>Wholesale of food, beverages and tobacco</text:p>
          </table:table-cell>
          <table:table-cell table:number-columns-repeated="16382"/>
        </table:table-row>
        <table:table-row table:style-name="ro1">
          <table:table-cell office:value-type="string" table:style-name="ce1">
            <text:p>46310</text:p>
          </table:table-cell>
          <table:table-cell office:value-type="string" table:style-name="ce1">
            <text:p>Wholesale of fruit and vegetables</text:p>
          </table:table-cell>
          <table:table-cell table:number-columns-repeated="16382"/>
        </table:table-row>
        <table:table-row table:style-name="ro1">
          <table:table-cell office:value-type="string" table:style-name="ce1">
            <text:p>46320</text:p>
          </table:table-cell>
          <table:table-cell office:value-type="string" table:style-name="ce1">
            <text:p>Wholesale of meat and meat products</text:p>
          </table:table-cell>
          <table:table-cell table:number-columns-repeated="16382"/>
        </table:table-row>
        <table:table-row table:style-name="ro1">
          <table:table-cell office:value-type="string" table:style-name="ce1">
            <text:p>46330</text:p>
          </table:table-cell>
          <table:table-cell office:value-type="string" table:style-name="ce1">
            <text:p>Wholesale of dairy products, eggs and edible oils and fats</text:p>
          </table:table-cell>
          <table:table-cell table:number-columns-repeated="16382"/>
        </table:table-row>
        <table:table-row table:style-name="ro1">
          <table:table-cell office:value-type="string" table:style-name="ce1">
            <text:p>46340</text:p>
          </table:table-cell>
          <table:table-cell office:value-type="string" table:style-name="ce1">
            <text:p>Wholesale of beverages</text:p>
          </table:table-cell>
          <table:table-cell table:number-columns-repeated="16382"/>
        </table:table-row>
        <table:table-row table:style-name="ro1">
          <table:table-cell office:value-type="string" table:style-name="ce1">
            <text:p>46341</text:p>
          </table:table-cell>
          <table:table-cell office:value-type="string" table:style-name="ce1">
            <text:p>Wholesale of fruit and vegetable juices, mineral waters and soft drinks</text:p>
          </table:table-cell>
          <table:table-cell table:number-columns-repeated="16382"/>
        </table:table-row>
        <table:table-row table:style-name="ro1">
          <table:table-cell office:value-type="string" table:style-name="ce1">
            <text:p>46342</text:p>
          </table:table-cell>
          <table:table-cell office:value-type="string" table:style-name="ce1">
            <text:p>Wholesale of wine, beer, spirits and other alcoholic beverages</text:p>
          </table:table-cell>
          <table:table-cell table:number-columns-repeated="16382"/>
        </table:table-row>
        <table:table-row table:style-name="ro1">
          <table:table-cell office:value-type="string" table:style-name="ce1">
            <text:p>46350</text:p>
          </table:table-cell>
          <table:table-cell office:value-type="string" table:style-name="ce1">
            <text:p>Wholesale of tobacco products</text:p>
          </table:table-cell>
          <table:table-cell table:number-columns-repeated="16382"/>
        </table:table-row>
        <table:table-row table:style-name="ro1">
          <table:table-cell office:value-type="string" table:style-name="ce1">
            <text:p>46360</text:p>
          </table:table-cell>
          <table:table-cell office:value-type="string" table:style-name="ce1">
            <text:p>Wholesale of sugar and chocolate and sugar confectionery</text:p>
          </table:table-cell>
          <table:table-cell table:number-columns-repeated="16382"/>
        </table:table-row>
        <table:table-row table:style-name="ro1">
          <table:table-cell office:value-type="string" table:style-name="ce1">
            <text:p>46370</text:p>
          </table:table-cell>
          <table:table-cell office:value-type="string" table:style-name="ce1">
            <text:p>Wholesale of coffee, tea, cocoa and spices</text:p>
          </table:table-cell>
          <table:table-cell table:number-columns-repeated="16382"/>
        </table:table-row>
        <table:table-row table:style-name="ro1">
          <table:table-cell office:value-type="string" table:style-name="ce1">
            <text:p>46380</text:p>
          </table:table-cell>
          <table:table-cell office:value-type="string" table:style-name="ce1">
            <text:p>Wholesale of other food, including fish, crustaceans and molluscs</text:p>
          </table:table-cell>
          <table:table-cell table:number-columns-repeated="16382"/>
        </table:table-row>
        <table:table-row table:style-name="ro1">
          <table:table-cell office:value-type="string" table:style-name="ce1">
            <text:p>46390</text:p>
          </table:table-cell>
          <table:table-cell office:value-type="string" table:style-name="ce1">
            <text:p>Non-specialised wholesale of food, beverages and tobacco</text:p>
          </table:table-cell>
          <table:table-cell table:number-columns-repeated="16382"/>
        </table:table-row>
        <table:table-row table:style-name="ro1">
          <table:table-cell office:value-type="string" table:style-name="ce1">
            <text:p>46400</text:p>
          </table:table-cell>
          <table:table-cell office:value-type="string" table:style-name="ce1">
            <text:p>Wholesale of household goods</text:p>
          </table:table-cell>
          <table:table-cell table:number-columns-repeated="16382"/>
        </table:table-row>
        <table:table-row table:style-name="ro1">
          <table:table-cell office:value-type="string" table:style-name="ce1">
            <text:p>46410</text:p>
          </table:table-cell>
          <table:table-cell office:value-type="string" table:style-name="ce1">
            <text:p>Wholesale of textiles</text:p>
          </table:table-cell>
          <table:table-cell table:number-columns-repeated="16382"/>
        </table:table-row>
        <table:table-row table:style-name="ro1">
          <table:table-cell office:value-type="string" table:style-name="ce1">
            <text:p>46420</text:p>
          </table:table-cell>
          <table:table-cell office:value-type="string" table:style-name="ce1">
            <text:p>Wholesale of clothing and footwear</text:p>
          </table:table-cell>
          <table:table-cell table:number-columns-repeated="16382"/>
        </table:table-row>
        <table:table-row table:style-name="ro1">
          <table:table-cell office:value-type="string" table:style-name="ce1">
            <text:p>46430</text:p>
          </table:table-cell>
          <table:table-cell office:value-type="string" table:style-name="ce1">
            <text:p>Wholesale of electrical household appliances</text:p>
          </table:table-cell>
          <table:table-cell table:number-columns-repeated="16382"/>
        </table:table-row>
        <table:table-row table:style-name="ro1">
          <table:table-cell office:value-type="string" table:style-name="ce1">
            <text:p>46431</text:p>
          </table:table-cell>
          <table:table-cell office:value-type="string" table:style-name="ce1">
            <text:p>Wholesale of gramophone records, audio tapes, compact discs and video tapes and of the equipment on which these are played</text:p>
          </table:table-cell>
          <table:table-cell table:number-columns-repeated="16382"/>
        </table:table-row>
        <table:table-row table:style-name="ro1">
          <table:table-cell office:value-type="string" table:style-name="ce1">
            <text:p>46439</text:p>
          </table:table-cell>
          <table:table-cell office:value-type="string" table:style-name="ce1">
            <text:p>Wholesale of radio and television goods and of electrical household appliances (other than of gramophone records, audio tapes, compact discs and video tapes and the equipment on which these are played) not elsewhere classified</text:p>
          </table:table-cell>
          <table:table-cell table:number-columns-repeated="16382"/>
        </table:table-row>
        <table:table-row table:style-name="ro1">
          <table:table-cell office:value-type="string" table:style-name="ce1">
            <text:p>46440</text:p>
          </table:table-cell>
          <table:table-cell office:value-type="string" table:style-name="ce1">
            <text:p>Wholesale of china and glassware and cleaning materials</text:p>
          </table:table-cell>
          <table:table-cell table:number-columns-repeated="16382"/>
        </table:table-row>
        <table:table-row table:style-name="ro1">
          <table:table-cell office:value-type="string" table:style-name="ce1">
            <text:p>46450</text:p>
          </table:table-cell>
          <table:table-cell office:value-type="string" table:style-name="ce1">
            <text:p>Wholesale of perfume and cosmetics</text:p>
          </table:table-cell>
          <table:table-cell table:number-columns-repeated="16382"/>
        </table:table-row>
        <table:table-row table:style-name="ro1">
          <table:table-cell office:value-type="string" table:style-name="ce1">
            <text:p>46460</text:p>
          </table:table-cell>
          <table:table-cell office:value-type="string" table:style-name="ce1">
            <text:p>Wholesale of pharmaceutical goods</text:p>
          </table:table-cell>
          <table:table-cell table:number-columns-repeated="16382"/>
        </table:table-row>
        <table:table-row table:style-name="ro1">
          <table:table-cell office:value-type="string" table:style-name="ce1">
            <text:p>46470</text:p>
          </table:table-cell>
          <table:table-cell office:value-type="string" table:style-name="ce1">
            <text:p>Wholesale of furniture, carpets and lighting equipment</text:p>
          </table:table-cell>
          <table:table-cell table:number-columns-repeated="16382"/>
        </table:table-row>
        <table:table-row table:style-name="ro1">
          <table:table-cell office:value-type="string" table:style-name="ce1">
            <text:p>46480</text:p>
          </table:table-cell>
          <table:table-cell office:value-type="string" table:style-name="ce1">
            <text:p>Wholesale of watches and jewellery</text:p>
          </table:table-cell>
          <table:table-cell table:number-columns-repeated="16382"/>
        </table:table-row>
        <table:table-row table:style-name="ro1">
          <table:table-cell office:value-type="string" table:style-name="ce1">
            <text:p>46490</text:p>
          </table:table-cell>
          <table:table-cell office:value-type="string" table:style-name="ce1">
            <text:p>Wholesale of other household goods</text:p>
          </table:table-cell>
          <table:table-cell table:number-columns-repeated="16382"/>
        </table:table-row>
        <table:table-row table:style-name="ro1">
          <table:table-cell office:value-type="string" table:style-name="ce1">
            <text:p>46491</text:p>
          </table:table-cell>
          <table:table-cell office:value-type="string" table:style-name="ce1">
            <text:p>Wholesale of musical instruments</text:p>
          </table:table-cell>
          <table:table-cell table:number-columns-repeated="16382"/>
        </table:table-row>
        <table:table-row table:style-name="ro1">
          <table:table-cell office:value-type="string" table:style-name="ce1">
            <text:p>46499</text:p>
          </table:table-cell>
          <table:table-cell office:value-type="string" table:style-name="ce1">
            <text:p>Wholesale of household goods (other than musical instruments) not elsewhere classified</text:p>
          </table:table-cell>
          <table:table-cell table:number-columns-repeated="16382"/>
        </table:table-row>
        <table:table-row table:style-name="ro1">
          <table:table-cell office:value-type="string" table:style-name="ce1">
            <text:p>46500</text:p>
          </table:table-cell>
          <table:table-cell office:value-type="string" table:style-name="ce1">
            <text:p>Wholesale of information and communication equipment</text:p>
          </table:table-cell>
          <table:table-cell table:number-columns-repeated="16382"/>
        </table:table-row>
        <table:table-row table:style-name="ro1">
          <table:table-cell office:value-type="string" table:style-name="ce1">
            <text:p>46510</text:p>
          </table:table-cell>
          <table:table-cell office:value-type="string" table:style-name="ce1">
            <text:p>Wholesale of computers, computer peripheral equipment and software</text:p>
          </table:table-cell>
          <table:table-cell table:number-columns-repeated="16382"/>
        </table:table-row>
        <table:table-row table:style-name="ro1">
          <table:table-cell office:value-type="string" table:style-name="ce1">
            <text:p>46520</text:p>
          </table:table-cell>
          <table:table-cell office:value-type="string" table:style-name="ce1">
            <text:p>Wholesale of electronic and telecommunications equipment and parts</text:p>
          </table:table-cell>
          <table:table-cell table:number-columns-repeated="16382"/>
        </table:table-row>
        <table:table-row table:style-name="ro1">
          <table:table-cell office:value-type="string" table:style-name="ce1">
            <text:p>46600</text:p>
          </table:table-cell>
          <table:table-cell office:value-type="string" table:style-name="ce1">
            <text:p>Wholesale of other machinery, equipment and supplies</text:p>
          </table:table-cell>
          <table:table-cell table:number-columns-repeated="16382"/>
        </table:table-row>
        <table:table-row table:style-name="ro1">
          <table:table-cell office:value-type="string" table:style-name="ce1">
            <text:p>46610</text:p>
          </table:table-cell>
          <table:table-cell office:value-type="string" table:style-name="ce1">
            <text:p>Wholesale of agricultural machinery, equipment and supplies</text:p>
          </table:table-cell>
          <table:table-cell table:number-columns-repeated="16382"/>
        </table:table-row>
        <table:table-row table:style-name="ro1">
          <table:table-cell office:value-type="string" table:style-name="ce1">
            <text:p>46620</text:p>
          </table:table-cell>
          <table:table-cell office:value-type="string" table:style-name="ce1">
            <text:p>Wholesale of machine tools</text:p>
          </table:table-cell>
          <table:table-cell table:number-columns-repeated="16382"/>
        </table:table-row>
        <table:table-row table:style-name="ro1">
          <table:table-cell office:value-type="string" table:style-name="ce1">
            <text:p>46630</text:p>
          </table:table-cell>
          <table:table-cell office:value-type="string" table:style-name="ce1">
            <text:p>Wholesale of mining, construction and civil engineering machinery</text:p>
          </table:table-cell>
          <table:table-cell table:number-columns-repeated="16382"/>
        </table:table-row>
        <table:table-row table:style-name="ro1">
          <table:table-cell office:value-type="string" table:style-name="ce1">
            <text:p>46640</text:p>
          </table:table-cell>
          <table:table-cell office:value-type="string" table:style-name="ce1">
            <text:p>Wholesale of machinery for the textile industry and of sewing and knitting machines</text:p>
          </table:table-cell>
          <table:table-cell table:number-columns-repeated="16382"/>
        </table:table-row>
        <table:table-row table:style-name="ro1">
          <table:table-cell office:value-type="string" table:style-name="ce1">
            <text:p>46650</text:p>
          </table:table-cell>
          <table:table-cell office:value-type="string" table:style-name="ce1">
            <text:p>Wholesale of office furniture</text:p>
          </table:table-cell>
          <table:table-cell table:number-columns-repeated="16382"/>
        </table:table-row>
        <table:table-row table:style-name="ro1">
          <table:table-cell office:value-type="string" table:style-name="ce1">
            <text:p>46660</text:p>
          </table:table-cell>
          <table:table-cell office:value-type="string" table:style-name="ce1">
            <text:p>Wholesale of other office machinery and equipment</text:p>
          </table:table-cell>
          <table:table-cell table:number-columns-repeated="16382"/>
        </table:table-row>
        <table:table-row table:style-name="ro1">
          <table:table-cell office:value-type="string" table:style-name="ce1">
            <text:p>46690</text:p>
          </table:table-cell>
          <table:table-cell office:value-type="string" table:style-name="ce1">
            <text:p>Wholesale of other machinery and equipment</text:p>
          </table:table-cell>
          <table:table-cell table:number-columns-repeated="16382"/>
        </table:table-row>
        <table:table-row table:style-name="ro1">
          <table:table-cell office:value-type="string" table:style-name="ce1">
            <text:p>46700</text:p>
          </table:table-cell>
          <table:table-cell office:value-type="string" table:style-name="ce1">
            <text:p>Other specialised wholesale</text:p>
          </table:table-cell>
          <table:table-cell table:number-columns-repeated="16382"/>
        </table:table-row>
        <table:table-row table:style-name="ro1">
          <table:table-cell office:value-type="string" table:style-name="ce1">
            <text:p>46710</text:p>
          </table:table-cell>
          <table:table-cell office:value-type="string" table:style-name="ce1">
            <text:p>Wholesale of solid, liquid and gaseous fuels and related products</text:p>
          </table:table-cell>
          <table:table-cell table:number-columns-repeated="16382"/>
        </table:table-row>
        <table:table-row table:style-name="ro1">
          <table:table-cell office:value-type="string" table:style-name="ce1">
            <text:p>46711</text:p>
          </table:table-cell>
          <table:table-cell office:value-type="string" table:style-name="ce1">
            <text:p>Wholesale of petroleum and petroleum products</text:p>
          </table:table-cell>
          <table:table-cell table:number-columns-repeated="16382"/>
        </table:table-row>
        <table:table-row table:style-name="ro1">
          <table:table-cell office:value-type="string" table:style-name="ce1">
            <text:p>46719</text:p>
          </table:table-cell>
          <table:table-cell office:value-type="string" table:style-name="ce1">
            <text:p>Wholesale of fuels and related products (other than petroleum and petroleum products)</text:p>
          </table:table-cell>
          <table:table-cell table:number-columns-repeated="16382"/>
        </table:table-row>
        <table:table-row table:style-name="ro1">
          <table:table-cell office:value-type="string" table:style-name="ce1">
            <text:p>46720</text:p>
          </table:table-cell>
          <table:table-cell office:value-type="string" table:style-name="ce1">
            <text:p>Wholesale of metals and metal ores</text:p>
          </table:table-cell>
          <table:table-cell table:number-columns-repeated="16382"/>
        </table:table-row>
        <table:table-row table:style-name="ro1">
          <table:table-cell office:value-type="string" table:style-name="ce1">
            <text:p>46730</text:p>
          </table:table-cell>
          <table:table-cell office:value-type="string" table:style-name="ce1">
            <text:p>Wholesale of wood, construction materials and sanitary equipment</text:p>
          </table:table-cell>
          <table:table-cell table:number-columns-repeated="16382"/>
        </table:table-row>
        <table:table-row table:style-name="ro1">
          <table:table-cell office:value-type="string" table:style-name="ce1">
            <text:p>46740</text:p>
          </table:table-cell>
          <table:table-cell office:value-type="string" table:style-name="ce1">
            <text:p>Wholesale of hardware, plumbing and heating equipment and supplies</text:p>
          </table:table-cell>
          <table:table-cell table:number-columns-repeated="16382"/>
        </table:table-row>
        <table:table-row table:style-name="ro1">
          <table:table-cell office:value-type="string" table:style-name="ce1">
            <text:p>46750</text:p>
          </table:table-cell>
          <table:table-cell office:value-type="string" table:style-name="ce1">
            <text:p>Wholesale of chemical products</text:p>
          </table:table-cell>
          <table:table-cell table:number-columns-repeated="16382"/>
        </table:table-row>
        <table:table-row table:style-name="ro1">
          <table:table-cell office:value-type="string" table:style-name="ce1">
            <text:p>46760</text:p>
          </table:table-cell>
          <table:table-cell office:value-type="string" table:style-name="ce1">
            <text:p>Wholesale of other intermediate products</text:p>
          </table:table-cell>
          <table:table-cell table:number-columns-repeated="16382"/>
        </table:table-row>
        <table:table-row table:style-name="ro1">
          <table:table-cell office:value-type="string" table:style-name="ce1">
            <text:p>46770</text:p>
          </table:table-cell>
          <table:table-cell office:value-type="string" table:style-name="ce1">
            <text:p>Wholesale of waste and scrap</text:p>
          </table:table-cell>
          <table:table-cell table:number-columns-repeated="16382"/>
        </table:table-row>
        <table:table-row table:style-name="ro1">
          <table:table-cell office:value-type="string" table:style-name="ce1">
            <text:p>46900</text:p>
          </table:table-cell>
          <table:table-cell office:value-type="string" table:style-name="ce1">
            <text:p>Non-specialised wholesale trade</text:p>
          </table:table-cell>
          <table:table-cell table:number-columns-repeated="16382"/>
        </table:table-row>
        <table:table-row table:style-name="ro1">
          <table:table-cell office:value-type="string" table:style-name="ce1">
            <text:p>47000</text:p>
          </table:table-cell>
          <table:table-cell office:value-type="string" table:style-name="ce1">
            <text:p>Retail trade, except of motor vehicles and motorcycles</text:p>
          </table:table-cell>
          <table:table-cell table:number-columns-repeated="16382"/>
        </table:table-row>
        <table:table-row table:style-name="ro1">
          <table:table-cell office:value-type="string" table:style-name="ce1">
            <text:p>47100</text:p>
          </table:table-cell>
          <table:table-cell office:value-type="string" table:style-name="ce1">
            <text:p>Retail sale in non-specialised stores</text:p>
          </table:table-cell>
          <table:table-cell table:number-columns-repeated="16382"/>
        </table:table-row>
        <table:table-row table:style-name="ro1">
          <table:table-cell office:value-type="string" table:style-name="ce1">
            <text:p>47110</text:p>
          </table:table-cell>
          <table:table-cell office:value-type="string" table:style-name="ce1">
            <text:p>Retail sale in non-specialised stores with food, beverages or tobacco predominating</text:p>
          </table:table-cell>
          <table:table-cell table:number-columns-repeated="16382"/>
        </table:table-row>
        <table:table-row table:style-name="ro1">
          <table:table-cell office:value-type="string" table:style-name="ce1">
            <text:p>47190</text:p>
          </table:table-cell>
          <table:table-cell office:value-type="string" table:style-name="ce1">
            <text:p>Other retail sale in non-specialised stores</text:p>
          </table:table-cell>
          <table:table-cell table:number-columns-repeated="16382"/>
        </table:table-row>
        <table:table-row table:style-name="ro1">
          <table:table-cell office:value-type="string" table:style-name="ce1">
            <text:p>47200</text:p>
          </table:table-cell>
          <table:table-cell office:value-type="string" table:style-name="ce1">
            <text:p>Retail sale of food, beverages and tobacco in specialised stores</text:p>
          </table:table-cell>
          <table:table-cell table:number-columns-repeated="16382"/>
        </table:table-row>
        <table:table-row table:style-name="ro1">
          <table:table-cell office:value-type="string" table:style-name="ce1">
            <text:p>47210</text:p>
          </table:table-cell>
          <table:table-cell office:value-type="string" table:style-name="ce1">
            <text:p>Retail sale of fruit and vegetables in specialised stores</text:p>
          </table:table-cell>
          <table:table-cell table:number-columns-repeated="16382"/>
        </table:table-row>
        <table:table-row table:style-name="ro1">
          <table:table-cell office:value-type="string" table:style-name="ce1">
            <text:p>47220</text:p>
          </table:table-cell>
          <table:table-cell office:value-type="string" table:style-name="ce1">
            <text:p>Retail sale of meat and meat products in specialised stores</text:p>
          </table:table-cell>
          <table:table-cell table:number-columns-repeated="16382"/>
        </table:table-row>
        <table:table-row table:style-name="ro1">
          <table:table-cell office:value-type="string" table:style-name="ce1">
            <text:p>47230</text:p>
          </table:table-cell>
          <table:table-cell office:value-type="string" table:style-name="ce1">
            <text:p>Retail sale of fish, crustaceans and molluscs in specialised stores</text:p>
          </table:table-cell>
          <table:table-cell table:number-columns-repeated="16382"/>
        </table:table-row>
        <table:table-row table:style-name="ro1">
          <table:table-cell office:value-type="string" table:style-name="ce1">
            <text:p>47240</text:p>
          </table:table-cell>
          <table:table-cell office:value-type="string" table:style-name="ce1">
            <text:p>Retail sale of bread, cakes, flour confectionery and sugar confectionery in specialised stores</text:p>
          </table:table-cell>
          <table:table-cell table:number-columns-repeated="16382"/>
        </table:table-row>
        <table:table-row table:style-name="ro1">
          <table:table-cell office:value-type="string" table:style-name="ce1">
            <text:p>47250</text:p>
          </table:table-cell>
          <table:table-cell office:value-type="string" table:style-name="ce1">
            <text:p>Retail sale of beverages in specialised stores</text:p>
          </table:table-cell>
          <table:table-cell table:number-columns-repeated="16382"/>
        </table:table-row>
        <table:table-row table:style-name="ro1">
          <table:table-cell office:value-type="string" table:style-name="ce1">
            <text:p>47260</text:p>
          </table:table-cell>
          <table:table-cell office:value-type="string" table:style-name="ce1">
            <text:p>Retail sale of tobacco products in specialised stores</text:p>
          </table:table-cell>
          <table:table-cell table:number-columns-repeated="16382"/>
        </table:table-row>
        <table:table-row table:style-name="ro1">
          <table:table-cell office:value-type="string" table:style-name="ce1">
            <text:p>47290</text:p>
          </table:table-cell>
          <table:table-cell office:value-type="string" table:style-name="ce1">
            <text:p>Other retail sale of food in specialised stores</text:p>
          </table:table-cell>
          <table:table-cell table:number-columns-repeated="16382"/>
        </table:table-row>
        <table:table-row table:style-name="ro1">
          <table:table-cell office:value-type="string" table:style-name="ce1">
            <text:p>47300</text:p>
          </table:table-cell>
          <table:table-cell office:value-type="string" table:style-name="ce1">
            <text:p>Retail sale of automotive fuel in specialised stores</text:p>
          </table:table-cell>
          <table:table-cell table:number-columns-repeated="16382"/>
        </table:table-row>
        <table:table-row table:style-name="ro1">
          <table:table-cell office:value-type="string" table:style-name="ce1">
            <text:p>47400</text:p>
          </table:table-cell>
          <table:table-cell office:value-type="string" table:style-name="ce1">
            <text:p>Retail sale of information and communication equipment in specialised stores</text:p>
          </table:table-cell>
          <table:table-cell table:number-columns-repeated="16382"/>
        </table:table-row>
        <table:table-row table:style-name="ro1">
          <table:table-cell office:value-type="string" table:style-name="ce1">
            <text:p>47410</text:p>
          </table:table-cell>
          <table:table-cell office:value-type="string" table:style-name="ce1">
            <text:p>Retail sale of computers, peripheral units and software in specialised stores</text:p>
          </table:table-cell>
          <table:table-cell table:number-columns-repeated="16382"/>
        </table:table-row>
        <table:table-row table:style-name="ro1">
          <table:table-cell office:value-type="string" table:style-name="ce1">
            <text:p>47420</text:p>
          </table:table-cell>
          <table:table-cell office:value-type="string" table:style-name="ce1">
            <text:p>Retail sale of telecommunications equipment in specialised stores</text:p>
          </table:table-cell>
          <table:table-cell table:number-columns-repeated="16382"/>
        </table:table-row>
        <table:table-row table:style-name="ro1">
          <table:table-cell office:value-type="string" table:style-name="ce1">
            <text:p>47421</text:p>
          </table:table-cell>
          <table:table-cell office:value-type="string" table:style-name="ce1">
            <text:p>Retail sale of mobile telephones in specialised stores</text:p>
          </table:table-cell>
          <table:table-cell table:number-columns-repeated="16382"/>
        </table:table-row>
        <table:table-row table:style-name="ro1">
          <table:table-cell office:value-type="string" table:style-name="ce1">
            <text:p>47429</text:p>
          </table:table-cell>
          <table:table-cell office:value-type="string" table:style-name="ce1">
            <text:p>Retail sale of telecommunications equipment (other than mobile telephones) not elsewhere classified, in specialised stores</text:p>
          </table:table-cell>
          <table:table-cell table:number-columns-repeated="16382"/>
        </table:table-row>
        <table:table-row table:style-name="ro1">
          <table:table-cell office:value-type="string" table:style-name="ce1">
            <text:p>47430</text:p>
          </table:table-cell>
          <table:table-cell office:value-type="string" table:style-name="ce1">
            <text:p>Retail sale of audio and video equipment in specialised stores</text:p>
          </table:table-cell>
          <table:table-cell table:number-columns-repeated="16382"/>
        </table:table-row>
        <table:table-row table:style-name="ro1">
          <table:table-cell office:value-type="string" table:style-name="ce1">
            <text:p>47500</text:p>
          </table:table-cell>
          <table:table-cell office:value-type="string" table:style-name="ce1">
            <text:p>Retail sale of other household equipment in specialised stores</text:p>
          </table:table-cell>
          <table:table-cell table:number-columns-repeated="16382"/>
        </table:table-row>
        <table:table-row table:style-name="ro1">
          <table:table-cell office:value-type="string" table:style-name="ce1">
            <text:p>47510</text:p>
          </table:table-cell>
          <table:table-cell office:value-type="string" table:style-name="ce1">
            <text:p>Retail sale of textiles in specialised stores</text:p>
          </table:table-cell>
          <table:table-cell table:number-columns-repeated="16382"/>
        </table:table-row>
        <table:table-row table:style-name="ro1">
          <table:table-cell office:value-type="string" table:style-name="ce1">
            <text:p>47520</text:p>
          </table:table-cell>
          <table:table-cell office:value-type="string" table:style-name="ce1">
            <text:p>Retail sale of hardware, paints and glass in specialised stores</text:p>
          </table:table-cell>
          <table:table-cell table:number-columns-repeated="16382"/>
        </table:table-row>
        <table:table-row table:style-name="ro1">
          <table:table-cell office:value-type="string" table:style-name="ce1">
            <text:p>47530</text:p>
          </table:table-cell>
          <table:table-cell office:value-type="string" table:style-name="ce1">
            <text:p>Retail sale of carpets, rugs, wall and floor coverings in specialised stores</text:p>
          </table:table-cell>
          <table:table-cell table:number-columns-repeated="16382"/>
        </table:table-row>
        <table:table-row table:style-name="ro1">
          <table:table-cell office:value-type="string" table:style-name="ce1">
            <text:p>47540</text:p>
          </table:table-cell>
          <table:table-cell office:value-type="string" table:style-name="ce1">
            <text:p>Retail sale of electrical household appliances in specialised stores</text:p>
          </table:table-cell>
          <table:table-cell table:number-columns-repeated="16382"/>
        </table:table-row>
        <table:table-row table:style-name="ro1">
          <table:table-cell office:value-type="string" table:style-name="ce1">
            <text:p>47590</text:p>
          </table:table-cell>
          <table:table-cell office:value-type="string" table:style-name="ce1">
            <text:p>Retail sale of furniture, lighting equipment and other household articles in specialised stores</text:p>
          </table:table-cell>
          <table:table-cell table:number-columns-repeated="16382"/>
        </table:table-row>
        <table:table-row table:style-name="ro1">
          <table:table-cell office:value-type="string" table:style-name="ce1">
            <text:p>47591</text:p>
          </table:table-cell>
          <table:table-cell office:value-type="string" table:style-name="ce1">
            <text:p>Retail sale of musical instruments and scores in specialised stores</text:p>
          </table:table-cell>
          <table:table-cell table:number-columns-repeated="16382"/>
        </table:table-row>
        <table:table-row table:style-name="ro1">
          <table:table-cell office:value-type="string" table:style-name="ce1">
            <text:p>47599</text:p>
          </table:table-cell>
          <table:table-cell office:value-type="string" table:style-name="ce1">
            <text:p>Retail sale of furniture, lighting equipment and other household articles (other than musical instruments) not elsewhere classified, in specialised stores</text:p>
          </table:table-cell>
          <table:table-cell table:number-columns-repeated="16382"/>
        </table:table-row>
        <table:table-row table:style-name="ro1">
          <table:table-cell office:value-type="string" table:style-name="ce1">
            <text:p>47600</text:p>
          </table:table-cell>
          <table:table-cell office:value-type="string" table:style-name="ce1">
            <text:p>Retail sale of cultural and recreation goods in specialised stores</text:p>
          </table:table-cell>
          <table:table-cell table:number-columns-repeated="16382"/>
        </table:table-row>
        <table:table-row table:style-name="ro1">
          <table:table-cell office:value-type="string" table:style-name="ce1">
            <text:p>47610</text:p>
          </table:table-cell>
          <table:table-cell office:value-type="string" table:style-name="ce1">
            <text:p>Retail sale of books in specialised stores</text:p>
          </table:table-cell>
          <table:table-cell table:number-columns-repeated="16382"/>
        </table:table-row>
        <table:table-row table:style-name="ro1">
          <table:table-cell office:value-type="string" table:style-name="ce1">
            <text:p>47620</text:p>
          </table:table-cell>
          <table:table-cell office:value-type="string" table:style-name="ce1">
            <text:p>Retail sale of newspapers and stationery in specialised stores</text:p>
          </table:table-cell>
          <table:table-cell table:number-columns-repeated="16382"/>
        </table:table-row>
        <table:table-row table:style-name="ro1">
          <table:table-cell office:value-type="string" table:style-name="ce1">
            <text:p>47630</text:p>
          </table:table-cell>
          <table:table-cell office:value-type="string" table:style-name="ce1">
            <text:p>Retail sale of music and video recordings in specialised stores</text:p>
          </table:table-cell>
          <table:table-cell table:number-columns-repeated="16382"/>
        </table:table-row>
        <table:table-row table:style-name="ro1">
          <table:table-cell office:value-type="string" table:style-name="ce1">
            <text:p>47640</text:p>
          </table:table-cell>
          <table:table-cell office:value-type="string" table:style-name="ce1">
            <text:p>Retail sale of sporting equipment in specialised stores</text:p>
          </table:table-cell>
          <table:table-cell table:number-columns-repeated="16382"/>
        </table:table-row>
        <table:table-row table:style-name="ro1">
          <table:table-cell office:value-type="string" table:style-name="ce1">
            <text:p>47650</text:p>
          </table:table-cell>
          <table:table-cell office:value-type="string" table:style-name="ce1">
            <text:p>Retail sale of games and toys in specialised stores</text:p>
          </table:table-cell>
          <table:table-cell table:number-columns-repeated="16382"/>
        </table:table-row>
        <table:table-row table:style-name="ro1">
          <table:table-cell office:value-type="string" table:style-name="ce1">
            <text:p>47700</text:p>
          </table:table-cell>
          <table:table-cell office:value-type="string" table:style-name="ce1">
            <text:p>Retail sale of other goods in specialised stores</text:p>
          </table:table-cell>
          <table:table-cell table:number-columns-repeated="16382"/>
        </table:table-row>
        <table:table-row table:style-name="ro1">
          <table:table-cell office:value-type="string" table:style-name="ce1">
            <text:p>47710</text:p>
          </table:table-cell>
          <table:table-cell office:value-type="string" table:style-name="ce1">
            <text:p>Retail sale of clothing in specialised stores</text:p>
          </table:table-cell>
          <table:table-cell table:number-columns-repeated="16382"/>
        </table:table-row>
        <table:table-row table:style-name="ro1">
          <table:table-cell office:value-type="string" table:style-name="ce1">
            <text:p>47720</text:p>
          </table:table-cell>
          <table:table-cell office:value-type="string" table:style-name="ce1">
            <text:p>Retail sale of footwear and leather goods in specialised stores</text:p>
          </table:table-cell>
          <table:table-cell table:number-columns-repeated="16382"/>
        </table:table-row>
        <table:table-row table:style-name="ro1">
          <table:table-cell office:value-type="string" table:style-name="ce1">
            <text:p>47721</text:p>
          </table:table-cell>
          <table:table-cell office:value-type="string" table:style-name="ce1">
            <text:p>Retail sale of footwear in specialised stores</text:p>
          </table:table-cell>
          <table:table-cell table:number-columns-repeated="16382"/>
        </table:table-row>
        <table:table-row table:style-name="ro1">
          <table:table-cell office:value-type="string" table:style-name="ce1">
            <text:p>47722</text:p>
          </table:table-cell>
          <table:table-cell office:value-type="string" table:style-name="ce1">
            <text:p>Retail sale of leather goods in specialised stores</text:p>
          </table:table-cell>
          <table:table-cell table:number-columns-repeated="16382"/>
        </table:table-row>
        <table:table-row table:style-name="ro1">
          <table:table-cell office:value-type="string" table:style-name="ce1">
            <text:p>47730</text:p>
          </table:table-cell>
          <table:table-cell office:value-type="string" table:style-name="ce1">
            <text:p>Dispensing chemist in specialised stores</text:p>
          </table:table-cell>
          <table:table-cell table:number-columns-repeated="16382"/>
        </table:table-row>
        <table:table-row table:style-name="ro1">
          <table:table-cell office:value-type="string" table:style-name="ce1">
            <text:p>47740</text:p>
          </table:table-cell>
          <table:table-cell office:value-type="string" table:style-name="ce1">
            <text:p>Retail sale of medical and orthopaedic goods in specialised stores</text:p>
          </table:table-cell>
          <table:table-cell table:number-columns-repeated="16382"/>
        </table:table-row>
        <table:table-row table:style-name="ro1">
          <table:table-cell office:value-type="string" table:style-name="ce1">
            <text:p>47741</text:p>
          </table:table-cell>
          <table:table-cell office:value-type="string" table:style-name="ce1">
            <text:p>Retail sale of hearing aids in specialised stores</text:p>
          </table:table-cell>
          <table:table-cell table:number-columns-repeated="16382"/>
        </table:table-row>
        <table:table-row table:style-name="ro1">
          <table:table-cell office:value-type="string" table:style-name="ce1">
            <text:p>47749</text:p>
          </table:table-cell>
          <table:table-cell office:value-type="string" table:style-name="ce1">
            <text:p>Retail sale of medical and orthopaedic goods (other than hearing aids) not elsewhere classified, in specialised stores</text:p>
          </table:table-cell>
          <table:table-cell table:number-columns-repeated="16382"/>
        </table:table-row>
        <table:table-row table:style-name="ro1">
          <table:table-cell office:value-type="string" table:style-name="ce1">
            <text:p>47750</text:p>
          </table:table-cell>
          <table:table-cell office:value-type="string" table:style-name="ce1">
            <text:p>Retail sale of cosmetic and toilet articles in specialised stores</text:p>
          </table:table-cell>
          <table:table-cell table:number-columns-repeated="16382"/>
        </table:table-row>
        <table:table-row table:style-name="ro1">
          <table:table-cell office:value-type="string" table:style-name="ce1">
            <text:p>47760</text:p>
          </table:table-cell>
          <table:table-cell office:value-type="string" table:style-name="ce1">
            <text:p>Retail sale of flowers, plants, seeds, fertilisers, pet animals and pet food in specialised stores</text:p>
          </table:table-cell>
          <table:table-cell table:number-columns-repeated="16382"/>
        </table:table-row>
        <table:table-row table:style-name="ro1">
          <table:table-cell office:value-type="string" table:style-name="ce1">
            <text:p>47770</text:p>
          </table:table-cell>
          <table:table-cell office:value-type="string" table:style-name="ce1">
            <text:p>Retail sale of watches and jewellery in specialised stores</text:p>
          </table:table-cell>
          <table:table-cell table:number-columns-repeated="16382"/>
        </table:table-row>
        <table:table-row table:style-name="ro1">
          <table:table-cell office:value-type="string" table:style-name="ce1">
            <text:p>47780</text:p>
          </table:table-cell>
          <table:table-cell office:value-type="string" table:style-name="ce1">
            <text:p>Other retail sale of new goods in specialised stores</text:p>
          </table:table-cell>
          <table:table-cell table:number-columns-repeated="16382"/>
        </table:table-row>
        <table:table-row table:style-name="ro1">
          <table:table-cell office:value-type="string" table:style-name="ce1">
            <text:p>47781</text:p>
          </table:table-cell>
          <table:table-cell office:value-type="string" table:style-name="ce1">
            <text:p>Retail sale in commercial art galleries</text:p>
          </table:table-cell>
          <table:table-cell table:number-columns-repeated="16382"/>
        </table:table-row>
        <table:table-row table:style-name="ro1">
          <table:table-cell office:value-type="string" table:style-name="ce1">
            <text:p>47782</text:p>
          </table:table-cell>
          <table:table-cell office:value-type="string" table:style-name="ce1">
            <text:p>Retail sale by opticians</text:p>
          </table:table-cell>
          <table:table-cell table:number-columns-repeated="16382"/>
        </table:table-row>
        <table:table-row table:style-name="ro1">
          <table:table-cell office:value-type="string" table:style-name="ce1">
            <text:p>47789</text:p>
          </table:table-cell>
          <table:table-cell office:value-type="string" table:style-name="ce1">
            <text:p>Other retail sale of new goods in specialised stores (other than by opticians or commercial art galleries), n.e.c</text:p>
          </table:table-cell>
          <table:table-cell table:number-columns-repeated="16382"/>
        </table:table-row>
        <table:table-row table:style-name="ro1">
          <table:table-cell office:value-type="string" table:style-name="ce1">
            <text:p>47790</text:p>
          </table:table-cell>
          <table:table-cell office:value-type="string" table:style-name="ce1">
            <text:p>Retail sale of second-hand goods in stores</text:p>
          </table:table-cell>
          <table:table-cell table:number-columns-repeated="16382"/>
        </table:table-row>
        <table:table-row table:style-name="ro1">
          <table:table-cell office:value-type="string" table:style-name="ce1">
            <text:p>47791</text:p>
          </table:table-cell>
          <table:table-cell office:value-type="string" table:style-name="ce1">
            <text:p>Retail sale of antiques including antique books, in stores</text:p>
          </table:table-cell>
          <table:table-cell table:number-columns-repeated="16382"/>
        </table:table-row>
        <table:table-row table:style-name="ro1">
          <table:table-cell office:value-type="string" table:style-name="ce1">
            <text:p>47799</text:p>
          </table:table-cell>
          <table:table-cell office:value-type="string" table:style-name="ce1">
            <text:p>Retail sale of second-hand goods (other than antiques and antique books) in stores</text:p>
          </table:table-cell>
          <table:table-cell table:number-columns-repeated="16382"/>
        </table:table-row>
        <table:table-row table:style-name="ro1">
          <table:table-cell office:value-type="string" table:style-name="ce1">
            <text:p>47800</text:p>
          </table:table-cell>
          <table:table-cell office:value-type="string" table:style-name="ce1">
            <text:p>Retail sale via stalls and markets</text:p>
          </table:table-cell>
          <table:table-cell table:number-columns-repeated="16382"/>
        </table:table-row>
        <table:table-row table:style-name="ro1">
          <table:table-cell office:value-type="string" table:style-name="ce1">
            <text:p>47810</text:p>
          </table:table-cell>
          <table:table-cell office:value-type="string" table:style-name="ce1">
            <text:p>Retail sale via stalls and markets of food, beverages and tobacco products</text:p>
          </table:table-cell>
          <table:table-cell table:number-columns-repeated="16382"/>
        </table:table-row>
        <table:table-row table:style-name="ro1">
          <table:table-cell office:value-type="string" table:style-name="ce1">
            <text:p>47820</text:p>
          </table:table-cell>
          <table:table-cell office:value-type="string" table:style-name="ce1">
            <text:p>Retail sale via stalls and markets of textiles, clothing and footwear</text:p>
          </table:table-cell>
          <table:table-cell table:number-columns-repeated="16382"/>
        </table:table-row>
        <table:table-row table:style-name="ro1">
          <table:table-cell office:value-type="string" table:style-name="ce1">
            <text:p>47890</text:p>
          </table:table-cell>
          <table:table-cell office:value-type="string" table:style-name="ce1">
            <text:p>Retail sale via stalls and markets of other goods</text:p>
          </table:table-cell>
          <table:table-cell table:number-columns-repeated="16382"/>
        </table:table-row>
        <table:table-row table:style-name="ro1">
          <table:table-cell office:value-type="string" table:style-name="ce1">
            <text:p>47900</text:p>
          </table:table-cell>
          <table:table-cell office:value-type="string" table:style-name="ce1">
            <text:p>Retail trade not in stores, stalls or markets</text:p>
          </table:table-cell>
          <table:table-cell table:number-columns-repeated="16382"/>
        </table:table-row>
        <table:table-row table:style-name="ro1">
          <table:table-cell office:value-type="string" table:style-name="ce1">
            <text:p>47910</text:p>
          </table:table-cell>
          <table:table-cell office:value-type="string" table:style-name="ce1">
            <text:p>Retail sale via mail order houses or via internet</text:p>
          </table:table-cell>
          <table:table-cell table:number-columns-repeated="16382"/>
        </table:table-row>
        <table:table-row table:style-name="ro1">
          <table:table-cell office:value-type="string" table:style-name="ce1">
            <text:p>47990</text:p>
          </table:table-cell>
          <table:table-cell office:value-type="string" table:style-name="ce1">
            <text:p>Other retail sale not in stores, stalls or markets</text:p>
          </table:table-cell>
          <table:table-cell table:number-columns-repeated="16382"/>
        </table:table-row>
        <table:table-row table:style-name="ro1">
          <table:table-cell office:value-type="string" table:style-name="ce1">
            <text:p>49000</text:p>
          </table:table-cell>
          <table:table-cell office:value-type="string" table:style-name="ce1">
            <text:p>Land transport and transport via pipelines</text:p>
          </table:table-cell>
          <table:table-cell table:number-columns-repeated="16382"/>
        </table:table-row>
        <table:table-row table:style-name="ro1">
          <table:table-cell office:value-type="string" table:style-name="ce1">
            <text:p>49100</text:p>
          </table:table-cell>
          <table:table-cell office:value-type="string" table:style-name="ce1">
            <text:p>Passenger rail transport, interurban</text:p>
          </table:table-cell>
          <table:table-cell table:number-columns-repeated="16382"/>
        </table:table-row>
        <table:table-row table:style-name="ro1">
          <table:table-cell office:value-type="string" table:style-name="ce1">
            <text:p>49200</text:p>
          </table:table-cell>
          <table:table-cell office:value-type="string" table:style-name="ce1">
            <text:p>Freight rail transport</text:p>
          </table:table-cell>
          <table:table-cell table:number-columns-repeated="16382"/>
        </table:table-row>
        <table:table-row table:style-name="ro1">
          <table:table-cell office:value-type="string" table:style-name="ce1">
            <text:p>49300</text:p>
          </table:table-cell>
          <table:table-cell office:value-type="string" table:style-name="ce1">
            <text:p>Other passenger land transport</text:p>
          </table:table-cell>
          <table:table-cell table:number-columns-repeated="16382"/>
        </table:table-row>
        <table:table-row table:style-name="ro1">
          <table:table-cell office:value-type="string" table:style-name="ce1">
            <text:p>49310</text:p>
          </table:table-cell>
          <table:table-cell office:value-type="string" table:style-name="ce1">
            <text:p>Urban and suburban passenger land transport</text:p>
          </table:table-cell>
          <table:table-cell table:number-columns-repeated="16382"/>
        </table:table-row>
        <table:table-row table:style-name="ro1">
          <table:table-cell office:value-type="string" table:style-name="ce1">
            <text:p>49311</text:p>
          </table:table-cell>
          <table:table-cell office:value-type="string" table:style-name="ce1">
            <text:p>Urban, suburban or metropolitan area passenger railway transportation by underground, metro and similar systems</text:p>
          </table:table-cell>
          <table:table-cell table:number-columns-repeated="16382"/>
        </table:table-row>
        <table:table-row table:style-name="ro1">
          <table:table-cell office:value-type="string" table:style-name="ce1">
            <text:p>49319</text:p>
          </table:table-cell>
          <table:table-cell office:value-type="string" table:style-name="ce1">
            <text:p>Urban, suburban or metropolitan area passenger land transport other than railway transportation by underground, metro and similar systems</text:p>
          </table:table-cell>
          <table:table-cell table:number-columns-repeated="16382"/>
        </table:table-row>
        <table:table-row table:style-name="ro1">
          <table:table-cell office:value-type="string" table:style-name="ce1">
            <text:p>49320</text:p>
          </table:table-cell>
          <table:table-cell office:value-type="string" table:style-name="ce1">
            <text:p>Taxi operation</text:p>
          </table:table-cell>
          <table:table-cell table:number-columns-repeated="16382"/>
        </table:table-row>
        <table:table-row table:style-name="ro1">
          <table:table-cell office:value-type="string" table:style-name="ce1">
            <text:p>49390</text:p>
          </table:table-cell>
          <table:table-cell office:value-type="string" table:style-name="ce1">
            <text:p>Other passenger land transport not elsewhere classified</text:p>
          </table:table-cell>
          <table:table-cell table:number-columns-repeated="16382"/>
        </table:table-row>
        <table:table-row table:style-name="ro1">
          <table:table-cell office:value-type="string" table:style-name="ce1">
            <text:p>49400</text:p>
          </table:table-cell>
          <table:table-cell office:value-type="string" table:style-name="ce1">
            <text:p>Freight transport by road and removal services</text:p>
          </table:table-cell>
          <table:table-cell table:number-columns-repeated="16382"/>
        </table:table-row>
        <table:table-row table:style-name="ro1">
          <table:table-cell office:value-type="string" table:style-name="ce1">
            <text:p>49410</text:p>
          </table:table-cell>
          <table:table-cell office:value-type="string" table:style-name="ce1">
            <text:p>Freight transport by road</text:p>
          </table:table-cell>
          <table:table-cell table:number-columns-repeated="16382"/>
        </table:table-row>
        <table:table-row table:style-name="ro1">
          <table:table-cell office:value-type="string" table:style-name="ce1">
            <text:p>49420</text:p>
          </table:table-cell>
          <table:table-cell office:value-type="string" table:style-name="ce1">
            <text:p>Removal services</text:p>
          </table:table-cell>
          <table:table-cell table:number-columns-repeated="16382"/>
        </table:table-row>
        <table:table-row table:style-name="ro1">
          <table:table-cell office:value-type="string" table:style-name="ce1">
            <text:p>49500</text:p>
          </table:table-cell>
          <table:table-cell office:value-type="string" table:style-name="ce1">
            <text:p>Transport via pipeline</text:p>
          </table:table-cell>
          <table:table-cell table:number-columns-repeated="16382"/>
        </table:table-row>
        <table:table-row table:style-name="ro1">
          <table:table-cell office:value-type="string" table:style-name="ce1">
            <text:p>50000</text:p>
          </table:table-cell>
          <table:table-cell office:value-type="string" table:style-name="ce1">
            <text:p>Water transport</text:p>
          </table:table-cell>
          <table:table-cell table:number-columns-repeated="16382"/>
        </table:table-row>
        <table:table-row table:style-name="ro1">
          <table:table-cell office:value-type="string" table:style-name="ce1">
            <text:p>50100</text:p>
          </table:table-cell>
          <table:table-cell office:value-type="string" table:style-name="ce1">
            <text:p>Sea and coastal passenger water transport</text:p>
          </table:table-cell>
          <table:table-cell table:number-columns-repeated="16382"/>
        </table:table-row>
        <table:table-row table:style-name="ro1">
          <table:table-cell office:value-type="string" table:style-name="ce1">
            <text:p>50200</text:p>
          </table:table-cell>
          <table:table-cell office:value-type="string" table:style-name="ce1">
            <text:p>Sea and coastal freight water transport</text:p>
          </table:table-cell>
          <table:table-cell table:number-columns-repeated="16382"/>
        </table:table-row>
        <table:table-row table:style-name="ro1">
          <table:table-cell office:value-type="string" table:style-name="ce1">
            <text:p>50300</text:p>
          </table:table-cell>
          <table:table-cell office:value-type="string" table:style-name="ce1">
            <text:p>Inland passenger water transport</text:p>
          </table:table-cell>
          <table:table-cell table:number-columns-repeated="16382"/>
        </table:table-row>
        <table:table-row table:style-name="ro1">
          <table:table-cell office:value-type="string" table:style-name="ce1">
            <text:p>50400</text:p>
          </table:table-cell>
          <table:table-cell office:value-type="string" table:style-name="ce1">
            <text:p>Inland freight water transport</text:p>
          </table:table-cell>
          <table:table-cell table:number-columns-repeated="16382"/>
        </table:table-row>
        <table:table-row table:style-name="ro1">
          <table:table-cell office:value-type="string" table:style-name="ce1">
            <text:p>51000</text:p>
          </table:table-cell>
          <table:table-cell office:value-type="string" table:style-name="ce1">
            <text:p>Air transport</text:p>
          </table:table-cell>
          <table:table-cell table:number-columns-repeated="16382"/>
        </table:table-row>
        <table:table-row table:style-name="ro1">
          <table:table-cell office:value-type="string" table:style-name="ce1">
            <text:p>51100</text:p>
          </table:table-cell>
          <table:table-cell office:value-type="string" table:style-name="ce1">
            <text:p>Passenger air transport</text:p>
          </table:table-cell>
          <table:table-cell table:number-columns-repeated="16382"/>
        </table:table-row>
        <table:table-row table:style-name="ro1">
          <table:table-cell office:value-type="string" table:style-name="ce1">
            <text:p>51101</text:p>
          </table:table-cell>
          <table:table-cell office:value-type="string" table:style-name="ce1">
            <text:p>Scheduled passenger air transport</text:p>
          </table:table-cell>
          <table:table-cell table:number-columns-repeated="16382"/>
        </table:table-row>
        <table:table-row table:style-name="ro1">
          <table:table-cell office:value-type="string" table:style-name="ce1">
            <text:p>51102</text:p>
          </table:table-cell>
          <table:table-cell office:value-type="string" table:style-name="ce1">
            <text:p>Non-scheduled passenger air transport</text:p>
          </table:table-cell>
          <table:table-cell table:number-columns-repeated="16382"/>
        </table:table-row>
        <table:table-row table:style-name="ro1">
          <table:table-cell office:value-type="string" table:style-name="ce1">
            <text:p>51200</text:p>
          </table:table-cell>
          <table:table-cell office:value-type="string" table:style-name="ce1">
            <text:p>Freight air transport and space transport</text:p>
          </table:table-cell>
          <table:table-cell table:number-columns-repeated="16382"/>
        </table:table-row>
        <table:table-row table:style-name="ro1">
          <table:table-cell office:value-type="string" table:style-name="ce1">
            <text:p>51210</text:p>
          </table:table-cell>
          <table:table-cell office:value-type="string" table:style-name="ce1">
            <text:p>Freight air transport</text:p>
          </table:table-cell>
          <table:table-cell table:number-columns-repeated="16382"/>
        </table:table-row>
        <table:table-row table:style-name="ro1">
          <table:table-cell office:value-type="string" table:style-name="ce1">
            <text:p>51220</text:p>
          </table:table-cell>
          <table:table-cell office:value-type="string" table:style-name="ce1">
            <text:p>Space transport</text:p>
          </table:table-cell>
          <table:table-cell table:number-columns-repeated="16382"/>
        </table:table-row>
        <table:table-row table:style-name="ro1">
          <table:table-cell office:value-type="string" table:style-name="ce1">
            <text:p>52000</text:p>
          </table:table-cell>
          <table:table-cell office:value-type="string" table:style-name="ce1">
            <text:p>Warehousing and support activities for transportation</text:p>
          </table:table-cell>
          <table:table-cell table:number-columns-repeated="16382"/>
        </table:table-row>
        <table:table-row table:style-name="ro1">
          <table:table-cell office:value-type="string" table:style-name="ce1">
            <text:p>52100</text:p>
          </table:table-cell>
          <table:table-cell office:value-type="string" table:style-name="ce1">
            <text:p>Warehousing and storage</text:p>
          </table:table-cell>
          <table:table-cell table:number-columns-repeated="16382"/>
        </table:table-row>
        <table:table-row table:style-name="ro1">
          <table:table-cell office:value-type="string" table:style-name="ce1">
            <text:p>52101</text:p>
          </table:table-cell>
          <table:table-cell office:value-type="string" table:style-name="ce1">
            <text:p>Operation of warehousing and storage facilities for water transport activities of division 50</text:p>
          </table:table-cell>
          <table:table-cell table:number-columns-repeated="16382"/>
        </table:table-row>
        <table:table-row table:style-name="ro1">
          <table:table-cell office:value-type="string" table:style-name="ce1">
            <text:p>52102</text:p>
          </table:table-cell>
          <table:table-cell office:value-type="string" table:style-name="ce1">
            <text:p>Operation of warehousing and storage facilities for air transport activities of division 51</text:p>
          </table:table-cell>
          <table:table-cell table:number-columns-repeated="16382"/>
        </table:table-row>
        <table:table-row table:style-name="ro1">
          <table:table-cell office:value-type="string" table:style-name="ce1">
            <text:p>52103</text:p>
          </table:table-cell>
          <table:table-cell office:value-type="string" table:style-name="ce1">
            <text:p>Operation of warehousing and storage facilities for land transport activities of division 49</text:p>
          </table:table-cell>
          <table:table-cell table:number-columns-repeated="16382"/>
        </table:table-row>
        <table:table-row table:style-name="ro1">
          <table:table-cell office:value-type="string" table:style-name="ce1">
            <text:p>52200</text:p>
          </table:table-cell>
          <table:table-cell office:value-type="string" table:style-name="ce1">
            <text:p>Support activities for transportation</text:p>
          </table:table-cell>
          <table:table-cell table:number-columns-repeated="16382"/>
        </table:table-row>
        <table:table-row table:style-name="ro1">
          <table:table-cell office:value-type="string" table:style-name="ce1">
            <text:p>52210</text:p>
          </table:table-cell>
          <table:table-cell office:value-type="string" table:style-name="ce1">
            <text:p>Service activities incidental to land transportation</text:p>
          </table:table-cell>
          <table:table-cell table:number-columns-repeated="16382"/>
        </table:table-row>
        <table:table-row table:style-name="ro1">
          <table:table-cell office:value-type="string" table:style-name="ce1">
            <text:p>52211</text:p>
          </table:table-cell>
          <table:table-cell office:value-type="string" table:style-name="ce1">
            <text:p>Operation of rail freight terminals</text:p>
          </table:table-cell>
          <table:table-cell table:number-columns-repeated="16382"/>
        </table:table-row>
        <table:table-row table:style-name="ro1">
          <table:table-cell office:value-type="string" table:style-name="ce1">
            <text:p>52212</text:p>
          </table:table-cell>
          <table:table-cell office:value-type="string" table:style-name="ce1">
            <text:p>Operation of rail passenger facilities at railway stations</text:p>
          </table:table-cell>
          <table:table-cell table:number-columns-repeated="16382"/>
        </table:table-row>
        <table:table-row table:style-name="ro1">
          <table:table-cell office:value-type="string" table:style-name="ce1">
            <text:p>52213</text:p>
          </table:table-cell>
          <table:table-cell office:value-type="string" table:style-name="ce1">
            <text:p>Operation of bus and coach passenger facilities at bus and coach stations</text:p>
          </table:table-cell>
          <table:table-cell table:number-columns-repeated="16382"/>
        </table:table-row>
        <table:table-row table:style-name="ro1">
          <table:table-cell office:value-type="string" table:style-name="ce1">
            <text:p>52219</text:p>
          </table:table-cell>
          <table:table-cell office:value-type="string" table:style-name="ce1">
            <text:p>Other service activities incidental to land transportation, not elsewhere classified (not including operation of rail freight terminals, passenger facilities at railway stations or passenger facilities at bus and coach stations)</text:p>
          </table:table-cell>
          <table:table-cell table:number-columns-repeated="16382"/>
        </table:table-row>
        <table:table-row table:style-name="ro1">
          <table:table-cell office:value-type="string" table:style-name="ce1">
            <text:p>52220</text:p>
          </table:table-cell>
          <table:table-cell office:value-type="string" table:style-name="ce1">
            <text:p>Service activities incidental to water transportation</text:p>
          </table:table-cell>
          <table:table-cell table:number-columns-repeated="16382"/>
        </table:table-row>
        <table:table-row table:style-name="ro1">
          <table:table-cell office:value-type="string" table:style-name="ce1">
            <text:p>52230</text:p>
          </table:table-cell>
          <table:table-cell office:value-type="string" table:style-name="ce1">
            <text:p>Service activities incidental to air transportation</text:p>
          </table:table-cell>
          <table:table-cell table:number-columns-repeated="16382"/>
        </table:table-row>
        <table:table-row table:style-name="ro1">
          <table:table-cell office:value-type="string" table:style-name="ce1">
            <text:p>52240</text:p>
          </table:table-cell>
          <table:table-cell office:value-type="string" table:style-name="ce1">
            <text:p>Cargo handling</text:p>
          </table:table-cell>
          <table:table-cell table:number-columns-repeated="16382"/>
        </table:table-row>
        <table:table-row table:style-name="ro1">
          <table:table-cell office:value-type="string" table:style-name="ce1">
            <text:p>52241</text:p>
          </table:table-cell>
          <table:table-cell office:value-type="string" table:style-name="ce1">
            <text:p>Cargo handling for water transport activities of division 50</text:p>
          </table:table-cell>
          <table:table-cell table:number-columns-repeated="16382"/>
        </table:table-row>
        <table:table-row table:style-name="ro1">
          <table:table-cell office:value-type="string" table:style-name="ce1">
            <text:p>52242</text:p>
          </table:table-cell>
          <table:table-cell office:value-type="string" table:style-name="ce1">
            <text:p>Cargo handling for air transport activities of division 51</text:p>
          </table:table-cell>
          <table:table-cell table:number-columns-repeated="16382"/>
        </table:table-row>
        <table:table-row table:style-name="ro1">
          <table:table-cell office:value-type="string" table:style-name="ce1">
            <text:p>52243</text:p>
          </table:table-cell>
          <table:table-cell office:value-type="string" table:style-name="ce1">
            <text:p>Cargo handling for land transport activities of division 49</text:p>
          </table:table-cell>
          <table:table-cell table:number-columns-repeated="16382"/>
        </table:table-row>
        <table:table-row table:style-name="ro1">
          <table:table-cell office:value-type="string" table:style-name="ce1">
            <text:p>52290</text:p>
          </table:table-cell>
          <table:table-cell office:value-type="string" table:style-name="ce1">
            <text:p>Other transportation support activities</text:p>
          </table:table-cell>
          <table:table-cell table:number-columns-repeated="16382"/>
        </table:table-row>
        <table:table-row table:style-name="ro1">
          <table:table-cell office:value-type="string" table:style-name="ce1">
            <text:p>53000</text:p>
          </table:table-cell>
          <table:table-cell office:value-type="string" table:style-name="ce1">
            <text:p>Postal and courier activities</text:p>
          </table:table-cell>
          <table:table-cell table:number-columns-repeated="16382"/>
        </table:table-row>
        <table:table-row table:style-name="ro1">
          <table:table-cell office:value-type="string" table:style-name="ce1">
            <text:p>53100</text:p>
          </table:table-cell>
          <table:table-cell office:value-type="string" table:style-name="ce1">
            <text:p>Postal activities under universal service obligation</text:p>
          </table:table-cell>
          <table:table-cell table:number-columns-repeated="16382"/>
        </table:table-row>
        <table:table-row table:style-name="ro1">
          <table:table-cell office:value-type="string" table:style-name="ce1">
            <text:p>53200</text:p>
          </table:table-cell>
          <table:table-cell office:value-type="string" table:style-name="ce1">
            <text:p>Other postal and courier activities</text:p>
          </table:table-cell>
          <table:table-cell table:number-columns-repeated="16382"/>
        </table:table-row>
        <table:table-row table:style-name="ro1">
          <table:table-cell office:value-type="string" table:style-name="ce1">
            <text:p>53201</text:p>
          </table:table-cell>
          <table:table-cell office:value-type="string" table:style-name="ce1">
            <text:p>Licensed carriers</text:p>
          </table:table-cell>
          <table:table-cell table:number-columns-repeated="16382"/>
        </table:table-row>
        <table:table-row table:style-name="ro1">
          <table:table-cell office:value-type="string" table:style-name="ce1">
            <text:p>53202</text:p>
          </table:table-cell>
          <table:table-cell office:value-type="string" table:style-name="ce1">
            <text:p>Unlicensed carriers</text:p>
          </table:table-cell>
          <table:table-cell table:number-columns-repeated="16382"/>
        </table:table-row>
        <table:table-row table:style-name="ro1">
          <table:table-cell office:value-type="string" table:style-name="ce1">
            <text:p>55000</text:p>
          </table:table-cell>
          <table:table-cell office:value-type="string" table:style-name="ce1">
            <text:p>Accommodation</text:p>
          </table:table-cell>
          <table:table-cell table:number-columns-repeated="16382"/>
        </table:table-row>
        <table:table-row table:style-name="ro1">
          <table:table-cell office:value-type="string" table:style-name="ce1">
            <text:p>55100</text:p>
          </table:table-cell>
          <table:table-cell office:value-type="string" table:style-name="ce1">
            <text:p>Hotels and similar accommodation</text:p>
          </table:table-cell>
          <table:table-cell table:number-columns-repeated="16382"/>
        </table:table-row>
        <table:table-row table:style-name="ro1">
          <table:table-cell office:value-type="string" table:style-name="ce1">
            <text:p>55200</text:p>
          </table:table-cell>
          <table:table-cell office:value-type="string" table:style-name="ce1">
            <text:p>Holiday and other short-stay accommodation</text:p>
          </table:table-cell>
          <table:table-cell table:number-columns-repeated="16382"/>
        </table:table-row>
        <table:table-row table:style-name="ro1">
          <table:table-cell office:value-type="string" table:style-name="ce1">
            <text:p>55201</text:p>
          </table:table-cell>
          <table:table-cell office:value-type="string" table:style-name="ce1">
            <text:p>Holiday centres and villages</text:p>
          </table:table-cell>
          <table:table-cell table:number-columns-repeated="16382"/>
        </table:table-row>
        <table:table-row table:style-name="ro1">
          <table:table-cell office:value-type="string" table:style-name="ce1">
            <text:p>55202</text:p>
          </table:table-cell>
          <table:table-cell office:value-type="string" table:style-name="ce1">
            <text:p>Youth hostels</text:p>
          </table:table-cell>
          <table:table-cell table:number-columns-repeated="16382"/>
        </table:table-row>
        <table:table-row table:style-name="ro1">
          <table:table-cell office:value-type="string" table:style-name="ce1">
            <text:p>55209</text:p>
          </table:table-cell>
          <table:table-cell office:value-type="string" table:style-name="ce1">
            <text:p>Other holiday and other short-stay accommodation (not including holiday centres and villages or youth hostels) not elsewhere classified</text:p>
          </table:table-cell>
          <table:table-cell table:number-columns-repeated="16382"/>
        </table:table-row>
        <table:table-row table:style-name="ro1">
          <table:table-cell office:value-type="string" table:style-name="ce1">
            <text:p>55300</text:p>
          </table:table-cell>
          <table:table-cell office:value-type="string" table:style-name="ce1">
            <text:p>Camping grounds, recreational vehicle parks and trailer parks</text:p>
          </table:table-cell>
          <table:table-cell table:number-columns-repeated="16382"/>
        </table:table-row>
        <table:table-row table:style-name="ro1">
          <table:table-cell office:value-type="string" table:style-name="ce1">
            <text:p>55900</text:p>
          </table:table-cell>
          <table:table-cell office:value-type="string" table:style-name="ce1">
            <text:p>Other accommodation</text:p>
          </table:table-cell>
          <table:table-cell table:number-columns-repeated="16382"/>
        </table:table-row>
        <table:table-row table:style-name="ro1">
          <table:table-cell office:value-type="string" table:style-name="ce1">
            <text:p>56000</text:p>
          </table:table-cell>
          <table:table-cell office:value-type="string" table:style-name="ce1">
            <text:p>Food and beverage service activities</text:p>
          </table:table-cell>
          <table:table-cell table:number-columns-repeated="16382"/>
        </table:table-row>
        <table:table-row table:style-name="ro1">
          <table:table-cell office:value-type="string" table:style-name="ce1">
            <text:p>56100</text:p>
          </table:table-cell>
          <table:table-cell office:value-type="string" table:style-name="ce1">
            <text:p>Restaurants and mobile food service activities</text:p>
          </table:table-cell>
          <table:table-cell table:number-columns-repeated="16382"/>
        </table:table-row>
        <table:table-row table:style-name="ro1">
          <table:table-cell office:value-type="string" table:style-name="ce1">
            <text:p>56101</text:p>
          </table:table-cell>
          <table:table-cell office:value-type="string" table:style-name="ce1">
            <text:p>Licensed restaurants</text:p>
          </table:table-cell>
          <table:table-cell table:number-columns-repeated="16382"/>
        </table:table-row>
        <table:table-row table:style-name="ro1">
          <table:table-cell office:value-type="string" table:style-name="ce1">
            <text:p>56102</text:p>
          </table:table-cell>
          <table:table-cell office:value-type="string" table:style-name="ce1">
            <text:p>Unlicensed restaurants and cafes</text:p>
          </table:table-cell>
          <table:table-cell table:number-columns-repeated="16382"/>
        </table:table-row>
        <table:table-row table:style-name="ro1">
          <table:table-cell office:value-type="string" table:style-name="ce1">
            <text:p>56103</text:p>
          </table:table-cell>
          <table:table-cell office:value-type="string" table:style-name="ce1">
            <text:p>Take away food shops and mobile food stands</text:p>
          </table:table-cell>
          <table:table-cell table:number-columns-repeated="16382"/>
        </table:table-row>
        <table:table-row table:style-name="ro1">
          <table:table-cell office:value-type="string" table:style-name="ce1">
            <text:p>56200</text:p>
          </table:table-cell>
          <table:table-cell office:value-type="string" table:style-name="ce1">
            <text:p>Event catering and other food service activities</text:p>
          </table:table-cell>
          <table:table-cell table:number-columns-repeated="16382"/>
        </table:table-row>
        <table:table-row table:style-name="ro1">
          <table:table-cell office:value-type="string" table:style-name="ce1">
            <text:p>56210</text:p>
          </table:table-cell>
          <table:table-cell office:value-type="string" table:style-name="ce1">
            <text:p>Event catering activities</text:p>
          </table:table-cell>
          <table:table-cell table:number-columns-repeated="16382"/>
        </table:table-row>
        <table:table-row table:style-name="ro1">
          <table:table-cell office:value-type="string" table:style-name="ce1">
            <text:p>56290</text:p>
          </table:table-cell>
          <table:table-cell office:value-type="string" table:style-name="ce1">
            <text:p>Other food service activities</text:p>
          </table:table-cell>
          <table:table-cell table:number-columns-repeated="16382"/>
        </table:table-row>
        <table:table-row table:style-name="ro1">
          <table:table-cell office:value-type="string" table:style-name="ce1">
            <text:p>56300</text:p>
          </table:table-cell>
          <table:table-cell office:value-type="string" table:style-name="ce1">
            <text:p>Beverage serving activities</text:p>
          </table:table-cell>
          <table:table-cell table:number-columns-repeated="16382"/>
        </table:table-row>
        <table:table-row table:style-name="ro1">
          <table:table-cell office:value-type="string" table:style-name="ce1">
            <text:p>56301</text:p>
          </table:table-cell>
          <table:table-cell office:value-type="string" table:style-name="ce1">
            <text:p>Licensed clubs</text:p>
          </table:table-cell>
          <table:table-cell table:number-columns-repeated="16382"/>
        </table:table-row>
        <table:table-row table:style-name="ro1">
          <table:table-cell office:value-type="string" table:style-name="ce1">
            <text:p>56302</text:p>
          </table:table-cell>
          <table:table-cell office:value-type="string" table:style-name="ce1">
            <text:p>Public houses and bars</text:p>
          </table:table-cell>
          <table:table-cell table:number-columns-repeated="16382"/>
        </table:table-row>
        <table:table-row table:style-name="ro1">
          <table:table-cell office:value-type="string" table:style-name="ce1">
            <text:p>58000</text:p>
          </table:table-cell>
          <table:table-cell office:value-type="string" table:style-name="ce1">
            <text:p>Publishing activities</text:p>
          </table:table-cell>
          <table:table-cell table:number-columns-repeated="16382"/>
        </table:table-row>
        <table:table-row table:style-name="ro1">
          <table:table-cell office:value-type="string" table:style-name="ce1">
            <text:p>58100</text:p>
          </table:table-cell>
          <table:table-cell office:value-type="string" table:style-name="ce1">
            <text:p>Publishing of books, periodicals and other publishing activities</text:p>
          </table:table-cell>
          <table:table-cell table:number-columns-repeated="16382"/>
        </table:table-row>
        <table:table-row table:style-name="ro1">
          <table:table-cell office:value-type="string" table:style-name="ce1">
            <text:p>58110</text:p>
          </table:table-cell>
          <table:table-cell office:value-type="string" table:style-name="ce1">
            <text:p>Book publishing</text:p>
          </table:table-cell>
          <table:table-cell table:number-columns-repeated="16382"/>
        </table:table-row>
        <table:table-row table:style-name="ro1">
          <table:table-cell office:value-type="string" table:style-name="ce1">
            <text:p>58120</text:p>
          </table:table-cell>
          <table:table-cell office:value-type="string" table:style-name="ce1">
            <text:p>Publishing of directories and mailing lists</text:p>
          </table:table-cell>
          <table:table-cell table:number-columns-repeated="16382"/>
        </table:table-row>
        <table:table-row table:style-name="ro1">
          <table:table-cell office:value-type="string" table:style-name="ce1">
            <text:p>58130</text:p>
          </table:table-cell>
          <table:table-cell office:value-type="string" table:style-name="ce1">
            <text:p>Publishing of newspapers</text:p>
          </table:table-cell>
          <table:table-cell table:number-columns-repeated="16382"/>
        </table:table-row>
        <table:table-row table:style-name="ro1">
          <table:table-cell office:value-type="string" table:style-name="ce1">
            <text:p>58140</text:p>
          </table:table-cell>
          <table:table-cell office:value-type="string" table:style-name="ce1">
            <text:p>Publishing of journals and periodicals</text:p>
          </table:table-cell>
          <table:table-cell table:number-columns-repeated="16382"/>
        </table:table-row>
        <table:table-row table:style-name="ro1">
          <table:table-cell office:value-type="string" table:style-name="ce1">
            <text:p>58141</text:p>
          </table:table-cell>
          <table:table-cell office:value-type="string" table:style-name="ce1">
            <text:p>Publishing of learned journals</text:p>
          </table:table-cell>
          <table:table-cell table:number-columns-repeated="16382"/>
        </table:table-row>
        <table:table-row table:style-name="ro1">
          <table:table-cell office:value-type="string" table:style-name="ce1">
            <text:p>58142</text:p>
          </table:table-cell>
          <table:table-cell office:value-type="string" table:style-name="ce1">
            <text:p>Publishing of consumer, business and professional journals and periodicals</text:p>
          </table:table-cell>
          <table:table-cell table:number-columns-repeated="16382"/>
        </table:table-row>
        <table:table-row table:style-name="ro1">
          <table:table-cell office:value-type="string" table:style-name="ce1">
            <text:p>58190</text:p>
          </table:table-cell>
          <table:table-cell office:value-type="string" table:style-name="ce1">
            <text:p>Other publishing activities</text:p>
          </table:table-cell>
          <table:table-cell table:number-columns-repeated="16382"/>
        </table:table-row>
        <table:table-row table:style-name="ro1">
          <table:table-cell office:value-type="string" table:style-name="ce1">
            <text:p>58200</text:p>
          </table:table-cell>
          <table:table-cell office:value-type="string" table:style-name="ce1">
            <text:p>Software publishing</text:p>
          </table:table-cell>
          <table:table-cell table:number-columns-repeated="16382"/>
        </table:table-row>
        <table:table-row table:style-name="ro1">
          <table:table-cell office:value-type="string" table:style-name="ce1">
            <text:p>58210</text:p>
          </table:table-cell>
          <table:table-cell office:value-type="string" table:style-name="ce1">
            <text:p>Publishing of computer games</text:p>
          </table:table-cell>
          <table:table-cell table:number-columns-repeated="16382"/>
        </table:table-row>
        <table:table-row table:style-name="ro1">
          <table:table-cell office:value-type="string" table:style-name="ce1">
            <text:p>58290</text:p>
          </table:table-cell>
          <table:table-cell office:value-type="string" table:style-name="ce1">
            <text:p>Other software publishing</text:p>
          </table:table-cell>
          <table:table-cell table:number-columns-repeated="16382"/>
        </table:table-row>
        <table:table-row table:style-name="ro1">
          <table:table-cell office:value-type="string" table:style-name="ce1">
            <text:p>59000</text:p>
          </table:table-cell>
          <table:table-cell office:value-type="string" table:style-name="ce1">
            <text:p>Motion picture, video and television programme production, sound recording and music publishing activities</text:p>
          </table:table-cell>
          <table:table-cell table:number-columns-repeated="16382"/>
        </table:table-row>
        <table:table-row table:style-name="ro1">
          <table:table-cell office:value-type="string" table:style-name="ce1">
            <text:p>59100</text:p>
          </table:table-cell>
          <table:table-cell office:value-type="string" table:style-name="ce1">
            <text:p>Motion picture, video and television programme activities</text:p>
          </table:table-cell>
          <table:table-cell table:number-columns-repeated="16382"/>
        </table:table-row>
        <table:table-row table:style-name="ro1">
          <table:table-cell office:value-type="string" table:style-name="ce1">
            <text:p>59110</text:p>
          </table:table-cell>
          <table:table-cell office:value-type="string" table:style-name="ce1">
            <text:p>Motion picture, video and television programme production activities</text:p>
          </table:table-cell>
          <table:table-cell table:number-columns-repeated="16382"/>
        </table:table-row>
        <table:table-row table:style-name="ro1">
          <table:table-cell office:value-type="string" table:style-name="ce1">
            <text:p>59111</text:p>
          </table:table-cell>
          <table:table-cell office:value-type="string" table:style-name="ce1">
            <text:p>Motion picture production activities</text:p>
          </table:table-cell>
          <table:table-cell table:number-columns-repeated="16382"/>
        </table:table-row>
        <table:table-row table:style-name="ro1">
          <table:table-cell office:value-type="string" table:style-name="ce1">
            <text:p>59112</text:p>
          </table:table-cell>
          <table:table-cell office:value-type="string" table:style-name="ce1">
            <text:p>Video production activities</text:p>
          </table:table-cell>
          <table:table-cell table:number-columns-repeated="16382"/>
        </table:table-row>
        <table:table-row table:style-name="ro1">
          <table:table-cell office:value-type="string" table:style-name="ce1">
            <text:p>59113</text:p>
          </table:table-cell>
          <table:table-cell office:value-type="string" table:style-name="ce1">
            <text:p>Television programme production activities</text:p>
          </table:table-cell>
          <table:table-cell table:number-columns-repeated="16382"/>
        </table:table-row>
        <table:table-row table:style-name="ro1">
          <table:table-cell office:value-type="string" table:style-name="ce1">
            <text:p>59120</text:p>
          </table:table-cell>
          <table:table-cell office:value-type="string" table:style-name="ce1">
            <text:p>Motion picture, video and television programme post-production activities</text:p>
          </table:table-cell>
          <table:table-cell table:number-columns-repeated="16382"/>
        </table:table-row>
        <table:table-row table:style-name="ro1">
          <table:table-cell office:value-type="string" table:style-name="ce1">
            <text:p>59130</text:p>
          </table:table-cell>
          <table:table-cell office:value-type="string" table:style-name="ce1">
            <text:p>Motion picture, video and television programme distribution activities</text:p>
          </table:table-cell>
          <table:table-cell table:number-columns-repeated="16382"/>
        </table:table-row>
        <table:table-row table:style-name="ro1">
          <table:table-cell office:value-type="string" table:style-name="ce1">
            <text:p>59131</text:p>
          </table:table-cell>
          <table:table-cell office:value-type="string" table:style-name="ce1">
            <text:p>Motion picture distribution activities</text:p>
          </table:table-cell>
          <table:table-cell table:number-columns-repeated="16382"/>
        </table:table-row>
        <table:table-row table:style-name="ro1">
          <table:table-cell office:value-type="string" table:style-name="ce1">
            <text:p>59132</text:p>
          </table:table-cell>
          <table:table-cell office:value-type="string" table:style-name="ce1">
            <text:p>Video distribution activities</text:p>
          </table:table-cell>
          <table:table-cell table:number-columns-repeated="16382"/>
        </table:table-row>
        <table:table-row table:style-name="ro1">
          <table:table-cell office:value-type="string" table:style-name="ce1">
            <text:p>59133</text:p>
          </table:table-cell>
          <table:table-cell office:value-type="string" table:style-name="ce1">
            <text:p>Television programme distribution activities</text:p>
          </table:table-cell>
          <table:table-cell table:number-columns-repeated="16382"/>
        </table:table-row>
        <table:table-row table:style-name="ro1">
          <table:table-cell office:value-type="string" table:style-name="ce1">
            <text:p>59140</text:p>
          </table:table-cell>
          <table:table-cell office:value-type="string" table:style-name="ce1">
            <text:p>Motion picture projection activities</text:p>
          </table:table-cell>
          <table:table-cell table:number-columns-repeated="16382"/>
        </table:table-row>
        <table:table-row table:style-name="ro1">
          <table:table-cell office:value-type="string" table:style-name="ce1">
            <text:p>59200</text:p>
          </table:table-cell>
          <table:table-cell office:value-type="string" table:style-name="ce1">
            <text:p>Sound recording and music publishing activities</text:p>
          </table:table-cell>
          <table:table-cell table:number-columns-repeated="16382"/>
        </table:table-row>
        <table:table-row table:style-name="ro1">
          <table:table-cell office:value-type="string" table:style-name="ce1">
            <text:p>60000</text:p>
          </table:table-cell>
          <table:table-cell office:value-type="string" table:style-name="ce1">
            <text:p>Programming and broadcasting activities</text:p>
          </table:table-cell>
          <table:table-cell table:number-columns-repeated="16382"/>
        </table:table-row>
        <table:table-row table:style-name="ro1">
          <table:table-cell office:value-type="string" table:style-name="ce1">
            <text:p>60100</text:p>
          </table:table-cell>
          <table:table-cell office:value-type="string" table:style-name="ce1">
            <text:p>Radio broadcasting</text:p>
          </table:table-cell>
          <table:table-cell table:number-columns-repeated="16382"/>
        </table:table-row>
        <table:table-row table:style-name="ro1">
          <table:table-cell office:value-type="string" table:style-name="ce1">
            <text:p>60200</text:p>
          </table:table-cell>
          <table:table-cell office:value-type="string" table:style-name="ce1">
            <text:p>Television programming and broadcasting activities</text:p>
          </table:table-cell>
          <table:table-cell table:number-columns-repeated="16382"/>
        </table:table-row>
        <table:table-row table:style-name="ro1">
          <table:table-cell office:value-type="string" table:style-name="ce1">
            <text:p>61000</text:p>
          </table:table-cell>
          <table:table-cell office:value-type="string" table:style-name="ce1">
            <text:p>Telecommunications</text:p>
          </table:table-cell>
          <table:table-cell table:number-columns-repeated="16382"/>
        </table:table-row>
        <table:table-row table:style-name="ro1">
          <table:table-cell office:value-type="string" table:style-name="ce1">
            <text:p>61100</text:p>
          </table:table-cell>
          <table:table-cell office:value-type="string" table:style-name="ce1">
            <text:p>Wired telecommunications activities</text:p>
          </table:table-cell>
          <table:table-cell table:number-columns-repeated="16382"/>
        </table:table-row>
        <table:table-row table:style-name="ro1">
          <table:table-cell office:value-type="string" table:style-name="ce1">
            <text:p>61200</text:p>
          </table:table-cell>
          <table:table-cell office:value-type="string" table:style-name="ce1">
            <text:p>Wireless telecommunications activities</text:p>
          </table:table-cell>
          <table:table-cell table:number-columns-repeated="16382"/>
        </table:table-row>
        <table:table-row table:style-name="ro1">
          <table:table-cell office:value-type="string" table:style-name="ce1">
            <text:p>61300</text:p>
          </table:table-cell>
          <table:table-cell office:value-type="string" table:style-name="ce1">
            <text:p>Satellite telecommunications activities</text:p>
          </table:table-cell>
          <table:table-cell table:number-columns-repeated="16382"/>
        </table:table-row>
        <table:table-row table:style-name="ro1">
          <table:table-cell office:value-type="string" table:style-name="ce1">
            <text:p>61900</text:p>
          </table:table-cell>
          <table:table-cell office:value-type="string" table:style-name="ce1">
            <text:p>Other telecommunications activities</text:p>
          </table:table-cell>
          <table:table-cell table:number-columns-repeated="16382"/>
        </table:table-row>
        <table:table-row table:style-name="ro1">
          <table:table-cell office:value-type="string" table:style-name="ce1">
            <text:p>62000</text:p>
          </table:table-cell>
          <table:table-cell office:value-type="string" table:style-name="ce1">
            <text:p>Computer programming, consultancy and related activities</text:p>
          </table:table-cell>
          <table:table-cell table:number-columns-repeated="16382"/>
        </table:table-row>
        <table:table-row table:style-name="ro1">
          <table:table-cell office:value-type="string" table:style-name="ce1">
            <text:p>62010</text:p>
          </table:table-cell>
          <table:table-cell office:value-type="string" table:style-name="ce1">
            <text:p>Computer programming activities</text:p>
          </table:table-cell>
          <table:table-cell table:number-columns-repeated="16382"/>
        </table:table-row>
        <table:table-row table:style-name="ro1">
          <table:table-cell office:value-type="string" table:style-name="ce1">
            <text:p>62011</text:p>
          </table:table-cell>
          <table:table-cell office:value-type="string" table:style-name="ce1">
            <text:p>Ready-made interactive leisure and entertainment software development</text:p>
          </table:table-cell>
          <table:table-cell table:number-columns-repeated="16382"/>
        </table:table-row>
        <table:table-row table:style-name="ro1">
          <table:table-cell office:value-type="string" table:style-name="ce1">
            <text:p>62012</text:p>
          </table:table-cell>
          <table:table-cell office:value-type="string" table:style-name="ce1">
            <text:p>Business and domestic software development</text:p>
          </table:table-cell>
          <table:table-cell table:number-columns-repeated="16382"/>
        </table:table-row>
        <table:table-row table:style-name="ro1">
          <table:table-cell office:value-type="string" table:style-name="ce1">
            <text:p>62020</text:p>
          </table:table-cell>
          <table:table-cell office:value-type="string" table:style-name="ce1">
            <text:p>Computer consultancy activities</text:p>
          </table:table-cell>
          <table:table-cell table:number-columns-repeated="16382"/>
        </table:table-row>
        <table:table-row table:style-name="ro1">
          <table:table-cell office:value-type="string" table:style-name="ce1">
            <text:p>62030</text:p>
          </table:table-cell>
          <table:table-cell office:value-type="string" table:style-name="ce1">
            <text:p>Computer facilities management activities</text:p>
          </table:table-cell>
          <table:table-cell table:number-columns-repeated="16382"/>
        </table:table-row>
        <table:table-row table:style-name="ro1">
          <table:table-cell office:value-type="string" table:style-name="ce1">
            <text:p>62090</text:p>
          </table:table-cell>
          <table:table-cell office:value-type="string" table:style-name="ce1">
            <text:p>Other information technology and computer service activities</text:p>
          </table:table-cell>
          <table:table-cell table:number-columns-repeated="16382"/>
        </table:table-row>
        <table:table-row table:style-name="ro1">
          <table:table-cell office:value-type="string" table:style-name="ce1">
            <text:p>63000</text:p>
          </table:table-cell>
          <table:table-cell office:value-type="string" table:style-name="ce1">
            <text:p>Information service activities</text:p>
          </table:table-cell>
          <table:table-cell table:number-columns-repeated="16382"/>
        </table:table-row>
        <table:table-row table:style-name="ro1">
          <table:table-cell office:value-type="string" table:style-name="ce1">
            <text:p>63100</text:p>
          </table:table-cell>
          <table:table-cell office:value-type="string" table:style-name="ce1">
            <text:p>Data processing, hosting and related activities; web portals</text:p>
          </table:table-cell>
          <table:table-cell table:number-columns-repeated="16382"/>
        </table:table-row>
        <table:table-row table:style-name="ro1">
          <table:table-cell office:value-type="string" table:style-name="ce1">
            <text:p>63110</text:p>
          </table:table-cell>
          <table:table-cell office:value-type="string" table:style-name="ce1">
            <text:p>Data processing, hosting and related activities</text:p>
          </table:table-cell>
          <table:table-cell table:number-columns-repeated="16382"/>
        </table:table-row>
        <table:table-row table:style-name="ro1">
          <table:table-cell office:value-type="string" table:style-name="ce1">
            <text:p>63120</text:p>
          </table:table-cell>
          <table:table-cell office:value-type="string" table:style-name="ce1">
            <text:p>Web portals</text:p>
          </table:table-cell>
          <table:table-cell table:number-columns-repeated="16382"/>
        </table:table-row>
        <table:table-row table:style-name="ro1">
          <table:table-cell office:value-type="string" table:style-name="ce1">
            <text:p>63900</text:p>
          </table:table-cell>
          <table:table-cell office:value-type="string" table:style-name="ce1">
            <text:p>Other information service activities</text:p>
          </table:table-cell>
          <table:table-cell table:number-columns-repeated="16382"/>
        </table:table-row>
        <table:table-row table:style-name="ro1">
          <table:table-cell office:value-type="string" table:style-name="ce1">
            <text:p>63910</text:p>
          </table:table-cell>
          <table:table-cell office:value-type="string" table:style-name="ce1">
            <text:p>News agency activities</text:p>
          </table:table-cell>
          <table:table-cell table:number-columns-repeated="16382"/>
        </table:table-row>
        <table:table-row table:style-name="ro1">
          <table:table-cell office:value-type="string" table:style-name="ce1">
            <text:p>63990</text:p>
          </table:table-cell>
          <table:table-cell office:value-type="string" table:style-name="ce1">
            <text:p>Other information service activities not elsewhere classified</text:p>
          </table:table-cell>
          <table:table-cell table:number-columns-repeated="16382"/>
        </table:table-row>
        <table:table-row table:style-name="ro1">
          <table:table-cell office:value-type="string" table:style-name="ce1">
            <text:p>64000</text:p>
          </table:table-cell>
          <table:table-cell office:value-type="string" table:style-name="ce1">
            <text:p>Financial service activities, except insurance and pension funding</text:p>
          </table:table-cell>
          <table:table-cell table:number-columns-repeated="16382"/>
        </table:table-row>
        <table:table-row table:style-name="ro1">
          <table:table-cell office:value-type="string" table:style-name="ce1">
            <text:p>64100</text:p>
          </table:table-cell>
          <table:table-cell office:value-type="string" table:style-name="ce1">
            <text:p>Monetary intermediation</text:p>
          </table:table-cell>
          <table:table-cell table:number-columns-repeated="16382"/>
        </table:table-row>
        <table:table-row table:style-name="ro1">
          <table:table-cell office:value-type="string" table:style-name="ce1">
            <text:p>64110</text:p>
          </table:table-cell>
          <table:table-cell office:value-type="string" table:style-name="ce1">
            <text:p>Central banking</text:p>
          </table:table-cell>
          <table:table-cell table:number-columns-repeated="16382"/>
        </table:table-row>
        <table:table-row table:style-name="ro1">
          <table:table-cell office:value-type="string" table:style-name="ce1">
            <text:p>64190</text:p>
          </table:table-cell>
          <table:table-cell office:value-type="string" table:style-name="ce1">
            <text:p>Other monetary intermediation</text:p>
          </table:table-cell>
          <table:table-cell table:number-columns-repeated="16382"/>
        </table:table-row>
        <table:table-row table:style-name="ro1">
          <table:table-cell office:value-type="string" table:style-name="ce1">
            <text:p>64191</text:p>
          </table:table-cell>
          <table:table-cell office:value-type="string" table:style-name="ce1">
            <text:p>Banks</text:p>
          </table:table-cell>
          <table:table-cell table:number-columns-repeated="16382"/>
        </table:table-row>
        <table:table-row table:style-name="ro1">
          <table:table-cell office:value-type="string" table:style-name="ce1">
            <text:p>64192</text:p>
          </table:table-cell>
          <table:table-cell office:value-type="string" table:style-name="ce1">
            <text:p>Building societies</text:p>
          </table:table-cell>
          <table:table-cell table:number-columns-repeated="16382"/>
        </table:table-row>
        <table:table-row table:style-name="ro1">
          <table:table-cell office:value-type="string" table:style-name="ce1">
            <text:p>64200</text:p>
          </table:table-cell>
          <table:table-cell office:value-type="string" table:style-name="ce1">
            <text:p>Activities of holding companies</text:p>
          </table:table-cell>
          <table:table-cell table:number-columns-repeated="16382"/>
        </table:table-row>
        <table:table-row table:style-name="ro1">
          <table:table-cell office:value-type="string" table:style-name="ce1">
            <text:p>64201</text:p>
          </table:table-cell>
          <table:table-cell office:value-type="string" table:style-name="ce1">
            <text:p>Activities of agricultural holding companies</text:p>
          </table:table-cell>
          <table:table-cell table:number-columns-repeated="16382"/>
        </table:table-row>
        <table:table-row table:style-name="ro1">
          <table:table-cell office:value-type="string" table:style-name="ce1">
            <text:p>64202</text:p>
          </table:table-cell>
          <table:table-cell office:value-type="string" table:style-name="ce1">
            <text:p>Activities of production holding companies</text:p>
          </table:table-cell>
          <table:table-cell table:number-columns-repeated="16382"/>
        </table:table-row>
        <table:table-row table:style-name="ro1">
          <table:table-cell office:value-type="string" table:style-name="ce1">
            <text:p>64203</text:p>
          </table:table-cell>
          <table:table-cell office:value-type="string" table:style-name="ce1">
            <text:p>Activities of construction holding companies</text:p>
          </table:table-cell>
          <table:table-cell table:number-columns-repeated="16382"/>
        </table:table-row>
        <table:table-row table:style-name="ro1">
          <table:table-cell office:value-type="string" table:style-name="ce1">
            <text:p>64204</text:p>
          </table:table-cell>
          <table:table-cell office:value-type="string" table:style-name="ce1">
            <text:p>Activities of distribution holding companies</text:p>
          </table:table-cell>
          <table:table-cell table:number-columns-repeated="16382"/>
        </table:table-row>
        <table:table-row table:style-name="ro1">
          <table:table-cell office:value-type="string" table:style-name="ce1">
            <text:p>64205</text:p>
          </table:table-cell>
          <table:table-cell office:value-type="string" table:style-name="ce1">
            <text:p>Activities of financial services holding companies</text:p>
          </table:table-cell>
          <table:table-cell table:number-columns-repeated="16382"/>
        </table:table-row>
        <table:table-row table:style-name="ro1">
          <table:table-cell office:value-type="string" table:style-name="ce1">
            <text:p>64209</text:p>
          </table:table-cell>
          <table:table-cell office:value-type="string" table:style-name="ce1">
            <text:p>Activities of other holding companies (not including agricultural, production, construction, distribution and financial services holding companies) not elsewhere classified</text:p>
          </table:table-cell>
          <table:table-cell table:number-columns-repeated="16382"/>
        </table:table-row>
        <table:table-row table:style-name="ro1">
          <table:table-cell office:value-type="string" table:style-name="ce1">
            <text:p>64300</text:p>
          </table:table-cell>
          <table:table-cell office:value-type="string" table:style-name="ce1">
            <text:p>Trusts, funds and similar financial entities</text:p>
          </table:table-cell>
          <table:table-cell table:number-columns-repeated="16382"/>
        </table:table-row>
        <table:table-row table:style-name="ro1">
          <table:table-cell office:value-type="string" table:style-name="ce1">
            <text:p>64301</text:p>
          </table:table-cell>
          <table:table-cell office:value-type="string" table:style-name="ce1">
            <text:p>Activities of investment trusts</text:p>
          </table:table-cell>
          <table:table-cell table:number-columns-repeated="16382"/>
        </table:table-row>
        <table:table-row table:style-name="ro1">
          <table:table-cell office:value-type="string" table:style-name="ce1">
            <text:p>64302</text:p>
          </table:table-cell>
          <table:table-cell office:value-type="string" table:style-name="ce1">
            <text:p>Activities of unit trusts</text:p>
          </table:table-cell>
          <table:table-cell table:number-columns-repeated="16382"/>
        </table:table-row>
        <table:table-row table:style-name="ro1">
          <table:table-cell office:value-type="string" table:style-name="ce1">
            <text:p>64303</text:p>
          </table:table-cell>
          <table:table-cell office:value-type="string" table:style-name="ce1">
            <text:p>Activities of venture and development capital companies</text:p>
          </table:table-cell>
          <table:table-cell table:number-columns-repeated="16382"/>
        </table:table-row>
        <table:table-row table:style-name="ro1">
          <table:table-cell office:value-type="string" table:style-name="ce1">
            <text:p>64304</text:p>
          </table:table-cell>
          <table:table-cell office:value-type="string" table:style-name="ce1">
            <text:p>Activities of open-ended investment companies</text:p>
          </table:table-cell>
          <table:table-cell table:number-columns-repeated="16382"/>
        </table:table-row>
        <table:table-row table:style-name="ro1">
          <table:table-cell office:value-type="string" table:style-name="ce1">
            <text:p>64305</text:p>
          </table:table-cell>
          <table:table-cell office:value-type="string" table:style-name="ce1">
            <text:p>Activities of property unit trusts</text:p>
          </table:table-cell>
          <table:table-cell table:number-columns-repeated="16382"/>
        </table:table-row>
        <table:table-row table:style-name="ro1">
          <table:table-cell office:value-type="string" table:style-name="ce1">
            <text:p>64306</text:p>
          </table:table-cell>
          <table:table-cell office:value-type="string" table:style-name="ce1">
            <text:p>Activities of real estate investment trusts</text:p>
          </table:table-cell>
          <table:table-cell table:number-columns-repeated="16382"/>
        </table:table-row>
        <table:table-row table:style-name="ro1">
          <table:table-cell office:value-type="string" table:style-name="ce1">
            <text:p>64900</text:p>
          </table:table-cell>
          <table:table-cell office:value-type="string" table:style-name="ce1">
            <text:p>Other financial service activities, except insurance and pension funding</text:p>
          </table:table-cell>
          <table:table-cell table:number-columns-repeated="16382"/>
        </table:table-row>
        <table:table-row table:style-name="ro1">
          <table:table-cell office:value-type="string" table:style-name="ce1">
            <text:p>64910</text:p>
          </table:table-cell>
          <table:table-cell office:value-type="string" table:style-name="ce1">
            <text:p>Financial leasing</text:p>
          </table:table-cell>
          <table:table-cell table:number-columns-repeated="16382"/>
        </table:table-row>
        <table:table-row table:style-name="ro1">
          <table:table-cell office:value-type="string" table:style-name="ce1">
            <text:p>64920</text:p>
          </table:table-cell>
          <table:table-cell office:value-type="string" table:style-name="ce1">
            <text:p>Other credit granting</text:p>
          </table:table-cell>
          <table:table-cell table:number-columns-repeated="16382"/>
        </table:table-row>
        <table:table-row table:style-name="ro1">
          <table:table-cell office:value-type="string" table:style-name="ce1">
            <text:p>64921</text:p>
          </table:table-cell>
          <table:table-cell office:value-type="string" table:style-name="ce1">
            <text:p>Credit granting by non-deposit taking finance houses and other specialist consumer credit grantors</text:p>
          </table:table-cell>
          <table:table-cell table:number-columns-repeated="16382"/>
        </table:table-row>
        <table:table-row table:style-name="ro1">
          <table:table-cell office:value-type="string" table:style-name="ce1">
            <text:p>64922</text:p>
          </table:table-cell>
          <table:table-cell office:value-type="string" table:style-name="ce1">
            <text:p>Activities of mortgage finance companies</text:p>
          </table:table-cell>
          <table:table-cell table:number-columns-repeated="16382"/>
        </table:table-row>
        <table:table-row table:style-name="ro1">
          <table:table-cell office:value-type="string" table:style-name="ce1">
            <text:p>64929</text:p>
          </table:table-cell>
          <table:table-cell office:value-type="string" table:style-name="ce1">
            <text:p>Other credit granting (not including credit granting by non-deposit taking finance houses and other specialist consumer credit grantors and activities of mortgage finance companies) not elsewhere classified</text:p>
          </table:table-cell>
          <table:table-cell table:number-columns-repeated="16382"/>
        </table:table-row>
        <table:table-row table:style-name="ro1">
          <table:table-cell office:value-type="string" table:style-name="ce1">
            <text:p>64990</text:p>
          </table:table-cell>
          <table:table-cell office:value-type="string" table:style-name="ce1">
            <text:p>Other financial service activities, except insurance and pension funding, not elsewhere classified</text:p>
          </table:table-cell>
          <table:table-cell table:number-columns-repeated="16382"/>
        </table:table-row>
        <table:table-row table:style-name="ro1">
          <table:table-cell office:value-type="string" table:style-name="ce1">
            <text:p>64991</text:p>
          </table:table-cell>
          <table:table-cell office:value-type="string" table:style-name="ce1">
            <text:p>Security dealing on own account</text:p>
          </table:table-cell>
          <table:table-cell table:number-columns-repeated="16382"/>
        </table:table-row>
        <table:table-row table:style-name="ro1">
          <table:table-cell office:value-type="string" table:style-name="ce1">
            <text:p>64992</text:p>
          </table:table-cell>
          <table:table-cell office:value-type="string" table:style-name="ce1">
            <text:p>Factoring</text:p>
          </table:table-cell>
          <table:table-cell table:number-columns-repeated="16382"/>
        </table:table-row>
        <table:table-row table:style-name="ro1">
          <table:table-cell office:value-type="string" table:style-name="ce1">
            <text:p>64999</text:p>
          </table:table-cell>
          <table:table-cell office:value-type="string" table:style-name="ce1">
            <text:p>Other financial service activities, except insurance and pension funding, (not including security dealing on own account and factoring) not elsewhere classified</text:p>
          </table:table-cell>
          <table:table-cell table:number-columns-repeated="16382"/>
        </table:table-row>
        <table:table-row table:style-name="ro1">
          <table:table-cell office:value-type="string" table:style-name="ce1">
            <text:p>65000</text:p>
          </table:table-cell>
          <table:table-cell office:value-type="string" table:style-name="ce1">
            <text:p>Insurance, reinsurance and pension funding, except compulsory social security</text:p>
          </table:table-cell>
          <table:table-cell table:number-columns-repeated="16382"/>
        </table:table-row>
        <table:table-row table:style-name="ro1">
          <table:table-cell office:value-type="string" table:style-name="ce1">
            <text:p>65100</text:p>
          </table:table-cell>
          <table:table-cell office:value-type="string" table:style-name="ce1">
            <text:p>Insurance</text:p>
          </table:table-cell>
          <table:table-cell table:number-columns-repeated="16382"/>
        </table:table-row>
        <table:table-row table:style-name="ro1">
          <table:table-cell office:value-type="string" table:style-name="ce1">
            <text:p>65110</text:p>
          </table:table-cell>
          <table:table-cell office:value-type="string" table:style-name="ce1">
            <text:p>Life insurance</text:p>
          </table:table-cell>
          <table:table-cell table:number-columns-repeated="16382"/>
        </table:table-row>
        <table:table-row table:style-name="ro1">
          <table:table-cell office:value-type="string" table:style-name="ce1">
            <text:p>65120</text:p>
          </table:table-cell>
          <table:table-cell office:value-type="string" table:style-name="ce1">
            <text:p>Non-life insurance</text:p>
          </table:table-cell>
          <table:table-cell table:number-columns-repeated="16382"/>
        </table:table-row>
        <table:table-row table:style-name="ro1">
          <table:table-cell office:value-type="string" table:style-name="ce1">
            <text:p>65200</text:p>
          </table:table-cell>
          <table:table-cell office:value-type="string" table:style-name="ce1">
            <text:p>Reinsurance</text:p>
          </table:table-cell>
          <table:table-cell table:number-columns-repeated="16382"/>
        </table:table-row>
        <table:table-row table:style-name="ro1">
          <table:table-cell office:value-type="string" table:style-name="ce1">
            <text:p>65201</text:p>
          </table:table-cell>
          <table:table-cell office:value-type="string" table:style-name="ce1">
            <text:p>Life reinsurance</text:p>
          </table:table-cell>
          <table:table-cell table:number-columns-repeated="16382"/>
        </table:table-row>
        <table:table-row table:style-name="ro1">
          <table:table-cell office:value-type="string" table:style-name="ce1">
            <text:p>65202</text:p>
          </table:table-cell>
          <table:table-cell office:value-type="string" table:style-name="ce1">
            <text:p>Non-life reinsurance</text:p>
          </table:table-cell>
          <table:table-cell table:number-columns-repeated="16382"/>
        </table:table-row>
        <table:table-row table:style-name="ro1">
          <table:table-cell office:value-type="string" table:style-name="ce1">
            <text:p>65300</text:p>
          </table:table-cell>
          <table:table-cell office:value-type="string" table:style-name="ce1">
            <text:p>Pension funding</text:p>
          </table:table-cell>
          <table:table-cell table:number-columns-repeated="16382"/>
        </table:table-row>
        <table:table-row table:style-name="ro1">
          <table:table-cell office:value-type="string" table:style-name="ce1">
            <text:p>66000</text:p>
          </table:table-cell>
          <table:table-cell office:value-type="string" table:style-name="ce1">
            <text:p>Activities auxiliary to financial services and insurance activities</text:p>
          </table:table-cell>
          <table:table-cell table:number-columns-repeated="16382"/>
        </table:table-row>
        <table:table-row table:style-name="ro1">
          <table:table-cell office:value-type="string" table:style-name="ce1">
            <text:p>66100</text:p>
          </table:table-cell>
          <table:table-cell office:value-type="string" table:style-name="ce1">
            <text:p>Activities auxiliary to financial services, except insurance and pension funding</text:p>
          </table:table-cell>
          <table:table-cell table:number-columns-repeated="16382"/>
        </table:table-row>
        <table:table-row table:style-name="ro1">
          <table:table-cell office:value-type="string" table:style-name="ce1">
            <text:p>66110</text:p>
          </table:table-cell>
          <table:table-cell office:value-type="string" table:style-name="ce1">
            <text:p>Administration of financial markets</text:p>
          </table:table-cell>
          <table:table-cell table:number-columns-repeated="16382"/>
        </table:table-row>
        <table:table-row table:style-name="ro1">
          <table:table-cell office:value-type="string" table:style-name="ce1">
            <text:p>66120</text:p>
          </table:table-cell>
          <table:table-cell office:value-type="string" table:style-name="ce1">
            <text:p>Security and commodity contracts brokerage</text:p>
          </table:table-cell>
          <table:table-cell table:number-columns-repeated="16382"/>
        </table:table-row>
        <table:table-row table:style-name="ro1">
          <table:table-cell office:value-type="string" table:style-name="ce1">
            <text:p>66190</text:p>
          </table:table-cell>
          <table:table-cell office:value-type="string" table:style-name="ce1">
            <text:p>Other activities auxiliary to financial services, except insurance and pension funding</text:p>
          </table:table-cell>
          <table:table-cell table:number-columns-repeated="16382"/>
        </table:table-row>
        <table:table-row table:style-name="ro1">
          <table:table-cell office:value-type="string" table:style-name="ce1">
            <text:p>66200</text:p>
          </table:table-cell>
          <table:table-cell office:value-type="string" table:style-name="ce1">
            <text:p>Activities auxiliary to insurance and pension funding</text:p>
          </table:table-cell>
          <table:table-cell table:number-columns-repeated="16382"/>
        </table:table-row>
        <table:table-row table:style-name="ro1">
          <table:table-cell office:value-type="string" table:style-name="ce1">
            <text:p>66210</text:p>
          </table:table-cell>
          <table:table-cell office:value-type="string" table:style-name="ce1">
            <text:p>Risk and damage evaluation</text:p>
          </table:table-cell>
          <table:table-cell table:number-columns-repeated="16382"/>
        </table:table-row>
        <table:table-row table:style-name="ro1">
          <table:table-cell office:value-type="string" table:style-name="ce1">
            <text:p>66220</text:p>
          </table:table-cell>
          <table:table-cell office:value-type="string" table:style-name="ce1">
            <text:p>Activities of insurance agents and brokers</text:p>
          </table:table-cell>
          <table:table-cell table:number-columns-repeated="16382"/>
        </table:table-row>
        <table:table-row table:style-name="ro1">
          <table:table-cell office:value-type="string" table:style-name="ce1">
            <text:p>66290</text:p>
          </table:table-cell>
          <table:table-cell office:value-type="string" table:style-name="ce1">
            <text:p>Other activities auxiliary to insurance and pension funding</text:p>
          </table:table-cell>
          <table:table-cell table:number-columns-repeated="16382"/>
        </table:table-row>
        <table:table-row table:style-name="ro1">
          <table:table-cell office:value-type="string" table:style-name="ce1">
            <text:p>66300</text:p>
          </table:table-cell>
          <table:table-cell office:value-type="string" table:style-name="ce1">
            <text:p>Fund management activities</text:p>
          </table:table-cell>
          <table:table-cell table:number-columns-repeated="16382"/>
        </table:table-row>
        <table:table-row table:style-name="ro1">
          <table:table-cell office:value-type="string" table:style-name="ce1">
            <text:p>68000</text:p>
          </table:table-cell>
          <table:table-cell office:value-type="string" table:style-name="ce1">
            <text:p>Real estate activities</text:p>
          </table:table-cell>
          <table:table-cell table:number-columns-repeated="16382"/>
        </table:table-row>
        <table:table-row table:style-name="ro1">
          <table:table-cell office:value-type="string" table:style-name="ce1">
            <text:p>68100</text:p>
          </table:table-cell>
          <table:table-cell office:value-type="string" table:style-name="ce1">
            <text:p>Buying and selling of own real estate</text:p>
          </table:table-cell>
          <table:table-cell table:number-columns-repeated="16382"/>
        </table:table-row>
        <table:table-row table:style-name="ro1">
          <table:table-cell office:value-type="string" table:style-name="ce1">
            <text:p>68200</text:p>
          </table:table-cell>
          <table:table-cell office:value-type="string" table:style-name="ce1">
            <text:p>Renting and operating of own or leased real estate</text:p>
          </table:table-cell>
          <table:table-cell table:number-columns-repeated="16382"/>
        </table:table-row>
        <table:table-row table:style-name="ro1">
          <table:table-cell office:value-type="string" table:style-name="ce1">
            <text:p>68201</text:p>
          </table:table-cell>
          <table:table-cell office:value-type="string" table:style-name="ce1">
            <text:p>Renting and operating of housing association real estate</text:p>
          </table:table-cell>
          <table:table-cell table:number-columns-repeated="16382"/>
        </table:table-row>
        <table:table-row table:style-name="ro1">
          <table:table-cell office:value-type="string" table:style-name="ce1">
            <text:p>68202</text:p>
          </table:table-cell>
          <table:table-cell office:value-type="string" table:style-name="ce1">
            <text:p>Letting and operating of conference and exhibition centres</text:p>
          </table:table-cell>
          <table:table-cell table:number-columns-repeated="16382"/>
        </table:table-row>
        <table:table-row table:style-name="ro1">
          <table:table-cell office:value-type="string" table:style-name="ce1">
            <text:p>68209</text:p>
          </table:table-cell>
          <table:table-cell office:value-type="string" table:style-name="ce1">
            <text:p>Letting and operating of own or leased real estate (other than housing association real estate and conference and exhibition services) not elsewhere classified</text:p>
          </table:table-cell>
          <table:table-cell table:number-columns-repeated="16382"/>
        </table:table-row>
        <table:table-row table:style-name="ro1">
          <table:table-cell office:value-type="string" table:style-name="ce1">
            <text:p>68300</text:p>
          </table:table-cell>
          <table:table-cell office:value-type="string" table:style-name="ce1">
            <text:p>Real estate activities on a fee or contract basis</text:p>
          </table:table-cell>
          <table:table-cell table:number-columns-repeated="16382"/>
        </table:table-row>
        <table:table-row table:style-name="ro1">
          <table:table-cell office:value-type="string" table:style-name="ce1">
            <text:p>68310</text:p>
          </table:table-cell>
          <table:table-cell office:value-type="string" table:style-name="ce1">
            <text:p>Real estate agencies</text:p>
          </table:table-cell>
          <table:table-cell table:number-columns-repeated="16382"/>
        </table:table-row>
        <table:table-row table:style-name="ro1">
          <table:table-cell office:value-type="string" table:style-name="ce1">
            <text:p>68320</text:p>
          </table:table-cell>
          <table:table-cell office:value-type="string" table:style-name="ce1">
            <text:p>Management of real estate on a fee or contract basis</text:p>
          </table:table-cell>
          <table:table-cell table:number-columns-repeated="16382"/>
        </table:table-row>
        <table:table-row table:style-name="ro1">
          <table:table-cell office:value-type="string" table:style-name="ce1">
            <text:p>69000</text:p>
          </table:table-cell>
          <table:table-cell office:value-type="string" table:style-name="ce1">
            <text:p>Legal and accounting activities</text:p>
          </table:table-cell>
          <table:table-cell table:number-columns-repeated="16382"/>
        </table:table-row>
        <table:table-row table:style-name="ro1">
          <table:table-cell office:value-type="string" table:style-name="ce1">
            <text:p>69100</text:p>
          </table:table-cell>
          <table:table-cell office:value-type="string" table:style-name="ce1">
            <text:p>Legal activities</text:p>
          </table:table-cell>
          <table:table-cell table:number-columns-repeated="16382"/>
        </table:table-row>
        <table:table-row table:style-name="ro1">
          <table:table-cell office:value-type="string" table:style-name="ce1">
            <text:p>69101</text:p>
          </table:table-cell>
          <table:table-cell office:value-type="string" table:style-name="ce1">
            <text:p>Barristers at law</text:p>
          </table:table-cell>
          <table:table-cell table:number-columns-repeated="16382"/>
        </table:table-row>
        <table:table-row table:style-name="ro1">
          <table:table-cell office:value-type="string" table:style-name="ce1">
            <text:p>69102</text:p>
          </table:table-cell>
          <table:table-cell office:value-type="string" table:style-name="ce1">
            <text:p>Solicitors</text:p>
          </table:table-cell>
          <table:table-cell table:number-columns-repeated="16382"/>
        </table:table-row>
        <table:table-row table:style-name="ro1">
          <table:table-cell office:value-type="string" table:style-name="ce1">
            <text:p>69109</text:p>
          </table:table-cell>
          <table:table-cell office:value-type="string" table:style-name="ce1">
            <text:p>Activities of patent and copyright agents; other legal activities (other than those of barristers and solicitors) not elsewhere classified</text:p>
          </table:table-cell>
          <table:table-cell table:number-columns-repeated="16382"/>
        </table:table-row>
        <table:table-row table:style-name="ro1">
          <table:table-cell office:value-type="string" table:style-name="ce1">
            <text:p>69200</text:p>
          </table:table-cell>
          <table:table-cell office:value-type="string" table:style-name="ce1">
            <text:p>Accounting, bookkeeping and auditing activities; tax consultancy</text:p>
          </table:table-cell>
          <table:table-cell table:number-columns-repeated="16382"/>
        </table:table-row>
        <table:table-row table:style-name="ro1">
          <table:table-cell office:value-type="string" table:style-name="ce1">
            <text:p>69201</text:p>
          </table:table-cell>
          <table:table-cell office:value-type="string" table:style-name="ce1">
            <text:p>Accounting, and auditing activities</text:p>
          </table:table-cell>
          <table:table-cell table:number-columns-repeated="16382"/>
        </table:table-row>
        <table:table-row table:style-name="ro1">
          <table:table-cell office:value-type="string" table:style-name="ce1">
            <text:p>69202</text:p>
          </table:table-cell>
          <table:table-cell office:value-type="string" table:style-name="ce1">
            <text:p>Bookkeeping activities</text:p>
          </table:table-cell>
          <table:table-cell table:number-columns-repeated="16382"/>
        </table:table-row>
        <table:table-row table:style-name="ro1">
          <table:table-cell office:value-type="string" table:style-name="ce1">
            <text:p>69203</text:p>
          </table:table-cell>
          <table:table-cell office:value-type="string" table:style-name="ce1">
            <text:p>Tax consultancy</text:p>
          </table:table-cell>
          <table:table-cell table:number-columns-repeated="16382"/>
        </table:table-row>
        <table:table-row table:style-name="ro1">
          <table:table-cell office:value-type="string" table:style-name="ce1">
            <text:p>70000</text:p>
          </table:table-cell>
          <table:table-cell office:value-type="string" table:style-name="ce1">
            <text:p>Activities of head offices; management consultancy activities</text:p>
          </table:table-cell>
          <table:table-cell table:number-columns-repeated="16382"/>
        </table:table-row>
        <table:table-row table:style-name="ro1">
          <table:table-cell office:value-type="string" table:style-name="ce1">
            <text:p>70100</text:p>
          </table:table-cell>
          <table:table-cell office:value-type="string" table:style-name="ce1">
            <text:p>Activities of head offices</text:p>
          </table:table-cell>
          <table:table-cell table:number-columns-repeated="16382"/>
        </table:table-row>
        <table:table-row table:style-name="ro1">
          <table:table-cell office:value-type="string" table:style-name="ce1">
            <text:p>70200</text:p>
          </table:table-cell>
          <table:table-cell office:value-type="string" table:style-name="ce1">
            <text:p>Management consultancy activities</text:p>
          </table:table-cell>
          <table:table-cell table:number-columns-repeated="16382"/>
        </table:table-row>
        <table:table-row table:style-name="ro1">
          <table:table-cell office:value-type="string" table:style-name="ce1">
            <text:p>70210</text:p>
          </table:table-cell>
          <table:table-cell office:value-type="string" table:style-name="ce1">
            <text:p>Public relations and communication activities</text:p>
          </table:table-cell>
          <table:table-cell table:number-columns-repeated="16382"/>
        </table:table-row>
        <table:table-row table:style-name="ro1">
          <table:table-cell office:value-type="string" table:style-name="ce1">
            <text:p>70220</text:p>
          </table:table-cell>
          <table:table-cell office:value-type="string" table:style-name="ce1">
            <text:p>Business and other management consultancy activities</text:p>
          </table:table-cell>
          <table:table-cell table:number-columns-repeated="16382"/>
        </table:table-row>
        <table:table-row table:style-name="ro1">
          <table:table-cell office:value-type="string" table:style-name="ce1">
            <text:p>70221</text:p>
          </table:table-cell>
          <table:table-cell office:value-type="string" table:style-name="ce1">
            <text:p>Financial management</text:p>
          </table:table-cell>
          <table:table-cell table:number-columns-repeated="16382"/>
        </table:table-row>
        <table:table-row table:style-name="ro1">
          <table:table-cell office:value-type="string" table:style-name="ce1">
            <text:p>70229</text:p>
          </table:table-cell>
          <table:table-cell office:value-type="string" table:style-name="ce1">
            <text:p>Management consultancy activities (other than financial management)</text:p>
          </table:table-cell>
          <table:table-cell table:number-columns-repeated="16382"/>
        </table:table-row>
        <table:table-row table:style-name="ro1">
          <table:table-cell office:value-type="string" table:style-name="ce1">
            <text:p>71000</text:p>
          </table:table-cell>
          <table:table-cell office:value-type="string" table:style-name="ce1">
            <text:p>Architectural and engineering activities; technical testing and analysis</text:p>
          </table:table-cell>
          <table:table-cell table:number-columns-repeated="16382"/>
        </table:table-row>
        <table:table-row table:style-name="ro1">
          <table:table-cell office:value-type="string" table:style-name="ce1">
            <text:p>71100</text:p>
          </table:table-cell>
          <table:table-cell office:value-type="string" table:style-name="ce1">
            <text:p>Architectural and engineering activities and related technical consultancy</text:p>
          </table:table-cell>
          <table:table-cell table:number-columns-repeated="16382"/>
        </table:table-row>
        <table:table-row table:style-name="ro1">
          <table:table-cell office:value-type="string" table:style-name="ce1">
            <text:p>71110</text:p>
          </table:table-cell>
          <table:table-cell office:value-type="string" table:style-name="ce1">
            <text:p>Architectural activities</text:p>
          </table:table-cell>
          <table:table-cell table:number-columns-repeated="16382"/>
        </table:table-row>
        <table:table-row table:style-name="ro1">
          <table:table-cell office:value-type="string" table:style-name="ce1">
            <text:p>71111</text:p>
          </table:table-cell>
          <table:table-cell office:value-type="string" table:style-name="ce1">
            <text:p>Architectural activities</text:p>
          </table:table-cell>
          <table:table-cell table:number-columns-repeated="16382"/>
        </table:table-row>
        <table:table-row table:style-name="ro1">
          <table:table-cell office:value-type="string" table:style-name="ce1">
            <text:p>71112</text:p>
          </table:table-cell>
          <table:table-cell office:value-type="string" table:style-name="ce1">
            <text:p>Urban planning and landscape architectural activities</text:p>
          </table:table-cell>
          <table:table-cell table:number-columns-repeated="16382"/>
        </table:table-row>
        <table:table-row table:style-name="ro1">
          <table:table-cell office:value-type="string" table:style-name="ce1">
            <text:p>71120</text:p>
          </table:table-cell>
          <table:table-cell office:value-type="string" table:style-name="ce1">
            <text:p>Engineering activities and related technical consultancy</text:p>
          </table:table-cell>
          <table:table-cell table:number-columns-repeated="16382"/>
        </table:table-row>
        <table:table-row table:style-name="ro1">
          <table:table-cell office:value-type="string" table:style-name="ce1">
            <text:p>71121</text:p>
          </table:table-cell>
          <table:table-cell office:value-type="string" table:style-name="ce1">
            <text:p>Engineering design activities for industrial process and production</text:p>
          </table:table-cell>
          <table:table-cell table:number-columns-repeated="16382"/>
        </table:table-row>
        <table:table-row table:style-name="ro1">
          <table:table-cell office:value-type="string" table:style-name="ce1">
            <text:p>71122</text:p>
          </table:table-cell>
          <table:table-cell office:value-type="string" table:style-name="ce1">
            <text:p>Engineering related scientific and technical consulting activities</text:p>
          </table:table-cell>
          <table:table-cell table:number-columns-repeated="16382"/>
        </table:table-row>
        <table:table-row table:style-name="ro1">
          <table:table-cell office:value-type="string" table:style-name="ce1">
            <text:p>71129</text:p>
          </table:table-cell>
          <table:table-cell office:value-type="string" table:style-name="ce1">
            <text:p>Other engineering activities (not including engineering design for industrial process and production or engineering related scientific and technical consulting activities)</text:p>
          </table:table-cell>
          <table:table-cell table:number-columns-repeated="16382"/>
        </table:table-row>
        <table:table-row table:style-name="ro1">
          <table:table-cell office:value-type="string" table:style-name="ce1">
            <text:p>71200</text:p>
          </table:table-cell>
          <table:table-cell office:value-type="string" table:style-name="ce1">
            <text:p>Technical testing and analysis</text:p>
          </table:table-cell>
          <table:table-cell table:number-columns-repeated="16382"/>
        </table:table-row>
        <table:table-row table:style-name="ro1">
          <table:table-cell office:value-type="string" table:style-name="ce1">
            <text:p>72000</text:p>
          </table:table-cell>
          <table:table-cell office:value-type="string" table:style-name="ce1">
            <text:p>Scientific research and development</text:p>
          </table:table-cell>
          <table:table-cell table:number-columns-repeated="16382"/>
        </table:table-row>
        <table:table-row table:style-name="ro1">
          <table:table-cell office:value-type="string" table:style-name="ce1">
            <text:p>72100</text:p>
          </table:table-cell>
          <table:table-cell office:value-type="string" table:style-name="ce1">
            <text:p>Research and experimental development on natural sciences and engineering</text:p>
          </table:table-cell>
          <table:table-cell table:number-columns-repeated="16382"/>
        </table:table-row>
        <table:table-row table:style-name="ro1">
          <table:table-cell office:value-type="string" table:style-name="ce1">
            <text:p>72110</text:p>
          </table:table-cell>
          <table:table-cell office:value-type="string" table:style-name="ce1">
            <text:p>Research and experimental development on biotechnology</text:p>
          </table:table-cell>
          <table:table-cell table:number-columns-repeated="16382"/>
        </table:table-row>
        <table:table-row table:style-name="ro1">
          <table:table-cell office:value-type="string" table:style-name="ce1">
            <text:p>72190</text:p>
          </table:table-cell>
          <table:table-cell office:value-type="string" table:style-name="ce1">
            <text:p>Other research and experimental development on natural sciences and engineering</text:p>
          </table:table-cell>
          <table:table-cell table:number-columns-repeated="16382"/>
        </table:table-row>
        <table:table-row table:style-name="ro1">
          <table:table-cell office:value-type="string" table:style-name="ce1">
            <text:p>72200</text:p>
          </table:table-cell>
          <table:table-cell office:value-type="string" table:style-name="ce1">
            <text:p>Research and experimental development on social sciences and humanities</text:p>
          </table:table-cell>
          <table:table-cell table:number-columns-repeated="16382"/>
        </table:table-row>
        <table:table-row table:style-name="ro1">
          <table:table-cell office:value-type="string" table:style-name="ce1">
            <text:p>73000</text:p>
          </table:table-cell>
          <table:table-cell office:value-type="string" table:style-name="ce1">
            <text:p>Advertising and market research</text:p>
          </table:table-cell>
          <table:table-cell table:number-columns-repeated="16382"/>
        </table:table-row>
        <table:table-row table:style-name="ro1">
          <table:table-cell office:value-type="string" table:style-name="ce1">
            <text:p>73100</text:p>
          </table:table-cell>
          <table:table-cell office:value-type="string" table:style-name="ce1">
            <text:p>Advertising</text:p>
          </table:table-cell>
          <table:table-cell table:number-columns-repeated="16382"/>
        </table:table-row>
        <table:table-row table:style-name="ro1">
          <table:table-cell office:value-type="string" table:style-name="ce1">
            <text:p>73110</text:p>
          </table:table-cell>
          <table:table-cell office:value-type="string" table:style-name="ce1">
            <text:p>Advertising agencies</text:p>
          </table:table-cell>
          <table:table-cell table:number-columns-repeated="16382"/>
        </table:table-row>
        <table:table-row table:style-name="ro1">
          <table:table-cell office:value-type="string" table:style-name="ce1">
            <text:p>73120</text:p>
          </table:table-cell>
          <table:table-cell office:value-type="string" table:style-name="ce1">
            <text:p>Media representation</text:p>
          </table:table-cell>
          <table:table-cell table:number-columns-repeated="16382"/>
        </table:table-row>
        <table:table-row table:style-name="ro1">
          <table:table-cell office:value-type="string" table:style-name="ce1">
            <text:p>73200</text:p>
          </table:table-cell>
          <table:table-cell office:value-type="string" table:style-name="ce1">
            <text:p>Market research and public opinion polling</text:p>
          </table:table-cell>
          <table:table-cell table:number-columns-repeated="16382"/>
        </table:table-row>
        <table:table-row table:style-name="ro1">
          <table:table-cell office:value-type="string" table:style-name="ce1">
            <text:p>74000</text:p>
          </table:table-cell>
          <table:table-cell office:value-type="string" table:style-name="ce1">
            <text:p>Other professional, scientific and technical activities</text:p>
          </table:table-cell>
          <table:table-cell table:number-columns-repeated="16382"/>
        </table:table-row>
        <table:table-row table:style-name="ro1">
          <table:table-cell office:value-type="string" table:style-name="ce1">
            <text:p>74100</text:p>
          </table:table-cell>
          <table:table-cell office:value-type="string" table:style-name="ce1">
            <text:p>Specialised design activities</text:p>
          </table:table-cell>
          <table:table-cell table:number-columns-repeated="16382"/>
        </table:table-row>
        <table:table-row table:style-name="ro1">
          <table:table-cell office:value-type="string" table:style-name="ce1">
            <text:p>74200</text:p>
          </table:table-cell>
          <table:table-cell office:value-type="string" table:style-name="ce1">
            <text:p>Photographic activities</text:p>
          </table:table-cell>
          <table:table-cell table:number-columns-repeated="16382"/>
        </table:table-row>
        <table:table-row table:style-name="ro1">
          <table:table-cell office:value-type="string" table:style-name="ce1">
            <text:p>74201</text:p>
          </table:table-cell>
          <table:table-cell office:value-type="string" table:style-name="ce1">
            <text:p>Portrait photographic activities</text:p>
          </table:table-cell>
          <table:table-cell table:number-columns-repeated="16382"/>
        </table:table-row>
        <table:table-row table:style-name="ro1">
          <table:table-cell office:value-type="string" table:style-name="ce1">
            <text:p>74202</text:p>
          </table:table-cell>
          <table:table-cell office:value-type="string" table:style-name="ce1">
            <text:p>Other specialist photography (not including portrait photography)</text:p>
          </table:table-cell>
          <table:table-cell table:number-columns-repeated="16382"/>
        </table:table-row>
        <table:table-row table:style-name="ro1">
          <table:table-cell office:value-type="string" table:style-name="ce1">
            <text:p>74203</text:p>
          </table:table-cell>
          <table:table-cell office:value-type="string" table:style-name="ce1">
            <text:p>Film processing</text:p>
          </table:table-cell>
          <table:table-cell table:number-columns-repeated="16382"/>
        </table:table-row>
        <table:table-row table:style-name="ro1">
          <table:table-cell office:value-type="string" table:style-name="ce1">
            <text:p>74209</text:p>
          </table:table-cell>
          <table:table-cell office:value-type="string" table:style-name="ce1">
            <text:p>Other photographic activities (not including portrait and other specialist photography and film processing) not elsewhere classified</text:p>
          </table:table-cell>
          <table:table-cell table:number-columns-repeated="16382"/>
        </table:table-row>
        <table:table-row table:style-name="ro1">
          <table:table-cell office:value-type="string" table:style-name="ce1">
            <text:p>74300</text:p>
          </table:table-cell>
          <table:table-cell office:value-type="string" table:style-name="ce1">
            <text:p>Translation and interpretation activities</text:p>
          </table:table-cell>
          <table:table-cell table:number-columns-repeated="16382"/>
        </table:table-row>
        <table:table-row table:style-name="ro1">
          <table:table-cell office:value-type="string" table:style-name="ce1">
            <text:p>74900</text:p>
          </table:table-cell>
          <table:table-cell office:value-type="string" table:style-name="ce1">
            <text:p>Other professional, scientific and technical activities not elsewhere classified</text:p>
          </table:table-cell>
          <table:table-cell table:number-columns-repeated="16382"/>
        </table:table-row>
        <table:table-row table:style-name="ro1">
          <table:table-cell office:value-type="string" table:style-name="ce1">
            <text:p>74901</text:p>
          </table:table-cell>
          <table:table-cell office:value-type="string" table:style-name="ce1">
            <text:p>Environmental consulting activities</text:p>
          </table:table-cell>
          <table:table-cell table:number-columns-repeated="16382"/>
        </table:table-row>
        <table:table-row table:style-name="ro1">
          <table:table-cell office:value-type="string" table:style-name="ce1">
            <text:p>74902</text:p>
          </table:table-cell>
          <table:table-cell office:value-type="string" table:style-name="ce1">
            <text:p>Quantity surveying activities</text:p>
          </table:table-cell>
          <table:table-cell table:number-columns-repeated="16382"/>
        </table:table-row>
        <table:table-row table:style-name="ro1">
          <table:table-cell office:value-type="string" table:style-name="ce1">
            <text:p>74909</text:p>
          </table:table-cell>
          <table:table-cell office:value-type="string" table:style-name="ce1">
            <text:p>Other professional, scientific and technical activities (not including environmental consultancy or quantity surveying) not elsewhere classified</text:p>
          </table:table-cell>
          <table:table-cell table:number-columns-repeated="16382"/>
        </table:table-row>
        <table:table-row table:style-name="ro1">
          <table:table-cell office:value-type="string" table:style-name="ce1">
            <text:p>75000</text:p>
          </table:table-cell>
          <table:table-cell office:value-type="string" table:style-name="ce1">
            <text:p>Veterinary activities</text:p>
          </table:table-cell>
          <table:table-cell table:number-columns-repeated="16382"/>
        </table:table-row>
        <table:table-row table:style-name="ro1">
          <table:table-cell office:value-type="string" table:style-name="ce1">
            <text:p>77000</text:p>
          </table:table-cell>
          <table:table-cell office:value-type="string" table:style-name="ce1">
            <text:p>Rental and leasing activities</text:p>
          </table:table-cell>
          <table:table-cell table:number-columns-repeated="16382"/>
        </table:table-row>
        <table:table-row table:style-name="ro1">
          <table:table-cell office:value-type="string" table:style-name="ce1">
            <text:p>77100</text:p>
          </table:table-cell>
          <table:table-cell office:value-type="string" table:style-name="ce1">
            <text:p>Renting and leasing of motor vehicles</text:p>
          </table:table-cell>
          <table:table-cell table:number-columns-repeated="16382"/>
        </table:table-row>
        <table:table-row table:style-name="ro1">
          <table:table-cell office:value-type="string" table:style-name="ce1">
            <text:p>77110</text:p>
          </table:table-cell>
          <table:table-cell office:value-type="string" table:style-name="ce1">
            <text:p>Renting and leasing of cars and light motor vehicles</text:p>
          </table:table-cell>
          <table:table-cell table:number-columns-repeated="16382"/>
        </table:table-row>
        <table:table-row table:style-name="ro1">
          <table:table-cell office:value-type="string" table:style-name="ce1">
            <text:p>77120</text:p>
          </table:table-cell>
          <table:table-cell office:value-type="string" table:style-name="ce1">
            <text:p>Renting and leasing of trucks</text:p>
          </table:table-cell>
          <table:table-cell table:number-columns-repeated="16382"/>
        </table:table-row>
        <table:table-row table:style-name="ro1">
          <table:table-cell office:value-type="string" table:style-name="ce1">
            <text:p>77200</text:p>
          </table:table-cell>
          <table:table-cell office:value-type="string" table:style-name="ce1">
            <text:p>Renting and leasing of personal and household goods</text:p>
          </table:table-cell>
          <table:table-cell table:number-columns-repeated="16382"/>
        </table:table-row>
        <table:table-row table:style-name="ro1">
          <table:table-cell office:value-type="string" table:style-name="ce1">
            <text:p>77210</text:p>
          </table:table-cell>
          <table:table-cell office:value-type="string" table:style-name="ce1">
            <text:p>Renting and leasing of recreational and sports goods</text:p>
          </table:table-cell>
          <table:table-cell table:number-columns-repeated="16382"/>
        </table:table-row>
        <table:table-row table:style-name="ro1">
          <table:table-cell office:value-type="string" table:style-name="ce1">
            <text:p>77220</text:p>
          </table:table-cell>
          <table:table-cell office:value-type="string" table:style-name="ce1">
            <text:p>Renting of video tapes and disks</text:p>
          </table:table-cell>
          <table:table-cell table:number-columns-repeated="16382"/>
        </table:table-row>
        <table:table-row table:style-name="ro1">
          <table:table-cell office:value-type="string" table:style-name="ce1">
            <text:p>77290</text:p>
          </table:table-cell>
          <table:table-cell office:value-type="string" table:style-name="ce1">
            <text:p>Renting and leasing of other personal and household goods</text:p>
          </table:table-cell>
          <table:table-cell table:number-columns-repeated="16382"/>
        </table:table-row>
        <table:table-row table:style-name="ro1">
          <table:table-cell office:value-type="string" table:style-name="ce1">
            <text:p>77291</text:p>
          </table:table-cell>
          <table:table-cell office:value-type="string" table:style-name="ce1">
            <text:p>Renting and leasing of media entertainment equipment</text:p>
          </table:table-cell>
          <table:table-cell table:number-columns-repeated="16382"/>
        </table:table-row>
        <table:table-row table:style-name="ro1">
          <table:table-cell office:value-type="string" table:style-name="ce1">
            <text:p>77299</text:p>
          </table:table-cell>
          <table:table-cell office:value-type="string" table:style-name="ce1">
            <text:p>Renting and leasing of other personal and household goods (other than media entertainment equipment)</text:p>
          </table:table-cell>
          <table:table-cell table:number-columns-repeated="16382"/>
        </table:table-row>
        <table:table-row table:style-name="ro1">
          <table:table-cell office:value-type="string" table:style-name="ce1">
            <text:p>77300</text:p>
          </table:table-cell>
          <table:table-cell office:value-type="string" table:style-name="ce1">
            <text:p>Renting and leasing of other machinery, equipment and tangible goods</text:p>
          </table:table-cell>
          <table:table-cell table:number-columns-repeated="16382"/>
        </table:table-row>
        <table:table-row table:style-name="ro1">
          <table:table-cell office:value-type="string" table:style-name="ce1">
            <text:p>77310</text:p>
          </table:table-cell>
          <table:table-cell office:value-type="string" table:style-name="ce1">
            <text:p>Renting and leasing of agricultural machinery and equipment</text:p>
          </table:table-cell>
          <table:table-cell table:number-columns-repeated="16382"/>
        </table:table-row>
        <table:table-row table:style-name="ro1">
          <table:table-cell office:value-type="string" table:style-name="ce1">
            <text:p>77320</text:p>
          </table:table-cell>
          <table:table-cell office:value-type="string" table:style-name="ce1">
            <text:p>Renting and leasing of construction and civil engineering machinery and equipment</text:p>
          </table:table-cell>
          <table:table-cell table:number-columns-repeated="16382"/>
        </table:table-row>
        <table:table-row table:style-name="ro1">
          <table:table-cell office:value-type="string" table:style-name="ce1">
            <text:p>77330</text:p>
          </table:table-cell>
          <table:table-cell office:value-type="string" table:style-name="ce1">
            <text:p>Renting and leasing of office machinery and equipment (including computers)</text:p>
          </table:table-cell>
          <table:table-cell table:number-columns-repeated="16382"/>
        </table:table-row>
        <table:table-row table:style-name="ro1">
          <table:table-cell office:value-type="string" table:style-name="ce1">
            <text:p>77340</text:p>
          </table:table-cell>
          <table:table-cell office:value-type="string" table:style-name="ce1">
            <text:p>Renting and leasing of water transport equipment</text:p>
          </table:table-cell>
          <table:table-cell table:number-columns-repeated="16382"/>
        </table:table-row>
        <table:table-row table:style-name="ro1">
          <table:table-cell office:value-type="string" table:style-name="ce1">
            <text:p>77341</text:p>
          </table:table-cell>
          <table:table-cell office:value-type="string" table:style-name="ce1">
            <text:p>Renting and leasing of passenger water transport equipment</text:p>
          </table:table-cell>
          <table:table-cell table:number-columns-repeated="16382"/>
        </table:table-row>
        <table:table-row table:style-name="ro1">
          <table:table-cell office:value-type="string" table:style-name="ce1">
            <text:p>77342</text:p>
          </table:table-cell>
          <table:table-cell office:value-type="string" table:style-name="ce1">
            <text:p>Renting and leasing of freight water transport equipment</text:p>
          </table:table-cell>
          <table:table-cell table:number-columns-repeated="16382"/>
        </table:table-row>
        <table:table-row table:style-name="ro1">
          <table:table-cell office:value-type="string" table:style-name="ce1">
            <text:p>77350</text:p>
          </table:table-cell>
          <table:table-cell office:value-type="string" table:style-name="ce1">
            <text:p>Renting and leasing of air transport equipment</text:p>
          </table:table-cell>
          <table:table-cell table:number-columns-repeated="16382"/>
        </table:table-row>
        <table:table-row table:style-name="ro1">
          <table:table-cell office:value-type="string" table:style-name="ce1">
            <text:p>77351</text:p>
          </table:table-cell>
          <table:table-cell office:value-type="string" table:style-name="ce1">
            <text:p>Renting and leasing of passenger air transport equipment</text:p>
          </table:table-cell>
          <table:table-cell table:number-columns-repeated="16382"/>
        </table:table-row>
        <table:table-row table:style-name="ro1">
          <table:table-cell office:value-type="string" table:style-name="ce1">
            <text:p>77352</text:p>
          </table:table-cell>
          <table:table-cell office:value-type="string" table:style-name="ce1">
            <text:p>Renting and leasing of freight air transport equipment</text:p>
          </table:table-cell>
          <table:table-cell table:number-columns-repeated="16382"/>
        </table:table-row>
        <table:table-row table:style-name="ro1">
          <table:table-cell office:value-type="string" table:style-name="ce1">
            <text:p>77390</text:p>
          </table:table-cell>
          <table:table-cell office:value-type="string" table:style-name="ce1">
            <text:p>Renting and leasing of other machinery, equipment and tangible goods not elsewhere classified</text:p>
          </table:table-cell>
          <table:table-cell table:number-columns-repeated="16382"/>
        </table:table-row>
        <table:table-row table:style-name="ro1">
          <table:table-cell office:value-type="string" table:style-name="ce1">
            <text:p>77400</text:p>
          </table:table-cell>
          <table:table-cell office:value-type="string" table:style-name="ce1">
            <text:p>Leasing of intellectual property and similar products, except copyrighted works</text:p>
          </table:table-cell>
          <table:table-cell table:number-columns-repeated="16382"/>
        </table:table-row>
        <table:table-row table:style-name="ro1">
          <table:table-cell office:value-type="string" table:style-name="ce1">
            <text:p>78000</text:p>
          </table:table-cell>
          <table:table-cell office:value-type="string" table:style-name="ce1">
            <text:p>Employment activities</text:p>
          </table:table-cell>
          <table:table-cell table:number-columns-repeated="16382"/>
        </table:table-row>
        <table:table-row table:style-name="ro1">
          <table:table-cell office:value-type="string" table:style-name="ce1">
            <text:p>78100</text:p>
          </table:table-cell>
          <table:table-cell office:value-type="string" table:style-name="ce1">
            <text:p>Activities of employment placement agencies</text:p>
          </table:table-cell>
          <table:table-cell table:number-columns-repeated="16382"/>
        </table:table-row>
        <table:table-row table:style-name="ro1">
          <table:table-cell office:value-type="string" table:style-name="ce1">
            <text:p>78101</text:p>
          </table:table-cell>
          <table:table-cell office:value-type="string" table:style-name="ce1">
            <text:p>Motion picture, television and other theatrical casting</text:p>
          </table:table-cell>
          <table:table-cell table:number-columns-repeated="16382"/>
        </table:table-row>
        <table:table-row table:style-name="ro1">
          <table:table-cell office:value-type="string" table:style-name="ce1">
            <text:p>78109</text:p>
          </table:table-cell>
          <table:table-cell office:value-type="string" table:style-name="ce1">
            <text:p>Activities of employment placement agencies (other than motion picture, television and other theatrical casting) not elsewhere classified</text:p>
          </table:table-cell>
          <table:table-cell table:number-columns-repeated="16382"/>
        </table:table-row>
        <table:table-row table:style-name="ro1">
          <table:table-cell office:value-type="string" table:style-name="ce1">
            <text:p>78200</text:p>
          </table:table-cell>
          <table:table-cell office:value-type="string" table:style-name="ce1">
            <text:p>Temporary employment agency activities</text:p>
          </table:table-cell>
          <table:table-cell table:number-columns-repeated="16382"/>
        </table:table-row>
        <table:table-row table:style-name="ro1">
          <table:table-cell office:value-type="string" table:style-name="ce1">
            <text:p>78300</text:p>
          </table:table-cell>
          <table:table-cell office:value-type="string" table:style-name="ce1">
            <text:p>Other human resources provision</text:p>
          </table:table-cell>
          <table:table-cell table:number-columns-repeated="16382"/>
        </table:table-row>
        <table:table-row table:style-name="ro1">
          <table:table-cell office:value-type="string" table:style-name="ce1">
            <text:p>79000</text:p>
          </table:table-cell>
          <table:table-cell office:value-type="string" table:style-name="ce1">
            <text:p>Travel agency, tour operator and other reservation service and related activities</text:p>
          </table:table-cell>
          <table:table-cell table:number-columns-repeated="16382"/>
        </table:table-row>
        <table:table-row table:style-name="ro1">
          <table:table-cell office:value-type="string" table:style-name="ce1">
            <text:p>79100</text:p>
          </table:table-cell>
          <table:table-cell office:value-type="string" table:style-name="ce1">
            <text:p>Travel agency and tour operator activities</text:p>
          </table:table-cell>
          <table:table-cell table:number-columns-repeated="16382"/>
        </table:table-row>
        <table:table-row table:style-name="ro1">
          <table:table-cell office:value-type="string" table:style-name="ce1">
            <text:p>79110</text:p>
          </table:table-cell>
          <table:table-cell office:value-type="string" table:style-name="ce1">
            <text:p>Travel agency activities</text:p>
          </table:table-cell>
          <table:table-cell table:number-columns-repeated="16382"/>
        </table:table-row>
        <table:table-row table:style-name="ro1">
          <table:table-cell office:value-type="string" table:style-name="ce1">
            <text:p>79120</text:p>
          </table:table-cell>
          <table:table-cell office:value-type="string" table:style-name="ce1">
            <text:p>Tour operator activities</text:p>
          </table:table-cell>
          <table:table-cell table:number-columns-repeated="16382"/>
        </table:table-row>
        <table:table-row table:style-name="ro1">
          <table:table-cell office:value-type="string" table:style-name="ce1">
            <text:p>79900</text:p>
          </table:table-cell>
          <table:table-cell office:value-type="string" table:style-name="ce1">
            <text:p>Other reservation service and related activities</text:p>
          </table:table-cell>
          <table:table-cell table:number-columns-repeated="16382"/>
        </table:table-row>
        <table:table-row table:style-name="ro1">
          <table:table-cell office:value-type="string" table:style-name="ce1">
            <text:p>79901</text:p>
          </table:table-cell>
          <table:table-cell office:value-type="string" table:style-name="ce1">
            <text:p>Activities of tourist guides</text:p>
          </table:table-cell>
          <table:table-cell table:number-columns-repeated="16382"/>
        </table:table-row>
        <table:table-row table:style-name="ro1">
          <table:table-cell office:value-type="string" table:style-name="ce1">
            <text:p>79909</text:p>
          </table:table-cell>
          <table:table-cell office:value-type="string" table:style-name="ce1">
            <text:p>Other reservation service activities (not including activities of tourist guides)</text:p>
          </table:table-cell>
          <table:table-cell table:number-columns-repeated="16382"/>
        </table:table-row>
        <table:table-row table:style-name="ro1">
          <table:table-cell office:value-type="string" table:style-name="ce1">
            <text:p>80000</text:p>
          </table:table-cell>
          <table:table-cell office:value-type="string" table:style-name="ce1">
            <text:p>Security and investigation activities</text:p>
          </table:table-cell>
          <table:table-cell table:number-columns-repeated="16382"/>
        </table:table-row>
        <table:table-row table:style-name="ro1">
          <table:table-cell office:value-type="string" table:style-name="ce1">
            <text:p>80100</text:p>
          </table:table-cell>
          <table:table-cell office:value-type="string" table:style-name="ce1">
            <text:p>Private security activities</text:p>
          </table:table-cell>
          <table:table-cell table:number-columns-repeated="16382"/>
        </table:table-row>
        <table:table-row table:style-name="ro1">
          <table:table-cell office:value-type="string" table:style-name="ce1">
            <text:p>80200</text:p>
          </table:table-cell>
          <table:table-cell office:value-type="string" table:style-name="ce1">
            <text:p>Security systems service activities</text:p>
          </table:table-cell>
          <table:table-cell table:number-columns-repeated="16382"/>
        </table:table-row>
        <table:table-row table:style-name="ro1">
          <table:table-cell office:value-type="string" table:style-name="ce1">
            <text:p>80300</text:p>
          </table:table-cell>
          <table:table-cell office:value-type="string" table:style-name="ce1">
            <text:p>Investigation activities</text:p>
          </table:table-cell>
          <table:table-cell table:number-columns-repeated="16382"/>
        </table:table-row>
        <table:table-row table:style-name="ro1">
          <table:table-cell office:value-type="string" table:style-name="ce1">
            <text:p>81000</text:p>
          </table:table-cell>
          <table:table-cell office:value-type="string" table:style-name="ce1">
            <text:p>Services to buildings and landscape activities</text:p>
          </table:table-cell>
          <table:table-cell table:number-columns-repeated="16382"/>
        </table:table-row>
        <table:table-row table:style-name="ro1">
          <table:table-cell office:value-type="string" table:style-name="ce1">
            <text:p>81100</text:p>
          </table:table-cell>
          <table:table-cell office:value-type="string" table:style-name="ce1">
            <text:p>Combined facilities support activities</text:p>
          </table:table-cell>
          <table:table-cell table:number-columns-repeated="16382"/>
        </table:table-row>
        <table:table-row table:style-name="ro1">
          <table:table-cell office:value-type="string" table:style-name="ce1">
            <text:p>81200</text:p>
          </table:table-cell>
          <table:table-cell office:value-type="string" table:style-name="ce1">
            <text:p>Cleaning activities</text:p>
          </table:table-cell>
          <table:table-cell table:number-columns-repeated="16382"/>
        </table:table-row>
        <table:table-row table:style-name="ro1">
          <table:table-cell office:value-type="string" table:style-name="ce1">
            <text:p>81210</text:p>
          </table:table-cell>
          <table:table-cell office:value-type="string" table:style-name="ce1">
            <text:p>General cleaning of buildings</text:p>
          </table:table-cell>
          <table:table-cell table:number-columns-repeated="16382"/>
        </table:table-row>
        <table:table-row table:style-name="ro1">
          <table:table-cell office:value-type="string" table:style-name="ce1">
            <text:p>81220</text:p>
          </table:table-cell>
          <table:table-cell office:value-type="string" table:style-name="ce1">
            <text:p>Other building and industrial cleaning activities</text:p>
          </table:table-cell>
          <table:table-cell table:number-columns-repeated="16382"/>
        </table:table-row>
        <table:table-row table:style-name="ro1">
          <table:table-cell office:value-type="string" table:style-name="ce1">
            <text:p>81221</text:p>
          </table:table-cell>
          <table:table-cell office:value-type="string" table:style-name="ce1">
            <text:p>Window cleaning services</text:p>
          </table:table-cell>
          <table:table-cell table:number-columns-repeated="16382"/>
        </table:table-row>
        <table:table-row table:style-name="ro1">
          <table:table-cell office:value-type="string" table:style-name="ce1">
            <text:p>81222</text:p>
          </table:table-cell>
          <table:table-cell office:value-type="string" table:style-name="ce1">
            <text:p>Specialised cleaning services</text:p>
          </table:table-cell>
          <table:table-cell table:number-columns-repeated="16382"/>
        </table:table-row>
        <table:table-row table:style-name="ro1">
          <table:table-cell office:value-type="string" table:style-name="ce1">
            <text:p>81223</text:p>
          </table:table-cell>
          <table:table-cell office:value-type="string" table:style-name="ce1">
            <text:p>Furnace and chimney cleaning services</text:p>
          </table:table-cell>
          <table:table-cell table:number-columns-repeated="16382"/>
        </table:table-row>
        <table:table-row table:style-name="ro1">
          <table:table-cell office:value-type="string" table:style-name="ce1">
            <text:p>81229</text:p>
          </table:table-cell>
          <table:table-cell office:value-type="string" table:style-name="ce1">
            <text:p>Building and industrial cleaning activities (other than window cleaning, specialised cleaning and furnace and chimney cleaning services) not elsewhere classified</text:p>
          </table:table-cell>
          <table:table-cell table:number-columns-repeated="16382"/>
        </table:table-row>
        <table:table-row table:style-name="ro1">
          <table:table-cell office:value-type="string" table:style-name="ce1">
            <text:p>81290</text:p>
          </table:table-cell>
          <table:table-cell office:value-type="string" table:style-name="ce1">
            <text:p>Other cleaning activities</text:p>
          </table:table-cell>
          <table:table-cell table:number-columns-repeated="16382"/>
        </table:table-row>
        <table:table-row table:style-name="ro1">
          <table:table-cell office:value-type="string" table:style-name="ce1">
            <text:p>81291</text:p>
          </table:table-cell>
          <table:table-cell office:value-type="string" table:style-name="ce1">
            <text:p>Disinfecting and extermination services</text:p>
          </table:table-cell>
          <table:table-cell table:number-columns-repeated="16382"/>
        </table:table-row>
        <table:table-row table:style-name="ro1">
          <table:table-cell office:value-type="string" table:style-name="ce1">
            <text:p>81299</text:p>
          </table:table-cell>
          <table:table-cell office:value-type="string" table:style-name="ce1">
            <text:p>Cleaning services (other than disinfecting and extermination services) not elsewhere classified</text:p>
          </table:table-cell>
          <table:table-cell table:number-columns-repeated="16382"/>
        </table:table-row>
        <table:table-row table:style-name="ro1">
          <table:table-cell office:value-type="string" table:style-name="ce1">
            <text:p>81300</text:p>
          </table:table-cell>
          <table:table-cell office:value-type="string" table:style-name="ce1">
            <text:p>Landscape service activities</text:p>
          </table:table-cell>
          <table:table-cell table:number-columns-repeated="16382"/>
        </table:table-row>
        <table:table-row table:style-name="ro1">
          <table:table-cell office:value-type="string" table:style-name="ce1">
            <text:p>82000</text:p>
          </table:table-cell>
          <table:table-cell office:value-type="string" table:style-name="ce1">
            <text:p>Office administrative, office support and other business support activities</text:p>
          </table:table-cell>
          <table:table-cell table:number-columns-repeated="16382"/>
        </table:table-row>
        <table:table-row table:style-name="ro1">
          <table:table-cell office:value-type="string" table:style-name="ce1">
            <text:p>82100</text:p>
          </table:table-cell>
          <table:table-cell office:value-type="string" table:style-name="ce1">
            <text:p>Office administrative and support activities</text:p>
          </table:table-cell>
          <table:table-cell table:number-columns-repeated="16382"/>
        </table:table-row>
        <table:table-row table:style-name="ro1">
          <table:table-cell office:value-type="string" table:style-name="ce1">
            <text:p>82110</text:p>
          </table:table-cell>
          <table:table-cell office:value-type="string" table:style-name="ce1">
            <text:p>Combined office administrative service activities</text:p>
          </table:table-cell>
          <table:table-cell table:number-columns-repeated="16382"/>
        </table:table-row>
        <table:table-row table:style-name="ro1">
          <table:table-cell office:value-type="string" table:style-name="ce1">
            <text:p>82190</text:p>
          </table:table-cell>
          <table:table-cell office:value-type="string" table:style-name="ce1">
            <text:p>Photocopying, document preparation and other specialised office support activities</text:p>
          </table:table-cell>
          <table:table-cell table:number-columns-repeated="16382"/>
        </table:table-row>
        <table:table-row table:style-name="ro1">
          <table:table-cell office:value-type="string" table:style-name="ce1">
            <text:p>82200</text:p>
          </table:table-cell>
          <table:table-cell office:value-type="string" table:style-name="ce1">
            <text:p>Activities of call centres</text:p>
          </table:table-cell>
          <table:table-cell table:number-columns-repeated="16382"/>
        </table:table-row>
        <table:table-row table:style-name="ro1">
          <table:table-cell office:value-type="string" table:style-name="ce1">
            <text:p>82300</text:p>
          </table:table-cell>
          <table:table-cell office:value-type="string" table:style-name="ce1">
            <text:p>Organisation of conventions and trade shows</text:p>
          </table:table-cell>
          <table:table-cell table:number-columns-repeated="16382"/>
        </table:table-row>
        <table:table-row table:style-name="ro1">
          <table:table-cell office:value-type="string" table:style-name="ce1">
            <text:p>82301</text:p>
          </table:table-cell>
          <table:table-cell office:value-type="string" table:style-name="ce1">
            <text:p>Activities of exhibition and fair organizers</text:p>
          </table:table-cell>
          <table:table-cell table:number-columns-repeated="16382"/>
        </table:table-row>
        <table:table-row table:style-name="ro1">
          <table:table-cell office:value-type="string" table:style-name="ce1">
            <text:p>82302</text:p>
          </table:table-cell>
          <table:table-cell office:value-type="string" table:style-name="ce1">
            <text:p>Activities of conference organizers</text:p>
          </table:table-cell>
          <table:table-cell table:number-columns-repeated="16382"/>
        </table:table-row>
        <table:table-row table:style-name="ro1">
          <table:table-cell office:value-type="string" table:style-name="ce1">
            <text:p>82900</text:p>
          </table:table-cell>
          <table:table-cell office:value-type="string" table:style-name="ce1">
            <text:p>Business support service activities not elsewhere classified</text:p>
          </table:table-cell>
          <table:table-cell table:number-columns-repeated="16382"/>
        </table:table-row>
        <table:table-row table:style-name="ro1">
          <table:table-cell office:value-type="string" table:style-name="ce1">
            <text:p>82910</text:p>
          </table:table-cell>
          <table:table-cell office:value-type="string" table:style-name="ce1">
            <text:p>Activities of collection agencies and credit bureaus</text:p>
          </table:table-cell>
          <table:table-cell table:number-columns-repeated="16382"/>
        </table:table-row>
        <table:table-row table:style-name="ro1">
          <table:table-cell office:value-type="string" table:style-name="ce1">
            <text:p>82911</text:p>
          </table:table-cell>
          <table:table-cell office:value-type="string" table:style-name="ce1">
            <text:p>Activities of collection agencies</text:p>
          </table:table-cell>
          <table:table-cell table:number-columns-repeated="16382"/>
        </table:table-row>
        <table:table-row table:style-name="ro1">
          <table:table-cell office:value-type="string" table:style-name="ce1">
            <text:p>82912</text:p>
          </table:table-cell>
          <table:table-cell office:value-type="string" table:style-name="ce1">
            <text:p>Activities of credit bureaus</text:p>
          </table:table-cell>
          <table:table-cell table:number-columns-repeated="16382"/>
        </table:table-row>
        <table:table-row table:style-name="ro1">
          <table:table-cell office:value-type="string" table:style-name="ce1">
            <text:p>82920</text:p>
          </table:table-cell>
          <table:table-cell office:value-type="string" table:style-name="ce1">
            <text:p>Packaging activities</text:p>
          </table:table-cell>
          <table:table-cell table:number-columns-repeated="16382"/>
        </table:table-row>
        <table:table-row table:style-name="ro1">
          <table:table-cell office:value-type="string" table:style-name="ce1">
            <text:p>82990</text:p>
          </table:table-cell>
          <table:table-cell office:value-type="string" table:style-name="ce1">
            <text:p>Other business support service activities not elsewhere classified</text:p>
          </table:table-cell>
          <table:table-cell table:number-columns-repeated="16382"/>
        </table:table-row>
        <table:table-row table:style-name="ro1">
          <table:table-cell office:value-type="string" table:style-name="ce1">
            <text:p>84000</text:p>
          </table:table-cell>
          <table:table-cell office:value-type="string" table:style-name="ce1">
            <text:p>Public administration and defence; compulsory social security</text:p>
          </table:table-cell>
          <table:table-cell table:number-columns-repeated="16382"/>
        </table:table-row>
        <table:table-row table:style-name="ro1">
          <table:table-cell office:value-type="string" table:style-name="ce1">
            <text:p>84100</text:p>
          </table:table-cell>
          <table:table-cell office:value-type="string" table:style-name="ce1">
            <text:p>Administration of the state and the economic and social policy of the community</text:p>
          </table:table-cell>
          <table:table-cell table:number-columns-repeated="16382"/>
        </table:table-row>
        <table:table-row table:style-name="ro1">
          <table:table-cell office:value-type="string" table:style-name="ce1">
            <text:p>84110</text:p>
          </table:table-cell>
          <table:table-cell office:value-type="string" table:style-name="ce1">
            <text:p>General public administration activities</text:p>
          </table:table-cell>
          <table:table-cell table:number-columns-repeated="16382"/>
        </table:table-row>
        <table:table-row table:style-name="ro1">
          <table:table-cell office:value-type="string" table:style-name="ce1">
            <text:p>84120</text:p>
          </table:table-cell>
          <table:table-cell office:value-type="string" table:style-name="ce1">
            <text:p>Regulation of the activities of providing health care, education, cultural services and other social services, excluding social security</text:p>
          </table:table-cell>
          <table:table-cell table:number-columns-repeated="16382"/>
        </table:table-row>
        <table:table-row table:style-name="ro1">
          <table:table-cell office:value-type="string" table:style-name="ce1">
            <text:p>84130</text:p>
          </table:table-cell>
          <table:table-cell office:value-type="string" table:style-name="ce1">
            <text:p>Regulation of and contribution to more efficient operation of businesses</text:p>
          </table:table-cell>
          <table:table-cell table:number-columns-repeated="16382"/>
        </table:table-row>
        <table:table-row table:style-name="ro1">
          <table:table-cell office:value-type="string" table:style-name="ce1">
            <text:p>84200</text:p>
          </table:table-cell>
          <table:table-cell office:value-type="string" table:style-name="ce1">
            <text:p>Provision of services to the community as a whole</text:p>
          </table:table-cell>
          <table:table-cell table:number-columns-repeated="16382"/>
        </table:table-row>
        <table:table-row table:style-name="ro1">
          <table:table-cell office:value-type="string" table:style-name="ce1">
            <text:p>84210</text:p>
          </table:table-cell>
          <table:table-cell office:value-type="string" table:style-name="ce1">
            <text:p>Foreign affairs</text:p>
          </table:table-cell>
          <table:table-cell table:number-columns-repeated="16382"/>
        </table:table-row>
        <table:table-row table:style-name="ro1">
          <table:table-cell office:value-type="string" table:style-name="ce1">
            <text:p>84220</text:p>
          </table:table-cell>
          <table:table-cell office:value-type="string" table:style-name="ce1">
            <text:p>Defence activities</text:p>
          </table:table-cell>
          <table:table-cell table:number-columns-repeated="16382"/>
        </table:table-row>
        <table:table-row table:style-name="ro1">
          <table:table-cell office:value-type="string" table:style-name="ce1">
            <text:p>84230</text:p>
          </table:table-cell>
          <table:table-cell office:value-type="string" table:style-name="ce1">
            <text:p>Justice and judicial activities</text:p>
          </table:table-cell>
          <table:table-cell table:number-columns-repeated="16382"/>
        </table:table-row>
        <table:table-row table:style-name="ro1">
          <table:table-cell office:value-type="string" table:style-name="ce1">
            <text:p>84240</text:p>
          </table:table-cell>
          <table:table-cell office:value-type="string" table:style-name="ce1">
            <text:p>Public order and safety activities</text:p>
          </table:table-cell>
          <table:table-cell table:number-columns-repeated="16382"/>
        </table:table-row>
        <table:table-row table:style-name="ro1">
          <table:table-cell office:value-type="string" table:style-name="ce1">
            <text:p>84250</text:p>
          </table:table-cell>
          <table:table-cell office:value-type="string" table:style-name="ce1">
            <text:p>Fire service activities</text:p>
          </table:table-cell>
          <table:table-cell table:number-columns-repeated="16382"/>
        </table:table-row>
        <table:table-row table:style-name="ro1">
          <table:table-cell office:value-type="string" table:style-name="ce1">
            <text:p>84300</text:p>
          </table:table-cell>
          <table:table-cell office:value-type="string" table:style-name="ce1">
            <text:p>Compulsory social security activities</text:p>
          </table:table-cell>
          <table:table-cell table:number-columns-repeated="16382"/>
        </table:table-row>
        <table:table-row table:style-name="ro1">
          <table:table-cell office:value-type="string" table:style-name="ce1">
            <text:p>85000</text:p>
          </table:table-cell>
          <table:table-cell office:value-type="string" table:style-name="ce1">
            <text:p>Education</text:p>
          </table:table-cell>
          <table:table-cell table:number-columns-repeated="16382"/>
        </table:table-row>
        <table:table-row table:style-name="ro1">
          <table:table-cell office:value-type="string" table:style-name="ce1">
            <text:p>85100</text:p>
          </table:table-cell>
          <table:table-cell office:value-type="string" table:style-name="ce1">
            <text:p>Pre-primary education</text:p>
          </table:table-cell>
          <table:table-cell table:number-columns-repeated="16382"/>
        </table:table-row>
        <table:table-row table:style-name="ro1">
          <table:table-cell office:value-type="string" table:style-name="ce1">
            <text:p>85200</text:p>
          </table:table-cell>
          <table:table-cell office:value-type="string" table:style-name="ce1">
            <text:p>Primary education</text:p>
          </table:table-cell>
          <table:table-cell table:number-columns-repeated="16382"/>
        </table:table-row>
        <table:table-row table:style-name="ro1">
          <table:table-cell office:value-type="string" table:style-name="ce1">
            <text:p>85300</text:p>
          </table:table-cell>
          <table:table-cell office:value-type="string" table:style-name="ce1">
            <text:p>Secondary education</text:p>
          </table:table-cell>
          <table:table-cell table:number-columns-repeated="16382"/>
        </table:table-row>
        <table:table-row table:style-name="ro1">
          <table:table-cell office:value-type="string" table:style-name="ce1">
            <text:p>85310</text:p>
          </table:table-cell>
          <table:table-cell office:value-type="string" table:style-name="ce1">
            <text:p>General secondary education</text:p>
          </table:table-cell>
          <table:table-cell table:number-columns-repeated="16382"/>
        </table:table-row>
        <table:table-row table:style-name="ro1">
          <table:table-cell office:value-type="string" table:style-name="ce1">
            <text:p>85320</text:p>
          </table:table-cell>
          <table:table-cell office:value-type="string" table:style-name="ce1">
            <text:p>Technical and vocational secondary education</text:p>
          </table:table-cell>
          <table:table-cell table:number-columns-repeated="16382"/>
        </table:table-row>
        <table:table-row table:style-name="ro1">
          <table:table-cell office:value-type="string" table:style-name="ce1">
            <text:p>85400</text:p>
          </table:table-cell>
          <table:table-cell office:value-type="string" table:style-name="ce1">
            <text:p>Higher education</text:p>
          </table:table-cell>
          <table:table-cell table:number-columns-repeated="16382"/>
        </table:table-row>
        <table:table-row table:style-name="ro1">
          <table:table-cell office:value-type="string" table:style-name="ce1">
            <text:p>85410</text:p>
          </table:table-cell>
          <table:table-cell office:value-type="string" table:style-name="ce1">
            <text:p>Post-secondary non-tertiary education</text:p>
          </table:table-cell>
          <table:table-cell table:number-columns-repeated="16382"/>
        </table:table-row>
        <table:table-row table:style-name="ro1">
          <table:table-cell office:value-type="string" table:style-name="ce1">
            <text:p>85420</text:p>
          </table:table-cell>
          <table:table-cell office:value-type="string" table:style-name="ce1">
            <text:p>Tertiary education</text:p>
          </table:table-cell>
          <table:table-cell table:number-columns-repeated="16382"/>
        </table:table-row>
        <table:table-row table:style-name="ro1">
          <table:table-cell office:value-type="string" table:style-name="ce1">
            <text:p>85421</text:p>
          </table:table-cell>
          <table:table-cell office:value-type="string" table:style-name="ce1">
            <text:p>First-degree level higher education</text:p>
          </table:table-cell>
          <table:table-cell table:number-columns-repeated="16382"/>
        </table:table-row>
        <table:table-row table:style-name="ro1">
          <table:table-cell office:value-type="string" table:style-name="ce1">
            <text:p>85422</text:p>
          </table:table-cell>
          <table:table-cell office:value-type="string" table:style-name="ce1">
            <text:p>Post-graduate level higher education</text:p>
          </table:table-cell>
          <table:table-cell table:number-columns-repeated="16382"/>
        </table:table-row>
        <table:table-row table:style-name="ro1">
          <table:table-cell office:value-type="string" table:style-name="ce1">
            <text:p>85500</text:p>
          </table:table-cell>
          <table:table-cell office:value-type="string" table:style-name="ce1">
            <text:p>Other education</text:p>
          </table:table-cell>
          <table:table-cell table:number-columns-repeated="16382"/>
        </table:table-row>
        <table:table-row table:style-name="ro1">
          <table:table-cell office:value-type="string" table:style-name="ce1">
            <text:p>85510</text:p>
          </table:table-cell>
          <table:table-cell office:value-type="string" table:style-name="ce1">
            <text:p>Sports and recreation education</text:p>
          </table:table-cell>
          <table:table-cell table:number-columns-repeated="16382"/>
        </table:table-row>
        <table:table-row table:style-name="ro1">
          <table:table-cell office:value-type="string" table:style-name="ce1">
            <text:p>85520</text:p>
          </table:table-cell>
          <table:table-cell office:value-type="string" table:style-name="ce1">
            <text:p>Cultural education</text:p>
          </table:table-cell>
          <table:table-cell table:number-columns-repeated="16382"/>
        </table:table-row>
        <table:table-row table:style-name="ro1">
          <table:table-cell office:value-type="string" table:style-name="ce1">
            <text:p>85530</text:p>
          </table:table-cell>
          <table:table-cell office:value-type="string" table:style-name="ce1">
            <text:p>Driving school activities</text:p>
          </table:table-cell>
          <table:table-cell table:number-columns-repeated="16382"/>
        </table:table-row>
        <table:table-row table:style-name="ro1">
          <table:table-cell office:value-type="string" table:style-name="ce1">
            <text:p>85590</text:p>
          </table:table-cell>
          <table:table-cell office:value-type="string" table:style-name="ce1">
            <text:p>Other education not elsewhere classified</text:p>
          </table:table-cell>
          <table:table-cell table:number-columns-repeated="16382"/>
        </table:table-row>
        <table:table-row table:style-name="ro1">
          <table:table-cell office:value-type="string" table:style-name="ce1">
            <text:p>85600</text:p>
          </table:table-cell>
          <table:table-cell office:value-type="string" table:style-name="ce1">
            <text:p>Educational support activities</text:p>
          </table:table-cell>
          <table:table-cell table:number-columns-repeated="16382"/>
        </table:table-row>
        <table:table-row table:style-name="ro1">
          <table:table-cell office:value-type="string" table:style-name="ce1">
            <text:p>86000</text:p>
          </table:table-cell>
          <table:table-cell office:value-type="string" table:style-name="ce1">
            <text:p>Human health activities</text:p>
          </table:table-cell>
          <table:table-cell table:number-columns-repeated="16382"/>
        </table:table-row>
        <table:table-row table:style-name="ro1">
          <table:table-cell office:value-type="string" table:style-name="ce1">
            <text:p>86100</text:p>
          </table:table-cell>
          <table:table-cell office:value-type="string" table:style-name="ce1">
            <text:p>Hospital activities</text:p>
          </table:table-cell>
          <table:table-cell table:number-columns-repeated="16382"/>
        </table:table-row>
        <table:table-row table:style-name="ro1">
          <table:table-cell office:value-type="string" table:style-name="ce1">
            <text:p>86101</text:p>
          </table:table-cell>
          <table:table-cell office:value-type="string" table:style-name="ce1">
            <text:p>Hospital activities</text:p>
          </table:table-cell>
          <table:table-cell table:number-columns-repeated="16382"/>
        </table:table-row>
        <table:table-row table:style-name="ro1">
          <table:table-cell office:value-type="string" table:style-name="ce1">
            <text:p>86102</text:p>
          </table:table-cell>
          <table:table-cell office:value-type="string" table:style-name="ce1">
            <text:p>Medical nursing home activities</text:p>
          </table:table-cell>
          <table:table-cell table:number-columns-repeated="16382"/>
        </table:table-row>
        <table:table-row table:style-name="ro1">
          <table:table-cell office:value-type="string" table:style-name="ce1">
            <text:p>86200</text:p>
          </table:table-cell>
          <table:table-cell office:value-type="string" table:style-name="ce1">
            <text:p>Medical and dental practice activities</text:p>
          </table:table-cell>
          <table:table-cell table:number-columns-repeated="16382"/>
        </table:table-row>
        <table:table-row table:style-name="ro1">
          <table:table-cell office:value-type="string" table:style-name="ce1">
            <text:p>86210</text:p>
          </table:table-cell>
          <table:table-cell office:value-type="string" table:style-name="ce1">
            <text:p>General medical practice activities</text:p>
          </table:table-cell>
          <table:table-cell table:number-columns-repeated="16382"/>
        </table:table-row>
        <table:table-row table:style-name="ro1">
          <table:table-cell office:value-type="string" table:style-name="ce1">
            <text:p>86220</text:p>
          </table:table-cell>
          <table:table-cell office:value-type="string" table:style-name="ce1">
            <text:p>Specialist medical practice activities</text:p>
          </table:table-cell>
          <table:table-cell table:number-columns-repeated="16382"/>
        </table:table-row>
        <table:table-row table:style-name="ro1">
          <table:table-cell office:value-type="string" table:style-name="ce1">
            <text:p>86230</text:p>
          </table:table-cell>
          <table:table-cell office:value-type="string" table:style-name="ce1">
            <text:p>Dental practice activities</text:p>
          </table:table-cell>
          <table:table-cell table:number-columns-repeated="16382"/>
        </table:table-row>
        <table:table-row table:style-name="ro1">
          <table:table-cell office:value-type="string" table:style-name="ce1">
            <text:p>86900</text:p>
          </table:table-cell>
          <table:table-cell office:value-type="string" table:style-name="ce1">
            <text:p>Other human health activities</text:p>
          </table:table-cell>
          <table:table-cell table:number-columns-repeated="16382"/>
        </table:table-row>
        <table:table-row table:style-name="ro1">
          <table:table-cell office:value-type="string" table:style-name="ce1">
            <text:p>87000</text:p>
          </table:table-cell>
          <table:table-cell office:value-type="string" table:style-name="ce1">
            <text:p>Residential care activities</text:p>
          </table:table-cell>
          <table:table-cell table:number-columns-repeated="16382"/>
        </table:table-row>
        <table:table-row table:style-name="ro1">
          <table:table-cell office:value-type="string" table:style-name="ce1">
            <text:p>87100</text:p>
          </table:table-cell>
          <table:table-cell office:value-type="string" table:style-name="ce1">
            <text:p>Residential nursing care activities</text:p>
          </table:table-cell>
          <table:table-cell table:number-columns-repeated="16382"/>
        </table:table-row>
        <table:table-row table:style-name="ro1">
          <table:table-cell office:value-type="string" table:style-name="ce1">
            <text:p>87200</text:p>
          </table:table-cell>
          <table:table-cell office:value-type="string" table:style-name="ce1">
            <text:p>Residential care activities for learning disabilities, mental health and substance abuse</text:p>
          </table:table-cell>
          <table:table-cell table:number-columns-repeated="16382"/>
        </table:table-row>
        <table:table-row table:style-name="ro1">
          <table:table-cell office:value-type="string" table:style-name="ce1">
            <text:p>87300</text:p>
          </table:table-cell>
          <table:table-cell office:value-type="string" table:style-name="ce1">
            <text:p>Residential care activities for the elderly and disabled</text:p>
          </table:table-cell>
          <table:table-cell table:number-columns-repeated="16382"/>
        </table:table-row>
        <table:table-row table:style-name="ro1">
          <table:table-cell office:value-type="string" table:style-name="ce1">
            <text:p>87900</text:p>
          </table:table-cell>
          <table:table-cell office:value-type="string" table:style-name="ce1">
            <text:p>Other residential care activities</text:p>
          </table:table-cell>
          <table:table-cell table:number-columns-repeated="16382"/>
        </table:table-row>
        <table:table-row table:style-name="ro1">
          <table:table-cell office:value-type="string" table:style-name="ce1">
            <text:p>88000</text:p>
          </table:table-cell>
          <table:table-cell office:value-type="string" table:style-name="ce1">
            <text:p>Social work activities without accommodation</text:p>
          </table:table-cell>
          <table:table-cell table:number-columns-repeated="16382"/>
        </table:table-row>
        <table:table-row table:style-name="ro1">
          <table:table-cell office:value-type="string" table:style-name="ce1">
            <text:p>88100</text:p>
          </table:table-cell>
          <table:table-cell office:value-type="string" table:style-name="ce1">
            <text:p>Social work activities without accommodation for the elderly and disabled</text:p>
          </table:table-cell>
          <table:table-cell table:number-columns-repeated="16382"/>
        </table:table-row>
        <table:table-row table:style-name="ro1">
          <table:table-cell office:value-type="string" table:style-name="ce1">
            <text:p>88900</text:p>
          </table:table-cell>
          <table:table-cell office:value-type="string" table:style-name="ce1">
            <text:p>Other social work activities without accommodation</text:p>
          </table:table-cell>
          <table:table-cell table:number-columns-repeated="16382"/>
        </table:table-row>
        <table:table-row table:style-name="ro1">
          <table:table-cell office:value-type="string" table:style-name="ce1">
            <text:p>88910</text:p>
          </table:table-cell>
          <table:table-cell office:value-type="string" table:style-name="ce1">
            <text:p>Child day-care activities</text:p>
          </table:table-cell>
          <table:table-cell table:number-columns-repeated="16382"/>
        </table:table-row>
        <table:table-row table:style-name="ro1">
          <table:table-cell office:value-type="string" table:style-name="ce1">
            <text:p>88990</text:p>
          </table:table-cell>
          <table:table-cell office:value-type="string" table:style-name="ce1">
            <text:p>Other social work activities without accommodation not elsewhere classified</text:p>
          </table:table-cell>
          <table:table-cell table:number-columns-repeated="16382"/>
        </table:table-row>
        <table:table-row table:style-name="ro1">
          <table:table-cell office:value-type="string" table:style-name="ce1">
            <text:p>90000</text:p>
          </table:table-cell>
          <table:table-cell office:value-type="string" table:style-name="ce1">
            <text:p>Creative, arts and entertainment activities</text:p>
          </table:table-cell>
          <table:table-cell table:number-columns-repeated="16382"/>
        </table:table-row>
        <table:table-row table:style-name="ro1">
          <table:table-cell office:value-type="string" table:style-name="ce1">
            <text:p>90010</text:p>
          </table:table-cell>
          <table:table-cell office:value-type="string" table:style-name="ce1">
            <text:p>Performing arts</text:p>
          </table:table-cell>
          <table:table-cell table:number-columns-repeated="16382"/>
        </table:table-row>
        <table:table-row table:style-name="ro1">
          <table:table-cell office:value-type="string" table:style-name="ce1">
            <text:p>90020</text:p>
          </table:table-cell>
          <table:table-cell office:value-type="string" table:style-name="ce1">
            <text:p>Support activities to performing arts</text:p>
          </table:table-cell>
          <table:table-cell table:number-columns-repeated="16382"/>
        </table:table-row>
        <table:table-row table:style-name="ro1">
          <table:table-cell office:value-type="string" table:style-name="ce1">
            <text:p>90030</text:p>
          </table:table-cell>
          <table:table-cell office:value-type="string" table:style-name="ce1">
            <text:p>Artistic creation</text:p>
          </table:table-cell>
          <table:table-cell table:number-columns-repeated="16382"/>
        </table:table-row>
        <table:table-row table:style-name="ro1">
          <table:table-cell office:value-type="string" table:style-name="ce1">
            <text:p>90040</text:p>
          </table:table-cell>
          <table:table-cell office:value-type="string" table:style-name="ce1">
            <text:p>Operation of arts facilities</text:p>
          </table:table-cell>
          <table:table-cell table:number-columns-repeated="16382"/>
        </table:table-row>
        <table:table-row table:style-name="ro1">
          <table:table-cell office:value-type="string" table:style-name="ce1">
            <text:p>91000</text:p>
          </table:table-cell>
          <table:table-cell office:value-type="string" table:style-name="ce1">
            <text:p>Libraries, archives, museums and other cultural activities</text:p>
          </table:table-cell>
          <table:table-cell table:number-columns-repeated="16382"/>
        </table:table-row>
        <table:table-row table:style-name="ro1">
          <table:table-cell office:value-type="string" table:style-name="ce1">
            <text:p>91010</text:p>
          </table:table-cell>
          <table:table-cell office:value-type="string" table:style-name="ce1">
            <text:p>Library and archive activities</text:p>
          </table:table-cell>
          <table:table-cell table:number-columns-repeated="16382"/>
        </table:table-row>
        <table:table-row table:style-name="ro1">
          <table:table-cell office:value-type="string" table:style-name="ce1">
            <text:p>91011</text:p>
          </table:table-cell>
          <table:table-cell office:value-type="string" table:style-name="ce1">
            <text:p>Library activities</text:p>
          </table:table-cell>
          <table:table-cell table:number-columns-repeated="16382"/>
        </table:table-row>
        <table:table-row table:style-name="ro1">
          <table:table-cell office:value-type="string" table:style-name="ce1">
            <text:p>91012</text:p>
          </table:table-cell>
          <table:table-cell office:value-type="string" table:style-name="ce1">
            <text:p>Archive activities</text:p>
          </table:table-cell>
          <table:table-cell table:number-columns-repeated="16382"/>
        </table:table-row>
        <table:table-row table:style-name="ro1">
          <table:table-cell office:value-type="string" table:style-name="ce1">
            <text:p>91020</text:p>
          </table:table-cell>
          <table:table-cell office:value-type="string" table:style-name="ce1">
            <text:p>Museum activities</text:p>
          </table:table-cell>
          <table:table-cell table:number-columns-repeated="16382"/>
        </table:table-row>
        <table:table-row table:style-name="ro1">
          <table:table-cell office:value-type="string" table:style-name="ce1">
            <text:p>91030</text:p>
          </table:table-cell>
          <table:table-cell office:value-type="string" table:style-name="ce1">
            <text:p>Operation of historical sites and buildings and similar visitor attractions</text:p>
          </table:table-cell>
          <table:table-cell table:number-columns-repeated="16382"/>
        </table:table-row>
        <table:table-row table:style-name="ro1">
          <table:table-cell office:value-type="string" table:style-name="ce1">
            <text:p>91040</text:p>
          </table:table-cell>
          <table:table-cell office:value-type="string" table:style-name="ce1">
            <text:p>Botanical and zoological gardens and nature reserve activities</text:p>
          </table:table-cell>
          <table:table-cell table:number-columns-repeated="16382"/>
        </table:table-row>
        <table:table-row table:style-name="ro1">
          <table:table-cell office:value-type="string" table:style-name="ce1">
            <text:p>92000</text:p>
          </table:table-cell>
          <table:table-cell office:value-type="string" table:style-name="ce1">
            <text:p>Gambling and betting activities</text:p>
          </table:table-cell>
          <table:table-cell table:number-columns-repeated="16382"/>
        </table:table-row>
        <table:table-row table:style-name="ro1">
          <table:table-cell office:value-type="string" table:style-name="ce1">
            <text:p>93000</text:p>
          </table:table-cell>
          <table:table-cell office:value-type="string" table:style-name="ce1">
            <text:p>Sports activities and amusement and recreation activities</text:p>
          </table:table-cell>
          <table:table-cell table:number-columns-repeated="16382"/>
        </table:table-row>
        <table:table-row table:style-name="ro1">
          <table:table-cell office:value-type="string" table:style-name="ce1">
            <text:p>93100</text:p>
          </table:table-cell>
          <table:table-cell office:value-type="string" table:style-name="ce1">
            <text:p>Sports activities</text:p>
          </table:table-cell>
          <table:table-cell table:number-columns-repeated="16382"/>
        </table:table-row>
        <table:table-row table:style-name="ro1">
          <table:table-cell office:value-type="string" table:style-name="ce1">
            <text:p>93110</text:p>
          </table:table-cell>
          <table:table-cell office:value-type="string" table:style-name="ce1">
            <text:p>Operation of sports facilities</text:p>
          </table:table-cell>
          <table:table-cell table:number-columns-repeated="16382"/>
        </table:table-row>
        <table:table-row table:style-name="ro1">
          <table:table-cell office:value-type="string" table:style-name="ce1">
            <text:p>93120</text:p>
          </table:table-cell>
          <table:table-cell office:value-type="string" table:style-name="ce1">
            <text:p>Activities of sport clubs</text:p>
          </table:table-cell>
          <table:table-cell table:number-columns-repeated="16382"/>
        </table:table-row>
        <table:table-row table:style-name="ro1">
          <table:table-cell office:value-type="string" table:style-name="ce1">
            <text:p>93130</text:p>
          </table:table-cell>
          <table:table-cell office:value-type="string" table:style-name="ce1">
            <text:p>Fitness facilities</text:p>
          </table:table-cell>
          <table:table-cell table:number-columns-repeated="16382"/>
        </table:table-row>
        <table:table-row table:style-name="ro1">
          <table:table-cell office:value-type="string" table:style-name="ce1">
            <text:p>93190</text:p>
          </table:table-cell>
          <table:table-cell office:value-type="string" table:style-name="ce1">
            <text:p>Other sports activities</text:p>
          </table:table-cell>
          <table:table-cell table:number-columns-repeated="16382"/>
        </table:table-row>
        <table:table-row table:style-name="ro1">
          <table:table-cell office:value-type="string" table:style-name="ce1">
            <text:p>93191</text:p>
          </table:table-cell>
          <table:table-cell office:value-type="string" table:style-name="ce1">
            <text:p>Activities of racehorse owners</text:p>
          </table:table-cell>
          <table:table-cell table:number-columns-repeated="16382"/>
        </table:table-row>
        <table:table-row table:style-name="ro1">
          <table:table-cell office:value-type="string" table:style-name="ce1">
            <text:p>93199</text:p>
          </table:table-cell>
          <table:table-cell office:value-type="string" table:style-name="ce1">
            <text:p>Other sports activities (not including activities of racehorse owners) not elsewhere classified</text:p>
          </table:table-cell>
          <table:table-cell table:number-columns-repeated="16382"/>
        </table:table-row>
        <table:table-row table:style-name="ro1">
          <table:table-cell office:value-type="string" table:style-name="ce1">
            <text:p>93200</text:p>
          </table:table-cell>
          <table:table-cell office:value-type="string" table:style-name="ce1">
            <text:p>Amusement and recreation activities</text:p>
          </table:table-cell>
          <table:table-cell table:number-columns-repeated="16382"/>
        </table:table-row>
        <table:table-row table:style-name="ro1">
          <table:table-cell office:value-type="string" table:style-name="ce1">
            <text:p>93210</text:p>
          </table:table-cell>
          <table:table-cell office:value-type="string" table:style-name="ce1">
            <text:p>Activities of amusement parks and theme parks</text:p>
          </table:table-cell>
          <table:table-cell table:number-columns-repeated="16382"/>
        </table:table-row>
        <table:table-row table:style-name="ro1">
          <table:table-cell office:value-type="string" table:style-name="ce1">
            <text:p>93290</text:p>
          </table:table-cell>
          <table:table-cell office:value-type="string" table:style-name="ce1">
            <text:p>Other amusement and recreation activities</text:p>
          </table:table-cell>
          <table:table-cell table:number-columns-repeated="16382"/>
        </table:table-row>
        <table:table-row table:style-name="ro1">
          <table:table-cell office:value-type="string" table:style-name="ce1">
            <text:p>94000</text:p>
          </table:table-cell>
          <table:table-cell office:value-type="string" table:style-name="ce1">
            <text:p>Activities of membership organisations</text:p>
          </table:table-cell>
          <table:table-cell table:number-columns-repeated="16382"/>
        </table:table-row>
        <table:table-row table:style-name="ro1">
          <table:table-cell office:value-type="string" table:style-name="ce1">
            <text:p>94100</text:p>
          </table:table-cell>
          <table:table-cell office:value-type="string" table:style-name="ce1">
            <text:p>Activities of business, employers and professional membership organisations</text:p>
          </table:table-cell>
          <table:table-cell table:number-columns-repeated="16382"/>
        </table:table-row>
        <table:table-row table:style-name="ro1">
          <table:table-cell office:value-type="string" table:style-name="ce1">
            <text:p>94110</text:p>
          </table:table-cell>
          <table:table-cell office:value-type="string" table:style-name="ce1">
            <text:p>Activities of business and employers membership organisations</text:p>
          </table:table-cell>
          <table:table-cell table:number-columns-repeated="16382"/>
        </table:table-row>
        <table:table-row table:style-name="ro1">
          <table:table-cell office:value-type="string" table:style-name="ce1">
            <text:p>94120</text:p>
          </table:table-cell>
          <table:table-cell office:value-type="string" table:style-name="ce1">
            <text:p>Activities of professional membership organisations</text:p>
          </table:table-cell>
          <table:table-cell table:number-columns-repeated="16382"/>
        </table:table-row>
        <table:table-row table:style-name="ro1">
          <table:table-cell office:value-type="string" table:style-name="ce1">
            <text:p>94200</text:p>
          </table:table-cell>
          <table:table-cell office:value-type="string" table:style-name="ce1">
            <text:p>Activities of trade unions</text:p>
          </table:table-cell>
          <table:table-cell table:number-columns-repeated="16382"/>
        </table:table-row>
        <table:table-row table:style-name="ro1">
          <table:table-cell office:value-type="string" table:style-name="ce1">
            <text:p>94900</text:p>
          </table:table-cell>
          <table:table-cell office:value-type="string" table:style-name="ce1">
            <text:p>Activities of other membership organisations</text:p>
          </table:table-cell>
          <table:table-cell table:number-columns-repeated="16382"/>
        </table:table-row>
        <table:table-row table:style-name="ro1">
          <table:table-cell office:value-type="string" table:style-name="ce1">
            <text:p>94910</text:p>
          </table:table-cell>
          <table:table-cell office:value-type="string" table:style-name="ce1">
            <text:p>Activities of religious organisations</text:p>
          </table:table-cell>
          <table:table-cell table:number-columns-repeated="16382"/>
        </table:table-row>
        <table:table-row table:style-name="ro1">
          <table:table-cell office:value-type="string" table:style-name="ce1">
            <text:p>94920</text:p>
          </table:table-cell>
          <table:table-cell office:value-type="string" table:style-name="ce1">
            <text:p>Activities of political organisations</text:p>
          </table:table-cell>
          <table:table-cell table:number-columns-repeated="16382"/>
        </table:table-row>
        <table:table-row table:style-name="ro1">
          <table:table-cell office:value-type="string" table:style-name="ce1">
            <text:p>94990</text:p>
          </table:table-cell>
          <table:table-cell office:value-type="string" table:style-name="ce1">
            <text:p>Activities of other membership organisations not elsewhere classified</text:p>
          </table:table-cell>
          <table:table-cell table:number-columns-repeated="16382"/>
        </table:table-row>
        <table:table-row table:style-name="ro1">
          <table:table-cell office:value-type="string" table:style-name="ce1">
            <text:p>95000</text:p>
          </table:table-cell>
          <table:table-cell office:value-type="string" table:style-name="ce1">
            <text:p>Repair of computers and personal and household goods</text:p>
          </table:table-cell>
          <table:table-cell table:number-columns-repeated="16382"/>
        </table:table-row>
        <table:table-row table:style-name="ro1">
          <table:table-cell office:value-type="string" table:style-name="ce1">
            <text:p>95100</text:p>
          </table:table-cell>
          <table:table-cell office:value-type="string" table:style-name="ce1">
            <text:p>Repair of computers and communication equipment</text:p>
          </table:table-cell>
          <table:table-cell table:number-columns-repeated="16382"/>
        </table:table-row>
        <table:table-row table:style-name="ro1">
          <table:table-cell office:value-type="string" table:style-name="ce1">
            <text:p>95110</text:p>
          </table:table-cell>
          <table:table-cell office:value-type="string" table:style-name="ce1">
            <text:p>Repair of computers and peripheral equipment</text:p>
          </table:table-cell>
          <table:table-cell table:number-columns-repeated="16382"/>
        </table:table-row>
        <table:table-row table:style-name="ro1">
          <table:table-cell office:value-type="string" table:style-name="ce1">
            <text:p>95120</text:p>
          </table:table-cell>
          <table:table-cell office:value-type="string" table:style-name="ce1">
            <text:p>Repair of communication equipment</text:p>
          </table:table-cell>
          <table:table-cell table:number-columns-repeated="16382"/>
        </table:table-row>
        <table:table-row table:style-name="ro1">
          <table:table-cell office:value-type="string" table:style-name="ce1">
            <text:p>95200</text:p>
          </table:table-cell>
          <table:table-cell office:value-type="string" table:style-name="ce1">
            <text:p>Repair of personal and household goods</text:p>
          </table:table-cell>
          <table:table-cell table:number-columns-repeated="16382"/>
        </table:table-row>
        <table:table-row table:style-name="ro1">
          <table:table-cell office:value-type="string" table:style-name="ce1">
            <text:p>95210</text:p>
          </table:table-cell>
          <table:table-cell office:value-type="string" table:style-name="ce1">
            <text:p>Repair of consumer electronics</text:p>
          </table:table-cell>
          <table:table-cell table:number-columns-repeated="16382"/>
        </table:table-row>
        <table:table-row table:style-name="ro1">
          <table:table-cell office:value-type="string" table:style-name="ce1">
            <text:p>95220</text:p>
          </table:table-cell>
          <table:table-cell office:value-type="string" table:style-name="ce1">
            <text:p>Repair of household appliances and home and garden equipment</text:p>
          </table:table-cell>
          <table:table-cell table:number-columns-repeated="16382"/>
        </table:table-row>
        <table:table-row table:style-name="ro1">
          <table:table-cell office:value-type="string" table:style-name="ce1">
            <text:p>95230</text:p>
          </table:table-cell>
          <table:table-cell office:value-type="string" table:style-name="ce1">
            <text:p>Repair of footwear and leather goods</text:p>
          </table:table-cell>
          <table:table-cell table:number-columns-repeated="16382"/>
        </table:table-row>
        <table:table-row table:style-name="ro1">
          <table:table-cell office:value-type="string" table:style-name="ce1">
            <text:p>95240</text:p>
          </table:table-cell>
          <table:table-cell office:value-type="string" table:style-name="ce1">
            <text:p>Repair of furniture and home furnishings</text:p>
          </table:table-cell>
          <table:table-cell table:number-columns-repeated="16382"/>
        </table:table-row>
        <table:table-row table:style-name="ro1">
          <table:table-cell office:value-type="string" table:style-name="ce1">
            <text:p>95250</text:p>
          </table:table-cell>
          <table:table-cell office:value-type="string" table:style-name="ce1">
            <text:p>Repair of watches, clocks and jewellery</text:p>
          </table:table-cell>
          <table:table-cell table:number-columns-repeated="16382"/>
        </table:table-row>
        <table:table-row table:style-name="ro1">
          <table:table-cell office:value-type="string" table:style-name="ce1">
            <text:p>95290</text:p>
          </table:table-cell>
          <table:table-cell office:value-type="string" table:style-name="ce1">
            <text:p>Repair of other personal and household goods</text:p>
          </table:table-cell>
          <table:table-cell table:number-columns-repeated="16382"/>
        </table:table-row>
        <table:table-row table:style-name="ro1">
          <table:table-cell office:value-type="string" table:style-name="ce1">
            <text:p>96000</text:p>
          </table:table-cell>
          <table:table-cell office:value-type="string" table:style-name="ce1">
            <text:p>Other personal service activities</text:p>
          </table:table-cell>
          <table:table-cell table:number-columns-repeated="16382"/>
        </table:table-row>
        <table:table-row table:style-name="ro1">
          <table:table-cell office:value-type="string" table:style-name="ce1">
            <text:p>96010</text:p>
          </table:table-cell>
          <table:table-cell office:value-type="string" table:style-name="ce1">
            <text:p>Washing and (dry-)cleaning of textile and fur products</text:p>
          </table:table-cell>
          <table:table-cell table:number-columns-repeated="16382"/>
        </table:table-row>
        <table:table-row table:style-name="ro1">
          <table:table-cell office:value-type="string" table:style-name="ce1">
            <text:p>96020</text:p>
          </table:table-cell>
          <table:table-cell office:value-type="string" table:style-name="ce1">
            <text:p>Hairdressing and other beauty treatment</text:p>
          </table:table-cell>
          <table:table-cell table:number-columns-repeated="16382"/>
        </table:table-row>
        <table:table-row table:style-name="ro1">
          <table:table-cell office:value-type="string" table:style-name="ce1">
            <text:p>96030</text:p>
          </table:table-cell>
          <table:table-cell office:value-type="string" table:style-name="ce1">
            <text:p>Funeral and related activities</text:p>
          </table:table-cell>
          <table:table-cell table:number-columns-repeated="16382"/>
        </table:table-row>
        <table:table-row table:style-name="ro1">
          <table:table-cell office:value-type="string" table:style-name="ce1">
            <text:p>96040</text:p>
          </table:table-cell>
          <table:table-cell office:value-type="string" table:style-name="ce1">
            <text:p>Physical well-being activities</text:p>
          </table:table-cell>
          <table:table-cell table:number-columns-repeated="16382"/>
        </table:table-row>
        <table:table-row table:style-name="ro1">
          <table:table-cell office:value-type="string" table:style-name="ce1">
            <text:p>96090</text:p>
          </table:table-cell>
          <table:table-cell office:value-type="string" table:style-name="ce1">
            <text:p>Other personal service activities not elsewhere classified</text:p>
          </table:table-cell>
          <table:table-cell table:number-columns-repeated="16382"/>
        </table:table-row>
        <table:table-row table:style-name="ro1">
          <table:table-cell office:value-type="string" table:style-name="ce1">
            <text:p>97000</text:p>
          </table:table-cell>
          <table:table-cell office:value-type="string" table:style-name="ce1">
            <text:p>Activities of households as employers of domestic personnel</text:p>
          </table:table-cell>
          <table:table-cell table:number-columns-repeated="16382"/>
        </table:table-row>
        <table:table-row table:style-name="ro1">
          <table:table-cell office:value-type="string" table:style-name="ce1">
            <text:p>98000</text:p>
          </table:table-cell>
          <table:table-cell office:value-type="string" table:style-name="ce1">
            <text:p>Undifferentiated goods- and services-producing activities of private households for own use</text:p>
          </table:table-cell>
          <table:table-cell table:number-columns-repeated="16382"/>
        </table:table-row>
        <table:table-row table:style-name="ro1">
          <table:table-cell office:value-type="string" table:style-name="ce1">
            <text:p>98100</text:p>
          </table:table-cell>
          <table:table-cell office:value-type="string" table:style-name="ce1">
            <text:p>Undifferentiated goods-producing activities of private households for own use</text:p>
          </table:table-cell>
          <table:table-cell table:number-columns-repeated="16382"/>
        </table:table-row>
        <table:table-row table:style-name="ro1">
          <table:table-cell office:value-type="string" table:style-name="ce1">
            <text:p>98200</text:p>
          </table:table-cell>
          <table:table-cell office:value-type="string" table:style-name="ce1">
            <text:p>Undifferentiated service-producing activities of private households for own use</text:p>
          </table:table-cell>
          <table:table-cell table:number-columns-repeated="16382"/>
        </table:table-row>
        <table:table-row table:style-name="ro1">
          <table:table-cell office:value-type="string" table:style-name="ce1">
            <text:p>99000</text:p>
          </table:table-cell>
          <table:table-cell office:value-type="string" table:style-name="ce1">
            <text:p>Activities of extraterritorial organisations and bodies</text:p>
          </table:table-cell>
          <table:table-cell table:number-columns-repeated="16382"/>
        </table:table-row>
        <table:table-row table:number-rows-repeated="1047560" table:style-name="ro1">
          <table:table-cell table:number-columns-repeated="16384"/>
        </table:table-row>
      </table:table>
    </office:spreadsheet>
  </office:body>
</office:document-content>
</file>

<file path=styles.xml><?xml version="1.0" encoding="utf-8"?>
<office:document-styles xmlns:table="urn:oasis:names:tc:opendocument:xmlns:table:1.0" xmlns:office="urn:oasis:names:tc:opendocument:xmlns:office:1.0" xmlns:text="urn:oasis:names:tc:opendocument:xmlns:text:1.0" xmlns:style="urn:oasis:names:tc:opendocument:xmlns:style:1.0" xmlns:draw="urn:oasis:names:tc:opendocument:xmlns:drawing:1.0" xmlns:fo="urn:oasis:names:tc:opendocument:xmlns:xsl-fo-compatible:1.0" xmlns:xlink="http://www.w3.org/1999/xlink" xmlns:dc="http://purl.org/dc/elements/1.1/" xmlns:number="urn:oasis:names:tc:opendocument:xmlns:datastyle:1.0" xmlns:svg="urn:oasis:names:tc:opendocument:xmlns:svg-compatible:1.0" xmlns:of="urn:oasis:names:tc:opendocument:xmlns:of:1.2" office:version="1.2">
  <office:font-face-decls>
    <style:font-face style:name="Calibri" svg:font-family="Calibri"/>
    <style:font-face style:name="Helvetica" svg:font-family="Helvetica"/>
    <style:font-face style:name="Consolas" svg:font-family="Consolas"/>
    <style:font-face style:name="Inherit" svg:font-family="Inherit"/>
  </office:font-face-decls>
  <office:styles>
    <number:number-style style:name="N0">
      <number:number number:min-integer-digits="1"/>
    </number:number-style>
    <number:text-style style:name="N30">
      <number:text-content/>
    </number:text-style>
    <style:style style:name="Default" style:family="table-cell" style:data-style-name="N0">
      <style:table-cell-properties style:vertical-align="automatic" fo:background-color="transparent"/>
      <style:text-properties fo:color="#000000" style:font-name="Calibri" style:font-name-asian="Calibri" style:font-name-complex="Calibri" fo:font-size="12pt" style:font-size-asian="12pt" style:font-size-complex="12pt"/>
    </style:style>
  </office:styles>
  <office:automatic-styles>
    <style:page-layout style:name="pm1">
      <style:page-layout-properties fo:margin-top="0.3in" fo:margin-bottom="0.3in" fo:margin-left="0.7in" fo:margin-right="0.7in"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style:page-layout style:name="pm2">
      <style:page-layout-properties fo:margin-top="0.3in" fo:margin-bottom="0.3in" fo:margin-left="0.7in" fo:margin-right="0.7in" style:print-orientation="portrait" style:print-page-order="ttb" style:first-page-number="continue" style:scale-to="100%" style:table-centering="none" style:print="objects charts drawings"/>
      <style:header-style>
        <style:header-footer-properties fo:min-height="0.45in" fo:margin-left="0.7in" fo:margin-right="0.7in" fo:margin-bottom="0in"/>
      </style:header-style>
      <style:footer-style>
        <style:header-footer-properties fo:min-height="0.45in" fo:margin-left="0.7in" fo:margin-right="0.7in" fo:margin-top="0in"/>
      </style:footer-style>
    </style:page-layout>
  </office:automatic-styles>
  <office:master-styles>
    <style:master-page style:name="mp1" style:page-layout-name="pm1">
      <style:header/>
      <style:header-left style:display="false"/>
      <style:footer/>
      <style:footer-left style:display="false"/>
    </style:master-page>
    <style:master-page style:name="mp2" style:page-layout-name="pm2">
      <style:header/>
      <style:header-left style:display="false"/>
      <style:footer/>
      <style:footer-left style:display="fals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2">
  <office:meta>
    <meta:generator>MicrosoftOffice/16.0 MicrosoftExcel/CalculationVersion-10210</meta:generator>
    <meta:initial-creator>Chris Hill</meta:initial-creator>
    <dc:creator>Chris Hill</dc:creator>
    <meta:creation-date>2018-02-20T15:11:08Z</meta:creation-date>
    <dc:date>2018-02-26T10:41:58Z</dc:date>
  </office:meta>
</office:document-meta>
</file>